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23/" manifest:media-type="application/vnd.oasis.opendocument.chart"/>
  <manifest:file-entry manifest:full-path="Object 24/" manifest:media-type="application/vnd.oasis.opendocument.chart"/>
  <manifest:file-entry manifest:full-path="Object 25/" manifest:media-type="application/vnd.oasis.opendocument.chart"/>
  <manifest:file-entry manifest:full-path="Object 26/" manifest:media-type="application/vnd.oasis.opendocument.chart"/>
  <manifest:file-entry manifest:full-path="Object 27/" manifest:media-type="application/vnd.oasis.opendocument.chart"/>
  <manifest:file-entry manifest:full-path="Object 28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4"/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1.74625cm" style:use-optimal-column-width="true"/>
    </style:style>
    <style:style style:name="co3" style:family="table-column">
      <style:table-column-properties fo:break-before="auto" style:column-width="4.60375cm" style:use-optimal-column-width="true"/>
    </style:style>
    <style:style style:name="co4" style:family="table-column">
      <style:table-column-properties fo:break-before="auto" style:column-width="4.206875cm" style:use-optimal-column-width="true"/>
    </style:style>
    <style:style style:name="co5" style:family="table-column">
      <style:table-column-properties fo:break-before="auto" style:column-width="2.48708333333333cm" style:use-optimal-column-width="true"/>
    </style:style>
    <style:style style:name="co6" style:family="table-column">
      <style:table-column-properties fo:break-before="auto" style:column-width="3.46604166666667cm" style:use-optimal-column-width="true"/>
    </style:style>
    <style:style style:name="co7" style:family="table-column">
      <style:table-column-properties fo:break-before="auto" style:column-width="4.73604166666667cm" style:use-optimal-column-width="true"/>
    </style:style>
    <style:style style:name="co8" style:family="table-column">
      <style:table-column-properties fo:break-before="auto" style:column-width="4.365625cm" style:use-optimal-column-width="true"/>
    </style:style>
    <style:style style:name="co9" style:family="table-column">
      <style:table-column-properties fo:break-before="auto" style:column-width="3.75708333333333cm" style:use-optimal-column-width="true"/>
    </style:style>
    <style:style style:name="co10" style:family="table-column">
      <style:table-column-properties fo:break-before="auto" style:column-width="4.33916666666667cm"/>
    </style:style>
    <style:style style:name="co11" style:family="table-column">
      <style:table-column-properties fo:break-before="auto" style:column-width="0.740833333333333cm" style:use-optimal-column-width="true"/>
    </style:style>
    <style:style style:name="co12" style:family="table-column">
      <style:table-column-properties fo:break-before="auto" style:column-width="4.25979166666667cm" style:use-optimal-column-width="true"/>
    </style:style>
    <style:style style:name="co13" style:family="table-column">
      <style:table-column-properties fo:break-before="auto" style:column-width="4.445cm" style:use-optimal-column-width="true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4.841875cm"/>
    </style:style>
    <style:style style:name="co16" style:family="table-column">
      <style:table-column-properties fo:break-before="auto" style:column-width="1.37583333333333cm"/>
    </style:style>
    <style:style style:name="co17" style:family="table-column">
      <style:table-column-properties fo:break-before="auto" style:column-width="0.9525cm"/>
    </style:style>
    <style:style style:name="co18" style:family="table-column">
      <style:table-column-properties fo:break-before="auto" style:column-width="4.65666666666667cm" style:use-optimal-column-width="true"/>
    </style:style>
    <style:style style:name="co19" style:family="table-column">
      <style:table-column-properties fo:break-before="auto" style:column-width="4.841875cm" style:use-optimal-column-width="true"/>
    </style:style>
    <style:style style:name="co20" style:family="table-column">
      <style:table-column-properties fo:break-before="auto" style:column-width="1.45520833333333cm"/>
    </style:style>
    <style:style style:name="co21" style:family="table-column">
      <style:table-column-properties fo:break-before="auto" style:column-width="6.111875cm" style:use-optimal-column-width="true"/>
    </style:style>
    <style:style style:name="co22" style:family="table-column">
      <style:table-column-properties fo:break-before="auto" style:column-width="6.08541666666667cm" style:use-optimal-column-width="true"/>
    </style:style>
    <style:style style:name="co23" style:family="table-column">
      <style:table-column-properties fo:break-before="auto" style:column-width="5.58270833333333cm" style:use-optimal-column-width="true"/>
    </style:style>
    <style:style style:name="co24" style:family="table-column">
      <style:table-column-properties fo:break-before="auto" style:column-width="6.746875cm"/>
    </style:style>
    <style:style style:name="co25" style:family="table-column">
      <style:table-column-properties fo:break-before="auto" style:column-width="5.50333333333333cm"/>
    </style:style>
    <style:style style:name="co26" style:family="table-column">
      <style:table-column-properties fo:break-before="auto" style:column-width="5.476875cm" style:use-optimal-column-width="true"/>
    </style:style>
    <style:style style:name="co27" style:family="table-column">
      <style:table-column-properties fo:break-before="auto" style:column-width="2.83104166666667cm"/>
    </style:style>
    <style:style style:name="co28" style:family="table-column">
      <style:table-column-properties fo:break-before="auto" style:column-width="5.02708333333333cm" style:use-optimal-column-width="true"/>
    </style:style>
    <style:style style:name="co29" style:family="table-column">
      <style:table-column-properties fo:break-before="auto" style:column-width="5.000625cm" style:use-optimal-column-width="true"/>
    </style:style>
    <style:style style:name="co30" style:family="table-column">
      <style:table-column-properties fo:break-before="auto" style:column-width="4.86833333333333cm" style:use-optimal-column-width="true"/>
    </style:style>
    <style:style style:name="co31" style:family="table-column">
      <style:table-column-properties fo:break-before="auto" style:column-width="4.81541666666667cm"/>
    </style:style>
    <style:style style:name="co32" style:family="table-column">
      <style:table-column-properties fo:break-before="auto" style:column-width="7.43479166666667cm"/>
    </style:style>
    <style:style style:name="co33" style:family="table-column">
      <style:table-column-properties fo:break-before="auto" style:column-width="6.13833333333333cm" style:use-optimal-column-width="true"/>
    </style:style>
    <style:style style:name="co34" style:family="table-column">
      <style:table-column-properties fo:break-before="auto" style:column-width="6.00604166666667cm"/>
    </style:style>
    <style:style style:name="co35" style:family="table-column">
      <style:table-column-properties fo:break-before="auto" style:column-width="3.730625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16337" table:default-cell-style-name="ce1"/>
        <table:table-row table:style-name="ro1">
          <table:table-cell office:value-type="string" table:style-name="ce1">
            <text:p>Simu 1</text:p>
          </table:table-cell>
          <table:table-cell table:number-columns-repeated="11" table:style-name="ce1"/>
          <table:table-cell office:value-type="string" table:style-name="ce1">
            <text:p>Simu 2</text:p>
          </table:table-cell>
          <table:table-cell table:number-columns-repeated="11" table:style-name="ce1"/>
          <table:table-cell office:value-type="string" table:style-name="ce1">
            <text:p>Simu 3</text:p>
          </table:table-cell>
          <table:table-cell table:number-columns-repeated="11" table:style-name="ce1"/>
          <table:table-cell office:value-type="string" table:style-name="ce1">
            <text:p>Simu 4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2">
            <text:p>Timestamp : 27|12_22:43</text:p>
          </table:table-cell>
          <table:table-cell table:number-columns-repeated="11" table:style-name="ce1"/>
          <table:table-cell office:value-type="string" table:style-name="ce1">
            <text:p>Timestamp : 27|12_22:44</text:p>
          </table:table-cell>
          <table:table-cell table:number-columns-repeated="11" table:style-name="ce1"/>
          <table:table-cell office:value-type="string" table:style-name="ce1">
            <text:p>Timestamp : 27|12_22:45</text:p>
          </table:table-cell>
          <table:table-cell table:number-columns-repeated="11" table:style-name="ce1"/>
          <table:table-cell office:value-type="string" table:style-name="ce1">
            <text:p>Timestamp : 27|12_22:46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Mois</text:p>
          </table:table-cell>
          <table:table-cell office:value-type="string" table:style-name="ce1">
            <text:p>Lapins vivants</text:p>
          </table:table-cell>
          <table:table-cell office:value-type="string" table:style-name="ce1">
            <text:p>Nombre de lapin juvéniles morts au total</text:p>
          </table:table-cell>
          <table:table-cell office:value-type="string" table:style-name="ce1">
            <text:p>Nombre de lapin enfant mort au total</text:p>
          </table:table-cell>
          <table:table-cell office:value-type="string" table:style-name="ce1">
            <text:p>Nombre de lapin adulte mort au total</text:p>
          </table:table-cell>
          <table:table-cell office:value-type="string" table:style-name="ce1">
            <text:p>Total de lapins morts</text:p>
          </table:table-cell>
          <table:table-cell office:value-type="string" table:style-name="ce1">
            <text:p>Nombre de naissance par mois</text:p>
          </table:table-cell>
          <table:table-cell office:value-type="string" table:style-name="ce1">
            <text:p>Nombre de lapin juvéniles morts par mois</text:p>
          </table:table-cell>
          <table:table-cell office:value-type="string" table:style-name="ce1">
            <text:p>Nombre de lapin enfant mort par mois</text:p>
          </table:table-cell>
          <table:table-cell office:value-type="string" table:style-name="ce1">
            <text:p>Nombre de lapin adulte mort par mois</text:p>
          </table:table-cell>
          <table:table-cell office:value-type="string" table:style-name="ce1">
            <text:p>Nombre de lapin mort en 1 mois</text:p>
          </table:table-cell>
          <table:table-cell table:style-name="ce1"/>
          <table:table-cell office:value-type="string" table:style-name="ce1">
            <text:p>Mois</text:p>
          </table:table-cell>
          <table:table-cell office:value-type="string" table:style-name="ce1">
            <text:p>Lapins vivants</text:p>
          </table:table-cell>
          <table:table-cell office:value-type="string" table:style-name="ce1">
            <text:p>Nombre de lapin juvéniles morts au total</text:p>
          </table:table-cell>
          <table:table-cell office:value-type="string" table:style-name="ce1">
            <text:p>Nombre de lapin enfant mort au total</text:p>
          </table:table-cell>
          <table:table-cell office:value-type="string" table:style-name="ce1">
            <text:p>Nombre de lapin adulte mort au total</text:p>
          </table:table-cell>
          <table:table-cell office:value-type="string" table:style-name="ce1">
            <text:p>Total de lapins morts</text:p>
          </table:table-cell>
          <table:table-cell office:value-type="string" table:style-name="ce1">
            <text:p>Nombre de naissance par mois</text:p>
          </table:table-cell>
          <table:table-cell office:value-type="string" table:style-name="ce1">
            <text:p>Nombre de lapin juvéniles morts par mois</text:p>
          </table:table-cell>
          <table:table-cell office:value-type="string" table:style-name="ce1">
            <text:p>Nombre de lapin enfant mort par mois</text:p>
          </table:table-cell>
          <table:table-cell office:value-type="string" table:style-name="ce1">
            <text:p>Nombre de lapin adulte mort par mois</text:p>
          </table:table-cell>
          <table:table-cell office:value-type="string" table:style-name="ce1">
            <text:p>Nombre de lapin mort en 1 mois</text:p>
          </table:table-cell>
          <table:table-cell table:style-name="ce1"/>
          <table:table-cell office:value-type="string" table:style-name="ce1">
            <text:p>Mois</text:p>
          </table:table-cell>
          <table:table-cell office:value-type="string" table:style-name="ce1">
            <text:p>Lapins vivants</text:p>
          </table:table-cell>
          <table:table-cell office:value-type="string" table:style-name="ce1">
            <text:p>Nombre de lapin juvéniles morts au total</text:p>
          </table:table-cell>
          <table:table-cell office:value-type="string" table:style-name="ce1">
            <text:p>Nombre de lapin enfant mort au total</text:p>
          </table:table-cell>
          <table:table-cell office:value-type="string" table:style-name="ce1">
            <text:p>Nombre de lapin adulte mort au total</text:p>
          </table:table-cell>
          <table:table-cell office:value-type="string" table:style-name="ce1">
            <text:p>Total de lapins morts</text:p>
          </table:table-cell>
          <table:table-cell office:value-type="string" table:style-name="ce1">
            <text:p>Nombre de naissance par mois</text:p>
          </table:table-cell>
          <table:table-cell office:value-type="string" table:style-name="ce1">
            <text:p>Nombre de lapin juvéniles morts par mois</text:p>
          </table:table-cell>
          <table:table-cell office:value-type="string" table:style-name="ce1">
            <text:p>Nombre de lapin enfant mort par mois</text:p>
          </table:table-cell>
          <table:table-cell office:value-type="string" table:style-name="ce1">
            <text:p>Nombre de lapin adulte mort par mois</text:p>
          </table:table-cell>
          <table:table-cell office:value-type="string" table:style-name="ce1">
            <text:p>Nombre de lapin mort en 1 mois</text:p>
          </table:table-cell>
          <table:table-cell table:style-name="ce1"/>
          <table:table-cell office:value-type="string" table:style-name="ce1">
            <text:p>Mois</text:p>
          </table:table-cell>
          <table:table-cell office:value-type="string" table:style-name="ce1">
            <text:p>Lapins vivants</text:p>
          </table:table-cell>
          <table:table-cell office:value-type="string" table:style-name="ce1">
            <text:p>Nombre de lapin juvéniles morts au total</text:p>
          </table:table-cell>
          <table:table-cell office:value-type="string" table:style-name="ce1">
            <text:p>Nombre de lapin enfant mort au total</text:p>
          </table:table-cell>
          <table:table-cell office:value-type="string" table:style-name="ce1">
            <text:p>Nombre de lapin adulte mort au total</text:p>
          </table:table-cell>
          <table:table-cell office:value-type="string" table:style-name="ce1">
            <text:p>Total de lapins morts</text:p>
          </table:table-cell>
          <table:table-cell office:value-type="string" table:style-name="ce1">
            <text:p>Nombre de naissance par mois</text:p>
          </table:table-cell>
          <table:table-cell office:value-type="string" table:style-name="ce1">
            <text:p>Nombre de lapin juvéniles morts par mois</text:p>
          </table:table-cell>
          <table:table-cell office:value-type="string" table:style-name="ce1">
            <text:p>Nombre de lapin enfant mort par mois</text:p>
          </table:table-cell>
          <table:table-cell office:value-type="string" table:style-name="ce1">
            <text:p>Nombre de lapin adulte mort par mois</text:p>
          </table:table-cell>
          <table:table-cell office:value-type="string" table:style-name="ce1">
            <text:p>Nombre de lapin mort en 1 mois</text:p>
          </table:table-cell>
          <table:table-cell table:number-columns-repeated="1633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3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3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3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3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3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3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3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1" table:style-name="ce1">
            <text:p>51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3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3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59" table:style-name="ce1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3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6" table:style-name="ce1">
            <text:p>86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62" table:style-name="ce1">
            <text:p>6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3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73" table:style-name="ce1">
            <text:p>73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74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86" table:style-name="ce1">
            <text:p>86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1633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9" table:style-name="ce1">
            <text:p>99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79" table:style-name="ce1">
            <text:p>79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89" table:style-name="ce1">
            <text:p>8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77" table:style-name="ce1">
            <text:p>77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3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106" table:style-name="ce1">
            <text:p>10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11" table:style-name="ce1">
            <text:p>111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87" table:style-name="ce1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02" table:style-name="ce1">
            <text:p>10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07" table:style-name="ce1">
            <text:p>107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90" table:style-name="ce1">
            <text:p>9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04" table:style-name="ce1">
            <text:p>104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3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118" table:style-name="ce1">
            <text:p>11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4" table:style-name="ce1">
            <text:p>124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92" table:style-name="ce1">
            <text:p>9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118" table:style-name="ce1">
            <text:p>1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3" table:style-name="ce1">
            <text:p>123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103" table:style-name="ce1">
            <text:p>103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17" table:style-name="ce1">
            <text:p>117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3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125" table:style-name="ce1">
            <text:p>12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31" table:style-name="ce1">
            <text:p>131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07" table:style-name="ce1">
            <text:p>107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126" table:style-name="ce1">
            <text:p>12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31" table:style-name="ce1">
            <text:p>131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113" table:style-name="ce1">
            <text:p>113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27" table:style-name="ce1">
            <text:p>127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3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141" table:style-name="ce1">
            <text:p>14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49" table:style-name="ce1">
            <text:p>149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111" table:style-name="ce1">
            <text:p>11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18" table:style-name="ce1">
            <text:p>118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144" table:style-name="ce1">
            <text:p>14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49" table:style-name="ce1">
            <text:p>149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121" table:style-name="ce1">
            <text:p>12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35" table:style-name="ce1">
            <text:p>135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3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149" table:style-name="ce1">
            <text:p>149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58" table:style-name="ce1">
            <text:p>15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127" table:style-name="ce1">
            <text:p>12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34" table:style-name="ce1">
            <text:p>134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159" table:style-name="ce1">
            <text:p>15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64" table:style-name="ce1">
            <text:p>164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140" table:style-name="ce1">
            <text:p>14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6" table:style-name="ce1">
            <text:p>156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table:number-columns-repeated="1633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168" table:style-name="ce1">
            <text:p>16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78" table:style-name="ce1">
            <text:p>178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151" table:style-name="ce1">
            <text:p>15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59" table:style-name="ce1">
            <text:p>159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office:value-type="float" office:value="174" table:style-name="ce1">
            <text:p>17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79" table:style-name="ce1">
            <text:p>179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152" table:style-name="ce1">
            <text:p>15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8" table:style-name="ce1">
            <text:p>16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3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office:value-type="float" office:value="178" table:style-name="ce1">
            <text:p>17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90" table:style-name="ce1">
            <text:p>190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164" table:style-name="ce1">
            <text:p>16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72" table:style-name="ce1">
            <text:p>172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office:value-type="float" office:value="190" table:style-name="ce1">
            <text:p>19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97" table:style-name="ce1">
            <text:p>197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167" table:style-name="ce1">
            <text:p>16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84" table:style-name="ce1">
            <text:p>184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3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206" table:style-name="ce1">
            <text:p>20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18" table:style-name="ce1">
            <text:p>218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float" office:value="190" table:style-name="ce1">
            <text:p>19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201" table:style-name="ce1">
            <text:p>201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office:value-type="float" office:value="206" table:style-name="ce1">
            <text:p>20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13" table:style-name="ce1">
            <text:p>213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float" office:value="191" table:style-name="ce1">
            <text:p>191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11" table:style-name="ce1">
            <text:p>211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table:number-columns-repeated="1633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5" table:style-name="ce1">
            <text:p>55</text:p>
          </table:table-cell>
          <table:table-cell office:value-type="float" office:value="231" table:style-name="ce1">
            <text:p>23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43" table:style-name="ce1">
            <text:p>243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203" table:style-name="ce1">
            <text:p>20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216" table:style-name="ce1">
            <text:p>216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53" table:style-name="ce1">
            <text:p>53</text:p>
          </table:table-cell>
          <table:table-cell office:value-type="float" office:value="235" table:style-name="ce1">
            <text:p>23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51" table:style-name="ce1">
            <text:p>51</text:p>
          </table:table-cell>
          <table:table-cell office:value-type="float" office:value="208" table:style-name="ce1">
            <text:p>208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230" table:style-name="ce1">
            <text:p>230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3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3" table:style-name="ce1">
            <text:p>63</text:p>
          </table:table-cell>
          <table:table-cell office:value-type="float" office:value="255" table:style-name="ce1">
            <text:p>255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270" table:style-name="ce1">
            <text:p>270</text:p>
          </table:table-cell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office:value-type="float" office:value="232" table:style-name="ce1">
            <text:p>23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247" table:style-name="ce1">
            <text:p>247</text:p>
          </table:table-cell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55" table:style-name="ce1">
            <text:p>55</text:p>
          </table:table-cell>
          <table:table-cell office:value-type="float" office:value="245" table:style-name="ce1">
            <text:p>24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258" table:style-name="ce1">
            <text:p>258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55" table:style-name="ce1">
            <text:p>55</text:p>
          </table:table-cell>
          <table:table-cell office:value-type="float" office:value="235" table:style-name="ce1">
            <text:p>23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59" table:style-name="ce1">
            <text:p>259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3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0" table:style-name="ce1">
            <text:p>70</text:p>
          </table:table-cell>
          <table:table-cell office:value-type="float" office:value="276" table:style-name="ce1">
            <text:p>276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292" table:style-name="ce1">
            <text:p>292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office:value-type="float" office:value="250" table:style-name="ce1">
            <text:p>25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266" table:style-name="ce1">
            <text:p>266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60" table:style-name="ce1">
            <text:p>60</text:p>
          </table:table-cell>
          <table:table-cell office:value-type="float" office:value="284" table:style-name="ce1">
            <text:p>284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00" table:style-name="ce1">
            <text:p>300</text:p>
          </table:table-cell>
          <table:table-cell office:value-type="float" office:value="47" table:style-name="ce1">
            <text:p>47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60" table:style-name="ce1">
            <text:p>60</text:p>
          </table:table-cell>
          <table:table-cell office:value-type="float" office:value="258" table:style-name="ce1">
            <text:p>258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283" table:style-name="ce1">
            <text:p>283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3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7" table:style-name="ce1">
            <text:p>77</text:p>
          </table:table-cell>
          <table:table-cell office:value-type="float" office:value="308" table:style-name="ce1">
            <text:p>308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325" table:style-name="ce1">
            <text:p>325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1" table:style-name="ce1">
            <text:p>51</text:p>
          </table:table-cell>
          <table:table-cell office:value-type="float" office:value="290" table:style-name="ce1">
            <text:p>290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308" table:style-name="ce1">
            <text:p>308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8" table:style-name="ce1">
            <text:p>58</text:p>
          </table:table-cell>
          <table:table-cell office:value-type="float" office:value="306" table:style-name="ce1">
            <text:p>306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329" table:style-name="ce1">
            <text:p>329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9" table:style-name="ce1">
            <text:p>59</text:p>
          </table:table-cell>
          <table:table-cell office:value-type="float" office:value="279" table:style-name="ce1">
            <text:p>279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309" table:style-name="ce1">
            <text:p>309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3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0" table:style-name="ce1">
            <text:p>80</text:p>
          </table:table-cell>
          <table:table-cell office:value-type="float" office:value="328" table:style-name="ce1">
            <text:p>32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347" table:style-name="ce1">
            <text:p>347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54" table:style-name="ce1">
            <text:p>54</text:p>
          </table:table-cell>
          <table:table-cell office:value-type="float" office:value="299" table:style-name="ce1">
            <text:p>299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317" table:style-name="ce1">
            <text:p>317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65" table:style-name="ce1">
            <text:p>65</text:p>
          </table:table-cell>
          <table:table-cell office:value-type="float" office:value="348" table:style-name="ce1">
            <text:p>348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373" table:style-name="ce1">
            <text:p>373</text:p>
          </table:table-cell>
          <table:table-cell office:value-type="float" office:value="51" table:style-name="ce1">
            <text:p>51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65" table:style-name="ce1">
            <text:p>65</text:p>
          </table:table-cell>
          <table:table-cell office:value-type="float" office:value="307" table:style-name="ce1">
            <text:p>307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341" table:style-name="ce1">
            <text:p>341</text:p>
          </table:table-cell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table:number-columns-repeated="1633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3" table:style-name="ce1">
            <text:p>83</text:p>
          </table:table-cell>
          <table:table-cell office:value-type="float" office:value="369" table:style-name="ce1">
            <text:p>369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393" table:style-name="ce1">
            <text:p>393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62" table:style-name="ce1">
            <text:p>62</text:p>
          </table:table-cell>
          <table:table-cell office:value-type="float" office:value="339" table:style-name="ce1">
            <text:p>339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358" table:style-name="ce1">
            <text:p>358</text:p>
          </table:table-cell>
          <table:table-cell office:value-type="float" office:value="49" table:style-name="ce1">
            <text:p>4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69" table:style-name="ce1">
            <text:p>69</text:p>
          </table:table-cell>
          <table:table-cell office:value-type="float" office:value="370" table:style-name="ce1">
            <text:p>370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399" table:style-name="ce1">
            <text:p>399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65" table:style-name="ce1">
            <text:p>65</text:p>
          </table:table-cell>
          <table:table-cell office:value-type="float" office:value="351" table:style-name="ce1">
            <text:p>351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392" table:style-name="ce1">
            <text:p>392</text:p>
          </table:table-cell>
          <table:table-cell office:value-type="float" office:value="51" table:style-name="ce1">
            <text:p>51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1" table:style-name="ce1">
            <text:p>51</text:p>
          </table:table-cell>
          <table:table-cell table:number-columns-repeated="1633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3" table:style-name="ce1">
            <text:p>93</text:p>
          </table:table-cell>
          <table:table-cell office:value-type="float" office:value="409" table:style-name="ce1">
            <text:p>409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435" table:style-name="ce1">
            <text:p>435</text:p>
          </table:table-cell>
          <table:table-cell office:value-type="float" office:value="52" table:style-name="ce1">
            <text:p>52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67" table:style-name="ce1">
            <text:p>67</text:p>
          </table:table-cell>
          <table:table-cell office:value-type="float" office:value="351" table:style-name="ce1">
            <text:p>351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373" table:style-name="ce1">
            <text:p>373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420" table:style-name="ce1">
            <text:p>420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52" table:style-name="ce1">
            <text:p>452</text:p>
          </table:table-cell>
          <table:table-cell office:value-type="float" office:value="64" table:style-name="ce1">
            <text:p>64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65" table:style-name="ce1">
            <text:p>65</text:p>
          </table:table-cell>
          <table:table-cell office:value-type="float" office:value="376" table:style-name="ce1">
            <text:p>376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421" table:style-name="ce1">
            <text:p>421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3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6" table:style-name="ce1">
            <text:p>96</text:p>
          </table:table-cell>
          <table:table-cell office:value-type="float" office:value="455" table:style-name="ce1">
            <text:p>455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488" table:style-name="ce1">
            <text:p>488</text:p>
          </table:table-cell>
          <table:table-cell office:value-type="float" office:value="56" table:style-name="ce1">
            <text:p>56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79" table:style-name="ce1">
            <text:p>79</text:p>
          </table:table-cell>
          <table:table-cell office:value-type="float" office:value="396" table:style-name="ce1">
            <text:p>396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419" table:style-name="ce1">
            <text:p>419</text:p>
          </table:table-cell>
          <table:table-cell office:value-type="float" office:value="58" table:style-name="ce1">
            <text:p>58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85" table:style-name="ce1">
            <text:p>85</text:p>
          </table:table-cell>
          <table:table-cell office:value-type="float" office:value="450" table:style-name="ce1">
            <text:p>450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484" table:style-name="ce1">
            <text:p>484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81" table:style-name="ce1">
            <text:p>81</text:p>
          </table:table-cell>
          <table:table-cell office:value-type="float" office:value="428" table:style-name="ce1">
            <text:p>428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473" table:style-name="ce1">
            <text:p>473</text:p>
          </table:table-cell>
          <table:table-cell office:value-type="float" office:value="68" table:style-name="ce1">
            <text:p>68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table:number-columns-repeated="1633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01" table:style-name="ce1">
            <text:p>101</text:p>
          </table:table-cell>
          <table:table-cell office:value-type="float" office:value="510" table:style-name="ce1">
            <text:p>510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545" table:style-name="ce1">
            <text:p>545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3" table:style-name="ce1">
            <text:p>83</text:p>
          </table:table-cell>
          <table:table-cell office:value-type="float" office:value="425" table:style-name="ce1">
            <text:p>42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453" table:style-name="ce1">
            <text:p>453</text:p>
          </table:table-cell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97" table:style-name="ce1">
            <text:p>97</text:p>
          </table:table-cell>
          <table:table-cell office:value-type="float" office:value="506" table:style-name="ce1">
            <text:p>506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544" table:style-name="ce1">
            <text:p>544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2" table:style-name="ce1">
            <text:p>82</text:p>
          </table:table-cell>
          <table:table-cell office:value-type="float" office:value="470" table:style-name="ce1">
            <text:p>47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520" table:style-name="ce1">
            <text:p>520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table:number-columns-repeated="1633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13" table:style-name="ce1">
            <text:p>113</text:p>
          </table:table-cell>
          <table:table-cell office:value-type="float" office:value="566" table:style-name="ce1">
            <text:p>566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602" table:style-name="ce1">
            <text:p>602</text:p>
          </table:table-cell>
          <table:table-cell office:value-type="float" office:value="69" table:style-name="ce1">
            <text:p>69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95" table:style-name="ce1">
            <text:p>95</text:p>
          </table:table-cell>
          <table:table-cell office:value-type="float" office:value="472" table:style-name="ce1">
            <text:p>472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502" table:style-name="ce1">
            <text:p>502</text:p>
          </table:table-cell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01" table:style-name="ce1">
            <text:p>101</text:p>
          </table:table-cell>
          <table:table-cell office:value-type="float" office:value="546" table:style-name="ce1">
            <text:p>546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590" table:style-name="ce1">
            <text:p>59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83" table:style-name="ce1">
            <text:p>83</text:p>
          </table:table-cell>
          <table:table-cell office:value-type="float" office:value="508" table:style-name="ce1">
            <text:p>508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office:value-type="float" office:value="562" table:style-name="ce1">
            <text:p>562</text:p>
          </table:table-cell>
          <table:table-cell office:value-type="float" office:value="43" table:style-name="ce1">
            <text:p>43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table:number-columns-repeated="1633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28" table:style-name="ce1">
            <text:p>128</text:p>
          </table:table-cell>
          <table:table-cell office:value-type="float" office:value="619" table:style-name="ce1">
            <text:p>619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658" table:style-name="ce1">
            <text:p>658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98" table:style-name="ce1">
            <text:p>98</text:p>
          </table:table-cell>
          <table:table-cell office:value-type="float" office:value="509" table:style-name="ce1">
            <text:p>509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542" table:style-name="ce1">
            <text:p>542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14" table:style-name="ce1">
            <text:p>114</text:p>
          </table:table-cell>
          <table:table-cell office:value-type="float" office:value="633" table:style-name="ce1">
            <text:p>633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677" table:style-name="ce1">
            <text:p>677</text:p>
          </table:table-cell>
          <table:table-cell office:value-type="float" office:value="100" table:style-name="ce1">
            <text:p>100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87" table:style-name="ce1">
            <text:p>87</text:p>
          </table:table-cell>
          <table:table-cell office:value-type="float" office:value="542" table:style-name="ce1">
            <text:p>542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602" table:style-name="ce1">
            <text:p>602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table:number-columns-repeated="1633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43" table:style-name="ce1">
            <text:p>143</text:p>
          </table:table-cell>
          <table:table-cell office:value-type="float" office:value="684" table:style-name="ce1">
            <text:p>684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724" table:style-name="ce1">
            <text:p>724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109" table:style-name="ce1">
            <text:p>109</text:p>
          </table:table-cell>
          <table:table-cell office:value-type="float" office:value="569" table:style-name="ce1">
            <text:p>569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605" table:style-name="ce1">
            <text:p>605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120" table:style-name="ce1">
            <text:p>120</text:p>
          </table:table-cell>
          <table:table-cell office:value-type="float" office:value="677" table:style-name="ce1">
            <text:p>677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725" table:style-name="ce1">
            <text:p>725</text:p>
          </table:table-cell>
          <table:table-cell office:value-type="float" office:value="54" table:style-name="ce1">
            <text:p>54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95" table:style-name="ce1">
            <text:p>95</text:p>
          </table:table-cell>
          <table:table-cell office:value-type="float" office:value="580" table:style-name="ce1">
            <text:p>580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643" table:style-name="ce1">
            <text:p>643</text:p>
          </table:table-cell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table:number-columns-repeated="1633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67" table:style-name="ce1">
            <text:p>167</text:p>
          </table:table-cell>
          <table:table-cell office:value-type="float" office:value="757" table:style-name="ce1">
            <text:p>757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799" table:style-name="ce1">
            <text:p>799</text:p>
          </table:table-cell>
          <table:table-cell office:value-type="float" office:value="99" table:style-name="ce1">
            <text:p>99</text:p>
          </table:table-cell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116" table:style-name="ce1">
            <text:p>116</text:p>
          </table:table-cell>
          <table:table-cell office:value-type="float" office:value="610" table:style-name="ce1">
            <text:p>610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649" table:style-name="ce1">
            <text:p>649</text:p>
          </table:table-cell>
          <table:table-cell office:value-type="float" office:value="51" table:style-name="ce1">
            <text:p>51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134" table:style-name="ce1">
            <text:p>134</text:p>
          </table:table-cell>
          <table:table-cell office:value-type="float" office:value="759" table:style-name="ce1">
            <text:p>759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811" table:style-name="ce1">
            <text:p>811</text:p>
          </table:table-cell>
          <table:table-cell office:value-type="float" office:value="100" table:style-name="ce1">
            <text:p>100</text:p>
          </table:table-cell>
          <table:table-cell office:value-type="float" office:value="82" table:style-name="ce1">
            <text:p>8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8" table:style-name="ce1">
            <text:p>98</text:p>
          </table:table-cell>
          <table:table-cell office:value-type="float" office:value="618" table:style-name="ce1">
            <text:p>618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683" table:style-name="ce1">
            <text:p>683</text:p>
          </table:table-cell>
          <table:table-cell office:value-type="float" office:value="43" table:style-name="ce1">
            <text:p>43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table:number-columns-repeated="1633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float" office:value="816" table:style-name="ce1">
            <text:p>816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863" table:style-name="ce1">
            <text:p>863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5" table:style-name="ce1">
            <text:p>125</text:p>
          </table:table-cell>
          <table:table-cell office:value-type="float" office:value="680" table:style-name="ce1">
            <text:p>680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float" office:value="725" table:style-name="ce1">
            <text:p>725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38" table:style-name="ce1">
            <text:p>138</text:p>
          </table:table-cell>
          <table:table-cell office:value-type="float" office:value="809" table:style-name="ce1">
            <text:p>809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867" table:style-name="ce1">
            <text:p>867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10" table:style-name="ce1">
            <text:p>110</text:p>
          </table:table-cell>
          <table:table-cell office:value-type="float" office:value="668" table:style-name="ce1">
            <text:p>668</text:p>
          </table:table-cell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737" table:style-name="ce1">
            <text:p>737</text:p>
          </table:table-cell>
          <table:table-cell office:value-type="float" office:value="66" table:style-name="ce1">
            <text:p>66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table:number-columns-repeated="1633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90" table:style-name="ce1">
            <text:p>190</text:p>
          </table:table-cell>
          <table:table-cell office:value-type="float" office:value="890" table:style-name="ce1">
            <text:p>890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948" table:style-name="ce1">
            <text:p>948</text:p>
          </table:table-cell>
          <table:table-cell office:value-type="float" office:value="95" table:style-name="ce1">
            <text:p>95</text:p>
          </table:table-cell>
          <table:table-cell office:value-type="float" office:value="74" table:style-name="ce1">
            <text:p>7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41" table:style-name="ce1">
            <text:p>141</text:p>
          </table:table-cell>
          <table:table-cell office:value-type="float" office:value="749" table:style-name="ce1">
            <text:p>749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797" table:style-name="ce1">
            <text:p>797</text:p>
          </table:table-cell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56" table:style-name="ce1">
            <text:p>156</text:p>
          </table:table-cell>
          <table:table-cell office:value-type="float" office:value="890" table:style-name="ce1">
            <text:p>890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952" table:style-name="ce1">
            <text:p>952</text:p>
          </table:table-cell>
          <table:table-cell office:value-type="float" office:value="103" table:style-name="ce1">
            <text:p>103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13" table:style-name="ce1">
            <text:p>113</text:p>
          </table:table-cell>
          <table:table-cell office:value-type="float" office:value="714" table:style-name="ce1">
            <text:p>714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office:value-type="float" office:value="788" table:style-name="ce1">
            <text:p>788</text:p>
          </table:table-cell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table:number-columns-repeated="1633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2" table:style-name="ce1">
            <text:p>202</text:p>
          </table:table-cell>
          <table:table-cell office:value-type="float" office:value="971" table:style-name="ce1">
            <text:p>971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1036" table:style-name="ce1">
            <text:p>1036</text:p>
          </table:table-cell>
          <table:table-cell office:value-type="float" office:value="100" table:style-name="ce1">
            <text:p>100</text:p>
          </table:table-cell>
          <table:table-cell office:value-type="float" office:value="81" table:style-name="ce1">
            <text:p>8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56" table:style-name="ce1">
            <text:p>156</text:p>
          </table:table-cell>
          <table:table-cell office:value-type="float" office:value="830" table:style-name="ce1">
            <text:p>830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879" table:style-name="ce1">
            <text:p>879</text:p>
          </table:table-cell>
          <table:table-cell office:value-type="float" office:value="97" table:style-name="ce1">
            <text:p>97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69" table:style-name="ce1">
            <text:p>169</text:p>
          </table:table-cell>
          <table:table-cell office:value-type="float" office:value="962" table:style-name="ce1">
            <text:p>962</text:p>
          </table:table-cell>
          <table:table-cell office:value-type="float" office:value="54" table:style-name="ce1">
            <text:p>54</text:p>
          </table:table-cell>
          <table:table-cell office:value-type="float" office:value="16" table:style-name="ce1">
            <text:p>16</text:p>
          </table:table-cell>
          <table:table-cell office:value-type="float" office:value="1032" table:style-name="ce1">
            <text:p>1032</text:p>
          </table:table-cell>
          <table:table-cell office:value-type="float" office:value="93" table:style-name="ce1">
            <text:p>93</text:p>
          </table:table-cell>
          <table:table-cell office:value-type="float" office:value="72" table:style-name="ce1">
            <text:p>7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12" table:style-name="ce1">
            <text:p>112</text:p>
          </table:table-cell>
          <table:table-cell office:value-type="float" office:value="782" table:style-name="ce1">
            <text:p>782</text:p>
          </table:table-cell>
          <table:table-cell office:value-type="float" office:value="52" table:style-name="ce1">
            <text:p>52</text:p>
          </table:table-cell>
          <table:table-cell office:value-type="float" office:value="27" table:style-name="ce1">
            <text:p>27</text:p>
          </table:table-cell>
          <table:table-cell office:value-type="float" office:value="861" table:style-name="ce1">
            <text:p>861</text:p>
          </table:table-cell>
          <table:table-cell office:value-type="float" office:value="72" table:style-name="ce1">
            <text:p>72</text:p>
          </table:table-cell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table:number-columns-repeated="1633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7" table:style-name="ce1">
            <text:p>217</text:p>
          </table:table-cell>
          <table:table-cell office:value-type="float" office:value="1109" table:style-name="ce1">
            <text:p>1109</text:p>
          </table:table-cell>
          <table:table-cell office:value-type="float" office:value="56" table:style-name="ce1">
            <text:p>56</text:p>
          </table:table-cell>
          <table:table-cell office:value-type="float" office:value="18" table:style-name="ce1">
            <text:p>18</text:p>
          </table:table-cell>
          <table:table-cell office:value-type="float" office:value="1183" table:style-name="ce1">
            <text:p>1183</text:p>
          </table:table-cell>
          <table:table-cell office:value-type="float" office:value="162" table:style-name="ce1">
            <text:p>162</text:p>
          </table:table-cell>
          <table:table-cell office:value-type="float" office:value="138" table:style-name="ce1">
            <text:p>13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167" table:style-name="ce1">
            <text:p>167</text:p>
          </table:table-cell>
          <table:table-cell office:value-type="float" office:value="903" table:style-name="ce1">
            <text:p>903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962" table:style-name="ce1">
            <text:p>962</text:p>
          </table:table-cell>
          <table:table-cell office:value-type="float" office:value="94" table:style-name="ce1">
            <text:p>94</text:p>
          </table:table-cell>
          <table:table-cell office:value-type="float" office:value="73" table:style-name="ce1">
            <text:p>7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191" table:style-name="ce1">
            <text:p>191</text:p>
          </table:table-cell>
          <table:table-cell office:value-type="float" office:value="1060" table:style-name="ce1">
            <text:p>1060</text:p>
          </table:table-cell>
          <table:table-cell office:value-type="float" office:value="60" table:style-name="ce1">
            <text:p>60</text:p>
          </table:table-cell>
          <table:table-cell office:value-type="float" office:value="17" table:style-name="ce1">
            <text:p>17</text:p>
          </table:table-cell>
          <table:table-cell office:value-type="float" office:value="1137" table:style-name="ce1">
            <text:p>1137</text:p>
          </table:table-cell>
          <table:table-cell office:value-type="float" office:value="127" table:style-name="ce1">
            <text:p>127</text:p>
          </table:table-cell>
          <table:table-cell office:value-type="float" office:value="98" table:style-name="ce1">
            <text:p>9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117" table:style-name="ce1">
            <text:p>117</text:p>
          </table:table-cell>
          <table:table-cell office:value-type="float" office:value="831" table:style-name="ce1">
            <text:p>831</text:p>
          </table:table-cell>
          <table:table-cell office:value-type="float" office:value="53" table:style-name="ce1">
            <text:p>53</text:p>
          </table:table-cell>
          <table:table-cell office:value-type="float" office:value="27" table:style-name="ce1">
            <text:p>27</text:p>
          </table:table-cell>
          <table:table-cell office:value-type="float" office:value="911" table:style-name="ce1">
            <text:p>911</text:p>
          </table:table-cell>
          <table:table-cell office:value-type="float" office:value="55" table:style-name="ce1">
            <text:p>55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1633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33" table:style-name="ce1">
            <text:p>233</text:p>
          </table:table-cell>
          <table:table-cell office:value-type="float" office:value="1214" table:style-name="ce1">
            <text:p>1214</text:p>
          </table:table-cell>
          <table:table-cell office:value-type="float" office:value="59" table:style-name="ce1">
            <text:p>59</text:p>
          </table:table-cell>
          <table:table-cell office:value-type="float" office:value="19" table:style-name="ce1">
            <text:p>19</text:p>
          </table:table-cell>
          <table:table-cell office:value-type="float" office:value="1292" table:style-name="ce1">
            <text:p>1292</text:p>
          </table:table-cell>
          <table:table-cell office:value-type="float" office:value="125" table:style-name="ce1">
            <text:p>125</text:p>
          </table:table-cell>
          <table:table-cell office:value-type="float" office:value="105" table:style-name="ce1">
            <text:p>10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186" table:style-name="ce1">
            <text:p>186</text:p>
          </table:table-cell>
          <table:table-cell office:value-type="float" office:value="978" table:style-name="ce1">
            <text:p>978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1042" table:style-name="ce1">
            <text:p>1042</text:p>
          </table:table-cell>
          <table:table-cell office:value-type="float" office:value="99" table:style-name="ce1">
            <text:p>99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206" table:style-name="ce1">
            <text:p>206</text:p>
          </table:table-cell>
          <table:table-cell office:value-type="float" office:value="1133" table:style-name="ce1">
            <text:p>1133</text:p>
          </table:table-cell>
          <table:table-cell office:value-type="float" office:value="66" table:style-name="ce1">
            <text:p>66</text:p>
          </table:table-cell>
          <table:table-cell office:value-type="float" office:value="19" table:style-name="ce1">
            <text:p>19</text:p>
          </table:table-cell>
          <table:table-cell office:value-type="float" office:value="1218" table:style-name="ce1">
            <text:p>1218</text:p>
          </table:table-cell>
          <table:table-cell office:value-type="float" office:value="96" table:style-name="ce1">
            <text:p>96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134" table:style-name="ce1">
            <text:p>134</text:p>
          </table:table-cell>
          <table:table-cell office:value-type="float" office:value="890" table:style-name="ce1">
            <text:p>890</text:p>
          </table:table-cell>
          <table:table-cell office:value-type="float" office:value="56" table:style-name="ce1">
            <text:p>56</text:p>
          </table:table-cell>
          <table:table-cell office:value-type="float" office:value="29" table:style-name="ce1">
            <text:p>29</text:p>
          </table:table-cell>
          <table:table-cell office:value-type="float" office:value="975" table:style-name="ce1">
            <text:p>975</text:p>
          </table:table-cell>
          <table:table-cell office:value-type="float" office:value="81" table:style-name="ce1">
            <text:p>81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table:number-columns-repeated="1633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66" table:style-name="ce1">
            <text:p>266</text:p>
          </table:table-cell>
          <table:table-cell office:value-type="float" office:value="1357" table:style-name="ce1">
            <text:p>1357</text:p>
          </table:table-cell>
          <table:table-cell office:value-type="float" office:value="61" table:style-name="ce1">
            <text:p>61</text:p>
          </table:table-cell>
          <table:table-cell office:value-type="float" office:value="22" table:style-name="ce1">
            <text:p>22</text:p>
          </table:table-cell>
          <table:table-cell office:value-type="float" office:value="1440" table:style-name="ce1">
            <text:p>1440</text:p>
          </table:table-cell>
          <table:table-cell office:value-type="float" office:value="181" table:style-name="ce1">
            <text:p>181</text:p>
          </table:table-cell>
          <table:table-cell office:value-type="float" office:value="143" table:style-name="ce1">
            <text:p>14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02" table:style-name="ce1">
            <text:p>202</text:p>
          </table:table-cell>
          <table:table-cell office:value-type="float" office:value="1070" table:style-name="ce1">
            <text:p>1070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office:value-type="float" office:value="1141" table:style-name="ce1">
            <text:p>1141</text:p>
          </table:table-cell>
          <table:table-cell office:value-type="float" office:value="115" table:style-name="ce1">
            <text:p>115</text:p>
          </table:table-cell>
          <table:table-cell office:value-type="float" office:value="92" table:style-name="ce1">
            <text:p>9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33" table:style-name="ce1">
            <text:p>233</text:p>
          </table:table-cell>
          <table:table-cell office:value-type="float" office:value="1222" table:style-name="ce1">
            <text:p>1222</text:p>
          </table:table-cell>
          <table:table-cell office:value-type="float" office:value="68" table:style-name="ce1">
            <text:p>68</text:p>
          </table:table-cell>
          <table:table-cell office:value-type="float" office:value="21" table:style-name="ce1">
            <text:p>21</text:p>
          </table:table-cell>
          <table:table-cell office:value-type="float" office:value="1311" table:style-name="ce1">
            <text:p>1311</text:p>
          </table:table-cell>
          <table:table-cell office:value-type="float" office:value="120" table:style-name="ce1">
            <text:p>120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49" table:style-name="ce1">
            <text:p>149</text:p>
          </table:table-cell>
          <table:table-cell office:value-type="float" office:value="942" table:style-name="ce1">
            <text:p>942</text:p>
          </table:table-cell>
          <table:table-cell office:value-type="float" office:value="56" table:style-name="ce1">
            <text:p>56</text:p>
          </table:table-cell>
          <table:table-cell office:value-type="float" office:value="29" table:style-name="ce1">
            <text:p>29</text:p>
          </table:table-cell>
          <table:table-cell office:value-type="float" office:value="1027" table:style-name="ce1">
            <text:p>1027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table:number-columns-repeated="1633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75" table:style-name="ce1">
            <text:p>275</text:p>
          </table:table-cell>
          <table:table-cell office:value-type="float" office:value="1473" table:style-name="ce1">
            <text:p>1473</text:p>
          </table:table-cell>
          <table:table-cell office:value-type="float" office:value="70" table:style-name="ce1">
            <text:p>70</text:p>
          </table:table-cell>
          <table:table-cell office:value-type="float" office:value="25" table:style-name="ce1">
            <text:p>25</text:p>
          </table:table-cell>
          <table:table-cell office:value-type="float" office:value="1568" table:style-name="ce1">
            <text:p>1568</text:p>
          </table:table-cell>
          <table:table-cell office:value-type="float" office:value="137" table:style-name="ce1">
            <text:p>137</text:p>
          </table:table-cell>
          <table:table-cell office:value-type="float" office:value="116" table:style-name="ce1">
            <text:p>11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216" table:style-name="ce1">
            <text:p>216</text:p>
          </table:table-cell>
          <table:table-cell office:value-type="float" office:value="1181" table:style-name="ce1">
            <text:p>1181</text:p>
          </table:table-cell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office:value-type="float" office:value="1264" table:style-name="ce1">
            <text:p>1264</text:p>
          </table:table-cell>
          <table:table-cell office:value-type="float" office:value="137" table:style-name="ce1">
            <text:p>137</text:p>
          </table:table-cell>
          <table:table-cell office:value-type="float" office:value="111" table:style-name="ce1">
            <text:p>11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259" table:style-name="ce1">
            <text:p>259</text:p>
          </table:table-cell>
          <table:table-cell office:value-type="float" office:value="1341" table:style-name="ce1">
            <text:p>1341</text:p>
          </table:table-cell>
          <table:table-cell office:value-type="float" office:value="76" table:style-name="ce1">
            <text:p>76</text:p>
          </table:table-cell>
          <table:table-cell office:value-type="float" office:value="23" table:style-name="ce1">
            <text:p>23</text:p>
          </table:table-cell>
          <table:table-cell office:value-type="float" office:value="1440" table:style-name="ce1">
            <text:p>1440</text:p>
          </table:table-cell>
          <table:table-cell office:value-type="float" office:value="155" table:style-name="ce1">
            <text:p>155</text:p>
          </table:table-cell>
          <table:table-cell office:value-type="float" office:value="119" table:style-name="ce1">
            <text:p>11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57" table:style-name="ce1">
            <text:p>157</text:p>
          </table:table-cell>
          <table:table-cell office:value-type="float" office:value="1027" table:style-name="ce1">
            <text:p>1027</text:p>
          </table:table-cell>
          <table:table-cell office:value-type="float" office:value="64" table:style-name="ce1">
            <text:p>64</text:p>
          </table:table-cell>
          <table:table-cell office:value-type="float" office:value="31" table:style-name="ce1">
            <text:p>31</text:p>
          </table:table-cell>
          <table:table-cell office:value-type="float" office:value="1122" table:style-name="ce1">
            <text:p>1122</text:p>
          </table:table-cell>
          <table:table-cell office:value-type="float" office:value="103" table:style-name="ce1">
            <text:p>103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table:number-columns-repeated="1633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97" table:style-name="ce1">
            <text:p>297</text:p>
          </table:table-cell>
          <table:table-cell office:value-type="float" office:value="1642" table:style-name="ce1">
            <text:p>1642</text:p>
          </table:table-cell>
          <table:table-cell office:value-type="float" office:value="78" table:style-name="ce1">
            <text:p>78</text:p>
          </table:table-cell>
          <table:table-cell office:value-type="float" office:value="31" table:style-name="ce1">
            <text:p>31</text:p>
          </table:table-cell>
          <table:table-cell office:value-type="float" office:value="1751" table:style-name="ce1">
            <text:p>1751</text:p>
          </table:table-cell>
          <table:table-cell office:value-type="float" office:value="205" table:style-name="ce1">
            <text:p>205</text:p>
          </table:table-cell>
          <table:table-cell office:value-type="float" office:value="169" table:style-name="ce1">
            <text:p>169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32" table:style-name="ce1">
            <text:p>232</text:p>
          </table:table-cell>
          <table:table-cell office:value-type="float" office:value="1277" table:style-name="ce1">
            <text:p>1277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float" office:value="1369" table:style-name="ce1">
            <text:p>1369</text:p>
          </table:table-cell>
          <table:table-cell office:value-type="float" office:value="121" table:style-name="ce1">
            <text:p>121</text:p>
          </table:table-cell>
          <table:table-cell office:value-type="float" office:value="96" table:style-name="ce1">
            <text:p>9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71" table:style-name="ce1">
            <text:p>271</text:p>
          </table:table-cell>
          <table:table-cell office:value-type="float" office:value="1449" table:style-name="ce1">
            <text:p>1449</text:p>
          </table:table-cell>
          <table:table-cell office:value-type="float" office:value="82" table:style-name="ce1">
            <text:p>82</text:p>
          </table:table-cell>
          <table:table-cell office:value-type="float" office:value="29" table:style-name="ce1">
            <text:p>29</text:p>
          </table:table-cell>
          <table:table-cell office:value-type="float" office:value="1560" table:style-name="ce1">
            <text:p>1560</text:p>
          </table:table-cell>
          <table:table-cell office:value-type="float" office:value="132" table:style-name="ce1">
            <text:p>132</text:p>
          </table:table-cell>
          <table:table-cell office:value-type="float" office:value="108" table:style-name="ce1">
            <text:p>108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69" table:style-name="ce1">
            <text:p>169</text:p>
          </table:table-cell>
          <table:table-cell office:value-type="float" office:value="1109" table:style-name="ce1">
            <text:p>1109</text:p>
          </table:table-cell>
          <table:table-cell office:value-type="float" office:value="67" table:style-name="ce1">
            <text:p>67</text:p>
          </table:table-cell>
          <table:table-cell office:value-type="float" office:value="34" table:style-name="ce1">
            <text:p>34</text:p>
          </table:table-cell>
          <table:table-cell office:value-type="float" office:value="1210" table:style-name="ce1">
            <text:p>1210</text:p>
          </table:table-cell>
          <table:table-cell office:value-type="float" office:value="100" table:style-name="ce1">
            <text:p>100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table:number-columns-repeated="1633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20" table:style-name="ce1">
            <text:p>320</text:p>
          </table:table-cell>
          <table:table-cell office:value-type="float" office:value="1766" table:style-name="ce1">
            <text:p>1766</text:p>
          </table:table-cell>
          <table:table-cell office:value-type="float" office:value="85" table:style-name="ce1">
            <text:p>85</text:p>
          </table:table-cell>
          <table:table-cell office:value-type="float" office:value="34" table:style-name="ce1">
            <text:p>34</text:p>
          </table:table-cell>
          <table:table-cell office:value-type="float" office:value="1885" table:style-name="ce1">
            <text:p>1885</text:p>
          </table:table-cell>
          <table:table-cell office:value-type="float" office:value="157" table:style-name="ce1">
            <text:p>157</text:p>
          </table:table-cell>
          <table:table-cell office:value-type="float" office:value="124" table:style-name="ce1">
            <text:p>12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53" table:style-name="ce1">
            <text:p>253</text:p>
          </table:table-cell>
          <table:table-cell office:value-type="float" office:value="1392" table:style-name="ce1">
            <text:p>1392</text:p>
          </table:table-cell>
          <table:table-cell office:value-type="float" office:value="64" table:style-name="ce1">
            <text:p>64</text:p>
          </table:table-cell>
          <table:table-cell office:value-type="float" office:value="36" table:style-name="ce1">
            <text:p>36</text:p>
          </table:table-cell>
          <table:table-cell office:value-type="float" office:value="1492" table:style-name="ce1">
            <text:p>1492</text:p>
          </table:table-cell>
          <table:table-cell office:value-type="float" office:value="144" table:style-name="ce1">
            <text:p>144</text:p>
          </table:table-cell>
          <table:table-cell office:value-type="float" office:value="115" table:style-name="ce1">
            <text:p>11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97" table:style-name="ce1">
            <text:p>297</text:p>
          </table:table-cell>
          <table:table-cell office:value-type="float" office:value="1571" table:style-name="ce1">
            <text:p>1571</text:p>
          </table:table-cell>
          <table:table-cell office:value-type="float" office:value="88" table:style-name="ce1">
            <text:p>88</text:p>
          </table:table-cell>
          <table:table-cell office:value-type="float" office:value="32" table:style-name="ce1">
            <text:p>32</text:p>
          </table:table-cell>
          <table:table-cell office:value-type="float" office:value="1691" table:style-name="ce1">
            <text:p>1691</text:p>
          </table:table-cell>
          <table:table-cell office:value-type="float" office:value="157" table:style-name="ce1">
            <text:p>157</text:p>
          </table:table-cell>
          <table:table-cell office:value-type="float" office:value="122" table:style-name="ce1">
            <text:p>12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174" table:style-name="ce1">
            <text:p>174</text:p>
          </table:table-cell>
          <table:table-cell office:value-type="float" office:value="1180" table:style-name="ce1">
            <text:p>1180</text:p>
          </table:table-cell>
          <table:table-cell office:value-type="float" office:value="71" table:style-name="ce1">
            <text:p>71</text:p>
          </table:table-cell>
          <table:table-cell office:value-type="float" office:value="39" table:style-name="ce1">
            <text:p>39</text:p>
          </table:table-cell>
          <table:table-cell office:value-type="float" office:value="1290" table:style-name="ce1">
            <text:p>1290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table:number-columns-repeated="1633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52" table:style-name="ce1">
            <text:p>352</text:p>
          </table:table-cell>
          <table:table-cell office:value-type="float" office:value="1938" table:style-name="ce1">
            <text:p>1938</text:p>
          </table:table-cell>
          <table:table-cell office:value-type="float" office:value="90" table:style-name="ce1">
            <text:p>90</text:p>
          </table:table-cell>
          <table:table-cell office:value-type="float" office:value="39" table:style-name="ce1">
            <text:p>39</text:p>
          </table:table-cell>
          <table:table-cell office:value-type="float" office:value="2067" table:style-name="ce1">
            <text:p>2067</text:p>
          </table:table-cell>
          <table:table-cell office:value-type="float" office:value="214" table:style-name="ce1">
            <text:p>214</text:p>
          </table:table-cell>
          <table:table-cell office:value-type="float" office:value="172" table:style-name="ce1">
            <text:p>17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276" table:style-name="ce1">
            <text:p>276</text:p>
          </table:table-cell>
          <table:table-cell office:value-type="float" office:value="1517" table:style-name="ce1">
            <text:p>1517</text:p>
          </table:table-cell>
          <table:table-cell office:value-type="float" office:value="69" table:style-name="ce1">
            <text:p>69</text:p>
          </table:table-cell>
          <table:table-cell office:value-type="float" office:value="37" table:style-name="ce1">
            <text:p>37</text:p>
          </table:table-cell>
          <table:table-cell office:value-type="float" office:value="1623" table:style-name="ce1">
            <text:p>1623</text:p>
          </table:table-cell>
          <table:table-cell office:value-type="float" office:value="154" table:style-name="ce1">
            <text:p>154</text:p>
          </table:table-cell>
          <table:table-cell office:value-type="float" office:value="125" table:style-name="ce1">
            <text:p>1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312" table:style-name="ce1">
            <text:p>312</text:p>
          </table:table-cell>
          <table:table-cell office:value-type="float" office:value="1702" table:style-name="ce1">
            <text:p>1702</text:p>
          </table:table-cell>
          <table:table-cell office:value-type="float" office:value="101" table:style-name="ce1">
            <text:p>101</text:p>
          </table:table-cell>
          <table:table-cell office:value-type="float" office:value="34" table:style-name="ce1">
            <text:p>34</text:p>
          </table:table-cell>
          <table:table-cell office:value-type="float" office:value="1837" table:style-name="ce1">
            <text:p>1837</text:p>
          </table:table-cell>
          <table:table-cell office:value-type="float" office:value="161" table:style-name="ce1">
            <text:p>161</text:p>
          </table:table-cell>
          <table:table-cell office:value-type="float" office:value="131" table:style-name="ce1">
            <text:p>13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197" table:style-name="ce1">
            <text:p>197</text:p>
          </table:table-cell>
          <table:table-cell office:value-type="float" office:value="1277" table:style-name="ce1">
            <text:p>1277</text:p>
          </table:table-cell>
          <table:table-cell office:value-type="float" office:value="78" table:style-name="ce1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1395" table:style-name="ce1">
            <text:p>1395</text:p>
          </table:table-cell>
          <table:table-cell office:value-type="float" office:value="128" table:style-name="ce1">
            <text:p>128</text:p>
          </table:table-cell>
          <table:table-cell office:value-type="float" office:value="97" table:style-name="ce1">
            <text:p>9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05" table:style-name="ce1">
            <text:p>105</text:p>
          </table:table-cell>
          <table:table-cell table:number-columns-repeated="1633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83" table:style-name="ce1">
            <text:p>383</text:p>
          </table:table-cell>
          <table:table-cell office:value-type="float" office:value="2094" table:style-name="ce1">
            <text:p>2094</text:p>
          </table:table-cell>
          <table:table-cell office:value-type="float" office:value="98" table:style-name="ce1">
            <text:p>98</text:p>
          </table:table-cell>
          <table:table-cell office:value-type="float" office:value="43" table:style-name="ce1">
            <text:p>43</text:p>
          </table:table-cell>
          <table:table-cell office:value-type="float" office:value="2235" table:style-name="ce1">
            <text:p>2235</text:p>
          </table:table-cell>
          <table:table-cell office:value-type="float" office:value="199" table:style-name="ce1">
            <text:p>199</text:p>
          </table:table-cell>
          <table:table-cell office:value-type="float" office:value="156" table:style-name="ce1">
            <text:p>15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96" table:style-name="ce1">
            <text:p>296</text:p>
          </table:table-cell>
          <table:table-cell office:value-type="float" office:value="1675" table:style-name="ce1">
            <text:p>1675</text:p>
          </table:table-cell>
          <table:table-cell office:value-type="float" office:value="77" table:style-name="ce1">
            <text:p>77</text:p>
          </table:table-cell>
          <table:table-cell office:value-type="float" office:value="39" table:style-name="ce1">
            <text:p>39</text:p>
          </table:table-cell>
          <table:table-cell office:value-type="float" office:value="1791" table:style-name="ce1">
            <text:p>1791</text:p>
          </table:table-cell>
          <table:table-cell office:value-type="float" office:value="188" table:style-name="ce1">
            <text:p>188</text:p>
          </table:table-cell>
          <table:table-cell office:value-type="float" office:value="158" table:style-name="ce1">
            <text:p>15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38" table:style-name="ce1">
            <text:p>338</text:p>
          </table:table-cell>
          <table:table-cell office:value-type="float" office:value="1871" table:style-name="ce1">
            <text:p>1871</text:p>
          </table:table-cell>
          <table:table-cell office:value-type="float" office:value="111" table:style-name="ce1">
            <text:p>111</text:p>
          </table:table-cell>
          <table:table-cell office:value-type="float" office:value="35" table:style-name="ce1">
            <text:p>35</text:p>
          </table:table-cell>
          <table:table-cell office:value-type="float" office:value="2017" table:style-name="ce1">
            <text:p>2017</text:p>
          </table:table-cell>
          <table:table-cell office:value-type="float" office:value="206" table:style-name="ce1">
            <text:p>206</text:p>
          </table:table-cell>
          <table:table-cell office:value-type="float" office:value="169" table:style-name="ce1">
            <text:p>16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09" table:style-name="ce1">
            <text:p>209</text:p>
          </table:table-cell>
          <table:table-cell office:value-type="float" office:value="1352" table:style-name="ce1">
            <text:p>1352</text:p>
          </table:table-cell>
          <table:table-cell office:value-type="float" office:value="81" table:style-name="ce1">
            <text:p>81</text:p>
          </table:table-cell>
          <table:table-cell office:value-type="float" office:value="46" table:style-name="ce1">
            <text:p>46</text:p>
          </table:table-cell>
          <table:table-cell office:value-type="float" office:value="1479" table:style-name="ce1">
            <text:p>1479</text:p>
          </table:table-cell>
          <table:table-cell office:value-type="float" office:value="96" table:style-name="ce1">
            <text:p>96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84" table:style-name="ce1">
            <text:p>84</text:p>
          </table:table-cell>
          <table:table-cell table:number-columns-repeated="1633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33" table:style-name="ce1">
            <text:p>433</text:p>
          </table:table-cell>
          <table:table-cell office:value-type="float" office:value="2279" table:style-name="ce1">
            <text:p>2279</text:p>
          </table:table-cell>
          <table:table-cell office:value-type="float" office:value="105" table:style-name="ce1">
            <text:p>105</text:p>
          </table:table-cell>
          <table:table-cell office:value-type="float" office:value="46" table:style-name="ce1">
            <text:p>46</text:p>
          </table:table-cell>
          <table:table-cell office:value-type="float" office:value="2430" table:style-name="ce1">
            <text:p>2430</text:p>
          </table:table-cell>
          <table:table-cell office:value-type="float" office:value="245" table:style-name="ce1">
            <text:p>245</text:p>
          </table:table-cell>
          <table:table-cell office:value-type="float" office:value="185" table:style-name="ce1">
            <text:p>18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321" table:style-name="ce1">
            <text:p>321</text:p>
          </table:table-cell>
          <table:table-cell office:value-type="float" office:value="1819" table:style-name="ce1">
            <text:p>1819</text:p>
          </table:table-cell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office:value-type="float" office:value="1945" table:style-name="ce1">
            <text:p>1945</text:p>
          </table:table-cell>
          <table:table-cell office:value-type="float" office:value="179" table:style-name="ce1">
            <text:p>179</text:p>
          </table:table-cell>
          <table:table-cell office:value-type="float" office:value="144" table:style-name="ce1">
            <text:p>14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375" table:style-name="ce1">
            <text:p>375</text:p>
          </table:table-cell>
          <table:table-cell office:value-type="float" office:value="2037" table:style-name="ce1">
            <text:p>2037</text:p>
          </table:table-cell>
          <table:table-cell office:value-type="float" office:value="117" table:style-name="ce1">
            <text:p>117</text:p>
          </table:table-cell>
          <table:table-cell office:value-type="float" office:value="36" table:style-name="ce1">
            <text:p>36</text:p>
          </table:table-cell>
          <table:table-cell office:value-type="float" office:value="2190" table:style-name="ce1">
            <text:p>2190</text:p>
          </table:table-cell>
          <table:table-cell office:value-type="float" office:value="210" table:style-name="ce1">
            <text:p>210</text:p>
          </table:table-cell>
          <table:table-cell office:value-type="float" office:value="166" table:style-name="ce1">
            <text:p>16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236" table:style-name="ce1">
            <text:p>236</text:p>
          </table:table-cell>
          <table:table-cell office:value-type="float" office:value="1474" table:style-name="ce1">
            <text:p>1474</text:p>
          </table:table-cell>
          <table:table-cell office:value-type="float" office:value="90" table:style-name="ce1">
            <text:p>90</text:p>
          </table:table-cell>
          <table:table-cell office:value-type="float" office:value="49" table:style-name="ce1">
            <text:p>49</text:p>
          </table:table-cell>
          <table:table-cell office:value-type="float" office:value="1613" table:style-name="ce1">
            <text:p>1613</text:p>
          </table:table-cell>
          <table:table-cell office:value-type="float" office:value="161" table:style-name="ce1">
            <text:p>161</text:p>
          </table:table-cell>
          <table:table-cell office:value-type="float" office:value="122" table:style-name="ce1">
            <text:p>12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34" table:style-name="ce1">
            <text:p>134</text:p>
          </table:table-cell>
          <table:table-cell table:number-columns-repeated="1633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48" table:style-name="ce1">
            <text:p>448</text:p>
          </table:table-cell>
          <table:table-cell office:value-type="float" office:value="2444" table:style-name="ce1">
            <text:p>2444</text:p>
          </table:table-cell>
          <table:table-cell office:value-type="float" office:value="115" table:style-name="ce1">
            <text:p>115</text:p>
          </table:table-cell>
          <table:table-cell office:value-type="float" office:value="56" table:style-name="ce1">
            <text:p>56</text:p>
          </table:table-cell>
          <table:table-cell office:value-type="float" office:value="2615" table:style-name="ce1">
            <text:p>2615</text:p>
          </table:table-cell>
          <table:table-cell office:value-type="float" office:value="200" table:style-name="ce1">
            <text:p>200</text:p>
          </table:table-cell>
          <table:table-cell office:value-type="float" office:value="165" table:style-name="ce1">
            <text:p>16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349" table:style-name="ce1">
            <text:p>349</text:p>
          </table:table-cell>
          <table:table-cell office:value-type="float" office:value="1973" table:style-name="ce1">
            <text:p>1973</text:p>
          </table:table-cell>
          <table:table-cell office:value-type="float" office:value="89" table:style-name="ce1">
            <text:p>89</text:p>
          </table:table-cell>
          <table:table-cell office:value-type="float" office:value="46" table:style-name="ce1">
            <text:p>46</text:p>
          </table:table-cell>
          <table:table-cell office:value-type="float" office:value="2108" table:style-name="ce1">
            <text:p>2108</text:p>
          </table:table-cell>
          <table:table-cell office:value-type="float" office:value="191" table:style-name="ce1">
            <text:p>191</text:p>
          </table:table-cell>
          <table:table-cell office:value-type="float" office:value="154" table:style-name="ce1">
            <text:p>15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397" table:style-name="ce1">
            <text:p>397</text:p>
          </table:table-cell>
          <table:table-cell office:value-type="float" office:value="2222" table:style-name="ce1">
            <text:p>2222</text:p>
          </table:table-cell>
          <table:table-cell office:value-type="float" office:value="129" table:style-name="ce1">
            <text:p>129</text:p>
          </table:table-cell>
          <table:table-cell office:value-type="float" office:value="43" table:style-name="ce1">
            <text:p>43</text:p>
          </table:table-cell>
          <table:table-cell office:value-type="float" office:value="2394" table:style-name="ce1">
            <text:p>2394</text:p>
          </table:table-cell>
          <table:table-cell office:value-type="float" office:value="226" table:style-name="ce1">
            <text:p>226</text:p>
          </table:table-cell>
          <table:table-cell office:value-type="float" office:value="185" table:style-name="ce1">
            <text:p>185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204" table:style-name="ce1">
            <text:p>204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65" table:style-name="ce1">
            <text:p>265</text:p>
          </table:table-cell>
          <table:table-cell office:value-type="float" office:value="1557" table:style-name="ce1">
            <text:p>1557</text:p>
          </table:table-cell>
          <table:table-cell office:value-type="float" office:value="96" table:style-name="ce1">
            <text:p>96</text:p>
          </table:table-cell>
          <table:table-cell office:value-type="float" office:value="49" table:style-name="ce1">
            <text:p>49</text:p>
          </table:table-cell>
          <table:table-cell office:value-type="float" office:value="1702" table:style-name="ce1">
            <text:p>1702</text:p>
          </table:table-cell>
          <table:table-cell office:value-type="float" office:value="118" table:style-name="ce1">
            <text:p>118</text:p>
          </table:table-cell>
          <table:table-cell office:value-type="float" office:value="83" table:style-name="ce1">
            <text:p>8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table:number-columns-repeated="1633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94" table:style-name="ce1">
            <text:p>494</text:p>
          </table:table-cell>
          <table:table-cell office:value-type="float" office:value="2677" table:style-name="ce1">
            <text:p>2677</text:p>
          </table:table-cell>
          <table:table-cell office:value-type="float" office:value="125" table:style-name="ce1">
            <text:p>125</text:p>
          </table:table-cell>
          <table:table-cell office:value-type="float" office:value="58" table:style-name="ce1">
            <text:p>58</text:p>
          </table:table-cell>
          <table:table-cell office:value-type="float" office:value="2860" table:style-name="ce1">
            <text:p>2860</text:p>
          </table:table-cell>
          <table:table-cell office:value-type="float" office:value="291" table:style-name="ce1">
            <text:p>291</text:p>
          </table:table-cell>
          <table:table-cell office:value-type="float" office:value="233" table:style-name="ce1">
            <text:p>23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45" table:style-name="ce1">
            <text:p>245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377" table:style-name="ce1">
            <text:p>377</text:p>
          </table:table-cell>
          <table:table-cell office:value-type="float" office:value="2136" table:style-name="ce1">
            <text:p>2136</text:p>
          </table:table-cell>
          <table:table-cell office:value-type="float" office:value="100" table:style-name="ce1">
            <text:p>100</text:p>
          </table:table-cell>
          <table:table-cell office:value-type="float" office:value="51" table:style-name="ce1">
            <text:p>51</text:p>
          </table:table-cell>
          <table:table-cell office:value-type="float" office:value="2287" table:style-name="ce1">
            <text:p>2287</text:p>
          </table:table-cell>
          <table:table-cell office:value-type="float" office:value="207" table:style-name="ce1">
            <text:p>207</text:p>
          </table:table-cell>
          <table:table-cell office:value-type="float" office:value="163" table:style-name="ce1">
            <text:p>163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420" table:style-name="ce1">
            <text:p>420</text:p>
          </table:table-cell>
          <table:table-cell office:value-type="float" office:value="2405" table:style-name="ce1">
            <text:p>2405</text:p>
          </table:table-cell>
          <table:table-cell office:value-type="float" office:value="140" table:style-name="ce1">
            <text:p>140</text:p>
          </table:table-cell>
          <table:table-cell office:value-type="float" office:value="45" table:style-name="ce1">
            <text:p>45</text:p>
          </table:table-cell>
          <table:table-cell office:value-type="float" office:value="2590" table:style-name="ce1">
            <text:p>2590</text:p>
          </table:table-cell>
          <table:table-cell office:value-type="float" office:value="219" table:style-name="ce1">
            <text:p>219</text:p>
          </table:table-cell>
          <table:table-cell office:value-type="float" office:value="183" table:style-name="ce1">
            <text:p>18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288" table:style-name="ce1">
            <text:p>288</text:p>
          </table:table-cell>
          <table:table-cell office:value-type="float" office:value="1677" table:style-name="ce1">
            <text:p>1677</text:p>
          </table:table-cell>
          <table:table-cell office:value-type="float" office:value="107" table:style-name="ce1">
            <text:p>107</text:p>
          </table:table-cell>
          <table:table-cell office:value-type="float" office:value="54" table:style-name="ce1">
            <text:p>54</text:p>
          </table:table-cell>
          <table:table-cell office:value-type="float" office:value="1838" table:style-name="ce1">
            <text:p>1838</text:p>
          </table:table-cell>
          <table:table-cell office:value-type="float" office:value="159" table:style-name="ce1">
            <text:p>159</text:p>
          </table:table-cell>
          <table:table-cell office:value-type="float" office:value="120" table:style-name="ce1">
            <text:p>12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36" table:style-name="ce1">
            <text:p>136</text:p>
          </table:table-cell>
          <table:table-cell table:number-columns-repeated="1633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21" table:style-name="ce1">
            <text:p>521</text:p>
          </table:table-cell>
          <table:table-cell office:value-type="float" office:value="2871" table:style-name="ce1">
            <text:p>2871</text:p>
          </table:table-cell>
          <table:table-cell office:value-type="float" office:value="140" table:style-name="ce1">
            <text:p>140</text:p>
          </table:table-cell>
          <table:table-cell office:value-type="float" office:value="64" table:style-name="ce1">
            <text:p>64</text:p>
          </table:table-cell>
          <table:table-cell office:value-type="float" office:value="3075" table:style-name="ce1">
            <text:p>3075</text:p>
          </table:table-cell>
          <table:table-cell office:value-type="float" office:value="242" table:style-name="ce1">
            <text:p>242</text:p>
          </table:table-cell>
          <table:table-cell office:value-type="float" office:value="194" table:style-name="ce1">
            <text:p>194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15" table:style-name="ce1">
            <text:p>215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400" table:style-name="ce1">
            <text:p>400</text:p>
          </table:table-cell>
          <table:table-cell office:value-type="float" office:value="2310" table:style-name="ce1">
            <text:p>2310</text:p>
          </table:table-cell>
          <table:table-cell office:value-type="float" office:value="113" table:style-name="ce1">
            <text:p>113</text:p>
          </table:table-cell>
          <table:table-cell office:value-type="float" office:value="52" table:style-name="ce1">
            <text:p>52</text:p>
          </table:table-cell>
          <table:table-cell office:value-type="float" office:value="2475" table:style-name="ce1">
            <text:p>2475</text:p>
          </table:table-cell>
          <table:table-cell office:value-type="float" office:value="211" table:style-name="ce1">
            <text:p>211</text:p>
          </table:table-cell>
          <table:table-cell office:value-type="float" office:value="174" table:style-name="ce1">
            <text:p>174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455" table:style-name="ce1">
            <text:p>455</text:p>
          </table:table-cell>
          <table:table-cell office:value-type="float" office:value="2614" table:style-name="ce1">
            <text:p>2614</text:p>
          </table:table-cell>
          <table:table-cell office:value-type="float" office:value="144" table:style-name="ce1">
            <text:p>144</text:p>
          </table:table-cell>
          <table:table-cell office:value-type="float" office:value="53" table:style-name="ce1">
            <text:p>53</text:p>
          </table:table-cell>
          <table:table-cell office:value-type="float" office:value="2811" table:style-name="ce1">
            <text:p>2811</text:p>
          </table:table-cell>
          <table:table-cell office:value-type="float" office:value="256" table:style-name="ce1">
            <text:p>256</text:p>
          </table:table-cell>
          <table:table-cell office:value-type="float" office:value="209" table:style-name="ce1">
            <text:p>209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21" table:style-name="ce1">
            <text:p>221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306" table:style-name="ce1">
            <text:p>306</text:p>
          </table:table-cell>
          <table:table-cell office:value-type="float" office:value="1789" table:style-name="ce1">
            <text:p>1789</text:p>
          </table:table-cell>
          <table:table-cell office:value-type="float" office:value="113" table:style-name="ce1">
            <text:p>113</text:p>
          </table:table-cell>
          <table:table-cell office:value-type="float" office:value="58" table:style-name="ce1">
            <text:p>58</text:p>
          </table:table-cell>
          <table:table-cell office:value-type="float" office:value="1960" table:style-name="ce1">
            <text:p>1960</text:p>
          </table:table-cell>
          <table:table-cell office:value-type="float" office:value="140" table:style-name="ce1">
            <text:p>140</text:p>
          </table:table-cell>
          <table:table-cell office:value-type="float" office:value="112" table:style-name="ce1">
            <text:p>11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22" table:style-name="ce1">
            <text:p>122</text:p>
          </table:table-cell>
          <table:table-cell table:number-columns-repeated="1633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58" table:style-name="ce1">
            <text:p>558</text:p>
          </table:table-cell>
          <table:table-cell office:value-type="float" office:value="3152" table:style-name="ce1">
            <text:p>3152</text:p>
          </table:table-cell>
          <table:table-cell office:value-type="float" office:value="146" table:style-name="ce1">
            <text:p>146</text:p>
          </table:table-cell>
          <table:table-cell office:value-type="float" office:value="74" table:style-name="ce1">
            <text:p>74</text:p>
          </table:table-cell>
          <table:table-cell office:value-type="float" office:value="3372" table:style-name="ce1">
            <text:p>3372</text:p>
          </table:table-cell>
          <table:table-cell office:value-type="float" office:value="334" table:style-name="ce1">
            <text:p>334</text:p>
          </table:table-cell>
          <table:table-cell office:value-type="float" office:value="281" table:style-name="ce1">
            <text:p>281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97" table:style-name="ce1">
            <text:p>297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46" table:style-name="ce1">
            <text:p>446</text:p>
          </table:table-cell>
          <table:table-cell office:value-type="float" office:value="2509" table:style-name="ce1">
            <text:p>2509</text:p>
          </table:table-cell>
          <table:table-cell office:value-type="float" office:value="121" table:style-name="ce1">
            <text:p>121</text:p>
          </table:table-cell>
          <table:table-cell office:value-type="float" office:value="59" table:style-name="ce1">
            <text:p>59</text:p>
          </table:table-cell>
          <table:table-cell office:value-type="float" office:value="2689" table:style-name="ce1">
            <text:p>2689</text:p>
          </table:table-cell>
          <table:table-cell office:value-type="float" office:value="260" table:style-name="ce1">
            <text:p>260</text:p>
          </table:table-cell>
          <table:table-cell office:value-type="float" office:value="199" table:style-name="ce1">
            <text:p>199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214" table:style-name="ce1">
            <text:p>214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4" table:style-name="ce1">
            <text:p>504</text:p>
          </table:table-cell>
          <table:table-cell office:value-type="float" office:value="2860" table:style-name="ce1">
            <text:p>2860</text:p>
          </table:table-cell>
          <table:table-cell office:value-type="float" office:value="155" table:style-name="ce1">
            <text:p>155</text:p>
          </table:table-cell>
          <table:table-cell office:value-type="float" office:value="57" table:style-name="ce1">
            <text:p>57</text:p>
          </table:table-cell>
          <table:table-cell office:value-type="float" office:value="3072" table:style-name="ce1">
            <text:p>3072</text:p>
          </table:table-cell>
          <table:table-cell office:value-type="float" office:value="310" table:style-name="ce1">
            <text:p>310</text:p>
          </table:table-cell>
          <table:table-cell office:value-type="float" office:value="246" table:style-name="ce1">
            <text:p>24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261" table:style-name="ce1">
            <text:p>261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333" table:style-name="ce1">
            <text:p>333</text:p>
          </table:table-cell>
          <table:table-cell office:value-type="float" office:value="1929" table:style-name="ce1">
            <text:p>1929</text:p>
          </table:table-cell>
          <table:table-cell office:value-type="float" office:value="118" table:style-name="ce1">
            <text:p>118</text:p>
          </table:table-cell>
          <table:table-cell office:value-type="float" office:value="59" table:style-name="ce1">
            <text:p>59</text:p>
          </table:table-cell>
          <table:table-cell office:value-type="float" office:value="2106" table:style-name="ce1">
            <text:p>2106</text:p>
          </table:table-cell>
          <table:table-cell office:value-type="float" office:value="173" table:style-name="ce1">
            <text:p>173</text:p>
          </table:table-cell>
          <table:table-cell office:value-type="float" office:value="140" table:style-name="ce1">
            <text:p>14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table:number-columns-repeated="1633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01" table:style-name="ce1">
            <text:p>601</text:p>
          </table:table-cell>
          <table:table-cell office:value-type="float" office:value="3403" table:style-name="ce1">
            <text:p>3403</text:p>
          </table:table-cell>
          <table:table-cell office:value-type="float" office:value="165" table:style-name="ce1">
            <text:p>165</text:p>
          </table:table-cell>
          <table:table-cell office:value-type="float" office:value="77" table:style-name="ce1">
            <text:p>77</text:p>
          </table:table-cell>
          <table:table-cell office:value-type="float" office:value="3645" table:style-name="ce1">
            <text:p>3645</text:p>
          </table:table-cell>
          <table:table-cell office:value-type="float" office:value="316" table:style-name="ce1">
            <text:p>316</text:p>
          </table:table-cell>
          <table:table-cell office:value-type="float" office:value="251" table:style-name="ce1">
            <text:p>251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73" table:style-name="ce1">
            <text:p>273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477" table:style-name="ce1">
            <text:p>477</text:p>
          </table:table-cell>
          <table:table-cell office:value-type="float" office:value="2722" table:style-name="ce1">
            <text:p>2722</text:p>
          </table:table-cell>
          <table:table-cell office:value-type="float" office:value="131" table:style-name="ce1">
            <text:p>131</text:p>
          </table:table-cell>
          <table:table-cell office:value-type="float" office:value="63" table:style-name="ce1">
            <text:p>63</text:p>
          </table:table-cell>
          <table:table-cell office:value-type="float" office:value="2916" table:style-name="ce1">
            <text:p>2916</text:p>
          </table:table-cell>
          <table:table-cell office:value-type="float" office:value="258" table:style-name="ce1">
            <text:p>258</text:p>
          </table:table-cell>
          <table:table-cell office:value-type="float" office:value="213" table:style-name="ce1">
            <text:p>213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227" table:style-name="ce1">
            <text:p>227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59" table:style-name="ce1">
            <text:p>559</text:p>
          </table:table-cell>
          <table:table-cell office:value-type="float" office:value="3089" table:style-name="ce1">
            <text:p>3089</text:p>
          </table:table-cell>
          <table:table-cell office:value-type="float" office:value="170" table:style-name="ce1">
            <text:p>170</text:p>
          </table:table-cell>
          <table:table-cell office:value-type="float" office:value="63" table:style-name="ce1">
            <text:p>63</text:p>
          </table:table-cell>
          <table:table-cell office:value-type="float" office:value="3322" table:style-name="ce1">
            <text:p>3322</text:p>
          </table:table-cell>
          <table:table-cell office:value-type="float" office:value="305" table:style-name="ce1">
            <text:p>305</text:p>
          </table:table-cell>
          <table:table-cell office:value-type="float" office:value="229" table:style-name="ce1">
            <text:p>229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355" table:style-name="ce1">
            <text:p>355</text:p>
          </table:table-cell>
          <table:table-cell office:value-type="float" office:value="2076" table:style-name="ce1">
            <text:p>2076</text:p>
          </table:table-cell>
          <table:table-cell office:value-type="float" office:value="125" table:style-name="ce1">
            <text:p>125</text:p>
          </table:table-cell>
          <table:table-cell office:value-type="float" office:value="63" table:style-name="ce1">
            <text:p>63</text:p>
          </table:table-cell>
          <table:table-cell office:value-type="float" office:value="2264" table:style-name="ce1">
            <text:p>2264</text:p>
          </table:table-cell>
          <table:table-cell office:value-type="float" office:value="180" table:style-name="ce1">
            <text:p>180</text:p>
          </table:table-cell>
          <table:table-cell office:value-type="float" office:value="147" table:style-name="ce1">
            <text:p>147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1633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69" table:style-name="ce1">
            <text:p>669</text:p>
          </table:table-cell>
          <table:table-cell office:value-type="float" office:value="3713" table:style-name="ce1">
            <text:p>3713</text:p>
          </table:table-cell>
          <table:table-cell office:value-type="float" office:value="180" table:style-name="ce1">
            <text:p>180</text:p>
          </table:table-cell>
          <table:table-cell office:value-type="float" office:value="83" table:style-name="ce1">
            <text:p>83</text:p>
          </table:table-cell>
          <table:table-cell office:value-type="float" office:value="3976" table:style-name="ce1">
            <text:p>3976</text:p>
          </table:table-cell>
          <table:table-cell office:value-type="float" office:value="399" table:style-name="ce1">
            <text:p>399</text:p>
          </table:table-cell>
          <table:table-cell office:value-type="float" office:value="310" table:style-name="ce1">
            <text:p>31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331" table:style-name="ce1">
            <text:p>331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523" table:style-name="ce1">
            <text:p>523</text:p>
          </table:table-cell>
          <table:table-cell office:value-type="float" office:value="2983" table:style-name="ce1">
            <text:p>2983</text:p>
          </table:table-cell>
          <table:table-cell office:value-type="float" office:value="142" table:style-name="ce1">
            <text:p>142</text:p>
          </table:table-cell>
          <table:table-cell office:value-type="float" office:value="67" table:style-name="ce1">
            <text:p>67</text:p>
          </table:table-cell>
          <table:table-cell office:value-type="float" office:value="3192" table:style-name="ce1">
            <text:p>3192</text:p>
          </table:table-cell>
          <table:table-cell office:value-type="float" office:value="322" table:style-name="ce1">
            <text:p>322</text:p>
          </table:table-cell>
          <table:table-cell office:value-type="float" office:value="261" table:style-name="ce1">
            <text:p>261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276" table:style-name="ce1">
            <text:p>276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621" table:style-name="ce1">
            <text:p>621</text:p>
          </table:table-cell>
          <table:table-cell office:value-type="float" office:value="3381" table:style-name="ce1">
            <text:p>3381</text:p>
          </table:table-cell>
          <table:table-cell office:value-type="float" office:value="184" table:style-name="ce1">
            <text:p>184</text:p>
          </table:table-cell>
          <table:table-cell office:value-type="float" office:value="68" table:style-name="ce1">
            <text:p>68</text:p>
          </table:table-cell>
          <table:table-cell office:value-type="float" office:value="3633" table:style-name="ce1">
            <text:p>3633</text:p>
          </table:table-cell>
          <table:table-cell office:value-type="float" office:value="373" table:style-name="ce1">
            <text:p>373</text:p>
          </table:table-cell>
          <table:table-cell office:value-type="float" office:value="292" table:style-name="ce1">
            <text:p>292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311" table:style-name="ce1">
            <text:p>311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387" table:style-name="ce1">
            <text:p>387</text:p>
          </table:table-cell>
          <table:table-cell office:value-type="float" office:value="2252" table:style-name="ce1">
            <text:p>2252</text:p>
          </table:table-cell>
          <table:table-cell office:value-type="float" office:value="132" table:style-name="ce1">
            <text:p>132</text:p>
          </table:table-cell>
          <table:table-cell office:value-type="float" office:value="66" table:style-name="ce1">
            <text:p>66</text:p>
          </table:table-cell>
          <table:table-cell office:value-type="float" office:value="2450" table:style-name="ce1">
            <text:p>2450</text:p>
          </table:table-cell>
          <table:table-cell office:value-type="float" office:value="218" table:style-name="ce1">
            <text:p>218</text:p>
          </table:table-cell>
          <table:table-cell office:value-type="float" office:value="176" table:style-name="ce1">
            <text:p>17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86" table:style-name="ce1">
            <text:p>186</text:p>
          </table:table-cell>
          <table:table-cell table:number-columns-repeated="1633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05" table:style-name="ce1">
            <text:p>705</text:p>
          </table:table-cell>
          <table:table-cell office:value-type="float" office:value="3986" table:style-name="ce1">
            <text:p>3986</text:p>
          </table:table-cell>
          <table:table-cell office:value-type="float" office:value="190" table:style-name="ce1">
            <text:p>190</text:p>
          </table:table-cell>
          <table:table-cell office:value-type="float" office:value="98" table:style-name="ce1">
            <text:p>98</text:p>
          </table:table-cell>
          <table:table-cell office:value-type="float" office:value="4274" table:style-name="ce1">
            <text:p>4274</text:p>
          </table:table-cell>
          <table:table-cell office:value-type="float" office:value="334" table:style-name="ce1">
            <text:p>334</text:p>
          </table:table-cell>
          <table:table-cell office:value-type="float" office:value="273" table:style-name="ce1">
            <text:p>273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98" table:style-name="ce1">
            <text:p>298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569" table:style-name="ce1">
            <text:p>569</text:p>
          </table:table-cell>
          <table:table-cell office:value-type="float" office:value="3191" table:style-name="ce1">
            <text:p>3191</text:p>
          </table:table-cell>
          <table:table-cell office:value-type="float" office:value="151" table:style-name="ce1">
            <text:p>151</text:p>
          </table:table-cell>
          <table:table-cell office:value-type="float" office:value="75" table:style-name="ce1">
            <text:p>75</text:p>
          </table:table-cell>
          <table:table-cell office:value-type="float" office:value="3417" table:style-name="ce1">
            <text:p>3417</text:p>
          </table:table-cell>
          <table:table-cell office:value-type="float" office:value="271" table:style-name="ce1">
            <text:p>271</text:p>
          </table:table-cell>
          <table:table-cell office:value-type="float" office:value="208" table:style-name="ce1">
            <text:p>20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650" table:style-name="ce1">
            <text:p>650</text:p>
          </table:table-cell>
          <table:table-cell office:value-type="float" office:value="3670" table:style-name="ce1">
            <text:p>3670</text:p>
          </table:table-cell>
          <table:table-cell office:value-type="float" office:value="200" table:style-name="ce1">
            <text:p>200</text:p>
          </table:table-cell>
          <table:table-cell office:value-type="float" office:value="71" table:style-name="ce1">
            <text:p>71</text:p>
          </table:table-cell>
          <table:table-cell office:value-type="float" office:value="3941" table:style-name="ce1">
            <text:p>3941</text:p>
          </table:table-cell>
          <table:table-cell office:value-type="float" office:value="337" table:style-name="ce1">
            <text:p>337</text:p>
          </table:table-cell>
          <table:table-cell office:value-type="float" office:value="289" table:style-name="ce1">
            <text:p>289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308" table:style-name="ce1">
            <text:p>308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417" table:style-name="ce1">
            <text:p>417</text:p>
          </table:table-cell>
          <table:table-cell office:value-type="float" office:value="2423" table:style-name="ce1">
            <text:p>2423</text:p>
          </table:table-cell>
          <table:table-cell office:value-type="float" office:value="138" table:style-name="ce1">
            <text:p>138</text:p>
          </table:table-cell>
          <table:table-cell office:value-type="float" office:value="68" table:style-name="ce1">
            <text:p>68</text:p>
          </table:table-cell>
          <table:table-cell office:value-type="float" office:value="2629" table:style-name="ce1">
            <text:p>2629</text:p>
          </table:table-cell>
          <table:table-cell office:value-type="float" office:value="209" table:style-name="ce1">
            <text:p>209</text:p>
          </table:table-cell>
          <table:table-cell office:value-type="float" office:value="171" table:style-name="ce1">
            <text:p>17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79" table:style-name="ce1">
            <text:p>179</text:p>
          </table:table-cell>
          <table:table-cell table:number-columns-repeated="1633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38" table:style-name="ce1">
            <text:p>738</text:p>
          </table:table-cell>
          <table:table-cell office:value-type="float" office:value="4361" table:style-name="ce1">
            <text:p>4361</text:p>
          </table:table-cell>
          <table:table-cell office:value-type="float" office:value="207" table:style-name="ce1">
            <text:p>207</text:p>
          </table:table-cell>
          <table:table-cell office:value-type="float" office:value="107" table:style-name="ce1">
            <text:p>107</text:p>
          </table:table-cell>
          <table:table-cell office:value-type="float" office:value="4675" table:style-name="ce1">
            <text:p>4675</text:p>
          </table:table-cell>
          <table:table-cell office:value-type="float" office:value="434" table:style-name="ce1">
            <text:p>434</text:p>
          </table:table-cell>
          <table:table-cell office:value-type="float" office:value="375" table:style-name="ce1">
            <text:p>375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401" table:style-name="ce1">
            <text:p>401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625" table:style-name="ce1">
            <text:p>625</text:p>
          </table:table-cell>
          <table:table-cell office:value-type="float" office:value="3463" table:style-name="ce1">
            <text:p>3463</text:p>
          </table:table-cell>
          <table:table-cell office:value-type="float" office:value="167" table:style-name="ce1">
            <text:p>167</text:p>
          </table:table-cell>
          <table:table-cell office:value-type="float" office:value="81" table:style-name="ce1">
            <text:p>81</text:p>
          </table:table-cell>
          <table:table-cell office:value-type="float" office:value="3711" table:style-name="ce1">
            <text:p>3711</text:p>
          </table:table-cell>
          <table:table-cell office:value-type="float" office:value="350" table:style-name="ce1">
            <text:p>350</text:p>
          </table:table-cell>
          <table:table-cell office:value-type="float" office:value="272" table:style-name="ce1">
            <text:p>272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294" table:style-name="ce1">
            <text:p>294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718" table:style-name="ce1">
            <text:p>718</text:p>
          </table:table-cell>
          <table:table-cell office:value-type="float" office:value="3991" table:style-name="ce1">
            <text:p>3991</text:p>
          </table:table-cell>
          <table:table-cell office:value-type="float" office:value="220" table:style-name="ce1">
            <text:p>220</text:p>
          </table:table-cell>
          <table:table-cell office:value-type="float" office:value="76" table:style-name="ce1">
            <text:p>76</text:p>
          </table:table-cell>
          <table:table-cell office:value-type="float" office:value="4287" table:style-name="ce1">
            <text:p>4287</text:p>
          </table:table-cell>
          <table:table-cell office:value-type="float" office:value="414" table:style-name="ce1">
            <text:p>414</text:p>
          </table:table-cell>
          <table:table-cell office:value-type="float" office:value="321" table:style-name="ce1">
            <text:p>32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346" table:style-name="ce1">
            <text:p>346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448" table:style-name="ce1">
            <text:p>448</text:p>
          </table:table-cell>
          <table:table-cell office:value-type="float" office:value="2629" table:style-name="ce1">
            <text:p>2629</text:p>
          </table:table-cell>
          <table:table-cell office:value-type="float" office:value="153" table:style-name="ce1">
            <text:p>153</text:p>
          </table:table-cell>
          <table:table-cell office:value-type="float" office:value="73" table:style-name="ce1">
            <text:p>73</text:p>
          </table:table-cell>
          <table:table-cell office:value-type="float" office:value="2855" table:style-name="ce1">
            <text:p>2855</text:p>
          </table:table-cell>
          <table:table-cell office:value-type="float" office:value="257" table:style-name="ce1">
            <text:p>257</text:p>
          </table:table-cell>
          <table:table-cell office:value-type="float" office:value="206" table:style-name="ce1">
            <text:p>20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26" table:style-name="ce1">
            <text:p>226</text:p>
          </table:table-cell>
          <table:table-cell table:number-columns-repeated="1633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72" table:style-name="ce1">
            <text:p>772</text:p>
          </table:table-cell>
          <table:table-cell office:value-type="float" office:value="4691" table:style-name="ce1">
            <text:p>4691</text:p>
          </table:table-cell>
          <table:table-cell office:value-type="float" office:value="227" table:style-name="ce1">
            <text:p>227</text:p>
          </table:table-cell>
          <table:table-cell office:value-type="float" office:value="120" table:style-name="ce1">
            <text:p>120</text:p>
          </table:table-cell>
          <table:table-cell office:value-type="float" office:value="5038" table:style-name="ce1">
            <text:p>5038</text:p>
          </table:table-cell>
          <table:table-cell office:value-type="float" office:value="397" table:style-name="ce1">
            <text:p>397</text:p>
          </table:table-cell>
          <table:table-cell office:value-type="float" office:value="330" table:style-name="ce1">
            <text:p>33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363" table:style-name="ce1">
            <text:p>36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671" table:style-name="ce1">
            <text:p>671</text:p>
          </table:table-cell>
          <table:table-cell office:value-type="float" office:value="3691" table:style-name="ce1">
            <text:p>3691</text:p>
          </table:table-cell>
          <table:table-cell office:value-type="float" office:value="176" table:style-name="ce1">
            <text:p>176</text:p>
          </table:table-cell>
          <table:table-cell office:value-type="float" office:value="90" table:style-name="ce1">
            <text:p>90</text:p>
          </table:table-cell>
          <table:table-cell office:value-type="float" office:value="3957" table:style-name="ce1">
            <text:p>3957</text:p>
          </table:table-cell>
          <table:table-cell office:value-type="float" office:value="292" table:style-name="ce1">
            <text:p>292</text:p>
          </table:table-cell>
          <table:table-cell office:value-type="float" office:value="228" table:style-name="ce1">
            <text:p>22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46" table:style-name="ce1">
            <text:p>24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70" table:style-name="ce1">
            <text:p>770</text:p>
          </table:table-cell>
          <table:table-cell office:value-type="float" office:value="4302" table:style-name="ce1">
            <text:p>4302</text:p>
          </table:table-cell>
          <table:table-cell office:value-type="float" office:value="237" table:style-name="ce1">
            <text:p>237</text:p>
          </table:table-cell>
          <table:table-cell office:value-type="float" office:value="86" table:style-name="ce1">
            <text:p>86</text:p>
          </table:table-cell>
          <table:table-cell office:value-type="float" office:value="4625" table:style-name="ce1">
            <text:p>4625</text:p>
          </table:table-cell>
          <table:table-cell office:value-type="float" office:value="390" table:style-name="ce1">
            <text:p>390</text:p>
          </table:table-cell>
          <table:table-cell office:value-type="float" office:value="311" table:style-name="ce1">
            <text:p>311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338" table:style-name="ce1">
            <text:p>338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9" table:style-name="ce1">
            <text:p>489</text:p>
          </table:table-cell>
          <table:table-cell office:value-type="float" office:value="2829" table:style-name="ce1">
            <text:p>2829</text:p>
          </table:table-cell>
          <table:table-cell office:value-type="float" office:value="164" table:style-name="ce1">
            <text:p>164</text:p>
          </table:table-cell>
          <table:table-cell office:value-type="float" office:value="82" table:style-name="ce1">
            <text:p>82</text:p>
          </table:table-cell>
          <table:table-cell office:value-type="float" office:value="3075" table:style-name="ce1">
            <text:p>3075</text:p>
          </table:table-cell>
          <table:table-cell office:value-type="float" office:value="261" table:style-name="ce1">
            <text:p>261</text:p>
          </table:table-cell>
          <table:table-cell office:value-type="float" office:value="200" table:style-name="ce1">
            <text:p>200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20" table:style-name="ce1">
            <text:p>220</text:p>
          </table:table-cell>
          <table:table-cell table:number-columns-repeated="1633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57" table:style-name="ce1">
            <text:p>857</text:p>
          </table:table-cell>
          <table:table-cell office:value-type="float" office:value="5079" table:style-name="ce1">
            <text:p>5079</text:p>
          </table:table-cell>
          <table:table-cell office:value-type="float" office:value="244" table:style-name="ce1">
            <text:p>244</text:p>
          </table:table-cell>
          <table:table-cell office:value-type="float" office:value="130" table:style-name="ce1">
            <text:p>130</text:p>
          </table:table-cell>
          <table:table-cell office:value-type="float" office:value="5453" table:style-name="ce1">
            <text:p>5453</text:p>
          </table:table-cell>
          <table:table-cell office:value-type="float" office:value="500" table:style-name="ce1">
            <text:p>500</text:p>
          </table:table-cell>
          <table:table-cell office:value-type="float" office:value="388" table:style-name="ce1">
            <text:p>388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415" table:style-name="ce1">
            <text:p>415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721" table:style-name="ce1">
            <text:p>721</text:p>
          </table:table-cell>
          <table:table-cell office:value-type="float" office:value="4021" table:style-name="ce1">
            <text:p>4021</text:p>
          </table:table-cell>
          <table:table-cell office:value-type="float" office:value="188" table:style-name="ce1">
            <text:p>188</text:p>
          </table:table-cell>
          <table:table-cell office:value-type="float" office:value="99" table:style-name="ce1">
            <text:p>99</text:p>
          </table:table-cell>
          <table:table-cell office:value-type="float" office:value="4308" table:style-name="ce1">
            <text:p>4308</text:p>
          </table:table-cell>
          <table:table-cell office:value-type="float" office:value="401" table:style-name="ce1">
            <text:p>401</text:p>
          </table:table-cell>
          <table:table-cell office:value-type="float" office:value="330" table:style-name="ce1">
            <text:p>330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351" table:style-name="ce1">
            <text:p>351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828" table:style-name="ce1">
            <text:p>828</text:p>
          </table:table-cell>
          <table:table-cell office:value-type="float" office:value="4682" table:style-name="ce1">
            <text:p>4682</text:p>
          </table:table-cell>
          <table:table-cell office:value-type="float" office:value="256" table:style-name="ce1">
            <text:p>256</text:p>
          </table:table-cell>
          <table:table-cell office:value-type="float" office:value="97" table:style-name="ce1">
            <text:p>97</text:p>
          </table:table-cell>
          <table:table-cell office:value-type="float" office:value="5035" table:style-name="ce1">
            <text:p>5035</text:p>
          </table:table-cell>
          <table:table-cell office:value-type="float" office:value="468" table:style-name="ce1">
            <text:p>468</text:p>
          </table:table-cell>
          <table:table-cell office:value-type="float" office:value="380" table:style-name="ce1">
            <text:p>380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410" table:style-name="ce1">
            <text:p>410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536" table:style-name="ce1">
            <text:p>536</text:p>
          </table:table-cell>
          <table:table-cell office:value-type="float" office:value="3044" table:style-name="ce1">
            <text:p>3044</text:p>
          </table:table-cell>
          <table:table-cell office:value-type="float" office:value="175" table:style-name="ce1">
            <text:p>175</text:p>
          </table:table-cell>
          <table:table-cell office:value-type="float" office:value="90" table:style-name="ce1">
            <text:p>90</text:p>
          </table:table-cell>
          <table:table-cell office:value-type="float" office:value="3309" table:style-name="ce1">
            <text:p>3309</text:p>
          </table:table-cell>
          <table:table-cell office:value-type="float" office:value="281" table:style-name="ce1">
            <text:p>281</text:p>
          </table:table-cell>
          <table:table-cell office:value-type="float" office:value="215" table:style-name="ce1">
            <text:p>215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234" table:style-name="ce1">
            <text:p>234</text:p>
          </table:table-cell>
          <table:table-cell table:number-columns-repeated="1633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37" table:style-name="ce1">
            <text:p>937</text:p>
          </table:table-cell>
          <table:table-cell office:value-type="float" office:value="5485" table:style-name="ce1">
            <text:p>5485</text:p>
          </table:table-cell>
          <table:table-cell office:value-type="float" office:value="263" table:style-name="ce1">
            <text:p>263</text:p>
          </table:table-cell>
          <table:table-cell office:value-type="float" office:value="138" table:style-name="ce1">
            <text:p>138</text:p>
          </table:table-cell>
          <table:table-cell office:value-type="float" office:value="5886" table:style-name="ce1">
            <text:p>5886</text:p>
          </table:table-cell>
          <table:table-cell office:value-type="float" office:value="513" table:style-name="ce1">
            <text:p>513</text:p>
          </table:table-cell>
          <table:table-cell office:value-type="float" office:value="406" table:style-name="ce1">
            <text:p>406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433" table:style-name="ce1">
            <text:p>433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766" table:style-name="ce1">
            <text:p>766</text:p>
          </table:table-cell>
          <table:table-cell office:value-type="float" office:value="4287" table:style-name="ce1">
            <text:p>4287</text:p>
          </table:table-cell>
          <table:table-cell office:value-type="float" office:value="202" table:style-name="ce1">
            <text:p>202</text:p>
          </table:table-cell>
          <table:table-cell office:value-type="float" office:value="109" table:style-name="ce1">
            <text:p>109</text:p>
          </table:table-cell>
          <table:table-cell office:value-type="float" office:value="4598" table:style-name="ce1">
            <text:p>4598</text:p>
          </table:table-cell>
          <table:table-cell office:value-type="float" office:value="335" table:style-name="ce1">
            <text:p>335</text:p>
          </table:table-cell>
          <table:table-cell office:value-type="float" office:value="266" table:style-name="ce1">
            <text:p>266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90" table:style-name="ce1">
            <text:p>29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876" table:style-name="ce1">
            <text:p>876</text:p>
          </table:table-cell>
          <table:table-cell office:value-type="float" office:value="5090" table:style-name="ce1">
            <text:p>5090</text:p>
          </table:table-cell>
          <table:table-cell office:value-type="float" office:value="276" table:style-name="ce1">
            <text:p>276</text:p>
          </table:table-cell>
          <table:table-cell office:value-type="float" office:value="108" table:style-name="ce1">
            <text:p>108</text:p>
          </table:table-cell>
          <table:table-cell office:value-type="float" office:value="5474" table:style-name="ce1">
            <text:p>5474</text:p>
          </table:table-cell>
          <table:table-cell office:value-type="float" office:value="487" table:style-name="ce1">
            <text:p>487</text:p>
          </table:table-cell>
          <table:table-cell office:value-type="float" office:value="408" table:style-name="ce1">
            <text:p>408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439" table:style-name="ce1">
            <text:p>439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587" table:style-name="ce1">
            <text:p>587</text:p>
          </table:table-cell>
          <table:table-cell office:value-type="float" office:value="3291" table:style-name="ce1">
            <text:p>3291</text:p>
          </table:table-cell>
          <table:table-cell office:value-type="float" office:value="194" table:style-name="ce1">
            <text:p>194</text:p>
          </table:table-cell>
          <table:table-cell office:value-type="float" office:value="95" table:style-name="ce1">
            <text:p>95</text:p>
          </table:table-cell>
          <table:table-cell office:value-type="float" office:value="3580" table:style-name="ce1">
            <text:p>3580</text:p>
          </table:table-cell>
          <table:table-cell office:value-type="float" office:value="322" table:style-name="ce1">
            <text:p>322</text:p>
          </table:table-cell>
          <table:table-cell office:value-type="float" office:value="247" table:style-name="ce1">
            <text:p>247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271" table:style-name="ce1">
            <text:p>271</text:p>
          </table:table-cell>
          <table:table-cell table:number-columns-repeated="1633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005" table:style-name="ce1">
            <text:p>1005</text:p>
          </table:table-cell>
          <table:table-cell office:value-type="float" office:value="5990" table:style-name="ce1">
            <text:p>5990</text:p>
          </table:table-cell>
          <table:table-cell office:value-type="float" office:value="280" table:style-name="ce1">
            <text:p>280</text:p>
          </table:table-cell>
          <table:table-cell office:value-type="float" office:value="153" table:style-name="ce1">
            <text:p>153</text:p>
          </table:table-cell>
          <table:table-cell office:value-type="float" office:value="6423" table:style-name="ce1">
            <text:p>6423</text:p>
          </table:table-cell>
          <table:table-cell office:value-type="float" office:value="605" table:style-name="ce1">
            <text:p>605</text:p>
          </table:table-cell>
          <table:table-cell office:value-type="float" office:value="505" table:style-name="ce1">
            <text:p>505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537" table:style-name="ce1">
            <text:p>537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834" table:style-name="ce1">
            <text:p>834</text:p>
          </table:table-cell>
          <table:table-cell office:value-type="float" office:value="4708" table:style-name="ce1">
            <text:p>4708</text:p>
          </table:table-cell>
          <table:table-cell office:value-type="float" office:value="221" table:style-name="ce1">
            <text:p>221</text:p>
          </table:table-cell>
          <table:table-cell office:value-type="float" office:value="116" table:style-name="ce1">
            <text:p>116</text:p>
          </table:table-cell>
          <table:table-cell office:value-type="float" office:value="5045" table:style-name="ce1">
            <text:p>5045</text:p>
          </table:table-cell>
          <table:table-cell office:value-type="float" office:value="515" table:style-name="ce1">
            <text:p>515</text:p>
          </table:table-cell>
          <table:table-cell office:value-type="float" office:value="421" table:style-name="ce1">
            <text:p>421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447" table:style-name="ce1">
            <text:p>447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949" table:style-name="ce1">
            <text:p>949</text:p>
          </table:table-cell>
          <table:table-cell office:value-type="float" office:value="5554" table:style-name="ce1">
            <text:p>5554</text:p>
          </table:table-cell>
          <table:table-cell office:value-type="float" office:value="291" table:style-name="ce1">
            <text:p>291</text:p>
          </table:table-cell>
          <table:table-cell office:value-type="float" office:value="120" table:style-name="ce1">
            <text:p>120</text:p>
          </table:table-cell>
          <table:table-cell office:value-type="float" office:value="5965" table:style-name="ce1">
            <text:p>5965</text:p>
          </table:table-cell>
          <table:table-cell office:value-type="float" office:value="564" table:style-name="ce1">
            <text:p>564</text:p>
          </table:table-cell>
          <table:table-cell office:value-type="float" office:value="464" table:style-name="ce1">
            <text:p>464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491" table:style-name="ce1">
            <text:p>491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30" table:style-name="ce1">
            <text:p>630</text:p>
          </table:table-cell>
          <table:table-cell office:value-type="float" office:value="3555" table:style-name="ce1">
            <text:p>3555</text:p>
          </table:table-cell>
          <table:table-cell office:value-type="float" office:value="209" table:style-name="ce1">
            <text:p>209</text:p>
          </table:table-cell>
          <table:table-cell office:value-type="float" office:value="105" table:style-name="ce1">
            <text:p>105</text:p>
          </table:table-cell>
          <table:table-cell office:value-type="float" office:value="3869" table:style-name="ce1">
            <text:p>3869</text:p>
          </table:table-cell>
          <table:table-cell office:value-type="float" office:value="332" table:style-name="ce1">
            <text:p>332</text:p>
          </table:table-cell>
          <table:table-cell office:value-type="float" office:value="264" table:style-name="ce1">
            <text:p>264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89" table:style-name="ce1">
            <text:p>289</text:p>
          </table:table-cell>
          <table:table-cell table:number-columns-repeated="1633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095" table:style-name="ce1">
            <text:p>1095</text:p>
          </table:table-cell>
          <table:table-cell office:value-type="float" office:value="6440" table:style-name="ce1">
            <text:p>6440</text:p>
          </table:table-cell>
          <table:table-cell office:value-type="float" office:value="308" table:style-name="ce1">
            <text:p>308</text:p>
          </table:table-cell>
          <table:table-cell office:value-type="float" office:value="167" table:style-name="ce1">
            <text:p>167</text:p>
          </table:table-cell>
          <table:table-cell office:value-type="float" office:value="6915" table:style-name="ce1">
            <text:p>6915</text:p>
          </table:table-cell>
          <table:table-cell office:value-type="float" office:value="582" table:style-name="ce1">
            <text:p>582</text:p>
          </table:table-cell>
          <table:table-cell office:value-type="float" office:value="450" table:style-name="ce1">
            <text:p>450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492" table:style-name="ce1">
            <text:p>492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894" table:style-name="ce1">
            <text:p>894</text:p>
          </table:table-cell>
          <table:table-cell office:value-type="float" office:value="5047" table:style-name="ce1">
            <text:p>5047</text:p>
          </table:table-cell>
          <table:table-cell office:value-type="float" office:value="238" table:style-name="ce1">
            <text:p>238</text:p>
          </table:table-cell>
          <table:table-cell office:value-type="float" office:value="132" table:style-name="ce1">
            <text:p>132</text:p>
          </table:table-cell>
          <table:table-cell office:value-type="float" office:value="5417" table:style-name="ce1">
            <text:p>5417</text:p>
          </table:table-cell>
          <table:table-cell office:value-type="float" office:value="432" table:style-name="ce1">
            <text:p>432</text:p>
          </table:table-cell>
          <table:table-cell office:value-type="float" office:value="339" table:style-name="ce1">
            <text:p>339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372" table:style-name="ce1">
            <text:p>372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1005" table:style-name="ce1">
            <text:p>1005</text:p>
          </table:table-cell>
          <table:table-cell office:value-type="float" office:value="6012" table:style-name="ce1">
            <text:p>6012</text:p>
          </table:table-cell>
          <table:table-cell office:value-type="float" office:value="326" table:style-name="ce1">
            <text:p>326</text:p>
          </table:table-cell>
          <table:table-cell office:value-type="float" office:value="133" table:style-name="ce1">
            <text:p>133</text:p>
          </table:table-cell>
          <table:table-cell office:value-type="float" office:value="6471" table:style-name="ce1">
            <text:p>6471</text:p>
          </table:table-cell>
          <table:table-cell office:value-type="float" office:value="562" table:style-name="ce1">
            <text:p>562</text:p>
          </table:table-cell>
          <table:table-cell office:value-type="float" office:value="458" table:style-name="ce1">
            <text:p>458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506" table:style-name="ce1">
            <text:p>506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694" table:style-name="ce1">
            <text:p>694</text:p>
          </table:table-cell>
          <table:table-cell office:value-type="float" office:value="3832" table:style-name="ce1">
            <text:p>3832</text:p>
          </table:table-cell>
          <table:table-cell office:value-type="float" office:value="226" table:style-name="ce1">
            <text:p>226</text:p>
          </table:table-cell>
          <table:table-cell office:value-type="float" office:value="113" table:style-name="ce1">
            <text:p>113</text:p>
          </table:table-cell>
          <table:table-cell office:value-type="float" office:value="4171" table:style-name="ce1">
            <text:p>4171</text:p>
          </table:table-cell>
          <table:table-cell office:value-type="float" office:value="366" table:style-name="ce1">
            <text:p>366</text:p>
          </table:table-cell>
          <table:table-cell office:value-type="float" office:value="277" table:style-name="ce1">
            <text:p>277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302" table:style-name="ce1">
            <text:p>302</text:p>
          </table:table-cell>
          <table:table-cell table:number-columns-repeated="1633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186" table:style-name="ce1">
            <text:p>1186</text:p>
          </table:table-cell>
          <table:table-cell office:value-type="float" office:value="6995" table:style-name="ce1">
            <text:p>6995</text:p>
          </table:table-cell>
          <table:table-cell office:value-type="float" office:value="329" table:style-name="ce1">
            <text:p>329</text:p>
          </table:table-cell>
          <table:table-cell office:value-type="float" office:value="176" table:style-name="ce1">
            <text:p>176</text:p>
          </table:table-cell>
          <table:table-cell office:value-type="float" office:value="7500" table:style-name="ce1">
            <text:p>7500</text:p>
          </table:table-cell>
          <table:table-cell office:value-type="float" office:value="676" table:style-name="ce1">
            <text:p>676</text:p>
          </table:table-cell>
          <table:table-cell office:value-type="float" office:value="555" table:style-name="ce1">
            <text:p>555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585" table:style-name="ce1">
            <text:p>585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66" table:style-name="ce1">
            <text:p>966</text:p>
          </table:table-cell>
          <table:table-cell office:value-type="float" office:value="5515" table:style-name="ce1">
            <text:p>5515</text:p>
          </table:table-cell>
          <table:table-cell office:value-type="float" office:value="262" table:style-name="ce1">
            <text:p>262</text:p>
          </table:table-cell>
          <table:table-cell office:value-type="float" office:value="144" table:style-name="ce1">
            <text:p>144</text:p>
          </table:table-cell>
          <table:table-cell office:value-type="float" office:value="5921" table:style-name="ce1">
            <text:p>5921</text:p>
          </table:table-cell>
          <table:table-cell office:value-type="float" office:value="576" table:style-name="ce1">
            <text:p>576</text:p>
          </table:table-cell>
          <table:table-cell office:value-type="float" office:value="468" table:style-name="ce1">
            <text:p>468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504" table:style-name="ce1">
            <text:p>504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090" table:style-name="ce1">
            <text:p>1090</text:p>
          </table:table-cell>
          <table:table-cell office:value-type="float" office:value="6513" table:style-name="ce1">
            <text:p>6513</text:p>
          </table:table-cell>
          <table:table-cell office:value-type="float" office:value="350" table:style-name="ce1">
            <text:p>350</text:p>
          </table:table-cell>
          <table:table-cell office:value-type="float" office:value="145" table:style-name="ce1">
            <text:p>145</text:p>
          </table:table-cell>
          <table:table-cell office:value-type="float" office:value="7008" table:style-name="ce1">
            <text:p>7008</text:p>
          </table:table-cell>
          <table:table-cell office:value-type="float" office:value="622" table:style-name="ce1">
            <text:p>622</text:p>
          </table:table-cell>
          <table:table-cell office:value-type="float" office:value="501" table:style-name="ce1">
            <text:p>501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537" table:style-name="ce1">
            <text:p>537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740" table:style-name="ce1">
            <text:p>740</text:p>
          </table:table-cell>
          <table:table-cell office:value-type="float" office:value="4126" table:style-name="ce1">
            <text:p>4126</text:p>
          </table:table-cell>
          <table:table-cell office:value-type="float" office:value="244" table:style-name="ce1">
            <text:p>244</text:p>
          </table:table-cell>
          <table:table-cell office:value-type="float" office:value="118" table:style-name="ce1">
            <text:p>118</text:p>
          </table:table-cell>
          <table:table-cell office:value-type="float" office:value="4488" table:style-name="ce1">
            <text:p>4488</text:p>
          </table:table-cell>
          <table:table-cell office:value-type="float" office:value="363" table:style-name="ce1">
            <text:p>363</text:p>
          </table:table-cell>
          <table:table-cell office:value-type="float" office:value="294" table:style-name="ce1">
            <text:p>294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317" table:style-name="ce1">
            <text:p>317</text:p>
          </table:table-cell>
          <table:table-cell table:number-columns-repeated="1633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273" table:style-name="ce1">
            <text:p>1273</text:p>
          </table:table-cell>
          <table:table-cell office:value-type="float" office:value="7560" table:style-name="ce1">
            <text:p>7560</text:p>
          </table:table-cell>
          <table:table-cell office:value-type="float" office:value="354" table:style-name="ce1">
            <text:p>354</text:p>
          </table:table-cell>
          <table:table-cell office:value-type="float" office:value="187" table:style-name="ce1">
            <text:p>187</text:p>
          </table:table-cell>
          <table:table-cell office:value-type="float" office:value="8101" table:style-name="ce1">
            <text:p>8101</text:p>
          </table:table-cell>
          <table:table-cell office:value-type="float" office:value="688" table:style-name="ce1">
            <text:p>688</text:p>
          </table:table-cell>
          <table:table-cell office:value-type="float" office:value="565" table:style-name="ce1">
            <text:p>565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601" table:style-name="ce1">
            <text:p>601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1030" table:style-name="ce1">
            <text:p>1030</text:p>
          </table:table-cell>
          <table:table-cell office:value-type="float" office:value="5903" table:style-name="ce1">
            <text:p>5903</text:p>
          </table:table-cell>
          <table:table-cell office:value-type="float" office:value="290" table:style-name="ce1">
            <text:p>290</text:p>
          </table:table-cell>
          <table:table-cell office:value-type="float" office:value="154" table:style-name="ce1">
            <text:p>154</text:p>
          </table:table-cell>
          <table:table-cell office:value-type="float" office:value="6347" table:style-name="ce1">
            <text:p>6347</text:p>
          </table:table-cell>
          <table:table-cell office:value-type="float" office:value="490" table:style-name="ce1">
            <text:p>490</text:p>
          </table:table-cell>
          <table:table-cell office:value-type="float" office:value="388" table:style-name="ce1">
            <text:p>388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426" table:style-name="ce1">
            <text:p>426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1186" table:style-name="ce1">
            <text:p>1186</text:p>
          </table:table-cell>
          <table:table-cell office:value-type="float" office:value="7074" table:style-name="ce1">
            <text:p>7074</text:p>
          </table:table-cell>
          <table:table-cell office:value-type="float" office:value="374" table:style-name="ce1">
            <text:p>374</text:p>
          </table:table-cell>
          <table:table-cell office:value-type="float" office:value="162" table:style-name="ce1">
            <text:p>162</text:p>
          </table:table-cell>
          <table:table-cell office:value-type="float" office:value="7610" table:style-name="ce1">
            <text:p>7610</text:p>
          </table:table-cell>
          <table:table-cell office:value-type="float" office:value="698" table:style-name="ce1">
            <text:p>698</text:p>
          </table:table-cell>
          <table:table-cell office:value-type="float" office:value="561" table:style-name="ce1">
            <text:p>561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602" table:style-name="ce1">
            <text:p>602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815" table:style-name="ce1">
            <text:p>815</text:p>
          </table:table-cell>
          <table:table-cell office:value-type="float" office:value="4452" table:style-name="ce1">
            <text:p>4452</text:p>
          </table:table-cell>
          <table:table-cell office:value-type="float" office:value="263" table:style-name="ce1">
            <text:p>263</text:p>
          </table:table-cell>
          <table:table-cell office:value-type="float" office:value="125" table:style-name="ce1">
            <text:p>125</text:p>
          </table:table-cell>
          <table:table-cell office:value-type="float" office:value="4840" table:style-name="ce1">
            <text:p>4840</text:p>
          </table:table-cell>
          <table:table-cell office:value-type="float" office:value="427" table:style-name="ce1">
            <text:p>427</text:p>
          </table:table-cell>
          <table:table-cell office:value-type="float" office:value="326" table:style-name="ce1">
            <text:p>326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352" table:style-name="ce1">
            <text:p>352</text:p>
          </table:table-cell>
          <table:table-cell table:number-columns-repeated="1633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344" table:style-name="ce1">
            <text:p>1344</text:p>
          </table:table-cell>
          <table:table-cell office:value-type="float" office:value="8115" table:style-name="ce1">
            <text:p>8115</text:p>
          </table:table-cell>
          <table:table-cell office:value-type="float" office:value="390" table:style-name="ce1">
            <text:p>390</text:p>
          </table:table-cell>
          <table:table-cell office:value-type="float" office:value="206" table:style-name="ce1">
            <text:p>206</text:p>
          </table:table-cell>
          <table:table-cell office:value-type="float" office:value="8711" table:style-name="ce1">
            <text:p>8711</text:p>
          </table:table-cell>
          <table:table-cell office:value-type="float" office:value="681" table:style-name="ce1">
            <text:p>681</text:p>
          </table:table-cell>
          <table:table-cell office:value-type="float" office:value="555" table:style-name="ce1">
            <text:p>555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610" table:style-name="ce1">
            <text:p>61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1143" table:style-name="ce1">
            <text:p>1143</text:p>
          </table:table-cell>
          <table:table-cell office:value-type="float" office:value="6429" table:style-name="ce1">
            <text:p>6429</text:p>
          </table:table-cell>
          <table:table-cell office:value-type="float" office:value="304" table:style-name="ce1">
            <text:p>304</text:p>
          </table:table-cell>
          <table:table-cell office:value-type="float" office:value="160" table:style-name="ce1">
            <text:p>160</text:p>
          </table:table-cell>
          <table:table-cell office:value-type="float" office:value="6893" table:style-name="ce1">
            <text:p>6893</text:p>
          </table:table-cell>
          <table:table-cell office:value-type="float" office:value="659" table:style-name="ce1">
            <text:p>659</text:p>
          </table:table-cell>
          <table:table-cell office:value-type="float" office:value="526" table:style-name="ce1">
            <text:p>526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546" table:style-name="ce1">
            <text:p>546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1292" table:style-name="ce1">
            <text:p>1292</text:p>
          </table:table-cell>
          <table:table-cell office:value-type="float" office:value="7622" table:style-name="ce1">
            <text:p>7622</text:p>
          </table:table-cell>
          <table:table-cell office:value-type="float" office:value="395" table:style-name="ce1">
            <text:p>395</text:p>
          </table:table-cell>
          <table:table-cell office:value-type="float" office:value="172" table:style-name="ce1">
            <text:p>172</text:p>
          </table:table-cell>
          <table:table-cell office:value-type="float" office:value="8189" table:style-name="ce1">
            <text:p>8189</text:p>
          </table:table-cell>
          <table:table-cell office:value-type="float" office:value="685" table:style-name="ce1">
            <text:p>685</text:p>
          </table:table-cell>
          <table:table-cell office:value-type="float" office:value="548" table:style-name="ce1">
            <text:p>548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579" table:style-name="ce1">
            <text:p>579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871" table:style-name="ce1">
            <text:p>871</text:p>
          </table:table-cell>
          <table:table-cell office:value-type="float" office:value="4834" table:style-name="ce1">
            <text:p>4834</text:p>
          </table:table-cell>
          <table:table-cell office:value-type="float" office:value="284" table:style-name="ce1">
            <text:p>284</text:p>
          </table:table-cell>
          <table:table-cell office:value-type="float" office:value="131" table:style-name="ce1">
            <text:p>131</text:p>
          </table:table-cell>
          <table:table-cell office:value-type="float" office:value="5249" table:style-name="ce1">
            <text:p>5249</text:p>
          </table:table-cell>
          <table:table-cell office:value-type="float" office:value="465" table:style-name="ce1">
            <text:p>465</text:p>
          </table:table-cell>
          <table:table-cell office:value-type="float" office:value="382" table:style-name="ce1">
            <text:p>382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409" table:style-name="ce1">
            <text:p>409</text:p>
          </table:table-cell>
          <table:table-cell table:number-columns-repeated="1633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454" table:style-name="ce1">
            <text:p>1454</text:p>
          </table:table-cell>
          <table:table-cell office:value-type="float" office:value="8754" table:style-name="ce1">
            <text:p>8754</text:p>
          </table:table-cell>
          <table:table-cell office:value-type="float" office:value="405" table:style-name="ce1">
            <text:p>405</text:p>
          </table:table-cell>
          <table:table-cell office:value-type="float" office:value="223" table:style-name="ce1">
            <text:p>223</text:p>
          </table:table-cell>
          <table:table-cell office:value-type="float" office:value="9382" table:style-name="ce1">
            <text:p>9382</text:p>
          </table:table-cell>
          <table:table-cell office:value-type="float" office:value="781" table:style-name="ce1">
            <text:p>781</text:p>
          </table:table-cell>
          <table:table-cell office:value-type="float" office:value="639" table:style-name="ce1">
            <text:p>639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671" table:style-name="ce1">
            <text:p>671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1238" table:style-name="ce1">
            <text:p>1238</text:p>
          </table:table-cell>
          <table:table-cell office:value-type="float" office:value="6879" table:style-name="ce1">
            <text:p>6879</text:p>
          </table:table-cell>
          <table:table-cell office:value-type="float" office:value="343" table:style-name="ce1">
            <text:p>343</text:p>
          </table:table-cell>
          <table:table-cell office:value-type="float" office:value="167" table:style-name="ce1">
            <text:p>167</text:p>
          </table:table-cell>
          <table:table-cell office:value-type="float" office:value="7389" table:style-name="ce1">
            <text:p>7389</text:p>
          </table:table-cell>
          <table:table-cell office:value-type="float" office:value="591" table:style-name="ce1">
            <text:p>591</text:p>
          </table:table-cell>
          <table:table-cell office:value-type="float" office:value="450" table:style-name="ce1">
            <text:p>450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496" table:style-name="ce1">
            <text:p>496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1413" table:style-name="ce1">
            <text:p>1413</text:p>
          </table:table-cell>
          <table:table-cell office:value-type="float" office:value="8271" table:style-name="ce1">
            <text:p>8271</text:p>
          </table:table-cell>
          <table:table-cell office:value-type="float" office:value="420" table:style-name="ce1">
            <text:p>420</text:p>
          </table:table-cell>
          <table:table-cell office:value-type="float" office:value="183" table:style-name="ce1">
            <text:p>183</text:p>
          </table:table-cell>
          <table:table-cell office:value-type="float" office:value="8874" table:style-name="ce1">
            <text:p>8874</text:p>
          </table:table-cell>
          <table:table-cell office:value-type="float" office:value="806" table:style-name="ce1">
            <text:p>806</text:p>
          </table:table-cell>
          <table:table-cell office:value-type="float" office:value="649" table:style-name="ce1">
            <text:p>649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685" table:style-name="ce1">
            <text:p>685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936" table:style-name="ce1">
            <text:p>936</text:p>
          </table:table-cell>
          <table:table-cell office:value-type="float" office:value="5239" table:style-name="ce1">
            <text:p>5239</text:p>
          </table:table-cell>
          <table:table-cell office:value-type="float" office:value="307" table:style-name="ce1">
            <text:p>307</text:p>
          </table:table-cell>
          <table:table-cell office:value-type="float" office:value="144" table:style-name="ce1">
            <text:p>144</text:p>
          </table:table-cell>
          <table:table-cell office:value-type="float" office:value="5690" table:style-name="ce1">
            <text:p>5690</text:p>
          </table:table-cell>
          <table:table-cell office:value-type="float" office:value="506" table:style-name="ce1">
            <text:p>506</text:p>
          </table:table-cell>
          <table:table-cell office:value-type="float" office:value="405" table:style-name="ce1">
            <text:p>405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441" table:style-name="ce1">
            <text:p>441</text:p>
          </table:table-cell>
          <table:table-cell table:number-columns-repeated="1633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592" table:style-name="ce1">
            <text:p>1592</text:p>
          </table:table-cell>
          <table:table-cell office:value-type="float" office:value="9423" table:style-name="ce1">
            <text:p>9423</text:p>
          </table:table-cell>
          <table:table-cell office:value-type="float" office:value="434" table:style-name="ce1">
            <text:p>434</text:p>
          </table:table-cell>
          <table:table-cell office:value-type="float" office:value="240" table:style-name="ce1">
            <text:p>240</text:p>
          </table:table-cell>
          <table:table-cell office:value-type="float" office:value="10097" table:style-name="ce1">
            <text:p>10097</text:p>
          </table:table-cell>
          <table:table-cell office:value-type="float" office:value="853" table:style-name="ce1">
            <text:p>853</text:p>
          </table:table-cell>
          <table:table-cell office:value-type="float" office:value="669" table:style-name="ce1">
            <text:p>669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715" table:style-name="ce1">
            <text:p>715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1359" table:style-name="ce1">
            <text:p>1359</text:p>
          </table:table-cell>
          <table:table-cell office:value-type="float" office:value="7518" table:style-name="ce1">
            <text:p>7518</text:p>
          </table:table-cell>
          <table:table-cell office:value-type="float" office:value="372" table:style-name="ce1">
            <text:p>372</text:p>
          </table:table-cell>
          <table:table-cell office:value-type="float" office:value="181" table:style-name="ce1">
            <text:p>181</text:p>
          </table:table-cell>
          <table:table-cell office:value-type="float" office:value="8071" table:style-name="ce1">
            <text:p>8071</text:p>
          </table:table-cell>
          <table:table-cell office:value-type="float" office:value="803" table:style-name="ce1">
            <text:p>803</text:p>
          </table:table-cell>
          <table:table-cell office:value-type="float" office:value="639" table:style-name="ce1">
            <text:p>639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682" table:style-name="ce1">
            <text:p>682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1550" table:style-name="ce1">
            <text:p>1550</text:p>
          </table:table-cell>
          <table:table-cell office:value-type="float" office:value="8924" table:style-name="ce1">
            <text:p>8924</text:p>
          </table:table-cell>
          <table:table-cell office:value-type="float" office:value="458" table:style-name="ce1">
            <text:p>458</text:p>
          </table:table-cell>
          <table:table-cell office:value-type="float" office:value="201" table:style-name="ce1">
            <text:p>201</text:p>
          </table:table-cell>
          <table:table-cell office:value-type="float" office:value="9583" table:style-name="ce1">
            <text:p>9583</text:p>
          </table:table-cell>
          <table:table-cell office:value-type="float" office:value="846" table:style-name="ce1">
            <text:p>846</text:p>
          </table:table-cell>
          <table:table-cell office:value-type="float" office:value="653" table:style-name="ce1">
            <text:p>653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709" table:style-name="ce1">
            <text:p>709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997" table:style-name="ce1">
            <text:p>997</text:p>
          </table:table-cell>
          <table:table-cell office:value-type="float" office:value="5710" table:style-name="ce1">
            <text:p>5710</text:p>
          </table:table-cell>
          <table:table-cell office:value-type="float" office:value="331" table:style-name="ce1">
            <text:p>331</text:p>
          </table:table-cell>
          <table:table-cell office:value-type="float" office:value="156" table:style-name="ce1">
            <text:p>156</text:p>
          </table:table-cell>
          <table:table-cell office:value-type="float" office:value="6197" table:style-name="ce1">
            <text:p>6197</text:p>
          </table:table-cell>
          <table:table-cell office:value-type="float" office:value="568" table:style-name="ce1">
            <text:p>568</text:p>
          </table:table-cell>
          <table:table-cell office:value-type="float" office:value="471" table:style-name="ce1">
            <text:p>471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507" table:style-name="ce1">
            <text:p>507</text:p>
          </table:table-cell>
          <table:table-cell table:number-columns-repeated="1633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755" table:style-name="ce1">
            <text:p>1755</text:p>
          </table:table-cell>
          <table:table-cell office:value-type="float" office:value="10168" table:style-name="ce1">
            <text:p>10168</text:p>
          </table:table-cell>
          <table:table-cell office:value-type="float" office:value="462" table:style-name="ce1">
            <text:p>462</text:p>
          </table:table-cell>
          <table:table-cell office:value-type="float" office:value="262" table:style-name="ce1">
            <text:p>262</text:p>
          </table:table-cell>
          <table:table-cell office:value-type="float" office:value="10892" table:style-name="ce1">
            <text:p>10892</text:p>
          </table:table-cell>
          <table:table-cell office:value-type="float" office:value="958" table:style-name="ce1">
            <text:p>958</text:p>
          </table:table-cell>
          <table:table-cell office:value-type="float" office:value="745" table:style-name="ce1">
            <text:p>745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795" table:style-name="ce1">
            <text:p>795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479" table:style-name="ce1">
            <text:p>1479</text:p>
          </table:table-cell>
          <table:table-cell office:value-type="float" office:value="8112" table:style-name="ce1">
            <text:p>8112</text:p>
          </table:table-cell>
          <table:table-cell office:value-type="float" office:value="407" table:style-name="ce1">
            <text:p>407</text:p>
          </table:table-cell>
          <table:table-cell office:value-type="float" office:value="194" table:style-name="ce1">
            <text:p>194</text:p>
          </table:table-cell>
          <table:table-cell office:value-type="float" office:value="8713" table:style-name="ce1">
            <text:p>8713</text:p>
          </table:table-cell>
          <table:table-cell office:value-type="float" office:value="762" table:style-name="ce1">
            <text:p>762</text:p>
          </table:table-cell>
          <table:table-cell office:value-type="float" office:value="594" table:style-name="ce1">
            <text:p>594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642" table:style-name="ce1">
            <text:p>64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694" table:style-name="ce1">
            <text:p>1694</text:p>
          </table:table-cell>
          <table:table-cell office:value-type="float" office:value="9664" table:style-name="ce1">
            <text:p>9664</text:p>
          </table:table-cell>
          <table:table-cell office:value-type="float" office:value="493" table:style-name="ce1">
            <text:p>493</text:p>
          </table:table-cell>
          <table:table-cell office:value-type="float" office:value="218" table:style-name="ce1">
            <text:p>218</text:p>
          </table:table-cell>
          <table:table-cell office:value-type="float" office:value="10375" table:style-name="ce1">
            <text:p>10375</text:p>
          </table:table-cell>
          <table:table-cell office:value-type="float" office:value="936" table:style-name="ce1">
            <text:p>936</text:p>
          </table:table-cell>
          <table:table-cell office:value-type="float" office:value="740" table:style-name="ce1">
            <text:p>740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office:value-type="float" office:value="792" table:style-name="ce1">
            <text:p>79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080" table:style-name="ce1">
            <text:p>1080</text:p>
          </table:table-cell>
          <table:table-cell office:value-type="float" office:value="6150" table:style-name="ce1">
            <text:p>6150</text:p>
          </table:table-cell>
          <table:table-cell office:value-type="float" office:value="347" table:style-name="ce1">
            <text:p>347</text:p>
          </table:table-cell>
          <table:table-cell office:value-type="float" office:value="168" table:style-name="ce1">
            <text:p>168</text:p>
          </table:table-cell>
          <table:table-cell office:value-type="float" office:value="6665" table:style-name="ce1">
            <text:p>6665</text:p>
          </table:table-cell>
          <table:table-cell office:value-type="float" office:value="551" table:style-name="ce1">
            <text:p>551</text:p>
          </table:table-cell>
          <table:table-cell office:value-type="float" office:value="440" table:style-name="ce1">
            <text:p>440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468" table:style-name="ce1">
            <text:p>468</text:p>
          </table:table-cell>
          <table:table-cell table:number-columns-repeated="1633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882" table:style-name="ce1">
            <text:p>1882</text:p>
          </table:table-cell>
          <table:table-cell office:value-type="float" office:value="11016" table:style-name="ce1">
            <text:p>11016</text:p>
          </table:table-cell>
          <table:table-cell office:value-type="float" office:value="498" table:style-name="ce1">
            <text:p>498</text:p>
          </table:table-cell>
          <table:table-cell office:value-type="float" office:value="289" table:style-name="ce1">
            <text:p>289</text:p>
          </table:table-cell>
          <table:table-cell office:value-type="float" office:value="11803" table:style-name="ce1">
            <text:p>11803</text:p>
          </table:table-cell>
          <table:table-cell office:value-type="float" office:value="1038" table:style-name="ce1">
            <text:p>1038</text:p>
          </table:table-cell>
          <table:table-cell office:value-type="float" office:value="848" table:style-name="ce1">
            <text:p>848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911" table:style-name="ce1">
            <text:p>911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602" table:style-name="ce1">
            <text:p>1602</text:p>
          </table:table-cell>
          <table:table-cell office:value-type="float" office:value="8807" table:style-name="ce1">
            <text:p>8807</text:p>
          </table:table-cell>
          <table:table-cell office:value-type="float" office:value="447" table:style-name="ce1">
            <text:p>447</text:p>
          </table:table-cell>
          <table:table-cell office:value-type="float" office:value="214" table:style-name="ce1">
            <text:p>214</text:p>
          </table:table-cell>
          <table:table-cell office:value-type="float" office:value="9468" table:style-name="ce1">
            <text:p>9468</text:p>
          </table:table-cell>
          <table:table-cell office:value-type="float" office:value="878" table:style-name="ce1">
            <text:p>878</text:p>
          </table:table-cell>
          <table:table-cell office:value-type="float" office:value="695" table:style-name="ce1">
            <text:p>695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755" table:style-name="ce1">
            <text:p>755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818" table:style-name="ce1">
            <text:p>1818</text:p>
          </table:table-cell>
          <table:table-cell office:value-type="float" office:value="10369" table:style-name="ce1">
            <text:p>10369</text:p>
          </table:table-cell>
          <table:table-cell office:value-type="float" office:value="538" table:style-name="ce1">
            <text:p>538</text:p>
          </table:table-cell>
          <table:table-cell office:value-type="float" office:value="233" table:style-name="ce1">
            <text:p>233</text:p>
          </table:table-cell>
          <table:table-cell office:value-type="float" office:value="11140" table:style-name="ce1">
            <text:p>11140</text:p>
          </table:table-cell>
          <table:table-cell office:value-type="float" office:value="889" table:style-name="ce1">
            <text:p>889</text:p>
          </table:table-cell>
          <table:table-cell office:value-type="float" office:value="705" table:style-name="ce1">
            <text:p>705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765" table:style-name="ce1">
            <text:p>765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177" table:style-name="ce1">
            <text:p>1177</text:p>
          </table:table-cell>
          <table:table-cell office:value-type="float" office:value="6643" table:style-name="ce1">
            <text:p>6643</text:p>
          </table:table-cell>
          <table:table-cell office:value-type="float" office:value="374" table:style-name="ce1">
            <text:p>374</text:p>
          </table:table-cell>
          <table:table-cell office:value-type="float" office:value="180" table:style-name="ce1">
            <text:p>180</text:p>
          </table:table-cell>
          <table:table-cell office:value-type="float" office:value="7197" table:style-name="ce1">
            <text:p>7197</text:p>
          </table:table-cell>
          <table:table-cell office:value-type="float" office:value="629" table:style-name="ce1">
            <text:p>629</text:p>
          </table:table-cell>
          <table:table-cell office:value-type="float" office:value="493" table:style-name="ce1">
            <text:p>493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532" table:style-name="ce1">
            <text:p>532</text:p>
          </table:table-cell>
          <table:table-cell table:number-columns-repeated="1633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051" table:style-name="ce1">
            <text:p>2051</text:p>
          </table:table-cell>
          <table:table-cell office:value-type="float" office:value="11920" table:style-name="ce1">
            <text:p>11920</text:p>
          </table:table-cell>
          <table:table-cell office:value-type="float" office:value="540" table:style-name="ce1">
            <text:p>540</text:p>
          </table:table-cell>
          <table:table-cell office:value-type="float" office:value="303" table:style-name="ce1">
            <text:p>303</text:p>
          </table:table-cell>
          <table:table-cell office:value-type="float" office:value="12763" table:style-name="ce1">
            <text:p>12763</text:p>
          </table:table-cell>
          <table:table-cell office:value-type="float" office:value="1129" table:style-name="ce1">
            <text:p>1129</text:p>
          </table:table-cell>
          <table:table-cell office:value-type="float" office:value="904" table:style-name="ce1">
            <text:p>904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1728" table:style-name="ce1">
            <text:p>1728</text:p>
          </table:table-cell>
          <table:table-cell office:value-type="float" office:value="9537" table:style-name="ce1">
            <text:p>9537</text:p>
          </table:table-cell>
          <table:table-cell office:value-type="float" office:value="484" table:style-name="ce1">
            <text:p>484</text:p>
          </table:table-cell>
          <table:table-cell office:value-type="float" office:value="229" table:style-name="ce1">
            <text:p>229</text:p>
          </table:table-cell>
          <table:table-cell office:value-type="float" office:value="10250" table:style-name="ce1">
            <text:p>10250</text:p>
          </table:table-cell>
          <table:table-cell office:value-type="float" office:value="908" table:style-name="ce1">
            <text:p>908</text:p>
          </table:table-cell>
          <table:table-cell office:value-type="float" office:value="730" table:style-name="ce1">
            <text:p>730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office:value-type="float" office:value="782" table:style-name="ce1">
            <text:p>782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1959" table:style-name="ce1">
            <text:p>1959</text:p>
          </table:table-cell>
          <table:table-cell office:value-type="float" office:value="11213" table:style-name="ce1">
            <text:p>11213</text:p>
          </table:table-cell>
          <table:table-cell office:value-type="float" office:value="577" table:style-name="ce1">
            <text:p>577</text:p>
          </table:table-cell>
          <table:table-cell office:value-type="float" office:value="250" table:style-name="ce1">
            <text:p>250</text:p>
          </table:table-cell>
          <table:table-cell office:value-type="float" office:value="12040" table:style-name="ce1">
            <text:p>12040</text:p>
          </table:table-cell>
          <table:table-cell office:value-type="float" office:value="1041" table:style-name="ce1">
            <text:p>1041</text:p>
          </table:table-cell>
          <table:table-cell office:value-type="float" office:value="844" table:style-name="ce1">
            <text:p>844</text:p>
          </table:table-cell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office:value-type="float" office:value="900" table:style-name="ce1">
            <text:p>90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1276" table:style-name="ce1">
            <text:p>1276</text:p>
          </table:table-cell>
          <table:table-cell office:value-type="float" office:value="7130" table:style-name="ce1">
            <text:p>7130</text:p>
          </table:table-cell>
          <table:table-cell office:value-type="float" office:value="396" table:style-name="ce1">
            <text:p>396</text:p>
          </table:table-cell>
          <table:table-cell office:value-type="float" office:value="190" table:style-name="ce1">
            <text:p>190</text:p>
          </table:table-cell>
          <table:table-cell office:value-type="float" office:value="7716" table:style-name="ce1">
            <text:p>7716</text:p>
          </table:table-cell>
          <table:table-cell office:value-type="float" office:value="618" table:style-name="ce1">
            <text:p>618</text:p>
          </table:table-cell>
          <table:table-cell office:value-type="float" office:value="487" table:style-name="ce1">
            <text:p>487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519" table:style-name="ce1">
            <text:p>519</text:p>
          </table:table-cell>
          <table:table-cell table:number-columns-repeated="1633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238" table:style-name="ce1">
            <text:p>2238</text:p>
          </table:table-cell>
          <table:table-cell office:value-type="float" office:value="12848" table:style-name="ce1">
            <text:p>12848</text:p>
          </table:table-cell>
          <table:table-cell office:value-type="float" office:value="591" table:style-name="ce1">
            <text:p>591</text:p>
          </table:table-cell>
          <table:table-cell office:value-type="float" office:value="325" table:style-name="ce1">
            <text:p>325</text:p>
          </table:table-cell>
          <table:table-cell office:value-type="float" office:value="13764" table:style-name="ce1">
            <text:p>13764</text:p>
          </table:table-cell>
          <table:table-cell office:value-type="float" office:value="1188" table:style-name="ce1">
            <text:p>1188</text:p>
          </table:table-cell>
          <table:table-cell office:value-type="float" office:value="928" table:style-name="ce1">
            <text:p>928</text:p>
          </table:table-cell>
          <table:table-cell office:value-type="float" office:value="51" table:style-name="ce1">
            <text:p>51</text:p>
          </table:table-cell>
          <table:table-cell office:value-type="float" office:value="22" table:style-name="ce1">
            <text:p>22</text:p>
          </table:table-cell>
          <table:table-cell office:value-type="float" office:value="1001" table:style-name="ce1">
            <text:p>1001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1892" table:style-name="ce1">
            <text:p>1892</text:p>
          </table:table-cell>
          <table:table-cell office:value-type="float" office:value="10369" table:style-name="ce1">
            <text:p>10369</text:p>
          </table:table-cell>
          <table:table-cell office:value-type="float" office:value="528" table:style-name="ce1">
            <text:p>528</text:p>
          </table:table-cell>
          <table:table-cell office:value-type="float" office:value="246" table:style-name="ce1">
            <text:p>246</text:p>
          </table:table-cell>
          <table:table-cell office:value-type="float" office:value="11143" table:style-name="ce1">
            <text:p>11143</text:p>
          </table:table-cell>
          <table:table-cell office:value-type="float" office:value="1057" table:style-name="ce1">
            <text:p>1057</text:p>
          </table:table-cell>
          <table:table-cell office:value-type="float" office:value="832" table:style-name="ce1">
            <text:p>832</text:p>
          </table:table-cell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893" table:style-name="ce1">
            <text:p>893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2095" table:style-name="ce1">
            <text:p>2095</text:p>
          </table:table-cell>
          <table:table-cell office:value-type="float" office:value="12113" table:style-name="ce1">
            <text:p>12113</text:p>
          </table:table-cell>
          <table:table-cell office:value-type="float" office:value="614" table:style-name="ce1">
            <text:p>614</text:p>
          </table:table-cell>
          <table:table-cell office:value-type="float" office:value="274" table:style-name="ce1">
            <text:p>274</text:p>
          </table:table-cell>
          <table:table-cell office:value-type="float" office:value="13001" table:style-name="ce1">
            <text:p>13001</text:p>
          </table:table-cell>
          <table:table-cell office:value-type="float" office:value="1097" table:style-name="ce1">
            <text:p>1097</text:p>
          </table:table-cell>
          <table:table-cell office:value-type="float" office:value="900" table:style-name="ce1">
            <text:p>900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961" table:style-name="ce1">
            <text:p>961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1383" table:style-name="ce1">
            <text:p>1383</text:p>
          </table:table-cell>
          <table:table-cell office:value-type="float" office:value="7731" table:style-name="ce1">
            <text:p>7731</text:p>
          </table:table-cell>
          <table:table-cell office:value-type="float" office:value="422" table:style-name="ce1">
            <text:p>422</text:p>
          </table:table-cell>
          <table:table-cell office:value-type="float" office:value="205" table:style-name="ce1">
            <text:p>205</text:p>
          </table:table-cell>
          <table:table-cell office:value-type="float" office:value="8358" table:style-name="ce1">
            <text:p>8358</text:p>
          </table:table-cell>
          <table:table-cell office:value-type="float" office:value="749" table:style-name="ce1">
            <text:p>749</text:p>
          </table:table-cell>
          <table:table-cell office:value-type="float" office:value="601" table:style-name="ce1">
            <text:p>601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642" table:style-name="ce1">
            <text:p>642</text:p>
          </table:table-cell>
          <table:table-cell table:number-columns-repeated="1633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411" table:style-name="ce1">
            <text:p>2411</text:p>
          </table:table-cell>
          <table:table-cell office:value-type="float" office:value="13887" table:style-name="ce1">
            <text:p>13887</text:p>
          </table:table-cell>
          <table:table-cell office:value-type="float" office:value="642" table:style-name="ce1">
            <text:p>642</text:p>
          </table:table-cell>
          <table:table-cell office:value-type="float" office:value="342" table:style-name="ce1">
            <text:p>342</text:p>
          </table:table-cell>
          <table:table-cell office:value-type="float" office:value="14871" table:style-name="ce1">
            <text:p>14871</text:p>
          </table:table-cell>
          <table:table-cell office:value-type="float" office:value="1280" table:style-name="ce1">
            <text:p>1280</text:p>
          </table:table-cell>
          <table:table-cell office:value-type="float" office:value="1039" table:style-name="ce1">
            <text:p>1039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1107" table:style-name="ce1">
            <text:p>1107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2037" table:style-name="ce1">
            <text:p>2037</text:p>
          </table:table-cell>
          <table:table-cell office:value-type="float" office:value="11170" table:style-name="ce1">
            <text:p>11170</text:p>
          </table:table-cell>
          <table:table-cell office:value-type="float" office:value="578" table:style-name="ce1">
            <text:p>578</text:p>
          </table:table-cell>
          <table:table-cell office:value-type="float" office:value="261" table:style-name="ce1">
            <text:p>261</text:p>
          </table:table-cell>
          <table:table-cell office:value-type="float" office:value="12009" table:style-name="ce1">
            <text:p>12009</text:p>
          </table:table-cell>
          <table:table-cell office:value-type="float" office:value="1011" table:style-name="ce1">
            <text:p>1011</text:p>
          </table:table-cell>
          <table:table-cell office:value-type="float" office:value="801" table:style-name="ce1">
            <text:p>801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866" table:style-name="ce1">
            <text:p>866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2290" table:style-name="ce1">
            <text:p>2290</text:p>
          </table:table-cell>
          <table:table-cell office:value-type="float" office:value="13096" table:style-name="ce1">
            <text:p>13096</text:p>
          </table:table-cell>
          <table:table-cell office:value-type="float" office:value="666" table:style-name="ce1">
            <text:p>666</text:p>
          </table:table-cell>
          <table:table-cell office:value-type="float" office:value="300" table:style-name="ce1">
            <text:p>300</text:p>
          </table:table-cell>
          <table:table-cell office:value-type="float" office:value="14062" table:style-name="ce1">
            <text:p>14062</text:p>
          </table:table-cell>
          <table:table-cell office:value-type="float" office:value="1256" table:style-name="ce1">
            <text:p>1256</text:p>
          </table:table-cell>
          <table:table-cell office:value-type="float" office:value="983" table:style-name="ce1">
            <text:p>983</text:p>
          </table:table-cell>
          <table:table-cell office:value-type="float" office:value="52" table:style-name="ce1">
            <text:p>52</text:p>
          </table:table-cell>
          <table:table-cell office:value-type="float" office:value="26" table:style-name="ce1">
            <text:p>26</text:p>
          </table:table-cell>
          <table:table-cell office:value-type="float" office:value="1061" table:style-name="ce1">
            <text:p>1061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1473" table:style-name="ce1">
            <text:p>1473</text:p>
          </table:table-cell>
          <table:table-cell office:value-type="float" office:value="8325" table:style-name="ce1">
            <text:p>8325</text:p>
          </table:table-cell>
          <table:table-cell office:value-type="float" office:value="460" table:style-name="ce1">
            <text:p>460</text:p>
          </table:table-cell>
          <table:table-cell office:value-type="float" office:value="222" table:style-name="ce1">
            <text:p>222</text:p>
          </table:table-cell>
          <table:table-cell office:value-type="float" office:value="9007" table:style-name="ce1">
            <text:p>9007</text:p>
          </table:table-cell>
          <table:table-cell office:value-type="float" office:value="739" table:style-name="ce1">
            <text:p>739</text:p>
          </table:table-cell>
          <table:table-cell office:value-type="float" office:value="594" table:style-name="ce1">
            <text:p>594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649" table:style-name="ce1">
            <text:p>649</text:p>
          </table:table-cell>
          <table:table-cell table:number-columns-repeated="1633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595" table:style-name="ce1">
            <text:p>2595</text:p>
          </table:table-cell>
          <table:table-cell office:value-type="float" office:value="15021" table:style-name="ce1">
            <text:p>15021</text:p>
          </table:table-cell>
          <table:table-cell office:value-type="float" office:value="709" table:style-name="ce1">
            <text:p>709</text:p>
          </table:table-cell>
          <table:table-cell office:value-type="float" office:value="364" table:style-name="ce1">
            <text:p>364</text:p>
          </table:table-cell>
          <table:table-cell office:value-type="float" office:value="16094" table:style-name="ce1">
            <text:p>16094</text:p>
          </table:table-cell>
          <table:table-cell office:value-type="float" office:value="1407" table:style-name="ce1">
            <text:p>1407</text:p>
          </table:table-cell>
          <table:table-cell office:value-type="float" office:value="1134" table:style-name="ce1">
            <text:p>1134</text:p>
          </table:table-cell>
          <table:table-cell office:value-type="float" office:value="67" table:style-name="ce1">
            <text:p>67</text:p>
          </table:table-cell>
          <table:table-cell office:value-type="float" office:value="22" table:style-name="ce1">
            <text:p>22</text:p>
          </table:table-cell>
          <table:table-cell office:value-type="float" office:value="1223" table:style-name="ce1">
            <text:p>1223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238" table:style-name="ce1">
            <text:p>2238</text:p>
          </table:table-cell>
          <table:table-cell office:value-type="float" office:value="12115" table:style-name="ce1">
            <text:p>12115</text:p>
          </table:table-cell>
          <table:table-cell office:value-type="float" office:value="627" table:style-name="ce1">
            <text:p>627</text:p>
          </table:table-cell>
          <table:table-cell office:value-type="float" office:value="283" table:style-name="ce1">
            <text:p>283</text:p>
          </table:table-cell>
          <table:table-cell office:value-type="float" office:value="13025" table:style-name="ce1">
            <text:p>13025</text:p>
          </table:table-cell>
          <table:table-cell office:value-type="float" office:value="1217" table:style-name="ce1">
            <text:p>1217</text:p>
          </table:table-cell>
          <table:table-cell office:value-type="float" office:value="945" table:style-name="ce1">
            <text:p>945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1016" table:style-name="ce1">
            <text:p>1016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500" table:style-name="ce1">
            <text:p>2500</text:p>
          </table:table-cell>
          <table:table-cell office:value-type="float" office:value="14172" table:style-name="ce1">
            <text:p>14172</text:p>
          </table:table-cell>
          <table:table-cell office:value-type="float" office:value="717" table:style-name="ce1">
            <text:p>717</text:p>
          </table:table-cell>
          <table:table-cell office:value-type="float" office:value="326" table:style-name="ce1">
            <text:p>326</text:p>
          </table:table-cell>
          <table:table-cell office:value-type="float" office:value="15215" table:style-name="ce1">
            <text:p>15215</text:p>
          </table:table-cell>
          <table:table-cell office:value-type="float" office:value="1363" table:style-name="ce1">
            <text:p>1363</text:p>
          </table:table-cell>
          <table:table-cell office:value-type="float" office:value="1076" table:style-name="ce1">
            <text:p>1076</text:p>
          </table:table-cell>
          <table:table-cell office:value-type="float" office:value="51" table:style-name="ce1">
            <text:p>51</text:p>
          </table:table-cell>
          <table:table-cell office:value-type="float" office:value="26" table:style-name="ce1">
            <text:p>26</text:p>
          </table:table-cell>
          <table:table-cell office:value-type="float" office:value="1153" table:style-name="ce1">
            <text:p>1153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594" table:style-name="ce1">
            <text:p>1594</text:p>
          </table:table-cell>
          <table:table-cell office:value-type="float" office:value="8950" table:style-name="ce1">
            <text:p>8950</text:p>
          </table:table-cell>
          <table:table-cell office:value-type="float" office:value="489" table:style-name="ce1">
            <text:p>489</text:p>
          </table:table-cell>
          <table:table-cell office:value-type="float" office:value="233" table:style-name="ce1">
            <text:p>233</text:p>
          </table:table-cell>
          <table:table-cell office:value-type="float" office:value="9672" table:style-name="ce1">
            <text:p>9672</text:p>
          </table:table-cell>
          <table:table-cell office:value-type="float" office:value="786" table:style-name="ce1">
            <text:p>786</text:p>
          </table:table-cell>
          <table:table-cell office:value-type="float" office:value="625" table:style-name="ce1">
            <text:p>625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665" table:style-name="ce1">
            <text:p>665</text:p>
          </table:table-cell>
          <table:table-cell table:number-columns-repeated="1633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824" table:style-name="ce1">
            <text:p>2824</text:p>
          </table:table-cell>
          <table:table-cell office:value-type="float" office:value="16189" table:style-name="ce1">
            <text:p>16189</text:p>
          </table:table-cell>
          <table:table-cell office:value-type="float" office:value="774" table:style-name="ce1">
            <text:p>774</text:p>
          </table:table-cell>
          <table:table-cell office:value-type="float" office:value="393" table:style-name="ce1">
            <text:p>393</text:p>
          </table:table-cell>
          <table:table-cell office:value-type="float" office:value="17356" table:style-name="ce1">
            <text:p>17356</text:p>
          </table:table-cell>
          <table:table-cell office:value-type="float" office:value="1491" table:style-name="ce1">
            <text:p>1491</text:p>
          </table:table-cell>
          <table:table-cell office:value-type="float" office:value="1168" table:style-name="ce1">
            <text:p>1168</text:p>
          </table:table-cell>
          <table:table-cell office:value-type="float" office:value="65" table:style-name="ce1">
            <text:p>65</text:p>
          </table:table-cell>
          <table:table-cell office:value-type="float" office:value="29" table:style-name="ce1">
            <text:p>29</text:p>
          </table:table-cell>
          <table:table-cell office:value-type="float" office:value="1262" table:style-name="ce1">
            <text:p>1262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2402" table:style-name="ce1">
            <text:p>2402</text:p>
          </table:table-cell>
          <table:table-cell office:value-type="float" office:value="13065" table:style-name="ce1">
            <text:p>13065</text:p>
          </table:table-cell>
          <table:table-cell office:value-type="float" office:value="676" table:style-name="ce1">
            <text:p>676</text:p>
          </table:table-cell>
          <table:table-cell office:value-type="float" office:value="305" table:style-name="ce1">
            <text:p>305</text:p>
          </table:table-cell>
          <table:table-cell office:value-type="float" office:value="14046" table:style-name="ce1">
            <text:p>14046</text:p>
          </table:table-cell>
          <table:table-cell office:value-type="float" office:value="1185" table:style-name="ce1">
            <text:p>1185</text:p>
          </table:table-cell>
          <table:table-cell office:value-type="float" office:value="950" table:style-name="ce1">
            <text:p>950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1021" table:style-name="ce1">
            <text:p>1021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2710" table:style-name="ce1">
            <text:p>2710</text:p>
          </table:table-cell>
          <table:table-cell office:value-type="float" office:value="15277" table:style-name="ce1">
            <text:p>15277</text:p>
          </table:table-cell>
          <table:table-cell office:value-type="float" office:value="782" table:style-name="ce1">
            <text:p>782</text:p>
          </table:table-cell>
          <table:table-cell office:value-type="float" office:value="351" table:style-name="ce1">
            <text:p>351</text:p>
          </table:table-cell>
          <table:table-cell office:value-type="float" office:value="16410" table:style-name="ce1">
            <text:p>16410</text:p>
          </table:table-cell>
          <table:table-cell office:value-type="float" office:value="1405" table:style-name="ce1">
            <text:p>1405</text:p>
          </table:table-cell>
          <table:table-cell office:value-type="float" office:value="1105" table:style-name="ce1">
            <text:p>1105</text:p>
          </table:table-cell>
          <table:table-cell office:value-type="float" office:value="65" table:style-name="ce1">
            <text:p>65</text:p>
          </table:table-cell>
          <table:table-cell office:value-type="float" office:value="25" table:style-name="ce1">
            <text:p>25</text:p>
          </table:table-cell>
          <table:table-cell office:value-type="float" office:value="1195" table:style-name="ce1">
            <text:p>1195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1714" table:style-name="ce1">
            <text:p>1714</text:p>
          </table:table-cell>
          <table:table-cell office:value-type="float" office:value="9682" table:style-name="ce1">
            <text:p>9682</text:p>
          </table:table-cell>
          <table:table-cell office:value-type="float" office:value="521" table:style-name="ce1">
            <text:p>521</text:p>
          </table:table-cell>
          <table:table-cell office:value-type="float" office:value="253" table:style-name="ce1">
            <text:p>253</text:p>
          </table:table-cell>
          <table:table-cell office:value-type="float" office:value="10456" table:style-name="ce1">
            <text:p>10456</text:p>
          </table:table-cell>
          <table:table-cell office:value-type="float" office:value="904" table:style-name="ce1">
            <text:p>904</text:p>
          </table:table-cell>
          <table:table-cell office:value-type="float" office:value="732" table:style-name="ce1">
            <text:p>732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784" table:style-name="ce1">
            <text:p>784</text:p>
          </table:table-cell>
          <table:table-cell table:number-columns-repeated="1633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113" table:style-name="ce1">
            <text:p>3113</text:p>
          </table:table-cell>
          <table:table-cell office:value-type="float" office:value="17429" table:style-name="ce1">
            <text:p>17429</text:p>
          </table:table-cell>
          <table:table-cell office:value-type="float" office:value="838" table:style-name="ce1">
            <text:p>838</text:p>
          </table:table-cell>
          <table:table-cell office:value-type="float" office:value="417" table:style-name="ce1">
            <text:p>417</text:p>
          </table:table-cell>
          <table:table-cell office:value-type="float" office:value="18684" table:style-name="ce1">
            <text:p>18684</text:p>
          </table:table-cell>
          <table:table-cell office:value-type="float" office:value="1617" table:style-name="ce1">
            <text:p>1617</text:p>
          </table:table-cell>
          <table:table-cell office:value-type="float" office:value="1240" table:style-name="ce1">
            <text:p>1240</text:p>
          </table:table-cell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office:value-type="float" office:value="1328" table:style-name="ce1">
            <text:p>1328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2630" table:style-name="ce1">
            <text:p>2630</text:p>
          </table:table-cell>
          <table:table-cell office:value-type="float" office:value="14211" table:style-name="ce1">
            <text:p>14211</text:p>
          </table:table-cell>
          <table:table-cell office:value-type="float" office:value="728" table:style-name="ce1">
            <text:p>728</text:p>
          </table:table-cell>
          <table:table-cell office:value-type="float" office:value="332" table:style-name="ce1">
            <text:p>332</text:p>
          </table:table-cell>
          <table:table-cell office:value-type="float" office:value="15271" table:style-name="ce1">
            <text:p>15271</text:p>
          </table:table-cell>
          <table:table-cell office:value-type="float" office:value="1453" table:style-name="ce1">
            <text:p>1453</text:p>
          </table:table-cell>
          <table:table-cell office:value-type="float" office:value="1146" table:style-name="ce1">
            <text:p>1146</text:p>
          </table:table-cell>
          <table:table-cell office:value-type="float" office:value="52" table:style-name="ce1">
            <text:p>52</text:p>
          </table:table-cell>
          <table:table-cell office:value-type="float" office:value="27" table:style-name="ce1">
            <text:p>27</text:p>
          </table:table-cell>
          <table:table-cell office:value-type="float" office:value="1225" table:style-name="ce1">
            <text:p>1225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2960" table:style-name="ce1">
            <text:p>2960</text:p>
          </table:table-cell>
          <table:table-cell office:value-type="float" office:value="16603" table:style-name="ce1">
            <text:p>16603</text:p>
          </table:table-cell>
          <table:table-cell office:value-type="float" office:value="841" table:style-name="ce1">
            <text:p>841</text:p>
          </table:table-cell>
          <table:table-cell office:value-type="float" office:value="382" table:style-name="ce1">
            <text:p>382</text:p>
          </table:table-cell>
          <table:table-cell office:value-type="float" office:value="17826" table:style-name="ce1">
            <text:p>17826</text:p>
          </table:table-cell>
          <table:table-cell office:value-type="float" office:value="1666" table:style-name="ce1">
            <text:p>1666</text:p>
          </table:table-cell>
          <table:table-cell office:value-type="float" office:value="1326" table:style-name="ce1">
            <text:p>1326</text:p>
          </table:table-cell>
          <table:table-cell office:value-type="float" office:value="59" table:style-name="ce1">
            <text:p>59</text:p>
          </table:table-cell>
          <table:table-cell office:value-type="float" office:value="31" table:style-name="ce1">
            <text:p>31</text:p>
          </table:table-cell>
          <table:table-cell office:value-type="float" office:value="1416" table:style-name="ce1">
            <text:p>1416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1865" table:style-name="ce1">
            <text:p>1865</text:p>
          </table:table-cell>
          <table:table-cell office:value-type="float" office:value="10484" table:style-name="ce1">
            <text:p>10484</text:p>
          </table:table-cell>
          <table:table-cell office:value-type="float" office:value="556" table:style-name="ce1">
            <text:p>556</text:p>
          </table:table-cell>
          <table:table-cell office:value-type="float" office:value="279" table:style-name="ce1">
            <text:p>279</text:p>
          </table:table-cell>
          <table:table-cell office:value-type="float" office:value="11319" table:style-name="ce1">
            <text:p>11319</text:p>
          </table:table-cell>
          <table:table-cell office:value-type="float" office:value="1014" table:style-name="ce1">
            <text:p>1014</text:p>
          </table:table-cell>
          <table:table-cell office:value-type="float" office:value="802" table:style-name="ce1">
            <text:p>802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863" table:style-name="ce1">
            <text:p>863</text:p>
          </table:table-cell>
          <table:table-cell table:number-columns-repeated="1633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369" table:style-name="ce1">
            <text:p>3369</text:p>
          </table:table-cell>
          <table:table-cell office:value-type="float" office:value="18894" table:style-name="ce1">
            <text:p>18894</text:p>
          </table:table-cell>
          <table:table-cell office:value-type="float" office:value="909" table:style-name="ce1">
            <text:p>909</text:p>
          </table:table-cell>
          <table:table-cell office:value-type="float" office:value="453" table:style-name="ce1">
            <text:p>453</text:p>
          </table:table-cell>
          <table:table-cell office:value-type="float" office:value="20256" table:style-name="ce1">
            <text:p>20256</text:p>
          </table:table-cell>
          <table:table-cell office:value-type="float" office:value="1828" table:style-name="ce1">
            <text:p>1828</text:p>
          </table:table-cell>
          <table:table-cell office:value-type="float" office:value="1465" table:style-name="ce1">
            <text:p>1465</text:p>
          </table:table-cell>
          <table:table-cell office:value-type="float" office:value="71" table:style-name="ce1">
            <text:p>71</text:p>
          </table:table-cell>
          <table:table-cell office:value-type="float" office:value="36" table:style-name="ce1">
            <text:p>36</text:p>
          </table:table-cell>
          <table:table-cell office:value-type="float" office:value="1572" table:style-name="ce1">
            <text:p>1572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2824" table:style-name="ce1">
            <text:p>2824</text:p>
          </table:table-cell>
          <table:table-cell office:value-type="float" office:value="15348" table:style-name="ce1">
            <text:p>15348</text:p>
          </table:table-cell>
          <table:table-cell office:value-type="float" office:value="787" table:style-name="ce1">
            <text:p>787</text:p>
          </table:table-cell>
          <table:table-cell office:value-type="float" office:value="365" table:style-name="ce1">
            <text:p>365</text:p>
          </table:table-cell>
          <table:table-cell office:value-type="float" office:value="16500" table:style-name="ce1">
            <text:p>16500</text:p>
          </table:table-cell>
          <table:table-cell office:value-type="float" office:value="1423" table:style-name="ce1">
            <text:p>1423</text:p>
          </table:table-cell>
          <table:table-cell office:value-type="float" office:value="1137" table:style-name="ce1">
            <text:p>1137</text:p>
          </table:table-cell>
          <table:table-cell office:value-type="float" office:value="59" table:style-name="ce1">
            <text:p>59</text:p>
          </table:table-cell>
          <table:table-cell office:value-type="float" office:value="33" table:style-name="ce1">
            <text:p>33</text:p>
          </table:table-cell>
          <table:table-cell office:value-type="float" office:value="1229" table:style-name="ce1">
            <text:p>1229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3190" table:style-name="ce1">
            <text:p>3190</text:p>
          </table:table-cell>
          <table:table-cell office:value-type="float" office:value="17977" table:style-name="ce1">
            <text:p>17977</text:p>
          </table:table-cell>
          <table:table-cell office:value-type="float" office:value="917" table:style-name="ce1">
            <text:p>917</text:p>
          </table:table-cell>
          <table:table-cell office:value-type="float" office:value="414" table:style-name="ce1">
            <text:p>414</text:p>
          </table:table-cell>
          <table:table-cell office:value-type="float" office:value="19308" table:style-name="ce1">
            <text:p>19308</text:p>
          </table:table-cell>
          <table:table-cell office:value-type="float" office:value="1712" table:style-name="ce1">
            <text:p>1712</text:p>
          </table:table-cell>
          <table:table-cell office:value-type="float" office:value="1374" table:style-name="ce1">
            <text:p>1374</text:p>
          </table:table-cell>
          <table:table-cell office:value-type="float" office:value="76" table:style-name="ce1">
            <text:p>76</text:p>
          </table:table-cell>
          <table:table-cell office:value-type="float" office:value="32" table:style-name="ce1">
            <text:p>32</text:p>
          </table:table-cell>
          <table:table-cell office:value-type="float" office:value="1482" table:style-name="ce1">
            <text:p>1482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2009" table:style-name="ce1">
            <text:p>2009</text:p>
          </table:table-cell>
          <table:table-cell office:value-type="float" office:value="11337" table:style-name="ce1">
            <text:p>11337</text:p>
          </table:table-cell>
          <table:table-cell office:value-type="float" office:value="602" table:style-name="ce1">
            <text:p>602</text:p>
          </table:table-cell>
          <table:table-cell office:value-type="float" office:value="295" table:style-name="ce1">
            <text:p>295</text:p>
          </table:table-cell>
          <table:table-cell office:value-type="float" office:value="12234" table:style-name="ce1">
            <text:p>12234</text:p>
          </table:table-cell>
          <table:table-cell office:value-type="float" office:value="1059" table:style-name="ce1">
            <text:p>1059</text:p>
          </table:table-cell>
          <table:table-cell office:value-type="float" office:value="853" table:style-name="ce1">
            <text:p>853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915" table:style-name="ce1">
            <text:p>915</text:p>
          </table:table-cell>
          <table:table-cell table:number-columns-repeated="1633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653" table:style-name="ce1">
            <text:p>3653</text:p>
          </table:table-cell>
          <table:table-cell office:value-type="float" office:value="20399" table:style-name="ce1">
            <text:p>20399</text:p>
          </table:table-cell>
          <table:table-cell office:value-type="float" office:value="996" table:style-name="ce1">
            <text:p>996</text:p>
          </table:table-cell>
          <table:table-cell office:value-type="float" office:value="487" table:style-name="ce1">
            <text:p>487</text:p>
          </table:table-cell>
          <table:table-cell office:value-type="float" office:value="21882" table:style-name="ce1">
            <text:p>21882</text:p>
          </table:table-cell>
          <table:table-cell office:value-type="float" office:value="1910" table:style-name="ce1">
            <text:p>1910</text:p>
          </table:table-cell>
          <table:table-cell office:value-type="float" office:value="1505" table:style-name="ce1">
            <text:p>1505</text:p>
          </table:table-cell>
          <table:table-cell office:value-type="float" office:value="87" table:style-name="ce1">
            <text:p>87</text:p>
          </table:table-cell>
          <table:table-cell office:value-type="float" office:value="34" table:style-name="ce1">
            <text:p>34</text:p>
          </table:table-cell>
          <table:table-cell office:value-type="float" office:value="1626" table:style-name="ce1">
            <text:p>1626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3080" table:style-name="ce1">
            <text:p>3080</text:p>
          </table:table-cell>
          <table:table-cell office:value-type="float" office:value="16675" table:style-name="ce1">
            <text:p>16675</text:p>
          </table:table-cell>
          <table:table-cell office:value-type="float" office:value="856" table:style-name="ce1">
            <text:p>856</text:p>
          </table:table-cell>
          <table:table-cell office:value-type="float" office:value="393" table:style-name="ce1">
            <text:p>393</text:p>
          </table:table-cell>
          <table:table-cell office:value-type="float" office:value="17924" table:style-name="ce1">
            <text:p>17924</text:p>
          </table:table-cell>
          <table:table-cell office:value-type="float" office:value="1680" table:style-name="ce1">
            <text:p>1680</text:p>
          </table:table-cell>
          <table:table-cell office:value-type="float" office:value="1327" table:style-name="ce1">
            <text:p>1327</text:p>
          </table:table-cell>
          <table:table-cell office:value-type="float" office:value="69" table:style-name="ce1">
            <text:p>69</text:p>
          </table:table-cell>
          <table:table-cell office:value-type="float" office:value="28" table:style-name="ce1">
            <text:p>28</text:p>
          </table:table-cell>
          <table:table-cell office:value-type="float" office:value="1424" table:style-name="ce1">
            <text:p>1424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3470" table:style-name="ce1">
            <text:p>3470</text:p>
          </table:table-cell>
          <table:table-cell office:value-type="float" office:value="19449" table:style-name="ce1">
            <text:p>19449</text:p>
          </table:table-cell>
          <table:table-cell office:value-type="float" office:value="989" table:style-name="ce1">
            <text:p>989</text:p>
          </table:table-cell>
          <table:table-cell office:value-type="float" office:value="444" table:style-name="ce1">
            <text:p>444</text:p>
          </table:table-cell>
          <table:table-cell office:value-type="float" office:value="20882" table:style-name="ce1">
            <text:p>20882</text:p>
          </table:table-cell>
          <table:table-cell office:value-type="float" office:value="1854" table:style-name="ce1">
            <text:p>1854</text:p>
          </table:table-cell>
          <table:table-cell office:value-type="float" office:value="1472" table:style-name="ce1">
            <text:p>1472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float" office:value="1574" table:style-name="ce1">
            <text:p>1574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2173" table:style-name="ce1">
            <text:p>2173</text:p>
          </table:table-cell>
          <table:table-cell office:value-type="float" office:value="12321" table:style-name="ce1">
            <text:p>12321</text:p>
          </table:table-cell>
          <table:table-cell office:value-type="float" office:value="652" table:style-name="ce1">
            <text:p>652</text:p>
          </table:table-cell>
          <table:table-cell office:value-type="float" office:value="316" table:style-name="ce1">
            <text:p>316</text:p>
          </table:table-cell>
          <table:table-cell office:value-type="float" office:value="13289" table:style-name="ce1">
            <text:p>13289</text:p>
          </table:table-cell>
          <table:table-cell office:value-type="float" office:value="1219" table:style-name="ce1">
            <text:p>1219</text:p>
          </table:table-cell>
          <table:table-cell office:value-type="float" office:value="984" table:style-name="ce1">
            <text:p>984</text:p>
          </table:table-cell>
          <table:table-cell office:value-type="float" office:value="50" table:style-name="ce1">
            <text:p>50</text:p>
          </table:table-cell>
          <table:table-cell office:value-type="float" office:value="21" table:style-name="ce1">
            <text:p>21</text:p>
          </table:table-cell>
          <table:table-cell office:value-type="float" office:value="1055" table:style-name="ce1">
            <text:p>1055</text:p>
          </table:table-cell>
          <table:table-cell table:number-columns-repeated="1633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956" table:style-name="ce1">
            <text:p>3956</text:p>
          </table:table-cell>
          <table:table-cell office:value-type="float" office:value="22125" table:style-name="ce1">
            <text:p>22125</text:p>
          </table:table-cell>
          <table:table-cell office:value-type="float" office:value="1082" table:style-name="ce1">
            <text:p>1082</text:p>
          </table:table-cell>
          <table:table-cell office:value-type="float" office:value="526" table:style-name="ce1">
            <text:p>526</text:p>
          </table:table-cell>
          <table:table-cell office:value-type="float" office:value="23733" table:style-name="ce1">
            <text:p>23733</text:p>
          </table:table-cell>
          <table:table-cell office:value-type="float" office:value="2154" table:style-name="ce1">
            <text:p>2154</text:p>
          </table:table-cell>
          <table:table-cell office:value-type="float" office:value="1726" table:style-name="ce1">
            <text:p>1726</text:p>
          </table:table-cell>
          <table:table-cell office:value-type="float" office:value="86" table:style-name="ce1">
            <text:p>86</text:p>
          </table:table-cell>
          <table:table-cell office:value-type="float" office:value="39" table:style-name="ce1">
            <text:p>39</text:p>
          </table:table-cell>
          <table:table-cell office:value-type="float" office:value="1851" table:style-name="ce1">
            <text:p>1851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3316" table:style-name="ce1">
            <text:p>3316</text:p>
          </table:table-cell>
          <table:table-cell office:value-type="float" office:value="17977" table:style-name="ce1">
            <text:p>17977</text:p>
          </table:table-cell>
          <table:table-cell office:value-type="float" office:value="954" table:style-name="ce1">
            <text:p>954</text:p>
          </table:table-cell>
          <table:table-cell office:value-type="float" office:value="427" table:style-name="ce1">
            <text:p>427</text:p>
          </table:table-cell>
          <table:table-cell office:value-type="float" office:value="19358" table:style-name="ce1">
            <text:p>19358</text:p>
          </table:table-cell>
          <table:table-cell office:value-type="float" office:value="1670" table:style-name="ce1">
            <text:p>1670</text:p>
          </table:table-cell>
          <table:table-cell office:value-type="float" office:value="1302" table:style-name="ce1">
            <text:p>1302</text:p>
          </table:table-cell>
          <table:table-cell office:value-type="float" office:value="98" table:style-name="ce1">
            <text:p>98</text:p>
          </table:table-cell>
          <table:table-cell office:value-type="float" office:value="34" table:style-name="ce1">
            <text:p>34</text:p>
          </table:table-cell>
          <table:table-cell office:value-type="float" office:value="1434" table:style-name="ce1">
            <text:p>1434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3751" table:style-name="ce1">
            <text:p>3751</text:p>
          </table:table-cell>
          <table:table-cell office:value-type="float" office:value="21051" table:style-name="ce1">
            <text:p>21051</text:p>
          </table:table-cell>
          <table:table-cell office:value-type="float" office:value="1071" table:style-name="ce1">
            <text:p>1071</text:p>
          </table:table-cell>
          <table:table-cell office:value-type="float" office:value="475" table:style-name="ce1">
            <text:p>475</text:p>
          </table:table-cell>
          <table:table-cell office:value-type="float" office:value="22597" table:style-name="ce1">
            <text:p>22597</text:p>
          </table:table-cell>
          <table:table-cell office:value-type="float" office:value="1996" table:style-name="ce1">
            <text:p>1996</text:p>
          </table:table-cell>
          <table:table-cell office:value-type="float" office:value="1602" table:style-name="ce1">
            <text:p>1602</text:p>
          </table:table-cell>
          <table:table-cell office:value-type="float" office:value="82" table:style-name="ce1">
            <text:p>82</text:p>
          </table:table-cell>
          <table:table-cell office:value-type="float" office:value="31" table:style-name="ce1">
            <text:p>31</text:p>
          </table:table-cell>
          <table:table-cell office:value-type="float" office:value="1715" table:style-name="ce1">
            <text:p>1715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2373" table:style-name="ce1">
            <text:p>2373</text:p>
          </table:table-cell>
          <table:table-cell office:value-type="float" office:value="13363" table:style-name="ce1">
            <text:p>13363</text:p>
          </table:table-cell>
          <table:table-cell office:value-type="float" office:value="703" table:style-name="ce1">
            <text:p>703</text:p>
          </table:table-cell>
          <table:table-cell office:value-type="float" office:value="338" table:style-name="ce1">
            <text:p>338</text:p>
          </table:table-cell>
          <table:table-cell office:value-type="float" office:value="14404" table:style-name="ce1">
            <text:p>14404</text:p>
          </table:table-cell>
          <table:table-cell office:value-type="float" office:value="1315" table:style-name="ce1">
            <text:p>1315</text:p>
          </table:table-cell>
          <table:table-cell office:value-type="float" office:value="1042" table:style-name="ce1">
            <text:p>1042</text:p>
          </table:table-cell>
          <table:table-cell office:value-type="float" office:value="51" table:style-name="ce1">
            <text:p>51</text:p>
          </table:table-cell>
          <table:table-cell office:value-type="float" office:value="22" table:style-name="ce1">
            <text:p>22</text:p>
          </table:table-cell>
          <table:table-cell office:value-type="float" office:value="1115" table:style-name="ce1">
            <text:p>1115</text:p>
          </table:table-cell>
          <table:table-cell table:number-columns-repeated="1633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280" table:style-name="ce1">
            <text:p>4280</text:p>
          </table:table-cell>
          <table:table-cell office:value-type="float" office:value="23871" table:style-name="ce1">
            <text:p>23871</text:p>
          </table:table-cell>
          <table:table-cell office:value-type="float" office:value="1168" table:style-name="ce1">
            <text:p>1168</text:p>
          </table:table-cell>
          <table:table-cell office:value-type="float" office:value="565" table:style-name="ce1">
            <text:p>565</text:p>
          </table:table-cell>
          <table:table-cell office:value-type="float" office:value="25604" table:style-name="ce1">
            <text:p>25604</text:p>
          </table:table-cell>
          <table:table-cell office:value-type="float" office:value="2195" table:style-name="ce1">
            <text:p>2195</text:p>
          </table:table-cell>
          <table:table-cell office:value-type="float" office:value="1746" table:style-name="ce1">
            <text:p>1746</text:p>
          </table:table-cell>
          <table:table-cell office:value-type="float" office:value="86" table:style-name="ce1">
            <text:p>86</text:p>
          </table:table-cell>
          <table:table-cell office:value-type="float" office:value="39" table:style-name="ce1">
            <text:p>39</text:p>
          </table:table-cell>
          <table:table-cell office:value-type="float" office:value="1871" table:style-name="ce1">
            <text:p>1871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3586" table:style-name="ce1">
            <text:p>3586</text:p>
          </table:table-cell>
          <table:table-cell office:value-type="float" office:value="19596" table:style-name="ce1">
            <text:p>19596</text:p>
          </table:table-cell>
          <table:table-cell office:value-type="float" office:value="1045" table:style-name="ce1">
            <text:p>1045</text:p>
          </table:table-cell>
          <table:table-cell office:value-type="float" office:value="461" table:style-name="ce1">
            <text:p>461</text:p>
          </table:table-cell>
          <table:table-cell office:value-type="float" office:value="21102" table:style-name="ce1">
            <text:p>21102</text:p>
          </table:table-cell>
          <table:table-cell office:value-type="float" office:value="2014" table:style-name="ce1">
            <text:p>2014</text:p>
          </table:table-cell>
          <table:table-cell office:value-type="float" office:value="1619" table:style-name="ce1">
            <text:p>1619</text:p>
          </table:table-cell>
          <table:table-cell office:value-type="float" office:value="91" table:style-name="ce1">
            <text:p>91</text:p>
          </table:table-cell>
          <table:table-cell office:value-type="float" office:value="34" table:style-name="ce1">
            <text:p>34</text:p>
          </table:table-cell>
          <table:table-cell office:value-type="float" office:value="1744" table:style-name="ce1">
            <text:p>1744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4088" table:style-name="ce1">
            <text:p>4088</text:p>
          </table:table-cell>
          <table:table-cell office:value-type="float" office:value="22764" table:style-name="ce1">
            <text:p>22764</text:p>
          </table:table-cell>
          <table:table-cell office:value-type="float" office:value="1142" table:style-name="ce1">
            <text:p>1142</text:p>
          </table:table-cell>
          <table:table-cell office:value-type="float" office:value="518" table:style-name="ce1">
            <text:p>518</text:p>
          </table:table-cell>
          <table:table-cell office:value-type="float" office:value="24424" table:style-name="ce1">
            <text:p>24424</text:p>
          </table:table-cell>
          <table:table-cell office:value-type="float" office:value="2164" table:style-name="ce1">
            <text:p>2164</text:p>
          </table:table-cell>
          <table:table-cell office:value-type="float" office:value="1713" table:style-name="ce1">
            <text:p>1713</text:p>
          </table:table-cell>
          <table:table-cell office:value-type="float" office:value="71" table:style-name="ce1">
            <text:p>71</text:p>
          </table:table-cell>
          <table:table-cell office:value-type="float" office:value="43" table:style-name="ce1">
            <text:p>43</text:p>
          </table:table-cell>
          <table:table-cell office:value-type="float" office:value="1827" table:style-name="ce1">
            <text:p>1827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2571" table:style-name="ce1">
            <text:p>2571</text:p>
          </table:table-cell>
          <table:table-cell office:value-type="float" office:value="14469" table:style-name="ce1">
            <text:p>14469</text:p>
          </table:table-cell>
          <table:table-cell office:value-type="float" office:value="755" table:style-name="ce1">
            <text:p>755</text:p>
          </table:table-cell>
          <table:table-cell office:value-type="float" office:value="367" table:style-name="ce1">
            <text:p>367</text:p>
          </table:table-cell>
          <table:table-cell office:value-type="float" office:value="15591" table:style-name="ce1">
            <text:p>15591</text:p>
          </table:table-cell>
          <table:table-cell office:value-type="float" office:value="1385" table:style-name="ce1">
            <text:p>1385</text:p>
          </table:table-cell>
          <table:table-cell office:value-type="float" office:value="1106" table:style-name="ce1">
            <text:p>1106</text:p>
          </table:table-cell>
          <table:table-cell office:value-type="float" office:value="52" table:style-name="ce1">
            <text:p>52</text:p>
          </table:table-cell>
          <table:table-cell office:value-type="float" office:value="29" table:style-name="ce1">
            <text:p>29</text:p>
          </table:table-cell>
          <table:table-cell office:value-type="float" office:value="1187" table:style-name="ce1">
            <text:p>1187</text:p>
          </table:table-cell>
          <table:table-cell table:number-columns-repeated="1633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602" table:style-name="ce1">
            <text:p>4602</text:p>
          </table:table-cell>
          <table:table-cell office:value-type="float" office:value="25960" table:style-name="ce1">
            <text:p>25960</text:p>
          </table:table-cell>
          <table:table-cell office:value-type="float" office:value="1276" table:style-name="ce1">
            <text:p>1276</text:p>
          </table:table-cell>
          <table:table-cell office:value-type="float" office:value="602" table:style-name="ce1">
            <text:p>602</text:p>
          </table:table-cell>
          <table:table-cell office:value-type="float" office:value="27838" table:style-name="ce1">
            <text:p>27838</text:p>
          </table:table-cell>
          <table:table-cell office:value-type="float" office:value="2556" table:style-name="ce1">
            <text:p>2556</text:p>
          </table:table-cell>
          <table:table-cell office:value-type="float" office:value="2089" table:style-name="ce1">
            <text:p>2089</text:p>
          </table:table-cell>
          <table:table-cell office:value-type="float" office:value="108" table:style-name="ce1">
            <text:p>108</text:p>
          </table:table-cell>
          <table:table-cell office:value-type="float" office:value="37" table:style-name="ce1">
            <text:p>37</text:p>
          </table:table-cell>
          <table:table-cell office:value-type="float" office:value="2234" table:style-name="ce1">
            <text:p>2234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3888" table:style-name="ce1">
            <text:p>3888</text:p>
          </table:table-cell>
          <table:table-cell office:value-type="float" office:value="21209" table:style-name="ce1">
            <text:p>21209</text:p>
          </table:table-cell>
          <table:table-cell office:value-type="float" office:value="1128" table:style-name="ce1">
            <text:p>1128</text:p>
          </table:table-cell>
          <table:table-cell office:value-type="float" office:value="494" table:style-name="ce1">
            <text:p>494</text:p>
          </table:table-cell>
          <table:table-cell office:value-type="float" office:value="22831" table:style-name="ce1">
            <text:p>22831</text:p>
          </table:table-cell>
          <table:table-cell office:value-type="float" office:value="2031" table:style-name="ce1">
            <text:p>2031</text:p>
          </table:table-cell>
          <table:table-cell office:value-type="float" office:value="1613" table:style-name="ce1">
            <text:p>1613</text:p>
          </table:table-cell>
          <table:table-cell office:value-type="float" office:value="83" table:style-name="ce1">
            <text:p>83</text:p>
          </table:table-cell>
          <table:table-cell office:value-type="float" office:value="33" table:style-name="ce1">
            <text:p>33</text:p>
          </table:table-cell>
          <table:table-cell office:value-type="float" office:value="1729" table:style-name="ce1">
            <text:p>1729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4430" table:style-name="ce1">
            <text:p>4430</text:p>
          </table:table-cell>
          <table:table-cell office:value-type="float" office:value="24694" table:style-name="ce1">
            <text:p>24694</text:p>
          </table:table-cell>
          <table:table-cell office:value-type="float" office:value="1233" table:style-name="ce1">
            <text:p>1233</text:p>
          </table:table-cell>
          <table:table-cell office:value-type="float" office:value="571" table:style-name="ce1">
            <text:p>571</text:p>
          </table:table-cell>
          <table:table-cell office:value-type="float" office:value="26498" table:style-name="ce1">
            <text:p>26498</text:p>
          </table:table-cell>
          <table:table-cell office:value-type="float" office:value="2416" table:style-name="ce1">
            <text:p>2416</text:p>
          </table:table-cell>
          <table:table-cell office:value-type="float" office:value="1930" table:style-name="ce1">
            <text:p>1930</text:p>
          </table:table-cell>
          <table:table-cell office:value-type="float" office:value="91" table:style-name="ce1">
            <text:p>91</text:p>
          </table:table-cell>
          <table:table-cell office:value-type="float" office:value="53" table:style-name="ce1">
            <text:p>53</text:p>
          </table:table-cell>
          <table:table-cell office:value-type="float" office:value="2074" table:style-name="ce1">
            <text:p>2074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2767" table:style-name="ce1">
            <text:p>2767</text:p>
          </table:table-cell>
          <table:table-cell office:value-type="float" office:value="15646" table:style-name="ce1">
            <text:p>15646</text:p>
          </table:table-cell>
          <table:table-cell office:value-type="float" office:value="834" table:style-name="ce1">
            <text:p>834</text:p>
          </table:table-cell>
          <table:table-cell office:value-type="float" office:value="393" table:style-name="ce1">
            <text:p>393</text:p>
          </table:table-cell>
          <table:table-cell office:value-type="float" office:value="16873" table:style-name="ce1">
            <text:p>16873</text:p>
          </table:table-cell>
          <table:table-cell office:value-type="float" office:value="1478" table:style-name="ce1">
            <text:p>1478</text:p>
          </table:table-cell>
          <table:table-cell office:value-type="float" office:value="1177" table:style-name="ce1">
            <text:p>1177</text:p>
          </table:table-cell>
          <table:table-cell office:value-type="float" office:value="79" table:style-name="ce1">
            <text:p>79</text:p>
          </table:table-cell>
          <table:table-cell office:value-type="float" office:value="26" table:style-name="ce1">
            <text:p>26</text:p>
          </table:table-cell>
          <table:table-cell office:value-type="float" office:value="1282" table:style-name="ce1">
            <text:p>1282</text:p>
          </table:table-cell>
          <table:table-cell table:number-columns-repeated="1633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924" table:style-name="ce1">
            <text:p>4924</text:p>
          </table:table-cell>
          <table:table-cell office:value-type="float" office:value="28114" table:style-name="ce1">
            <text:p>28114</text:p>
          </table:table-cell>
          <table:table-cell office:value-type="float" office:value="1387" table:style-name="ce1">
            <text:p>1387</text:p>
          </table:table-cell>
          <table:table-cell office:value-type="float" office:value="655" table:style-name="ce1">
            <text:p>655</text:p>
          </table:table-cell>
          <table:table-cell office:value-type="float" office:value="30156" table:style-name="ce1">
            <text:p>30156</text:p>
          </table:table-cell>
          <table:table-cell office:value-type="float" office:value="2640" table:style-name="ce1">
            <text:p>2640</text:p>
          </table:table-cell>
          <table:table-cell office:value-type="float" office:value="2154" table:style-name="ce1">
            <text:p>2154</text:p>
          </table:table-cell>
          <table:table-cell office:value-type="float" office:value="111" table:style-name="ce1">
            <text:p>111</text:p>
          </table:table-cell>
          <table:table-cell office:value-type="float" office:value="53" table:style-name="ce1">
            <text:p>53</text:p>
          </table:table-cell>
          <table:table-cell office:value-type="float" office:value="2318" table:style-name="ce1">
            <text:p>2318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4190" table:style-name="ce1">
            <text:p>4190</text:p>
          </table:table-cell>
          <table:table-cell office:value-type="float" office:value="23126" table:style-name="ce1">
            <text:p>23126</text:p>
          </table:table-cell>
          <table:table-cell office:value-type="float" office:value="1226" table:style-name="ce1">
            <text:p>1226</text:p>
          </table:table-cell>
          <table:table-cell office:value-type="float" office:value="534" table:style-name="ce1">
            <text:p>534</text:p>
          </table:table-cell>
          <table:table-cell office:value-type="float" office:value="24886" table:style-name="ce1">
            <text:p>24886</text:p>
          </table:table-cell>
          <table:table-cell office:value-type="float" office:value="2357" table:style-name="ce1">
            <text:p>2357</text:p>
          </table:table-cell>
          <table:table-cell office:value-type="float" office:value="1917" table:style-name="ce1">
            <text:p>1917</text:p>
          </table:table-cell>
          <table:table-cell office:value-type="float" office:value="98" table:style-name="ce1">
            <text:p>98</text:p>
          </table:table-cell>
          <table:table-cell office:value-type="float" office:value="40" table:style-name="ce1">
            <text:p>40</text:p>
          </table:table-cell>
          <table:table-cell office:value-type="float" office:value="2055" table:style-name="ce1">
            <text:p>2055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4769" table:style-name="ce1">
            <text:p>4769</text:p>
          </table:table-cell>
          <table:table-cell office:value-type="float" office:value="26842" table:style-name="ce1">
            <text:p>26842</text:p>
          </table:table-cell>
          <table:table-cell office:value-type="float" office:value="1346" table:style-name="ce1">
            <text:p>1346</text:p>
          </table:table-cell>
          <table:table-cell office:value-type="float" office:value="617" table:style-name="ce1">
            <text:p>617</text:p>
          </table:table-cell>
          <table:table-cell office:value-type="float" office:value="28805" table:style-name="ce1">
            <text:p>28805</text:p>
          </table:table-cell>
          <table:table-cell office:value-type="float" office:value="2646" table:style-name="ce1">
            <text:p>2646</text:p>
          </table:table-cell>
          <table:table-cell office:value-type="float" office:value="2148" table:style-name="ce1">
            <text:p>2148</text:p>
          </table:table-cell>
          <table:table-cell office:value-type="float" office:value="113" table:style-name="ce1">
            <text:p>113</text:p>
          </table:table-cell>
          <table:table-cell office:value-type="float" office:value="46" table:style-name="ce1">
            <text:p>46</text:p>
          </table:table-cell>
          <table:table-cell office:value-type="float" office:value="2307" table:style-name="ce1">
            <text:p>2307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3020" table:style-name="ce1">
            <text:p>3020</text:p>
          </table:table-cell>
          <table:table-cell office:value-type="float" office:value="16920" table:style-name="ce1">
            <text:p>16920</text:p>
          </table:table-cell>
          <table:table-cell office:value-type="float" office:value="896" table:style-name="ce1">
            <text:p>896</text:p>
          </table:table-cell>
          <table:table-cell office:value-type="float" office:value="412" table:style-name="ce1">
            <text:p>412</text:p>
          </table:table-cell>
          <table:table-cell office:value-type="float" office:value="18228" table:style-name="ce1">
            <text:p>18228</text:p>
          </table:table-cell>
          <table:table-cell office:value-type="float" office:value="1608" table:style-name="ce1">
            <text:p>1608</text:p>
          </table:table-cell>
          <table:table-cell office:value-type="float" office:value="1274" table:style-name="ce1">
            <text:p>1274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float" office:value="1355" table:style-name="ce1">
            <text:p>1355</text:p>
          </table:table-cell>
          <table:table-cell table:number-columns-repeated="1633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380" table:style-name="ce1">
            <text:p>5380</text:p>
          </table:table-cell>
          <table:table-cell office:value-type="float" office:value="30514" table:style-name="ce1">
            <text:p>30514</text:p>
          </table:table-cell>
          <table:table-cell office:value-type="float" office:value="1506" table:style-name="ce1">
            <text:p>1506</text:p>
          </table:table-cell>
          <table:table-cell office:value-type="float" office:value="694" table:style-name="ce1">
            <text:p>694</text:p>
          </table:table-cell>
          <table:table-cell office:value-type="float" office:value="32714" table:style-name="ce1">
            <text:p>32714</text:p>
          </table:table-cell>
          <table:table-cell office:value-type="float" office:value="3014" table:style-name="ce1">
            <text:p>3014</text:p>
          </table:table-cell>
          <table:table-cell office:value-type="float" office:value="2400" table:style-name="ce1">
            <text:p>2400</text:p>
          </table:table-cell>
          <table:table-cell office:value-type="float" office:value="119" table:style-name="ce1">
            <text:p>119</text:p>
          </table:table-cell>
          <table:table-cell office:value-type="float" office:value="39" table:style-name="ce1">
            <text:p>39</text:p>
          </table:table-cell>
          <table:table-cell office:value-type="float" office:value="2558" table:style-name="ce1">
            <text:p>2558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4488" table:style-name="ce1">
            <text:p>4488</text:p>
          </table:table-cell>
          <table:table-cell office:value-type="float" office:value="25019" table:style-name="ce1">
            <text:p>25019</text:p>
          </table:table-cell>
          <table:table-cell office:value-type="float" office:value="1341" table:style-name="ce1">
            <text:p>1341</text:p>
          </table:table-cell>
          <table:table-cell office:value-type="float" office:value="581" table:style-name="ce1">
            <text:p>581</text:p>
          </table:table-cell>
          <table:table-cell office:value-type="float" office:value="26941" table:style-name="ce1">
            <text:p>26941</text:p>
          </table:table-cell>
          <table:table-cell office:value-type="float" office:value="2353" table:style-name="ce1">
            <text:p>2353</text:p>
          </table:table-cell>
          <table:table-cell office:value-type="float" office:value="1893" table:style-name="ce1">
            <text:p>1893</text:p>
          </table:table-cell>
          <table:table-cell office:value-type="float" office:value="115" table:style-name="ce1">
            <text:p>115</text:p>
          </table:table-cell>
          <table:table-cell office:value-type="float" office:value="47" table:style-name="ce1">
            <text:p>47</text:p>
          </table:table-cell>
          <table:table-cell office:value-type="float" office:value="2055" table:style-name="ce1">
            <text:p>2055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5128" table:style-name="ce1">
            <text:p>5128</text:p>
          </table:table-cell>
          <table:table-cell office:value-type="float" office:value="29147" table:style-name="ce1">
            <text:p>29147</text:p>
          </table:table-cell>
          <table:table-cell office:value-type="float" office:value="1476" table:style-name="ce1">
            <text:p>1476</text:p>
          </table:table-cell>
          <table:table-cell office:value-type="float" office:value="672" table:style-name="ce1">
            <text:p>672</text:p>
          </table:table-cell>
          <table:table-cell office:value-type="float" office:value="31295" table:style-name="ce1">
            <text:p>31295</text:p>
          </table:table-cell>
          <table:table-cell office:value-type="float" office:value="2849" table:style-name="ce1">
            <text:p>2849</text:p>
          </table:table-cell>
          <table:table-cell office:value-type="float" office:value="2305" table:style-name="ce1">
            <text:p>2305</text:p>
          </table:table-cell>
          <table:table-cell office:value-type="float" office:value="130" table:style-name="ce1">
            <text:p>130</text:p>
          </table:table-cell>
          <table:table-cell office:value-type="float" office:value="55" table:style-name="ce1">
            <text:p>55</text:p>
          </table:table-cell>
          <table:table-cell office:value-type="float" office:value="2490" table:style-name="ce1">
            <text:p>2490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3266" table:style-name="ce1">
            <text:p>3266</text:p>
          </table:table-cell>
          <table:table-cell office:value-type="float" office:value="18368" table:style-name="ce1">
            <text:p>18368</text:p>
          </table:table-cell>
          <table:table-cell office:value-type="float" office:value="960" table:style-name="ce1">
            <text:p>960</text:p>
          </table:table-cell>
          <table:table-cell office:value-type="float" office:value="449" table:style-name="ce1">
            <text:p>449</text:p>
          </table:table-cell>
          <table:table-cell office:value-type="float" office:value="19777" table:style-name="ce1">
            <text:p>19777</text:p>
          </table:table-cell>
          <table:table-cell office:value-type="float" office:value="1795" table:style-name="ce1">
            <text:p>1795</text:p>
          </table:table-cell>
          <table:table-cell office:value-type="float" office:value="1448" table:style-name="ce1">
            <text:p>1448</text:p>
          </table:table-cell>
          <table:table-cell office:value-type="float" office:value="64" table:style-name="ce1">
            <text:p>64</text:p>
          </table:table-cell>
          <table:table-cell office:value-type="float" office:value="37" table:style-name="ce1">
            <text:p>37</text:p>
          </table:table-cell>
          <table:table-cell office:value-type="float" office:value="1549" table:style-name="ce1">
            <text:p>1549</text:p>
          </table:table-cell>
          <table:table-cell table:number-columns-repeated="1633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838" table:style-name="ce1">
            <text:p>5838</text:p>
          </table:table-cell>
          <table:table-cell office:value-type="float" office:value="32935" table:style-name="ce1">
            <text:p>32935</text:p>
          </table:table-cell>
          <table:table-cell office:value-type="float" office:value="1636" table:style-name="ce1">
            <text:p>1636</text:p>
          </table:table-cell>
          <table:table-cell office:value-type="float" office:value="752" table:style-name="ce1">
            <text:p>752</text:p>
          </table:table-cell>
          <table:table-cell office:value-type="float" office:value="35323" table:style-name="ce1">
            <text:p>35323</text:p>
          </table:table-cell>
          <table:table-cell office:value-type="float" office:value="3067" table:style-name="ce1">
            <text:p>3067</text:p>
          </table:table-cell>
          <table:table-cell office:value-type="float" office:value="2421" table:style-name="ce1">
            <text:p>2421</text:p>
          </table:table-cell>
          <table:table-cell office:value-type="float" office:value="130" table:style-name="ce1">
            <text:p>130</text:p>
          </table:table-cell>
          <table:table-cell office:value-type="float" office:value="58" table:style-name="ce1">
            <text:p>58</text:p>
          </table:table-cell>
          <table:table-cell office:value-type="float" office:value="2609" table:style-name="ce1">
            <text:p>2609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4871" table:style-name="ce1">
            <text:p>4871</text:p>
          </table:table-cell>
          <table:table-cell office:value-type="float" office:value="27160" table:style-name="ce1">
            <text:p>27160</text:p>
          </table:table-cell>
          <table:table-cell office:value-type="float" office:value="1440" table:style-name="ce1">
            <text:p>1440</text:p>
          </table:table-cell>
          <table:table-cell office:value-type="float" office:value="633" table:style-name="ce1">
            <text:p>633</text:p>
          </table:table-cell>
          <table:table-cell office:value-type="float" office:value="29233" table:style-name="ce1">
            <text:p>29233</text:p>
          </table:table-cell>
          <table:table-cell office:value-type="float" office:value="2675" table:style-name="ce1">
            <text:p>2675</text:p>
          </table:table-cell>
          <table:table-cell office:value-type="float" office:value="2141" table:style-name="ce1">
            <text:p>2141</text:p>
          </table:table-cell>
          <table:table-cell office:value-type="float" office:value="99" table:style-name="ce1">
            <text:p>99</text:p>
          </table:table-cell>
          <table:table-cell office:value-type="float" office:value="52" table:style-name="ce1">
            <text:p>52</text:p>
          </table:table-cell>
          <table:table-cell office:value-type="float" office:value="2292" table:style-name="ce1">
            <text:p>229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5562" table:style-name="ce1">
            <text:p>5562</text:p>
          </table:table-cell>
          <table:table-cell office:value-type="float" office:value="31626" table:style-name="ce1">
            <text:p>31626</text:p>
          </table:table-cell>
          <table:table-cell office:value-type="float" office:value="1596" table:style-name="ce1">
            <text:p>1596</text:p>
          </table:table-cell>
          <table:table-cell office:value-type="float" office:value="721" table:style-name="ce1">
            <text:p>721</text:p>
          </table:table-cell>
          <table:table-cell office:value-type="float" office:value="33943" table:style-name="ce1">
            <text:p>33943</text:p>
          </table:table-cell>
          <table:table-cell office:value-type="float" office:value="3082" table:style-name="ce1">
            <text:p>3082</text:p>
          </table:table-cell>
          <table:table-cell office:value-type="float" office:value="2479" table:style-name="ce1">
            <text:p>2479</text:p>
          </table:table-cell>
          <table:table-cell office:value-type="float" office:value="120" table:style-name="ce1">
            <text:p>120</text:p>
          </table:table-cell>
          <table:table-cell office:value-type="float" office:value="49" table:style-name="ce1">
            <text:p>49</text:p>
          </table:table-cell>
          <table:table-cell office:value-type="float" office:value="2648" table:style-name="ce1">
            <text:p>2648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3540" table:style-name="ce1">
            <text:p>3540</text:p>
          </table:table-cell>
          <table:table-cell office:value-type="float" office:value="19921" table:style-name="ce1">
            <text:p>19921</text:p>
          </table:table-cell>
          <table:table-cell office:value-type="float" office:value="1046" table:style-name="ce1">
            <text:p>1046</text:p>
          </table:table-cell>
          <table:table-cell office:value-type="float" office:value="484" table:style-name="ce1">
            <text:p>484</text:p>
          </table:table-cell>
          <table:table-cell office:value-type="float" office:value="21451" table:style-name="ce1">
            <text:p>21451</text:p>
          </table:table-cell>
          <table:table-cell office:value-type="float" office:value="1948" table:style-name="ce1">
            <text:p>1948</text:p>
          </table:table-cell>
          <table:table-cell office:value-type="float" office:value="1553" table:style-name="ce1">
            <text:p>1553</text:p>
          </table:table-cell>
          <table:table-cell office:value-type="float" office:value="86" table:style-name="ce1">
            <text:p>86</text:p>
          </table:table-cell>
          <table:table-cell office:value-type="float" office:value="35" table:style-name="ce1">
            <text:p>35</text:p>
          </table:table-cell>
          <table:table-cell office:value-type="float" office:value="1674" table:style-name="ce1">
            <text:p>1674</text:p>
          </table:table-cell>
          <table:table-cell table:number-columns-repeated="1633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358" table:style-name="ce1">
            <text:p>6358</text:p>
          </table:table-cell>
          <table:table-cell office:value-type="float" office:value="35811" table:style-name="ce1">
            <text:p>35811</text:p>
          </table:table-cell>
          <table:table-cell office:value-type="float" office:value="1760" table:style-name="ce1">
            <text:p>1760</text:p>
          </table:table-cell>
          <table:table-cell office:value-type="float" office:value="815" table:style-name="ce1">
            <text:p>815</text:p>
          </table:table-cell>
          <table:table-cell office:value-type="float" office:value="38386" table:style-name="ce1">
            <text:p>38386</text:p>
          </table:table-cell>
          <table:table-cell office:value-type="float" office:value="3583" table:style-name="ce1">
            <text:p>3583</text:p>
          </table:table-cell>
          <table:table-cell office:value-type="float" office:value="2876" table:style-name="ce1">
            <text:p>2876</text:p>
          </table:table-cell>
          <table:table-cell office:value-type="float" office:value="124" table:style-name="ce1">
            <text:p>124</text:p>
          </table:table-cell>
          <table:table-cell office:value-type="float" office:value="63" table:style-name="ce1">
            <text:p>63</text:p>
          </table:table-cell>
          <table:table-cell office:value-type="float" office:value="3063" table:style-name="ce1">
            <text:p>3063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5265" table:style-name="ce1">
            <text:p>5265</text:p>
          </table:table-cell>
          <table:table-cell office:value-type="float" office:value="29390" table:style-name="ce1">
            <text:p>29390</text:p>
          </table:table-cell>
          <table:table-cell office:value-type="float" office:value="1552" table:style-name="ce1">
            <text:p>1552</text:p>
          </table:table-cell>
          <table:table-cell office:value-type="float" office:value="683" table:style-name="ce1">
            <text:p>683</text:p>
          </table:table-cell>
          <table:table-cell office:value-type="float" office:value="31625" table:style-name="ce1">
            <text:p>31625</text:p>
          </table:table-cell>
          <table:table-cell office:value-type="float" office:value="2786" table:style-name="ce1">
            <text:p>2786</text:p>
          </table:table-cell>
          <table:table-cell office:value-type="float" office:value="2230" table:style-name="ce1">
            <text:p>2230</text:p>
          </table:table-cell>
          <table:table-cell office:value-type="float" office:value="112" table:style-name="ce1">
            <text:p>112</text:p>
          </table:table-cell>
          <table:table-cell office:value-type="float" office:value="50" table:style-name="ce1">
            <text:p>50</text:p>
          </table:table-cell>
          <table:table-cell office:value-type="float" office:value="2392" table:style-name="ce1">
            <text:p>2392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5993" table:style-name="ce1">
            <text:p>5993</text:p>
          </table:table-cell>
          <table:table-cell office:value-type="float" office:value="34229" table:style-name="ce1">
            <text:p>34229</text:p>
          </table:table-cell>
          <table:table-cell office:value-type="float" office:value="1747" table:style-name="ce1">
            <text:p>1747</text:p>
          </table:table-cell>
          <table:table-cell office:value-type="float" office:value="786" table:style-name="ce1">
            <text:p>786</text:p>
          </table:table-cell>
          <table:table-cell office:value-type="float" office:value="36762" table:style-name="ce1">
            <text:p>36762</text:p>
          </table:table-cell>
          <table:table-cell office:value-type="float" office:value="3250" table:style-name="ce1">
            <text:p>3250</text:p>
          </table:table-cell>
          <table:table-cell office:value-type="float" office:value="2603" table:style-name="ce1">
            <text:p>2603</text:p>
          </table:table-cell>
          <table:table-cell office:value-type="float" office:value="151" table:style-name="ce1">
            <text:p>151</text:p>
          </table:table-cell>
          <table:table-cell office:value-type="float" office:value="65" table:style-name="ce1">
            <text:p>65</text:p>
          </table:table-cell>
          <table:table-cell office:value-type="float" office:value="2819" table:style-name="ce1">
            <text:p>2819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3835" table:style-name="ce1">
            <text:p>3835</text:p>
          </table:table-cell>
          <table:table-cell office:value-type="float" office:value="21614" table:style-name="ce1">
            <text:p>21614</text:p>
          </table:table-cell>
          <table:table-cell office:value-type="float" office:value="1136" table:style-name="ce1">
            <text:p>1136</text:p>
          </table:table-cell>
          <table:table-cell office:value-type="float" office:value="514" table:style-name="ce1">
            <text:p>514</text:p>
          </table:table-cell>
          <table:table-cell office:value-type="float" office:value="23264" table:style-name="ce1">
            <text:p>23264</text:p>
          </table:table-cell>
          <table:table-cell office:value-type="float" office:value="2108" table:style-name="ce1">
            <text:p>2108</text:p>
          </table:table-cell>
          <table:table-cell office:value-type="float" office:value="1693" table:style-name="ce1">
            <text:p>1693</text:p>
          </table:table-cell>
          <table:table-cell office:value-type="float" office:value="90" table:style-name="ce1">
            <text:p>90</text:p>
          </table:table-cell>
          <table:table-cell office:value-type="float" office:value="30" table:style-name="ce1">
            <text:p>30</text:p>
          </table:table-cell>
          <table:table-cell office:value-type="float" office:value="1813" table:style-name="ce1">
            <text:p>1813</text:p>
          </table:table-cell>
          <table:table-cell table:number-columns-repeated="1633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903" table:style-name="ce1">
            <text:p>6903</text:p>
          </table:table-cell>
          <table:table-cell office:value-type="float" office:value="38636" table:style-name="ce1">
            <text:p>38636</text:p>
          </table:table-cell>
          <table:table-cell office:value-type="float" office:value="1906" table:style-name="ce1">
            <text:p>1906</text:p>
          </table:table-cell>
          <table:table-cell office:value-type="float" office:value="873" table:style-name="ce1">
            <text:p>873</text:p>
          </table:table-cell>
          <table:table-cell office:value-type="float" office:value="41415" table:style-name="ce1">
            <text:p>41415</text:p>
          </table:table-cell>
          <table:table-cell office:value-type="float" office:value="3574" table:style-name="ce1">
            <text:p>3574</text:p>
          </table:table-cell>
          <table:table-cell office:value-type="float" office:value="2825" table:style-name="ce1">
            <text:p>2825</text:p>
          </table:table-cell>
          <table:table-cell office:value-type="float" office:value="146" table:style-name="ce1">
            <text:p>146</text:p>
          </table:table-cell>
          <table:table-cell office:value-type="float" office:value="58" table:style-name="ce1">
            <text:p>58</text:p>
          </table:table-cell>
          <table:table-cell office:value-type="float" office:value="3029" table:style-name="ce1">
            <text:p>3029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5670" table:style-name="ce1">
            <text:p>5670</text:p>
          </table:table-cell>
          <table:table-cell office:value-type="float" office:value="31957" table:style-name="ce1">
            <text:p>31957</text:p>
          </table:table-cell>
          <table:table-cell office:value-type="float" office:value="1671" table:style-name="ce1">
            <text:p>1671</text:p>
          </table:table-cell>
          <table:table-cell office:value-type="float" office:value="749" table:style-name="ce1">
            <text:p>749</text:p>
          </table:table-cell>
          <table:table-cell office:value-type="float" office:value="34377" table:style-name="ce1">
            <text:p>34377</text:p>
          </table:table-cell>
          <table:table-cell office:value-type="float" office:value="3157" table:style-name="ce1">
            <text:p>3157</text:p>
          </table:table-cell>
          <table:table-cell office:value-type="float" office:value="2567" table:style-name="ce1">
            <text:p>2567</text:p>
          </table:table-cell>
          <table:table-cell office:value-type="float" office:value="119" table:style-name="ce1">
            <text:p>119</text:p>
          </table:table-cell>
          <table:table-cell office:value-type="float" office:value="66" table:style-name="ce1">
            <text:p>66</text:p>
          </table:table-cell>
          <table:table-cell office:value-type="float" office:value="2752" table:style-name="ce1">
            <text:p>2752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6482" table:style-name="ce1">
            <text:p>6482</text:p>
          </table:table-cell>
          <table:table-cell office:value-type="float" office:value="37025" table:style-name="ce1">
            <text:p>37025</text:p>
          </table:table-cell>
          <table:table-cell office:value-type="float" office:value="1885" table:style-name="ce1">
            <text:p>1885</text:p>
          </table:table-cell>
          <table:table-cell office:value-type="float" office:value="853" table:style-name="ce1">
            <text:p>853</text:p>
          </table:table-cell>
          <table:table-cell office:value-type="float" office:value="39763" table:style-name="ce1">
            <text:p>39763</text:p>
          </table:table-cell>
          <table:table-cell office:value-type="float" office:value="3490" table:style-name="ce1">
            <text:p>3490</text:p>
          </table:table-cell>
          <table:table-cell office:value-type="float" office:value="2796" table:style-name="ce1">
            <text:p>2796</text:p>
          </table:table-cell>
          <table:table-cell office:value-type="float" office:value="138" table:style-name="ce1">
            <text:p>138</text:p>
          </table:table-cell>
          <table:table-cell office:value-type="float" office:value="67" table:style-name="ce1">
            <text:p>67</text:p>
          </table:table-cell>
          <table:table-cell office:value-type="float" office:value="3001" table:style-name="ce1">
            <text:p>3001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4142" table:style-name="ce1">
            <text:p>4142</text:p>
          </table:table-cell>
          <table:table-cell office:value-type="float" office:value="23431" table:style-name="ce1">
            <text:p>23431</text:p>
          </table:table-cell>
          <table:table-cell office:value-type="float" office:value="1214" table:style-name="ce1">
            <text:p>1214</text:p>
          </table:table-cell>
          <table:table-cell office:value-type="float" office:value="551" table:style-name="ce1">
            <text:p>551</text:p>
          </table:table-cell>
          <table:table-cell office:value-type="float" office:value="25196" table:style-name="ce1">
            <text:p>25196</text:p>
          </table:table-cell>
          <table:table-cell office:value-type="float" office:value="2239" table:style-name="ce1">
            <text:p>2239</text:p>
          </table:table-cell>
          <table:table-cell office:value-type="float" office:value="1817" table:style-name="ce1">
            <text:p>1817</text:p>
          </table:table-cell>
          <table:table-cell office:value-type="float" office:value="78" table:style-name="ce1">
            <text:p>78</text:p>
          </table:table-cell>
          <table:table-cell office:value-type="float" office:value="37" table:style-name="ce1">
            <text:p>37</text:p>
          </table:table-cell>
          <table:table-cell office:value-type="float" office:value="1932" table:style-name="ce1">
            <text:p>1932</text:p>
          </table:table-cell>
          <table:table-cell table:number-columns-repeated="1633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536" table:style-name="ce1">
            <text:p>7536</text:p>
          </table:table-cell>
          <table:table-cell office:value-type="float" office:value="42059" table:style-name="ce1">
            <text:p>42059</text:p>
          </table:table-cell>
          <table:table-cell office:value-type="float" office:value="2064" table:style-name="ce1">
            <text:p>2064</text:p>
          </table:table-cell>
          <table:table-cell office:value-type="float" office:value="936" table:style-name="ce1">
            <text:p>936</text:p>
          </table:table-cell>
          <table:table-cell office:value-type="float" office:value="45059" table:style-name="ce1">
            <text:p>45059</text:p>
          </table:table-cell>
          <table:table-cell office:value-type="float" office:value="4277" table:style-name="ce1">
            <text:p>4277</text:p>
          </table:table-cell>
          <table:table-cell office:value-type="float" office:value="3423" table:style-name="ce1">
            <text:p>3423</text:p>
          </table:table-cell>
          <table:table-cell office:value-type="float" office:value="158" table:style-name="ce1">
            <text:p>158</text:p>
          </table:table-cell>
          <table:table-cell office:value-type="float" office:value="63" table:style-name="ce1">
            <text:p>63</text:p>
          </table:table-cell>
          <table:table-cell office:value-type="float" office:value="3644" table:style-name="ce1">
            <text:p>3644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6108" table:style-name="ce1">
            <text:p>6108</text:p>
          </table:table-cell>
          <table:table-cell office:value-type="float" office:value="34508" table:style-name="ce1">
            <text:p>34508</text:p>
          </table:table-cell>
          <table:table-cell office:value-type="float" office:value="1807" table:style-name="ce1">
            <text:p>1807</text:p>
          </table:table-cell>
          <table:table-cell office:value-type="float" office:value="808" table:style-name="ce1">
            <text:p>808</text:p>
          </table:table-cell>
          <table:table-cell office:value-type="float" office:value="37123" table:style-name="ce1">
            <text:p>37123</text:p>
          </table:table-cell>
          <table:table-cell office:value-type="float" office:value="3184" table:style-name="ce1">
            <text:p>3184</text:p>
          </table:table-cell>
          <table:table-cell office:value-type="float" office:value="2551" table:style-name="ce1">
            <text:p>2551</text:p>
          </table:table-cell>
          <table:table-cell office:value-type="float" office:value="136" table:style-name="ce1">
            <text:p>136</text:p>
          </table:table-cell>
          <table:table-cell office:value-type="float" office:value="59" table:style-name="ce1">
            <text:p>59</text:p>
          </table:table-cell>
          <table:table-cell office:value-type="float" office:value="2746" table:style-name="ce1">
            <text:p>2746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7067" table:style-name="ce1">
            <text:p>7067</text:p>
          </table:table-cell>
          <table:table-cell office:value-type="float" office:value="40056" table:style-name="ce1">
            <text:p>40056</text:p>
          </table:table-cell>
          <table:table-cell office:value-type="float" office:value="2042" table:style-name="ce1">
            <text:p>2042</text:p>
          </table:table-cell>
          <table:table-cell office:value-type="float" office:value="925" table:style-name="ce1">
            <text:p>925</text:p>
          </table:table-cell>
          <table:table-cell office:value-type="float" office:value="43023" table:style-name="ce1">
            <text:p>43023</text:p>
          </table:table-cell>
          <table:table-cell office:value-type="float" office:value="3845" table:style-name="ce1">
            <text:p>3845</text:p>
          </table:table-cell>
          <table:table-cell office:value-type="float" office:value="3031" table:style-name="ce1">
            <text:p>3031</text:p>
          </table:table-cell>
          <table:table-cell office:value-type="float" office:value="157" table:style-name="ce1">
            <text:p>157</text:p>
          </table:table-cell>
          <table:table-cell office:value-type="float" office:value="72" table:style-name="ce1">
            <text:p>72</text:p>
          </table:table-cell>
          <table:table-cell office:value-type="float" office:value="3260" table:style-name="ce1">
            <text:p>3260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4508" table:style-name="ce1">
            <text:p>4508</text:p>
          </table:table-cell>
          <table:table-cell office:value-type="float" office:value="25418" table:style-name="ce1">
            <text:p>25418</text:p>
          </table:table-cell>
          <table:table-cell office:value-type="float" office:value="1309" table:style-name="ce1">
            <text:p>1309</text:p>
          </table:table-cell>
          <table:table-cell office:value-type="float" office:value="592" table:style-name="ce1">
            <text:p>592</text:p>
          </table:table-cell>
          <table:table-cell office:value-type="float" office:value="27319" table:style-name="ce1">
            <text:p>27319</text:p>
          </table:table-cell>
          <table:table-cell office:value-type="float" office:value="2489" table:style-name="ce1">
            <text:p>2489</text:p>
          </table:table-cell>
          <table:table-cell office:value-type="float" office:value="1987" table:style-name="ce1">
            <text:p>1987</text:p>
          </table:table-cell>
          <table:table-cell office:value-type="float" office:value="95" table:style-name="ce1">
            <text:p>95</text:p>
          </table:table-cell>
          <table:table-cell office:value-type="float" office:value="41" table:style-name="ce1">
            <text:p>41</text:p>
          </table:table-cell>
          <table:table-cell office:value-type="float" office:value="2123" table:style-name="ce1">
            <text:p>2123</text:p>
          </table:table-cell>
          <table:table-cell table:number-columns-repeated="1633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086" table:style-name="ce1">
            <text:p>8086</text:p>
          </table:table-cell>
          <table:table-cell office:value-type="float" office:value="45496" table:style-name="ce1">
            <text:p>45496</text:p>
          </table:table-cell>
          <table:table-cell office:value-type="float" office:value="2269" table:style-name="ce1">
            <text:p>2269</text:p>
          </table:table-cell>
          <table:table-cell office:value-type="float" office:value="1030" table:style-name="ce1">
            <text:p>1030</text:p>
          </table:table-cell>
          <table:table-cell office:value-type="float" office:value="48795" table:style-name="ce1">
            <text:p>48795</text:p>
          </table:table-cell>
          <table:table-cell office:value-type="float" office:value="4286" table:style-name="ce1">
            <text:p>4286</text:p>
          </table:table-cell>
          <table:table-cell office:value-type="float" office:value="3437" table:style-name="ce1">
            <text:p>3437</text:p>
          </table:table-cell>
          <table:table-cell office:value-type="float" office:value="205" table:style-name="ce1">
            <text:p>205</text:p>
          </table:table-cell>
          <table:table-cell office:value-type="float" office:value="94" table:style-name="ce1">
            <text:p>94</text:p>
          </table:table-cell>
          <table:table-cell office:value-type="float" office:value="3736" table:style-name="ce1">
            <text:p>3736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6707" table:style-name="ce1">
            <text:p>6707</text:p>
          </table:table-cell>
          <table:table-cell office:value-type="float" office:value="37434" table:style-name="ce1">
            <text:p>37434</text:p>
          </table:table-cell>
          <table:table-cell office:value-type="float" office:value="1929" table:style-name="ce1">
            <text:p>1929</text:p>
          </table:table-cell>
          <table:table-cell office:value-type="float" office:value="870" table:style-name="ce1">
            <text:p>870</text:p>
          </table:table-cell>
          <table:table-cell office:value-type="float" office:value="40233" table:style-name="ce1">
            <text:p>40233</text:p>
          </table:table-cell>
          <table:table-cell office:value-type="float" office:value="3709" table:style-name="ce1">
            <text:p>3709</text:p>
          </table:table-cell>
          <table:table-cell office:value-type="float" office:value="2926" table:style-name="ce1">
            <text:p>2926</text:p>
          </table:table-cell>
          <table:table-cell office:value-type="float" office:value="122" table:style-name="ce1">
            <text:p>122</text:p>
          </table:table-cell>
          <table:table-cell office:value-type="float" office:value="62" table:style-name="ce1">
            <text:p>62</text:p>
          </table:table-cell>
          <table:table-cell office:value-type="float" office:value="3110" table:style-name="ce1">
            <text:p>3110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7631" table:style-name="ce1">
            <text:p>7631</text:p>
          </table:table-cell>
          <table:table-cell office:value-type="float" office:value="43273" table:style-name="ce1">
            <text:p>43273</text:p>
          </table:table-cell>
          <table:table-cell office:value-type="float" office:value="2221" table:style-name="ce1">
            <text:p>2221</text:p>
          </table:table-cell>
          <table:table-cell office:value-type="float" office:value="991" table:style-name="ce1">
            <text:p>991</text:p>
          </table:table-cell>
          <table:table-cell office:value-type="float" office:value="46485" table:style-name="ce1">
            <text:p>46485</text:p>
          </table:table-cell>
          <table:table-cell office:value-type="float" office:value="4026" table:style-name="ce1">
            <text:p>4026</text:p>
          </table:table-cell>
          <table:table-cell office:value-type="float" office:value="3217" table:style-name="ce1">
            <text:p>3217</text:p>
          </table:table-cell>
          <table:table-cell office:value-type="float" office:value="179" table:style-name="ce1">
            <text:p>179</text:p>
          </table:table-cell>
          <table:table-cell office:value-type="float" office:value="66" table:style-name="ce1">
            <text:p>66</text:p>
          </table:table-cell>
          <table:table-cell office:value-type="float" office:value="3462" table:style-name="ce1">
            <text:p>3462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4831" table:style-name="ce1">
            <text:p>4831</text:p>
          </table:table-cell>
          <table:table-cell office:value-type="float" office:value="27496" table:style-name="ce1">
            <text:p>27496</text:p>
          </table:table-cell>
          <table:table-cell office:value-type="float" office:value="1416" table:style-name="ce1">
            <text:p>1416</text:p>
          </table:table-cell>
          <table:table-cell office:value-type="float" office:value="634" table:style-name="ce1">
            <text:p>634</text:p>
          </table:table-cell>
          <table:table-cell office:value-type="float" office:value="29546" table:style-name="ce1">
            <text:p>29546</text:p>
          </table:table-cell>
          <table:table-cell office:value-type="float" office:value="2550" table:style-name="ce1">
            <text:p>2550</text:p>
          </table:table-cell>
          <table:table-cell office:value-type="float" office:value="2078" table:style-name="ce1">
            <text:p>2078</text:p>
          </table:table-cell>
          <table:table-cell office:value-type="float" office:value="107" table:style-name="ce1">
            <text:p>107</text:p>
          </table:table-cell>
          <table:table-cell office:value-type="float" office:value="42" table:style-name="ce1">
            <text:p>42</text:p>
          </table:table-cell>
          <table:table-cell office:value-type="float" office:value="2227" table:style-name="ce1">
            <text:p>2227</text:p>
          </table:table-cell>
          <table:table-cell table:number-columns-repeated="1633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821" table:style-name="ce1">
            <text:p>8821</text:p>
          </table:table-cell>
          <table:table-cell office:value-type="float" office:value="49556" table:style-name="ce1">
            <text:p>49556</text:p>
          </table:table-cell>
          <table:table-cell office:value-type="float" office:value="2463" table:style-name="ce1">
            <text:p>2463</text:p>
          </table:table-cell>
          <table:table-cell office:value-type="float" office:value="1111" table:style-name="ce1">
            <text:p>1111</text:p>
          </table:table-cell>
          <table:table-cell office:value-type="float" office:value="53130" table:style-name="ce1">
            <text:p>53130</text:p>
          </table:table-cell>
          <table:table-cell office:value-type="float" office:value="5070" table:style-name="ce1">
            <text:p>5070</text:p>
          </table:table-cell>
          <table:table-cell office:value-type="float" office:value="4060" table:style-name="ce1">
            <text:p>4060</text:p>
          </table:table-cell>
          <table:table-cell office:value-type="float" office:value="194" table:style-name="ce1">
            <text:p>194</text:p>
          </table:table-cell>
          <table:table-cell office:value-type="float" office:value="81" table:style-name="ce1">
            <text:p>81</text:p>
          </table:table-cell>
          <table:table-cell office:value-type="float" office:value="4335" table:style-name="ce1">
            <text:p>4335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7245" table:style-name="ce1">
            <text:p>7245</text:p>
          </table:table-cell>
          <table:table-cell office:value-type="float" office:value="40517" table:style-name="ce1">
            <text:p>40517</text:p>
          </table:table-cell>
          <table:table-cell office:value-type="float" office:value="2082" table:style-name="ce1">
            <text:p>2082</text:p>
          </table:table-cell>
          <table:table-cell office:value-type="float" office:value="941" table:style-name="ce1">
            <text:p>941</text:p>
          </table:table-cell>
          <table:table-cell office:value-type="float" office:value="43540" table:style-name="ce1">
            <text:p>43540</text:p>
          </table:table-cell>
          <table:table-cell office:value-type="float" office:value="3845" table:style-name="ce1">
            <text:p>3845</text:p>
          </table:table-cell>
          <table:table-cell office:value-type="float" office:value="3083" table:style-name="ce1">
            <text:p>3083</text:p>
          </table:table-cell>
          <table:table-cell office:value-type="float" office:value="153" table:style-name="ce1">
            <text:p>153</text:p>
          </table:table-cell>
          <table:table-cell office:value-type="float" office:value="71" table:style-name="ce1">
            <text:p>71</text:p>
          </table:table-cell>
          <table:table-cell office:value-type="float" office:value="3307" table:style-name="ce1">
            <text:p>3307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8241" table:style-name="ce1">
            <text:p>8241</text:p>
          </table:table-cell>
          <table:table-cell office:value-type="float" office:value="46717" table:style-name="ce1">
            <text:p>46717</text:p>
          </table:table-cell>
          <table:table-cell office:value-type="float" office:value="2415" table:style-name="ce1">
            <text:p>2415</text:p>
          </table:table-cell>
          <table:table-cell office:value-type="float" office:value="1068" table:style-name="ce1">
            <text:p>1068</text:p>
          </table:table-cell>
          <table:table-cell office:value-type="float" office:value="50200" table:style-name="ce1">
            <text:p>50200</text:p>
          </table:table-cell>
          <table:table-cell office:value-type="float" office:value="4325" table:style-name="ce1">
            <text:p>4325</text:p>
          </table:table-cell>
          <table:table-cell office:value-type="float" office:value="3444" table:style-name="ce1">
            <text:p>3444</text:p>
          </table:table-cell>
          <table:table-cell office:value-type="float" office:value="194" table:style-name="ce1">
            <text:p>194</text:p>
          </table:table-cell>
          <table:table-cell office:value-type="float" office:value="77" table:style-name="ce1">
            <text:p>77</text:p>
          </table:table-cell>
          <table:table-cell office:value-type="float" office:value="3715" table:style-name="ce1">
            <text:p>3715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226" table:style-name="ce1">
            <text:p>5226</text:p>
          </table:table-cell>
          <table:table-cell office:value-type="float" office:value="29885" table:style-name="ce1">
            <text:p>29885</text:p>
          </table:table-cell>
          <table:table-cell office:value-type="float" office:value="1532" table:style-name="ce1">
            <text:p>1532</text:p>
          </table:table-cell>
          <table:table-cell office:value-type="float" office:value="678" table:style-name="ce1">
            <text:p>678</text:p>
          </table:table-cell>
          <table:table-cell office:value-type="float" office:value="32095" table:style-name="ce1">
            <text:p>32095</text:p>
          </table:table-cell>
          <table:table-cell office:value-type="float" office:value="2944" table:style-name="ce1">
            <text:p>2944</text:p>
          </table:table-cell>
          <table:table-cell office:value-type="float" office:value="2389" table:style-name="ce1">
            <text:p>2389</text:p>
          </table:table-cell>
          <table:table-cell office:value-type="float" office:value="116" table:style-name="ce1">
            <text:p>116</text:p>
          </table:table-cell>
          <table:table-cell office:value-type="float" office:value="44" table:style-name="ce1">
            <text:p>44</text:p>
          </table:table-cell>
          <table:table-cell office:value-type="float" office:value="2549" table:style-name="ce1">
            <text:p>2549</text:p>
          </table:table-cell>
          <table:table-cell table:number-columns-repeated="1633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429" table:style-name="ce1">
            <text:p>9429</text:p>
          </table:table-cell>
          <table:table-cell office:value-type="float" office:value="53405" table:style-name="ce1">
            <text:p>53405</text:p>
          </table:table-cell>
          <table:table-cell office:value-type="float" office:value="2668" table:style-name="ce1">
            <text:p>2668</text:p>
          </table:table-cell>
          <table:table-cell office:value-type="float" office:value="1208" table:style-name="ce1">
            <text:p>1208</text:p>
          </table:table-cell>
          <table:table-cell office:value-type="float" office:value="57281" table:style-name="ce1">
            <text:p>57281</text:p>
          </table:table-cell>
          <table:table-cell office:value-type="float" office:value="4759" table:style-name="ce1">
            <text:p>4759</text:p>
          </table:table-cell>
          <table:table-cell office:value-type="float" office:value="3849" table:style-name="ce1">
            <text:p>3849</text:p>
          </table:table-cell>
          <table:table-cell office:value-type="float" office:value="205" table:style-name="ce1">
            <text:p>205</text:p>
          </table:table-cell>
          <table:table-cell office:value-type="float" office:value="97" table:style-name="ce1">
            <text:p>97</text:p>
          </table:table-cell>
          <table:table-cell office:value-type="float" office:value="4151" table:style-name="ce1">
            <text:p>4151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7875" table:style-name="ce1">
            <text:p>7875</text:p>
          </table:table-cell>
          <table:table-cell office:value-type="float" office:value="44018" table:style-name="ce1">
            <text:p>44018</text:p>
          </table:table-cell>
          <table:table-cell office:value-type="float" office:value="2256" table:style-name="ce1">
            <text:p>2256</text:p>
          </table:table-cell>
          <table:table-cell office:value-type="float" office:value="1017" table:style-name="ce1">
            <text:p>1017</text:p>
          </table:table-cell>
          <table:table-cell office:value-type="float" office:value="47291" table:style-name="ce1">
            <text:p>47291</text:p>
          </table:table-cell>
          <table:table-cell office:value-type="float" office:value="4381" table:style-name="ce1">
            <text:p>4381</text:p>
          </table:table-cell>
          <table:table-cell office:value-type="float" office:value="3501" table:style-name="ce1">
            <text:p>3501</text:p>
          </table:table-cell>
          <table:table-cell office:value-type="float" office:value="174" table:style-name="ce1">
            <text:p>174</text:p>
          </table:table-cell>
          <table:table-cell office:value-type="float" office:value="76" table:style-name="ce1">
            <text:p>76</text:p>
          </table:table-cell>
          <table:table-cell office:value-type="float" office:value="3751" table:style-name="ce1">
            <text:p>3751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8856" table:style-name="ce1">
            <text:p>8856</text:p>
          </table:table-cell>
          <table:table-cell office:value-type="float" office:value="50530" table:style-name="ce1">
            <text:p>50530</text:p>
          </table:table-cell>
          <table:table-cell office:value-type="float" office:value="2610" table:style-name="ce1">
            <text:p>2610</text:p>
          </table:table-cell>
          <table:table-cell office:value-type="float" office:value="1183" table:style-name="ce1">
            <text:p>1183</text:p>
          </table:table-cell>
          <table:table-cell office:value-type="float" office:value="54323" table:style-name="ce1">
            <text:p>54323</text:p>
          </table:table-cell>
          <table:table-cell office:value-type="float" office:value="4738" table:style-name="ce1">
            <text:p>4738</text:p>
          </table:table-cell>
          <table:table-cell office:value-type="float" office:value="3813" table:style-name="ce1">
            <text:p>3813</text:p>
          </table:table-cell>
          <table:table-cell office:value-type="float" office:value="195" table:style-name="ce1">
            <text:p>195</text:p>
          </table:table-cell>
          <table:table-cell office:value-type="float" office:value="115" table:style-name="ce1">
            <text:p>115</text:p>
          </table:table-cell>
          <table:table-cell office:value-type="float" office:value="4123" table:style-name="ce1">
            <text:p>4123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5645" table:style-name="ce1">
            <text:p>5645</text:p>
          </table:table-cell>
          <table:table-cell office:value-type="float" office:value="32359" table:style-name="ce1">
            <text:p>32359</text:p>
          </table:table-cell>
          <table:table-cell office:value-type="float" office:value="1650" table:style-name="ce1">
            <text:p>1650</text:p>
          </table:table-cell>
          <table:table-cell office:value-type="float" office:value="745" table:style-name="ce1">
            <text:p>745</text:p>
          </table:table-cell>
          <table:table-cell office:value-type="float" office:value="34754" table:style-name="ce1">
            <text:p>34754</text:p>
          </table:table-cell>
          <table:table-cell office:value-type="float" office:value="3078" table:style-name="ce1">
            <text:p>3078</text:p>
          </table:table-cell>
          <table:table-cell office:value-type="float" office:value="2474" table:style-name="ce1">
            <text:p>2474</text:p>
          </table:table-cell>
          <table:table-cell office:value-type="float" office:value="118" table:style-name="ce1">
            <text:p>118</text:p>
          </table:table-cell>
          <table:table-cell office:value-type="float" office:value="67" table:style-name="ce1">
            <text:p>67</text:p>
          </table:table-cell>
          <table:table-cell office:value-type="float" office:value="2659" table:style-name="ce1">
            <text:p>2659</text:p>
          </table:table-cell>
          <table:table-cell table:number-columns-repeated="1633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0330" table:style-name="ce1">
            <text:p>10330</text:p>
          </table:table-cell>
          <table:table-cell office:value-type="float" office:value="58256" table:style-name="ce1">
            <text:p>58256</text:p>
          </table:table-cell>
          <table:table-cell office:value-type="float" office:value="2899" table:style-name="ce1">
            <text:p>2899</text:p>
          </table:table-cell>
          <table:table-cell office:value-type="float" office:value="1311" table:style-name="ce1">
            <text:p>1311</text:p>
          </table:table-cell>
          <table:table-cell office:value-type="float" office:value="62466" table:style-name="ce1">
            <text:p>62466</text:p>
          </table:table-cell>
          <table:table-cell office:value-type="float" office:value="6086" table:style-name="ce1">
            <text:p>6086</text:p>
          </table:table-cell>
          <table:table-cell office:value-type="float" office:value="4851" table:style-name="ce1">
            <text:p>4851</text:p>
          </table:table-cell>
          <table:table-cell office:value-type="float" office:value="231" table:style-name="ce1">
            <text:p>231</text:p>
          </table:table-cell>
          <table:table-cell office:value-type="float" office:value="103" table:style-name="ce1">
            <text:p>103</text:p>
          </table:table-cell>
          <table:table-cell office:value-type="float" office:value="5185" table:style-name="ce1">
            <text:p>5185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8516" table:style-name="ce1">
            <text:p>8516</text:p>
          </table:table-cell>
          <table:table-cell office:value-type="float" office:value="47553" table:style-name="ce1">
            <text:p>47553</text:p>
          </table:table-cell>
          <table:table-cell office:value-type="float" office:value="2442" table:style-name="ce1">
            <text:p>2442</text:p>
          </table:table-cell>
          <table:table-cell office:value-type="float" office:value="1096" table:style-name="ce1">
            <text:p>1096</text:p>
          </table:table-cell>
          <table:table-cell office:value-type="float" office:value="51091" table:style-name="ce1">
            <text:p>51091</text:p>
          </table:table-cell>
          <table:table-cell office:value-type="float" office:value="4441" table:style-name="ce1">
            <text:p>4441</text:p>
          </table:table-cell>
          <table:table-cell office:value-type="float" office:value="3535" table:style-name="ce1">
            <text:p>3535</text:p>
          </table:table-cell>
          <table:table-cell office:value-type="float" office:value="186" table:style-name="ce1">
            <text:p>186</text:p>
          </table:table-cell>
          <table:table-cell office:value-type="float" office:value="79" table:style-name="ce1">
            <text:p>79</text:p>
          </table:table-cell>
          <table:table-cell office:value-type="float" office:value="3800" table:style-name="ce1">
            <text:p>3800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9577" table:style-name="ce1">
            <text:p>9577</text:p>
          </table:table-cell>
          <table:table-cell office:value-type="float" office:value="54612" table:style-name="ce1">
            <text:p>54612</text:p>
          </table:table-cell>
          <table:table-cell office:value-type="float" office:value="2793" table:style-name="ce1">
            <text:p>2793</text:p>
          </table:table-cell>
          <table:table-cell office:value-type="float" office:value="1273" table:style-name="ce1">
            <text:p>1273</text:p>
          </table:table-cell>
          <table:table-cell office:value-type="float" office:value="58678" table:style-name="ce1">
            <text:p>58678</text:p>
          </table:table-cell>
          <table:table-cell office:value-type="float" office:value="5076" table:style-name="ce1">
            <text:p>5076</text:p>
          </table:table-cell>
          <table:table-cell office:value-type="float" office:value="4082" table:style-name="ce1">
            <text:p>4082</text:p>
          </table:table-cell>
          <table:table-cell office:value-type="float" office:value="183" table:style-name="ce1">
            <text:p>183</text:p>
          </table:table-cell>
          <table:table-cell office:value-type="float" office:value="90" table:style-name="ce1">
            <text:p>90</text:p>
          </table:table-cell>
          <table:table-cell office:value-type="float" office:value="4355" table:style-name="ce1">
            <text:p>4355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6157" table:style-name="ce1">
            <text:p>6157</text:p>
          </table:table-cell>
          <table:table-cell office:value-type="float" office:value="35145" table:style-name="ce1">
            <text:p>35145</text:p>
          </table:table-cell>
          <table:table-cell office:value-type="float" office:value="1783" table:style-name="ce1">
            <text:p>1783</text:p>
          </table:table-cell>
          <table:table-cell office:value-type="float" office:value="809" table:style-name="ce1">
            <text:p>809</text:p>
          </table:table-cell>
          <table:table-cell office:value-type="float" office:value="37737" table:style-name="ce1">
            <text:p>37737</text:p>
          </table:table-cell>
          <table:table-cell office:value-type="float" office:value="3495" table:style-name="ce1">
            <text:p>3495</text:p>
          </table:table-cell>
          <table:table-cell office:value-type="float" office:value="2786" table:style-name="ce1">
            <text:p>2786</text:p>
          </table:table-cell>
          <table:table-cell office:value-type="float" office:value="133" table:style-name="ce1">
            <text:p>133</text:p>
          </table:table-cell>
          <table:table-cell office:value-type="float" office:value="64" table:style-name="ce1">
            <text:p>64</text:p>
          </table:table-cell>
          <table:table-cell office:value-type="float" office:value="2983" table:style-name="ce1">
            <text:p>2983</text:p>
          </table:table-cell>
          <table:table-cell table:number-columns-repeated="1633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1113" table:style-name="ce1">
            <text:p>11113</text:p>
          </table:table-cell>
          <table:table-cell office:value-type="float" office:value="62962" table:style-name="ce1">
            <text:p>62962</text:p>
          </table:table-cell>
          <table:table-cell office:value-type="float" office:value="3135" table:style-name="ce1">
            <text:p>3135</text:p>
          </table:table-cell>
          <table:table-cell office:value-type="float" office:value="1428" table:style-name="ce1">
            <text:p>1428</text:p>
          </table:table-cell>
          <table:table-cell office:value-type="float" office:value="67525" table:style-name="ce1">
            <text:p>67525</text:p>
          </table:table-cell>
          <table:table-cell office:value-type="float" office:value="5842" table:style-name="ce1">
            <text:p>5842</text:p>
          </table:table-cell>
          <table:table-cell office:value-type="float" office:value="4706" table:style-name="ce1">
            <text:p>4706</text:p>
          </table:table-cell>
          <table:table-cell office:value-type="float" office:value="236" table:style-name="ce1">
            <text:p>236</text:p>
          </table:table-cell>
          <table:table-cell office:value-type="float" office:value="117" table:style-name="ce1">
            <text:p>117</text:p>
          </table:table-cell>
          <table:table-cell office:value-type="float" office:value="5059" table:style-name="ce1">
            <text:p>5059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9220" table:style-name="ce1">
            <text:p>9220</text:p>
          </table:table-cell>
          <table:table-cell office:value-type="float" office:value="51575" table:style-name="ce1">
            <text:p>51575</text:p>
          </table:table-cell>
          <table:table-cell office:value-type="float" office:value="2638" table:style-name="ce1">
            <text:p>2638</text:p>
          </table:table-cell>
          <table:table-cell office:value-type="float" office:value="1195" table:style-name="ce1">
            <text:p>1195</text:p>
          </table:table-cell>
          <table:table-cell office:value-type="float" office:value="55408" table:style-name="ce1">
            <text:p>55408</text:p>
          </table:table-cell>
          <table:table-cell office:value-type="float" office:value="5021" table:style-name="ce1">
            <text:p>5021</text:p>
          </table:table-cell>
          <table:table-cell office:value-type="float" office:value="4022" table:style-name="ce1">
            <text:p>4022</text:p>
          </table:table-cell>
          <table:table-cell office:value-type="float" office:value="196" table:style-name="ce1">
            <text:p>196</text:p>
          </table:table-cell>
          <table:table-cell office:value-type="float" office:value="99" table:style-name="ce1">
            <text:p>99</text:p>
          </table:table-cell>
          <table:table-cell office:value-type="float" office:value="4317" table:style-name="ce1">
            <text:p>4317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10435" table:style-name="ce1">
            <text:p>10435</text:p>
          </table:table-cell>
          <table:table-cell office:value-type="float" office:value="59093" table:style-name="ce1">
            <text:p>59093</text:p>
          </table:table-cell>
          <table:table-cell office:value-type="float" office:value="3005" table:style-name="ce1">
            <text:p>3005</text:p>
          </table:table-cell>
          <table:table-cell office:value-type="float" office:value="1361" table:style-name="ce1">
            <text:p>1361</text:p>
          </table:table-cell>
          <table:table-cell office:value-type="float" office:value="63459" table:style-name="ce1">
            <text:p>63459</text:p>
          </table:table-cell>
          <table:table-cell office:value-type="float" office:value="5639" table:style-name="ce1">
            <text:p>5639</text:p>
          </table:table-cell>
          <table:table-cell office:value-type="float" office:value="4481" table:style-name="ce1">
            <text:p>4481</text:p>
          </table:table-cell>
          <table:table-cell office:value-type="float" office:value="212" table:style-name="ce1">
            <text:p>212</text:p>
          </table:table-cell>
          <table:table-cell office:value-type="float" office:value="88" table:style-name="ce1">
            <text:p>88</text:p>
          </table:table-cell>
          <table:table-cell office:value-type="float" office:value="4781" table:style-name="ce1">
            <text:p>4781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6696" table:style-name="ce1">
            <text:p>6696</text:p>
          </table:table-cell>
          <table:table-cell office:value-type="float" office:value="38157" table:style-name="ce1">
            <text:p>38157</text:p>
          </table:table-cell>
          <table:table-cell office:value-type="float" office:value="1928" table:style-name="ce1">
            <text:p>1928</text:p>
          </table:table-cell>
          <table:table-cell office:value-type="float" office:value="869" table:style-name="ce1">
            <text:p>869</text:p>
          </table:table-cell>
          <table:table-cell office:value-type="float" office:value="40954" table:style-name="ce1">
            <text:p>40954</text:p>
          </table:table-cell>
          <table:table-cell office:value-type="float" office:value="3756" table:style-name="ce1">
            <text:p>3756</text:p>
          </table:table-cell>
          <table:table-cell office:value-type="float" office:value="3012" table:style-name="ce1">
            <text:p>3012</text:p>
          </table:table-cell>
          <table:table-cell office:value-type="float" office:value="145" table:style-name="ce1">
            <text:p>145</text:p>
          </table:table-cell>
          <table:table-cell office:value-type="float" office:value="60" table:style-name="ce1">
            <text:p>60</text:p>
          </table:table-cell>
          <table:table-cell office:value-type="float" office:value="3217" table:style-name="ce1">
            <text:p>3217</text:p>
          </table:table-cell>
          <table:table-cell table:number-columns-repeated="1633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2166" table:style-name="ce1">
            <text:p>12166</text:p>
          </table:table-cell>
          <table:table-cell office:value-type="float" office:value="68606" table:style-name="ce1">
            <text:p>68606</text:p>
          </table:table-cell>
          <table:table-cell office:value-type="float" office:value="3387" table:style-name="ce1">
            <text:p>3387</text:p>
          </table:table-cell>
          <table:table-cell office:value-type="float" office:value="1529" table:style-name="ce1">
            <text:p>1529</text:p>
          </table:table-cell>
          <table:table-cell office:value-type="float" office:value="73522" table:style-name="ce1">
            <text:p>73522</text:p>
          </table:table-cell>
          <table:table-cell office:value-type="float" office:value="7050" table:style-name="ce1">
            <text:p>7050</text:p>
          </table:table-cell>
          <table:table-cell office:value-type="float" office:value="5644" table:style-name="ce1">
            <text:p>5644</text:p>
          </table:table-cell>
          <table:table-cell office:value-type="float" office:value="252" table:style-name="ce1">
            <text:p>252</text:p>
          </table:table-cell>
          <table:table-cell office:value-type="float" office:value="101" table:style-name="ce1">
            <text:p>101</text:p>
          </table:table-cell>
          <table:table-cell office:value-type="float" office:value="5997" table:style-name="ce1">
            <text:p>5997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9922" table:style-name="ce1">
            <text:p>9922</text:p>
          </table:table-cell>
          <table:table-cell office:value-type="float" office:value="55854" table:style-name="ce1">
            <text:p>55854</text:p>
          </table:table-cell>
          <table:table-cell office:value-type="float" office:value="2864" table:style-name="ce1">
            <text:p>2864</text:p>
          </table:table-cell>
          <table:table-cell office:value-type="float" office:value="1281" table:style-name="ce1">
            <text:p>1281</text:p>
          </table:table-cell>
          <table:table-cell office:value-type="float" office:value="59999" table:style-name="ce1">
            <text:p>59999</text:p>
          </table:table-cell>
          <table:table-cell office:value-type="float" office:value="5293" table:style-name="ce1">
            <text:p>5293</text:p>
          </table:table-cell>
          <table:table-cell office:value-type="float" office:value="4279" table:style-name="ce1">
            <text:p>4279</text:p>
          </table:table-cell>
          <table:table-cell office:value-type="float" office:value="226" table:style-name="ce1">
            <text:p>226</text:p>
          </table:table-cell>
          <table:table-cell office:value-type="float" office:value="86" table:style-name="ce1">
            <text:p>86</text:p>
          </table:table-cell>
          <table:table-cell office:value-type="float" office:value="4591" table:style-name="ce1">
            <text:p>4591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11308" table:style-name="ce1">
            <text:p>11308</text:p>
          </table:table-cell>
          <table:table-cell office:value-type="float" office:value="63974" table:style-name="ce1">
            <text:p>63974</text:p>
          </table:table-cell>
          <table:table-cell office:value-type="float" office:value="3262" table:style-name="ce1">
            <text:p>3262</text:p>
          </table:table-cell>
          <table:table-cell office:value-type="float" office:value="1469" table:style-name="ce1">
            <text:p>1469</text:p>
          </table:table-cell>
          <table:table-cell office:value-type="float" office:value="68705" table:style-name="ce1">
            <text:p>68705</text:p>
          </table:table-cell>
          <table:table-cell office:value-type="float" office:value="6119" table:style-name="ce1">
            <text:p>6119</text:p>
          </table:table-cell>
          <table:table-cell office:value-type="float" office:value="4881" table:style-name="ce1">
            <text:p>4881</text:p>
          </table:table-cell>
          <table:table-cell office:value-type="float" office:value="257" table:style-name="ce1">
            <text:p>257</text:p>
          </table:table-cell>
          <table:table-cell office:value-type="float" office:value="108" table:style-name="ce1">
            <text:p>108</text:p>
          </table:table-cell>
          <table:table-cell office:value-type="float" office:value="5246" table:style-name="ce1">
            <text:p>5246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7280" table:style-name="ce1">
            <text:p>7280</text:p>
          </table:table-cell>
          <table:table-cell office:value-type="float" office:value="41289" table:style-name="ce1">
            <text:p>41289</text:p>
          </table:table-cell>
          <table:table-cell office:value-type="float" office:value="2084" table:style-name="ce1">
            <text:p>2084</text:p>
          </table:table-cell>
          <table:table-cell office:value-type="float" office:value="942" table:style-name="ce1">
            <text:p>942</text:p>
          </table:table-cell>
          <table:table-cell office:value-type="float" office:value="44315" table:style-name="ce1">
            <text:p>44315</text:p>
          </table:table-cell>
          <table:table-cell office:value-type="float" office:value="3945" table:style-name="ce1">
            <text:p>3945</text:p>
          </table:table-cell>
          <table:table-cell office:value-type="float" office:value="3132" table:style-name="ce1">
            <text:p>3132</text:p>
          </table:table-cell>
          <table:table-cell office:value-type="float" office:value="156" table:style-name="ce1">
            <text:p>156</text:p>
          </table:table-cell>
          <table:table-cell office:value-type="float" office:value="73" table:style-name="ce1">
            <text:p>73</text:p>
          </table:table-cell>
          <table:table-cell office:value-type="float" office:value="3361" table:style-name="ce1">
            <text:p>3361</text:p>
          </table:table-cell>
          <table:table-cell table:number-columns-repeated="1633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3103" table:style-name="ce1">
            <text:p>13103</text:p>
          </table:table-cell>
          <table:table-cell office:value-type="float" office:value="74184" table:style-name="ce1">
            <text:p>74184</text:p>
          </table:table-cell>
          <table:table-cell office:value-type="float" office:value="3679" table:style-name="ce1">
            <text:p>3679</text:p>
          </table:table-cell>
          <table:table-cell office:value-type="float" office:value="1675" table:style-name="ce1">
            <text:p>1675</text:p>
          </table:table-cell>
          <table:table-cell office:value-type="float" office:value="79538" table:style-name="ce1">
            <text:p>79538</text:p>
          </table:table-cell>
          <table:table-cell office:value-type="float" office:value="6953" table:style-name="ce1">
            <text:p>6953</text:p>
          </table:table-cell>
          <table:table-cell office:value-type="float" office:value="5578" table:style-name="ce1">
            <text:p>5578</text:p>
          </table:table-cell>
          <table:table-cell office:value-type="float" office:value="292" table:style-name="ce1">
            <text:p>292</text:p>
          </table:table-cell>
          <table:table-cell office:value-type="float" office:value="146" table:style-name="ce1">
            <text:p>146</text:p>
          </table:table-cell>
          <table:table-cell office:value-type="float" office:value="6016" table:style-name="ce1">
            <text:p>6016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0802" table:style-name="ce1">
            <text:p>10802</text:p>
          </table:table-cell>
          <table:table-cell office:value-type="float" office:value="60648" table:style-name="ce1">
            <text:p>60648</text:p>
          </table:table-cell>
          <table:table-cell office:value-type="float" office:value="3084" table:style-name="ce1">
            <text:p>3084</text:p>
          </table:table-cell>
          <table:table-cell office:value-type="float" office:value="1369" table:style-name="ce1">
            <text:p>1369</text:p>
          </table:table-cell>
          <table:table-cell office:value-type="float" office:value="65101" table:style-name="ce1">
            <text:p>65101</text:p>
          </table:table-cell>
          <table:table-cell office:value-type="float" office:value="5982" table:style-name="ce1">
            <text:p>5982</text:p>
          </table:table-cell>
          <table:table-cell office:value-type="float" office:value="4794" table:style-name="ce1">
            <text:p>4794</text:p>
          </table:table-cell>
          <table:table-cell office:value-type="float" office:value="220" table:style-name="ce1">
            <text:p>220</text:p>
          </table:table-cell>
          <table:table-cell office:value-type="float" office:value="88" table:style-name="ce1">
            <text:p>88</text:p>
          </table:table-cell>
          <table:table-cell office:value-type="float" office:value="5102" table:style-name="ce1">
            <text:p>5102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2258" table:style-name="ce1">
            <text:p>12258</text:p>
          </table:table-cell>
          <table:table-cell office:value-type="float" office:value="69427" table:style-name="ce1">
            <text:p>69427</text:p>
          </table:table-cell>
          <table:table-cell office:value-type="float" office:value="3546" table:style-name="ce1">
            <text:p>3546</text:p>
          </table:table-cell>
          <table:table-cell office:value-type="float" office:value="1592" table:style-name="ce1">
            <text:p>1592</text:p>
          </table:table-cell>
          <table:table-cell office:value-type="float" office:value="74565" table:style-name="ce1">
            <text:p>74565</text:p>
          </table:table-cell>
          <table:table-cell office:value-type="float" office:value="6810" table:style-name="ce1">
            <text:p>6810</text:p>
          </table:table-cell>
          <table:table-cell office:value-type="float" office:value="5453" table:style-name="ce1">
            <text:p>5453</text:p>
          </table:table-cell>
          <table:table-cell office:value-type="float" office:value="284" table:style-name="ce1">
            <text:p>284</text:p>
          </table:table-cell>
          <table:table-cell office:value-type="float" office:value="123" table:style-name="ce1">
            <text:p>123</text:p>
          </table:table-cell>
          <table:table-cell office:value-type="float" office:value="5860" table:style-name="ce1">
            <text:p>586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7843" table:style-name="ce1">
            <text:p>7843</text:p>
          </table:table-cell>
          <table:table-cell office:value-type="float" office:value="44791" table:style-name="ce1">
            <text:p>44791</text:p>
          </table:table-cell>
          <table:table-cell office:value-type="float" office:value="2270" table:style-name="ce1">
            <text:p>2270</text:p>
          </table:table-cell>
          <table:table-cell office:value-type="float" office:value="1008" table:style-name="ce1">
            <text:p>1008</text:p>
          </table:table-cell>
          <table:table-cell office:value-type="float" office:value="48069" table:style-name="ce1">
            <text:p>48069</text:p>
          </table:table-cell>
          <table:table-cell office:value-type="float" office:value="4317" table:style-name="ce1">
            <text:p>4317</text:p>
          </table:table-cell>
          <table:table-cell office:value-type="float" office:value="3502" table:style-name="ce1">
            <text:p>3502</text:p>
          </table:table-cell>
          <table:table-cell office:value-type="float" office:value="186" table:style-name="ce1">
            <text:p>186</text:p>
          </table:table-cell>
          <table:table-cell office:value-type="float" office:value="66" table:style-name="ce1">
            <text:p>66</text:p>
          </table:table-cell>
          <table:table-cell office:value-type="float" office:value="3754" table:style-name="ce1">
            <text:p>3754</text:p>
          </table:table-cell>
          <table:table-cell table:number-columns-repeated="1633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4279" table:style-name="ce1">
            <text:p>14279</text:p>
          </table:table-cell>
          <table:table-cell office:value-type="float" office:value="80676" table:style-name="ce1">
            <text:p>80676</text:p>
          </table:table-cell>
          <table:table-cell office:value-type="float" office:value="4003" table:style-name="ce1">
            <text:p>4003</text:p>
          </table:table-cell>
          <table:table-cell office:value-type="float" office:value="1836" table:style-name="ce1">
            <text:p>1836</text:p>
          </table:table-cell>
          <table:table-cell office:value-type="float" office:value="86515" table:style-name="ce1">
            <text:p>86515</text:p>
          </table:table-cell>
          <table:table-cell office:value-type="float" office:value="8153" table:style-name="ce1">
            <text:p>8153</text:p>
          </table:table-cell>
          <table:table-cell office:value-type="float" office:value="6492" table:style-name="ce1">
            <text:p>6492</text:p>
          </table:table-cell>
          <table:table-cell office:value-type="float" office:value="324" table:style-name="ce1">
            <text:p>324</text:p>
          </table:table-cell>
          <table:table-cell office:value-type="float" office:value="161" table:style-name="ce1">
            <text:p>161</text:p>
          </table:table-cell>
          <table:table-cell office:value-type="float" office:value="6977" table:style-name="ce1">
            <text:p>6977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11722" table:style-name="ce1">
            <text:p>11722</text:p>
          </table:table-cell>
          <table:table-cell office:value-type="float" office:value="65621" table:style-name="ce1">
            <text:p>65621</text:p>
          </table:table-cell>
          <table:table-cell office:value-type="float" office:value="3336" table:style-name="ce1">
            <text:p>3336</text:p>
          </table:table-cell>
          <table:table-cell office:value-type="float" office:value="1466" table:style-name="ce1">
            <text:p>1466</text:p>
          </table:table-cell>
          <table:table-cell office:value-type="float" office:value="70423" table:style-name="ce1">
            <text:p>70423</text:p>
          </table:table-cell>
          <table:table-cell office:value-type="float" office:value="6242" table:style-name="ce1">
            <text:p>6242</text:p>
          </table:table-cell>
          <table:table-cell office:value-type="float" office:value="4973" table:style-name="ce1">
            <text:p>4973</text:p>
          </table:table-cell>
          <table:table-cell office:value-type="float" office:value="252" table:style-name="ce1">
            <text:p>252</text:p>
          </table:table-cell>
          <table:table-cell office:value-type="float" office:value="97" table:style-name="ce1">
            <text:p>97</text:p>
          </table:table-cell>
          <table:table-cell office:value-type="float" office:value="5322" table:style-name="ce1">
            <text:p>5322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13220" table:style-name="ce1">
            <text:p>13220</text:p>
          </table:table-cell>
          <table:table-cell office:value-type="float" office:value="75111" table:style-name="ce1">
            <text:p>75111</text:p>
          </table:table-cell>
          <table:table-cell office:value-type="float" office:value="3851" table:style-name="ce1">
            <text:p>3851</text:p>
          </table:table-cell>
          <table:table-cell office:value-type="float" office:value="1719" table:style-name="ce1">
            <text:p>1719</text:p>
          </table:table-cell>
          <table:table-cell office:value-type="float" office:value="80681" table:style-name="ce1">
            <text:p>80681</text:p>
          </table:table-cell>
          <table:table-cell office:value-type="float" office:value="7078" table:style-name="ce1">
            <text:p>7078</text:p>
          </table:table-cell>
          <table:table-cell office:value-type="float" office:value="5684" table:style-name="ce1">
            <text:p>5684</text:p>
          </table:table-cell>
          <table:table-cell office:value-type="float" office:value="305" table:style-name="ce1">
            <text:p>305</text:p>
          </table:table-cell>
          <table:table-cell office:value-type="float" office:value="127" table:style-name="ce1">
            <text:p>127</text:p>
          </table:table-cell>
          <table:table-cell office:value-type="float" office:value="6116" table:style-name="ce1">
            <text:p>6116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8449" table:style-name="ce1">
            <text:p>8449</text:p>
          </table:table-cell>
          <table:table-cell office:value-type="float" office:value="48384" table:style-name="ce1">
            <text:p>48384</text:p>
          </table:table-cell>
          <table:table-cell office:value-type="float" office:value="2480" table:style-name="ce1">
            <text:p>2480</text:p>
          </table:table-cell>
          <table:table-cell office:value-type="float" office:value="1090" table:style-name="ce1">
            <text:p>1090</text:p>
          </table:table-cell>
          <table:table-cell office:value-type="float" office:value="51954" table:style-name="ce1">
            <text:p>51954</text:p>
          </table:table-cell>
          <table:table-cell office:value-type="float" office:value="4491" table:style-name="ce1">
            <text:p>4491</text:p>
          </table:table-cell>
          <table:table-cell office:value-type="float" office:value="3593" table:style-name="ce1">
            <text:p>3593</text:p>
          </table:table-cell>
          <table:table-cell office:value-type="float" office:value="210" table:style-name="ce1">
            <text:p>210</text:p>
          </table:table-cell>
          <table:table-cell office:value-type="float" office:value="82" table:style-name="ce1">
            <text:p>82</text:p>
          </table:table-cell>
          <table:table-cell office:value-type="float" office:value="3885" table:style-name="ce1">
            <text:p>3885</text:p>
          </table:table-cell>
          <table:table-cell table:number-columns-repeated="1633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5381" table:style-name="ce1">
            <text:p>15381</text:p>
          </table:table-cell>
          <table:table-cell office:value-type="float" office:value="87140" table:style-name="ce1">
            <text:p>87140</text:p>
          </table:table-cell>
          <table:table-cell office:value-type="float" office:value="4348" table:style-name="ce1">
            <text:p>4348</text:p>
          </table:table-cell>
          <table:table-cell office:value-type="float" office:value="1999" table:style-name="ce1">
            <text:p>1999</text:p>
          </table:table-cell>
          <table:table-cell office:value-type="float" office:value="93487" table:style-name="ce1">
            <text:p>93487</text:p>
          </table:table-cell>
          <table:table-cell office:value-type="float" office:value="8074" table:style-name="ce1">
            <text:p>8074</text:p>
          </table:table-cell>
          <table:table-cell office:value-type="float" office:value="6464" table:style-name="ce1">
            <text:p>6464</text:p>
          </table:table-cell>
          <table:table-cell office:value-type="float" office:value="345" table:style-name="ce1">
            <text:p>345</text:p>
          </table:table-cell>
          <table:table-cell office:value-type="float" office:value="163" table:style-name="ce1">
            <text:p>163</text:p>
          </table:table-cell>
          <table:table-cell office:value-type="float" office:value="6972" table:style-name="ce1">
            <text:p>6972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12700" table:style-name="ce1">
            <text:p>12700</text:p>
          </table:table-cell>
          <table:table-cell office:value-type="float" office:value="71319" table:style-name="ce1">
            <text:p>71319</text:p>
          </table:table-cell>
          <table:table-cell office:value-type="float" office:value="3616" table:style-name="ce1">
            <text:p>3616</text:p>
          </table:table-cell>
          <table:table-cell office:value-type="float" office:value="1576" table:style-name="ce1">
            <text:p>1576</text:p>
          </table:table-cell>
          <table:table-cell office:value-type="float" office:value="76511" table:style-name="ce1">
            <text:p>76511</text:p>
          </table:table-cell>
          <table:table-cell office:value-type="float" office:value="7066" table:style-name="ce1">
            <text:p>7066</text:p>
          </table:table-cell>
          <table:table-cell office:value-type="float" office:value="5698" table:style-name="ce1">
            <text:p>5698</text:p>
          </table:table-cell>
          <table:table-cell office:value-type="float" office:value="280" table:style-name="ce1">
            <text:p>280</text:p>
          </table:table-cell>
          <table:table-cell office:value-type="float" office:value="110" table:style-name="ce1">
            <text:p>110</text:p>
          </table:table-cell>
          <table:table-cell office:value-type="float" office:value="6088" table:style-name="ce1">
            <text:p>6088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14329" table:style-name="ce1">
            <text:p>14329</text:p>
          </table:table-cell>
          <table:table-cell office:value-type="float" office:value="81340" table:style-name="ce1">
            <text:p>81340</text:p>
          </table:table-cell>
          <table:table-cell office:value-type="float" office:value="4180" table:style-name="ce1">
            <text:p>4180</text:p>
          </table:table-cell>
          <table:table-cell office:value-type="float" office:value="1856" table:style-name="ce1">
            <text:p>1856</text:p>
          </table:table-cell>
          <table:table-cell office:value-type="float" office:value="87376" table:style-name="ce1">
            <text:p>87376</text:p>
          </table:table-cell>
          <table:table-cell office:value-type="float" office:value="7804" table:style-name="ce1">
            <text:p>7804</text:p>
          </table:table-cell>
          <table:table-cell office:value-type="float" office:value="6229" table:style-name="ce1">
            <text:p>6229</text:p>
          </table:table-cell>
          <table:table-cell office:value-type="float" office:value="329" table:style-name="ce1">
            <text:p>329</text:p>
          </table:table-cell>
          <table:table-cell office:value-type="float" office:value="137" table:style-name="ce1">
            <text:p>137</text:p>
          </table:table-cell>
          <table:table-cell office:value-type="float" office:value="6695" table:style-name="ce1">
            <text:p>6695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9201" table:style-name="ce1">
            <text:p>9201</text:p>
          </table:table-cell>
          <table:table-cell office:value-type="float" office:value="52418" table:style-name="ce1">
            <text:p>52418</text:p>
          </table:table-cell>
          <table:table-cell office:value-type="float" office:value="2679" table:style-name="ce1">
            <text:p>2679</text:p>
          </table:table-cell>
          <table:table-cell office:value-type="float" office:value="1173" table:style-name="ce1">
            <text:p>1173</text:p>
          </table:table-cell>
          <table:table-cell office:value-type="float" office:value="56270" table:style-name="ce1">
            <text:p>56270</text:p>
          </table:table-cell>
          <table:table-cell office:value-type="float" office:value="5068" table:style-name="ce1">
            <text:p>5068</text:p>
          </table:table-cell>
          <table:table-cell office:value-type="float" office:value="4034" table:style-name="ce1">
            <text:p>4034</text:p>
          </table:table-cell>
          <table:table-cell office:value-type="float" office:value="199" table:style-name="ce1">
            <text:p>199</text:p>
          </table:table-cell>
          <table:table-cell office:value-type="float" office:value="83" table:style-name="ce1">
            <text:p>83</text:p>
          </table:table-cell>
          <table:table-cell office:value-type="float" office:value="4316" table:style-name="ce1">
            <text:p>4316</text:p>
          </table:table-cell>
          <table:table-cell table:number-columns-repeated="1633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6685" table:style-name="ce1">
            <text:p>16685</text:p>
          </table:table-cell>
          <table:table-cell office:value-type="float" office:value="94691" table:style-name="ce1">
            <text:p>94691</text:p>
          </table:table-cell>
          <table:table-cell office:value-type="float" office:value="4690" table:style-name="ce1">
            <text:p>4690</text:p>
          </table:table-cell>
          <table:table-cell office:value-type="float" office:value="2146" table:style-name="ce1">
            <text:p>2146</text:p>
          </table:table-cell>
          <table:table-cell office:value-type="float" office:value="101527" table:style-name="ce1">
            <text:p>101527</text:p>
          </table:table-cell>
          <table:table-cell office:value-type="float" office:value="9344" table:style-name="ce1">
            <text:p>9344</text:p>
          </table:table-cell>
          <table:table-cell office:value-type="float" office:value="7551" table:style-name="ce1">
            <text:p>7551</text:p>
          </table:table-cell>
          <table:table-cell office:value-type="float" office:value="342" table:style-name="ce1">
            <text:p>342</text:p>
          </table:table-cell>
          <table:table-cell office:value-type="float" office:value="147" table:style-name="ce1">
            <text:p>147</text:p>
          </table:table-cell>
          <table:table-cell office:value-type="float" office:value="8040" table:style-name="ce1">
            <text:p>8040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13736" table:style-name="ce1">
            <text:p>13736</text:p>
          </table:table-cell>
          <table:table-cell office:value-type="float" office:value="77276" table:style-name="ce1">
            <text:p>77276</text:p>
          </table:table-cell>
          <table:table-cell office:value-type="float" office:value="3895" table:style-name="ce1">
            <text:p>3895</text:p>
          </table:table-cell>
          <table:table-cell office:value-type="float" office:value="1708" table:style-name="ce1">
            <text:p>1708</text:p>
          </table:table-cell>
          <table:table-cell office:value-type="float" office:value="82879" table:style-name="ce1">
            <text:p>82879</text:p>
          </table:table-cell>
          <table:table-cell office:value-type="float" office:value="7404" table:style-name="ce1">
            <text:p>7404</text:p>
          </table:table-cell>
          <table:table-cell office:value-type="float" office:value="5957" table:style-name="ce1">
            <text:p>5957</text:p>
          </table:table-cell>
          <table:table-cell office:value-type="float" office:value="279" table:style-name="ce1">
            <text:p>279</text:p>
          </table:table-cell>
          <table:table-cell office:value-type="float" office:value="132" table:style-name="ce1">
            <text:p>132</text:p>
          </table:table-cell>
          <table:table-cell office:value-type="float" office:value="6368" table:style-name="ce1">
            <text:p>6368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15466" table:style-name="ce1">
            <text:p>15466</text:p>
          </table:table-cell>
          <table:table-cell office:value-type="float" office:value="88005" table:style-name="ce1">
            <text:p>88005</text:p>
          </table:table-cell>
          <table:table-cell office:value-type="float" office:value="4504" table:style-name="ce1">
            <text:p>4504</text:p>
          </table:table-cell>
          <table:table-cell office:value-type="float" office:value="2020" table:style-name="ce1">
            <text:p>2020</text:p>
          </table:table-cell>
          <table:table-cell office:value-type="float" office:value="94529" table:style-name="ce1">
            <text:p>94529</text:p>
          </table:table-cell>
          <table:table-cell office:value-type="float" office:value="8290" table:style-name="ce1">
            <text:p>8290</text:p>
          </table:table-cell>
          <table:table-cell office:value-type="float" office:value="6665" table:style-name="ce1">
            <text:p>6665</text:p>
          </table:table-cell>
          <table:table-cell office:value-type="float" office:value="324" table:style-name="ce1">
            <text:p>324</text:p>
          </table:table-cell>
          <table:table-cell office:value-type="float" office:value="164" table:style-name="ce1">
            <text:p>164</text:p>
          </table:table-cell>
          <table:table-cell office:value-type="float" office:value="7153" table:style-name="ce1">
            <text:p>7153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9994" table:style-name="ce1">
            <text:p>9994</text:p>
          </table:table-cell>
          <table:table-cell office:value-type="float" office:value="56750" table:style-name="ce1">
            <text:p>56750</text:p>
          </table:table-cell>
          <table:table-cell office:value-type="float" office:value="2893" table:style-name="ce1">
            <text:p>2893</text:p>
          </table:table-cell>
          <table:table-cell office:value-type="float" office:value="1271" table:style-name="ce1">
            <text:p>1271</text:p>
          </table:table-cell>
          <table:table-cell office:value-type="float" office:value="60914" table:style-name="ce1">
            <text:p>60914</text:p>
          </table:table-cell>
          <table:table-cell office:value-type="float" office:value="5437" table:style-name="ce1">
            <text:p>5437</text:p>
          </table:table-cell>
          <table:table-cell office:value-type="float" office:value="4332" table:style-name="ce1">
            <text:p>4332</text:p>
          </table:table-cell>
          <table:table-cell office:value-type="float" office:value="214" table:style-name="ce1">
            <text:p>214</text:p>
          </table:table-cell>
          <table:table-cell office:value-type="float" office:value="98" table:style-name="ce1">
            <text:p>98</text:p>
          </table:table-cell>
          <table:table-cell office:value-type="float" office:value="4644" table:style-name="ce1">
            <text:p>4644</text:p>
          </table:table-cell>
          <table:table-cell table:number-columns-repeated="1633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8015" table:style-name="ce1">
            <text:p>18015</text:p>
          </table:table-cell>
          <table:table-cell office:value-type="float" office:value="102149" table:style-name="ce1">
            <text:p>102149</text:p>
          </table:table-cell>
          <table:table-cell office:value-type="float" office:value="5088" table:style-name="ce1">
            <text:p>5088</text:p>
          </table:table-cell>
          <table:table-cell office:value-type="float" office:value="2322" table:style-name="ce1">
            <text:p>2322</text:p>
          </table:table-cell>
          <table:table-cell office:value-type="float" office:value="109559" table:style-name="ce1">
            <text:p>109559</text:p>
          </table:table-cell>
          <table:table-cell office:value-type="float" office:value="9362" table:style-name="ce1">
            <text:p>9362</text:p>
          </table:table-cell>
          <table:table-cell office:value-type="float" office:value="7458" table:style-name="ce1">
            <text:p>7458</text:p>
          </table:table-cell>
          <table:table-cell office:value-type="float" office:value="398" table:style-name="ce1">
            <text:p>398</text:p>
          </table:table-cell>
          <table:table-cell office:value-type="float" office:value="176" table:style-name="ce1">
            <text:p>176</text:p>
          </table:table-cell>
          <table:table-cell office:value-type="float" office:value="8032" table:style-name="ce1">
            <text:p>8032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14994" table:style-name="ce1">
            <text:p>14994</text:p>
          </table:table-cell>
          <table:table-cell office:value-type="float" office:value="84112" table:style-name="ce1">
            <text:p>84112</text:p>
          </table:table-cell>
          <table:table-cell office:value-type="float" office:value="4237" table:style-name="ce1">
            <text:p>4237</text:p>
          </table:table-cell>
          <table:table-cell office:value-type="float" office:value="1851" table:style-name="ce1">
            <text:p>1851</text:p>
          </table:table-cell>
          <table:table-cell office:value-type="float" office:value="90200" table:style-name="ce1">
            <text:p>90200</text:p>
          </table:table-cell>
          <table:table-cell office:value-type="float" office:value="8579" table:style-name="ce1">
            <text:p>8579</text:p>
          </table:table-cell>
          <table:table-cell office:value-type="float" office:value="6836" table:style-name="ce1">
            <text:p>6836</text:p>
          </table:table-cell>
          <table:table-cell office:value-type="float" office:value="342" table:style-name="ce1">
            <text:p>342</text:p>
          </table:table-cell>
          <table:table-cell office:value-type="float" office:value="143" table:style-name="ce1">
            <text:p>143</text:p>
          </table:table-cell>
          <table:table-cell office:value-type="float" office:value="7321" table:style-name="ce1">
            <text:p>7321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16871" table:style-name="ce1">
            <text:p>16871</text:p>
          </table:table-cell>
          <table:table-cell office:value-type="float" office:value="95290" table:style-name="ce1">
            <text:p>95290</text:p>
          </table:table-cell>
          <table:table-cell office:value-type="float" office:value="4854" table:style-name="ce1">
            <text:p>4854</text:p>
          </table:table-cell>
          <table:table-cell office:value-type="float" office:value="2189" table:style-name="ce1">
            <text:p>2189</text:p>
          </table:table-cell>
          <table:table-cell office:value-type="float" office:value="102333" table:style-name="ce1">
            <text:p>102333</text:p>
          </table:table-cell>
          <table:table-cell office:value-type="float" office:value="9209" table:style-name="ce1">
            <text:p>9209</text:p>
          </table:table-cell>
          <table:table-cell office:value-type="float" office:value="7285" table:style-name="ce1">
            <text:p>7285</text:p>
          </table:table-cell>
          <table:table-cell office:value-type="float" office:value="350" table:style-name="ce1">
            <text:p>350</text:p>
          </table:table-cell>
          <table:table-cell office:value-type="float" office:value="169" table:style-name="ce1">
            <text:p>169</text:p>
          </table:table-cell>
          <table:table-cell office:value-type="float" office:value="7804" table:style-name="ce1">
            <text:p>7804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10812" table:style-name="ce1">
            <text:p>10812</text:p>
          </table:table-cell>
          <table:table-cell office:value-type="float" office:value="61466" table:style-name="ce1">
            <text:p>61466</text:p>
          </table:table-cell>
          <table:table-cell office:value-type="float" office:value="3119" table:style-name="ce1">
            <text:p>3119</text:p>
          </table:table-cell>
          <table:table-cell office:value-type="float" office:value="1380" table:style-name="ce1">
            <text:p>1380</text:p>
          </table:table-cell>
          <table:table-cell office:value-type="float" office:value="65965" table:style-name="ce1">
            <text:p>65965</text:p>
          </table:table-cell>
          <table:table-cell office:value-type="float" office:value="5869" table:style-name="ce1">
            <text:p>5869</text:p>
          </table:table-cell>
          <table:table-cell office:value-type="float" office:value="4716" table:style-name="ce1">
            <text:p>4716</text:p>
          </table:table-cell>
          <table:table-cell office:value-type="float" office:value="226" table:style-name="ce1">
            <text:p>226</text:p>
          </table:table-cell>
          <table:table-cell office:value-type="float" office:value="109" table:style-name="ce1">
            <text:p>109</text:p>
          </table:table-cell>
          <table:table-cell office:value-type="float" office:value="5051" table:style-name="ce1">
            <text:p>5051</text:p>
          </table:table-cell>
          <table:table-cell table:number-columns-repeated="1633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9657" table:style-name="ce1">
            <text:p>19657</text:p>
          </table:table-cell>
          <table:table-cell office:value-type="float" office:value="111054" table:style-name="ce1">
            <text:p>111054</text:p>
          </table:table-cell>
          <table:table-cell office:value-type="float" office:value="5535" table:style-name="ce1">
            <text:p>5535</text:p>
          </table:table-cell>
          <table:table-cell office:value-type="float" office:value="2529" table:style-name="ce1">
            <text:p>2529</text:p>
          </table:table-cell>
          <table:table-cell office:value-type="float" office:value="119118" table:style-name="ce1">
            <text:p>119118</text:p>
          </table:table-cell>
          <table:table-cell office:value-type="float" office:value="11201" table:style-name="ce1">
            <text:p>11201</text:p>
          </table:table-cell>
          <table:table-cell office:value-type="float" office:value="8905" table:style-name="ce1">
            <text:p>8905</text:p>
          </table:table-cell>
          <table:table-cell office:value-type="float" office:value="447" table:style-name="ce1">
            <text:p>447</text:p>
          </table:table-cell>
          <table:table-cell office:value-type="float" office:value="207" table:style-name="ce1">
            <text:p>207</text:p>
          </table:table-cell>
          <table:table-cell office:value-type="float" office:value="9559" table:style-name="ce1">
            <text:p>955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6152" table:style-name="ce1">
            <text:p>16152</text:p>
          </table:table-cell>
          <table:table-cell office:value-type="float" office:value="90843" table:style-name="ce1">
            <text:p>90843</text:p>
          </table:table-cell>
          <table:table-cell office:value-type="float" office:value="4593" table:style-name="ce1">
            <text:p>4593</text:p>
          </table:table-cell>
          <table:table-cell office:value-type="float" office:value="2017" table:style-name="ce1">
            <text:p>2017</text:p>
          </table:table-cell>
          <table:table-cell office:value-type="float" office:value="97453" table:style-name="ce1">
            <text:p>97453</text:p>
          </table:table-cell>
          <table:table-cell office:value-type="float" office:value="8411" table:style-name="ce1">
            <text:p>8411</text:p>
          </table:table-cell>
          <table:table-cell office:value-type="float" office:value="6731" table:style-name="ce1">
            <text:p>6731</text:p>
          </table:table-cell>
          <table:table-cell office:value-type="float" office:value="356" table:style-name="ce1">
            <text:p>356</text:p>
          </table:table-cell>
          <table:table-cell office:value-type="float" office:value="166" table:style-name="ce1">
            <text:p>166</text:p>
          </table:table-cell>
          <table:table-cell office:value-type="float" office:value="7253" table:style-name="ce1">
            <text:p>725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8237" table:style-name="ce1">
            <text:p>18237</text:p>
          </table:table-cell>
          <table:table-cell office:value-type="float" office:value="103013" table:style-name="ce1">
            <text:p>103013</text:p>
          </table:table-cell>
          <table:table-cell office:value-type="float" office:value="5240" table:style-name="ce1">
            <text:p>5240</text:p>
          </table:table-cell>
          <table:table-cell office:value-type="float" office:value="2368" table:style-name="ce1">
            <text:p>2368</text:p>
          </table:table-cell>
          <table:table-cell office:value-type="float" office:value="110621" table:style-name="ce1">
            <text:p>110621</text:p>
          </table:table-cell>
          <table:table-cell office:value-type="float" office:value="9654" table:style-name="ce1">
            <text:p>9654</text:p>
          </table:table-cell>
          <table:table-cell office:value-type="float" office:value="7723" table:style-name="ce1">
            <text:p>7723</text:p>
          </table:table-cell>
          <table:table-cell office:value-type="float" office:value="386" table:style-name="ce1">
            <text:p>386</text:p>
          </table:table-cell>
          <table:table-cell office:value-type="float" office:value="179" table:style-name="ce1">
            <text:p>179</text:p>
          </table:table-cell>
          <table:table-cell office:value-type="float" office:value="8288" table:style-name="ce1">
            <text:p>828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1672" table:style-name="ce1">
            <text:p>11672</text:p>
          </table:table-cell>
          <table:table-cell office:value-type="float" office:value="66571" table:style-name="ce1">
            <text:p>66571</text:p>
          </table:table-cell>
          <table:table-cell office:value-type="float" office:value="3394" table:style-name="ce1">
            <text:p>3394</text:p>
          </table:table-cell>
          <table:table-cell office:value-type="float" office:value="1496" table:style-name="ce1">
            <text:p>1496</text:p>
          </table:table-cell>
          <table:table-cell office:value-type="float" office:value="71461" table:style-name="ce1">
            <text:p>71461</text:p>
          </table:table-cell>
          <table:table-cell office:value-type="float" office:value="6356" table:style-name="ce1">
            <text:p>6356</text:p>
          </table:table-cell>
          <table:table-cell office:value-type="float" office:value="5105" table:style-name="ce1">
            <text:p>5105</text:p>
          </table:table-cell>
          <table:table-cell office:value-type="float" office:value="275" table:style-name="ce1">
            <text:p>275</text:p>
          </table:table-cell>
          <table:table-cell office:value-type="float" office:value="116" table:style-name="ce1">
            <text:p>116</text:p>
          </table:table-cell>
          <table:table-cell office:value-type="float" office:value="5496" table:style-name="ce1">
            <text:p>5496</text:p>
          </table:table-cell>
          <table:table-cell table:number-columns-repeated="1633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1245" table:style-name="ce1">
            <text:p>21245</text:p>
          </table:table-cell>
          <table:table-cell office:value-type="float" office:value="119970" table:style-name="ce1">
            <text:p>119970</text:p>
          </table:table-cell>
          <table:table-cell office:value-type="float" office:value="5977" table:style-name="ce1">
            <text:p>5977</text:p>
          </table:table-cell>
          <table:table-cell office:value-type="float" office:value="2763" table:style-name="ce1">
            <text:p>2763</text:p>
          </table:table-cell>
          <table:table-cell office:value-type="float" office:value="128710" table:style-name="ce1">
            <text:p>128710</text:p>
          </table:table-cell>
          <table:table-cell office:value-type="float" office:value="11180" table:style-name="ce1">
            <text:p>11180</text:p>
          </table:table-cell>
          <table:table-cell office:value-type="float" office:value="8916" table:style-name="ce1">
            <text:p>8916</text:p>
          </table:table-cell>
          <table:table-cell office:value-type="float" office:value="442" table:style-name="ce1">
            <text:p>442</text:p>
          </table:table-cell>
          <table:table-cell office:value-type="float" office:value="234" table:style-name="ce1">
            <text:p>234</text:p>
          </table:table-cell>
          <table:table-cell office:value-type="float" office:value="9592" table:style-name="ce1">
            <text:p>9592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17520" table:style-name="ce1">
            <text:p>17520</text:p>
          </table:table-cell>
          <table:table-cell office:value-type="float" office:value="98618" table:style-name="ce1">
            <text:p>98618</text:p>
          </table:table-cell>
          <table:table-cell office:value-type="float" office:value="4967" table:style-name="ce1">
            <text:p>4967</text:p>
          </table:table-cell>
          <table:table-cell office:value-type="float" office:value="2186" table:style-name="ce1">
            <text:p>2186</text:p>
          </table:table-cell>
          <table:table-cell office:value-type="float" office:value="105771" table:style-name="ce1">
            <text:p>105771</text:p>
          </table:table-cell>
          <table:table-cell office:value-type="float" office:value="9686" table:style-name="ce1">
            <text:p>9686</text:p>
          </table:table-cell>
          <table:table-cell office:value-type="float" office:value="7775" table:style-name="ce1">
            <text:p>7775</text:p>
          </table:table-cell>
          <table:table-cell office:value-type="float" office:value="374" table:style-name="ce1">
            <text:p>374</text:p>
          </table:table-cell>
          <table:table-cell office:value-type="float" office:value="169" table:style-name="ce1">
            <text:p>169</text:p>
          </table:table-cell>
          <table:table-cell office:value-type="float" office:value="8318" table:style-name="ce1">
            <text:p>8318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19795" table:style-name="ce1">
            <text:p>19795</text:p>
          </table:table-cell>
          <table:table-cell office:value-type="float" office:value="111699" table:style-name="ce1">
            <text:p>111699</text:p>
          </table:table-cell>
          <table:table-cell office:value-type="float" office:value="5659" table:style-name="ce1">
            <text:p>5659</text:p>
          </table:table-cell>
          <table:table-cell office:value-type="float" office:value="2535" table:style-name="ce1">
            <text:p>2535</text:p>
          </table:table-cell>
          <table:table-cell office:value-type="float" office:value="119893" table:style-name="ce1">
            <text:p>119893</text:p>
          </table:table-cell>
          <table:table-cell office:value-type="float" office:value="10830" table:style-name="ce1">
            <text:p>10830</text:p>
          </table:table-cell>
          <table:table-cell office:value-type="float" office:value="8686" table:style-name="ce1">
            <text:p>8686</text:p>
          </table:table-cell>
          <table:table-cell office:value-type="float" office:value="419" table:style-name="ce1">
            <text:p>419</text:p>
          </table:table-cell>
          <table:table-cell office:value-type="float" office:value="167" table:style-name="ce1">
            <text:p>167</text:p>
          </table:table-cell>
          <table:table-cell office:value-type="float" office:value="9272" table:style-name="ce1">
            <text:p>9272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12714" table:style-name="ce1">
            <text:p>12714</text:p>
          </table:table-cell>
          <table:table-cell office:value-type="float" office:value="72146" table:style-name="ce1">
            <text:p>72146</text:p>
          </table:table-cell>
          <table:table-cell office:value-type="float" office:value="3653" table:style-name="ce1">
            <text:p>3653</text:p>
          </table:table-cell>
          <table:table-cell office:value-type="float" office:value="1611" table:style-name="ce1">
            <text:p>1611</text:p>
          </table:table-cell>
          <table:table-cell office:value-type="float" office:value="77410" table:style-name="ce1">
            <text:p>77410</text:p>
          </table:table-cell>
          <table:table-cell office:value-type="float" office:value="6991" table:style-name="ce1">
            <text:p>6991</text:p>
          </table:table-cell>
          <table:table-cell office:value-type="float" office:value="5575" table:style-name="ce1">
            <text:p>5575</text:p>
          </table:table-cell>
          <table:table-cell office:value-type="float" office:value="259" table:style-name="ce1">
            <text:p>259</text:p>
          </table:table-cell>
          <table:table-cell office:value-type="float" office:value="115" table:style-name="ce1">
            <text:p>115</text:p>
          </table:table-cell>
          <table:table-cell office:value-type="float" office:value="5949" table:style-name="ce1">
            <text:p>5949</text:p>
          </table:table-cell>
          <table:table-cell table:number-columns-repeated="1633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3129" table:style-name="ce1">
            <text:p>23129</text:p>
          </table:table-cell>
          <table:table-cell office:value-type="float" office:value="130512" table:style-name="ce1">
            <text:p>130512</text:p>
          </table:table-cell>
          <table:table-cell office:value-type="float" office:value="6486" table:style-name="ce1">
            <text:p>6486</text:p>
          </table:table-cell>
          <table:table-cell office:value-type="float" office:value="2969" table:style-name="ce1">
            <text:p>2969</text:p>
          </table:table-cell>
          <table:table-cell office:value-type="float" office:value="139967" table:style-name="ce1">
            <text:p>139967</text:p>
          </table:table-cell>
          <table:table-cell office:value-type="float" office:value="13141" table:style-name="ce1">
            <text:p>13141</text:p>
          </table:table-cell>
          <table:table-cell office:value-type="float" office:value="10542" table:style-name="ce1">
            <text:p>10542</text:p>
          </table:table-cell>
          <table:table-cell office:value-type="float" office:value="509" table:style-name="ce1">
            <text:p>509</text:p>
          </table:table-cell>
          <table:table-cell office:value-type="float" office:value="206" table:style-name="ce1">
            <text:p>206</text:p>
          </table:table-cell>
          <table:table-cell office:value-type="float" office:value="11257" table:style-name="ce1">
            <text:p>11257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18857" table:style-name="ce1">
            <text:p>18857</text:p>
          </table:table-cell>
          <table:table-cell office:value-type="float" office:value="106739" table:style-name="ce1">
            <text:p>106739</text:p>
          </table:table-cell>
          <table:table-cell office:value-type="float" office:value="5383" table:style-name="ce1">
            <text:p>5383</text:p>
          </table:table-cell>
          <table:table-cell office:value-type="float" office:value="2371" table:style-name="ce1">
            <text:p>2371</text:p>
          </table:table-cell>
          <table:table-cell office:value-type="float" office:value="114493" table:style-name="ce1">
            <text:p>114493</text:p>
          </table:table-cell>
          <table:table-cell office:value-type="float" office:value="10059" table:style-name="ce1">
            <text:p>10059</text:p>
          </table:table-cell>
          <table:table-cell office:value-type="float" office:value="8121" table:style-name="ce1">
            <text:p>8121</text:p>
          </table:table-cell>
          <table:table-cell office:value-type="float" office:value="416" table:style-name="ce1">
            <text:p>416</text:p>
          </table:table-cell>
          <table:table-cell office:value-type="float" office:value="185" table:style-name="ce1">
            <text:p>185</text:p>
          </table:table-cell>
          <table:table-cell office:value-type="float" office:value="8722" table:style-name="ce1">
            <text:p>8722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21474" table:style-name="ce1">
            <text:p>21474</text:p>
          </table:table-cell>
          <table:table-cell office:value-type="float" office:value="120869" table:style-name="ce1">
            <text:p>120869</text:p>
          </table:table-cell>
          <table:table-cell office:value-type="float" office:value="6136" table:style-name="ce1">
            <text:p>6136</text:p>
          </table:table-cell>
          <table:table-cell office:value-type="float" office:value="2736" table:style-name="ce1">
            <text:p>2736</text:p>
          </table:table-cell>
          <table:table-cell office:value-type="float" office:value="129741" table:style-name="ce1">
            <text:p>129741</text:p>
          </table:table-cell>
          <table:table-cell office:value-type="float" office:value="11527" table:style-name="ce1">
            <text:p>11527</text:p>
          </table:table-cell>
          <table:table-cell office:value-type="float" office:value="9170" table:style-name="ce1">
            <text:p>9170</text:p>
          </table:table-cell>
          <table:table-cell office:value-type="float" office:value="477" table:style-name="ce1">
            <text:p>477</text:p>
          </table:table-cell>
          <table:table-cell office:value-type="float" office:value="201" table:style-name="ce1">
            <text:p>201</text:p>
          </table:table-cell>
          <table:table-cell office:value-type="float" office:value="9848" table:style-name="ce1">
            <text:p>9848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13733" table:style-name="ce1">
            <text:p>13733</text:p>
          </table:table-cell>
          <table:table-cell office:value-type="float" office:value="78118" table:style-name="ce1">
            <text:p>78118</text:p>
          </table:table-cell>
          <table:table-cell office:value-type="float" office:value="3962" table:style-name="ce1">
            <text:p>3962</text:p>
          </table:table-cell>
          <table:table-cell office:value-type="float" office:value="1755" table:style-name="ce1">
            <text:p>1755</text:p>
          </table:table-cell>
          <table:table-cell office:value-type="float" office:value="83835" table:style-name="ce1">
            <text:p>83835</text:p>
          </table:table-cell>
          <table:table-cell office:value-type="float" office:value="7444" table:style-name="ce1">
            <text:p>7444</text:p>
          </table:table-cell>
          <table:table-cell office:value-type="float" office:value="5972" table:style-name="ce1">
            <text:p>5972</text:p>
          </table:table-cell>
          <table:table-cell office:value-type="float" office:value="309" table:style-name="ce1">
            <text:p>309</text:p>
          </table:table-cell>
          <table:table-cell office:value-type="float" office:value="144" table:style-name="ce1">
            <text:p>144</text:p>
          </table:table-cell>
          <table:table-cell office:value-type="float" office:value="6425" table:style-name="ce1">
            <text:p>6425</text:p>
          </table:table-cell>
          <table:table-cell table:number-columns-repeated="1633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4947" table:style-name="ce1">
            <text:p>24947</text:p>
          </table:table-cell>
          <table:table-cell office:value-type="float" office:value="140951" table:style-name="ce1">
            <text:p>140951</text:p>
          </table:table-cell>
          <table:table-cell office:value-type="float" office:value="7024" table:style-name="ce1">
            <text:p>7024</text:p>
          </table:table-cell>
          <table:table-cell office:value-type="float" office:value="3212" table:style-name="ce1">
            <text:p>3212</text:p>
          </table:table-cell>
          <table:table-cell office:value-type="float" office:value="151187" table:style-name="ce1">
            <text:p>151187</text:p>
          </table:table-cell>
          <table:table-cell office:value-type="float" office:value="13038" table:style-name="ce1">
            <text:p>13038</text:p>
          </table:table-cell>
          <table:table-cell office:value-type="float" office:value="10439" table:style-name="ce1">
            <text:p>10439</text:p>
          </table:table-cell>
          <table:table-cell office:value-type="float" office:value="538" table:style-name="ce1">
            <text:p>538</text:p>
          </table:table-cell>
          <table:table-cell office:value-type="float" office:value="243" table:style-name="ce1">
            <text:p>243</text:p>
          </table:table-cell>
          <table:table-cell office:value-type="float" office:value="11220" table:style-name="ce1">
            <text:p>11220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20431" table:style-name="ce1">
            <text:p>20431</text:p>
          </table:table-cell>
          <table:table-cell office:value-type="float" office:value="115729" table:style-name="ce1">
            <text:p>115729</text:p>
          </table:table-cell>
          <table:table-cell office:value-type="float" office:value="5792" table:style-name="ce1">
            <text:p>5792</text:p>
          </table:table-cell>
          <table:table-cell office:value-type="float" office:value="2596" table:style-name="ce1">
            <text:p>2596</text:p>
          </table:table-cell>
          <table:table-cell office:value-type="float" office:value="124117" table:style-name="ce1">
            <text:p>124117</text:p>
          </table:table-cell>
          <table:table-cell office:value-type="float" office:value="11198" table:style-name="ce1">
            <text:p>11198</text:p>
          </table:table-cell>
          <table:table-cell office:value-type="float" office:value="8990" table:style-name="ce1">
            <text:p>8990</text:p>
          </table:table-cell>
          <table:table-cell office:value-type="float" office:value="409" table:style-name="ce1">
            <text:p>409</text:p>
          </table:table-cell>
          <table:table-cell office:value-type="float" office:value="225" table:style-name="ce1">
            <text:p>225</text:p>
          </table:table-cell>
          <table:table-cell office:value-type="float" office:value="9624" table:style-name="ce1">
            <text:p>9624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23222" table:style-name="ce1">
            <text:p>23222</text:p>
          </table:table-cell>
          <table:table-cell office:value-type="float" office:value="130925" table:style-name="ce1">
            <text:p>130925</text:p>
          </table:table-cell>
          <table:table-cell office:value-type="float" office:value="6656" table:style-name="ce1">
            <text:p>6656</text:p>
          </table:table-cell>
          <table:table-cell office:value-type="float" office:value="2972" table:style-name="ce1">
            <text:p>2972</text:p>
          </table:table-cell>
          <table:table-cell office:value-type="float" office:value="140553" table:style-name="ce1">
            <text:p>140553</text:p>
          </table:table-cell>
          <table:table-cell office:value-type="float" office:value="12560" table:style-name="ce1">
            <text:p>12560</text:p>
          </table:table-cell>
          <table:table-cell office:value-type="float" office:value="10056" table:style-name="ce1">
            <text:p>10056</text:p>
          </table:table-cell>
          <table:table-cell office:value-type="float" office:value="520" table:style-name="ce1">
            <text:p>520</text:p>
          </table:table-cell>
          <table:table-cell office:value-type="float" office:value="236" table:style-name="ce1">
            <text:p>236</text:p>
          </table:table-cell>
          <table:table-cell office:value-type="float" office:value="10812" table:style-name="ce1">
            <text:p>10812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14882" table:style-name="ce1">
            <text:p>14882</text:p>
          </table:table-cell>
          <table:table-cell office:value-type="float" office:value="84676" table:style-name="ce1">
            <text:p>84676</text:p>
          </table:table-cell>
          <table:table-cell office:value-type="float" office:value="4266" table:style-name="ce1">
            <text:p>4266</text:p>
          </table:table-cell>
          <table:table-cell office:value-type="float" office:value="1907" table:style-name="ce1">
            <text:p>1907</text:p>
          </table:table-cell>
          <table:table-cell office:value-type="float" office:value="90849" table:style-name="ce1">
            <text:p>90849</text:p>
          </table:table-cell>
          <table:table-cell office:value-type="float" office:value="8163" table:style-name="ce1">
            <text:p>8163</text:p>
          </table:table-cell>
          <table:table-cell office:value-type="float" office:value="6558" table:style-name="ce1">
            <text:p>6558</text:p>
          </table:table-cell>
          <table:table-cell office:value-type="float" office:value="304" table:style-name="ce1">
            <text:p>304</text:p>
          </table:table-cell>
          <table:table-cell office:value-type="float" office:value="152" table:style-name="ce1">
            <text:p>152</text:p>
          </table:table-cell>
          <table:table-cell office:value-type="float" office:value="7014" table:style-name="ce1">
            <text:p>7014</text:p>
          </table:table-cell>
          <table:table-cell table:number-columns-repeated="1633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7044" table:style-name="ce1">
            <text:p>27044</text:p>
          </table:table-cell>
          <table:table-cell office:value-type="float" office:value="153226" table:style-name="ce1">
            <text:p>153226</text:p>
          </table:table-cell>
          <table:table-cell office:value-type="float" office:value="7661" table:style-name="ce1">
            <text:p>7661</text:p>
          </table:table-cell>
          <table:table-cell office:value-type="float" office:value="3506" table:style-name="ce1">
            <text:p>3506</text:p>
          </table:table-cell>
          <table:table-cell office:value-type="float" office:value="164393" table:style-name="ce1">
            <text:p>164393</text:p>
          </table:table-cell>
          <table:table-cell office:value-type="float" office:value="15303" table:style-name="ce1">
            <text:p>15303</text:p>
          </table:table-cell>
          <table:table-cell office:value-type="float" office:value="12275" table:style-name="ce1">
            <text:p>12275</text:p>
          </table:table-cell>
          <table:table-cell office:value-type="float" office:value="637" table:style-name="ce1">
            <text:p>637</text:p>
          </table:table-cell>
          <table:table-cell office:value-type="float" office:value="294" table:style-name="ce1">
            <text:p>294</text:p>
          </table:table-cell>
          <table:table-cell office:value-type="float" office:value="13206" table:style-name="ce1">
            <text:p>13206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22099" table:style-name="ce1">
            <text:p>22099</text:p>
          </table:table-cell>
          <table:table-cell office:value-type="float" office:value="125117" table:style-name="ce1">
            <text:p>125117</text:p>
          </table:table-cell>
          <table:table-cell office:value-type="float" office:value="6249" table:style-name="ce1">
            <text:p>6249</text:p>
          </table:table-cell>
          <table:table-cell office:value-type="float" office:value="2834" table:style-name="ce1">
            <text:p>2834</text:p>
          </table:table-cell>
          <table:table-cell office:value-type="float" office:value="134200" table:style-name="ce1">
            <text:p>134200</text:p>
          </table:table-cell>
          <table:table-cell office:value-type="float" office:value="11751" table:style-name="ce1">
            <text:p>11751</text:p>
          </table:table-cell>
          <table:table-cell office:value-type="float" office:value="9388" table:style-name="ce1">
            <text:p>9388</text:p>
          </table:table-cell>
          <table:table-cell office:value-type="float" office:value="457" table:style-name="ce1">
            <text:p>457</text:p>
          </table:table-cell>
          <table:table-cell office:value-type="float" office:value="238" table:style-name="ce1">
            <text:p>238</text:p>
          </table:table-cell>
          <table:table-cell office:value-type="float" office:value="10083" table:style-name="ce1">
            <text:p>10083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25073" table:style-name="ce1">
            <text:p>25073</text:p>
          </table:table-cell>
          <table:table-cell office:value-type="float" office:value="141727" table:style-name="ce1">
            <text:p>141727</text:p>
          </table:table-cell>
          <table:table-cell office:value-type="float" office:value="7212" table:style-name="ce1">
            <text:p>7212</text:p>
          </table:table-cell>
          <table:table-cell office:value-type="float" office:value="3215" table:style-name="ce1">
            <text:p>3215</text:p>
          </table:table-cell>
          <table:table-cell office:value-type="float" office:value="152154" table:style-name="ce1">
            <text:p>152154</text:p>
          </table:table-cell>
          <table:table-cell office:value-type="float" office:value="13452" table:style-name="ce1">
            <text:p>13452</text:p>
          </table:table-cell>
          <table:table-cell office:value-type="float" office:value="10802" table:style-name="ce1">
            <text:p>10802</text:p>
          </table:table-cell>
          <table:table-cell office:value-type="float" office:value="556" table:style-name="ce1">
            <text:p>556</text:p>
          </table:table-cell>
          <table:table-cell office:value-type="float" office:value="243" table:style-name="ce1">
            <text:p>243</text:p>
          </table:table-cell>
          <table:table-cell office:value-type="float" office:value="11601" table:style-name="ce1">
            <text:p>11601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16092" table:style-name="ce1">
            <text:p>16092</text:p>
          </table:table-cell>
          <table:table-cell office:value-type="float" office:value="91545" table:style-name="ce1">
            <text:p>91545</text:p>
          </table:table-cell>
          <table:table-cell office:value-type="float" office:value="4625" table:style-name="ce1">
            <text:p>4625</text:p>
          </table:table-cell>
          <table:table-cell office:value-type="float" office:value="2069" table:style-name="ce1">
            <text:p>2069</text:p>
          </table:table-cell>
          <table:table-cell office:value-type="float" office:value="98239" table:style-name="ce1">
            <text:p>98239</text:p>
          </table:table-cell>
          <table:table-cell office:value-type="float" office:value="8600" table:style-name="ce1">
            <text:p>8600</text:p>
          </table:table-cell>
          <table:table-cell office:value-type="float" office:value="6869" table:style-name="ce1">
            <text:p>6869</text:p>
          </table:table-cell>
          <table:table-cell office:value-type="float" office:value="359" table:style-name="ce1">
            <text:p>359</text:p>
          </table:table-cell>
          <table:table-cell office:value-type="float" office:value="162" table:style-name="ce1">
            <text:p>162</text:p>
          </table:table-cell>
          <table:table-cell office:value-type="float" office:value="7390" table:style-name="ce1">
            <text:p>7390</text:p>
          </table:table-cell>
          <table:table-cell table:number-columns-repeated="1633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9203" table:style-name="ce1">
            <text:p>29203</text:p>
          </table:table-cell>
          <table:table-cell office:value-type="float" office:value="165548" table:style-name="ce1">
            <text:p>165548</text:p>
          </table:table-cell>
          <table:table-cell office:value-type="float" office:value="8284" table:style-name="ce1">
            <text:p>8284</text:p>
          </table:table-cell>
          <table:table-cell office:value-type="float" office:value="3797" table:style-name="ce1">
            <text:p>3797</text:p>
          </table:table-cell>
          <table:table-cell office:value-type="float" office:value="177629" table:style-name="ce1">
            <text:p>177629</text:p>
          </table:table-cell>
          <table:table-cell office:value-type="float" office:value="15395" table:style-name="ce1">
            <text:p>15395</text:p>
          </table:table-cell>
          <table:table-cell office:value-type="float" office:value="12322" table:style-name="ce1">
            <text:p>12322</text:p>
          </table:table-cell>
          <table:table-cell office:value-type="float" office:value="623" table:style-name="ce1">
            <text:p>623</text:p>
          </table:table-cell>
          <table:table-cell office:value-type="float" office:value="291" table:style-name="ce1">
            <text:p>291</text:p>
          </table:table-cell>
          <table:table-cell office:value-type="float" office:value="13236" table:style-name="ce1">
            <text:p>13236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24039" table:style-name="ce1">
            <text:p>24039</text:p>
          </table:table-cell>
          <table:table-cell office:value-type="float" office:value="135652" table:style-name="ce1">
            <text:p>135652</text:p>
          </table:table-cell>
          <table:table-cell office:value-type="float" office:value="6747" table:style-name="ce1">
            <text:p>6747</text:p>
          </table:table-cell>
          <table:table-cell office:value-type="float" office:value="3062" table:style-name="ce1">
            <text:p>3062</text:p>
          </table:table-cell>
          <table:table-cell office:value-type="float" office:value="145461" table:style-name="ce1">
            <text:p>145461</text:p>
          </table:table-cell>
          <table:table-cell office:value-type="float" office:value="13201" table:style-name="ce1">
            <text:p>13201</text:p>
          </table:table-cell>
          <table:table-cell office:value-type="float" office:value="10535" table:style-name="ce1">
            <text:p>10535</text:p>
          </table:table-cell>
          <table:table-cell office:value-type="float" office:value="498" table:style-name="ce1">
            <text:p>498</text:p>
          </table:table-cell>
          <table:table-cell office:value-type="float" office:value="228" table:style-name="ce1">
            <text:p>228</text:p>
          </table:table-cell>
          <table:table-cell office:value-type="float" office:value="11261" table:style-name="ce1">
            <text:p>11261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27237" table:style-name="ce1">
            <text:p>27237</text:p>
          </table:table-cell>
          <table:table-cell office:value-type="float" office:value="153583" table:style-name="ce1">
            <text:p>153583</text:p>
          </table:table-cell>
          <table:table-cell office:value-type="float" office:value="7805" table:style-name="ce1">
            <text:p>7805</text:p>
          </table:table-cell>
          <table:table-cell office:value-type="float" office:value="3454" table:style-name="ce1">
            <text:p>3454</text:p>
          </table:table-cell>
          <table:table-cell office:value-type="float" office:value="164842" table:style-name="ce1">
            <text:p>164842</text:p>
          </table:table-cell>
          <table:table-cell office:value-type="float" office:value="14852" table:style-name="ce1">
            <text:p>14852</text:p>
          </table:table-cell>
          <table:table-cell office:value-type="float" office:value="11856" table:style-name="ce1">
            <text:p>11856</text:p>
          </table:table-cell>
          <table:table-cell office:value-type="float" office:value="593" table:style-name="ce1">
            <text:p>593</text:p>
          </table:table-cell>
          <table:table-cell office:value-type="float" office:value="239" table:style-name="ce1">
            <text:p>239</text:p>
          </table:table-cell>
          <table:table-cell office:value-type="float" office:value="12688" table:style-name="ce1">
            <text:p>12688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7452" table:style-name="ce1">
            <text:p>17452</text:p>
          </table:table-cell>
          <table:table-cell office:value-type="float" office:value="99138" table:style-name="ce1">
            <text:p>99138</text:p>
          </table:table-cell>
          <table:table-cell office:value-type="float" office:value="5013" table:style-name="ce1">
            <text:p>5013</text:p>
          </table:table-cell>
          <table:table-cell office:value-type="float" office:value="2235" table:style-name="ce1">
            <text:p>2235</text:p>
          </table:table-cell>
          <table:table-cell office:value-type="float" office:value="106386" table:style-name="ce1">
            <text:p>106386</text:p>
          </table:table-cell>
          <table:table-cell office:value-type="float" office:value="9507" table:style-name="ce1">
            <text:p>9507</text:p>
          </table:table-cell>
          <table:table-cell office:value-type="float" office:value="7593" table:style-name="ce1">
            <text:p>7593</text:p>
          </table:table-cell>
          <table:table-cell office:value-type="float" office:value="388" table:style-name="ce1">
            <text:p>388</text:p>
          </table:table-cell>
          <table:table-cell office:value-type="float" office:value="166" table:style-name="ce1">
            <text:p>166</text:p>
          </table:table-cell>
          <table:table-cell office:value-type="float" office:value="8147" table:style-name="ce1">
            <text:p>8147</text:p>
          </table:table-cell>
          <table:table-cell table:number-columns-repeated="1633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1747" table:style-name="ce1">
            <text:p>31747</text:p>
          </table:table-cell>
          <table:table-cell office:value-type="float" office:value="179600" table:style-name="ce1">
            <text:p>179600</text:p>
          </table:table-cell>
          <table:table-cell office:value-type="float" office:value="9009" table:style-name="ce1">
            <text:p>9009</text:p>
          </table:table-cell>
          <table:table-cell office:value-type="float" office:value="4123" table:style-name="ce1">
            <text:p>4123</text:p>
          </table:table-cell>
          <table:table-cell office:value-type="float" office:value="192732" table:style-name="ce1">
            <text:p>192732</text:p>
          </table:table-cell>
          <table:table-cell office:value-type="float" office:value="17647" table:style-name="ce1">
            <text:p>17647</text:p>
          </table:table-cell>
          <table:table-cell office:value-type="float" office:value="14052" table:style-name="ce1">
            <text:p>14052</text:p>
          </table:table-cell>
          <table:table-cell office:value-type="float" office:value="725" table:style-name="ce1">
            <text:p>725</text:p>
          </table:table-cell>
          <table:table-cell office:value-type="float" office:value="326" table:style-name="ce1">
            <text:p>326</text:p>
          </table:table-cell>
          <table:table-cell office:value-type="float" office:value="15103" table:style-name="ce1">
            <text:p>15103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25959" table:style-name="ce1">
            <text:p>25959</text:p>
          </table:table-cell>
          <table:table-cell office:value-type="float" office:value="147082" table:style-name="ce1">
            <text:p>147082</text:p>
          </table:table-cell>
          <table:table-cell office:value-type="float" office:value="7287" table:style-name="ce1">
            <text:p>7287</text:p>
          </table:table-cell>
          <table:table-cell office:value-type="float" office:value="3333" table:style-name="ce1">
            <text:p>3333</text:p>
          </table:table-cell>
          <table:table-cell office:value-type="float" office:value="157702" table:style-name="ce1">
            <text:p>157702</text:p>
          </table:table-cell>
          <table:table-cell office:value-type="float" office:value="14161" table:style-name="ce1">
            <text:p>14161</text:p>
          </table:table-cell>
          <table:table-cell office:value-type="float" office:value="11430" table:style-name="ce1">
            <text:p>11430</text:p>
          </table:table-cell>
          <table:table-cell office:value-type="float" office:value="540" table:style-name="ce1">
            <text:p>540</text:p>
          </table:table-cell>
          <table:table-cell office:value-type="float" office:value="271" table:style-name="ce1">
            <text:p>271</text:p>
          </table:table-cell>
          <table:table-cell office:value-type="float" office:value="12241" table:style-name="ce1">
            <text:p>12241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29459" table:style-name="ce1">
            <text:p>29459</text:p>
          </table:table-cell>
          <table:table-cell office:value-type="float" office:value="166391" table:style-name="ce1">
            <text:p>166391</text:p>
          </table:table-cell>
          <table:table-cell office:value-type="float" office:value="8435" table:style-name="ce1">
            <text:p>8435</text:p>
          </table:table-cell>
          <table:table-cell office:value-type="float" office:value="3733" table:style-name="ce1">
            <text:p>3733</text:p>
          </table:table-cell>
          <table:table-cell office:value-type="float" office:value="178559" table:style-name="ce1">
            <text:p>178559</text:p>
          </table:table-cell>
          <table:table-cell office:value-type="float" office:value="15939" table:style-name="ce1">
            <text:p>15939</text:p>
          </table:table-cell>
          <table:table-cell office:value-type="float" office:value="12808" table:style-name="ce1">
            <text:p>12808</text:p>
          </table:table-cell>
          <table:table-cell office:value-type="float" office:value="630" table:style-name="ce1">
            <text:p>630</text:p>
          </table:table-cell>
          <table:table-cell office:value-type="float" office:value="279" table:style-name="ce1">
            <text:p>279</text:p>
          </table:table-cell>
          <table:table-cell office:value-type="float" office:value="13717" table:style-name="ce1">
            <text:p>13717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18865" table:style-name="ce1">
            <text:p>18865</text:p>
          </table:table-cell>
          <table:table-cell office:value-type="float" office:value="107204" table:style-name="ce1">
            <text:p>107204</text:p>
          </table:table-cell>
          <table:table-cell office:value-type="float" office:value="5416" table:style-name="ce1">
            <text:p>5416</text:p>
          </table:table-cell>
          <table:table-cell office:value-type="float" office:value="2450" table:style-name="ce1">
            <text:p>2450</text:p>
          </table:table-cell>
          <table:table-cell office:value-type="float" office:value="115070" table:style-name="ce1">
            <text:p>115070</text:p>
          </table:table-cell>
          <table:table-cell office:value-type="float" office:value="10097" table:style-name="ce1">
            <text:p>10097</text:p>
          </table:table-cell>
          <table:table-cell office:value-type="float" office:value="8066" table:style-name="ce1">
            <text:p>8066</text:p>
          </table:table-cell>
          <table:table-cell office:value-type="float" office:value="403" table:style-name="ce1">
            <text:p>403</text:p>
          </table:table-cell>
          <table:table-cell office:value-type="float" office:value="215" table:style-name="ce1">
            <text:p>215</text:p>
          </table:table-cell>
          <table:table-cell office:value-type="float" office:value="8684" table:style-name="ce1">
            <text:p>8684</text:p>
          </table:table-cell>
          <table:table-cell table:number-columns-repeated="1633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4251" table:style-name="ce1">
            <text:p>34251</text:p>
          </table:table-cell>
          <table:table-cell office:value-type="float" office:value="194209" table:style-name="ce1">
            <text:p>194209</text:p>
          </table:table-cell>
          <table:table-cell office:value-type="float" office:value="9807" table:style-name="ce1">
            <text:p>9807</text:p>
          </table:table-cell>
          <table:table-cell office:value-type="float" office:value="4460" table:style-name="ce1">
            <text:p>4460</text:p>
          </table:table-cell>
          <table:table-cell office:value-type="float" office:value="208476" table:style-name="ce1">
            <text:p>208476</text:p>
          </table:table-cell>
          <table:table-cell office:value-type="float" office:value="18248" table:style-name="ce1">
            <text:p>18248</text:p>
          </table:table-cell>
          <table:table-cell office:value-type="float" office:value="14609" table:style-name="ce1">
            <text:p>14609</text:p>
          </table:table-cell>
          <table:table-cell office:value-type="float" office:value="798" table:style-name="ce1">
            <text:p>798</text:p>
          </table:table-cell>
          <table:table-cell office:value-type="float" office:value="337" table:style-name="ce1">
            <text:p>337</text:p>
          </table:table-cell>
          <table:table-cell office:value-type="float" office:value="15744" table:style-name="ce1">
            <text:p>15744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28212" table:style-name="ce1">
            <text:p>28212</text:p>
          </table:table-cell>
          <table:table-cell office:value-type="float" office:value="159165" table:style-name="ce1">
            <text:p>159165</text:p>
          </table:table-cell>
          <table:table-cell office:value-type="float" office:value="7864" table:style-name="ce1">
            <text:p>7864</text:p>
          </table:table-cell>
          <table:table-cell office:value-type="float" office:value="3614" table:style-name="ce1">
            <text:p>3614</text:p>
          </table:table-cell>
          <table:table-cell office:value-type="float" office:value="170643" table:style-name="ce1">
            <text:p>170643</text:p>
          </table:table-cell>
          <table:table-cell office:value-type="float" office:value="15194" table:style-name="ce1">
            <text:p>15194</text:p>
          </table:table-cell>
          <table:table-cell office:value-type="float" office:value="12083" table:style-name="ce1">
            <text:p>12083</text:p>
          </table:table-cell>
          <table:table-cell office:value-type="float" office:value="577" table:style-name="ce1">
            <text:p>577</text:p>
          </table:table-cell>
          <table:table-cell office:value-type="float" office:value="281" table:style-name="ce1">
            <text:p>281</text:p>
          </table:table-cell>
          <table:table-cell office:value-type="float" office:value="12941" table:style-name="ce1">
            <text:p>12941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31797" table:style-name="ce1">
            <text:p>31797</text:p>
          </table:table-cell>
          <table:table-cell office:value-type="float" office:value="180419" table:style-name="ce1">
            <text:p>180419</text:p>
          </table:table-cell>
          <table:table-cell office:value-type="float" office:value="9111" table:style-name="ce1">
            <text:p>9111</text:p>
          </table:table-cell>
          <table:table-cell office:value-type="float" office:value="4072" table:style-name="ce1">
            <text:p>4072</text:p>
          </table:table-cell>
          <table:table-cell office:value-type="float" office:value="193602" table:style-name="ce1">
            <text:p>193602</text:p>
          </table:table-cell>
          <table:table-cell office:value-type="float" office:value="17381" table:style-name="ce1">
            <text:p>17381</text:p>
          </table:table-cell>
          <table:table-cell office:value-type="float" office:value="14028" table:style-name="ce1">
            <text:p>14028</text:p>
          </table:table-cell>
          <table:table-cell office:value-type="float" office:value="676" table:style-name="ce1">
            <text:p>676</text:p>
          </table:table-cell>
          <table:table-cell office:value-type="float" office:value="339" table:style-name="ce1">
            <text:p>339</text:p>
          </table:table-cell>
          <table:table-cell office:value-type="float" office:value="15043" table:style-name="ce1">
            <text:p>15043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20502" table:style-name="ce1">
            <text:p>20502</text:p>
          </table:table-cell>
          <table:table-cell office:value-type="float" office:value="116132" table:style-name="ce1">
            <text:p>116132</text:p>
          </table:table-cell>
          <table:table-cell office:value-type="float" office:value="5822" table:style-name="ce1">
            <text:p>5822</text:p>
          </table:table-cell>
          <table:table-cell office:value-type="float" office:value="2628" table:style-name="ce1">
            <text:p>2628</text:p>
          </table:table-cell>
          <table:table-cell office:value-type="float" office:value="124582" table:style-name="ce1">
            <text:p>124582</text:p>
          </table:table-cell>
          <table:table-cell office:value-type="float" office:value="11149" table:style-name="ce1">
            <text:p>11149</text:p>
          </table:table-cell>
          <table:table-cell office:value-type="float" office:value="8928" table:style-name="ce1">
            <text:p>8928</text:p>
          </table:table-cell>
          <table:table-cell office:value-type="float" office:value="406" table:style-name="ce1">
            <text:p>406</text:p>
          </table:table-cell>
          <table:table-cell office:value-type="float" office:value="178" table:style-name="ce1">
            <text:p>178</text:p>
          </table:table-cell>
          <table:table-cell office:value-type="float" office:value="9512" table:style-name="ce1">
            <text:p>9512</text:p>
          </table:table-cell>
          <table:table-cell table:number-columns-repeated="1633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37173" table:style-name="ce1">
            <text:p>37173</text:p>
          </table:table-cell>
          <table:table-cell office:value-type="float" office:value="210776" table:style-name="ce1">
            <text:p>210776</text:p>
          </table:table-cell>
          <table:table-cell office:value-type="float" office:value="10598" table:style-name="ce1">
            <text:p>10598</text:p>
          </table:table-cell>
          <table:table-cell office:value-type="float" office:value="4841" table:style-name="ce1">
            <text:p>4841</text:p>
          </table:table-cell>
          <table:table-cell office:value-type="float" office:value="226215" table:style-name="ce1">
            <text:p>226215</text:p>
          </table:table-cell>
          <table:table-cell office:value-type="float" office:value="20661" table:style-name="ce1">
            <text:p>20661</text:p>
          </table:table-cell>
          <table:table-cell office:value-type="float" office:value="16567" table:style-name="ce1">
            <text:p>16567</text:p>
          </table:table-cell>
          <table:table-cell office:value-type="float" office:value="791" table:style-name="ce1">
            <text:p>791</text:p>
          </table:table-cell>
          <table:table-cell office:value-type="float" office:value="381" table:style-name="ce1">
            <text:p>381</text:p>
          </table:table-cell>
          <table:table-cell office:value-type="float" office:value="17739" table:style-name="ce1">
            <text:p>17739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30550" table:style-name="ce1">
            <text:p>30550</text:p>
          </table:table-cell>
          <table:table-cell office:value-type="float" office:value="172343" table:style-name="ce1">
            <text:p>172343</text:p>
          </table:table-cell>
          <table:table-cell office:value-type="float" office:value="8544" table:style-name="ce1">
            <text:p>8544</text:p>
          </table:table-cell>
          <table:table-cell office:value-type="float" office:value="3948" table:style-name="ce1">
            <text:p>3948</text:p>
          </table:table-cell>
          <table:table-cell office:value-type="float" office:value="184835" table:style-name="ce1">
            <text:p>184835</text:p>
          </table:table-cell>
          <table:table-cell office:value-type="float" office:value="16530" table:style-name="ce1">
            <text:p>16530</text:p>
          </table:table-cell>
          <table:table-cell office:value-type="float" office:value="13178" table:style-name="ce1">
            <text:p>13178</text:p>
          </table:table-cell>
          <table:table-cell office:value-type="float" office:value="680" table:style-name="ce1">
            <text:p>680</text:p>
          </table:table-cell>
          <table:table-cell office:value-type="float" office:value="334" table:style-name="ce1">
            <text:p>334</text:p>
          </table:table-cell>
          <table:table-cell office:value-type="float" office:value="14192" table:style-name="ce1">
            <text:p>14192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34436" table:style-name="ce1">
            <text:p>34436</text:p>
          </table:table-cell>
          <table:table-cell office:value-type="float" office:value="195396" table:style-name="ce1">
            <text:p>195396</text:p>
          </table:table-cell>
          <table:table-cell office:value-type="float" office:value="9872" table:style-name="ce1">
            <text:p>9872</text:p>
          </table:table-cell>
          <table:table-cell office:value-type="float" office:value="4425" table:style-name="ce1">
            <text:p>4425</text:p>
          </table:table-cell>
          <table:table-cell office:value-type="float" office:value="209693" table:style-name="ce1">
            <text:p>209693</text:p>
          </table:table-cell>
          <table:table-cell office:value-type="float" office:value="18730" table:style-name="ce1">
            <text:p>18730</text:p>
          </table:table-cell>
          <table:table-cell office:value-type="float" office:value="14977" table:style-name="ce1">
            <text:p>14977</text:p>
          </table:table-cell>
          <table:table-cell office:value-type="float" office:value="761" table:style-name="ce1">
            <text:p>761</text:p>
          </table:table-cell>
          <table:table-cell office:value-type="float" office:value="353" table:style-name="ce1">
            <text:p>353</text:p>
          </table:table-cell>
          <table:table-cell office:value-type="float" office:value="16091" table:style-name="ce1">
            <text:p>16091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22207" table:style-name="ce1">
            <text:p>22207</text:p>
          </table:table-cell>
          <table:table-cell office:value-type="float" office:value="125671" table:style-name="ce1">
            <text:p>125671</text:p>
          </table:table-cell>
          <table:table-cell office:value-type="float" office:value="6296" table:style-name="ce1">
            <text:p>6296</text:p>
          </table:table-cell>
          <table:table-cell office:value-type="float" office:value="2824" table:style-name="ce1">
            <text:p>2824</text:p>
          </table:table-cell>
          <table:table-cell office:value-type="float" office:value="134791" table:style-name="ce1">
            <text:p>134791</text:p>
          </table:table-cell>
          <table:table-cell office:value-type="float" office:value="11914" table:style-name="ce1">
            <text:p>11914</text:p>
          </table:table-cell>
          <table:table-cell office:value-type="float" office:value="9539" table:style-name="ce1">
            <text:p>9539</text:p>
          </table:table-cell>
          <table:table-cell office:value-type="float" office:value="474" table:style-name="ce1">
            <text:p>474</text:p>
          </table:table-cell>
          <table:table-cell office:value-type="float" office:value="196" table:style-name="ce1">
            <text:p>196</text:p>
          </table:table-cell>
          <table:table-cell office:value-type="float" office:value="10209" table:style-name="ce1">
            <text:p>10209</text:p>
          </table:table-cell>
          <table:table-cell table:number-columns-repeated="1633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0185" table:style-name="ce1">
            <text:p>40185</text:p>
          </table:table-cell>
          <table:table-cell office:value-type="float" office:value="228027" table:style-name="ce1">
            <text:p>228027</text:p>
          </table:table-cell>
          <table:table-cell office:value-type="float" office:value="11496" table:style-name="ce1">
            <text:p>11496</text:p>
          </table:table-cell>
          <table:table-cell office:value-type="float" office:value="5213" table:style-name="ce1">
            <text:p>5213</text:p>
          </table:table-cell>
          <table:table-cell office:value-type="float" office:value="244736" table:style-name="ce1">
            <text:p>244736</text:p>
          </table:table-cell>
          <table:table-cell office:value-type="float" office:value="21533" table:style-name="ce1">
            <text:p>21533</text:p>
          </table:table-cell>
          <table:table-cell office:value-type="float" office:value="17251" table:style-name="ce1">
            <text:p>17251</text:p>
          </table:table-cell>
          <table:table-cell office:value-type="float" office:value="898" table:style-name="ce1">
            <text:p>898</text:p>
          </table:table-cell>
          <table:table-cell office:value-type="float" office:value="372" table:style-name="ce1">
            <text:p>372</text:p>
          </table:table-cell>
          <table:table-cell office:value-type="float" office:value="18521" table:style-name="ce1">
            <text:p>18521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33077" table:style-name="ce1">
            <text:p>33077</text:p>
          </table:table-cell>
          <table:table-cell office:value-type="float" office:value="186570" table:style-name="ce1">
            <text:p>186570</text:p>
          </table:table-cell>
          <table:table-cell office:value-type="float" office:value="9315" table:style-name="ce1">
            <text:p>9315</text:p>
          </table:table-cell>
          <table:table-cell office:value-type="float" office:value="4250" table:style-name="ce1">
            <text:p>4250</text:p>
          </table:table-cell>
          <table:table-cell office:value-type="float" office:value="200135" table:style-name="ce1">
            <text:p>200135</text:p>
          </table:table-cell>
          <table:table-cell office:value-type="float" office:value="17827" table:style-name="ce1">
            <text:p>17827</text:p>
          </table:table-cell>
          <table:table-cell office:value-type="float" office:value="14227" table:style-name="ce1">
            <text:p>14227</text:p>
          </table:table-cell>
          <table:table-cell office:value-type="float" office:value="771" table:style-name="ce1">
            <text:p>771</text:p>
          </table:table-cell>
          <table:table-cell office:value-type="float" office:value="302" table:style-name="ce1">
            <text:p>302</text:p>
          </table:table-cell>
          <table:table-cell office:value-type="float" office:value="15300" table:style-name="ce1">
            <text:p>15300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37351" table:style-name="ce1">
            <text:p>37351</text:p>
          </table:table-cell>
          <table:table-cell office:value-type="float" office:value="211918" table:style-name="ce1">
            <text:p>211918</text:p>
          </table:table-cell>
          <table:table-cell office:value-type="float" office:value="10665" table:style-name="ce1">
            <text:p>10665</text:p>
          </table:table-cell>
          <table:table-cell office:value-type="float" office:value="4811" table:style-name="ce1">
            <text:p>4811</text:p>
          </table:table-cell>
          <table:table-cell office:value-type="float" office:value="227394" table:style-name="ce1">
            <text:p>227394</text:p>
          </table:table-cell>
          <table:table-cell office:value-type="float" office:value="20616" table:style-name="ce1">
            <text:p>20616</text:p>
          </table:table-cell>
          <table:table-cell office:value-type="float" office:value="16522" table:style-name="ce1">
            <text:p>16522</text:p>
          </table:table-cell>
          <table:table-cell office:value-type="float" office:value="793" table:style-name="ce1">
            <text:p>793</text:p>
          </table:table-cell>
          <table:table-cell office:value-type="float" office:value="386" table:style-name="ce1">
            <text:p>386</text:p>
          </table:table-cell>
          <table:table-cell office:value-type="float" office:value="17701" table:style-name="ce1">
            <text:p>17701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24131" table:style-name="ce1">
            <text:p>24131</text:p>
          </table:table-cell>
          <table:table-cell office:value-type="float" office:value="136054" table:style-name="ce1">
            <text:p>136054</text:p>
          </table:table-cell>
          <table:table-cell office:value-type="float" office:value="6825" table:style-name="ce1">
            <text:p>6825</text:p>
          </table:table-cell>
          <table:table-cell office:value-type="float" office:value="3053" table:style-name="ce1">
            <text:p>3053</text:p>
          </table:table-cell>
          <table:table-cell office:value-type="float" office:value="145932" table:style-name="ce1">
            <text:p>145932</text:p>
          </table:table-cell>
          <table:table-cell office:value-type="float" office:value="13065" table:style-name="ce1">
            <text:p>13065</text:p>
          </table:table-cell>
          <table:table-cell office:value-type="float" office:value="10383" table:style-name="ce1">
            <text:p>10383</text:p>
          </table:table-cell>
          <table:table-cell office:value-type="float" office:value="529" table:style-name="ce1">
            <text:p>529</text:p>
          </table:table-cell>
          <table:table-cell office:value-type="float" office:value="229" table:style-name="ce1">
            <text:p>229</text:p>
          </table:table-cell>
          <table:table-cell office:value-type="float" office:value="11141" table:style-name="ce1">
            <text:p>11141</text:p>
          </table:table-cell>
          <table:table-cell table:number-columns-repeated="1633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3409" table:style-name="ce1">
            <text:p>43409</text:p>
          </table:table-cell>
          <table:table-cell office:value-type="float" office:value="247259" table:style-name="ce1">
            <text:p>247259</text:p>
          </table:table-cell>
          <table:table-cell office:value-type="float" office:value="12481" table:style-name="ce1">
            <text:p>12481</text:p>
          </table:table-cell>
          <table:table-cell office:value-type="float" office:value="5684" table:style-name="ce1">
            <text:p>5684</text:p>
          </table:table-cell>
          <table:table-cell office:value-type="float" office:value="265424" table:style-name="ce1">
            <text:p>265424</text:p>
          </table:table-cell>
          <table:table-cell office:value-type="float" office:value="23912" table:style-name="ce1">
            <text:p>23912</text:p>
          </table:table-cell>
          <table:table-cell office:value-type="float" office:value="19232" table:style-name="ce1">
            <text:p>19232</text:p>
          </table:table-cell>
          <table:table-cell office:value-type="float" office:value="985" table:style-name="ce1">
            <text:p>985</text:p>
          </table:table-cell>
          <table:table-cell office:value-type="float" office:value="471" table:style-name="ce1">
            <text:p>471</text:p>
          </table:table-cell>
          <table:table-cell office:value-type="float" office:value="20688" table:style-name="ce1">
            <text:p>20688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35807" table:style-name="ce1">
            <text:p>35807</text:p>
          </table:table-cell>
          <table:table-cell office:value-type="float" office:value="201823" table:style-name="ce1">
            <text:p>201823</text:p>
          </table:table-cell>
          <table:table-cell office:value-type="float" office:value="10085" table:style-name="ce1">
            <text:p>10085</text:p>
          </table:table-cell>
          <table:table-cell office:value-type="float" office:value="4582" table:style-name="ce1">
            <text:p>4582</text:p>
          </table:table-cell>
          <table:table-cell office:value-type="float" office:value="216490" table:style-name="ce1">
            <text:p>216490</text:p>
          </table:table-cell>
          <table:table-cell office:value-type="float" office:value="19085" table:style-name="ce1">
            <text:p>19085</text:p>
          </table:table-cell>
          <table:table-cell office:value-type="float" office:value="15253" table:style-name="ce1">
            <text:p>15253</text:p>
          </table:table-cell>
          <table:table-cell office:value-type="float" office:value="770" table:style-name="ce1">
            <text:p>770</text:p>
          </table:table-cell>
          <table:table-cell office:value-type="float" office:value="332" table:style-name="ce1">
            <text:p>332</text:p>
          </table:table-cell>
          <table:table-cell office:value-type="float" office:value="16355" table:style-name="ce1">
            <text:p>16355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40388" table:style-name="ce1">
            <text:p>40388</text:p>
          </table:table-cell>
          <table:table-cell office:value-type="float" office:value="229515" table:style-name="ce1">
            <text:p>229515</text:p>
          </table:table-cell>
          <table:table-cell office:value-type="float" office:value="11525" table:style-name="ce1">
            <text:p>11525</text:p>
          </table:table-cell>
          <table:table-cell office:value-type="float" office:value="5195" table:style-name="ce1">
            <text:p>5195</text:p>
          </table:table-cell>
          <table:table-cell office:value-type="float" office:value="246235" table:style-name="ce1">
            <text:p>246235</text:p>
          </table:table-cell>
          <table:table-cell office:value-type="float" office:value="21878" table:style-name="ce1">
            <text:p>21878</text:p>
          </table:table-cell>
          <table:table-cell office:value-type="float" office:value="17597" table:style-name="ce1">
            <text:p>17597</text:p>
          </table:table-cell>
          <table:table-cell office:value-type="float" office:value="860" table:style-name="ce1">
            <text:p>860</text:p>
          </table:table-cell>
          <table:table-cell office:value-type="float" office:value="384" table:style-name="ce1">
            <text:p>384</text:p>
          </table:table-cell>
          <table:table-cell office:value-type="float" office:value="18841" table:style-name="ce1">
            <text:p>18841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25996" table:style-name="ce1">
            <text:p>25996</text:p>
          </table:table-cell>
          <table:table-cell office:value-type="float" office:value="147126" table:style-name="ce1">
            <text:p>147126</text:p>
          </table:table-cell>
          <table:table-cell office:value-type="float" office:value="7381" table:style-name="ce1">
            <text:p>7381</text:p>
          </table:table-cell>
          <table:table-cell office:value-type="float" office:value="3309" table:style-name="ce1">
            <text:p>3309</text:p>
          </table:table-cell>
          <table:table-cell office:value-type="float" office:value="157816" table:style-name="ce1">
            <text:p>157816</text:p>
          </table:table-cell>
          <table:table-cell office:value-type="float" office:value="13749" table:style-name="ce1">
            <text:p>13749</text:p>
          </table:table-cell>
          <table:table-cell office:value-type="float" office:value="11072" table:style-name="ce1">
            <text:p>11072</text:p>
          </table:table-cell>
          <table:table-cell office:value-type="float" office:value="556" table:style-name="ce1">
            <text:p>556</text:p>
          </table:table-cell>
          <table:table-cell office:value-type="float" office:value="256" table:style-name="ce1">
            <text:p>256</text:p>
          </table:table-cell>
          <table:table-cell office:value-type="float" office:value="11884" table:style-name="ce1">
            <text:p>11884</text:p>
          </table:table-cell>
          <table:table-cell table:number-columns-repeated="1633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7136" table:style-name="ce1">
            <text:p>47136</text:p>
          </table:table-cell>
          <table:table-cell office:value-type="float" office:value="267399" table:style-name="ce1">
            <text:p>267399</text:p>
          </table:table-cell>
          <table:table-cell office:value-type="float" office:value="13498" table:style-name="ce1">
            <text:p>13498</text:p>
          </table:table-cell>
          <table:table-cell office:value-type="float" office:value="6121" table:style-name="ce1">
            <text:p>6121</text:p>
          </table:table-cell>
          <table:table-cell office:value-type="float" office:value="287018" table:style-name="ce1">
            <text:p>287018</text:p>
          </table:table-cell>
          <table:table-cell office:value-type="float" office:value="25321" table:style-name="ce1">
            <text:p>25321</text:p>
          </table:table-cell>
          <table:table-cell office:value-type="float" office:value="20140" table:style-name="ce1">
            <text:p>20140</text:p>
          </table:table-cell>
          <table:table-cell office:value-type="float" office:value="1017" table:style-name="ce1">
            <text:p>1017</text:p>
          </table:table-cell>
          <table:table-cell office:value-type="float" office:value="437" table:style-name="ce1">
            <text:p>437</text:p>
          </table:table-cell>
          <table:table-cell office:value-type="float" office:value="21594" table:style-name="ce1">
            <text:p>21594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38754" table:style-name="ce1">
            <text:p>38754</text:p>
          </table:table-cell>
          <table:table-cell office:value-type="float" office:value="218571" table:style-name="ce1">
            <text:p>218571</text:p>
          </table:table-cell>
          <table:table-cell office:value-type="float" office:value="10878" table:style-name="ce1">
            <text:p>10878</text:p>
          </table:table-cell>
          <table:table-cell office:value-type="float" office:value="4961" table:style-name="ce1">
            <text:p>4961</text:p>
          </table:table-cell>
          <table:table-cell office:value-type="float" office:value="234410" table:style-name="ce1">
            <text:p>234410</text:p>
          </table:table-cell>
          <table:table-cell office:value-type="float" office:value="20867" table:style-name="ce1">
            <text:p>20867</text:p>
          </table:table-cell>
          <table:table-cell office:value-type="float" office:value="16748" table:style-name="ce1">
            <text:p>16748</text:p>
          </table:table-cell>
          <table:table-cell office:value-type="float" office:value="793" table:style-name="ce1">
            <text:p>793</text:p>
          </table:table-cell>
          <table:table-cell office:value-type="float" office:value="379" table:style-name="ce1">
            <text:p>379</text:p>
          </table:table-cell>
          <table:table-cell office:value-type="float" office:value="17920" table:style-name="ce1">
            <text:p>1792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43723" table:style-name="ce1">
            <text:p>43723</text:p>
          </table:table-cell>
          <table:table-cell office:value-type="float" office:value="249136" table:style-name="ce1">
            <text:p>249136</text:p>
          </table:table-cell>
          <table:table-cell office:value-type="float" office:value="12513" table:style-name="ce1">
            <text:p>12513</text:p>
          </table:table-cell>
          <table:table-cell office:value-type="float" office:value="5625" table:style-name="ce1">
            <text:p>5625</text:p>
          </table:table-cell>
          <table:table-cell office:value-type="float" office:value="267274" table:style-name="ce1">
            <text:p>267274</text:p>
          </table:table-cell>
          <table:table-cell office:value-type="float" office:value="24374" table:style-name="ce1">
            <text:p>24374</text:p>
          </table:table-cell>
          <table:table-cell office:value-type="float" office:value="19621" table:style-name="ce1">
            <text:p>19621</text:p>
          </table:table-cell>
          <table:table-cell office:value-type="float" office:value="988" table:style-name="ce1">
            <text:p>988</text:p>
          </table:table-cell>
          <table:table-cell office:value-type="float" office:value="430" table:style-name="ce1">
            <text:p>430</text:p>
          </table:table-cell>
          <table:table-cell office:value-type="float" office:value="21039" table:style-name="ce1">
            <text:p>21039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28249" table:style-name="ce1">
            <text:p>28249</text:p>
          </table:table-cell>
          <table:table-cell office:value-type="float" office:value="159600" table:style-name="ce1">
            <text:p>159600</text:p>
          </table:table-cell>
          <table:table-cell office:value-type="float" office:value="7967" table:style-name="ce1">
            <text:p>7967</text:p>
          </table:table-cell>
          <table:table-cell office:value-type="float" office:value="3560" table:style-name="ce1">
            <text:p>3560</text:p>
          </table:table-cell>
          <table:table-cell office:value-type="float" office:value="171127" table:style-name="ce1">
            <text:p>171127</text:p>
          </table:table-cell>
          <table:table-cell office:value-type="float" office:value="15564" table:style-name="ce1">
            <text:p>15564</text:p>
          </table:table-cell>
          <table:table-cell office:value-type="float" office:value="12474" table:style-name="ce1">
            <text:p>12474</text:p>
          </table:table-cell>
          <table:table-cell office:value-type="float" office:value="586" table:style-name="ce1">
            <text:p>586</text:p>
          </table:table-cell>
          <table:table-cell office:value-type="float" office:value="251" table:style-name="ce1">
            <text:p>251</text:p>
          </table:table-cell>
          <table:table-cell office:value-type="float" office:value="13311" table:style-name="ce1">
            <text:p>13311</text:p>
          </table:table-cell>
          <table:table-cell table:number-columns-repeated="1633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51075" table:style-name="ce1">
            <text:p>51075</text:p>
          </table:table-cell>
          <table:table-cell office:value-type="float" office:value="290025" table:style-name="ce1">
            <text:p>290025</text:p>
          </table:table-cell>
          <table:table-cell office:value-type="float" office:value="14634" table:style-name="ce1">
            <text:p>14634</text:p>
          </table:table-cell>
          <table:table-cell office:value-type="float" office:value="6678" table:style-name="ce1">
            <text:p>6678</text:p>
          </table:table-cell>
          <table:table-cell office:value-type="float" office:value="311337" table:style-name="ce1">
            <text:p>311337</text:p>
          </table:table-cell>
          <table:table-cell office:value-type="float" office:value="28258" table:style-name="ce1">
            <text:p>28258</text:p>
          </table:table-cell>
          <table:table-cell office:value-type="float" office:value="22626" table:style-name="ce1">
            <text:p>22626</text:p>
          </table:table-cell>
          <table:table-cell office:value-type="float" office:value="1136" table:style-name="ce1">
            <text:p>1136</text:p>
          </table:table-cell>
          <table:table-cell office:value-type="float" office:value="557" table:style-name="ce1">
            <text:p>557</text:p>
          </table:table-cell>
          <table:table-cell office:value-type="float" office:value="24319" table:style-name="ce1">
            <text:p>24319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42010" table:style-name="ce1">
            <text:p>42010</text:p>
          </table:table-cell>
          <table:table-cell office:value-type="float" office:value="236477" table:style-name="ce1">
            <text:p>236477</text:p>
          </table:table-cell>
          <table:table-cell office:value-type="float" office:value="11823" table:style-name="ce1">
            <text:p>11823</text:p>
          </table:table-cell>
          <table:table-cell office:value-type="float" office:value="5399" table:style-name="ce1">
            <text:p>5399</text:p>
          </table:table-cell>
          <table:table-cell office:value-type="float" office:value="253699" table:style-name="ce1">
            <text:p>253699</text:p>
          </table:table-cell>
          <table:table-cell office:value-type="float" office:value="22545" table:style-name="ce1">
            <text:p>22545</text:p>
          </table:table-cell>
          <table:table-cell office:value-type="float" office:value="17906" table:style-name="ce1">
            <text:p>17906</text:p>
          </table:table-cell>
          <table:table-cell office:value-type="float" office:value="945" table:style-name="ce1">
            <text:p>945</text:p>
          </table:table-cell>
          <table:table-cell office:value-type="float" office:value="438" table:style-name="ce1">
            <text:p>438</text:p>
          </table:table-cell>
          <table:table-cell office:value-type="float" office:value="19289" table:style-name="ce1">
            <text:p>19289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47270" table:style-name="ce1">
            <text:p>47270</text:p>
          </table:table-cell>
          <table:table-cell office:value-type="float" office:value="269607" table:style-name="ce1">
            <text:p>269607</text:p>
          </table:table-cell>
          <table:table-cell office:value-type="float" office:value="13508" table:style-name="ce1">
            <text:p>13508</text:p>
          </table:table-cell>
          <table:table-cell office:value-type="float" office:value="6099" table:style-name="ce1">
            <text:p>6099</text:p>
          </table:table-cell>
          <table:table-cell office:value-type="float" office:value="289214" table:style-name="ce1">
            <text:p>289214</text:p>
          </table:table-cell>
          <table:table-cell office:value-type="float" office:value="25487" table:style-name="ce1">
            <text:p>25487</text:p>
          </table:table-cell>
          <table:table-cell office:value-type="float" office:value="20471" table:style-name="ce1">
            <text:p>20471</text:p>
          </table:table-cell>
          <table:table-cell office:value-type="float" office:value="995" table:style-name="ce1">
            <text:p>995</text:p>
          </table:table-cell>
          <table:table-cell office:value-type="float" office:value="474" table:style-name="ce1">
            <text:p>474</text:p>
          </table:table-cell>
          <table:table-cell office:value-type="float" office:value="21940" table:style-name="ce1">
            <text:p>21940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30509" table:style-name="ce1">
            <text:p>30509</text:p>
          </table:table-cell>
          <table:table-cell office:value-type="float" office:value="172449" table:style-name="ce1">
            <text:p>172449</text:p>
          </table:table-cell>
          <table:table-cell office:value-type="float" office:value="8665" table:style-name="ce1">
            <text:p>8665</text:p>
          </table:table-cell>
          <table:table-cell office:value-type="float" office:value="3857" table:style-name="ce1">
            <text:p>3857</text:p>
          </table:table-cell>
          <table:table-cell office:value-type="float" office:value="184971" table:style-name="ce1">
            <text:p>184971</text:p>
          </table:table-cell>
          <table:table-cell office:value-type="float" office:value="16104" table:style-name="ce1">
            <text:p>16104</text:p>
          </table:table-cell>
          <table:table-cell office:value-type="float" office:value="12849" table:style-name="ce1">
            <text:p>12849</text:p>
          </table:table-cell>
          <table:table-cell office:value-type="float" office:value="698" table:style-name="ce1">
            <text:p>698</text:p>
          </table:table-cell>
          <table:table-cell office:value-type="float" office:value="297" table:style-name="ce1">
            <text:p>297</text:p>
          </table:table-cell>
          <table:table-cell office:value-type="float" office:value="13844" table:style-name="ce1">
            <text:p>13844</text:p>
          </table:table-cell>
          <table:table-cell table:number-columns-repeated="1633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5371" table:style-name="ce1">
            <text:p>55371</text:p>
          </table:table-cell>
          <table:table-cell office:value-type="float" office:value="313608" table:style-name="ce1">
            <text:p>313608</text:p>
          </table:table-cell>
          <table:table-cell office:value-type="float" office:value="15850" table:style-name="ce1">
            <text:p>15850</text:p>
          </table:table-cell>
          <table:table-cell office:value-type="float" office:value="7193" table:style-name="ce1">
            <text:p>7193</text:p>
          </table:table-cell>
          <table:table-cell office:value-type="float" office:value="336651" table:style-name="ce1">
            <text:p>336651</text:p>
          </table:table-cell>
          <table:table-cell office:value-type="float" office:value="29610" table:style-name="ce1">
            <text:p>29610</text:p>
          </table:table-cell>
          <table:table-cell office:value-type="float" office:value="23583" table:style-name="ce1">
            <text:p>23583</text:p>
          </table:table-cell>
          <table:table-cell office:value-type="float" office:value="1216" table:style-name="ce1">
            <text:p>1216</text:p>
          </table:table-cell>
          <table:table-cell office:value-type="float" office:value="515" table:style-name="ce1">
            <text:p>515</text:p>
          </table:table-cell>
          <table:table-cell office:value-type="float" office:value="25314" table:style-name="ce1">
            <text:p>25314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45461" table:style-name="ce1">
            <text:p>45461</text:p>
          </table:table-cell>
          <table:table-cell office:value-type="float" office:value="256403" table:style-name="ce1">
            <text:p>256403</text:p>
          </table:table-cell>
          <table:table-cell office:value-type="float" office:value="12773" table:style-name="ce1">
            <text:p>12773</text:p>
          </table:table-cell>
          <table:table-cell office:value-type="float" office:value="5840" table:style-name="ce1">
            <text:p>5840</text:p>
          </table:table-cell>
          <table:table-cell office:value-type="float" office:value="275016" table:style-name="ce1">
            <text:p>275016</text:p>
          </table:table-cell>
          <table:table-cell office:value-type="float" office:value="24768" table:style-name="ce1">
            <text:p>24768</text:p>
          </table:table-cell>
          <table:table-cell office:value-type="float" office:value="19926" table:style-name="ce1">
            <text:p>19926</text:p>
          </table:table-cell>
          <table:table-cell office:value-type="float" office:value="950" table:style-name="ce1">
            <text:p>950</text:p>
          </table:table-cell>
          <table:table-cell office:value-type="float" office:value="441" table:style-name="ce1">
            <text:p>441</text:p>
          </table:table-cell>
          <table:table-cell office:value-type="float" office:value="21317" table:style-name="ce1">
            <text:p>21317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51378" table:style-name="ce1">
            <text:p>51378</text:p>
          </table:table-cell>
          <table:table-cell office:value-type="float" office:value="292316" table:style-name="ce1">
            <text:p>292316</text:p>
          </table:table-cell>
          <table:table-cell office:value-type="float" office:value="14641" table:style-name="ce1">
            <text:p>14641</text:p>
          </table:table-cell>
          <table:table-cell office:value-type="float" office:value="6615" table:style-name="ce1">
            <text:p>6615</text:p>
          </table:table-cell>
          <table:table-cell office:value-type="float" office:value="313572" table:style-name="ce1">
            <text:p>313572</text:p>
          </table:table-cell>
          <table:table-cell office:value-type="float" office:value="28466" table:style-name="ce1">
            <text:p>28466</text:p>
          </table:table-cell>
          <table:table-cell office:value-type="float" office:value="22709" table:style-name="ce1">
            <text:p>22709</text:p>
          </table:table-cell>
          <table:table-cell office:value-type="float" office:value="1133" table:style-name="ce1">
            <text:p>1133</text:p>
          </table:table-cell>
          <table:table-cell office:value-type="float" office:value="516" table:style-name="ce1">
            <text:p>516</text:p>
          </table:table-cell>
          <table:table-cell office:value-type="float" office:value="24358" table:style-name="ce1">
            <text:p>24358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33102" table:style-name="ce1">
            <text:p>33102</text:p>
          </table:table-cell>
          <table:table-cell office:value-type="float" office:value="187042" table:style-name="ce1">
            <text:p>187042</text:p>
          </table:table-cell>
          <table:table-cell office:value-type="float" office:value="9377" table:style-name="ce1">
            <text:p>9377</text:p>
          </table:table-cell>
          <table:table-cell office:value-type="float" office:value="4185" table:style-name="ce1">
            <text:p>4185</text:p>
          </table:table-cell>
          <table:table-cell office:value-type="float" office:value="200604" table:style-name="ce1">
            <text:p>200604</text:p>
          </table:table-cell>
          <table:table-cell office:value-type="float" office:value="18226" table:style-name="ce1">
            <text:p>18226</text:p>
          </table:table-cell>
          <table:table-cell office:value-type="float" office:value="14593" table:style-name="ce1">
            <text:p>14593</text:p>
          </table:table-cell>
          <table:table-cell office:value-type="float" office:value="712" table:style-name="ce1">
            <text:p>712</text:p>
          </table:table-cell>
          <table:table-cell office:value-type="float" office:value="328" table:style-name="ce1">
            <text:p>328</text:p>
          </table:table-cell>
          <table:table-cell office:value-type="float" office:value="15633" table:style-name="ce1">
            <text:p>15633</text:p>
          </table:table-cell>
          <table:table-cell table:number-columns-repeated="1633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9984" table:style-name="ce1">
            <text:p>59984</text:p>
          </table:table-cell>
          <table:table-cell office:value-type="float" office:value="340402" table:style-name="ce1">
            <text:p>340402</text:p>
          </table:table-cell>
          <table:table-cell office:value-type="float" office:value="17156" table:style-name="ce1">
            <text:p>17156</text:p>
          </table:table-cell>
          <table:table-cell office:value-type="float" office:value="7780" table:style-name="ce1">
            <text:p>7780</text:p>
          </table:table-cell>
          <table:table-cell office:value-type="float" office:value="365338" table:style-name="ce1">
            <text:p>365338</text:p>
          </table:table-cell>
          <table:table-cell office:value-type="float" office:value="33300" table:style-name="ce1">
            <text:p>33300</text:p>
          </table:table-cell>
          <table:table-cell office:value-type="float" office:value="26794" table:style-name="ce1">
            <text:p>26794</text:p>
          </table:table-cell>
          <table:table-cell office:value-type="float" office:value="1306" table:style-name="ce1">
            <text:p>1306</text:p>
          </table:table-cell>
          <table:table-cell office:value-type="float" office:value="587" table:style-name="ce1">
            <text:p>587</text:p>
          </table:table-cell>
          <table:table-cell office:value-type="float" office:value="28687" table:style-name="ce1">
            <text:p>28687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49198" table:style-name="ce1">
            <text:p>49198</text:p>
          </table:table-cell>
          <table:table-cell office:value-type="float" office:value="277690" table:style-name="ce1">
            <text:p>277690</text:p>
          </table:table-cell>
          <table:table-cell office:value-type="float" office:value="13929" table:style-name="ce1">
            <text:p>13929</text:p>
          </table:table-cell>
          <table:table-cell office:value-type="float" office:value="6323" table:style-name="ce1">
            <text:p>6323</text:p>
          </table:table-cell>
          <table:table-cell office:value-type="float" office:value="297942" table:style-name="ce1">
            <text:p>297942</text:p>
          </table:table-cell>
          <table:table-cell office:value-type="float" office:value="26663" table:style-name="ce1">
            <text:p>26663</text:p>
          </table:table-cell>
          <table:table-cell office:value-type="float" office:value="21287" table:style-name="ce1">
            <text:p>21287</text:p>
          </table:table-cell>
          <table:table-cell office:value-type="float" office:value="1156" table:style-name="ce1">
            <text:p>1156</text:p>
          </table:table-cell>
          <table:table-cell office:value-type="float" office:value="483" table:style-name="ce1">
            <text:p>483</text:p>
          </table:table-cell>
          <table:table-cell office:value-type="float" office:value="22926" table:style-name="ce1">
            <text:p>22926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55590" table:style-name="ce1">
            <text:p>55590</text:p>
          </table:table-cell>
          <table:table-cell office:value-type="float" office:value="315995" table:style-name="ce1">
            <text:p>315995</text:p>
          </table:table-cell>
          <table:table-cell office:value-type="float" office:value="15844" table:style-name="ce1">
            <text:p>15844</text:p>
          </table:table-cell>
          <table:table-cell office:value-type="float" office:value="7170" table:style-name="ce1">
            <text:p>7170</text:p>
          </table:table-cell>
          <table:table-cell office:value-type="float" office:value="339009" table:style-name="ce1">
            <text:p>339009</text:p>
          </table:table-cell>
          <table:table-cell office:value-type="float" office:value="29649" table:style-name="ce1">
            <text:p>29649</text:p>
          </table:table-cell>
          <table:table-cell office:value-type="float" office:value="23679" table:style-name="ce1">
            <text:p>23679</text:p>
          </table:table-cell>
          <table:table-cell office:value-type="float" office:value="1203" table:style-name="ce1">
            <text:p>1203</text:p>
          </table:table-cell>
          <table:table-cell office:value-type="float" office:value="555" table:style-name="ce1">
            <text:p>555</text:p>
          </table:table-cell>
          <table:table-cell office:value-type="float" office:value="25437" table:style-name="ce1">
            <text:p>25437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35829" table:style-name="ce1">
            <text:p>35829</text:p>
          </table:table-cell>
          <table:table-cell office:value-type="float" office:value="202642" table:style-name="ce1">
            <text:p>202642</text:p>
          </table:table-cell>
          <table:table-cell office:value-type="float" office:value="10145" table:style-name="ce1">
            <text:p>10145</text:p>
          </table:table-cell>
          <table:table-cell office:value-type="float" office:value="4531" table:style-name="ce1">
            <text:p>4531</text:p>
          </table:table-cell>
          <table:table-cell office:value-type="float" office:value="217318" table:style-name="ce1">
            <text:p>217318</text:p>
          </table:table-cell>
          <table:table-cell office:value-type="float" office:value="19441" table:style-name="ce1">
            <text:p>19441</text:p>
          </table:table-cell>
          <table:table-cell office:value-type="float" office:value="15600" table:style-name="ce1">
            <text:p>15600</text:p>
          </table:table-cell>
          <table:table-cell office:value-type="float" office:value="768" table:style-name="ce1">
            <text:p>768</text:p>
          </table:table-cell>
          <table:table-cell office:value-type="float" office:value="346" table:style-name="ce1">
            <text:p>346</text:p>
          </table:table-cell>
          <table:table-cell office:value-type="float" office:value="16714" table:style-name="ce1">
            <text:p>16714</text:p>
          </table:table-cell>
          <table:table-cell table:number-columns-repeated="1633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64877" table:style-name="ce1">
            <text:p>64877</text:p>
          </table:table-cell>
          <table:table-cell office:value-type="float" office:value="368481" table:style-name="ce1">
            <text:p>368481</text:p>
          </table:table-cell>
          <table:table-cell office:value-type="float" office:value="18536" table:style-name="ce1">
            <text:p>18536</text:p>
          </table:table-cell>
          <table:table-cell office:value-type="float" office:value="8439" table:style-name="ce1">
            <text:p>8439</text:p>
          </table:table-cell>
          <table:table-cell office:value-type="float" office:value="395456" table:style-name="ce1">
            <text:p>395456</text:p>
          </table:table-cell>
          <table:table-cell office:value-type="float" office:value="35011" table:style-name="ce1">
            <text:p>35011</text:p>
          </table:table-cell>
          <table:table-cell office:value-type="float" office:value="28079" table:style-name="ce1">
            <text:p>28079</text:p>
          </table:table-cell>
          <table:table-cell office:value-type="float" office:value="1380" table:style-name="ce1">
            <text:p>1380</text:p>
          </table:table-cell>
          <table:table-cell office:value-type="float" office:value="659" table:style-name="ce1">
            <text:p>659</text:p>
          </table:table-cell>
          <table:table-cell office:value-type="float" office:value="30118" table:style-name="ce1">
            <text:p>30118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53362" table:style-name="ce1">
            <text:p>53362</text:p>
          </table:table-cell>
          <table:table-cell office:value-type="float" office:value="300581" table:style-name="ce1">
            <text:p>300581</text:p>
          </table:table-cell>
          <table:table-cell office:value-type="float" office:value="15047" table:style-name="ce1">
            <text:p>15047</text:p>
          </table:table-cell>
          <table:table-cell office:value-type="float" office:value="6827" table:style-name="ce1">
            <text:p>6827</text:p>
          </table:table-cell>
          <table:table-cell office:value-type="float" office:value="322455" table:style-name="ce1">
            <text:p>322455</text:p>
          </table:table-cell>
          <table:table-cell office:value-type="float" office:value="28677" table:style-name="ce1">
            <text:p>28677</text:p>
          </table:table-cell>
          <table:table-cell office:value-type="float" office:value="22891" table:style-name="ce1">
            <text:p>22891</text:p>
          </table:table-cell>
          <table:table-cell office:value-type="float" office:value="1118" table:style-name="ce1">
            <text:p>1118</text:p>
          </table:table-cell>
          <table:table-cell office:value-type="float" office:value="504" table:style-name="ce1">
            <text:p>504</text:p>
          </table:table-cell>
          <table:table-cell office:value-type="float" office:value="24513" table:style-name="ce1">
            <text:p>24513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60182" table:style-name="ce1">
            <text:p>60182</text:p>
          </table:table-cell>
          <table:table-cell office:value-type="float" office:value="342347" table:style-name="ce1">
            <text:p>342347</text:p>
          </table:table-cell>
          <table:table-cell office:value-type="float" office:value="17152" table:style-name="ce1">
            <text:p>17152</text:p>
          </table:table-cell>
          <table:table-cell office:value-type="float" office:value="7749" table:style-name="ce1">
            <text:p>7749</text:p>
          </table:table-cell>
          <table:table-cell office:value-type="float" office:value="367248" table:style-name="ce1">
            <text:p>367248</text:p>
          </table:table-cell>
          <table:table-cell office:value-type="float" office:value="32831" table:style-name="ce1">
            <text:p>32831</text:p>
          </table:table-cell>
          <table:table-cell office:value-type="float" office:value="26352" table:style-name="ce1">
            <text:p>26352</text:p>
          </table:table-cell>
          <table:table-cell office:value-type="float" office:value="1308" table:style-name="ce1">
            <text:p>1308</text:p>
          </table:table-cell>
          <table:table-cell office:value-type="float" office:value="579" table:style-name="ce1">
            <text:p>579</text:p>
          </table:table-cell>
          <table:table-cell office:value-type="float" office:value="28239" table:style-name="ce1">
            <text:p>28239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38854" table:style-name="ce1">
            <text:p>38854</text:p>
          </table:table-cell>
          <table:table-cell office:value-type="float" office:value="219448" table:style-name="ce1">
            <text:p>219448</text:p>
          </table:table-cell>
          <table:table-cell office:value-type="float" office:value="10978" table:style-name="ce1">
            <text:p>10978</text:p>
          </table:table-cell>
          <table:table-cell office:value-type="float" office:value="4921" table:style-name="ce1">
            <text:p>4921</text:p>
          </table:table-cell>
          <table:table-cell office:value-type="float" office:value="235347" table:style-name="ce1">
            <text:p>235347</text:p>
          </table:table-cell>
          <table:table-cell office:value-type="float" office:value="21054" table:style-name="ce1">
            <text:p>21054</text:p>
          </table:table-cell>
          <table:table-cell office:value-type="float" office:value="16806" table:style-name="ce1">
            <text:p>16806</text:p>
          </table:table-cell>
          <table:table-cell office:value-type="float" office:value="833" table:style-name="ce1">
            <text:p>833</text:p>
          </table:table-cell>
          <table:table-cell office:value-type="float" office:value="390" table:style-name="ce1">
            <text:p>390</text:p>
          </table:table-cell>
          <table:table-cell office:value-type="float" office:value="18029" table:style-name="ce1">
            <text:p>18029</text:p>
          </table:table-cell>
          <table:table-cell table:number-columns-repeated="1633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70347" table:style-name="ce1">
            <text:p>70347</text:p>
          </table:table-cell>
          <table:table-cell office:value-type="float" office:value="399428" table:style-name="ce1">
            <text:p>399428</text:p>
          </table:table-cell>
          <table:table-cell office:value-type="float" office:value="20093" table:style-name="ce1">
            <text:p>20093</text:p>
          </table:table-cell>
          <table:table-cell office:value-type="float" office:value="9113" table:style-name="ce1">
            <text:p>9113</text:p>
          </table:table-cell>
          <table:table-cell office:value-type="float" office:value="428634" table:style-name="ce1">
            <text:p>428634</text:p>
          </table:table-cell>
          <table:table-cell office:value-type="float" office:value="38648" table:style-name="ce1">
            <text:p>38648</text:p>
          </table:table-cell>
          <table:table-cell office:value-type="float" office:value="30947" table:style-name="ce1">
            <text:p>30947</text:p>
          </table:table-cell>
          <table:table-cell office:value-type="float" office:value="1557" table:style-name="ce1">
            <text:p>1557</text:p>
          </table:table-cell>
          <table:table-cell office:value-type="float" office:value="674" table:style-name="ce1">
            <text:p>674</text:p>
          </table:table-cell>
          <table:table-cell office:value-type="float" office:value="33178" table:style-name="ce1">
            <text:p>33178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57812" table:style-name="ce1">
            <text:p>57812</text:p>
          </table:table-cell>
          <table:table-cell office:value-type="float" office:value="325594" table:style-name="ce1">
            <text:p>325594</text:p>
          </table:table-cell>
          <table:table-cell office:value-type="float" office:value="16366" table:style-name="ce1">
            <text:p>16366</text:p>
          </table:table-cell>
          <table:table-cell office:value-type="float" office:value="7376" table:style-name="ce1">
            <text:p>7376</text:p>
          </table:table-cell>
          <table:table-cell office:value-type="float" office:value="349336" table:style-name="ce1">
            <text:p>349336</text:p>
          </table:table-cell>
          <table:table-cell office:value-type="float" office:value="31331" table:style-name="ce1">
            <text:p>31331</text:p>
          </table:table-cell>
          <table:table-cell office:value-type="float" office:value="25013" table:style-name="ce1">
            <text:p>25013</text:p>
          </table:table-cell>
          <table:table-cell office:value-type="float" office:value="1319" table:style-name="ce1">
            <text:p>1319</text:p>
          </table:table-cell>
          <table:table-cell office:value-type="float" office:value="549" table:style-name="ce1">
            <text:p>549</text:p>
          </table:table-cell>
          <table:table-cell office:value-type="float" office:value="26881" table:style-name="ce1">
            <text:p>26881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65150" table:style-name="ce1">
            <text:p>65150</text:p>
          </table:table-cell>
          <table:table-cell office:value-type="float" office:value="370736" table:style-name="ce1">
            <text:p>370736</text:p>
          </table:table-cell>
          <table:table-cell office:value-type="float" office:value="18579" table:style-name="ce1">
            <text:p>18579</text:p>
          </table:table-cell>
          <table:table-cell office:value-type="float" office:value="8346" table:style-name="ce1">
            <text:p>8346</text:p>
          </table:table-cell>
          <table:table-cell office:value-type="float" office:value="397661" table:style-name="ce1">
            <text:p>397661</text:p>
          </table:table-cell>
          <table:table-cell office:value-type="float" office:value="35381" table:style-name="ce1">
            <text:p>35381</text:p>
          </table:table-cell>
          <table:table-cell office:value-type="float" office:value="28389" table:style-name="ce1">
            <text:p>28389</text:p>
          </table:table-cell>
          <table:table-cell office:value-type="float" office:value="1427" table:style-name="ce1">
            <text:p>1427</text:p>
          </table:table-cell>
          <table:table-cell office:value-type="float" office:value="597" table:style-name="ce1">
            <text:p>597</text:p>
          </table:table-cell>
          <table:table-cell office:value-type="float" office:value="30413" table:style-name="ce1">
            <text:p>30413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42110" table:style-name="ce1">
            <text:p>42110</text:p>
          </table:table-cell>
          <table:table-cell office:value-type="float" office:value="237522" table:style-name="ce1">
            <text:p>237522</text:p>
          </table:table-cell>
          <table:table-cell office:value-type="float" office:value="11882" table:style-name="ce1">
            <text:p>11882</text:p>
          </table:table-cell>
          <table:table-cell office:value-type="float" office:value="5309" table:style-name="ce1">
            <text:p>5309</text:p>
          </table:table-cell>
          <table:table-cell office:value-type="float" office:value="254713" table:style-name="ce1">
            <text:p>254713</text:p>
          </table:table-cell>
          <table:table-cell office:value-type="float" office:value="22622" table:style-name="ce1">
            <text:p>22622</text:p>
          </table:table-cell>
          <table:table-cell office:value-type="float" office:value="18074" table:style-name="ce1">
            <text:p>18074</text:p>
          </table:table-cell>
          <table:table-cell office:value-type="float" office:value="904" table:style-name="ce1">
            <text:p>904</text:p>
          </table:table-cell>
          <table:table-cell office:value-type="float" office:value="388" table:style-name="ce1">
            <text:p>388</text:p>
          </table:table-cell>
          <table:table-cell office:value-type="float" office:value="19366" table:style-name="ce1">
            <text:p>19366</text:p>
          </table:table-cell>
          <table:table-cell table:number-columns-repeated="1633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76161" table:style-name="ce1">
            <text:p>76161</text:p>
          </table:table-cell>
          <table:table-cell office:value-type="float" office:value="432103" table:style-name="ce1">
            <text:p>432103</text:p>
          </table:table-cell>
          <table:table-cell office:value-type="float" office:value="21754" table:style-name="ce1">
            <text:p>21754</text:p>
          </table:table-cell>
          <table:table-cell office:value-type="float" office:value="9893" table:style-name="ce1">
            <text:p>9893</text:p>
          </table:table-cell>
          <table:table-cell office:value-type="float" office:value="463750" table:style-name="ce1">
            <text:p>463750</text:p>
          </table:table-cell>
          <table:table-cell office:value-type="float" office:value="40930" table:style-name="ce1">
            <text:p>40930</text:p>
          </table:table-cell>
          <table:table-cell office:value-type="float" office:value="32675" table:style-name="ce1">
            <text:p>32675</text:p>
          </table:table-cell>
          <table:table-cell office:value-type="float" office:value="1661" table:style-name="ce1">
            <text:p>1661</text:p>
          </table:table-cell>
          <table:table-cell office:value-type="float" office:value="780" table:style-name="ce1">
            <text:p>780</text:p>
          </table:table-cell>
          <table:table-cell office:value-type="float" office:value="35116" table:style-name="ce1">
            <text:p>35116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62545" table:style-name="ce1">
            <text:p>62545</text:p>
          </table:table-cell>
          <table:table-cell office:value-type="float" office:value="352471" table:style-name="ce1">
            <text:p>352471</text:p>
          </table:table-cell>
          <table:table-cell office:value-type="float" office:value="17764" table:style-name="ce1">
            <text:p>17764</text:p>
          </table:table-cell>
          <table:table-cell office:value-type="float" office:value="8006" table:style-name="ce1">
            <text:p>8006</text:p>
          </table:table-cell>
          <table:table-cell office:value-type="float" office:value="378241" table:style-name="ce1">
            <text:p>378241</text:p>
          </table:table-cell>
          <table:table-cell office:value-type="float" office:value="33638" table:style-name="ce1">
            <text:p>33638</text:p>
          </table:table-cell>
          <table:table-cell office:value-type="float" office:value="26877" table:style-name="ce1">
            <text:p>26877</text:p>
          </table:table-cell>
          <table:table-cell office:value-type="float" office:value="1398" table:style-name="ce1">
            <text:p>1398</text:p>
          </table:table-cell>
          <table:table-cell office:value-type="float" office:value="630" table:style-name="ce1">
            <text:p>630</text:p>
          </table:table-cell>
          <table:table-cell office:value-type="float" office:value="28905" table:style-name="ce1">
            <text:p>28905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70634" table:style-name="ce1">
            <text:p>70634</text:p>
          </table:table-cell>
          <table:table-cell office:value-type="float" office:value="401500" table:style-name="ce1">
            <text:p>401500</text:p>
          </table:table-cell>
          <table:table-cell office:value-type="float" office:value="20060" table:style-name="ce1">
            <text:p>20060</text:p>
          </table:table-cell>
          <table:table-cell office:value-type="float" office:value="9059" table:style-name="ce1">
            <text:p>9059</text:p>
          </table:table-cell>
          <table:table-cell office:value-type="float" office:value="430619" table:style-name="ce1">
            <text:p>430619</text:p>
          </table:table-cell>
          <table:table-cell office:value-type="float" office:value="38442" table:style-name="ce1">
            <text:p>38442</text:p>
          </table:table-cell>
          <table:table-cell office:value-type="float" office:value="30764" table:style-name="ce1">
            <text:p>30764</text:p>
          </table:table-cell>
          <table:table-cell office:value-type="float" office:value="1481" table:style-name="ce1">
            <text:p>1481</text:p>
          </table:table-cell>
          <table:table-cell office:value-type="float" office:value="713" table:style-name="ce1">
            <text:p>713</text:p>
          </table:table-cell>
          <table:table-cell office:value-type="float" office:value="32958" table:style-name="ce1">
            <text:p>32958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45521" table:style-name="ce1">
            <text:p>45521</text:p>
          </table:table-cell>
          <table:table-cell office:value-type="float" office:value="257130" table:style-name="ce1">
            <text:p>257130</text:p>
          </table:table-cell>
          <table:table-cell office:value-type="float" office:value="12917" table:style-name="ce1">
            <text:p>12917</text:p>
          </table:table-cell>
          <table:table-cell office:value-type="float" office:value="5734" table:style-name="ce1">
            <text:p>5734</text:p>
          </table:table-cell>
          <table:table-cell office:value-type="float" office:value="275781" table:style-name="ce1">
            <text:p>275781</text:p>
          </table:table-cell>
          <table:table-cell office:value-type="float" office:value="24479" table:style-name="ce1">
            <text:p>24479</text:p>
          </table:table-cell>
          <table:table-cell office:value-type="float" office:value="19608" table:style-name="ce1">
            <text:p>19608</text:p>
          </table:table-cell>
          <table:table-cell office:value-type="float" office:value="1035" table:style-name="ce1">
            <text:p>1035</text:p>
          </table:table-cell>
          <table:table-cell office:value-type="float" office:value="425" table:style-name="ce1">
            <text:p>425</text:p>
          </table:table-cell>
          <table:table-cell office:value-type="float" office:value="21068" table:style-name="ce1">
            <text:p>21068</text:p>
          </table:table-cell>
          <table:table-cell table:number-columns-repeated="1633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2618" table:style-name="ce1">
            <text:p>82618</text:p>
          </table:table-cell>
          <table:table-cell office:value-type="float" office:value="468151" table:style-name="ce1">
            <text:p>468151</text:p>
          </table:table-cell>
          <table:table-cell office:value-type="float" office:value="23585" table:style-name="ce1">
            <text:p>23585</text:p>
          </table:table-cell>
          <table:table-cell office:value-type="float" office:value="10676" table:style-name="ce1">
            <text:p>10676</text:p>
          </table:table-cell>
          <table:table-cell office:value-type="float" office:value="502412" table:style-name="ce1">
            <text:p>502412</text:p>
          </table:table-cell>
          <table:table-cell office:value-type="float" office:value="45119" table:style-name="ce1">
            <text:p>45119</text:p>
          </table:table-cell>
          <table:table-cell office:value-type="float" office:value="36048" table:style-name="ce1">
            <text:p>36048</text:p>
          </table:table-cell>
          <table:table-cell office:value-type="float" office:value="1831" table:style-name="ce1">
            <text:p>1831</text:p>
          </table:table-cell>
          <table:table-cell office:value-type="float" office:value="783" table:style-name="ce1">
            <text:p>783</text:p>
          </table:table-cell>
          <table:table-cell office:value-type="float" office:value="38662" table:style-name="ce1">
            <text:p>38662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67791" table:style-name="ce1">
            <text:p>67791</text:p>
          </table:table-cell>
          <table:table-cell office:value-type="float" office:value="381854" table:style-name="ce1">
            <text:p>381854</text:p>
          </table:table-cell>
          <table:table-cell office:value-type="float" office:value="19281" table:style-name="ce1">
            <text:p>19281</text:p>
          </table:table-cell>
          <table:table-cell office:value-type="float" office:value="8654" table:style-name="ce1">
            <text:p>8654</text:p>
          </table:table-cell>
          <table:table-cell office:value-type="float" office:value="409789" table:style-name="ce1">
            <text:p>409789</text:p>
          </table:table-cell>
          <table:table-cell office:value-type="float" office:value="36794" table:style-name="ce1">
            <text:p>36794</text:p>
          </table:table-cell>
          <table:table-cell office:value-type="float" office:value="29383" table:style-name="ce1">
            <text:p>29383</text:p>
          </table:table-cell>
          <table:table-cell office:value-type="float" office:value="1517" table:style-name="ce1">
            <text:p>1517</text:p>
          </table:table-cell>
          <table:table-cell office:value-type="float" office:value="648" table:style-name="ce1">
            <text:p>648</text:p>
          </table:table-cell>
          <table:table-cell office:value-type="float" office:value="31548" table:style-name="ce1">
            <text:p>31548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76439" table:style-name="ce1">
            <text:p>76439</text:p>
          </table:table-cell>
          <table:table-cell office:value-type="float" office:value="434516" table:style-name="ce1">
            <text:p>434516</text:p>
          </table:table-cell>
          <table:table-cell office:value-type="float" office:value="21738" table:style-name="ce1">
            <text:p>21738</text:p>
          </table:table-cell>
          <table:table-cell office:value-type="float" office:value="9852" table:style-name="ce1">
            <text:p>9852</text:p>
          </table:table-cell>
          <table:table-cell office:value-type="float" office:value="466106" table:style-name="ce1">
            <text:p>466106</text:p>
          </table:table-cell>
          <table:table-cell office:value-type="float" office:value="41292" table:style-name="ce1">
            <text:p>41292</text:p>
          </table:table-cell>
          <table:table-cell office:value-type="float" office:value="33016" table:style-name="ce1">
            <text:p>33016</text:p>
          </table:table-cell>
          <table:table-cell office:value-type="float" office:value="1678" table:style-name="ce1">
            <text:p>1678</text:p>
          </table:table-cell>
          <table:table-cell office:value-type="float" office:value="793" table:style-name="ce1">
            <text:p>793</text:p>
          </table:table-cell>
          <table:table-cell office:value-type="float" office:value="35487" table:style-name="ce1">
            <text:p>35487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49271" table:style-name="ce1">
            <text:p>49271</text:p>
          </table:table-cell>
          <table:table-cell office:value-type="float" office:value="278318" table:style-name="ce1">
            <text:p>278318</text:p>
          </table:table-cell>
          <table:table-cell office:value-type="float" office:value="13998" table:style-name="ce1">
            <text:p>13998</text:p>
          </table:table-cell>
          <table:table-cell office:value-type="float" office:value="6196" table:style-name="ce1">
            <text:p>6196</text:p>
          </table:table-cell>
          <table:table-cell office:value-type="float" office:value="298512" table:style-name="ce1">
            <text:p>298512</text:p>
          </table:table-cell>
          <table:table-cell office:value-type="float" office:value="26481" table:style-name="ce1">
            <text:p>26481</text:p>
          </table:table-cell>
          <table:table-cell office:value-type="float" office:value="21188" table:style-name="ce1">
            <text:p>21188</text:p>
          </table:table-cell>
          <table:table-cell office:value-type="float" office:value="1081" table:style-name="ce1">
            <text:p>1081</text:p>
          </table:table-cell>
          <table:table-cell office:value-type="float" office:value="462" table:style-name="ce1">
            <text:p>462</text:p>
          </table:table-cell>
          <table:table-cell office:value-type="float" office:value="22731" table:style-name="ce1">
            <text:p>22731</text:p>
          </table:table-cell>
          <table:table-cell table:number-columns-repeated="1633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89243" table:style-name="ce1">
            <text:p>89243</text:p>
          </table:table-cell>
          <table:table-cell office:value-type="float" office:value="506701" table:style-name="ce1">
            <text:p>506701</text:p>
          </table:table-cell>
          <table:table-cell office:value-type="float" office:value="25556" table:style-name="ce1">
            <text:p>25556</text:p>
          </table:table-cell>
          <table:table-cell office:value-type="float" office:value="11626" table:style-name="ce1">
            <text:p>11626</text:p>
          </table:table-cell>
          <table:table-cell office:value-type="float" office:value="543883" table:style-name="ce1">
            <text:p>543883</text:p>
          </table:table-cell>
          <table:table-cell office:value-type="float" office:value="48096" table:style-name="ce1">
            <text:p>48096</text:p>
          </table:table-cell>
          <table:table-cell office:value-type="float" office:value="38550" table:style-name="ce1">
            <text:p>38550</text:p>
          </table:table-cell>
          <table:table-cell office:value-type="float" office:value="1971" table:style-name="ce1">
            <text:p>1971</text:p>
          </table:table-cell>
          <table:table-cell office:value-type="float" office:value="950" table:style-name="ce1">
            <text:p>950</text:p>
          </table:table-cell>
          <table:table-cell office:value-type="float" office:value="41471" table:style-name="ce1">
            <text:p>41471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73297" table:style-name="ce1">
            <text:p>73297</text:p>
          </table:table-cell>
          <table:table-cell office:value-type="float" office:value="413476" table:style-name="ce1">
            <text:p>413476</text:p>
          </table:table-cell>
          <table:table-cell office:value-type="float" office:value="20885" table:style-name="ce1">
            <text:p>20885</text:p>
          </table:table-cell>
          <table:table-cell office:value-type="float" office:value="9381" table:style-name="ce1">
            <text:p>9381</text:p>
          </table:table-cell>
          <table:table-cell office:value-type="float" office:value="443742" table:style-name="ce1">
            <text:p>443742</text:p>
          </table:table-cell>
          <table:table-cell office:value-type="float" office:value="39459" table:style-name="ce1">
            <text:p>39459</text:p>
          </table:table-cell>
          <table:table-cell office:value-type="float" office:value="31622" table:style-name="ce1">
            <text:p>31622</text:p>
          </table:table-cell>
          <table:table-cell office:value-type="float" office:value="1604" table:style-name="ce1">
            <text:p>1604</text:p>
          </table:table-cell>
          <table:table-cell office:value-type="float" office:value="727" table:style-name="ce1">
            <text:p>727</text:p>
          </table:table-cell>
          <table:table-cell office:value-type="float" office:value="33953" table:style-name="ce1">
            <text:p>33953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82860" table:style-name="ce1">
            <text:p>82860</text:p>
          </table:table-cell>
          <table:table-cell office:value-type="float" office:value="470118" table:style-name="ce1">
            <text:p>470118</text:p>
          </table:table-cell>
          <table:table-cell office:value-type="float" office:value="23523" table:style-name="ce1">
            <text:p>23523</text:p>
          </table:table-cell>
          <table:table-cell office:value-type="float" office:value="10698" table:style-name="ce1">
            <text:p>10698</text:p>
          </table:table-cell>
          <table:table-cell office:value-type="float" office:value="504339" table:style-name="ce1">
            <text:p>504339</text:p>
          </table:table-cell>
          <table:table-cell office:value-type="float" office:value="44654" table:style-name="ce1">
            <text:p>44654</text:p>
          </table:table-cell>
          <table:table-cell office:value-type="float" office:value="35602" table:style-name="ce1">
            <text:p>35602</text:p>
          </table:table-cell>
          <table:table-cell office:value-type="float" office:value="1785" table:style-name="ce1">
            <text:p>1785</text:p>
          </table:table-cell>
          <table:table-cell office:value-type="float" office:value="846" table:style-name="ce1">
            <text:p>846</text:p>
          </table:table-cell>
          <table:table-cell office:value-type="float" office:value="38233" table:style-name="ce1">
            <text:p>38233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53504" table:style-name="ce1">
            <text:p>53504</text:p>
          </table:table-cell>
          <table:table-cell office:value-type="float" office:value="301359" table:style-name="ce1">
            <text:p>301359</text:p>
          </table:table-cell>
          <table:table-cell office:value-type="float" office:value="15156" table:style-name="ce1">
            <text:p>15156</text:p>
          </table:table-cell>
          <table:table-cell office:value-type="float" office:value="6676" table:style-name="ce1">
            <text:p>6676</text:p>
          </table:table-cell>
          <table:table-cell office:value-type="float" office:value="323191" table:style-name="ce1">
            <text:p>323191</text:p>
          </table:table-cell>
          <table:table-cell office:value-type="float" office:value="28912" table:style-name="ce1">
            <text:p>28912</text:p>
          </table:table-cell>
          <table:table-cell office:value-type="float" office:value="23041" table:style-name="ce1">
            <text:p>23041</text:p>
          </table:table-cell>
          <table:table-cell office:value-type="float" office:value="1158" table:style-name="ce1">
            <text:p>1158</text:p>
          </table:table-cell>
          <table:table-cell office:value-type="float" office:value="480" table:style-name="ce1">
            <text:p>480</text:p>
          </table:table-cell>
          <table:table-cell office:value-type="float" office:value="24679" table:style-name="ce1">
            <text:p>24679</text:p>
          </table:table-cell>
          <table:table-cell table:number-columns-repeated="1633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96666" table:style-name="ce1">
            <text:p>96666</text:p>
          </table:table-cell>
          <table:table-cell office:value-type="float" office:value="549148" table:style-name="ce1">
            <text:p>549148</text:p>
          </table:table-cell>
          <table:table-cell office:value-type="float" office:value="27692" table:style-name="ce1">
            <text:p>27692</text:p>
          </table:table-cell>
          <table:table-cell office:value-type="float" office:value="12553" table:style-name="ce1">
            <text:p>12553</text:p>
          </table:table-cell>
          <table:table-cell office:value-type="float" office:value="589393" table:style-name="ce1">
            <text:p>589393</text:p>
          </table:table-cell>
          <table:table-cell office:value-type="float" office:value="52933" table:style-name="ce1">
            <text:p>52933</text:p>
          </table:table-cell>
          <table:table-cell office:value-type="float" office:value="42447" table:style-name="ce1">
            <text:p>42447</text:p>
          </table:table-cell>
          <table:table-cell office:value-type="float" office:value="2136" table:style-name="ce1">
            <text:p>2136</text:p>
          </table:table-cell>
          <table:table-cell office:value-type="float" office:value="927" table:style-name="ce1">
            <text:p>927</text:p>
          </table:table-cell>
          <table:table-cell office:value-type="float" office:value="45510" table:style-name="ce1">
            <text:p>45510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79443" table:style-name="ce1">
            <text:p>79443</text:p>
          </table:table-cell>
          <table:table-cell office:value-type="float" office:value="448063" table:style-name="ce1">
            <text:p>448063</text:p>
          </table:table-cell>
          <table:table-cell office:value-type="float" office:value="22599" table:style-name="ce1">
            <text:p>22599</text:p>
          </table:table-cell>
          <table:table-cell office:value-type="float" office:value="10200" table:style-name="ce1">
            <text:p>10200</text:p>
          </table:table-cell>
          <table:table-cell office:value-type="float" office:value="480862" table:style-name="ce1">
            <text:p>480862</text:p>
          </table:table-cell>
          <table:table-cell office:value-type="float" office:value="43266" table:style-name="ce1">
            <text:p>43266</text:p>
          </table:table-cell>
          <table:table-cell office:value-type="float" office:value="34587" table:style-name="ce1">
            <text:p>34587</text:p>
          </table:table-cell>
          <table:table-cell office:value-type="float" office:value="1714" table:style-name="ce1">
            <text:p>1714</text:p>
          </table:table-cell>
          <table:table-cell office:value-type="float" office:value="819" table:style-name="ce1">
            <text:p>819</text:p>
          </table:table-cell>
          <table:table-cell office:value-type="float" office:value="37120" table:style-name="ce1">
            <text:p>37120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89872" table:style-name="ce1">
            <text:p>89872</text:p>
          </table:table-cell>
          <table:table-cell office:value-type="float" office:value="508890" table:style-name="ce1">
            <text:p>508890</text:p>
          </table:table-cell>
          <table:table-cell office:value-type="float" office:value="25448" table:style-name="ce1">
            <text:p>25448</text:p>
          </table:table-cell>
          <table:table-cell office:value-type="float" office:value="11585" table:style-name="ce1">
            <text:p>11585</text:p>
          </table:table-cell>
          <table:table-cell office:value-type="float" office:value="545923" table:style-name="ce1">
            <text:p>545923</text:p>
          </table:table-cell>
          <table:table-cell office:value-type="float" office:value="48596" table:style-name="ce1">
            <text:p>48596</text:p>
          </table:table-cell>
          <table:table-cell office:value-type="float" office:value="38772" table:style-name="ce1">
            <text:p>38772</text:p>
          </table:table-cell>
          <table:table-cell office:value-type="float" office:value="1925" table:style-name="ce1">
            <text:p>1925</text:p>
          </table:table-cell>
          <table:table-cell office:value-type="float" office:value="887" table:style-name="ce1">
            <text:p>887</text:p>
          </table:table-cell>
          <table:table-cell office:value-type="float" office:value="41584" table:style-name="ce1">
            <text:p>41584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57739" table:style-name="ce1">
            <text:p>57739</text:p>
          </table:table-cell>
          <table:table-cell office:value-type="float" office:value="326232" table:style-name="ce1">
            <text:p>326232</text:p>
          </table:table-cell>
          <table:table-cell office:value-type="float" office:value="16430" table:style-name="ce1">
            <text:p>16430</text:p>
          </table:table-cell>
          <table:table-cell office:value-type="float" office:value="7272" table:style-name="ce1">
            <text:p>7272</text:p>
          </table:table-cell>
          <table:table-cell office:value-type="float" office:value="349934" table:style-name="ce1">
            <text:p>349934</text:p>
          </table:table-cell>
          <table:table-cell office:value-type="float" office:value="30978" table:style-name="ce1">
            <text:p>30978</text:p>
          </table:table-cell>
          <table:table-cell office:value-type="float" office:value="24873" table:style-name="ce1">
            <text:p>24873</text:p>
          </table:table-cell>
          <table:table-cell office:value-type="float" office:value="1274" table:style-name="ce1">
            <text:p>1274</text:p>
          </table:table-cell>
          <table:table-cell office:value-type="float" office:value="596" table:style-name="ce1">
            <text:p>596</text:p>
          </table:table-cell>
          <table:table-cell office:value-type="float" office:value="26743" table:style-name="ce1">
            <text:p>26743</text:p>
          </table:table-cell>
          <table:table-cell table:number-columns-repeated="1633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04849" table:style-name="ce1">
            <text:p>104849</text:p>
          </table:table-cell>
          <table:table-cell office:value-type="float" office:value="594425" table:style-name="ce1">
            <text:p>594425</text:p>
          </table:table-cell>
          <table:table-cell office:value-type="float" office:value="29989" table:style-name="ce1">
            <text:p>29989</text:p>
          </table:table-cell>
          <table:table-cell office:value-type="float" office:value="13587" table:style-name="ce1">
            <text:p>13587</text:p>
          </table:table-cell>
          <table:table-cell office:value-type="float" office:value="638001" table:style-name="ce1">
            <text:p>638001</text:p>
          </table:table-cell>
          <table:table-cell office:value-type="float" office:value="56791" table:style-name="ce1">
            <text:p>56791</text:p>
          </table:table-cell>
          <table:table-cell office:value-type="float" office:value="45277" table:style-name="ce1">
            <text:p>45277</text:p>
          </table:table-cell>
          <table:table-cell office:value-type="float" office:value="2297" table:style-name="ce1">
            <text:p>2297</text:p>
          </table:table-cell>
          <table:table-cell office:value-type="float" office:value="1034" table:style-name="ce1">
            <text:p>1034</text:p>
          </table:table-cell>
          <table:table-cell office:value-type="float" office:value="48608" table:style-name="ce1">
            <text:p>48608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85977" table:style-name="ce1">
            <text:p>85977</text:p>
          </table:table-cell>
          <table:table-cell office:value-type="float" office:value="484951" table:style-name="ce1">
            <text:p>484951</text:p>
          </table:table-cell>
          <table:table-cell office:value-type="float" office:value="24489" table:style-name="ce1">
            <text:p>24489</text:p>
          </table:table-cell>
          <table:table-cell office:value-type="float" office:value="11044" table:style-name="ce1">
            <text:p>11044</text:p>
          </table:table-cell>
          <table:table-cell office:value-type="float" office:value="520484" table:style-name="ce1">
            <text:p>520484</text:p>
          </table:table-cell>
          <table:table-cell office:value-type="float" office:value="46156" table:style-name="ce1">
            <text:p>46156</text:p>
          </table:table-cell>
          <table:table-cell office:value-type="float" office:value="36888" table:style-name="ce1">
            <text:p>36888</text:p>
          </table:table-cell>
          <table:table-cell office:value-type="float" office:value="1890" table:style-name="ce1">
            <text:p>1890</text:p>
          </table:table-cell>
          <table:table-cell office:value-type="float" office:value="844" table:style-name="ce1">
            <text:p>844</text:p>
          </table:table-cell>
          <table:table-cell office:value-type="float" office:value="39622" table:style-name="ce1">
            <text:p>39622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97364" table:style-name="ce1">
            <text:p>97364</text:p>
          </table:table-cell>
          <table:table-cell office:value-type="float" office:value="551045" table:style-name="ce1">
            <text:p>551045</text:p>
          </table:table-cell>
          <table:table-cell office:value-type="float" office:value="27512" table:style-name="ce1">
            <text:p>27512</text:p>
          </table:table-cell>
          <table:table-cell office:value-type="float" office:value="12599" table:style-name="ce1">
            <text:p>12599</text:p>
          </table:table-cell>
          <table:table-cell office:value-type="float" office:value="591156" table:style-name="ce1">
            <text:p>591156</text:p>
          </table:table-cell>
          <table:table-cell office:value-type="float" office:value="52725" table:style-name="ce1">
            <text:p>52725</text:p>
          </table:table-cell>
          <table:table-cell office:value-type="float" office:value="42155" table:style-name="ce1">
            <text:p>42155</text:p>
          </table:table-cell>
          <table:table-cell office:value-type="float" office:value="2064" table:style-name="ce1">
            <text:p>2064</text:p>
          </table:table-cell>
          <table:table-cell office:value-type="float" office:value="1014" table:style-name="ce1">
            <text:p>1014</text:p>
          </table:table-cell>
          <table:table-cell office:value-type="float" office:value="45233" table:style-name="ce1">
            <text:p>45233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62411" table:style-name="ce1">
            <text:p>62411</text:p>
          </table:table-cell>
          <table:table-cell office:value-type="float" office:value="353150" table:style-name="ce1">
            <text:p>353150</text:p>
          </table:table-cell>
          <table:table-cell office:value-type="float" office:value="17791" table:style-name="ce1">
            <text:p>17791</text:p>
          </table:table-cell>
          <table:table-cell office:value-type="float" office:value="7896" table:style-name="ce1">
            <text:p>7896</text:p>
          </table:table-cell>
          <table:table-cell office:value-type="float" office:value="378837" table:style-name="ce1">
            <text:p>378837</text:p>
          </table:table-cell>
          <table:table-cell office:value-type="float" office:value="33575" table:style-name="ce1">
            <text:p>33575</text:p>
          </table:table-cell>
          <table:table-cell office:value-type="float" office:value="26918" table:style-name="ce1">
            <text:p>26918</text:p>
          </table:table-cell>
          <table:table-cell office:value-type="float" office:value="1361" table:style-name="ce1">
            <text:p>1361</text:p>
          </table:table-cell>
          <table:table-cell office:value-type="float" office:value="624" table:style-name="ce1">
            <text:p>624</text:p>
          </table:table-cell>
          <table:table-cell office:value-type="float" office:value="28903" table:style-name="ce1">
            <text:p>28903</text:p>
          </table:table-cell>
          <table:table-cell table:number-columns-repeated="1633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13507" table:style-name="ce1">
            <text:p>113507</text:p>
          </table:table-cell>
          <table:table-cell office:value-type="float" office:value="644068" table:style-name="ce1">
            <text:p>644068</text:p>
          </table:table-cell>
          <table:table-cell office:value-type="float" office:value="32481" table:style-name="ce1">
            <text:p>32481</text:p>
          </table:table-cell>
          <table:table-cell office:value-type="float" office:value="14708" table:style-name="ce1">
            <text:p>14708</text:p>
          </table:table-cell>
          <table:table-cell office:value-type="float" office:value="691257" table:style-name="ce1">
            <text:p>691257</text:p>
          </table:table-cell>
          <table:table-cell office:value-type="float" office:value="61914" table:style-name="ce1">
            <text:p>61914</text:p>
          </table:table-cell>
          <table:table-cell office:value-type="float" office:value="49643" table:style-name="ce1">
            <text:p>49643</text:p>
          </table:table-cell>
          <table:table-cell office:value-type="float" office:value="2492" table:style-name="ce1">
            <text:p>2492</text:p>
          </table:table-cell>
          <table:table-cell office:value-type="float" office:value="1121" table:style-name="ce1">
            <text:p>1121</text:p>
          </table:table-cell>
          <table:table-cell office:value-type="float" office:value="53256" table:style-name="ce1">
            <text:p>53256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93175" table:style-name="ce1">
            <text:p>93175</text:p>
          </table:table-cell>
          <table:table-cell office:value-type="float" office:value="525746" table:style-name="ce1">
            <text:p>525746</text:p>
          </table:table-cell>
          <table:table-cell office:value-type="float" office:value="26535" table:style-name="ce1">
            <text:p>26535</text:p>
          </table:table-cell>
          <table:table-cell office:value-type="float" office:value="11939" table:style-name="ce1">
            <text:p>11939</text:p>
          </table:table-cell>
          <table:table-cell office:value-type="float" office:value="564220" table:style-name="ce1">
            <text:p>564220</text:p>
          </table:table-cell>
          <table:table-cell office:value-type="float" office:value="50934" table:style-name="ce1">
            <text:p>50934</text:p>
          </table:table-cell>
          <table:table-cell office:value-type="float" office:value="40795" table:style-name="ce1">
            <text:p>40795</text:p>
          </table:table-cell>
          <table:table-cell office:value-type="float" office:value="2046" table:style-name="ce1">
            <text:p>2046</text:p>
          </table:table-cell>
          <table:table-cell office:value-type="float" office:value="895" table:style-name="ce1">
            <text:p>895</text:p>
          </table:table-cell>
          <table:table-cell office:value-type="float" office:value="43736" table:style-name="ce1">
            <text:p>43736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105411" table:style-name="ce1">
            <text:p>105411</text:p>
          </table:table-cell>
          <table:table-cell office:value-type="float" office:value="596724" table:style-name="ce1">
            <text:p>596724</text:p>
          </table:table-cell>
          <table:table-cell office:value-type="float" office:value="29816" table:style-name="ce1">
            <text:p>29816</text:p>
          </table:table-cell>
          <table:table-cell office:value-type="float" office:value="13594" table:style-name="ce1">
            <text:p>13594</text:p>
          </table:table-cell>
          <table:table-cell office:value-type="float" office:value="640134" table:style-name="ce1">
            <text:p>640134</text:p>
          </table:table-cell>
          <table:table-cell office:value-type="float" office:value="57025" table:style-name="ce1">
            <text:p>57025</text:p>
          </table:table-cell>
          <table:table-cell office:value-type="float" office:value="45679" table:style-name="ce1">
            <text:p>45679</text:p>
          </table:table-cell>
          <table:table-cell office:value-type="float" office:value="2304" table:style-name="ce1">
            <text:p>2304</text:p>
          </table:table-cell>
          <table:table-cell office:value-type="float" office:value="995" table:style-name="ce1">
            <text:p>995</text:p>
          </table:table-cell>
          <table:table-cell office:value-type="float" office:value="48978" table:style-name="ce1">
            <text:p>48978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67762" table:style-name="ce1">
            <text:p>67762</text:p>
          </table:table-cell>
          <table:table-cell office:value-type="float" office:value="382289" table:style-name="ce1">
            <text:p>382289</text:p>
          </table:table-cell>
          <table:table-cell office:value-type="float" office:value="19239" table:style-name="ce1">
            <text:p>19239</text:p>
          </table:table-cell>
          <table:table-cell office:value-type="float" office:value="8551" table:style-name="ce1">
            <text:p>8551</text:p>
          </table:table-cell>
          <table:table-cell office:value-type="float" office:value="410079" table:style-name="ce1">
            <text:p>410079</text:p>
          </table:table-cell>
          <table:table-cell office:value-type="float" office:value="36593" table:style-name="ce1">
            <text:p>36593</text:p>
          </table:table-cell>
          <table:table-cell office:value-type="float" office:value="29139" table:style-name="ce1">
            <text:p>29139</text:p>
          </table:table-cell>
          <table:table-cell office:value-type="float" office:value="1448" table:style-name="ce1">
            <text:p>1448</text:p>
          </table:table-cell>
          <table:table-cell office:value-type="float" office:value="655" table:style-name="ce1">
            <text:p>655</text:p>
          </table:table-cell>
          <table:table-cell office:value-type="float" office:value="31242" table:style-name="ce1">
            <text:p>31242</text:p>
          </table:table-cell>
          <table:table-cell table:number-columns-repeated="1633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23102" table:style-name="ce1">
            <text:p>123102</text:p>
          </table:table-cell>
          <table:table-cell office:value-type="float" office:value="697146" table:style-name="ce1">
            <text:p>697146</text:p>
          </table:table-cell>
          <table:table-cell office:value-type="float" office:value="35139" table:style-name="ce1">
            <text:p>35139</text:p>
          </table:table-cell>
          <table:table-cell office:value-type="float" office:value="15835" table:style-name="ce1">
            <text:p>15835</text:p>
          </table:table-cell>
          <table:table-cell office:value-type="float" office:value="748120" table:style-name="ce1">
            <text:p>748120</text:p>
          </table:table-cell>
          <table:table-cell office:value-type="float" office:value="66458" table:style-name="ce1">
            <text:p>66458</text:p>
          </table:table-cell>
          <table:table-cell office:value-type="float" office:value="53078" table:style-name="ce1">
            <text:p>53078</text:p>
          </table:table-cell>
          <table:table-cell office:value-type="float" office:value="2658" table:style-name="ce1">
            <text:p>2658</text:p>
          </table:table-cell>
          <table:table-cell office:value-type="float" office:value="1127" table:style-name="ce1">
            <text:p>1127</text:p>
          </table:table-cell>
          <table:table-cell office:value-type="float" office:value="56863" table:style-name="ce1">
            <text:p>56863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100877" table:style-name="ce1">
            <text:p>100877</text:p>
          </table:table-cell>
          <table:table-cell office:value-type="float" office:value="569306" table:style-name="ce1">
            <text:p>569306</text:p>
          </table:table-cell>
          <table:table-cell office:value-type="float" office:value="28781" table:style-name="ce1">
            <text:p>28781</text:p>
          </table:table-cell>
          <table:table-cell office:value-type="float" office:value="12942" table:style-name="ce1">
            <text:p>12942</text:p>
          </table:table-cell>
          <table:table-cell office:value-type="float" office:value="611029" table:style-name="ce1">
            <text:p>611029</text:p>
          </table:table-cell>
          <table:table-cell office:value-type="float" office:value="54511" table:style-name="ce1">
            <text:p>54511</text:p>
          </table:table-cell>
          <table:table-cell office:value-type="float" office:value="43560" table:style-name="ce1">
            <text:p>43560</text:p>
          </table:table-cell>
          <table:table-cell office:value-type="float" office:value="2246" table:style-name="ce1">
            <text:p>2246</text:p>
          </table:table-cell>
          <table:table-cell office:value-type="float" office:value="1003" table:style-name="ce1">
            <text:p>1003</text:p>
          </table:table-cell>
          <table:table-cell office:value-type="float" office:value="46809" table:style-name="ce1">
            <text:p>46809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114304" table:style-name="ce1">
            <text:p>114304</text:p>
          </table:table-cell>
          <table:table-cell office:value-type="float" office:value="645844" table:style-name="ce1">
            <text:p>645844</text:p>
          </table:table-cell>
          <table:table-cell office:value-type="float" office:value="32412" table:style-name="ce1">
            <text:p>32412</text:p>
          </table:table-cell>
          <table:table-cell office:value-type="float" office:value="14710" table:style-name="ce1">
            <text:p>14710</text:p>
          </table:table-cell>
          <table:table-cell office:value-type="float" office:value="692966" table:style-name="ce1">
            <text:p>692966</text:p>
          </table:table-cell>
          <table:table-cell office:value-type="float" office:value="61725" table:style-name="ce1">
            <text:p>61725</text:p>
          </table:table-cell>
          <table:table-cell office:value-type="float" office:value="49120" table:style-name="ce1">
            <text:p>49120</text:p>
          </table:table-cell>
          <table:table-cell office:value-type="float" office:value="2596" table:style-name="ce1">
            <text:p>2596</text:p>
          </table:table-cell>
          <table:table-cell office:value-type="float" office:value="1116" table:style-name="ce1">
            <text:p>1116</text:p>
          </table:table-cell>
          <table:table-cell office:value-type="float" office:value="52832" table:style-name="ce1">
            <text:p>52832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73333" table:style-name="ce1">
            <text:p>73333</text:p>
          </table:table-cell>
          <table:table-cell office:value-type="float" office:value="413958" table:style-name="ce1">
            <text:p>413958</text:p>
          </table:table-cell>
          <table:table-cell office:value-type="float" office:value="20796" table:style-name="ce1">
            <text:p>20796</text:p>
          </table:table-cell>
          <table:table-cell office:value-type="float" office:value="9301" table:style-name="ce1">
            <text:p>9301</text:p>
          </table:table-cell>
          <table:table-cell office:value-type="float" office:value="444055" table:style-name="ce1">
            <text:p>444055</text:p>
          </table:table-cell>
          <table:table-cell office:value-type="float" office:value="39547" table:style-name="ce1">
            <text:p>39547</text:p>
          </table:table-cell>
          <table:table-cell office:value-type="float" office:value="31669" table:style-name="ce1">
            <text:p>31669</text:p>
          </table:table-cell>
          <table:table-cell office:value-type="float" office:value="1557" table:style-name="ce1">
            <text:p>1557</text:p>
          </table:table-cell>
          <table:table-cell office:value-type="float" office:value="750" table:style-name="ce1">
            <text:p>750</text:p>
          </table:table-cell>
          <table:table-cell office:value-type="float" office:value="33976" table:style-name="ce1">
            <text:p>33976</text:p>
          </table:table-cell>
          <table:table-cell table:number-columns-repeated="1633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33521" table:style-name="ce1">
            <text:p>133521</text:p>
          </table:table-cell>
          <table:table-cell office:value-type="float" office:value="755249" table:style-name="ce1">
            <text:p>755249</text:p>
          </table:table-cell>
          <table:table-cell office:value-type="float" office:value="38076" table:style-name="ce1">
            <text:p>38076</text:p>
          </table:table-cell>
          <table:table-cell office:value-type="float" office:value="17114" table:style-name="ce1">
            <text:p>17114</text:p>
          </table:table-cell>
          <table:table-cell office:value-type="float" office:value="810439" table:style-name="ce1">
            <text:p>810439</text:p>
          </table:table-cell>
          <table:table-cell office:value-type="float" office:value="72738" table:style-name="ce1">
            <text:p>72738</text:p>
          </table:table-cell>
          <table:table-cell office:value-type="float" office:value="58103" table:style-name="ce1">
            <text:p>58103</text:p>
          </table:table-cell>
          <table:table-cell office:value-type="float" office:value="2937" table:style-name="ce1">
            <text:p>2937</text:p>
          </table:table-cell>
          <table:table-cell office:value-type="float" office:value="1279" table:style-name="ce1">
            <text:p>1279</text:p>
          </table:table-cell>
          <table:table-cell office:value-type="float" office:value="62319" table:style-name="ce1">
            <text:p>62319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109305" table:style-name="ce1">
            <text:p>109305</text:p>
          </table:table-cell>
          <table:table-cell office:value-type="float" office:value="616740" table:style-name="ce1">
            <text:p>616740</text:p>
          </table:table-cell>
          <table:table-cell office:value-type="float" office:value="31281" table:style-name="ce1">
            <text:p>31281</text:p>
          </table:table-cell>
          <table:table-cell office:value-type="float" office:value="14030" table:style-name="ce1">
            <text:p>14030</text:p>
          </table:table-cell>
          <table:table-cell office:value-type="float" office:value="662051" table:style-name="ce1">
            <text:p>662051</text:p>
          </table:table-cell>
          <table:table-cell office:value-type="float" office:value="59450" table:style-name="ce1">
            <text:p>59450</text:p>
          </table:table-cell>
          <table:table-cell office:value-type="float" office:value="47434" table:style-name="ce1">
            <text:p>47434</text:p>
          </table:table-cell>
          <table:table-cell office:value-type="float" office:value="2500" table:style-name="ce1">
            <text:p>2500</text:p>
          </table:table-cell>
          <table:table-cell office:value-type="float" office:value="1088" table:style-name="ce1">
            <text:p>1088</text:p>
          </table:table-cell>
          <table:table-cell office:value-type="float" office:value="51022" table:style-name="ce1">
            <text:p>51022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123610" table:style-name="ce1">
            <text:p>123610</text:p>
          </table:table-cell>
          <table:table-cell office:value-type="float" office:value="699139" table:style-name="ce1">
            <text:p>699139</text:p>
          </table:table-cell>
          <table:table-cell office:value-type="float" office:value="35186" table:style-name="ce1">
            <text:p>35186</text:p>
          </table:table-cell>
          <table:table-cell office:value-type="float" office:value="15948" table:style-name="ce1">
            <text:p>15948</text:p>
          </table:table-cell>
          <table:table-cell office:value-type="float" office:value="750273" table:style-name="ce1">
            <text:p>750273</text:p>
          </table:table-cell>
          <table:table-cell office:value-type="float" office:value="66613" table:style-name="ce1">
            <text:p>66613</text:p>
          </table:table-cell>
          <table:table-cell office:value-type="float" office:value="53295" table:style-name="ce1">
            <text:p>53295</text:p>
          </table:table-cell>
          <table:table-cell office:value-type="float" office:value="2774" table:style-name="ce1">
            <text:p>2774</text:p>
          </table:table-cell>
          <table:table-cell office:value-type="float" office:value="1238" table:style-name="ce1">
            <text:p>1238</text:p>
          </table:table-cell>
          <table:table-cell office:value-type="float" office:value="57307" table:style-name="ce1">
            <text:p>57307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79541" table:style-name="ce1">
            <text:p>79541</text:p>
          </table:table-cell>
          <table:table-cell office:value-type="float" office:value="448464" table:style-name="ce1">
            <text:p>448464</text:p>
          </table:table-cell>
          <table:table-cell office:value-type="float" office:value="22528" table:style-name="ce1">
            <text:p>22528</text:p>
          </table:table-cell>
          <table:table-cell office:value-type="float" office:value="10057" table:style-name="ce1">
            <text:p>10057</text:p>
          </table:table-cell>
          <table:table-cell office:value-type="float" office:value="481049" table:style-name="ce1">
            <text:p>481049</text:p>
          </table:table-cell>
          <table:table-cell office:value-type="float" office:value="43202" table:style-name="ce1">
            <text:p>43202</text:p>
          </table:table-cell>
          <table:table-cell office:value-type="float" office:value="34506" table:style-name="ce1">
            <text:p>34506</text:p>
          </table:table-cell>
          <table:table-cell office:value-type="float" office:value="1732" table:style-name="ce1">
            <text:p>1732</text:p>
          </table:table-cell>
          <table:table-cell office:value-type="float" office:value="756" table:style-name="ce1">
            <text:p>756</text:p>
          </table:table-cell>
          <table:table-cell office:value-type="float" office:value="36994" table:style-name="ce1">
            <text:p>36994</text:p>
          </table:table-cell>
          <table:table-cell table:number-columns-repeated="1633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44469" table:style-name="ce1">
            <text:p>144469</text:p>
          </table:table-cell>
          <table:table-cell office:value-type="float" office:value="817791" table:style-name="ce1">
            <text:p>817791</text:p>
          </table:table-cell>
          <table:table-cell office:value-type="float" office:value="41269" table:style-name="ce1">
            <text:p>41269</text:p>
          </table:table-cell>
          <table:table-cell office:value-type="float" office:value="18505" table:style-name="ce1">
            <text:p>18505</text:p>
          </table:table-cell>
          <table:table-cell office:value-type="float" office:value="877565" table:style-name="ce1">
            <text:p>877565</text:p>
          </table:table-cell>
          <table:table-cell office:value-type="float" office:value="78074" table:style-name="ce1">
            <text:p>78074</text:p>
          </table:table-cell>
          <table:table-cell office:value-type="float" office:value="62542" table:style-name="ce1">
            <text:p>62542</text:p>
          </table:table-cell>
          <table:table-cell office:value-type="float" office:value="3193" table:style-name="ce1">
            <text:p>3193</text:p>
          </table:table-cell>
          <table:table-cell office:value-type="float" office:value="1391" table:style-name="ce1">
            <text:p>1391</text:p>
          </table:table-cell>
          <table:table-cell office:value-type="float" office:value="67126" table:style-name="ce1">
            <text:p>67126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118329" table:style-name="ce1">
            <text:p>118329</text:p>
          </table:table-cell>
          <table:table-cell office:value-type="float" office:value="667555" table:style-name="ce1">
            <text:p>667555</text:p>
          </table:table-cell>
          <table:table-cell office:value-type="float" office:value="33894" table:style-name="ce1">
            <text:p>33894</text:p>
          </table:table-cell>
          <table:table-cell office:value-type="float" office:value="15162" table:style-name="ce1">
            <text:p>15162</text:p>
          </table:table-cell>
          <table:table-cell office:value-type="float" office:value="716611" table:style-name="ce1">
            <text:p>716611</text:p>
          </table:table-cell>
          <table:table-cell office:value-type="float" office:value="63584" table:style-name="ce1">
            <text:p>63584</text:p>
          </table:table-cell>
          <table:table-cell office:value-type="float" office:value="50815" table:style-name="ce1">
            <text:p>50815</text:p>
          </table:table-cell>
          <table:table-cell office:value-type="float" office:value="2613" table:style-name="ce1">
            <text:p>2613</text:p>
          </table:table-cell>
          <table:table-cell office:value-type="float" office:value="1132" table:style-name="ce1">
            <text:p>1132</text:p>
          </table:table-cell>
          <table:table-cell office:value-type="float" office:value="54560" table:style-name="ce1">
            <text:p>54560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133657" table:style-name="ce1">
            <text:p>133657</text:p>
          </table:table-cell>
          <table:table-cell office:value-type="float" office:value="756738" table:style-name="ce1">
            <text:p>756738</text:p>
          </table:table-cell>
          <table:table-cell office:value-type="float" office:value="38130" table:style-name="ce1">
            <text:p>38130</text:p>
          </table:table-cell>
          <table:table-cell office:value-type="float" office:value="17243" table:style-name="ce1">
            <text:p>17243</text:p>
          </table:table-cell>
          <table:table-cell office:value-type="float" office:value="812111" table:style-name="ce1">
            <text:p>812111</text:p>
          </table:table-cell>
          <table:table-cell office:value-type="float" office:value="71885" table:style-name="ce1">
            <text:p>71885</text:p>
          </table:table-cell>
          <table:table-cell office:value-type="float" office:value="57599" table:style-name="ce1">
            <text:p>57599</text:p>
          </table:table-cell>
          <table:table-cell office:value-type="float" office:value="2944" table:style-name="ce1">
            <text:p>2944</text:p>
          </table:table-cell>
          <table:table-cell office:value-type="float" office:value="1295" table:style-name="ce1">
            <text:p>1295</text:p>
          </table:table-cell>
          <table:table-cell office:value-type="float" office:value="61838" table:style-name="ce1">
            <text:p>61838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86239" table:style-name="ce1">
            <text:p>86239</text:p>
          </table:table-cell>
          <table:table-cell office:value-type="float" office:value="485824" table:style-name="ce1">
            <text:p>485824</text:p>
          </table:table-cell>
          <table:table-cell office:value-type="float" office:value="24373" table:style-name="ce1">
            <text:p>24373</text:p>
          </table:table-cell>
          <table:table-cell office:value-type="float" office:value="10862" table:style-name="ce1">
            <text:p>10862</text:p>
          </table:table-cell>
          <table:table-cell office:value-type="float" office:value="521059" table:style-name="ce1">
            <text:p>521059</text:p>
          </table:table-cell>
          <table:table-cell office:value-type="float" office:value="46708" table:style-name="ce1">
            <text:p>46708</text:p>
          </table:table-cell>
          <table:table-cell office:value-type="float" office:value="37360" table:style-name="ce1">
            <text:p>37360</text:p>
          </table:table-cell>
          <table:table-cell office:value-type="float" office:value="1845" table:style-name="ce1">
            <text:p>1845</text:p>
          </table:table-cell>
          <table:table-cell office:value-type="float" office:value="805" table:style-name="ce1">
            <text:p>805</text:p>
          </table:table-cell>
          <table:table-cell office:value-type="float" office:value="40010" table:style-name="ce1">
            <text:p>40010</text:p>
          </table:table-cell>
          <table:table-cell table:number-columns-repeated="1633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56416" table:style-name="ce1">
            <text:p>156416</text:p>
          </table:table-cell>
          <table:table-cell office:value-type="float" office:value="885588" table:style-name="ce1">
            <text:p>885588</text:p>
          </table:table-cell>
          <table:table-cell office:value-type="float" office:value="44700" table:style-name="ce1">
            <text:p>44700</text:p>
          </table:table-cell>
          <table:table-cell office:value-type="float" office:value="20066" table:style-name="ce1">
            <text:p>20066</text:p>
          </table:table-cell>
          <table:table-cell office:value-type="float" office:value="950354" table:style-name="ce1">
            <text:p>950354</text:p>
          </table:table-cell>
          <table:table-cell office:value-type="float" office:value="84736" table:style-name="ce1">
            <text:p>84736</text:p>
          </table:table-cell>
          <table:table-cell office:value-type="float" office:value="67797" table:style-name="ce1">
            <text:p>67797</text:p>
          </table:table-cell>
          <table:table-cell office:value-type="float" office:value="3431" table:style-name="ce1">
            <text:p>3431</text:p>
          </table:table-cell>
          <table:table-cell office:value-type="float" office:value="1561" table:style-name="ce1">
            <text:p>1561</text:p>
          </table:table-cell>
          <table:table-cell office:value-type="float" office:value="72789" table:style-name="ce1">
            <text:p>72789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128201" table:style-name="ce1">
            <text:p>128201</text:p>
          </table:table-cell>
          <table:table-cell office:value-type="float" office:value="723708" table:style-name="ce1">
            <text:p>723708</text:p>
          </table:table-cell>
          <table:table-cell office:value-type="float" office:value="36754" table:style-name="ce1">
            <text:p>36754</text:p>
          </table:table-cell>
          <table:table-cell office:value-type="float" office:value="16452" table:style-name="ce1">
            <text:p>16452</text:p>
          </table:table-cell>
          <table:table-cell office:value-type="float" office:value="776914" table:style-name="ce1">
            <text:p>776914</text:p>
          </table:table-cell>
          <table:table-cell office:value-type="float" office:value="70175" table:style-name="ce1">
            <text:p>70175</text:p>
          </table:table-cell>
          <table:table-cell office:value-type="float" office:value="56153" table:style-name="ce1">
            <text:p>56153</text:p>
          </table:table-cell>
          <table:table-cell office:value-type="float" office:value="2860" table:style-name="ce1">
            <text:p>2860</text:p>
          </table:table-cell>
          <table:table-cell office:value-type="float" office:value="1290" table:style-name="ce1">
            <text:p>1290</text:p>
          </table:table-cell>
          <table:table-cell office:value-type="float" office:value="60303" table:style-name="ce1">
            <text:p>60303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144806" table:style-name="ce1">
            <text:p>144806</text:p>
          </table:table-cell>
          <table:table-cell office:value-type="float" office:value="819282" table:style-name="ce1">
            <text:p>819282</text:p>
          </table:table-cell>
          <table:table-cell office:value-type="float" office:value="41317" table:style-name="ce1">
            <text:p>41317</text:p>
          </table:table-cell>
          <table:table-cell office:value-type="float" office:value="18660" table:style-name="ce1">
            <text:p>18660</text:p>
          </table:table-cell>
          <table:table-cell office:value-type="float" office:value="879259" table:style-name="ce1">
            <text:p>879259</text:p>
          </table:table-cell>
          <table:table-cell office:value-type="float" office:value="78297" table:style-name="ce1">
            <text:p>78297</text:p>
          </table:table-cell>
          <table:table-cell office:value-type="float" office:value="62544" table:style-name="ce1">
            <text:p>62544</text:p>
          </table:table-cell>
          <table:table-cell office:value-type="float" office:value="3187" table:style-name="ce1">
            <text:p>3187</text:p>
          </table:table-cell>
          <table:table-cell office:value-type="float" office:value="1417" table:style-name="ce1">
            <text:p>1417</text:p>
          </table:table-cell>
          <table:table-cell office:value-type="float" office:value="67148" table:style-name="ce1">
            <text:p>67148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93490" table:style-name="ce1">
            <text:p>93490</text:p>
          </table:table-cell>
          <table:table-cell office:value-type="float" office:value="526341" table:style-name="ce1">
            <text:p>526341</text:p>
          </table:table-cell>
          <table:table-cell office:value-type="float" office:value="26397" table:style-name="ce1">
            <text:p>26397</text:p>
          </table:table-cell>
          <table:table-cell office:value-type="float" office:value="11755" table:style-name="ce1">
            <text:p>11755</text:p>
          </table:table-cell>
          <table:table-cell office:value-type="float" office:value="564493" table:style-name="ce1">
            <text:p>564493</text:p>
          </table:table-cell>
          <table:table-cell office:value-type="float" office:value="50685" table:style-name="ce1">
            <text:p>50685</text:p>
          </table:table-cell>
          <table:table-cell office:value-type="float" office:value="40517" table:style-name="ce1">
            <text:p>40517</text:p>
          </table:table-cell>
          <table:table-cell office:value-type="float" office:value="2024" table:style-name="ce1">
            <text:p>2024</text:p>
          </table:table-cell>
          <table:table-cell office:value-type="float" office:value="893" table:style-name="ce1">
            <text:p>893</text:p>
          </table:table-cell>
          <table:table-cell office:value-type="float" office:value="43434" table:style-name="ce1">
            <text:p>43434</text:p>
          </table:table-cell>
          <table:table-cell table:number-columns-repeated="1633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69754" table:style-name="ce1">
            <text:p>169754</text:p>
          </table:table-cell>
          <table:table-cell office:value-type="float" office:value="959320" table:style-name="ce1">
            <text:p>959320</text:p>
          </table:table-cell>
          <table:table-cell office:value-type="float" office:value="48329" table:style-name="ce1">
            <text:p>48329</text:p>
          </table:table-cell>
          <table:table-cell office:value-type="float" office:value="21692" table:style-name="ce1">
            <text:p>21692</text:p>
          </table:table-cell>
          <table:table-cell office:value-type="float" office:value="1029341" table:style-name="ce1">
            <text:p>1029341</text:p>
          </table:table-cell>
          <table:table-cell office:value-type="float" office:value="92325" table:style-name="ce1">
            <text:p>92325</text:p>
          </table:table-cell>
          <table:table-cell office:value-type="float" office:value="73732" table:style-name="ce1">
            <text:p>73732</text:p>
          </table:table-cell>
          <table:table-cell office:value-type="float" office:value="3629" table:style-name="ce1">
            <text:p>3629</text:p>
          </table:table-cell>
          <table:table-cell office:value-type="float" office:value="1626" table:style-name="ce1">
            <text:p>1626</text:p>
          </table:table-cell>
          <table:table-cell office:value-type="float" office:value="78987" table:style-name="ce1">
            <text:p>78987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138813" table:style-name="ce1">
            <text:p>138813</text:p>
          </table:table-cell>
          <table:table-cell office:value-type="float" office:value="782933" table:style-name="ce1">
            <text:p>782933</text:p>
          </table:table-cell>
          <table:table-cell office:value-type="float" office:value="39793" table:style-name="ce1">
            <text:p>39793</text:p>
          </table:table-cell>
          <table:table-cell office:value-type="float" office:value="17764" table:style-name="ce1">
            <text:p>17764</text:p>
          </table:table-cell>
          <table:table-cell office:value-type="float" office:value="840490" table:style-name="ce1">
            <text:p>840490</text:p>
          </table:table-cell>
          <table:table-cell office:value-type="float" office:value="74188" table:style-name="ce1">
            <text:p>74188</text:p>
          </table:table-cell>
          <table:table-cell office:value-type="float" office:value="59225" table:style-name="ce1">
            <text:p>59225</text:p>
          </table:table-cell>
          <table:table-cell office:value-type="float" office:value="3039" table:style-name="ce1">
            <text:p>3039</text:p>
          </table:table-cell>
          <table:table-cell office:value-type="float" office:value="1312" table:style-name="ce1">
            <text:p>1312</text:p>
          </table:table-cell>
          <table:table-cell office:value-type="float" office:value="63576" table:style-name="ce1">
            <text:p>63576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156772" table:style-name="ce1">
            <text:p>156772</text:p>
          </table:table-cell>
          <table:table-cell office:value-type="float" office:value="887344" table:style-name="ce1">
            <text:p>887344</text:p>
          </table:table-cell>
          <table:table-cell office:value-type="float" office:value="44724" table:style-name="ce1">
            <text:p>44724</text:p>
          </table:table-cell>
          <table:table-cell office:value-type="float" office:value="20234" table:style-name="ce1">
            <text:p>20234</text:p>
          </table:table-cell>
          <table:table-cell office:value-type="float" office:value="952302" table:style-name="ce1">
            <text:p>952302</text:p>
          </table:table-cell>
          <table:table-cell office:value-type="float" office:value="85009" table:style-name="ce1">
            <text:p>85009</text:p>
          </table:table-cell>
          <table:table-cell office:value-type="float" office:value="68062" table:style-name="ce1">
            <text:p>68062</text:p>
          </table:table-cell>
          <table:table-cell office:value-type="float" office:value="3407" table:style-name="ce1">
            <text:p>3407</text:p>
          </table:table-cell>
          <table:table-cell office:value-type="float" office:value="1574" table:style-name="ce1">
            <text:p>1574</text:p>
          </table:table-cell>
          <table:table-cell office:value-type="float" office:value="73043" table:style-name="ce1">
            <text:p>73043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101249" table:style-name="ce1">
            <text:p>101249</text:p>
          </table:table-cell>
          <table:table-cell office:value-type="float" office:value="569937" table:style-name="ce1">
            <text:p>569937</text:p>
          </table:table-cell>
          <table:table-cell office:value-type="float" office:value="28639" table:style-name="ce1">
            <text:p>28639</text:p>
          </table:table-cell>
          <table:table-cell office:value-type="float" office:value="12777" table:style-name="ce1">
            <text:p>12777</text:p>
          </table:table-cell>
          <table:table-cell office:value-type="float" office:value="611353" table:style-name="ce1">
            <text:p>611353</text:p>
          </table:table-cell>
          <table:table-cell office:value-type="float" office:value="54619" table:style-name="ce1">
            <text:p>54619</text:p>
          </table:table-cell>
          <table:table-cell office:value-type="float" office:value="43596" table:style-name="ce1">
            <text:p>43596</text:p>
          </table:table-cell>
          <table:table-cell office:value-type="float" office:value="2242" table:style-name="ce1">
            <text:p>2242</text:p>
          </table:table-cell>
          <table:table-cell office:value-type="float" office:value="1022" table:style-name="ce1">
            <text:p>1022</text:p>
          </table:table-cell>
          <table:table-cell office:value-type="float" office:value="46860" table:style-name="ce1">
            <text:p>46860</text:p>
          </table:table-cell>
          <table:table-cell table:number-columns-repeated="1633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83797" table:style-name="ce1">
            <text:p>183797</text:p>
          </table:table-cell>
          <table:table-cell office:value-type="float" office:value="1039041" table:style-name="ce1">
            <text:p>1039041</text:p>
          </table:table-cell>
          <table:table-cell office:value-type="float" office:value="52316" table:style-name="ce1">
            <text:p>52316</text:p>
          </table:table-cell>
          <table:table-cell office:value-type="float" office:value="23507" table:style-name="ce1">
            <text:p>23507</text:p>
          </table:table-cell>
          <table:table-cell office:value-type="float" office:value="1114864" table:style-name="ce1">
            <text:p>1114864</text:p>
          </table:table-cell>
          <table:table-cell office:value-type="float" office:value="99566" table:style-name="ce1">
            <text:p>99566</text:p>
          </table:table-cell>
          <table:table-cell office:value-type="float" office:value="79721" table:style-name="ce1">
            <text:p>79721</text:p>
          </table:table-cell>
          <table:table-cell office:value-type="float" office:value="3987" table:style-name="ce1">
            <text:p>3987</text:p>
          </table:table-cell>
          <table:table-cell office:value-type="float" office:value="1815" table:style-name="ce1">
            <text:p>1815</text:p>
          </table:table-cell>
          <table:table-cell office:value-type="float" office:value="85523" table:style-name="ce1">
            <text:p>85523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150594" table:style-name="ce1">
            <text:p>150594</text:p>
          </table:table-cell>
          <table:table-cell office:value-type="float" office:value="848713" table:style-name="ce1">
            <text:p>848713</text:p>
          </table:table-cell>
          <table:table-cell office:value-type="float" office:value="43087" table:style-name="ce1">
            <text:p>43087</text:p>
          </table:table-cell>
          <table:table-cell office:value-type="float" office:value="19215" table:style-name="ce1">
            <text:p>19215</text:p>
          </table:table-cell>
          <table:table-cell office:value-type="float" office:value="911015" table:style-name="ce1">
            <text:p>911015</text:p>
          </table:table-cell>
          <table:table-cell office:value-type="float" office:value="82306" table:style-name="ce1">
            <text:p>82306</text:p>
          </table:table-cell>
          <table:table-cell office:value-type="float" office:value="65780" table:style-name="ce1">
            <text:p>65780</text:p>
          </table:table-cell>
          <table:table-cell office:value-type="float" office:value="3294" table:style-name="ce1">
            <text:p>3294</text:p>
          </table:table-cell>
          <table:table-cell office:value-type="float" office:value="1451" table:style-name="ce1">
            <text:p>1451</text:p>
          </table:table-cell>
          <table:table-cell office:value-type="float" office:value="70525" table:style-name="ce1">
            <text:p>70525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169877" table:style-name="ce1">
            <text:p>169877</text:p>
          </table:table-cell>
          <table:table-cell office:value-type="float" office:value="960728" table:style-name="ce1">
            <text:p>960728</text:p>
          </table:table-cell>
          <table:table-cell office:value-type="float" office:value="48442" table:style-name="ce1">
            <text:p>48442</text:p>
          </table:table-cell>
          <table:table-cell office:value-type="float" office:value="21933" table:style-name="ce1">
            <text:p>21933</text:p>
          </table:table-cell>
          <table:table-cell office:value-type="float" office:value="1031103" table:style-name="ce1">
            <text:p>1031103</text:p>
          </table:table-cell>
          <table:table-cell office:value-type="float" office:value="91906" table:style-name="ce1">
            <text:p>91906</text:p>
          </table:table-cell>
          <table:table-cell office:value-type="float" office:value="73384" table:style-name="ce1">
            <text:p>73384</text:p>
          </table:table-cell>
          <table:table-cell office:value-type="float" office:value="3718" table:style-name="ce1">
            <text:p>3718</text:p>
          </table:table-cell>
          <table:table-cell office:value-type="float" office:value="1699" table:style-name="ce1">
            <text:p>1699</text:p>
          </table:table-cell>
          <table:table-cell office:value-type="float" office:value="78801" table:style-name="ce1">
            <text:p>78801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109808" table:style-name="ce1">
            <text:p>109808</text:p>
          </table:table-cell>
          <table:table-cell office:value-type="float" office:value="617403" table:style-name="ce1">
            <text:p>617403</text:p>
          </table:table-cell>
          <table:table-cell office:value-type="float" office:value="31025" table:style-name="ce1">
            <text:p>31025</text:p>
          </table:table-cell>
          <table:table-cell office:value-type="float" office:value="13798" table:style-name="ce1">
            <text:p>13798</text:p>
          </table:table-cell>
          <table:table-cell office:value-type="float" office:value="662226" table:style-name="ce1">
            <text:p>662226</text:p>
          </table:table-cell>
          <table:table-cell office:value-type="float" office:value="59432" table:style-name="ce1">
            <text:p>59432</text:p>
          </table:table-cell>
          <table:table-cell office:value-type="float" office:value="47466" table:style-name="ce1">
            <text:p>47466</text:p>
          </table:table-cell>
          <table:table-cell office:value-type="float" office:value="2386" table:style-name="ce1">
            <text:p>2386</text:p>
          </table:table-cell>
          <table:table-cell office:value-type="float" office:value="1021" table:style-name="ce1">
            <text:p>1021</text:p>
          </table:table-cell>
          <table:table-cell office:value-type="float" office:value="50873" table:style-name="ce1">
            <text:p>50873</text:p>
          </table:table-cell>
          <table:table-cell table:number-columns-repeated="1633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99050" table:style-name="ce1">
            <text:p>199050</text:p>
          </table:table-cell>
          <table:table-cell office:value-type="float" office:value="1126129" table:style-name="ce1">
            <text:p>1126129</text:p>
          </table:table-cell>
          <table:table-cell office:value-type="float" office:value="56739" table:style-name="ce1">
            <text:p>56739</text:p>
          </table:table-cell>
          <table:table-cell office:value-type="float" office:value="25456" table:style-name="ce1">
            <text:p>25456</text:p>
          </table:table-cell>
          <table:table-cell office:value-type="float" office:value="1208324" table:style-name="ce1">
            <text:p>1208324</text:p>
          </table:table-cell>
          <table:table-cell office:value-type="float" office:value="108713" table:style-name="ce1">
            <text:p>108713</text:p>
          </table:table-cell>
          <table:table-cell office:value-type="float" office:value="87088" table:style-name="ce1">
            <text:p>87088</text:p>
          </table:table-cell>
          <table:table-cell office:value-type="float" office:value="4423" table:style-name="ce1">
            <text:p>4423</text:p>
          </table:table-cell>
          <table:table-cell office:value-type="float" office:value="1949" table:style-name="ce1">
            <text:p>1949</text:p>
          </table:table-cell>
          <table:table-cell office:value-type="float" office:value="93460" table:style-name="ce1">
            <text:p>93460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163021" table:style-name="ce1">
            <text:p>163021</text:p>
          </table:table-cell>
          <table:table-cell office:value-type="float" office:value="918682" table:style-name="ce1">
            <text:p>918682</text:p>
          </table:table-cell>
          <table:table-cell office:value-type="float" office:value="46579" table:style-name="ce1">
            <text:p>46579</text:p>
          </table:table-cell>
          <table:table-cell office:value-type="float" office:value="20801" table:style-name="ce1">
            <text:p>20801</text:p>
          </table:table-cell>
          <table:table-cell office:value-type="float" office:value="986062" table:style-name="ce1">
            <text:p>986062</text:p>
          </table:table-cell>
          <table:table-cell office:value-type="float" office:value="87474" table:style-name="ce1">
            <text:p>87474</text:p>
          </table:table-cell>
          <table:table-cell office:value-type="float" office:value="69969" table:style-name="ce1">
            <text:p>69969</text:p>
          </table:table-cell>
          <table:table-cell office:value-type="float" office:value="3492" table:style-name="ce1">
            <text:p>3492</text:p>
          </table:table-cell>
          <table:table-cell office:value-type="float" office:value="1586" table:style-name="ce1">
            <text:p>1586</text:p>
          </table:table-cell>
          <table:table-cell office:value-type="float" office:value="75047" table:style-name="ce1">
            <text:p>75047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184227" table:style-name="ce1">
            <text:p>184227</text:p>
          </table:table-cell>
          <table:table-cell office:value-type="float" office:value="1039908" table:style-name="ce1">
            <text:p>1039908</text:p>
          </table:table-cell>
          <table:table-cell office:value-type="float" office:value="52332" table:style-name="ce1">
            <text:p>52332</text:p>
          </table:table-cell>
          <table:table-cell office:value-type="float" office:value="23743" table:style-name="ce1">
            <text:p>23743</text:p>
          </table:table-cell>
          <table:table-cell office:value-type="float" office:value="1115983" table:style-name="ce1">
            <text:p>1115983</text:p>
          </table:table-cell>
          <table:table-cell office:value-type="float" office:value="99230" table:style-name="ce1">
            <text:p>99230</text:p>
          </table:table-cell>
          <table:table-cell office:value-type="float" office:value="79180" table:style-name="ce1">
            <text:p>79180</text:p>
          </table:table-cell>
          <table:table-cell office:value-type="float" office:value="3890" table:style-name="ce1">
            <text:p>3890</text:p>
          </table:table-cell>
          <table:table-cell office:value-type="float" office:value="1810" table:style-name="ce1">
            <text:p>1810</text:p>
          </table:table-cell>
          <table:table-cell office:value-type="float" office:value="84880" table:style-name="ce1">
            <text:p>84880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118855" table:style-name="ce1">
            <text:p>118855</text:p>
          </table:table-cell>
          <table:table-cell office:value-type="float" office:value="668497" table:style-name="ce1">
            <text:p>668497</text:p>
          </table:table-cell>
          <table:table-cell office:value-type="float" office:value="33606" table:style-name="ce1">
            <text:p>33606</text:p>
          </table:table-cell>
          <table:table-cell office:value-type="float" office:value="14914" table:style-name="ce1">
            <text:p>14914</text:p>
          </table:table-cell>
          <table:table-cell office:value-type="float" office:value="717017" table:style-name="ce1">
            <text:p>717017</text:p>
          </table:table-cell>
          <table:table-cell office:value-type="float" office:value="63838" table:style-name="ce1">
            <text:p>63838</text:p>
          </table:table-cell>
          <table:table-cell office:value-type="float" office:value="51094" table:style-name="ce1">
            <text:p>51094</text:p>
          </table:table-cell>
          <table:table-cell office:value-type="float" office:value="2581" table:style-name="ce1">
            <text:p>2581</text:p>
          </table:table-cell>
          <table:table-cell office:value-type="float" office:value="1116" table:style-name="ce1">
            <text:p>1116</text:p>
          </table:table-cell>
          <table:table-cell office:value-type="float" office:value="54791" table:style-name="ce1">
            <text:p>54791</text:p>
          </table:table-cell>
          <table:table-cell table:number-columns-repeated="1633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15488" table:style-name="ce1">
            <text:p>215488</text:p>
          </table:table-cell>
          <table:table-cell office:value-type="float" office:value="1219886" table:style-name="ce1">
            <text:p>1219886</text:p>
          </table:table-cell>
          <table:table-cell office:value-type="float" office:value="61354" table:style-name="ce1">
            <text:p>61354</text:p>
          </table:table-cell>
          <table:table-cell office:value-type="float" office:value="27491" table:style-name="ce1">
            <text:p>27491</text:p>
          </table:table-cell>
          <table:table-cell office:value-type="float" office:value="1308731" table:style-name="ce1">
            <text:p>1308731</text:p>
          </table:table-cell>
          <table:table-cell office:value-type="float" office:value="116845" table:style-name="ce1">
            <text:p>116845</text:p>
          </table:table-cell>
          <table:table-cell office:value-type="float" office:value="93757" table:style-name="ce1">
            <text:p>93757</text:p>
          </table:table-cell>
          <table:table-cell office:value-type="float" office:value="4615" table:style-name="ce1">
            <text:p>4615</text:p>
          </table:table-cell>
          <table:table-cell office:value-type="float" office:value="2035" table:style-name="ce1">
            <text:p>2035</text:p>
          </table:table-cell>
          <table:table-cell office:value-type="float" office:value="100407" table:style-name="ce1">
            <text:p>100407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176541" table:style-name="ce1">
            <text:p>176541</text:p>
          </table:table-cell>
          <table:table-cell office:value-type="float" office:value="995555" table:style-name="ce1">
            <text:p>995555</text:p>
          </table:table-cell>
          <table:table-cell office:value-type="float" office:value="50423" table:style-name="ce1">
            <text:p>50423</text:p>
          </table:table-cell>
          <table:table-cell office:value-type="float" office:value="22570" table:style-name="ce1">
            <text:p>22570</text:p>
          </table:table-cell>
          <table:table-cell office:value-type="float" office:value="1068548" table:style-name="ce1">
            <text:p>1068548</text:p>
          </table:table-cell>
          <table:table-cell office:value-type="float" office:value="96006" table:style-name="ce1">
            <text:p>96006</text:p>
          </table:table-cell>
          <table:table-cell office:value-type="float" office:value="76873" table:style-name="ce1">
            <text:p>76873</text:p>
          </table:table-cell>
          <table:table-cell office:value-type="float" office:value="3844" table:style-name="ce1">
            <text:p>3844</text:p>
          </table:table-cell>
          <table:table-cell office:value-type="float" office:value="1769" table:style-name="ce1">
            <text:p>1769</text:p>
          </table:table-cell>
          <table:table-cell office:value-type="float" office:value="82486" table:style-name="ce1">
            <text:p>82486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199720" table:style-name="ce1">
            <text:p>199720</text:p>
          </table:table-cell>
          <table:table-cell office:value-type="float" office:value="1126353" table:style-name="ce1">
            <text:p>1126353</text:p>
          </table:table-cell>
          <table:table-cell office:value-type="float" office:value="56629" table:style-name="ce1">
            <text:p>56629</text:p>
          </table:table-cell>
          <table:table-cell office:value-type="float" office:value="25675" table:style-name="ce1">
            <text:p>25675</text:p>
          </table:table-cell>
          <table:table-cell office:value-type="float" office:value="1208657" table:style-name="ce1">
            <text:p>1208657</text:p>
          </table:table-cell>
          <table:table-cell office:value-type="float" office:value="108167" table:style-name="ce1">
            <text:p>108167</text:p>
          </table:table-cell>
          <table:table-cell office:value-type="float" office:value="86445" table:style-name="ce1">
            <text:p>86445</text:p>
          </table:table-cell>
          <table:table-cell office:value-type="float" office:value="4297" table:style-name="ce1">
            <text:p>4297</text:p>
          </table:table-cell>
          <table:table-cell office:value-type="float" office:value="1932" table:style-name="ce1">
            <text:p>1932</text:p>
          </table:table-cell>
          <table:table-cell office:value-type="float" office:value="92674" table:style-name="ce1">
            <text:p>92674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128622" table:style-name="ce1">
            <text:p>128622</text:p>
          </table:table-cell>
          <table:table-cell office:value-type="float" office:value="724363" table:style-name="ce1">
            <text:p>724363</text:p>
          </table:table-cell>
          <table:table-cell office:value-type="float" office:value="36387" table:style-name="ce1">
            <text:p>36387</text:p>
          </table:table-cell>
          <table:table-cell office:value-type="float" office:value="16223" table:style-name="ce1">
            <text:p>16223</text:p>
          </table:table-cell>
          <table:table-cell office:value-type="float" office:value="776973" table:style-name="ce1">
            <text:p>776973</text:p>
          </table:table-cell>
          <table:table-cell office:value-type="float" office:value="69723" table:style-name="ce1">
            <text:p>69723</text:p>
          </table:table-cell>
          <table:table-cell office:value-type="float" office:value="55866" table:style-name="ce1">
            <text:p>55866</text:p>
          </table:table-cell>
          <table:table-cell office:value-type="float" office:value="2781" table:style-name="ce1">
            <text:p>2781</text:p>
          </table:table-cell>
          <table:table-cell office:value-type="float" office:value="1309" table:style-name="ce1">
            <text:p>1309</text:p>
          </table:table-cell>
          <table:table-cell office:value-type="float" office:value="59956" table:style-name="ce1">
            <text:p>59956</text:p>
          </table:table-cell>
          <table:table-cell table:number-columns-repeated="1633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33641" table:style-name="ce1">
            <text:p>233641</text:p>
          </table:table-cell>
          <table:table-cell office:value-type="float" office:value="1322262" table:style-name="ce1">
            <text:p>1322262</text:p>
          </table:table-cell>
          <table:table-cell office:value-type="float" office:value="66453" table:style-name="ce1">
            <text:p>66453</text:p>
          </table:table-cell>
          <table:table-cell office:value-type="float" office:value="29766" table:style-name="ce1">
            <text:p>29766</text:p>
          </table:table-cell>
          <table:table-cell office:value-type="float" office:value="1418481" table:style-name="ce1">
            <text:p>1418481</text:p>
          </table:table-cell>
          <table:table-cell office:value-type="float" office:value="127903" table:style-name="ce1">
            <text:p>127903</text:p>
          </table:table-cell>
          <table:table-cell office:value-type="float" office:value="102376" table:style-name="ce1">
            <text:p>102376</text:p>
          </table:table-cell>
          <table:table-cell office:value-type="float" office:value="5099" table:style-name="ce1">
            <text:p>5099</text:p>
          </table:table-cell>
          <table:table-cell office:value-type="float" office:value="2275" table:style-name="ce1">
            <text:p>2275</text:p>
          </table:table-cell>
          <table:table-cell office:value-type="float" office:value="109750" table:style-name="ce1">
            <text:p>109750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190866" table:style-name="ce1">
            <text:p>190866</text:p>
          </table:table-cell>
          <table:table-cell office:value-type="float" office:value="1077799" table:style-name="ce1">
            <text:p>1077799</text:p>
          </table:table-cell>
          <table:table-cell office:value-type="float" office:value="54699" table:style-name="ce1">
            <text:p>54699</text:p>
          </table:table-cell>
          <table:table-cell office:value-type="float" office:value="24431" table:style-name="ce1">
            <text:p>24431</text:p>
          </table:table-cell>
          <table:table-cell office:value-type="float" office:value="1156929" table:style-name="ce1">
            <text:p>1156929</text:p>
          </table:table-cell>
          <table:table-cell office:value-type="float" office:value="102706" table:style-name="ce1">
            <text:p>102706</text:p>
          </table:table-cell>
          <table:table-cell office:value-type="float" office:value="82244" table:style-name="ce1">
            <text:p>82244</text:p>
          </table:table-cell>
          <table:table-cell office:value-type="float" office:value="4276" table:style-name="ce1">
            <text:p>4276</text:p>
          </table:table-cell>
          <table:table-cell office:value-type="float" office:value="1861" table:style-name="ce1">
            <text:p>1861</text:p>
          </table:table-cell>
          <table:table-cell office:value-type="float" office:value="88381" table:style-name="ce1">
            <text:p>88381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215915" table:style-name="ce1">
            <text:p>215915</text:p>
          </table:table-cell>
          <table:table-cell office:value-type="float" office:value="1219271" table:style-name="ce1">
            <text:p>1219271</text:p>
          </table:table-cell>
          <table:table-cell office:value-type="float" office:value="61330" table:style-name="ce1">
            <text:p>61330</text:p>
          </table:table-cell>
          <table:table-cell office:value-type="float" office:value="27758" table:style-name="ce1">
            <text:p>27758</text:p>
          </table:table-cell>
          <table:table-cell office:value-type="float" office:value="1308359" table:style-name="ce1">
            <text:p>1308359</text:p>
          </table:table-cell>
          <table:table-cell office:value-type="float" office:value="115897" table:style-name="ce1">
            <text:p>115897</text:p>
          </table:table-cell>
          <table:table-cell office:value-type="float" office:value="92918" table:style-name="ce1">
            <text:p>92918</text:p>
          </table:table-cell>
          <table:table-cell office:value-type="float" office:value="4701" table:style-name="ce1">
            <text:p>4701</text:p>
          </table:table-cell>
          <table:table-cell office:value-type="float" office:value="2083" table:style-name="ce1">
            <text:p>2083</text:p>
          </table:table-cell>
          <table:table-cell office:value-type="float" office:value="99702" table:style-name="ce1">
            <text:p>99702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139354" table:style-name="ce1">
            <text:p>139354</text:p>
          </table:table-cell>
          <table:table-cell office:value-type="float" office:value="784573" table:style-name="ce1">
            <text:p>784573</text:p>
          </table:table-cell>
          <table:table-cell office:value-type="float" office:value="39421" table:style-name="ce1">
            <text:p>39421</text:p>
          </table:table-cell>
          <table:table-cell office:value-type="float" office:value="17642" table:style-name="ce1">
            <text:p>17642</text:p>
          </table:table-cell>
          <table:table-cell office:value-type="float" office:value="841636" table:style-name="ce1">
            <text:p>841636</text:p>
          </table:table-cell>
          <table:table-cell office:value-type="float" office:value="75395" table:style-name="ce1">
            <text:p>75395</text:p>
          </table:table-cell>
          <table:table-cell office:value-type="float" office:value="60210" table:style-name="ce1">
            <text:p>60210</text:p>
          </table:table-cell>
          <table:table-cell office:value-type="float" office:value="3034" table:style-name="ce1">
            <text:p>3034</text:p>
          </table:table-cell>
          <table:table-cell office:value-type="float" office:value="1419" table:style-name="ce1">
            <text:p>1419</text:p>
          </table:table-cell>
          <table:table-cell office:value-type="float" office:value="64663" table:style-name="ce1">
            <text:p>64663</text:p>
          </table:table-cell>
          <table:table-cell table:number-columns-repeated="1633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52857" table:style-name="ce1">
            <text:p>252857</text:p>
          </table:table-cell>
          <table:table-cell office:value-type="float" office:value="1431777" table:style-name="ce1">
            <text:p>1431777</text:p>
          </table:table-cell>
          <table:table-cell office:value-type="float" office:value="72024" table:style-name="ce1">
            <text:p>72024</text:p>
          </table:table-cell>
          <table:table-cell office:value-type="float" office:value="32202" table:style-name="ce1">
            <text:p>32202</text:p>
          </table:table-cell>
          <table:table-cell office:value-type="float" office:value="1536003" table:style-name="ce1">
            <text:p>1536003</text:p>
          </table:table-cell>
          <table:table-cell office:value-type="float" office:value="136738" table:style-name="ce1">
            <text:p>136738</text:p>
          </table:table-cell>
          <table:table-cell office:value-type="float" office:value="109515" table:style-name="ce1">
            <text:p>109515</text:p>
          </table:table-cell>
          <table:table-cell office:value-type="float" office:value="5571" table:style-name="ce1">
            <text:p>5571</text:p>
          </table:table-cell>
          <table:table-cell office:value-type="float" office:value="2436" table:style-name="ce1">
            <text:p>2436</text:p>
          </table:table-cell>
          <table:table-cell office:value-type="float" office:value="117522" table:style-name="ce1">
            <text:p>117522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206864" table:style-name="ce1">
            <text:p>206864</text:p>
          </table:table-cell>
          <table:table-cell office:value-type="float" office:value="1168352" table:style-name="ce1">
            <text:p>1168352</text:p>
          </table:table-cell>
          <table:table-cell office:value-type="float" office:value="59246" table:style-name="ce1">
            <text:p>59246</text:p>
          </table:table-cell>
          <table:table-cell office:value-type="float" office:value="26518" table:style-name="ce1">
            <text:p>26518</text:p>
          </table:table-cell>
          <table:table-cell office:value-type="float" office:value="1254116" table:style-name="ce1">
            <text:p>1254116</text:p>
          </table:table-cell>
          <table:table-cell office:value-type="float" office:value="113185" table:style-name="ce1">
            <text:p>113185</text:p>
          </table:table-cell>
          <table:table-cell office:value-type="float" office:value="90553" table:style-name="ce1">
            <text:p>90553</text:p>
          </table:table-cell>
          <table:table-cell office:value-type="float" office:value="4547" table:style-name="ce1">
            <text:p>4547</text:p>
          </table:table-cell>
          <table:table-cell office:value-type="float" office:value="2087" table:style-name="ce1">
            <text:p>2087</text:p>
          </table:table-cell>
          <table:table-cell office:value-type="float" office:value="97187" table:style-name="ce1">
            <text:p>97187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234015" table:style-name="ce1">
            <text:p>234015</text:p>
          </table:table-cell>
          <table:table-cell office:value-type="float" office:value="1320772" table:style-name="ce1">
            <text:p>1320772</text:p>
          </table:table-cell>
          <table:table-cell office:value-type="float" office:value="66407" table:style-name="ce1">
            <text:p>66407</text:p>
          </table:table-cell>
          <table:table-cell office:value-type="float" office:value="29899" table:style-name="ce1">
            <text:p>29899</text:p>
          </table:table-cell>
          <table:table-cell office:value-type="float" office:value="1417078" table:style-name="ce1">
            <text:p>1417078</text:p>
          </table:table-cell>
          <table:table-cell office:value-type="float" office:value="126819" table:style-name="ce1">
            <text:p>126819</text:p>
          </table:table-cell>
          <table:table-cell office:value-type="float" office:value="101501" table:style-name="ce1">
            <text:p>101501</text:p>
          </table:table-cell>
          <table:table-cell office:value-type="float" office:value="5077" table:style-name="ce1">
            <text:p>5077</text:p>
          </table:table-cell>
          <table:table-cell office:value-type="float" office:value="2141" table:style-name="ce1">
            <text:p>2141</text:p>
          </table:table-cell>
          <table:table-cell office:value-type="float" office:value="108719" table:style-name="ce1">
            <text:p>108719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150946" table:style-name="ce1">
            <text:p>150946</text:p>
          </table:table-cell>
          <table:table-cell office:value-type="float" office:value="850114" table:style-name="ce1">
            <text:p>850114</text:p>
          </table:table-cell>
          <table:table-cell office:value-type="float" office:value="42811" table:style-name="ce1">
            <text:p>42811</text:p>
          </table:table-cell>
          <table:table-cell office:value-type="float" office:value="19088" table:style-name="ce1">
            <text:p>19088</text:p>
          </table:table-cell>
          <table:table-cell office:value-type="float" office:value="912013" table:style-name="ce1">
            <text:p>912013</text:p>
          </table:table-cell>
          <table:table-cell office:value-type="float" office:value="81969" table:style-name="ce1">
            <text:p>81969</text:p>
          </table:table-cell>
          <table:table-cell office:value-type="float" office:value="65541" table:style-name="ce1">
            <text:p>65541</text:p>
          </table:table-cell>
          <table:table-cell office:value-type="float" office:value="3390" table:style-name="ce1">
            <text:p>3390</text:p>
          </table:table-cell>
          <table:table-cell office:value-type="float" office:value="1446" table:style-name="ce1">
            <text:p>1446</text:p>
          </table:table-cell>
          <table:table-cell office:value-type="float" office:value="70377" table:style-name="ce1">
            <text:p>70377</text:p>
          </table:table-cell>
          <table:table-cell table:number-columns-repeated="1633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74259" table:style-name="ce1">
            <text:p>274259</text:p>
          </table:table-cell>
          <table:table-cell office:value-type="float" office:value="1552006" table:style-name="ce1">
            <text:p>1552006</text:p>
          </table:table-cell>
          <table:table-cell office:value-type="float" office:value="77961" table:style-name="ce1">
            <text:p>77961</text:p>
          </table:table-cell>
          <table:table-cell office:value-type="float" office:value="34820" table:style-name="ce1">
            <text:p>34820</text:p>
          </table:table-cell>
          <table:table-cell office:value-type="float" office:value="1664787" table:style-name="ce1">
            <text:p>1664787</text:p>
          </table:table-cell>
          <table:table-cell office:value-type="float" office:value="150186" table:style-name="ce1">
            <text:p>150186</text:p>
          </table:table-cell>
          <table:table-cell office:value-type="float" office:value="120229" table:style-name="ce1">
            <text:p>120229</text:p>
          </table:table-cell>
          <table:table-cell office:value-type="float" office:value="5937" table:style-name="ce1">
            <text:p>5937</text:p>
          </table:table-cell>
          <table:table-cell office:value-type="float" office:value="2618" table:style-name="ce1">
            <text:p>2618</text:p>
          </table:table-cell>
          <table:table-cell office:value-type="float" office:value="128784" table:style-name="ce1">
            <text:p>128784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224191" table:style-name="ce1">
            <text:p>224191</text:p>
          </table:table-cell>
          <table:table-cell office:value-type="float" office:value="1265191" table:style-name="ce1">
            <text:p>1265191</text:p>
          </table:table-cell>
          <table:table-cell office:value-type="float" office:value="64034" table:style-name="ce1">
            <text:p>64034</text:p>
          </table:table-cell>
          <table:table-cell office:value-type="float" office:value="28713" table:style-name="ce1">
            <text:p>28713</text:p>
          </table:table-cell>
          <table:table-cell office:value-type="float" office:value="1357938" table:style-name="ce1">
            <text:p>1357938</text:p>
          </table:table-cell>
          <table:table-cell office:value-type="float" office:value="121149" table:style-name="ce1">
            <text:p>121149</text:p>
          </table:table-cell>
          <table:table-cell office:value-type="float" office:value="96839" table:style-name="ce1">
            <text:p>96839</text:p>
          </table:table-cell>
          <table:table-cell office:value-type="float" office:value="4788" table:style-name="ce1">
            <text:p>4788</text:p>
          </table:table-cell>
          <table:table-cell office:value-type="float" office:value="2195" table:style-name="ce1">
            <text:p>2195</text:p>
          </table:table-cell>
          <table:table-cell office:value-type="float" office:value="103822" table:style-name="ce1">
            <text:p>103822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253615" table:style-name="ce1">
            <text:p>253615</text:p>
          </table:table-cell>
          <table:table-cell office:value-type="float" office:value="1430071" table:style-name="ce1">
            <text:p>1430071</text:p>
          </table:table-cell>
          <table:table-cell office:value-type="float" office:value="71846" table:style-name="ce1">
            <text:p>71846</text:p>
          </table:table-cell>
          <table:table-cell office:value-type="float" office:value="32352" table:style-name="ce1">
            <text:p>32352</text:p>
          </table:table-cell>
          <table:table-cell office:value-type="float" office:value="1534269" table:style-name="ce1">
            <text:p>1534269</text:p>
          </table:table-cell>
          <table:table-cell office:value-type="float" office:value="136791" table:style-name="ce1">
            <text:p>136791</text:p>
          </table:table-cell>
          <table:table-cell office:value-type="float" office:value="109299" table:style-name="ce1">
            <text:p>109299</text:p>
          </table:table-cell>
          <table:table-cell office:value-type="float" office:value="5439" table:style-name="ce1">
            <text:p>5439</text:p>
          </table:table-cell>
          <table:table-cell office:value-type="float" office:value="2453" table:style-name="ce1">
            <text:p>2453</text:p>
          </table:table-cell>
          <table:table-cell office:value-type="float" office:value="117191" table:style-name="ce1">
            <text:p>117191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163588" table:style-name="ce1">
            <text:p>163588</text:p>
          </table:table-cell>
          <table:table-cell office:value-type="float" office:value="920875" table:style-name="ce1">
            <text:p>920875</text:p>
          </table:table-cell>
          <table:table-cell office:value-type="float" office:value="46337" table:style-name="ce1">
            <text:p>46337</text:p>
          </table:table-cell>
          <table:table-cell office:value-type="float" office:value="20712" table:style-name="ce1">
            <text:p>20712</text:p>
          </table:table-cell>
          <table:table-cell office:value-type="float" office:value="987924" table:style-name="ce1">
            <text:p>987924</text:p>
          </table:table-cell>
          <table:table-cell office:value-type="float" office:value="88553" table:style-name="ce1">
            <text:p>88553</text:p>
          </table:table-cell>
          <table:table-cell office:value-type="float" office:value="70761" table:style-name="ce1">
            <text:p>70761</text:p>
          </table:table-cell>
          <table:table-cell office:value-type="float" office:value="3526" table:style-name="ce1">
            <text:p>3526</text:p>
          </table:table-cell>
          <table:table-cell office:value-type="float" office:value="1624" table:style-name="ce1">
            <text:p>1624</text:p>
          </table:table-cell>
          <table:table-cell office:value-type="float" office:value="75911" table:style-name="ce1">
            <text:p>75911</text:p>
          </table:table-cell>
          <table:table-cell table:number-columns-repeated="1633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97036" table:style-name="ce1">
            <text:p>297036</text:p>
          </table:table-cell>
          <table:table-cell office:value-type="float" office:value="1680767" table:style-name="ce1">
            <text:p>1680767</text:p>
          </table:table-cell>
          <table:table-cell office:value-type="float" office:value="84304" table:style-name="ce1">
            <text:p>84304</text:p>
          </table:table-cell>
          <table:table-cell office:value-type="float" office:value="37774" table:style-name="ce1">
            <text:p>37774</text:p>
          </table:table-cell>
          <table:table-cell office:value-type="float" office:value="1802845" table:style-name="ce1">
            <text:p>1802845</text:p>
          </table:table-cell>
          <table:table-cell office:value-type="float" office:value="160835" table:style-name="ce1">
            <text:p>160835</text:p>
          </table:table-cell>
          <table:table-cell office:value-type="float" office:value="128761" table:style-name="ce1">
            <text:p>128761</text:p>
          </table:table-cell>
          <table:table-cell office:value-type="float" office:value="6343" table:style-name="ce1">
            <text:p>6343</text:p>
          </table:table-cell>
          <table:table-cell office:value-type="float" office:value="2954" table:style-name="ce1">
            <text:p>2954</text:p>
          </table:table-cell>
          <table:table-cell office:value-type="float" office:value="138058" table:style-name="ce1">
            <text:p>138058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242867" table:style-name="ce1">
            <text:p>242867</text:p>
          </table:table-cell>
          <table:table-cell office:value-type="float" office:value="1370936" table:style-name="ce1">
            <text:p>1370936</text:p>
          </table:table-cell>
          <table:table-cell office:value-type="float" office:value="69391" table:style-name="ce1">
            <text:p>69391</text:p>
          </table:table-cell>
          <table:table-cell office:value-type="float" office:value="31084" table:style-name="ce1">
            <text:p>31084</text:p>
          </table:table-cell>
          <table:table-cell office:value-type="float" office:value="1471411" table:style-name="ce1">
            <text:p>1471411</text:p>
          </table:table-cell>
          <table:table-cell office:value-type="float" office:value="132149" table:style-name="ce1">
            <text:p>132149</text:p>
          </table:table-cell>
          <table:table-cell office:value-type="float" office:value="105745" table:style-name="ce1">
            <text:p>105745</text:p>
          </table:table-cell>
          <table:table-cell office:value-type="float" office:value="5357" table:style-name="ce1">
            <text:p>5357</text:p>
          </table:table-cell>
          <table:table-cell office:value-type="float" office:value="2371" table:style-name="ce1">
            <text:p>2371</text:p>
          </table:table-cell>
          <table:table-cell office:value-type="float" office:value="113473" table:style-name="ce1">
            <text:p>113473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275106" table:style-name="ce1">
            <text:p>275106</text:p>
          </table:table-cell>
          <table:table-cell office:value-type="float" office:value="1549214" table:style-name="ce1">
            <text:p>1549214</text:p>
          </table:table-cell>
          <table:table-cell office:value-type="float" office:value="77726" table:style-name="ce1">
            <text:p>77726</text:p>
          </table:table-cell>
          <table:table-cell office:value-type="float" office:value="34947" table:style-name="ce1">
            <text:p>34947</text:p>
          </table:table-cell>
          <table:table-cell office:value-type="float" office:value="1661887" table:style-name="ce1">
            <text:p>1661887</text:p>
          </table:table-cell>
          <table:table-cell office:value-type="float" office:value="149109" table:style-name="ce1">
            <text:p>149109</text:p>
          </table:table-cell>
          <table:table-cell office:value-type="float" office:value="119143" table:style-name="ce1">
            <text:p>119143</text:p>
          </table:table-cell>
          <table:table-cell office:value-type="float" office:value="5880" table:style-name="ce1">
            <text:p>5880</text:p>
          </table:table-cell>
          <table:table-cell office:value-type="float" office:value="2595" table:style-name="ce1">
            <text:p>2595</text:p>
          </table:table-cell>
          <table:table-cell office:value-type="float" office:value="127618" table:style-name="ce1">
            <text:p>127618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177255" table:style-name="ce1">
            <text:p>177255</text:p>
          </table:table-cell>
          <table:table-cell office:value-type="float" office:value="997825" table:style-name="ce1">
            <text:p>997825</text:p>
          </table:table-cell>
          <table:table-cell office:value-type="float" office:value="50130" table:style-name="ce1">
            <text:p>50130</text:p>
          </table:table-cell>
          <table:table-cell office:value-type="float" office:value="22486" table:style-name="ce1">
            <text:p>22486</text:p>
          </table:table-cell>
          <table:table-cell office:value-type="float" office:value="1070441" table:style-name="ce1">
            <text:p>1070441</text:p>
          </table:table-cell>
          <table:table-cell office:value-type="float" office:value="96184" table:style-name="ce1">
            <text:p>96184</text:p>
          </table:table-cell>
          <table:table-cell office:value-type="float" office:value="76950" table:style-name="ce1">
            <text:p>76950</text:p>
          </table:table-cell>
          <table:table-cell office:value-type="float" office:value="3793" table:style-name="ce1">
            <text:p>3793</text:p>
          </table:table-cell>
          <table:table-cell office:value-type="float" office:value="1774" table:style-name="ce1">
            <text:p>1774</text:p>
          </table:table-cell>
          <table:table-cell office:value-type="float" office:value="82517" table:style-name="ce1">
            <text:p>82517</text:p>
          </table:table-cell>
          <table:table-cell table:number-columns-repeated="1633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22053" table:style-name="ce1">
            <text:p>322053</text:p>
          </table:table-cell>
          <table:table-cell office:value-type="float" office:value="1822518" table:style-name="ce1">
            <text:p>1822518</text:p>
          </table:table-cell>
          <table:table-cell office:value-type="float" office:value="91156" table:style-name="ce1">
            <text:p>91156</text:p>
          </table:table-cell>
          <table:table-cell office:value-type="float" office:value="40992" table:style-name="ce1">
            <text:p>40992</text:p>
          </table:table-cell>
          <table:table-cell office:value-type="float" office:value="1954666" table:style-name="ce1">
            <text:p>1954666</text:p>
          </table:table-cell>
          <table:table-cell office:value-type="float" office:value="176838" table:style-name="ce1">
            <text:p>176838</text:p>
          </table:table-cell>
          <table:table-cell office:value-type="float" office:value="141751" table:style-name="ce1">
            <text:p>141751</text:p>
          </table:table-cell>
          <table:table-cell office:value-type="float" office:value="6852" table:style-name="ce1">
            <text:p>6852</text:p>
          </table:table-cell>
          <table:table-cell office:value-type="float" office:value="3218" table:style-name="ce1">
            <text:p>3218</text:p>
          </table:table-cell>
          <table:table-cell office:value-type="float" office:value="151821" table:style-name="ce1">
            <text:p>151821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263173" table:style-name="ce1">
            <text:p>263173</text:p>
          </table:table-cell>
          <table:table-cell office:value-type="float" office:value="1485006" table:style-name="ce1">
            <text:p>1485006</text:p>
          </table:table-cell>
          <table:table-cell office:value-type="float" office:value="75167" table:style-name="ce1">
            <text:p>75167</text:p>
          </table:table-cell>
          <table:table-cell office:value-type="float" office:value="33639" table:style-name="ce1">
            <text:p>33639</text:p>
          </table:table-cell>
          <table:table-cell office:value-type="float" office:value="1593812" table:style-name="ce1">
            <text:p>1593812</text:p>
          </table:table-cell>
          <table:table-cell office:value-type="float" office:value="142707" table:style-name="ce1">
            <text:p>142707</text:p>
          </table:table-cell>
          <table:table-cell office:value-type="float" office:value="114070" table:style-name="ce1">
            <text:p>114070</text:p>
          </table:table-cell>
          <table:table-cell office:value-type="float" office:value="5776" table:style-name="ce1">
            <text:p>5776</text:p>
          </table:table-cell>
          <table:table-cell office:value-type="float" office:value="2555" table:style-name="ce1">
            <text:p>2555</text:p>
          </table:table-cell>
          <table:table-cell office:value-type="float" office:value="122401" table:style-name="ce1">
            <text:p>122401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297902" table:style-name="ce1">
            <text:p>297902</text:p>
          </table:table-cell>
          <table:table-cell office:value-type="float" office:value="1678186" table:style-name="ce1">
            <text:p>1678186</text:p>
          </table:table-cell>
          <table:table-cell office:value-type="float" office:value="84282" table:style-name="ce1">
            <text:p>84282</text:p>
          </table:table-cell>
          <table:table-cell office:value-type="float" office:value="37942" table:style-name="ce1">
            <text:p>37942</text:p>
          </table:table-cell>
          <table:table-cell office:value-type="float" office:value="1800410" table:style-name="ce1">
            <text:p>1800410</text:p>
          </table:table-cell>
          <table:table-cell office:value-type="float" office:value="161319" table:style-name="ce1">
            <text:p>161319</text:p>
          </table:table-cell>
          <table:table-cell office:value-type="float" office:value="128972" table:style-name="ce1">
            <text:p>128972</text:p>
          </table:table-cell>
          <table:table-cell office:value-type="float" office:value="6556" table:style-name="ce1">
            <text:p>6556</text:p>
          </table:table-cell>
          <table:table-cell office:value-type="float" office:value="2995" table:style-name="ce1">
            <text:p>2995</text:p>
          </table:table-cell>
          <table:table-cell office:value-type="float" office:value="138523" table:style-name="ce1">
            <text:p>138523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192192" table:style-name="ce1">
            <text:p>192192</text:p>
          </table:table-cell>
          <table:table-cell office:value-type="float" office:value="1081464" table:style-name="ce1">
            <text:p>1081464</text:p>
          </table:table-cell>
          <table:table-cell office:value-type="float" office:value="54258" table:style-name="ce1">
            <text:p>54258</text:p>
          </table:table-cell>
          <table:table-cell office:value-type="float" office:value="24345" table:style-name="ce1">
            <text:p>24345</text:p>
          </table:table-cell>
          <table:table-cell office:value-type="float" office:value="1160067" table:style-name="ce1">
            <text:p>1160067</text:p>
          </table:table-cell>
          <table:table-cell office:value-type="float" office:value="104563" table:style-name="ce1">
            <text:p>104563</text:p>
          </table:table-cell>
          <table:table-cell office:value-type="float" office:value="83639" table:style-name="ce1">
            <text:p>83639</text:p>
          </table:table-cell>
          <table:table-cell office:value-type="float" office:value="4128" table:style-name="ce1">
            <text:p>4128</text:p>
          </table:table-cell>
          <table:table-cell office:value-type="float" office:value="1859" table:style-name="ce1">
            <text:p>1859</text:p>
          </table:table-cell>
          <table:table-cell office:value-type="float" office:value="89626" table:style-name="ce1">
            <text:p>89626</text:p>
          </table:table-cell>
          <table:table-cell table:number-columns-repeated="1633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48658" table:style-name="ce1">
            <text:p>348658</text:p>
          </table:table-cell>
          <table:table-cell office:value-type="float" office:value="1973012" table:style-name="ce1">
            <text:p>1973012</text:p>
          </table:table-cell>
          <table:table-cell office:value-type="float" office:value="98964" table:style-name="ce1">
            <text:p>98964</text:p>
          </table:table-cell>
          <table:table-cell office:value-type="float" office:value="44429" table:style-name="ce1">
            <text:p>44429</text:p>
          </table:table-cell>
          <table:table-cell office:value-type="float" office:value="2116405" table:style-name="ce1">
            <text:p>2116405</text:p>
          </table:table-cell>
          <table:table-cell office:value-type="float" office:value="188344" table:style-name="ce1">
            <text:p>188344</text:p>
          </table:table-cell>
          <table:table-cell office:value-type="float" office:value="150494" table:style-name="ce1">
            <text:p>150494</text:p>
          </table:table-cell>
          <table:table-cell office:value-type="float" office:value="7808" table:style-name="ce1">
            <text:p>7808</text:p>
          </table:table-cell>
          <table:table-cell office:value-type="float" office:value="3437" table:style-name="ce1">
            <text:p>3437</text:p>
          </table:table-cell>
          <table:table-cell office:value-type="float" office:value="161739" table:style-name="ce1">
            <text:p>161739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285527" table:style-name="ce1">
            <text:p>285527</text:p>
          </table:table-cell>
          <table:table-cell office:value-type="float" office:value="1608874" table:style-name="ce1">
            <text:p>1608874</text:p>
          </table:table-cell>
          <table:table-cell office:value-type="float" office:value="81383" table:style-name="ce1">
            <text:p>81383</text:p>
          </table:table-cell>
          <table:table-cell office:value-type="float" office:value="36420" table:style-name="ce1">
            <text:p>36420</text:p>
          </table:table-cell>
          <table:table-cell office:value-type="float" office:value="1726677" table:style-name="ce1">
            <text:p>1726677</text:p>
          </table:table-cell>
          <table:table-cell office:value-type="float" office:value="155219" table:style-name="ce1">
            <text:p>155219</text:p>
          </table:table-cell>
          <table:table-cell office:value-type="float" office:value="123868" table:style-name="ce1">
            <text:p>123868</text:p>
          </table:table-cell>
          <table:table-cell office:value-type="float" office:value="6216" table:style-name="ce1">
            <text:p>6216</text:p>
          </table:table-cell>
          <table:table-cell office:value-type="float" office:value="2781" table:style-name="ce1">
            <text:p>2781</text:p>
          </table:table-cell>
          <table:table-cell office:value-type="float" office:value="132865" table:style-name="ce1">
            <text:p>132865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323130" table:style-name="ce1">
            <text:p>323130</text:p>
          </table:table-cell>
          <table:table-cell office:value-type="float" office:value="1818582" table:style-name="ce1">
            <text:p>1818582</text:p>
          </table:table-cell>
          <table:table-cell office:value-type="float" office:value="91269" table:style-name="ce1">
            <text:p>91269</text:p>
          </table:table-cell>
          <table:table-cell office:value-type="float" office:value="41192" table:style-name="ce1">
            <text:p>41192</text:p>
          </table:table-cell>
          <table:table-cell office:value-type="float" office:value="1951043" table:style-name="ce1">
            <text:p>1951043</text:p>
          </table:table-cell>
          <table:table-cell office:value-type="float" office:value="175861" table:style-name="ce1">
            <text:p>175861</text:p>
          </table:table-cell>
          <table:table-cell office:value-type="float" office:value="140396" table:style-name="ce1">
            <text:p>140396</text:p>
          </table:table-cell>
          <table:table-cell office:value-type="float" office:value="6987" table:style-name="ce1">
            <text:p>6987</text:p>
          </table:table-cell>
          <table:table-cell office:value-type="float" office:value="3250" table:style-name="ce1">
            <text:p>3250</text:p>
          </table:table-cell>
          <table:table-cell office:value-type="float" office:value="150633" table:style-name="ce1">
            <text:p>150633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208231" table:style-name="ce1">
            <text:p>208231</text:p>
          </table:table-cell>
          <table:table-cell office:value-type="float" office:value="1172166" table:style-name="ce1">
            <text:p>1172166</text:p>
          </table:table-cell>
          <table:table-cell office:value-type="float" office:value="58795" table:style-name="ce1">
            <text:p>58795</text:p>
          </table:table-cell>
          <table:table-cell office:value-type="float" office:value="26427" table:style-name="ce1">
            <text:p>26427</text:p>
          </table:table-cell>
          <table:table-cell office:value-type="float" office:value="1257388" table:style-name="ce1">
            <text:p>1257388</text:p>
          </table:table-cell>
          <table:table-cell office:value-type="float" office:value="113360" table:style-name="ce1">
            <text:p>113360</text:p>
          </table:table-cell>
          <table:table-cell office:value-type="float" office:value="90702" table:style-name="ce1">
            <text:p>90702</text:p>
          </table:table-cell>
          <table:table-cell office:value-type="float" office:value="4537" table:style-name="ce1">
            <text:p>4537</text:p>
          </table:table-cell>
          <table:table-cell office:value-type="float" office:value="2082" table:style-name="ce1">
            <text:p>2082</text:p>
          </table:table-cell>
          <table:table-cell office:value-type="float" office:value="97321" table:style-name="ce1">
            <text:p>97321</text:p>
          </table:table-cell>
          <table:table-cell table:number-columns-repeated="1633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78003" table:style-name="ce1">
            <text:p>378003</text:p>
          </table:table-cell>
          <table:table-cell office:value-type="float" office:value="2138238" table:style-name="ce1">
            <text:p>2138238</text:p>
          </table:table-cell>
          <table:table-cell office:value-type="float" office:value="107191" table:style-name="ce1">
            <text:p>107191</text:p>
          </table:table-cell>
          <table:table-cell office:value-type="float" office:value="48078" table:style-name="ce1">
            <text:p>48078</text:p>
          </table:table-cell>
          <table:table-cell office:value-type="float" office:value="2293507" table:style-name="ce1">
            <text:p>2293507</text:p>
          </table:table-cell>
          <table:table-cell office:value-type="float" office:value="206447" table:style-name="ce1">
            <text:p>206447</text:p>
          </table:table-cell>
          <table:table-cell office:value-type="float" office:value="165226" table:style-name="ce1">
            <text:p>165226</text:p>
          </table:table-cell>
          <table:table-cell office:value-type="float" office:value="8227" table:style-name="ce1">
            <text:p>8227</text:p>
          </table:table-cell>
          <table:table-cell office:value-type="float" office:value="3649" table:style-name="ce1">
            <text:p>3649</text:p>
          </table:table-cell>
          <table:table-cell office:value-type="float" office:value="177102" table:style-name="ce1">
            <text:p>177102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309443" table:style-name="ce1">
            <text:p>309443</text:p>
          </table:table-cell>
          <table:table-cell office:value-type="float" office:value="1742887" table:style-name="ce1">
            <text:p>1742887</text:p>
          </table:table-cell>
          <table:table-cell office:value-type="float" office:value="88083" table:style-name="ce1">
            <text:p>88083</text:p>
          </table:table-cell>
          <table:table-cell office:value-type="float" office:value="39448" table:style-name="ce1">
            <text:p>39448</text:p>
          </table:table-cell>
          <table:table-cell office:value-type="float" office:value="1870418" table:style-name="ce1">
            <text:p>1870418</text:p>
          </table:table-cell>
          <table:table-cell office:value-type="float" office:value="167657" table:style-name="ce1">
            <text:p>167657</text:p>
          </table:table-cell>
          <table:table-cell office:value-type="float" office:value="134013" table:style-name="ce1">
            <text:p>134013</text:p>
          </table:table-cell>
          <table:table-cell office:value-type="float" office:value="6700" table:style-name="ce1">
            <text:p>6700</text:p>
          </table:table-cell>
          <table:table-cell office:value-type="float" office:value="3028" table:style-name="ce1">
            <text:p>3028</text:p>
          </table:table-cell>
          <table:table-cell office:value-type="float" office:value="143741" table:style-name="ce1">
            <text:p>143741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349619" table:style-name="ce1">
            <text:p>349619</text:p>
          </table:table-cell>
          <table:table-cell office:value-type="float" office:value="1969479" table:style-name="ce1">
            <text:p>1969479</text:p>
          </table:table-cell>
          <table:table-cell office:value-type="float" office:value="99021" table:style-name="ce1">
            <text:p>99021</text:p>
          </table:table-cell>
          <table:table-cell office:value-type="float" office:value="44716" table:style-name="ce1">
            <text:p>44716</text:p>
          </table:table-cell>
          <table:table-cell office:value-type="float" office:value="2113216" table:style-name="ce1">
            <text:p>2113216</text:p>
          </table:table-cell>
          <table:table-cell office:value-type="float" office:value="188662" table:style-name="ce1">
            <text:p>188662</text:p>
          </table:table-cell>
          <table:table-cell office:value-type="float" office:value="150897" table:style-name="ce1">
            <text:p>150897</text:p>
          </table:table-cell>
          <table:table-cell office:value-type="float" office:value="7752" table:style-name="ce1">
            <text:p>7752</text:p>
          </table:table-cell>
          <table:table-cell office:value-type="float" office:value="3524" table:style-name="ce1">
            <text:p>3524</text:p>
          </table:table-cell>
          <table:table-cell office:value-type="float" office:value="162173" table:style-name="ce1">
            <text:p>162173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225190" table:style-name="ce1">
            <text:p>225190</text:p>
          </table:table-cell>
          <table:table-cell office:value-type="float" office:value="1269294" table:style-name="ce1">
            <text:p>1269294</text:p>
          </table:table-cell>
          <table:table-cell office:value-type="float" office:value="63803" table:style-name="ce1">
            <text:p>63803</text:p>
          </table:table-cell>
          <table:table-cell office:value-type="float" office:value="28590" table:style-name="ce1">
            <text:p>28590</text:p>
          </table:table-cell>
          <table:table-cell office:value-type="float" office:value="1361687" table:style-name="ce1">
            <text:p>1361687</text:p>
          </table:table-cell>
          <table:table-cell office:value-type="float" office:value="121258" table:style-name="ce1">
            <text:p>121258</text:p>
          </table:table-cell>
          <table:table-cell office:value-type="float" office:value="97128" table:style-name="ce1">
            <text:p>97128</text:p>
          </table:table-cell>
          <table:table-cell office:value-type="float" office:value="5008" table:style-name="ce1">
            <text:p>5008</text:p>
          </table:table-cell>
          <table:table-cell office:value-type="float" office:value="2163" table:style-name="ce1">
            <text:p>2163</text:p>
          </table:table-cell>
          <table:table-cell office:value-type="float" office:value="104299" table:style-name="ce1">
            <text:p>104299</text:p>
          </table:table-cell>
          <table:table-cell table:number-columns-repeated="1633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408954" table:style-name="ce1">
            <text:p>408954</text:p>
          </table:table-cell>
          <table:table-cell office:value-type="float" office:value="2316187" table:style-name="ce1">
            <text:p>2316187</text:p>
          </table:table-cell>
          <table:table-cell office:value-type="float" office:value="116181" table:style-name="ce1">
            <text:p>116181</text:p>
          </table:table-cell>
          <table:table-cell office:value-type="float" office:value="52103" table:style-name="ce1">
            <text:p>52103</text:p>
          </table:table-cell>
          <table:table-cell office:value-type="float" office:value="2484471" table:style-name="ce1">
            <text:p>2484471</text:p>
          </table:table-cell>
          <table:table-cell office:value-type="float" office:value="221915" table:style-name="ce1">
            <text:p>221915</text:p>
          </table:table-cell>
          <table:table-cell office:value-type="float" office:value="177949" table:style-name="ce1">
            <text:p>177949</text:p>
          </table:table-cell>
          <table:table-cell office:value-type="float" office:value="8990" table:style-name="ce1">
            <text:p>8990</text:p>
          </table:table-cell>
          <table:table-cell office:value-type="float" office:value="4025" table:style-name="ce1">
            <text:p>4025</text:p>
          </table:table-cell>
          <table:table-cell office:value-type="float" office:value="190964" table:style-name="ce1">
            <text:p>190964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335165" table:style-name="ce1">
            <text:p>335165</text:p>
          </table:table-cell>
          <table:table-cell office:value-type="float" office:value="1889043" table:style-name="ce1">
            <text:p>1889043</text:p>
          </table:table-cell>
          <table:table-cell office:value-type="float" office:value="95485" table:style-name="ce1">
            <text:p>95485</text:p>
          </table:table-cell>
          <table:table-cell office:value-type="float" office:value="42728" table:style-name="ce1">
            <text:p>42728</text:p>
          </table:table-cell>
          <table:table-cell office:value-type="float" office:value="2027256" table:style-name="ce1">
            <text:p>2027256</text:p>
          </table:table-cell>
          <table:table-cell office:value-type="float" office:value="182560" table:style-name="ce1">
            <text:p>182560</text:p>
          </table:table-cell>
          <table:table-cell office:value-type="float" office:value="146156" table:style-name="ce1">
            <text:p>146156</text:p>
          </table:table-cell>
          <table:table-cell office:value-type="float" office:value="7402" table:style-name="ce1">
            <text:p>7402</text:p>
          </table:table-cell>
          <table:table-cell office:value-type="float" office:value="3280" table:style-name="ce1">
            <text:p>3280</text:p>
          </table:table-cell>
          <table:table-cell office:value-type="float" office:value="156838" table:style-name="ce1">
            <text:p>156838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378750" table:style-name="ce1">
            <text:p>378750</text:p>
          </table:table-cell>
          <table:table-cell office:value-type="float" office:value="2133095" table:style-name="ce1">
            <text:p>2133095</text:p>
          </table:table-cell>
          <table:table-cell office:value-type="float" office:value="107238" table:style-name="ce1">
            <text:p>107238</text:p>
          </table:table-cell>
          <table:table-cell office:value-type="float" office:value="48381" table:style-name="ce1">
            <text:p>48381</text:p>
          </table:table-cell>
          <table:table-cell office:value-type="float" office:value="2288714" table:style-name="ce1">
            <text:p>2288714</text:p>
          </table:table-cell>
          <table:table-cell office:value-type="float" office:value="204629" table:style-name="ce1">
            <text:p>204629</text:p>
          </table:table-cell>
          <table:table-cell office:value-type="float" office:value="163616" table:style-name="ce1">
            <text:p>163616</text:p>
          </table:table-cell>
          <table:table-cell office:value-type="float" office:value="8217" table:style-name="ce1">
            <text:p>8217</text:p>
          </table:table-cell>
          <table:table-cell office:value-type="float" office:value="3665" table:style-name="ce1">
            <text:p>3665</text:p>
          </table:table-cell>
          <table:table-cell office:value-type="float" office:value="175498" table:style-name="ce1">
            <text:p>175498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244193" table:style-name="ce1">
            <text:p>244193</text:p>
          </table:table-cell>
          <table:table-cell office:value-type="float" office:value="1374962" table:style-name="ce1">
            <text:p>1374962</text:p>
          </table:table-cell>
          <table:table-cell office:value-type="float" office:value="68988" table:style-name="ce1">
            <text:p>68988</text:p>
          </table:table-cell>
          <table:table-cell office:value-type="float" office:value="30994" table:style-name="ce1">
            <text:p>30994</text:p>
          </table:table-cell>
          <table:table-cell office:value-type="float" office:value="1474944" table:style-name="ce1">
            <text:p>1474944</text:p>
          </table:table-cell>
          <table:table-cell office:value-type="float" office:value="132260" table:style-name="ce1">
            <text:p>132260</text:p>
          </table:table-cell>
          <table:table-cell office:value-type="float" office:value="105668" table:style-name="ce1">
            <text:p>105668</text:p>
          </table:table-cell>
          <table:table-cell office:value-type="float" office:value="5185" table:style-name="ce1">
            <text:p>5185</text:p>
          </table:table-cell>
          <table:table-cell office:value-type="float" office:value="2404" table:style-name="ce1">
            <text:p>2404</text:p>
          </table:table-cell>
          <table:table-cell office:value-type="float" office:value="113257" table:style-name="ce1">
            <text:p>113257</text:p>
          </table:table-cell>
          <table:table-cell table:number-columns-repeated="1633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443398" table:style-name="ce1">
            <text:p>443398</text:p>
          </table:table-cell>
          <table:table-cell office:value-type="float" office:value="2509662" table:style-name="ce1">
            <text:p>2509662</text:p>
          </table:table-cell>
          <table:table-cell office:value-type="float" office:value="125836" table:style-name="ce1">
            <text:p>125836</text:p>
          </table:table-cell>
          <table:table-cell office:value-type="float" office:value="56527" table:style-name="ce1">
            <text:p>56527</text:p>
          </table:table-cell>
          <table:table-cell office:value-type="float" office:value="2692025" table:style-name="ce1">
            <text:p>2692025</text:p>
          </table:table-cell>
          <table:table-cell office:value-type="float" office:value="241998" table:style-name="ce1">
            <text:p>241998</text:p>
          </table:table-cell>
          <table:table-cell office:value-type="float" office:value="193475" table:style-name="ce1">
            <text:p>193475</text:p>
          </table:table-cell>
          <table:table-cell office:value-type="float" office:value="9655" table:style-name="ce1">
            <text:p>9655</text:p>
          </table:table-cell>
          <table:table-cell office:value-type="float" office:value="4424" table:style-name="ce1">
            <text:p>4424</text:p>
          </table:table-cell>
          <table:table-cell office:value-type="float" office:value="207554" table:style-name="ce1">
            <text:p>207554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363029" table:style-name="ce1">
            <text:p>363029</text:p>
          </table:table-cell>
          <table:table-cell office:value-type="float" office:value="2045522" table:style-name="ce1">
            <text:p>2045522</text:p>
          </table:table-cell>
          <table:table-cell office:value-type="float" office:value="103519" table:style-name="ce1">
            <text:p>103519</text:p>
          </table:table-cell>
          <table:table-cell office:value-type="float" office:value="46271" table:style-name="ce1">
            <text:p>46271</text:p>
          </table:table-cell>
          <table:table-cell office:value-type="float" office:value="2195312" table:style-name="ce1">
            <text:p>2195312</text:p>
          </table:table-cell>
          <table:table-cell office:value-type="float" office:value="195920" table:style-name="ce1">
            <text:p>195920</text:p>
          </table:table-cell>
          <table:table-cell office:value-type="float" office:value="156479" table:style-name="ce1">
            <text:p>156479</text:p>
          </table:table-cell>
          <table:table-cell office:value-type="float" office:value="8034" table:style-name="ce1">
            <text:p>8034</text:p>
          </table:table-cell>
          <table:table-cell office:value-type="float" office:value="3543" table:style-name="ce1">
            <text:p>3543</text:p>
          </table:table-cell>
          <table:table-cell office:value-type="float" office:value="168056" table:style-name="ce1">
            <text:p>168056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410094" table:style-name="ce1">
            <text:p>410094</text:p>
          </table:table-cell>
          <table:table-cell office:value-type="float" office:value="2309975" table:style-name="ce1">
            <text:p>2309975</text:p>
          </table:table-cell>
          <table:table-cell office:value-type="float" office:value="116229" table:style-name="ce1">
            <text:p>116229</text:p>
          </table:table-cell>
          <table:table-cell office:value-type="float" office:value="52443" table:style-name="ce1">
            <text:p>52443</text:p>
          </table:table-cell>
          <table:table-cell office:value-type="float" office:value="2478647" table:style-name="ce1">
            <text:p>2478647</text:p>
          </table:table-cell>
          <table:table-cell office:value-type="float" office:value="221277" table:style-name="ce1">
            <text:p>221277</text:p>
          </table:table-cell>
          <table:table-cell office:value-type="float" office:value="176880" table:style-name="ce1">
            <text:p>176880</text:p>
          </table:table-cell>
          <table:table-cell office:value-type="float" office:value="8991" table:style-name="ce1">
            <text:p>8991</text:p>
          </table:table-cell>
          <table:table-cell office:value-type="float" office:value="4062" table:style-name="ce1">
            <text:p>4062</text:p>
          </table:table-cell>
          <table:table-cell office:value-type="float" office:value="189933" table:style-name="ce1">
            <text:p>189933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264464" table:style-name="ce1">
            <text:p>264464</text:p>
          </table:table-cell>
          <table:table-cell office:value-type="float" office:value="1489439" table:style-name="ce1">
            <text:p>1489439</text:p>
          </table:table-cell>
          <table:table-cell office:value-type="float" office:value="74682" table:style-name="ce1">
            <text:p>74682</text:p>
          </table:table-cell>
          <table:table-cell office:value-type="float" office:value="33605" table:style-name="ce1">
            <text:p>33605</text:p>
          </table:table-cell>
          <table:table-cell office:value-type="float" office:value="1597726" table:style-name="ce1">
            <text:p>1597726</text:p>
          </table:table-cell>
          <table:table-cell office:value-type="float" office:value="143053" table:style-name="ce1">
            <text:p>143053</text:p>
          </table:table-cell>
          <table:table-cell office:value-type="float" office:value="114477" table:style-name="ce1">
            <text:p>114477</text:p>
          </table:table-cell>
          <table:table-cell office:value-type="float" office:value="5694" table:style-name="ce1">
            <text:p>5694</text:p>
          </table:table-cell>
          <table:table-cell office:value-type="float" office:value="2611" table:style-name="ce1">
            <text:p>2611</text:p>
          </table:table-cell>
          <table:table-cell office:value-type="float" office:value="122782" table:style-name="ce1">
            <text:p>122782</text:p>
          </table:table-cell>
          <table:table-cell table:number-columns-repeated="1633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80325" table:style-name="ce1">
            <text:p>480325</text:p>
          </table:table-cell>
          <table:table-cell office:value-type="float" office:value="2718014" table:style-name="ce1">
            <text:p>2718014</text:p>
          </table:table-cell>
          <table:table-cell office:value-type="float" office:value="136171" table:style-name="ce1">
            <text:p>136171</text:p>
          </table:table-cell>
          <table:table-cell office:value-type="float" office:value="61140" table:style-name="ce1">
            <text:p>61140</text:p>
          </table:table-cell>
          <table:table-cell office:value-type="float" office:value="2915325" table:style-name="ce1">
            <text:p>2915325</text:p>
          </table:table-cell>
          <table:table-cell office:value-type="float" office:value="260227" table:style-name="ce1">
            <text:p>260227</text:p>
          </table:table-cell>
          <table:table-cell office:value-type="float" office:value="208352" table:style-name="ce1">
            <text:p>208352</text:p>
          </table:table-cell>
          <table:table-cell office:value-type="float" office:value="10335" table:style-name="ce1">
            <text:p>10335</text:p>
          </table:table-cell>
          <table:table-cell office:value-type="float" office:value="4613" table:style-name="ce1">
            <text:p>4613</text:p>
          </table:table-cell>
          <table:table-cell office:value-type="float" office:value="223300" table:style-name="ce1">
            <text:p>223300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393660" table:style-name="ce1">
            <text:p>393660</text:p>
          </table:table-cell>
          <table:table-cell office:value-type="float" office:value="2217280" table:style-name="ce1">
            <text:p>2217280</text:p>
          </table:table-cell>
          <table:table-cell office:value-type="float" office:value="112087" table:style-name="ce1">
            <text:p>112087</text:p>
          </table:table-cell>
          <table:table-cell office:value-type="float" office:value="50113" table:style-name="ce1">
            <text:p>50113</text:p>
          </table:table-cell>
          <table:table-cell office:value-type="float" office:value="2379480" table:style-name="ce1">
            <text:p>2379480</text:p>
          </table:table-cell>
          <table:table-cell office:value-type="float" office:value="214799" table:style-name="ce1">
            <text:p>214799</text:p>
          </table:table-cell>
          <table:table-cell office:value-type="float" office:value="171758" table:style-name="ce1">
            <text:p>171758</text:p>
          </table:table-cell>
          <table:table-cell office:value-type="float" office:value="8568" table:style-name="ce1">
            <text:p>8568</text:p>
          </table:table-cell>
          <table:table-cell office:value-type="float" office:value="3842" table:style-name="ce1">
            <text:p>3842</text:p>
          </table:table-cell>
          <table:table-cell office:value-type="float" office:value="184168" table:style-name="ce1">
            <text:p>184168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443890" table:style-name="ce1">
            <text:p>443890</text:p>
          </table:table-cell>
          <table:table-cell office:value-type="float" office:value="2501697" table:style-name="ce1">
            <text:p>2501697</text:p>
          </table:table-cell>
          <table:table-cell office:value-type="float" office:value="126070" table:style-name="ce1">
            <text:p>126070</text:p>
          </table:table-cell>
          <table:table-cell office:value-type="float" office:value="56840" table:style-name="ce1">
            <text:p>56840</text:p>
          </table:table-cell>
          <table:table-cell office:value-type="float" office:value="2684607" table:style-name="ce1">
            <text:p>2684607</text:p>
          </table:table-cell>
          <table:table-cell office:value-type="float" office:value="239756" table:style-name="ce1">
            <text:p>239756</text:p>
          </table:table-cell>
          <table:table-cell office:value-type="float" office:value="191722" table:style-name="ce1">
            <text:p>191722</text:p>
          </table:table-cell>
          <table:table-cell office:value-type="float" office:value="9841" table:style-name="ce1">
            <text:p>9841</text:p>
          </table:table-cell>
          <table:table-cell office:value-type="float" office:value="4397" table:style-name="ce1">
            <text:p>4397</text:p>
          </table:table-cell>
          <table:table-cell office:value-type="float" office:value="205960" table:style-name="ce1">
            <text:p>205960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286298" table:style-name="ce1">
            <text:p>286298</text:p>
          </table:table-cell>
          <table:table-cell office:value-type="float" office:value="1613730" table:style-name="ce1">
            <text:p>1613730</text:p>
          </table:table-cell>
          <table:table-cell office:value-type="float" office:value="80902" table:style-name="ce1">
            <text:p>80902</text:p>
          </table:table-cell>
          <table:table-cell office:value-type="float" office:value="36464" table:style-name="ce1">
            <text:p>36464</text:p>
          </table:table-cell>
          <table:table-cell office:value-type="float" office:value="1731096" table:style-name="ce1">
            <text:p>1731096</text:p>
          </table:table-cell>
          <table:table-cell office:value-type="float" office:value="155204" table:style-name="ce1">
            <text:p>155204</text:p>
          </table:table-cell>
          <table:table-cell office:value-type="float" office:value="124291" table:style-name="ce1">
            <text:p>124291</text:p>
          </table:table-cell>
          <table:table-cell office:value-type="float" office:value="6220" table:style-name="ce1">
            <text:p>6220</text:p>
          </table:table-cell>
          <table:table-cell office:value-type="float" office:value="2859" table:style-name="ce1">
            <text:p>2859</text:p>
          </table:table-cell>
          <table:table-cell office:value-type="float" office:value="133370" table:style-name="ce1">
            <text:p>133370</text:p>
          </table:table-cell>
          <table:table-cell table:number-columns-repeated="1633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20810" table:style-name="ce1">
            <text:p>520810</text:p>
          </table:table-cell>
          <table:table-cell office:value-type="float" office:value="2944826" table:style-name="ce1">
            <text:p>2944826</text:p>
          </table:table-cell>
          <table:table-cell office:value-type="float" office:value="147464" table:style-name="ce1">
            <text:p>147464</text:p>
          </table:table-cell>
          <table:table-cell office:value-type="float" office:value="66304" table:style-name="ce1">
            <text:p>66304</text:p>
          </table:table-cell>
          <table:table-cell office:value-type="float" office:value="3158594" table:style-name="ce1">
            <text:p>3158594</text:p>
          </table:table-cell>
          <table:table-cell office:value-type="float" office:value="283754" table:style-name="ce1">
            <text:p>283754</text:p>
          </table:table-cell>
          <table:table-cell office:value-type="float" office:value="226812" table:style-name="ce1">
            <text:p>226812</text:p>
          </table:table-cell>
          <table:table-cell office:value-type="float" office:value="11293" table:style-name="ce1">
            <text:p>11293</text:p>
          </table:table-cell>
          <table:table-cell office:value-type="float" office:value="5164" table:style-name="ce1">
            <text:p>5164</text:p>
          </table:table-cell>
          <table:table-cell office:value-type="float" office:value="243269" table:style-name="ce1">
            <text:p>243269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425907" table:style-name="ce1">
            <text:p>425907</text:p>
          </table:table-cell>
          <table:table-cell office:value-type="float" office:value="2401236" table:style-name="ce1">
            <text:p>2401236</text:p>
          </table:table-cell>
          <table:table-cell office:value-type="float" office:value="121432" table:style-name="ce1">
            <text:p>121432</text:p>
          </table:table-cell>
          <table:table-cell office:value-type="float" office:value="54292" table:style-name="ce1">
            <text:p>54292</text:p>
          </table:table-cell>
          <table:table-cell office:value-type="float" office:value="2576960" table:style-name="ce1">
            <text:p>2576960</text:p>
          </table:table-cell>
          <table:table-cell office:value-type="float" office:value="229727" table:style-name="ce1">
            <text:p>229727</text:p>
          </table:table-cell>
          <table:table-cell office:value-type="float" office:value="183956" table:style-name="ce1">
            <text:p>183956</text:p>
          </table:table-cell>
          <table:table-cell office:value-type="float" office:value="9345" table:style-name="ce1">
            <text:p>9345</text:p>
          </table:table-cell>
          <table:table-cell office:value-type="float" office:value="4179" table:style-name="ce1">
            <text:p>4179</text:p>
          </table:table-cell>
          <table:table-cell office:value-type="float" office:value="197480" table:style-name="ce1">
            <text:p>197480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480521" table:style-name="ce1">
            <text:p>480521</text:p>
          </table:table-cell>
          <table:table-cell office:value-type="float" office:value="2708922" table:style-name="ce1">
            <text:p>2708922</text:p>
          </table:table-cell>
          <table:table-cell office:value-type="float" office:value="136552" table:style-name="ce1">
            <text:p>136552</text:p>
          </table:table-cell>
          <table:table-cell office:value-type="float" office:value="61491" table:style-name="ce1">
            <text:p>61491</text:p>
          </table:table-cell>
          <table:table-cell office:value-type="float" office:value="2906965" table:style-name="ce1">
            <text:p>2906965</text:p>
          </table:table-cell>
          <table:table-cell office:value-type="float" office:value="258989" table:style-name="ce1">
            <text:p>258989</text:p>
          </table:table-cell>
          <table:table-cell office:value-type="float" office:value="207225" table:style-name="ce1">
            <text:p>207225</text:p>
          </table:table-cell>
          <table:table-cell office:value-type="float" office:value="10482" table:style-name="ce1">
            <text:p>10482</text:p>
          </table:table-cell>
          <table:table-cell office:value-type="float" office:value="4651" table:style-name="ce1">
            <text:p>4651</text:p>
          </table:table-cell>
          <table:table-cell office:value-type="float" office:value="222358" table:style-name="ce1">
            <text:p>222358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310030" table:style-name="ce1">
            <text:p>310030</text:p>
          </table:table-cell>
          <table:table-cell office:value-type="float" office:value="1748410" table:style-name="ce1">
            <text:p>1748410</text:p>
          </table:table-cell>
          <table:table-cell office:value-type="float" office:value="87757" table:style-name="ce1">
            <text:p>87757</text:p>
          </table:table-cell>
          <table:table-cell office:value-type="float" office:value="39570" table:style-name="ce1">
            <text:p>39570</text:p>
          </table:table-cell>
          <table:table-cell office:value-type="float" office:value="1875737" table:style-name="ce1">
            <text:p>1875737</text:p>
          </table:table-cell>
          <table:table-cell office:value-type="float" office:value="168373" table:style-name="ce1">
            <text:p>168373</text:p>
          </table:table-cell>
          <table:table-cell office:value-type="float" office:value="134680" table:style-name="ce1">
            <text:p>134680</text:p>
          </table:table-cell>
          <table:table-cell office:value-type="float" office:value="6855" table:style-name="ce1">
            <text:p>6855</text:p>
          </table:table-cell>
          <table:table-cell office:value-type="float" office:value="3106" table:style-name="ce1">
            <text:p>3106</text:p>
          </table:table-cell>
          <table:table-cell office:value-type="float" office:value="144641" table:style-name="ce1">
            <text:p>144641</text:p>
          </table:table-cell>
          <table:table-cell table:number-columns-repeated="1633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63733" table:style-name="ce1">
            <text:p>563733</text:p>
          </table:table-cell>
          <table:table-cell office:value-type="float" office:value="3189582" table:style-name="ce1">
            <text:p>3189582</text:p>
          </table:table-cell>
          <table:table-cell office:value-type="float" office:value="159872" table:style-name="ce1">
            <text:p>159872</text:p>
          </table:table-cell>
          <table:table-cell office:value-type="float" office:value="71891" table:style-name="ce1">
            <text:p>71891</text:p>
          </table:table-cell>
          <table:table-cell office:value-type="float" office:value="3421345" table:style-name="ce1">
            <text:p>3421345</text:p>
          </table:table-cell>
          <table:table-cell office:value-type="float" office:value="305674" table:style-name="ce1">
            <text:p>305674</text:p>
          </table:table-cell>
          <table:table-cell office:value-type="float" office:value="244756" table:style-name="ce1">
            <text:p>244756</text:p>
          </table:table-cell>
          <table:table-cell office:value-type="float" office:value="12408" table:style-name="ce1">
            <text:p>12408</text:p>
          </table:table-cell>
          <table:table-cell office:value-type="float" office:value="5587" table:style-name="ce1">
            <text:p>5587</text:p>
          </table:table-cell>
          <table:table-cell office:value-type="float" office:value="262751" table:style-name="ce1">
            <text:p>262751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461884" table:style-name="ce1">
            <text:p>461884</text:p>
          </table:table-cell>
          <table:table-cell office:value-type="float" office:value="2602529" table:style-name="ce1">
            <text:p>2602529</text:p>
          </table:table-cell>
          <table:table-cell office:value-type="float" office:value="131559" table:style-name="ce1">
            <text:p>131559</text:p>
          </table:table-cell>
          <table:table-cell office:value-type="float" office:value="58799" table:style-name="ce1">
            <text:p>58799</text:p>
          </table:table-cell>
          <table:table-cell office:value-type="float" office:value="2792887" table:style-name="ce1">
            <text:p>2792887</text:p>
          </table:table-cell>
          <table:table-cell office:value-type="float" office:value="251904" table:style-name="ce1">
            <text:p>251904</text:p>
          </table:table-cell>
          <table:table-cell office:value-type="float" office:value="201293" table:style-name="ce1">
            <text:p>201293</text:p>
          </table:table-cell>
          <table:table-cell office:value-type="float" office:value="10127" table:style-name="ce1">
            <text:p>10127</text:p>
          </table:table-cell>
          <table:table-cell office:value-type="float" office:value="4507" table:style-name="ce1">
            <text:p>4507</text:p>
          </table:table-cell>
          <table:table-cell office:value-type="float" office:value="215927" table:style-name="ce1">
            <text:p>215927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520800" table:style-name="ce1">
            <text:p>520800</text:p>
          </table:table-cell>
          <table:table-cell office:value-type="float" office:value="2935165" table:style-name="ce1">
            <text:p>2935165</text:p>
          </table:table-cell>
          <table:table-cell office:value-type="float" office:value="147907" table:style-name="ce1">
            <text:p>147907</text:p>
          </table:table-cell>
          <table:table-cell office:value-type="float" office:value="66517" table:style-name="ce1">
            <text:p>66517</text:p>
          </table:table-cell>
          <table:table-cell office:value-type="float" office:value="3149589" table:style-name="ce1">
            <text:p>3149589</text:p>
          </table:table-cell>
          <table:table-cell office:value-type="float" office:value="282903" table:style-name="ce1">
            <text:p>282903</text:p>
          </table:table-cell>
          <table:table-cell office:value-type="float" office:value="226243" table:style-name="ce1">
            <text:p>226243</text:p>
          </table:table-cell>
          <table:table-cell office:value-type="float" office:value="11355" table:style-name="ce1">
            <text:p>11355</text:p>
          </table:table-cell>
          <table:table-cell office:value-type="float" office:value="5026" table:style-name="ce1">
            <text:p>5026</text:p>
          </table:table-cell>
          <table:table-cell office:value-type="float" office:value="242624" table:style-name="ce1">
            <text:p>242624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335652" table:style-name="ce1">
            <text:p>335652</text:p>
          </table:table-cell>
          <table:table-cell office:value-type="float" office:value="1893593" table:style-name="ce1">
            <text:p>1893593</text:p>
          </table:table-cell>
          <table:table-cell office:value-type="float" office:value="95216" table:style-name="ce1">
            <text:p>95216</text:p>
          </table:table-cell>
          <table:table-cell office:value-type="float" office:value="42892" table:style-name="ce1">
            <text:p>42892</text:p>
          </table:table-cell>
          <table:table-cell office:value-type="float" office:value="2031701" table:style-name="ce1">
            <text:p>2031701</text:p>
          </table:table-cell>
          <table:table-cell office:value-type="float" office:value="181586" table:style-name="ce1">
            <text:p>181586</text:p>
          </table:table-cell>
          <table:table-cell office:value-type="float" office:value="145183" table:style-name="ce1">
            <text:p>145183</text:p>
          </table:table-cell>
          <table:table-cell office:value-type="float" office:value="7459" table:style-name="ce1">
            <text:p>7459</text:p>
          </table:table-cell>
          <table:table-cell office:value-type="float" office:value="3322" table:style-name="ce1">
            <text:p>3322</text:p>
          </table:table-cell>
          <table:table-cell office:value-type="float" office:value="155964" table:style-name="ce1">
            <text:p>155964</text:p>
          </table:table-cell>
          <table:table-cell table:number-columns-repeated="1633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611166" table:style-name="ce1">
            <text:p>611166</text:p>
          </table:table-cell>
          <table:table-cell office:value-type="float" office:value="3455966" table:style-name="ce1">
            <text:p>3455966</text:p>
          </table:table-cell>
          <table:table-cell office:value-type="float" office:value="173077" table:style-name="ce1">
            <text:p>173077</text:p>
          </table:table-cell>
          <table:table-cell office:value-type="float" office:value="77799" table:style-name="ce1">
            <text:p>77799</text:p>
          </table:table-cell>
          <table:table-cell office:value-type="float" office:value="3706842" table:style-name="ce1">
            <text:p>3706842</text:p>
          </table:table-cell>
          <table:table-cell office:value-type="float" office:value="332930" table:style-name="ce1">
            <text:p>332930</text:p>
          </table:table-cell>
          <table:table-cell office:value-type="float" office:value="266384" table:style-name="ce1">
            <text:p>266384</text:p>
          </table:table-cell>
          <table:table-cell office:value-type="float" office:value="13205" table:style-name="ce1">
            <text:p>13205</text:p>
          </table:table-cell>
          <table:table-cell office:value-type="float" office:value="5908" table:style-name="ce1">
            <text:p>5908</text:p>
          </table:table-cell>
          <table:table-cell office:value-type="float" office:value="285497" table:style-name="ce1">
            <text:p>285497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500440" table:style-name="ce1">
            <text:p>500440</text:p>
          </table:table-cell>
          <table:table-cell office:value-type="float" office:value="2820027" table:style-name="ce1">
            <text:p>2820027</text:p>
          </table:table-cell>
          <table:table-cell office:value-type="float" office:value="142299" table:style-name="ce1">
            <text:p>142299</text:p>
          </table:table-cell>
          <table:table-cell office:value-type="float" office:value="63619" table:style-name="ce1">
            <text:p>63619</text:p>
          </table:table-cell>
          <table:table-cell office:value-type="float" office:value="3025945" table:style-name="ce1">
            <text:p>3025945</text:p>
          </table:table-cell>
          <table:table-cell office:value-type="float" office:value="271614" table:style-name="ce1">
            <text:p>271614</text:p>
          </table:table-cell>
          <table:table-cell office:value-type="float" office:value="217498" table:style-name="ce1">
            <text:p>217498</text:p>
          </table:table-cell>
          <table:table-cell office:value-type="float" office:value="10740" table:style-name="ce1">
            <text:p>10740</text:p>
          </table:table-cell>
          <table:table-cell office:value-type="float" office:value="4820" table:style-name="ce1">
            <text:p>4820</text:p>
          </table:table-cell>
          <table:table-cell office:value-type="float" office:value="233058" table:style-name="ce1">
            <text:p>233058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564079" table:style-name="ce1">
            <text:p>564079</text:p>
          </table:table-cell>
          <table:table-cell office:value-type="float" office:value="3179628" table:style-name="ce1">
            <text:p>3179628</text:p>
          </table:table-cell>
          <table:table-cell office:value-type="float" office:value="160289" table:style-name="ce1">
            <text:p>160289</text:p>
          </table:table-cell>
          <table:table-cell office:value-type="float" office:value="71941" table:style-name="ce1">
            <text:p>71941</text:p>
          </table:table-cell>
          <table:table-cell office:value-type="float" office:value="3411858" table:style-name="ce1">
            <text:p>3411858</text:p>
          </table:table-cell>
          <table:table-cell office:value-type="float" office:value="305548" table:style-name="ce1">
            <text:p>305548</text:p>
          </table:table-cell>
          <table:table-cell office:value-type="float" office:value="244463" table:style-name="ce1">
            <text:p>244463</text:p>
          </table:table-cell>
          <table:table-cell office:value-type="float" office:value="12382" table:style-name="ce1">
            <text:p>12382</text:p>
          </table:table-cell>
          <table:table-cell office:value-type="float" office:value="5424" table:style-name="ce1">
            <text:p>5424</text:p>
          </table:table-cell>
          <table:table-cell office:value-type="float" office:value="262269" table:style-name="ce1">
            <text:p>262269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363676" table:style-name="ce1">
            <text:p>363676</text:p>
          </table:table-cell>
          <table:table-cell office:value-type="float" office:value="2051234" table:style-name="ce1">
            <text:p>2051234</text:p>
          </table:table-cell>
          <table:table-cell office:value-type="float" office:value="103116" table:style-name="ce1">
            <text:p>103116</text:p>
          </table:table-cell>
          <table:table-cell office:value-type="float" office:value="46507" table:style-name="ce1">
            <text:p>46507</text:p>
          </table:table-cell>
          <table:table-cell office:value-type="float" office:value="2200857" table:style-name="ce1">
            <text:p>2200857</text:p>
          </table:table-cell>
          <table:table-cell office:value-type="float" office:value="197180" table:style-name="ce1">
            <text:p>197180</text:p>
          </table:table-cell>
          <table:table-cell office:value-type="float" office:value="157641" table:style-name="ce1">
            <text:p>157641</text:p>
          </table:table-cell>
          <table:table-cell office:value-type="float" office:value="7900" table:style-name="ce1">
            <text:p>7900</text:p>
          </table:table-cell>
          <table:table-cell office:value-type="float" office:value="3615" table:style-name="ce1">
            <text:p>3615</text:p>
          </table:table-cell>
          <table:table-cell office:value-type="float" office:value="169156" table:style-name="ce1">
            <text:p>169156</text:p>
          </table:table-cell>
          <table:table-cell table:number-columns-repeated="1633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660791" table:style-name="ce1">
            <text:p>660791</text:p>
          </table:table-cell>
          <table:table-cell office:value-type="float" office:value="3742557" table:style-name="ce1">
            <text:p>3742557</text:p>
          </table:table-cell>
          <table:table-cell office:value-type="float" office:value="187658" table:style-name="ce1">
            <text:p>187658</text:p>
          </table:table-cell>
          <table:table-cell office:value-type="float" office:value="84343" table:style-name="ce1">
            <text:p>84343</text:p>
          </table:table-cell>
          <table:table-cell office:value-type="float" office:value="4014558" table:style-name="ce1">
            <text:p>4014558</text:p>
          </table:table-cell>
          <table:table-cell office:value-type="float" office:value="357341" table:style-name="ce1">
            <text:p>357341</text:p>
          </table:table-cell>
          <table:table-cell office:value-type="float" office:value="286591" table:style-name="ce1">
            <text:p>286591</text:p>
          </table:table-cell>
          <table:table-cell office:value-type="float" office:value="14581" table:style-name="ce1">
            <text:p>14581</text:p>
          </table:table-cell>
          <table:table-cell office:value-type="float" office:value="6544" table:style-name="ce1">
            <text:p>6544</text:p>
          </table:table-cell>
          <table:table-cell office:value-type="float" office:value="307716" table:style-name="ce1">
            <text:p>307716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542318" table:style-name="ce1">
            <text:p>542318</text:p>
          </table:table-cell>
          <table:table-cell office:value-type="float" office:value="3057159" table:style-name="ce1">
            <text:p>3057159</text:p>
          </table:table-cell>
          <table:table-cell office:value-type="float" office:value="153967" table:style-name="ce1">
            <text:p>153967</text:p>
          </table:table-cell>
          <table:table-cell office:value-type="float" office:value="69031" table:style-name="ce1">
            <text:p>69031</text:p>
          </table:table-cell>
          <table:table-cell office:value-type="float" office:value="3280157" table:style-name="ce1">
            <text:p>3280157</text:p>
          </table:table-cell>
          <table:table-cell office:value-type="float" office:value="296090" table:style-name="ce1">
            <text:p>296090</text:p>
          </table:table-cell>
          <table:table-cell office:value-type="float" office:value="237132" table:style-name="ce1">
            <text:p>237132</text:p>
          </table:table-cell>
          <table:table-cell office:value-type="float" office:value="11668" table:style-name="ce1">
            <text:p>11668</text:p>
          </table:table-cell>
          <table:table-cell office:value-type="float" office:value="5412" table:style-name="ce1">
            <text:p>5412</text:p>
          </table:table-cell>
          <table:table-cell office:value-type="float" office:value="254212" table:style-name="ce1">
            <text:p>254212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611645" table:style-name="ce1">
            <text:p>611645</text:p>
          </table:table-cell>
          <table:table-cell office:value-type="float" office:value="3445877" table:style-name="ce1">
            <text:p>3445877</text:p>
          </table:table-cell>
          <table:table-cell office:value-type="float" office:value="173410" table:style-name="ce1">
            <text:p>173410</text:p>
          </table:table-cell>
          <table:table-cell office:value-type="float" office:value="77916" table:style-name="ce1">
            <text:p>77916</text:p>
          </table:table-cell>
          <table:table-cell office:value-type="float" office:value="3697203" table:style-name="ce1">
            <text:p>3697203</text:p>
          </table:table-cell>
          <table:table-cell office:value-type="float" office:value="332911" table:style-name="ce1">
            <text:p>332911</text:p>
          </table:table-cell>
          <table:table-cell office:value-type="float" office:value="266249" table:style-name="ce1">
            <text:p>266249</text:p>
          </table:table-cell>
          <table:table-cell office:value-type="float" office:value="13121" table:style-name="ce1">
            <text:p>13121</text:p>
          </table:table-cell>
          <table:table-cell office:value-type="float" office:value="5975" table:style-name="ce1">
            <text:p>5975</text:p>
          </table:table-cell>
          <table:table-cell office:value-type="float" office:value="285345" table:style-name="ce1">
            <text:p>285345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393921" table:style-name="ce1">
            <text:p>393921</text:p>
          </table:table-cell>
          <table:table-cell office:value-type="float" office:value="2222226" table:style-name="ce1">
            <text:p>2222226</text:p>
          </table:table-cell>
          <table:table-cell office:value-type="float" office:value="111597" table:style-name="ce1">
            <text:p>111597</text:p>
          </table:table-cell>
          <table:table-cell office:value-type="float" office:value="50330" table:style-name="ce1">
            <text:p>50330</text:p>
          </table:table-cell>
          <table:table-cell office:value-type="float" office:value="2384153" table:style-name="ce1">
            <text:p>2384153</text:p>
          </table:table-cell>
          <table:table-cell office:value-type="float" office:value="213541" table:style-name="ce1">
            <text:p>213541</text:p>
          </table:table-cell>
          <table:table-cell office:value-type="float" office:value="170992" table:style-name="ce1">
            <text:p>170992</text:p>
          </table:table-cell>
          <table:table-cell office:value-type="float" office:value="8481" table:style-name="ce1">
            <text:p>8481</text:p>
          </table:table-cell>
          <table:table-cell office:value-type="float" office:value="3823" table:style-name="ce1">
            <text:p>3823</text:p>
          </table:table-cell>
          <table:table-cell office:value-type="float" office:value="183296" table:style-name="ce1">
            <text:p>183296</text:p>
          </table:table-cell>
          <table:table-cell table:number-columns-repeated="1633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716153" table:style-name="ce1">
            <text:p>716153</text:p>
          </table:table-cell>
          <table:table-cell office:value-type="float" office:value="4055587" table:style-name="ce1">
            <text:p>4055587</text:p>
          </table:table-cell>
          <table:table-cell office:value-type="float" office:value="203407" table:style-name="ce1">
            <text:p>203407</text:p>
          </table:table-cell>
          <table:table-cell office:value-type="float" office:value="91312" table:style-name="ce1">
            <text:p>91312</text:p>
          </table:table-cell>
          <table:table-cell office:value-type="float" office:value="4350306" table:style-name="ce1">
            <text:p>4350306</text:p>
          </table:table-cell>
          <table:table-cell office:value-type="float" office:value="391110" table:style-name="ce1">
            <text:p>391110</text:p>
          </table:table-cell>
          <table:table-cell office:value-type="float" office:value="313030" table:style-name="ce1">
            <text:p>313030</text:p>
          </table:table-cell>
          <table:table-cell office:value-type="float" office:value="15749" table:style-name="ce1">
            <text:p>15749</text:p>
          </table:table-cell>
          <table:table-cell office:value-type="float" office:value="6969" table:style-name="ce1">
            <text:p>6969</text:p>
          </table:table-cell>
          <table:table-cell office:value-type="float" office:value="335748" table:style-name="ce1">
            <text:p>335748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587969" table:style-name="ce1">
            <text:p>587969</text:p>
          </table:table-cell>
          <table:table-cell office:value-type="float" office:value="3311949" table:style-name="ce1">
            <text:p>3311949</text:p>
          </table:table-cell>
          <table:table-cell office:value-type="float" office:value="166730" table:style-name="ce1">
            <text:p>166730</text:p>
          </table:table-cell>
          <table:table-cell office:value-type="float" office:value="74767" table:style-name="ce1">
            <text:p>74767</text:p>
          </table:table-cell>
          <table:table-cell office:value-type="float" office:value="3553446" table:style-name="ce1">
            <text:p>3553446</text:p>
          </table:table-cell>
          <table:table-cell office:value-type="float" office:value="318940" table:style-name="ce1">
            <text:p>318940</text:p>
          </table:table-cell>
          <table:table-cell office:value-type="float" office:value="254790" table:style-name="ce1">
            <text:p>254790</text:p>
          </table:table-cell>
          <table:table-cell office:value-type="float" office:value="12763" table:style-name="ce1">
            <text:p>12763</text:p>
          </table:table-cell>
          <table:table-cell office:value-type="float" office:value="5736" table:style-name="ce1">
            <text:p>5736</text:p>
          </table:table-cell>
          <table:table-cell office:value-type="float" office:value="273289" table:style-name="ce1">
            <text:p>273289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662443" table:style-name="ce1">
            <text:p>662443</text:p>
          </table:table-cell>
          <table:table-cell office:value-type="float" office:value="3732530" table:style-name="ce1">
            <text:p>3732530</text:p>
          </table:table-cell>
          <table:table-cell office:value-type="float" office:value="187813" table:style-name="ce1">
            <text:p>187813</text:p>
          </table:table-cell>
          <table:table-cell office:value-type="float" office:value="84374" table:style-name="ce1">
            <text:p>84374</text:p>
          </table:table-cell>
          <table:table-cell office:value-type="float" office:value="4004717" table:style-name="ce1">
            <text:p>4004717</text:p>
          </table:table-cell>
          <table:table-cell office:value-type="float" office:value="358312" table:style-name="ce1">
            <text:p>358312</text:p>
          </table:table-cell>
          <table:table-cell office:value-type="float" office:value="286653" table:style-name="ce1">
            <text:p>286653</text:p>
          </table:table-cell>
          <table:table-cell office:value-type="float" office:value="14403" table:style-name="ce1">
            <text:p>14403</text:p>
          </table:table-cell>
          <table:table-cell office:value-type="float" office:value="6458" table:style-name="ce1">
            <text:p>6458</text:p>
          </table:table-cell>
          <table:table-cell office:value-type="float" office:value="307514" table:style-name="ce1">
            <text:p>307514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426799" table:style-name="ce1">
            <text:p>426799</text:p>
          </table:table-cell>
          <table:table-cell office:value-type="float" office:value="2406630" table:style-name="ce1">
            <text:p>2406630</text:p>
          </table:table-cell>
          <table:table-cell office:value-type="float" office:value="121118" table:style-name="ce1">
            <text:p>121118</text:p>
          </table:table-cell>
          <table:table-cell office:value-type="float" office:value="54551" table:style-name="ce1">
            <text:p>54551</text:p>
          </table:table-cell>
          <table:table-cell office:value-type="float" office:value="2582299" table:style-name="ce1">
            <text:p>2582299</text:p>
          </table:table-cell>
          <table:table-cell office:value-type="float" office:value="231024" table:style-name="ce1">
            <text:p>231024</text:p>
          </table:table-cell>
          <table:table-cell office:value-type="float" office:value="184404" table:style-name="ce1">
            <text:p>184404</text:p>
          </table:table-cell>
          <table:table-cell office:value-type="float" office:value="9521" table:style-name="ce1">
            <text:p>9521</text:p>
          </table:table-cell>
          <table:table-cell office:value-type="float" office:value="4221" table:style-name="ce1">
            <text:p>4221</text:p>
          </table:table-cell>
          <table:table-cell office:value-type="float" office:value="198146" table:style-name="ce1">
            <text:p>198146</text:p>
          </table:table-cell>
          <table:table-cell table:number-columns-repeated="1633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775645" table:style-name="ce1">
            <text:p>775645</text:p>
          </table:table-cell>
          <table:table-cell office:value-type="float" office:value="4391557" table:style-name="ce1">
            <text:p>4391557</text:p>
          </table:table-cell>
          <table:table-cell office:value-type="float" office:value="220727" table:style-name="ce1">
            <text:p>220727</text:p>
          </table:table-cell>
          <table:table-cell office:value-type="float" office:value="99077" table:style-name="ce1">
            <text:p>99077</text:p>
          </table:table-cell>
          <table:table-cell office:value-type="float" office:value="4711361" table:style-name="ce1">
            <text:p>4711361</text:p>
          </table:table-cell>
          <table:table-cell office:value-type="float" office:value="420547" table:style-name="ce1">
            <text:p>420547</text:p>
          </table:table-cell>
          <table:table-cell office:value-type="float" office:value="335970" table:style-name="ce1">
            <text:p>335970</text:p>
          </table:table-cell>
          <table:table-cell office:value-type="float" office:value="17320" table:style-name="ce1">
            <text:p>17320</text:p>
          </table:table-cell>
          <table:table-cell office:value-type="float" office:value="7765" table:style-name="ce1">
            <text:p>7765</text:p>
          </table:table-cell>
          <table:table-cell office:value-type="float" office:value="361055" table:style-name="ce1">
            <text:p>361055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637485" table:style-name="ce1">
            <text:p>637485</text:p>
          </table:table-cell>
          <table:table-cell office:value-type="float" office:value="3589970" table:style-name="ce1">
            <text:p>3589970</text:p>
          </table:table-cell>
          <table:table-cell office:value-type="float" office:value="180706" table:style-name="ce1">
            <text:p>180706</text:p>
          </table:table-cell>
          <table:table-cell office:value-type="float" office:value="80944" table:style-name="ce1">
            <text:p>80944</text:p>
          </table:table-cell>
          <table:table-cell office:value-type="float" office:value="3851620" table:style-name="ce1">
            <text:p>3851620</text:p>
          </table:table-cell>
          <table:table-cell office:value-type="float" office:value="347690" table:style-name="ce1">
            <text:p>347690</text:p>
          </table:table-cell>
          <table:table-cell office:value-type="float" office:value="278021" table:style-name="ce1">
            <text:p>278021</text:p>
          </table:table-cell>
          <table:table-cell office:value-type="float" office:value="13976" table:style-name="ce1">
            <text:p>13976</text:p>
          </table:table-cell>
          <table:table-cell office:value-type="float" office:value="6177" table:style-name="ce1">
            <text:p>6177</text:p>
          </table:table-cell>
          <table:table-cell office:value-type="float" office:value="298174" table:style-name="ce1">
            <text:p>298174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718151" table:style-name="ce1">
            <text:p>718151</text:p>
          </table:table-cell>
          <table:table-cell office:value-type="float" office:value="4044395" table:style-name="ce1">
            <text:p>4044395</text:p>
          </table:table-cell>
          <table:table-cell office:value-type="float" office:value="203450" table:style-name="ce1">
            <text:p>203450</text:p>
          </table:table-cell>
          <table:table-cell office:value-type="float" office:value="91303" table:style-name="ce1">
            <text:p>91303</text:p>
          </table:table-cell>
          <table:table-cell office:value-type="float" office:value="4339148" table:style-name="ce1">
            <text:p>4339148</text:p>
          </table:table-cell>
          <table:table-cell office:value-type="float" office:value="390139" table:style-name="ce1">
            <text:p>390139</text:p>
          </table:table-cell>
          <table:table-cell office:value-type="float" office:value="311865" table:style-name="ce1">
            <text:p>311865</text:p>
          </table:table-cell>
          <table:table-cell office:value-type="float" office:value="15637" table:style-name="ce1">
            <text:p>15637</text:p>
          </table:table-cell>
          <table:table-cell office:value-type="float" office:value="6929" table:style-name="ce1">
            <text:p>6929</text:p>
          </table:table-cell>
          <table:table-cell office:value-type="float" office:value="334431" table:style-name="ce1">
            <text:p>334431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462330" table:style-name="ce1">
            <text:p>462330</text:p>
          </table:table-cell>
          <table:table-cell office:value-type="float" office:value="2607031" table:style-name="ce1">
            <text:p>2607031</text:p>
          </table:table-cell>
          <table:table-cell office:value-type="float" office:value="131190" table:style-name="ce1">
            <text:p>131190</text:p>
          </table:table-cell>
          <table:table-cell office:value-type="float" office:value="58976" table:style-name="ce1">
            <text:p>58976</text:p>
          </table:table-cell>
          <table:table-cell office:value-type="float" office:value="2797197" table:style-name="ce1">
            <text:p>2797197</text:p>
          </table:table-cell>
          <table:table-cell office:value-type="float" office:value="250429" table:style-name="ce1">
            <text:p>250429</text:p>
          </table:table-cell>
          <table:table-cell office:value-type="float" office:value="200401" table:style-name="ce1">
            <text:p>200401</text:p>
          </table:table-cell>
          <table:table-cell office:value-type="float" office:value="10072" table:style-name="ce1">
            <text:p>10072</text:p>
          </table:table-cell>
          <table:table-cell office:value-type="float" office:value="4425" table:style-name="ce1">
            <text:p>4425</text:p>
          </table:table-cell>
          <table:table-cell office:value-type="float" office:value="214898" table:style-name="ce1">
            <text:p>214898</text:p>
          </table:table-cell>
          <table:table-cell table:number-columns-repeated="1633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840681" table:style-name="ce1">
            <text:p>840681</text:p>
          </table:table-cell>
          <table:table-cell office:value-type="float" office:value="4757724" table:style-name="ce1">
            <text:p>4757724</text:p>
          </table:table-cell>
          <table:table-cell office:value-type="float" office:value="239026" table:style-name="ce1">
            <text:p>239026</text:p>
          </table:table-cell>
          <table:table-cell office:value-type="float" office:value="107401" table:style-name="ce1">
            <text:p>107401</text:p>
          </table:table-cell>
          <table:table-cell office:value-type="float" office:value="5104151" table:style-name="ce1">
            <text:p>5104151</text:p>
          </table:table-cell>
          <table:table-cell office:value-type="float" office:value="457826" table:style-name="ce1">
            <text:p>457826</text:p>
          </table:table-cell>
          <table:table-cell office:value-type="float" office:value="366167" table:style-name="ce1">
            <text:p>366167</text:p>
          </table:table-cell>
          <table:table-cell office:value-type="float" office:value="18299" table:style-name="ce1">
            <text:p>18299</text:p>
          </table:table-cell>
          <table:table-cell office:value-type="float" office:value="8324" table:style-name="ce1">
            <text:p>8324</text:p>
          </table:table-cell>
          <table:table-cell office:value-type="float" office:value="392790" table:style-name="ce1">
            <text:p>392790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690281" table:style-name="ce1">
            <text:p>690281</text:p>
          </table:table-cell>
          <table:table-cell office:value-type="float" office:value="3889345" table:style-name="ce1">
            <text:p>3889345</text:p>
          </table:table-cell>
          <table:table-cell office:value-type="float" office:value="195929" table:style-name="ce1">
            <text:p>195929</text:p>
          </table:table-cell>
          <table:table-cell office:value-type="float" office:value="87772" table:style-name="ce1">
            <text:p>87772</text:p>
          </table:table-cell>
          <table:table-cell office:value-type="float" office:value="4173046" table:style-name="ce1">
            <text:p>4173046</text:p>
          </table:table-cell>
          <table:table-cell office:value-type="float" office:value="374222" table:style-name="ce1">
            <text:p>374222</text:p>
          </table:table-cell>
          <table:table-cell office:value-type="float" office:value="299375" table:style-name="ce1">
            <text:p>299375</text:p>
          </table:table-cell>
          <table:table-cell office:value-type="float" office:value="15223" table:style-name="ce1">
            <text:p>15223</text:p>
          </table:table-cell>
          <table:table-cell office:value-type="float" office:value="6828" table:style-name="ce1">
            <text:p>6828</text:p>
          </table:table-cell>
          <table:table-cell office:value-type="float" office:value="321426" table:style-name="ce1">
            <text:p>321426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777938" table:style-name="ce1">
            <text:p>777938</text:p>
          </table:table-cell>
          <table:table-cell office:value-type="float" office:value="4380039" table:style-name="ce1">
            <text:p>4380039</text:p>
          </table:table-cell>
          <table:table-cell office:value-type="float" office:value="220298" table:style-name="ce1">
            <text:p>220298</text:p>
          </table:table-cell>
          <table:table-cell office:value-type="float" office:value="98849" table:style-name="ce1">
            <text:p>98849</text:p>
          </table:table-cell>
          <table:table-cell office:value-type="float" office:value="4699186" table:style-name="ce1">
            <text:p>4699186</text:p>
          </table:table-cell>
          <table:table-cell office:value-type="float" office:value="419825" table:style-name="ce1">
            <text:p>419825</text:p>
          </table:table-cell>
          <table:table-cell office:value-type="float" office:value="335644" table:style-name="ce1">
            <text:p>335644</text:p>
          </table:table-cell>
          <table:table-cell office:value-type="float" office:value="16848" table:style-name="ce1">
            <text:p>16848</text:p>
          </table:table-cell>
          <table:table-cell office:value-type="float" office:value="7546" table:style-name="ce1">
            <text:p>7546</text:p>
          </table:table-cell>
          <table:table-cell office:value-type="float" office:value="360038" table:style-name="ce1">
            <text:p>360038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500730" table:style-name="ce1">
            <text:p>500730</text:p>
          </table:table-cell>
          <table:table-cell office:value-type="float" office:value="2824112" table:style-name="ce1">
            <text:p>2824112</text:p>
          </table:table-cell>
          <table:table-cell office:value-type="float" office:value="142052" table:style-name="ce1">
            <text:p>142052</text:p>
          </table:table-cell>
          <table:table-cell office:value-type="float" office:value="64023" table:style-name="ce1">
            <text:p>64023</text:p>
          </table:table-cell>
          <table:table-cell office:value-type="float" office:value="3030187" table:style-name="ce1">
            <text:p>3030187</text:p>
          </table:table-cell>
          <table:table-cell office:value-type="float" office:value="271390" table:style-name="ce1">
            <text:p>271390</text:p>
          </table:table-cell>
          <table:table-cell office:value-type="float" office:value="217081" table:style-name="ce1">
            <text:p>217081</text:p>
          </table:table-cell>
          <table:table-cell office:value-type="float" office:value="10862" table:style-name="ce1">
            <text:p>10862</text:p>
          </table:table-cell>
          <table:table-cell office:value-type="float" office:value="5047" table:style-name="ce1">
            <text:p>5047</text:p>
          </table:table-cell>
          <table:table-cell office:value-type="float" office:value="232990" table:style-name="ce1">
            <text:p>232990</text:p>
          </table:table-cell>
          <table:table-cell table:number-columns-repeated="1633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910375" table:style-name="ce1">
            <text:p>910375</text:p>
          </table:table-cell>
          <table:table-cell office:value-type="float" office:value="5151016" table:style-name="ce1">
            <text:p>5151016</text:p>
          </table:table-cell>
          <table:table-cell office:value-type="float" office:value="259076" table:style-name="ce1">
            <text:p>259076</text:p>
          </table:table-cell>
          <table:table-cell office:value-type="float" office:value="116304" table:style-name="ce1">
            <text:p>116304</text:p>
          </table:table-cell>
          <table:table-cell office:value-type="float" office:value="5526396" table:style-name="ce1">
            <text:p>5526396</text:p>
          </table:table-cell>
          <table:table-cell office:value-type="float" office:value="491939" table:style-name="ce1">
            <text:p>491939</text:p>
          </table:table-cell>
          <table:table-cell office:value-type="float" office:value="393292" table:style-name="ce1">
            <text:p>393292</text:p>
          </table:table-cell>
          <table:table-cell office:value-type="float" office:value="20050" table:style-name="ce1">
            <text:p>20050</text:p>
          </table:table-cell>
          <table:table-cell office:value-type="float" office:value="8903" table:style-name="ce1">
            <text:p>8903</text:p>
          </table:table-cell>
          <table:table-cell office:value-type="float" office:value="422245" table:style-name="ce1">
            <text:p>422245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748605" table:style-name="ce1">
            <text:p>748605</text:p>
          </table:table-cell>
          <table:table-cell office:value-type="float" office:value="4214423" table:style-name="ce1">
            <text:p>4214423</text:p>
          </table:table-cell>
          <table:table-cell office:value-type="float" office:value="212399" table:style-name="ce1">
            <text:p>212399</text:p>
          </table:table-cell>
          <table:table-cell office:value-type="float" office:value="94934" table:style-name="ce1">
            <text:p>94934</text:p>
          </table:table-cell>
          <table:table-cell office:value-type="float" office:value="4521756" table:style-name="ce1">
            <text:p>4521756</text:p>
          </table:table-cell>
          <table:table-cell office:value-type="float" office:value="407034" table:style-name="ce1">
            <text:p>407034</text:p>
          </table:table-cell>
          <table:table-cell office:value-type="float" office:value="325078" table:style-name="ce1">
            <text:p>325078</text:p>
          </table:table-cell>
          <table:table-cell office:value-type="float" office:value="16470" table:style-name="ce1">
            <text:p>16470</text:p>
          </table:table-cell>
          <table:table-cell office:value-type="float" office:value="7162" table:style-name="ce1">
            <text:p>7162</text:p>
          </table:table-cell>
          <table:table-cell office:value-type="float" office:value="348710" table:style-name="ce1">
            <text:p>348710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842117" table:style-name="ce1">
            <text:p>842117</text:p>
          </table:table-cell>
          <table:table-cell office:value-type="float" office:value="4746893" table:style-name="ce1">
            <text:p>4746893</text:p>
          </table:table-cell>
          <table:table-cell office:value-type="float" office:value="239024" table:style-name="ce1">
            <text:p>239024</text:p>
          </table:table-cell>
          <table:table-cell office:value-type="float" office:value="107328" table:style-name="ce1">
            <text:p>107328</text:p>
          </table:table-cell>
          <table:table-cell office:value-type="float" office:value="5093245" table:style-name="ce1">
            <text:p>5093245</text:p>
          </table:table-cell>
          <table:table-cell office:value-type="float" office:value="458238" table:style-name="ce1">
            <text:p>458238</text:p>
          </table:table-cell>
          <table:table-cell office:value-type="float" office:value="366854" table:style-name="ce1">
            <text:p>366854</text:p>
          </table:table-cell>
          <table:table-cell office:value-type="float" office:value="18726" table:style-name="ce1">
            <text:p>18726</text:p>
          </table:table-cell>
          <table:table-cell office:value-type="float" office:value="8479" table:style-name="ce1">
            <text:p>8479</text:p>
          </table:table-cell>
          <table:table-cell office:value-type="float" office:value="394059" table:style-name="ce1">
            <text:p>394059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542580" table:style-name="ce1">
            <text:p>542580</text:p>
          </table:table-cell>
          <table:table-cell office:value-type="float" office:value="3060298" table:style-name="ce1">
            <text:p>3060298</text:p>
          </table:table-cell>
          <table:table-cell office:value-type="float" office:value="154050" table:style-name="ce1">
            <text:p>154050</text:p>
          </table:table-cell>
          <table:table-cell office:value-type="float" office:value="69333" table:style-name="ce1">
            <text:p>69333</text:p>
          </table:table-cell>
          <table:table-cell office:value-type="float" office:value="3283681" table:style-name="ce1">
            <text:p>3283681</text:p>
          </table:table-cell>
          <table:table-cell office:value-type="float" office:value="295344" table:style-name="ce1">
            <text:p>295344</text:p>
          </table:table-cell>
          <table:table-cell office:value-type="float" office:value="236186" table:style-name="ce1">
            <text:p>236186</text:p>
          </table:table-cell>
          <table:table-cell office:value-type="float" office:value="11998" table:style-name="ce1">
            <text:p>11998</text:p>
          </table:table-cell>
          <table:table-cell office:value-type="float" office:value="5310" table:style-name="ce1">
            <text:p>5310</text:p>
          </table:table-cell>
          <table:table-cell office:value-type="float" office:value="253494" table:style-name="ce1">
            <text:p>253494</text:p>
          </table:table-cell>
          <table:table-cell table:number-columns-repeated="1633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986194" table:style-name="ce1">
            <text:p>986194</text:p>
          </table:table-cell>
          <table:table-cell office:value-type="float" office:value="5580459" table:style-name="ce1">
            <text:p>5580459</text:p>
          </table:table-cell>
          <table:table-cell office:value-type="float" office:value="280731" table:style-name="ce1">
            <text:p>280731</text:p>
          </table:table-cell>
          <table:table-cell office:value-type="float" office:value="126081" table:style-name="ce1">
            <text:p>126081</text:p>
          </table:table-cell>
          <table:table-cell office:value-type="float" office:value="5987271" table:style-name="ce1">
            <text:p>5987271</text:p>
          </table:table-cell>
          <table:table-cell office:value-type="float" office:value="536694" table:style-name="ce1">
            <text:p>536694</text:p>
          </table:table-cell>
          <table:table-cell office:value-type="float" office:value="429443" table:style-name="ce1">
            <text:p>429443</text:p>
          </table:table-cell>
          <table:table-cell office:value-type="float" office:value="21655" table:style-name="ce1">
            <text:p>21655</text:p>
          </table:table-cell>
          <table:table-cell office:value-type="float" office:value="9777" table:style-name="ce1">
            <text:p>9777</text:p>
          </table:table-cell>
          <table:table-cell office:value-type="float" office:value="460875" table:style-name="ce1">
            <text:p>460875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811017" table:style-name="ce1">
            <text:p>811017</text:p>
          </table:table-cell>
          <table:table-cell office:value-type="float" office:value="4565071" table:style-name="ce1">
            <text:p>4565071</text:p>
          </table:table-cell>
          <table:table-cell office:value-type="float" office:value="230218" table:style-name="ce1">
            <text:p>230218</text:p>
          </table:table-cell>
          <table:table-cell office:value-type="float" office:value="102952" table:style-name="ce1">
            <text:p>102952</text:p>
          </table:table-cell>
          <table:table-cell office:value-type="float" office:value="4898241" table:style-name="ce1">
            <text:p>4898241</text:p>
          </table:table-cell>
          <table:table-cell office:value-type="float" office:value="438897" table:style-name="ce1">
            <text:p>438897</text:p>
          </table:table-cell>
          <table:table-cell office:value-type="float" office:value="350648" table:style-name="ce1">
            <text:p>350648</text:p>
          </table:table-cell>
          <table:table-cell office:value-type="float" office:value="17819" table:style-name="ce1">
            <text:p>17819</text:p>
          </table:table-cell>
          <table:table-cell office:value-type="float" office:value="8018" table:style-name="ce1">
            <text:p>8018</text:p>
          </table:table-cell>
          <table:table-cell office:value-type="float" office:value="376485" table:style-name="ce1">
            <text:p>376485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911685" table:style-name="ce1">
            <text:p>911685</text:p>
          </table:table-cell>
          <table:table-cell office:value-type="float" office:value="5141973" table:style-name="ce1">
            <text:p>5141973</text:p>
          </table:table-cell>
          <table:table-cell office:value-type="float" office:value="259070" table:style-name="ce1">
            <text:p>259070</text:p>
          </table:table-cell>
          <table:table-cell office:value-type="float" office:value="116271" table:style-name="ce1">
            <text:p>116271</text:p>
          </table:table-cell>
          <table:table-cell office:value-type="float" office:value="5517314" table:style-name="ce1">
            <text:p>5517314</text:p>
          </table:table-cell>
          <table:table-cell office:value-type="float" office:value="493637" table:style-name="ce1">
            <text:p>493637</text:p>
          </table:table-cell>
          <table:table-cell office:value-type="float" office:value="395080" table:style-name="ce1">
            <text:p>395080</text:p>
          </table:table-cell>
          <table:table-cell office:value-type="float" office:value="20046" table:style-name="ce1">
            <text:p>20046</text:p>
          </table:table-cell>
          <table:table-cell office:value-type="float" office:value="8943" table:style-name="ce1">
            <text:p>8943</text:p>
          </table:table-cell>
          <table:table-cell office:value-type="float" office:value="424069" table:style-name="ce1">
            <text:p>424069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587930" table:style-name="ce1">
            <text:p>587930</text:p>
          </table:table-cell>
          <table:table-cell office:value-type="float" office:value="3315221" table:style-name="ce1">
            <text:p>3315221</text:p>
          </table:table-cell>
          <table:table-cell office:value-type="float" office:value="166814" table:style-name="ce1">
            <text:p>166814</text:p>
          </table:table-cell>
          <table:table-cell office:value-type="float" office:value="75001" table:style-name="ce1">
            <text:p>75001</text:p>
          </table:table-cell>
          <table:table-cell office:value-type="float" office:value="3557036" table:style-name="ce1">
            <text:p>3557036</text:p>
          </table:table-cell>
          <table:table-cell office:value-type="float" office:value="318705" table:style-name="ce1">
            <text:p>318705</text:p>
          </table:table-cell>
          <table:table-cell office:value-type="float" office:value="254923" table:style-name="ce1">
            <text:p>254923</text:p>
          </table:table-cell>
          <table:table-cell office:value-type="float" office:value="12764" table:style-name="ce1">
            <text:p>12764</text:p>
          </table:table-cell>
          <table:table-cell office:value-type="float" office:value="5668" table:style-name="ce1">
            <text:p>5668</text:p>
          </table:table-cell>
          <table:table-cell office:value-type="float" office:value="273355" table:style-name="ce1">
            <text:p>273355</text:p>
          </table:table-cell>
          <table:table-cell table:number-columns-repeated="1633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067398" table:style-name="ce1">
            <text:p>1067398</text:p>
          </table:table-cell>
          <table:table-cell office:value-type="float" office:value="6041967" table:style-name="ce1">
            <text:p>6041967</text:p>
          </table:table-cell>
          <table:table-cell office:value-type="float" office:value="304129" table:style-name="ce1">
            <text:p>304129</text:p>
          </table:table-cell>
          <table:table-cell office:value-type="float" office:value="136470" table:style-name="ce1">
            <text:p>136470</text:p>
          </table:table-cell>
          <table:table-cell office:value-type="float" office:value="6482566" table:style-name="ce1">
            <text:p>6482566</text:p>
          </table:table-cell>
          <table:table-cell office:value-type="float" office:value="576499" table:style-name="ce1">
            <text:p>576499</text:p>
          </table:table-cell>
          <table:table-cell office:value-type="float" office:value="461508" table:style-name="ce1">
            <text:p>461508</text:p>
          </table:table-cell>
          <table:table-cell office:value-type="float" office:value="23398" table:style-name="ce1">
            <text:p>23398</text:p>
          </table:table-cell>
          <table:table-cell office:value-type="float" office:value="10389" table:style-name="ce1">
            <text:p>10389</text:p>
          </table:table-cell>
          <table:table-cell office:value-type="float" office:value="495295" table:style-name="ce1">
            <text:p>495295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878288" table:style-name="ce1">
            <text:p>878288</text:p>
          </table:table-cell>
          <table:table-cell office:value-type="float" office:value="4947039" table:style-name="ce1">
            <text:p>4947039</text:p>
          </table:table-cell>
          <table:table-cell office:value-type="float" office:value="249543" table:style-name="ce1">
            <text:p>249543</text:p>
          </table:table-cell>
          <table:table-cell office:value-type="float" office:value="111642" table:style-name="ce1">
            <text:p>111642</text:p>
          </table:table-cell>
          <table:table-cell office:value-type="float" office:value="5308224" table:style-name="ce1">
            <text:p>5308224</text:p>
          </table:table-cell>
          <table:table-cell office:value-type="float" office:value="477254" table:style-name="ce1">
            <text:p>477254</text:p>
          </table:table-cell>
          <table:table-cell office:value-type="float" office:value="381968" table:style-name="ce1">
            <text:p>381968</text:p>
          </table:table-cell>
          <table:table-cell office:value-type="float" office:value="19325" table:style-name="ce1">
            <text:p>19325</text:p>
          </table:table-cell>
          <table:table-cell office:value-type="float" office:value="8690" table:style-name="ce1">
            <text:p>8690</text:p>
          </table:table-cell>
          <table:table-cell office:value-type="float" office:value="409983" table:style-name="ce1">
            <text:p>409983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988403" table:style-name="ce1">
            <text:p>988403</text:p>
          </table:table-cell>
          <table:table-cell office:value-type="float" office:value="5571212" table:style-name="ce1">
            <text:p>5571212</text:p>
          </table:table-cell>
          <table:table-cell office:value-type="float" office:value="280505" table:style-name="ce1">
            <text:p>280505</text:p>
          </table:table-cell>
          <table:table-cell office:value-type="float" office:value="125947" table:style-name="ce1">
            <text:p>125947</text:p>
          </table:table-cell>
          <table:table-cell office:value-type="float" office:value="5977664" table:style-name="ce1">
            <text:p>5977664</text:p>
          </table:table-cell>
          <table:table-cell office:value-type="float" office:value="537068" table:style-name="ce1">
            <text:p>537068</text:p>
          </table:table-cell>
          <table:table-cell office:value-type="float" office:value="429239" table:style-name="ce1">
            <text:p>429239</text:p>
          </table:table-cell>
          <table:table-cell office:value-type="float" office:value="21435" table:style-name="ce1">
            <text:p>21435</text:p>
          </table:table-cell>
          <table:table-cell office:value-type="float" office:value="9676" table:style-name="ce1">
            <text:p>9676</text:p>
          </table:table-cell>
          <table:table-cell office:value-type="float" office:value="460350" table:style-name="ce1">
            <text:p>460350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636560" table:style-name="ce1">
            <text:p>636560</text:p>
          </table:table-cell>
          <table:table-cell office:value-type="float" office:value="3591812" table:style-name="ce1">
            <text:p>3591812</text:p>
          </table:table-cell>
          <table:table-cell office:value-type="float" office:value="180707" table:style-name="ce1">
            <text:p>180707</text:p>
          </table:table-cell>
          <table:table-cell office:value-type="float" office:value="81261" table:style-name="ce1">
            <text:p>81261</text:p>
          </table:table-cell>
          <table:table-cell office:value-type="float" office:value="3853780" table:style-name="ce1">
            <text:p>3853780</text:p>
          </table:table-cell>
          <table:table-cell office:value-type="float" office:value="345374" table:style-name="ce1">
            <text:p>345374</text:p>
          </table:table-cell>
          <table:table-cell office:value-type="float" office:value="276591" table:style-name="ce1">
            <text:p>276591</text:p>
          </table:table-cell>
          <table:table-cell office:value-type="float" office:value="13893" table:style-name="ce1">
            <text:p>13893</text:p>
          </table:table-cell>
          <table:table-cell office:value-type="float" office:value="6260" table:style-name="ce1">
            <text:p>6260</text:p>
          </table:table-cell>
          <table:table-cell office:value-type="float" office:value="296744" table:style-name="ce1">
            <text:p>296744</text:p>
          </table:table-cell>
          <table:table-cell table:number-columns-repeated="1633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156551" table:style-name="ce1">
            <text:p>1156551</text:p>
          </table:table-cell>
          <table:table-cell office:value-type="float" office:value="6544659" table:style-name="ce1">
            <text:p>6544659</text:p>
          </table:table-cell>
          <table:table-cell office:value-type="float" office:value="329408" table:style-name="ce1">
            <text:p>329408</text:p>
          </table:table-cell>
          <table:table-cell office:value-type="float" office:value="147822" table:style-name="ce1">
            <text:p>147822</text:p>
          </table:table-cell>
          <table:table-cell office:value-type="float" office:value="7021889" table:style-name="ce1">
            <text:p>7021889</text:p>
          </table:table-cell>
          <table:table-cell office:value-type="float" office:value="628476" table:style-name="ce1">
            <text:p>628476</text:p>
          </table:table-cell>
          <table:table-cell office:value-type="float" office:value="502692" table:style-name="ce1">
            <text:p>502692</text:p>
          </table:table-cell>
          <table:table-cell office:value-type="float" office:value="25279" table:style-name="ce1">
            <text:p>25279</text:p>
          </table:table-cell>
          <table:table-cell office:value-type="float" office:value="11352" table:style-name="ce1">
            <text:p>11352</text:p>
          </table:table-cell>
          <table:table-cell office:value-type="float" office:value="539323" table:style-name="ce1">
            <text:p>539323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950883" table:style-name="ce1">
            <text:p>950883</text:p>
          </table:table-cell>
          <table:table-cell office:value-type="float" office:value="5360291" table:style-name="ce1">
            <text:p>5360291</text:p>
          </table:table-cell>
          <table:table-cell office:value-type="float" office:value="270474" table:style-name="ce1">
            <text:p>270474</text:p>
          </table:table-cell>
          <table:table-cell office:value-type="float" office:value="121091" table:style-name="ce1">
            <text:p>121091</text:p>
          </table:table-cell>
          <table:table-cell office:value-type="float" office:value="5751856" table:style-name="ce1">
            <text:p>5751856</text:p>
          </table:table-cell>
          <table:table-cell office:value-type="float" office:value="516227" table:style-name="ce1">
            <text:p>516227</text:p>
          </table:table-cell>
          <table:table-cell office:value-type="float" office:value="413252" table:style-name="ce1">
            <text:p>413252</text:p>
          </table:table-cell>
          <table:table-cell office:value-type="float" office:value="20931" table:style-name="ce1">
            <text:p>20931</text:p>
          </table:table-cell>
          <table:table-cell office:value-type="float" office:value="9449" table:style-name="ce1">
            <text:p>9449</text:p>
          </table:table-cell>
          <table:table-cell office:value-type="float" office:value="443632" table:style-name="ce1">
            <text:p>443632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1070220" table:style-name="ce1">
            <text:p>1070220</text:p>
          </table:table-cell>
          <table:table-cell office:value-type="float" office:value="6034477" table:style-name="ce1">
            <text:p>6034477</text:p>
          </table:table-cell>
          <table:table-cell office:value-type="float" office:value="303722" table:style-name="ce1">
            <text:p>303722</text:p>
          </table:table-cell>
          <table:table-cell office:value-type="float" office:value="136525" table:style-name="ce1">
            <text:p>136525</text:p>
          </table:table-cell>
          <table:table-cell office:value-type="float" office:value="6474724" table:style-name="ce1">
            <text:p>6474724</text:p>
          </table:table-cell>
          <table:table-cell office:value-type="float" office:value="578877" table:style-name="ce1">
            <text:p>578877</text:p>
          </table:table-cell>
          <table:table-cell office:value-type="float" office:value="463265" table:style-name="ce1">
            <text:p>463265</text:p>
          </table:table-cell>
          <table:table-cell office:value-type="float" office:value="23217" table:style-name="ce1">
            <text:p>23217</text:p>
          </table:table-cell>
          <table:table-cell office:value-type="float" office:value="10578" table:style-name="ce1">
            <text:p>10578</text:p>
          </table:table-cell>
          <table:table-cell office:value-type="float" office:value="497060" table:style-name="ce1">
            <text:p>497060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689543" table:style-name="ce1">
            <text:p>689543</text:p>
          </table:table-cell>
          <table:table-cell office:value-type="float" office:value="3890666" table:style-name="ce1">
            <text:p>3890666</text:p>
          </table:table-cell>
          <table:table-cell office:value-type="float" office:value="195531" table:style-name="ce1">
            <text:p>195531</text:p>
          </table:table-cell>
          <table:table-cell office:value-type="float" office:value="87924" table:style-name="ce1">
            <text:p>87924</text:p>
          </table:table-cell>
          <table:table-cell office:value-type="float" office:value="4174121" table:style-name="ce1">
            <text:p>4174121</text:p>
          </table:table-cell>
          <table:table-cell office:value-type="float" office:value="373324" table:style-name="ce1">
            <text:p>373324</text:p>
          </table:table-cell>
          <table:table-cell office:value-type="float" office:value="298854" table:style-name="ce1">
            <text:p>298854</text:p>
          </table:table-cell>
          <table:table-cell office:value-type="float" office:value="14824" table:style-name="ce1">
            <text:p>14824</text:p>
          </table:table-cell>
          <table:table-cell office:value-type="float" office:value="6663" table:style-name="ce1">
            <text:p>6663</text:p>
          </table:table-cell>
          <table:table-cell office:value-type="float" office:value="320341" table:style-name="ce1">
            <text:p>320341</text:p>
          </table:table-cell>
          <table:table-cell table:number-columns-repeated="1633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252823" table:style-name="ce1">
            <text:p>1252823</text:p>
          </table:table-cell>
          <table:table-cell office:value-type="float" office:value="7086031" table:style-name="ce1">
            <text:p>7086031</text:p>
          </table:table-cell>
          <table:table-cell office:value-type="float" office:value="356716" table:style-name="ce1">
            <text:p>356716</text:p>
          </table:table-cell>
          <table:table-cell office:value-type="float" office:value="160079" table:style-name="ce1">
            <text:p>160079</text:p>
          </table:table-cell>
          <table:table-cell office:value-type="float" office:value="7602826" table:style-name="ce1">
            <text:p>7602826</text:p>
          </table:table-cell>
          <table:table-cell office:value-type="float" office:value="677209" table:style-name="ce1">
            <text:p>677209</text:p>
          </table:table-cell>
          <table:table-cell office:value-type="float" office:value="541372" table:style-name="ce1">
            <text:p>541372</text:p>
          </table:table-cell>
          <table:table-cell office:value-type="float" office:value="27308" table:style-name="ce1">
            <text:p>27308</text:p>
          </table:table-cell>
          <table:table-cell office:value-type="float" office:value="12257" table:style-name="ce1">
            <text:p>12257</text:p>
          </table:table-cell>
          <table:table-cell office:value-type="float" office:value="580937" table:style-name="ce1">
            <text:p>580937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1030302" table:style-name="ce1">
            <text:p>1030302</text:p>
          </table:table-cell>
          <table:table-cell office:value-type="float" office:value="5807024" table:style-name="ce1">
            <text:p>5807024</text:p>
          </table:table-cell>
          <table:table-cell office:value-type="float" office:value="293091" table:style-name="ce1">
            <text:p>293091</text:p>
          </table:table-cell>
          <table:table-cell office:value-type="float" office:value="131173" table:style-name="ce1">
            <text:p>131173</text:p>
          </table:table-cell>
          <table:table-cell office:value-type="float" office:value="6231288" table:style-name="ce1">
            <text:p>6231288</text:p>
          </table:table-cell>
          <table:table-cell office:value-type="float" office:value="558851" table:style-name="ce1">
            <text:p>558851</text:p>
          </table:table-cell>
          <table:table-cell office:value-type="float" office:value="446733" table:style-name="ce1">
            <text:p>446733</text:p>
          </table:table-cell>
          <table:table-cell office:value-type="float" office:value="22617" table:style-name="ce1">
            <text:p>22617</text:p>
          </table:table-cell>
          <table:table-cell office:value-type="float" office:value="10082" table:style-name="ce1">
            <text:p>10082</text:p>
          </table:table-cell>
          <table:table-cell office:value-type="float" office:value="479432" table:style-name="ce1">
            <text:p>479432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1159731" table:style-name="ce1">
            <text:p>1159731</text:p>
          </table:table-cell>
          <table:table-cell office:value-type="float" office:value="6538340" table:style-name="ce1">
            <text:p>6538340</text:p>
          </table:table-cell>
          <table:table-cell office:value-type="float" office:value="329139" table:style-name="ce1">
            <text:p>329139</text:p>
          </table:table-cell>
          <table:table-cell office:value-type="float" office:value="147902" table:style-name="ce1">
            <text:p>147902</text:p>
          </table:table-cell>
          <table:table-cell office:value-type="float" office:value="7015381" table:style-name="ce1">
            <text:p>7015381</text:p>
          </table:table-cell>
          <table:table-cell office:value-type="float" office:value="630168" table:style-name="ce1">
            <text:p>630168</text:p>
          </table:table-cell>
          <table:table-cell office:value-type="float" office:value="503863" table:style-name="ce1">
            <text:p>503863</text:p>
          </table:table-cell>
          <table:table-cell office:value-type="float" office:value="25417" table:style-name="ce1">
            <text:p>25417</text:p>
          </table:table-cell>
          <table:table-cell office:value-type="float" office:value="11377" table:style-name="ce1">
            <text:p>11377</text:p>
          </table:table-cell>
          <table:table-cell office:value-type="float" office:value="540657" table:style-name="ce1">
            <text:p>540657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746504" table:style-name="ce1">
            <text:p>746504</text:p>
          </table:table-cell>
          <table:table-cell office:value-type="float" office:value="4215282" table:style-name="ce1">
            <text:p>4215282</text:p>
          </table:table-cell>
          <table:table-cell office:value-type="float" office:value="211843" table:style-name="ce1">
            <text:p>211843</text:p>
          </table:table-cell>
          <table:table-cell office:value-type="float" office:value="95327" table:style-name="ce1">
            <text:p>95327</text:p>
          </table:table-cell>
          <table:table-cell office:value-type="float" office:value="4522452" table:style-name="ce1">
            <text:p>4522452</text:p>
          </table:table-cell>
          <table:table-cell office:value-type="float" office:value="405292" table:style-name="ce1">
            <text:p>405292</text:p>
          </table:table-cell>
          <table:table-cell office:value-type="float" office:value="324616" table:style-name="ce1">
            <text:p>324616</text:p>
          </table:table-cell>
          <table:table-cell office:value-type="float" office:value="16312" table:style-name="ce1">
            <text:p>16312</text:p>
          </table:table-cell>
          <table:table-cell office:value-type="float" office:value="7403" table:style-name="ce1">
            <text:p>7403</text:p>
          </table:table-cell>
          <table:table-cell office:value-type="float" office:value="348331" table:style-name="ce1">
            <text:p>348331</text:p>
          </table:table-cell>
          <table:table-cell table:number-columns-repeated="1633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357717" table:style-name="ce1">
            <text:p>1357717</text:p>
          </table:table-cell>
          <table:table-cell office:value-type="float" office:value="7676735" table:style-name="ce1">
            <text:p>7676735</text:p>
          </table:table-cell>
          <table:table-cell office:value-type="float" office:value="386343" table:style-name="ce1">
            <text:p>386343</text:p>
          </table:table-cell>
          <table:table-cell office:value-type="float" office:value="173383" table:style-name="ce1">
            <text:p>173383</text:p>
          </table:table-cell>
          <table:table-cell office:value-type="float" office:value="8236461" table:style-name="ce1">
            <text:p>8236461</text:p>
          </table:table-cell>
          <table:table-cell office:value-type="float" office:value="738529" table:style-name="ce1">
            <text:p>738529</text:p>
          </table:table-cell>
          <table:table-cell office:value-type="float" office:value="590704" table:style-name="ce1">
            <text:p>590704</text:p>
          </table:table-cell>
          <table:table-cell office:value-type="float" office:value="29627" table:style-name="ce1">
            <text:p>29627</text:p>
          </table:table-cell>
          <table:table-cell office:value-type="float" office:value="13304" table:style-name="ce1">
            <text:p>13304</text:p>
          </table:table-cell>
          <table:table-cell office:value-type="float" office:value="633635" table:style-name="ce1">
            <text:p>633635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1116223" table:style-name="ce1">
            <text:p>1116223</text:p>
          </table:table-cell>
          <table:table-cell office:value-type="float" office:value="6290902" table:style-name="ce1">
            <text:p>6290902</text:p>
          </table:table-cell>
          <table:table-cell office:value-type="float" office:value="317363" table:style-name="ce1">
            <text:p>317363</text:p>
          </table:table-cell>
          <table:table-cell office:value-type="float" office:value="142208" table:style-name="ce1">
            <text:p>142208</text:p>
          </table:table-cell>
          <table:table-cell office:value-type="float" office:value="6750473" table:style-name="ce1">
            <text:p>6750473</text:p>
          </table:table-cell>
          <table:table-cell office:value-type="float" office:value="605106" table:style-name="ce1">
            <text:p>605106</text:p>
          </table:table-cell>
          <table:table-cell office:value-type="float" office:value="483878" table:style-name="ce1">
            <text:p>483878</text:p>
          </table:table-cell>
          <table:table-cell office:value-type="float" office:value="24272" table:style-name="ce1">
            <text:p>24272</text:p>
          </table:table-cell>
          <table:table-cell office:value-type="float" office:value="11035" table:style-name="ce1">
            <text:p>11035</text:p>
          </table:table-cell>
          <table:table-cell office:value-type="float" office:value="519185" table:style-name="ce1">
            <text:p>519185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1256026" table:style-name="ce1">
            <text:p>1256026</text:p>
          </table:table-cell>
          <table:table-cell office:value-type="float" office:value="7084079" table:style-name="ce1">
            <text:p>7084079</text:p>
          </table:table-cell>
          <table:table-cell office:value-type="float" office:value="356649" table:style-name="ce1">
            <text:p>356649</text:p>
          </table:table-cell>
          <table:table-cell office:value-type="float" office:value="160497" table:style-name="ce1">
            <text:p>160497</text:p>
          </table:table-cell>
          <table:table-cell office:value-type="float" office:value="7601225" table:style-name="ce1">
            <text:p>7601225</text:p>
          </table:table-cell>
          <table:table-cell office:value-type="float" office:value="682139" table:style-name="ce1">
            <text:p>682139</text:p>
          </table:table-cell>
          <table:table-cell office:value-type="float" office:value="545739" table:style-name="ce1">
            <text:p>545739</text:p>
          </table:table-cell>
          <table:table-cell office:value-type="float" office:value="27510" table:style-name="ce1">
            <text:p>27510</text:p>
          </table:table-cell>
          <table:table-cell office:value-type="float" office:value="12595" table:style-name="ce1">
            <text:p>12595</text:p>
          </table:table-cell>
          <table:table-cell office:value-type="float" office:value="585844" table:style-name="ce1">
            <text:p>585844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808768" table:style-name="ce1">
            <text:p>808768</text:p>
          </table:table-cell>
          <table:table-cell office:value-type="float" office:value="4566150" table:style-name="ce1">
            <text:p>4566150</text:p>
          </table:table-cell>
          <table:table-cell office:value-type="float" office:value="229341" table:style-name="ce1">
            <text:p>229341</text:p>
          </table:table-cell>
          <table:table-cell office:value-type="float" office:value="103319" table:style-name="ce1">
            <text:p>103319</text:p>
          </table:table-cell>
          <table:table-cell office:value-type="float" office:value="4898810" table:style-name="ce1">
            <text:p>4898810</text:p>
          </table:table-cell>
          <table:table-cell office:value-type="float" office:value="438622" table:style-name="ce1">
            <text:p>438622</text:p>
          </table:table-cell>
          <table:table-cell office:value-type="float" office:value="350868" table:style-name="ce1">
            <text:p>350868</text:p>
          </table:table-cell>
          <table:table-cell office:value-type="float" office:value="17498" table:style-name="ce1">
            <text:p>17498</text:p>
          </table:table-cell>
          <table:table-cell office:value-type="float" office:value="7992" table:style-name="ce1">
            <text:p>7992</text:p>
          </table:table-cell>
          <table:table-cell office:value-type="float" office:value="376358" table:style-name="ce1">
            <text:p>376358</text:p>
          </table:table-cell>
          <table:table-cell table:number-columns-repeated="1633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469595" table:style-name="ce1">
            <text:p>1469595</text:p>
          </table:table-cell>
          <table:table-cell office:value-type="float" office:value="8312295" table:style-name="ce1">
            <text:p>8312295</text:p>
          </table:table-cell>
          <table:table-cell office:value-type="float" office:value="419128" table:style-name="ce1">
            <text:p>419128</text:p>
          </table:table-cell>
          <table:table-cell office:value-type="float" office:value="187971" table:style-name="ce1">
            <text:p>187971</text:p>
          </table:table-cell>
          <table:table-cell office:value-type="float" office:value="8919394" table:style-name="ce1">
            <text:p>8919394</text:p>
          </table:table-cell>
          <table:table-cell office:value-type="float" office:value="794811" table:style-name="ce1">
            <text:p>794811</text:p>
          </table:table-cell>
          <table:table-cell office:value-type="float" office:value="635560" table:style-name="ce1">
            <text:p>635560</text:p>
          </table:table-cell>
          <table:table-cell office:value-type="float" office:value="32785" table:style-name="ce1">
            <text:p>32785</text:p>
          </table:table-cell>
          <table:table-cell office:value-type="float" office:value="14588" table:style-name="ce1">
            <text:p>14588</text:p>
          </table:table-cell>
          <table:table-cell office:value-type="float" office:value="682933" table:style-name="ce1">
            <text:p>682933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1209302" table:style-name="ce1">
            <text:p>1209302</text:p>
          </table:table-cell>
          <table:table-cell office:value-type="float" office:value="6816079" table:style-name="ce1">
            <text:p>6816079</text:p>
          </table:table-cell>
          <table:table-cell office:value-type="float" office:value="343602" table:style-name="ce1">
            <text:p>343602</text:p>
          </table:table-cell>
          <table:table-cell office:value-type="float" office:value="154102" table:style-name="ce1">
            <text:p>154102</text:p>
          </table:table-cell>
          <table:table-cell office:value-type="float" office:value="7313783" table:style-name="ce1">
            <text:p>7313783</text:p>
          </table:table-cell>
          <table:table-cell office:value-type="float" office:value="656389" table:style-name="ce1">
            <text:p>656389</text:p>
          </table:table-cell>
          <table:table-cell office:value-type="float" office:value="525177" table:style-name="ce1">
            <text:p>525177</text:p>
          </table:table-cell>
          <table:table-cell office:value-type="float" office:value="26239" table:style-name="ce1">
            <text:p>26239</text:p>
          </table:table-cell>
          <table:table-cell office:value-type="float" office:value="11894" table:style-name="ce1">
            <text:p>11894</text:p>
          </table:table-cell>
          <table:table-cell office:value-type="float" office:value="563310" table:style-name="ce1">
            <text:p>563310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1360324" table:style-name="ce1">
            <text:p>1360324</text:p>
          </table:table-cell>
          <table:table-cell office:value-type="float" office:value="7676581" table:style-name="ce1">
            <text:p>7676581</text:p>
          </table:table-cell>
          <table:table-cell office:value-type="float" office:value="386588" table:style-name="ce1">
            <text:p>386588</text:p>
          </table:table-cell>
          <table:table-cell office:value-type="float" office:value="173824" table:style-name="ce1">
            <text:p>173824</text:p>
          </table:table-cell>
          <table:table-cell office:value-type="float" office:value="8236993" table:style-name="ce1">
            <text:p>8236993</text:p>
          </table:table-cell>
          <table:table-cell office:value-type="float" office:value="740066" table:style-name="ce1">
            <text:p>740066</text:p>
          </table:table-cell>
          <table:table-cell office:value-type="float" office:value="592502" table:style-name="ce1">
            <text:p>592502</text:p>
          </table:table-cell>
          <table:table-cell office:value-type="float" office:value="29939" table:style-name="ce1">
            <text:p>29939</text:p>
          </table:table-cell>
          <table:table-cell office:value-type="float" office:value="13327" table:style-name="ce1">
            <text:p>13327</text:p>
          </table:table-cell>
          <table:table-cell office:value-type="float" office:value="635768" table:style-name="ce1">
            <text:p>635768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876064" table:style-name="ce1">
            <text:p>876064</text:p>
          </table:table-cell>
          <table:table-cell office:value-type="float" office:value="4947052" table:style-name="ce1">
            <text:p>4947052</text:p>
          </table:table-cell>
          <table:table-cell office:value-type="float" office:value="248604" table:style-name="ce1">
            <text:p>248604</text:p>
          </table:table-cell>
          <table:table-cell office:value-type="float" office:value="111941" table:style-name="ce1">
            <text:p>111941</text:p>
          </table:table-cell>
          <table:table-cell office:value-type="float" office:value="5307597" table:style-name="ce1">
            <text:p>5307597</text:p>
          </table:table-cell>
          <table:table-cell office:value-type="float" office:value="476083" table:style-name="ce1">
            <text:p>476083</text:p>
          </table:table-cell>
          <table:table-cell office:value-type="float" office:value="380902" table:style-name="ce1">
            <text:p>380902</text:p>
          </table:table-cell>
          <table:table-cell office:value-type="float" office:value="19263" table:style-name="ce1">
            <text:p>19263</text:p>
          </table:table-cell>
          <table:table-cell office:value-type="float" office:value="8622" table:style-name="ce1">
            <text:p>8622</text:p>
          </table:table-cell>
          <table:table-cell office:value-type="float" office:value="408787" table:style-name="ce1">
            <text:p>408787</text:p>
          </table:table-cell>
          <table:table-cell table:number-columns-repeated="1633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591854" table:style-name="ce1">
            <text:p>1591854</text:p>
          </table:table-cell>
          <table:table-cell office:value-type="float" office:value="9006228" table:style-name="ce1">
            <text:p>9006228</text:p>
          </table:table-cell>
          <table:table-cell office:value-type="float" office:value="454112" table:style-name="ce1">
            <text:p>454112</text:p>
          </table:table-cell>
          <table:table-cell office:value-type="float" office:value="203442" table:style-name="ce1">
            <text:p>203442</text:p>
          </table:table-cell>
          <table:table-cell office:value-type="float" office:value="9663782" table:style-name="ce1">
            <text:p>9663782</text:p>
          </table:table-cell>
          <table:table-cell office:value-type="float" office:value="866647" table:style-name="ce1">
            <text:p>866647</text:p>
          </table:table-cell>
          <table:table-cell office:value-type="float" office:value="693933" table:style-name="ce1">
            <text:p>693933</text:p>
          </table:table-cell>
          <table:table-cell office:value-type="float" office:value="34984" table:style-name="ce1">
            <text:p>34984</text:p>
          </table:table-cell>
          <table:table-cell office:value-type="float" office:value="15471" table:style-name="ce1">
            <text:p>15471</text:p>
          </table:table-cell>
          <table:table-cell office:value-type="float" office:value="744388" table:style-name="ce1">
            <text:p>744388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1310323" table:style-name="ce1">
            <text:p>1310323</text:p>
          </table:table-cell>
          <table:table-cell office:value-type="float" office:value="7383748" table:style-name="ce1">
            <text:p>7383748</text:p>
          </table:table-cell>
          <table:table-cell office:value-type="float" office:value="372202" table:style-name="ce1">
            <text:p>372202</text:p>
          </table:table-cell>
          <table:table-cell office:value-type="float" office:value="167072" table:style-name="ce1">
            <text:p>167072</text:p>
          </table:table-cell>
          <table:table-cell office:value-type="float" office:value="7923022" table:style-name="ce1">
            <text:p>7923022</text:p>
          </table:table-cell>
          <table:table-cell office:value-type="float" office:value="710260" table:style-name="ce1">
            <text:p>710260</text:p>
          </table:table-cell>
          <table:table-cell office:value-type="float" office:value="567669" table:style-name="ce1">
            <text:p>567669</text:p>
          </table:table-cell>
          <table:table-cell office:value-type="float" office:value="28600" table:style-name="ce1">
            <text:p>28600</text:p>
          </table:table-cell>
          <table:table-cell office:value-type="float" office:value="12970" table:style-name="ce1">
            <text:p>12970</text:p>
          </table:table-cell>
          <table:table-cell office:value-type="float" office:value="609239" table:style-name="ce1">
            <text:p>609239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1472922" table:style-name="ce1">
            <text:p>1472922</text:p>
          </table:table-cell>
          <table:table-cell office:value-type="float" office:value="8315399" table:style-name="ce1">
            <text:p>8315399</text:p>
          </table:table-cell>
          <table:table-cell office:value-type="float" office:value="418837" table:style-name="ce1">
            <text:p>418837</text:p>
          </table:table-cell>
          <table:table-cell office:value-type="float" office:value="188441" table:style-name="ce1">
            <text:p>188441</text:p>
          </table:table-cell>
          <table:table-cell office:value-type="float" office:value="8922677" table:style-name="ce1">
            <text:p>8922677</text:p>
          </table:table-cell>
          <table:table-cell office:value-type="float" office:value="798282" table:style-name="ce1">
            <text:p>798282</text:p>
          </table:table-cell>
          <table:table-cell office:value-type="float" office:value="638818" table:style-name="ce1">
            <text:p>638818</text:p>
          </table:table-cell>
          <table:table-cell office:value-type="float" office:value="32249" table:style-name="ce1">
            <text:p>32249</text:p>
          </table:table-cell>
          <table:table-cell office:value-type="float" office:value="14617" table:style-name="ce1">
            <text:p>14617</text:p>
          </table:table-cell>
          <table:table-cell office:value-type="float" office:value="685684" table:style-name="ce1">
            <text:p>685684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948889" table:style-name="ce1">
            <text:p>948889</text:p>
          </table:table-cell>
          <table:table-cell office:value-type="float" office:value="5358466" table:style-name="ce1">
            <text:p>5358466</text:p>
          </table:table-cell>
          <table:table-cell office:value-type="float" office:value="269325" table:style-name="ce1">
            <text:p>269325</text:p>
          </table:table-cell>
          <table:table-cell office:value-type="float" office:value="121316" table:style-name="ce1">
            <text:p>121316</text:p>
          </table:table-cell>
          <table:table-cell office:value-type="float" office:value="5749107" table:style-name="ce1">
            <text:p>5749107</text:p>
          </table:table-cell>
          <table:table-cell office:value-type="float" office:value="514335" table:style-name="ce1">
            <text:p>514335</text:p>
          </table:table-cell>
          <table:table-cell office:value-type="float" office:value="411414" table:style-name="ce1">
            <text:p>411414</text:p>
          </table:table-cell>
          <table:table-cell office:value-type="float" office:value="20721" table:style-name="ce1">
            <text:p>20721</text:p>
          </table:table-cell>
          <table:table-cell office:value-type="float" office:value="9375" table:style-name="ce1">
            <text:p>9375</text:p>
          </table:table-cell>
          <table:table-cell office:value-type="float" office:value="441510" table:style-name="ce1">
            <text:p>441510</text:p>
          </table:table-cell>
          <table:table-cell table:number-columns-repeated="1633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723743" table:style-name="ce1">
            <text:p>1723743</text:p>
          </table:table-cell>
          <table:table-cell office:value-type="float" office:value="9752768" table:style-name="ce1">
            <text:p>9752768</text:p>
          </table:table-cell>
          <table:table-cell office:value-type="float" office:value="491621" table:style-name="ce1">
            <text:p>491621</text:p>
          </table:table-cell>
          <table:table-cell office:value-type="float" office:value="220122" table:style-name="ce1">
            <text:p>220122</text:p>
          </table:table-cell>
          <table:table-cell office:value-type="float" office:value="10464511" table:style-name="ce1">
            <text:p>10464511</text:p>
          </table:table-cell>
          <table:table-cell office:value-type="float" office:value="932618" table:style-name="ce1">
            <text:p>932618</text:p>
          </table:table-cell>
          <table:table-cell office:value-type="float" office:value="746540" table:style-name="ce1">
            <text:p>746540</text:p>
          </table:table-cell>
          <table:table-cell office:value-type="float" office:value="37509" table:style-name="ce1">
            <text:p>37509</text:p>
          </table:table-cell>
          <table:table-cell office:value-type="float" office:value="16680" table:style-name="ce1">
            <text:p>16680</text:p>
          </table:table-cell>
          <table:table-cell office:value-type="float" office:value="800729" table:style-name="ce1">
            <text:p>800729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1419456" table:style-name="ce1">
            <text:p>1419456</text:p>
          </table:table-cell>
          <table:table-cell office:value-type="float" office:value="8002139" table:style-name="ce1">
            <text:p>8002139</text:p>
          </table:table-cell>
          <table:table-cell office:value-type="float" office:value="403374" table:style-name="ce1">
            <text:p>403374</text:p>
          </table:table-cell>
          <table:table-cell office:value-type="float" office:value="181029" table:style-name="ce1">
            <text:p>181029</text:p>
          </table:table-cell>
          <table:table-cell office:value-type="float" office:value="8586542" table:style-name="ce1">
            <text:p>8586542</text:p>
          </table:table-cell>
          <table:table-cell office:value-type="float" office:value="772653" table:style-name="ce1">
            <text:p>772653</text:p>
          </table:table-cell>
          <table:table-cell office:value-type="float" office:value="618391" table:style-name="ce1">
            <text:p>618391</text:p>
          </table:table-cell>
          <table:table-cell office:value-type="float" office:value="31172" table:style-name="ce1">
            <text:p>31172</text:p>
          </table:table-cell>
          <table:table-cell office:value-type="float" office:value="13957" table:style-name="ce1">
            <text:p>13957</text:p>
          </table:table-cell>
          <table:table-cell office:value-type="float" office:value="663520" table:style-name="ce1">
            <text:p>663520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1596730" table:style-name="ce1">
            <text:p>1596730</text:p>
          </table:table-cell>
          <table:table-cell office:value-type="float" office:value="9008822" table:style-name="ce1">
            <text:p>9008822</text:p>
          </table:table-cell>
          <table:table-cell office:value-type="float" office:value="453723" table:style-name="ce1">
            <text:p>453723</text:p>
          </table:table-cell>
          <table:table-cell office:value-type="float" office:value="204053" table:style-name="ce1">
            <text:p>204053</text:p>
          </table:table-cell>
          <table:table-cell office:value-type="float" office:value="9666598" table:style-name="ce1">
            <text:p>9666598</text:p>
          </table:table-cell>
          <table:table-cell office:value-type="float" office:value="867729" table:style-name="ce1">
            <text:p>867729</text:p>
          </table:table-cell>
          <table:table-cell office:value-type="float" office:value="693423" table:style-name="ce1">
            <text:p>693423</text:p>
          </table:table-cell>
          <table:table-cell office:value-type="float" office:value="34886" table:style-name="ce1">
            <text:p>34886</text:p>
          </table:table-cell>
          <table:table-cell office:value-type="float" office:value="15612" table:style-name="ce1">
            <text:p>15612</text:p>
          </table:table-cell>
          <table:table-cell office:value-type="float" office:value="743921" table:style-name="ce1">
            <text:p>743921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1028530" table:style-name="ce1">
            <text:p>1028530</text:p>
          </table:table-cell>
          <table:table-cell office:value-type="float" office:value="5807040" table:style-name="ce1">
            <text:p>5807040</text:p>
          </table:table-cell>
          <table:table-cell office:value-type="float" office:value="291680" table:style-name="ce1">
            <text:p>291680</text:p>
          </table:table-cell>
          <table:table-cell office:value-type="float" office:value="131372" table:style-name="ce1">
            <text:p>131372</text:p>
          </table:table-cell>
          <table:table-cell office:value-type="float" office:value="6230092" table:style-name="ce1">
            <text:p>6230092</text:p>
          </table:table-cell>
          <table:table-cell office:value-type="float" office:value="560626" table:style-name="ce1">
            <text:p>560626</text:p>
          </table:table-cell>
          <table:table-cell office:value-type="float" office:value="448574" table:style-name="ce1">
            <text:p>448574</text:p>
          </table:table-cell>
          <table:table-cell office:value-type="float" office:value="22355" table:style-name="ce1">
            <text:p>22355</text:p>
          </table:table-cell>
          <table:table-cell office:value-type="float" office:value="10056" table:style-name="ce1">
            <text:p>10056</text:p>
          </table:table-cell>
          <table:table-cell office:value-type="float" office:value="480985" table:style-name="ce1">
            <text:p>480985</text:p>
          </table:table-cell>
          <table:table-cell table:number-columns-repeated="1633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866976" table:style-name="ce1">
            <text:p>1866976</text:p>
          </table:table-cell>
          <table:table-cell office:value-type="float" office:value="10564706" table:style-name="ce1">
            <text:p>10564706</text:p>
          </table:table-cell>
          <table:table-cell office:value-type="float" office:value="532579" table:style-name="ce1">
            <text:p>532579</text:p>
          </table:table-cell>
          <table:table-cell office:value-type="float" office:value="238453" table:style-name="ce1">
            <text:p>238453</text:p>
          </table:table-cell>
          <table:table-cell office:value-type="float" office:value="11335738" table:style-name="ce1">
            <text:p>11335738</text:p>
          </table:table-cell>
          <table:table-cell office:value-type="float" office:value="1014460" table:style-name="ce1">
            <text:p>1014460</text:p>
          </table:table-cell>
          <table:table-cell office:value-type="float" office:value="811938" table:style-name="ce1">
            <text:p>811938</text:p>
          </table:table-cell>
          <table:table-cell office:value-type="float" office:value="40958" table:style-name="ce1">
            <text:p>40958</text:p>
          </table:table-cell>
          <table:table-cell office:value-type="float" office:value="18331" table:style-name="ce1">
            <text:p>18331</text:p>
          </table:table-cell>
          <table:table-cell office:value-type="float" office:value="871227" table:style-name="ce1">
            <text:p>871227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1537402" table:style-name="ce1">
            <text:p>1537402</text:p>
          </table:table-cell>
          <table:table-cell office:value-type="float" office:value="8671058" table:style-name="ce1">
            <text:p>8671058</text:p>
          </table:table-cell>
          <table:table-cell office:value-type="float" office:value="437142" table:style-name="ce1">
            <text:p>437142</text:p>
          </table:table-cell>
          <table:table-cell office:value-type="float" office:value="196261" table:style-name="ce1">
            <text:p>196261</text:p>
          </table:table-cell>
          <table:table-cell office:value-type="float" office:value="9304461" table:style-name="ce1">
            <text:p>9304461</text:p>
          </table:table-cell>
          <table:table-cell office:value-type="float" office:value="835865" table:style-name="ce1">
            <text:p>835865</text:p>
          </table:table-cell>
          <table:table-cell office:value-type="float" office:value="668919" table:style-name="ce1">
            <text:p>668919</text:p>
          </table:table-cell>
          <table:table-cell office:value-type="float" office:value="33768" table:style-name="ce1">
            <text:p>33768</text:p>
          </table:table-cell>
          <table:table-cell office:value-type="float" office:value="15232" table:style-name="ce1">
            <text:p>15232</text:p>
          </table:table-cell>
          <table:table-cell office:value-type="float" office:value="717919" table:style-name="ce1">
            <text:p>717919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1729733" table:style-name="ce1">
            <text:p>1729733</text:p>
          </table:table-cell>
          <table:table-cell office:value-type="float" office:value="9759222" table:style-name="ce1">
            <text:p>9759222</text:p>
          </table:table-cell>
          <table:table-cell office:value-type="float" office:value="491742" table:style-name="ce1">
            <text:p>491742</text:p>
          </table:table-cell>
          <table:table-cell office:value-type="float" office:value="221091" table:style-name="ce1">
            <text:p>221091</text:p>
          </table:table-cell>
          <table:table-cell office:value-type="float" office:value="10472055" table:style-name="ce1">
            <text:p>10472055</text:p>
          </table:table-cell>
          <table:table-cell office:value-type="float" office:value="938460" table:style-name="ce1">
            <text:p>938460</text:p>
          </table:table-cell>
          <table:table-cell office:value-type="float" office:value="750400" table:style-name="ce1">
            <text:p>750400</text:p>
          </table:table-cell>
          <table:table-cell office:value-type="float" office:value="38019" table:style-name="ce1">
            <text:p>38019</text:p>
          </table:table-cell>
          <table:table-cell office:value-type="float" office:value="17038" table:style-name="ce1">
            <text:p>17038</text:p>
          </table:table-cell>
          <table:table-cell office:value-type="float" office:value="805457" table:style-name="ce1">
            <text:p>805457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1113499" table:style-name="ce1">
            <text:p>1113499</text:p>
          </table:table-cell>
          <table:table-cell office:value-type="float" office:value="6289296" table:style-name="ce1">
            <text:p>6289296</text:p>
          </table:table-cell>
          <table:table-cell office:value-type="float" office:value="316085" table:style-name="ce1">
            <text:p>316085</text:p>
          </table:table-cell>
          <table:table-cell office:value-type="float" office:value="142213" table:style-name="ce1">
            <text:p>142213</text:p>
          </table:table-cell>
          <table:table-cell office:value-type="float" office:value="6747594" table:style-name="ce1">
            <text:p>6747594</text:p>
          </table:table-cell>
          <table:table-cell office:value-type="float" office:value="602471" table:style-name="ce1">
            <text:p>602471</text:p>
          </table:table-cell>
          <table:table-cell office:value-type="float" office:value="482256" table:style-name="ce1">
            <text:p>482256</text:p>
          </table:table-cell>
          <table:table-cell office:value-type="float" office:value="24405" table:style-name="ce1">
            <text:p>24405</text:p>
          </table:table-cell>
          <table:table-cell office:value-type="float" office:value="10841" table:style-name="ce1">
            <text:p>10841</text:p>
          </table:table-cell>
          <table:table-cell office:value-type="float" office:value="517502" table:style-name="ce1">
            <text:p>517502</text:p>
          </table:table-cell>
          <table:table-cell table:number-columns-repeated="1633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021340" table:style-name="ce1">
            <text:p>2021340</text:p>
          </table:table-cell>
          <table:table-cell office:value-type="float" office:value="11441311" table:style-name="ce1">
            <text:p>11441311</text:p>
          </table:table-cell>
          <table:table-cell office:value-type="float" office:value="576819" table:style-name="ce1">
            <text:p>576819</text:p>
          </table:table-cell>
          <table:table-cell office:value-type="float" office:value="258486" table:style-name="ce1">
            <text:p>258486</text:p>
          </table:table-cell>
          <table:table-cell office:value-type="float" office:value="12276616" table:style-name="ce1">
            <text:p>12276616</text:p>
          </table:table-cell>
          <table:table-cell office:value-type="float" office:value="1095242" table:style-name="ce1">
            <text:p>1095242</text:p>
          </table:table-cell>
          <table:table-cell office:value-type="float" office:value="876605" table:style-name="ce1">
            <text:p>876605</text:p>
          </table:table-cell>
          <table:table-cell office:value-type="float" office:value="44240" table:style-name="ce1">
            <text:p>44240</text:p>
          </table:table-cell>
          <table:table-cell office:value-type="float" office:value="20033" table:style-name="ce1">
            <text:p>20033</text:p>
          </table:table-cell>
          <table:table-cell office:value-type="float" office:value="940878" table:style-name="ce1">
            <text:p>940878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1665465" table:style-name="ce1">
            <text:p>1665465</text:p>
          </table:table-cell>
          <table:table-cell office:value-type="float" office:value="9394101" table:style-name="ce1">
            <text:p>9394101</text:p>
          </table:table-cell>
          <table:table-cell office:value-type="float" office:value="473701" table:style-name="ce1">
            <text:p>473701</text:p>
          </table:table-cell>
          <table:table-cell office:value-type="float" office:value="212520" table:style-name="ce1">
            <text:p>212520</text:p>
          </table:table-cell>
          <table:table-cell office:value-type="float" office:value="10080322" table:style-name="ce1">
            <text:p>10080322</text:p>
          </table:table-cell>
          <table:table-cell office:value-type="float" office:value="903924" table:style-name="ce1">
            <text:p>903924</text:p>
          </table:table-cell>
          <table:table-cell office:value-type="float" office:value="723043" table:style-name="ce1">
            <text:p>723043</text:p>
          </table:table-cell>
          <table:table-cell office:value-type="float" office:value="36559" table:style-name="ce1">
            <text:p>36559</text:p>
          </table:table-cell>
          <table:table-cell office:value-type="float" office:value="16259" table:style-name="ce1">
            <text:p>16259</text:p>
          </table:table-cell>
          <table:table-cell office:value-type="float" office:value="775861" table:style-name="ce1">
            <text:p>775861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1873975" table:style-name="ce1">
            <text:p>1873975</text:p>
          </table:table-cell>
          <table:table-cell office:value-type="float" office:value="10571731" table:style-name="ce1">
            <text:p>10571731</text:p>
          </table:table-cell>
          <table:table-cell office:value-type="float" office:value="532663" table:style-name="ce1">
            <text:p>532663</text:p>
          </table:table-cell>
          <table:table-cell office:value-type="float" office:value="239250" table:style-name="ce1">
            <text:p>239250</text:p>
          </table:table-cell>
          <table:table-cell office:value-type="float" office:value="11343644" table:style-name="ce1">
            <text:p>11343644</text:p>
          </table:table-cell>
          <table:table-cell office:value-type="float" office:value="1015831" table:style-name="ce1">
            <text:p>1015831</text:p>
          </table:table-cell>
          <table:table-cell office:value-type="float" office:value="812509" table:style-name="ce1">
            <text:p>812509</text:p>
          </table:table-cell>
          <table:table-cell office:value-type="float" office:value="40921" table:style-name="ce1">
            <text:p>40921</text:p>
          </table:table-cell>
          <table:table-cell office:value-type="float" office:value="18159" table:style-name="ce1">
            <text:p>18159</text:p>
          </table:table-cell>
          <table:table-cell office:value-type="float" office:value="871589" table:style-name="ce1">
            <text:p>871589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1206558" table:style-name="ce1">
            <text:p>1206558</text:p>
          </table:table-cell>
          <table:table-cell office:value-type="float" office:value="6814464" table:style-name="ce1">
            <text:p>6814464</text:p>
          </table:table-cell>
          <table:table-cell office:value-type="float" office:value="342378" table:style-name="ce1">
            <text:p>342378</text:p>
          </table:table-cell>
          <table:table-cell office:value-type="float" office:value="153994" table:style-name="ce1">
            <text:p>153994</text:p>
          </table:table-cell>
          <table:table-cell office:value-type="float" office:value="7310836" table:style-name="ce1">
            <text:p>7310836</text:p>
          </table:table-cell>
          <table:table-cell office:value-type="float" office:value="656301" table:style-name="ce1">
            <text:p>656301</text:p>
          </table:table-cell>
          <table:table-cell office:value-type="float" office:value="525168" table:style-name="ce1">
            <text:p>525168</text:p>
          </table:table-cell>
          <table:table-cell office:value-type="float" office:value="26293" table:style-name="ce1">
            <text:p>26293</text:p>
          </table:table-cell>
          <table:table-cell office:value-type="float" office:value="11781" table:style-name="ce1">
            <text:p>11781</text:p>
          </table:table-cell>
          <table:table-cell office:value-type="float" office:value="563242" table:style-name="ce1">
            <text:p>563242</text:p>
          </table:table-cell>
          <table:table-cell table:number-columns-repeated="1633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191651" table:style-name="ce1">
            <text:p>2191651</text:p>
          </table:table-cell>
          <table:table-cell office:value-type="float" office:value="12395285" table:style-name="ce1">
            <text:p>12395285</text:p>
          </table:table-cell>
          <table:table-cell office:value-type="float" office:value="624352" table:style-name="ce1">
            <text:p>624352</text:p>
          </table:table-cell>
          <table:table-cell office:value-type="float" office:value="279861" table:style-name="ce1">
            <text:p>279861</text:p>
          </table:table-cell>
          <table:table-cell office:value-type="float" office:value="13299498" table:style-name="ce1">
            <text:p>13299498</text:p>
          </table:table-cell>
          <table:table-cell office:value-type="float" office:value="1193193" table:style-name="ce1">
            <text:p>1193193</text:p>
          </table:table-cell>
          <table:table-cell office:value-type="float" office:value="953974" table:style-name="ce1">
            <text:p>953974</text:p>
          </table:table-cell>
          <table:table-cell office:value-type="float" office:value="47533" table:style-name="ce1">
            <text:p>47533</text:p>
          </table:table-cell>
          <table:table-cell office:value-type="float" office:value="21375" table:style-name="ce1">
            <text:p>21375</text:p>
          </table:table-cell>
          <table:table-cell office:value-type="float" office:value="1022882" table:style-name="ce1">
            <text:p>1022882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1804521" table:style-name="ce1">
            <text:p>1804521</text:p>
          </table:table-cell>
          <table:table-cell office:value-type="float" office:value="10177511" table:style-name="ce1">
            <text:p>10177511</text:p>
          </table:table-cell>
          <table:table-cell office:value-type="float" office:value="513423" table:style-name="ce1">
            <text:p>513423</text:p>
          </table:table-cell>
          <table:table-cell office:value-type="float" office:value="229983" table:style-name="ce1">
            <text:p>229983</text:p>
          </table:table-cell>
          <table:table-cell office:value-type="float" office:value="10920917" table:style-name="ce1">
            <text:p>10920917</text:p>
          </table:table-cell>
          <table:table-cell office:value-type="float" office:value="979651" table:style-name="ce1">
            <text:p>979651</text:p>
          </table:table-cell>
          <table:table-cell office:value-type="float" office:value="783410" table:style-name="ce1">
            <text:p>783410</text:p>
          </table:table-cell>
          <table:table-cell office:value-type="float" office:value="39722" table:style-name="ce1">
            <text:p>39722</text:p>
          </table:table-cell>
          <table:table-cell office:value-type="float" office:value="17463" table:style-name="ce1">
            <text:p>17463</text:p>
          </table:table-cell>
          <table:table-cell office:value-type="float" office:value="840595" table:style-name="ce1">
            <text:p>840595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2030488" table:style-name="ce1">
            <text:p>2030488</text:p>
          </table:table-cell>
          <table:table-cell office:value-type="float" office:value="11452172" table:style-name="ce1">
            <text:p>11452172</text:p>
          </table:table-cell>
          <table:table-cell office:value-type="float" office:value="577309" table:style-name="ce1">
            <text:p>577309</text:p>
          </table:table-cell>
          <table:table-cell office:value-type="float" office:value="258958" table:style-name="ce1">
            <text:p>258958</text:p>
          </table:table-cell>
          <table:table-cell office:value-type="float" office:value="12288439" table:style-name="ce1">
            <text:p>12288439</text:p>
          </table:table-cell>
          <table:table-cell office:value-type="float" office:value="1101308" table:style-name="ce1">
            <text:p>1101308</text:p>
          </table:table-cell>
          <table:table-cell office:value-type="float" office:value="880441" table:style-name="ce1">
            <text:p>880441</text:p>
          </table:table-cell>
          <table:table-cell office:value-type="float" office:value="44646" table:style-name="ce1">
            <text:p>44646</text:p>
          </table:table-cell>
          <table:table-cell office:value-type="float" office:value="19708" table:style-name="ce1">
            <text:p>19708</text:p>
          </table:table-cell>
          <table:table-cell office:value-type="float" office:value="944795" table:style-name="ce1">
            <text:p>944795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1306193" table:style-name="ce1">
            <text:p>1306193</text:p>
          </table:table-cell>
          <table:table-cell office:value-type="float" office:value="7378534" table:style-name="ce1">
            <text:p>7378534</text:p>
          </table:table-cell>
          <table:table-cell office:value-type="float" office:value="371323" table:style-name="ce1">
            <text:p>371323</text:p>
          </table:table-cell>
          <table:table-cell office:value-type="float" office:value="166988" table:style-name="ce1">
            <text:p>166988</text:p>
          </table:table-cell>
          <table:table-cell office:value-type="float" office:value="7916845" table:style-name="ce1">
            <text:p>7916845</text:p>
          </table:table-cell>
          <table:table-cell office:value-type="float" office:value="705644" table:style-name="ce1">
            <text:p>705644</text:p>
          </table:table-cell>
          <table:table-cell office:value-type="float" office:value="564070" table:style-name="ce1">
            <text:p>564070</text:p>
          </table:table-cell>
          <table:table-cell office:value-type="float" office:value="28945" table:style-name="ce1">
            <text:p>28945</text:p>
          </table:table-cell>
          <table:table-cell office:value-type="float" office:value="12994" table:style-name="ce1">
            <text:p>12994</text:p>
          </table:table-cell>
          <table:table-cell office:value-type="float" office:value="606009" table:style-name="ce1">
            <text:p>606009</text:p>
          </table:table-cell>
          <table:table-cell table:number-columns-repeated="1633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373961" table:style-name="ce1">
            <text:p>2373961</text:p>
          </table:table-cell>
          <table:table-cell office:value-type="float" office:value="13424052" table:style-name="ce1">
            <text:p>13424052</text:p>
          </table:table-cell>
          <table:table-cell office:value-type="float" office:value="676350" table:style-name="ce1">
            <text:p>676350</text:p>
          </table:table-cell>
          <table:table-cell office:value-type="float" office:value="303362" table:style-name="ce1">
            <text:p>303362</text:p>
          </table:table-cell>
          <table:table-cell office:value-type="float" office:value="14403764" table:style-name="ce1">
            <text:p>14403764</text:p>
          </table:table-cell>
          <table:table-cell office:value-type="float" office:value="1286576" table:style-name="ce1">
            <text:p>1286576</text:p>
          </table:table-cell>
          <table:table-cell office:value-type="float" office:value="1028767" table:style-name="ce1">
            <text:p>1028767</text:p>
          </table:table-cell>
          <table:table-cell office:value-type="float" office:value="51998" table:style-name="ce1">
            <text:p>51998</text:p>
          </table:table-cell>
          <table:table-cell office:value-type="float" office:value="23501" table:style-name="ce1">
            <text:p>23501</text:p>
          </table:table-cell>
          <table:table-cell office:value-type="float" office:value="1104266" table:style-name="ce1">
            <text:p>1104266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1953215" table:style-name="ce1">
            <text:p>1953215</text:p>
          </table:table-cell>
          <table:table-cell office:value-type="float" office:value="11025068" table:style-name="ce1">
            <text:p>11025068</text:p>
          </table:table-cell>
          <table:table-cell office:value-type="float" office:value="556605" table:style-name="ce1">
            <text:p>556605</text:p>
          </table:table-cell>
          <table:table-cell office:value-type="float" office:value="248960" table:style-name="ce1">
            <text:p>248960</text:p>
          </table:table-cell>
          <table:table-cell office:value-type="float" office:value="11830633" table:style-name="ce1">
            <text:p>11830633</text:p>
          </table:table-cell>
          <table:table-cell office:value-type="float" office:value="1058410" table:style-name="ce1">
            <text:p>1058410</text:p>
          </table:table-cell>
          <table:table-cell office:value-type="float" office:value="847557" table:style-name="ce1">
            <text:p>847557</text:p>
          </table:table-cell>
          <table:table-cell office:value-type="float" office:value="43182" table:style-name="ce1">
            <text:p>43182</text:p>
          </table:table-cell>
          <table:table-cell office:value-type="float" office:value="18977" table:style-name="ce1">
            <text:p>18977</text:p>
          </table:table-cell>
          <table:table-cell office:value-type="float" office:value="909716" table:style-name="ce1">
            <text:p>909716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2199484" table:style-name="ce1">
            <text:p>2199484</text:p>
          </table:table-cell>
          <table:table-cell office:value-type="float" office:value="12407830" table:style-name="ce1">
            <text:p>12407830</text:p>
          </table:table-cell>
          <table:table-cell office:value-type="float" office:value="625335" table:style-name="ce1">
            <text:p>625335</text:p>
          </table:table-cell>
          <table:table-cell office:value-type="float" office:value="280560" table:style-name="ce1">
            <text:p>280560</text:p>
          </table:table-cell>
          <table:table-cell office:value-type="float" office:value="13313725" table:style-name="ce1">
            <text:p>13313725</text:p>
          </table:table-cell>
          <table:table-cell office:value-type="float" office:value="1194282" table:style-name="ce1">
            <text:p>1194282</text:p>
          </table:table-cell>
          <table:table-cell office:value-type="float" office:value="955658" table:style-name="ce1">
            <text:p>955658</text:p>
          </table:table-cell>
          <table:table-cell office:value-type="float" office:value="48026" table:style-name="ce1">
            <text:p>48026</text:p>
          </table:table-cell>
          <table:table-cell office:value-type="float" office:value="21602" table:style-name="ce1">
            <text:p>21602</text:p>
          </table:table-cell>
          <table:table-cell office:value-type="float" office:value="1025286" table:style-name="ce1">
            <text:p>1025286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1414369" table:style-name="ce1">
            <text:p>1414369</text:p>
          </table:table-cell>
          <table:table-cell office:value-type="float" office:value="7995011" table:style-name="ce1">
            <text:p>7995011</text:p>
          </table:table-cell>
          <table:table-cell office:value-type="float" office:value="402473" table:style-name="ce1">
            <text:p>402473</text:p>
          </table:table-cell>
          <table:table-cell office:value-type="float" office:value="181088" table:style-name="ce1">
            <text:p>181088</text:p>
          </table:table-cell>
          <table:table-cell office:value-type="float" office:value="8578572" table:style-name="ce1">
            <text:p>8578572</text:p>
          </table:table-cell>
          <table:table-cell office:value-type="float" office:value="769903" table:style-name="ce1">
            <text:p>769903</text:p>
          </table:table-cell>
          <table:table-cell office:value-type="float" office:value="616477" table:style-name="ce1">
            <text:p>616477</text:p>
          </table:table-cell>
          <table:table-cell office:value-type="float" office:value="31150" table:style-name="ce1">
            <text:p>31150</text:p>
          </table:table-cell>
          <table:table-cell office:value-type="float" office:value="14100" table:style-name="ce1">
            <text:p>14100</text:p>
          </table:table-cell>
          <table:table-cell office:value-type="float" office:value="661727" table:style-name="ce1">
            <text:p>661727</text:p>
          </table:table-cell>
          <table:table-cell table:number-columns-repeated="1633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573106" table:style-name="ce1">
            <text:p>2573106</text:p>
          </table:table-cell>
          <table:table-cell office:value-type="float" office:value="14545319" table:style-name="ce1">
            <text:p>14545319</text:p>
          </table:table-cell>
          <table:table-cell office:value-type="float" office:value="732563" table:style-name="ce1">
            <text:p>732563</text:p>
          </table:table-cell>
          <table:table-cell office:value-type="float" office:value="328780" table:style-name="ce1">
            <text:p>328780</text:p>
          </table:table-cell>
          <table:table-cell office:value-type="float" office:value="15606662" table:style-name="ce1">
            <text:p>15606662</text:p>
          </table:table-cell>
          <table:table-cell office:value-type="float" office:value="1402043" table:style-name="ce1">
            <text:p>1402043</text:p>
          </table:table-cell>
          <table:table-cell office:value-type="float" office:value="1121267" table:style-name="ce1">
            <text:p>1121267</text:p>
          </table:table-cell>
          <table:table-cell office:value-type="float" office:value="56213" table:style-name="ce1">
            <text:p>56213</text:p>
          </table:table-cell>
          <table:table-cell office:value-type="float" office:value="25418" table:style-name="ce1">
            <text:p>25418</text:p>
          </table:table-cell>
          <table:table-cell office:value-type="float" office:value="1202898" table:style-name="ce1">
            <text:p>1202898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2115924" table:style-name="ce1">
            <text:p>2115924</text:p>
          </table:table-cell>
          <table:table-cell office:value-type="float" office:value="11944070" table:style-name="ce1">
            <text:p>11944070</text:p>
          </table:table-cell>
          <table:table-cell office:value-type="float" office:value="603069" table:style-name="ce1">
            <text:p>603069</text:p>
          </table:table-cell>
          <table:table-cell office:value-type="float" office:value="269983" table:style-name="ce1">
            <text:p>269983</text:p>
          </table:table-cell>
          <table:table-cell office:value-type="float" office:value="12817122" table:style-name="ce1">
            <text:p>12817122</text:p>
          </table:table-cell>
          <table:table-cell office:value-type="float" office:value="1149198" table:style-name="ce1">
            <text:p>1149198</text:p>
          </table:table-cell>
          <table:table-cell office:value-type="float" office:value="919002" table:style-name="ce1">
            <text:p>919002</text:p>
          </table:table-cell>
          <table:table-cell office:value-type="float" office:value="46464" table:style-name="ce1">
            <text:p>46464</text:p>
          </table:table-cell>
          <table:table-cell office:value-type="float" office:value="21023" table:style-name="ce1">
            <text:p>21023</text:p>
          </table:table-cell>
          <table:table-cell office:value-type="float" office:value="986489" table:style-name="ce1">
            <text:p>986489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2382127" table:style-name="ce1">
            <text:p>2382127</text:p>
          </table:table-cell>
          <table:table-cell office:value-type="float" office:value="13441054" table:style-name="ce1">
            <text:p>13441054</text:p>
          </table:table-cell>
          <table:table-cell office:value-type="float" office:value="677492" table:style-name="ce1">
            <text:p>677492</text:p>
          </table:table-cell>
          <table:table-cell office:value-type="float" office:value="303946" table:style-name="ce1">
            <text:p>303946</text:p>
          </table:table-cell>
          <table:table-cell office:value-type="float" office:value="14422492" table:style-name="ce1">
            <text:p>14422492</text:p>
          </table:table-cell>
          <table:table-cell office:value-type="float" office:value="1291410" table:style-name="ce1">
            <text:p>1291410</text:p>
          </table:table-cell>
          <table:table-cell office:value-type="float" office:value="1033224" table:style-name="ce1">
            <text:p>1033224</text:p>
          </table:table-cell>
          <table:table-cell office:value-type="float" office:value="52157" table:style-name="ce1">
            <text:p>52157</text:p>
          </table:table-cell>
          <table:table-cell office:value-type="float" office:value="23386" table:style-name="ce1">
            <text:p>23386</text:p>
          </table:table-cell>
          <table:table-cell office:value-type="float" office:value="1108767" table:style-name="ce1">
            <text:p>1108767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1531630" table:style-name="ce1">
            <text:p>1531630</text:p>
          </table:table-cell>
          <table:table-cell office:value-type="float" office:value="8658040" table:style-name="ce1">
            <text:p>8658040</text:p>
          </table:table-cell>
          <table:table-cell office:value-type="float" office:value="436058" table:style-name="ce1">
            <text:p>436058</text:p>
          </table:table-cell>
          <table:table-cell office:value-type="float" office:value="196239" table:style-name="ce1">
            <text:p>196239</text:p>
          </table:table-cell>
          <table:table-cell office:value-type="float" office:value="9290337" table:style-name="ce1">
            <text:p>9290337</text:p>
          </table:table-cell>
          <table:table-cell office:value-type="float" office:value="829026" table:style-name="ce1">
            <text:p>829026</text:p>
          </table:table-cell>
          <table:table-cell office:value-type="float" office:value="663029" table:style-name="ce1">
            <text:p>663029</text:p>
          </table:table-cell>
          <table:table-cell office:value-type="float" office:value="33585" table:style-name="ce1">
            <text:p>33585</text:p>
          </table:table-cell>
          <table:table-cell office:value-type="float" office:value="15151" table:style-name="ce1">
            <text:p>15151</text:p>
          </table:table-cell>
          <table:table-cell office:value-type="float" office:value="711765" table:style-name="ce1">
            <text:p>711765</text:p>
          </table:table-cell>
          <table:table-cell table:number-columns-repeated="1633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786705" table:style-name="ce1">
            <text:p>2786705</text:p>
          </table:table-cell>
          <table:table-cell office:value-type="float" office:value="15753172" table:style-name="ce1">
            <text:p>15753172</text:p>
          </table:table-cell>
          <table:table-cell office:value-type="float" office:value="793467" table:style-name="ce1">
            <text:p>793467</text:p>
          </table:table-cell>
          <table:table-cell office:value-type="float" office:value="355917" table:style-name="ce1">
            <text:p>355917</text:p>
          </table:table-cell>
          <table:table-cell office:value-type="float" office:value="16902556" table:style-name="ce1">
            <text:p>16902556</text:p>
          </table:table-cell>
          <table:table-cell office:value-type="float" office:value="1509493" table:style-name="ce1">
            <text:p>1509493</text:p>
          </table:table-cell>
          <table:table-cell office:value-type="float" office:value="1207853" table:style-name="ce1">
            <text:p>1207853</text:p>
          </table:table-cell>
          <table:table-cell office:value-type="float" office:value="60904" table:style-name="ce1">
            <text:p>60904</text:p>
          </table:table-cell>
          <table:table-cell office:value-type="float" office:value="27137" table:style-name="ce1">
            <text:p>27137</text:p>
          </table:table-cell>
          <table:table-cell office:value-type="float" office:value="1295894" table:style-name="ce1">
            <text:p>1295894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2291843" table:style-name="ce1">
            <text:p>2291843</text:p>
          </table:table-cell>
          <table:table-cell office:value-type="float" office:value="12937999" table:style-name="ce1">
            <text:p>12937999</text:p>
          </table:table-cell>
          <table:table-cell office:value-type="float" office:value="652733" table:style-name="ce1">
            <text:p>652733</text:p>
          </table:table-cell>
          <table:table-cell office:value-type="float" office:value="292601" table:style-name="ce1">
            <text:p>292601</text:p>
          </table:table-cell>
          <table:table-cell office:value-type="float" office:value="13883333" table:style-name="ce1">
            <text:p>13883333</text:p>
          </table:table-cell>
          <table:table-cell office:value-type="float" office:value="1242130" table:style-name="ce1">
            <text:p>1242130</text:p>
          </table:table-cell>
          <table:table-cell office:value-type="float" office:value="993929" table:style-name="ce1">
            <text:p>993929</text:p>
          </table:table-cell>
          <table:table-cell office:value-type="float" office:value="49664" table:style-name="ce1">
            <text:p>49664</text:p>
          </table:table-cell>
          <table:table-cell office:value-type="float" office:value="22618" table:style-name="ce1">
            <text:p>22618</text:p>
          </table:table-cell>
          <table:table-cell office:value-type="float" office:value="1066211" table:style-name="ce1">
            <text:p>1066211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2580263" table:style-name="ce1">
            <text:p>2580263</text:p>
          </table:table-cell>
          <table:table-cell office:value-type="float" office:value="14563287" table:style-name="ce1">
            <text:p>14563287</text:p>
          </table:table-cell>
          <table:table-cell office:value-type="float" office:value="734158" table:style-name="ce1">
            <text:p>734158</text:p>
          </table:table-cell>
          <table:table-cell office:value-type="float" office:value="329013" table:style-name="ce1">
            <text:p>329013</text:p>
          </table:table-cell>
          <table:table-cell office:value-type="float" office:value="15626458" table:style-name="ce1">
            <text:p>15626458</text:p>
          </table:table-cell>
          <table:table-cell office:value-type="float" office:value="1402102" table:style-name="ce1">
            <text:p>1402102</text:p>
          </table:table-cell>
          <table:table-cell office:value-type="float" office:value="1122233" table:style-name="ce1">
            <text:p>1122233</text:p>
          </table:table-cell>
          <table:table-cell office:value-type="float" office:value="56666" table:style-name="ce1">
            <text:p>56666</text:p>
          </table:table-cell>
          <table:table-cell office:value-type="float" office:value="25067" table:style-name="ce1">
            <text:p>25067</text:p>
          </table:table-cell>
          <table:table-cell office:value-type="float" office:value="1203966" table:style-name="ce1">
            <text:p>1203966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1659627" table:style-name="ce1">
            <text:p>1659627</text:p>
          </table:table-cell>
          <table:table-cell office:value-type="float" office:value="9380517" table:style-name="ce1">
            <text:p>9380517</text:p>
          </table:table-cell>
          <table:table-cell office:value-type="float" office:value="472509" table:style-name="ce1">
            <text:p>472509</text:p>
          </table:table-cell>
          <table:table-cell office:value-type="float" office:value="212320" table:style-name="ce1">
            <text:p>212320</text:p>
          </table:table-cell>
          <table:table-cell office:value-type="float" office:value="10065346" table:style-name="ce1">
            <text:p>10065346</text:p>
          </table:table-cell>
          <table:table-cell office:value-type="float" office:value="903006" table:style-name="ce1">
            <text:p>903006</text:p>
          </table:table-cell>
          <table:table-cell office:value-type="float" office:value="722477" table:style-name="ce1">
            <text:p>722477</text:p>
          </table:table-cell>
          <table:table-cell office:value-type="float" office:value="36451" table:style-name="ce1">
            <text:p>36451</text:p>
          </table:table-cell>
          <table:table-cell office:value-type="float" office:value="16081" table:style-name="ce1">
            <text:p>16081</text:p>
          </table:table-cell>
          <table:table-cell office:value-type="float" office:value="775009" table:style-name="ce1">
            <text:p>775009</text:p>
          </table:table-cell>
          <table:table-cell table:number-columns-repeated="1633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018115" table:style-name="ce1">
            <text:p>3018115</text:p>
          </table:table-cell>
          <table:table-cell office:value-type="float" office:value="17065316" table:style-name="ce1">
            <text:p>17065316</text:p>
          </table:table-cell>
          <table:table-cell office:value-type="float" office:value="859687" table:style-name="ce1">
            <text:p>859687</text:p>
          </table:table-cell>
          <table:table-cell office:value-type="float" office:value="385826" table:style-name="ce1">
            <text:p>385826</text:p>
          </table:table-cell>
          <table:table-cell office:value-type="float" office:value="18310829" table:style-name="ce1">
            <text:p>18310829</text:p>
          </table:table-cell>
          <table:table-cell office:value-type="float" office:value="1639683" table:style-name="ce1">
            <text:p>1639683</text:p>
          </table:table-cell>
          <table:table-cell office:value-type="float" office:value="1312144" table:style-name="ce1">
            <text:p>1312144</text:p>
          </table:table-cell>
          <table:table-cell office:value-type="float" office:value="66220" table:style-name="ce1">
            <text:p>66220</text:p>
          </table:table-cell>
          <table:table-cell office:value-type="float" office:value="29909" table:style-name="ce1">
            <text:p>29909</text:p>
          </table:table-cell>
          <table:table-cell office:value-type="float" office:value="1408273" table:style-name="ce1">
            <text:p>1408273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2483182" table:style-name="ce1">
            <text:p>2483182</text:p>
          </table:table-cell>
          <table:table-cell office:value-type="float" office:value="14017795" table:style-name="ce1">
            <text:p>14017795</text:p>
          </table:table-cell>
          <table:table-cell office:value-type="float" office:value="706963" table:style-name="ce1">
            <text:p>706963</text:p>
          </table:table-cell>
          <table:table-cell office:value-type="float" office:value="317081" table:style-name="ce1">
            <text:p>317081</text:p>
          </table:table-cell>
          <table:table-cell office:value-type="float" office:value="15041839" table:style-name="ce1">
            <text:p>15041839</text:p>
          </table:table-cell>
          <table:table-cell office:value-type="float" office:value="1349845" table:style-name="ce1">
            <text:p>1349845</text:p>
          </table:table-cell>
          <table:table-cell office:value-type="float" office:value="1079796" table:style-name="ce1">
            <text:p>1079796</text:p>
          </table:table-cell>
          <table:table-cell office:value-type="float" office:value="54230" table:style-name="ce1">
            <text:p>54230</text:p>
          </table:table-cell>
          <table:table-cell office:value-type="float" office:value="24480" table:style-name="ce1">
            <text:p>24480</text:p>
          </table:table-cell>
          <table:table-cell office:value-type="float" office:value="1158506" table:style-name="ce1">
            <text:p>1158506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2795016" table:style-name="ce1">
            <text:p>2795016</text:p>
          </table:table-cell>
          <table:table-cell office:value-type="float" office:value="15777171" table:style-name="ce1">
            <text:p>15777171</text:p>
          </table:table-cell>
          <table:table-cell office:value-type="float" office:value="795276" table:style-name="ce1">
            <text:p>795276</text:p>
          </table:table-cell>
          <table:table-cell office:value-type="float" office:value="356239" table:style-name="ce1">
            <text:p>356239</text:p>
          </table:table-cell>
          <table:table-cell office:value-type="float" office:value="16928686" table:style-name="ce1">
            <text:p>16928686</text:p>
          </table:table-cell>
          <table:table-cell office:value-type="float" office:value="1516981" table:style-name="ce1">
            <text:p>1516981</text:p>
          </table:table-cell>
          <table:table-cell office:value-type="float" office:value="1213884" table:style-name="ce1">
            <text:p>1213884</text:p>
          </table:table-cell>
          <table:table-cell office:value-type="float" office:value="61118" table:style-name="ce1">
            <text:p>61118</text:p>
          </table:table-cell>
          <table:table-cell office:value-type="float" office:value="27226" table:style-name="ce1">
            <text:p>27226</text:p>
          </table:table-cell>
          <table:table-cell office:value-type="float" office:value="1302228" table:style-name="ce1">
            <text:p>1302228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1797651" table:style-name="ce1">
            <text:p>1797651</text:p>
          </table:table-cell>
          <table:table-cell office:value-type="float" office:value="10158534" table:style-name="ce1">
            <text:p>10158534</text:p>
          </table:table-cell>
          <table:table-cell office:value-type="float" office:value="511728" table:style-name="ce1">
            <text:p>511728</text:p>
          </table:table-cell>
          <table:table-cell office:value-type="float" office:value="229875" table:style-name="ce1">
            <text:p>229875</text:p>
          </table:table-cell>
          <table:table-cell office:value-type="float" office:value="10900137" table:style-name="ce1">
            <text:p>10900137</text:p>
          </table:table-cell>
          <table:table-cell office:value-type="float" office:value="972815" table:style-name="ce1">
            <text:p>972815</text:p>
          </table:table-cell>
          <table:table-cell office:value-type="float" office:value="778017" table:style-name="ce1">
            <text:p>778017</text:p>
          </table:table-cell>
          <table:table-cell office:value-type="float" office:value="39219" table:style-name="ce1">
            <text:p>39219</text:p>
          </table:table-cell>
          <table:table-cell office:value-type="float" office:value="17555" table:style-name="ce1">
            <text:p>17555</text:p>
          </table:table-cell>
          <table:table-cell office:value-type="float" office:value="834791" table:style-name="ce1">
            <text:p>834791</text:p>
          </table:table-cell>
          <table:table-cell table:number-columns-repeated="1633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267840" table:style-name="ce1">
            <text:p>3267840</text:p>
          </table:table-cell>
          <table:table-cell office:value-type="float" office:value="18481361" table:style-name="ce1">
            <text:p>18481361</text:p>
          </table:table-cell>
          <table:table-cell office:value-type="float" office:value="930786" table:style-name="ce1">
            <text:p>930786</text:p>
          </table:table-cell>
          <table:table-cell office:value-type="float" office:value="418164" table:style-name="ce1">
            <text:p>418164</text:p>
          </table:table-cell>
          <table:table-cell office:value-type="float" office:value="19830311" table:style-name="ce1">
            <text:p>19830311</text:p>
          </table:table-cell>
          <table:table-cell office:value-type="float" office:value="1769207" table:style-name="ce1">
            <text:p>1769207</text:p>
          </table:table-cell>
          <table:table-cell office:value-type="float" office:value="1416045" table:style-name="ce1">
            <text:p>1416045</text:p>
          </table:table-cell>
          <table:table-cell office:value-type="float" office:value="71099" table:style-name="ce1">
            <text:p>71099</text:p>
          </table:table-cell>
          <table:table-cell office:value-type="float" office:value="32338" table:style-name="ce1">
            <text:p>32338</text:p>
          </table:table-cell>
          <table:table-cell office:value-type="float" office:value="1519482" table:style-name="ce1">
            <text:p>1519482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2688780" table:style-name="ce1">
            <text:p>2688780</text:p>
          </table:table-cell>
          <table:table-cell office:value-type="float" office:value="15184949" table:style-name="ce1">
            <text:p>15184949</text:p>
          </table:table-cell>
          <table:table-cell office:value-type="float" office:value="765771" table:style-name="ce1">
            <text:p>765771</text:p>
          </table:table-cell>
          <table:table-cell office:value-type="float" office:value="343303" table:style-name="ce1">
            <text:p>343303</text:p>
          </table:table-cell>
          <table:table-cell office:value-type="float" office:value="16294023" table:style-name="ce1">
            <text:p>16294023</text:p>
          </table:table-cell>
          <table:table-cell office:value-type="float" office:value="1457782" table:style-name="ce1">
            <text:p>1457782</text:p>
          </table:table-cell>
          <table:table-cell office:value-type="float" office:value="1167154" table:style-name="ce1">
            <text:p>1167154</text:p>
          </table:table-cell>
          <table:table-cell office:value-type="float" office:value="58808" table:style-name="ce1">
            <text:p>58808</text:p>
          </table:table-cell>
          <table:table-cell office:value-type="float" office:value="26222" table:style-name="ce1">
            <text:p>26222</text:p>
          </table:table-cell>
          <table:table-cell office:value-type="float" office:value="1252184" table:style-name="ce1">
            <text:p>1252184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3027537" table:style-name="ce1">
            <text:p>3027537</text:p>
          </table:table-cell>
          <table:table-cell office:value-type="float" office:value="17094334" table:style-name="ce1">
            <text:p>17094334</text:p>
          </table:table-cell>
          <table:table-cell office:value-type="float" office:value="861824" table:style-name="ce1">
            <text:p>861824</text:p>
          </table:table-cell>
          <table:table-cell office:value-type="float" office:value="385937" table:style-name="ce1">
            <text:p>385937</text:p>
          </table:table-cell>
          <table:table-cell office:value-type="float" office:value="18342095" table:style-name="ce1">
            <text:p>18342095</text:p>
          </table:table-cell>
          <table:table-cell office:value-type="float" office:value="1645930" table:style-name="ce1">
            <text:p>1645930</text:p>
          </table:table-cell>
          <table:table-cell office:value-type="float" office:value="1317163" table:style-name="ce1">
            <text:p>1317163</text:p>
          </table:table-cell>
          <table:table-cell office:value-type="float" office:value="66548" table:style-name="ce1">
            <text:p>66548</text:p>
          </table:table-cell>
          <table:table-cell office:value-type="float" office:value="29698" table:style-name="ce1">
            <text:p>29698</text:p>
          </table:table-cell>
          <table:table-cell office:value-type="float" office:value="1413409" table:style-name="ce1">
            <text:p>1413409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1947607" table:style-name="ce1">
            <text:p>1947607</text:p>
          </table:table-cell>
          <table:table-cell office:value-type="float" office:value="11005886" table:style-name="ce1">
            <text:p>11005886</text:p>
          </table:table-cell>
          <table:table-cell office:value-type="float" office:value="554343" table:style-name="ce1">
            <text:p>554343</text:p>
          </table:table-cell>
          <table:table-cell office:value-type="float" office:value="248870" table:style-name="ce1">
            <text:p>248870</text:p>
          </table:table-cell>
          <table:table-cell office:value-type="float" office:value="11809099" table:style-name="ce1">
            <text:p>11809099</text:p>
          </table:table-cell>
          <table:table-cell office:value-type="float" office:value="1058918" table:style-name="ce1">
            <text:p>1058918</text:p>
          </table:table-cell>
          <table:table-cell office:value-type="float" office:value="847352" table:style-name="ce1">
            <text:p>847352</text:p>
          </table:table-cell>
          <table:table-cell office:value-type="float" office:value="42615" table:style-name="ce1">
            <text:p>42615</text:p>
          </table:table-cell>
          <table:table-cell office:value-type="float" office:value="18995" table:style-name="ce1">
            <text:p>18995</text:p>
          </table:table-cell>
          <table:table-cell office:value-type="float" office:value="908962" table:style-name="ce1">
            <text:p>908962</text:p>
          </table:table-cell>
          <table:table-cell table:number-columns-repeated="1633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539845" table:style-name="ce1">
            <text:p>3539845</text:p>
          </table:table-cell>
          <table:table-cell office:value-type="float" office:value="20018551" table:style-name="ce1">
            <text:p>20018551</text:p>
          </table:table-cell>
          <table:table-cell office:value-type="float" office:value="1008242" table:style-name="ce1">
            <text:p>1008242</text:p>
          </table:table-cell>
          <table:table-cell office:value-type="float" office:value="453089" table:style-name="ce1">
            <text:p>453089</text:p>
          </table:table-cell>
          <table:table-cell office:value-type="float" office:value="21479882" table:style-name="ce1">
            <text:p>21479882</text:p>
          </table:table-cell>
          <table:table-cell office:value-type="float" office:value="1921576" table:style-name="ce1">
            <text:p>1921576</text:p>
          </table:table-cell>
          <table:table-cell office:value-type="float" office:value="1537190" table:style-name="ce1">
            <text:p>1537190</text:p>
          </table:table-cell>
          <table:table-cell office:value-type="float" office:value="77456" table:style-name="ce1">
            <text:p>77456</text:p>
          </table:table-cell>
          <table:table-cell office:value-type="float" office:value="34925" table:style-name="ce1">
            <text:p>34925</text:p>
          </table:table-cell>
          <table:table-cell office:value-type="float" office:value="1649571" table:style-name="ce1">
            <text:p>1649571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2913453" table:style-name="ce1">
            <text:p>2913453</text:p>
          </table:table-cell>
          <table:table-cell office:value-type="float" office:value="16451289" table:style-name="ce1">
            <text:p>16451289</text:p>
          </table:table-cell>
          <table:table-cell office:value-type="float" office:value="829142" table:style-name="ce1">
            <text:p>829142</text:p>
          </table:table-cell>
          <table:table-cell office:value-type="float" office:value="371863" table:style-name="ce1">
            <text:p>371863</text:p>
          </table:table-cell>
          <table:table-cell office:value-type="float" office:value="17652294" table:style-name="ce1">
            <text:p>17652294</text:p>
          </table:table-cell>
          <table:table-cell office:value-type="float" office:value="1582944" table:style-name="ce1">
            <text:p>1582944</text:p>
          </table:table-cell>
          <table:table-cell office:value-type="float" office:value="1266340" table:style-name="ce1">
            <text:p>1266340</text:p>
          </table:table-cell>
          <table:table-cell office:value-type="float" office:value="63371" table:style-name="ce1">
            <text:p>63371</text:p>
          </table:table-cell>
          <table:table-cell office:value-type="float" office:value="28560" table:style-name="ce1">
            <text:p>28560</text:p>
          </table:table-cell>
          <table:table-cell office:value-type="float" office:value="1358271" table:style-name="ce1">
            <text:p>1358271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3279328" table:style-name="ce1">
            <text:p>3279328</text:p>
          </table:table-cell>
          <table:table-cell office:value-type="float" office:value="18518612" table:style-name="ce1">
            <text:p>18518612</text:p>
          </table:table-cell>
          <table:table-cell office:value-type="float" office:value="933756" table:style-name="ce1">
            <text:p>933756</text:p>
          </table:table-cell>
          <table:table-cell office:value-type="float" office:value="418065" table:style-name="ce1">
            <text:p>418065</text:p>
          </table:table-cell>
          <table:table-cell office:value-type="float" office:value="19870433" table:style-name="ce1">
            <text:p>19870433</text:p>
          </table:table-cell>
          <table:table-cell office:value-type="float" office:value="1780129" table:style-name="ce1">
            <text:p>1780129</text:p>
          </table:table-cell>
          <table:table-cell office:value-type="float" office:value="1424278" table:style-name="ce1">
            <text:p>1424278</text:p>
          </table:table-cell>
          <table:table-cell office:value-type="float" office:value="71932" table:style-name="ce1">
            <text:p>71932</text:p>
          </table:table-cell>
          <table:table-cell office:value-type="float" office:value="32128" table:style-name="ce1">
            <text:p>32128</text:p>
          </table:table-cell>
          <table:table-cell office:value-type="float" office:value="1528338" table:style-name="ce1">
            <text:p>1528338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2109549" table:style-name="ce1">
            <text:p>2109549</text:p>
          </table:table-cell>
          <table:table-cell office:value-type="float" office:value="11920666" table:style-name="ce1">
            <text:p>11920666</text:p>
          </table:table-cell>
          <table:table-cell office:value-type="float" office:value="600529" table:style-name="ce1">
            <text:p>600529</text:p>
          </table:table-cell>
          <table:table-cell office:value-type="float" office:value="269470" table:style-name="ce1">
            <text:p>269470</text:p>
          </table:table-cell>
          <table:table-cell office:value-type="float" office:value="12790665" table:style-name="ce1">
            <text:p>12790665</text:p>
          </table:table-cell>
          <table:table-cell office:value-type="float" office:value="1143508" table:style-name="ce1">
            <text:p>1143508</text:p>
          </table:table-cell>
          <table:table-cell office:value-type="float" office:value="914780" table:style-name="ce1">
            <text:p>914780</text:p>
          </table:table-cell>
          <table:table-cell office:value-type="float" office:value="46186" table:style-name="ce1">
            <text:p>46186</text:p>
          </table:table-cell>
          <table:table-cell office:value-type="float" office:value="20600" table:style-name="ce1">
            <text:p>20600</text:p>
          </table:table-cell>
          <table:table-cell office:value-type="float" office:value="981566" table:style-name="ce1">
            <text:p>981566</text:p>
          </table:table-cell>
          <table:table-cell table:number-columns-repeated="1633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833744" table:style-name="ce1">
            <text:p>3833744</text:p>
          </table:table-cell>
          <table:table-cell office:value-type="float" office:value="21682651" table:style-name="ce1">
            <text:p>21682651</text:p>
          </table:table-cell>
          <table:table-cell office:value-type="float" office:value="1092446" table:style-name="ce1">
            <text:p>1092446</text:p>
          </table:table-cell>
          <table:table-cell office:value-type="float" office:value="490580" table:style-name="ce1">
            <text:p>490580</text:p>
          </table:table-cell>
          <table:table-cell office:value-type="float" office:value="23265677" table:style-name="ce1">
            <text:p>23265677</text:p>
          </table:table-cell>
          <table:table-cell office:value-type="float" office:value="2079694" table:style-name="ce1">
            <text:p>2079694</text:p>
          </table:table-cell>
          <table:table-cell office:value-type="float" office:value="1664100" table:style-name="ce1">
            <text:p>1664100</text:p>
          </table:table-cell>
          <table:table-cell office:value-type="float" office:value="84204" table:style-name="ce1">
            <text:p>84204</text:p>
          </table:table-cell>
          <table:table-cell office:value-type="float" office:value="37491" table:style-name="ce1">
            <text:p>37491</text:p>
          </table:table-cell>
          <table:table-cell office:value-type="float" office:value="1785795" table:style-name="ce1">
            <text:p>1785795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3154886" table:style-name="ce1">
            <text:p>3154886</text:p>
          </table:table-cell>
          <table:table-cell office:value-type="float" office:value="17819247" table:style-name="ce1">
            <text:p>17819247</text:p>
          </table:table-cell>
          <table:table-cell office:value-type="float" office:value="898142" table:style-name="ce1">
            <text:p>898142</text:p>
          </table:table-cell>
          <table:table-cell office:value-type="float" office:value="402727" table:style-name="ce1">
            <text:p>402727</text:p>
          </table:table-cell>
          <table:table-cell office:value-type="float" office:value="19120116" table:style-name="ce1">
            <text:p>19120116</text:p>
          </table:table-cell>
          <table:table-cell office:value-type="float" office:value="1709255" table:style-name="ce1">
            <text:p>1709255</text:p>
          </table:table-cell>
          <table:table-cell office:value-type="float" office:value="1367958" table:style-name="ce1">
            <text:p>1367958</text:p>
          </table:table-cell>
          <table:table-cell office:value-type="float" office:value="69000" table:style-name="ce1">
            <text:p>69000</text:p>
          </table:table-cell>
          <table:table-cell office:value-type="float" office:value="30864" table:style-name="ce1">
            <text:p>30864</text:p>
          </table:table-cell>
          <table:table-cell office:value-type="float" office:value="1467822" table:style-name="ce1">
            <text:p>1467822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3553021" table:style-name="ce1">
            <text:p>3553021</text:p>
          </table:table-cell>
          <table:table-cell office:value-type="float" office:value="20064536" table:style-name="ce1">
            <text:p>20064536</text:p>
          </table:table-cell>
          <table:table-cell office:value-type="float" office:value="1011825" table:style-name="ce1">
            <text:p>1011825</text:p>
          </table:table-cell>
          <table:table-cell office:value-type="float" office:value="452668" table:style-name="ce1">
            <text:p>452668</text:p>
          </table:table-cell>
          <table:table-cell office:value-type="float" office:value="21529029" table:style-name="ce1">
            <text:p>21529029</text:p>
          </table:table-cell>
          <table:table-cell office:value-type="float" office:value="1932289" table:style-name="ce1">
            <text:p>1932289</text:p>
          </table:table-cell>
          <table:table-cell office:value-type="float" office:value="1545924" table:style-name="ce1">
            <text:p>1545924</text:p>
          </table:table-cell>
          <table:table-cell office:value-type="float" office:value="78069" table:style-name="ce1">
            <text:p>78069</text:p>
          </table:table-cell>
          <table:table-cell office:value-type="float" office:value="34603" table:style-name="ce1">
            <text:p>34603</text:p>
          </table:table-cell>
          <table:table-cell office:value-type="float" office:value="1658596" table:style-name="ce1">
            <text:p>1658596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2285352" table:style-name="ce1">
            <text:p>2285352</text:p>
          </table:table-cell>
          <table:table-cell office:value-type="float" office:value="12913301" table:style-name="ce1">
            <text:p>12913301</text:p>
          </table:table-cell>
          <table:table-cell office:value-type="float" office:value="650494" table:style-name="ce1">
            <text:p>650494</text:p>
          </table:table-cell>
          <table:table-cell office:value-type="float" office:value="291981" table:style-name="ce1">
            <text:p>291981</text:p>
          </table:table-cell>
          <table:table-cell office:value-type="float" office:value="13855776" table:style-name="ce1">
            <text:p>13855776</text:p>
          </table:table-cell>
          <table:table-cell office:value-type="float" office:value="1240914" table:style-name="ce1">
            <text:p>1240914</text:p>
          </table:table-cell>
          <table:table-cell office:value-type="float" office:value="992635" table:style-name="ce1">
            <text:p>992635</text:p>
          </table:table-cell>
          <table:table-cell office:value-type="float" office:value="49965" table:style-name="ce1">
            <text:p>49965</text:p>
          </table:table-cell>
          <table:table-cell office:value-type="float" office:value="22511" table:style-name="ce1">
            <text:p>22511</text:p>
          </table:table-cell>
          <table:table-cell office:value-type="float" office:value="1065111" table:style-name="ce1">
            <text:p>1065111</text:p>
          </table:table-cell>
          <table:table-cell table:number-columns-repeated="1633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153082" table:style-name="ce1">
            <text:p>4153082</text:p>
          </table:table-cell>
          <table:table-cell office:value-type="float" office:value="23486648" table:style-name="ce1">
            <text:p>23486648</text:p>
          </table:table-cell>
          <table:table-cell office:value-type="float" office:value="1183444" table:style-name="ce1">
            <text:p>1183444</text:p>
          </table:table-cell>
          <table:table-cell office:value-type="float" office:value="531346" table:style-name="ce1">
            <text:p>531346</text:p>
          </table:table-cell>
          <table:table-cell office:value-type="float" office:value="25201438" table:style-name="ce1">
            <text:p>25201438</text:p>
          </table:table-cell>
          <table:table-cell office:value-type="float" office:value="2255099" table:style-name="ce1">
            <text:p>2255099</text:p>
          </table:table-cell>
          <table:table-cell office:value-type="float" office:value="1803997" table:style-name="ce1">
            <text:p>1803997</text:p>
          </table:table-cell>
          <table:table-cell office:value-type="float" office:value="90998" table:style-name="ce1">
            <text:p>90998</text:p>
          </table:table-cell>
          <table:table-cell office:value-type="float" office:value="40766" table:style-name="ce1">
            <text:p>40766</text:p>
          </table:table-cell>
          <table:table-cell office:value-type="float" office:value="1935761" table:style-name="ce1">
            <text:p>1935761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3417436" table:style-name="ce1">
            <text:p>3417436</text:p>
          </table:table-cell>
          <table:table-cell office:value-type="float" office:value="19305845" table:style-name="ce1">
            <text:p>19305845</text:p>
          </table:table-cell>
          <table:table-cell office:value-type="float" office:value="972908" table:style-name="ce1">
            <text:p>972908</text:p>
          </table:table-cell>
          <table:table-cell office:value-type="float" office:value="436225" table:style-name="ce1">
            <text:p>436225</text:p>
          </table:table-cell>
          <table:table-cell office:value-type="float" office:value="20714978" table:style-name="ce1">
            <text:p>20714978</text:p>
          </table:table-cell>
          <table:table-cell office:value-type="float" office:value="1857412" table:style-name="ce1">
            <text:p>1857412</text:p>
          </table:table-cell>
          <table:table-cell office:value-type="float" office:value="1486598" table:style-name="ce1">
            <text:p>1486598</text:p>
          </table:table-cell>
          <table:table-cell office:value-type="float" office:value="74766" table:style-name="ce1">
            <text:p>74766</text:p>
          </table:table-cell>
          <table:table-cell office:value-type="float" office:value="33498" table:style-name="ce1">
            <text:p>33498</text:p>
          </table:table-cell>
          <table:table-cell office:value-type="float" office:value="1594862" table:style-name="ce1">
            <text:p>1594862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3848788" table:style-name="ce1">
            <text:p>3848788</text:p>
          </table:table-cell>
          <table:table-cell office:value-type="float" office:value="21734649" table:style-name="ce1">
            <text:p>21734649</text:p>
          </table:table-cell>
          <table:table-cell office:value-type="float" office:value="1095844" table:style-name="ce1">
            <text:p>1095844</text:p>
          </table:table-cell>
          <table:table-cell office:value-type="float" office:value="490660" table:style-name="ce1">
            <text:p>490660</text:p>
          </table:table-cell>
          <table:table-cell office:value-type="float" office:value="23321153" table:style-name="ce1">
            <text:p>23321153</text:p>
          </table:table-cell>
          <table:table-cell office:value-type="float" office:value="2087891" table:style-name="ce1">
            <text:p>2087891</text:p>
          </table:table-cell>
          <table:table-cell office:value-type="float" office:value="1670113" table:style-name="ce1">
            <text:p>1670113</text:p>
          </table:table-cell>
          <table:table-cell office:value-type="float" office:value="84019" table:style-name="ce1">
            <text:p>84019</text:p>
          </table:table-cell>
          <table:table-cell office:value-type="float" office:value="37992" table:style-name="ce1">
            <text:p>37992</text:p>
          </table:table-cell>
          <table:table-cell office:value-type="float" office:value="1792124" table:style-name="ce1">
            <text:p>1792124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2475025" table:style-name="ce1">
            <text:p>2475025</text:p>
          </table:table-cell>
          <table:table-cell office:value-type="float" office:value="13986252" table:style-name="ce1">
            <text:p>13986252</text:p>
          </table:table-cell>
          <table:table-cell office:value-type="float" office:value="704693" table:style-name="ce1">
            <text:p>704693</text:p>
          </table:table-cell>
          <table:table-cell office:value-type="float" office:value="316593" table:style-name="ce1">
            <text:p>316593</text:p>
          </table:table-cell>
          <table:table-cell office:value-type="float" office:value="15007538" table:style-name="ce1">
            <text:p>15007538</text:p>
          </table:table-cell>
          <table:table-cell office:value-type="float" office:value="1341435" table:style-name="ce1">
            <text:p>1341435</text:p>
          </table:table-cell>
          <table:table-cell office:value-type="float" office:value="1072951" table:style-name="ce1">
            <text:p>1072951</text:p>
          </table:table-cell>
          <table:table-cell office:value-type="float" office:value="54199" table:style-name="ce1">
            <text:p>54199</text:p>
          </table:table-cell>
          <table:table-cell office:value-type="float" office:value="24612" table:style-name="ce1">
            <text:p>24612</text:p>
          </table:table-cell>
          <table:table-cell office:value-type="float" office:value="1151762" table:style-name="ce1">
            <text:p>1151762</text:p>
          </table:table-cell>
          <table:table-cell table:number-columns-repeated="1633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499983" table:style-name="ce1">
            <text:p>4499983</text:p>
          </table:table-cell>
          <table:table-cell office:value-type="float" office:value="25441388" table:style-name="ce1">
            <text:p>25441388</text:p>
          </table:table-cell>
          <table:table-cell office:value-type="float" office:value="1281343" table:style-name="ce1">
            <text:p>1281343</text:p>
          </table:table-cell>
          <table:table-cell office:value-type="float" office:value="575440" table:style-name="ce1">
            <text:p>575440</text:p>
          </table:table-cell>
          <table:table-cell office:value-type="float" office:value="27298171" table:style-name="ce1">
            <text:p>27298171</text:p>
          </table:table-cell>
          <table:table-cell office:value-type="float" office:value="2443634" table:style-name="ce1">
            <text:p>2443634</text:p>
          </table:table-cell>
          <table:table-cell office:value-type="float" office:value="1954740" table:style-name="ce1">
            <text:p>1954740</text:p>
          </table:table-cell>
          <table:table-cell office:value-type="float" office:value="97899" table:style-name="ce1">
            <text:p>97899</text:p>
          </table:table-cell>
          <table:table-cell office:value-type="float" office:value="44094" table:style-name="ce1">
            <text:p>44094</text:p>
          </table:table-cell>
          <table:table-cell office:value-type="float" office:value="2096733" table:style-name="ce1">
            <text:p>2096733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3701439" table:style-name="ce1">
            <text:p>3701439</text:p>
          </table:table-cell>
          <table:table-cell office:value-type="float" office:value="20910865" table:style-name="ce1">
            <text:p>20910865</text:p>
          </table:table-cell>
          <table:table-cell office:value-type="float" office:value="1054068" table:style-name="ce1">
            <text:p>1054068</text:p>
          </table:table-cell>
          <table:table-cell office:value-type="float" office:value="472553" table:style-name="ce1">
            <text:p>472553</text:p>
          </table:table-cell>
          <table:table-cell office:value-type="float" office:value="22437486" table:style-name="ce1">
            <text:p>22437486</text:p>
          </table:table-cell>
          <table:table-cell office:value-type="float" office:value="2006511" table:style-name="ce1">
            <text:p>2006511</text:p>
          </table:table-cell>
          <table:table-cell office:value-type="float" office:value="1605020" table:style-name="ce1">
            <text:p>1605020</text:p>
          </table:table-cell>
          <table:table-cell office:value-type="float" office:value="81160" table:style-name="ce1">
            <text:p>81160</text:p>
          </table:table-cell>
          <table:table-cell office:value-type="float" office:value="36328" table:style-name="ce1">
            <text:p>36328</text:p>
          </table:table-cell>
          <table:table-cell office:value-type="float" office:value="1722508" table:style-name="ce1">
            <text:p>1722508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4169691" table:style-name="ce1">
            <text:p>4169691</text:p>
          </table:table-cell>
          <table:table-cell office:value-type="float" office:value="23546259" table:style-name="ce1">
            <text:p>23546259</text:p>
          </table:table-cell>
          <table:table-cell office:value-type="float" office:value="1187088" table:style-name="ce1">
            <text:p>1187088</text:p>
          </table:table-cell>
          <table:table-cell office:value-type="float" office:value="531741" table:style-name="ce1">
            <text:p>531741</text:p>
          </table:table-cell>
          <table:table-cell office:value-type="float" office:value="25265088" table:style-name="ce1">
            <text:p>25265088</text:p>
          </table:table-cell>
          <table:table-cell office:value-type="float" office:value="2264838" table:style-name="ce1">
            <text:p>2264838</text:p>
          </table:table-cell>
          <table:table-cell office:value-type="float" office:value="1811610" table:style-name="ce1">
            <text:p>1811610</text:p>
          </table:table-cell>
          <table:table-cell office:value-type="float" office:value="91244" table:style-name="ce1">
            <text:p>91244</text:p>
          </table:table-cell>
          <table:table-cell office:value-type="float" office:value="41081" table:style-name="ce1">
            <text:p>41081</text:p>
          </table:table-cell>
          <table:table-cell office:value-type="float" office:value="1943935" table:style-name="ce1">
            <text:p>1943935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2680110" table:style-name="ce1">
            <text:p>2680110</text:p>
          </table:table-cell>
          <table:table-cell office:value-type="float" office:value="15149396" table:style-name="ce1">
            <text:p>15149396</text:p>
          </table:table-cell>
          <table:table-cell office:value-type="float" office:value="763533" table:style-name="ce1">
            <text:p>763533</text:p>
          </table:table-cell>
          <table:table-cell office:value-type="float" office:value="342644" table:style-name="ce1">
            <text:p>342644</text:p>
          </table:table-cell>
          <table:table-cell office:value-type="float" office:value="16255573" table:style-name="ce1">
            <text:p>16255573</text:p>
          </table:table-cell>
          <table:table-cell office:value-type="float" office:value="1453120" table:style-name="ce1">
            <text:p>1453120</text:p>
          </table:table-cell>
          <table:table-cell office:value-type="float" office:value="1163144" table:style-name="ce1">
            <text:p>1163144</text:p>
          </table:table-cell>
          <table:table-cell office:value-type="float" office:value="58840" table:style-name="ce1">
            <text:p>58840</text:p>
          </table:table-cell>
          <table:table-cell office:value-type="float" office:value="26051" table:style-name="ce1">
            <text:p>26051</text:p>
          </table:table-cell>
          <table:table-cell office:value-type="float" office:value="1248035" table:style-name="ce1">
            <text:p>1248035</text:p>
          </table:table-cell>
          <table:table-cell table:number-columns-repeated="1633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875044" table:style-name="ce1">
            <text:p>4875044</text:p>
          </table:table-cell>
          <table:table-cell office:value-type="float" office:value="27556442" table:style-name="ce1">
            <text:p>27556442</text:p>
          </table:table-cell>
          <table:table-cell office:value-type="float" office:value="1387741" table:style-name="ce1">
            <text:p>1387741</text:p>
          </table:table-cell>
          <table:table-cell office:value-type="float" office:value="623286" table:style-name="ce1">
            <text:p>623286</text:p>
          </table:table-cell>
          <table:table-cell office:value-type="float" office:value="29567469" table:style-name="ce1">
            <text:p>29567469</text:p>
          </table:table-cell>
          <table:table-cell office:value-type="float" office:value="2644359" table:style-name="ce1">
            <text:p>2644359</text:p>
          </table:table-cell>
          <table:table-cell office:value-type="float" office:value="2115054" table:style-name="ce1">
            <text:p>2115054</text:p>
          </table:table-cell>
          <table:table-cell office:value-type="float" office:value="106398" table:style-name="ce1">
            <text:p>106398</text:p>
          </table:table-cell>
          <table:table-cell office:value-type="float" office:value="47846" table:style-name="ce1">
            <text:p>47846</text:p>
          </table:table-cell>
          <table:table-cell office:value-type="float" office:value="2269298" table:style-name="ce1">
            <text:p>2269298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4011397" table:style-name="ce1">
            <text:p>4011397</text:p>
          </table:table-cell>
          <table:table-cell office:value-type="float" office:value="22653464" table:style-name="ce1">
            <text:p>22653464</text:p>
          </table:table-cell>
          <table:table-cell office:value-type="float" office:value="1141556" table:style-name="ce1">
            <text:p>1141556</text:p>
          </table:table-cell>
          <table:table-cell office:value-type="float" office:value="511753" table:style-name="ce1">
            <text:p>511753</text:p>
          </table:table-cell>
          <table:table-cell office:value-type="float" office:value="24306773" table:style-name="ce1">
            <text:p>24306773</text:p>
          </table:table-cell>
          <table:table-cell office:value-type="float" office:value="2179245" table:style-name="ce1">
            <text:p>2179245</text:p>
          </table:table-cell>
          <table:table-cell office:value-type="float" office:value="1742599" table:style-name="ce1">
            <text:p>1742599</text:p>
          </table:table-cell>
          <table:table-cell office:value-type="float" office:value="87488" table:style-name="ce1">
            <text:p>87488</text:p>
          </table:table-cell>
          <table:table-cell office:value-type="float" office:value="39200" table:style-name="ce1">
            <text:p>39200</text:p>
          </table:table-cell>
          <table:table-cell office:value-type="float" office:value="1869287" table:style-name="ce1">
            <text:p>1869287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4515681" table:style-name="ce1">
            <text:p>4515681</text:p>
          </table:table-cell>
          <table:table-cell office:value-type="float" office:value="25507157" table:style-name="ce1">
            <text:p>25507157</text:p>
          </table:table-cell>
          <table:table-cell office:value-type="float" office:value="1285678" table:style-name="ce1">
            <text:p>1285678</text:p>
          </table:table-cell>
          <table:table-cell office:value-type="float" office:value="575893" table:style-name="ce1">
            <text:p>575893</text:p>
          </table:table-cell>
          <table:table-cell office:value-type="float" office:value="27368728" table:style-name="ce1">
            <text:p>27368728</text:p>
          </table:table-cell>
          <table:table-cell office:value-type="float" office:value="2449630" table:style-name="ce1">
            <text:p>2449630</text:p>
          </table:table-cell>
          <table:table-cell office:value-type="float" office:value="1960898" table:style-name="ce1">
            <text:p>1960898</text:p>
          </table:table-cell>
          <table:table-cell office:value-type="float" office:value="98590" table:style-name="ce1">
            <text:p>98590</text:p>
          </table:table-cell>
          <table:table-cell office:value-type="float" office:value="44152" table:style-name="ce1">
            <text:p>44152</text:p>
          </table:table-cell>
          <table:table-cell office:value-type="float" office:value="2103640" table:style-name="ce1">
            <text:p>2103640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2903325" table:style-name="ce1">
            <text:p>2903325</text:p>
          </table:table-cell>
          <table:table-cell office:value-type="float" office:value="16406097" table:style-name="ce1">
            <text:p>16406097</text:p>
          </table:table-cell>
          <table:table-cell office:value-type="float" office:value="827344" table:style-name="ce1">
            <text:p>827344</text:p>
          </table:table-cell>
          <table:table-cell office:value-type="float" office:value="371223" table:style-name="ce1">
            <text:p>371223</text:p>
          </table:table-cell>
          <table:table-cell office:value-type="float" office:value="17604664" table:style-name="ce1">
            <text:p>17604664</text:p>
          </table:table-cell>
          <table:table-cell office:value-type="float" office:value="1572306" table:style-name="ce1">
            <text:p>1572306</text:p>
          </table:table-cell>
          <table:table-cell office:value-type="float" office:value="1256701" table:style-name="ce1">
            <text:p>1256701</text:p>
          </table:table-cell>
          <table:table-cell office:value-type="float" office:value="63811" table:style-name="ce1">
            <text:p>63811</text:p>
          </table:table-cell>
          <table:table-cell office:value-type="float" office:value="28579" table:style-name="ce1">
            <text:p>28579</text:p>
          </table:table-cell>
          <table:table-cell office:value-type="float" office:value="1349091" table:style-name="ce1">
            <text:p>1349091</text:p>
          </table:table-cell>
          <table:table-cell table:number-columns-repeated="1633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280976" table:style-name="ce1">
            <text:p>5280976</text:p>
          </table:table-cell>
          <table:table-cell office:value-type="float" office:value="29848804" table:style-name="ce1">
            <text:p>29848804</text:p>
          </table:table-cell>
          <table:table-cell office:value-type="float" office:value="1503319" table:style-name="ce1">
            <text:p>1503319</text:p>
          </table:table-cell>
          <table:table-cell office:value-type="float" office:value="675192" table:style-name="ce1">
            <text:p>675192</text:p>
          </table:table-cell>
          <table:table-cell office:value-type="float" office:value="32027315" table:style-name="ce1">
            <text:p>32027315</text:p>
          </table:table-cell>
          <table:table-cell office:value-type="float" office:value="2865778" table:style-name="ce1">
            <text:p>2865778</text:p>
          </table:table-cell>
          <table:table-cell office:value-type="float" office:value="2292362" table:style-name="ce1">
            <text:p>2292362</text:p>
          </table:table-cell>
          <table:table-cell office:value-type="float" office:value="115578" table:style-name="ce1">
            <text:p>115578</text:p>
          </table:table-cell>
          <table:table-cell office:value-type="float" office:value="51906" table:style-name="ce1">
            <text:p>51906</text:p>
          </table:table-cell>
          <table:table-cell office:value-type="float" office:value="2459846" table:style-name="ce1">
            <text:p>2459846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4344383" table:style-name="ce1">
            <text:p>4344383</text:p>
          </table:table-cell>
          <table:table-cell office:value-type="float" office:value="24538814" table:style-name="ce1">
            <text:p>24538814</text:p>
          </table:table-cell>
          <table:table-cell office:value-type="float" office:value="1236706" table:style-name="ce1">
            <text:p>1236706</text:p>
          </table:table-cell>
          <table:table-cell office:value-type="float" office:value="554283" table:style-name="ce1">
            <text:p>554283</text:p>
          </table:table-cell>
          <table:table-cell office:value-type="float" office:value="26329803" table:style-name="ce1">
            <text:p>26329803</text:p>
          </table:table-cell>
          <table:table-cell office:value-type="float" office:value="2356016" table:style-name="ce1">
            <text:p>2356016</text:p>
          </table:table-cell>
          <table:table-cell office:value-type="float" office:value="1885350" table:style-name="ce1">
            <text:p>1885350</text:p>
          </table:table-cell>
          <table:table-cell office:value-type="float" office:value="95150" table:style-name="ce1">
            <text:p>95150</text:p>
          </table:table-cell>
          <table:table-cell office:value-type="float" office:value="42530" table:style-name="ce1">
            <text:p>42530</text:p>
          </table:table-cell>
          <table:table-cell office:value-type="float" office:value="2023030" table:style-name="ce1">
            <text:p>2023030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4893250" table:style-name="ce1">
            <text:p>4893250</text:p>
          </table:table-cell>
          <table:table-cell office:value-type="float" office:value="27629500" table:style-name="ce1">
            <text:p>27629500</text:p>
          </table:table-cell>
          <table:table-cell office:value-type="float" office:value="1392402" table:style-name="ce1">
            <text:p>1392402</text:p>
          </table:table-cell>
          <table:table-cell office:value-type="float" office:value="623315" table:style-name="ce1">
            <text:p>623315</text:p>
          </table:table-cell>
          <table:table-cell office:value-type="float" office:value="29645217" table:style-name="ce1">
            <text:p>29645217</text:p>
          </table:table-cell>
          <table:table-cell office:value-type="float" office:value="2654058" table:style-name="ce1">
            <text:p>2654058</text:p>
          </table:table-cell>
          <table:table-cell office:value-type="float" office:value="2122343" table:style-name="ce1">
            <text:p>2122343</text:p>
          </table:table-cell>
          <table:table-cell office:value-type="float" office:value="106724" table:style-name="ce1">
            <text:p>106724</text:p>
          </table:table-cell>
          <table:table-cell office:value-type="float" office:value="47422" table:style-name="ce1">
            <text:p>47422</text:p>
          </table:table-cell>
          <table:table-cell office:value-type="float" office:value="2276489" table:style-name="ce1">
            <text:p>2276489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3144600" table:style-name="ce1">
            <text:p>3144600</text:p>
          </table:table-cell>
          <table:table-cell office:value-type="float" office:value="17770223" table:style-name="ce1">
            <text:p>17770223</text:p>
          </table:table-cell>
          <table:table-cell office:value-type="float" office:value="896420" table:style-name="ce1">
            <text:p>896420</text:p>
          </table:table-cell>
          <table:table-cell office:value-type="float" office:value="401870" table:style-name="ce1">
            <text:p>401870</text:p>
          </table:table-cell>
          <table:table-cell office:value-type="float" office:value="19068513" table:style-name="ce1">
            <text:p>19068513</text:p>
          </table:table-cell>
          <table:table-cell office:value-type="float" office:value="1705124" table:style-name="ce1">
            <text:p>1705124</text:p>
          </table:table-cell>
          <table:table-cell office:value-type="float" office:value="1364126" table:style-name="ce1">
            <text:p>1364126</text:p>
          </table:table-cell>
          <table:table-cell office:value-type="float" office:value="69076" table:style-name="ce1">
            <text:p>69076</text:p>
          </table:table-cell>
          <table:table-cell office:value-type="float" office:value="30647" table:style-name="ce1">
            <text:p>30647</text:p>
          </table:table-cell>
          <table:table-cell office:value-type="float" office:value="1463849" table:style-name="ce1">
            <text:p>1463849</text:p>
          </table:table-cell>
          <table:table-cell table:number-columns-repeated="1633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5719541" table:style-name="ce1">
            <text:p>5719541</text:p>
          </table:table-cell>
          <table:table-cell office:value-type="float" office:value="32328709" table:style-name="ce1">
            <text:p>32328709</text:p>
          </table:table-cell>
          <table:table-cell office:value-type="float" office:value="1628762" table:style-name="ce1">
            <text:p>1628762</text:p>
          </table:table-cell>
          <table:table-cell office:value-type="float" office:value="731457" table:style-name="ce1">
            <text:p>731457</text:p>
          </table:table-cell>
          <table:table-cell office:value-type="float" office:value="34688928" table:style-name="ce1">
            <text:p>34688928</text:p>
          </table:table-cell>
          <table:table-cell office:value-type="float" office:value="3100178" table:style-name="ce1">
            <text:p>3100178</text:p>
          </table:table-cell>
          <table:table-cell office:value-type="float" office:value="2479905" table:style-name="ce1">
            <text:p>2479905</text:p>
          </table:table-cell>
          <table:table-cell office:value-type="float" office:value="125443" table:style-name="ce1">
            <text:p>125443</text:p>
          </table:table-cell>
          <table:table-cell office:value-type="float" office:value="56265" table:style-name="ce1">
            <text:p>56265</text:p>
          </table:table-cell>
          <table:table-cell office:value-type="float" office:value="2661613" table:style-name="ce1">
            <text:p>2661613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4704758" table:style-name="ce1">
            <text:p>4704758</text:p>
          </table:table-cell>
          <table:table-cell office:value-type="float" office:value="26584679" table:style-name="ce1">
            <text:p>26584679</text:p>
          </table:table-cell>
          <table:table-cell office:value-type="float" office:value="1339954" table:style-name="ce1">
            <text:p>1339954</text:p>
          </table:table-cell>
          <table:table-cell office:value-type="float" office:value="600710" table:style-name="ce1">
            <text:p>600710</text:p>
          </table:table-cell>
          <table:table-cell office:value-type="float" office:value="28525343" table:style-name="ce1">
            <text:p>28525343</text:p>
          </table:table-cell>
          <table:table-cell office:value-type="float" office:value="2555915" table:style-name="ce1">
            <text:p>2555915</text:p>
          </table:table-cell>
          <table:table-cell office:value-type="float" office:value="2045865" table:style-name="ce1">
            <text:p>2045865</text:p>
          </table:table-cell>
          <table:table-cell office:value-type="float" office:value="103248" table:style-name="ce1">
            <text:p>103248</text:p>
          </table:table-cell>
          <table:table-cell office:value-type="float" office:value="46427" table:style-name="ce1">
            <text:p>46427</text:p>
          </table:table-cell>
          <table:table-cell office:value-type="float" office:value="2195540" table:style-name="ce1">
            <text:p>2195540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5300214" table:style-name="ce1">
            <text:p>5300214</text:p>
          </table:table-cell>
          <table:table-cell office:value-type="float" office:value="29929592" table:style-name="ce1">
            <text:p>29929592</text:p>
          </table:table-cell>
          <table:table-cell office:value-type="float" office:value="1508561" table:style-name="ce1">
            <text:p>1508561</text:p>
          </table:table-cell>
          <table:table-cell office:value-type="float" office:value="675197" table:style-name="ce1">
            <text:p>675197</text:p>
          </table:table-cell>
          <table:table-cell office:value-type="float" office:value="32113350" table:style-name="ce1">
            <text:p>32113350</text:p>
          </table:table-cell>
          <table:table-cell office:value-type="float" office:value="2875097" table:style-name="ce1">
            <text:p>2875097</text:p>
          </table:table-cell>
          <table:table-cell office:value-type="float" office:value="2300092" table:style-name="ce1">
            <text:p>2300092</text:p>
          </table:table-cell>
          <table:table-cell office:value-type="float" office:value="116159" table:style-name="ce1">
            <text:p>116159</text:p>
          </table:table-cell>
          <table:table-cell office:value-type="float" office:value="51882" table:style-name="ce1">
            <text:p>51882</text:p>
          </table:table-cell>
          <table:table-cell office:value-type="float" office:value="2468133" table:style-name="ce1">
            <text:p>2468133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3407173" table:style-name="ce1">
            <text:p>3407173</text:p>
          </table:table-cell>
          <table:table-cell office:value-type="float" office:value="19247331" table:style-name="ce1">
            <text:p>19247331</text:p>
          </table:table-cell>
          <table:table-cell office:value-type="float" office:value="970706" table:style-name="ce1">
            <text:p>970706</text:p>
          </table:table-cell>
          <table:table-cell office:value-type="float" office:value="435296" table:style-name="ce1">
            <text:p>435296</text:p>
          </table:table-cell>
          <table:table-cell office:value-type="float" office:value="20653333" table:style-name="ce1">
            <text:p>20653333</text:p>
          </table:table-cell>
          <table:table-cell office:value-type="float" office:value="1847393" table:style-name="ce1">
            <text:p>1847393</text:p>
          </table:table-cell>
          <table:table-cell office:value-type="float" office:value="1477108" table:style-name="ce1">
            <text:p>1477108</text:p>
          </table:table-cell>
          <table:table-cell office:value-type="float" office:value="74286" table:style-name="ce1">
            <text:p>74286</text:p>
          </table:table-cell>
          <table:table-cell office:value-type="float" office:value="33426" table:style-name="ce1">
            <text:p>33426</text:p>
          </table:table-cell>
          <table:table-cell office:value-type="float" office:value="1584820" table:style-name="ce1">
            <text:p>1584820</text:p>
          </table:table-cell>
          <table:table-cell table:number-columns-repeated="1633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194873" table:style-name="ce1">
            <text:p>6194873</text:p>
          </table:table-cell>
          <table:table-cell office:value-type="float" office:value="35017202" table:style-name="ce1">
            <text:p>35017202</text:p>
          </table:table-cell>
          <table:table-cell office:value-type="float" office:value="1764794" table:style-name="ce1">
            <text:p>1764794</text:p>
          </table:table-cell>
          <table:table-cell office:value-type="float" office:value="792345" table:style-name="ce1">
            <text:p>792345</text:p>
          </table:table-cell>
          <table:table-cell office:value-type="float" office:value="37574341" table:style-name="ce1">
            <text:p>37574341</text:p>
          </table:table-cell>
          <table:table-cell office:value-type="float" office:value="3360745" table:style-name="ce1">
            <text:p>3360745</text:p>
          </table:table-cell>
          <table:table-cell office:value-type="float" office:value="2688493" table:style-name="ce1">
            <text:p>2688493</text:p>
          </table:table-cell>
          <table:table-cell office:value-type="float" office:value="136032" table:style-name="ce1">
            <text:p>136032</text:p>
          </table:table-cell>
          <table:table-cell office:value-type="float" office:value="60888" table:style-name="ce1">
            <text:p>60888</text:p>
          </table:table-cell>
          <table:table-cell office:value-type="float" office:value="2885413" table:style-name="ce1">
            <text:p>2885413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5096162" table:style-name="ce1">
            <text:p>5096162</text:p>
          </table:table-cell>
          <table:table-cell office:value-type="float" office:value="28799042" table:style-name="ce1">
            <text:p>28799042</text:p>
          </table:table-cell>
          <table:table-cell office:value-type="float" office:value="1451556" table:style-name="ce1">
            <text:p>1451556</text:p>
          </table:table-cell>
          <table:table-cell office:value-type="float" office:value="650801" table:style-name="ce1">
            <text:p>650801</text:p>
          </table:table-cell>
          <table:table-cell office:value-type="float" office:value="30901399" table:style-name="ce1">
            <text:p>30901399</text:p>
          </table:table-cell>
          <table:table-cell office:value-type="float" office:value="2767460" table:style-name="ce1">
            <text:p>2767460</text:p>
          </table:table-cell>
          <table:table-cell office:value-type="float" office:value="2214363" table:style-name="ce1">
            <text:p>2214363</text:p>
          </table:table-cell>
          <table:table-cell office:value-type="float" office:value="111602" table:style-name="ce1">
            <text:p>111602</text:p>
          </table:table-cell>
          <table:table-cell office:value-type="float" office:value="50091" table:style-name="ce1">
            <text:p>50091</text:p>
          </table:table-cell>
          <table:table-cell office:value-type="float" office:value="2376056" table:style-name="ce1">
            <text:p>2376056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5741978" table:style-name="ce1">
            <text:p>5741978</text:p>
          </table:table-cell>
          <table:table-cell office:value-type="float" office:value="32423287" table:style-name="ce1">
            <text:p>32423287</text:p>
          </table:table-cell>
          <table:table-cell office:value-type="float" office:value="1634703" table:style-name="ce1">
            <text:p>1634703</text:p>
          </table:table-cell>
          <table:table-cell office:value-type="float" office:value="731093" table:style-name="ce1">
            <text:p>731093</text:p>
          </table:table-cell>
          <table:table-cell office:value-type="float" office:value="34789083" table:style-name="ce1">
            <text:p>34789083</text:p>
          </table:table-cell>
          <table:table-cell office:value-type="float" office:value="3117497" table:style-name="ce1">
            <text:p>3117497</text:p>
          </table:table-cell>
          <table:table-cell office:value-type="float" office:value="2493695" table:style-name="ce1">
            <text:p>2493695</text:p>
          </table:table-cell>
          <table:table-cell office:value-type="float" office:value="126142" table:style-name="ce1">
            <text:p>126142</text:p>
          </table:table-cell>
          <table:table-cell office:value-type="float" office:value="55896" table:style-name="ce1">
            <text:p>55896</text:p>
          </table:table-cell>
          <table:table-cell office:value-type="float" office:value="2675733" table:style-name="ce1">
            <text:p>2675733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3690712" table:style-name="ce1">
            <text:p>3690712</text:p>
          </table:table-cell>
          <table:table-cell office:value-type="float" office:value="20847768" table:style-name="ce1">
            <text:p>20847768</text:p>
          </table:table-cell>
          <table:table-cell office:value-type="float" office:value="1051472" table:style-name="ce1">
            <text:p>1051472</text:p>
          </table:table-cell>
          <table:table-cell office:value-type="float" office:value="471528" table:style-name="ce1">
            <text:p>471528</text:p>
          </table:table-cell>
          <table:table-cell office:value-type="float" office:value="22370768" table:style-name="ce1">
            <text:p>22370768</text:p>
          </table:table-cell>
          <table:table-cell office:value-type="float" office:value="2000974" table:style-name="ce1">
            <text:p>2000974</text:p>
          </table:table-cell>
          <table:table-cell office:value-type="float" office:value="1600437" table:style-name="ce1">
            <text:p>1600437</text:p>
          </table:table-cell>
          <table:table-cell office:value-type="float" office:value="80766" table:style-name="ce1">
            <text:p>80766</text:p>
          </table:table-cell>
          <table:table-cell office:value-type="float" office:value="36232" table:style-name="ce1">
            <text:p>36232</text:p>
          </table:table-cell>
          <table:table-cell office:value-type="float" office:value="1717435" table:style-name="ce1">
            <text:p>1717435</text:p>
          </table:table-cell>
          <table:table-cell table:number-columns-repeated="1633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6708235" table:style-name="ce1">
            <text:p>6708235</text:p>
          </table:table-cell>
          <table:table-cell office:value-type="float" office:value="37927045" table:style-name="ce1">
            <text:p>37927045</text:p>
          </table:table-cell>
          <table:table-cell office:value-type="float" office:value="1912126" table:style-name="ce1">
            <text:p>1912126</text:p>
          </table:table-cell>
          <table:table-cell office:value-type="float" office:value="858786" table:style-name="ce1">
            <text:p>858786</text:p>
          </table:table-cell>
          <table:table-cell office:value-type="float" office:value="40697957" table:style-name="ce1">
            <text:p>40697957</text:p>
          </table:table-cell>
          <table:table-cell office:value-type="float" office:value="3636978" table:style-name="ce1">
            <text:p>3636978</text:p>
          </table:table-cell>
          <table:table-cell office:value-type="float" office:value="2909843" table:style-name="ce1">
            <text:p>2909843</text:p>
          </table:table-cell>
          <table:table-cell office:value-type="float" office:value="147332" table:style-name="ce1">
            <text:p>147332</text:p>
          </table:table-cell>
          <table:table-cell office:value-type="float" office:value="66441" table:style-name="ce1">
            <text:p>66441</text:p>
          </table:table-cell>
          <table:table-cell office:value-type="float" office:value="3123616" table:style-name="ce1">
            <text:p>3123616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5520906" table:style-name="ce1">
            <text:p>5520906</text:p>
          </table:table-cell>
          <table:table-cell office:value-type="float" office:value="31198920" table:style-name="ce1">
            <text:p>31198920</text:p>
          </table:table-cell>
          <table:table-cell office:value-type="float" office:value="1572797" table:style-name="ce1">
            <text:p>1572797</text:p>
          </table:table-cell>
          <table:table-cell office:value-type="float" office:value="704873" table:style-name="ce1">
            <text:p>704873</text:p>
          </table:table-cell>
          <table:table-cell office:value-type="float" office:value="33476590" table:style-name="ce1">
            <text:p>33476590</text:p>
          </table:table-cell>
          <table:table-cell office:value-type="float" office:value="2999935" table:style-name="ce1">
            <text:p>2999935</text:p>
          </table:table-cell>
          <table:table-cell office:value-type="float" office:value="2399878" table:style-name="ce1">
            <text:p>2399878</text:p>
          </table:table-cell>
          <table:table-cell office:value-type="float" office:value="121241" table:style-name="ce1">
            <text:p>121241</text:p>
          </table:table-cell>
          <table:table-cell office:value-type="float" office:value="54072" table:style-name="ce1">
            <text:p>54072</text:p>
          </table:table-cell>
          <table:table-cell office:value-type="float" office:value="2575191" table:style-name="ce1">
            <text:p>2575191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6219824" table:style-name="ce1">
            <text:p>6219824</text:p>
          </table:table-cell>
          <table:table-cell office:value-type="float" office:value="35125914" table:style-name="ce1">
            <text:p>35125914</text:p>
          </table:table-cell>
          <table:table-cell office:value-type="float" office:value="1771139" table:style-name="ce1">
            <text:p>1771139</text:p>
          </table:table-cell>
          <table:table-cell office:value-type="float" office:value="791965" table:style-name="ce1">
            <text:p>791965</text:p>
          </table:table-cell>
          <table:table-cell office:value-type="float" office:value="37689018" table:style-name="ce1">
            <text:p>37689018</text:p>
          </table:table-cell>
          <table:table-cell office:value-type="float" office:value="3377781" table:style-name="ce1">
            <text:p>3377781</text:p>
          </table:table-cell>
          <table:table-cell office:value-type="float" office:value="2702627" table:style-name="ce1">
            <text:p>2702627</text:p>
          </table:table-cell>
          <table:table-cell office:value-type="float" office:value="136436" table:style-name="ce1">
            <text:p>136436</text:p>
          </table:table-cell>
          <table:table-cell office:value-type="float" office:value="60872" table:style-name="ce1">
            <text:p>60872</text:p>
          </table:table-cell>
          <table:table-cell office:value-type="float" office:value="2899935" table:style-name="ce1">
            <text:p>2899935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3997275" table:style-name="ce1">
            <text:p>3997275</text:p>
          </table:table-cell>
          <table:table-cell office:value-type="float" office:value="22581846" table:style-name="ce1">
            <text:p>22581846</text:p>
          </table:table-cell>
          <table:table-cell office:value-type="float" office:value="1138812" table:style-name="ce1">
            <text:p>1138812</text:p>
          </table:table-cell>
          <table:table-cell office:value-type="float" office:value="511018" table:style-name="ce1">
            <text:p>511018</text:p>
          </table:table-cell>
          <table:table-cell office:value-type="float" office:value="24231676" table:style-name="ce1">
            <text:p>24231676</text:p>
          </table:table-cell>
          <table:table-cell office:value-type="float" office:value="2167471" table:style-name="ce1">
            <text:p>2167471</text:p>
          </table:table-cell>
          <table:table-cell office:value-type="float" office:value="1734078" table:style-name="ce1">
            <text:p>1734078</text:p>
          </table:table-cell>
          <table:table-cell office:value-type="float" office:value="87340" table:style-name="ce1">
            <text:p>87340</text:p>
          </table:table-cell>
          <table:table-cell office:value-type="float" office:value="39490" table:style-name="ce1">
            <text:p>39490</text:p>
          </table:table-cell>
          <table:table-cell office:value-type="float" office:value="1860908" table:style-name="ce1">
            <text:p>1860908</text:p>
          </table:table-cell>
          <table:table-cell table:number-columns-repeated="1633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7267690" table:style-name="ce1">
            <text:p>7267690</text:p>
          </table:table-cell>
          <table:table-cell office:value-type="float" office:value="41080494" table:style-name="ce1">
            <text:p>41080494</text:p>
          </table:table-cell>
          <table:table-cell office:value-type="float" office:value="2070875" table:style-name="ce1">
            <text:p>2070875</text:p>
          </table:table-cell>
          <table:table-cell office:value-type="float" office:value="929699" table:style-name="ce1">
            <text:p>929699</text:p>
          </table:table-cell>
          <table:table-cell office:value-type="float" office:value="44081068" table:style-name="ce1">
            <text:p>44081068</text:p>
          </table:table-cell>
          <table:table-cell office:value-type="float" office:value="3942566" table:style-name="ce1">
            <text:p>3942566</text:p>
          </table:table-cell>
          <table:table-cell office:value-type="float" office:value="3153449" table:style-name="ce1">
            <text:p>3153449</text:p>
          </table:table-cell>
          <table:table-cell office:value-type="float" office:value="158749" table:style-name="ce1">
            <text:p>158749</text:p>
          </table:table-cell>
          <table:table-cell office:value-type="float" office:value="70913" table:style-name="ce1">
            <text:p>70913</text:p>
          </table:table-cell>
          <table:table-cell office:value-type="float" office:value="3383111" table:style-name="ce1">
            <text:p>3383111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5977665" table:style-name="ce1">
            <text:p>5977665</text:p>
          </table:table-cell>
          <table:table-cell office:value-type="float" office:value="33795029" table:style-name="ce1">
            <text:p>33795029</text:p>
          </table:table-cell>
          <table:table-cell office:value-type="float" office:value="1704441" table:style-name="ce1">
            <text:p>1704441</text:p>
          </table:table-cell>
          <table:table-cell office:value-type="float" office:value="763617" table:style-name="ce1">
            <text:p>763617</text:p>
          </table:table-cell>
          <table:table-cell office:value-type="float" office:value="36263087" table:style-name="ce1">
            <text:p>36263087</text:p>
          </table:table-cell>
          <table:table-cell office:value-type="float" office:value="3243256" table:style-name="ce1">
            <text:p>3243256</text:p>
          </table:table-cell>
          <table:table-cell office:value-type="float" office:value="2596109" table:style-name="ce1">
            <text:p>2596109</text:p>
          </table:table-cell>
          <table:table-cell office:value-type="float" office:value="131644" table:style-name="ce1">
            <text:p>131644</text:p>
          </table:table-cell>
          <table:table-cell office:value-type="float" office:value="58744" table:style-name="ce1">
            <text:p>58744</text:p>
          </table:table-cell>
          <table:table-cell office:value-type="float" office:value="2786497" table:style-name="ce1">
            <text:p>2786497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6737554" table:style-name="ce1">
            <text:p>6737554</text:p>
          </table:table-cell>
          <table:table-cell office:value-type="float" office:value="38053942" table:style-name="ce1">
            <text:p>38053942</text:p>
          </table:table-cell>
          <table:table-cell office:value-type="float" office:value="1918929" table:style-name="ce1">
            <text:p>1918929</text:p>
          </table:table-cell>
          <table:table-cell office:value-type="float" office:value="857807" table:style-name="ce1">
            <text:p>857807</text:p>
          </table:table-cell>
          <table:table-cell office:value-type="float" office:value="40830678" table:style-name="ce1">
            <text:p>40830678</text:p>
          </table:table-cell>
          <table:table-cell office:value-type="float" office:value="3659390" table:style-name="ce1">
            <text:p>3659390</text:p>
          </table:table-cell>
          <table:table-cell office:value-type="float" office:value="2928028" table:style-name="ce1">
            <text:p>2928028</text:p>
          </table:table-cell>
          <table:table-cell office:value-type="float" office:value="147790" table:style-name="ce1">
            <text:p>147790</text:p>
          </table:table-cell>
          <table:table-cell office:value-type="float" office:value="65842" table:style-name="ce1">
            <text:p>65842</text:p>
          </table:table-cell>
          <table:table-cell office:value-type="float" office:value="3141660" table:style-name="ce1">
            <text:p>3141660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4330323" table:style-name="ce1">
            <text:p>4330323</text:p>
          </table:table-cell>
          <table:table-cell office:value-type="float" office:value="24460888" table:style-name="ce1">
            <text:p>24460888</text:p>
          </table:table-cell>
          <table:table-cell office:value-type="float" office:value="1233671" table:style-name="ce1">
            <text:p>1233671</text:p>
          </table:table-cell>
          <table:table-cell office:value-type="float" office:value="553016" table:style-name="ce1">
            <text:p>553016</text:p>
          </table:table-cell>
          <table:table-cell office:value-type="float" office:value="26247575" table:style-name="ce1">
            <text:p>26247575</text:p>
          </table:table-cell>
          <table:table-cell office:value-type="float" office:value="2348947" table:style-name="ce1">
            <text:p>2348947</text:p>
          </table:table-cell>
          <table:table-cell office:value-type="float" office:value="1879042" table:style-name="ce1">
            <text:p>1879042</text:p>
          </table:table-cell>
          <table:table-cell office:value-type="float" office:value="94859" table:style-name="ce1">
            <text:p>94859</text:p>
          </table:table-cell>
          <table:table-cell office:value-type="float" office:value="41998" table:style-name="ce1">
            <text:p>41998</text:p>
          </table:table-cell>
          <table:table-cell office:value-type="float" office:value="2015899" table:style-name="ce1">
            <text:p>2015899</text:p>
          </table:table-cell>
          <table:table-cell table:number-columns-repeated="1633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7871230" table:style-name="ce1">
            <text:p>7871230</text:p>
          </table:table-cell>
          <table:table-cell office:value-type="float" office:value="44494887" table:style-name="ce1">
            <text:p>44494887</text:p>
          </table:table-cell>
          <table:table-cell office:value-type="float" office:value="2244147" table:style-name="ce1">
            <text:p>2244147</text:p>
          </table:table-cell>
          <table:table-cell office:value-type="float" office:value="1006976" table:style-name="ce1">
            <text:p>1006976</text:p>
          </table:table-cell>
          <table:table-cell office:value-type="float" office:value="47746010" table:style-name="ce1">
            <text:p>47746010</text:p>
          </table:table-cell>
          <table:table-cell office:value-type="float" office:value="4268482" table:style-name="ce1">
            <text:p>4268482</text:p>
          </table:table-cell>
          <table:table-cell office:value-type="float" office:value="3414393" table:style-name="ce1">
            <text:p>3414393</text:p>
          </table:table-cell>
          <table:table-cell office:value-type="float" office:value="173272" table:style-name="ce1">
            <text:p>173272</text:p>
          </table:table-cell>
          <table:table-cell office:value-type="float" office:value="77277" table:style-name="ce1">
            <text:p>77277</text:p>
          </table:table-cell>
          <table:table-cell office:value-type="float" office:value="3664942" table:style-name="ce1">
            <text:p>3664942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6476473" table:style-name="ce1">
            <text:p>6476473</text:p>
          </table:table-cell>
          <table:table-cell office:value-type="float" office:value="36609807" table:style-name="ce1">
            <text:p>36609807</text:p>
          </table:table-cell>
          <table:table-cell office:value-type="float" office:value="1846427" table:style-name="ce1">
            <text:p>1846427</text:p>
          </table:table-cell>
          <table:table-cell office:value-type="float" office:value="827292" table:style-name="ce1">
            <text:p>827292</text:p>
          </table:table-cell>
          <table:table-cell office:value-type="float" office:value="39283526" table:style-name="ce1">
            <text:p>39283526</text:p>
          </table:table-cell>
          <table:table-cell office:value-type="float" office:value="3519247" table:style-name="ce1">
            <text:p>3519247</text:p>
          </table:table-cell>
          <table:table-cell office:value-type="float" office:value="2814778" table:style-name="ce1">
            <text:p>2814778</text:p>
          </table:table-cell>
          <table:table-cell office:value-type="float" office:value="141986" table:style-name="ce1">
            <text:p>141986</text:p>
          </table:table-cell>
          <table:table-cell office:value-type="float" office:value="63675" table:style-name="ce1">
            <text:p>63675</text:p>
          </table:table-cell>
          <table:table-cell office:value-type="float" office:value="3020439" table:style-name="ce1">
            <text:p>3020439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7295762" table:style-name="ce1">
            <text:p>7295762</text:p>
          </table:table-cell>
          <table:table-cell office:value-type="float" office:value="41220645" table:style-name="ce1">
            <text:p>41220645</text:p>
          </table:table-cell>
          <table:table-cell office:value-type="float" office:value="2078430" table:style-name="ce1">
            <text:p>2078430</text:p>
          </table:table-cell>
          <table:table-cell office:value-type="float" office:value="929398" table:style-name="ce1">
            <text:p>929398</text:p>
          </table:table-cell>
          <table:table-cell office:value-type="float" office:value="44228473" table:style-name="ce1">
            <text:p>44228473</text:p>
          </table:table-cell>
          <table:table-cell office:value-type="float" office:value="3956003" table:style-name="ce1">
            <text:p>3956003</text:p>
          </table:table-cell>
          <table:table-cell office:value-type="float" office:value="3166703" table:style-name="ce1">
            <text:p>3166703</text:p>
          </table:table-cell>
          <table:table-cell office:value-type="float" office:value="159501" table:style-name="ce1">
            <text:p>159501</text:p>
          </table:table-cell>
          <table:table-cell office:value-type="float" office:value="71591" table:style-name="ce1">
            <text:p>71591</text:p>
          </table:table-cell>
          <table:table-cell office:value-type="float" office:value="3397795" table:style-name="ce1">
            <text:p>3397795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4690543" table:style-name="ce1">
            <text:p>4690543</text:p>
          </table:table-cell>
          <table:table-cell office:value-type="float" office:value="26494620" table:style-name="ce1">
            <text:p>26494620</text:p>
          </table:table-cell>
          <table:table-cell office:value-type="float" office:value="1336504" table:style-name="ce1">
            <text:p>1336504</text:p>
          </table:table-cell>
          <table:table-cell office:value-type="float" office:value="599268" table:style-name="ce1">
            <text:p>599268</text:p>
          </table:table-cell>
          <table:table-cell office:value-type="float" office:value="28430392" table:style-name="ce1">
            <text:p>28430392</text:p>
          </table:table-cell>
          <table:table-cell office:value-type="float" office:value="2543037" table:style-name="ce1">
            <text:p>2543037</text:p>
          </table:table-cell>
          <table:table-cell office:value-type="float" office:value="2033732" table:style-name="ce1">
            <text:p>2033732</text:p>
          </table:table-cell>
          <table:table-cell office:value-type="float" office:value="102833" table:style-name="ce1">
            <text:p>102833</text:p>
          </table:table-cell>
          <table:table-cell office:value-type="float" office:value="46252" table:style-name="ce1">
            <text:p>46252</text:p>
          </table:table-cell>
          <table:table-cell office:value-type="float" office:value="2182817" table:style-name="ce1">
            <text:p>2182817</text:p>
          </table:table-cell>
          <table:table-cell table:number-columns-repeated="1633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8526613" table:style-name="ce1">
            <text:p>8526613</text:p>
          </table:table-cell>
          <table:table-cell office:value-type="float" office:value="48195426" table:style-name="ce1">
            <text:p>48195426</text:p>
          </table:table-cell>
          <table:table-cell office:value-type="float" office:value="2431108" table:style-name="ce1">
            <text:p>2431108</text:p>
          </table:table-cell>
          <table:table-cell office:value-type="float" office:value="1090608" table:style-name="ce1">
            <text:p>1090608</text:p>
          </table:table-cell>
          <table:table-cell office:value-type="float" office:value="51717142" table:style-name="ce1">
            <text:p>51717142</text:p>
          </table:table-cell>
          <table:table-cell office:value-type="float" office:value="4626515" table:style-name="ce1">
            <text:p>4626515</text:p>
          </table:table-cell>
          <table:table-cell office:value-type="float" office:value="3700539" table:style-name="ce1">
            <text:p>3700539</text:p>
          </table:table-cell>
          <table:table-cell office:value-type="float" office:value="186961" table:style-name="ce1">
            <text:p>186961</text:p>
          </table:table-cell>
          <table:table-cell office:value-type="float" office:value="83632" table:style-name="ce1">
            <text:p>83632</text:p>
          </table:table-cell>
          <table:table-cell office:value-type="float" office:value="3971132" table:style-name="ce1">
            <text:p>3971132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7014436" table:style-name="ce1">
            <text:p>7014436</text:p>
          </table:table-cell>
          <table:table-cell office:value-type="float" office:value="39655210" table:style-name="ce1">
            <text:p>39655210</text:p>
          </table:table-cell>
          <table:table-cell office:value-type="float" office:value="2000099" table:style-name="ce1">
            <text:p>2000099</text:p>
          </table:table-cell>
          <table:table-cell office:value-type="float" office:value="896386" table:style-name="ce1">
            <text:p>896386</text:p>
          </table:table-cell>
          <table:table-cell office:value-type="float" office:value="42551695" table:style-name="ce1">
            <text:p>42551695</text:p>
          </table:table-cell>
          <table:table-cell office:value-type="float" office:value="3806132" table:style-name="ce1">
            <text:p>3806132</text:p>
          </table:table-cell>
          <table:table-cell office:value-type="float" office:value="3045403" table:style-name="ce1">
            <text:p>3045403</text:p>
          </table:table-cell>
          <table:table-cell office:value-type="float" office:value="153672" table:style-name="ce1">
            <text:p>153672</text:p>
          </table:table-cell>
          <table:table-cell office:value-type="float" office:value="69094" table:style-name="ce1">
            <text:p>69094</text:p>
          </table:table-cell>
          <table:table-cell office:value-type="float" office:value="3268169" table:style-name="ce1">
            <text:p>3268169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7903521" table:style-name="ce1">
            <text:p>7903521</text:p>
          </table:table-cell>
          <table:table-cell office:value-type="float" office:value="44653630" table:style-name="ce1">
            <text:p>44653630</text:p>
          </table:table-cell>
          <table:table-cell office:value-type="float" office:value="2251481" table:style-name="ce1">
            <text:p>2251481</text:p>
          </table:table-cell>
          <table:table-cell office:value-type="float" office:value="1006936" table:style-name="ce1">
            <text:p>1006936</text:p>
          </table:table-cell>
          <table:table-cell office:value-type="float" office:value="47912047" table:style-name="ce1">
            <text:p>47912047</text:p>
          </table:table-cell>
          <table:table-cell office:value-type="float" office:value="4291333" table:style-name="ce1">
            <text:p>4291333</text:p>
          </table:table-cell>
          <table:table-cell office:value-type="float" office:value="3432985" table:style-name="ce1">
            <text:p>3432985</text:p>
          </table:table-cell>
          <table:table-cell office:value-type="float" office:value="173051" table:style-name="ce1">
            <text:p>173051</text:p>
          </table:table-cell>
          <table:table-cell office:value-type="float" office:value="77538" table:style-name="ce1">
            <text:p>77538</text:p>
          </table:table-cell>
          <table:table-cell office:value-type="float" office:value="3683574" table:style-name="ce1">
            <text:p>3683574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5080537" table:style-name="ce1">
            <text:p>5080537</text:p>
          </table:table-cell>
          <table:table-cell office:value-type="float" office:value="28700055" table:style-name="ce1">
            <text:p>28700055</text:p>
          </table:table-cell>
          <table:table-cell office:value-type="float" office:value="1447612" table:style-name="ce1">
            <text:p>1447612</text:p>
          </table:table-cell>
          <table:table-cell office:value-type="float" office:value="649508" table:style-name="ce1">
            <text:p>649508</text:p>
          </table:table-cell>
          <table:table-cell office:value-type="float" office:value="30797175" table:style-name="ce1">
            <text:p>30797175</text:p>
          </table:table-cell>
          <table:table-cell office:value-type="float" office:value="2756777" table:style-name="ce1">
            <text:p>2756777</text:p>
          </table:table-cell>
          <table:table-cell office:value-type="float" office:value="2205435" table:style-name="ce1">
            <text:p>2205435</text:p>
          </table:table-cell>
          <table:table-cell office:value-type="float" office:value="111108" table:style-name="ce1">
            <text:p>111108</text:p>
          </table:table-cell>
          <table:table-cell office:value-type="float" office:value="50240" table:style-name="ce1">
            <text:p>50240</text:p>
          </table:table-cell>
          <table:table-cell office:value-type="float" office:value="2366783" table:style-name="ce1">
            <text:p>2366783</text:p>
          </table:table-cell>
          <table:table-cell table:number-columns-repeated="1633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9237031" table:style-name="ce1">
            <text:p>9237031</text:p>
          </table:table-cell>
          <table:table-cell office:value-type="float" office:value="52201118" table:style-name="ce1">
            <text:p>52201118</text:p>
          </table:table-cell>
          <table:table-cell office:value-type="float" office:value="2633263" table:style-name="ce1">
            <text:p>2633263</text:p>
          </table:table-cell>
          <table:table-cell office:value-type="float" office:value="1181417" table:style-name="ce1">
            <text:p>1181417</text:p>
          </table:table-cell>
          <table:table-cell office:value-type="float" office:value="56015798" table:style-name="ce1">
            <text:p>56015798</text:p>
          </table:table-cell>
          <table:table-cell office:value-type="float" office:value="5009074" table:style-name="ce1">
            <text:p>5009074</text:p>
          </table:table-cell>
          <table:table-cell office:value-type="float" office:value="4005692" table:style-name="ce1">
            <text:p>4005692</text:p>
          </table:table-cell>
          <table:table-cell office:value-type="float" office:value="202155" table:style-name="ce1">
            <text:p>202155</text:p>
          </table:table-cell>
          <table:table-cell office:value-type="float" office:value="90809" table:style-name="ce1">
            <text:p>90809</text:p>
          </table:table-cell>
          <table:table-cell office:value-type="float" office:value="4298656" table:style-name="ce1">
            <text:p>4298656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7600126" table:style-name="ce1">
            <text:p>7600126</text:p>
          </table:table-cell>
          <table:table-cell office:value-type="float" office:value="42958063" table:style-name="ce1">
            <text:p>42958063</text:p>
          </table:table-cell>
          <table:table-cell office:value-type="float" office:value="2165466" table:style-name="ce1">
            <text:p>2165466</text:p>
          </table:table-cell>
          <table:table-cell office:value-type="float" office:value="970775" table:style-name="ce1">
            <text:p>970775</text:p>
          </table:table-cell>
          <table:table-cell office:value-type="float" office:value="46094304" table:style-name="ce1">
            <text:p>46094304</text:p>
          </table:table-cell>
          <table:table-cell office:value-type="float" office:value="4128299" table:style-name="ce1">
            <text:p>4128299</text:p>
          </table:table-cell>
          <table:table-cell office:value-type="float" office:value="3302853" table:style-name="ce1">
            <text:p>3302853</text:p>
          </table:table-cell>
          <table:table-cell office:value-type="float" office:value="165367" table:style-name="ce1">
            <text:p>165367</text:p>
          </table:table-cell>
          <table:table-cell office:value-type="float" office:value="74389" table:style-name="ce1">
            <text:p>74389</text:p>
          </table:table-cell>
          <table:table-cell office:value-type="float" office:value="3542609" table:style-name="ce1">
            <text:p>3542609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8561453" table:style-name="ce1">
            <text:p>8561453</text:p>
          </table:table-cell>
          <table:table-cell office:value-type="float" office:value="48370074" table:style-name="ce1">
            <text:p>48370074</text:p>
          </table:table-cell>
          <table:table-cell office:value-type="float" office:value="2439256" table:style-name="ce1">
            <text:p>2439256</text:p>
          </table:table-cell>
          <table:table-cell office:value-type="float" office:value="1090758" table:style-name="ce1">
            <text:p>1090758</text:p>
          </table:table-cell>
          <table:table-cell office:value-type="float" office:value="51900088" table:style-name="ce1">
            <text:p>51900088</text:p>
          </table:table-cell>
          <table:table-cell office:value-type="float" office:value="4645973" table:style-name="ce1">
            <text:p>4645973</text:p>
          </table:table-cell>
          <table:table-cell office:value-type="float" office:value="3716444" table:style-name="ce1">
            <text:p>3716444</text:p>
          </table:table-cell>
          <table:table-cell office:value-type="float" office:value="187775" table:style-name="ce1">
            <text:p>187775</text:p>
          </table:table-cell>
          <table:table-cell office:value-type="float" office:value="83822" table:style-name="ce1">
            <text:p>83822</text:p>
          </table:table-cell>
          <table:table-cell office:value-type="float" office:value="3988041" table:style-name="ce1">
            <text:p>3988041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5502720" table:style-name="ce1">
            <text:p>5502720</text:p>
          </table:table-cell>
          <table:table-cell office:value-type="float" office:value="31084640" table:style-name="ce1">
            <text:p>31084640</text:p>
          </table:table-cell>
          <table:table-cell office:value-type="float" office:value="1567859" table:style-name="ce1">
            <text:p>1567859</text:p>
          </table:table-cell>
          <table:table-cell office:value-type="float" office:value="703380" table:style-name="ce1">
            <text:p>703380</text:p>
          </table:table-cell>
          <table:table-cell office:value-type="float" office:value="33355879" table:style-name="ce1">
            <text:p>33355879</text:p>
          </table:table-cell>
          <table:table-cell office:value-type="float" office:value="2980887" table:style-name="ce1">
            <text:p>2980887</text:p>
          </table:table-cell>
          <table:table-cell office:value-type="float" office:value="2384585" table:style-name="ce1">
            <text:p>2384585</text:p>
          </table:table-cell>
          <table:table-cell office:value-type="float" office:value="120247" table:style-name="ce1">
            <text:p>120247</text:p>
          </table:table-cell>
          <table:table-cell office:value-type="float" office:value="53872" table:style-name="ce1">
            <text:p>53872</text:p>
          </table:table-cell>
          <table:table-cell office:value-type="float" office:value="2558704" table:style-name="ce1">
            <text:p>2558704</text:p>
          </table:table-cell>
          <table:table-cell table:number-columns-repeated="1633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0006686" table:style-name="ce1">
            <text:p>10006686</text:p>
          </table:table-cell>
          <table:table-cell office:value-type="float" office:value="56545822" table:style-name="ce1">
            <text:p>56545822</text:p>
          </table:table-cell>
          <table:table-cell office:value-type="float" office:value="2852112" table:style-name="ce1">
            <text:p>2852112</text:p>
          </table:table-cell>
          <table:table-cell office:value-type="float" office:value="1279290" table:style-name="ce1">
            <text:p>1279290</text:p>
          </table:table-cell>
          <table:table-cell office:value-type="float" office:value="60677224" table:style-name="ce1">
            <text:p>60677224</text:p>
          </table:table-cell>
          <table:table-cell office:value-type="float" office:value="5431081" table:style-name="ce1">
            <text:p>5431081</text:p>
          </table:table-cell>
          <table:table-cell office:value-type="float" office:value="4344704" table:style-name="ce1">
            <text:p>4344704</text:p>
          </table:table-cell>
          <table:table-cell office:value-type="float" office:value="218849" table:style-name="ce1">
            <text:p>218849</text:p>
          </table:table-cell>
          <table:table-cell office:value-type="float" office:value="97873" table:style-name="ce1">
            <text:p>97873</text:p>
          </table:table-cell>
          <table:table-cell office:value-type="float" office:value="4661426" table:style-name="ce1">
            <text:p>4661426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8233351" table:style-name="ce1">
            <text:p>8233351</text:p>
          </table:table-cell>
          <table:table-cell office:value-type="float" office:value="46529967" table:style-name="ce1">
            <text:p>46529967</text:p>
          </table:table-cell>
          <table:table-cell office:value-type="float" office:value="2345463" table:style-name="ce1">
            <text:p>2345463</text:p>
          </table:table-cell>
          <table:table-cell office:value-type="float" office:value="1050774" table:style-name="ce1">
            <text:p>1050774</text:p>
          </table:table-cell>
          <table:table-cell office:value-type="float" office:value="49926204" table:style-name="ce1">
            <text:p>49926204</text:p>
          </table:table-cell>
          <table:table-cell office:value-type="float" office:value="4465125" table:style-name="ce1">
            <text:p>4465125</text:p>
          </table:table-cell>
          <table:table-cell office:value-type="float" office:value="3571904" table:style-name="ce1">
            <text:p>3571904</text:p>
          </table:table-cell>
          <table:table-cell office:value-type="float" office:value="179997" table:style-name="ce1">
            <text:p>179997</text:p>
          </table:table-cell>
          <table:table-cell office:value-type="float" office:value="79999" table:style-name="ce1">
            <text:p>79999</text:p>
          </table:table-cell>
          <table:table-cell office:value-type="float" office:value="3831900" table:style-name="ce1">
            <text:p>3831900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9273321" table:style-name="ce1">
            <text:p>9273321</text:p>
          </table:table-cell>
          <table:table-cell office:value-type="float" office:value="52396632" table:style-name="ce1">
            <text:p>52396632</text:p>
          </table:table-cell>
          <table:table-cell office:value-type="float" office:value="2642111" table:style-name="ce1">
            <text:p>2642111</text:p>
          </table:table-cell>
          <table:table-cell office:value-type="float" office:value="1181943" table:style-name="ce1">
            <text:p>1181943</text:p>
          </table:table-cell>
          <table:table-cell office:value-type="float" office:value="56220686" table:style-name="ce1">
            <text:p>56220686</text:p>
          </table:table-cell>
          <table:table-cell office:value-type="float" office:value="5032466" table:style-name="ce1">
            <text:p>5032466</text:p>
          </table:table-cell>
          <table:table-cell office:value-type="float" office:value="4026558" table:style-name="ce1">
            <text:p>4026558</text:p>
          </table:table-cell>
          <table:table-cell office:value-type="float" office:value="202855" table:style-name="ce1">
            <text:p>202855</text:p>
          </table:table-cell>
          <table:table-cell office:value-type="float" office:value="91185" table:style-name="ce1">
            <text:p>91185</text:p>
          </table:table-cell>
          <table:table-cell office:value-type="float" office:value="4320598" table:style-name="ce1">
            <text:p>4320598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5960415" table:style-name="ce1">
            <text:p>5960415</text:p>
          </table:table-cell>
          <table:table-cell office:value-type="float" office:value="33670582" table:style-name="ce1">
            <text:p>33670582</text:p>
          </table:table-cell>
          <table:table-cell office:value-type="float" office:value="1698168" table:style-name="ce1">
            <text:p>1698168</text:p>
          </table:table-cell>
          <table:table-cell office:value-type="float" office:value="761556" table:style-name="ce1">
            <text:p>761556</text:p>
          </table:table-cell>
          <table:table-cell office:value-type="float" office:value="36130306" table:style-name="ce1">
            <text:p>36130306</text:p>
          </table:table-cell>
          <table:table-cell office:value-type="float" office:value="3232122" table:style-name="ce1">
            <text:p>3232122</text:p>
          </table:table-cell>
          <table:table-cell office:value-type="float" office:value="2585942" table:style-name="ce1">
            <text:p>2585942</text:p>
          </table:table-cell>
          <table:table-cell office:value-type="float" office:value="130309" table:style-name="ce1">
            <text:p>130309</text:p>
          </table:table-cell>
          <table:table-cell office:value-type="float" office:value="58176" table:style-name="ce1">
            <text:p>58176</text:p>
          </table:table-cell>
          <table:table-cell office:value-type="float" office:value="2774427" table:style-name="ce1">
            <text:p>2774427</text:p>
          </table:table-cell>
          <table:table-cell table:number-columns-repeated="1633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0838403" table:style-name="ce1">
            <text:p>10838403</text:p>
          </table:table-cell>
          <table:table-cell office:value-type="float" office:value="61248258" table:style-name="ce1">
            <text:p>61248258</text:p>
          </table:table-cell>
          <table:table-cell office:value-type="float" office:value="3089396" table:style-name="ce1">
            <text:p>3089396</text:p>
          </table:table-cell>
          <table:table-cell office:value-type="float" office:value="1385588" table:style-name="ce1">
            <text:p>1385588</text:p>
          </table:table-cell>
          <table:table-cell office:value-type="float" office:value="65723242" table:style-name="ce1">
            <text:p>65723242</text:p>
          </table:table-cell>
          <table:table-cell office:value-type="float" office:value="5877735" table:style-name="ce1">
            <text:p>5877735</text:p>
          </table:table-cell>
          <table:table-cell office:value-type="float" office:value="4702436" table:style-name="ce1">
            <text:p>4702436</text:p>
          </table:table-cell>
          <table:table-cell office:value-type="float" office:value="237284" table:style-name="ce1">
            <text:p>237284</text:p>
          </table:table-cell>
          <table:table-cell office:value-type="float" office:value="106298" table:style-name="ce1">
            <text:p>106298</text:p>
          </table:table-cell>
          <table:table-cell office:value-type="float" office:value="5046018" table:style-name="ce1">
            <text:p>5046018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8919460" table:style-name="ce1">
            <text:p>8919460</text:p>
          </table:table-cell>
          <table:table-cell office:value-type="float" office:value="50403620" table:style-name="ce1">
            <text:p>50403620</text:p>
          </table:table-cell>
          <table:table-cell office:value-type="float" office:value="2540302" table:style-name="ce1">
            <text:p>2540302</text:p>
          </table:table-cell>
          <table:table-cell office:value-type="float" office:value="1138471" table:style-name="ce1">
            <text:p>1138471</text:p>
          </table:table-cell>
          <table:table-cell office:value-type="float" office:value="54082393" table:style-name="ce1">
            <text:p>54082393</text:p>
          </table:table-cell>
          <table:table-cell office:value-type="float" office:value="4842298" table:style-name="ce1">
            <text:p>4842298</text:p>
          </table:table-cell>
          <table:table-cell office:value-type="float" office:value="3873653" table:style-name="ce1">
            <text:p>3873653</text:p>
          </table:table-cell>
          <table:table-cell office:value-type="float" office:value="194839" table:style-name="ce1">
            <text:p>194839</text:p>
          </table:table-cell>
          <table:table-cell office:value-type="float" office:value="87697" table:style-name="ce1">
            <text:p>87697</text:p>
          </table:table-cell>
          <table:table-cell office:value-type="float" office:value="4156189" table:style-name="ce1">
            <text:p>4156189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10045893" table:style-name="ce1">
            <text:p>10045893</text:p>
          </table:table-cell>
          <table:table-cell office:value-type="float" office:value="56760076" table:style-name="ce1">
            <text:p>56760076</text:p>
          </table:table-cell>
          <table:table-cell office:value-type="float" office:value="2862617" table:style-name="ce1">
            <text:p>2862617</text:p>
          </table:table-cell>
          <table:table-cell office:value-type="float" office:value="1280049" table:style-name="ce1">
            <text:p>1280049</text:p>
          </table:table-cell>
          <table:table-cell office:value-type="float" office:value="60902742" table:style-name="ce1">
            <text:p>60902742</text:p>
          </table:table-cell>
          <table:table-cell office:value-type="float" office:value="5454628" table:style-name="ce1">
            <text:p>5454628</text:p>
          </table:table-cell>
          <table:table-cell office:value-type="float" office:value="4363444" table:style-name="ce1">
            <text:p>4363444</text:p>
          </table:table-cell>
          <table:table-cell office:value-type="float" office:value="220506" table:style-name="ce1">
            <text:p>220506</text:p>
          </table:table-cell>
          <table:table-cell office:value-type="float" office:value="98106" table:style-name="ce1">
            <text:p>98106</text:p>
          </table:table-cell>
          <table:table-cell office:value-type="float" office:value="4682056" table:style-name="ce1">
            <text:p>4682056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6453431" table:style-name="ce1">
            <text:p>6453431</text:p>
          </table:table-cell>
          <table:table-cell office:value-type="float" office:value="36470315" table:style-name="ce1">
            <text:p>36470315</text:p>
          </table:table-cell>
          <table:table-cell office:value-type="float" office:value="1840294" table:style-name="ce1">
            <text:p>1840294</text:p>
          </table:table-cell>
          <table:table-cell office:value-type="float" office:value="825066" table:style-name="ce1">
            <text:p>825066</text:p>
          </table:table-cell>
          <table:table-cell office:value-type="float" office:value="39135675" table:style-name="ce1">
            <text:p>39135675</text:p>
          </table:table-cell>
          <table:table-cell office:value-type="float" office:value="3498385" table:style-name="ce1">
            <text:p>3498385</text:p>
          </table:table-cell>
          <table:table-cell office:value-type="float" office:value="2799733" table:style-name="ce1">
            <text:p>2799733</text:p>
          </table:table-cell>
          <table:table-cell office:value-type="float" office:value="142126" table:style-name="ce1">
            <text:p>142126</text:p>
          </table:table-cell>
          <table:table-cell office:value-type="float" office:value="63510" table:style-name="ce1">
            <text:p>63510</text:p>
          </table:table-cell>
          <table:table-cell office:value-type="float" office:value="3005369" table:style-name="ce1">
            <text:p>3005369</text:p>
          </table:table-cell>
          <table:table-cell table:number-columns-repeated="1633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1742081" table:style-name="ce1">
            <text:p>11742081</text:p>
          </table:table-cell>
          <table:table-cell office:value-type="float" office:value="66342189" table:style-name="ce1">
            <text:p>66342189</text:p>
          </table:table-cell>
          <table:table-cell office:value-type="float" office:value="3346742" table:style-name="ce1">
            <text:p>3346742</text:p>
          </table:table-cell>
          <table:table-cell office:value-type="float" office:value="1499901" table:style-name="ce1">
            <text:p>1499901</text:p>
          </table:table-cell>
          <table:table-cell office:value-type="float" office:value="71188832" table:style-name="ce1">
            <text:p>71188832</text:p>
          </table:table-cell>
          <table:table-cell office:value-type="float" office:value="6369268" table:style-name="ce1">
            <text:p>6369268</text:p>
          </table:table-cell>
          <table:table-cell office:value-type="float" office:value="5093931" table:style-name="ce1">
            <text:p>5093931</text:p>
          </table:table-cell>
          <table:table-cell office:value-type="float" office:value="257346" table:style-name="ce1">
            <text:p>257346</text:p>
          </table:table-cell>
          <table:table-cell office:value-type="float" office:value="114313" table:style-name="ce1">
            <text:p>114313</text:p>
          </table:table-cell>
          <table:table-cell office:value-type="float" office:value="5465590" table:style-name="ce1">
            <text:p>5465590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9659915" table:style-name="ce1">
            <text:p>9659915</text:p>
          </table:table-cell>
          <table:table-cell office:value-type="float" office:value="54596222" table:style-name="ce1">
            <text:p>54596222</text:p>
          </table:table-cell>
          <table:table-cell office:value-type="float" office:value="2751927" table:style-name="ce1">
            <text:p>2751927</text:p>
          </table:table-cell>
          <table:table-cell office:value-type="float" office:value="1233598" table:style-name="ce1">
            <text:p>1233598</text:p>
          </table:table-cell>
          <table:table-cell office:value-type="float" office:value="58581747" table:style-name="ce1">
            <text:p>58581747</text:p>
          </table:table-cell>
          <table:table-cell office:value-type="float" office:value="5239809" table:style-name="ce1">
            <text:p>5239809</text:p>
          </table:table-cell>
          <table:table-cell office:value-type="float" office:value="4192602" table:style-name="ce1">
            <text:p>4192602</text:p>
          </table:table-cell>
          <table:table-cell office:value-type="float" office:value="211625" table:style-name="ce1">
            <text:p>211625</text:p>
          </table:table-cell>
          <table:table-cell office:value-type="float" office:value="95127" table:style-name="ce1">
            <text:p>95127</text:p>
          </table:table-cell>
          <table:table-cell office:value-type="float" office:value="4499354" table:style-name="ce1">
            <text:p>4499354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10882601" table:style-name="ce1">
            <text:p>10882601</text:p>
          </table:table-cell>
          <table:table-cell office:value-type="float" office:value="61482997" table:style-name="ce1">
            <text:p>61482997</text:p>
          </table:table-cell>
          <table:table-cell office:value-type="float" office:value="3100971" table:style-name="ce1">
            <text:p>3100971</text:p>
          </table:table-cell>
          <table:table-cell office:value-type="float" office:value="1386437" table:style-name="ce1">
            <text:p>1386437</text:p>
          </table:table-cell>
          <table:table-cell office:value-type="float" office:value="65970405" table:style-name="ce1">
            <text:p>65970405</text:p>
          </table:table-cell>
          <table:table-cell office:value-type="float" office:value="5904371" table:style-name="ce1">
            <text:p>5904371</text:p>
          </table:table-cell>
          <table:table-cell office:value-type="float" office:value="4722921" table:style-name="ce1">
            <text:p>4722921</text:p>
          </table:table-cell>
          <table:table-cell office:value-type="float" office:value="238354" table:style-name="ce1">
            <text:p>238354</text:p>
          </table:table-cell>
          <table:table-cell office:value-type="float" office:value="106388" table:style-name="ce1">
            <text:p>106388</text:p>
          </table:table-cell>
          <table:table-cell office:value-type="float" office:value="5067663" table:style-name="ce1">
            <text:p>5067663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6991328" table:style-name="ce1">
            <text:p>6991328</text:p>
          </table:table-cell>
          <table:table-cell office:value-type="float" office:value="39506088" table:style-name="ce1">
            <text:p>39506088</text:p>
          </table:table-cell>
          <table:table-cell office:value-type="float" office:value="1992490" table:style-name="ce1">
            <text:p>1992490</text:p>
          </table:table-cell>
          <table:table-cell office:value-type="float" office:value="893524" table:style-name="ce1">
            <text:p>893524</text:p>
          </table:table-cell>
          <table:table-cell office:value-type="float" office:value="42392102" table:style-name="ce1">
            <text:p>42392102</text:p>
          </table:table-cell>
          <table:table-cell office:value-type="float" office:value="3794324" table:style-name="ce1">
            <text:p>3794324</text:p>
          </table:table-cell>
          <table:table-cell office:value-type="float" office:value="3035773" table:style-name="ce1">
            <text:p>3035773</text:p>
          </table:table-cell>
          <table:table-cell office:value-type="float" office:value="152196" table:style-name="ce1">
            <text:p>152196</text:p>
          </table:table-cell>
          <table:table-cell office:value-type="float" office:value="68458" table:style-name="ce1">
            <text:p>68458</text:p>
          </table:table-cell>
          <table:table-cell office:value-type="float" office:value="3256427" table:style-name="ce1">
            <text:p>3256427</text:p>
          </table:table-cell>
          <table:table-cell table:number-columns-repeated="1633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2717285" table:style-name="ce1">
            <text:p>12717285</text:p>
          </table:table-cell>
          <table:table-cell office:value-type="float" office:value="71859430" table:style-name="ce1">
            <text:p>71859430</text:p>
          </table:table-cell>
          <table:table-cell office:value-type="float" office:value="3625567" table:style-name="ce1">
            <text:p>3625567</text:p>
          </table:table-cell>
          <table:table-cell office:value-type="float" office:value="1624985" table:style-name="ce1">
            <text:p>1624985</text:p>
          </table:table-cell>
          <table:table-cell office:value-type="float" office:value="77109982" table:style-name="ce1">
            <text:p>77109982</text:p>
          </table:table-cell>
          <table:table-cell office:value-type="float" office:value="6896354" table:style-name="ce1">
            <text:p>6896354</text:p>
          </table:table-cell>
          <table:table-cell office:value-type="float" office:value="5517241" table:style-name="ce1">
            <text:p>5517241</text:p>
          </table:table-cell>
          <table:table-cell office:value-type="float" office:value="278825" table:style-name="ce1">
            <text:p>278825</text:p>
          </table:table-cell>
          <table:table-cell office:value-type="float" office:value="125084" table:style-name="ce1">
            <text:p>125084</text:p>
          </table:table-cell>
          <table:table-cell office:value-type="float" office:value="5921150" table:style-name="ce1">
            <text:p>5921150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10463679" table:style-name="ce1">
            <text:p>10463679</text:p>
          </table:table-cell>
          <table:table-cell office:value-type="float" office:value="59136787" table:style-name="ce1">
            <text:p>59136787</text:p>
          </table:table-cell>
          <table:table-cell office:value-type="float" office:value="2981029" table:style-name="ce1">
            <text:p>2981029</text:p>
          </table:table-cell>
          <table:table-cell office:value-type="float" office:value="1336307" table:style-name="ce1">
            <text:p>1336307</text:p>
          </table:table-cell>
          <table:table-cell office:value-type="float" office:value="63454123" table:style-name="ce1">
            <text:p>63454123</text:p>
          </table:table-cell>
          <table:table-cell office:value-type="float" office:value="5676140" table:style-name="ce1">
            <text:p>5676140</text:p>
          </table:table-cell>
          <table:table-cell office:value-type="float" office:value="4540565" table:style-name="ce1">
            <text:p>4540565</text:p>
          </table:table-cell>
          <table:table-cell office:value-type="float" office:value="229102" table:style-name="ce1">
            <text:p>229102</text:p>
          </table:table-cell>
          <table:table-cell office:value-type="float" office:value="102709" table:style-name="ce1">
            <text:p>102709</text:p>
          </table:table-cell>
          <table:table-cell office:value-type="float" office:value="4872376" table:style-name="ce1">
            <text:p>4872376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11791261" table:style-name="ce1">
            <text:p>11791261</text:p>
          </table:table-cell>
          <table:table-cell office:value-type="float" office:value="66604005" table:style-name="ce1">
            <text:p>66604005</text:p>
          </table:table-cell>
          <table:table-cell office:value-type="float" office:value="3358935" table:style-name="ce1">
            <text:p>3358935</text:p>
          </table:table-cell>
          <table:table-cell office:value-type="float" office:value="1502156" table:style-name="ce1">
            <text:p>1502156</text:p>
          </table:table-cell>
          <table:table-cell office:value-type="float" office:value="71465096" table:style-name="ce1">
            <text:p>71465096</text:p>
          </table:table-cell>
          <table:table-cell office:value-type="float" office:value="6403351" table:style-name="ce1">
            <text:p>6403351</text:p>
          </table:table-cell>
          <table:table-cell office:value-type="float" office:value="5121008" table:style-name="ce1">
            <text:p>5121008</text:p>
          </table:table-cell>
          <table:table-cell office:value-type="float" office:value="257964" table:style-name="ce1">
            <text:p>257964</text:p>
          </table:table-cell>
          <table:table-cell office:value-type="float" office:value="115719" table:style-name="ce1">
            <text:p>115719</text:p>
          </table:table-cell>
          <table:table-cell office:value-type="float" office:value="5494691" table:style-name="ce1">
            <text:p>5494691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7572767" table:style-name="ce1">
            <text:p>7572767</text:p>
          </table:table-cell>
          <table:table-cell office:value-type="float" office:value="42790970" table:style-name="ce1">
            <text:p>42790970</text:p>
          </table:table-cell>
          <table:table-cell office:value-type="float" office:value="2158170" table:style-name="ce1">
            <text:p>2158170</text:p>
          </table:table-cell>
          <table:table-cell office:value-type="float" office:value="967770" table:style-name="ce1">
            <text:p>967770</text:p>
          </table:table-cell>
          <table:table-cell office:value-type="float" office:value="45916910" table:style-name="ce1">
            <text:p>45916910</text:p>
          </table:table-cell>
          <table:table-cell office:value-type="float" office:value="4106247" table:style-name="ce1">
            <text:p>4106247</text:p>
          </table:table-cell>
          <table:table-cell office:value-type="float" office:value="3284882" table:style-name="ce1">
            <text:p>3284882</text:p>
          </table:table-cell>
          <table:table-cell office:value-type="float" office:value="165680" table:style-name="ce1">
            <text:p>165680</text:p>
          </table:table-cell>
          <table:table-cell office:value-type="float" office:value="74246" table:style-name="ce1">
            <text:p>74246</text:p>
          </table:table-cell>
          <table:table-cell office:value-type="float" office:value="3524808" table:style-name="ce1">
            <text:p>3524808</text:p>
          </table:table-cell>
          <table:table-cell table:number-columns-repeated="1633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3774379" table:style-name="ce1">
            <text:p>13774379</text:p>
          </table:table-cell>
          <table:table-cell office:value-type="float" office:value="77838216" table:style-name="ce1">
            <text:p>77838216</text:p>
          </table:table-cell>
          <table:table-cell office:value-type="float" office:value="3927178" table:style-name="ce1">
            <text:p>3927178</text:p>
          </table:table-cell>
          <table:table-cell office:value-type="float" office:value="1760465" table:style-name="ce1">
            <text:p>1760465</text:p>
          </table:table-cell>
          <table:table-cell office:value-type="float" office:value="83525859" table:style-name="ce1">
            <text:p>83525859</text:p>
          </table:table-cell>
          <table:table-cell office:value-type="float" office:value="7472971" table:style-name="ce1">
            <text:p>7472971</text:p>
          </table:table-cell>
          <table:table-cell office:value-type="float" office:value="5978786" table:style-name="ce1">
            <text:p>5978786</text:p>
          </table:table-cell>
          <table:table-cell office:value-type="float" office:value="301611" table:style-name="ce1">
            <text:p>301611</text:p>
          </table:table-cell>
          <table:table-cell office:value-type="float" office:value="135480" table:style-name="ce1">
            <text:p>135480</text:p>
          </table:table-cell>
          <table:table-cell office:value-type="float" office:value="6415877" table:style-name="ce1">
            <text:p>6415877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11333850" table:style-name="ce1">
            <text:p>11333850</text:p>
          </table:table-cell>
          <table:table-cell office:value-type="float" office:value="64054829" table:style-name="ce1">
            <text:p>64054829</text:p>
          </table:table-cell>
          <table:table-cell office:value-type="float" office:value="3228499" table:style-name="ce1">
            <text:p>3228499</text:p>
          </table:table-cell>
          <table:table-cell office:value-type="float" office:value="1448082" table:style-name="ce1">
            <text:p>1448082</text:p>
          </table:table-cell>
          <table:table-cell office:value-type="float" office:value="68731410" table:style-name="ce1">
            <text:p>68731410</text:p>
          </table:table-cell>
          <table:table-cell office:value-type="float" office:value="6147458" table:style-name="ce1">
            <text:p>6147458</text:p>
          </table:table-cell>
          <table:table-cell office:value-type="float" office:value="4918042" table:style-name="ce1">
            <text:p>4918042</text:p>
          </table:table-cell>
          <table:table-cell office:value-type="float" office:value="247470" table:style-name="ce1">
            <text:p>247470</text:p>
          </table:table-cell>
          <table:table-cell office:value-type="float" office:value="111775" table:style-name="ce1">
            <text:p>111775</text:p>
          </table:table-cell>
          <table:table-cell office:value-type="float" office:value="5277287" table:style-name="ce1">
            <text:p>5277287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12771353" table:style-name="ce1">
            <text:p>12771353</text:p>
          </table:table-cell>
          <table:table-cell office:value-type="float" office:value="72143883" table:style-name="ce1">
            <text:p>72143883</text:p>
          </table:table-cell>
          <table:table-cell office:value-type="float" office:value="3638333" table:style-name="ce1">
            <text:p>3638333</text:p>
          </table:table-cell>
          <table:table-cell office:value-type="float" office:value="1627481" table:style-name="ce1">
            <text:p>1627481</text:p>
          </table:table-cell>
          <table:table-cell office:value-type="float" office:value="77409697" table:style-name="ce1">
            <text:p>77409697</text:p>
          </table:table-cell>
          <table:table-cell office:value-type="float" office:value="6924693" table:style-name="ce1">
            <text:p>6924693</text:p>
          </table:table-cell>
          <table:table-cell office:value-type="float" office:value="5539878" table:style-name="ce1">
            <text:p>5539878</text:p>
          </table:table-cell>
          <table:table-cell office:value-type="float" office:value="279398" table:style-name="ce1">
            <text:p>279398</text:p>
          </table:table-cell>
          <table:table-cell office:value-type="float" office:value="125325" table:style-name="ce1">
            <text:p>125325</text:p>
          </table:table-cell>
          <table:table-cell office:value-type="float" office:value="5944601" table:style-name="ce1">
            <text:p>5944601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8204078" table:style-name="ce1">
            <text:p>8204078</text:p>
          </table:table-cell>
          <table:table-cell office:value-type="float" office:value="46356542" table:style-name="ce1">
            <text:p>46356542</text:p>
          </table:table-cell>
          <table:table-cell office:value-type="float" office:value="2338030" table:style-name="ce1">
            <text:p>2338030</text:p>
          </table:table-cell>
          <table:table-cell office:value-type="float" office:value="1048336" table:style-name="ce1">
            <text:p>1048336</text:p>
          </table:table-cell>
          <table:table-cell office:value-type="float" office:value="49742908" table:style-name="ce1">
            <text:p>49742908</text:p>
          </table:table-cell>
          <table:table-cell office:value-type="float" office:value="4457309" table:style-name="ce1">
            <text:p>4457309</text:p>
          </table:table-cell>
          <table:table-cell office:value-type="float" office:value="3565572" table:style-name="ce1">
            <text:p>3565572</text:p>
          </table:table-cell>
          <table:table-cell office:value-type="float" office:value="179860" table:style-name="ce1">
            <text:p>179860</text:p>
          </table:table-cell>
          <table:table-cell office:value-type="float" office:value="80566" table:style-name="ce1">
            <text:p>80566</text:p>
          </table:table-cell>
          <table:table-cell office:value-type="float" office:value="3825998" table:style-name="ce1">
            <text:p>3825998</text:p>
          </table:table-cell>
          <table:table-cell table:number-columns-repeated="1633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4921910" table:style-name="ce1">
            <text:p>14921910</text:p>
          </table:table-cell>
          <table:table-cell office:value-type="float" office:value="84314118" table:style-name="ce1">
            <text:p>84314118</text:p>
          </table:table-cell>
          <table:table-cell office:value-type="float" office:value="4253886" table:style-name="ce1">
            <text:p>4253886</text:p>
          </table:table-cell>
          <table:table-cell office:value-type="float" office:value="1906910" table:style-name="ce1">
            <text:p>1906910</text:p>
          </table:table-cell>
          <table:table-cell office:value-type="float" office:value="90474914" table:style-name="ce1">
            <text:p>90474914</text:p>
          </table:table-cell>
          <table:table-cell office:value-type="float" office:value="8096586" table:style-name="ce1">
            <text:p>8096586</text:p>
          </table:table-cell>
          <table:table-cell office:value-type="float" office:value="6475902" table:style-name="ce1">
            <text:p>6475902</text:p>
          </table:table-cell>
          <table:table-cell office:value-type="float" office:value="326708" table:style-name="ce1">
            <text:p>326708</text:p>
          </table:table-cell>
          <table:table-cell office:value-type="float" office:value="146445" table:style-name="ce1">
            <text:p>146445</text:p>
          </table:table-cell>
          <table:table-cell office:value-type="float" office:value="6949055" table:style-name="ce1">
            <text:p>6949055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12277330" table:style-name="ce1">
            <text:p>12277330</text:p>
          </table:table-cell>
          <table:table-cell office:value-type="float" office:value="69382793" table:style-name="ce1">
            <text:p>69382793</text:p>
          </table:table-cell>
          <table:table-cell office:value-type="float" office:value="3496781" table:style-name="ce1">
            <text:p>3496781</text:p>
          </table:table-cell>
          <table:table-cell office:value-type="float" office:value="1568633" table:style-name="ce1">
            <text:p>1568633</text:p>
          </table:table-cell>
          <table:table-cell office:value-type="float" office:value="74448207" table:style-name="ce1">
            <text:p>74448207</text:p>
          </table:table-cell>
          <table:table-cell office:value-type="float" office:value="6660277" table:style-name="ce1">
            <text:p>6660277</text:p>
          </table:table-cell>
          <table:table-cell office:value-type="float" office:value="5327964" table:style-name="ce1">
            <text:p>5327964</text:p>
          </table:table-cell>
          <table:table-cell office:value-type="float" office:value="268282" table:style-name="ce1">
            <text:p>268282</text:p>
          </table:table-cell>
          <table:table-cell office:value-type="float" office:value="120551" table:style-name="ce1">
            <text:p>120551</text:p>
          </table:table-cell>
          <table:table-cell office:value-type="float" office:value="5716797" table:style-name="ce1">
            <text:p>5716797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13834954" table:style-name="ce1">
            <text:p>13834954</text:p>
          </table:table-cell>
          <table:table-cell office:value-type="float" office:value="78154286" table:style-name="ce1">
            <text:p>78154286</text:p>
          </table:table-cell>
          <table:table-cell office:value-type="float" office:value="3941451" table:style-name="ce1">
            <text:p>3941451</text:p>
          </table:table-cell>
          <table:table-cell office:value-type="float" office:value="1762948" table:style-name="ce1">
            <text:p>1762948</text:p>
          </table:table-cell>
          <table:table-cell office:value-type="float" office:value="83858685" table:style-name="ce1">
            <text:p>83858685</text:p>
          </table:table-cell>
          <table:table-cell office:value-type="float" office:value="7512589" table:style-name="ce1">
            <text:p>7512589</text:p>
          </table:table-cell>
          <table:table-cell office:value-type="float" office:value="6010403" table:style-name="ce1">
            <text:p>6010403</text:p>
          </table:table-cell>
          <table:table-cell office:value-type="float" office:value="303118" table:style-name="ce1">
            <text:p>303118</text:p>
          </table:table-cell>
          <table:table-cell office:value-type="float" office:value="135467" table:style-name="ce1">
            <text:p>135467</text:p>
          </table:table-cell>
          <table:table-cell office:value-type="float" office:value="6448988" table:style-name="ce1">
            <text:p>6448988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8885228" table:style-name="ce1">
            <text:p>8885228</text:p>
          </table:table-cell>
          <table:table-cell office:value-type="float" office:value="50210895" table:style-name="ce1">
            <text:p>50210895</text:p>
          </table:table-cell>
          <table:table-cell office:value-type="float" office:value="2532692" table:style-name="ce1">
            <text:p>2532692</text:p>
          </table:table-cell>
          <table:table-cell office:value-type="float" office:value="1135497" table:style-name="ce1">
            <text:p>1135497</text:p>
          </table:table-cell>
          <table:table-cell office:value-type="float" office:value="53879084" table:style-name="ce1">
            <text:p>53879084</text:p>
          </table:table-cell>
          <table:table-cell office:value-type="float" office:value="4817326" table:style-name="ce1">
            <text:p>4817326</text:p>
          </table:table-cell>
          <table:table-cell office:value-type="float" office:value="3854353" table:style-name="ce1">
            <text:p>3854353</text:p>
          </table:table-cell>
          <table:table-cell office:value-type="float" office:value="194662" table:style-name="ce1">
            <text:p>194662</text:p>
          </table:table-cell>
          <table:table-cell office:value-type="float" office:value="87161" table:style-name="ce1">
            <text:p>87161</text:p>
          </table:table-cell>
          <table:table-cell office:value-type="float" office:value="4136176" table:style-name="ce1">
            <text:p>4136176</text:p>
          </table:table-cell>
          <table:table-cell table:number-columns-repeated="1633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6162276" table:style-name="ce1">
            <text:p>16162276</text:p>
          </table:table-cell>
          <table:table-cell office:value-type="float" office:value="91336691" table:style-name="ce1">
            <text:p>91336691</text:p>
          </table:table-cell>
          <table:table-cell office:value-type="float" office:value="4607672" table:style-name="ce1">
            <text:p>4607672</text:p>
          </table:table-cell>
          <table:table-cell office:value-type="float" office:value="2066309" table:style-name="ce1">
            <text:p>2066309</text:p>
          </table:table-cell>
          <table:table-cell office:value-type="float" office:value="98010672" table:style-name="ce1">
            <text:p>98010672</text:p>
          </table:table-cell>
          <table:table-cell office:value-type="float" office:value="8776124" table:style-name="ce1">
            <text:p>8776124</text:p>
          </table:table-cell>
          <table:table-cell office:value-type="float" office:value="7022573" table:style-name="ce1">
            <text:p>7022573</text:p>
          </table:table-cell>
          <table:table-cell office:value-type="float" office:value="353786" table:style-name="ce1">
            <text:p>353786</text:p>
          </table:table-cell>
          <table:table-cell office:value-type="float" office:value="159399" table:style-name="ce1">
            <text:p>159399</text:p>
          </table:table-cell>
          <table:table-cell office:value-type="float" office:value="7535758" table:style-name="ce1">
            <text:p>7535758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13296728" table:style-name="ce1">
            <text:p>13296728</text:p>
          </table:table-cell>
          <table:table-cell office:value-type="float" office:value="75154210" table:style-name="ce1">
            <text:p>75154210</text:p>
          </table:table-cell>
          <table:table-cell office:value-type="float" office:value="3788011" table:style-name="ce1">
            <text:p>3788011</text:p>
          </table:table-cell>
          <table:table-cell office:value-type="float" office:value="1699633" table:style-name="ce1">
            <text:p>1699633</text:p>
          </table:table-cell>
          <table:table-cell office:value-type="float" office:value="80641854" table:style-name="ce1">
            <text:p>80641854</text:p>
          </table:table-cell>
          <table:table-cell office:value-type="float" office:value="7213045" table:style-name="ce1">
            <text:p>7213045</text:p>
          </table:table-cell>
          <table:table-cell office:value-type="float" office:value="5771417" table:style-name="ce1">
            <text:p>5771417</text:p>
          </table:table-cell>
          <table:table-cell office:value-type="float" office:value="291230" table:style-name="ce1">
            <text:p>291230</text:p>
          </table:table-cell>
          <table:table-cell office:value-type="float" office:value="131000" table:style-name="ce1">
            <text:p>131000</text:p>
          </table:table-cell>
          <table:table-cell office:value-type="float" office:value="6193647" table:style-name="ce1">
            <text:p>6193647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14986604" table:style-name="ce1">
            <text:p>14986604</text:p>
          </table:table-cell>
          <table:table-cell office:value-type="float" office:value="84657214" table:style-name="ce1">
            <text:p>84657214</text:p>
          </table:table-cell>
          <table:table-cell office:value-type="float" office:value="4270282" table:style-name="ce1">
            <text:p>4270282</text:p>
          </table:table-cell>
          <table:table-cell office:value-type="float" office:value="1910289" table:style-name="ce1">
            <text:p>1910289</text:p>
          </table:table-cell>
          <table:table-cell office:value-type="float" office:value="90837785" table:style-name="ce1">
            <text:p>90837785</text:p>
          </table:table-cell>
          <table:table-cell office:value-type="float" office:value="8130750" table:style-name="ce1">
            <text:p>8130750</text:p>
          </table:table-cell>
          <table:table-cell office:value-type="float" office:value="6502928" table:style-name="ce1">
            <text:p>6502928</text:p>
          </table:table-cell>
          <table:table-cell office:value-type="float" office:value="328831" table:style-name="ce1">
            <text:p>328831</text:p>
          </table:table-cell>
          <table:table-cell office:value-type="float" office:value="147341" table:style-name="ce1">
            <text:p>147341</text:p>
          </table:table-cell>
          <table:table-cell office:value-type="float" office:value="6979100" table:style-name="ce1">
            <text:p>6979100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9625325" table:style-name="ce1">
            <text:p>9625325</text:p>
          </table:table-cell>
          <table:table-cell office:value-type="float" office:value="54393510" table:style-name="ce1">
            <text:p>54393510</text:p>
          </table:table-cell>
          <table:table-cell office:value-type="float" office:value="2743143" table:style-name="ce1">
            <text:p>2743143</text:p>
          </table:table-cell>
          <table:table-cell office:value-type="float" office:value="1230091" table:style-name="ce1">
            <text:p>1230091</text:p>
          </table:table-cell>
          <table:table-cell office:value-type="float" office:value="58366744" table:style-name="ce1">
            <text:p>58366744</text:p>
          </table:table-cell>
          <table:table-cell office:value-type="float" office:value="5227757" table:style-name="ce1">
            <text:p>5227757</text:p>
          </table:table-cell>
          <table:table-cell office:value-type="float" office:value="4182615" table:style-name="ce1">
            <text:p>4182615</text:p>
          </table:table-cell>
          <table:table-cell office:value-type="float" office:value="210451" table:style-name="ce1">
            <text:p>210451</text:p>
          </table:table-cell>
          <table:table-cell office:value-type="float" office:value="94594" table:style-name="ce1">
            <text:p>94594</text:p>
          </table:table-cell>
          <table:table-cell office:value-type="float" office:value="4487660" table:style-name="ce1">
            <text:p>4487660</text:p>
          </table:table-cell>
          <table:table-cell table:number-columns-repeated="1633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7505914" table:style-name="ce1">
            <text:p>17505914</text:p>
          </table:table-cell>
          <table:table-cell office:value-type="float" office:value="98935631" table:style-name="ce1">
            <text:p>98935631</text:p>
          </table:table-cell>
          <table:table-cell office:value-type="float" office:value="4991056" table:style-name="ce1">
            <text:p>4991056</text:p>
          </table:table-cell>
          <table:table-cell office:value-type="float" office:value="2237919" table:style-name="ce1">
            <text:p>2237919</text:p>
          </table:table-cell>
          <table:table-cell office:value-type="float" office:value="106164606" table:style-name="ce1">
            <text:p>106164606</text:p>
          </table:table-cell>
          <table:table-cell office:value-type="float" office:value="9497572" table:style-name="ce1">
            <text:p>9497572</text:p>
          </table:table-cell>
          <table:table-cell office:value-type="float" office:value="7598940" table:style-name="ce1">
            <text:p>7598940</text:p>
          </table:table-cell>
          <table:table-cell office:value-type="float" office:value="383384" table:style-name="ce1">
            <text:p>383384</text:p>
          </table:table-cell>
          <table:table-cell office:value-type="float" office:value="171610" table:style-name="ce1">
            <text:p>171610</text:p>
          </table:table-cell>
          <table:table-cell office:value-type="float" office:value="8153934" table:style-name="ce1">
            <text:p>8153934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14403756" table:style-name="ce1">
            <text:p>14403756</text:p>
          </table:table-cell>
          <table:table-cell office:value-type="float" office:value="81401505" table:style-name="ce1">
            <text:p>81401505</text:p>
          </table:table-cell>
          <table:table-cell office:value-type="float" office:value="4102720" table:style-name="ce1">
            <text:p>4102720</text:p>
          </table:table-cell>
          <table:table-cell office:value-type="float" office:value="1840769" table:style-name="ce1">
            <text:p>1840769</text:p>
          </table:table-cell>
          <table:table-cell office:value-type="float" office:value="87344994" table:style-name="ce1">
            <text:p>87344994</text:p>
          </table:table-cell>
          <table:table-cell office:value-type="float" office:value="7810168" table:style-name="ce1">
            <text:p>7810168</text:p>
          </table:table-cell>
          <table:table-cell office:value-type="float" office:value="6247295" table:style-name="ce1">
            <text:p>6247295</text:p>
          </table:table-cell>
          <table:table-cell office:value-type="float" office:value="314709" table:style-name="ce1">
            <text:p>314709</text:p>
          </table:table-cell>
          <table:table-cell office:value-type="float" office:value="141136" table:style-name="ce1">
            <text:p>141136</text:p>
          </table:table-cell>
          <table:table-cell office:value-type="float" office:value="6703140" table:style-name="ce1">
            <text:p>6703140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16235643" table:style-name="ce1">
            <text:p>16235643</text:p>
          </table:table-cell>
          <table:table-cell office:value-type="float" office:value="91711839" table:style-name="ce1">
            <text:p>91711839</text:p>
          </table:table-cell>
          <table:table-cell office:value-type="float" office:value="4625796" table:style-name="ce1">
            <text:p>4625796</text:p>
          </table:table-cell>
          <table:table-cell office:value-type="float" office:value="2068760" table:style-name="ce1">
            <text:p>2068760</text:p>
          </table:table-cell>
          <table:table-cell office:value-type="float" office:value="98406395" table:style-name="ce1">
            <text:p>98406395</text:p>
          </table:table-cell>
          <table:table-cell office:value-type="float" office:value="8817649" table:style-name="ce1">
            <text:p>8817649</text:p>
          </table:table-cell>
          <table:table-cell office:value-type="float" office:value="7054625" table:style-name="ce1">
            <text:p>7054625</text:p>
          </table:table-cell>
          <table:table-cell office:value-type="float" office:value="355514" table:style-name="ce1">
            <text:p>355514</text:p>
          </table:table-cell>
          <table:table-cell office:value-type="float" office:value="158471" table:style-name="ce1">
            <text:p>158471</text:p>
          </table:table-cell>
          <table:table-cell office:value-type="float" office:value="7568610" table:style-name="ce1">
            <text:p>7568610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10424559" table:style-name="ce1">
            <text:p>10424559</text:p>
          </table:table-cell>
          <table:table-cell office:value-type="float" office:value="58913796" table:style-name="ce1">
            <text:p>58913796</text:p>
          </table:table-cell>
          <table:table-cell office:value-type="float" office:value="2971774" table:style-name="ce1">
            <text:p>2971774</text:p>
          </table:table-cell>
          <table:table-cell office:value-type="float" office:value="1332895" table:style-name="ce1">
            <text:p>1332895</text:p>
          </table:table-cell>
          <table:table-cell office:value-type="float" office:value="63218465" table:style-name="ce1">
            <text:p>63218465</text:p>
          </table:table-cell>
          <table:table-cell office:value-type="float" office:value="5650955" table:style-name="ce1">
            <text:p>5650955</text:p>
          </table:table-cell>
          <table:table-cell office:value-type="float" office:value="4520286" table:style-name="ce1">
            <text:p>4520286</text:p>
          </table:table-cell>
          <table:table-cell office:value-type="float" office:value="228631" table:style-name="ce1">
            <text:p>228631</text:p>
          </table:table-cell>
          <table:table-cell office:value-type="float" office:value="102804" table:style-name="ce1">
            <text:p>102804</text:p>
          </table:table-cell>
          <table:table-cell office:value-type="float" office:value="4851721" table:style-name="ce1">
            <text:p>4851721</text:p>
          </table:table-cell>
          <table:table-cell table:number-columns-repeated="1633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8964905" table:style-name="ce1">
            <text:p>18964905</text:p>
          </table:table-cell>
          <table:table-cell office:value-type="float" office:value="107166797" table:style-name="ce1">
            <text:p>107166797</text:p>
          </table:table-cell>
          <table:table-cell office:value-type="float" office:value="5406106" table:style-name="ce1">
            <text:p>5406106</text:p>
          </table:table-cell>
          <table:table-cell office:value-type="float" office:value="2424055" table:style-name="ce1">
            <text:p>2424055</text:p>
          </table:table-cell>
          <table:table-cell office:value-type="float" office:value="114996958" table:style-name="ce1">
            <text:p>114996958</text:p>
          </table:table-cell>
          <table:table-cell office:value-type="float" office:value="10291343" table:style-name="ce1">
            <text:p>10291343</text:p>
          </table:table-cell>
          <table:table-cell office:value-type="float" office:value="8231166" table:style-name="ce1">
            <text:p>8231166</text:p>
          </table:table-cell>
          <table:table-cell office:value-type="float" office:value="415050" table:style-name="ce1">
            <text:p>415050</text:p>
          </table:table-cell>
          <table:table-cell office:value-type="float" office:value="186136" table:style-name="ce1">
            <text:p>186136</text:p>
          </table:table-cell>
          <table:table-cell office:value-type="float" office:value="8832352" table:style-name="ce1">
            <text:p>8832352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15602153" table:style-name="ce1">
            <text:p>15602153</text:p>
          </table:table-cell>
          <table:table-cell office:value-type="float" office:value="88171863" table:style-name="ce1">
            <text:p>88171863</text:p>
          </table:table-cell>
          <table:table-cell office:value-type="float" office:value="4444713" table:style-name="ce1">
            <text:p>4444713</text:p>
          </table:table-cell>
          <table:table-cell office:value-type="float" office:value="1993963" table:style-name="ce1">
            <text:p>1993963</text:p>
          </table:table-cell>
          <table:table-cell office:value-type="float" office:value="94610539" table:style-name="ce1">
            <text:p>94610539</text:p>
          </table:table-cell>
          <table:table-cell office:value-type="float" office:value="8463942" table:style-name="ce1">
            <text:p>8463942</text:p>
          </table:table-cell>
          <table:table-cell office:value-type="float" office:value="6770358" table:style-name="ce1">
            <text:p>6770358</text:p>
          </table:table-cell>
          <table:table-cell office:value-type="float" office:value="341993" table:style-name="ce1">
            <text:p>341993</text:p>
          </table:table-cell>
          <table:table-cell office:value-type="float" office:value="153194" table:style-name="ce1">
            <text:p>153194</text:p>
          </table:table-cell>
          <table:table-cell office:value-type="float" office:value="7265545" table:style-name="ce1">
            <text:p>7265545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17584649" table:style-name="ce1">
            <text:p>17584649</text:p>
          </table:table-cell>
          <table:table-cell office:value-type="float" office:value="99349968" table:style-name="ce1">
            <text:p>99349968</text:p>
          </table:table-cell>
          <table:table-cell office:value-type="float" office:value="5011367" table:style-name="ce1">
            <text:p>5011367</text:p>
          </table:table-cell>
          <table:table-cell office:value-type="float" office:value="2241739" table:style-name="ce1">
            <text:p>2241739</text:p>
          </table:table-cell>
          <table:table-cell office:value-type="float" office:value="106603074" table:style-name="ce1">
            <text:p>106603074</text:p>
          </table:table-cell>
          <table:table-cell office:value-type="float" office:value="9545685" table:style-name="ce1">
            <text:p>9545685</text:p>
          </table:table-cell>
          <table:table-cell office:value-type="float" office:value="7638129" table:style-name="ce1">
            <text:p>7638129</text:p>
          </table:table-cell>
          <table:table-cell office:value-type="float" office:value="385571" table:style-name="ce1">
            <text:p>385571</text:p>
          </table:table-cell>
          <table:table-cell office:value-type="float" office:value="172979" table:style-name="ce1">
            <text:p>172979</text:p>
          </table:table-cell>
          <table:table-cell office:value-type="float" office:value="8196679" table:style-name="ce1">
            <text:p>8196679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11292074" table:style-name="ce1">
            <text:p>11292074</text:p>
          </table:table-cell>
          <table:table-cell office:value-type="float" office:value="63819981" table:style-name="ce1">
            <text:p>63819981</text:p>
          </table:table-cell>
          <table:table-cell office:value-type="float" office:value="3218376" table:style-name="ce1">
            <text:p>3218376</text:p>
          </table:table-cell>
          <table:table-cell office:value-type="float" office:value="1444093" table:style-name="ce1">
            <text:p>1444093</text:p>
          </table:table-cell>
          <table:table-cell office:value-type="float" office:value="68482450" table:style-name="ce1">
            <text:p>68482450</text:p>
          </table:table-cell>
          <table:table-cell office:value-type="float" office:value="6131500" table:style-name="ce1">
            <text:p>6131500</text:p>
          </table:table-cell>
          <table:table-cell office:value-type="float" office:value="4906185" table:style-name="ce1">
            <text:p>4906185</text:p>
          </table:table-cell>
          <table:table-cell office:value-type="float" office:value="246602" table:style-name="ce1">
            <text:p>246602</text:p>
          </table:table-cell>
          <table:table-cell office:value-type="float" office:value="111198" table:style-name="ce1">
            <text:p>111198</text:p>
          </table:table-cell>
          <table:table-cell office:value-type="float" office:value="5263985" table:style-name="ce1">
            <text:p>5263985</text:p>
          </table:table-cell>
          <table:table-cell table:number-columns-repeated="1633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0542418" table:style-name="ce1">
            <text:p>20542418</text:p>
          </table:table-cell>
          <table:table-cell office:value-type="float" office:value="116081021" table:style-name="ce1">
            <text:p>116081021</text:p>
          </table:table-cell>
          <table:table-cell office:value-type="float" office:value="5856325" table:style-name="ce1">
            <text:p>5856325</text:p>
          </table:table-cell>
          <table:table-cell office:value-type="float" office:value="2625892" table:style-name="ce1">
            <text:p>2625892</text:p>
          </table:table-cell>
          <table:table-cell office:value-type="float" office:value="124563238" table:style-name="ce1">
            <text:p>124563238</text:p>
          </table:table-cell>
          <table:table-cell office:value-type="float" office:value="11143793" table:style-name="ce1">
            <text:p>11143793</text:p>
          </table:table-cell>
          <table:table-cell office:value-type="float" office:value="8914224" table:style-name="ce1">
            <text:p>8914224</text:p>
          </table:table-cell>
          <table:table-cell office:value-type="float" office:value="450219" table:style-name="ce1">
            <text:p>450219</text:p>
          </table:table-cell>
          <table:table-cell office:value-type="float" office:value="201837" table:style-name="ce1">
            <text:p>201837</text:p>
          </table:table-cell>
          <table:table-cell office:value-type="float" office:value="9566280" table:style-name="ce1">
            <text:p>9566280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16901146" table:style-name="ce1">
            <text:p>16901146</text:p>
          </table:table-cell>
          <table:table-cell office:value-type="float" office:value="95504692" table:style-name="ce1">
            <text:p>95504692</text:p>
          </table:table-cell>
          <table:table-cell office:value-type="float" office:value="4813837" table:style-name="ce1">
            <text:p>4813837</text:p>
          </table:table-cell>
          <table:table-cell office:value-type="float" office:value="2159732" table:style-name="ce1">
            <text:p>2159732</text:p>
          </table:table-cell>
          <table:table-cell office:value-type="float" office:value="102478261" table:style-name="ce1">
            <text:p>102478261</text:p>
          </table:table-cell>
          <table:table-cell office:value-type="float" office:value="9166715" table:style-name="ce1">
            <text:p>9166715</text:p>
          </table:table-cell>
          <table:table-cell office:value-type="float" office:value="7332829" table:style-name="ce1">
            <text:p>7332829</text:p>
          </table:table-cell>
          <table:table-cell office:value-type="float" office:value="369124" table:style-name="ce1">
            <text:p>369124</text:p>
          </table:table-cell>
          <table:table-cell office:value-type="float" office:value="165769" table:style-name="ce1">
            <text:p>165769</text:p>
          </table:table-cell>
          <table:table-cell office:value-type="float" office:value="7867722" table:style-name="ce1">
            <text:p>7867722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19048567" table:style-name="ce1">
            <text:p>19048567</text:p>
          </table:table-cell>
          <table:table-cell office:value-type="float" office:value="107624186" table:style-name="ce1">
            <text:p>107624186</text:p>
          </table:table-cell>
          <table:table-cell office:value-type="float" office:value="5427826" table:style-name="ce1">
            <text:p>5427826</text:p>
          </table:table-cell>
          <table:table-cell office:value-type="float" office:value="2428484" table:style-name="ce1">
            <text:p>2428484</text:p>
          </table:table-cell>
          <table:table-cell office:value-type="float" office:value="115480496" table:style-name="ce1">
            <text:p>115480496</text:p>
          </table:table-cell>
          <table:table-cell office:value-type="float" office:value="10341340" table:style-name="ce1">
            <text:p>10341340</text:p>
          </table:table-cell>
          <table:table-cell office:value-type="float" office:value="8274218" table:style-name="ce1">
            <text:p>8274218</text:p>
          </table:table-cell>
          <table:table-cell office:value-type="float" office:value="416459" table:style-name="ce1">
            <text:p>416459</text:p>
          </table:table-cell>
          <table:table-cell office:value-type="float" office:value="186745" table:style-name="ce1">
            <text:p>186745</text:p>
          </table:table-cell>
          <table:table-cell office:value-type="float" office:value="8877422" table:style-name="ce1">
            <text:p>8877422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12231129" table:style-name="ce1">
            <text:p>12231129</text:p>
          </table:table-cell>
          <table:table-cell office:value-type="float" office:value="69125379" table:style-name="ce1">
            <text:p>69125379</text:p>
          </table:table-cell>
          <table:table-cell office:value-type="float" office:value="3486321" table:style-name="ce1">
            <text:p>3486321</text:p>
          </table:table-cell>
          <table:table-cell office:value-type="float" office:value="1563760" table:style-name="ce1">
            <text:p>1563760</text:p>
          </table:table-cell>
          <table:table-cell office:value-type="float" office:value="74175460" table:style-name="ce1">
            <text:p>74175460</text:p>
          </table:table-cell>
          <table:table-cell office:value-type="float" office:value="6632065" table:style-name="ce1">
            <text:p>6632065</text:p>
          </table:table-cell>
          <table:table-cell office:value-type="float" office:value="5305398" table:style-name="ce1">
            <text:p>5305398</text:p>
          </table:table-cell>
          <table:table-cell office:value-type="float" office:value="267945" table:style-name="ce1">
            <text:p>267945</text:p>
          </table:table-cell>
          <table:table-cell office:value-type="float" office:value="119667" table:style-name="ce1">
            <text:p>119667</text:p>
          </table:table-cell>
          <table:table-cell office:value-type="float" office:value="5693010" table:style-name="ce1">
            <text:p>5693010</text:p>
          </table:table-cell>
          <table:table-cell table:number-columns-repeated="1633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2251849" table:style-name="ce1">
            <text:p>22251849</text:p>
          </table:table-cell>
          <table:table-cell office:value-type="float" office:value="125739383" table:style-name="ce1">
            <text:p>125739383</text:p>
          </table:table-cell>
          <table:table-cell office:value-type="float" office:value="6343646" table:style-name="ce1">
            <text:p>6343646</text:p>
          </table:table-cell>
          <table:table-cell office:value-type="float" office:value="2844040" table:style-name="ce1">
            <text:p>2844040</text:p>
          </table:table-cell>
          <table:table-cell office:value-type="float" office:value="134927069" table:style-name="ce1">
            <text:p>134927069</text:p>
          </table:table-cell>
          <table:table-cell office:value-type="float" office:value="12073262" table:style-name="ce1">
            <text:p>12073262</text:p>
          </table:table-cell>
          <table:table-cell office:value-type="float" office:value="9658362" table:style-name="ce1">
            <text:p>9658362</text:p>
          </table:table-cell>
          <table:table-cell office:value-type="float" office:value="487321" table:style-name="ce1">
            <text:p>487321</text:p>
          </table:table-cell>
          <table:table-cell office:value-type="float" office:value="218148" table:style-name="ce1">
            <text:p>218148</text:p>
          </table:table-cell>
          <table:table-cell office:value-type="float" office:value="10363831" table:style-name="ce1">
            <text:p>10363831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18306977" table:style-name="ce1">
            <text:p>18306977</text:p>
          </table:table-cell>
          <table:table-cell office:value-type="float" office:value="103455842" table:style-name="ce1">
            <text:p>103455842</text:p>
          </table:table-cell>
          <table:table-cell office:value-type="float" office:value="5214656" table:style-name="ce1">
            <text:p>5214656</text:p>
          </table:table-cell>
          <table:table-cell office:value-type="float" office:value="2339549" table:style-name="ce1">
            <text:p>2339549</text:p>
          </table:table-cell>
          <table:table-cell office:value-type="float" office:value="111010047" table:style-name="ce1">
            <text:p>111010047</text:p>
          </table:table-cell>
          <table:table-cell office:value-type="float" office:value="9937617" table:style-name="ce1">
            <text:p>9937617</text:p>
          </table:table-cell>
          <table:table-cell office:value-type="float" office:value="7951150" table:style-name="ce1">
            <text:p>7951150</text:p>
          </table:table-cell>
          <table:table-cell office:value-type="float" office:value="400819" table:style-name="ce1">
            <text:p>400819</text:p>
          </table:table-cell>
          <table:table-cell office:value-type="float" office:value="179817" table:style-name="ce1">
            <text:p>179817</text:p>
          </table:table-cell>
          <table:table-cell office:value-type="float" office:value="8531786" table:style-name="ce1">
            <text:p>8531786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20637372" table:style-name="ce1">
            <text:p>20637372</text:p>
          </table:table-cell>
          <table:table-cell office:value-type="float" office:value="116581878" table:style-name="ce1">
            <text:p>116581878</text:p>
          </table:table-cell>
          <table:table-cell office:value-type="float" office:value="5879050" table:style-name="ce1">
            <text:p>5879050</text:p>
          </table:table-cell>
          <table:table-cell office:value-type="float" office:value="2630165" table:style-name="ce1">
            <text:p>2630165</text:p>
          </table:table-cell>
          <table:table-cell office:value-type="float" office:value="125091093" table:style-name="ce1">
            <text:p>125091093</text:p>
          </table:table-cell>
          <table:table-cell office:value-type="float" office:value="11199402" table:style-name="ce1">
            <text:p>11199402</text:p>
          </table:table-cell>
          <table:table-cell office:value-type="float" office:value="8957692" table:style-name="ce1">
            <text:p>8957692</text:p>
          </table:table-cell>
          <table:table-cell office:value-type="float" office:value="451224" table:style-name="ce1">
            <text:p>451224</text:p>
          </table:table-cell>
          <table:table-cell office:value-type="float" office:value="201681" table:style-name="ce1">
            <text:p>201681</text:p>
          </table:table-cell>
          <table:table-cell office:value-type="float" office:value="9610597" table:style-name="ce1">
            <text:p>9610597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13248761" table:style-name="ce1">
            <text:p>13248761</text:p>
          </table:table-cell>
          <table:table-cell office:value-type="float" office:value="74881431" table:style-name="ce1">
            <text:p>74881431</text:p>
          </table:table-cell>
          <table:table-cell office:value-type="float" office:value="3777007" table:style-name="ce1">
            <text:p>3777007</text:p>
          </table:table-cell>
          <table:table-cell office:value-type="float" office:value="1693470" table:style-name="ce1">
            <text:p>1693470</text:p>
          </table:table-cell>
          <table:table-cell office:value-type="float" office:value="80351908" table:style-name="ce1">
            <text:p>80351908</text:p>
          </table:table-cell>
          <table:table-cell office:value-type="float" office:value="7194080" table:style-name="ce1">
            <text:p>7194080</text:p>
          </table:table-cell>
          <table:table-cell office:value-type="float" office:value="5756052" table:style-name="ce1">
            <text:p>5756052</text:p>
          </table:table-cell>
          <table:table-cell office:value-type="float" office:value="290686" table:style-name="ce1">
            <text:p>290686</text:p>
          </table:table-cell>
          <table:table-cell office:value-type="float" office:value="129710" table:style-name="ce1">
            <text:p>129710</text:p>
          </table:table-cell>
          <table:table-cell office:value-type="float" office:value="6176448" table:style-name="ce1">
            <text:p>6176448</text:p>
          </table:table-cell>
          <table:table-cell table:number-columns-repeated="1633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4106334" table:style-name="ce1">
            <text:p>24106334</text:p>
          </table:table-cell>
          <table:table-cell office:value-type="float" office:value="136194880" table:style-name="ce1">
            <text:p>136194880</text:p>
          </table:table-cell>
          <table:table-cell office:value-type="float" office:value="6870879" table:style-name="ce1">
            <text:p>6870879</text:p>
          </table:table-cell>
          <table:table-cell office:value-type="float" office:value="3080550" table:style-name="ce1">
            <text:p>3080550</text:p>
          </table:table-cell>
          <table:table-cell office:value-type="float" office:value="146146309" table:style-name="ce1">
            <text:p>146146309</text:p>
          </table:table-cell>
          <table:table-cell office:value-type="float" office:value="13073725" table:style-name="ce1">
            <text:p>13073725</text:p>
          </table:table-cell>
          <table:table-cell office:value-type="float" office:value="10455497" table:style-name="ce1">
            <text:p>10455497</text:p>
          </table:table-cell>
          <table:table-cell office:value-type="float" office:value="527233" table:style-name="ce1">
            <text:p>527233</text:p>
          </table:table-cell>
          <table:table-cell office:value-type="float" office:value="236510" table:style-name="ce1">
            <text:p>236510</text:p>
          </table:table-cell>
          <table:table-cell office:value-type="float" office:value="11219240" table:style-name="ce1">
            <text:p>11219240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19828661" table:style-name="ce1">
            <text:p>19828661</text:p>
          </table:table-cell>
          <table:table-cell office:value-type="float" office:value="112062132" table:style-name="ce1">
            <text:p>112062132</text:p>
          </table:table-cell>
          <table:table-cell office:value-type="float" office:value="5647772" table:style-name="ce1">
            <text:p>5647772</text:p>
          </table:table-cell>
          <table:table-cell office:value-type="float" office:value="2534586" table:style-name="ce1">
            <text:p>2534586</text:p>
          </table:table-cell>
          <table:table-cell office:value-type="float" office:value="120244490" table:style-name="ce1">
            <text:p>120244490</text:p>
          </table:table-cell>
          <table:table-cell office:value-type="float" office:value="10756127" table:style-name="ce1">
            <text:p>10756127</text:p>
          </table:table-cell>
          <table:table-cell office:value-type="float" office:value="8606290" table:style-name="ce1">
            <text:p>8606290</text:p>
          </table:table-cell>
          <table:table-cell office:value-type="float" office:value="433116" table:style-name="ce1">
            <text:p>433116</text:p>
          </table:table-cell>
          <table:table-cell office:value-type="float" office:value="195037" table:style-name="ce1">
            <text:p>195037</text:p>
          </table:table-cell>
          <table:table-cell office:value-type="float" office:value="9234443" table:style-name="ce1">
            <text:p>9234443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22354055" table:style-name="ce1">
            <text:p>22354055</text:p>
          </table:table-cell>
          <table:table-cell office:value-type="float" office:value="126287909" table:style-name="ce1">
            <text:p>126287909</text:p>
          </table:table-cell>
          <table:table-cell office:value-type="float" office:value="6369085" table:style-name="ce1">
            <text:p>6369085</text:p>
          </table:table-cell>
          <table:table-cell office:value-type="float" office:value="2848876" table:style-name="ce1">
            <text:p>2848876</text:p>
          </table:table-cell>
          <table:table-cell office:value-type="float" office:value="135505870" table:style-name="ce1">
            <text:p>135505870</text:p>
          </table:table-cell>
          <table:table-cell office:value-type="float" office:value="12131460" table:style-name="ce1">
            <text:p>12131460</text:p>
          </table:table-cell>
          <table:table-cell office:value-type="float" office:value="9706031" table:style-name="ce1">
            <text:p>9706031</text:p>
          </table:table-cell>
          <table:table-cell office:value-type="float" office:value="490035" table:style-name="ce1">
            <text:p>490035</text:p>
          </table:table-cell>
          <table:table-cell office:value-type="float" office:value="218711" table:style-name="ce1">
            <text:p>218711</text:p>
          </table:table-cell>
          <table:table-cell office:value-type="float" office:value="10414777" table:style-name="ce1">
            <text:p>10414777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14352739" table:style-name="ce1">
            <text:p>14352739</text:p>
          </table:table-cell>
          <table:table-cell office:value-type="float" office:value="81107944" table:style-name="ce1">
            <text:p>81107944</text:p>
          </table:table-cell>
          <table:table-cell office:value-type="float" office:value="4089832" table:style-name="ce1">
            <text:p>4089832</text:p>
          </table:table-cell>
          <table:table-cell office:value-type="float" office:value="1834425" table:style-name="ce1">
            <text:p>1834425</text:p>
          </table:table-cell>
          <table:table-cell office:value-type="float" office:value="87032201" table:style-name="ce1">
            <text:p>87032201</text:p>
          </table:table-cell>
          <table:table-cell office:value-type="float" office:value="7784271" table:style-name="ce1">
            <text:p>7784271</text:p>
          </table:table-cell>
          <table:table-cell office:value-type="float" office:value="6226513" table:style-name="ce1">
            <text:p>6226513</text:p>
          </table:table-cell>
          <table:table-cell office:value-type="float" office:value="312825" table:style-name="ce1">
            <text:p>312825</text:p>
          </table:table-cell>
          <table:table-cell office:value-type="float" office:value="140955" table:style-name="ce1">
            <text:p>140955</text:p>
          </table:table-cell>
          <table:table-cell office:value-type="float" office:value="6680293" table:style-name="ce1">
            <text:p>6680293</text:p>
          </table:table-cell>
          <table:table-cell table:number-columns-repeated="1633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6110805" table:style-name="ce1">
            <text:p>26110805</text:p>
          </table:table-cell>
          <table:table-cell office:value-type="float" office:value="147525608" table:style-name="ce1">
            <text:p>147525608</text:p>
          </table:table-cell>
          <table:table-cell office:value-type="float" office:value="7443040" table:style-name="ce1">
            <text:p>7443040</text:p>
          </table:table-cell>
          <table:table-cell office:value-type="float" office:value="3337400" table:style-name="ce1">
            <text:p>3337400</text:p>
          </table:table-cell>
          <table:table-cell office:value-type="float" office:value="158306048" table:style-name="ce1">
            <text:p>158306048</text:p>
          </table:table-cell>
          <table:table-cell office:value-type="float" office:value="14164210" table:style-name="ce1">
            <text:p>14164210</text:p>
          </table:table-cell>
          <table:table-cell office:value-type="float" office:value="11330728" table:style-name="ce1">
            <text:p>11330728</text:p>
          </table:table-cell>
          <table:table-cell office:value-type="float" office:value="572161" table:style-name="ce1">
            <text:p>572161</text:p>
          </table:table-cell>
          <table:table-cell office:value-type="float" office:value="256850" table:style-name="ce1">
            <text:p>256850</text:p>
          </table:table-cell>
          <table:table-cell office:value-type="float" office:value="12159739" table:style-name="ce1">
            <text:p>12159739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21479352" table:style-name="ce1">
            <text:p>21479352</text:p>
          </table:table-cell>
          <table:table-cell office:value-type="float" office:value="121397046" table:style-name="ce1">
            <text:p>121397046</text:p>
          </table:table-cell>
          <table:table-cell office:value-type="float" office:value="6118343" table:style-name="ce1">
            <text:p>6118343</text:p>
          </table:table-cell>
          <table:table-cell office:value-type="float" office:value="2745759" table:style-name="ce1">
            <text:p>2745759</text:p>
          </table:table-cell>
          <table:table-cell office:value-type="float" office:value="130261148" table:style-name="ce1">
            <text:p>130261148</text:p>
          </table:table-cell>
          <table:table-cell office:value-type="float" office:value="11667349" table:style-name="ce1">
            <text:p>11667349</text:p>
          </table:table-cell>
          <table:table-cell office:value-type="float" office:value="9334914" table:style-name="ce1">
            <text:p>9334914</text:p>
          </table:table-cell>
          <table:table-cell office:value-type="float" office:value="470571" table:style-name="ce1">
            <text:p>470571</text:p>
          </table:table-cell>
          <table:table-cell office:value-type="float" office:value="211173" table:style-name="ce1">
            <text:p>211173</text:p>
          </table:table-cell>
          <table:table-cell office:value-type="float" office:value="10016658" table:style-name="ce1">
            <text:p>10016658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24212853" table:style-name="ce1">
            <text:p>24212853</text:p>
          </table:table-cell>
          <table:table-cell office:value-type="float" office:value="136800837" table:style-name="ce1">
            <text:p>136800837</text:p>
          </table:table-cell>
          <table:table-cell office:value-type="float" office:value="6898957" table:style-name="ce1">
            <text:p>6898957</text:p>
          </table:table-cell>
          <table:table-cell office:value-type="float" office:value="3086184" table:style-name="ce1">
            <text:p>3086184</text:p>
          </table:table-cell>
          <table:table-cell office:value-type="float" office:value="146785978" table:style-name="ce1">
            <text:p>146785978</text:p>
          </table:table-cell>
          <table:table-cell office:value-type="float" office:value="13138906" table:style-name="ce1">
            <text:p>13138906</text:p>
          </table:table-cell>
          <table:table-cell office:value-type="float" office:value="10512928" table:style-name="ce1">
            <text:p>10512928</text:p>
          </table:table-cell>
          <table:table-cell office:value-type="float" office:value="529872" table:style-name="ce1">
            <text:p>529872</text:p>
          </table:table-cell>
          <table:table-cell office:value-type="float" office:value="237308" table:style-name="ce1">
            <text:p>237308</text:p>
          </table:table-cell>
          <table:table-cell office:value-type="float" office:value="11280108" table:style-name="ce1">
            <text:p>11280108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15547659" table:style-name="ce1">
            <text:p>15547659</text:p>
          </table:table-cell>
          <table:table-cell office:value-type="float" office:value="87864922" table:style-name="ce1">
            <text:p>87864922</text:p>
          </table:table-cell>
          <table:table-cell office:value-type="float" office:value="4430643" table:style-name="ce1">
            <text:p>4430643</text:p>
          </table:table-cell>
          <table:table-cell office:value-type="float" office:value="1986275" table:style-name="ce1">
            <text:p>1986275</text:p>
          </table:table-cell>
          <table:table-cell office:value-type="float" office:value="94281840" table:style-name="ce1">
            <text:p>94281840</text:p>
          </table:table-cell>
          <table:table-cell office:value-type="float" office:value="8444559" table:style-name="ce1">
            <text:p>8444559</text:p>
          </table:table-cell>
          <table:table-cell office:value-type="float" office:value="6756978" table:style-name="ce1">
            <text:p>6756978</text:p>
          </table:table-cell>
          <table:table-cell office:value-type="float" office:value="340811" table:style-name="ce1">
            <text:p>340811</text:p>
          </table:table-cell>
          <table:table-cell office:value-type="float" office:value="151850" table:style-name="ce1">
            <text:p>151850</text:p>
          </table:table-cell>
          <table:table-cell office:value-type="float" office:value="7249639" table:style-name="ce1">
            <text:p>7249639</text:p>
          </table:table-cell>
          <table:table-cell table:number-columns-repeated="1633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8285340" table:style-name="ce1">
            <text:p>28285340</text:p>
          </table:table-cell>
          <table:table-cell office:value-type="float" office:value="159798525" table:style-name="ce1">
            <text:p>159798525</text:p>
          </table:table-cell>
          <table:table-cell office:value-type="float" office:value="8061034" table:style-name="ce1">
            <text:p>8061034</text:p>
          </table:table-cell>
          <table:table-cell office:value-type="float" office:value="3615004" table:style-name="ce1">
            <text:p>3615004</text:p>
          </table:table-cell>
          <table:table-cell office:value-type="float" office:value="171474563" table:style-name="ce1">
            <text:p>171474563</text:p>
          </table:table-cell>
          <table:table-cell office:value-type="float" office:value="15343050" table:style-name="ce1">
            <text:p>15343050</text:p>
          </table:table-cell>
          <table:table-cell office:value-type="float" office:value="12272917" table:style-name="ce1">
            <text:p>12272917</text:p>
          </table:table-cell>
          <table:table-cell office:value-type="float" office:value="617994" table:style-name="ce1">
            <text:p>617994</text:p>
          </table:table-cell>
          <table:table-cell office:value-type="float" office:value="277604" table:style-name="ce1">
            <text:p>277604</text:p>
          </table:table-cell>
          <table:table-cell office:value-type="float" office:value="13168515" table:style-name="ce1">
            <text:p>13168515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23263177" table:style-name="ce1">
            <text:p>23263177</text:p>
          </table:table-cell>
          <table:table-cell office:value-type="float" office:value="131494363" table:style-name="ce1">
            <text:p>131494363</text:p>
          </table:table-cell>
          <table:table-cell office:value-type="float" office:value="6627673" table:style-name="ce1">
            <text:p>6627673</text:p>
          </table:table-cell>
          <table:table-cell office:value-type="float" office:value="2973839" table:style-name="ce1">
            <text:p>2973839</text:p>
          </table:table-cell>
          <table:table-cell office:value-type="float" office:value="141095875" table:style-name="ce1">
            <text:p>141095875</text:p>
          </table:table-cell>
          <table:table-cell office:value-type="float" office:value="12618552" table:style-name="ce1">
            <text:p>12618552</text:p>
          </table:table-cell>
          <table:table-cell office:value-type="float" office:value="10097317" table:style-name="ce1">
            <text:p>10097317</text:p>
          </table:table-cell>
          <table:table-cell office:value-type="float" office:value="509330" table:style-name="ce1">
            <text:p>509330</text:p>
          </table:table-cell>
          <table:table-cell office:value-type="float" office:value="228080" table:style-name="ce1">
            <text:p>228080</text:p>
          </table:table-cell>
          <table:table-cell office:value-type="float" office:value="10834727" table:style-name="ce1">
            <text:p>10834727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26227377" table:style-name="ce1">
            <text:p>26227377</text:p>
          </table:table-cell>
          <table:table-cell office:value-type="float" office:value="148186667" table:style-name="ce1">
            <text:p>148186667</text:p>
          </table:table-cell>
          <table:table-cell office:value-type="float" office:value="7472813" table:style-name="ce1">
            <text:p>7472813</text:p>
          </table:table-cell>
          <table:table-cell office:value-type="float" office:value="3343625" table:style-name="ce1">
            <text:p>3343625</text:p>
          </table:table-cell>
          <table:table-cell office:value-type="float" office:value="159003105" table:style-name="ce1">
            <text:p>159003105</text:p>
          </table:table-cell>
          <table:table-cell office:value-type="float" office:value="14231651" table:style-name="ce1">
            <text:p>14231651</text:p>
          </table:table-cell>
          <table:table-cell office:value-type="float" office:value="11385830" table:style-name="ce1">
            <text:p>11385830</text:p>
          </table:table-cell>
          <table:table-cell office:value-type="float" office:value="573856" table:style-name="ce1">
            <text:p>573856</text:p>
          </table:table-cell>
          <table:table-cell office:value-type="float" office:value="257441" table:style-name="ce1">
            <text:p>257441</text:p>
          </table:table-cell>
          <table:table-cell office:value-type="float" office:value="12217127" table:style-name="ce1">
            <text:p>12217127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16840615" table:style-name="ce1">
            <text:p>16840615</text:p>
          </table:table-cell>
          <table:table-cell office:value-type="float" office:value="95170341" table:style-name="ce1">
            <text:p>95170341</text:p>
          </table:table-cell>
          <table:table-cell office:value-type="float" office:value="4799342" table:style-name="ce1">
            <text:p>4799342</text:p>
          </table:table-cell>
          <table:table-cell office:value-type="float" office:value="2151210" table:style-name="ce1">
            <text:p>2151210</text:p>
          </table:table-cell>
          <table:table-cell office:value-type="float" office:value="102120893" table:style-name="ce1">
            <text:p>102120893</text:p>
          </table:table-cell>
          <table:table-cell office:value-type="float" office:value="9132009" table:style-name="ce1">
            <text:p>9132009</text:p>
          </table:table-cell>
          <table:table-cell office:value-type="float" office:value="7305419" table:style-name="ce1">
            <text:p>7305419</text:p>
          </table:table-cell>
          <table:table-cell office:value-type="float" office:value="368699" table:style-name="ce1">
            <text:p>368699</text:p>
          </table:table-cell>
          <table:table-cell office:value-type="float" office:value="164935" table:style-name="ce1">
            <text:p>164935</text:p>
          </table:table-cell>
          <table:table-cell office:value-type="float" office:value="7839053" table:style-name="ce1">
            <text:p>7839053</text:p>
          </table:table-cell>
          <table:table-cell table:number-columns-repeated="1633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30639447" table:style-name="ce1">
            <text:p>30639447</text:p>
          </table:table-cell>
          <table:table-cell office:value-type="float" office:value="173100470" table:style-name="ce1">
            <text:p>173100470</text:p>
          </table:table-cell>
          <table:table-cell office:value-type="float" office:value="8731420" table:style-name="ce1">
            <text:p>8731420</text:p>
          </table:table-cell>
          <table:table-cell office:value-type="float" office:value="3914297" table:style-name="ce1">
            <text:p>3914297</text:p>
          </table:table-cell>
          <table:table-cell office:value-type="float" office:value="185746187" table:style-name="ce1">
            <text:p>185746187</text:p>
          </table:table-cell>
          <table:table-cell office:value-type="float" office:value="16625731" table:style-name="ce1">
            <text:p>16625731</text:p>
          </table:table-cell>
          <table:table-cell office:value-type="float" office:value="13301945" table:style-name="ce1">
            <text:p>13301945</text:p>
          </table:table-cell>
          <table:table-cell office:value-type="float" office:value="670386" table:style-name="ce1">
            <text:p>670386</text:p>
          </table:table-cell>
          <table:table-cell office:value-type="float" office:value="299293" table:style-name="ce1">
            <text:p>299293</text:p>
          </table:table-cell>
          <table:table-cell office:value-type="float" office:value="14271624" table:style-name="ce1">
            <text:p>14271624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25201681" table:style-name="ce1">
            <text:p>25201681</text:p>
          </table:table-cell>
          <table:table-cell office:value-type="float" office:value="142445562" table:style-name="ce1">
            <text:p>142445562</text:p>
          </table:table-cell>
          <table:table-cell office:value-type="float" office:value="7179295" table:style-name="ce1">
            <text:p>7179295</text:p>
          </table:table-cell>
          <table:table-cell office:value-type="float" office:value="3220753" table:style-name="ce1">
            <text:p>3220753</text:p>
          </table:table-cell>
          <table:table-cell office:value-type="float" office:value="152845610" table:style-name="ce1">
            <text:p>152845610</text:p>
          </table:table-cell>
          <table:table-cell office:value-type="float" office:value="13688239" table:style-name="ce1">
            <text:p>13688239</text:p>
          </table:table-cell>
          <table:table-cell office:value-type="float" office:value="10951199" table:style-name="ce1">
            <text:p>10951199</text:p>
          </table:table-cell>
          <table:table-cell office:value-type="float" office:value="551622" table:style-name="ce1">
            <text:p>551622</text:p>
          </table:table-cell>
          <table:table-cell office:value-type="float" office:value="246914" table:style-name="ce1">
            <text:p>246914</text:p>
          </table:table-cell>
          <table:table-cell office:value-type="float" office:value="11749735" table:style-name="ce1">
            <text:p>11749735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28410278" table:style-name="ce1">
            <text:p>28410278</text:p>
          </table:table-cell>
          <table:table-cell office:value-type="float" office:value="160527326" table:style-name="ce1">
            <text:p>160527326</text:p>
          </table:table-cell>
          <table:table-cell office:value-type="float" office:value="8095007" table:style-name="ce1">
            <text:p>8095007</text:p>
          </table:table-cell>
          <table:table-cell office:value-type="float" office:value="3622574" table:style-name="ce1">
            <text:p>3622574</text:p>
          </table:table-cell>
          <table:table-cell office:value-type="float" office:value="172244907" table:style-name="ce1">
            <text:p>172244907</text:p>
          </table:table-cell>
          <table:table-cell office:value-type="float" office:value="15424703" table:style-name="ce1">
            <text:p>15424703</text:p>
          </table:table-cell>
          <table:table-cell office:value-type="float" office:value="12340659" table:style-name="ce1">
            <text:p>12340659</text:p>
          </table:table-cell>
          <table:table-cell office:value-type="float" office:value="622194" table:style-name="ce1">
            <text:p>622194</text:p>
          </table:table-cell>
          <table:table-cell office:value-type="float" office:value="278949" table:style-name="ce1">
            <text:p>278949</text:p>
          </table:table-cell>
          <table:table-cell office:value-type="float" office:value="13241802" table:style-name="ce1">
            <text:p>13241802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18243240" table:style-name="ce1">
            <text:p>18243240</text:p>
          </table:table-cell>
          <table:table-cell office:value-type="float" office:value="103094754" table:style-name="ce1">
            <text:p>103094754</text:p>
          </table:table-cell>
          <table:table-cell office:value-type="float" office:value="5198915" table:style-name="ce1">
            <text:p>5198915</text:p>
          </table:table-cell>
          <table:table-cell office:value-type="float" office:value="2329843" table:style-name="ce1">
            <text:p>2329843</text:p>
          </table:table-cell>
          <table:table-cell office:value-type="float" office:value="110623512" table:style-name="ce1">
            <text:p>110623512</text:p>
          </table:table-cell>
          <table:table-cell office:value-type="float" office:value="9905244" table:style-name="ce1">
            <text:p>9905244</text:p>
          </table:table-cell>
          <table:table-cell office:value-type="float" office:value="7924413" table:style-name="ce1">
            <text:p>7924413</text:p>
          </table:table-cell>
          <table:table-cell office:value-type="float" office:value="399573" table:style-name="ce1">
            <text:p>399573</text:p>
          </table:table-cell>
          <table:table-cell office:value-type="float" office:value="178633" table:style-name="ce1">
            <text:p>178633</text:p>
          </table:table-cell>
          <table:table-cell office:value-type="float" office:value="8502619" table:style-name="ce1">
            <text:p>8502619</text:p>
          </table:table-cell>
          <table:table-cell table:number-columns-repeated="16337"/>
        </table:table-row>
        <table:table-row table:number-rows-repeated="1048381" table:style-name="ro1">
          <table:table-cell table:number-columns-repeated="16384"/>
        </table:table-row>
      </table:table>
      <table:table table:name="Analyse_résultat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9" table:default-cell-style-name="ce1"/>
        <table:table-column table:style-name="co11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0" table:number-columns-repeated="7" table:default-cell-style-name="ce1"/>
        <table:table-column table:style-name="co24" table:default-cell-style-name="ce1"/>
        <table:table-column table:style-name="co11" table:default-cell-style-name="ce1"/>
        <table:table-column table:style-name="co25" table:default-cell-style-name="ce1"/>
        <table:table-column table:style-name="co22" table:default-cell-style-name="ce1"/>
        <table:table-column table:style-name="co26" table:default-cell-style-name="ce1"/>
        <table:table-column table:style-name="co20" table:number-columns-repeated="8" table:default-cell-style-name="ce1"/>
        <table:table-column table:style-name="co27" table:default-cell-style-name="ce1"/>
        <table:table-column table:style-name="co11" table:default-cell-style-name="ce1"/>
        <table:table-column table:style-name="co28" table:default-cell-style-name="ce1"/>
        <table:table-column table:style-name="co22" table:default-cell-style-name="ce1"/>
        <table:table-column table:style-name="co29" table:default-cell-style-name="ce1"/>
        <table:table-column table:style-name="co20" table:number-columns-repeated="8" table:default-cell-style-name="ce1"/>
        <table:table-column table:style-name="co11" table:default-cell-style-name="ce1"/>
        <table:table-column table:style-name="co30" table:default-cell-style-name="ce1"/>
        <table:table-column table:style-name="co19" table:default-cell-style-name="ce1"/>
        <table:table-column table:style-name="co31" table:default-cell-style-name="ce1"/>
        <table:table-column table:style-name="co20" table:number-columns-repeated="5" table:default-cell-style-name="ce1"/>
        <table:table-column table:style-name="co11" table:default-cell-style-name="ce1"/>
        <table:table-column table:style-name="co30" table:default-cell-style-name="ce1"/>
        <table:table-column table:style-name="co19" table:default-cell-style-name="ce1"/>
        <table:table-column table:style-name="co20" table:number-columns-repeated="4" table:default-cell-style-name="ce1"/>
        <table:table-column table:style-name="co32" table:default-cell-style-name="ce1"/>
        <table:table-column table:style-name="co11" table:default-cell-style-name="ce1"/>
        <table:table-column table:style-name="co33" table:default-cell-style-name="ce1"/>
        <table:table-column table:style-name="co34" table:default-cell-style-name="ce1"/>
        <table:table-column table:style-name="co21" table:default-cell-style-name="ce1"/>
        <table:table-column table:style-name="co20" table:number-columns-repeated="9" table:default-cell-style-name="ce1"/>
        <table:table-column table:style-name="co11" table:default-cell-style-name="ce1"/>
        <table:table-column table:style-name="co33" table:default-cell-style-name="ce1"/>
        <table:table-column table:style-name="co34" table:default-cell-style-name="ce1"/>
        <table:table-column table:style-name="co21" table:default-cell-style-name="ce1"/>
        <table:table-column table:style-name="co20" table:number-columns-repeated="6" table:default-cell-style-name="ce1"/>
        <table:table-column table:style-name="co35" table:default-cell-style-name="ce1"/>
        <table:table-column table:style-name="co20" table:default-cell-style-name="ce1"/>
        <table:table-column table:style-name="co11" table:default-cell-style-name="ce1"/>
        <table:table-column table:style-name="co33" table:default-cell-style-name="ce1"/>
        <table:table-column table:style-name="co34" table:default-cell-style-name="ce1"/>
        <table:table-column table:style-name="co21" table:default-cell-style-name="ce1"/>
        <table:table-column table:style-name="co20" table:number-columns-repeated="16281" table:default-cell-style-name="ce1"/>
        <table:table-row table:style-name="ro1">
          <table:table-cell office:value-type="string" table:style-name="ce1">
            <text:p>Mois</text:p>
          </table:table-cell>
          <table:table-cell office:value-type="string" table:style-name="ce1">
            <text:p>Nombre de lapin vivants en moyenne</text:p>
          </table:table-cell>
          <table:table-cell office:value-type="string" table:style-name="ce1">
            <text:p>Ecart type du nombre de lapins vivants</text:p>
          </table:table-cell>
          <table:table-cell table:number-columns-repeated="5" table:style-name="ce1"/>
          <table:table-cell office:value-type="string" table:style-name="ce1">
            <text:p>Mois</text:p>
          </table:table-cell>
          <table:table-cell office:value-type="string" table:style-name="ce1">
            <text:p>Nombre de lapin morts total en moyenne</text:p>
          </table:table-cell>
          <table:table-cell office:value-type="string" table:style-name="ce1">
            <text:p>Ecart type du nombre de lapins morts total</text:p>
          </table:table-cell>
          <table:table-cell table:number-columns-repeated="9" table:style-name="ce1"/>
          <table:table-cell office:value-type="string" table:style-name="ce1">
            <text:p>Mois</text:p>
          </table:table-cell>
          <table:table-cell office:value-type="string" table:style-name="ce1">
            <text:p>Nombre de mort infantiles chez les lapins en moyenne</text:p>
          </table:table-cell>
          <table:table-cell office:value-type="string" table:style-name="ce1">
            <text:p>Propotion par rapport au nombre total de lapins morts</text:p>
          </table:table-cell>
          <table:table-cell office:value-type="string" table:style-name="ce1">
            <text:p>Ecart type du nombre de morts infantiles de lapin</text:p>
          </table:table-cell>
          <table:table-cell table:number-columns-repeated="8" table:style-name="ce1"/>
          <table:table-cell office:value-type="string" table:style-name="ce1">
            <text:p>Mois</text:p>
          </table:table-cell>
          <table:table-cell office:value-type="string" table:style-name="ce1">
            <text:p>Nombre de lapins morts non mature en moyenne</text:p>
          </table:table-cell>
          <table:table-cell office:value-type="string" table:style-name="ce1">
            <text:p>Propotion par rapport au nombre total de lapins morts</text:p>
          </table:table-cell>
          <table:table-cell office:value-type="string" table:style-name="ce1">
            <text:p>Ecart type du nombre de lapin morts non mature</text:p>
          </table:table-cell>
          <table:table-cell table:style-name="ce1">
            <draw:frame draw:z-index="4" draw:id="id3" draw:style-name="a3" draw:name="Graphique 6" svg:x="0.16667in" svg:y="0.17361in" svg:width="6.20473in" svg:height="2.9912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string" table:style-name="ce1">
            <text:p>Mois</text:p>
          </table:table-cell>
          <table:table-cell office:value-type="string" table:style-name="ce1">
            <text:p>Nombre de lapins morts mature en moyenne</text:p>
          </table:table-cell>
          <table:table-cell office:value-type="string" table:style-name="ce1">
            <text:p>Propotion par rapport au nombre total de lapins morts</text:p>
          </table:table-cell>
          <table:table-cell office:value-type="string" table:style-name="ce1">
            <text:p>Ecart type du nombre de lapin morts mature</text:p>
          </table:table-cell>
          <table:table-cell table:style-name="ce1">
            <draw:frame draw:z-index="5" draw:id="id4" draw:style-name="a4" draw:name="Graphique 7" svg:x="0.23611in" svg:y="0.14583in" svg:width="5.77289in" svg:height="2.9912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string" table:style-name="ce1">
            <text:p>Mois</text:p>
          </table:table-cell>
          <table:table-cell office:value-type="string" table:style-name="ce1">
            <text:p>Nombre de naissance par mois en moyenne</text:p>
          </table:table-cell>
          <table:table-cell office:value-type="string" table:style-name="ce1">
            <text:p>Ecart type du nombre de naissance par mois</text:p>
          </table:table-cell>
          <table:table-cell table:style-name="ce1">
            <draw:frame draw:z-index="6" draw:id="id5" draw:style-name="a5" draw:name="Graphique 11" svg:x="0.13889in" svg:y="0.13194in" svg:width="5.82382in" svg:height="2.99126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string" table:style-name="ce1">
            <text:p>Mois</text:p>
          </table:table-cell>
          <table:table-cell office:value-type="string" table:style-name="ce1">
            <text:p>Nombre de mort par mois en moyenne</text:p>
          </table:table-cell>
          <table:table-cell office:value-type="string" table:style-name="ce1">
            <text:p>Ecart type du nombre de mort par mois</text:p>
          </table:table-cell>
          <table:table-cell table:number-columns-repeated="5" table:style-name="ce1"/>
          <table:table-cell office:value-type="string" table:style-name="ce1">
            <text:p>Mois</text:p>
          </table:table-cell>
          <table:table-cell office:value-type="string" table:style-name="ce1">
            <text:p>Nombre de lapins morts juvénile par mois en moyenne</text:p>
          </table:table-cell>
          <table:table-cell office:value-type="string" table:style-name="ce1">
            <text:p>Propotion de lapin juvénile par rapport au nombre total de lapins morts</text:p>
          </table:table-cell>
          <table:table-cell office:value-type="string" table:style-name="ce1">
            <text:p>Ecart type du nombre de lapin morts juvénile par mois</text:p>
          </table:table-cell>
          <table:table-cell table:number-columns-repeated="9" table:style-name="ce1"/>
          <table:table-cell office:value-type="string" table:style-name="ce1">
            <text:p>Mois</text:p>
          </table:table-cell>
          <table:table-cell office:value-type="string" table:style-name="ce1">
            <text:p>Nombre de lapins morts non mature par mois en moyenne</text:p>
          </table:table-cell>
          <table:table-cell office:value-type="string" table:style-name="ce1">
            <text:p>Propotion de lapin non maturepar rapport au nombre total de lapins morts</text:p>
          </table:table-cell>
          <table:table-cell office:value-type="string" table:style-name="ce1">
            <text:p>Ecart type du nombre de lapin morts non mature par mois</text:p>
          </table:table-cell>
          <table:table-cell table:number-columns-repeated="8" table:style-name="ce1"/>
          <table:table-cell office:value-type="string" table:style-name="ce1">
            <text:p>Mois</text:p>
          </table:table-cell>
          <table:table-cell office:value-type="string" table:style-name="ce1">
            <text:p>Nombre de lapins morts mature par mois en moyenne</text:p>
          </table:table-cell>
          <table:table-cell office:value-type="string" table:style-name="ce1">
            <text:p>Propotion de lapin mature par rapport au nombre total de lapins morts</text:p>
          </table:table-cell>
          <table:table-cell office:value-type="string" table:style-name="ce1">
            <text:p>Ecart type du nombre de lapin morts mature par mois</text:p>
          </table:table-cell>
          <table:table-cell table:number-columns-repeated="16281"/>
        </table:table-row>
        <table:table-row table:style-name="ro1">
          <table:table-cell office:value-type="float" office:value="1" table:formula="of:=[Feuille1.$A4]" table:style-name="ce1">
            <text:p>1</text:p>
          </table:table-cell>
          <table:table-cell office:value-type="float" office:value="3.6666666666666665" table:formula="of:=AVERAGE([Feuille1.$B4];[Feuille1.$N3];[Feuille1.$Z4];[Feuille1.$AL4])" table:style-name="ce3">
            <text:p>3,67</text:p>
          </table:table-cell>
          <table:table-cell office:value-type="float" office:value="0.57735026918962473" table:formula="of:=STDEV([Feuille1.$B4];[Feuille1.$N3];[Feuille1.$Z4];[Feuille1.$AL4])" table:style-name="ce3">
            <text:p>0,58</text:p>
          </table:table-cell>
          <table:table-cell table:style-name="ce1">
            <draw:frame draw:z-index="2" draw:id="id1" draw:style-name="a1" draw:name="Graphique 4" svg:x="0.06944in" svg:y="0.09028in" svg:width="6.05838in" svg:height="3.330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office:value-type="float" office:value="1" table:formula="of:=[Feuille1.$A4]" table:style-name="ce1">
            <text:p>1</text:p>
          </table:table-cell>
          <table:table-cell office:value-type="float" office:value="0.33333333333333331" table:formula="of:=AVERAGE([Feuille1.$F4];[Feuille1.$R3];[Feuille1.$AD4];[Feuille1.$AP4])" table:style-name="ce3">
            <text:p>0,33</text:p>
          </table:table-cell>
          <table:table-cell office:value-type="float" office:value="0.57735026918962584" table:formula="of:=STDEV([Feuille1.$F4];[Feuille1.$R3];[Feuille1.$AD4];[Feuille1.$AP4])" table:style-name="ce3">
            <text:p>0,58</text:p>
          </table:table-cell>
          <table:table-cell table:style-name="ce1">
            <draw:frame draw:z-index="1" draw:id="id0" draw:style-name="a0" draw:name="Graphique 3" svg:x="0.125in" svg:y="0.05556in" svg:width="6.59362in" svg:height="3.6563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float" office:value="1" table:formula="of:=[Feuille1.$A4]" table:style-name="ce1">
            <text:p>1</text:p>
          </table:table-cell>
          <table:table-cell office:value-type="float" office:value="0" table:formula="of:=AVERAGE([Feuille1.$C4];[Feuille1.O3];[Feuille1.$AA4];[Feuille1.$AM4])" table:style-name="ce3">
            <text:p>0,00</text:p>
          </table:table-cell>
          <table:table-cell table:style-name="ce3"/>
          <table:table-cell office:value-type="float" office:value="0" table:formula="of:=STDEV([Feuille1.$C4];[Feuille1.$O3];[Feuille1.$AA4];[Feuille1.$AM4])" table:style-name="ce3">
            <text:p>0,00</text:p>
          </table:table-cell>
          <table:table-cell table:style-name="ce1">
            <draw:frame draw:z-index="3" draw:id="id2" draw:style-name="a2" draw:name="Graphique 5" svg:x="0.16667in" svg:y="0.03472in" svg:width="8.76029in" svg:height="2.9917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1" table:formula="of:=[Feuille1.$A4]" table:style-name="ce1">
            <text:p>1</text:p>
          </table:table-cell>
          <table:table-cell office:value-type="float" office:value="0" table:formula="of:=AVERAGE([Feuille1.$D4];[Feuille1.$P3];[Feuille1.$AB4];[Feuille1.$AN4])" table:style-name="ce3">
            <text:p>0,00</text:p>
          </table:table-cell>
          <table:table-cell table:style-name="ce3"/>
          <table:table-cell office:value-type="float" office:value="0" table:formula="of:=STDEV([Feuille1.$D4];[Feuille1.$P3];[Feuille1.$AB4];[Feuille1.$AN4])" table:style-name="ce3">
            <text:p>0,00</text:p>
          </table:table-cell>
          <table:table-cell table:number-columns-repeated="9" table:style-name="ce1"/>
          <table:table-cell office:value-type="float" office:value="1" table:formula="of:=[Feuille1.$A4]" table:style-name="ce1">
            <text:p>1</text:p>
          </table:table-cell>
          <table:table-cell office:value-type="float" office:value="0.33333333333333331" table:formula="of:=AVERAGE([Feuille1.$E4];[Feuille1.$Q3];[Feuille1.$AC4];[Feuille1.$AO4])" table:style-name="ce3">
            <text:p>0,33</text:p>
          </table:table-cell>
          <table:table-cell table:style-name="ce3"/>
          <table:table-cell office:value-type="float" office:value="0.57735026918962584" table:formula="of:=STDEV([Feuille1.$E4];[Feuille1.$Q3];[Feuille1.$AC4];[Feuille1.$AO4])" table:style-name="ce3">
            <text:p>0,58</text:p>
          </table:table-cell>
          <table:table-cell table:number-columns-repeated="8" table:style-name="ce1"/>
          <table:table-cell office:value-type="float" office:value="1" table:formula="of:=[Feuille1.$A4]" table:style-name="ce1">
            <text:p>1</text:p>
          </table:table-cell>
          <table:table-cell office:value-type="float" office:value="0" table:formula="of:=AVERAGE([Feuille1.$G4];[Feuille1.$S3];[Feuille1.$AE4];[Feuille1.$AQ4])" table:style-name="ce3">
            <text:p>0,00</text:p>
          </table:table-cell>
          <table:table-cell office:value-type="float" office:value="0" table:formula="of:=STDEV([Feuille1.$G4];[Feuille1.$S3];[Feuille1.$AE4];[Feuille1.$AQ4])" table:style-name="ce3">
            <text:p>0,00</text:p>
          </table:table-cell>
          <table:table-cell table:style-name="ce3"/>
          <table:table-cell table:number-columns-repeated="5" table:style-name="ce1"/>
          <table:table-cell office:value-type="float" office:value="1" table:formula="of:=[Feuille1.$A4]" table:style-name="ce1">
            <text:p>1</text:p>
          </table:table-cell>
          <table:table-cell office:value-type="float" office:value="0.33333333333333331" table:formula="of:=AVERAGE([Feuille1.$K4];[Feuille1.$W3];[Feuille1.$AI4];[Feuille1.$AU4])" table:style-name="ce3">
            <text:p>0,33</text:p>
          </table:table-cell>
          <table:table-cell office:value-type="float" office:value="0.57735026918962584" table:formula="of:=STDEV([Feuille1.$K4];[Feuille1.$W3];[Feuille1.$AI4];[Feuille1.$AU4])" table:style-name="ce3">
            <text:p>0,58</text:p>
          </table:table-cell>
          <table:table-cell table:style-name="ce1">
            <draw:frame draw:z-index="17" draw:id="id16" draw:style-name="a16" draw:name="Graphique 21" svg:x="0.27778in" svg:y="0.10417in" svg:width="6.64403in" svg:height="2.99125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office:value-type="float" office:value="1" table:formula="of:=[Feuille1.$A4]" table:style-name="ce1">
            <text:p>1</text:p>
          </table:table-cell>
          <table:table-cell office:value-type="float" office:value="0" table:formula="of:=AVERAGE([Feuille1.$H4];[Feuille1.$T3];[Feuille1.$AF4];[Feuille1.$AR4])" table:style-name="ce3">
            <text:p>0,00</text:p>
          </table:table-cell>
          <table:table-cell office:value-type="float" office:value="0" table:formula="of:=[.BX2]*100/[.$BP2]" table:style-name="ce3">
            <text:p>0,00</text:p>
          </table:table-cell>
          <table:table-cell office:value-type="float" office:value="0" table:formula="of:=STDEV([Feuille1.$H4];[Feuille1.$T3];[Feuille1.$AF4];[Feuille1.$AR4])" table:style-name="ce3">
            <text:p>0,00</text:p>
          </table:table-cell>
          <table:table-cell table:style-name="ce1">
            <draw:frame draw:z-index="20" draw:id="id19" draw:style-name="a19" draw:name="Graphique 25" svg:x="0.26389in" svg:y="0.17361in" svg:width="6.26029in" svg:height="2.99125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float" office:value="1" table:formula="of:=[Feuille1.$A4]" table:style-name="ce1">
            <text:p>1</text:p>
          </table:table-cell>
          <table:table-cell office:value-type="float" office:value="0" table:formula="of:=AVERAGE([Feuille1.$I4];[Feuille1.$U3];[Feuille1.$AG4];[Feuille1.$AS4])" table:style-name="ce3">
            <text:p>0,00</text:p>
          </table:table-cell>
          <table:table-cell office:value-type="float" office:value="0" table:formula="of:=[.CK2]*100/[.$BP2]" table:style-name="ce3">
            <text:p>0,00</text:p>
          </table:table-cell>
          <table:table-cell office:value-type="float" office:value="0" table:formula="of:=STDEV([Feuille1.$I4];[Feuille1.$U3];[Feuille1.$AG4];[Feuille1.$AS4])" table:style-name="ce3">
            <text:p>0,00</text:p>
          </table:table-cell>
          <table:table-cell table:style-name="ce1">
            <draw:frame draw:z-index="21" draw:id="id20" draw:style-name="a20" draw:name="Graphique 26" svg:x="0.29167in" svg:y="0.13194in" svg:width="6.82999in" svg:height="2.99125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1" table:formula="of:=[Feuille1.$A4]" table:style-name="ce1">
            <text:p>1</text:p>
          </table:table-cell>
          <table:table-cell office:value-type="float" office:value="0.33333333333333331" table:formula="of:=AVERAGE([Feuille1.$J4];[Feuille1.$V3];[Feuille1.$AH4];[Feuille1.$AT4])" table:style-name="ce3">
            <text:p>0,33</text:p>
          </table:table-cell>
          <table:table-cell office:value-type="float" office:value="99.999999999999986" table:formula="of:=[.CW2]*100/[.$BP2]" table:style-name="ce3">
            <text:p>100,00</text:p>
          </table:table-cell>
          <table:table-cell office:value-type="float" office:value="0.57735026918962584" table:formula="of:=STDEV([Feuille1.$J4];[Feuille1.$V3];[Feuille1.$AH4];[Feuille1.$AT4])" table:style-name="ce3">
            <text:p>0,58</text:p>
          </table:table-cell>
          <table:table-cell table:style-name="ce1">
            <draw:frame draw:z-index="24" draw:id="id23" draw:style-name="a23" draw:name="Graphique 29" svg:x="0.18056in" svg:y="0in" svg:width="5.98251in" svg:height="2.99177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16280"/>
        </table:table-row>
        <table:table-row table:style-name="ro1">
          <table:table-cell office:value-type="float" office:value="2" table:formula="of:=[Feuille1.$A5]" table:style-name="ce1">
            <text:p>2</text:p>
          </table:table-cell>
          <table:table-cell office:value-type="float" office:value="4.5" table:formula="of:=AVERAGE([Feuille1.$B5];[Feuille1.$N4];[Feuille1.$Z5];[Feuille1.$AL5])" table:style-name="ce3">
            <text:p>4,50</text:p>
          </table:table-cell>
          <table:table-cell office:value-type="float" office:value="0.57735026918962573" table:formula="of:=STDEV([Feuille1.$B5];[Feuille1.$N4];[Feuille1.$Z5];[Feuille1.$AL5])" table:style-name="ce3">
            <text:p>0,58</text:p>
          </table:table-cell>
          <table:table-cell table:number-columns-repeated="5" table:style-name="ce1"/>
          <table:table-cell office:value-type="float" office:value="2" table:formula="of:=[Feuille1.$A5]" table:style-name="ce1">
            <text:p>2</text:p>
          </table:table-cell>
          <table:table-cell office:value-type="float" office:value="5.5" table:formula="of:=AVERAGE([Feuille1.$F5];[Feuille1.$R4];[Feuille1.$AD5];[Feuille1.$AP5])" table:style-name="ce3">
            <text:p>5,50</text:p>
          </table:table-cell>
          <table:table-cell office:value-type="float" office:value="4.0414518843273806" table:formula="of:=STDEV([Feuille1.$F5];[Feuille1.$R4];[Feuille1.$AD5];[Feuille1.$AP5])" table:style-name="ce3">
            <text:p>4,04</text:p>
          </table:table-cell>
          <table:table-cell table:number-columns-repeated="9" table:style-name="ce1"/>
          <table:table-cell office:value-type="float" office:value="2" table:formula="of:=[Feuille1.$A5]" table:style-name="ce1">
            <text:p>2</text:p>
          </table:table-cell>
          <table:table-cell office:value-type="float" office:value="5.25" table:formula="of:=AVERAGE([Feuille1.$C5];[Feuille1.O4];[Feuille1.$AA5];[Feuille1.$AM5])" table:style-name="ce3">
            <text:p>5,25</text:p>
          </table:table-cell>
          <table:table-cell office:value-type="float" office:value="95.454545454545453" table:formula="of:=[.V3]*100/[.J3]" table:style-name="ce3">
            <text:p>95,45</text:p>
          </table:table-cell>
          <table:table-cell office:value-type="float" office:value="3.7749172176353749" table:formula="of:=STDEV([Feuille1.$C5];[Feuille1.$O4];[Feuille1.$AA5];[Feuille1.$AM5])" table:style-name="ce3">
            <text:p>3,77</text:p>
          </table:table-cell>
          <table:table-cell table:number-columns-repeated="8" table:style-name="ce1"/>
          <table:table-cell office:value-type="float" office:value="2" table:formula="of:=[Feuille1.$A5]" table:style-name="ce1">
            <text:p>2</text:p>
          </table:table-cell>
          <table:table-cell office:value-type="float" office:value="0" table:formula="of:=AVERAGE([Feuille1.$D5];[Feuille1.$P4];[Feuille1.$AB5];[Feuille1.$AN5])" table:style-name="ce3">
            <text:p>0,00</text:p>
          </table:table-cell>
          <table:table-cell office:value-type="float" office:value="0" table:formula="of:=[.AH3]*100/[.$J3]" table:style-name="ce3">
            <text:p>0,00</text:p>
          </table:table-cell>
          <table:table-cell office:value-type="float" office:value="0" table:formula="of:=STDEV([Feuille1.$D5];[Feuille1.$P4];[Feuille1.$AB5];[Feuille1.$AN5])" table:style-name="ce3">
            <text:p>0,00</text:p>
          </table:table-cell>
          <table:table-cell table:number-columns-repeated="9" table:style-name="ce1"/>
          <table:table-cell office:value-type="float" office:value="2" table:formula="of:=[Feuille1.$A5]" table:style-name="ce1">
            <text:p>2</text:p>
          </table:table-cell>
          <table:table-cell office:value-type="float" office:value="0.25" table:formula="of:=AVERAGE([Feuille1.$E5];[Feuille1.$Q4];[Feuille1.$AC5];[Feuille1.$AO5])" table:style-name="ce3">
            <text:p>0,25</text:p>
          </table:table-cell>
          <table:table-cell office:value-type="float" office:value="4.5454545454545459" table:formula="of:=[.AU3]*100/[.$J3]" table:style-name="ce3">
            <text:p>4,55</text:p>
          </table:table-cell>
          <table:table-cell office:value-type="float" office:value="0.5" table:formula="of:=STDEV([Feuille1.$E5];[Feuille1.$Q4];[Feuille1.$AC5];[Feuille1.$AO5])" table:style-name="ce3">
            <text:p>0,50</text:p>
          </table:table-cell>
          <table:table-cell table:number-columns-repeated="8" table:style-name="ce1"/>
          <table:table-cell office:value-type="float" office:value="2" table:formula="of:=[Feuille1.$A5]" table:style-name="ce1">
            <text:p>2</text:p>
          </table:table-cell>
          <table:table-cell office:value-type="float" office:value="6" table:formula="of:=AVERAGE([Feuille1.$G5];[Feuille1.$S4];[Feuille1.$AE5];[Feuille1.$AQ5])" table:style-name="ce3">
            <text:p>6,00</text:p>
          </table:table-cell>
          <table:table-cell office:value-type="float" office:value="4.2426406871192848" table:formula="of:=STDEV([Feuille1.$G5];[Feuille1.$S4];[Feuille1.$AE5];[Feuille1.$AQ5])" table:style-name="ce3">
            <text:p>4,24</text:p>
          </table:table-cell>
          <table:table-cell table:style-name="ce3"/>
          <table:table-cell table:number-columns-repeated="5" table:style-name="ce1"/>
          <table:table-cell office:value-type="float" office:value="2" table:formula="of:=[Feuille1.$A5]" table:style-name="ce1">
            <text:p>2</text:p>
          </table:table-cell>
          <table:table-cell office:value-type="float" office:value="5.25" table:formula="of:=AVERAGE([Feuille1.$K5];[Feuille1.$W4];[Feuille1.$AI5];[Feuille1.$AU5])" table:style-name="ce3">
            <text:p>5,25</text:p>
          </table:table-cell>
          <table:table-cell office:value-type="float" office:value="3.7749172176353749" table:formula="of:=STDEV([Feuille1.$K5];[Feuille1.$W4];[Feuille1.$AI5];[Feuille1.$AU5])" table:style-name="ce3">
            <text:p>3,77</text:p>
          </table:table-cell>
          <table:table-cell table:number-columns-repeated="5" table:style-name="ce1"/>
          <table:table-cell office:value-type="float" office:value="2" table:formula="of:=[Feuille1.$A5]" table:style-name="ce1">
            <text:p>2</text:p>
          </table:table-cell>
          <table:table-cell office:value-type="float" office:value="5.25" table:formula="of:=AVERAGE([Feuille1.$H5];[Feuille1.$T4];[Feuille1.$AF5];[Feuille1.$AR5])" table:style-name="ce3">
            <text:p>5,25</text:p>
          </table:table-cell>
          <table:table-cell office:value-type="float" office:value="100" table:formula="of:=[.BX3]*100/[.$BP3]" table:style-name="ce3">
            <text:p>100,00</text:p>
          </table:table-cell>
          <table:table-cell office:value-type="float" office:value="3.7749172176353749" table:formula="of:=STDEV([Feuille1.$H5];[Feuille1.$T4];[Feuille1.$AF5];[Feuille1.$AR5])" table:style-name="ce3">
            <text:p>3,77</text:p>
          </table:table-cell>
          <table:table-cell table:number-columns-repeated="9" table:style-name="ce1"/>
          <table:table-cell office:value-type="float" office:value="2" table:formula="of:=[Feuille1.$A5]" table:style-name="ce1">
            <text:p>2</text:p>
          </table:table-cell>
          <table:table-cell office:value-type="float" office:value="0" table:formula="of:=AVERAGE([Feuille1.$I5];[Feuille1.$U4];[Feuille1.$AG5];[Feuille1.$AS5])" table:style-name="ce3">
            <text:p>0,00</text:p>
          </table:table-cell>
          <table:table-cell office:value-type="float" office:value="0" table:formula="of:=[.CK3]*100/[.$BP3]" table:style-name="ce3">
            <text:p>0,00</text:p>
          </table:table-cell>
          <table:table-cell office:value-type="float" office:value="0" table:formula="of:=STDEV([Feuille1.$I5];[Feuille1.$U4];[Feuille1.$AG5];[Feuille1.$AS5])" table:style-name="ce3">
            <text:p>0,00</text:p>
          </table:table-cell>
          <table:table-cell table:number-columns-repeated="8" table:style-name="ce1"/>
          <table:table-cell office:value-type="float" office:value="2" table:formula="of:=[Feuille1.$A5]" table:style-name="ce1">
            <text:p>2</text:p>
          </table:table-cell>
          <table:table-cell office:value-type="float" office:value="0" table:formula="of:=AVERAGE([Feuille1.$J5];[Feuille1.$V4];[Feuille1.$AH5];[Feuille1.$AT5])" table:style-name="ce3">
            <text:p>0,00</text:p>
          </table:table-cell>
          <table:table-cell office:value-type="float" office:value="0" table:formula="of:=[.CW3]*100/[.$BP3]" table:style-name="ce3">
            <text:p>0,00</text:p>
          </table:table-cell>
          <table:table-cell office:value-type="float" office:value="0" table:formula="of:=STDEV([Feuille1.$J5];[Feuille1.$V4];[Feuille1.$AH5];[Feuille1.$AT5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3" table:formula="of:=[Feuille1.$A6]" table:style-name="ce1">
            <text:p>3</text:p>
          </table:table-cell>
          <table:table-cell office:value-type="float" office:value="5" table:formula="of:=AVERAGE([Feuille1.$B6];[Feuille1.$N5];[Feuille1.$Z6];[Feuille1.$AL6])" table:style-name="ce3">
            <text:p>5,00</text:p>
          </table:table-cell>
          <table:table-cell office:value-type="float" office:value="0.81649658092772603" table:formula="of:=STDEV([Feuille1.$B6];[Feuille1.$N5];[Feuille1.$Z6];[Feuille1.$AL6])" table:style-name="ce3">
            <text:p>0,82</text:p>
          </table:table-cell>
          <table:table-cell table:number-columns-repeated="5" table:style-name="ce1"/>
          <table:table-cell office:value-type="float" office:value="3" table:formula="of:=[Feuille1.$A6]" table:style-name="ce1">
            <text:p>3</text:p>
          </table:table-cell>
          <table:table-cell office:value-type="float" office:value="7.75" table:formula="of:=AVERAGE([Feuille1.$F6];[Feuille1.$R5];[Feuille1.$AD6];[Feuille1.$AP6])" table:style-name="ce3">
            <text:p>7,75</text:p>
          </table:table-cell>
          <table:table-cell office:value-type="float" office:value="1.8929694486000912" table:formula="of:=STDEV([Feuille1.$F6];[Feuille1.$R5];[Feuille1.$AD6];[Feuille1.$AP6])" table:style-name="ce3">
            <text:p>1,89</text:p>
          </table:table-cell>
          <table:table-cell table:number-columns-repeated="9" table:style-name="ce1"/>
          <table:table-cell office:value-type="float" office:value="3" table:formula="of:=[Feuille1.$A6]" table:style-name="ce1">
            <text:p>3</text:p>
          </table:table-cell>
          <table:table-cell office:value-type="float" office:value="7.5" table:formula="of:=AVERAGE([Feuille1.$C6];[Feuille1.O5];[Feuille1.$AA6];[Feuille1.$AM6])" table:style-name="ce3">
            <text:p>7,50</text:p>
          </table:table-cell>
          <table:table-cell office:value-type="float" office:value="96.774193548387103" table:formula="of:=[.V4]*100/[.J4]" table:style-name="ce3">
            <text:p>96,77</text:p>
          </table:table-cell>
          <table:table-cell office:value-type="float" office:value="1.7320508075688772" table:formula="of:=STDEV([Feuille1.$C6];[Feuille1.$O5];[Feuille1.$AA6];[Feuille1.$AM6])" table:style-name="ce3">
            <text:p>1,73</text:p>
          </table:table-cell>
          <table:table-cell table:number-columns-repeated="8" table:style-name="ce1"/>
          <table:table-cell office:value-type="float" office:value="3" table:formula="of:=[Feuille1.$A6]" table:style-name="ce1">
            <text:p>3</text:p>
          </table:table-cell>
          <table:table-cell office:value-type="float" office:value="0" table:formula="of:=AVERAGE([Feuille1.$D6];[Feuille1.$P5];[Feuille1.$AB6];[Feuille1.$AN6])" table:style-name="ce3">
            <text:p>0,00</text:p>
          </table:table-cell>
          <table:table-cell office:value-type="float" office:value="0" table:formula="of:=[.AH4]*100/[.$J4]" table:style-name="ce3">
            <text:p>0,00</text:p>
          </table:table-cell>
          <table:table-cell office:value-type="float" office:value="0" table:formula="of:=STDEV([Feuille1.$D6];[Feuille1.$P5];[Feuille1.$AB6];[Feuille1.$AN6])" table:style-name="ce3">
            <text:p>0,00</text:p>
          </table:table-cell>
          <table:table-cell table:number-columns-repeated="9" table:style-name="ce1"/>
          <table:table-cell office:value-type="float" office:value="3" table:formula="of:=[Feuille1.$A6]" table:style-name="ce1">
            <text:p>3</text:p>
          </table:table-cell>
          <table:table-cell office:value-type="float" office:value="0.25" table:formula="of:=AVERAGE([Feuille1.$E6];[Feuille1.$Q5];[Feuille1.$AC6];[Feuille1.$AO6])" table:style-name="ce3">
            <text:p>0,25</text:p>
          </table:table-cell>
          <table:table-cell office:value-type="float" office:value="3.225806451612903" table:formula="of:=[.AU4]*100/[.$J4]" table:style-name="ce3">
            <text:p>3,23</text:p>
          </table:table-cell>
          <table:table-cell office:value-type="float" office:value="0.5" table:formula="of:=STDEV([Feuille1.$E6];[Feuille1.$Q5];[Feuille1.$AC6];[Feuille1.$AO6])" table:style-name="ce3">
            <text:p>0,50</text:p>
          </table:table-cell>
          <table:table-cell table:number-columns-repeated="8" table:style-name="ce1"/>
          <table:table-cell office:value-type="float" office:value="3" table:formula="of:=[Feuille1.$A6]" table:style-name="ce1">
            <text:p>3</text:p>
          </table:table-cell>
          <table:table-cell office:value-type="float" office:value="2.75" table:formula="of:=AVERAGE([Feuille1.$G6];[Feuille1.$S5];[Feuille1.$AE6];[Feuille1.$AQ6])" table:style-name="ce3">
            <text:p>2,75</text:p>
          </table:table-cell>
          <table:table-cell office:value-type="float" office:value="5.5" table:formula="of:=STDEV([Feuille1.$G6];[Feuille1.$S5];[Feuille1.$AE6];[Feuille1.$AQ6])" table:style-name="ce3">
            <text:p>5,50</text:p>
          </table:table-cell>
          <table:table-cell table:style-name="ce3"/>
          <table:table-cell table:number-columns-repeated="5" table:style-name="ce1"/>
          <table:table-cell office:value-type="float" office:value="3" table:formula="of:=[Feuille1.$A6]" table:style-name="ce1">
            <text:p>3</text:p>
          </table:table-cell>
          <table:table-cell office:value-type="float" office:value="2.25" table:formula="of:=AVERAGE([Feuille1.$K6];[Feuille1.$W5];[Feuille1.$AI6];[Feuille1.$AU6])" table:style-name="ce3">
            <text:p>2,25</text:p>
          </table:table-cell>
          <table:table-cell office:value-type="float" office:value="4.5" table:formula="of:=STDEV([Feuille1.$K6];[Feuille1.$W5];[Feuille1.$AI6];[Feuille1.$AU6])" table:style-name="ce3">
            <text:p>4,50</text:p>
          </table:table-cell>
          <table:table-cell table:number-columns-repeated="5" table:style-name="ce1"/>
          <table:table-cell office:value-type="float" office:value="3" table:formula="of:=[Feuille1.$A6]" table:style-name="ce1">
            <text:p>3</text:p>
          </table:table-cell>
          <table:table-cell office:value-type="float" office:value="2.25" table:formula="of:=AVERAGE([Feuille1.$H6];[Feuille1.$T5];[Feuille1.$AF6];[Feuille1.$AR6])" table:style-name="ce3">
            <text:p>2,25</text:p>
          </table:table-cell>
          <table:table-cell office:value-type="float" office:value="100" table:formula="of:=[.BX4]*100/[.$BP4]" table:style-name="ce3">
            <text:p>100,00</text:p>
          </table:table-cell>
          <table:table-cell office:value-type="float" office:value="4.5" table:formula="of:=STDEV([Feuille1.$H6];[Feuille1.$T5];[Feuille1.$AF6];[Feuille1.$AR6])" table:style-name="ce3">
            <text:p>4,50</text:p>
          </table:table-cell>
          <table:table-cell table:number-columns-repeated="9" table:style-name="ce1"/>
          <table:table-cell office:value-type="float" office:value="3" table:formula="of:=[Feuille1.$A6]" table:style-name="ce1">
            <text:p>3</text:p>
          </table:table-cell>
          <table:table-cell office:value-type="float" office:value="0" table:formula="of:=AVERAGE([Feuille1.$I6];[Feuille1.$U5];[Feuille1.$AG6];[Feuille1.$AS6])" table:style-name="ce3">
            <text:p>0,00</text:p>
          </table:table-cell>
          <table:table-cell office:value-type="float" office:value="0" table:formula="of:=[.CK4]*100/[.$BP4]" table:style-name="ce3">
            <text:p>0,00</text:p>
          </table:table-cell>
          <table:table-cell office:value-type="float" office:value="0" table:formula="of:=STDEV([Feuille1.$I6];[Feuille1.$U5];[Feuille1.$AG6];[Feuille1.$AS6])" table:style-name="ce3">
            <text:p>0,00</text:p>
          </table:table-cell>
          <table:table-cell table:number-columns-repeated="8" table:style-name="ce1"/>
          <table:table-cell office:value-type="float" office:value="3" table:formula="of:=[Feuille1.$A6]" table:style-name="ce1">
            <text:p>3</text:p>
          </table:table-cell>
          <table:table-cell office:value-type="float" office:value="0" table:formula="of:=AVERAGE([Feuille1.$J6];[Feuille1.$V5];[Feuille1.$AH6];[Feuille1.$AT6])" table:style-name="ce3">
            <text:p>0,00</text:p>
          </table:table-cell>
          <table:table-cell office:value-type="float" office:value="0" table:formula="of:=[.CW4]*100/[.$BP4]" table:style-name="ce3">
            <text:p>0,00</text:p>
          </table:table-cell>
          <table:table-cell office:value-type="float" office:value="0" table:formula="of:=STDEV([Feuille1.$J6];[Feuille1.$V5];[Feuille1.$AH6];[Feuille1.$AT6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4" table:formula="of:=[Feuille1.$A7]" table:style-name="ce1">
            <text:p>4</text:p>
          </table:table-cell>
          <table:table-cell office:value-type="float" office:value="7.25" table:formula="of:=AVERAGE([Feuille1.$B7];[Feuille1.$N6];[Feuille1.$Z7];[Feuille1.$AL7])" table:style-name="ce3">
            <text:p>7,25</text:p>
          </table:table-cell>
          <table:table-cell office:value-type="float" office:value="1.2583057392117916" table:formula="of:=STDEV([Feuille1.$B7];[Feuille1.$N6];[Feuille1.$Z7];[Feuille1.$AL7])" table:style-name="ce3">
            <text:p>1,26</text:p>
          </table:table-cell>
          <table:table-cell table:number-columns-repeated="5" table:style-name="ce1"/>
          <table:table-cell office:value-type="float" office:value="4" table:formula="of:=[Feuille1.$A7]" table:style-name="ce1">
            <text:p>4</text:p>
          </table:table-cell>
          <table:table-cell office:value-type="float" office:value="12.75" table:formula="of:=AVERAGE([Feuille1.$F7];[Feuille1.$R6];[Feuille1.$AD7];[Feuille1.$AP7])" table:style-name="ce3">
            <text:p>12,75</text:p>
          </table:table-cell>
          <table:table-cell office:value-type="float" office:value="3.8622100754188224" table:formula="of:=STDEV([Feuille1.$F7];[Feuille1.$R6];[Feuille1.$AD7];[Feuille1.$AP7])" table:style-name="ce3">
            <text:p>3,86</text:p>
          </table:table-cell>
          <table:table-cell table:number-columns-repeated="9" table:style-name="ce1"/>
          <table:table-cell office:value-type="float" office:value="4" table:formula="of:=[Feuille1.$A7]" table:style-name="ce1">
            <text:p>4</text:p>
          </table:table-cell>
          <table:table-cell office:value-type="float" office:value="12.5" table:formula="of:=AVERAGE([Feuille1.$C7];[Feuille1.O6];[Feuille1.$AA7];[Feuille1.$AM7])" table:style-name="ce3">
            <text:p>12,50</text:p>
          </table:table-cell>
          <table:table-cell office:value-type="float" office:value="98.039215686274517" table:formula="of:=[.V5]*100/[.J5]" table:style-name="ce3">
            <text:p>98,04</text:p>
          </table:table-cell>
          <table:table-cell office:value-type="float" office:value="3.872983346207417" table:formula="of:=STDEV([Feuille1.$C7];[Feuille1.$O6];[Feuille1.$AA7];[Feuille1.$AM7])" table:style-name="ce3">
            <text:p>3,87</text:p>
          </table:table-cell>
          <table:table-cell table:number-columns-repeated="8" table:style-name="ce1"/>
          <table:table-cell office:value-type="float" office:value="4" table:formula="of:=[Feuille1.$A7]" table:style-name="ce1">
            <text:p>4</text:p>
          </table:table-cell>
          <table:table-cell office:value-type="float" office:value="0" table:formula="of:=AVERAGE([Feuille1.$D7];[Feuille1.$P6];[Feuille1.$AB7];[Feuille1.$AN7])" table:style-name="ce3">
            <text:p>0,00</text:p>
          </table:table-cell>
          <table:table-cell office:value-type="float" office:value="0" table:formula="of:=[.AH5]*100/[.$J5]" table:style-name="ce3">
            <text:p>0,00</text:p>
          </table:table-cell>
          <table:table-cell office:value-type="float" office:value="0" table:formula="of:=STDEV([Feuille1.$D7];[Feuille1.$P6];[Feuille1.$AB7];[Feuille1.$AN7])" table:style-name="ce3">
            <text:p>0,00</text:p>
          </table:table-cell>
          <table:table-cell table:number-columns-repeated="9" table:style-name="ce1"/>
          <table:table-cell office:value-type="float" office:value="4" table:formula="of:=[Feuille1.$A7]" table:style-name="ce1">
            <text:p>4</text:p>
          </table:table-cell>
          <table:table-cell office:value-type="float" office:value="0.25" table:formula="of:=AVERAGE([Feuille1.$E7];[Feuille1.$Q6];[Feuille1.$AC7];[Feuille1.$AO7])" table:style-name="ce3">
            <text:p>0,25</text:p>
          </table:table-cell>
          <table:table-cell office:value-type="float" office:value="1.9607843137254901" table:formula="of:=[.AU5]*100/[.$J5]" table:style-name="ce3">
            <text:p>1,96</text:p>
          </table:table-cell>
          <table:table-cell office:value-type="float" office:value="0.5" table:formula="of:=STDEV([Feuille1.$E7];[Feuille1.$Q6];[Feuille1.$AC7];[Feuille1.$AO7])" table:style-name="ce3">
            <text:p>0,50</text:p>
          </table:table-cell>
          <table:table-cell table:number-columns-repeated="8" table:style-name="ce1"/>
          <table:table-cell office:value-type="float" office:value="4" table:formula="of:=[Feuille1.$A7]" table:style-name="ce1">
            <text:p>4</text:p>
          </table:table-cell>
          <table:table-cell office:value-type="float" office:value="7.25" table:formula="of:=AVERAGE([Feuille1.$G7];[Feuille1.$S6];[Feuille1.$AE7];[Feuille1.$AQ7])" table:style-name="ce3">
            <text:p>7,25</text:p>
          </table:table-cell>
          <table:table-cell office:value-type="float" office:value="5.123475382979799" table:formula="of:=STDEV([Feuille1.$G7];[Feuille1.$S6];[Feuille1.$AE7];[Feuille1.$AQ7])" table:style-name="ce3">
            <text:p>5,12</text:p>
          </table:table-cell>
          <table:table-cell table:style-name="ce3"/>
          <table:table-cell table:number-columns-repeated="5" table:style-name="ce1"/>
          <table:table-cell office:value-type="float" office:value="4" table:formula="of:=[Feuille1.$A7]" table:style-name="ce1">
            <text:p>4</text:p>
          </table:table-cell>
          <table:table-cell office:value-type="float" office:value="5" table:formula="of:=AVERAGE([Feuille1.$K7];[Feuille1.$W6];[Feuille1.$AI7];[Feuille1.$AU7])" table:style-name="ce3">
            <text:p>5,00</text:p>
          </table:table-cell>
          <table:table-cell office:value-type="float" office:value="4.1633319989322652" table:formula="of:=STDEV([Feuille1.$K7];[Feuille1.$W6];[Feuille1.$AI7];[Feuille1.$AU7])" table:style-name="ce3">
            <text:p>4,16</text:p>
          </table:table-cell>
          <table:table-cell table:number-columns-repeated="5" table:style-name="ce1"/>
          <table:table-cell office:value-type="float" office:value="4" table:formula="of:=[Feuille1.$A7]" table:style-name="ce1">
            <text:p>4</text:p>
          </table:table-cell>
          <table:table-cell office:value-type="float" office:value="5" table:formula="of:=AVERAGE([Feuille1.$H7];[Feuille1.$T6];[Feuille1.$AF7];[Feuille1.$AR7])" table:style-name="ce3">
            <text:p>5,00</text:p>
          </table:table-cell>
          <table:table-cell office:value-type="float" office:value="100" table:formula="of:=[.BX5]*100/[.$BP5]" table:style-name="ce3">
            <text:p>100,00</text:p>
          </table:table-cell>
          <table:table-cell office:value-type="float" office:value="4.1633319989322652" table:formula="of:=STDEV([Feuille1.$H7];[Feuille1.$T6];[Feuille1.$AF7];[Feuille1.$AR7])" table:style-name="ce3">
            <text:p>4,16</text:p>
          </table:table-cell>
          <table:table-cell table:number-columns-repeated="9" table:style-name="ce1"/>
          <table:table-cell office:value-type="float" office:value="4" table:formula="of:=[Feuille1.$A7]" table:style-name="ce1">
            <text:p>4</text:p>
          </table:table-cell>
          <table:table-cell office:value-type="float" office:value="0" table:formula="of:=AVERAGE([Feuille1.$I7];[Feuille1.$U6];[Feuille1.$AG7];[Feuille1.$AS7])" table:style-name="ce3">
            <text:p>0,00</text:p>
          </table:table-cell>
          <table:table-cell office:value-type="float" office:value="0" table:formula="of:=[.CK5]*100/[.$BP5]" table:style-name="ce3">
            <text:p>0,00</text:p>
          </table:table-cell>
          <table:table-cell office:value-type="float" office:value="0" table:formula="of:=STDEV([Feuille1.$I7];[Feuille1.$U6];[Feuille1.$AG7];[Feuille1.$AS7])" table:style-name="ce3">
            <text:p>0,00</text:p>
          </table:table-cell>
          <table:table-cell table:number-columns-repeated="8" table:style-name="ce1"/>
          <table:table-cell office:value-type="float" office:value="4" table:formula="of:=[Feuille1.$A7]" table:style-name="ce1">
            <text:p>4</text:p>
          </table:table-cell>
          <table:table-cell office:value-type="float" office:value="0" table:formula="of:=AVERAGE([Feuille1.$J7];[Feuille1.$V6];[Feuille1.$AH7];[Feuille1.$AT7])" table:style-name="ce3">
            <text:p>0,00</text:p>
          </table:table-cell>
          <table:table-cell office:value-type="float" office:value="0" table:formula="of:=[.CW5]*100/[.$BP5]" table:style-name="ce3">
            <text:p>0,00</text:p>
          </table:table-cell>
          <table:table-cell office:value-type="float" office:value="0" table:formula="of:=STDEV([Feuille1.$J7];[Feuille1.$V6];[Feuille1.$AH7];[Feuille1.$AT7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5" table:formula="of:=[Feuille1.$A8]" table:style-name="ce1">
            <text:p>5</text:p>
          </table:table-cell>
          <table:table-cell office:value-type="float" office:value="7.75" table:formula="of:=AVERAGE([Feuille1.$B8];[Feuille1.$N7];[Feuille1.$Z8];[Feuille1.$AL8])" table:style-name="ce3">
            <text:p>7,75</text:p>
          </table:table-cell>
          <table:table-cell office:value-type="float" office:value="0.9574271077563381" table:formula="of:=STDEV([Feuille1.$B8];[Feuille1.$N7];[Feuille1.$Z8];[Feuille1.$AL8])" table:style-name="ce3">
            <text:p>0,96</text:p>
          </table:table-cell>
          <table:table-cell table:number-columns-repeated="5" table:style-name="ce1"/>
          <table:table-cell office:value-type="float" office:value="5" table:formula="of:=[Feuille1.$A8]" table:style-name="ce1">
            <text:p>5</text:p>
          </table:table-cell>
          <table:table-cell office:value-type="float" office:value="14.5" table:formula="of:=AVERAGE([Feuille1.$F8];[Feuille1.$R7];[Feuille1.$AD8];[Feuille1.$AP8])" table:style-name="ce3">
            <text:p>14,50</text:p>
          </table:table-cell>
          <table:table-cell office:value-type="float" office:value="3.1091263510296048" table:formula="of:=STDEV([Feuille1.$F8];[Feuille1.$R7];[Feuille1.$AD8];[Feuille1.$AP8])" table:style-name="ce3">
            <text:p>3,11</text:p>
          </table:table-cell>
          <table:table-cell table:number-columns-repeated="9" table:style-name="ce1"/>
          <table:table-cell office:value-type="float" office:value="5" table:formula="of:=[Feuille1.$A8]" table:style-name="ce1">
            <text:p>5</text:p>
          </table:table-cell>
          <table:table-cell office:value-type="float" office:value="14.25" table:formula="of:=AVERAGE([Feuille1.$C8];[Feuille1.O7];[Feuille1.$AA8];[Feuille1.$AM8])" table:style-name="ce3">
            <text:p>14,25</text:p>
          </table:table-cell>
          <table:table-cell office:value-type="float" office:value="98.275862068965523" table:formula="of:=[.V6]*100/[.J6]" table:style-name="ce3">
            <text:p>98,28</text:p>
          </table:table-cell>
          <table:table-cell office:value-type="float" office:value="3.3040379335998349" table:formula="of:=STDEV([Feuille1.$C8];[Feuille1.$O7];[Feuille1.$AA8];[Feuille1.$AM8])" table:style-name="ce3">
            <text:p>3,30</text:p>
          </table:table-cell>
          <table:table-cell table:number-columns-repeated="8" table:style-name="ce1"/>
          <table:table-cell office:value-type="float" office:value="5" table:formula="of:=[Feuille1.$A8]" table:style-name="ce1">
            <text:p>5</text:p>
          </table:table-cell>
          <table:table-cell office:value-type="float" office:value="0" table:formula="of:=AVERAGE([Feuille1.$D8];[Feuille1.$P7];[Feuille1.$AB8];[Feuille1.$AN8])" table:style-name="ce3">
            <text:p>0,00</text:p>
          </table:table-cell>
          <table:table-cell office:value-type="float" office:value="0" table:formula="of:=[.AH6]*100/[.$J6]" table:style-name="ce3">
            <text:p>0,00</text:p>
          </table:table-cell>
          <table:table-cell office:value-type="float" office:value="0" table:formula="of:=STDEV([Feuille1.$D8];[Feuille1.$P7];[Feuille1.$AB8];[Feuille1.$AN8])" table:style-name="ce3">
            <text:p>0,00</text:p>
          </table:table-cell>
          <table:table-cell table:number-columns-repeated="9" table:style-name="ce1"/>
          <table:table-cell office:value-type="float" office:value="5" table:formula="of:=[Feuille1.$A8]" table:style-name="ce1">
            <text:p>5</text:p>
          </table:table-cell>
          <table:table-cell office:value-type="float" office:value="0.25" table:formula="of:=AVERAGE([Feuille1.$E8];[Feuille1.$Q7];[Feuille1.$AC8];[Feuille1.$AO8])" table:style-name="ce3">
            <text:p>0,25</text:p>
          </table:table-cell>
          <table:table-cell office:value-type="float" office:value="1.7241379310344827" table:formula="of:=[.AU6]*100/[.$J6]" table:style-name="ce3">
            <text:p>1,72</text:p>
          </table:table-cell>
          <table:table-cell office:value-type="float" office:value="0.5" table:formula="of:=STDEV([Feuille1.$E8];[Feuille1.$Q7];[Feuille1.$AC8];[Feuille1.$AO8])" table:style-name="ce3">
            <text:p>0,50</text:p>
          </table:table-cell>
          <table:table-cell table:number-columns-repeated="8" table:style-name="ce1"/>
          <table:table-cell office:value-type="float" office:value="5" table:formula="of:=[Feuille1.$A8]" table:style-name="ce1">
            <text:p>5</text:p>
          </table:table-cell>
          <table:table-cell office:value-type="float" office:value="2.25" table:formula="of:=AVERAGE([Feuille1.$G8];[Feuille1.$S7];[Feuille1.$AE8];[Feuille1.$AQ8])" table:style-name="ce3">
            <text:p>2,25</text:p>
          </table:table-cell>
          <table:table-cell office:value-type="float" office:value="4.5" table:formula="of:=STDEV([Feuille1.$G8];[Feuille1.$S7];[Feuille1.$AE8];[Feuille1.$AQ8])" table:style-name="ce3">
            <text:p>4,50</text:p>
          </table:table-cell>
          <table:table-cell table:style-name="ce3"/>
          <table:table-cell table:number-columns-repeated="5" table:style-name="ce1"/>
          <table:table-cell office:value-type="float" office:value="5" table:formula="of:=[Feuille1.$A8]" table:style-name="ce1">
            <text:p>5</text:p>
          </table:table-cell>
          <table:table-cell office:value-type="float" office:value="1.75" table:formula="of:=AVERAGE([Feuille1.$K8];[Feuille1.$W7];[Feuille1.$AI8];[Feuille1.$AU8])" table:style-name="ce3">
            <text:p>1,75</text:p>
          </table:table-cell>
          <table:table-cell office:value-type="float" office:value="3.5" table:formula="of:=STDEV([Feuille1.$K8];[Feuille1.$W7];[Feuille1.$AI8];[Feuille1.$AU8])" table:style-name="ce3">
            <text:p>3,50</text:p>
          </table:table-cell>
          <table:table-cell table:number-columns-repeated="5" table:style-name="ce1"/>
          <table:table-cell office:value-type="float" office:value="5" table:formula="of:=[Feuille1.$A8]" table:style-name="ce1">
            <text:p>5</text:p>
          </table:table-cell>
          <table:table-cell office:value-type="float" office:value="1.75" table:formula="of:=AVERAGE([Feuille1.$H8];[Feuille1.$T7];[Feuille1.$AF8];[Feuille1.$AR8])" table:style-name="ce3">
            <text:p>1,75</text:p>
          </table:table-cell>
          <table:table-cell office:value-type="float" office:value="100" table:formula="of:=[.BX6]*100/[.$BP6]" table:style-name="ce3">
            <text:p>100,00</text:p>
          </table:table-cell>
          <table:table-cell office:value-type="float" office:value="3.5" table:formula="of:=STDEV([Feuille1.$H8];[Feuille1.$T7];[Feuille1.$AF8];[Feuille1.$AR8])" table:style-name="ce3">
            <text:p>3,50</text:p>
          </table:table-cell>
          <table:table-cell table:number-columns-repeated="9" table:style-name="ce1"/>
          <table:table-cell office:value-type="float" office:value="5" table:formula="of:=[Feuille1.$A8]" table:style-name="ce1">
            <text:p>5</text:p>
          </table:table-cell>
          <table:table-cell office:value-type="float" office:value="0" table:formula="of:=AVERAGE([Feuille1.$I8];[Feuille1.$U7];[Feuille1.$AG8];[Feuille1.$AS8])" table:style-name="ce3">
            <text:p>0,00</text:p>
          </table:table-cell>
          <table:table-cell office:value-type="float" office:value="0" table:formula="of:=[.CK6]*100/[.$BP6]" table:style-name="ce3">
            <text:p>0,00</text:p>
          </table:table-cell>
          <table:table-cell office:value-type="float" office:value="0" table:formula="of:=STDEV([Feuille1.$I8];[Feuille1.$U7];[Feuille1.$AG8];[Feuille1.$AS8])" table:style-name="ce3">
            <text:p>0,00</text:p>
          </table:table-cell>
          <table:table-cell table:number-columns-repeated="8" table:style-name="ce1"/>
          <table:table-cell office:value-type="float" office:value="5" table:formula="of:=[Feuille1.$A8]" table:style-name="ce1">
            <text:p>5</text:p>
          </table:table-cell>
          <table:table-cell office:value-type="float" office:value="0" table:formula="of:=AVERAGE([Feuille1.$J8];[Feuille1.$V7];[Feuille1.$AH8];[Feuille1.$AT8])" table:style-name="ce3">
            <text:p>0,00</text:p>
          </table:table-cell>
          <table:table-cell office:value-type="float" office:value="0" table:formula="of:=[.CW6]*100/[.$BP6]" table:style-name="ce3">
            <text:p>0,00</text:p>
          </table:table-cell>
          <table:table-cell office:value-type="float" office:value="0" table:formula="of:=STDEV([Feuille1.$J8];[Feuille1.$V7];[Feuille1.$AH8];[Feuille1.$AT8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6" table:formula="of:=[Feuille1.$A9]" table:style-name="ce1">
            <text:p>6</text:p>
          </table:table-cell>
          <table:table-cell office:value-type="float" office:value="8" table:formula="of:=AVERAGE([Feuille1.$B9];[Feuille1.$N8];[Feuille1.$Z9];[Feuille1.$AL9])" table:style-name="ce3">
            <text:p>8,00</text:p>
          </table:table-cell>
          <table:table-cell office:value-type="float" office:value="0.81649658092772603" table:formula="of:=STDEV([Feuille1.$B9];[Feuille1.$N8];[Feuille1.$Z9];[Feuille1.$AL9])" table:style-name="ce3">
            <text:p>0,82</text:p>
          </table:table-cell>
          <table:table-cell table:number-columns-repeated="5" table:style-name="ce1"/>
          <table:table-cell office:value-type="float" office:value="6" table:formula="of:=[Feuille1.$A9]" table:style-name="ce1">
            <text:p>6</text:p>
          </table:table-cell>
          <table:table-cell office:value-type="float" office:value="20.25" table:formula="of:=AVERAGE([Feuille1.$F9];[Feuille1.$R8];[Feuille1.$AD9];[Feuille1.$AP9])" table:style-name="ce3">
            <text:p>20,25</text:p>
          </table:table-cell>
          <table:table-cell office:value-type="float" office:value="4.5734742446707477" table:formula="of:=STDEV([Feuille1.$F9];[Feuille1.$R8];[Feuille1.$AD9];[Feuille1.$AP9])" table:style-name="ce3">
            <text:p>4,57</text:p>
          </table:table-cell>
          <table:table-cell table:number-columns-repeated="9" table:style-name="ce1"/>
          <table:table-cell office:value-type="float" office:value="6" table:formula="of:=[Feuille1.$A9]" table:style-name="ce1">
            <text:p>6</text:p>
          </table:table-cell>
          <table:table-cell office:value-type="float" office:value="19.75" table:formula="of:=AVERAGE([Feuille1.$C9];[Feuille1.O8];[Feuille1.$AA9];[Feuille1.$AM9])" table:style-name="ce3">
            <text:p>19,75</text:p>
          </table:table-cell>
          <table:table-cell office:value-type="float" office:value="97.53086419753086" table:formula="of:=[.V7]*100/[.J7]" table:style-name="ce3">
            <text:p>97,53</text:p>
          </table:table-cell>
          <table:table-cell office:value-type="float" office:value="4.924428900898052" table:formula="of:=STDEV([Feuille1.$C9];[Feuille1.$O8];[Feuille1.$AA9];[Feuille1.$AM9])" table:style-name="ce3">
            <text:p>4,92</text:p>
          </table:table-cell>
          <table:table-cell table:number-columns-repeated="8" table:style-name="ce1"/>
          <table:table-cell office:value-type="float" office:value="6" table:formula="of:=[Feuille1.$A9]" table:style-name="ce1">
            <text:p>6</text:p>
          </table:table-cell>
          <table:table-cell office:value-type="float" office:value="0" table:formula="of:=AVERAGE([Feuille1.$D9];[Feuille1.$P8];[Feuille1.$AB9];[Feuille1.$AN9])" table:style-name="ce3">
            <text:p>0,00</text:p>
          </table:table-cell>
          <table:table-cell office:value-type="float" office:value="0" table:formula="of:=[.AH7]*100/[.$J7]" table:style-name="ce3">
            <text:p>0,00</text:p>
          </table:table-cell>
          <table:table-cell office:value-type="float" office:value="0" table:formula="of:=STDEV([Feuille1.$D9];[Feuille1.$P8];[Feuille1.$AB9];[Feuille1.$AN9])" table:style-name="ce3">
            <text:p>0,00</text:p>
          </table:table-cell>
          <table:table-cell table:number-columns-repeated="9" table:style-name="ce1"/>
          <table:table-cell office:value-type="float" office:value="6" table:formula="of:=[Feuille1.$A9]" table:style-name="ce1">
            <text:p>6</text:p>
          </table:table-cell>
          <table:table-cell office:value-type="float" office:value="0.5" table:formula="of:=AVERAGE([Feuille1.$E9];[Feuille1.$Q8];[Feuille1.$AC9];[Feuille1.$AO9])" table:style-name="ce3">
            <text:p>0,50</text:p>
          </table:table-cell>
          <table:table-cell office:value-type="float" office:value="2.4691358024691357" table:formula="of:=[.AU7]*100/[.$J7]" table:style-name="ce3">
            <text:p>2,47</text:p>
          </table:table-cell>
          <table:table-cell office:value-type="float" office:value="0.57735026918962573" table:formula="of:=STDEV([Feuille1.$E9];[Feuille1.$Q8];[Feuille1.$AC9];[Feuille1.$AO9])" table:style-name="ce3">
            <text:p>0,58</text:p>
          </table:table-cell>
          <table:table-cell table:number-columns-repeated="8" table:style-name="ce1"/>
          <table:table-cell office:value-type="float" office:value="6" table:formula="of:=[Feuille1.$A9]" table:style-name="ce1">
            <text:p>6</text:p>
          </table:table-cell>
          <table:table-cell office:value-type="float" office:value="6" table:formula="of:=AVERAGE([Feuille1.$G9];[Feuille1.$S8];[Feuille1.$AE9];[Feuille1.$AQ9])" table:style-name="ce3">
            <text:p>6,00</text:p>
          </table:table-cell>
          <table:table-cell office:value-type="float" office:value="4.3204937989385739" table:formula="of:=STDEV([Feuille1.$G9];[Feuille1.$S8];[Feuille1.$AE9];[Feuille1.$AQ9])" table:style-name="ce3">
            <text:p>4,32</text:p>
          </table:table-cell>
          <table:table-cell table:style-name="ce3"/>
          <table:table-cell table:number-columns-repeated="5" table:style-name="ce1"/>
          <table:table-cell office:value-type="float" office:value="6" table:formula="of:=[Feuille1.$A9]" table:style-name="ce1">
            <text:p>6</text:p>
          </table:table-cell>
          <table:table-cell office:value-type="float" office:value="5.75" table:formula="of:=AVERAGE([Feuille1.$K9];[Feuille1.$W8];[Feuille1.$AI9];[Feuille1.$AU9])" table:style-name="ce3">
            <text:p>5,75</text:p>
          </table:table-cell>
          <table:table-cell office:value-type="float" office:value="3.4034296427770228" table:formula="of:=STDEV([Feuille1.$K9];[Feuille1.$W8];[Feuille1.$AI9];[Feuille1.$AU9])" table:style-name="ce3">
            <text:p>3,40</text:p>
          </table:table-cell>
          <table:table-cell table:number-columns-repeated="5" table:style-name="ce1"/>
          <table:table-cell office:value-type="float" office:value="6" table:formula="of:=[Feuille1.$A9]" table:style-name="ce1">
            <text:p>6</text:p>
          </table:table-cell>
          <table:table-cell office:value-type="float" office:value="5.5" table:formula="of:=AVERAGE([Feuille1.$H9];[Feuille1.$T8];[Feuille1.$AF9];[Feuille1.$AR9])" table:style-name="ce3">
            <text:p>5,50</text:p>
          </table:table-cell>
          <table:table-cell office:value-type="float" office:value="95.652173913043484" table:formula="of:=[.BX7]*100/[.$BP7]" table:style-name="ce3">
            <text:p>95,65</text:p>
          </table:table-cell>
          <table:table-cell office:value-type="float" office:value="3.872983346207417" table:formula="of:=STDEV([Feuille1.$H9];[Feuille1.$T8];[Feuille1.$AF9];[Feuille1.$AR9])" table:style-name="ce3">
            <text:p>3,87</text:p>
          </table:table-cell>
          <table:table-cell table:number-columns-repeated="9" table:style-name="ce1"/>
          <table:table-cell office:value-type="float" office:value="6" table:formula="of:=[Feuille1.$A9]" table:style-name="ce1">
            <text:p>6</text:p>
          </table:table-cell>
          <table:table-cell office:value-type="float" office:value="0" table:formula="of:=AVERAGE([Feuille1.$I9];[Feuille1.$U8];[Feuille1.$AG9];[Feuille1.$AS9])" table:style-name="ce3">
            <text:p>0,00</text:p>
          </table:table-cell>
          <table:table-cell office:value-type="float" office:value="0" table:formula="of:=[.CK7]*100/[.$BP7]" table:style-name="ce3">
            <text:p>0,00</text:p>
          </table:table-cell>
          <table:table-cell office:value-type="float" office:value="0" table:formula="of:=STDEV([Feuille1.$I9];[Feuille1.$U8];[Feuille1.$AG9];[Feuille1.$AS9])" table:style-name="ce3">
            <text:p>0,00</text:p>
          </table:table-cell>
          <table:table-cell table:number-columns-repeated="8" table:style-name="ce1"/>
          <table:table-cell office:value-type="float" office:value="6" table:formula="of:=[Feuille1.$A9]" table:style-name="ce1">
            <text:p>6</text:p>
          </table:table-cell>
          <table:table-cell office:value-type="float" office:value="0.25" table:formula="of:=AVERAGE([Feuille1.$J9];[Feuille1.$V8];[Feuille1.$AH9];[Feuille1.$AT9])" table:style-name="ce3">
            <text:p>0,25</text:p>
          </table:table-cell>
          <table:table-cell office:value-type="float" office:value="4.3478260869565215" table:formula="of:=[.CW7]*100/[.$BP7]" table:style-name="ce3">
            <text:p>4,35</text:p>
          </table:table-cell>
          <table:table-cell office:value-type="float" office:value="0.5" table:formula="of:=STDEV([Feuille1.$J9];[Feuille1.$V8];[Feuille1.$AH9];[Feuille1.$AT9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7" table:formula="of:=[Feuille1.$A10]" table:style-name="ce1">
            <text:p>7</text:p>
          </table:table-cell>
          <table:table-cell office:value-type="float" office:value="8.5" table:formula="of:=AVERAGE([Feuille1.$B10];[Feuille1.$N9];[Feuille1.$Z10];[Feuille1.$AL10])" table:style-name="ce3">
            <text:p>8,50</text:p>
          </table:table-cell>
          <table:table-cell office:value-type="float" office:value="0.57735026918962573" table:formula="of:=STDEV([Feuille1.$B10];[Feuille1.$N9];[Feuille1.$Z10];[Feuille1.$AL10])" table:style-name="ce3">
            <text:p>0,58</text:p>
          </table:table-cell>
          <table:table-cell table:number-columns-repeated="5" table:style-name="ce1"/>
          <table:table-cell office:value-type="float" office:value="7" table:formula="of:=[Feuille1.$A10]" table:style-name="ce1">
            <text:p>7</text:p>
          </table:table-cell>
          <table:table-cell office:value-type="float" office:value="20.75" table:formula="of:=AVERAGE([Feuille1.$F10];[Feuille1.$R9];[Feuille1.$AD10];[Feuille1.$AP10])" table:style-name="ce3">
            <text:p>20,75</text:p>
          </table:table-cell>
          <table:table-cell office:value-type="float" office:value="4.1932485418030412" table:formula="of:=STDEV([Feuille1.$F10];[Feuille1.$R9];[Feuille1.$AD10];[Feuille1.$AP10])" table:style-name="ce3">
            <text:p>4,19</text:p>
          </table:table-cell>
          <table:table-cell table:number-columns-repeated="9" table:style-name="ce1"/>
          <table:table-cell office:value-type="float" office:value="7" table:formula="of:=[Feuille1.$A10]" table:style-name="ce1">
            <text:p>7</text:p>
          </table:table-cell>
          <table:table-cell office:value-type="float" office:value="20.25" table:formula="of:=AVERAGE([Feuille1.$C10];[Feuille1.O9];[Feuille1.$AA10];[Feuille1.$AM10])" table:style-name="ce3">
            <text:p>20,25</text:p>
          </table:table-cell>
          <table:table-cell office:value-type="float" office:value="97.590361445783131" table:formula="of:=[.V8]*100/[.J8]" table:style-name="ce3">
            <text:p>97,59</text:p>
          </table:table-cell>
          <table:table-cell office:value-type="float" office:value="4.5" table:formula="of:=STDEV([Feuille1.$C10];[Feuille1.$O9];[Feuille1.$AA10];[Feuille1.$AM10])" table:style-name="ce3">
            <text:p>4,50</text:p>
          </table:table-cell>
          <table:table-cell table:number-columns-repeated="8" table:style-name="ce1"/>
          <table:table-cell office:value-type="float" office:value="7" table:formula="of:=[Feuille1.$A10]" table:style-name="ce1">
            <text:p>7</text:p>
          </table:table-cell>
          <table:table-cell office:value-type="float" office:value="0" table:formula="of:=AVERAGE([Feuille1.$D10];[Feuille1.$P9];[Feuille1.$AB10];[Feuille1.$AN10])" table:style-name="ce3">
            <text:p>0,00</text:p>
          </table:table-cell>
          <table:table-cell office:value-type="float" office:value="0" table:formula="of:=[.AH8]*100/[.$J8]" table:style-name="ce3">
            <text:p>0,00</text:p>
          </table:table-cell>
          <table:table-cell office:value-type="float" office:value="0" table:formula="of:=STDEV([Feuille1.$D10];[Feuille1.$P9];[Feuille1.$AB10];[Feuille1.$AN10])" table:style-name="ce3">
            <text:p>0,00</text:p>
          </table:table-cell>
          <table:table-cell table:number-columns-repeated="9" table:style-name="ce1"/>
          <table:table-cell office:value-type="float" office:value="7" table:formula="of:=[Feuille1.$A10]" table:style-name="ce1">
            <text:p>7</text:p>
          </table:table-cell>
          <table:table-cell office:value-type="float" office:value="0.5" table:formula="of:=AVERAGE([Feuille1.$E10];[Feuille1.$Q9];[Feuille1.$AC10];[Feuille1.$AO10])" table:style-name="ce3">
            <text:p>0,50</text:p>
          </table:table-cell>
          <table:table-cell office:value-type="float" office:value="2.4096385542168677" table:formula="of:=[.AU8]*100/[.$J8]" table:style-name="ce3">
            <text:p>2,41</text:p>
          </table:table-cell>
          <table:table-cell office:value-type="float" office:value="0.57735026918962573" table:formula="of:=STDEV([Feuille1.$E10];[Feuille1.$Q9];[Feuille1.$AC10];[Feuille1.$AO10])" table:style-name="ce3">
            <text:p>0,58</text:p>
          </table:table-cell>
          <table:table-cell table:number-columns-repeated="8" table:style-name="ce1"/>
          <table:table-cell office:value-type="float" office:value="7" table:formula="of:=[Feuille1.$A10]" table:style-name="ce1">
            <text:p>7</text:p>
          </table:table-cell>
          <table:table-cell office:value-type="float" office:value="1" table:formula="of:=AVERAGE([Feuille1.$G10];[Feuille1.$S9];[Feuille1.$AE10];[Feuille1.$AQ10])" table:style-name="ce3">
            <text:p>1,00</text:p>
          </table:table-cell>
          <table:table-cell office:value-type="float" office:value="2" table:formula="of:=STDEV([Feuille1.$G10];[Feuille1.$S9];[Feuille1.$AE10];[Feuille1.$AQ10])" table:style-name="ce3">
            <text:p>2,00</text:p>
          </table:table-cell>
          <table:table-cell table:style-name="ce3"/>
          <table:table-cell table:number-columns-repeated="5" table:style-name="ce1"/>
          <table:table-cell office:value-type="float" office:value="7" table:formula="of:=[Feuille1.$A10]" table:style-name="ce1">
            <text:p>7</text:p>
          </table:table-cell>
          <table:table-cell office:value-type="float" office:value="0.5" table:formula="of:=AVERAGE([Feuille1.$K10];[Feuille1.$W9];[Feuille1.$AI10];[Feuille1.$AU10])" table:style-name="ce3">
            <text:p>0,50</text:p>
          </table:table-cell>
          <table:table-cell office:value-type="float" office:value="1" table:formula="of:=STDEV([Feuille1.$K10];[Feuille1.$W9];[Feuille1.$AI10];[Feuille1.$AU10])" table:style-name="ce3">
            <text:p>1,00</text:p>
          </table:table-cell>
          <table:table-cell table:number-columns-repeated="5" table:style-name="ce1"/>
          <table:table-cell office:value-type="float" office:value="7" table:formula="of:=[Feuille1.$A10]" table:style-name="ce1">
            <text:p>7</text:p>
          </table:table-cell>
          <table:table-cell office:value-type="float" office:value="0.5" table:formula="of:=AVERAGE([Feuille1.$H10];[Feuille1.$T9];[Feuille1.$AF10];[Feuille1.$AR10])" table:style-name="ce3">
            <text:p>0,50</text:p>
          </table:table-cell>
          <table:table-cell office:value-type="float" office:value="100" table:formula="of:=[.BX8]*100/[.$BP8]" table:style-name="ce3">
            <text:p>100,00</text:p>
          </table:table-cell>
          <table:table-cell office:value-type="float" office:value="1" table:formula="of:=STDEV([Feuille1.$H10];[Feuille1.$T9];[Feuille1.$AF10];[Feuille1.$AR10])" table:style-name="ce3">
            <text:p>1,00</text:p>
          </table:table-cell>
          <table:table-cell table:number-columns-repeated="9" table:style-name="ce1"/>
          <table:table-cell office:value-type="float" office:value="7" table:formula="of:=[Feuille1.$A10]" table:style-name="ce1">
            <text:p>7</text:p>
          </table:table-cell>
          <table:table-cell office:value-type="float" office:value="0" table:formula="of:=AVERAGE([Feuille1.$I10];[Feuille1.$U9];[Feuille1.$AG10];[Feuille1.$AS10])" table:style-name="ce3">
            <text:p>0,00</text:p>
          </table:table-cell>
          <table:table-cell office:value-type="float" office:value="0" table:formula="of:=[.CK8]*100/[.$BP8]" table:style-name="ce3">
            <text:p>0,00</text:p>
          </table:table-cell>
          <table:table-cell office:value-type="float" office:value="0" table:formula="of:=STDEV([Feuille1.$I10];[Feuille1.$U9];[Feuille1.$AG10];[Feuille1.$AS10])" table:style-name="ce3">
            <text:p>0,00</text:p>
          </table:table-cell>
          <table:table-cell table:number-columns-repeated="8" table:style-name="ce1"/>
          <table:table-cell office:value-type="float" office:value="7" table:formula="of:=[Feuille1.$A10]" table:style-name="ce1">
            <text:p>7</text:p>
          </table:table-cell>
          <table:table-cell office:value-type="float" office:value="0" table:formula="of:=AVERAGE([Feuille1.$J10];[Feuille1.$V9];[Feuille1.$AH10];[Feuille1.$AT10])" table:style-name="ce3">
            <text:p>0,00</text:p>
          </table:table-cell>
          <table:table-cell office:value-type="float" office:value="0" table:formula="of:=[.CW8]*100/[.$BP8]" table:style-name="ce3">
            <text:p>0,00</text:p>
          </table:table-cell>
          <table:table-cell office:value-type="float" office:value="0" table:formula="of:=STDEV([Feuille1.$J10];[Feuille1.$V9];[Feuille1.$AH10];[Feuille1.$AT10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8" table:formula="of:=[Feuille1.$A11]" table:style-name="ce1">
            <text:p>8</text:p>
          </table:table-cell>
          <table:table-cell office:value-type="float" office:value="10.25" table:formula="of:=AVERAGE([Feuille1.$B11];[Feuille1.$N10];[Feuille1.$Z11];[Feuille1.$AL11])" table:style-name="ce3">
            <text:p>10,25</text:p>
          </table:table-cell>
          <table:table-cell office:value-type="float" office:value="0.9574271077563381" table:formula="of:=STDEV([Feuille1.$B11];[Feuille1.$N10];[Feuille1.$Z11];[Feuille1.$AL11])" table:style-name="ce3">
            <text:p>0,96</text:p>
          </table:table-cell>
          <table:table-cell table:number-columns-repeated="5" table:style-name="ce1"/>
          <table:table-cell office:value-type="float" office:value="8" table:formula="of:=[Feuille1.$A11]" table:style-name="ce1">
            <text:p>8</text:p>
          </table:table-cell>
          <table:table-cell office:value-type="float" office:value="26.25" table:formula="of:=AVERAGE([Feuille1.$F11];[Feuille1.$R10];[Feuille1.$AD11];[Feuille1.$AP11])" table:style-name="ce3">
            <text:p>26,25</text:p>
          </table:table-cell>
          <table:table-cell office:value-type="float" office:value="6.1846584384264904" table:formula="of:=STDEV([Feuille1.$F11];[Feuille1.$R10];[Feuille1.$AD11];[Feuille1.$AP11])" table:style-name="ce3">
            <text:p>6,18</text:p>
          </table:table-cell>
          <table:table-cell table:number-columns-repeated="9" table:style-name="ce1"/>
          <table:table-cell office:value-type="float" office:value="8" table:formula="of:=[Feuille1.$A11]" table:style-name="ce1">
            <text:p>8</text:p>
          </table:table-cell>
          <table:table-cell office:value-type="float" office:value="25.75" table:formula="of:=AVERAGE([Feuille1.$C11];[Feuille1.O10];[Feuille1.$AA11];[Feuille1.$AM11])" table:style-name="ce3">
            <text:p>25,75</text:p>
          </table:table-cell>
          <table:table-cell office:value-type="float" office:value="98.095238095238102" table:formula="of:=[.V9]*100/[.J9]" table:style-name="ce3">
            <text:p>98,10</text:p>
          </table:table-cell>
          <table:table-cell office:value-type="float" office:value="6.6520673478250352" table:formula="of:=STDEV([Feuille1.$C11];[Feuille1.$O10];[Feuille1.$AA11];[Feuille1.$AM11])" table:style-name="ce3">
            <text:p>6,65</text:p>
          </table:table-cell>
          <table:table-cell table:number-columns-repeated="8" table:style-name="ce1"/>
          <table:table-cell office:value-type="float" office:value="8" table:formula="of:=[Feuille1.$A11]" table:style-name="ce1">
            <text:p>8</text:p>
          </table:table-cell>
          <table:table-cell office:value-type="float" office:value="0" table:formula="of:=AVERAGE([Feuille1.$D11];[Feuille1.$P10];[Feuille1.$AB11];[Feuille1.$AN11])" table:style-name="ce3">
            <text:p>0,00</text:p>
          </table:table-cell>
          <table:table-cell office:value-type="float" office:value="0" table:formula="of:=[.AH9]*100/[.$J9]" table:style-name="ce3">
            <text:p>0,00</text:p>
          </table:table-cell>
          <table:table-cell office:value-type="float" office:value="0" table:formula="of:=STDEV([Feuille1.$D11];[Feuille1.$P10];[Feuille1.$AB11];[Feuille1.$AN11])" table:style-name="ce3">
            <text:p>0,00</text:p>
          </table:table-cell>
          <table:table-cell table:number-columns-repeated="9" table:style-name="ce1"/>
          <table:table-cell office:value-type="float" office:value="8" table:formula="of:=[Feuille1.$A11]" table:style-name="ce1">
            <text:p>8</text:p>
          </table:table-cell>
          <table:table-cell office:value-type="float" office:value="0.5" table:formula="of:=AVERAGE([Feuille1.$E11];[Feuille1.$Q10];[Feuille1.$AC11];[Feuille1.$AO11])" table:style-name="ce3">
            <text:p>0,50</text:p>
          </table:table-cell>
          <table:table-cell office:value-type="float" office:value="1.9047619047619047" table:formula="of:=[.AU9]*100/[.$J9]" table:style-name="ce3">
            <text:p>1,90</text:p>
          </table:table-cell>
          <table:table-cell office:value-type="float" office:value="0.57735026918962573" table:formula="of:=STDEV([Feuille1.$E11];[Feuille1.$Q10];[Feuille1.$AC11];[Feuille1.$AO11])" table:style-name="ce3">
            <text:p>0,58</text:p>
          </table:table-cell>
          <table:table-cell table:number-columns-repeated="8" table:style-name="ce1"/>
          <table:table-cell office:value-type="float" office:value="8" table:formula="of:=[Feuille1.$A11]" table:style-name="ce1">
            <text:p>8</text:p>
          </table:table-cell>
          <table:table-cell office:value-type="float" office:value="7.25" table:formula="of:=AVERAGE([Feuille1.$G11];[Feuille1.$S10];[Feuille1.$AE11];[Feuille1.$AQ11])" table:style-name="ce3">
            <text:p>7,25</text:p>
          </table:table-cell>
          <table:table-cell office:value-type="float" office:value="4.9916597106239795" table:formula="of:=STDEV([Feuille1.$G11];[Feuille1.$S10];[Feuille1.$AE11];[Feuille1.$AQ11])" table:style-name="ce3">
            <text:p>4,99</text:p>
          </table:table-cell>
          <table:table-cell table:style-name="ce3"/>
          <table:table-cell table:number-columns-repeated="5" table:style-name="ce1"/>
          <table:table-cell office:value-type="float" office:value="8" table:formula="of:=[Feuille1.$A11]" table:style-name="ce1">
            <text:p>8</text:p>
          </table:table-cell>
          <table:table-cell office:value-type="float" office:value="5.5" table:formula="of:=AVERAGE([Feuille1.$K11];[Feuille1.$W10];[Feuille1.$AI11];[Feuille1.$AU11])" table:style-name="ce3">
            <text:p>5,50</text:p>
          </table:table-cell>
          <table:table-cell office:value-type="float" office:value="3.872983346207417" table:formula="of:=STDEV([Feuille1.$K11];[Feuille1.$W10];[Feuille1.$AI11];[Feuille1.$AU11])" table:style-name="ce3">
            <text:p>3,87</text:p>
          </table:table-cell>
          <table:table-cell table:number-columns-repeated="5" table:style-name="ce1"/>
          <table:table-cell office:value-type="float" office:value="8" table:formula="of:=[Feuille1.$A11]" table:style-name="ce1">
            <text:p>8</text:p>
          </table:table-cell>
          <table:table-cell office:value-type="float" office:value="5.5" table:formula="of:=AVERAGE([Feuille1.$H11];[Feuille1.$T10];[Feuille1.$AF11];[Feuille1.$AR11])" table:style-name="ce3">
            <text:p>5,50</text:p>
          </table:table-cell>
          <table:table-cell office:value-type="float" office:value="100" table:formula="of:=[.BX9]*100/[.$BP9]" table:style-name="ce3">
            <text:p>100,00</text:p>
          </table:table-cell>
          <table:table-cell office:value-type="float" office:value="3.872983346207417" table:formula="of:=STDEV([Feuille1.$H11];[Feuille1.$T10];[Feuille1.$AF11];[Feuille1.$AR11])" table:style-name="ce3">
            <text:p>3,87</text:p>
          </table:table-cell>
          <table:table-cell table:number-columns-repeated="9" table:style-name="ce1"/>
          <table:table-cell office:value-type="float" office:value="8" table:formula="of:=[Feuille1.$A11]" table:style-name="ce1">
            <text:p>8</text:p>
          </table:table-cell>
          <table:table-cell office:value-type="float" office:value="0" table:formula="of:=AVERAGE([Feuille1.$I11];[Feuille1.$U10];[Feuille1.$AG11];[Feuille1.$AS11])" table:style-name="ce3">
            <text:p>0,00</text:p>
          </table:table-cell>
          <table:table-cell office:value-type="float" office:value="0" table:formula="of:=[.CK9]*100/[.$BP9]" table:style-name="ce3">
            <text:p>0,00</text:p>
          </table:table-cell>
          <table:table-cell office:value-type="float" office:value="0" table:formula="of:=STDEV([Feuille1.$I11];[Feuille1.$U10];[Feuille1.$AG11];[Feuille1.$AS11])" table:style-name="ce3">
            <text:p>0,00</text:p>
          </table:table-cell>
          <table:table-cell table:number-columns-repeated="8" table:style-name="ce1"/>
          <table:table-cell office:value-type="float" office:value="8" table:formula="of:=[Feuille1.$A11]" table:style-name="ce1">
            <text:p>8</text:p>
          </table:table-cell>
          <table:table-cell office:value-type="float" office:value="0" table:formula="of:=AVERAGE([Feuille1.$J11];[Feuille1.$V10];[Feuille1.$AH11];[Feuille1.$AT11])" table:style-name="ce3">
            <text:p>0,00</text:p>
          </table:table-cell>
          <table:table-cell office:value-type="float" office:value="0" table:formula="of:=[.CW9]*100/[.$BP9]" table:style-name="ce3">
            <text:p>0,00</text:p>
          </table:table-cell>
          <table:table-cell office:value-type="float" office:value="0" table:formula="of:=STDEV([Feuille1.$J11];[Feuille1.$V10];[Feuille1.$AH11];[Feuille1.$AT11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9" table:formula="of:=[Feuille1.$A12]" table:style-name="ce1">
            <text:p>9</text:p>
          </table:table-cell>
          <table:table-cell office:value-type="float" office:value="9.5" table:formula="of:=AVERAGE([Feuille1.$B12];[Feuille1.$N11];[Feuille1.$Z12];[Feuille1.$AL12])" table:style-name="ce3">
            <text:p>9,50</text:p>
          </table:table-cell>
          <table:table-cell office:value-type="float" office:value="1.2909944487358056" table:formula="of:=STDEV([Feuille1.$B12];[Feuille1.$N11];[Feuille1.$Z12];[Feuille1.$AL12])" table:style-name="ce3">
            <text:p>1,29</text:p>
          </table:table-cell>
          <table:table-cell table:number-columns-repeated="5" table:style-name="ce1"/>
          <table:table-cell office:value-type="float" office:value="9" table:formula="of:=[Feuille1.$A12]" table:style-name="ce1">
            <text:p>9</text:p>
          </table:table-cell>
          <table:table-cell office:value-type="float" office:value="28.25" table:formula="of:=AVERAGE([Feuille1.$F12];[Feuille1.$R11];[Feuille1.$AD12];[Feuille1.$AP12])" table:style-name="ce3">
            <text:p>28,25</text:p>
          </table:table-cell>
          <table:table-cell office:value-type="float" office:value="4.0311288741492746" table:formula="of:=STDEV([Feuille1.$F12];[Feuille1.$R11];[Feuille1.$AD12];[Feuille1.$AP12])" table:style-name="ce3">
            <text:p>4,03</text:p>
          </table:table-cell>
          <table:table-cell table:number-columns-repeated="9" table:style-name="ce1"/>
          <table:table-cell office:value-type="float" office:value="9" table:formula="of:=[Feuille1.$A12]" table:style-name="ce1">
            <text:p>9</text:p>
          </table:table-cell>
          <table:table-cell office:value-type="float" office:value="27" table:formula="of:=AVERAGE([Feuille1.$C12];[Feuille1.O11];[Feuille1.$AA12];[Feuille1.$AM12])" table:style-name="ce3">
            <text:p>27,00</text:p>
          </table:table-cell>
          <table:table-cell office:value-type="float" office:value="95.575221238938056" table:formula="of:=[.V10]*100/[.J10]" table:style-name="ce3">
            <text:p>95,58</text:p>
          </table:table-cell>
          <table:table-cell office:value-type="float" office:value="4.9665548085837798" table:formula="of:=STDEV([Feuille1.$C12];[Feuille1.$O11];[Feuille1.$AA12];[Feuille1.$AM12])" table:style-name="ce3">
            <text:p>4,97</text:p>
          </table:table-cell>
          <table:table-cell table:number-columns-repeated="8" table:style-name="ce1"/>
          <table:table-cell office:value-type="float" office:value="9" table:formula="of:=[Feuille1.$A12]" table:style-name="ce1">
            <text:p>9</text:p>
          </table:table-cell>
          <table:table-cell office:value-type="float" office:value="0.75" table:formula="of:=AVERAGE([Feuille1.$D12];[Feuille1.$P11];[Feuille1.$AB12];[Feuille1.$AN12])" table:style-name="ce3">
            <text:p>0,75</text:p>
          </table:table-cell>
          <table:table-cell office:value-type="float" office:value="2.6548672566371683" table:formula="of:=[.AH10]*100/[.$J10]" table:style-name="ce3">
            <text:p>2,65</text:p>
          </table:table-cell>
          <table:table-cell office:value-type="float" office:value="0.5" table:formula="of:=STDEV([Feuille1.$D12];[Feuille1.$P11];[Feuille1.$AB12];[Feuille1.$AN12])" table:style-name="ce3">
            <text:p>0,50</text:p>
          </table:table-cell>
          <table:table-cell table:number-columns-repeated="9" table:style-name="ce1"/>
          <table:table-cell office:value-type="float" office:value="9" table:formula="of:=[Feuille1.$A12]" table:style-name="ce1">
            <text:p>9</text:p>
          </table:table-cell>
          <table:table-cell office:value-type="float" office:value="0.5" table:formula="of:=AVERAGE([Feuille1.$E12];[Feuille1.$Q11];[Feuille1.$AC12];[Feuille1.$AO12])" table:style-name="ce3">
            <text:p>0,50</text:p>
          </table:table-cell>
          <table:table-cell office:value-type="float" office:value="1.7699115044247788" table:formula="of:=[.AU10]*100/[.$J10]" table:style-name="ce3">
            <text:p>1,77</text:p>
          </table:table-cell>
          <table:table-cell office:value-type="float" office:value="0.57735026918962573" table:formula="of:=STDEV([Feuille1.$E12];[Feuille1.$Q11];[Feuille1.$AC12];[Feuille1.$AO12])" table:style-name="ce3">
            <text:p>0,58</text:p>
          </table:table-cell>
          <table:table-cell table:number-columns-repeated="8" table:style-name="ce1"/>
          <table:table-cell office:value-type="float" office:value="9" table:formula="of:=[Feuille1.$A12]" table:style-name="ce1">
            <text:p>9</text:p>
          </table:table-cell>
          <table:table-cell office:value-type="float" office:value="1.25" table:formula="of:=AVERAGE([Feuille1.$G12];[Feuille1.$S11];[Feuille1.$AE12];[Feuille1.$AQ12])" table:style-name="ce3">
            <text:p>1,25</text:p>
          </table:table-cell>
          <table:table-cell office:value-type="float" office:value="2.5" table:formula="of:=STDEV([Feuille1.$G12];[Feuille1.$S11];[Feuille1.$AE12];[Feuille1.$AQ12])" table:style-name="ce3">
            <text:p>2,50</text:p>
          </table:table-cell>
          <table:table-cell table:style-name="ce3"/>
          <table:table-cell table:number-columns-repeated="5" table:style-name="ce1"/>
          <table:table-cell office:value-type="float" office:value="9" table:formula="of:=[Feuille1.$A12]" table:style-name="ce1">
            <text:p>9</text:p>
          </table:table-cell>
          <table:table-cell office:value-type="float" office:value="2" table:formula="of:=AVERAGE([Feuille1.$K12];[Feuille1.$W11];[Feuille1.$AI12];[Feuille1.$AU12])" table:style-name="ce3">
            <text:p>2,00</text:p>
          </table:table-cell>
          <table:table-cell office:value-type="float" office:value="2.70801280154532" table:formula="of:=STDEV([Feuille1.$K12];[Feuille1.$W11];[Feuille1.$AI12];[Feuille1.$AU12])" table:style-name="ce3">
            <text:p>2,71</text:p>
          </table:table-cell>
          <table:table-cell table:number-columns-repeated="5" table:style-name="ce1"/>
          <table:table-cell office:value-type="float" office:value="9" table:formula="of:=[Feuille1.$A12]" table:style-name="ce1">
            <text:p>9</text:p>
          </table:table-cell>
          <table:table-cell office:value-type="float" office:value="1.25" table:formula="of:=AVERAGE([Feuille1.$H12];[Feuille1.$T11];[Feuille1.$AF12];[Feuille1.$AR12])" table:style-name="ce3">
            <text:p>1,25</text:p>
          </table:table-cell>
          <table:table-cell office:value-type="float" office:value="62.5" table:formula="of:=[.BX10]*100/[.$BP10]" table:style-name="ce3">
            <text:p>62,50</text:p>
          </table:table-cell>
          <table:table-cell office:value-type="float" office:value="2.5" table:formula="of:=STDEV([Feuille1.$H12];[Feuille1.$T11];[Feuille1.$AF12];[Feuille1.$AR12])" table:style-name="ce3">
            <text:p>2,50</text:p>
          </table:table-cell>
          <table:table-cell table:number-columns-repeated="9" table:style-name="ce1"/>
          <table:table-cell office:value-type="float" office:value="9" table:formula="of:=[Feuille1.$A12]" table:style-name="ce1">
            <text:p>9</text:p>
          </table:table-cell>
          <table:table-cell office:value-type="float" office:value="0.75" table:formula="of:=AVERAGE([Feuille1.$I12];[Feuille1.$U11];[Feuille1.$AG12];[Feuille1.$AS12])" table:style-name="ce3">
            <text:p>0,75</text:p>
          </table:table-cell>
          <table:table-cell office:value-type="float" office:value="37.5" table:formula="of:=[.CK10]*100/[.$BP10]" table:style-name="ce3">
            <text:p>37,50</text:p>
          </table:table-cell>
          <table:table-cell office:value-type="float" office:value="0.5" table:formula="of:=STDEV([Feuille1.$I12];[Feuille1.$U11];[Feuille1.$AG12];[Feuille1.$AS12])" table:style-name="ce3">
            <text:p>0,50</text:p>
          </table:table-cell>
          <table:table-cell table:number-columns-repeated="8" table:style-name="ce1"/>
          <table:table-cell office:value-type="float" office:value="9" table:formula="of:=[Feuille1.$A12]" table:style-name="ce1">
            <text:p>9</text:p>
          </table:table-cell>
          <table:table-cell office:value-type="float" office:value="0" table:formula="of:=AVERAGE([Feuille1.$J12];[Feuille1.$V11];[Feuille1.$AH12];[Feuille1.$AT12])" table:style-name="ce3">
            <text:p>0,00</text:p>
          </table:table-cell>
          <table:table-cell office:value-type="float" office:value="0" table:formula="of:=[.CW10]*100/[.$BP10]" table:style-name="ce3">
            <text:p>0,00</text:p>
          </table:table-cell>
          <table:table-cell office:value-type="float" office:value="0" table:formula="of:=STDEV([Feuille1.$J12];[Feuille1.$V11];[Feuille1.$AH12];[Feuille1.$AT12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10" table:formula="of:=[Feuille1.$A13]" table:style-name="ce1">
            <text:p>10</text:p>
          </table:table-cell>
          <table:table-cell office:value-type="float" office:value="10.25" table:formula="of:=AVERAGE([Feuille1.$B13];[Feuille1.$N12];[Feuille1.$Z13];[Feuille1.$AL13])" table:style-name="ce3">
            <text:p>10,25</text:p>
          </table:table-cell>
          <table:table-cell office:value-type="float" office:value="2.0615528128088303" table:formula="of:=STDEV([Feuille1.$B13];[Feuille1.$N12];[Feuille1.$Z13];[Feuille1.$AL13])" table:style-name="ce3">
            <text:p>2,06</text:p>
          </table:table-cell>
          <table:table-cell table:number-columns-repeated="5" table:style-name="ce1"/>
          <table:table-cell office:value-type="float" office:value="10" table:formula="of:=[Feuille1.$A13]" table:style-name="ce1">
            <text:p>10</text:p>
          </table:table-cell>
          <table:table-cell office:value-type="float" office:value="36" table:formula="of:=AVERAGE([Feuille1.$F13];[Feuille1.$R12];[Feuille1.$AD13];[Feuille1.$AP13])" table:style-name="ce3">
            <text:p>36,00</text:p>
          </table:table-cell>
          <table:table-cell office:value-type="float" office:value="7.8740078740118111" table:formula="of:=STDEV([Feuille1.$F13];[Feuille1.$R12];[Feuille1.$AD13];[Feuille1.$AP13])" table:style-name="ce3">
            <text:p>7,87</text:p>
          </table:table-cell>
          <table:table-cell table:number-columns-repeated="9" table:style-name="ce1"/>
          <table:table-cell office:value-type="float" office:value="10" table:formula="of:=[Feuille1.$A13]" table:style-name="ce1">
            <text:p>10</text:p>
          </table:table-cell>
          <table:table-cell office:value-type="float" office:value="34.25" table:formula="of:=AVERAGE([Feuille1.$C13];[Feuille1.O12];[Feuille1.$AA13];[Feuille1.$AM13])" table:style-name="ce3">
            <text:p>34,25</text:p>
          </table:table-cell>
          <table:table-cell office:value-type="float" office:value="95.138888888888886" table:formula="of:=[.V11]*100/[.J11]" table:style-name="ce3">
            <text:p>95,14</text:p>
          </table:table-cell>
          <table:table-cell office:value-type="float" office:value="8.770214744615247" table:formula="of:=STDEV([Feuille1.$C13];[Feuille1.$O12];[Feuille1.$AA13];[Feuille1.$AM13])" table:style-name="ce3">
            <text:p>8,77</text:p>
          </table:table-cell>
          <table:table-cell table:number-columns-repeated="8" table:style-name="ce1"/>
          <table:table-cell office:value-type="float" office:value="10" table:formula="of:=[Feuille1.$A13]" table:style-name="ce1">
            <text:p>10</text:p>
          </table:table-cell>
          <table:table-cell office:value-type="float" office:value="1" table:formula="of:=AVERAGE([Feuille1.$D13];[Feuille1.$P12];[Feuille1.$AB13];[Feuille1.$AN13])" table:style-name="ce3">
            <text:p>1,00</text:p>
          </table:table-cell>
          <table:table-cell office:value-type="float" office:value="2.7777777777777777" table:formula="of:=[.AH11]*100/[.$J11]" table:style-name="ce3">
            <text:p>2,78</text:p>
          </table:table-cell>
          <table:table-cell office:value-type="float" office:value="0.81649658092772603" table:formula="of:=STDEV([Feuille1.$D13];[Feuille1.$P12];[Feuille1.$AB13];[Feuille1.$AN13])" table:style-name="ce3">
            <text:p>0,82</text:p>
          </table:table-cell>
          <table:table-cell table:number-columns-repeated="9" table:style-name="ce1"/>
          <table:table-cell office:value-type="float" office:value="10" table:formula="of:=[Feuille1.$A13]" table:style-name="ce1">
            <text:p>10</text:p>
          </table:table-cell>
          <table:table-cell office:value-type="float" office:value="0.75" table:formula="of:=AVERAGE([Feuille1.$E13];[Feuille1.$Q12];[Feuille1.$AC13];[Feuille1.$AO13])" table:style-name="ce3">
            <text:p>0,75</text:p>
          </table:table-cell>
          <table:table-cell office:value-type="float" office:value="2.0833333333333335" table:formula="of:=[.AU11]*100/[.$J11]" table:style-name="ce3">
            <text:p>2,08</text:p>
          </table:table-cell>
          <table:table-cell office:value-type="float" office:value="0.9574271077563381" table:formula="of:=STDEV([Feuille1.$E13];[Feuille1.$Q12];[Feuille1.$AC13];[Feuille1.$AO13])" table:style-name="ce3">
            <text:p>0,96</text:p>
          </table:table-cell>
          <table:table-cell table:number-columns-repeated="8" table:style-name="ce1"/>
          <table:table-cell office:value-type="float" office:value="10" table:formula="of:=[Feuille1.$A13]" table:style-name="ce1">
            <text:p>10</text:p>
          </table:table-cell>
          <table:table-cell office:value-type="float" office:value="8.5" table:formula="of:=AVERAGE([Feuille1.$G13];[Feuille1.$S12];[Feuille1.$AE13];[Feuille1.$AQ13])" table:style-name="ce3">
            <text:p>8,50</text:p>
          </table:table-cell>
          <table:table-cell office:value-type="float" office:value="6.2449979983983983" table:formula="of:=STDEV([Feuille1.$G13];[Feuille1.$S12];[Feuille1.$AE13];[Feuille1.$AQ13])" table:style-name="ce3">
            <text:p>6,24</text:p>
          </table:table-cell>
          <table:table-cell table:style-name="ce3"/>
          <table:table-cell table:number-columns-repeated="5" table:style-name="ce1"/>
          <table:table-cell office:value-type="float" office:value="10" table:formula="of:=[Feuille1.$A13]" table:style-name="ce1">
            <text:p>10</text:p>
          </table:table-cell>
          <table:table-cell office:value-type="float" office:value="7.75" table:formula="of:=AVERAGE([Feuille1.$K13];[Feuille1.$W12];[Feuille1.$AI13];[Feuille1.$AU13])" table:style-name="ce3">
            <text:p>7,75</text:p>
          </table:table-cell>
          <table:table-cell office:value-type="float" office:value="5.315072906367325" table:formula="of:=STDEV([Feuille1.$K13];[Feuille1.$W12];[Feuille1.$AI13];[Feuille1.$AU13])" table:style-name="ce3">
            <text:p>5,32</text:p>
          </table:table-cell>
          <table:table-cell table:number-columns-repeated="5" table:style-name="ce1"/>
          <table:table-cell office:value-type="float" office:value="10" table:formula="of:=[Feuille1.$A13]" table:style-name="ce1">
            <text:p>10</text:p>
          </table:table-cell>
          <table:table-cell office:value-type="float" office:value="7.25" table:formula="of:=AVERAGE([Feuille1.$H13];[Feuille1.$T12];[Feuille1.$AF13];[Feuille1.$AR13])" table:style-name="ce3">
            <text:p>7,25</text:p>
          </table:table-cell>
          <table:table-cell office:value-type="float" office:value="93.548387096774192" table:formula="of:=[.BX11]*100/[.$BP11]" table:style-name="ce3">
            <text:p>93,55</text:p>
          </table:table-cell>
          <table:table-cell office:value-type="float" office:value="5.123475382979799" table:formula="of:=STDEV([Feuille1.$H13];[Feuille1.$T12];[Feuille1.$AF13];[Feuille1.$AR13])" table:style-name="ce3">
            <text:p>5,12</text:p>
          </table:table-cell>
          <table:table-cell table:number-columns-repeated="9" table:style-name="ce1"/>
          <table:table-cell office:value-type="float" office:value="10" table:formula="of:=[Feuille1.$A13]" table:style-name="ce1">
            <text:p>10</text:p>
          </table:table-cell>
          <table:table-cell office:value-type="float" office:value="0.25" table:formula="of:=AVERAGE([Feuille1.$I13];[Feuille1.$U12];[Feuille1.$AG13];[Feuille1.$AS13])" table:style-name="ce3">
            <text:p>0,25</text:p>
          </table:table-cell>
          <table:table-cell office:value-type="float" office:value="3.225806451612903" table:formula="of:=[.CK11]*100/[.$BP11]" table:style-name="ce3">
            <text:p>3,23</text:p>
          </table:table-cell>
          <table:table-cell office:value-type="float" office:value="0.5" table:formula="of:=STDEV([Feuille1.$I13];[Feuille1.$U12];[Feuille1.$AG13];[Feuille1.$AS13])" table:style-name="ce3">
            <text:p>0,50</text:p>
          </table:table-cell>
          <table:table-cell table:number-columns-repeated="8" table:style-name="ce1"/>
          <table:table-cell office:value-type="float" office:value="10" table:formula="of:=[Feuille1.$A13]" table:style-name="ce1">
            <text:p>10</text:p>
          </table:table-cell>
          <table:table-cell office:value-type="float" office:value="0.25" table:formula="of:=AVERAGE([Feuille1.$J13];[Feuille1.$V12];[Feuille1.$AH13];[Feuille1.$AT13])" table:style-name="ce3">
            <text:p>0,25</text:p>
          </table:table-cell>
          <table:table-cell office:value-type="float" office:value="3.225806451612903" table:formula="of:=[.CW11]*100/[.$BP11]" table:style-name="ce3">
            <text:p>3,23</text:p>
          </table:table-cell>
          <table:table-cell office:value-type="float" office:value="0.5" table:formula="of:=STDEV([Feuille1.$J13];[Feuille1.$V12];[Feuille1.$AH13];[Feuille1.$AT13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11" table:formula="of:=[Feuille1.$A14]" table:style-name="ce1">
            <text:p>11</text:p>
          </table:table-cell>
          <table:table-cell office:value-type="float" office:value="11.5" table:formula="of:=AVERAGE([Feuille1.$B14];[Feuille1.$N13];[Feuille1.$Z14];[Feuille1.$AL14])" table:style-name="ce3">
            <text:p>11,50</text:p>
          </table:table-cell>
          <table:table-cell office:value-type="float" office:value="1.9148542155126762" table:formula="of:=STDEV([Feuille1.$B14];[Feuille1.$N13];[Feuille1.$Z14];[Feuille1.$AL14])" table:style-name="ce3">
            <text:p>1,91</text:p>
          </table:table-cell>
          <table:table-cell table:number-columns-repeated="5" table:style-name="ce1"/>
          <table:table-cell office:value-type="float" office:value="11" table:formula="of:=[Feuille1.$A14]" table:style-name="ce1">
            <text:p>11</text:p>
          </table:table-cell>
          <table:table-cell office:value-type="float" office:value="40.75" table:formula="of:=AVERAGE([Feuille1.$F14];[Feuille1.$R13];[Feuille1.$AD14];[Feuille1.$AP14])" table:style-name="ce3">
            <text:p>40,75</text:p>
          </table:table-cell>
          <table:table-cell office:value-type="float" office:value="8.770214744615247" table:formula="of:=STDEV([Feuille1.$F14];[Feuille1.$R13];[Feuille1.$AD14];[Feuille1.$AP14])" table:style-name="ce3">
            <text:p>8,77</text:p>
          </table:table-cell>
          <table:table-cell table:number-columns-repeated="9" table:style-name="ce1"/>
          <table:table-cell office:value-type="float" office:value="11" table:formula="of:=[Feuille1.$A14]" table:style-name="ce1">
            <text:p>11</text:p>
          </table:table-cell>
          <table:table-cell office:value-type="float" office:value="38.75" table:formula="of:=AVERAGE([Feuille1.$C14];[Feuille1.O13];[Feuille1.$AA14];[Feuille1.$AM14])" table:style-name="ce3">
            <text:p>38,75</text:p>
          </table:table-cell>
          <table:table-cell office:value-type="float" office:value="95.092024539877301" table:formula="of:=[.V12]*100/[.J12]" table:style-name="ce3">
            <text:p>95,09</text:p>
          </table:table-cell>
          <table:table-cell office:value-type="float" office:value="9.2870878105033547" table:formula="of:=STDEV([Feuille1.$C14];[Feuille1.$O13];[Feuille1.$AA14];[Feuille1.$AM14])" table:style-name="ce3">
            <text:p>9,29</text:p>
          </table:table-cell>
          <table:table-cell table:number-columns-repeated="8" table:style-name="ce1"/>
          <table:table-cell office:value-type="float" office:value="11" table:formula="of:=[Feuille1.$A14]" table:style-name="ce1">
            <text:p>11</text:p>
          </table:table-cell>
          <table:table-cell office:value-type="float" office:value="1" table:formula="of:=AVERAGE([Feuille1.$D14];[Feuille1.$P13];[Feuille1.$AB14];[Feuille1.$AN14])" table:style-name="ce3">
            <text:p>1,00</text:p>
          </table:table-cell>
          <table:table-cell office:value-type="float" office:value="2.4539877300613497" table:formula="of:=[.AH12]*100/[.$J12]" table:style-name="ce3">
            <text:p>2,45</text:p>
          </table:table-cell>
          <table:table-cell office:value-type="float" office:value="0.81649658092772603" table:formula="of:=STDEV([Feuille1.$D14];[Feuille1.$P13];[Feuille1.$AB14];[Feuille1.$AN14])" table:style-name="ce3">
            <text:p>0,82</text:p>
          </table:table-cell>
          <table:table-cell table:number-columns-repeated="9" table:style-name="ce1"/>
          <table:table-cell office:value-type="float" office:value="11" table:formula="of:=[Feuille1.$A14]" table:style-name="ce1">
            <text:p>11</text:p>
          </table:table-cell>
          <table:table-cell office:value-type="float" office:value="1" table:formula="of:=AVERAGE([Feuille1.$E14];[Feuille1.$Q13];[Feuille1.$AC14];[Feuille1.$AO14])" table:style-name="ce3">
            <text:p>1,00</text:p>
          </table:table-cell>
          <table:table-cell office:value-type="float" office:value="2.4539877300613497" table:formula="of:=[.AU12]*100/[.$J12]" table:style-name="ce3">
            <text:p>2,45</text:p>
          </table:table-cell>
          <table:table-cell office:value-type="float" office:value="0.81649658092772603" table:formula="of:=STDEV([Feuille1.$E14];[Feuille1.$Q13];[Feuille1.$AC14];[Feuille1.$AO14])" table:style-name="ce3">
            <text:p>0,82</text:p>
          </table:table-cell>
          <table:table-cell table:number-columns-repeated="8" table:style-name="ce1"/>
          <table:table-cell office:value-type="float" office:value="11" table:formula="of:=[Feuille1.$A14]" table:style-name="ce1">
            <text:p>11</text:p>
          </table:table-cell>
          <table:table-cell office:value-type="float" office:value="6" table:formula="of:=AVERAGE([Feuille1.$G14];[Feuille1.$S13];[Feuille1.$AE14];[Feuille1.$AQ14])" table:style-name="ce3">
            <text:p>6,00</text:p>
          </table:table-cell>
          <table:table-cell office:value-type="float" office:value="3.5590260840104371" table:formula="of:=STDEV([Feuille1.$G14];[Feuille1.$S13];[Feuille1.$AE14];[Feuille1.$AQ14])" table:style-name="ce3">
            <text:p>3,56</text:p>
          </table:table-cell>
          <table:table-cell table:style-name="ce3"/>
          <table:table-cell table:number-columns-repeated="5" table:style-name="ce1"/>
          <table:table-cell office:value-type="float" office:value="11" table:formula="of:=[Feuille1.$A14]" table:style-name="ce1">
            <text:p>11</text:p>
          </table:table-cell>
          <table:table-cell office:value-type="float" office:value="4.75" table:formula="of:=AVERAGE([Feuille1.$K14];[Feuille1.$W13];[Feuille1.$AI14];[Feuille1.$AU14])" table:style-name="ce3">
            <text:p>4,75</text:p>
          </table:table-cell>
          <table:table-cell office:value-type="float" office:value="1.707825127659933" table:formula="of:=STDEV([Feuille1.$K14];[Feuille1.$W13];[Feuille1.$AI14];[Feuille1.$AU14])" table:style-name="ce3">
            <text:p>1,71</text:p>
          </table:table-cell>
          <table:table-cell table:number-columns-repeated="5" table:style-name="ce1"/>
          <table:table-cell office:value-type="float" office:value="11" table:formula="of:=[Feuille1.$A14]" table:style-name="ce1">
            <text:p>11</text:p>
          </table:table-cell>
          <table:table-cell office:value-type="float" office:value="4.5" table:formula="of:=AVERAGE([Feuille1.$H14];[Feuille1.$T13];[Feuille1.$AF14];[Feuille1.$AR14])" table:style-name="ce3">
            <text:p>4,50</text:p>
          </table:table-cell>
          <table:table-cell office:value-type="float" office:value="94.736842105263165" table:formula="of:=[.BX12]*100/[.$BP12]" table:style-name="ce3">
            <text:p>94,74</text:p>
          </table:table-cell>
          <table:table-cell office:value-type="float" office:value="1.9148542155126762" table:formula="of:=STDEV([Feuille1.$H14];[Feuille1.$T13];[Feuille1.$AF14];[Feuille1.$AR14])" table:style-name="ce3">
            <text:p>1,91</text:p>
          </table:table-cell>
          <table:table-cell table:number-columns-repeated="9" table:style-name="ce1"/>
          <table:table-cell office:value-type="float" office:value="11" table:formula="of:=[Feuille1.$A14]" table:style-name="ce1">
            <text:p>11</text:p>
          </table:table-cell>
          <table:table-cell office:value-type="float" office:value="0" table:formula="of:=AVERAGE([Feuille1.$I14];[Feuille1.$U13];[Feuille1.$AG14];[Feuille1.$AS14])" table:style-name="ce3">
            <text:p>0,00</text:p>
          </table:table-cell>
          <table:table-cell office:value-type="float" office:value="0" table:formula="of:=[.CK12]*100/[.$BP12]" table:style-name="ce3">
            <text:p>0,00</text:p>
          </table:table-cell>
          <table:table-cell office:value-type="float" office:value="0" table:formula="of:=STDEV([Feuille1.$I14];[Feuille1.$U13];[Feuille1.$AG14];[Feuille1.$AS14])" table:style-name="ce3">
            <text:p>0,00</text:p>
          </table:table-cell>
          <table:table-cell table:number-columns-repeated="8" table:style-name="ce1"/>
          <table:table-cell office:value-type="float" office:value="11" table:formula="of:=[Feuille1.$A14]" table:style-name="ce1">
            <text:p>11</text:p>
          </table:table-cell>
          <table:table-cell office:value-type="float" office:value="0.25" table:formula="of:=AVERAGE([Feuille1.$J14];[Feuille1.$V13];[Feuille1.$AH14];[Feuille1.$AT14])" table:style-name="ce3">
            <text:p>0,25</text:p>
          </table:table-cell>
          <table:table-cell office:value-type="float" office:value="5.2631578947368425" table:formula="of:=[.CW12]*100/[.$BP12]" table:style-name="ce3">
            <text:p>5,26</text:p>
          </table:table-cell>
          <table:table-cell office:value-type="float" office:value="0.5" table:formula="of:=STDEV([Feuille1.$J14];[Feuille1.$V13];[Feuille1.$AH14];[Feuille1.$AT14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12" table:formula="of:=[Feuille1.$A15]" table:style-name="ce1">
            <text:p>12</text:p>
          </table:table-cell>
          <table:table-cell office:value-type="float" office:value="13.75" table:formula="of:=AVERAGE([Feuille1.$B15];[Feuille1.$N14];[Feuille1.$Z15];[Feuille1.$AL15])" table:style-name="ce3">
            <text:p>13,75</text:p>
          </table:table-cell>
          <table:table-cell office:value-type="float" office:value="2.6299556396765835" table:formula="of:=STDEV([Feuille1.$B15];[Feuille1.$N14];[Feuille1.$Z15];[Feuille1.$AL15])" table:style-name="ce3">
            <text:p>2,63</text:p>
          </table:table-cell>
          <table:table-cell table:number-columns-repeated="5" table:style-name="ce1"/>
          <table:table-cell office:value-type="float" office:value="12" table:formula="of:=[Feuille1.$A15]" table:style-name="ce1">
            <text:p>12</text:p>
          </table:table-cell>
          <table:table-cell office:value-type="float" office:value="46.25" table:formula="of:=AVERAGE([Feuille1.$F15];[Feuille1.$R14];[Feuille1.$AD15];[Feuille1.$AP15])" table:style-name="ce3">
            <text:p>46,25</text:p>
          </table:table-cell>
          <table:table-cell office:value-type="float" office:value="7.6321687612368736" table:formula="of:=STDEV([Feuille1.$F15];[Feuille1.$R14];[Feuille1.$AD15];[Feuille1.$AP15])" table:style-name="ce3">
            <text:p>7,63</text:p>
          </table:table-cell>
          <table:table-cell table:number-columns-repeated="9" table:style-name="ce1"/>
          <table:table-cell office:value-type="float" office:value="12" table:formula="of:=[Feuille1.$A15]" table:style-name="ce1">
            <text:p>12</text:p>
          </table:table-cell>
          <table:table-cell office:value-type="float" office:value="44" table:formula="of:=AVERAGE([Feuille1.$C15];[Feuille1.O14];[Feuille1.$AA15];[Feuille1.$AM15])" table:style-name="ce3">
            <text:p>44,00</text:p>
          </table:table-cell>
          <table:table-cell office:value-type="float" office:value="95.13513513513513" table:formula="of:=[.V13]*100/[.J13]" table:style-name="ce3">
            <text:p>95,14</text:p>
          </table:table-cell>
          <table:table-cell office:value-type="float" office:value="8.1240384046359608" table:formula="of:=STDEV([Feuille1.$C15];[Feuille1.$O14];[Feuille1.$AA15];[Feuille1.$AM15])" table:style-name="ce3">
            <text:p>8,12</text:p>
          </table:table-cell>
          <table:table-cell table:number-columns-repeated="8" table:style-name="ce1"/>
          <table:table-cell office:value-type="float" office:value="12" table:formula="of:=[Feuille1.$A15]" table:style-name="ce1">
            <text:p>12</text:p>
          </table:table-cell>
          <table:table-cell office:value-type="float" office:value="1" table:formula="of:=AVERAGE([Feuille1.$D15];[Feuille1.$P14];[Feuille1.$AB15];[Feuille1.$AN15])" table:style-name="ce3">
            <text:p>1,00</text:p>
          </table:table-cell>
          <table:table-cell office:value-type="float" office:value="2.1621621621621623" table:formula="of:=[.AH13]*100/[.$J13]" table:style-name="ce3">
            <text:p>2,16</text:p>
          </table:table-cell>
          <table:table-cell office:value-type="float" office:value="0.81649658092772603" table:formula="of:=STDEV([Feuille1.$D15];[Feuille1.$P14];[Feuille1.$AB15];[Feuille1.$AN15])" table:style-name="ce3">
            <text:p>0,82</text:p>
          </table:table-cell>
          <table:table-cell table:number-columns-repeated="9" table:style-name="ce1"/>
          <table:table-cell office:value-type="float" office:value="12" table:formula="of:=[Feuille1.$A15]" table:style-name="ce1">
            <text:p>12</text:p>
          </table:table-cell>
          <table:table-cell office:value-type="float" office:value="1.25" table:formula="of:=AVERAGE([Feuille1.$E15];[Feuille1.$Q14];[Feuille1.$AC15];[Feuille1.$AO15])" table:style-name="ce3">
            <text:p>1,25</text:p>
          </table:table-cell>
          <table:table-cell office:value-type="float" office:value="2.7027027027027026" table:formula="of:=[.AU13]*100/[.$J13]" table:style-name="ce3">
            <text:p>2,70</text:p>
          </table:table-cell>
          <table:table-cell office:value-type="float" office:value="0.5" table:formula="of:=STDEV([Feuille1.$E15];[Feuille1.$Q14];[Feuille1.$AC15];[Feuille1.$AO15])" table:style-name="ce3">
            <text:p>0,50</text:p>
          </table:table-cell>
          <table:table-cell table:number-columns-repeated="8" table:style-name="ce1"/>
          <table:table-cell office:value-type="float" office:value="12" table:formula="of:=[Feuille1.$A15]" table:style-name="ce1">
            <text:p>12</text:p>
          </table:table-cell>
          <table:table-cell office:value-type="float" office:value="7.75" table:formula="of:=AVERAGE([Feuille1.$G15];[Feuille1.$S14];[Feuille1.$AE15];[Feuille1.$AQ15])" table:style-name="ce3">
            <text:p>7,75</text:p>
          </table:table-cell>
          <table:table-cell office:value-type="float" office:value="2.2173557826083452" table:formula="of:=STDEV([Feuille1.$G15];[Feuille1.$S14];[Feuille1.$AE15];[Feuille1.$AQ15])" table:style-name="ce3">
            <text:p>2,22</text:p>
          </table:table-cell>
          <table:table-cell table:style-name="ce3"/>
          <table:table-cell table:number-columns-repeated="5" table:style-name="ce1"/>
          <table:table-cell office:value-type="float" office:value="12" table:formula="of:=[Feuille1.$A15]" table:style-name="ce1">
            <text:p>12</text:p>
          </table:table-cell>
          <table:table-cell office:value-type="float" office:value="5.5" table:formula="of:=AVERAGE([Feuille1.$K15];[Feuille1.$W14];[Feuille1.$AI15];[Feuille1.$AU15])" table:style-name="ce3">
            <text:p>5,50</text:p>
          </table:table-cell>
          <table:table-cell office:value-type="float" office:value="2.6457513110645907" table:formula="of:=STDEV([Feuille1.$K15];[Feuille1.$W14];[Feuille1.$AI15];[Feuille1.$AU15])" table:style-name="ce3">
            <text:p>2,65</text:p>
          </table:table-cell>
          <table:table-cell table:number-columns-repeated="5" table:style-name="ce1"/>
          <table:table-cell office:value-type="float" office:value="12" table:formula="of:=[Feuille1.$A15]" table:style-name="ce1">
            <text:p>12</text:p>
          </table:table-cell>
          <table:table-cell office:value-type="float" office:value="5.25" table:formula="of:=AVERAGE([Feuille1.$H15];[Feuille1.$T14];[Feuille1.$AF15];[Feuille1.$AR15])" table:style-name="ce3">
            <text:p>5,25</text:p>
          </table:table-cell>
          <table:table-cell office:value-type="float" office:value="95.454545454545453" table:formula="of:=[.BX13]*100/[.$BP13]" table:style-name="ce3">
            <text:p>95,45</text:p>
          </table:table-cell>
          <table:table-cell office:value-type="float" office:value="2.753785273643051" table:formula="of:=STDEV([Feuille1.$H15];[Feuille1.$T14];[Feuille1.$AF15];[Feuille1.$AR15])" table:style-name="ce3">
            <text:p>2,75</text:p>
          </table:table-cell>
          <table:table-cell table:number-columns-repeated="9" table:style-name="ce1"/>
          <table:table-cell office:value-type="float" office:value="12" table:formula="of:=[Feuille1.$A15]" table:style-name="ce1">
            <text:p>12</text:p>
          </table:table-cell>
          <table:table-cell office:value-type="float" office:value="0" table:formula="of:=AVERAGE([Feuille1.$I15];[Feuille1.$U14];[Feuille1.$AG15];[Feuille1.$AS15])" table:style-name="ce3">
            <text:p>0,00</text:p>
          </table:table-cell>
          <table:table-cell office:value-type="float" office:value="0" table:formula="of:=[.CK13]*100/[.$BP13]" table:style-name="ce3">
            <text:p>0,00</text:p>
          </table:table-cell>
          <table:table-cell office:value-type="float" office:value="0" table:formula="of:=STDEV([Feuille1.$I15];[Feuille1.$U14];[Feuille1.$AG15];[Feuille1.$AS15])" table:style-name="ce3">
            <text:p>0,00</text:p>
          </table:table-cell>
          <table:table-cell table:number-columns-repeated="8" table:style-name="ce1"/>
          <table:table-cell office:value-type="float" office:value="12" table:formula="of:=[Feuille1.$A15]" table:style-name="ce1">
            <text:p>12</text:p>
          </table:table-cell>
          <table:table-cell office:value-type="float" office:value="0.25" table:formula="of:=AVERAGE([Feuille1.$J15];[Feuille1.$V14];[Feuille1.$AH15];[Feuille1.$AT15])" table:style-name="ce3">
            <text:p>0,25</text:p>
          </table:table-cell>
          <table:table-cell office:value-type="float" office:value="4.5454545454545459" table:formula="of:=[.CW13]*100/[.$BP13]" table:style-name="ce3">
            <text:p>4,55</text:p>
          </table:table-cell>
          <table:table-cell office:value-type="float" office:value="0.5" table:formula="of:=STDEV([Feuille1.$J15];[Feuille1.$V14];[Feuille1.$AH15];[Feuille1.$AT15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13" table:formula="of:=[Feuille1.$A16]" table:style-name="ce1">
            <text:p>13</text:p>
          </table:table-cell>
          <table:table-cell office:value-type="float" office:value="14.5" table:formula="of:=AVERAGE([Feuille1.$B16];[Feuille1.$N15];[Feuille1.$Z16];[Feuille1.$AL16])" table:style-name="ce3">
            <text:p>14,50</text:p>
          </table:table-cell>
          <table:table-cell office:value-type="float" office:value="4.4347115652166904" table:formula="of:=STDEV([Feuille1.$B16];[Feuille1.$N15];[Feuille1.$Z16];[Feuille1.$AL16])" table:style-name="ce3">
            <text:p>4,43</text:p>
          </table:table-cell>
          <table:table-cell table:number-columns-repeated="5" table:style-name="ce1"/>
          <table:table-cell office:value-type="float" office:value="13" table:formula="of:=[Feuille1.$A16]" table:style-name="ce1">
            <text:p>13</text:p>
          </table:table-cell>
          <table:table-cell office:value-type="float" office:value="51" table:formula="of:=AVERAGE([Feuille1.$F16];[Feuille1.$R15];[Feuille1.$AD16];[Feuille1.$AP16])" table:style-name="ce3">
            <text:p>51,00</text:p>
          </table:table-cell>
          <table:table-cell office:value-type="float" office:value="7.1180521680208741" table:formula="of:=STDEV([Feuille1.$F16];[Feuille1.$R15];[Feuille1.$AD16];[Feuille1.$AP16])" table:style-name="ce3">
            <text:p>7,12</text:p>
          </table:table-cell>
          <table:table-cell table:number-columns-repeated="9" table:style-name="ce1"/>
          <table:table-cell office:value-type="float" office:value="13" table:formula="of:=[Feuille1.$A16]" table:style-name="ce1">
            <text:p>13</text:p>
          </table:table-cell>
          <table:table-cell office:value-type="float" office:value="48" table:formula="of:=AVERAGE([Feuille1.$C16];[Feuille1.O15];[Feuille1.$AA16];[Feuille1.$AM16])" table:style-name="ce3">
            <text:p>48,00</text:p>
          </table:table-cell>
          <table:table-cell office:value-type="float" office:value="94.117647058823536" table:formula="of:=[.V14]*100/[.J14]" table:style-name="ce3">
            <text:p>94,12</text:p>
          </table:table-cell>
          <table:table-cell office:value-type="float" office:value="7.4386378681404661" table:formula="of:=STDEV([Feuille1.$C16];[Feuille1.$O15];[Feuille1.$AA16];[Feuille1.$AM16])" table:style-name="ce3">
            <text:p>7,44</text:p>
          </table:table-cell>
          <table:table-cell table:number-columns-repeated="8" table:style-name="ce1"/>
          <table:table-cell office:value-type="float" office:value="13" table:formula="of:=[Feuille1.$A16]" table:style-name="ce1">
            <text:p>13</text:p>
          </table:table-cell>
          <table:table-cell office:value-type="float" office:value="1.25" table:formula="of:=AVERAGE([Feuille1.$D16];[Feuille1.$P15];[Feuille1.$AB16];[Feuille1.$AN16])" table:style-name="ce3">
            <text:p>1,25</text:p>
          </table:table-cell>
          <table:table-cell office:value-type="float" office:value="2.4509803921568629" table:formula="of:=[.AH14]*100/[.$J14]" table:style-name="ce3">
            <text:p>2,45</text:p>
          </table:table-cell>
          <table:table-cell office:value-type="float" office:value="0.9574271077563381" table:formula="of:=STDEV([Feuille1.$D16];[Feuille1.$P15];[Feuille1.$AB16];[Feuille1.$AN16])" table:style-name="ce3">
            <text:p>0,96</text:p>
          </table:table-cell>
          <table:table-cell table:number-columns-repeated="9" table:style-name="ce1"/>
          <table:table-cell office:value-type="float" office:value="13" table:formula="of:=[Feuille1.$A16]" table:style-name="ce1">
            <text:p>13</text:p>
          </table:table-cell>
          <table:table-cell office:value-type="float" office:value="1.75" table:formula="of:=AVERAGE([Feuille1.$E16];[Feuille1.$Q15];[Feuille1.$AC16];[Feuille1.$AO16])" table:style-name="ce3">
            <text:p>1,75</text:p>
          </table:table-cell>
          <table:table-cell office:value-type="float" office:value="3.4313725490196076" table:formula="of:=[.AU14]*100/[.$J14]" table:style-name="ce3">
            <text:p>3,43</text:p>
          </table:table-cell>
          <table:table-cell office:value-type="float" office:value="0.5" table:formula="of:=STDEV([Feuille1.$E16];[Feuille1.$Q15];[Feuille1.$AC16];[Feuille1.$AO16])" table:style-name="ce3">
            <text:p>0,50</text:p>
          </table:table-cell>
          <table:table-cell table:number-columns-repeated="8" table:style-name="ce1"/>
          <table:table-cell office:value-type="float" office:value="13" table:formula="of:=[Feuille1.$A16]" table:style-name="ce1">
            <text:p>13</text:p>
          </table:table-cell>
          <table:table-cell office:value-type="float" office:value="5.5" table:formula="of:=AVERAGE([Feuille1.$G16];[Feuille1.$S15];[Feuille1.$AE16];[Feuille1.$AQ16])" table:style-name="ce3">
            <text:p>5,50</text:p>
          </table:table-cell>
          <table:table-cell office:value-type="float" office:value="2.6457513110645907" table:formula="of:=STDEV([Feuille1.$G16];[Feuille1.$S15];[Feuille1.$AE16];[Feuille1.$AQ16])" table:style-name="ce3">
            <text:p>2,65</text:p>
          </table:table-cell>
          <table:table-cell table:style-name="ce3"/>
          <table:table-cell table:number-columns-repeated="5" table:style-name="ce1"/>
          <table:table-cell office:value-type="float" office:value="13" table:formula="of:=[Feuille1.$A16]" table:style-name="ce1">
            <text:p>13</text:p>
          </table:table-cell>
          <table:table-cell office:value-type="float" office:value="4.75" table:formula="of:=AVERAGE([Feuille1.$K16];[Feuille1.$W15];[Feuille1.$AI16];[Feuille1.$AU16])" table:style-name="ce3">
            <text:p>4,75</text:p>
          </table:table-cell>
          <table:table-cell office:value-type="float" office:value="0.9574271077563381" table:formula="of:=STDEV([Feuille1.$K16];[Feuille1.$W15];[Feuille1.$AI16];[Feuille1.$AU16])" table:style-name="ce3">
            <text:p>0,96</text:p>
          </table:table-cell>
          <table:table-cell table:number-columns-repeated="5" table:style-name="ce1"/>
          <table:table-cell office:value-type="float" office:value="13" table:formula="of:=[Feuille1.$A16]" table:style-name="ce1">
            <text:p>13</text:p>
          </table:table-cell>
          <table:table-cell office:value-type="float" office:value="4" table:formula="of:=AVERAGE([Feuille1.$H16];[Feuille1.$T15];[Feuille1.$AF16];[Feuille1.$AR16])" table:style-name="ce3">
            <text:p>4,00</text:p>
          </table:table-cell>
          <table:table-cell office:value-type="float" office:value="84.21052631578948" table:formula="of:=[.BX14]*100/[.$BP14]" table:style-name="ce3">
            <text:p>84,21</text:p>
          </table:table-cell>
          <table:table-cell office:value-type="float" office:value="1.4142135623730951" table:formula="of:=STDEV([Feuille1.$H16];[Feuille1.$T15];[Feuille1.$AF16];[Feuille1.$AR16])" table:style-name="ce3">
            <text:p>1,41</text:p>
          </table:table-cell>
          <table:table-cell table:number-columns-repeated="9" table:style-name="ce1"/>
          <table:table-cell office:value-type="float" office:value="13" table:formula="of:=[Feuille1.$A16]" table:style-name="ce1">
            <text:p>13</text:p>
          </table:table-cell>
          <table:table-cell office:value-type="float" office:value="0.25" table:formula="of:=AVERAGE([Feuille1.$I16];[Feuille1.$U15];[Feuille1.$AG16];[Feuille1.$AS16])" table:style-name="ce3">
            <text:p>0,25</text:p>
          </table:table-cell>
          <table:table-cell office:value-type="float" office:value="5.2631578947368425" table:formula="of:=[.CK14]*100/[.$BP14]" table:style-name="ce3">
            <text:p>5,26</text:p>
          </table:table-cell>
          <table:table-cell office:value-type="float" office:value="0.5" table:formula="of:=STDEV([Feuille1.$I16];[Feuille1.$U15];[Feuille1.$AG16];[Feuille1.$AS16])" table:style-name="ce3">
            <text:p>0,50</text:p>
          </table:table-cell>
          <table:table-cell table:number-columns-repeated="8" table:style-name="ce1"/>
          <table:table-cell office:value-type="float" office:value="13" table:formula="of:=[Feuille1.$A16]" table:style-name="ce1">
            <text:p>13</text:p>
          </table:table-cell>
          <table:table-cell office:value-type="float" office:value="0.5" table:formula="of:=AVERAGE([Feuille1.$J16];[Feuille1.$V15];[Feuille1.$AH16];[Feuille1.$AT16])" table:style-name="ce3">
            <text:p>0,50</text:p>
          </table:table-cell>
          <table:table-cell office:value-type="float" office:value="10.526315789473685" table:formula="of:=[.CW14]*100/[.$BP14]" table:style-name="ce3">
            <text:p>10,53</text:p>
          </table:table-cell>
          <table:table-cell office:value-type="float" office:value="0.57735026918962573" table:formula="of:=STDEV([Feuille1.$J16];[Feuille1.$V15];[Feuille1.$AH16];[Feuille1.$AT16])" table:style-name="ce3">
            <text:p>0,58</text:p>
          </table:table-cell>
          <table:table-cell table:number-columns-repeated="16281"/>
        </table:table-row>
        <table:table-row table:style-name="ro1">
          <table:table-cell office:value-type="float" office:value="14" table:formula="of:=[Feuille1.$A17]" table:style-name="ce1">
            <text:p>14</text:p>
          </table:table-cell>
          <table:table-cell office:value-type="float" office:value="16" table:formula="of:=AVERAGE([Feuille1.$B17];[Feuille1.$N16];[Feuille1.$Z17];[Feuille1.$AL17])" table:style-name="ce3">
            <text:p>16,00</text:p>
          </table:table-cell>
          <table:table-cell office:value-type="float" office:value="3.9157800414902435" table:formula="of:=STDEV([Feuille1.$B17];[Feuille1.$N16];[Feuille1.$Z17];[Feuille1.$AL17])" table:style-name="ce3">
            <text:p>3,92</text:p>
          </table:table-cell>
          <table:table-cell table:number-columns-repeated="5" table:style-name="ce1"/>
          <table:table-cell office:value-type="float" office:value="14" table:formula="of:=[Feuille1.$A17]" table:style-name="ce1">
            <text:p>14</text:p>
          </table:table-cell>
          <table:table-cell office:value-type="float" office:value="58" table:formula="of:=AVERAGE([Feuille1.$F17];[Feuille1.$R16];[Feuille1.$AD17];[Feuille1.$AP17])" table:style-name="ce3">
            <text:p>58,00</text:p>
          </table:table-cell>
          <table:table-cell office:value-type="float" office:value="9.966610925150702" table:formula="of:=STDEV([Feuille1.$F17];[Feuille1.$R16];[Feuille1.$AD17];[Feuille1.$AP17])" table:style-name="ce3">
            <text:p>9,97</text:p>
          </table:table-cell>
          <table:table-cell table:number-columns-repeated="9" table:style-name="ce1"/>
          <table:table-cell office:value-type="float" office:value="14" table:formula="of:=[Feuille1.$A17]" table:style-name="ce1">
            <text:p>14</text:p>
          </table:table-cell>
          <table:table-cell office:value-type="float" office:value="54.75" table:formula="of:=AVERAGE([Feuille1.$C17];[Feuille1.O16];[Feuille1.$AA17];[Feuille1.$AM17])" table:style-name="ce3">
            <text:p>54,75</text:p>
          </table:table-cell>
          <table:table-cell office:value-type="float" office:value="94.396551724137936" table:formula="of:=[.V15]*100/[.J15]" table:style-name="ce3">
            <text:p>94,40</text:p>
          </table:table-cell>
          <table:table-cell office:value-type="float" office:value="10.5" table:formula="of:=STDEV([Feuille1.$C17];[Feuille1.$O16];[Feuille1.$AA17];[Feuille1.$AM17])" table:style-name="ce3">
            <text:p>10,50</text:p>
          </table:table-cell>
          <table:table-cell table:number-columns-repeated="8" table:style-name="ce1"/>
          <table:table-cell office:value-type="float" office:value="14" table:formula="of:=[Feuille1.$A17]" table:style-name="ce1">
            <text:p>14</text:p>
          </table:table-cell>
          <table:table-cell office:value-type="float" office:value="1.5" table:formula="of:=AVERAGE([Feuille1.$D17];[Feuille1.$P16];[Feuille1.$AB17];[Feuille1.$AN17])" table:style-name="ce3">
            <text:p>1,50</text:p>
          </table:table-cell>
          <table:table-cell office:value-type="float" office:value="2.5862068965517242" table:formula="of:=[.AH15]*100/[.$J15]" table:style-name="ce3">
            <text:p>2,59</text:p>
          </table:table-cell>
          <table:table-cell office:value-type="float" office:value="1.2909944487358056" table:formula="of:=STDEV([Feuille1.$D17];[Feuille1.$P16];[Feuille1.$AB17];[Feuille1.$AN17])" table:style-name="ce3">
            <text:p>1,29</text:p>
          </table:table-cell>
          <table:table-cell table:number-columns-repeated="9" table:style-name="ce1"/>
          <table:table-cell office:value-type="float" office:value="14" table:formula="of:=[Feuille1.$A17]" table:style-name="ce1">
            <text:p>14</text:p>
          </table:table-cell>
          <table:table-cell office:value-type="float" office:value="1.75" table:formula="of:=AVERAGE([Feuille1.$E17];[Feuille1.$Q16];[Feuille1.$AC17];[Feuille1.$AO17])" table:style-name="ce3">
            <text:p>1,75</text:p>
          </table:table-cell>
          <table:table-cell office:value-type="float" office:value="3.0172413793103448" table:formula="of:=[.AU15]*100/[.$J15]" table:style-name="ce3">
            <text:p>3,02</text:p>
          </table:table-cell>
          <table:table-cell office:value-type="float" office:value="0.5" table:formula="of:=STDEV([Feuille1.$E17];[Feuille1.$Q16];[Feuille1.$AC17];[Feuille1.$AO17])" table:style-name="ce3">
            <text:p>0,50</text:p>
          </table:table-cell>
          <table:table-cell table:number-columns-repeated="8" table:style-name="ce1"/>
          <table:table-cell office:value-type="float" office:value="14" table:formula="of:=[Feuille1.$A17]" table:style-name="ce1">
            <text:p>14</text:p>
          </table:table-cell>
          <table:table-cell office:value-type="float" office:value="8.5" table:formula="of:=AVERAGE([Feuille1.$G17];[Feuille1.$S16];[Feuille1.$AE17];[Feuille1.$AQ17])" table:style-name="ce3">
            <text:p>8,50</text:p>
          </table:table-cell>
          <table:table-cell office:value-type="float" office:value="3" table:formula="of:=STDEV([Feuille1.$G17];[Feuille1.$S16];[Feuille1.$AE17];[Feuille1.$AQ17])" table:style-name="ce3">
            <text:p>3,00</text:p>
          </table:table-cell>
          <table:table-cell table:style-name="ce3"/>
          <table:table-cell table:number-columns-repeated="5" table:style-name="ce1"/>
          <table:table-cell office:value-type="float" office:value="14" table:formula="of:=[Feuille1.$A17]" table:style-name="ce1">
            <text:p>14</text:p>
          </table:table-cell>
          <table:table-cell office:value-type="float" office:value="7" table:formula="of:=AVERAGE([Feuille1.$K17];[Feuille1.$W16];[Feuille1.$AI17];[Feuille1.$AU17])" table:style-name="ce3">
            <text:p>7,00</text:p>
          </table:table-cell>
          <table:table-cell office:value-type="float" office:value="3.1622776601683795" table:formula="of:=STDEV([Feuille1.$K17];[Feuille1.$W16];[Feuille1.$AI17];[Feuille1.$AU17])" table:style-name="ce3">
            <text:p>3,16</text:p>
          </table:table-cell>
          <table:table-cell table:number-columns-repeated="5" table:style-name="ce1"/>
          <table:table-cell office:value-type="float" office:value="14" table:formula="of:=[Feuille1.$A17]" table:style-name="ce1">
            <text:p>14</text:p>
          </table:table-cell>
          <table:table-cell office:value-type="float" office:value="6.75" table:formula="of:=AVERAGE([Feuille1.$H17];[Feuille1.$T16];[Feuille1.$AF17];[Feuille1.$AR17])" table:style-name="ce3">
            <text:p>6,75</text:p>
          </table:table-cell>
          <table:table-cell office:value-type="float" office:value="96.428571428571431" table:formula="of:=[.BX15]*100/[.$BP15]" table:style-name="ce3">
            <text:p>96,43</text:p>
          </table:table-cell>
          <table:table-cell office:value-type="float" office:value="3.4034296427770228" table:formula="of:=STDEV([Feuille1.$H17];[Feuille1.$T16];[Feuille1.$AF17];[Feuille1.$AR17])" table:style-name="ce3">
            <text:p>3,40</text:p>
          </table:table-cell>
          <table:table-cell table:number-columns-repeated="9" table:style-name="ce1"/>
          <table:table-cell office:value-type="float" office:value="14" table:formula="of:=[Feuille1.$A17]" table:style-name="ce1">
            <text:p>14</text:p>
          </table:table-cell>
          <table:table-cell office:value-type="float" office:value="0.25" table:formula="of:=AVERAGE([Feuille1.$I17];[Feuille1.$U16];[Feuille1.$AG17];[Feuille1.$AS17])" table:style-name="ce3">
            <text:p>0,25</text:p>
          </table:table-cell>
          <table:table-cell office:value-type="float" office:value="3.5714285714285716" table:formula="of:=[.CK15]*100/[.$BP15]" table:style-name="ce3">
            <text:p>3,57</text:p>
          </table:table-cell>
          <table:table-cell office:value-type="float" office:value="0.5" table:formula="of:=STDEV([Feuille1.$I17];[Feuille1.$U16];[Feuille1.$AG17];[Feuille1.$AS17])" table:style-name="ce3">
            <text:p>0,50</text:p>
          </table:table-cell>
          <table:table-cell table:number-columns-repeated="8" table:style-name="ce1"/>
          <table:table-cell office:value-type="float" office:value="14" table:formula="of:=[Feuille1.$A17]" table:style-name="ce1">
            <text:p>14</text:p>
          </table:table-cell>
          <table:table-cell office:value-type="float" office:value="0" table:formula="of:=AVERAGE([Feuille1.$J17];[Feuille1.$V16];[Feuille1.$AH17];[Feuille1.$AT17])" table:style-name="ce3">
            <text:p>0,00</text:p>
          </table:table-cell>
          <table:table-cell office:value-type="float" office:value="0" table:formula="of:=[.CW15]*100/[.$BP15]" table:style-name="ce3">
            <text:p>0,00</text:p>
          </table:table-cell>
          <table:table-cell office:value-type="float" office:value="0" table:formula="of:=STDEV([Feuille1.$J17];[Feuille1.$V16];[Feuille1.$AH17];[Feuille1.$AT17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15" table:formula="of:=[Feuille1.$A18]" table:style-name="ce1">
            <text:p>15</text:p>
          </table:table-cell>
          <table:table-cell office:value-type="float" office:value="17.75" table:formula="of:=AVERAGE([Feuille1.$B18];[Feuille1.$N17];[Feuille1.$Z18];[Feuille1.$AL18])" table:style-name="ce3">
            <text:p>17,75</text:p>
          </table:table-cell>
          <table:table-cell office:value-type="float" office:value="3.8622100754188224" table:formula="of:=STDEV([Feuille1.$B18];[Feuille1.$N17];[Feuille1.$Z18];[Feuille1.$AL18])" table:style-name="ce3">
            <text:p>3,86</text:p>
          </table:table-cell>
          <table:table-cell table:number-columns-repeated="5" table:style-name="ce1"/>
          <table:table-cell office:value-type="float" office:value="15" table:formula="of:=[Feuille1.$A18]" table:style-name="ce1">
            <text:p>15</text:p>
          </table:table-cell>
          <table:table-cell office:value-type="float" office:value="66.5" table:formula="of:=AVERAGE([Feuille1.$F18];[Feuille1.$R17];[Feuille1.$AD18];[Feuille1.$AP18])" table:style-name="ce3">
            <text:p>66,50</text:p>
          </table:table-cell>
          <table:table-cell office:value-type="float" office:value="9.9498743710661994" table:formula="of:=STDEV([Feuille1.$F18];[Feuille1.$R17];[Feuille1.$AD18];[Feuille1.$AP18])" table:style-name="ce3">
            <text:p>9,95</text:p>
          </table:table-cell>
          <table:table-cell table:number-columns-repeated="9" table:style-name="ce1"/>
          <table:table-cell office:value-type="float" office:value="15" table:formula="of:=[Feuille1.$A18]" table:style-name="ce1">
            <text:p>15</text:p>
          </table:table-cell>
          <table:table-cell office:value-type="float" office:value="63" table:formula="of:=AVERAGE([Feuille1.$C18];[Feuille1.O17];[Feuille1.$AA18];[Feuille1.$AM18])" table:style-name="ce3">
            <text:p>63,00</text:p>
          </table:table-cell>
          <table:table-cell office:value-type="float" office:value="94.736842105263165" table:formula="of:=[.V16]*100/[.J16]" table:style-name="ce3">
            <text:p>94,74</text:p>
          </table:table-cell>
          <table:table-cell office:value-type="float" office:value="10.488088481701515" table:formula="of:=STDEV([Feuille1.$C18];[Feuille1.$O17];[Feuille1.$AA18];[Feuille1.$AM18])" table:style-name="ce3">
            <text:p>10,49</text:p>
          </table:table-cell>
          <table:table-cell table:number-columns-repeated="8" table:style-name="ce1"/>
          <table:table-cell office:value-type="float" office:value="15" table:formula="of:=[Feuille1.$A18]" table:style-name="ce1">
            <text:p>15</text:p>
          </table:table-cell>
          <table:table-cell office:value-type="float" office:value="1.75" table:formula="of:=AVERAGE([Feuille1.$D18];[Feuille1.$P17];[Feuille1.$AB18];[Feuille1.$AN18])" table:style-name="ce3">
            <text:p>1,75</text:p>
          </table:table-cell>
          <table:table-cell office:value-type="float" office:value="2.6315789473684212" table:formula="of:=[.AH16]*100/[.$J16]" table:style-name="ce3">
            <text:p>2,63</text:p>
          </table:table-cell>
          <table:table-cell office:value-type="float" office:value="1.707825127659933" table:formula="of:=STDEV([Feuille1.$D18];[Feuille1.$P17];[Feuille1.$AB18];[Feuille1.$AN18])" table:style-name="ce3">
            <text:p>1,71</text:p>
          </table:table-cell>
          <table:table-cell table:number-columns-repeated="9" table:style-name="ce1"/>
          <table:table-cell office:value-type="float" office:value="15" table:formula="of:=[Feuille1.$A18]" table:style-name="ce1">
            <text:p>15</text:p>
          </table:table-cell>
          <table:table-cell office:value-type="float" office:value="1.75" table:formula="of:=AVERAGE([Feuille1.$E18];[Feuille1.$Q17];[Feuille1.$AC18];[Feuille1.$AO18])" table:style-name="ce3">
            <text:p>1,75</text:p>
          </table:table-cell>
          <table:table-cell office:value-type="float" office:value="2.6315789473684212" table:formula="of:=[.AU16]*100/[.$J16]" table:style-name="ce3">
            <text:p>2,63</text:p>
          </table:table-cell>
          <table:table-cell office:value-type="float" office:value="0.5" table:formula="of:=STDEV([Feuille1.$E18];[Feuille1.$Q17];[Feuille1.$AC18];[Feuille1.$AO18])" table:style-name="ce3">
            <text:p>0,50</text:p>
          </table:table-cell>
          <table:table-cell table:number-columns-repeated="8" table:style-name="ce1"/>
          <table:table-cell office:value-type="float" office:value="15" table:formula="of:=[Feuille1.$A18]" table:style-name="ce1">
            <text:p>15</text:p>
          </table:table-cell>
          <table:table-cell office:value-type="float" office:value="10.25" table:formula="of:=AVERAGE([Feuille1.$G18];[Feuille1.$S17];[Feuille1.$AE18];[Feuille1.$AQ18])" table:style-name="ce3">
            <text:p>10,25</text:p>
          </table:table-cell>
          <table:table-cell office:value-type="float" office:value="2.8722813232690143" table:formula="of:=STDEV([Feuille1.$G18];[Feuille1.$S17];[Feuille1.$AE18];[Feuille1.$AQ18])" table:style-name="ce3">
            <text:p>2,87</text:p>
          </table:table-cell>
          <table:table-cell table:style-name="ce3"/>
          <table:table-cell table:number-columns-repeated="5" table:style-name="ce1"/>
          <table:table-cell office:value-type="float" office:value="15" table:formula="of:=[Feuille1.$A18]" table:style-name="ce1">
            <text:p>15</text:p>
          </table:table-cell>
          <table:table-cell office:value-type="float" office:value="8.5" table:formula="of:=AVERAGE([Feuille1.$K18];[Feuille1.$W17];[Feuille1.$AI18];[Feuille1.$AU18])" table:style-name="ce3">
            <text:p>8,50</text:p>
          </table:table-cell>
          <table:table-cell office:value-type="float" office:value="2.0816659994661326" table:formula="of:=STDEV([Feuille1.$K18];[Feuille1.$W17];[Feuille1.$AI18];[Feuille1.$AU18])" table:style-name="ce3">
            <text:p>2,08</text:p>
          </table:table-cell>
          <table:table-cell table:number-columns-repeated="5" table:style-name="ce1"/>
          <table:table-cell office:value-type="float" office:value="15" table:formula="of:=[Feuille1.$A18]" table:style-name="ce1">
            <text:p>15</text:p>
          </table:table-cell>
          <table:table-cell office:value-type="float" office:value="8.25" table:formula="of:=AVERAGE([Feuille1.$H18];[Feuille1.$T17];[Feuille1.$AF18];[Feuille1.$AR18])" table:style-name="ce3">
            <text:p>8,25</text:p>
          </table:table-cell>
          <table:table-cell office:value-type="float" office:value="97.058823529411768" table:formula="of:=[.BX16]*100/[.$BP16]" table:style-name="ce3">
            <text:p>97,06</text:p>
          </table:table-cell>
          <table:table-cell office:value-type="float" office:value="2.0615528128088303" table:formula="of:=STDEV([Feuille1.$H18];[Feuille1.$T17];[Feuille1.$AF18];[Feuille1.$AR18])" table:style-name="ce3">
            <text:p>2,06</text:p>
          </table:table-cell>
          <table:table-cell table:number-columns-repeated="9" table:style-name="ce1"/>
          <table:table-cell office:value-type="float" office:value="15" table:formula="of:=[Feuille1.$A18]" table:style-name="ce1">
            <text:p>15</text:p>
          </table:table-cell>
          <table:table-cell office:value-type="float" office:value="0.25" table:formula="of:=AVERAGE([Feuille1.$I18];[Feuille1.$U17];[Feuille1.$AG18];[Feuille1.$AS18])" table:style-name="ce3">
            <text:p>0,25</text:p>
          </table:table-cell>
          <table:table-cell office:value-type="float" office:value="2.9411764705882355" table:formula="of:=[.CK16]*100/[.$BP16]" table:style-name="ce3">
            <text:p>2,94</text:p>
          </table:table-cell>
          <table:table-cell office:value-type="float" office:value="0.5" table:formula="of:=STDEV([Feuille1.$I18];[Feuille1.$U17];[Feuille1.$AG18];[Feuille1.$AS18])" table:style-name="ce3">
            <text:p>0,50</text:p>
          </table:table-cell>
          <table:table-cell table:number-columns-repeated="8" table:style-name="ce1"/>
          <table:table-cell office:value-type="float" office:value="15" table:formula="of:=[Feuille1.$A18]" table:style-name="ce1">
            <text:p>15</text:p>
          </table:table-cell>
          <table:table-cell office:value-type="float" office:value="0" table:formula="of:=AVERAGE([Feuille1.$J18];[Feuille1.$V17];[Feuille1.$AH18];[Feuille1.$AT18])" table:style-name="ce3">
            <text:p>0,00</text:p>
          </table:table-cell>
          <table:table-cell office:value-type="float" office:value="0" table:formula="of:=[.CW16]*100/[.$BP16]" table:style-name="ce3">
            <text:p>0,00</text:p>
          </table:table-cell>
          <table:table-cell office:value-type="float" office:value="0" table:formula="of:=STDEV([Feuille1.$J18];[Feuille1.$V17];[Feuille1.$AH18];[Feuille1.$AT18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16" table:formula="of:=[Feuille1.$A19]" table:style-name="ce1">
            <text:p>16</text:p>
          </table:table-cell>
          <table:table-cell office:value-type="float" office:value="17.75" table:formula="of:=AVERAGE([Feuille1.$B19];[Feuille1.$N18];[Feuille1.$Z19];[Feuille1.$AL19])" table:style-name="ce3">
            <text:p>17,75</text:p>
          </table:table-cell>
          <table:table-cell office:value-type="float" office:value="3.5" table:formula="of:=STDEV([Feuille1.$B19];[Feuille1.$N18];[Feuille1.$Z19];[Feuille1.$AL19])" table:style-name="ce3">
            <text:p>3,50</text:p>
          </table:table-cell>
          <table:table-cell table:number-columns-repeated="5" table:style-name="ce1"/>
          <table:table-cell office:value-type="float" office:value="16" table:formula="of:=[Feuille1.$A19]" table:style-name="ce1">
            <text:p>16</text:p>
          </table:table-cell>
          <table:table-cell office:value-type="float" office:value="73.5" table:formula="of:=AVERAGE([Feuille1.$F19];[Feuille1.$R18];[Feuille1.$AD19];[Feuille1.$AP19])" table:style-name="ce3">
            <text:p>73,50</text:p>
          </table:table-cell>
          <table:table-cell office:value-type="float" office:value="12.556538801224908" table:formula="of:=STDEV([Feuille1.$F19];[Feuille1.$R18];[Feuille1.$AD19];[Feuille1.$AP19])" table:style-name="ce3">
            <text:p>12,56</text:p>
          </table:table-cell>
          <table:table-cell table:number-columns-repeated="9" table:style-name="ce1"/>
          <table:table-cell office:value-type="float" office:value="16" table:formula="of:=[Feuille1.$A19]" table:style-name="ce1">
            <text:p>16</text:p>
          </table:table-cell>
          <table:table-cell office:value-type="float" office:value="69.5" table:formula="of:=AVERAGE([Feuille1.$C19];[Feuille1.O18];[Feuille1.$AA19];[Feuille1.$AM19])" table:style-name="ce3">
            <text:p>69,50</text:p>
          </table:table-cell>
          <table:table-cell office:value-type="float" office:value="94.557823129251702" table:formula="of:=[.V17]*100/[.J17]" table:style-name="ce3">
            <text:p>94,56</text:p>
          </table:table-cell>
          <table:table-cell office:value-type="float" office:value="13.076696830622021" table:formula="of:=STDEV([Feuille1.$C19];[Feuille1.$O18];[Feuille1.$AA19];[Feuille1.$AM19])" table:style-name="ce3">
            <text:p>13,08</text:p>
          </table:table-cell>
          <table:table-cell table:number-columns-repeated="8" table:style-name="ce1"/>
          <table:table-cell office:value-type="float" office:value="16" table:formula="of:=[Feuille1.$A19]" table:style-name="ce1">
            <text:p>16</text:p>
          </table:table-cell>
          <table:table-cell office:value-type="float" office:value="2" table:formula="of:=AVERAGE([Feuille1.$D19];[Feuille1.$P18];[Feuille1.$AB19];[Feuille1.$AN19])" table:style-name="ce3">
            <text:p>2,00</text:p>
          </table:table-cell>
          <table:table-cell office:value-type="float" office:value="2.7210884353741496" table:formula="of:=[.AH17]*100/[.$J17]" table:style-name="ce3">
            <text:p>2,72</text:p>
          </table:table-cell>
          <table:table-cell office:value-type="float" office:value="2.1602468994692869" table:formula="of:=STDEV([Feuille1.$D19];[Feuille1.$P18];[Feuille1.$AB19];[Feuille1.$AN19])" table:style-name="ce3">
            <text:p>2,16</text:p>
          </table:table-cell>
          <table:table-cell table:number-columns-repeated="9" table:style-name="ce1"/>
          <table:table-cell office:value-type="float" office:value="16" table:formula="of:=[Feuille1.$A19]" table:style-name="ce1">
            <text:p>16</text:p>
          </table:table-cell>
          <table:table-cell office:value-type="float" office:value="2" table:formula="of:=AVERAGE([Feuille1.$E19];[Feuille1.$Q18];[Feuille1.$AC19];[Feuille1.$AO19])" table:style-name="ce3">
            <text:p>2,00</text:p>
          </table:table-cell>
          <table:table-cell office:value-type="float" office:value="2.7210884353741496" table:formula="of:=[.AU17]*100/[.$J17]" table:style-name="ce3">
            <text:p>2,72</text:p>
          </table:table-cell>
          <table:table-cell office:value-type="float" office:value="0" table:formula="of:=STDEV([Feuille1.$E19];[Feuille1.$Q18];[Feuille1.$AC19];[Feuille1.$AO19])" table:style-name="ce3">
            <text:p>0,00</text:p>
          </table:table-cell>
          <table:table-cell table:number-columns-repeated="8" table:style-name="ce1"/>
          <table:table-cell office:value-type="float" office:value="16" table:formula="of:=[Feuille1.$A19]" table:style-name="ce1">
            <text:p>16</text:p>
          </table:table-cell>
          <table:table-cell office:value-type="float" office:value="7" table:formula="of:=AVERAGE([Feuille1.$G19];[Feuille1.$S18];[Feuille1.$AE19];[Feuille1.$AQ19])" table:style-name="ce3">
            <text:p>7,00</text:p>
          </table:table-cell>
          <table:table-cell office:value-type="float" office:value="3.9157800414902435" table:formula="of:=STDEV([Feuille1.$G19];[Feuille1.$S18];[Feuille1.$AE19];[Feuille1.$AQ19])" table:style-name="ce3">
            <text:p>3,92</text:p>
          </table:table-cell>
          <table:table-cell table:style-name="ce3"/>
          <table:table-cell table:number-columns-repeated="5" table:style-name="ce1"/>
          <table:table-cell office:value-type="float" office:value="16" table:formula="of:=[Feuille1.$A19]" table:style-name="ce1">
            <text:p>16</text:p>
          </table:table-cell>
          <table:table-cell office:value-type="float" office:value="7" table:formula="of:=AVERAGE([Feuille1.$K19];[Feuille1.$W18];[Feuille1.$AI19];[Feuille1.$AU19])" table:style-name="ce3">
            <text:p>7,00</text:p>
          </table:table-cell>
          <table:table-cell office:value-type="float" office:value="3.5590260840104371" table:formula="of:=STDEV([Feuille1.$K19];[Feuille1.$W18];[Feuille1.$AI19];[Feuille1.$AU19])" table:style-name="ce3">
            <text:p>3,56</text:p>
          </table:table-cell>
          <table:table-cell table:number-columns-repeated="5" table:style-name="ce1"/>
          <table:table-cell office:value-type="float" office:value="16" table:formula="of:=[Feuille1.$A19]" table:style-name="ce1">
            <text:p>16</text:p>
          </table:table-cell>
          <table:table-cell office:value-type="float" office:value="6.5" table:formula="of:=AVERAGE([Feuille1.$H19];[Feuille1.$T18];[Feuille1.$AF19];[Feuille1.$AR19])" table:style-name="ce3">
            <text:p>6,50</text:p>
          </table:table-cell>
          <table:table-cell office:value-type="float" office:value="92.857142857142861" table:formula="of:=[.BX17]*100/[.$BP17]" table:style-name="ce3">
            <text:p>92,86</text:p>
          </table:table-cell>
          <table:table-cell office:value-type="float" office:value="3.415650255319866" table:formula="of:=STDEV([Feuille1.$H19];[Feuille1.$T18];[Feuille1.$AF19];[Feuille1.$AR19])" table:style-name="ce3">
            <text:p>3,42</text:p>
          </table:table-cell>
          <table:table-cell table:number-columns-repeated="9" table:style-name="ce1"/>
          <table:table-cell office:value-type="float" office:value="16" table:formula="of:=[Feuille1.$A19]" table:style-name="ce1">
            <text:p>16</text:p>
          </table:table-cell>
          <table:table-cell office:value-type="float" office:value="0.25" table:formula="of:=AVERAGE([Feuille1.$I19];[Feuille1.$U18];[Feuille1.$AG19];[Feuille1.$AS19])" table:style-name="ce3">
            <text:p>0,25</text:p>
          </table:table-cell>
          <table:table-cell office:value-type="float" office:value="3.5714285714285716" table:formula="of:=[.CK17]*100/[.$BP17]" table:style-name="ce3">
            <text:p>3,57</text:p>
          </table:table-cell>
          <table:table-cell office:value-type="float" office:value="0.5" table:formula="of:=STDEV([Feuille1.$I19];[Feuille1.$U18];[Feuille1.$AG19];[Feuille1.$AS19])" table:style-name="ce3">
            <text:p>0,50</text:p>
          </table:table-cell>
          <table:table-cell table:number-columns-repeated="8" table:style-name="ce1"/>
          <table:table-cell office:value-type="float" office:value="16" table:formula="of:=[Feuille1.$A19]" table:style-name="ce1">
            <text:p>16</text:p>
          </table:table-cell>
          <table:table-cell office:value-type="float" office:value="0.25" table:formula="of:=AVERAGE([Feuille1.$J19];[Feuille1.$V18];[Feuille1.$AH19];[Feuille1.$AT19])" table:style-name="ce3">
            <text:p>0,25</text:p>
          </table:table-cell>
          <table:table-cell office:value-type="float" office:value="3.5714285714285716" table:formula="of:=[.CW17]*100/[.$BP17]" table:style-name="ce3">
            <text:p>3,57</text:p>
          </table:table-cell>
          <table:table-cell office:value-type="float" office:value="0.5" table:formula="of:=STDEV([Feuille1.$J19];[Feuille1.$V18];[Feuille1.$AH19];[Feuille1.$AT19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17" table:formula="of:=[Feuille1.$A20]" table:style-name="ce1">
            <text:p>17</text:p>
          </table:table-cell>
          <table:table-cell office:value-type="float" office:value="19.25" table:formula="of:=AVERAGE([Feuille1.$B20];[Feuille1.$N19];[Feuille1.$Z20];[Feuille1.$AL20])" table:style-name="ce3">
            <text:p>19,25</text:p>
          </table:table-cell>
          <table:table-cell office:value-type="float" office:value="2.0615528128088303" table:formula="of:=STDEV([Feuille1.$B20];[Feuille1.$N19];[Feuille1.$Z20];[Feuille1.$AL20])" table:style-name="ce3">
            <text:p>2,06</text:p>
          </table:table-cell>
          <table:table-cell table:number-columns-repeated="5" table:style-name="ce1"/>
          <table:table-cell office:value-type="float" office:value="17" table:formula="of:=[Feuille1.$A20]" table:style-name="ce1">
            <text:p>17</text:p>
          </table:table-cell>
          <table:table-cell office:value-type="float" office:value="82.25" table:formula="of:=AVERAGE([Feuille1.$F20];[Feuille1.$R19];[Feuille1.$AD20];[Feuille1.$AP20])" table:style-name="ce3">
            <text:p>82,25</text:p>
          </table:table-cell>
          <table:table-cell office:value-type="float" office:value="12.338962679253067" table:formula="of:=STDEV([Feuille1.$F20];[Feuille1.$R19];[Feuille1.$AD20];[Feuille1.$AP20])" table:style-name="ce3">
            <text:p>12,34</text:p>
          </table:table-cell>
          <table:table-cell table:number-columns-repeated="9" table:style-name="ce1"/>
          <table:table-cell office:value-type="float" office:value="17" table:formula="of:=[Feuille1.$A20]" table:style-name="ce1">
            <text:p>17</text:p>
          </table:table-cell>
          <table:table-cell office:value-type="float" office:value="76.25" table:formula="of:=AVERAGE([Feuille1.$C20];[Feuille1.O19];[Feuille1.$AA20];[Feuille1.$AM20])" table:style-name="ce3">
            <text:p>76,25</text:p>
          </table:table-cell>
          <table:table-cell office:value-type="float" office:value="92.705167173252278" table:formula="of:=[.V18]*100/[.J18]" table:style-name="ce3">
            <text:p>92,71</text:p>
          </table:table-cell>
          <table:table-cell office:value-type="float" office:value="12.175795661885921" table:formula="of:=STDEV([Feuille1.$C20];[Feuille1.$O19];[Feuille1.$AA20];[Feuille1.$AM20])" table:style-name="ce3">
            <text:p>12,18</text:p>
          </table:table-cell>
          <table:table-cell table:number-columns-repeated="8" table:style-name="ce1"/>
          <table:table-cell office:value-type="float" office:value="17" table:formula="of:=[Feuille1.$A20]" table:style-name="ce1">
            <text:p>17</text:p>
          </table:table-cell>
          <table:table-cell office:value-type="float" office:value="3" table:formula="of:=AVERAGE([Feuille1.$D20];[Feuille1.$P19];[Feuille1.$AB20];[Feuille1.$AN20])" table:style-name="ce3">
            <text:p>3,00</text:p>
          </table:table-cell>
          <table:table-cell office:value-type="float" office:value="3.6474164133738602" table:formula="of:=[.AH18]*100/[.$J18]" table:style-name="ce3">
            <text:p>3,65</text:p>
          </table:table-cell>
          <table:table-cell office:value-type="float" office:value="2" table:formula="of:=STDEV([Feuille1.$D20];[Feuille1.$P19];[Feuille1.$AB20];[Feuille1.$AN20])" table:style-name="ce3">
            <text:p>2,00</text:p>
          </table:table-cell>
          <table:table-cell table:number-columns-repeated="9" table:style-name="ce1"/>
          <table:table-cell office:value-type="float" office:value="17" table:formula="of:=[Feuille1.$A20]" table:style-name="ce1">
            <text:p>17</text:p>
          </table:table-cell>
          <table:table-cell office:value-type="float" office:value="3" table:formula="of:=AVERAGE([Feuille1.$E20];[Feuille1.$Q19];[Feuille1.$AC20];[Feuille1.$AO20])" table:style-name="ce3">
            <text:p>3,00</text:p>
          </table:table-cell>
          <table:table-cell office:value-type="float" office:value="3.6474164133738602" table:formula="of:=[.AU18]*100/[.$J18]" table:style-name="ce3">
            <text:p>3,65</text:p>
          </table:table-cell>
          <table:table-cell office:value-type="float" office:value="2" table:formula="of:=STDEV([Feuille1.$E20];[Feuille1.$Q19];[Feuille1.$AC20];[Feuille1.$AO20])" table:style-name="ce3">
            <text:p>2,00</text:p>
          </table:table-cell>
          <table:table-cell table:number-columns-repeated="8" table:style-name="ce1"/>
          <table:table-cell office:value-type="float" office:value="17" table:formula="of:=[Feuille1.$A20]" table:style-name="ce1">
            <text:p>17</text:p>
          </table:table-cell>
          <table:table-cell office:value-type="float" office:value="10.25" table:formula="of:=AVERAGE([Feuille1.$G20];[Feuille1.$S19];[Feuille1.$AE20];[Feuille1.$AQ20])" table:style-name="ce3">
            <text:p>10,25</text:p>
          </table:table-cell>
          <table:table-cell office:value-type="float" office:value="3.9475730941090039" table:formula="of:=STDEV([Feuille1.$G20];[Feuille1.$S19];[Feuille1.$AE20];[Feuille1.$AQ20])" table:style-name="ce3">
            <text:p>3,95</text:p>
          </table:table-cell>
          <table:table-cell table:style-name="ce3"/>
          <table:table-cell table:number-columns-repeated="5" table:style-name="ce1"/>
          <table:table-cell office:value-type="float" office:value="17" table:formula="of:=[Feuille1.$A20]" table:style-name="ce1">
            <text:p>17</text:p>
          </table:table-cell>
          <table:table-cell office:value-type="float" office:value="8.75" table:formula="of:=AVERAGE([Feuille1.$K20];[Feuille1.$W19];[Feuille1.$AI20];[Feuille1.$AU20])" table:style-name="ce3">
            <text:p>8,75</text:p>
          </table:table-cell>
          <table:table-cell office:value-type="float" office:value="5.5602757725374259" table:formula="of:=STDEV([Feuille1.$K20];[Feuille1.$W19];[Feuille1.$AI20];[Feuille1.$AU20])" table:style-name="ce3">
            <text:p>5,56</text:p>
          </table:table-cell>
          <table:table-cell table:number-columns-repeated="5" table:style-name="ce1"/>
          <table:table-cell office:value-type="float" office:value="17" table:formula="of:=[Feuille1.$A20]" table:style-name="ce1">
            <text:p>17</text:p>
          </table:table-cell>
          <table:table-cell office:value-type="float" office:value="6.75" table:formula="of:=AVERAGE([Feuille1.$H20];[Feuille1.$T19];[Feuille1.$AF20];[Feuille1.$AR20])" table:style-name="ce3">
            <text:p>6,75</text:p>
          </table:table-cell>
          <table:table-cell office:value-type="float" office:value="77.142857142857139" table:formula="of:=[.BX18]*100/[.$BP18]" table:style-name="ce3">
            <text:p>77,14</text:p>
          </table:table-cell>
          <table:table-cell office:value-type="float" office:value="3.5" table:formula="of:=STDEV([Feuille1.$H20];[Feuille1.$T19];[Feuille1.$AF20];[Feuille1.$AR20])" table:style-name="ce3">
            <text:p>3,50</text:p>
          </table:table-cell>
          <table:table-cell table:number-columns-repeated="9" table:style-name="ce1"/>
          <table:table-cell office:value-type="float" office:value="17" table:formula="of:=[Feuille1.$A20]" table:style-name="ce1">
            <text:p>17</text:p>
          </table:table-cell>
          <table:table-cell office:value-type="float" office:value="1" table:formula="of:=AVERAGE([Feuille1.$I20];[Feuille1.$U19];[Feuille1.$AG20];[Feuille1.$AS20])" table:style-name="ce3">
            <text:p>1,00</text:p>
          </table:table-cell>
          <table:table-cell office:value-type="float" office:value="11.428571428571429" table:formula="of:=[.CK18]*100/[.$BP18]" table:style-name="ce3">
            <text:p>11,43</text:p>
          </table:table-cell>
          <table:table-cell office:value-type="float" office:value="0.81649658092772603" table:formula="of:=STDEV([Feuille1.$I20];[Feuille1.$U19];[Feuille1.$AG20];[Feuille1.$AS20])" table:style-name="ce3">
            <text:p>0,82</text:p>
          </table:table-cell>
          <table:table-cell table:number-columns-repeated="8" table:style-name="ce1"/>
          <table:table-cell office:value-type="float" office:value="17" table:formula="of:=[Feuille1.$A20]" table:style-name="ce1">
            <text:p>17</text:p>
          </table:table-cell>
          <table:table-cell office:value-type="float" office:value="1" table:formula="of:=AVERAGE([Feuille1.$J20];[Feuille1.$V19];[Feuille1.$AH20];[Feuille1.$AT20])" table:style-name="ce3">
            <text:p>1,00</text:p>
          </table:table-cell>
          <table:table-cell office:value-type="float" office:value="11.428571428571429" table:formula="of:=[.CW18]*100/[.$BP18]" table:style-name="ce3">
            <text:p>11,43</text:p>
          </table:table-cell>
          <table:table-cell office:value-type="float" office:value="2" table:formula="of:=STDEV([Feuille1.$J20];[Feuille1.$V19];[Feuille1.$AH20];[Feuille1.$AT20])" table:style-name="ce3">
            <text:p>2,00</text:p>
          </table:table-cell>
          <table:table-cell table:number-columns-repeated="16281"/>
        </table:table-row>
        <table:table-row table:style-name="ro1">
          <table:table-cell office:value-type="float" office:value="18" table:formula="of:=[Feuille1.$A21]" table:style-name="ce1">
            <text:p>18</text:p>
          </table:table-cell>
          <table:table-cell office:value-type="float" office:value="21" table:formula="of:=AVERAGE([Feuille1.$B21];[Feuille1.$N20];[Feuille1.$Z21];[Feuille1.$AL21])" table:style-name="ce3">
            <text:p>21,00</text:p>
          </table:table-cell>
          <table:table-cell office:value-type="float" office:value="4.2426406871192848" table:formula="of:=STDEV([Feuille1.$B21];[Feuille1.$N20];[Feuille1.$Z21];[Feuille1.$AL21])" table:style-name="ce3">
            <text:p>4,24</text:p>
          </table:table-cell>
          <table:table-cell table:number-columns-repeated="5" table:style-name="ce1"/>
          <table:table-cell office:value-type="float" office:value="18" table:formula="of:=[Feuille1.$A21]" table:style-name="ce1">
            <text:p>18</text:p>
          </table:table-cell>
          <table:table-cell office:value-type="float" office:value="89" table:formula="of:=AVERAGE([Feuille1.$F21];[Feuille1.$R20];[Feuille1.$AD21];[Feuille1.$AP21])" table:style-name="ce3">
            <text:p>89,00</text:p>
          </table:table-cell>
          <table:table-cell office:value-type="float" office:value="11.284207253207171" table:formula="of:=STDEV([Feuille1.$F21];[Feuille1.$R20];[Feuille1.$AD21];[Feuille1.$AP21])" table:style-name="ce3">
            <text:p>11,28</text:p>
          </table:table-cell>
          <table:table-cell table:number-columns-repeated="9" table:style-name="ce1"/>
          <table:table-cell office:value-type="float" office:value="18" table:formula="of:=[Feuille1.$A21]" table:style-name="ce1">
            <text:p>18</text:p>
          </table:table-cell>
          <table:table-cell office:value-type="float" office:value="82.25" table:formula="of:=AVERAGE([Feuille1.$C21];[Feuille1.O20];[Feuille1.$AA21];[Feuille1.$AM21])" table:style-name="ce3">
            <text:p>82,25</text:p>
          </table:table-cell>
          <table:table-cell office:value-type="float" office:value="92.415730337078656" table:formula="of:=[.V19]*100/[.J19]" table:style-name="ce3">
            <text:p>92,42</text:p>
          </table:table-cell>
          <table:table-cell office:value-type="float" office:value="12.093386622447824" table:formula="of:=STDEV([Feuille1.$C21];[Feuille1.$O20];[Feuille1.$AA21];[Feuille1.$AM21])" table:style-name="ce3">
            <text:p>12,09</text:p>
          </table:table-cell>
          <table:table-cell table:number-columns-repeated="8" table:style-name="ce1"/>
          <table:table-cell office:value-type="float" office:value="18" table:formula="of:=[Feuille1.$A21]" table:style-name="ce1">
            <text:p>18</text:p>
          </table:table-cell>
          <table:table-cell office:value-type="float" office:value="3.75" table:formula="of:=AVERAGE([Feuille1.$D21];[Feuille1.$P20];[Feuille1.$AB21];[Feuille1.$AN21])" table:style-name="ce3">
            <text:p>3,75</text:p>
          </table:table-cell>
          <table:table-cell office:value-type="float" office:value="4.213483146067416" table:formula="of:=[.AH19]*100/[.$J19]" table:style-name="ce3">
            <text:p>4,21</text:p>
          </table:table-cell>
          <table:table-cell office:value-type="float" office:value="2.2173557826083452" table:formula="of:=STDEV([Feuille1.$D21];[Feuille1.$P20];[Feuille1.$AB21];[Feuille1.$AN21])" table:style-name="ce3">
            <text:p>2,22</text:p>
          </table:table-cell>
          <table:table-cell table:style-name="ce1">
            <draw:frame draw:z-index="12" draw:id="id11" draw:style-name="a11" draw:name="Graphique 8" svg:x="0.19444in" svg:y="0.13194in" svg:width="7.31584in" svg:height="2.99126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float" office:value="18" table:formula="of:=[Feuille1.$A21]" table:style-name="ce1">
            <text:p>18</text:p>
          </table:table-cell>
          <table:table-cell office:value-type="float" office:value="3" table:formula="of:=AVERAGE([Feuille1.$E21];[Feuille1.$Q20];[Feuille1.$AC21];[Feuille1.$AO21])" table:style-name="ce3">
            <text:p>3,00</text:p>
          </table:table-cell>
          <table:table-cell office:value-type="float" office:value="3.3707865168539324" table:formula="of:=[.AU19]*100/[.$J19]" table:style-name="ce3">
            <text:p>3,37</text:p>
          </table:table-cell>
          <table:table-cell office:value-type="float" office:value="2" table:formula="of:=STDEV([Feuille1.$E21];[Feuille1.$Q20];[Feuille1.$AC21];[Feuille1.$AO21])" table:style-name="ce3">
            <text:p>2,00</text:p>
          </table:table-cell>
          <table:table-cell table:style-name="ce1">
            <draw:frame draw:z-index="13" draw:id="id12" draw:style-name="a12" draw:name="Graphique 9" svg:x="0.09722in" svg:y="0.13194in" svg:width="6.009in" svg:height="2.99126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18" table:formula="of:=[Feuille1.$A21]" table:style-name="ce1">
            <text:p>18</text:p>
          </table:table-cell>
          <table:table-cell office:value-type="float" office:value="8.5" table:formula="of:=AVERAGE([Feuille1.$G21];[Feuille1.$S20];[Feuille1.$AE21];[Feuille1.$AQ21])" table:style-name="ce3">
            <text:p>8,50</text:p>
          </table:table-cell>
          <table:table-cell office:value-type="float" office:value="6.4549722436790278" table:formula="of:=STDEV([Feuille1.$G21];[Feuille1.$S20];[Feuille1.$AE21];[Feuille1.$AQ21])" table:style-name="ce3">
            <text:p>6,45</text:p>
          </table:table-cell>
          <table:table-cell table:style-name="ce3">
            <draw:frame draw:z-index="15" draw:id="id14" draw:style-name="a14" draw:name="Graphique 14" svg:x="0.19444in" svg:y="0.04861in" svg:width="5.75437in" svg:height="2.99177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float" office:value="18" table:formula="of:=[Feuille1.$A21]" table:style-name="ce1">
            <text:p>18</text:p>
          </table:table-cell>
          <table:table-cell office:value-type="float" office:value="6.75" table:formula="of:=AVERAGE([Feuille1.$K21];[Feuille1.$W20];[Feuille1.$AI21];[Feuille1.$AU21])" table:style-name="ce3">
            <text:p>6,75</text:p>
          </table:table-cell>
          <table:table-cell office:value-type="float" office:value="3.8622100754188224" table:formula="of:=STDEV([Feuille1.$K21];[Feuille1.$W20];[Feuille1.$AI21];[Feuille1.$AU21])" table:style-name="ce3">
            <text:p>3,86</text:p>
          </table:table-cell>
          <table:table-cell table:number-columns-repeated="5" table:style-name="ce1"/>
          <table:table-cell office:value-type="float" office:value="18" table:formula="of:=[Feuille1.$A21]" table:style-name="ce1">
            <text:p>18</text:p>
          </table:table-cell>
          <table:table-cell office:value-type="float" office:value="6" table:formula="of:=AVERAGE([Feuille1.$H21];[Feuille1.$T20];[Feuille1.$AF21];[Feuille1.$AR21])" table:style-name="ce3">
            <text:p>6,00</text:p>
          </table:table-cell>
          <table:table-cell office:value-type="float" office:value="88.888888888888886" table:formula="of:=[.BX19]*100/[.$BP19]" table:style-name="ce3">
            <text:p>88,89</text:p>
          </table:table-cell>
          <table:table-cell office:value-type="float" office:value="4.2426406871192848" table:formula="of:=STDEV([Feuille1.$H21];[Feuille1.$T20];[Feuille1.$AF21];[Feuille1.$AR21])" table:style-name="ce3">
            <text:p>4,24</text:p>
          </table:table-cell>
          <table:table-cell table:number-columns-repeated="9" table:style-name="ce1"/>
          <table:table-cell office:value-type="float" office:value="18" table:formula="of:=[Feuille1.$A21]" table:style-name="ce1">
            <text:p>18</text:p>
          </table:table-cell>
          <table:table-cell office:value-type="float" office:value="0.75" table:formula="of:=AVERAGE([Feuille1.$I21];[Feuille1.$U20];[Feuille1.$AG21];[Feuille1.$AS21])" table:style-name="ce3">
            <text:p>0,75</text:p>
          </table:table-cell>
          <table:table-cell office:value-type="float" office:value="11.111111111111111" table:formula="of:=[.CK19]*100/[.$BP19]" table:style-name="ce3">
            <text:p>11,11</text:p>
          </table:table-cell>
          <table:table-cell office:value-type="float" office:value="0.5" table:formula="of:=STDEV([Feuille1.$I21];[Feuille1.$U20];[Feuille1.$AG21];[Feuille1.$AS21])" table:style-name="ce3">
            <text:p>0,50</text:p>
          </table:table-cell>
          <table:table-cell table:number-columns-repeated="8" table:style-name="ce1"/>
          <table:table-cell office:value-type="float" office:value="18" table:formula="of:=[Feuille1.$A21]" table:style-name="ce1">
            <text:p>18</text:p>
          </table:table-cell>
          <table:table-cell office:value-type="float" office:value="0" table:formula="of:=AVERAGE([Feuille1.$J21];[Feuille1.$V20];[Feuille1.$AH21];[Feuille1.$AT21])" table:style-name="ce3">
            <text:p>0,00</text:p>
          </table:table-cell>
          <table:table-cell office:value-type="float" office:value="0" table:formula="of:=[.CW19]*100/[.$BP19]" table:style-name="ce3">
            <text:p>0,00</text:p>
          </table:table-cell>
          <table:table-cell office:value-type="float" office:value="0" table:formula="of:=STDEV([Feuille1.$J21];[Feuille1.$V20];[Feuille1.$AH21];[Feuille1.$AT21])" table:style-name="ce3">
            <text:p>0,00</text:p>
          </table:table-cell>
          <table:table-cell table:style-name="ce1">
            <draw:frame draw:z-index="25" draw:id="id24" draw:style-name="a24" draw:name="Graphique 30" svg:x="0.20833in" svg:y="0.17361in" svg:width="5.85622in" svg:height="2.99126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16280"/>
        </table:table-row>
        <table:table-row table:style-name="ro1">
          <table:table-cell office:value-type="float" office:value="19" table:formula="of:=[Feuille1.$A22]" table:style-name="ce1">
            <text:p>19</text:p>
          </table:table-cell>
          <table:table-cell office:value-type="float" office:value="23.25" table:formula="of:=AVERAGE([Feuille1.$B22];[Feuille1.$N21];[Feuille1.$Z22];[Feuille1.$AL22])" table:style-name="ce3">
            <text:p>23,25</text:p>
          </table:table-cell>
          <table:table-cell office:value-type="float" office:value="6.1846584384264904" table:formula="of:=STDEV([Feuille1.$B22];[Feuille1.$N21];[Feuille1.$Z22];[Feuille1.$AL22])" table:style-name="ce3">
            <text:p>6,18</text:p>
          </table:table-cell>
          <table:table-cell table:number-columns-repeated="5" table:style-name="ce1"/>
          <table:table-cell office:value-type="float" office:value="19" table:formula="of:=[Feuille1.$A22]" table:style-name="ce1">
            <text:p>19</text:p>
          </table:table-cell>
          <table:table-cell office:value-type="float" office:value="100.25" table:formula="of:=AVERAGE([Feuille1.$F22];[Feuille1.$R21];[Feuille1.$AD22];[Feuille1.$AP22])" table:style-name="ce3">
            <text:p>100,25</text:p>
          </table:table-cell>
          <table:table-cell office:value-type="float" office:value="14.453949863849212" table:formula="of:=STDEV([Feuille1.$F22];[Feuille1.$R21];[Feuille1.$AD22];[Feuille1.$AP22])" table:style-name="ce3">
            <text:p>14,45</text:p>
          </table:table-cell>
          <table:table-cell table:number-columns-repeated="9" table:style-name="ce1"/>
          <table:table-cell office:value-type="float" office:value="19" table:formula="of:=[Feuille1.$A22]" table:style-name="ce1">
            <text:p>19</text:p>
          </table:table-cell>
          <table:table-cell office:value-type="float" office:value="92.75" table:formula="of:=AVERAGE([Feuille1.$C22];[Feuille1.O21];[Feuille1.$AA22];[Feuille1.$AM22])" table:style-name="ce3">
            <text:p>92,75</text:p>
          </table:table-cell>
          <table:table-cell office:value-type="float" office:value="92.518703241895267" table:formula="of:=[.V20]*100/[.J20]" table:style-name="ce3">
            <text:p>92,52</text:p>
          </table:table-cell>
          <table:table-cell office:value-type="float" office:value="14.818344486930156" table:formula="of:=STDEV([Feuille1.$C22];[Feuille1.$O21];[Feuille1.$AA22];[Feuille1.$AM22])" table:style-name="ce3">
            <text:p>14,82</text:p>
          </table:table-cell>
          <table:table-cell table:number-columns-repeated="8" table:style-name="ce1"/>
          <table:table-cell office:value-type="float" office:value="19" table:formula="of:=[Feuille1.$A22]" table:style-name="ce1">
            <text:p>19</text:p>
          </table:table-cell>
          <table:table-cell office:value-type="float" office:value="4.5" table:formula="of:=AVERAGE([Feuille1.$D22];[Feuille1.$P21];[Feuille1.$AB22];[Feuille1.$AN22])" table:style-name="ce3">
            <text:p>4,50</text:p>
          </table:table-cell>
          <table:table-cell office:value-type="float" office:value="4.4887780548628431" table:formula="of:=[.AH20]*100/[.$J20]" table:style-name="ce3">
            <text:p>4,49</text:p>
          </table:table-cell>
          <table:table-cell office:value-type="float" office:value="2.3804761428476167" table:formula="of:=STDEV([Feuille1.$D22];[Feuille1.$P21];[Feuille1.$AB22];[Feuille1.$AN22])" table:style-name="ce3">
            <text:p>2,38</text:p>
          </table:table-cell>
          <table:table-cell table:number-columns-repeated="9" table:style-name="ce1"/>
          <table:table-cell office:value-type="float" office:value="19" table:formula="of:=[Feuille1.$A22]" table:style-name="ce1">
            <text:p>19</text:p>
          </table:table-cell>
          <table:table-cell office:value-type="float" office:value="3" table:formula="of:=AVERAGE([Feuille1.$E22];[Feuille1.$Q21];[Feuille1.$AC22];[Feuille1.$AO22])" table:style-name="ce3">
            <text:p>3,00</text:p>
          </table:table-cell>
          <table:table-cell office:value-type="float" office:value="2.9925187032418954" table:formula="of:=[.AU20]*100/[.$J20]" table:style-name="ce3">
            <text:p>2,99</text:p>
          </table:table-cell>
          <table:table-cell office:value-type="float" office:value="2" table:formula="of:=STDEV([Feuille1.$E22];[Feuille1.$Q21];[Feuille1.$AC22];[Feuille1.$AO22])" table:style-name="ce3">
            <text:p>2,00</text:p>
          </table:table-cell>
          <table:table-cell table:number-columns-repeated="8" table:style-name="ce1"/>
          <table:table-cell office:value-type="float" office:value="19" table:formula="of:=[Feuille1.$A22]" table:style-name="ce1">
            <text:p>19</text:p>
          </table:table-cell>
          <table:table-cell office:value-type="float" office:value="13.5" table:formula="of:=AVERAGE([Feuille1.$G22];[Feuille1.$S21];[Feuille1.$AE22];[Feuille1.$AQ22])" table:style-name="ce3">
            <text:p>13,50</text:p>
          </table:table-cell>
          <table:table-cell office:value-type="float" office:value="5.0662280511902216" table:formula="of:=STDEV([Feuille1.$G22];[Feuille1.$S21];[Feuille1.$AE22];[Feuille1.$AQ22])" table:style-name="ce3">
            <text:p>5,07</text:p>
          </table:table-cell>
          <table:table-cell table:style-name="ce3"/>
          <table:table-cell table:number-columns-repeated="5" table:style-name="ce1"/>
          <table:table-cell office:value-type="float" office:value="19" table:formula="of:=[Feuille1.$A22]" table:style-name="ce1">
            <text:p>19</text:p>
          </table:table-cell>
          <table:table-cell office:value-type="float" office:value="11.25" table:formula="of:=AVERAGE([Feuille1.$K22];[Feuille1.$W21];[Feuille1.$AI22];[Feuille1.$AU22])" table:style-name="ce3">
            <text:p>11,25</text:p>
          </table:table-cell>
          <table:table-cell office:value-type="float" office:value="3.5939764421413041" table:formula="of:=STDEV([Feuille1.$K22];[Feuille1.$W21];[Feuille1.$AI22];[Feuille1.$AU22])" table:style-name="ce3">
            <text:p>3,59</text:p>
          </table:table-cell>
          <table:table-cell table:style-name="ce1">
            <draw:frame draw:z-index="16" draw:id="id15" draw:style-name="a15" draw:name="Graphique 17" svg:x="0.31944in" svg:y="0.17361in" svg:width="6.63014in" svg:height="2.99126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office:value-type="float" office:value="19" table:formula="of:=[Feuille1.$A22]" table:style-name="ce1">
            <text:p>19</text:p>
          </table:table-cell>
          <table:table-cell office:value-type="float" office:value="10.5" table:formula="of:=AVERAGE([Feuille1.$H22];[Feuille1.$T21];[Feuille1.$AF22];[Feuille1.$AR22])" table:style-name="ce3">
            <text:p>10,50</text:p>
          </table:table-cell>
          <table:table-cell office:value-type="float" office:value="93.333333333333329" table:formula="of:=[.BX20]*100/[.$BP20]" table:style-name="ce3">
            <text:p>93,33</text:p>
          </table:table-cell>
          <table:table-cell office:value-type="float" office:value="3.7859388972001824" table:formula="of:=STDEV([Feuille1.$H22];[Feuille1.$T21];[Feuille1.$AF22];[Feuille1.$AR22])" table:style-name="ce3">
            <text:p>3,79</text:p>
          </table:table-cell>
          <table:table-cell table:number-columns-repeated="9" table:style-name="ce1"/>
          <table:table-cell office:value-type="float" office:value="19" table:formula="of:=[Feuille1.$A22]" table:style-name="ce1">
            <text:p>19</text:p>
          </table:table-cell>
          <table:table-cell office:value-type="float" office:value="0.75" table:formula="of:=AVERAGE([Feuille1.$I22];[Feuille1.$U21];[Feuille1.$AG22];[Feuille1.$AS22])" table:style-name="ce3">
            <text:p>0,75</text:p>
          </table:table-cell>
          <table:table-cell office:value-type="float" office:value="6.666666666666667" table:formula="of:=[.CK20]*100/[.$BP20]" table:style-name="ce3">
            <text:p>6,67</text:p>
          </table:table-cell>
          <table:table-cell office:value-type="float" office:value="0.5" table:formula="of:=STDEV([Feuille1.$I22];[Feuille1.$U21];[Feuille1.$AG22];[Feuille1.$AS22])" table:style-name="ce3">
            <text:p>0,50</text:p>
          </table:table-cell>
          <table:table-cell table:number-columns-repeated="8" table:style-name="ce1"/>
          <table:table-cell office:value-type="float" office:value="19" table:formula="of:=[Feuille1.$A22]" table:style-name="ce1">
            <text:p>19</text:p>
          </table:table-cell>
          <table:table-cell office:value-type="float" office:value="0" table:formula="of:=AVERAGE([Feuille1.$J22];[Feuille1.$V21];[Feuille1.$AH22];[Feuille1.$AT22])" table:style-name="ce3">
            <text:p>0,00</text:p>
          </table:table-cell>
          <table:table-cell office:value-type="float" office:value="0" table:formula="of:=[.CW20]*100/[.$BP20]" table:style-name="ce3">
            <text:p>0,00</text:p>
          </table:table-cell>
          <table:table-cell office:value-type="float" office:value="0" table:formula="of:=STDEV([Feuille1.$J22];[Feuille1.$V21];[Feuille1.$AH22];[Feuille1.$AT22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20" table:formula="of:=[Feuille1.$A23]" table:style-name="ce1">
            <text:p>20</text:p>
          </table:table-cell>
          <table:table-cell office:value-type="float" office:value="24.5" table:formula="of:=AVERAGE([Feuille1.$B23];[Feuille1.$N22];[Feuille1.$Z23];[Feuille1.$AL23])" table:style-name="ce3">
            <text:p>24,50</text:p>
          </table:table-cell>
          <table:table-cell office:value-type="float" office:value="6.5574385243020004" table:formula="of:=STDEV([Feuille1.$B23];[Feuille1.$N22];[Feuille1.$Z23];[Feuille1.$AL23])" table:style-name="ce3">
            <text:p>6,56</text:p>
          </table:table-cell>
          <table:table-cell table:style-name="ce1">
            <draw:frame draw:z-index="7" draw:id="id6" draw:style-name="a6" draw:name="Graphique 12" svg:x="0.11111in" svg:y="0.15972in" svg:width="6.07227in" svg:height="2.99125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office:value-type="float" office:value="20" table:formula="of:=[Feuille1.$A23]" table:style-name="ce1">
            <text:p>20</text:p>
          </table:table-cell>
          <table:table-cell office:value-type="float" office:value="114.5" table:formula="of:=AVERAGE([Feuille1.$F23];[Feuille1.$R22];[Feuille1.$AD23];[Feuille1.$AP23])" table:style-name="ce3">
            <text:p>114,50</text:p>
          </table:table-cell>
          <table:table-cell office:value-type="float" office:value="14.011899704655802" table:formula="of:=STDEV([Feuille1.$F23];[Feuille1.$R22];[Feuille1.$AD23];[Feuille1.$AP23])" table:style-name="ce3">
            <text:p>14,01</text:p>
          </table:table-cell>
          <table:table-cell table:number-columns-repeated="9" table:style-name="ce1"/>
          <table:table-cell office:value-type="float" office:value="20" table:formula="of:=[Feuille1.$A23]" table:style-name="ce1">
            <text:p>20</text:p>
          </table:table-cell>
          <table:table-cell office:value-type="float" office:value="106.5" table:formula="of:=AVERAGE([Feuille1.$C23];[Feuille1.O22];[Feuille1.$AA23];[Feuille1.$AM23])" table:style-name="ce3">
            <text:p>106,50</text:p>
          </table:table-cell>
          <table:table-cell office:value-type="float" office:value="93.013100436681228" table:formula="of:=[.V21]*100/[.J21]" table:style-name="ce3">
            <text:p>93,01</text:p>
          </table:table-cell>
          <table:table-cell office:value-type="float" office:value="14.798648586948742" table:formula="of:=STDEV([Feuille1.$C23];[Feuille1.$O22];[Feuille1.$AA23];[Feuille1.$AM23])" table:style-name="ce3">
            <text:p>14,80</text:p>
          </table:table-cell>
          <table:table-cell table:style-name="ce1">
            <draw:frame draw:z-index="9" draw:id="id8" draw:style-name="a8" draw:name="Graphique 15" svg:x="0.06944in" svg:y="0.02083in" svg:width="8.89918in" svg:height="2.99177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20" table:formula="of:=[Feuille1.$A23]" table:style-name="ce1">
            <text:p>20</text:p>
          </table:table-cell>
          <table:table-cell office:value-type="float" office:value="4.75" table:formula="of:=AVERAGE([Feuille1.$D23];[Feuille1.$P22];[Feuille1.$AB23];[Feuille1.$AN23])" table:style-name="ce3">
            <text:p>4,75</text:p>
          </table:table-cell>
          <table:table-cell office:value-type="float" office:value="4.1484716157205241" table:formula="of:=[.AH21]*100/[.$J21]" table:style-name="ce3">
            <text:p>4,15</text:p>
          </table:table-cell>
          <table:table-cell office:value-type="float" office:value="2.2173557826083452" table:formula="of:=STDEV([Feuille1.$D23];[Feuille1.$P22];[Feuille1.$AB23];[Feuille1.$AN23])" table:style-name="ce3">
            <text:p>2,22</text:p>
          </table:table-cell>
          <table:table-cell table:number-columns-repeated="9" table:style-name="ce1"/>
          <table:table-cell office:value-type="float" office:value="20" table:formula="of:=[Feuille1.$A23]" table:style-name="ce1">
            <text:p>20</text:p>
          </table:table-cell>
          <table:table-cell office:value-type="float" office:value="3.25" table:formula="of:=AVERAGE([Feuille1.$E23];[Feuille1.$Q22];[Feuille1.$AC23];[Feuille1.$AO23])" table:style-name="ce3">
            <text:p>3,25</text:p>
          </table:table-cell>
          <table:table-cell office:value-type="float" office:value="2.8384279475982535" table:formula="of:=[.AU21]*100/[.$J21]" table:style-name="ce3">
            <text:p>2,84</text:p>
          </table:table-cell>
          <table:table-cell office:value-type="float" office:value="1.8929694486000912" table:formula="of:=STDEV([Feuille1.$E23];[Feuille1.$Q22];[Feuille1.$AC23];[Feuille1.$AO23])" table:style-name="ce3">
            <text:p>1,89</text:p>
          </table:table-cell>
          <table:table-cell table:number-columns-repeated="8" table:style-name="ce1"/>
          <table:table-cell office:value-type="float" office:value="20" table:formula="of:=[Feuille1.$A23]" table:style-name="ce1">
            <text:p>20</text:p>
          </table:table-cell>
          <table:table-cell office:value-type="float" office:value="15.5" table:formula="of:=AVERAGE([Feuille1.$G23];[Feuille1.$S22];[Feuille1.$AE23];[Feuille1.$AQ23])" table:style-name="ce3">
            <text:p>15,50</text:p>
          </table:table-cell>
          <table:table-cell office:value-type="float" office:value="1.2909944487358056" table:formula="of:=STDEV([Feuille1.$G23];[Feuille1.$S22];[Feuille1.$AE23];[Feuille1.$AQ23])" table:style-name="ce3">
            <text:p>1,29</text:p>
          </table:table-cell>
          <table:table-cell table:style-name="ce3"/>
          <table:table-cell table:number-columns-repeated="5" table:style-name="ce1"/>
          <table:table-cell office:value-type="float" office:value="20" table:formula="of:=[Feuille1.$A23]" table:style-name="ce1">
            <text:p>20</text:p>
          </table:table-cell>
          <table:table-cell office:value-type="float" office:value="14.25" table:formula="of:=AVERAGE([Feuille1.$K23];[Feuille1.$W22];[Feuille1.$AI23];[Feuille1.$AU23])" table:style-name="ce3">
            <text:p>14,25</text:p>
          </table:table-cell>
          <table:table-cell office:value-type="float" office:value="1.5" table:formula="of:=STDEV([Feuille1.$K23];[Feuille1.$W22];[Feuille1.$AI23];[Feuille1.$AU23])" table:style-name="ce3">
            <text:p>1,50</text:p>
          </table:table-cell>
          <table:table-cell table:number-columns-repeated="5" table:style-name="ce1"/>
          <table:table-cell office:value-type="float" office:value="20" table:formula="of:=[Feuille1.$A23]" table:style-name="ce1">
            <text:p>20</text:p>
          </table:table-cell>
          <table:table-cell office:value-type="float" office:value="13.75" table:formula="of:=AVERAGE([Feuille1.$H23];[Feuille1.$T22];[Feuille1.$AF23];[Feuille1.$AR23])" table:style-name="ce3">
            <text:p>13,75</text:p>
          </table:table-cell>
          <table:table-cell office:value-type="float" office:value="96.491228070175438" table:formula="of:=[.BX21]*100/[.$BP21]" table:style-name="ce3">
            <text:p>96,49</text:p>
          </table:table-cell>
          <table:table-cell office:value-type="float" office:value="1.707825127659933" table:formula="of:=STDEV([Feuille1.$H23];[Feuille1.$T22];[Feuille1.$AF23];[Feuille1.$AR23])" table:style-name="ce3">
            <text:p>1,71</text:p>
          </table:table-cell>
          <table:table-cell table:style-name="ce1">
            <draw:frame draw:z-index="18" draw:id="id17" draw:style-name="a17" draw:name="Graphique 23" svg:x="0.25in" svg:y="0.00694in" svg:width="6.23251in" svg:height="2.99177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float" office:value="20" table:formula="of:=[Feuille1.$A23]" table:style-name="ce1">
            <text:p>20</text:p>
          </table:table-cell>
          <table:table-cell office:value-type="float" office:value="0.25" table:formula="of:=AVERAGE([Feuille1.$I23];[Feuille1.$U22];[Feuille1.$AG23];[Feuille1.$AS23])" table:style-name="ce3">
            <text:p>0,25</text:p>
          </table:table-cell>
          <table:table-cell office:value-type="float" office:value="1.7543859649122806" table:formula="of:=[.CK21]*100/[.$BP21]" table:style-name="ce3">
            <text:p>1,75</text:p>
          </table:table-cell>
          <table:table-cell office:value-type="float" office:value="0.5" table:formula="of:=STDEV([Feuille1.$I23];[Feuille1.$U22];[Feuille1.$AG23];[Feuille1.$AS23])" table:style-name="ce3">
            <text:p>0,50</text:p>
          </table:table-cell>
          <table:table-cell table:style-name="ce1">
            <draw:frame draw:z-index="22" draw:id="id21" draw:style-name="a21" draw:name="Graphique 27" svg:x="0.43056in" svg:y="0.04861in" svg:width="6.59388in" svg:height="2.99177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20" table:formula="of:=[Feuille1.$A23]" table:style-name="ce1">
            <text:p>20</text:p>
          </table:table-cell>
          <table:table-cell office:value-type="float" office:value="0.25" table:formula="of:=AVERAGE([Feuille1.$J23];[Feuille1.$V22];[Feuille1.$AH23];[Feuille1.$AT23])" table:style-name="ce3">
            <text:p>0,25</text:p>
          </table:table-cell>
          <table:table-cell office:value-type="float" office:value="1.7543859649122806" table:formula="of:=[.CW21]*100/[.$BP21]" table:style-name="ce3">
            <text:p>1,75</text:p>
          </table:table-cell>
          <table:table-cell office:value-type="float" office:value="0.5" table:formula="of:=STDEV([Feuille1.$J23];[Feuille1.$V22];[Feuille1.$AH23];[Feuille1.$AT23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21" table:formula="of:=[Feuille1.$A24]" table:style-name="ce1">
            <text:p>21</text:p>
          </table:table-cell>
          <table:table-cell office:value-type="float" office:value="27.25" table:formula="of:=AVERAGE([Feuille1.$B24];[Feuille1.$N23];[Feuille1.$Z24];[Feuille1.$AL24])" table:style-name="ce3">
            <text:p>27,25</text:p>
          </table:table-cell>
          <table:table-cell office:value-type="float" office:value="6.7019897542943667" table:formula="of:=STDEV([Feuille1.$B24];[Feuille1.$N23];[Feuille1.$Z24];[Feuille1.$AL24])" table:style-name="ce3">
            <text:p>6,70</text:p>
          </table:table-cell>
          <table:table-cell table:number-columns-repeated="5" table:style-name="ce1"/>
          <table:table-cell office:value-type="float" office:value="21" table:formula="of:=[Feuille1.$A24]" table:style-name="ce1">
            <text:p>21</text:p>
          </table:table-cell>
          <table:table-cell office:value-type="float" office:value="122" table:formula="of:=AVERAGE([Feuille1.$F24];[Feuille1.$R23];[Feuille1.$AD24];[Feuille1.$AP24])" table:style-name="ce3">
            <text:p>122,00</text:p>
          </table:table-cell>
          <table:table-cell office:value-type="float" office:value="15.44884030167529" table:formula="of:=STDEV([Feuille1.$F24];[Feuille1.$R23];[Feuille1.$AD24];[Feuille1.$AP24])" table:style-name="ce3">
            <text:p>15,45</text:p>
          </table:table-cell>
          <table:table-cell table:number-columns-repeated="9" table:style-name="ce1"/>
          <table:table-cell office:value-type="float" office:value="21" table:formula="of:=[Feuille1.$A24]" table:style-name="ce1">
            <text:p>21</text:p>
          </table:table-cell>
          <table:table-cell office:value-type="float" office:value="114" table:formula="of:=AVERAGE([Feuille1.$C24];[Feuille1.O23];[Feuille1.$AA24];[Feuille1.$AM24])" table:style-name="ce3">
            <text:p>114,00</text:p>
          </table:table-cell>
          <table:table-cell office:value-type="float" office:value="93.442622950819668" table:formula="of:=[.V22]*100/[.J22]" table:style-name="ce3">
            <text:p>93,44</text:p>
          </table:table-cell>
          <table:table-cell office:value-type="float" office:value="15.811388300841896" table:formula="of:=STDEV([Feuille1.$C24];[Feuille1.$O23];[Feuille1.$AA24];[Feuille1.$AM24])" table:style-name="ce3">
            <text:p>15,81</text:p>
          </table:table-cell>
          <table:table-cell table:number-columns-repeated="8" table:style-name="ce1"/>
          <table:table-cell office:value-type="float" office:value="21" table:formula="of:=[Feuille1.$A24]" table:style-name="ce1">
            <text:p>21</text:p>
          </table:table-cell>
          <table:table-cell office:value-type="float" office:value="4.75" table:formula="of:=AVERAGE([Feuille1.$D24];[Feuille1.$P23];[Feuille1.$AB24];[Feuille1.$AN24])" table:style-name="ce3">
            <text:p>4,75</text:p>
          </table:table-cell>
          <table:table-cell office:value-type="float" office:value="3.8934426229508197" table:formula="of:=[.AH22]*100/[.$J22]" table:style-name="ce3">
            <text:p>3,89</text:p>
          </table:table-cell>
          <table:table-cell office:value-type="float" office:value="2.2173557826083452" table:formula="of:=STDEV([Feuille1.$D24];[Feuille1.$P23];[Feuille1.$AB24];[Feuille1.$AN24])" table:style-name="ce3">
            <text:p>2,22</text:p>
          </table:table-cell>
          <table:table-cell table:number-columns-repeated="9" table:style-name="ce1"/>
          <table:table-cell office:value-type="float" office:value="21" table:formula="of:=[Feuille1.$A24]" table:style-name="ce1">
            <text:p>21</text:p>
          </table:table-cell>
          <table:table-cell office:value-type="float" office:value="3.25" table:formula="of:=AVERAGE([Feuille1.$E24];[Feuille1.$Q23];[Feuille1.$AC24];[Feuille1.$AO24])" table:style-name="ce3">
            <text:p>3,25</text:p>
          </table:table-cell>
          <table:table-cell office:value-type="float" office:value="2.6639344262295084" table:formula="of:=[.AU22]*100/[.$J22]" table:style-name="ce3">
            <text:p>2,66</text:p>
          </table:table-cell>
          <table:table-cell office:value-type="float" office:value="1.8929694486000912" table:formula="of:=STDEV([Feuille1.$E24];[Feuille1.$Q23];[Feuille1.$AC24];[Feuille1.$AO24])" table:style-name="ce3">
            <text:p>1,89</text:p>
          </table:table-cell>
          <table:table-cell table:number-columns-repeated="8" table:style-name="ce1"/>
          <table:table-cell office:value-type="float" office:value="21" table:formula="of:=[Feuille1.$A24]" table:style-name="ce1">
            <text:p>21</text:p>
          </table:table-cell>
          <table:table-cell office:value-type="float" office:value="10.25" table:formula="of:=AVERAGE([Feuille1.$G24];[Feuille1.$S23];[Feuille1.$AE24];[Feuille1.$AQ24])" table:style-name="ce3">
            <text:p>10,25</text:p>
          </table:table-cell>
          <table:table-cell office:value-type="float" office:value="4.7871355387816905" table:formula="of:=STDEV([Feuille1.$G24];[Feuille1.$S23];[Feuille1.$AE24];[Feuille1.$AQ24])" table:style-name="ce3">
            <text:p>4,79</text:p>
          </table:table-cell>
          <table:table-cell table:style-name="ce3"/>
          <table:table-cell table:number-columns-repeated="5" table:style-name="ce1"/>
          <table:table-cell office:value-type="float" office:value="21" table:formula="of:=[Feuille1.$A24]" table:style-name="ce1">
            <text:p>21</text:p>
          </table:table-cell>
          <table:table-cell office:value-type="float" office:value="7.5" table:formula="of:=AVERAGE([Feuille1.$K24];[Feuille1.$W23];[Feuille1.$AI24];[Feuille1.$AU24])" table:style-name="ce3">
            <text:p>7,50</text:p>
          </table:table-cell>
          <table:table-cell office:value-type="float" office:value="2.0816659994661326" table:formula="of:=STDEV([Feuille1.$K24];[Feuille1.$W23];[Feuille1.$AI24];[Feuille1.$AU24])" table:style-name="ce3">
            <text:p>2,08</text:p>
          </table:table-cell>
          <table:table-cell table:number-columns-repeated="5" table:style-name="ce1"/>
          <table:table-cell office:value-type="float" office:value="21" table:formula="of:=[Feuille1.$A24]" table:style-name="ce1">
            <text:p>21</text:p>
          </table:table-cell>
          <table:table-cell office:value-type="float" office:value="7.5" table:formula="of:=AVERAGE([Feuille1.$H24];[Feuille1.$T23];[Feuille1.$AF24];[Feuille1.$AR24])" table:style-name="ce3">
            <text:p>7,50</text:p>
          </table:table-cell>
          <table:table-cell office:value-type="float" office:value="100" table:formula="of:=[.BX22]*100/[.$BP22]" table:style-name="ce3">
            <text:p>100,00</text:p>
          </table:table-cell>
          <table:table-cell office:value-type="float" office:value="2.0816659994661326" table:formula="of:=STDEV([Feuille1.$H24];[Feuille1.$T23];[Feuille1.$AF24];[Feuille1.$AR24])" table:style-name="ce3">
            <text:p>2,08</text:p>
          </table:table-cell>
          <table:table-cell table:number-columns-repeated="9" table:style-name="ce1"/>
          <table:table-cell office:value-type="float" office:value="21" table:formula="of:=[Feuille1.$A24]" table:style-name="ce1">
            <text:p>21</text:p>
          </table:table-cell>
          <table:table-cell office:value-type="float" office:value="0" table:formula="of:=AVERAGE([Feuille1.$I24];[Feuille1.$U23];[Feuille1.$AG24];[Feuille1.$AS24])" table:style-name="ce3">
            <text:p>0,00</text:p>
          </table:table-cell>
          <table:table-cell office:value-type="float" office:value="0" table:formula="of:=[.CK22]*100/[.$BP22]" table:style-name="ce3">
            <text:p>0,00</text:p>
          </table:table-cell>
          <table:table-cell office:value-type="float" office:value="0" table:formula="of:=STDEV([Feuille1.$I24];[Feuille1.$U23];[Feuille1.$AG24];[Feuille1.$AS24])" table:style-name="ce3">
            <text:p>0,00</text:p>
          </table:table-cell>
          <table:table-cell table:number-columns-repeated="8" table:style-name="ce1"/>
          <table:table-cell office:value-type="float" office:value="21" table:formula="of:=[Feuille1.$A24]" table:style-name="ce1">
            <text:p>21</text:p>
          </table:table-cell>
          <table:table-cell office:value-type="float" office:value="0" table:formula="of:=AVERAGE([Feuille1.$J24];[Feuille1.$V23];[Feuille1.$AH24];[Feuille1.$AT24])" table:style-name="ce3">
            <text:p>0,00</text:p>
          </table:table-cell>
          <table:table-cell office:value-type="float" office:value="0" table:formula="of:=[.CW22]*100/[.$BP22]" table:style-name="ce3">
            <text:p>0,00</text:p>
          </table:table-cell>
          <table:table-cell office:value-type="float" office:value="0" table:formula="of:=STDEV([Feuille1.$J24];[Feuille1.$V23];[Feuille1.$AH24];[Feuille1.$AT24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22" table:formula="of:=[Feuille1.$A25]" table:style-name="ce1">
            <text:p>22</text:p>
          </table:table-cell>
          <table:table-cell office:value-type="float" office:value="30.75" table:formula="of:=AVERAGE([Feuille1.$B25];[Feuille1.$N24];[Feuille1.$Z25];[Feuille1.$AL25])" table:style-name="ce3">
            <text:p>30,75</text:p>
          </table:table-cell>
          <table:table-cell office:value-type="float" office:value="7.4105780251385696" table:formula="of:=STDEV([Feuille1.$B25];[Feuille1.$N24];[Feuille1.$Z25];[Feuille1.$AL25])" table:style-name="ce3">
            <text:p>7,41</text:p>
          </table:table-cell>
          <table:table-cell table:number-columns-repeated="5" table:style-name="ce1"/>
          <table:table-cell office:value-type="float" office:value="22" table:formula="of:=[Feuille1.$A25]" table:style-name="ce1">
            <text:p>22</text:p>
          </table:table-cell>
          <table:table-cell office:value-type="float" office:value="135" table:formula="of:=AVERAGE([Feuille1.$F25];[Feuille1.$R24];[Feuille1.$AD25];[Feuille1.$AP25])" table:style-name="ce3">
            <text:p>135,00</text:p>
          </table:table-cell>
          <table:table-cell office:value-type="float" office:value="19.798989873223331" table:formula="of:=STDEV([Feuille1.$F25];[Feuille1.$R24];[Feuille1.$AD25];[Feuille1.$AP25])" table:style-name="ce3">
            <text:p>19,80</text:p>
          </table:table-cell>
          <table:table-cell table:style-name="ce1">
            <draw:frame draw:z-index="8" draw:id="id7" draw:style-name="a7" draw:name="Graphique 13" svg:x="0.30556in" svg:y="0.17361in" svg:width="6.46862in" svg:height="2.99126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float" office:value="22" table:formula="of:=[Feuille1.$A25]" table:style-name="ce1">
            <text:p>22</text:p>
          </table:table-cell>
          <table:table-cell office:value-type="float" office:value="126.5" table:formula="of:=AVERAGE([Feuille1.$C25];[Feuille1.O24];[Feuille1.$AA25];[Feuille1.$AM25])" table:style-name="ce3">
            <text:p>126,50</text:p>
          </table:table-cell>
          <table:table-cell office:value-type="float" office:value="93.703703703703709" table:formula="of:=[.V23]*100/[.J23]" table:style-name="ce3">
            <text:p>93,70</text:p>
          </table:table-cell>
          <table:table-cell office:value-type="float" office:value="20.404247923737188" table:formula="of:=STDEV([Feuille1.$C25];[Feuille1.$O24];[Feuille1.$AA25];[Feuille1.$AM25])" table:style-name="ce3">
            <text:p>20,40</text:p>
          </table:table-cell>
          <table:table-cell table:number-columns-repeated="8" table:style-name="ce1"/>
          <table:table-cell office:value-type="float" office:value="22" table:formula="of:=[Feuille1.$A25]" table:style-name="ce1">
            <text:p>22</text:p>
          </table:table-cell>
          <table:table-cell office:value-type="float" office:value="5.25" table:formula="of:=AVERAGE([Feuille1.$D25];[Feuille1.$P24];[Feuille1.$AB25];[Feuille1.$AN25])" table:style-name="ce3">
            <text:p>5,25</text:p>
          </table:table-cell>
          <table:table-cell office:value-type="float" office:value="3.8888888888888888" table:formula="of:=[.AH23]*100/[.$J23]" table:style-name="ce3">
            <text:p>3,89</text:p>
          </table:table-cell>
          <table:table-cell office:value-type="float" office:value="2.2173557826083452" table:formula="of:=STDEV([Feuille1.$D25];[Feuille1.$P24];[Feuille1.$AB25];[Feuille1.$AN25])" table:style-name="ce3">
            <text:p>2,22</text:p>
          </table:table-cell>
          <table:table-cell table:number-columns-repeated="9" table:style-name="ce1"/>
          <table:table-cell office:value-type="float" office:value="22" table:formula="of:=[Feuille1.$A25]" table:style-name="ce1">
            <text:p>22</text:p>
          </table:table-cell>
          <table:table-cell office:value-type="float" office:value="3.25" table:formula="of:=AVERAGE([Feuille1.$E25];[Feuille1.$Q24];[Feuille1.$AC25];[Feuille1.$AO25])" table:style-name="ce3">
            <text:p>3,25</text:p>
          </table:table-cell>
          <table:table-cell office:value-type="float" office:value="2.4074074074074074" table:formula="of:=[.AU23]*100/[.$J23]" table:style-name="ce3">
            <text:p>2,41</text:p>
          </table:table-cell>
          <table:table-cell office:value-type="float" office:value="1.8929694486000912" table:formula="of:=STDEV([Feuille1.$E25];[Feuille1.$Q24];[Feuille1.$AC25];[Feuille1.$AO25])" table:style-name="ce3">
            <text:p>1,89</text:p>
          </table:table-cell>
          <table:table-cell table:number-columns-repeated="8" table:style-name="ce1"/>
          <table:table-cell office:value-type="float" office:value="22" table:formula="of:=[Feuille1.$A25]" table:style-name="ce1">
            <text:p>22</text:p>
          </table:table-cell>
          <table:table-cell office:value-type="float" office:value="16.5" table:formula="of:=AVERAGE([Feuille1.$G25];[Feuille1.$S24];[Feuille1.$AE25];[Feuille1.$AQ25])" table:style-name="ce3">
            <text:p>16,50</text:p>
          </table:table-cell>
          <table:table-cell office:value-type="float" office:value="5.9160797830996161" table:formula="of:=STDEV([Feuille1.$G25];[Feuille1.$S24];[Feuille1.$AE25];[Feuille1.$AQ25])" table:style-name="ce3">
            <text:p>5,92</text:p>
          </table:table-cell>
          <table:table-cell table:style-name="ce3"/>
          <table:table-cell table:number-columns-repeated="5" table:style-name="ce1"/>
          <table:table-cell office:value-type="float" office:value="22" table:formula="of:=[Feuille1.$A25]" table:style-name="ce1">
            <text:p>22</text:p>
          </table:table-cell>
          <table:table-cell office:value-type="float" office:value="13" table:formula="of:=AVERAGE([Feuille1.$K25];[Feuille1.$W24];[Feuille1.$AI25];[Feuille1.$AU25])" table:style-name="ce3">
            <text:p>13,00</text:p>
          </table:table-cell>
          <table:table-cell office:value-type="float" office:value="5.7735026918962582" table:formula="of:=STDEV([Feuille1.$K25];[Feuille1.$W24];[Feuille1.$AI25];[Feuille1.$AU25])" table:style-name="ce3">
            <text:p>5,77</text:p>
          </table:table-cell>
          <table:table-cell table:number-columns-repeated="5" table:style-name="ce1"/>
          <table:table-cell office:value-type="float" office:value="22" table:formula="of:=[Feuille1.$A25]" table:style-name="ce1">
            <text:p>22</text:p>
          </table:table-cell>
          <table:table-cell office:value-type="float" office:value="12.5" table:formula="of:=AVERAGE([Feuille1.$H25];[Feuille1.$T24];[Feuille1.$AF25];[Feuille1.$AR25])" table:style-name="ce3">
            <text:p>12,50</text:p>
          </table:table-cell>
          <table:table-cell office:value-type="float" office:value="96.15384615384616" table:formula="of:=[.BX23]*100/[.$BP23]" table:style-name="ce3">
            <text:p>96,15</text:p>
          </table:table-cell>
          <table:table-cell office:value-type="float" office:value="5.259911279353167" table:formula="of:=STDEV([Feuille1.$H25];[Feuille1.$T24];[Feuille1.$AF25];[Feuille1.$AR25])" table:style-name="ce3">
            <text:p>5,26</text:p>
          </table:table-cell>
          <table:table-cell table:number-columns-repeated="9" table:style-name="ce1"/>
          <table:table-cell office:value-type="float" office:value="22" table:formula="of:=[Feuille1.$A25]" table:style-name="ce1">
            <text:p>22</text:p>
          </table:table-cell>
          <table:table-cell office:value-type="float" office:value="0.5" table:formula="of:=AVERAGE([Feuille1.$I25];[Feuille1.$U24];[Feuille1.$AG25];[Feuille1.$AS25])" table:style-name="ce3">
            <text:p>0,50</text:p>
          </table:table-cell>
          <table:table-cell office:value-type="float" office:value="3.8461538461538463" table:formula="of:=[.CK23]*100/[.$BP23]" table:style-name="ce3">
            <text:p>3,85</text:p>
          </table:table-cell>
          <table:table-cell office:value-type="float" office:value="1" table:formula="of:=STDEV([Feuille1.$I25];[Feuille1.$U24];[Feuille1.$AG25];[Feuille1.$AS25])" table:style-name="ce3">
            <text:p>1,00</text:p>
          </table:table-cell>
          <table:table-cell table:number-columns-repeated="8" table:style-name="ce1"/>
          <table:table-cell office:value-type="float" office:value="22" table:formula="of:=[Feuille1.$A25]" table:style-name="ce1">
            <text:p>22</text:p>
          </table:table-cell>
          <table:table-cell office:value-type="float" office:value="0" table:formula="of:=AVERAGE([Feuille1.$J25];[Feuille1.$V24];[Feuille1.$AH25];[Feuille1.$AT25])" table:style-name="ce3">
            <text:p>0,00</text:p>
          </table:table-cell>
          <table:table-cell office:value-type="float" office:value="0" table:formula="of:=[.CW23]*100/[.$BP23]" table:style-name="ce3">
            <text:p>0,00</text:p>
          </table:table-cell>
          <table:table-cell office:value-type="float" office:value="0" table:formula="of:=STDEV([Feuille1.$J25];[Feuille1.$V24];[Feuille1.$AH25];[Feuille1.$AT25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23" table:formula="of:=[Feuille1.$A26]" table:style-name="ce1">
            <text:p>23</text:p>
          </table:table-cell>
          <table:table-cell office:value-type="float" office:value="33" table:formula="of:=AVERAGE([Feuille1.$B26];[Feuille1.$N25];[Feuille1.$Z26];[Feuille1.$AL26])" table:style-name="ce3">
            <text:p>33,00</text:p>
          </table:table-cell>
          <table:table-cell office:value-type="float" office:value="5.2281290471193742" table:formula="of:=STDEV([Feuille1.$B26];[Feuille1.$N25];[Feuille1.$Z26];[Feuille1.$AL26])" table:style-name="ce3">
            <text:p>5,23</text:p>
          </table:table-cell>
          <table:table-cell table:number-columns-repeated="5" table:style-name="ce1"/>
          <table:table-cell office:value-type="float" office:value="23" table:formula="of:=[Feuille1.$A26]" table:style-name="ce1">
            <text:p>23</text:p>
          </table:table-cell>
          <table:table-cell office:value-type="float" office:value="149" table:formula="of:=AVERAGE([Feuille1.$F26];[Feuille1.$R25];[Feuille1.$AD26];[Feuille1.$AP26])" table:style-name="ce3">
            <text:p>149,00</text:p>
          </table:table-cell>
          <table:table-cell office:value-type="float" office:value="20.944370763206678" table:formula="of:=STDEV([Feuille1.$F26];[Feuille1.$R25];[Feuille1.$AD26];[Feuille1.$AP26])" table:style-name="ce3">
            <text:p>20,94</text:p>
          </table:table-cell>
          <table:table-cell table:number-columns-repeated="9" table:style-name="ce1"/>
          <table:table-cell office:value-type="float" office:value="23" table:formula="of:=[Feuille1.$A26]" table:style-name="ce1">
            <text:p>23</text:p>
          </table:table-cell>
          <table:table-cell office:value-type="float" office:value="139.75" table:formula="of:=AVERAGE([Feuille1.$C26];[Feuille1.O25];[Feuille1.$AA26];[Feuille1.$AM26])" table:style-name="ce3">
            <text:p>139,75</text:p>
          </table:table-cell>
          <table:table-cell office:value-type="float" office:value="93.791946308724832" table:formula="of:=[.V24]*100/[.J24]" table:style-name="ce3">
            <text:p>93,79</text:p>
          </table:table-cell>
          <table:table-cell office:value-type="float" office:value="20.678088241743563" table:formula="of:=STDEV([Feuille1.$C26];[Feuille1.$O25];[Feuille1.$AA26];[Feuille1.$AM26])" table:style-name="ce3">
            <text:p>20,68</text:p>
          </table:table-cell>
          <table:table-cell table:number-columns-repeated="8" table:style-name="ce1"/>
          <table:table-cell office:value-type="float" office:value="23" table:formula="of:=[Feuille1.$A26]" table:style-name="ce1">
            <text:p>23</text:p>
          </table:table-cell>
          <table:table-cell office:value-type="float" office:value="5.5" table:formula="of:=AVERAGE([Feuille1.$D26];[Feuille1.$P25];[Feuille1.$AB26];[Feuille1.$AN26])" table:style-name="ce3">
            <text:p>5,50</text:p>
          </table:table-cell>
          <table:table-cell office:value-type="float" office:value="3.6912751677852347" table:formula="of:=[.AH24]*100/[.$J24]" table:style-name="ce3">
            <text:p>3,69</text:p>
          </table:table-cell>
          <table:table-cell office:value-type="float" office:value="2.3804761428476167" table:formula="of:=STDEV([Feuille1.$D26];[Feuille1.$P25];[Feuille1.$AB26];[Feuille1.$AN26])" table:style-name="ce3">
            <text:p>2,38</text:p>
          </table:table-cell>
          <table:table-cell table:number-columns-repeated="9" table:style-name="ce1"/>
          <table:table-cell office:value-type="float" office:value="23" table:formula="of:=[Feuille1.$A26]" table:style-name="ce1">
            <text:p>23</text:p>
          </table:table-cell>
          <table:table-cell office:value-type="float" office:value="3.75" table:formula="of:=AVERAGE([Feuille1.$E26];[Feuille1.$Q25];[Feuille1.$AC26];[Feuille1.$AO26])" table:style-name="ce3">
            <text:p>3,75</text:p>
          </table:table-cell>
          <table:table-cell office:value-type="float" office:value="2.5167785234899327" table:formula="of:=[.AU24]*100/[.$J24]" table:style-name="ce3">
            <text:p>2,52</text:p>
          </table:table-cell>
          <table:table-cell office:value-type="float" office:value="2.8722813232690143" table:formula="of:=STDEV([Feuille1.$E26];[Feuille1.$Q25];[Feuille1.$AC26];[Feuille1.$AO26])" table:style-name="ce3">
            <text:p>2,87</text:p>
          </table:table-cell>
          <table:table-cell table:number-columns-repeated="8" table:style-name="ce1"/>
          <table:table-cell office:value-type="float" office:value="23" table:formula="of:=[Feuille1.$A26]" table:style-name="ce1">
            <text:p>23</text:p>
          </table:table-cell>
          <table:table-cell office:value-type="float" office:value="16.25" table:formula="of:=AVERAGE([Feuille1.$G26];[Feuille1.$S25];[Feuille1.$AE26];[Feuille1.$AQ26])" table:style-name="ce3">
            <text:p>16,25</text:p>
          </table:table-cell>
          <table:table-cell office:value-type="float" office:value="4.9916597106239795" table:formula="of:=STDEV([Feuille1.$G26];[Feuille1.$S25];[Feuille1.$AE26];[Feuille1.$AQ26])" table:style-name="ce3">
            <text:p>4,99</text:p>
          </table:table-cell>
          <table:table-cell table:style-name="ce3"/>
          <table:table-cell table:number-columns-repeated="5" table:style-name="ce1"/>
          <table:table-cell office:value-type="float" office:value="23" table:formula="of:=[Feuille1.$A26]" table:style-name="ce1">
            <text:p>23</text:p>
          </table:table-cell>
          <table:table-cell office:value-type="float" office:value="14" table:formula="of:=AVERAGE([Feuille1.$K26];[Feuille1.$W25];[Feuille1.$AI26];[Feuille1.$AU26])" table:style-name="ce3">
            <text:p>14,00</text:p>
          </table:table-cell>
          <table:table-cell office:value-type="float" office:value="5.2915026221291814" table:formula="of:=STDEV([Feuille1.$K26];[Feuille1.$W25];[Feuille1.$AI26];[Feuille1.$AU26])" table:style-name="ce3">
            <text:p>5,29</text:p>
          </table:table-cell>
          <table:table-cell table:number-columns-repeated="5" table:style-name="ce1"/>
          <table:table-cell office:value-type="float" office:value="23" table:formula="of:=[Feuille1.$A26]" table:style-name="ce1">
            <text:p>23</text:p>
          </table:table-cell>
          <table:table-cell office:value-type="float" office:value="13.25" table:formula="of:=AVERAGE([Feuille1.$H26];[Feuille1.$T25];[Feuille1.$AF26];[Feuille1.$AR26])" table:style-name="ce3">
            <text:p>13,25</text:p>
          </table:table-cell>
          <table:table-cell office:value-type="float" office:value="94.642857142857139" table:formula="of:=[.BX24]*100/[.$BP24]" table:style-name="ce3">
            <text:p>94,64</text:p>
          </table:table-cell>
          <table:table-cell office:value-type="float" office:value="4.7871355387816905" table:formula="of:=STDEV([Feuille1.$H26];[Feuille1.$T25];[Feuille1.$AF26];[Feuille1.$AR26])" table:style-name="ce3">
            <text:p>4,79</text:p>
          </table:table-cell>
          <table:table-cell table:number-columns-repeated="9" table:style-name="ce1"/>
          <table:table-cell office:value-type="float" office:value="23" table:formula="of:=[Feuille1.$A26]" table:style-name="ce1">
            <text:p>23</text:p>
          </table:table-cell>
          <table:table-cell office:value-type="float" office:value="0.25" table:formula="of:=AVERAGE([Feuille1.$I26];[Feuille1.$U25];[Feuille1.$AG26];[Feuille1.$AS26])" table:style-name="ce3">
            <text:p>0,25</text:p>
          </table:table-cell>
          <table:table-cell office:value-type="float" office:value="1.7857142857142858" table:formula="of:=[.CK24]*100/[.$BP24]" table:style-name="ce3">
            <text:p>1,79</text:p>
          </table:table-cell>
          <table:table-cell office:value-type="float" office:value="0.5" table:formula="of:=STDEV([Feuille1.$I26];[Feuille1.$U25];[Feuille1.$AG26];[Feuille1.$AS26])" table:style-name="ce3">
            <text:p>0,50</text:p>
          </table:table-cell>
          <table:table-cell table:number-columns-repeated="8" table:style-name="ce1"/>
          <table:table-cell office:value-type="float" office:value="23" table:formula="of:=[Feuille1.$A26]" table:style-name="ce1">
            <text:p>23</text:p>
          </table:table-cell>
          <table:table-cell office:value-type="float" office:value="0.5" table:formula="of:=AVERAGE([Feuille1.$J26];[Feuille1.$V25];[Feuille1.$AH26];[Feuille1.$AT26])" table:style-name="ce3">
            <text:p>0,50</text:p>
          </table:table-cell>
          <table:table-cell office:value-type="float" office:value="3.5714285714285716" table:formula="of:=[.CW24]*100/[.$BP24]" table:style-name="ce3">
            <text:p>3,57</text:p>
          </table:table-cell>
          <table:table-cell office:value-type="float" office:value="1" table:formula="of:=STDEV([Feuille1.$J26];[Feuille1.$V25];[Feuille1.$AH26];[Feuille1.$AT26])" table:style-name="ce3">
            <text:p>1,00</text:p>
          </table:table-cell>
          <table:table-cell table:number-columns-repeated="16281"/>
        </table:table-row>
        <table:table-row table:style-name="ro1">
          <table:table-cell office:value-type="float" office:value="24" table:formula="of:=[Feuille1.$A27]" table:style-name="ce1">
            <text:p>24</text:p>
          </table:table-cell>
          <table:table-cell office:value-type="float" office:value="36" table:formula="of:=AVERAGE([Feuille1.$B27];[Feuille1.$N26];[Feuille1.$Z27];[Feuille1.$AL27])" table:style-name="ce3">
            <text:p>36,00</text:p>
          </table:table-cell>
          <table:table-cell office:value-type="float" office:value="5.4772255750516612" table:formula="of:=STDEV([Feuille1.$B27];[Feuille1.$N26];[Feuille1.$Z27];[Feuille1.$AL27])" table:style-name="ce3">
            <text:p>5,48</text:p>
          </table:table-cell>
          <table:table-cell table:number-columns-repeated="5" table:style-name="ce1"/>
          <table:table-cell office:value-type="float" office:value="24" table:formula="of:=[Feuille1.$A27]" table:style-name="ce1">
            <text:p>24</text:p>
          </table:table-cell>
          <table:table-cell office:value-type="float" office:value="164.75" table:formula="of:=AVERAGE([Feuille1.$F27];[Feuille1.$R26];[Feuille1.$AD27];[Feuille1.$AP27])" table:style-name="ce3">
            <text:p>164,75</text:p>
          </table:table-cell>
          <table:table-cell office:value-type="float" office:value="21.093047827819163" table:formula="of:=STDEV([Feuille1.$F27];[Feuille1.$R26];[Feuille1.$AD27];[Feuille1.$AP27])" table:style-name="ce3">
            <text:p>21,09</text:p>
          </table:table-cell>
          <table:table-cell table:number-columns-repeated="9" table:style-name="ce1"/>
          <table:table-cell office:value-type="float" office:value="24" table:formula="of:=[Feuille1.$A27]" table:style-name="ce1">
            <text:p>24</text:p>
          </table:table-cell>
          <table:table-cell office:value-type="float" office:value="155.25" table:formula="of:=AVERAGE([Feuille1.$C27];[Feuille1.O26];[Feuille1.$AA27];[Feuille1.$AM27])" table:style-name="ce3">
            <text:p>155,25</text:p>
          </table:table-cell>
          <table:table-cell office:value-type="float" office:value="94.23368740515933" table:formula="of:=[.V25]*100/[.J25]" table:style-name="ce3">
            <text:p>94,23</text:p>
          </table:table-cell>
          <table:table-cell office:value-type="float" office:value="20.998015779274638" table:formula="of:=STDEV([Feuille1.$C27];[Feuille1.$O26];[Feuille1.$AA27];[Feuille1.$AM27])" table:style-name="ce3">
            <text:p>21,00</text:p>
          </table:table-cell>
          <table:table-cell table:number-columns-repeated="8" table:style-name="ce1"/>
          <table:table-cell office:value-type="float" office:value="24" table:formula="of:=[Feuille1.$A27]" table:style-name="ce1">
            <text:p>24</text:p>
          </table:table-cell>
          <table:table-cell office:value-type="float" office:value="5.75" table:formula="of:=AVERAGE([Feuille1.$D27];[Feuille1.$P26];[Feuille1.$AB27];[Feuille1.$AN27])" table:style-name="ce3">
            <text:p>5,75</text:p>
          </table:table-cell>
          <table:table-cell office:value-type="float" office:value="3.4901365705614569" table:formula="of:=[.AH25]*100/[.$J25]" table:style-name="ce3">
            <text:p>3,49</text:p>
          </table:table-cell>
          <table:table-cell office:value-type="float" office:value="2.6299556396765835" table:formula="of:=STDEV([Feuille1.$D27];[Feuille1.$P26];[Feuille1.$AB27];[Feuille1.$AN27])" table:style-name="ce3">
            <text:p>2,63</text:p>
          </table:table-cell>
          <table:table-cell table:number-columns-repeated="9" table:style-name="ce1"/>
          <table:table-cell office:value-type="float" office:value="24" table:formula="of:=[Feuille1.$A27]" table:style-name="ce1">
            <text:p>24</text:p>
          </table:table-cell>
          <table:table-cell office:value-type="float" office:value="3.75" table:formula="of:=AVERAGE([Feuille1.$E27];[Feuille1.$Q26];[Feuille1.$AC27];[Feuille1.$AO27])" table:style-name="ce3">
            <text:p>3,75</text:p>
          </table:table-cell>
          <table:table-cell office:value-type="float" office:value="2.2761760242792111" table:formula="of:=[.AU25]*100/[.$J25]" table:style-name="ce3">
            <text:p>2,28</text:p>
          </table:table-cell>
          <table:table-cell office:value-type="float" office:value="2.8722813232690143" table:formula="of:=STDEV([Feuille1.$E27];[Feuille1.$Q26];[Feuille1.$AC27];[Feuille1.$AO27])" table:style-name="ce3">
            <text:p>2,87</text:p>
          </table:table-cell>
          <table:table-cell table:number-columns-repeated="8" table:style-name="ce1"/>
          <table:table-cell office:value-type="float" office:value="24" table:formula="of:=[Feuille1.$A27]" table:style-name="ce1">
            <text:p>24</text:p>
          </table:table-cell>
          <table:table-cell office:value-type="float" office:value="18.75" table:formula="of:=AVERAGE([Feuille1.$G27];[Feuille1.$S26];[Feuille1.$AE27];[Feuille1.$AQ27])" table:style-name="ce3">
            <text:p>18,75</text:p>
          </table:table-cell>
          <table:table-cell office:value-type="float" office:value="0.9574271077563381" table:formula="of:=STDEV([Feuille1.$G27];[Feuille1.$S26];[Feuille1.$AE27];[Feuille1.$AQ27])" table:style-name="ce3">
            <text:p>0,96</text:p>
          </table:table-cell>
          <table:table-cell table:style-name="ce3"/>
          <table:table-cell table:number-columns-repeated="5" table:style-name="ce1"/>
          <table:table-cell office:value-type="float" office:value="24" table:formula="of:=[Feuille1.$A27]" table:style-name="ce1">
            <text:p>24</text:p>
          </table:table-cell>
          <table:table-cell office:value-type="float" office:value="15.75" table:formula="of:=AVERAGE([Feuille1.$K27];[Feuille1.$W26];[Feuille1.$AI27];[Feuille1.$AU27])" table:style-name="ce3">
            <text:p>15,75</text:p>
          </table:table-cell>
          <table:table-cell office:value-type="float" office:value="3.3040379335998349" table:formula="of:=STDEV([Feuille1.$K27];[Feuille1.$W26];[Feuille1.$AI27];[Feuille1.$AU27])" table:style-name="ce3">
            <text:p>3,30</text:p>
          </table:table-cell>
          <table:table-cell table:number-columns-repeated="5" table:style-name="ce1"/>
          <table:table-cell office:value-type="float" office:value="24" table:formula="of:=[Feuille1.$A27]" table:style-name="ce1">
            <text:p>24</text:p>
          </table:table-cell>
          <table:table-cell office:value-type="float" office:value="15.5" table:formula="of:=AVERAGE([Feuille1.$H27];[Feuille1.$T26];[Feuille1.$AF27];[Feuille1.$AR27])" table:style-name="ce3">
            <text:p>15,50</text:p>
          </table:table-cell>
          <table:table-cell office:value-type="float" office:value="98.412698412698418" table:formula="of:=[.BX25]*100/[.$BP25]" table:style-name="ce3">
            <text:p>98,41</text:p>
          </table:table-cell>
          <table:table-cell office:value-type="float" office:value="2.8867513459481291" table:formula="of:=STDEV([Feuille1.$H27];[Feuille1.$T26];[Feuille1.$AF27];[Feuille1.$AR27])" table:style-name="ce3">
            <text:p>2,89</text:p>
          </table:table-cell>
          <table:table-cell table:number-columns-repeated="9" table:style-name="ce1"/>
          <table:table-cell office:value-type="float" office:value="24" table:formula="of:=[Feuille1.$A27]" table:style-name="ce1">
            <text:p>24</text:p>
          </table:table-cell>
          <table:table-cell office:value-type="float" office:value="0.25" table:formula="of:=AVERAGE([Feuille1.$I27];[Feuille1.$U26];[Feuille1.$AG27];[Feuille1.$AS27])" table:style-name="ce3">
            <text:p>0,25</text:p>
          </table:table-cell>
          <table:table-cell office:value-type="float" office:value="1.5873015873015872" table:formula="of:=[.CK25]*100/[.$BP25]" table:style-name="ce3">
            <text:p>1,59</text:p>
          </table:table-cell>
          <table:table-cell office:value-type="float" office:value="0.5" table:formula="of:=STDEV([Feuille1.$I27];[Feuille1.$U26];[Feuille1.$AG27];[Feuille1.$AS27])" table:style-name="ce3">
            <text:p>0,50</text:p>
          </table:table-cell>
          <table:table-cell table:number-columns-repeated="8" table:style-name="ce1"/>
          <table:table-cell office:value-type="float" office:value="24" table:formula="of:=[Feuille1.$A27]" table:style-name="ce1">
            <text:p>24</text:p>
          </table:table-cell>
          <table:table-cell office:value-type="float" office:value="0" table:formula="of:=AVERAGE([Feuille1.$J27];[Feuille1.$V26];[Feuille1.$AH27];[Feuille1.$AT27])" table:style-name="ce3">
            <text:p>0,00</text:p>
          </table:table-cell>
          <table:table-cell office:value-type="float" office:value="0" table:formula="of:=[.CW25]*100/[.$BP25]" table:style-name="ce3">
            <text:p>0,00</text:p>
          </table:table-cell>
          <table:table-cell office:value-type="float" office:value="0" table:formula="of:=STDEV([Feuille1.$J27];[Feuille1.$V26];[Feuille1.$AH27];[Feuille1.$AT27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25" table:formula="of:=[Feuille1.$A28]" table:style-name="ce1">
            <text:p>25</text:p>
          </table:table-cell>
          <table:table-cell office:value-type="float" office:value="39.5" table:formula="of:=AVERAGE([Feuille1.$B28];[Feuille1.$N27];[Feuille1.$Z28];[Feuille1.$AL28])" table:style-name="ce3">
            <text:p>39,50</text:p>
          </table:table-cell>
          <table:table-cell office:value-type="float" office:value="5.196152422706632" table:formula="of:=STDEV([Feuille1.$B28];[Feuille1.$N27];[Feuille1.$Z28];[Feuille1.$AL28])" table:style-name="ce3">
            <text:p>5,20</text:p>
          </table:table-cell>
          <table:table-cell table:number-columns-repeated="5" table:style-name="ce1"/>
          <table:table-cell office:value-type="float" office:value="25" table:formula="of:=[Feuille1.$A28]" table:style-name="ce1">
            <text:p>25</text:p>
          </table:table-cell>
          <table:table-cell office:value-type="float" office:value="182.5" table:formula="of:=AVERAGE([Feuille1.$F28];[Feuille1.$R27];[Feuille1.$AD28];[Feuille1.$AP28])" table:style-name="ce3">
            <text:p>182,50</text:p>
          </table:table-cell>
          <table:table-cell office:value-type="float" office:value="16.542873591570078" table:formula="of:=STDEV([Feuille1.$F28];[Feuille1.$R27];[Feuille1.$AD28];[Feuille1.$AP28])" table:style-name="ce3">
            <text:p>16,54</text:p>
          </table:table-cell>
          <table:table-cell table:number-columns-repeated="9" table:style-name="ce1"/>
          <table:table-cell office:value-type="float" office:value="25" table:formula="of:=[Feuille1.$A28]" table:style-name="ce1">
            <text:p>25</text:p>
          </table:table-cell>
          <table:table-cell office:value-type="float" office:value="171.5" table:formula="of:=AVERAGE([Feuille1.$C28];[Feuille1.O27];[Feuille1.$AA28];[Feuille1.$AM28])" table:style-name="ce3">
            <text:p>171,50</text:p>
          </table:table-cell>
          <table:table-cell office:value-type="float" office:value="93.972602739726028" table:formula="of:=[.V26]*100/[.J26]" table:style-name="ce3">
            <text:p>93,97</text:p>
          </table:table-cell>
          <table:table-cell office:value-type="float" office:value="16.583123951777001" table:formula="of:=STDEV([Feuille1.$C28];[Feuille1.$O27];[Feuille1.$AA28];[Feuille1.$AM28])" table:style-name="ce3">
            <text:p>16,58</text:p>
          </table:table-cell>
          <table:table-cell table:number-columns-repeated="8" table:style-name="ce1"/>
          <table:table-cell office:value-type="float" office:value="25" table:formula="of:=[Feuille1.$A28]" table:style-name="ce1">
            <text:p>25</text:p>
          </table:table-cell>
          <table:table-cell office:value-type="float" office:value="7" table:formula="of:=AVERAGE([Feuille1.$D28];[Feuille1.$P27];[Feuille1.$AB28];[Feuille1.$AN28])" table:style-name="ce3">
            <text:p>7,00</text:p>
          </table:table-cell>
          <table:table-cell office:value-type="float" office:value="3.8356164383561642" table:formula="of:=[.AH26]*100/[.$J26]" table:style-name="ce3">
            <text:p>3,84</text:p>
          </table:table-cell>
          <table:table-cell office:value-type="float" office:value="2.3094010767585029" table:formula="of:=STDEV([Feuille1.$D28];[Feuille1.$P27];[Feuille1.$AB28];[Feuille1.$AN28])" table:style-name="ce3">
            <text:p>2,31</text:p>
          </table:table-cell>
          <table:table-cell table:number-columns-repeated="9" table:style-name="ce1"/>
          <table:table-cell office:value-type="float" office:value="25" table:formula="of:=[Feuille1.$A28]" table:style-name="ce1">
            <text:p>25</text:p>
          </table:table-cell>
          <table:table-cell office:value-type="float" office:value="4" table:formula="of:=AVERAGE([Feuille1.$E28];[Feuille1.$Q27];[Feuille1.$AC28];[Feuille1.$AO28])" table:style-name="ce3">
            <text:p>4,00</text:p>
          </table:table-cell>
          <table:table-cell office:value-type="float" office:value="2.1917808219178081" table:formula="of:=[.AU26]*100/[.$J26]" table:style-name="ce3">
            <text:p>2,19</text:p>
          </table:table-cell>
          <table:table-cell office:value-type="float" office:value="2.70801280154532" table:formula="of:=STDEV([Feuille1.$E28];[Feuille1.$Q27];[Feuille1.$AC28];[Feuille1.$AO28])" table:style-name="ce3">
            <text:p>2,71</text:p>
          </table:table-cell>
          <table:table-cell table:number-columns-repeated="8" table:style-name="ce1"/>
          <table:table-cell office:value-type="float" office:value="25" table:formula="of:=[Feuille1.$A28]" table:style-name="ce1">
            <text:p>25</text:p>
          </table:table-cell>
          <table:table-cell office:value-type="float" office:value="21.25" table:formula="of:=AVERAGE([Feuille1.$G28];[Feuille1.$S27];[Feuille1.$AE28];[Feuille1.$AQ28])" table:style-name="ce3">
            <text:p>21,25</text:p>
          </table:table-cell>
          <table:table-cell office:value-type="float" office:value="5.4390562906935731" table:formula="of:=STDEV([Feuille1.$G28];[Feuille1.$S27];[Feuille1.$AE28];[Feuille1.$AQ28])" table:style-name="ce3">
            <text:p>5,44</text:p>
          </table:table-cell>
          <table:table-cell table:style-name="ce3"/>
          <table:table-cell table:number-columns-repeated="5" table:style-name="ce1"/>
          <table:table-cell office:value-type="float" office:value="25" table:formula="of:=[Feuille1.$A28]" table:style-name="ce1">
            <text:p>25</text:p>
          </table:table-cell>
          <table:table-cell office:value-type="float" office:value="17.75" table:formula="of:=AVERAGE([Feuille1.$K28];[Feuille1.$W27];[Feuille1.$AI28];[Feuille1.$AU28])" table:style-name="ce3">
            <text:p>17,75</text:p>
          </table:table-cell>
          <table:table-cell office:value-type="float" office:value="5.4390562906935731" table:formula="of:=STDEV([Feuille1.$K28];[Feuille1.$W27];[Feuille1.$AI28];[Feuille1.$AU28])" table:style-name="ce3">
            <text:p>5,44</text:p>
          </table:table-cell>
          <table:table-cell table:number-columns-repeated="5" table:style-name="ce1"/>
          <table:table-cell office:value-type="float" office:value="25" table:formula="of:=[Feuille1.$A28]" table:style-name="ce1">
            <text:p>25</text:p>
          </table:table-cell>
          <table:table-cell office:value-type="float" office:value="16.25" table:formula="of:=AVERAGE([Feuille1.$H28];[Feuille1.$T27];[Feuille1.$AF28];[Feuille1.$AR28])" table:style-name="ce3">
            <text:p>16,25</text:p>
          </table:table-cell>
          <table:table-cell office:value-type="float" office:value="91.549295774647888" table:formula="of:=[.BX26]*100/[.$BP26]" table:style-name="ce3">
            <text:p>91,55</text:p>
          </table:table-cell>
          <table:table-cell office:value-type="float" office:value="5.7951128835712371" table:formula="of:=STDEV([Feuille1.$H28];[Feuille1.$T27];[Feuille1.$AF28];[Feuille1.$AR28])" table:style-name="ce3">
            <text:p>5,80</text:p>
          </table:table-cell>
          <table:table-cell table:number-columns-repeated="9" table:style-name="ce1"/>
          <table:table-cell office:value-type="float" office:value="25" table:formula="of:=[Feuille1.$A28]" table:style-name="ce1">
            <text:p>25</text:p>
          </table:table-cell>
          <table:table-cell office:value-type="float" office:value="1.25" table:formula="of:=AVERAGE([Feuille1.$I28];[Feuille1.$U27];[Feuille1.$AG28];[Feuille1.$AS28])" table:style-name="ce3">
            <text:p>1,25</text:p>
          </table:table-cell>
          <table:table-cell office:value-type="float" office:value="7.042253521126761" table:formula="of:=[.CK26]*100/[.$BP26]" table:style-name="ce3">
            <text:p>7,04</text:p>
          </table:table-cell>
          <table:table-cell office:value-type="float" office:value="0.5" table:formula="of:=STDEV([Feuille1.$I28];[Feuille1.$U27];[Feuille1.$AG28];[Feuille1.$AS28])" table:style-name="ce3">
            <text:p>0,50</text:p>
          </table:table-cell>
          <table:table-cell table:number-columns-repeated="8" table:style-name="ce1"/>
          <table:table-cell office:value-type="float" office:value="25" table:formula="of:=[Feuille1.$A28]" table:style-name="ce1">
            <text:p>25</text:p>
          </table:table-cell>
          <table:table-cell office:value-type="float" office:value="0.25" table:formula="of:=AVERAGE([Feuille1.$J28];[Feuille1.$V27];[Feuille1.$AH28];[Feuille1.$AT28])" table:style-name="ce3">
            <text:p>0,25</text:p>
          </table:table-cell>
          <table:table-cell office:value-type="float" office:value="1.408450704225352" table:formula="of:=[.CW26]*100/[.$BP26]" table:style-name="ce3">
            <text:p>1,41</text:p>
          </table:table-cell>
          <table:table-cell office:value-type="float" office:value="0.5" table:formula="of:=STDEV([Feuille1.$J28];[Feuille1.$V27];[Feuille1.$AH28];[Feuille1.$AT28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26" table:formula="of:=[Feuille1.$A29]" table:style-name="ce1">
            <text:p>26</text:p>
          </table:table-cell>
          <table:table-cell office:value-type="float" office:value="44.75" table:formula="of:=AVERAGE([Feuille1.$B29];[Feuille1.$N28];[Feuille1.$Z29];[Feuille1.$AL29])" table:style-name="ce3">
            <text:p>44,75</text:p>
          </table:table-cell>
          <table:table-cell office:value-type="float" office:value="5.9651767227244274" table:formula="of:=STDEV([Feuille1.$B29];[Feuille1.$N28];[Feuille1.$Z29];[Feuille1.$AL29])" table:style-name="ce3">
            <text:p>5,97</text:p>
          </table:table-cell>
          <table:table-cell table:number-columns-repeated="5" table:style-name="ce1"/>
          <table:table-cell office:value-type="float" office:value="26" table:formula="of:=[Feuille1.$A29]" table:style-name="ce1">
            <text:p>26</text:p>
          </table:table-cell>
          <table:table-cell office:value-type="float" office:value="203.5" table:formula="of:=AVERAGE([Feuille1.$F29];[Feuille1.$R28];[Feuille1.$AD29];[Feuille1.$AP29])" table:style-name="ce3">
            <text:p>203,50</text:p>
          </table:table-cell>
          <table:table-cell office:value-type="float" office:value="21.205345238091898" table:formula="of:=STDEV([Feuille1.$F29];[Feuille1.$R28];[Feuille1.$AD29];[Feuille1.$AP29])" table:style-name="ce3">
            <text:p>21,21</text:p>
          </table:table-cell>
          <table:table-cell table:number-columns-repeated="9" table:style-name="ce1"/>
          <table:table-cell office:value-type="float" office:value="26" table:formula="of:=[Feuille1.$A29]" table:style-name="ce1">
            <text:p>26</text:p>
          </table:table-cell>
          <table:table-cell office:value-type="float" office:value="191.75" table:formula="of:=AVERAGE([Feuille1.$C29];[Feuille1.O28];[Feuille1.$AA29];[Feuille1.$AM29])" table:style-name="ce3">
            <text:p>191,75</text:p>
          </table:table-cell>
          <table:table-cell office:value-type="float" office:value="94.226044226044223" table:formula="of:=[.V27]*100/[.J27]" table:style-name="ce3">
            <text:p>94,23</text:p>
          </table:table-cell>
          <table:table-cell office:value-type="float" office:value="19.80530232033836" table:formula="of:=STDEV([Feuille1.$C29];[Feuille1.$O28];[Feuille1.$AA29];[Feuille1.$AM29])" table:style-name="ce3">
            <text:p>19,81</text:p>
          </table:table-cell>
          <table:table-cell table:number-columns-repeated="8" table:style-name="ce1"/>
          <table:table-cell office:value-type="float" office:value="26" table:formula="of:=[Feuille1.$A29]" table:style-name="ce1">
            <text:p>26</text:p>
          </table:table-cell>
          <table:table-cell office:value-type="float" office:value="7.5" table:formula="of:=AVERAGE([Feuille1.$D29];[Feuille1.$P28];[Feuille1.$AB29];[Feuille1.$AN29])" table:style-name="ce3">
            <text:p>7,50</text:p>
          </table:table-cell>
          <table:table-cell office:value-type="float" office:value="3.6855036855036856" table:formula="of:=[.AH27]*100/[.$J27]" table:style-name="ce3">
            <text:p>3,69</text:p>
          </table:table-cell>
          <table:table-cell office:value-type="float" office:value="3" table:formula="of:=STDEV([Feuille1.$D29];[Feuille1.$P28];[Feuille1.$AB29];[Feuille1.$AN29])" table:style-name="ce3">
            <text:p>3,00</text:p>
          </table:table-cell>
          <table:table-cell table:number-columns-repeated="9" table:style-name="ce1"/>
          <table:table-cell office:value-type="float" office:value="26" table:formula="of:=[Feuille1.$A29]" table:style-name="ce1">
            <text:p>26</text:p>
          </table:table-cell>
          <table:table-cell office:value-type="float" office:value="4.25" table:formula="of:=AVERAGE([Feuille1.$E29];[Feuille1.$Q28];[Feuille1.$AC29];[Feuille1.$AO29])" table:style-name="ce3">
            <text:p>4,25</text:p>
          </table:table-cell>
          <table:table-cell office:value-type="float" office:value="2.0884520884520885" table:formula="of:=[.AU27]*100/[.$J27]" table:style-name="ce3">
            <text:p>2,09</text:p>
          </table:table-cell>
          <table:table-cell office:value-type="float" office:value="3.2015621187164243" table:formula="of:=STDEV([Feuille1.$E29];[Feuille1.$Q28];[Feuille1.$AC29];[Feuille1.$AO29])" table:style-name="ce3">
            <text:p>3,20</text:p>
          </table:table-cell>
          <table:table-cell table:number-columns-repeated="8" table:style-name="ce1"/>
          <table:table-cell office:value-type="float" office:value="26" table:formula="of:=[Feuille1.$A29]" table:style-name="ce1">
            <text:p>26</text:p>
          </table:table-cell>
          <table:table-cell office:value-type="float" office:value="26.25" table:formula="of:=AVERAGE([Feuille1.$G29];[Feuille1.$S28];[Feuille1.$AE29];[Feuille1.$AQ29])" table:style-name="ce3">
            <text:p>26,25</text:p>
          </table:table-cell>
          <table:table-cell office:value-type="float" office:value="8.5391256382996659" table:formula="of:=STDEV([Feuille1.$G29];[Feuille1.$S28];[Feuille1.$AE29];[Feuille1.$AQ29])" table:style-name="ce3">
            <text:p>8,54</text:p>
          </table:table-cell>
          <table:table-cell table:style-name="ce3"/>
          <table:table-cell table:number-columns-repeated="5" table:style-name="ce1"/>
          <table:table-cell office:value-type="float" office:value="26" table:formula="of:=[Feuille1.$A29]" table:style-name="ce1">
            <text:p>26</text:p>
          </table:table-cell>
          <table:table-cell office:value-type="float" office:value="21" table:formula="of:=AVERAGE([Feuille1.$K29];[Feuille1.$W28];[Feuille1.$AI29];[Feuille1.$AU29])" table:style-name="ce3">
            <text:p>21,00</text:p>
          </table:table-cell>
          <table:table-cell office:value-type="float" office:value="7.6157731058639087" table:formula="of:=STDEV([Feuille1.$K29];[Feuille1.$W28];[Feuille1.$AI29];[Feuille1.$AU29])" table:style-name="ce3">
            <text:p>7,62</text:p>
          </table:table-cell>
          <table:table-cell table:number-columns-repeated="5" table:style-name="ce1"/>
          <table:table-cell office:value-type="float" office:value="26" table:formula="of:=[Feuille1.$A29]" table:style-name="ce1">
            <text:p>26</text:p>
          </table:table-cell>
          <table:table-cell office:value-type="float" office:value="20.25" table:formula="of:=AVERAGE([Feuille1.$H29];[Feuille1.$T28];[Feuille1.$AF29];[Feuille1.$AR29])" table:style-name="ce3">
            <text:p>20,25</text:p>
          </table:table-cell>
          <table:table-cell office:value-type="float" office:value="96.428571428571431" table:formula="of:=[.BX27]*100/[.$BP27]" table:style-name="ce3">
            <text:p>96,43</text:p>
          </table:table-cell>
          <table:table-cell office:value-type="float" office:value="6.946221994724902" table:formula="of:=STDEV([Feuille1.$H29];[Feuille1.$T28];[Feuille1.$AF29];[Feuille1.$AR29])" table:style-name="ce3">
            <text:p>6,95</text:p>
          </table:table-cell>
          <table:table-cell table:number-columns-repeated="9" table:style-name="ce1"/>
          <table:table-cell office:value-type="float" office:value="26" table:formula="of:=[Feuille1.$A29]" table:style-name="ce1">
            <text:p>26</text:p>
          </table:table-cell>
          <table:table-cell office:value-type="float" office:value="0.5" table:formula="of:=AVERAGE([Feuille1.$I29];[Feuille1.$U28];[Feuille1.$AG29];[Feuille1.$AS29])" table:style-name="ce3">
            <text:p>0,50</text:p>
          </table:table-cell>
          <table:table-cell office:value-type="float" office:value="2.3809523809523809" table:formula="of:=[.CK27]*100/[.$BP27]" table:style-name="ce3">
            <text:p>2,38</text:p>
          </table:table-cell>
          <table:table-cell office:value-type="float" office:value="1" table:formula="of:=STDEV([Feuille1.$I29];[Feuille1.$U28];[Feuille1.$AG29];[Feuille1.$AS29])" table:style-name="ce3">
            <text:p>1,00</text:p>
          </table:table-cell>
          <table:table-cell table:number-columns-repeated="8" table:style-name="ce1"/>
          <table:table-cell office:value-type="float" office:value="26" table:formula="of:=[Feuille1.$A29]" table:style-name="ce1">
            <text:p>26</text:p>
          </table:table-cell>
          <table:table-cell office:value-type="float" office:value="0.25" table:formula="of:=AVERAGE([Feuille1.$J29];[Feuille1.$V28];[Feuille1.$AH29];[Feuille1.$AT29])" table:style-name="ce3">
            <text:p>0,25</text:p>
          </table:table-cell>
          <table:table-cell office:value-type="float" office:value="1.1904761904761905" table:formula="of:=[.CW27]*100/[.$BP27]" table:style-name="ce3">
            <text:p>1,19</text:p>
          </table:table-cell>
          <table:table-cell office:value-type="float" office:value="0.5" table:formula="of:=STDEV([Feuille1.$J29];[Feuille1.$V28];[Feuille1.$AH29];[Feuille1.$AT29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27" table:formula="of:=[Feuille1.$A30]" table:style-name="ce1">
            <text:p>27</text:p>
          </table:table-cell>
          <table:table-cell office:value-type="float" office:value="49.25" table:formula="of:=AVERAGE([Feuille1.$B30];[Feuille1.$N29];[Feuille1.$Z30];[Feuille1.$AL30])" table:style-name="ce3">
            <text:p>49,25</text:p>
          </table:table-cell>
          <table:table-cell office:value-type="float" office:value="7.6757192931129694" table:formula="of:=STDEV([Feuille1.$B30];[Feuille1.$N29];[Feuille1.$Z30];[Feuille1.$AL30])" table:style-name="ce3">
            <text:p>7,68</text:p>
          </table:table-cell>
          <table:table-cell table:number-columns-repeated="5" table:style-name="ce1"/>
          <table:table-cell office:value-type="float" office:value="27" table:formula="of:=[Feuille1.$A30]" table:style-name="ce1">
            <text:p>27</text:p>
          </table:table-cell>
          <table:table-cell office:value-type="float" office:value="229.75" table:formula="of:=AVERAGE([Feuille1.$F30];[Feuille1.$R29];[Feuille1.$AD30];[Feuille1.$AP30])" table:style-name="ce3">
            <text:p>229,75</text:p>
          </table:table-cell>
          <table:table-cell office:value-type="float" office:value="20.2875166871979" table:formula="of:=STDEV([Feuille1.$F30];[Feuille1.$R29];[Feuille1.$AD30];[Feuille1.$AP30])" table:style-name="ce3">
            <text:p>20,29</text:p>
          </table:table-cell>
          <table:table-cell table:number-columns-repeated="9" table:style-name="ce1"/>
          <table:table-cell office:value-type="float" office:value="27" table:formula="of:=[Feuille1.$A30]" table:style-name="ce1">
            <text:p>27</text:p>
          </table:table-cell>
          <table:table-cell office:value-type="float" office:value="216" table:formula="of:=AVERAGE([Feuille1.$C30];[Feuille1.O29];[Feuille1.$AA30];[Feuille1.$AM30])" table:style-name="ce3">
            <text:p>216,00</text:p>
          </table:table-cell>
          <table:table-cell office:value-type="float" office:value="94.015233949945596" table:formula="of:=[.V28]*100/[.J28]" table:style-name="ce3">
            <text:p>94,02</text:p>
          </table:table-cell>
          <table:table-cell office:value-type="float" office:value="21.023796041628639" table:formula="of:=STDEV([Feuille1.$C30];[Feuille1.$O29];[Feuille1.$AA30];[Feuille1.$AM30])" table:style-name="ce3">
            <text:p>21,02</text:p>
          </table:table-cell>
          <table:table-cell table:number-columns-repeated="8" table:style-name="ce1"/>
          <table:table-cell office:value-type="float" office:value="27" table:formula="of:=[Feuille1.$A30]" table:style-name="ce1">
            <text:p>27</text:p>
          </table:table-cell>
          <table:table-cell office:value-type="float" office:value="9" table:formula="of:=AVERAGE([Feuille1.$D30];[Feuille1.$P29];[Feuille1.$AB30];[Feuille1.$AN30])" table:style-name="ce3">
            <text:p>9,00</text:p>
          </table:table-cell>
          <table:table-cell office:value-type="float" office:value="3.9173014145810665" table:formula="of:=[.AH28]*100/[.$J28]" table:style-name="ce3">
            <text:p>3,92</text:p>
          </table:table-cell>
          <table:table-cell office:value-type="float" office:value="2.9439202887759488" table:formula="of:=STDEV([Feuille1.$D30];[Feuille1.$P29];[Feuille1.$AB30];[Feuille1.$AN30])" table:style-name="ce3">
            <text:p>2,94</text:p>
          </table:table-cell>
          <table:table-cell table:number-columns-repeated="9" table:style-name="ce1"/>
          <table:table-cell office:value-type="float" office:value="27" table:formula="of:=[Feuille1.$A30]" table:style-name="ce1">
            <text:p>27</text:p>
          </table:table-cell>
          <table:table-cell office:value-type="float" office:value="4.75" table:formula="of:=AVERAGE([Feuille1.$E30];[Feuille1.$Q29];[Feuille1.$AC30];[Feuille1.$AO30])" table:style-name="ce3">
            <text:p>4,75</text:p>
          </table:table-cell>
          <table:table-cell office:value-type="float" office:value="2.0674646354733408" table:formula="of:=[.AU28]*100/[.$J28]" table:style-name="ce3">
            <text:p>2,07</text:p>
          </table:table-cell>
          <table:table-cell office:value-type="float" office:value="2.8722813232690143" table:formula="of:=STDEV([Feuille1.$E30];[Feuille1.$Q29];[Feuille1.$AC30];[Feuille1.$AO30])" table:style-name="ce3">
            <text:p>2,87</text:p>
          </table:table-cell>
          <table:table-cell table:number-columns-repeated="8" table:style-name="ce1"/>
          <table:table-cell office:value-type="float" office:value="27" table:formula="of:=[Feuille1.$A30]" table:style-name="ce1">
            <text:p>27</text:p>
          </table:table-cell>
          <table:table-cell office:value-type="float" office:value="30.75" table:formula="of:=AVERAGE([Feuille1.$G30];[Feuille1.$S29];[Feuille1.$AE30];[Feuille1.$AQ30])" table:style-name="ce3">
            <text:p>30,75</text:p>
          </table:table-cell>
          <table:table-cell office:value-type="float" office:value="5.315072906367325" table:formula="of:=STDEV([Feuille1.$G30];[Feuille1.$S29];[Feuille1.$AE30];[Feuille1.$AQ30])" table:style-name="ce3">
            <text:p>5,32</text:p>
          </table:table-cell>
          <table:table-cell table:style-name="ce3"/>
          <table:table-cell table:number-columns-repeated="5" table:style-name="ce1"/>
          <table:table-cell office:value-type="float" office:value="27" table:formula="of:=[Feuille1.$A30]" table:style-name="ce1">
            <text:p>27</text:p>
          </table:table-cell>
          <table:table-cell office:value-type="float" office:value="26.25" table:formula="of:=AVERAGE([Feuille1.$K30];[Feuille1.$W29];[Feuille1.$AI30];[Feuille1.$AU30])" table:style-name="ce3">
            <text:p>26,25</text:p>
          </table:table-cell>
          <table:table-cell office:value-type="float" office:value="5.619905100029122" table:formula="of:=STDEV([Feuille1.$K30];[Feuille1.$W29];[Feuille1.$AI30];[Feuille1.$AU30])" table:style-name="ce3">
            <text:p>5,62</text:p>
          </table:table-cell>
          <table:table-cell table:number-columns-repeated="5" table:style-name="ce1"/>
          <table:table-cell office:value-type="float" office:value="27" table:formula="of:=[Feuille1.$A30]" table:style-name="ce1">
            <text:p>27</text:p>
          </table:table-cell>
          <table:table-cell office:value-type="float" office:value="24.25" table:formula="of:=AVERAGE([Feuille1.$H30];[Feuille1.$T29];[Feuille1.$AF30];[Feuille1.$AR30])" table:style-name="ce3">
            <text:p>24,25</text:p>
          </table:table-cell>
          <table:table-cell office:value-type="float" office:value="92.38095238095238" table:formula="of:=[.BX28]*100/[.$BP28]" table:style-name="ce3">
            <text:p>92,38</text:p>
          </table:table-cell>
          <table:table-cell office:value-type="float" office:value="5.123475382979799" table:formula="of:=STDEV([Feuille1.$H30];[Feuille1.$T29];[Feuille1.$AF30];[Feuille1.$AR30])" table:style-name="ce3">
            <text:p>5,12</text:p>
          </table:table-cell>
          <table:table-cell table:number-columns-repeated="9" table:style-name="ce1"/>
          <table:table-cell office:value-type="float" office:value="27" table:formula="of:=[Feuille1.$A30]" table:style-name="ce1">
            <text:p>27</text:p>
          </table:table-cell>
          <table:table-cell office:value-type="float" office:value="1.5" table:formula="of:=AVERAGE([Feuille1.$I30];[Feuille1.$U29];[Feuille1.$AG30];[Feuille1.$AS30])" table:style-name="ce3">
            <text:p>1,50</text:p>
          </table:table-cell>
          <table:table-cell office:value-type="float" office:value="5.7142857142857144" table:formula="of:=[.CK28]*100/[.$BP28]" table:style-name="ce3">
            <text:p>5,71</text:p>
          </table:table-cell>
          <table:table-cell office:value-type="float" office:value="1.2909944487358056" table:formula="of:=STDEV([Feuille1.$I30];[Feuille1.$U29];[Feuille1.$AG30];[Feuille1.$AS30])" table:style-name="ce3">
            <text:p>1,29</text:p>
          </table:table-cell>
          <table:table-cell table:number-columns-repeated="8" table:style-name="ce1"/>
          <table:table-cell office:value-type="float" office:value="27" table:formula="of:=[Feuille1.$A30]" table:style-name="ce1">
            <text:p>27</text:p>
          </table:table-cell>
          <table:table-cell office:value-type="float" office:value="0.5" table:formula="of:=AVERAGE([Feuille1.$J30];[Feuille1.$V29];[Feuille1.$AH30];[Feuille1.$AT30])" table:style-name="ce3">
            <text:p>0,50</text:p>
          </table:table-cell>
          <table:table-cell office:value-type="float" office:value="1.9047619047619047" table:formula="of:=[.CW28]*100/[.$BP28]" table:style-name="ce3">
            <text:p>1,90</text:p>
          </table:table-cell>
          <table:table-cell office:value-type="float" office:value="1" table:formula="of:=STDEV([Feuille1.$J30];[Feuille1.$V29];[Feuille1.$AH30];[Feuille1.$AT30])" table:style-name="ce3">
            <text:p>1,00</text:p>
          </table:table-cell>
          <table:table-cell table:number-columns-repeated="16281"/>
        </table:table-row>
        <table:table-row table:style-name="ro1">
          <table:table-cell office:value-type="float" office:value="28" table:formula="of:=[Feuille1.$A31]" table:style-name="ce1">
            <text:p>28</text:p>
          </table:table-cell>
          <table:table-cell office:value-type="float" office:value="53" table:formula="of:=AVERAGE([Feuille1.$B31];[Feuille1.$N30];[Feuille1.$Z31];[Feuille1.$AL31])" table:style-name="ce3">
            <text:p>53,00</text:p>
          </table:table-cell>
          <table:table-cell office:value-type="float" office:value="10.066445913694333" table:formula="of:=STDEV([Feuille1.$B31];[Feuille1.$N30];[Feuille1.$Z31];[Feuille1.$AL31])" table:style-name="ce3">
            <text:p>10,07</text:p>
          </table:table-cell>
          <table:table-cell table:number-columns-repeated="5" table:style-name="ce1"/>
          <table:table-cell office:value-type="float" office:value="28" table:formula="of:=[Feuille1.$A31]" table:style-name="ce1">
            <text:p>28</text:p>
          </table:table-cell>
          <table:table-cell office:value-type="float" office:value="250.75" table:formula="of:=AVERAGE([Feuille1.$F31];[Feuille1.$R30];[Feuille1.$AD31];[Feuille1.$AP31])" table:style-name="ce3">
            <text:p>250,75</text:p>
          </table:table-cell>
          <table:table-cell office:value-type="float" office:value="23.796008068581589" table:formula="of:=STDEV([Feuille1.$F31];[Feuille1.$R30];[Feuille1.$AD31];[Feuille1.$AP31])" table:style-name="ce3">
            <text:p>23,80</text:p>
          </table:table-cell>
          <table:table-cell table:number-columns-repeated="9" table:style-name="ce1"/>
          <table:table-cell office:value-type="float" office:value="28" table:formula="of:=[Feuille1.$A31]" table:style-name="ce1">
            <text:p>28</text:p>
          </table:table-cell>
          <table:table-cell office:value-type="float" office:value="234.5" table:formula="of:=AVERAGE([Feuille1.$C31];[Feuille1.O30];[Feuille1.$AA31];[Feuille1.$AM31])" table:style-name="ce3">
            <text:p>234,50</text:p>
          </table:table-cell>
          <table:table-cell office:value-type="float" office:value="93.51944167497507" table:formula="of:=[.V29]*100/[.J29]" table:style-name="ce3">
            <text:p>93,52</text:p>
          </table:table-cell>
          <table:table-cell office:value-type="float" office:value="22.531459488161584" table:formula="of:=STDEV([Feuille1.$C31];[Feuille1.$O30];[Feuille1.$AA31];[Feuille1.$AM31])" table:style-name="ce3">
            <text:p>22,53</text:p>
          </table:table-cell>
          <table:table-cell table:number-columns-repeated="8" table:style-name="ce1"/>
          <table:table-cell office:value-type="float" office:value="28" table:formula="of:=[Feuille1.$A31]" table:style-name="ce1">
            <text:p>28</text:p>
          </table:table-cell>
          <table:table-cell office:value-type="float" office:value="10.75" table:formula="of:=AVERAGE([Feuille1.$D31];[Feuille1.$P30];[Feuille1.$AB31];[Feuille1.$AN31])" table:style-name="ce3">
            <text:p>10,75</text:p>
          </table:table-cell>
          <table:table-cell office:value-type="float" office:value="4.2871385842472582" table:formula="of:=[.AH29]*100/[.$J29]" table:style-name="ce3">
            <text:p>4,29</text:p>
          </table:table-cell>
          <table:table-cell office:value-type="float" office:value="3.0956959368344519" table:formula="of:=STDEV([Feuille1.$D31];[Feuille1.$P30];[Feuille1.$AB31];[Feuille1.$AN31])" table:style-name="ce3">
            <text:p>3,10</text:p>
          </table:table-cell>
          <table:table-cell table:number-columns-repeated="9" table:style-name="ce1"/>
          <table:table-cell office:value-type="float" office:value="28" table:formula="of:=[Feuille1.$A31]" table:style-name="ce1">
            <text:p>28</text:p>
          </table:table-cell>
          <table:table-cell office:value-type="float" office:value="5.5" table:formula="of:=AVERAGE([Feuille1.$E31];[Feuille1.$Q30];[Feuille1.$AC31];[Feuille1.$AO31])" table:style-name="ce3">
            <text:p>5,50</text:p>
          </table:table-cell>
          <table:table-cell office:value-type="float" office:value="2.1934197407776672" table:formula="of:=[.AU29]*100/[.$J29]" table:style-name="ce3">
            <text:p>2,19</text:p>
          </table:table-cell>
          <table:table-cell office:value-type="float" office:value="2.3804761428476167" table:formula="of:=STDEV([Feuille1.$E31];[Feuille1.$Q30];[Feuille1.$AC31];[Feuille1.$AO31])" table:style-name="ce3">
            <text:p>2,38</text:p>
          </table:table-cell>
          <table:table-cell table:number-columns-repeated="8" table:style-name="ce1"/>
          <table:table-cell office:value-type="float" office:value="28" table:formula="of:=[Feuille1.$A31]" table:style-name="ce1">
            <text:p>28</text:p>
          </table:table-cell>
          <table:table-cell office:value-type="float" office:value="24.75" table:formula="of:=AVERAGE([Feuille1.$G31];[Feuille1.$S30];[Feuille1.$AE31];[Feuille1.$AQ31])" table:style-name="ce3">
            <text:p>24,75</text:p>
          </table:table-cell>
          <table:table-cell office:value-type="float" office:value="10.719919153924002" table:formula="of:=STDEV([Feuille1.$G31];[Feuille1.$S30];[Feuille1.$AE31];[Feuille1.$AQ31])" table:style-name="ce3">
            <text:p>10,72</text:p>
          </table:table-cell>
          <table:table-cell table:style-name="ce3"/>
          <table:table-cell table:number-columns-repeated="5" table:style-name="ce1"/>
          <table:table-cell office:value-type="float" office:value="28" table:formula="of:=[Feuille1.$A31]" table:style-name="ce1">
            <text:p>28</text:p>
          </table:table-cell>
          <table:table-cell office:value-type="float" office:value="21" table:formula="of:=AVERAGE([Feuille1.$K31];[Feuille1.$W30];[Feuille1.$AI31];[Feuille1.$AU31])" table:style-name="ce3">
            <text:p>21,00</text:p>
          </table:table-cell>
          <table:table-cell office:value-type="float" office:value="8.1649658092772608" table:formula="of:=STDEV([Feuille1.$K31];[Feuille1.$W30];[Feuille1.$AI31];[Feuille1.$AU31])" table:style-name="ce3">
            <text:p>8,16</text:p>
          </table:table-cell>
          <table:table-cell table:number-columns-repeated="5" table:style-name="ce1"/>
          <table:table-cell office:value-type="float" office:value="28" table:formula="of:=[Feuille1.$A31]" table:style-name="ce1">
            <text:p>28</text:p>
          </table:table-cell>
          <table:table-cell office:value-type="float" office:value="18.5" table:formula="of:=AVERAGE([Feuille1.$H31];[Feuille1.$T30];[Feuille1.$AF31];[Feuille1.$AR31])" table:style-name="ce3">
            <text:p>18,50</text:p>
          </table:table-cell>
          <table:table-cell office:value-type="float" office:value="88.095238095238102" table:formula="of:=[.BX29]*100/[.$BP29]" table:style-name="ce3">
            <text:p>88,10</text:p>
          </table:table-cell>
          <table:table-cell office:value-type="float" office:value="8.2663978450914968" table:formula="of:=STDEV([Feuille1.$H31];[Feuille1.$T30];[Feuille1.$AF31];[Feuille1.$AR31])" table:style-name="ce3">
            <text:p>8,27</text:p>
          </table:table-cell>
          <table:table-cell table:number-columns-repeated="9" table:style-name="ce1"/>
          <table:table-cell office:value-type="float" office:value="28" table:formula="of:=[Feuille1.$A31]" table:style-name="ce1">
            <text:p>28</text:p>
          </table:table-cell>
          <table:table-cell office:value-type="float" office:value="1.75" table:formula="of:=AVERAGE([Feuille1.$I31];[Feuille1.$U30];[Feuille1.$AG31];[Feuille1.$AS31])" table:style-name="ce3">
            <text:p>1,75</text:p>
          </table:table-cell>
          <table:table-cell office:value-type="float" office:value="8.3333333333333339" table:formula="of:=[.CK29]*100/[.$BP29]" table:style-name="ce3">
            <text:p>8,33</text:p>
          </table:table-cell>
          <table:table-cell office:value-type="float" office:value="0.5" table:formula="of:=STDEV([Feuille1.$I31];[Feuille1.$U30];[Feuille1.$AG31];[Feuille1.$AS31])" table:style-name="ce3">
            <text:p>0,50</text:p>
          </table:table-cell>
          <table:table-cell table:number-columns-repeated="8" table:style-name="ce1"/>
          <table:table-cell office:value-type="float" office:value="28" table:formula="of:=[Feuille1.$A31]" table:style-name="ce1">
            <text:p>28</text:p>
          </table:table-cell>
          <table:table-cell office:value-type="float" office:value="0.75" table:formula="of:=AVERAGE([Feuille1.$J31];[Feuille1.$V30];[Feuille1.$AH31];[Feuille1.$AT31])" table:style-name="ce3">
            <text:p>0,75</text:p>
          </table:table-cell>
          <table:table-cell office:value-type="float" office:value="3.5714285714285716" table:formula="of:=[.CW29]*100/[.$BP29]" table:style-name="ce3">
            <text:p>3,57</text:p>
          </table:table-cell>
          <table:table-cell office:value-type="float" office:value="0.5" table:formula="of:=STDEV([Feuille1.$J31];[Feuille1.$V30];[Feuille1.$AH31];[Feuille1.$AT31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29" table:formula="of:=[Feuille1.$A32]" table:style-name="ce1">
            <text:p>29</text:p>
          </table:table-cell>
          <table:table-cell office:value-type="float" office:value="58.5" table:formula="of:=AVERAGE([Feuille1.$B32];[Feuille1.$N31];[Feuille1.$Z32];[Feuille1.$AL32])" table:style-name="ce3">
            <text:p>58,50</text:p>
          </table:table-cell>
          <table:table-cell office:value-type="float" office:value="10.754843869934453" table:formula="of:=STDEV([Feuille1.$B32];[Feuille1.$N31];[Feuille1.$Z32];[Feuille1.$AL32])" table:style-name="ce3">
            <text:p>10,75</text:p>
          </table:table-cell>
          <table:table-cell table:number-columns-repeated="5" table:style-name="ce1"/>
          <table:table-cell office:value-type="float" office:value="29" table:formula="of:=[Feuille1.$A32]" table:style-name="ce1">
            <text:p>29</text:p>
          </table:table-cell>
          <table:table-cell office:value-type="float" office:value="280.5" table:formula="of:=AVERAGE([Feuille1.$F32];[Feuille1.$R31];[Feuille1.$AD32];[Feuille1.$AP32])" table:style-name="ce3">
            <text:p>280,50</text:p>
          </table:table-cell>
          <table:table-cell office:value-type="float" office:value="23.388031127053001" table:formula="of:=STDEV([Feuille1.$F32];[Feuille1.$R31];[Feuille1.$AD32];[Feuille1.$AP32])" table:style-name="ce3">
            <text:p>23,39</text:p>
          </table:table-cell>
          <table:table-cell table:number-columns-repeated="9" table:style-name="ce1"/>
          <table:table-cell office:value-type="float" office:value="29" table:formula="of:=[Feuille1.$A32]" table:style-name="ce1">
            <text:p>29</text:p>
          </table:table-cell>
          <table:table-cell office:value-type="float" office:value="262.5" table:formula="of:=AVERAGE([Feuille1.$C32];[Feuille1.O31];[Feuille1.$AA32];[Feuille1.$AM32])" table:style-name="ce3">
            <text:p>262,50</text:p>
          </table:table-cell>
          <table:table-cell office:value-type="float" office:value="93.582887700534755" table:formula="of:=[.V30]*100/[.J30]" table:style-name="ce3">
            <text:p>93,58</text:p>
          </table:table-cell>
          <table:table-cell office:value-type="float" office:value="23.057898140695016" table:formula="of:=STDEV([Feuille1.$C32];[Feuille1.$O31];[Feuille1.$AA32];[Feuille1.$AM32])" table:style-name="ce3">
            <text:p>23,06</text:p>
          </table:table-cell>
          <table:table-cell table:number-columns-repeated="8" table:style-name="ce1"/>
          <table:table-cell office:value-type="float" office:value="29" table:formula="of:=[Feuille1.$A32]" table:style-name="ce1">
            <text:p>29</text:p>
          </table:table-cell>
          <table:table-cell office:value-type="float" office:value="12.25" table:formula="of:=AVERAGE([Feuille1.$D32];[Feuille1.$P31];[Feuille1.$AB32];[Feuille1.$AN32])" table:style-name="ce3">
            <text:p>12,25</text:p>
          </table:table-cell>
          <table:table-cell office:value-type="float" office:value="4.3672014260249554" table:formula="of:=[.AH30]*100/[.$J30]" table:style-name="ce3">
            <text:p>4,37</text:p>
          </table:table-cell>
          <table:table-cell office:value-type="float" office:value="2.6299556396765835" table:formula="of:=STDEV([Feuille1.$D32];[Feuille1.$P31];[Feuille1.$AB32];[Feuille1.$AN32])" table:style-name="ce3">
            <text:p>2,63</text:p>
          </table:table-cell>
          <table:table-cell table:number-columns-repeated="9" table:style-name="ce1"/>
          <table:table-cell office:value-type="float" office:value="29" table:formula="of:=[Feuille1.$A32]" table:style-name="ce1">
            <text:p>29</text:p>
          </table:table-cell>
          <table:table-cell office:value-type="float" office:value="5.75" table:formula="of:=AVERAGE([Feuille1.$E32];[Feuille1.$Q31];[Feuille1.$AC32];[Feuille1.$AO32])" table:style-name="ce3">
            <text:p>5,75</text:p>
          </table:table-cell>
          <table:table-cell office:value-type="float" office:value="2.0499108734402851" table:formula="of:=[.AU30]*100/[.$J30]" table:style-name="ce3">
            <text:p>2,05</text:p>
          </table:table-cell>
          <table:table-cell office:value-type="float" office:value="2.3629078131263039" table:formula="of:=STDEV([Feuille1.$E32];[Feuille1.$Q31];[Feuille1.$AC32];[Feuille1.$AO32])" table:style-name="ce3">
            <text:p>2,36</text:p>
          </table:table-cell>
          <table:table-cell table:number-columns-repeated="8" table:style-name="ce1"/>
          <table:table-cell office:value-type="float" office:value="29" table:formula="of:=[Feuille1.$A32]" table:style-name="ce1">
            <text:p>29</text:p>
          </table:table-cell>
          <table:table-cell office:value-type="float" office:value="35.25" table:formula="of:=AVERAGE([Feuille1.$G32];[Feuille1.$S31];[Feuille1.$AE32];[Feuille1.$AQ32])" table:style-name="ce3">
            <text:p>35,25</text:p>
          </table:table-cell>
          <table:table-cell office:value-type="float" office:value="8.5" table:formula="of:=STDEV([Feuille1.$G32];[Feuille1.$S31];[Feuille1.$AE32];[Feuille1.$AQ32])" table:style-name="ce3">
            <text:p>8,50</text:p>
          </table:table-cell>
          <table:table-cell table:style-name="ce3"/>
          <table:table-cell table:number-columns-repeated="5" table:style-name="ce1"/>
          <table:table-cell office:value-type="float" office:value="29" table:formula="of:=[Feuille1.$A32]" table:style-name="ce1">
            <text:p>29</text:p>
          </table:table-cell>
          <table:table-cell office:value-type="float" office:value="29.75" table:formula="of:=AVERAGE([Feuille1.$K32];[Feuille1.$W31];[Feuille1.$AI32];[Feuille1.$AU32])" table:style-name="ce3">
            <text:p>29,75</text:p>
          </table:table-cell>
          <table:table-cell office:value-type="float" office:value="9.0323492698928192" table:formula="of:=STDEV([Feuille1.$K32];[Feuille1.$W31];[Feuille1.$AI32];[Feuille1.$AU32])" table:style-name="ce3">
            <text:p>9,03</text:p>
          </table:table-cell>
          <table:table-cell table:number-columns-repeated="5" table:style-name="ce1"/>
          <table:table-cell office:value-type="float" office:value="29" table:formula="of:=[Feuille1.$A32]" table:style-name="ce1">
            <text:p>29</text:p>
          </table:table-cell>
          <table:table-cell office:value-type="float" office:value="28" table:formula="of:=AVERAGE([Feuille1.$H32];[Feuille1.$T31];[Feuille1.$AF32];[Feuille1.$AR32])" table:style-name="ce3">
            <text:p>28,00</text:p>
          </table:table-cell>
          <table:table-cell office:value-type="float" office:value="94.117647058823536" table:formula="of:=[.BX30]*100/[.$BP30]" table:style-name="ce3">
            <text:p>94,12</text:p>
          </table:table-cell>
          <table:table-cell office:value-type="float" office:value="8.0829037686547611" table:formula="of:=STDEV([Feuille1.$H32];[Feuille1.$T31];[Feuille1.$AF32];[Feuille1.$AR32])" table:style-name="ce3">
            <text:p>8,08</text:p>
          </table:table-cell>
          <table:table-cell table:number-columns-repeated="9" table:style-name="ce1"/>
          <table:table-cell office:value-type="float" office:value="29" table:formula="of:=[Feuille1.$A32]" table:style-name="ce1">
            <text:p>29</text:p>
          </table:table-cell>
          <table:table-cell office:value-type="float" office:value="1.5" table:formula="of:=AVERAGE([Feuille1.$I32];[Feuille1.$U31];[Feuille1.$AG32];[Feuille1.$AS32])" table:style-name="ce3">
            <text:p>1,50</text:p>
          </table:table-cell>
          <table:table-cell office:value-type="float" office:value="5.0420168067226889" table:formula="of:=[.CK30]*100/[.$BP30]" table:style-name="ce3">
            <text:p>5,04</text:p>
          </table:table-cell>
          <table:table-cell office:value-type="float" office:value="0.57735026918962573" table:formula="of:=STDEV([Feuille1.$I32];[Feuille1.$U31];[Feuille1.$AG32];[Feuille1.$AS32])" table:style-name="ce3">
            <text:p>0,58</text:p>
          </table:table-cell>
          <table:table-cell table:number-columns-repeated="8" table:style-name="ce1"/>
          <table:table-cell office:value-type="float" office:value="29" table:formula="of:=[Feuille1.$A32]" table:style-name="ce1">
            <text:p>29</text:p>
          </table:table-cell>
          <table:table-cell office:value-type="float" office:value="0.25" table:formula="of:=AVERAGE([Feuille1.$J32];[Feuille1.$V31];[Feuille1.$AH32];[Feuille1.$AT32])" table:style-name="ce3">
            <text:p>0,25</text:p>
          </table:table-cell>
          <table:table-cell office:value-type="float" office:value="0.84033613445378152" table:formula="of:=[.CW30]*100/[.$BP30]" table:style-name="ce3">
            <text:p>0,84</text:p>
          </table:table-cell>
          <table:table-cell office:value-type="float" office:value="0.5" table:formula="of:=STDEV([Feuille1.$J32];[Feuille1.$V31];[Feuille1.$AH32];[Feuille1.$AT32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30" table:formula="of:=[Feuille1.$A33]" table:style-name="ce1">
            <text:p>30</text:p>
          </table:table-cell>
          <table:table-cell office:value-type="float" office:value="60" table:formula="of:=AVERAGE([Feuille1.$B33];[Feuille1.$N32];[Feuille1.$Z33];[Feuille1.$AL33])" table:style-name="ce3">
            <text:p>60,00</text:p>
          </table:table-cell>
          <table:table-cell office:value-type="float" office:value="12.780193008453876" table:formula="of:=STDEV([Feuille1.$B33];[Feuille1.$N32];[Feuille1.$Z33];[Feuille1.$AL33])" table:style-name="ce3">
            <text:p>12,78</text:p>
          </table:table-cell>
          <table:table-cell table:number-columns-repeated="5" table:style-name="ce1"/>
          <table:table-cell office:value-type="float" office:value="30" table:formula="of:=[Feuille1.$A33]" table:style-name="ce1">
            <text:p>30</text:p>
          </table:table-cell>
          <table:table-cell office:value-type="float" office:value="307.25" table:formula="of:=AVERAGE([Feuille1.$F33];[Feuille1.$R32];[Feuille1.$AD33];[Feuille1.$AP33])" table:style-name="ce3">
            <text:p>307,25</text:p>
          </table:table-cell>
          <table:table-cell office:value-type="float" office:value="28.825625173908485" table:formula="of:=STDEV([Feuille1.$F33];[Feuille1.$R32];[Feuille1.$AD33];[Feuille1.$AP33])" table:style-name="ce3">
            <text:p>28,83</text:p>
          </table:table-cell>
          <table:table-cell table:number-columns-repeated="9" table:style-name="ce1"/>
          <table:table-cell office:value-type="float" office:value="30" table:formula="of:=[Feuille1.$A33]" table:style-name="ce1">
            <text:p>30</text:p>
          </table:table-cell>
          <table:table-cell office:value-type="float" office:value="285.75" table:formula="of:=AVERAGE([Feuille1.$C33];[Feuille1.O32];[Feuille1.$AA33];[Feuille1.$AM33])" table:style-name="ce3">
            <text:p>285,75</text:p>
          </table:table-cell>
          <table:table-cell office:value-type="float" office:value="93.00244100895037" table:formula="of:=[.V31]*100/[.J31]" table:style-name="ce3">
            <text:p>93,00</text:p>
          </table:table-cell>
          <table:table-cell office:value-type="float" office:value="27.25649769626807" table:formula="of:=STDEV([Feuille1.$C33];[Feuille1.$O32];[Feuille1.$AA33];[Feuille1.$AM33])" table:style-name="ce3">
            <text:p>27,26</text:p>
          </table:table-cell>
          <table:table-cell table:number-columns-repeated="8" table:style-name="ce1"/>
          <table:table-cell office:value-type="float" office:value="30" table:formula="of:=[Feuille1.$A33]" table:style-name="ce1">
            <text:p>30</text:p>
          </table:table-cell>
          <table:table-cell office:value-type="float" office:value="14.5" table:formula="of:=AVERAGE([Feuille1.$D33];[Feuille1.$P32];[Feuille1.$AB33];[Feuille1.$AN33])" table:style-name="ce3">
            <text:p>14,50</text:p>
          </table:table-cell>
          <table:table-cell office:value-type="float" office:value="4.7192839707078926" table:formula="of:=[.AH31]*100/[.$J31]" table:style-name="ce3">
            <text:p>4,72</text:p>
          </table:table-cell>
          <table:table-cell office:value-type="float" office:value="3.415650255319866" table:formula="of:=STDEV([Feuille1.$D33];[Feuille1.$P32];[Feuille1.$AB33];[Feuille1.$AN33])" table:style-name="ce3">
            <text:p>3,42</text:p>
          </table:table-cell>
          <table:table-cell table:number-columns-repeated="9" table:style-name="ce1"/>
          <table:table-cell office:value-type="float" office:value="30" table:formula="of:=[Feuille1.$A33]" table:style-name="ce1">
            <text:p>30</text:p>
          </table:table-cell>
          <table:table-cell office:value-type="float" office:value="7" table:formula="of:=AVERAGE([Feuille1.$E33];[Feuille1.$Q32];[Feuille1.$AC33];[Feuille1.$AO33])" table:style-name="ce3">
            <text:p>7,00</text:p>
          </table:table-cell>
          <table:table-cell office:value-type="float" office:value="2.2782750203417415" table:formula="of:=[.AU31]*100/[.$J31]" table:style-name="ce3">
            <text:p>2,28</text:p>
          </table:table-cell>
          <table:table-cell office:value-type="float" office:value="3.1622776601683795" table:formula="of:=STDEV([Feuille1.$E33];[Feuille1.$Q32];[Feuille1.$AC33];[Feuille1.$AO33])" table:style-name="ce3">
            <text:p>3,16</text:p>
          </table:table-cell>
          <table:table-cell table:number-columns-repeated="8" table:style-name="ce1"/>
          <table:table-cell office:value-type="float" office:value="30" table:formula="of:=[Feuille1.$A33]" table:style-name="ce1">
            <text:p>30</text:p>
          </table:table-cell>
          <table:table-cell office:value-type="float" office:value="28.25" table:formula="of:=AVERAGE([Feuille1.$G33];[Feuille1.$S32];[Feuille1.$AE33];[Feuille1.$AQ33])" table:style-name="ce3">
            <text:p>28,25</text:p>
          </table:table-cell>
          <table:table-cell office:value-type="float" office:value="8.2209083034256825" table:formula="of:=STDEV([Feuille1.$G33];[Feuille1.$S32];[Feuille1.$AE33];[Feuille1.$AQ33])" table:style-name="ce3">
            <text:p>8,22</text:p>
          </table:table-cell>
          <table:table-cell table:style-name="ce3"/>
          <table:table-cell table:number-columns-repeated="5" table:style-name="ce1"/>
          <table:table-cell office:value-type="float" office:value="30" table:formula="of:=[Feuille1.$A33]" table:style-name="ce1">
            <text:p>30</text:p>
          </table:table-cell>
          <table:table-cell office:value-type="float" office:value="26.75" table:formula="of:=AVERAGE([Feuille1.$K33];[Feuille1.$W32];[Feuille1.$AI33];[Feuille1.$AU33])" table:style-name="ce3">
            <text:p>26,75</text:p>
          </table:table-cell>
          <table:table-cell office:value-type="float" office:value="5.9090326337452783" table:formula="of:=STDEV([Feuille1.$K33];[Feuille1.$W32];[Feuille1.$AI33];[Feuille1.$AU33])" table:style-name="ce3">
            <text:p>5,91</text:p>
          </table:table-cell>
          <table:table-cell table:number-columns-repeated="5" table:style-name="ce1"/>
          <table:table-cell office:value-type="float" office:value="30" table:formula="of:=[Feuille1.$A33]" table:style-name="ce1">
            <text:p>30</text:p>
          </table:table-cell>
          <table:table-cell office:value-type="float" office:value="23.25" table:formula="of:=AVERAGE([Feuille1.$H33];[Feuille1.$T32];[Feuille1.$AF33];[Feuille1.$AR33])" table:style-name="ce3">
            <text:p>23,25</text:p>
          </table:table-cell>
          <table:table-cell office:value-type="float" office:value="86.915887850467286" table:formula="of:=[.BX31]*100/[.$BP31]" table:style-name="ce3">
            <text:p>86,92</text:p>
          </table:table-cell>
          <table:table-cell office:value-type="float" office:value="6.0759087111860612" table:formula="of:=STDEV([Feuille1.$H33];[Feuille1.$T32];[Feuille1.$AF33];[Feuille1.$AR33])" table:style-name="ce3">
            <text:p>6,08</text:p>
          </table:table-cell>
          <table:table-cell table:number-columns-repeated="9" table:style-name="ce1"/>
          <table:table-cell office:value-type="float" office:value="30" table:formula="of:=[Feuille1.$A33]" table:style-name="ce1">
            <text:p>30</text:p>
          </table:table-cell>
          <table:table-cell office:value-type="float" office:value="2.25" table:formula="of:=AVERAGE([Feuille1.$I33];[Feuille1.$U32];[Feuille1.$AG33];[Feuille1.$AS33])" table:style-name="ce3">
            <text:p>2,25</text:p>
          </table:table-cell>
          <table:table-cell office:value-type="float" office:value="8.4112149532710276" table:formula="of:=[.CK31]*100/[.$BP31]" table:style-name="ce3">
            <text:p>8,41</text:p>
          </table:table-cell>
          <table:table-cell office:value-type="float" office:value="2.2173557826083452" table:formula="of:=STDEV([Feuille1.$I33];[Feuille1.$U32];[Feuille1.$AG33];[Feuille1.$AS33])" table:style-name="ce3">
            <text:p>2,22</text:p>
          </table:table-cell>
          <table:table-cell table:number-columns-repeated="8" table:style-name="ce1"/>
          <table:table-cell office:value-type="float" office:value="30" table:formula="of:=[Feuille1.$A33]" table:style-name="ce1">
            <text:p>30</text:p>
          </table:table-cell>
          <table:table-cell office:value-type="float" office:value="1.25" table:formula="of:=AVERAGE([Feuille1.$J33];[Feuille1.$V32];[Feuille1.$AH33];[Feuille1.$AT33])" table:style-name="ce3">
            <text:p>1,25</text:p>
          </table:table-cell>
          <table:table-cell office:value-type="float" office:value="4.6728971962616823" table:formula="of:=[.CW31]*100/[.$BP31]" table:style-name="ce3">
            <text:p>4,67</text:p>
          </table:table-cell>
          <table:table-cell office:value-type="float" office:value="0.9574271077563381" table:formula="of:=STDEV([Feuille1.$J33];[Feuille1.$V32];[Feuille1.$AH33];[Feuille1.$AT33])" table:style-name="ce3">
            <text:p>0,96</text:p>
          </table:table-cell>
          <table:table-cell table:number-columns-repeated="16281"/>
        </table:table-row>
        <table:table-row table:style-name="ro1">
          <table:table-cell office:value-type="float" office:value="31" table:formula="of:=[Feuille1.$A34]" table:style-name="ce1">
            <text:p>31</text:p>
          </table:table-cell>
          <table:table-cell office:value-type="float" office:value="65.25" table:formula="of:=AVERAGE([Feuille1.$B34];[Feuille1.$N33];[Feuille1.$Z34];[Feuille1.$AL34])" table:style-name="ce3">
            <text:p>65,25</text:p>
          </table:table-cell>
          <table:table-cell office:value-type="float" office:value="11.84271928232701" table:formula="of:=STDEV([Feuille1.$B34];[Feuille1.$N33];[Feuille1.$Z34];[Feuille1.$AL34])" table:style-name="ce3">
            <text:p>11,84</text:p>
          </table:table-cell>
          <table:table-cell table:number-columns-repeated="5" table:style-name="ce1"/>
          <table:table-cell office:value-type="float" office:value="31" table:formula="of:=[Feuille1.$A34]" table:style-name="ce1">
            <text:p>31</text:p>
          </table:table-cell>
          <table:table-cell office:value-type="float" office:value="342.25" table:formula="of:=AVERAGE([Feuille1.$F34];[Feuille1.$R33];[Feuille1.$AD34];[Feuille1.$AP34])" table:style-name="ce3">
            <text:p>342,25</text:p>
          </table:table-cell>
          <table:table-cell office:value-type="float" office:value="26.725456029785533" table:formula="of:=STDEV([Feuille1.$F34];[Feuille1.$R33];[Feuille1.$AD34];[Feuille1.$AP34])" table:style-name="ce3">
            <text:p>26,73</text:p>
          </table:table-cell>
          <table:table-cell table:number-columns-repeated="9" table:style-name="ce1"/>
          <table:table-cell office:value-type="float" office:value="31" table:formula="of:=[Feuille1.$A34]" table:style-name="ce1">
            <text:p>31</text:p>
          </table:table-cell>
          <table:table-cell office:value-type="float" office:value="318.25" table:formula="of:=AVERAGE([Feuille1.$C34];[Feuille1.O33];[Feuille1.$AA34];[Feuille1.$AM34])" table:style-name="ce3">
            <text:p>318,25</text:p>
          </table:table-cell>
          <table:table-cell office:value-type="float" office:value="92.987582176771369" table:formula="of:=[.V32]*100/[.J32]" table:style-name="ce3">
            <text:p>92,99</text:p>
          </table:table-cell>
          <table:table-cell office:value-type="float" office:value="25.197552791226901" table:formula="of:=STDEV([Feuille1.$C34];[Feuille1.$O33];[Feuille1.$AA34];[Feuille1.$AM34])" table:style-name="ce3">
            <text:p>25,20</text:p>
          </table:table-cell>
          <table:table-cell table:number-columns-repeated="8" table:style-name="ce1"/>
          <table:table-cell office:value-type="float" office:value="31" table:formula="of:=[Feuille1.$A34]" table:style-name="ce1">
            <text:p>31</text:p>
          </table:table-cell>
          <table:table-cell office:value-type="float" office:value="15.75" table:formula="of:=AVERAGE([Feuille1.$D34];[Feuille1.$P33];[Feuille1.$AB34];[Feuille1.$AN34])" table:style-name="ce3">
            <text:p>15,75</text:p>
          </table:table-cell>
          <table:table-cell office:value-type="float" office:value="4.6018991964937914" table:formula="of:=[.AH32]*100/[.$J32]" table:style-name="ce3">
            <text:p>4,60</text:p>
          </table:table-cell>
          <table:table-cell office:value-type="float" office:value="3.5" table:formula="of:=STDEV([Feuille1.$D34];[Feuille1.$P33];[Feuille1.$AB34];[Feuille1.$AN34])" table:style-name="ce3">
            <text:p>3,50</text:p>
          </table:table-cell>
          <table:table-cell table:number-columns-repeated="9" table:style-name="ce1"/>
          <table:table-cell office:value-type="float" office:value="31" table:formula="of:=[Feuille1.$A34]" table:style-name="ce1">
            <text:p>31</text:p>
          </table:table-cell>
          <table:table-cell office:value-type="float" office:value="8.25" table:formula="of:=AVERAGE([Feuille1.$E34];[Feuille1.$Q33];[Feuille1.$AC34];[Feuille1.$AO34])" table:style-name="ce3">
            <text:p>8,25</text:p>
          </table:table-cell>
          <table:table-cell office:value-type="float" office:value="2.4105186267348429" table:formula="of:=[.AU32]*100/[.$J32]" table:style-name="ce3">
            <text:p>2,41</text:p>
          </table:table-cell>
          <table:table-cell office:value-type="float" office:value="4.0311288741492746" table:formula="of:=STDEV([Feuille1.$E34];[Feuille1.$Q33];[Feuille1.$AC34];[Feuille1.$AO34])" table:style-name="ce3">
            <text:p>4,03</text:p>
          </table:table-cell>
          <table:table-cell table:number-columns-repeated="8" table:style-name="ce1"/>
          <table:table-cell office:value-type="float" office:value="31" table:formula="of:=[Feuille1.$A34]" table:style-name="ce1">
            <text:p>31</text:p>
          </table:table-cell>
          <table:table-cell office:value-type="float" office:value="40.25" table:formula="of:=AVERAGE([Feuille1.$G34];[Feuille1.$S33];[Feuille1.$AE34];[Feuille1.$AQ34])" table:style-name="ce3">
            <text:p>40,25</text:p>
          </table:table-cell>
          <table:table-cell office:value-type="float" office:value="11.528949070347508" table:formula="of:=STDEV([Feuille1.$G34];[Feuille1.$S33];[Feuille1.$AE34];[Feuille1.$AQ34])" table:style-name="ce3">
            <text:p>11,53</text:p>
          </table:table-cell>
          <table:table-cell table:style-name="ce3"/>
          <table:table-cell table:number-columns-repeated="5" table:style-name="ce1"/>
          <table:table-cell office:value-type="float" office:value="31" table:formula="of:=[Feuille1.$A34]" table:style-name="ce1">
            <text:p>31</text:p>
          </table:table-cell>
          <table:table-cell office:value-type="float" office:value="35" table:formula="of:=AVERAGE([Feuille1.$K34];[Feuille1.$W33];[Feuille1.$AI34];[Feuille1.$AU34])" table:style-name="ce3">
            <text:p>35,00</text:p>
          </table:table-cell>
          <table:table-cell office:value-type="float" office:value="10.132456102380443" table:formula="of:=STDEV([Feuille1.$K34];[Feuille1.$W33];[Feuille1.$AI34];[Feuille1.$AU34])" table:style-name="ce3">
            <text:p>10,13</text:p>
          </table:table-cell>
          <table:table-cell table:number-columns-repeated="5" table:style-name="ce1"/>
          <table:table-cell office:value-type="float" office:value="31" table:formula="of:=[Feuille1.$A34]" table:style-name="ce1">
            <text:p>31</text:p>
          </table:table-cell>
          <table:table-cell office:value-type="float" office:value="32.5" table:formula="of:=AVERAGE([Feuille1.$H34];[Feuille1.$T33];[Feuille1.$AF34];[Feuille1.$AR34])" table:style-name="ce3">
            <text:p>32,50</text:p>
          </table:table-cell>
          <table:table-cell office:value-type="float" office:value="92.857142857142861" table:formula="of:=[.BX32]*100/[.$BP32]" table:style-name="ce3">
            <text:p>92,86</text:p>
          </table:table-cell>
          <table:table-cell office:value-type="float" office:value="10.376254944182254" table:formula="of:=STDEV([Feuille1.$H34];[Feuille1.$T33];[Feuille1.$AF34];[Feuille1.$AR34])" table:style-name="ce3">
            <text:p>10,38</text:p>
          </table:table-cell>
          <table:table-cell table:number-columns-repeated="9" table:style-name="ce1"/>
          <table:table-cell office:value-type="float" office:value="31" table:formula="of:=[Feuille1.$A34]" table:style-name="ce1">
            <text:p>31</text:p>
          </table:table-cell>
          <table:table-cell office:value-type="float" office:value="1.25" table:formula="of:=AVERAGE([Feuille1.$I34];[Feuille1.$U33];[Feuille1.$AG34];[Feuille1.$AS34])" table:style-name="ce3">
            <text:p>1,25</text:p>
          </table:table-cell>
          <table:table-cell office:value-type="float" office:value="3.5714285714285716" table:formula="of:=[.CK32]*100/[.$BP32]" table:style-name="ce3">
            <text:p>3,57</text:p>
          </table:table-cell>
          <table:table-cell office:value-type="float" office:value="0.5" table:formula="of:=STDEV([Feuille1.$I34];[Feuille1.$U33];[Feuille1.$AG34];[Feuille1.$AS34])" table:style-name="ce3">
            <text:p>0,50</text:p>
          </table:table-cell>
          <table:table-cell table:number-columns-repeated="8" table:style-name="ce1"/>
          <table:table-cell office:value-type="float" office:value="31" table:formula="of:=[Feuille1.$A34]" table:style-name="ce1">
            <text:p>31</text:p>
          </table:table-cell>
          <table:table-cell office:value-type="float" office:value="1.25" table:formula="of:=AVERAGE([Feuille1.$J34];[Feuille1.$V33];[Feuille1.$AH34];[Feuille1.$AT34])" table:style-name="ce3">
            <text:p>1,25</text:p>
          </table:table-cell>
          <table:table-cell office:value-type="float" office:value="3.5714285714285716" table:formula="of:=[.CW32]*100/[.$BP32]" table:style-name="ce3">
            <text:p>3,57</text:p>
          </table:table-cell>
          <table:table-cell office:value-type="float" office:value="1.2583057392117916" table:formula="of:=STDEV([Feuille1.$J34];[Feuille1.$V33];[Feuille1.$AH34];[Feuille1.$AT34])" table:style-name="ce3">
            <text:p>1,26</text:p>
          </table:table-cell>
          <table:table-cell table:number-columns-repeated="16281"/>
        </table:table-row>
        <table:table-row table:style-name="ro1">
          <table:table-cell office:value-type="float" office:value="32" table:formula="of:=[Feuille1.$A35]" table:style-name="ce1">
            <text:p>32</text:p>
          </table:table-cell>
          <table:table-cell office:value-type="float" office:value="67.75" table:formula="of:=AVERAGE([Feuille1.$B35];[Feuille1.$N34];[Feuille1.$Z35];[Feuille1.$AL35])" table:style-name="ce3">
            <text:p>67,75</text:p>
          </table:table-cell>
          <table:table-cell office:value-type="float" office:value="11.98262631201246" table:formula="of:=STDEV([Feuille1.$B35];[Feuille1.$N34];[Feuille1.$Z35];[Feuille1.$AL35])" table:style-name="ce3">
            <text:p>11,98</text:p>
          </table:table-cell>
          <table:table-cell table:number-columns-repeated="5" table:style-name="ce1"/>
          <table:table-cell office:value-type="float" office:value="32" table:formula="of:=[Feuille1.$A35]" table:style-name="ce1">
            <text:p>32</text:p>
          </table:table-cell>
          <table:table-cell office:value-type="float" office:value="375.25" table:formula="of:=AVERAGE([Feuille1.$F35];[Feuille1.$R34];[Feuille1.$AD35];[Feuille1.$AP35])" table:style-name="ce3">
            <text:p>375,25</text:p>
          </table:table-cell>
          <table:table-cell office:value-type="float" office:value="38.956171954304409" table:formula="of:=STDEV([Feuille1.$F35];[Feuille1.$R34];[Feuille1.$AD35];[Feuille1.$AP35])" table:style-name="ce3">
            <text:p>38,96</text:p>
          </table:table-cell>
          <table:table-cell table:number-columns-repeated="9" table:style-name="ce1"/>
          <table:table-cell office:value-type="float" office:value="32" table:formula="of:=[Feuille1.$A35]" table:style-name="ce1">
            <text:p>32</text:p>
          </table:table-cell>
          <table:table-cell office:value-type="float" office:value="347.25" table:formula="of:=AVERAGE([Feuille1.$C35];[Feuille1.O34];[Feuille1.$AA35];[Feuille1.$AM35])" table:style-name="ce3">
            <text:p>347,25</text:p>
          </table:table-cell>
          <table:table-cell office:value-type="float" office:value="92.538307794803458" table:formula="of:=[.V33]*100/[.J33]" table:style-name="ce3">
            <text:p>92,54</text:p>
          </table:table-cell>
          <table:table-cell office:value-type="float" office:value="33.330416539051335" table:formula="of:=STDEV([Feuille1.$C35];[Feuille1.$O34];[Feuille1.$AA35];[Feuille1.$AM35])" table:style-name="ce3">
            <text:p>33,33</text:p>
          </table:table-cell>
          <table:table-cell table:number-columns-repeated="8" table:style-name="ce1"/>
          <table:table-cell office:value-type="float" office:value="32" table:formula="of:=[Feuille1.$A35]" table:style-name="ce1">
            <text:p>32</text:p>
          </table:table-cell>
          <table:table-cell office:value-type="float" office:value="18.25" table:formula="of:=AVERAGE([Feuille1.$D35];[Feuille1.$P34];[Feuille1.$AB35];[Feuille1.$AN35])" table:style-name="ce3">
            <text:p>18,25</text:p>
          </table:table-cell>
          <table:table-cell office:value-type="float" office:value="4.8634243837441709" table:formula="of:=[.AH33]*100/[.$J33]" table:style-name="ce3">
            <text:p>4,86</text:p>
          </table:table-cell>
          <table:table-cell office:value-type="float" office:value="4.924428900898052" table:formula="of:=STDEV([Feuille1.$D35];[Feuille1.$P34];[Feuille1.$AB35];[Feuille1.$AN35])" table:style-name="ce3">
            <text:p>4,92</text:p>
          </table:table-cell>
          <table:table-cell table:number-columns-repeated="9" table:style-name="ce1"/>
          <table:table-cell office:value-type="float" office:value="32" table:formula="of:=[Feuille1.$A35]" table:style-name="ce1">
            <text:p>32</text:p>
          </table:table-cell>
          <table:table-cell office:value-type="float" office:value="9.75" table:formula="of:=AVERAGE([Feuille1.$E35];[Feuille1.$Q34];[Feuille1.$AC35];[Feuille1.$AO35])" table:style-name="ce3">
            <text:p>9,75</text:p>
          </table:table-cell>
          <table:table-cell office:value-type="float" office:value="2.5982678214523651" table:formula="of:=[.AU33]*100/[.$J33]" table:style-name="ce3">
            <text:p>2,60</text:p>
          </table:table-cell>
          <table:table-cell office:value-type="float" office:value="5.1881274720911268" table:formula="of:=STDEV([Feuille1.$E35];[Feuille1.$Q34];[Feuille1.$AC35];[Feuille1.$AO35])" table:style-name="ce3">
            <text:p>5,19</text:p>
          </table:table-cell>
          <table:table-cell table:number-columns-repeated="8" table:style-name="ce1"/>
          <table:table-cell office:value-type="float" office:value="32" table:formula="of:=[Feuille1.$A35]" table:style-name="ce1">
            <text:p>32</text:p>
          </table:table-cell>
          <table:table-cell office:value-type="float" office:value="35.5" table:formula="of:=AVERAGE([Feuille1.$G35];[Feuille1.$S34];[Feuille1.$AE35];[Feuille1.$AQ35])" table:style-name="ce3">
            <text:p>35,50</text:p>
          </table:table-cell>
          <table:table-cell office:value-type="float" office:value="18.303005217723125" table:formula="of:=STDEV([Feuille1.$G35];[Feuille1.$S34];[Feuille1.$AE35];[Feuille1.$AQ35])" table:style-name="ce3">
            <text:p>18,30</text:p>
          </table:table-cell>
          <table:table-cell table:style-name="ce3"/>
          <table:table-cell table:number-columns-repeated="5" table:style-name="ce1"/>
          <table:table-cell office:value-type="float" office:value="32" table:formula="of:=[Feuille1.$A35]" table:style-name="ce1">
            <text:p>32</text:p>
          </table:table-cell>
          <table:table-cell office:value-type="float" office:value="33" table:formula="of:=AVERAGE([Feuille1.$K35];[Feuille1.$W34];[Feuille1.$AI35];[Feuille1.$AU35])" table:style-name="ce3">
            <text:p>33,00</text:p>
          </table:table-cell>
          <table:table-cell office:value-type="float" office:value="19.30457631409368" table:formula="of:=STDEV([Feuille1.$K35];[Feuille1.$W34];[Feuille1.$AI35];[Feuille1.$AU35])" table:style-name="ce3">
            <text:p>19,30</text:p>
          </table:table-cell>
          <table:table-cell table:number-columns-repeated="5" table:style-name="ce1"/>
          <table:table-cell office:value-type="float" office:value="32" table:formula="of:=[Feuille1.$A35]" table:style-name="ce1">
            <text:p>32</text:p>
          </table:table-cell>
          <table:table-cell office:value-type="float" office:value="29" table:formula="of:=AVERAGE([Feuille1.$H35];[Feuille1.$T34];[Feuille1.$AF35];[Feuille1.$AR35])" table:style-name="ce3">
            <text:p>29,00</text:p>
          </table:table-cell>
          <table:table-cell office:value-type="float" office:value="87.878787878787875" table:formula="of:=[.BX33]*100/[.$BP33]" table:style-name="ce3">
            <text:p>87,88</text:p>
          </table:table-cell>
          <table:table-cell office:value-type="float" office:value="16.512621435334449" table:formula="of:=STDEV([Feuille1.$H35];[Feuille1.$T34];[Feuille1.$AF35];[Feuille1.$AR35])" table:style-name="ce3">
            <text:p>16,51</text:p>
          </table:table-cell>
          <table:table-cell table:number-columns-repeated="9" table:style-name="ce1"/>
          <table:table-cell office:value-type="float" office:value="32" table:formula="of:=[Feuille1.$A35]" table:style-name="ce1">
            <text:p>32</text:p>
          </table:table-cell>
          <table:table-cell office:value-type="float" office:value="2.5" table:formula="of:=AVERAGE([Feuille1.$I35];[Feuille1.$U34];[Feuille1.$AG35];[Feuille1.$AS35])" table:style-name="ce3">
            <text:p>2,50</text:p>
          </table:table-cell>
          <table:table-cell office:value-type="float" office:value="7.5757575757575761" table:formula="of:=[.CK33]*100/[.$BP33]" table:style-name="ce3">
            <text:p>7,58</text:p>
          </table:table-cell>
          <table:table-cell office:value-type="float" office:value="1.9148542155126762" table:formula="of:=STDEV([Feuille1.$I35];[Feuille1.$U34];[Feuille1.$AG35];[Feuille1.$AS35])" table:style-name="ce3">
            <text:p>1,91</text:p>
          </table:table-cell>
          <table:table-cell table:number-columns-repeated="8" table:style-name="ce1"/>
          <table:table-cell office:value-type="float" office:value="32" table:formula="of:=[Feuille1.$A35]" table:style-name="ce1">
            <text:p>32</text:p>
          </table:table-cell>
          <table:table-cell office:value-type="float" office:value="1.5" table:formula="of:=AVERAGE([Feuille1.$J35];[Feuille1.$V34];[Feuille1.$AH35];[Feuille1.$AT35])" table:style-name="ce3">
            <text:p>1,50</text:p>
          </table:table-cell>
          <table:table-cell office:value-type="float" office:value="4.5454545454545459" table:formula="of:=[.CW33]*100/[.$BP33]" table:style-name="ce3">
            <text:p>4,55</text:p>
          </table:table-cell>
          <table:table-cell office:value-type="float" office:value="1.2909944487358056" table:formula="of:=STDEV([Feuille1.$J35];[Feuille1.$V34];[Feuille1.$AH35];[Feuille1.$AT35])" table:style-name="ce3">
            <text:p>1,29</text:p>
          </table:table-cell>
          <table:table-cell table:number-columns-repeated="16281"/>
        </table:table-row>
        <table:table-row table:style-name="ro1">
          <table:table-cell office:value-type="float" office:value="33" table:formula="of:=[Feuille1.$A36]" table:style-name="ce1">
            <text:p>33</text:p>
          </table:table-cell>
          <table:table-cell office:value-type="float" office:value="75" table:formula="of:=AVERAGE([Feuille1.$B36];[Feuille1.$N35];[Feuille1.$Z36];[Feuille1.$AL36])" table:style-name="ce3">
            <text:p>75,00</text:p>
          </table:table-cell>
          <table:table-cell office:value-type="float" office:value="14.352700094407323" table:formula="of:=STDEV([Feuille1.$B36];[Feuille1.$N35];[Feuille1.$Z36];[Feuille1.$AL36])" table:style-name="ce3">
            <text:p>14,35</text:p>
          </table:table-cell>
          <table:table-cell table:number-columns-repeated="5" table:style-name="ce1"/>
          <table:table-cell office:value-type="float" office:value="33" table:formula="of:=[Feuille1.$A36]" table:style-name="ce1">
            <text:p>33</text:p>
          </table:table-cell>
          <table:table-cell office:value-type="float" office:value="416.5" table:formula="of:=AVERAGE([Feuille1.$F36];[Feuille1.$R35];[Feuille1.$AD36];[Feuille1.$AP36])" table:style-name="ce3">
            <text:p>416,50</text:p>
          </table:table-cell>
          <table:table-cell office:value-type="float" office:value="41.008129275384739" table:formula="of:=STDEV([Feuille1.$F36];[Feuille1.$R35];[Feuille1.$AD36];[Feuille1.$AP36])" table:style-name="ce3">
            <text:p>41,01</text:p>
          </table:table-cell>
          <table:table-cell table:number-columns-repeated="9" table:style-name="ce1"/>
          <table:table-cell office:value-type="float" office:value="33" table:formula="of:=[Feuille1.$A36]" table:style-name="ce1">
            <text:p>33</text:p>
          </table:table-cell>
          <table:table-cell office:value-type="float" office:value="386" table:formula="of:=AVERAGE([Feuille1.$C36];[Feuille1.O35];[Feuille1.$AA36];[Feuille1.$AM36])" table:style-name="ce3">
            <text:p>386,00</text:p>
          </table:table-cell>
          <table:table-cell office:value-type="float" office:value="92.677070828331338" table:formula="of:=[.V34]*100/[.J34]" table:style-name="ce3">
            <text:p>92,68</text:p>
          </table:table-cell>
          <table:table-cell office:value-type="float" office:value="36.487440761628285" table:formula="of:=STDEV([Feuille1.$C36];[Feuille1.$O35];[Feuille1.$AA36];[Feuille1.$AM36])" table:style-name="ce3">
            <text:p>36,49</text:p>
          </table:table-cell>
          <table:table-cell table:number-columns-repeated="8" table:style-name="ce1"/>
          <table:table-cell office:value-type="float" office:value="33" table:formula="of:=[Feuille1.$A36]" table:style-name="ce1">
            <text:p>33</text:p>
          </table:table-cell>
          <table:table-cell office:value-type="float" office:value="20" table:formula="of:=AVERAGE([Feuille1.$D36];[Feuille1.$P35];[Feuille1.$AB36];[Feuille1.$AN36])" table:style-name="ce3">
            <text:p>20,00</text:p>
          </table:table-cell>
          <table:table-cell office:value-type="float" office:value="4.8019207683073226" table:formula="of:=[.AH34]*100/[.$J34]" table:style-name="ce3">
            <text:p>4,80</text:p>
          </table:table-cell>
          <table:table-cell office:value-type="float" office:value="6.5828058860438334" table:formula="of:=STDEV([Feuille1.$D36];[Feuille1.$P35];[Feuille1.$AB36];[Feuille1.$AN36])" table:style-name="ce3">
            <text:p>6,58</text:p>
          </table:table-cell>
          <table:table-cell table:number-columns-repeated="9" table:style-name="ce1"/>
          <table:table-cell office:value-type="float" office:value="33" table:formula="of:=[Feuille1.$A36]" table:style-name="ce1">
            <text:p>33</text:p>
          </table:table-cell>
          <table:table-cell office:value-type="float" office:value="10.5" table:formula="of:=AVERAGE([Feuille1.$E36];[Feuille1.$Q35];[Feuille1.$AC36];[Feuille1.$AO36])" table:style-name="ce3">
            <text:p>10,50</text:p>
          </table:table-cell>
          <table:table-cell office:value-type="float" office:value="2.5210084033613445" table:formula="of:=[.AU34]*100/[.$J34]" table:style-name="ce3">
            <text:p>2,52</text:p>
          </table:table-cell>
          <table:table-cell office:value-type="float" office:value="4.7258156262526079" table:formula="of:=STDEV([Feuille1.$E36];[Feuille1.$Q35];[Feuille1.$AC36];[Feuille1.$AO36])" table:style-name="ce3">
            <text:p>4,73</text:p>
          </table:table-cell>
          <table:table-cell table:number-columns-repeated="8" table:style-name="ce1"/>
          <table:table-cell office:value-type="float" office:value="33" table:formula="of:=[Feuille1.$A36]" table:style-name="ce1">
            <text:p>33</text:p>
          </table:table-cell>
          <table:table-cell office:value-type="float" office:value="48.5" table:formula="of:=AVERAGE([Feuille1.$G36];[Feuille1.$S35];[Feuille1.$AE36];[Feuille1.$AQ36])" table:style-name="ce3">
            <text:p>48,50</text:p>
          </table:table-cell>
          <table:table-cell office:value-type="float" office:value="14.52583904633395" table:formula="of:=STDEV([Feuille1.$G36];[Feuille1.$S35];[Feuille1.$AE36];[Feuille1.$AQ36])" table:style-name="ce3">
            <text:p>14,53</text:p>
          </table:table-cell>
          <table:table-cell table:style-name="ce3"/>
          <table:table-cell table:number-columns-repeated="5" table:style-name="ce1"/>
          <table:table-cell office:value-type="float" office:value="33" table:formula="of:=[Feuille1.$A36]" table:style-name="ce1">
            <text:p>33</text:p>
          </table:table-cell>
          <table:table-cell office:value-type="float" office:value="41.25" table:formula="of:=AVERAGE([Feuille1.$K36];[Feuille1.$W35];[Feuille1.$AI36];[Feuille1.$AU36])" table:style-name="ce3">
            <text:p>41,25</text:p>
          </table:table-cell>
          <table:table-cell office:value-type="float" office:value="9.8107084351742913" table:formula="of:=STDEV([Feuille1.$K36];[Feuille1.$W35];[Feuille1.$AI36];[Feuille1.$AU36])" table:style-name="ce3">
            <text:p>9,81</text:p>
          </table:table-cell>
          <table:table-cell table:number-columns-repeated="5" table:style-name="ce1"/>
          <table:table-cell office:value-type="float" office:value="33" table:formula="of:=[Feuille1.$A36]" table:style-name="ce1">
            <text:p>33</text:p>
          </table:table-cell>
          <table:table-cell office:value-type="float" office:value="38.75" table:formula="of:=AVERAGE([Feuille1.$H36];[Feuille1.$T35];[Feuille1.$AF36];[Feuille1.$AR36])" table:style-name="ce3">
            <text:p>38,75</text:p>
          </table:table-cell>
          <table:table-cell office:value-type="float" office:value="93.939393939393938" table:formula="of:=[.BX34]*100/[.$BP34]" table:style-name="ce3">
            <text:p>93,94</text:p>
          </table:table-cell>
          <table:table-cell office:value-type="float" office:value="10.307764064044152" table:formula="of:=STDEV([Feuille1.$H36];[Feuille1.$T35];[Feuille1.$AF36];[Feuille1.$AR36])" table:style-name="ce3">
            <text:p>10,31</text:p>
          </table:table-cell>
          <table:table-cell table:number-columns-repeated="9" table:style-name="ce1"/>
          <table:table-cell office:value-type="float" office:value="33" table:formula="of:=[Feuille1.$A36]" table:style-name="ce1">
            <text:p>33</text:p>
          </table:table-cell>
          <table:table-cell office:value-type="float" office:value="1.75" table:formula="of:=AVERAGE([Feuille1.$I36];[Feuille1.$U35];[Feuille1.$AG36];[Feuille1.$AS36])" table:style-name="ce3">
            <text:p>1,75</text:p>
          </table:table-cell>
          <table:table-cell office:value-type="float" office:value="4.2424242424242422" table:formula="of:=[.CK34]*100/[.$BP34]" table:style-name="ce3">
            <text:p>4,24</text:p>
          </table:table-cell>
          <table:table-cell office:value-type="float" office:value="1.707825127659933" table:formula="of:=STDEV([Feuille1.$I36];[Feuille1.$U35];[Feuille1.$AG36];[Feuille1.$AS36])" table:style-name="ce3">
            <text:p>1,71</text:p>
          </table:table-cell>
          <table:table-cell table:number-columns-repeated="8" table:style-name="ce1"/>
          <table:table-cell office:value-type="float" office:value="33" table:formula="of:=[Feuille1.$A36]" table:style-name="ce1">
            <text:p>33</text:p>
          </table:table-cell>
          <table:table-cell office:value-type="float" office:value="0.75" table:formula="of:=AVERAGE([Feuille1.$J36];[Feuille1.$V35];[Feuille1.$AH36];[Feuille1.$AT36])" table:style-name="ce3">
            <text:p>0,75</text:p>
          </table:table-cell>
          <table:table-cell office:value-type="float" office:value="1.8181818181818181" table:formula="of:=[.CW34]*100/[.$BP34]" table:style-name="ce3">
            <text:p>1,82</text:p>
          </table:table-cell>
          <table:table-cell office:value-type="float" office:value="0.5" table:formula="of:=STDEV([Feuille1.$J36];[Feuille1.$V35];[Feuille1.$AH36];[Feuille1.$AT36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34" table:formula="of:=[Feuille1.$A37]" table:style-name="ce1">
            <text:p>34</text:p>
          </table:table-cell>
          <table:table-cell office:value-type="float" office:value="82.25" table:formula="of:=AVERAGE([Feuille1.$B37];[Feuille1.$N36];[Feuille1.$Z37];[Feuille1.$AL37])" table:style-name="ce3">
            <text:p>82,25</text:p>
          </table:table-cell>
          <table:table-cell office:value-type="float" office:value="11.98262631201246" table:formula="of:=STDEV([Feuille1.$B37];[Feuille1.$N36];[Feuille1.$Z37];[Feuille1.$AL37])" table:style-name="ce3">
            <text:p>11,98</text:p>
          </table:table-cell>
          <table:table-cell table:number-columns-repeated="5" table:style-name="ce1"/>
          <table:table-cell office:value-type="float" office:value="34" table:formula="of:=[Feuille1.$A37]" table:style-name="ce1">
            <text:p>34</text:p>
          </table:table-cell>
          <table:table-cell office:value-type="float" office:value="454.5" table:formula="of:=AVERAGE([Feuille1.$F37];[Feuille1.$R36];[Feuille1.$AD37];[Feuille1.$AP37])" table:style-name="ce3">
            <text:p>454,50</text:p>
          </table:table-cell>
          <table:table-cell office:value-type="float" office:value="54.702224208283646" table:formula="of:=STDEV([Feuille1.$F37];[Feuille1.$R36];[Feuille1.$AD37];[Feuille1.$AP37])" table:style-name="ce3">
            <text:p>54,70</text:p>
          </table:table-cell>
          <table:table-cell table:number-columns-repeated="9" table:style-name="ce1"/>
          <table:table-cell office:value-type="float" office:value="34" table:formula="of:=[Feuille1.$A37]" table:style-name="ce1">
            <text:p>34</text:p>
          </table:table-cell>
          <table:table-cell office:value-type="float" office:value="421" table:formula="of:=AVERAGE([Feuille1.$C37];[Feuille1.O36];[Feuille1.$AA37];[Feuille1.$AM37])" table:style-name="ce3">
            <text:p>421,00</text:p>
          </table:table-cell>
          <table:table-cell office:value-type="float" office:value="92.629262926292625" table:formula="of:=[.V35]*100/[.J35]" table:style-name="ce3">
            <text:p>92,63</text:p>
          </table:table-cell>
          <table:table-cell office:value-type="float" office:value="48.117910733253304" table:formula="of:=STDEV([Feuille1.$C37];[Feuille1.$O36];[Feuille1.$AA37];[Feuille1.$AM37])" table:style-name="ce3">
            <text:p>48,12</text:p>
          </table:table-cell>
          <table:table-cell table:number-columns-repeated="8" table:style-name="ce1"/>
          <table:table-cell office:value-type="float" office:value="34" table:formula="of:=[Feuille1.$A37]" table:style-name="ce1">
            <text:p>34</text:p>
          </table:table-cell>
          <table:table-cell office:value-type="float" office:value="22" table:formula="of:=AVERAGE([Feuille1.$D37];[Feuille1.$P36];[Feuille1.$AB37];[Feuille1.$AN37])" table:style-name="ce3">
            <text:p>22,00</text:p>
          </table:table-cell>
          <table:table-cell office:value-type="float" office:value="4.8404840484048401" table:formula="of:=[.AH35]*100/[.$J35]" table:style-name="ce3">
            <text:p>4,84</text:p>
          </table:table-cell>
          <table:table-cell office:value-type="float" office:value="5.3541261347363367" table:formula="of:=STDEV([Feuille1.$D37];[Feuille1.$P36];[Feuille1.$AB37];[Feuille1.$AN37])" table:style-name="ce3">
            <text:p>5,35</text:p>
          </table:table-cell>
          <table:table-cell table:number-columns-repeated="9" table:style-name="ce1"/>
          <table:table-cell office:value-type="float" office:value="34" table:formula="of:=[Feuille1.$A37]" table:style-name="ce1">
            <text:p>34</text:p>
          </table:table-cell>
          <table:table-cell office:value-type="float" office:value="11.5" table:formula="of:=AVERAGE([Feuille1.$E37];[Feuille1.$Q36];[Feuille1.$AC37];[Feuille1.$AO37])" table:style-name="ce3">
            <text:p>11,50</text:p>
          </table:table-cell>
          <table:table-cell office:value-type="float" office:value="2.5302530253025304" table:formula="of:=[.AU35]*100/[.$J35]" table:style-name="ce3">
            <text:p>2,53</text:p>
          </table:table-cell>
          <table:table-cell office:value-type="float" office:value="4.1231056256176606" table:formula="of:=STDEV([Feuille1.$E37];[Feuille1.$Q36];[Feuille1.$AC37];[Feuille1.$AO37])" table:style-name="ce3">
            <text:p>4,12</text:p>
          </table:table-cell>
          <table:table-cell table:number-columns-repeated="8" table:style-name="ce1"/>
          <table:table-cell office:value-type="float" office:value="34" table:formula="of:=[Feuille1.$A37]" table:style-name="ce1">
            <text:p>34</text:p>
          </table:table-cell>
          <table:table-cell office:value-type="float" office:value="45.25" table:formula="of:=AVERAGE([Feuille1.$G37];[Feuille1.$S36];[Feuille1.$AE37];[Feuille1.$AQ37])" table:style-name="ce3">
            <text:p>45,25</text:p>
          </table:table-cell>
          <table:table-cell office:value-type="float" office:value="21.124630174277609" table:formula="of:=STDEV([Feuille1.$G37];[Feuille1.$S36];[Feuille1.$AE37];[Feuille1.$AQ37])" table:style-name="ce3">
            <text:p>21,12</text:p>
          </table:table-cell>
          <table:table-cell table:style-name="ce3"/>
          <table:table-cell table:number-columns-repeated="5" table:style-name="ce1"/>
          <table:table-cell office:value-type="float" office:value="34" table:formula="of:=[Feuille1.$A37]" table:style-name="ce1">
            <text:p>34</text:p>
          </table:table-cell>
          <table:table-cell office:value-type="float" office:value="38" table:formula="of:=AVERAGE([Feuille1.$K37];[Feuille1.$W36];[Feuille1.$AI37];[Feuille1.$AU37])" table:style-name="ce3">
            <text:p>38,00</text:p>
          </table:table-cell>
          <table:table-cell office:value-type="float" office:value="18.129166187849531" table:formula="of:=STDEV([Feuille1.$K37];[Feuille1.$W36];[Feuille1.$AI37];[Feuille1.$AU37])" table:style-name="ce3">
            <text:p>18,13</text:p>
          </table:table-cell>
          <table:table-cell table:number-columns-repeated="5" table:style-name="ce1"/>
          <table:table-cell office:value-type="float" office:value="34" table:formula="of:=[Feuille1.$A37]" table:style-name="ce1">
            <text:p>34</text:p>
          </table:table-cell>
          <table:table-cell office:value-type="float" office:value="35" table:formula="of:=AVERAGE([Feuille1.$H37];[Feuille1.$T36];[Feuille1.$AF37];[Feuille1.$AR37])" table:style-name="ce3">
            <text:p>35,00</text:p>
          </table:table-cell>
          <table:table-cell office:value-type="float" office:value="92.10526315789474" table:formula="of:=[.BX35]*100/[.$BP35]" table:style-name="ce3">
            <text:p>92,11</text:p>
          </table:table-cell>
          <table:table-cell office:value-type="float" office:value="17.925772879665004" table:formula="of:=STDEV([Feuille1.$H37];[Feuille1.$T36];[Feuille1.$AF37];[Feuille1.$AR37])" table:style-name="ce3">
            <text:p>17,93</text:p>
          </table:table-cell>
          <table:table-cell table:number-columns-repeated="9" table:style-name="ce1"/>
          <table:table-cell office:value-type="float" office:value="34" table:formula="of:=[Feuille1.$A37]" table:style-name="ce1">
            <text:p>34</text:p>
          </table:table-cell>
          <table:table-cell office:value-type="float" office:value="2" table:formula="of:=AVERAGE([Feuille1.$I37];[Feuille1.$U36];[Feuille1.$AG37];[Feuille1.$AS37])" table:style-name="ce3">
            <text:p>2,00</text:p>
          </table:table-cell>
          <table:table-cell office:value-type="float" office:value="5.2631578947368425" table:formula="of:=[.CK35]*100/[.$BP35]" table:style-name="ce3">
            <text:p>5,26</text:p>
          </table:table-cell>
          <table:table-cell office:value-type="float" office:value="1.4142135623730951" table:formula="of:=STDEV([Feuille1.$I37];[Feuille1.$U36];[Feuille1.$AG37];[Feuille1.$AS37])" table:style-name="ce3">
            <text:p>1,41</text:p>
          </table:table-cell>
          <table:table-cell table:number-columns-repeated="8" table:style-name="ce1"/>
          <table:table-cell office:value-type="float" office:value="34" table:formula="of:=[Feuille1.$A37]" table:style-name="ce1">
            <text:p>34</text:p>
          </table:table-cell>
          <table:table-cell office:value-type="float" office:value="1" table:formula="of:=AVERAGE([Feuille1.$J37];[Feuille1.$V36];[Feuille1.$AH37];[Feuille1.$AT37])" table:style-name="ce3">
            <text:p>1,00</text:p>
          </table:table-cell>
          <table:table-cell office:value-type="float" office:value="2.6315789473684212" table:formula="of:=[.CW35]*100/[.$BP35]" table:style-name="ce3">
            <text:p>2,63</text:p>
          </table:table-cell>
          <table:table-cell office:value-type="float" office:value="2" table:formula="of:=STDEV([Feuille1.$J37];[Feuille1.$V36];[Feuille1.$AH37];[Feuille1.$AT37])" table:style-name="ce3">
            <text:p>2,00</text:p>
          </table:table-cell>
          <table:table-cell table:number-columns-repeated="16281"/>
        </table:table-row>
        <table:table-row table:style-name="ro1">
          <table:table-cell office:value-type="float" office:value="35" table:formula="of:=[Feuille1.$A38]" table:style-name="ce1">
            <text:p>35</text:p>
          </table:table-cell>
          <table:table-cell office:value-type="float" office:value="89.75" table:formula="of:=AVERAGE([Feuille1.$B38];[Feuille1.$N37];[Feuille1.$Z38];[Feuille1.$AL38])" table:style-name="ce3">
            <text:p>89,75</text:p>
          </table:table-cell>
          <table:table-cell office:value-type="float" office:value="10.874281585465774" table:formula="of:=STDEV([Feuille1.$B38];[Feuille1.$N37];[Feuille1.$Z38];[Feuille1.$AL38])" table:style-name="ce3">
            <text:p>10,87</text:p>
          </table:table-cell>
          <table:table-cell table:number-columns-repeated="5" table:style-name="ce1"/>
          <table:table-cell office:value-type="float" office:value="35" table:formula="of:=[Feuille1.$A38]" table:style-name="ce1">
            <text:p>35</text:p>
          </table:table-cell>
          <table:table-cell office:value-type="float" office:value="507" table:formula="of:=AVERAGE([Feuille1.$F38];[Feuille1.$R37];[Feuille1.$AD38];[Feuille1.$AP38])" table:style-name="ce3">
            <text:p>507,00</text:p>
          </table:table-cell>
          <table:table-cell office:value-type="float" office:value="59.794091123900643" table:formula="of:=STDEV([Feuille1.$F38];[Feuille1.$R37];[Feuille1.$AD38];[Feuille1.$AP38])" table:style-name="ce3">
            <text:p>59,79</text:p>
          </table:table-cell>
          <table:table-cell table:number-columns-repeated="9" table:style-name="ce1"/>
          <table:table-cell office:value-type="float" office:value="35" table:formula="of:=[Feuille1.$A38]" table:style-name="ce1">
            <text:p>35</text:p>
          </table:table-cell>
          <table:table-cell office:value-type="float" office:value="470.5" table:formula="of:=AVERAGE([Feuille1.$C38];[Feuille1.O37];[Feuille1.$AA38];[Feuille1.$AM38])" table:style-name="ce3">
            <text:p>470,50</text:p>
          </table:table-cell>
          <table:table-cell office:value-type="float" office:value="92.800788954635109" table:formula="of:=[.V36]*100/[.J36]" table:style-name="ce3">
            <text:p>92,80</text:p>
          </table:table-cell>
          <table:table-cell office:value-type="float" office:value="52.823605834260626" table:formula="of:=STDEV([Feuille1.$C38];[Feuille1.$O37];[Feuille1.$AA38];[Feuille1.$AM38])" table:style-name="ce3">
            <text:p>52,82</text:p>
          </table:table-cell>
          <table:table-cell table:number-columns-repeated="8" table:style-name="ce1"/>
          <table:table-cell office:value-type="float" office:value="35" table:formula="of:=[Feuille1.$A38]" table:style-name="ce1">
            <text:p>35</text:p>
          </table:table-cell>
          <table:table-cell office:value-type="float" office:value="24.25" table:formula="of:=AVERAGE([Feuille1.$D38];[Feuille1.$P37];[Feuille1.$AB38];[Feuille1.$AN38])" table:style-name="ce3">
            <text:p>24,25</text:p>
          </table:table-cell>
          <table:table-cell office:value-type="float" office:value="4.7830374753451679" table:formula="of:=[.AH36]*100/[.$J36]" table:style-name="ce3">
            <text:p>4,78</text:p>
          </table:table-cell>
          <table:table-cell office:value-type="float" office:value="6.0207972893961479" table:formula="of:=STDEV([Feuille1.$D38];[Feuille1.$P37];[Feuille1.$AB38];[Feuille1.$AN38])" table:style-name="ce3">
            <text:p>6,02</text:p>
          </table:table-cell>
          <table:table-cell table:number-columns-repeated="9" table:style-name="ce1"/>
          <table:table-cell office:value-type="float" office:value="35" table:formula="of:=[Feuille1.$A38]" table:style-name="ce1">
            <text:p>35</text:p>
          </table:table-cell>
          <table:table-cell office:value-type="float" office:value="12.25" table:formula="of:=AVERAGE([Feuille1.$E38];[Feuille1.$Q37];[Feuille1.$AC38];[Feuille1.$AO38])" table:style-name="ce3">
            <text:p>12,25</text:p>
          </table:table-cell>
          <table:table-cell office:value-type="float" office:value="2.416173570019724" table:formula="of:=[.AU36]*100/[.$J36]" table:style-name="ce3">
            <text:p>2,42</text:p>
          </table:table-cell>
          <table:table-cell office:value-type="float" office:value="5.5" table:formula="of:=STDEV([Feuille1.$E38];[Feuille1.$Q37];[Feuille1.$AC38];[Feuille1.$AO38])" table:style-name="ce3">
            <text:p>5,50</text:p>
          </table:table-cell>
          <table:table-cell table:number-columns-repeated="8" table:style-name="ce1"/>
          <table:table-cell office:value-type="float" office:value="35" table:formula="of:=[Feuille1.$A38]" table:style-name="ce1">
            <text:p>35</text:p>
          </table:table-cell>
          <table:table-cell office:value-type="float" office:value="60" table:formula="of:=AVERAGE([Feuille1.$G38];[Feuille1.$S37];[Feuille1.$AE38];[Feuille1.$AQ38])" table:style-name="ce3">
            <text:p>60,00</text:p>
          </table:table-cell>
          <table:table-cell office:value-type="float" office:value="9.9331096171675597" table:formula="of:=STDEV([Feuille1.$G38];[Feuille1.$S37];[Feuille1.$AE38];[Feuille1.$AQ38])" table:style-name="ce3">
            <text:p>9,93</text:p>
          </table:table-cell>
          <table:table-cell table:style-name="ce3"/>
          <table:table-cell table:number-columns-repeated="5" table:style-name="ce1"/>
          <table:table-cell office:value-type="float" office:value="35" table:formula="of:=[Feuille1.$A38]" table:style-name="ce1">
            <text:p>35</text:p>
          </table:table-cell>
          <table:table-cell office:value-type="float" office:value="52.5" table:formula="of:=AVERAGE([Feuille1.$K38];[Feuille1.$W37];[Feuille1.$AI38];[Feuille1.$AU38])" table:style-name="ce3">
            <text:p>52,50</text:p>
          </table:table-cell>
          <table:table-cell office:value-type="float" office:value="7.047458170621991" table:formula="of:=STDEV([Feuille1.$K38];[Feuille1.$W37];[Feuille1.$AI38];[Feuille1.$AU38])" table:style-name="ce3">
            <text:p>7,05</text:p>
          </table:table-cell>
          <table:table-cell table:number-columns-repeated="5" table:style-name="ce1"/>
          <table:table-cell office:value-type="float" office:value="35" table:formula="of:=[Feuille1.$A38]" table:style-name="ce1">
            <text:p>35</text:p>
          </table:table-cell>
          <table:table-cell office:value-type="float" office:value="49.5" table:formula="of:=AVERAGE([Feuille1.$H38];[Feuille1.$T37];[Feuille1.$AF38];[Feuille1.$AR38])" table:style-name="ce3">
            <text:p>49,50</text:p>
          </table:table-cell>
          <table:table-cell office:value-type="float" office:value="94.285714285714292" table:formula="of:=[.BX36]*100/[.$BP36]" table:style-name="ce3">
            <text:p>94,29</text:p>
          </table:table-cell>
          <table:table-cell office:value-type="float" office:value="7.047458170621991" table:formula="of:=STDEV([Feuille1.$H38];[Feuille1.$T37];[Feuille1.$AF38];[Feuille1.$AR38])" table:style-name="ce3">
            <text:p>7,05</text:p>
          </table:table-cell>
          <table:table-cell table:number-columns-repeated="9" table:style-name="ce1"/>
          <table:table-cell office:value-type="float" office:value="35" table:formula="of:=[Feuille1.$A38]" table:style-name="ce1">
            <text:p>35</text:p>
          </table:table-cell>
          <table:table-cell office:value-type="float" office:value="2.25" table:formula="of:=AVERAGE([Feuille1.$I38];[Feuille1.$U37];[Feuille1.$AG38];[Feuille1.$AS38])" table:style-name="ce3">
            <text:p>2,25</text:p>
          </table:table-cell>
          <table:table-cell office:value-type="float" office:value="4.2857142857142856" table:formula="of:=[.CK36]*100/[.$BP36]" table:style-name="ce3">
            <text:p>4,29</text:p>
          </table:table-cell>
          <table:table-cell office:value-type="float" office:value="1.2583057392117916" table:formula="of:=STDEV([Feuille1.$I38];[Feuille1.$U37];[Feuille1.$AG38];[Feuille1.$AS38])" table:style-name="ce3">
            <text:p>1,26</text:p>
          </table:table-cell>
          <table:table-cell table:number-columns-repeated="8" table:style-name="ce1"/>
          <table:table-cell office:value-type="float" office:value="35" table:formula="of:=[Feuille1.$A38]" table:style-name="ce1">
            <text:p>35</text:p>
          </table:table-cell>
          <table:table-cell office:value-type="float" office:value="0.75" table:formula="of:=AVERAGE([Feuille1.$J38];[Feuille1.$V37];[Feuille1.$AH38];[Feuille1.$AT38])" table:style-name="ce3">
            <text:p>0,75</text:p>
          </table:table-cell>
          <table:table-cell office:value-type="float" office:value="1.4285714285714286" table:formula="of:=[.CW36]*100/[.$BP36]" table:style-name="ce3">
            <text:p>1,43</text:p>
          </table:table-cell>
          <table:table-cell office:value-type="float" office:value="1.5" table:formula="of:=STDEV([Feuille1.$J38];[Feuille1.$V37];[Feuille1.$AH38];[Feuille1.$AT38])" table:style-name="ce3">
            <text:p>1,50</text:p>
          </table:table-cell>
          <table:table-cell table:number-columns-repeated="16281"/>
        </table:table-row>
        <table:table-row table:style-name="ro1">
          <table:table-cell office:value-type="float" office:value="36" table:formula="of:=[Feuille1.$A39]" table:style-name="ce1">
            <text:p>36</text:p>
          </table:table-cell>
          <table:table-cell office:value-type="float" office:value="95" table:formula="of:=AVERAGE([Feuille1.$B39];[Feuille1.$N38];[Feuille1.$Z39];[Feuille1.$AL39])" table:style-name="ce3">
            <text:p>95,00</text:p>
          </table:table-cell>
          <table:table-cell office:value-type="float" office:value="14.696938456699069" table:formula="of:=STDEV([Feuille1.$B39];[Feuille1.$N38];[Feuille1.$Z39];[Feuille1.$AL39])" table:style-name="ce3">
            <text:p>14,70</text:p>
          </table:table-cell>
          <table:table-cell table:number-columns-repeated="5" table:style-name="ce1"/>
          <table:table-cell office:value-type="float" office:value="36" table:formula="of:=[Feuille1.$A39]" table:style-name="ce1">
            <text:p>36</text:p>
          </table:table-cell>
          <table:table-cell office:value-type="float" office:value="551.75" table:formula="of:=AVERAGE([Feuille1.$F39];[Feuille1.$R38];[Feuille1.$AD39];[Feuille1.$AP39])" table:style-name="ce3">
            <text:p>551,75</text:p>
          </table:table-cell>
          <table:table-cell office:value-type="float" office:value="67.933177952063062" table:formula="of:=STDEV([Feuille1.$F39];[Feuille1.$R38];[Feuille1.$AD39];[Feuille1.$AP39])" table:style-name="ce3">
            <text:p>67,93</text:p>
          </table:table-cell>
          <table:table-cell table:number-columns-repeated="9" table:style-name="ce1"/>
          <table:table-cell office:value-type="float" office:value="36" table:formula="of:=[Feuille1.$A39]" table:style-name="ce1">
            <text:p>36</text:p>
          </table:table-cell>
          <table:table-cell office:value-type="float" office:value="511.25" table:formula="of:=AVERAGE([Feuille1.$C39];[Feuille1.O38];[Feuille1.$AA39];[Feuille1.$AM39])" table:style-name="ce3">
            <text:p>511,25</text:p>
          </table:table-cell>
          <table:table-cell office:value-type="float" office:value="92.659719075668335" table:formula="of:=[.V37]*100/[.J37]" table:style-name="ce3">
            <text:p>92,66</text:p>
          </table:table-cell>
          <table:table-cell office:value-type="float" office:value="62.329099677972778" table:formula="of:=STDEV([Feuille1.$C39];[Feuille1.$O38];[Feuille1.$AA39];[Feuille1.$AM39])" table:style-name="ce3">
            <text:p>62,33</text:p>
          </table:table-cell>
          <table:table-cell table:number-columns-repeated="8" table:style-name="ce1"/>
          <table:table-cell office:value-type="float" office:value="36" table:formula="of:=[Feuille1.$A39]" table:style-name="ce1">
            <text:p>36</text:p>
          </table:table-cell>
          <table:table-cell office:value-type="float" office:value="27.5" table:formula="of:=AVERAGE([Feuille1.$D39];[Feuille1.$P38];[Feuille1.$AB39];[Feuille1.$AN39])" table:style-name="ce3">
            <text:p>27,50</text:p>
          </table:table-cell>
          <table:table-cell office:value-type="float" office:value="4.9841413683733577" table:formula="of:=[.AH37]*100/[.$J37]" table:style-name="ce3">
            <text:p>4,98</text:p>
          </table:table-cell>
          <table:table-cell office:value-type="float" office:value="6.6080758671996698" table:formula="of:=STDEV([Feuille1.$D39];[Feuille1.$P38];[Feuille1.$AB39];[Feuille1.$AN39])" table:style-name="ce3">
            <text:p>6,61</text:p>
          </table:table-cell>
          <table:table-cell table:style-name="ce1">
            <draw:frame draw:z-index="11" draw:id="id10" draw:style-name="a10" draw:name="Graphique 2" svg:x="0.20833in" svg:y="0.09722in" svg:width="7.21862in" svg:height="3.10931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float" office:value="36" table:formula="of:=[Feuille1.$A39]" table:style-name="ce1">
            <text:p>36</text:p>
          </table:table-cell>
          <table:table-cell office:value-type="float" office:value="13" table:formula="of:=AVERAGE([Feuille1.$E39];[Feuille1.$Q38];[Feuille1.$AC39];[Feuille1.$AO39])" table:style-name="ce3">
            <text:p>13,00</text:p>
          </table:table-cell>
          <table:table-cell office:value-type="float" office:value="2.3561395559583143" table:formula="of:=[.AU37]*100/[.$J37]" table:style-name="ce3">
            <text:p>2,36</text:p>
          </table:table-cell>
          <table:table-cell office:value-type="float" office:value="5.0332229568471663" table:formula="of:=STDEV([Feuille1.$E39];[Feuille1.$Q38];[Feuille1.$AC39];[Feuille1.$AO39])" table:style-name="ce3">
            <text:p>5,03</text:p>
          </table:table-cell>
          <table:table-cell table:style-name="ce1">
            <draw:frame draw:z-index="14" draw:id="id13" draw:style-name="a13" draw:name="Graphique 10" svg:x="0.18056in" svg:y="0.11806in" svg:width="5.82845in" svg:height="2.99125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36" table:formula="of:=[Feuille1.$A39]" table:style-name="ce1">
            <text:p>36</text:p>
          </table:table-cell>
          <table:table-cell office:value-type="float" office:value="50" table:formula="of:=AVERAGE([Feuille1.$G39];[Feuille1.$S38];[Feuille1.$AE39];[Feuille1.$AQ39])" table:style-name="ce3">
            <text:p>50,00</text:p>
          </table:table-cell>
          <table:table-cell office:value-type="float" office:value="13.589211407093005" table:formula="of:=STDEV([Feuille1.$G39];[Feuille1.$S38];[Feuille1.$AE39];[Feuille1.$AQ39])" table:style-name="ce3">
            <text:p>13,59</text:p>
          </table:table-cell>
          <table:table-cell table:style-name="ce3"/>
          <table:table-cell table:number-columns-repeated="5" table:style-name="ce1"/>
          <table:table-cell office:value-type="float" office:value="36" table:formula="of:=[Feuille1.$A39]" table:style-name="ce1">
            <text:p>36</text:p>
          </table:table-cell>
          <table:table-cell office:value-type="float" office:value="44.75" table:formula="of:=AVERAGE([Feuille1.$K39];[Feuille1.$W38];[Feuille1.$AI39];[Feuille1.$AU39])" table:style-name="ce3">
            <text:p>44,75</text:p>
          </table:table-cell>
          <table:table-cell office:value-type="float" office:value="9.5699181466370611" table:formula="of:=STDEV([Feuille1.$K39];[Feuille1.$W38];[Feuille1.$AI39];[Feuille1.$AU39])" table:style-name="ce3">
            <text:p>9,57</text:p>
          </table:table-cell>
          <table:table-cell table:number-columns-repeated="5" table:style-name="ce1"/>
          <table:table-cell office:value-type="float" office:value="36" table:formula="of:=[Feuille1.$A39]" table:style-name="ce1">
            <text:p>36</text:p>
          </table:table-cell>
          <table:table-cell office:value-type="float" office:value="40.75" table:formula="of:=AVERAGE([Feuille1.$H39];[Feuille1.$T38];[Feuille1.$AF39];[Feuille1.$AR39])" table:style-name="ce3">
            <text:p>40,75</text:p>
          </table:table-cell>
          <table:table-cell office:value-type="float" office:value="91.061452513966486" table:formula="of:=[.BX37]*100/[.$BP37]" table:style-name="ce3">
            <text:p>91,06</text:p>
          </table:table-cell>
          <table:table-cell office:value-type="float" office:value="11.236102527122116" table:formula="of:=STDEV([Feuille1.$H39];[Feuille1.$T38];[Feuille1.$AF39];[Feuille1.$AR39])" table:style-name="ce3">
            <text:p>11,24</text:p>
          </table:table-cell>
          <table:table-cell table:number-columns-repeated="9" table:style-name="ce1"/>
          <table:table-cell office:value-type="float" office:value="36" table:formula="of:=[Feuille1.$A39]" table:style-name="ce1">
            <text:p>36</text:p>
          </table:table-cell>
          <table:table-cell office:value-type="float" office:value="3.25" table:formula="of:=AVERAGE([Feuille1.$I39];[Feuille1.$U38];[Feuille1.$AG39];[Feuille1.$AS39])" table:style-name="ce3">
            <text:p>3,25</text:p>
          </table:table-cell>
          <table:table-cell office:value-type="float" office:value="7.2625698324022343" table:formula="of:=[.CK37]*100/[.$BP37]" table:style-name="ce3">
            <text:p>7,26</text:p>
          </table:table-cell>
          <table:table-cell office:value-type="float" office:value="2.2173557826083452" table:formula="of:=STDEV([Feuille1.$I39];[Feuille1.$U38];[Feuille1.$AG39];[Feuille1.$AS39])" table:style-name="ce3">
            <text:p>2,22</text:p>
          </table:table-cell>
          <table:table-cell table:number-columns-repeated="8" table:style-name="ce1"/>
          <table:table-cell office:value-type="float" office:value="36" table:formula="of:=[Feuille1.$A39]" table:style-name="ce1">
            <text:p>36</text:p>
          </table:table-cell>
          <table:table-cell office:value-type="float" office:value="0.75" table:formula="of:=AVERAGE([Feuille1.$J39];[Feuille1.$V38];[Feuille1.$AH39];[Feuille1.$AT39])" table:style-name="ce3">
            <text:p>0,75</text:p>
          </table:table-cell>
          <table:table-cell office:value-type="float" office:value="1.6759776536312849" table:formula="of:=[.CW37]*100/[.$BP37]" table:style-name="ce3">
            <text:p>1,68</text:p>
          </table:table-cell>
          <table:table-cell office:value-type="float" office:value="0.5" table:formula="of:=STDEV([Feuille1.$J39];[Feuille1.$V38];[Feuille1.$AH39];[Feuille1.$AT39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37" table:formula="of:=[Feuille1.$A40]" table:style-name="ce1">
            <text:p>37</text:p>
          </table:table-cell>
          <table:table-cell office:value-type="float" office:value="106" table:formula="of:=AVERAGE([Feuille1.$B40];[Feuille1.$N39];[Feuille1.$Z40];[Feuille1.$AL40])" table:style-name="ce3">
            <text:p>106,00</text:p>
          </table:table-cell>
          <table:table-cell office:value-type="float" office:value="18.529256146249729" table:formula="of:=STDEV([Feuille1.$B40];[Feuille1.$N39];[Feuille1.$Z40];[Feuille1.$AL40])" table:style-name="ce3">
            <text:p>18,53</text:p>
          </table:table-cell>
          <table:table-cell table:number-columns-repeated="5" table:style-name="ce1"/>
          <table:table-cell office:value-type="float" office:value="37" table:formula="of:=[Feuille1.$A40]" table:style-name="ce1">
            <text:p>37</text:p>
          </table:table-cell>
          <table:table-cell office:value-type="float" office:value="609.75" table:formula="of:=AVERAGE([Feuille1.$F40];[Feuille1.$R39];[Feuille1.$AD40];[Feuille1.$AP40])" table:style-name="ce3">
            <text:p>609,75</text:p>
          </table:table-cell>
          <table:table-cell office:value-type="float" office:value="78.572153676307821" table:formula="of:=STDEV([Feuille1.$F40];[Feuille1.$R39];[Feuille1.$AD40];[Feuille1.$AP40])" table:style-name="ce3">
            <text:p>78,57</text:p>
          </table:table-cell>
          <table:table-cell table:number-columns-repeated="9" table:style-name="ce1"/>
          <table:table-cell office:value-type="float" office:value="37" table:formula="of:=[Feuille1.$A40]" table:style-name="ce1">
            <text:p>37</text:p>
          </table:table-cell>
          <table:table-cell office:value-type="float" office:value="566.5" table:formula="of:=AVERAGE([Feuille1.$C40];[Feuille1.O39];[Feuille1.$AA40];[Feuille1.$AM40])" table:style-name="ce3">
            <text:p>566,50</text:p>
          </table:table-cell>
          <table:table-cell office:value-type="float" office:value="92.906929069290697" table:formula="of:=[.V38]*100/[.J38]" table:style-name="ce3">
            <text:p>92,91</text:p>
          </table:table-cell>
          <table:table-cell office:value-type="float" office:value="74.630199428024227" table:formula="of:=STDEV([Feuille1.$C40];[Feuille1.$O39];[Feuille1.$AA40];[Feuille1.$AM40])" table:style-name="ce3">
            <text:p>74,63</text:p>
          </table:table-cell>
          <table:table-cell table:number-columns-repeated="8" table:style-name="ce1"/>
          <table:table-cell office:value-type="float" office:value="37" table:formula="of:=[Feuille1.$A40]" table:style-name="ce1">
            <text:p>37</text:p>
          </table:table-cell>
          <table:table-cell office:value-type="float" office:value="28.75" table:formula="of:=AVERAGE([Feuille1.$D40];[Feuille1.$P39];[Feuille1.$AB40];[Feuille1.$AN40])" table:style-name="ce3">
            <text:p>28,75</text:p>
          </table:table-cell>
          <table:table-cell office:value-type="float" office:value="4.7150471504715048" table:formula="of:=[.AH38]*100/[.$J38]" table:style-name="ce3">
            <text:p>4,72</text:p>
          </table:table-cell>
          <table:table-cell office:value-type="float" office:value="7.1355915428692152" table:formula="of:=STDEV([Feuille1.$D40];[Feuille1.$P39];[Feuille1.$AB40];[Feuille1.$AN40])" table:style-name="ce3">
            <text:p>7,14</text:p>
          </table:table-cell>
          <table:table-cell table:number-columns-repeated="9" table:style-name="ce1"/>
          <table:table-cell office:value-type="float" office:value="37" table:formula="of:=[Feuille1.$A40]" table:style-name="ce1">
            <text:p>37</text:p>
          </table:table-cell>
          <table:table-cell office:value-type="float" office:value="14.5" table:formula="of:=AVERAGE([Feuille1.$E40];[Feuille1.$Q39];[Feuille1.$AC40];[Feuille1.$AO40])" table:style-name="ce3">
            <text:p>14,50</text:p>
          </table:table-cell>
          <table:table-cell office:value-type="float" office:value="2.3780237802378026" table:formula="of:=[.AU38]*100/[.$J38]" table:style-name="ce3">
            <text:p>2,38</text:p>
          </table:table-cell>
          <table:table-cell office:value-type="float" office:value="6.0277137733417083" table:formula="of:=STDEV([Feuille1.$E40];[Feuille1.$Q39];[Feuille1.$AC40];[Feuille1.$AO40])" table:style-name="ce3">
            <text:p>6,03</text:p>
          </table:table-cell>
          <table:table-cell table:number-columns-repeated="8" table:style-name="ce1"/>
          <table:table-cell office:value-type="float" office:value="37" table:formula="of:=[Feuille1.$A40]" table:style-name="ce1">
            <text:p>37</text:p>
          </table:table-cell>
          <table:table-cell office:value-type="float" office:value="69" table:formula="of:=AVERAGE([Feuille1.$G40];[Feuille1.$S39];[Feuille1.$AE40];[Feuille1.$AQ40])" table:style-name="ce3">
            <text:p>69,00</text:p>
          </table:table-cell>
          <table:table-cell office:value-type="float" office:value="23.480488353808433" table:formula="of:=STDEV([Feuille1.$G40];[Feuille1.$S39];[Feuille1.$AE40];[Feuille1.$AQ40])" table:style-name="ce3">
            <text:p>23,48</text:p>
          </table:table-cell>
          <table:table-cell table:style-name="ce3"/>
          <table:table-cell table:number-columns-repeated="5" table:style-name="ce1"/>
          <table:table-cell office:value-type="float" office:value="37" table:formula="of:=[Feuille1.$A40]" table:style-name="ce1">
            <text:p>37</text:p>
          </table:table-cell>
          <table:table-cell office:value-type="float" office:value="58" table:formula="of:=AVERAGE([Feuille1.$K40];[Feuille1.$W39];[Feuille1.$AI40];[Feuille1.$AU40])" table:style-name="ce3">
            <text:p>58,00</text:p>
          </table:table-cell>
          <table:table-cell office:value-type="float" office:value="20.412414523193153" table:formula="of:=STDEV([Feuille1.$K40];[Feuille1.$W39];[Feuille1.$AI40];[Feuille1.$AU40])" table:style-name="ce3">
            <text:p>20,41</text:p>
          </table:table-cell>
          <table:table-cell table:number-columns-repeated="5" table:style-name="ce1"/>
          <table:table-cell office:value-type="float" office:value="37" table:formula="of:=[Feuille1.$A40]" table:style-name="ce1">
            <text:p>37</text:p>
          </table:table-cell>
          <table:table-cell office:value-type="float" office:value="55.25" table:formula="of:=AVERAGE([Feuille1.$H40];[Feuille1.$T39];[Feuille1.$AF40];[Feuille1.$AR40])" table:style-name="ce3">
            <text:p>55,25</text:p>
          </table:table-cell>
          <table:table-cell office:value-type="float" office:value="95.258620689655174" table:formula="of:=[.BX38]*100/[.$BP38]" table:style-name="ce3">
            <text:p>95,26</text:p>
          </table:table-cell>
          <table:table-cell office:value-type="float" office:value="22.60346581094737" table:formula="of:=STDEV([Feuille1.$H40];[Feuille1.$T39];[Feuille1.$AF40];[Feuille1.$AR40])" table:style-name="ce3">
            <text:p>22,60</text:p>
          </table:table-cell>
          <table:table-cell table:number-columns-repeated="9" table:style-name="ce1"/>
          <table:table-cell office:value-type="float" office:value="37" table:formula="of:=[Feuille1.$A40]" table:style-name="ce1">
            <text:p>37</text:p>
          </table:table-cell>
          <table:table-cell office:value-type="float" office:value="1.25" table:formula="of:=AVERAGE([Feuille1.$I40];[Feuille1.$U39];[Feuille1.$AG40];[Feuille1.$AS40])" table:style-name="ce3">
            <text:p>1,25</text:p>
          </table:table-cell>
          <table:table-cell office:value-type="float" office:value="2.1551724137931036" table:formula="of:=[.CK38]*100/[.$BP38]" table:style-name="ce3">
            <text:p>2,16</text:p>
          </table:table-cell>
          <table:table-cell office:value-type="float" office:value="1.2583057392117916" table:formula="of:=STDEV([Feuille1.$I40];[Feuille1.$U39];[Feuille1.$AG40];[Feuille1.$AS40])" table:style-name="ce3">
            <text:p>1,26</text:p>
          </table:table-cell>
          <table:table-cell table:number-columns-repeated="8" table:style-name="ce1"/>
          <table:table-cell office:value-type="float" office:value="37" table:formula="of:=[Feuille1.$A40]" table:style-name="ce1">
            <text:p>37</text:p>
          </table:table-cell>
          <table:table-cell office:value-type="float" office:value="1.5" table:formula="of:=AVERAGE([Feuille1.$J40];[Feuille1.$V39];[Feuille1.$AH40];[Feuille1.$AT40])" table:style-name="ce3">
            <text:p>1,50</text:p>
          </table:table-cell>
          <table:table-cell office:value-type="float" office:value="2.5862068965517242" table:formula="of:=[.CW38]*100/[.$BP38]" table:style-name="ce3">
            <text:p>2,59</text:p>
          </table:table-cell>
          <table:table-cell office:value-type="float" office:value="1.2909944487358056" table:formula="of:=STDEV([Feuille1.$J40];[Feuille1.$V39];[Feuille1.$AH40];[Feuille1.$AT40])" table:style-name="ce3">
            <text:p>1,29</text:p>
          </table:table-cell>
          <table:table-cell table:style-name="ce1">
            <draw:frame draw:z-index="26" draw:id="id25" draw:style-name="a25" draw:name="Graphique 31" svg:x="0.23611in" svg:y="0.02083in" svg:width="5.84234in" svg:height="2.99177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16280"/>
        </table:table-row>
        <table:table-row table:style-name="ro1">
          <table:table-cell office:value-type="float" office:value="38" table:formula="of:=[Feuille1.$A41]" table:style-name="ce1">
            <text:p>38</text:p>
          </table:table-cell>
          <table:table-cell office:value-type="float" office:value="114" table:formula="of:=AVERAGE([Feuille1.$B41];[Feuille1.$N40];[Feuille1.$Z41];[Feuille1.$AL41])" table:style-name="ce3">
            <text:p>114,00</text:p>
          </table:table-cell>
          <table:table-cell office:value-type="float" office:value="22.315913604421397" table:formula="of:=STDEV([Feuille1.$B41];[Feuille1.$N40];[Feuille1.$Z41];[Feuille1.$AL41])" table:style-name="ce3">
            <text:p>22,32</text:p>
          </table:table-cell>
          <table:table-cell table:number-columns-repeated="5" table:style-name="ce1"/>
          <table:table-cell office:value-type="float" office:value="38" table:formula="of:=[Feuille1.$A41]" table:style-name="ce1">
            <text:p>38</text:p>
          </table:table-cell>
          <table:table-cell office:value-type="float" office:value="658.5" table:formula="of:=AVERAGE([Feuille1.$F41];[Feuille1.$R40];[Feuille1.$AD41];[Feuille1.$AP41])" table:style-name="ce3">
            <text:p>658,50</text:p>
          </table:table-cell>
          <table:table-cell office:value-type="float" office:value="86.65063954370639" table:formula="of:=STDEV([Feuille1.$F41];[Feuille1.$R40];[Feuille1.$AD41];[Feuille1.$AP41])" table:style-name="ce3">
            <text:p>86,65</text:p>
          </table:table-cell>
          <table:table-cell table:number-columns-repeated="9" table:style-name="ce1"/>
          <table:table-cell office:value-type="float" office:value="38" table:formula="of:=[Feuille1.$A41]" table:style-name="ce1">
            <text:p>38</text:p>
          </table:table-cell>
          <table:table-cell office:value-type="float" office:value="612.5" table:formula="of:=AVERAGE([Feuille1.$C41];[Feuille1.O40];[Feuille1.$AA41];[Feuille1.$AM41])" table:style-name="ce3">
            <text:p>612,50</text:p>
          </table:table-cell>
          <table:table-cell office:value-type="float" office:value="93.014426727410779" table:formula="of:=[.V39]*100/[.J39]" table:style-name="ce3">
            <text:p>93,01</text:p>
          </table:table-cell>
          <table:table-cell office:value-type="float" office:value="83.747636782578326" table:formula="of:=STDEV([Feuille1.$C41];[Feuille1.$O40];[Feuille1.$AA41];[Feuille1.$AM41])" table:style-name="ce3">
            <text:p>83,75</text:p>
          </table:table-cell>
          <table:table-cell table:number-columns-repeated="8" table:style-name="ce1"/>
          <table:table-cell office:value-type="float" office:value="38" table:formula="of:=[Feuille1.$A41]" table:style-name="ce1">
            <text:p>38</text:p>
          </table:table-cell>
          <table:table-cell office:value-type="float" office:value="30.5" table:formula="of:=AVERAGE([Feuille1.$D41];[Feuille1.$P40];[Feuille1.$AB41];[Feuille1.$AN41])" table:style-name="ce3">
            <text:p>30,50</text:p>
          </table:table-cell>
          <table:table-cell office:value-type="float" office:value="4.6317388003037205" table:formula="of:=[.AH39]*100/[.$J39]" table:style-name="ce3">
            <text:p>4,63</text:p>
          </table:table-cell>
          <table:table-cell office:value-type="float" office:value="7.047458170621991" table:formula="of:=STDEV([Feuille1.$D41];[Feuille1.$P40];[Feuille1.$AB41];[Feuille1.$AN41])" table:style-name="ce3">
            <text:p>7,05</text:p>
          </table:table-cell>
          <table:table-cell table:number-columns-repeated="9" table:style-name="ce1"/>
          <table:table-cell office:value-type="float" office:value="38" table:formula="of:=[Feuille1.$A41]" table:style-name="ce1">
            <text:p>38</text:p>
          </table:table-cell>
          <table:table-cell office:value-type="float" office:value="15.5" table:formula="of:=AVERAGE([Feuille1.$E41];[Feuille1.$Q40];[Feuille1.$AC41];[Feuille1.$AO41])" table:style-name="ce3">
            <text:p>15,50</text:p>
          </table:table-cell>
          <table:table-cell office:value-type="float" office:value="2.3538344722854974" table:formula="of:=[.AU39]*100/[.$J39]" table:style-name="ce3">
            <text:p>2,35</text:p>
          </table:table-cell>
          <table:table-cell office:value-type="float" office:value="6.8068592855540455" table:formula="of:=STDEV([Feuille1.$E41];[Feuille1.$Q40];[Feuille1.$AC41];[Feuille1.$AO41])" table:style-name="ce3">
            <text:p>6,81</text:p>
          </table:table-cell>
          <table:table-cell table:number-columns-repeated="8" table:style-name="ce1"/>
          <table:table-cell office:value-type="float" office:value="38" table:formula="of:=[Feuille1.$A41]" table:style-name="ce1">
            <text:p>38</text:p>
          </table:table-cell>
          <table:table-cell office:value-type="float" office:value="56.75" table:formula="of:=AVERAGE([Feuille1.$G41];[Feuille1.$S40];[Feuille1.$AE41];[Feuille1.$AQ41])" table:style-name="ce3">
            <text:p>56,75</text:p>
          </table:table-cell>
          <table:table-cell office:value-type="float" office:value="16.78044496827582" table:formula="of:=STDEV([Feuille1.$G41];[Feuille1.$S40];[Feuille1.$AE41];[Feuille1.$AQ41])" table:style-name="ce3">
            <text:p>16,78</text:p>
          </table:table-cell>
          <table:table-cell table:style-name="ce3">
            <draw:frame draw:z-index="28" draw:id="id27" draw:style-name="a27" draw:name="Graphique 36" svg:x="0.82407in" svg:y="0.09259in" svg:width="5.01363in" svg:height="2.9177in" style:rel-width="scale" style:rel-height="scale">
              <draw:object xlink:href="Object 28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float" office:value="38" table:formula="of:=[Feuille1.$A41]" table:style-name="ce1">
            <text:p>38</text:p>
          </table:table-cell>
          <table:table-cell office:value-type="float" office:value="48.75" table:formula="of:=AVERAGE([Feuille1.$K41];[Feuille1.$W40];[Feuille1.$AI41];[Feuille1.$AU41])" table:style-name="ce3">
            <text:p>48,75</text:p>
          </table:table-cell>
          <table:table-cell office:value-type="float" office:value="12.038133853162901" table:formula="of:=STDEV([Feuille1.$K41];[Feuille1.$W40];[Feuille1.$AI41];[Feuille1.$AU41])" table:style-name="ce3">
            <text:p>12,04</text:p>
          </table:table-cell>
          <table:table-cell table:number-columns-repeated="5" table:style-name="ce1"/>
          <table:table-cell office:value-type="float" office:value="38" table:formula="of:=[Feuille1.$A41]" table:style-name="ce1">
            <text:p>38</text:p>
          </table:table-cell>
          <table:table-cell office:value-type="float" office:value="46" table:formula="of:=AVERAGE([Feuille1.$H41];[Feuille1.$T40];[Feuille1.$AF41];[Feuille1.$AR41])" table:style-name="ce3">
            <text:p>46,00</text:p>
          </table:table-cell>
          <table:table-cell office:value-type="float" office:value="94.358974358974365" table:formula="of:=[.BX39]*100/[.$BP39]" table:style-name="ce3">
            <text:p>94,36</text:p>
          </table:table-cell>
          <table:table-cell office:value-type="float" office:value="13.038404810405298" table:formula="of:=STDEV([Feuille1.$H41];[Feuille1.$T40];[Feuille1.$AF41];[Feuille1.$AR41])" table:style-name="ce3">
            <text:p>13,04</text:p>
          </table:table-cell>
          <table:table-cell table:number-columns-repeated="9" table:style-name="ce1"/>
          <table:table-cell office:value-type="float" office:value="38" table:formula="of:=[Feuille1.$A41]" table:style-name="ce1">
            <text:p>38</text:p>
          </table:table-cell>
          <table:table-cell office:value-type="float" office:value="1.75" table:formula="of:=AVERAGE([Feuille1.$I41];[Feuille1.$U40];[Feuille1.$AG41];[Feuille1.$AS41])" table:style-name="ce3">
            <text:p>1,75</text:p>
          </table:table-cell>
          <table:table-cell office:value-type="float" office:value="3.5897435897435899" table:formula="of:=[.CK39]*100/[.$BP39]" table:style-name="ce3">
            <text:p>3,59</text:p>
          </table:table-cell>
          <table:table-cell office:value-type="float" office:value="1.5" table:formula="of:=STDEV([Feuille1.$I41];[Feuille1.$U40];[Feuille1.$AG41];[Feuille1.$AS41])" table:style-name="ce3">
            <text:p>1,50</text:p>
          </table:table-cell>
          <table:table-cell table:style-name="ce1">
            <draw:frame draw:z-index="23" draw:id="id22" draw:style-name="a22" draw:name="Graphique 28" svg:x="0.31944in" svg:y="0.15972in" svg:width="6.8161in" svg:height="2.99126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38" table:formula="of:=[Feuille1.$A41]" table:style-name="ce1">
            <text:p>38</text:p>
          </table:table-cell>
          <table:table-cell office:value-type="float" office:value="1" table:formula="of:=AVERAGE([Feuille1.$J41];[Feuille1.$V40];[Feuille1.$AH41];[Feuille1.$AT41])" table:style-name="ce3">
            <text:p>1,00</text:p>
          </table:table-cell>
          <table:table-cell office:value-type="float" office:value="2.0512820512820511" table:formula="of:=[.CW39]*100/[.$BP39]" table:style-name="ce3">
            <text:p>2,05</text:p>
          </table:table-cell>
          <table:table-cell office:value-type="float" office:value="0.81649658092772603" table:formula="of:=STDEV([Feuille1.$J41];[Feuille1.$V40];[Feuille1.$AH41];[Feuille1.$AT41])" table:style-name="ce3">
            <text:p>0,82</text:p>
          </table:table-cell>
          <table:table-cell table:number-columns-repeated="16281"/>
        </table:table-row>
        <table:table-row table:style-name="ro1">
          <table:table-cell office:value-type="float" office:value="39" table:formula="of:=[Feuille1.$A42]" table:style-name="ce1">
            <text:p>39</text:p>
          </table:table-cell>
          <table:table-cell office:value-type="float" office:value="127" table:formula="of:=AVERAGE([Feuille1.$B42];[Feuille1.$N41];[Feuille1.$Z42];[Feuille1.$AL42])" table:style-name="ce3">
            <text:p>127,00</text:p>
          </table:table-cell>
          <table:table-cell office:value-type="float" office:value="30.62678566222711" table:formula="of:=STDEV([Feuille1.$B42];[Feuille1.$N41];[Feuille1.$Z42];[Feuille1.$AL42])" table:style-name="ce3">
            <text:p>30,63</text:p>
          </table:table-cell>
          <table:table-cell table:number-columns-repeated="5" table:style-name="ce1"/>
          <table:table-cell office:value-type="float" office:value="39" table:formula="of:=[Feuille1.$A42]" table:style-name="ce1">
            <text:p>39</text:p>
          </table:table-cell>
          <table:table-cell office:value-type="float" office:value="724.5" table:formula="of:=AVERAGE([Feuille1.$F42];[Feuille1.$R41];[Feuille1.$AD42];[Feuille1.$AP42])" table:style-name="ce3">
            <text:p>724,50</text:p>
          </table:table-cell>
          <table:table-cell office:value-type="float" office:value="98.378520690917767" table:formula="of:=STDEV([Feuille1.$F42];[Feuille1.$R41];[Feuille1.$AD42];[Feuille1.$AP42])" table:style-name="ce3">
            <text:p>98,38</text:p>
          </table:table-cell>
          <table:table-cell table:number-columns-repeated="9" table:style-name="ce1"/>
          <table:table-cell office:value-type="float" office:value="39" table:formula="of:=[Feuille1.$A42]" table:style-name="ce1">
            <text:p>39</text:p>
          </table:table-cell>
          <table:table-cell office:value-type="float" office:value="675.75" table:formula="of:=AVERAGE([Feuille1.$C42];[Feuille1.O41];[Feuille1.$AA42];[Feuille1.$AM42])" table:style-name="ce3">
            <text:p>675,75</text:p>
          </table:table-cell>
          <table:table-cell office:value-type="float" office:value="93.271221532091104" table:formula="of:=[.V40]*100/[.J40]" table:style-name="ce3">
            <text:p>93,27</text:p>
          </table:table-cell>
          <table:table-cell office:value-type="float" office:value="97.06140667982649" table:formula="of:=STDEV([Feuille1.$C42];[Feuille1.$O41];[Feuille1.$AA42];[Feuille1.$AM42])" table:style-name="ce3">
            <text:p>97,06</text:p>
          </table:table-cell>
          <table:table-cell table:style-name="ce1">
            <draw:frame draw:z-index="10" draw:id="id9" draw:style-name="a9" draw:name="Graphique 1" svg:x="0.23611in" svg:y="0.06944in" svg:width="8.45345in" svg:height="3.6494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39" table:formula="of:=[Feuille1.$A42]" table:style-name="ce1">
            <text:p>39</text:p>
          </table:table-cell>
          <table:table-cell office:value-type="float" office:value="33" table:formula="of:=AVERAGE([Feuille1.$D42];[Feuille1.$P41];[Feuille1.$AB42];[Feuille1.$AN42])" table:style-name="ce3">
            <text:p>33,00</text:p>
          </table:table-cell>
          <table:table-cell office:value-type="float" office:value="4.5548654244306421" table:formula="of:=[.AH40]*100/[.$J40]" table:style-name="ce3">
            <text:p>4,55</text:p>
          </table:table-cell>
          <table:table-cell office:value-type="float" office:value="7.5277265270908096" table:formula="of:=STDEV([Feuille1.$D42];[Feuille1.$P41];[Feuille1.$AB42];[Feuille1.$AN42])" table:style-name="ce3">
            <text:p>7,53</text:p>
          </table:table-cell>
          <table:table-cell table:number-columns-repeated="9" table:style-name="ce1"/>
          <table:table-cell office:value-type="float" office:value="39" table:formula="of:=[Feuille1.$A42]" table:style-name="ce1">
            <text:p>39</text:p>
          </table:table-cell>
          <table:table-cell office:value-type="float" office:value="15.75" table:formula="of:=AVERAGE([Feuille1.$E42];[Feuille1.$Q41];[Feuille1.$AC42];[Feuille1.$AO42])" table:style-name="ce3">
            <text:p>15,75</text:p>
          </table:table-cell>
          <table:table-cell office:value-type="float" office:value="2.1739130434782608" table:formula="of:=[.AU40]*100/[.$J40]" table:style-name="ce3">
            <text:p>2,17</text:p>
          </table:table-cell>
          <table:table-cell office:value-type="float" office:value="6.5" table:formula="of:=STDEV([Feuille1.$E42];[Feuille1.$Q41];[Feuille1.$AC42];[Feuille1.$AO42])" table:style-name="ce3">
            <text:p>6,50</text:p>
          </table:table-cell>
          <table:table-cell table:number-columns-repeated="8" table:style-name="ce1"/>
          <table:table-cell office:value-type="float" office:value="39" table:formula="of:=[Feuille1.$A42]" table:style-name="ce1">
            <text:p>39</text:p>
          </table:table-cell>
          <table:table-cell office:value-type="float" office:value="79" table:formula="of:=AVERAGE([Feuille1.$G42];[Feuille1.$S41];[Feuille1.$AE42];[Feuille1.$AQ42])" table:style-name="ce3">
            <text:p>79,00</text:p>
          </table:table-cell>
          <table:table-cell office:value-type="float" office:value="26.845235455601181" table:formula="of:=STDEV([Feuille1.$G42];[Feuille1.$S41];[Feuille1.$AE42];[Feuille1.$AQ42])" table:style-name="ce3">
            <text:p>26,85</text:p>
          </table:table-cell>
          <table:table-cell table:style-name="ce3"/>
          <table:table-cell table:number-columns-repeated="5" table:style-name="ce1"/>
          <table:table-cell office:value-type="float" office:value="39" table:formula="of:=[Feuille1.$A42]" table:style-name="ce1">
            <text:p>39</text:p>
          </table:table-cell>
          <table:table-cell office:value-type="float" office:value="66" table:formula="of:=AVERAGE([Feuille1.$K42];[Feuille1.$W41];[Feuille1.$AI42];[Feuille1.$AU42])" table:style-name="ce3">
            <text:p>66,00</text:p>
          </table:table-cell>
          <table:table-cell office:value-type="float" office:value="19.714630776828326" table:formula="of:=STDEV([Feuille1.$K42];[Feuille1.$W41];[Feuille1.$AI42];[Feuille1.$AU42])" table:style-name="ce3">
            <text:p>19,71</text:p>
          </table:table-cell>
          <table:table-cell table:number-columns-repeated="5" table:style-name="ce1"/>
          <table:table-cell office:value-type="float" office:value="39" table:formula="of:=[Feuille1.$A42]" table:style-name="ce1">
            <text:p>39</text:p>
          </table:table-cell>
          <table:table-cell office:value-type="float" office:value="63.25" table:formula="of:=AVERAGE([Feuille1.$H42];[Feuille1.$T41];[Feuille1.$AF42];[Feuille1.$AR42])" table:style-name="ce3">
            <text:p>63,25</text:p>
          </table:table-cell>
          <table:table-cell office:value-type="float" office:value="95.833333333333329" table:formula="of:=[.BX40]*100/[.$BP40]" table:style-name="ce3">
            <text:p>95,83</text:p>
          </table:table-cell>
          <table:table-cell office:value-type="float" office:value="19.102792117035317" table:formula="of:=STDEV([Feuille1.$H42];[Feuille1.$T41];[Feuille1.$AF42];[Feuille1.$AR42])" table:style-name="ce3">
            <text:p>19,10</text:p>
          </table:table-cell>
          <table:table-cell table:number-columns-repeated="9" table:style-name="ce1"/>
          <table:table-cell office:value-type="float" office:value="39" table:formula="of:=[Feuille1.$A42]" table:style-name="ce1">
            <text:p>39</text:p>
          </table:table-cell>
          <table:table-cell office:value-type="float" office:value="2.5" table:formula="of:=AVERAGE([Feuille1.$I42];[Feuille1.$U41];[Feuille1.$AG42];[Feuille1.$AS42])" table:style-name="ce3">
            <text:p>2,50</text:p>
          </table:table-cell>
          <table:table-cell office:value-type="float" office:value="3.7878787878787881" table:formula="of:=[.CK40]*100/[.$BP40]" table:style-name="ce3">
            <text:p>3,79</text:p>
          </table:table-cell>
          <table:table-cell office:value-type="float" office:value="1" table:formula="of:=STDEV([Feuille1.$I42];[Feuille1.$U41];[Feuille1.$AG42];[Feuille1.$AS42])" table:style-name="ce3">
            <text:p>1,00</text:p>
          </table:table-cell>
          <table:table-cell table:number-columns-repeated="8" table:style-name="ce1"/>
          <table:table-cell office:value-type="float" office:value="39" table:formula="of:=[Feuille1.$A42]" table:style-name="ce1">
            <text:p>39</text:p>
          </table:table-cell>
          <table:table-cell office:value-type="float" office:value="0.25" table:formula="of:=AVERAGE([Feuille1.$J42];[Feuille1.$V41];[Feuille1.$AH42];[Feuille1.$AT42])" table:style-name="ce3">
            <text:p>0,25</text:p>
          </table:table-cell>
          <table:table-cell office:value-type="float" office:value="0.37878787878787878" table:formula="of:=[.CW40]*100/[.$BP40]" table:style-name="ce3">
            <text:p>0,38</text:p>
          </table:table-cell>
          <table:table-cell office:value-type="float" office:value="0.5" table:formula="of:=STDEV([Feuille1.$J42];[Feuille1.$V41];[Feuille1.$AH42];[Feuille1.$AT42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40" table:formula="of:=[Feuille1.$A43]" table:style-name="ce1">
            <text:p>40</text:p>
          </table:table-cell>
          <table:table-cell office:value-type="float" office:value="136" table:formula="of:=AVERAGE([Feuille1.$B43];[Feuille1.$N42];[Feuille1.$Z43];[Feuille1.$AL43])" table:style-name="ce3">
            <text:p>136,00</text:p>
          </table:table-cell>
          <table:table-cell office:value-type="float" office:value="31.706991868250974" table:formula="of:=STDEV([Feuille1.$B43];[Feuille1.$N42];[Feuille1.$Z43];[Feuille1.$AL43])" table:style-name="ce3">
            <text:p>31,71</text:p>
          </table:table-cell>
          <table:table-cell table:number-columns-repeated="5" table:style-name="ce1"/>
          <table:table-cell office:value-type="float" office:value="40" table:formula="of:=[Feuille1.$A43]" table:style-name="ce1">
            <text:p>40</text:p>
          </table:table-cell>
          <table:table-cell office:value-type="float" office:value="779" table:formula="of:=AVERAGE([Feuille1.$F43];[Feuille1.$R42];[Feuille1.$AD43];[Feuille1.$AP43])" table:style-name="ce3">
            <text:p>779,00</text:p>
          </table:table-cell>
          <table:table-cell office:value-type="float" office:value="105.61565540518444" table:formula="of:=STDEV([Feuille1.$F43];[Feuille1.$R42];[Feuille1.$AD43];[Feuille1.$AP43])" table:style-name="ce3">
            <text:p>105,62</text:p>
          </table:table-cell>
          <table:table-cell table:number-columns-repeated="9" table:style-name="ce1"/>
          <table:table-cell office:value-type="float" office:value="40" table:formula="of:=[Feuille1.$A43]" table:style-name="ce1">
            <text:p>40</text:p>
          </table:table-cell>
          <table:table-cell office:value-type="float" office:value="725.75" table:formula="of:=AVERAGE([Feuille1.$C43];[Feuille1.O42];[Feuille1.$AA43];[Feuille1.$AM43])" table:style-name="ce3">
            <text:p>725,75</text:p>
          </table:table-cell>
          <table:table-cell office:value-type="float" office:value="93.164313222079585" table:formula="of:=[.V41]*100/[.J41]" table:style-name="ce3">
            <text:p>93,16</text:p>
          </table:table-cell>
          <table:table-cell office:value-type="float" office:value="102.97046502112471" table:formula="of:=STDEV([Feuille1.$C43];[Feuille1.$O42];[Feuille1.$AA43];[Feuille1.$AM43])" table:style-name="ce3">
            <text:p>102,97</text:p>
          </table:table-cell>
          <table:table-cell table:number-columns-repeated="8" table:style-name="ce1"/>
          <table:table-cell office:value-type="float" office:value="40" table:formula="of:=[Feuille1.$A43]" table:style-name="ce1">
            <text:p>40</text:p>
          </table:table-cell>
          <table:table-cell office:value-type="float" office:value="36.75" table:formula="of:=AVERAGE([Feuille1.$D43];[Feuille1.$P42];[Feuille1.$AB43];[Feuille1.$AN43])" table:style-name="ce3">
            <text:p>36,75</text:p>
          </table:table-cell>
          <table:table-cell office:value-type="float" office:value="4.7175866495507064" table:formula="of:=[.AH41]*100/[.$J41]" table:style-name="ce3">
            <text:p>4,72</text:p>
          </table:table-cell>
          <table:table-cell office:value-type="float" office:value="8.6168439698070429" table:formula="of:=STDEV([Feuille1.$D43];[Feuille1.$P42];[Feuille1.$AB43];[Feuille1.$AN43])" table:style-name="ce3">
            <text:p>8,62</text:p>
          </table:table-cell>
          <table:table-cell table:number-columns-repeated="9" table:style-name="ce1"/>
          <table:table-cell office:value-type="float" office:value="40" table:formula="of:=[Feuille1.$A43]" table:style-name="ce1">
            <text:p>40</text:p>
          </table:table-cell>
          <table:table-cell office:value-type="float" office:value="16.5" table:formula="of:=AVERAGE([Feuille1.$E43];[Feuille1.$Q42];[Feuille1.$AC43];[Feuille1.$AO43])" table:style-name="ce3">
            <text:p>16,50</text:p>
          </table:table-cell>
          <table:table-cell office:value-type="float" office:value="2.1181001283697047" table:formula="of:=[.AU41]*100/[.$J41]" table:style-name="ce3">
            <text:p>2,12</text:p>
          </table:table-cell>
          <table:table-cell office:value-type="float" office:value="5.8022983951764031" table:formula="of:=STDEV([Feuille1.$E43];[Feuille1.$Q42];[Feuille1.$AC43];[Feuille1.$AO43])" table:style-name="ce3">
            <text:p>5,80</text:p>
          </table:table-cell>
          <table:table-cell table:number-columns-repeated="8" table:style-name="ce1"/>
          <table:table-cell office:value-type="float" office:value="40" table:formula="of:=[Feuille1.$A43]" table:style-name="ce1">
            <text:p>40</text:p>
          </table:table-cell>
          <table:table-cell office:value-type="float" office:value="63.5" table:formula="of:=AVERAGE([Feuille1.$G43];[Feuille1.$S42];[Feuille1.$AE43];[Feuille1.$AQ43])" table:style-name="ce3">
            <text:p>63,50</text:p>
          </table:table-cell>
          <table:table-cell office:value-type="float" office:value="10.908712114635714" table:formula="of:=STDEV([Feuille1.$G43];[Feuille1.$S42];[Feuille1.$AE43];[Feuille1.$AQ43])" table:style-name="ce3">
            <text:p>10,91</text:p>
          </table:table-cell>
          <table:table-cell table:style-name="ce3"/>
          <table:table-cell table:number-columns-repeated="5" table:style-name="ce1"/>
          <table:table-cell office:value-type="float" office:value="40" table:formula="of:=[Feuille1.$A43]" table:style-name="ce1">
            <text:p>40</text:p>
          </table:table-cell>
          <table:table-cell office:value-type="float" office:value="54.5" table:formula="of:=AVERAGE([Feuille1.$K43];[Feuille1.$W42];[Feuille1.$AI43];[Feuille1.$AU43])" table:style-name="ce3">
            <text:p>54,50</text:p>
          </table:table-cell>
          <table:table-cell office:value-type="float" office:value="8.2259751195020439" table:formula="of:=STDEV([Feuille1.$K43];[Feuille1.$W42];[Feuille1.$AI43];[Feuille1.$AU43])" table:style-name="ce3">
            <text:p>8,23</text:p>
          </table:table-cell>
          <table:table-cell table:number-columns-repeated="5" table:style-name="ce1"/>
          <table:table-cell office:value-type="float" office:value="40" table:formula="of:=[Feuille1.$A43]" table:style-name="ce1">
            <text:p>40</text:p>
          </table:table-cell>
          <table:table-cell office:value-type="float" office:value="50" table:formula="of:=AVERAGE([Feuille1.$H43];[Feuille1.$T42];[Feuille1.$AF43];[Feuille1.$AR43])" table:style-name="ce3">
            <text:p>50,00</text:p>
          </table:table-cell>
          <table:table-cell office:value-type="float" office:value="91.743119266055047" table:formula="of:=[.BX41]*100/[.$BP41]" table:style-name="ce3">
            <text:p>91,74</text:p>
          </table:table-cell>
          <table:table-cell office:value-type="float" office:value="7.3484692283495345" table:formula="of:=STDEV([Feuille1.$H43];[Feuille1.$T42];[Feuille1.$AF43];[Feuille1.$AR43])" table:style-name="ce3">
            <text:p>7,35</text:p>
          </table:table-cell>
          <table:table-cell table:style-name="ce1">
            <draw:frame draw:z-index="19" draw:id="id18" draw:style-name="a18" draw:name="Graphique 24" svg:x="0.34722in" svg:y="0.0625in" svg:width="6.13529in" svg:height="2.99177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float" office:value="40" table:formula="of:=[Feuille1.$A43]" table:style-name="ce1">
            <text:p>40</text:p>
          </table:table-cell>
          <table:table-cell office:value-type="float" office:value="3.75" table:formula="of:=AVERAGE([Feuille1.$I43];[Feuille1.$U42];[Feuille1.$AG43];[Feuille1.$AS43])" table:style-name="ce3">
            <text:p>3,75</text:p>
          </table:table-cell>
          <table:table-cell office:value-type="float" office:value="6.8807339449541285" table:formula="of:=[.CK41]*100/[.$BP41]" table:style-name="ce3">
            <text:p>6,88</text:p>
          </table:table-cell>
          <table:table-cell office:value-type="float" office:value="1.8929694486000912" table:formula="of:=STDEV([Feuille1.$I43];[Feuille1.$U42];[Feuille1.$AG43];[Feuille1.$AS43])" table:style-name="ce3">
            <text:p>1,89</text:p>
          </table:table-cell>
          <table:table-cell table:number-columns-repeated="8" table:style-name="ce1"/>
          <table:table-cell office:value-type="float" office:value="40" table:formula="of:=[Feuille1.$A43]" table:style-name="ce1">
            <text:p>40</text:p>
          </table:table-cell>
          <table:table-cell office:value-type="float" office:value="0.75" table:formula="of:=AVERAGE([Feuille1.$J43];[Feuille1.$V42];[Feuille1.$AH43];[Feuille1.$AT43])" table:style-name="ce3">
            <text:p>0,75</text:p>
          </table:table-cell>
          <table:table-cell office:value-type="float" office:value="1.3761467889908257" table:formula="of:=[.CW41]*100/[.$BP41]" table:style-name="ce3">
            <text:p>1,38</text:p>
          </table:table-cell>
          <table:table-cell office:value-type="float" office:value="0.9574271077563381" table:formula="of:=STDEV([Feuille1.$J43];[Feuille1.$V42];[Feuille1.$AH43];[Feuille1.$AT43])" table:style-name="ce3">
            <text:p>0,96</text:p>
          </table:table-cell>
          <table:table-cell table:number-columns-repeated="16281"/>
        </table:table-row>
        <table:table-row table:style-name="ro1">
          <table:table-cell office:value-type="float" office:value="41" table:formula="of:=[Feuille1.$A44]" table:style-name="ce1">
            <text:p>41</text:p>
          </table:table-cell>
          <table:table-cell office:value-type="float" office:value="146" table:formula="of:=AVERAGE([Feuille1.$B44];[Feuille1.$N43];[Feuille1.$Z44];[Feuille1.$AL44])" table:style-name="ce3">
            <text:p>146,00</text:p>
          </table:table-cell>
          <table:table-cell office:value-type="float" office:value="34.477045503735766" table:formula="of:=STDEV([Feuille1.$B44];[Feuille1.$N43];[Feuille1.$Z44];[Feuille1.$AL44])" table:style-name="ce3">
            <text:p>34,48</text:p>
          </table:table-cell>
          <table:table-cell table:number-columns-repeated="5" table:style-name="ce1"/>
          <table:table-cell office:value-type="float" office:value="41" table:formula="of:=[Feuille1.$A44]" table:style-name="ce1">
            <text:p>41</text:p>
          </table:table-cell>
          <table:table-cell office:value-type="float" office:value="853.25" table:formula="of:=AVERAGE([Feuille1.$F44];[Feuille1.$R43];[Feuille1.$AD44];[Feuille1.$AP44])" table:style-name="ce3">
            <text:p>853,25</text:p>
          </table:table-cell>
          <table:table-cell office:value-type="float" office:value="114.65128288277749" table:formula="of:=STDEV([Feuille1.$F44];[Feuille1.$R43];[Feuille1.$AD44];[Feuille1.$AP44])" table:style-name="ce3">
            <text:p>114,65</text:p>
          </table:table-cell>
          <table:table-cell table:number-columns-repeated="9" table:style-name="ce1"/>
          <table:table-cell office:value-type="float" office:value="41" table:formula="of:=[Feuille1.$A44]" table:style-name="ce1">
            <text:p>41</text:p>
          </table:table-cell>
          <table:table-cell office:value-type="float" office:value="793.5" table:formula="of:=AVERAGE([Feuille1.$C44];[Feuille1.O43];[Feuille1.$AA44];[Feuille1.$AM44])" table:style-name="ce3">
            <text:p>793,50</text:p>
          </table:table-cell>
          <table:table-cell office:value-type="float" office:value="92.997363023732788" table:formula="of:=[.V42]*100/[.J42]" table:style-name="ce3">
            <text:p>93,00</text:p>
          </table:table-cell>
          <table:table-cell office:value-type="float" office:value="112.2898036332774" table:formula="of:=STDEV([Feuille1.$C44];[Feuille1.$O43];[Feuille1.$AA44];[Feuille1.$AM44])" table:style-name="ce3">
            <text:p>112,29</text:p>
          </table:table-cell>
          <table:table-cell table:number-columns-repeated="8" table:style-name="ce1"/>
          <table:table-cell office:value-type="float" office:value="41" table:formula="of:=[Feuille1.$A44]" table:style-name="ce1">
            <text:p>41</text:p>
          </table:table-cell>
          <table:table-cell office:value-type="float" office:value="41.75" table:formula="of:=AVERAGE([Feuille1.$D44];[Feuille1.$P43];[Feuille1.$AB44];[Feuille1.$AN44])" table:style-name="ce3">
            <text:p>41,75</text:p>
          </table:table-cell>
          <table:table-cell office:value-type="float" office:value="4.8930559624963372" table:formula="of:=[.AH42]*100/[.$J42]" table:style-name="ce3">
            <text:p>4,89</text:p>
          </table:table-cell>
          <table:table-cell office:value-type="float" office:value="7.8049129826453969" table:formula="of:=STDEV([Feuille1.$D44];[Feuille1.$P43];[Feuille1.$AB44];[Feuille1.$AN44])" table:style-name="ce3">
            <text:p>7,80</text:p>
          </table:table-cell>
          <table:table-cell table:number-columns-repeated="9" table:style-name="ce1"/>
          <table:table-cell office:value-type="float" office:value="41" table:formula="of:=[Feuille1.$A44]" table:style-name="ce1">
            <text:p>41</text:p>
          </table:table-cell>
          <table:table-cell office:value-type="float" office:value="18" table:formula="of:=AVERAGE([Feuille1.$E44];[Feuille1.$Q43];[Feuille1.$AC44];[Feuille1.$AO44])" table:style-name="ce3">
            <text:p>18,00</text:p>
          </table:table-cell>
          <table:table-cell office:value-type="float" office:value="2.1095810137708759" table:formula="of:=[.AU42]*100/[.$J42]" table:style-name="ce3">
            <text:p>2,11</text:p>
          </table:table-cell>
          <table:table-cell office:value-type="float" office:value="5.4772255750516612" table:formula="of:=STDEV([Feuille1.$E44];[Feuille1.$Q43];[Feuille1.$AC44];[Feuille1.$AO44])" table:style-name="ce3">
            <text:p>5,48</text:p>
          </table:table-cell>
          <table:table-cell table:number-columns-repeated="8" table:style-name="ce1"/>
          <table:table-cell office:value-type="float" office:value="41" table:formula="of:=[Feuille1.$A44]" table:style-name="ce1">
            <text:p>41</text:p>
          </table:table-cell>
          <table:table-cell office:value-type="float" office:value="84.25" table:formula="of:=AVERAGE([Feuille1.$G44];[Feuille1.$S43];[Feuille1.$AE44];[Feuille1.$AQ44])" table:style-name="ce3">
            <text:p>84,25</text:p>
          </table:table-cell>
          <table:table-cell office:value-type="float" office:value="21.468969855739857" table:formula="of:=STDEV([Feuille1.$G44];[Feuille1.$S43];[Feuille1.$AE44];[Feuille1.$AQ44])" table:style-name="ce3">
            <text:p>21,47</text:p>
          </table:table-cell>
          <table:table-cell table:style-name="ce3"/>
          <table:table-cell table:number-columns-repeated="5" table:style-name="ce1"/>
          <table:table-cell office:value-type="float" office:value="41" table:formula="of:=[Feuille1.$A44]" table:style-name="ce1">
            <text:p>41</text:p>
          </table:table-cell>
          <table:table-cell office:value-type="float" office:value="74.25" table:formula="of:=AVERAGE([Feuille1.$K44];[Feuille1.$W43];[Feuille1.$AI44];[Feuille1.$AU44])" table:style-name="ce3">
            <text:p>74,25</text:p>
          </table:table-cell>
          <table:table-cell office:value-type="float" office:value="16.070158679988197" table:formula="of:=STDEV([Feuille1.$K44];[Feuille1.$W43];[Feuille1.$AI44];[Feuille1.$AU44])" table:style-name="ce3">
            <text:p>16,07</text:p>
          </table:table-cell>
          <table:table-cell table:number-columns-repeated="5" table:style-name="ce1"/>
          <table:table-cell office:value-type="float" office:value="41" table:formula="of:=[Feuille1.$A44]" table:style-name="ce1">
            <text:p>41</text:p>
          </table:table-cell>
          <table:table-cell office:value-type="float" office:value="67.75" table:formula="of:=AVERAGE([Feuille1.$H44];[Feuille1.$T43];[Feuille1.$AF44];[Feuille1.$AR44])" table:style-name="ce3">
            <text:p>67,75</text:p>
          </table:table-cell>
          <table:table-cell office:value-type="float" office:value="91.245791245791253" table:formula="of:=[.BX42]*100/[.$BP42]" table:style-name="ce3">
            <text:p>91,25</text:p>
          </table:table-cell>
          <table:table-cell office:value-type="float" office:value="15.195942440884233" table:formula="of:=STDEV([Feuille1.$H44];[Feuille1.$T43];[Feuille1.$AF44];[Feuille1.$AR44])" table:style-name="ce3">
            <text:p>15,20</text:p>
          </table:table-cell>
          <table:table-cell table:number-columns-repeated="9" table:style-name="ce1"/>
          <table:table-cell office:value-type="float" office:value="41" table:formula="of:=[Feuille1.$A44]" table:style-name="ce1">
            <text:p>41</text:p>
          </table:table-cell>
          <table:table-cell office:value-type="float" office:value="5" table:formula="of:=AVERAGE([Feuille1.$I44];[Feuille1.$U43];[Feuille1.$AG44];[Feuille1.$AS44])" table:style-name="ce3">
            <text:p>5,00</text:p>
          </table:table-cell>
          <table:table-cell office:value-type="float" office:value="6.7340067340067344" table:formula="of:=[.CK42]*100/[.$BP42]" table:style-name="ce3">
            <text:p>6,73</text:p>
          </table:table-cell>
          <table:table-cell office:value-type="float" office:value="2.70801280154532" table:formula="of:=STDEV([Feuille1.$I44];[Feuille1.$U43];[Feuille1.$AG44];[Feuille1.$AS44])" table:style-name="ce3">
            <text:p>2,71</text:p>
          </table:table-cell>
          <table:table-cell table:number-columns-repeated="8" table:style-name="ce1"/>
          <table:table-cell office:value-type="float" office:value="41" table:formula="of:=[Feuille1.$A44]" table:style-name="ce1">
            <text:p>41</text:p>
          </table:table-cell>
          <table:table-cell office:value-type="float" office:value="1.5" table:formula="of:=AVERAGE([Feuille1.$J44];[Feuille1.$V43];[Feuille1.$AH44];[Feuille1.$AT44])" table:style-name="ce3">
            <text:p>1,50</text:p>
          </table:table-cell>
          <table:table-cell office:value-type="float" office:value="2.0202020202020203" table:formula="of:=[.CW42]*100/[.$BP42]" table:style-name="ce3">
            <text:p>2,02</text:p>
          </table:table-cell>
          <table:table-cell office:value-type="float" office:value="0.57735026918962573" table:formula="of:=STDEV([Feuille1.$J44];[Feuille1.$V43];[Feuille1.$AH44];[Feuille1.$AT44])" table:style-name="ce3">
            <text:p>0,58</text:p>
          </table:table-cell>
          <table:table-cell table:number-columns-repeated="16281"/>
        </table:table-row>
        <table:table-row table:style-name="ro1">
          <table:table-cell office:value-type="float" office:value="42" table:formula="of:=[Feuille1.$A45]" table:style-name="ce1">
            <text:p>42</text:p>
          </table:table-cell>
          <table:table-cell office:value-type="float" office:value="156" table:formula="of:=AVERAGE([Feuille1.$B45];[Feuille1.$N44];[Feuille1.$Z45];[Feuille1.$AL45])" table:style-name="ce3">
            <text:p>156,00</text:p>
          </table:table-cell>
          <table:table-cell office:value-type="float" office:value="38.496753109840313" table:formula="of:=STDEV([Feuille1.$B45];[Feuille1.$N44];[Feuille1.$Z45];[Feuille1.$AL45])" table:style-name="ce3">
            <text:p>38,50</text:p>
          </table:table-cell>
          <table:table-cell table:number-columns-repeated="5" table:style-name="ce1"/>
          <table:table-cell office:value-type="float" office:value="42" table:formula="of:=[Feuille1.$A45]" table:style-name="ce1">
            <text:p>42</text:p>
          </table:table-cell>
          <table:table-cell office:value-type="float" office:value="931.5" table:formula="of:=AVERAGE([Feuille1.$F45];[Feuille1.$R44];[Feuille1.$AD45];[Feuille1.$AP45])" table:style-name="ce3">
            <text:p>931,50</text:p>
          </table:table-cell>
          <table:table-cell office:value-type="float" office:value="121.21743548956424" table:formula="of:=STDEV([Feuille1.$F45];[Feuille1.$R44];[Feuille1.$AD45];[Feuille1.$AP45])" table:style-name="ce3">
            <text:p>121,22</text:p>
          </table:table-cell>
          <table:table-cell table:number-columns-repeated="9" table:style-name="ce1"/>
          <table:table-cell office:value-type="float" office:value="42" table:formula="of:=[Feuille1.$A45]" table:style-name="ce1">
            <text:p>42</text:p>
          </table:table-cell>
          <table:table-cell office:value-type="float" office:value="866" table:formula="of:=AVERAGE([Feuille1.$C45];[Feuille1.O44];[Feuille1.$AA45];[Feuille1.$AM45])" table:style-name="ce3">
            <text:p>866,00</text:p>
          </table:table-cell>
          <table:table-cell office:value-type="float" office:value="92.968330649490071" table:formula="of:=[.V43]*100/[.J43]" table:style-name="ce3">
            <text:p>92,97</text:p>
          </table:table-cell>
          <table:table-cell office:value-type="float" office:value="116.88455843266894" table:formula="of:=STDEV([Feuille1.$C45];[Feuille1.$O44];[Feuille1.$AA45];[Feuille1.$AM45])" table:style-name="ce3">
            <text:p>116,88</text:p>
          </table:table-cell>
          <table:table-cell table:number-columns-repeated="8" table:style-name="ce1"/>
          <table:table-cell office:value-type="float" office:value="42" table:formula="of:=[Feuille1.$A45]" table:style-name="ce1">
            <text:p>42</text:p>
          </table:table-cell>
          <table:table-cell office:value-type="float" office:value="46.5" table:formula="of:=AVERAGE([Feuille1.$D45];[Feuille1.$P44];[Feuille1.$AB45];[Feuille1.$AN45])" table:style-name="ce3">
            <text:p>46,50</text:p>
          </table:table-cell>
          <table:table-cell office:value-type="float" office:value="4.9919484702093397" table:formula="of:=[.AH43]*100/[.$J43]" table:style-name="ce3">
            <text:p>4,99</text:p>
          </table:table-cell>
          <table:table-cell office:value-type="float" office:value="9.983319421247959" table:formula="of:=STDEV([Feuille1.$D45];[Feuille1.$P44];[Feuille1.$AB45];[Feuille1.$AN45])" table:style-name="ce3">
            <text:p>9,98</text:p>
          </table:table-cell>
          <table:table-cell table:number-columns-repeated="9" table:style-name="ce1"/>
          <table:table-cell office:value-type="float" office:value="42" table:formula="of:=[Feuille1.$A45]" table:style-name="ce1">
            <text:p>42</text:p>
          </table:table-cell>
          <table:table-cell office:value-type="float" office:value="19" table:formula="of:=AVERAGE([Feuille1.$E45];[Feuille1.$Q44];[Feuille1.$AC45];[Feuille1.$AO45])" table:style-name="ce3">
            <text:p>19,00</text:p>
          </table:table-cell>
          <table:table-cell office:value-type="float" office:value="2.0397208803005906" table:formula="of:=[.AU43]*100/[.$J43]" table:style-name="ce3">
            <text:p>2,04</text:p>
          </table:table-cell>
          <table:table-cell office:value-type="float" office:value="5.3541261347363367" table:formula="of:=STDEV([Feuille1.$E45];[Feuille1.$Q44];[Feuille1.$AC45];[Feuille1.$AO45])" table:style-name="ce3">
            <text:p>5,35</text:p>
          </table:table-cell>
          <table:table-cell table:number-columns-repeated="8" table:style-name="ce1"/>
          <table:table-cell office:value-type="float" office:value="42" table:formula="of:=[Feuille1.$A45]" table:style-name="ce1">
            <text:p>42</text:p>
          </table:table-cell>
          <table:table-cell office:value-type="float" office:value="88.25" table:formula="of:=AVERAGE([Feuille1.$G45];[Feuille1.$S44];[Feuille1.$AE45];[Feuille1.$AQ45])" table:style-name="ce3">
            <text:p>88,25</text:p>
          </table:table-cell>
          <table:table-cell office:value-type="float" office:value="11.898879499067689" table:formula="of:=STDEV([Feuille1.$G45];[Feuille1.$S44];[Feuille1.$AE45];[Feuille1.$AQ45])" table:style-name="ce3">
            <text:p>11,90</text:p>
          </table:table-cell>
          <table:table-cell table:style-name="ce3"/>
          <table:table-cell table:number-columns-repeated="5" table:style-name="ce1"/>
          <table:table-cell office:value-type="float" office:value="42" table:formula="of:=[Feuille1.$A45]" table:style-name="ce1">
            <text:p>42</text:p>
          </table:table-cell>
          <table:table-cell office:value-type="float" office:value="78.25" table:formula="of:=AVERAGE([Feuille1.$K45];[Feuille1.$W44];[Feuille1.$AI45];[Feuille1.$AU45])" table:style-name="ce3">
            <text:p>78,25</text:p>
          </table:table-cell>
          <table:table-cell office:value-type="float" office:value="7.4105780251385696" table:formula="of:=STDEV([Feuille1.$K45];[Feuille1.$W44];[Feuille1.$AI45];[Feuille1.$AU45])" table:style-name="ce3">
            <text:p>7,41</text:p>
          </table:table-cell>
          <table:table-cell table:number-columns-repeated="5" table:style-name="ce1"/>
          <table:table-cell office:value-type="float" office:value="42" table:formula="of:=[Feuille1.$A45]" table:style-name="ce1">
            <text:p>42</text:p>
          </table:table-cell>
          <table:table-cell office:value-type="float" office:value="72.5" table:formula="of:=AVERAGE([Feuille1.$H45];[Feuille1.$T44];[Feuille1.$AF45];[Feuille1.$AR45])" table:style-name="ce3">
            <text:p>72,50</text:p>
          </table:table-cell>
          <table:table-cell office:value-type="float" office:value="92.651757188498408" table:formula="of:=[.BX43]*100/[.$BP43]" table:style-name="ce3">
            <text:p>92,65</text:p>
          </table:table-cell>
          <table:table-cell office:value-type="float" office:value="5.9160797830996161" table:formula="of:=STDEV([Feuille1.$H45];[Feuille1.$T44];[Feuille1.$AF45];[Feuille1.$AR45])" table:style-name="ce3">
            <text:p>5,92</text:p>
          </table:table-cell>
          <table:table-cell table:number-columns-repeated="9" table:style-name="ce1"/>
          <table:table-cell office:value-type="float" office:value="42" table:formula="of:=[Feuille1.$A45]" table:style-name="ce1">
            <text:p>42</text:p>
          </table:table-cell>
          <table:table-cell office:value-type="float" office:value="4.75" table:formula="of:=AVERAGE([Feuille1.$I45];[Feuille1.$U44];[Feuille1.$AG45];[Feuille1.$AS45])" table:style-name="ce3">
            <text:p>4,75</text:p>
          </table:table-cell>
          <table:table-cell office:value-type="float" office:value="6.0702875399361025" table:formula="of:=[.CK43]*100/[.$BP43]" table:style-name="ce3">
            <text:p>6,07</text:p>
          </table:table-cell>
          <table:table-cell office:value-type="float" office:value="2.8722813232690143" table:formula="of:=STDEV([Feuille1.$I45];[Feuille1.$U44];[Feuille1.$AG45];[Feuille1.$AS45])" table:style-name="ce3">
            <text:p>2,87</text:p>
          </table:table-cell>
          <table:table-cell table:number-columns-repeated="8" table:style-name="ce1"/>
          <table:table-cell office:value-type="float" office:value="42" table:formula="of:=[Feuille1.$A45]" table:style-name="ce1">
            <text:p>42</text:p>
          </table:table-cell>
          <table:table-cell office:value-type="float" office:value="1" table:formula="of:=AVERAGE([Feuille1.$J45];[Feuille1.$V44];[Feuille1.$AH45];[Feuille1.$AT45])" table:style-name="ce3">
            <text:p>1,00</text:p>
          </table:table-cell>
          <table:table-cell office:value-type="float" office:value="1.2779552715654952" table:formula="of:=[.CW43]*100/[.$BP43]" table:style-name="ce3">
            <text:p>1,28</text:p>
          </table:table-cell>
          <table:table-cell office:value-type="float" office:value="0.81649658092772603" table:formula="of:=STDEV([Feuille1.$J45];[Feuille1.$V44];[Feuille1.$AH45];[Feuille1.$AT45])" table:style-name="ce3">
            <text:p>0,82</text:p>
          </table:table-cell>
          <table:table-cell table:number-columns-repeated="16281"/>
        </table:table-row>
        <table:table-row table:style-name="ro1">
          <table:table-cell office:value-type="float" office:value="43" table:formula="of:=[Feuille1.$A46]" table:style-name="ce1">
            <text:p>43</text:p>
          </table:table-cell>
          <table:table-cell office:value-type="float" office:value="170.25" table:formula="of:=AVERAGE([Feuille1.$B46];[Feuille1.$N45];[Feuille1.$Z46];[Feuille1.$AL46])" table:style-name="ce3">
            <text:p>170,25</text:p>
          </table:table-cell>
          <table:table-cell office:value-type="float" office:value="43.415626986911832" table:formula="of:=STDEV([Feuille1.$B46];[Feuille1.$N45];[Feuille1.$Z46];[Feuille1.$AL46])" table:style-name="ce3">
            <text:p>43,42</text:p>
          </table:table-cell>
          <table:table-cell table:number-columns-repeated="5" table:style-name="ce1"/>
          <table:table-cell office:value-type="float" office:value="43" table:formula="of:=[Feuille1.$A46]" table:style-name="ce1">
            <text:p>43</text:p>
          </table:table-cell>
          <table:table-cell office:value-type="float" office:value="1027.5" table:formula="of:=AVERAGE([Feuille1.$F46];[Feuille1.$R45];[Feuille1.$AD46];[Feuille1.$AP46])" table:style-name="ce3">
            <text:p>1 027,50</text:p>
          </table:table-cell>
          <table:table-cell office:value-type="float" office:value="154.69863175434574" table:formula="of:=STDEV([Feuille1.$F46];[Feuille1.$R45];[Feuille1.$AD46];[Feuille1.$AP46])" table:style-name="ce3">
            <text:p>154,70</text:p>
          </table:table-cell>
          <table:table-cell table:number-columns-repeated="9" table:style-name="ce1"/>
          <table:table-cell office:value-type="float" office:value="43" table:formula="of:=[Feuille1.$A46]" table:style-name="ce1">
            <text:p>43</text:p>
          </table:table-cell>
          <table:table-cell office:value-type="float" office:value="957.5" table:formula="of:=AVERAGE([Feuille1.$C46];[Feuille1.O45];[Feuille1.$AA46];[Feuille1.$AM46])" table:style-name="ce3">
            <text:p>957,50</text:p>
          </table:table-cell>
          <table:table-cell office:value-type="float" office:value="93.187347931873475" table:formula="of:=[.V44]*100/[.J44]" table:style-name="ce3">
            <text:p>93,19</text:p>
          </table:table-cell>
          <table:table-cell office:value-type="float" office:value="148.00563052352661" table:formula="of:=STDEV([Feuille1.$C46];[Feuille1.$O45];[Feuille1.$AA46];[Feuille1.$AM46])" table:style-name="ce3">
            <text:p>148,01</text:p>
          </table:table-cell>
          <table:table-cell table:number-columns-repeated="8" table:style-name="ce1"/>
          <table:table-cell office:value-type="float" office:value="43" table:formula="of:=[Feuille1.$A46]" table:style-name="ce1">
            <text:p>43</text:p>
          </table:table-cell>
          <table:table-cell office:value-type="float" office:value="50.5" table:formula="of:=AVERAGE([Feuille1.$D46];[Feuille1.$P45];[Feuille1.$AB46];[Feuille1.$AN46])" table:style-name="ce3">
            <text:p>50,50</text:p>
          </table:table-cell>
          <table:table-cell office:value-type="float" office:value="4.9148418491484183" table:formula="of:=[.AH44]*100/[.$J44]" table:style-name="ce3">
            <text:p>4,91</text:p>
          </table:table-cell>
          <table:table-cell office:value-type="float" office:value="12.013880860626733" table:formula="of:=STDEV([Feuille1.$D46];[Feuille1.$P45];[Feuille1.$AB46];[Feuille1.$AN46])" table:style-name="ce3">
            <text:p>12,01</text:p>
          </table:table-cell>
          <table:table-cell table:number-columns-repeated="9" table:style-name="ce1"/>
          <table:table-cell office:value-type="float" office:value="43" table:formula="of:=[Feuille1.$A46]" table:style-name="ce1">
            <text:p>43</text:p>
          </table:table-cell>
          <table:table-cell office:value-type="float" office:value="19.5" table:formula="of:=AVERAGE([Feuille1.$E46];[Feuille1.$Q45];[Feuille1.$AC46];[Feuille1.$AO46])" table:style-name="ce3">
            <text:p>19,50</text:p>
          </table:table-cell>
          <table:table-cell office:value-type="float" office:value="1.8978102189781021" table:formula="of:=[.AU44]*100/[.$J44]" table:style-name="ce3">
            <text:p>1,90</text:p>
          </table:table-cell>
          <table:table-cell office:value-type="float" office:value="5.0662280511902216" table:formula="of:=STDEV([Feuille1.$E46];[Feuille1.$Q45];[Feuille1.$AC46];[Feuille1.$AO46])" table:style-name="ce3">
            <text:p>5,07</text:p>
          </table:table-cell>
          <table:table-cell table:number-columns-repeated="8" table:style-name="ce1"/>
          <table:table-cell office:value-type="float" office:value="43" table:formula="of:=[Feuille1.$A46]" table:style-name="ce1">
            <text:p>43</text:p>
          </table:table-cell>
          <table:table-cell office:value-type="float" office:value="110.25" table:formula="of:=AVERAGE([Feuille1.$G46];[Feuille1.$S45];[Feuille1.$AE46];[Feuille1.$AQ46])" table:style-name="ce3">
            <text:p>110,25</text:p>
          </table:table-cell>
          <table:table-cell office:value-type="float" office:value="45.412002818638157" table:formula="of:=STDEV([Feuille1.$G46];[Feuille1.$S45];[Feuille1.$AE46];[Feuille1.$AQ46])" table:style-name="ce3">
            <text:p>45,41</text:p>
          </table:table-cell>
          <table:table-cell table:style-name="ce3"/>
          <table:table-cell table:number-columns-repeated="5" table:style-name="ce1"/>
          <table:table-cell office:value-type="float" office:value="43" table:formula="of:=[Feuille1.$A46]" table:style-name="ce1">
            <text:p>43</text:p>
          </table:table-cell>
          <table:table-cell office:value-type="float" office:value="96" table:formula="of:=AVERAGE([Feuille1.$K46];[Feuille1.$W45];[Feuille1.$AI46];[Feuille1.$AU46])" table:style-name="ce3">
            <text:p>96,00</text:p>
          </table:table-cell>
          <table:table-cell office:value-type="float" office:value="40.800326796076853" table:formula="of:=STDEV([Feuille1.$K46];[Feuille1.$W45];[Feuille1.$AI46];[Feuille1.$AU46])" table:style-name="ce3">
            <text:p>40,80</text:p>
          </table:table-cell>
          <table:table-cell table:number-columns-repeated="5" table:style-name="ce1"/>
          <table:table-cell office:value-type="float" office:value="43" table:formula="of:=[Feuille1.$A46]" table:style-name="ce1">
            <text:p>43</text:p>
          </table:table-cell>
          <table:table-cell office:value-type="float" office:value="91.5" table:formula="of:=AVERAGE([Feuille1.$H46];[Feuille1.$T45];[Feuille1.$AF46];[Feuille1.$AR46])" table:style-name="ce3">
            <text:p>91,50</text:p>
          </table:table-cell>
          <table:table-cell office:value-type="float" office:value="95.3125" table:formula="of:=[.BX44]*100/[.$BP44]" table:style-name="ce3">
            <text:p>95,31</text:p>
          </table:table-cell>
          <table:table-cell office:value-type="float" office:value="37.063009411901064" table:formula="of:=STDEV([Feuille1.$H46];[Feuille1.$T45];[Feuille1.$AF46];[Feuille1.$AR46])" table:style-name="ce3">
            <text:p>37,06</text:p>
          </table:table-cell>
          <table:table-cell table:number-columns-repeated="9" table:style-name="ce1"/>
          <table:table-cell office:value-type="float" office:value="43" table:formula="of:=[Feuille1.$A46]" table:style-name="ce1">
            <text:p>43</text:p>
          </table:table-cell>
          <table:table-cell office:value-type="float" office:value="4" table:formula="of:=AVERAGE([Feuille1.$I46];[Feuille1.$U45];[Feuille1.$AG46];[Feuille1.$AS46])" table:style-name="ce3">
            <text:p>4,00</text:p>
          </table:table-cell>
          <table:table-cell office:value-type="float" office:value="4.166666666666667" table:formula="of:=[.CK44]*100/[.$BP44]" table:style-name="ce3">
            <text:p>4,17</text:p>
          </table:table-cell>
          <table:table-cell office:value-type="float" office:value="3.5590260840104371" table:formula="of:=STDEV([Feuille1.$I46];[Feuille1.$U45];[Feuille1.$AG46];[Feuille1.$AS46])" table:style-name="ce3">
            <text:p>3,56</text:p>
          </table:table-cell>
          <table:table-cell table:number-columns-repeated="8" table:style-name="ce1"/>
          <table:table-cell office:value-type="float" office:value="43" table:formula="of:=[Feuille1.$A46]" table:style-name="ce1">
            <text:p>43</text:p>
          </table:table-cell>
          <table:table-cell office:value-type="float" office:value="0.5" table:formula="of:=AVERAGE([Feuille1.$J46];[Feuille1.$V45];[Feuille1.$AH46];[Feuille1.$AT46])" table:style-name="ce3">
            <text:p>0,50</text:p>
          </table:table-cell>
          <table:table-cell office:value-type="float" office:value="0.52083333333333337" table:formula="of:=[.CW44]*100/[.$BP44]" table:style-name="ce3">
            <text:p>0,52</text:p>
          </table:table-cell>
          <table:table-cell office:value-type="float" office:value="0.57735026918962573" table:formula="of:=STDEV([Feuille1.$J46];[Feuille1.$V45];[Feuille1.$AH46];[Feuille1.$AT46])" table:style-name="ce3">
            <text:p>0,58</text:p>
          </table:table-cell>
          <table:table-cell table:number-columns-repeated="16281"/>
        </table:table-row>
        <table:table-row table:style-name="ro1">
          <table:table-cell office:value-type="float" office:value="44" table:formula="of:=[Feuille1.$A47]" table:style-name="ce1">
            <text:p>44</text:p>
          </table:table-cell>
          <table:table-cell office:value-type="float" office:value="185" table:formula="of:=AVERAGE([Feuille1.$B47];[Feuille1.$N46];[Feuille1.$Z47];[Feuille1.$AL47])" table:style-name="ce3">
            <text:p>185,00</text:p>
          </table:table-cell>
          <table:table-cell office:value-type="float" office:value="43.474130238568314" table:formula="of:=STDEV([Feuille1.$B47];[Feuille1.$N46];[Feuille1.$Z47];[Feuille1.$AL47])" table:style-name="ce3">
            <text:p>43,47</text:p>
          </table:table-cell>
          <table:table-cell table:number-columns-repeated="5" table:style-name="ce1"/>
          <table:table-cell office:value-type="float" office:value="44" table:formula="of:=[Feuille1.$A47]" table:style-name="ce1">
            <text:p>44</text:p>
          </table:table-cell>
          <table:table-cell office:value-type="float" office:value="1111.75" table:formula="of:=AVERAGE([Feuille1.$F47];[Feuille1.$R46];[Feuille1.$AD47];[Feuille1.$AP47])" table:style-name="ce3">
            <text:p>1 111,75</text:p>
          </table:table-cell>
          <table:table-cell office:value-type="float" office:value="168.23074431664782" table:formula="of:=STDEV([Feuille1.$F47];[Feuille1.$R46];[Feuille1.$AD47];[Feuille1.$AP47])" table:style-name="ce3">
            <text:p>168,23</text:p>
          </table:table-cell>
          <table:table-cell table:number-columns-repeated="9" table:style-name="ce1"/>
          <table:table-cell office:value-type="float" office:value="44" table:formula="of:=[Feuille1.$A47]" table:style-name="ce1">
            <text:p>44</text:p>
          </table:table-cell>
          <table:table-cell office:value-type="float" office:value="1035" table:formula="of:=AVERAGE([Feuille1.$C47];[Feuille1.O46];[Feuille1.$AA47];[Feuille1.$AM47])" table:style-name="ce3">
            <text:p>1 035,00</text:p>
          </table:table-cell>
          <table:table-cell office:value-type="float" office:value="93.096469530020244" table:formula="of:=[.V45]*100/[.J45]" table:style-name="ce3">
            <text:p>93,10</text:p>
          </table:table-cell>
          <table:table-cell office:value-type="float" office:value="163.39522636845913" table:formula="of:=STDEV([Feuille1.$C47];[Feuille1.$O46];[Feuille1.$AA47];[Feuille1.$AM47])" table:style-name="ce3">
            <text:p>163,40</text:p>
          </table:table-cell>
          <table:table-cell table:number-columns-repeated="8" table:style-name="ce1"/>
          <table:table-cell office:value-type="float" office:value="44" table:formula="of:=[Feuille1.$A47]" table:style-name="ce1">
            <text:p>44</text:p>
          </table:table-cell>
          <table:table-cell office:value-type="float" office:value="54.75" table:formula="of:=AVERAGE([Feuille1.$D47];[Feuille1.$P46];[Feuille1.$AB47];[Feuille1.$AN47])" table:style-name="ce3">
            <text:p>54,75</text:p>
          </table:table-cell>
          <table:table-cell office:value-type="float" office:value="4.9246683157184616" table:formula="of:=[.AH45]*100/[.$J45]" table:style-name="ce3">
            <text:p>4,92</text:p>
          </table:table-cell>
          <table:table-cell office:value-type="float" office:value="11.926860441876563" table:formula="of:=STDEV([Feuille1.$D47];[Feuille1.$P46];[Feuille1.$AB47];[Feuille1.$AN47])" table:style-name="ce3">
            <text:p>11,93</text:p>
          </table:table-cell>
          <table:table-cell table:number-columns-repeated="9" table:style-name="ce1"/>
          <table:table-cell office:value-type="float" office:value="44" table:formula="of:=[Feuille1.$A47]" table:style-name="ce1">
            <text:p>44</text:p>
          </table:table-cell>
          <table:table-cell office:value-type="float" office:value="22" table:formula="of:=AVERAGE([Feuille1.$E47];[Feuille1.$Q46];[Feuille1.$AC47];[Feuille1.$AO47])" table:style-name="ce3">
            <text:p>22,00</text:p>
          </table:table-cell>
          <table:table-cell office:value-type="float" office:value="1.9788621542612999" table:formula="of:=[.AU45]*100/[.$J45]" table:style-name="ce3">
            <text:p>1,98</text:p>
          </table:table-cell>
          <table:table-cell office:value-type="float" office:value="4.7609522856952333" table:formula="of:=STDEV([Feuille1.$E47];[Feuille1.$Q46];[Feuille1.$AC47];[Feuille1.$AO47])" table:style-name="ce3">
            <text:p>4,76</text:p>
          </table:table-cell>
          <table:table-cell table:number-columns-repeated="8" table:style-name="ce1"/>
          <table:table-cell office:value-type="float" office:value="44" table:formula="of:=[Feuille1.$A47]" table:style-name="ce1">
            <text:p>44</text:p>
          </table:table-cell>
          <table:table-cell office:value-type="float" office:value="99" table:formula="of:=AVERAGE([Feuille1.$G47];[Feuille1.$S46];[Feuille1.$AE47];[Feuille1.$AQ47])" table:style-name="ce3">
            <text:p>99,00</text:p>
          </table:table-cell>
          <table:table-cell office:value-type="float" office:value="18.565200420859092" table:formula="of:=STDEV([Feuille1.$G47];[Feuille1.$S46];[Feuille1.$AE47];[Feuille1.$AQ47])" table:style-name="ce3">
            <text:p>18,57</text:p>
          </table:table-cell>
          <table:table-cell table:style-name="ce3"/>
          <table:table-cell table:number-columns-repeated="5" table:style-name="ce1"/>
          <table:table-cell office:value-type="float" office:value="44" table:formula="of:=[Feuille1.$A47]" table:style-name="ce1">
            <text:p>44</text:p>
          </table:table-cell>
          <table:table-cell office:value-type="float" office:value="84.25" table:formula="of:=AVERAGE([Feuille1.$K47];[Feuille1.$W46];[Feuille1.$AI47];[Feuille1.$AU47])" table:style-name="ce3">
            <text:p>84,25</text:p>
          </table:table-cell>
          <table:table-cell office:value-type="float" office:value="18.571932227602669" table:formula="of:=STDEV([Feuille1.$K47];[Feuille1.$W46];[Feuille1.$AI47];[Feuille1.$AU47])" table:style-name="ce3">
            <text:p>18,57</text:p>
          </table:table-cell>
          <table:table-cell table:number-columns-repeated="5" table:style-name="ce1"/>
          <table:table-cell office:value-type="float" office:value="44" table:formula="of:=[Feuille1.$A47]" table:style-name="ce1">
            <text:p>44</text:p>
          </table:table-cell>
          <table:table-cell office:value-type="float" office:value="77.5" table:formula="of:=AVERAGE([Feuille1.$H47];[Feuille1.$T46];[Feuille1.$AF47];[Feuille1.$AR47])" table:style-name="ce3">
            <text:p>77,50</text:p>
          </table:table-cell>
          <table:table-cell office:value-type="float" office:value="91.988130563798222" table:formula="of:=[.BX45]*100/[.$BP45]" table:style-name="ce3">
            <text:p>91,99</text:p>
          </table:table-cell>
          <table:table-cell office:value-type="float" office:value="19.485036994233976" table:formula="of:=STDEV([Feuille1.$H47];[Feuille1.$T46];[Feuille1.$AF47];[Feuille1.$AR47])" table:style-name="ce3">
            <text:p>19,49</text:p>
          </table:table-cell>
          <table:table-cell table:number-columns-repeated="9" table:style-name="ce1"/>
          <table:table-cell office:value-type="float" office:value="44" table:formula="of:=[Feuille1.$A47]" table:style-name="ce1">
            <text:p>44</text:p>
          </table:table-cell>
          <table:table-cell office:value-type="float" office:value="4.25" table:formula="of:=AVERAGE([Feuille1.$I47];[Feuille1.$U46];[Feuille1.$AG47];[Feuille1.$AS47])" table:style-name="ce3">
            <text:p>4,25</text:p>
          </table:table-cell>
          <table:table-cell office:value-type="float" office:value="5.0445103857566762" table:formula="of:=[.CK45]*100/[.$BP45]" table:style-name="ce3">
            <text:p>5,04</text:p>
          </table:table-cell>
          <table:table-cell office:value-type="float" office:value="1.5" table:formula="of:=STDEV([Feuille1.$I47];[Feuille1.$U46];[Feuille1.$AG47];[Feuille1.$AS47])" table:style-name="ce3">
            <text:p>1,50</text:p>
          </table:table-cell>
          <table:table-cell table:number-columns-repeated="8" table:style-name="ce1"/>
          <table:table-cell office:value-type="float" office:value="44" table:formula="of:=[Feuille1.$A47]" table:style-name="ce1">
            <text:p>44</text:p>
          </table:table-cell>
          <table:table-cell office:value-type="float" office:value="2.5" table:formula="of:=AVERAGE([Feuille1.$J47];[Feuille1.$V46];[Feuille1.$AH47];[Feuille1.$AT47])" table:style-name="ce3">
            <text:p>2,50</text:p>
          </table:table-cell>
          <table:table-cell office:value-type="float" office:value="2.9673590504451037" table:formula="of:=[.CW45]*100/[.$BP45]" table:style-name="ce3">
            <text:p>2,97</text:p>
          </table:table-cell>
          <table:table-cell office:value-type="float" office:value="1.7320508075688772" table:formula="of:=STDEV([Feuille1.$J47];[Feuille1.$V46];[Feuille1.$AH47];[Feuille1.$AT47])" table:style-name="ce3">
            <text:p>1,73</text:p>
          </table:table-cell>
          <table:table-cell table:number-columns-repeated="16281"/>
        </table:table-row>
        <table:table-row table:style-name="ro1">
          <table:table-cell office:value-type="float" office:value="45" table:formula="of:=[Feuille1.$A48]" table:style-name="ce1">
            <text:p>45</text:p>
          </table:table-cell>
          <table:table-cell office:value-type="float" office:value="208.5" table:formula="of:=AVERAGE([Feuille1.$B48];[Feuille1.$N47];[Feuille1.$Z48];[Feuille1.$AL48])" table:style-name="ce3">
            <text:p>208,50</text:p>
          </table:table-cell>
          <table:table-cell office:value-type="float" office:value="51.487862647424002" table:formula="of:=STDEV([Feuille1.$B48];[Feuille1.$N47];[Feuille1.$Z48];[Feuille1.$AL48])" table:style-name="ce3">
            <text:p>51,49</text:p>
          </table:table-cell>
          <table:table-cell table:number-columns-repeated="5" table:style-name="ce1"/>
          <table:table-cell office:value-type="float" office:value="45" table:formula="of:=[Feuille1.$A48]" table:style-name="ce1">
            <text:p>45</text:p>
          </table:table-cell>
          <table:table-cell office:value-type="float" office:value="1205" table:formula="of:=AVERAGE([Feuille1.$F48];[Feuille1.$R47];[Feuille1.$AD48];[Feuille1.$AP48])" table:style-name="ce3">
            <text:p>1 205,00</text:p>
          </table:table-cell>
          <table:table-cell office:value-type="float" office:value="203.89049348445192" table:formula="of:=STDEV([Feuille1.$F48];[Feuille1.$R47];[Feuille1.$AD48];[Feuille1.$AP48])" table:style-name="ce3">
            <text:p>203,89</text:p>
          </table:table-cell>
          <table:table-cell table:number-columns-repeated="9" table:style-name="ce1"/>
          <table:table-cell office:value-type="float" office:value="45" table:formula="of:=[Feuille1.$A48]" table:style-name="ce1">
            <text:p>45</text:p>
          </table:table-cell>
          <table:table-cell office:value-type="float" office:value="1124.75" table:formula="of:=AVERAGE([Feuille1.$C48];[Feuille1.O47];[Feuille1.$AA48];[Feuille1.$AM48])" table:style-name="ce3">
            <text:p>1 124,75</text:p>
          </table:table-cell>
          <table:table-cell office:value-type="float" office:value="93.340248962655608" table:formula="of:=[.V46]*100/[.J46]" table:style-name="ce3">
            <text:p>93,34</text:p>
          </table:table-cell>
          <table:table-cell office:value-type="float" office:value="198.6040868998756" table:formula="of:=STDEV([Feuille1.$C48];[Feuille1.$O47];[Feuille1.$AA48];[Feuille1.$AM48])" table:style-name="ce3">
            <text:p>198,60</text:p>
          </table:table-cell>
          <table:table-cell table:number-columns-repeated="8" table:style-name="ce1"/>
          <table:table-cell office:value-type="float" office:value="45" table:formula="of:=[Feuille1.$A48]" table:style-name="ce1">
            <text:p>45</text:p>
          </table:table-cell>
          <table:table-cell office:value-type="float" office:value="56.25" table:formula="of:=AVERAGE([Feuille1.$D48];[Feuille1.$P47];[Feuille1.$AB48];[Feuille1.$AN48])" table:style-name="ce3">
            <text:p>56,25</text:p>
          </table:table-cell>
          <table:table-cell office:value-type="float" office:value="4.6680497925311206" table:formula="of:=[.AH46]*100/[.$J46]" table:style-name="ce3">
            <text:p>4,67</text:p>
          </table:table-cell>
          <table:table-cell office:value-type="float" office:value="11.898879499067689" table:formula="of:=STDEV([Feuille1.$D48];[Feuille1.$P47];[Feuille1.$AB48];[Feuille1.$AN48])" table:style-name="ce3">
            <text:p>11,90</text:p>
          </table:table-cell>
          <table:table-cell table:number-columns-repeated="9" table:style-name="ce1"/>
          <table:table-cell office:value-type="float" office:value="45" table:formula="of:=[Feuille1.$A48]" table:style-name="ce1">
            <text:p>45</text:p>
          </table:table-cell>
          <table:table-cell office:value-type="float" office:value="24" table:formula="of:=AVERAGE([Feuille1.$E48];[Feuille1.$Q47];[Feuille1.$AC48];[Feuille1.$AO48])" table:style-name="ce3">
            <text:p>24,00</text:p>
          </table:table-cell>
          <table:table-cell office:value-type="float" office:value="1.991701244813278" table:formula="of:=[.AU46]*100/[.$J46]" table:style-name="ce3">
            <text:p>1,99</text:p>
          </table:table-cell>
          <table:table-cell office:value-type="float" office:value="3.5590260840104371" table:formula="of:=STDEV([Feuille1.$E48];[Feuille1.$Q47];[Feuille1.$AC48];[Feuille1.$AO48])" table:style-name="ce3">
            <text:p>3,56</text:p>
          </table:table-cell>
          <table:table-cell table:number-columns-repeated="8" table:style-name="ce1"/>
          <table:table-cell office:value-type="float" office:value="45" table:formula="of:=[Feuille1.$A48]" table:style-name="ce1">
            <text:p>45</text:p>
          </table:table-cell>
          <table:table-cell office:value-type="float" office:value="116.75" table:formula="of:=AVERAGE([Feuille1.$G48];[Feuille1.$S47];[Feuille1.$AE48];[Feuille1.$AQ48])" table:style-name="ce3">
            <text:p>116,75</text:p>
          </table:table-cell>
          <table:table-cell office:value-type="float" office:value="48.058124529920363" table:formula="of:=STDEV([Feuille1.$G48];[Feuille1.$S47];[Feuille1.$AE48];[Feuille1.$AQ48])" table:style-name="ce3">
            <text:p>48,06</text:p>
          </table:table-cell>
          <table:table-cell table:style-name="ce3"/>
          <table:table-cell table:number-columns-repeated="5" table:style-name="ce1"/>
          <table:table-cell office:value-type="float" office:value="45" table:formula="of:=[Feuille1.$A48]" table:style-name="ce1">
            <text:p>45</text:p>
          </table:table-cell>
          <table:table-cell office:value-type="float" office:value="93.25" table:formula="of:=AVERAGE([Feuille1.$K48];[Feuille1.$W47];[Feuille1.$AI48];[Feuille1.$AU48])" table:style-name="ce3">
            <text:p>93,25</text:p>
          </table:table-cell>
          <table:table-cell office:value-type="float" office:value="40.31025510545259" table:formula="of:=STDEV([Feuille1.$K48];[Feuille1.$W47];[Feuille1.$AI48];[Feuille1.$AU48])" table:style-name="ce3">
            <text:p>40,31</text:p>
          </table:table-cell>
          <table:table-cell table:number-columns-repeated="5" table:style-name="ce1"/>
          <table:table-cell office:value-type="float" office:value="45" table:formula="of:=[Feuille1.$A48]" table:style-name="ce1">
            <text:p>45</text:p>
          </table:table-cell>
          <table:table-cell office:value-type="float" office:value="89.75" table:formula="of:=AVERAGE([Feuille1.$H48];[Feuille1.$T47];[Feuille1.$AF48];[Feuille1.$AR48])" table:style-name="ce3">
            <text:p>89,75</text:p>
          </table:table-cell>
          <table:table-cell office:value-type="float" office:value="96.246648793565683" table:formula="of:=[.BX46]*100/[.$BP46]" table:style-name="ce3">
            <text:p>96,25</text:p>
          </table:table-cell>
          <table:table-cell office:value-type="float" office:value="38.638279809881119" table:formula="of:=STDEV([Feuille1.$H48];[Feuille1.$T47];[Feuille1.$AF48];[Feuille1.$AR48])" table:style-name="ce3">
            <text:p>38,64</text:p>
          </table:table-cell>
          <table:table-cell table:number-columns-repeated="9" table:style-name="ce1"/>
          <table:table-cell office:value-type="float" office:value="45" table:formula="of:=[Feuille1.$A48]" table:style-name="ce1">
            <text:p>45</text:p>
          </table:table-cell>
          <table:table-cell office:value-type="float" office:value="1.5" table:formula="of:=AVERAGE([Feuille1.$I48];[Feuille1.$U47];[Feuille1.$AG48];[Feuille1.$AS48])" table:style-name="ce3">
            <text:p>1,50</text:p>
          </table:table-cell>
          <table:table-cell office:value-type="float" office:value="1.6085790884718498" table:formula="of:=[.CK46]*100/[.$BP46]" table:style-name="ce3">
            <text:p>1,61</text:p>
          </table:table-cell>
          <table:table-cell office:value-type="float" office:value="1" table:formula="of:=STDEV([Feuille1.$I48];[Feuille1.$U47];[Feuille1.$AG48];[Feuille1.$AS48])" table:style-name="ce3">
            <text:p>1,00</text:p>
          </table:table-cell>
          <table:table-cell table:number-columns-repeated="8" table:style-name="ce1"/>
          <table:table-cell office:value-type="float" office:value="45" table:formula="of:=[Feuille1.$A48]" table:style-name="ce1">
            <text:p>45</text:p>
          </table:table-cell>
          <table:table-cell office:value-type="float" office:value="2" table:formula="of:=AVERAGE([Feuille1.$J48];[Feuille1.$V47];[Feuille1.$AH48];[Feuille1.$AT48])" table:style-name="ce3">
            <text:p>2,00</text:p>
          </table:table-cell>
          <table:table-cell office:value-type="float" office:value="2.1447721179624666" table:formula="of:=[.CW46]*100/[.$BP46]" table:style-name="ce3">
            <text:p>2,14</text:p>
          </table:table-cell>
          <table:table-cell office:value-type="float" office:value="1.4142135623730951" table:formula="of:=STDEV([Feuille1.$J48];[Feuille1.$V47];[Feuille1.$AH48];[Feuille1.$AT48])" table:style-name="ce3">
            <text:p>1,41</text:p>
          </table:table-cell>
          <table:table-cell table:number-columns-repeated="16281"/>
        </table:table-row>
        <table:table-row table:style-name="ro1">
          <table:table-cell office:value-type="float" office:value="46" table:formula="of:=[Feuille1.$A49]" table:style-name="ce1">
            <text:p>46</text:p>
          </table:table-cell>
          <table:table-cell office:value-type="float" office:value="223.25" table:formula="of:=AVERAGE([Feuille1.$B49];[Feuille1.$N48];[Feuille1.$Z49];[Feuille1.$AL49])" table:style-name="ce3">
            <text:p>223,25</text:p>
          </table:table-cell>
          <table:table-cell office:value-type="float" office:value="54.150253923689036" table:formula="of:=STDEV([Feuille1.$B49];[Feuille1.$N48];[Feuille1.$Z49];[Feuille1.$AL49])" table:style-name="ce3">
            <text:p>54,15</text:p>
          </table:table-cell>
          <table:table-cell table:number-columns-repeated="5" table:style-name="ce1"/>
          <table:table-cell office:value-type="float" office:value="46" table:formula="of:=[Feuille1.$A49]" table:style-name="ce1">
            <text:p>46</text:p>
          </table:table-cell>
          <table:table-cell office:value-type="float" office:value="1317.75" table:formula="of:=AVERAGE([Feuille1.$F49];[Feuille1.$R48];[Feuille1.$AD49];[Feuille1.$AP49])" table:style-name="ce3">
            <text:p>1 317,75</text:p>
          </table:table-cell>
          <table:table-cell office:value-type="float" office:value="221.45635386384077" table:formula="of:=STDEV([Feuille1.$F49];[Feuille1.$R48];[Feuille1.$AD49];[Feuille1.$AP49])" table:style-name="ce3">
            <text:p>221,46</text:p>
          </table:table-cell>
          <table:table-cell table:number-columns-repeated="9" table:style-name="ce1"/>
          <table:table-cell office:value-type="float" office:value="46" table:formula="of:=[Feuille1.$A49]" table:style-name="ce1">
            <text:p>46</text:p>
          </table:table-cell>
          <table:table-cell office:value-type="float" office:value="1227.75" table:formula="of:=AVERAGE([Feuille1.$C49];[Feuille1.O48];[Feuille1.$AA49];[Feuille1.$AM49])" table:style-name="ce3">
            <text:p>1 227,75</text:p>
          </table:table-cell>
          <table:table-cell office:value-type="float" office:value="93.170176437108708" table:formula="of:=[.V47]*100/[.J47]" table:style-name="ce3">
            <text:p>93,17</text:p>
          </table:table-cell>
          <table:table-cell office:value-type="float" office:value="214.5994330529945" table:formula="of:=STDEV([Feuille1.$C49];[Feuille1.$O48];[Feuille1.$AA49];[Feuille1.$AM49])" table:style-name="ce3">
            <text:p>214,60</text:p>
          </table:table-cell>
          <table:table-cell table:number-columns-repeated="8" table:style-name="ce1"/>
          <table:table-cell office:value-type="float" office:value="46" table:formula="of:=[Feuille1.$A49]" table:style-name="ce1">
            <text:p>46</text:p>
          </table:table-cell>
          <table:table-cell office:value-type="float" office:value="63.75" table:formula="of:=AVERAGE([Feuille1.$D49];[Feuille1.$P48];[Feuille1.$AB49];[Feuille1.$AN49])" table:style-name="ce3">
            <text:p>63,75</text:p>
          </table:table-cell>
          <table:table-cell office:value-type="float" office:value="4.8377916903813318" table:formula="of:=[.AH47]*100/[.$J47]" table:style-name="ce3">
            <text:p>4,84</text:p>
          </table:table-cell>
          <table:table-cell office:value-type="float" office:value="13.425721582097552" table:formula="of:=STDEV([Feuille1.$D49];[Feuille1.$P48];[Feuille1.$AB49];[Feuille1.$AN49])" table:style-name="ce3">
            <text:p>13,43</text:p>
          </table:table-cell>
          <table:table-cell table:number-columns-repeated="9" table:style-name="ce1"/>
          <table:table-cell office:value-type="float" office:value="46" table:formula="of:=[Feuille1.$A49]" table:style-name="ce1">
            <text:p>46</text:p>
          </table:table-cell>
          <table:table-cell office:value-type="float" office:value="26.25" table:formula="of:=AVERAGE([Feuille1.$E49];[Feuille1.$Q48];[Feuille1.$AC49];[Feuille1.$AO49])" table:style-name="ce3">
            <text:p>26,25</text:p>
          </table:table-cell>
          <table:table-cell office:value-type="float" office:value="1.9920318725099602" table:formula="of:=[.AU47]*100/[.$J47]" table:style-name="ce3">
            <text:p>1,99</text:p>
          </table:table-cell>
          <table:table-cell office:value-type="float" office:value="3.4034296427770228" table:formula="of:=STDEV([Feuille1.$E49];[Feuille1.$Q48];[Feuille1.$AC49];[Feuille1.$AO49])" table:style-name="ce3">
            <text:p>3,40</text:p>
          </table:table-cell>
          <table:table-cell table:number-columns-repeated="8" table:style-name="ce1"/>
          <table:table-cell office:value-type="float" office:value="46" table:formula="of:=[Feuille1.$A49]" table:style-name="ce1">
            <text:p>46</text:p>
          </table:table-cell>
          <table:table-cell office:value-type="float" office:value="127.5" table:formula="of:=AVERAGE([Feuille1.$G49];[Feuille1.$S48];[Feuille1.$AE49];[Feuille1.$AQ49])" table:style-name="ce3">
            <text:p>127,50</text:p>
          </table:table-cell>
          <table:table-cell office:value-type="float" office:value="23.115651263447745" table:formula="of:=STDEV([Feuille1.$G49];[Feuille1.$S48];[Feuille1.$AE49];[Feuille1.$AQ49])" table:style-name="ce3">
            <text:p>23,12</text:p>
          </table:table-cell>
          <table:table-cell table:style-name="ce3"/>
          <table:table-cell table:number-columns-repeated="5" table:style-name="ce1"/>
          <table:table-cell office:value-type="float" office:value="46" table:formula="of:=[Feuille1.$A49]" table:style-name="ce1">
            <text:p>46</text:p>
          </table:table-cell>
          <table:table-cell office:value-type="float" office:value="112.75" table:formula="of:=AVERAGE([Feuille1.$K49];[Feuille1.$W48];[Feuille1.$AI49];[Feuille1.$AU49])" table:style-name="ce3">
            <text:p>112,75</text:p>
          </table:table-cell>
          <table:table-cell office:value-type="float" office:value="18.264263832230778" table:formula="of:=STDEV([Feuille1.$K49];[Feuille1.$W48];[Feuille1.$AI49];[Feuille1.$AU49])" table:style-name="ce3">
            <text:p>18,26</text:p>
          </table:table-cell>
          <table:table-cell table:number-columns-repeated="5" table:style-name="ce1"/>
          <table:table-cell office:value-type="float" office:value="46" table:formula="of:=[Feuille1.$A49]" table:style-name="ce1">
            <text:p>46</text:p>
          </table:table-cell>
          <table:table-cell office:value-type="float" office:value="103" table:formula="of:=AVERAGE([Feuille1.$H49];[Feuille1.$T48];[Feuille1.$AF49];[Feuille1.$AR49])" table:style-name="ce3">
            <text:p>103,00</text:p>
          </table:table-cell>
          <table:table-cell office:value-type="float" office:value="91.352549889135261" table:formula="of:=[.BX47]*100/[.$BP47]" table:style-name="ce3">
            <text:p>91,35</text:p>
          </table:table-cell>
          <table:table-cell office:value-type="float" office:value="17.029386365926403" table:formula="of:=STDEV([Feuille1.$H49];[Feuille1.$T48];[Feuille1.$AF49];[Feuille1.$AR49])" table:style-name="ce3">
            <text:p>17,03</text:p>
          </table:table-cell>
          <table:table-cell table:number-columns-repeated="9" table:style-name="ce1"/>
          <table:table-cell office:value-type="float" office:value="46" table:formula="of:=[Feuille1.$A49]" table:style-name="ce1">
            <text:p>46</text:p>
          </table:table-cell>
          <table:table-cell office:value-type="float" office:value="7.5" table:formula="of:=AVERAGE([Feuille1.$I49];[Feuille1.$U48];[Feuille1.$AG49];[Feuille1.$AS49])" table:style-name="ce3">
            <text:p>7,50</text:p>
          </table:table-cell>
          <table:table-cell office:value-type="float" office:value="6.6518847006651889" table:formula="of:=[.CK47]*100/[.$BP47]" table:style-name="ce3">
            <text:p>6,65</text:p>
          </table:table-cell>
          <table:table-cell office:value-type="float" office:value="1.7320508075688772" table:formula="of:=STDEV([Feuille1.$I49];[Feuille1.$U48];[Feuille1.$AG49];[Feuille1.$AS49])" table:style-name="ce3">
            <text:p>1,73</text:p>
          </table:table-cell>
          <table:table-cell table:number-columns-repeated="8" table:style-name="ce1"/>
          <table:table-cell office:value-type="float" office:value="46" table:formula="of:=[Feuille1.$A49]" table:style-name="ce1">
            <text:p>46</text:p>
          </table:table-cell>
          <table:table-cell office:value-type="float" office:value="2.25" table:formula="of:=AVERAGE([Feuille1.$J49];[Feuille1.$V48];[Feuille1.$AH49];[Feuille1.$AT49])" table:style-name="ce3">
            <text:p>2,25</text:p>
          </table:table-cell>
          <table:table-cell office:value-type="float" office:value="1.9955654101995566" table:formula="of:=[.CW47]*100/[.$BP47]" table:style-name="ce3">
            <text:p>2,00</text:p>
          </table:table-cell>
          <table:table-cell office:value-type="float" office:value="0.5" table:formula="of:=STDEV([Feuille1.$J49];[Feuille1.$V48];[Feuille1.$AH49];[Feuille1.$AT49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47" table:formula="of:=[Feuille1.$A50]" table:style-name="ce1">
            <text:p>47</text:p>
          </table:table-cell>
          <table:table-cell office:value-type="float" office:value="238.25" table:formula="of:=AVERAGE([Feuille1.$B50];[Feuille1.$N49];[Feuille1.$Z50];[Feuille1.$AL50])" table:style-name="ce3">
            <text:p>238,25</text:p>
          </table:table-cell>
          <table:table-cell office:value-type="float" office:value="57.197756366253856" table:formula="of:=STDEV([Feuille1.$B50];[Feuille1.$N49];[Feuille1.$Z50];[Feuille1.$AL50])" table:style-name="ce3">
            <text:p>57,20</text:p>
          </table:table-cell>
          <table:table-cell table:number-columns-repeated="5" table:style-name="ce1"/>
          <table:table-cell office:value-type="float" office:value="47" table:formula="of:=[Feuille1.$A50]" table:style-name="ce1">
            <text:p>47</text:p>
          </table:table-cell>
          <table:table-cell office:value-type="float" office:value="1446.25" table:formula="of:=AVERAGE([Feuille1.$F50];[Feuille1.$R49];[Feuille1.$AD50];[Feuille1.$AP50])" table:style-name="ce3">
            <text:p>1 446,25</text:p>
          </table:table-cell>
          <table:table-cell office:value-type="float" office:value="254.84684943445282" table:formula="of:=STDEV([Feuille1.$F50];[Feuille1.$R49];[Feuille1.$AD50];[Feuille1.$AP50])" table:style-name="ce3">
            <text:p>254,85</text:p>
          </table:table-cell>
          <table:table-cell table:number-columns-repeated="9" table:style-name="ce1"/>
          <table:table-cell office:value-type="float" office:value="47" table:formula="of:=[Feuille1.$A50]" table:style-name="ce1">
            <text:p>47</text:p>
          </table:table-cell>
          <table:table-cell office:value-type="float" office:value="1345.25" table:formula="of:=AVERAGE([Feuille1.$C50];[Feuille1.O49];[Feuille1.$AA50];[Feuille1.$AM50])" table:style-name="ce3">
            <text:p>1 345,25</text:p>
          </table:table-cell>
          <table:table-cell office:value-type="float" office:value="93.016421780466729" table:formula="of:=[.V48]*100/[.J48]" table:style-name="ce3">
            <text:p>93,02</text:p>
          </table:table-cell>
          <table:table-cell office:value-type="float" office:value="246.04657418193545" table:formula="of:=STDEV([Feuille1.$C50];[Feuille1.$O49];[Feuille1.$AA50];[Feuille1.$AM50])" table:style-name="ce3">
            <text:p>246,05</text:p>
          </table:table-cell>
          <table:table-cell table:number-columns-repeated="8" table:style-name="ce1"/>
          <table:table-cell office:value-type="float" office:value="47" table:formula="of:=[Feuille1.$A50]" table:style-name="ce1">
            <text:p>47</text:p>
          </table:table-cell>
          <table:table-cell office:value-type="float" office:value="69.25" table:formula="of:=AVERAGE([Feuille1.$D50];[Feuille1.$P49];[Feuille1.$AB50];[Feuille1.$AN50])" table:style-name="ce3">
            <text:p>69,25</text:p>
          </table:table-cell>
          <table:table-cell office:value-type="float" office:value="4.7882454624027657" table:formula="of:=[.AH48]*100/[.$J48]" table:style-name="ce3">
            <text:p>4,79</text:p>
          </table:table-cell>
          <table:table-cell office:value-type="float" office:value="14.314910641239317" table:formula="of:=STDEV([Feuille1.$D50];[Feuille1.$P49];[Feuille1.$AB50];[Feuille1.$AN50])" table:style-name="ce3">
            <text:p>14,31</text:p>
          </table:table-cell>
          <table:table-cell table:number-columns-repeated="9" table:style-name="ce1"/>
          <table:table-cell office:value-type="float" office:value="47" table:formula="of:=[Feuille1.$A50]" table:style-name="ce1">
            <text:p>47</text:p>
          </table:table-cell>
          <table:table-cell office:value-type="float" office:value="31.75" table:formula="of:=AVERAGE([Feuille1.$E50];[Feuille1.$Q49];[Feuille1.$AC50];[Feuille1.$AO50])" table:style-name="ce3">
            <text:p>31,75</text:p>
          </table:table-cell>
          <table:table-cell office:value-type="float" office:value="2.1953327571305099" table:formula="of:=[.AU48]*100/[.$J48]" table:style-name="ce3">
            <text:p>2,20</text:p>
          </table:table-cell>
          <table:table-cell office:value-type="float" office:value="2.2173557826083452" table:formula="of:=STDEV([Feuille1.$E50];[Feuille1.$Q49];[Feuille1.$AC50];[Feuille1.$AO50])" table:style-name="ce3">
            <text:p>2,22</text:p>
          </table:table-cell>
          <table:table-cell table:number-columns-repeated="8" table:style-name="ce1"/>
          <table:table-cell office:value-type="float" office:value="47" table:formula="of:=[Feuille1.$A50]" table:style-name="ce1">
            <text:p>47</text:p>
          </table:table-cell>
          <table:table-cell office:value-type="float" office:value="143.5" table:formula="of:=AVERAGE([Feuille1.$G50];[Feuille1.$S49];[Feuille1.$AE50];[Feuille1.$AQ50])" table:style-name="ce3">
            <text:p>143,50</text:p>
          </table:table-cell>
          <table:table-cell office:value-type="float" office:value="44.155029913551942" table:formula="of:=STDEV([Feuille1.$G50];[Feuille1.$S49];[Feuille1.$AE50];[Feuille1.$AQ50])" table:style-name="ce3">
            <text:p>44,16</text:p>
          </table:table-cell>
          <table:table-cell table:style-name="ce3"/>
          <table:table-cell table:number-columns-repeated="5" table:style-name="ce1"/>
          <table:table-cell office:value-type="float" office:value="47" table:formula="of:=[Feuille1.$A50]" table:style-name="ce1">
            <text:p>47</text:p>
          </table:table-cell>
          <table:table-cell office:value-type="float" office:value="128.5" table:formula="of:=AVERAGE([Feuille1.$K50];[Feuille1.$W49];[Feuille1.$AI50];[Feuille1.$AU50])" table:style-name="ce3">
            <text:p>128,50</text:p>
          </table:table-cell>
          <table:table-cell office:value-type="float" office:value="39.635842365212831" table:formula="of:=STDEV([Feuille1.$K50];[Feuille1.$W49];[Feuille1.$AI50];[Feuille1.$AU50])" table:style-name="ce3">
            <text:p>39,64</text:p>
          </table:table-cell>
          <table:table-cell table:number-columns-repeated="5" table:style-name="ce1"/>
          <table:table-cell office:value-type="float" office:value="47" table:formula="of:=[Feuille1.$A50]" table:style-name="ce1">
            <text:p>47</text:p>
          </table:table-cell>
          <table:table-cell office:value-type="float" office:value="117.5" table:formula="of:=AVERAGE([Feuille1.$H50];[Feuille1.$T49];[Feuille1.$AF50];[Feuille1.$AR50])" table:style-name="ce3">
            <text:p>117,50</text:p>
          </table:table-cell>
          <table:table-cell office:value-type="float" office:value="91.439688715953309" table:formula="of:=[.BX48]*100/[.$BP48]" table:style-name="ce3">
            <text:p>91,44</text:p>
          </table:table-cell>
          <table:table-cell office:value-type="float" office:value="36.71965867669978" table:formula="of:=STDEV([Feuille1.$H50];[Feuille1.$T49];[Feuille1.$AF50];[Feuille1.$AR50])" table:style-name="ce3">
            <text:p>36,72</text:p>
          </table:table-cell>
          <table:table-cell table:number-columns-repeated="9" table:style-name="ce1"/>
          <table:table-cell office:value-type="float" office:value="47" table:formula="of:=[Feuille1.$A50]" table:style-name="ce1">
            <text:p>47</text:p>
          </table:table-cell>
          <table:table-cell office:value-type="float" office:value="5.5" table:formula="of:=AVERAGE([Feuille1.$I50];[Feuille1.$U49];[Feuille1.$AG50];[Feuille1.$AS50])" table:style-name="ce3">
            <text:p>5,50</text:p>
          </table:table-cell>
          <table:table-cell office:value-type="float" office:value="4.2801556420233462" table:formula="of:=[.CK48]*100/[.$BP48]" table:style-name="ce3">
            <text:p>4,28</text:p>
          </table:table-cell>
          <table:table-cell office:value-type="float" office:value="2.0816659994661326" table:formula="of:=STDEV([Feuille1.$I50];[Feuille1.$U49];[Feuille1.$AG50];[Feuille1.$AS50])" table:style-name="ce3">
            <text:p>2,08</text:p>
          </table:table-cell>
          <table:table-cell table:number-columns-repeated="8" table:style-name="ce1"/>
          <table:table-cell office:value-type="float" office:value="47" table:formula="of:=[Feuille1.$A50]" table:style-name="ce1">
            <text:p>47</text:p>
          </table:table-cell>
          <table:table-cell office:value-type="float" office:value="5.5" table:formula="of:=AVERAGE([Feuille1.$J50];[Feuille1.$V49];[Feuille1.$AH50];[Feuille1.$AT50])" table:style-name="ce3">
            <text:p>5,50</text:p>
          </table:table-cell>
          <table:table-cell office:value-type="float" office:value="4.2801556420233462" table:formula="of:=[.CW48]*100/[.$BP48]" table:style-name="ce3">
            <text:p>4,28</text:p>
          </table:table-cell>
          <table:table-cell office:value-type="float" office:value="1.7320508075688772" table:formula="of:=STDEV([Feuille1.$J50];[Feuille1.$V49];[Feuille1.$AH50];[Feuille1.$AT50])" table:style-name="ce3">
            <text:p>1,73</text:p>
          </table:table-cell>
          <table:table-cell table:number-columns-repeated="16281"/>
        </table:table-row>
        <table:table-row table:style-name="ro1">
          <table:table-cell office:value-type="float" office:value="48" table:formula="of:=[Feuille1.$A51]" table:style-name="ce1">
            <text:p>48</text:p>
          </table:table-cell>
          <table:table-cell office:value-type="float" office:value="255.75" table:formula="of:=AVERAGE([Feuille1.$B51];[Feuille1.$N50];[Feuille1.$Z51];[Feuille1.$AL51])" table:style-name="ce3">
            <text:p>255,75</text:p>
          </table:table-cell>
          <table:table-cell office:value-type="float" office:value="66.022092262110775" table:formula="of:=STDEV([Feuille1.$B51];[Feuille1.$N50];[Feuille1.$Z51];[Feuille1.$AL51])" table:style-name="ce3">
            <text:p>66,02</text:p>
          </table:table-cell>
          <table:table-cell table:number-columns-repeated="5" table:style-name="ce1"/>
          <table:table-cell office:value-type="float" office:value="48" table:formula="of:=[Feuille1.$A51]" table:style-name="ce1">
            <text:p>48</text:p>
          </table:table-cell>
          <table:table-cell office:value-type="float" office:value="1558.75" table:formula="of:=AVERAGE([Feuille1.$F51];[Feuille1.$R50];[Feuille1.$AD51];[Feuille1.$AP51])" table:style-name="ce3">
            <text:p>1 558,75</text:p>
          </table:table-cell>
          <table:table-cell office:value-type="float" office:value="278.1850403358647" table:formula="of:=STDEV([Feuille1.$F51];[Feuille1.$R50];[Feuille1.$AD51];[Feuille1.$AP51])" table:style-name="ce3">
            <text:p>278,19</text:p>
          </table:table-cell>
          <table:table-cell table:number-columns-repeated="9" table:style-name="ce1"/>
          <table:table-cell office:value-type="float" office:value="48" table:formula="of:=[Feuille1.$A51]" table:style-name="ce1">
            <text:p>48</text:p>
          </table:table-cell>
          <table:table-cell office:value-type="float" office:value="1448.5" table:formula="of:=AVERAGE([Feuille1.$C51];[Feuille1.O50];[Feuille1.$AA51];[Feuille1.$AM51])" table:style-name="ce3">
            <text:p>1 448,50</text:p>
          </table:table-cell>
          <table:table-cell office:value-type="float" office:value="92.927024859663192" table:formula="of:=[.V49]*100/[.J49]" table:style-name="ce3">
            <text:p>92,93</text:p>
          </table:table-cell>
          <table:table-cell office:value-type="float" office:value="269.14494236377544" table:formula="of:=STDEV([Feuille1.$C51];[Feuille1.$O50];[Feuille1.$AA51];[Feuille1.$AM51])" table:style-name="ce3">
            <text:p>269,14</text:p>
          </table:table-cell>
          <table:table-cell table:number-columns-repeated="8" table:style-name="ce1"/>
          <table:table-cell office:value-type="float" office:value="48" table:formula="of:=[Feuille1.$A51]" table:style-name="ce1">
            <text:p>48</text:p>
          </table:table-cell>
          <table:table-cell office:value-type="float" office:value="75.25" table:formula="of:=AVERAGE([Feuille1.$D51];[Feuille1.$P50];[Feuille1.$AB51];[Feuille1.$AN51])" table:style-name="ce3">
            <text:p>75,25</text:p>
          </table:table-cell>
          <table:table-cell office:value-type="float" office:value="4.8275862068965516" table:formula="of:=[.AH49]*100/[.$J49]" table:style-name="ce3">
            <text:p>4,83</text:p>
          </table:table-cell>
          <table:table-cell office:value-type="float" office:value="14.244882121894399" table:formula="of:=STDEV([Feuille1.$D51];[Feuille1.$P50];[Feuille1.$AB51];[Feuille1.$AN51])" table:style-name="ce3">
            <text:p>14,24</text:p>
          </table:table-cell>
          <table:table-cell table:number-columns-repeated="9" table:style-name="ce1"/>
          <table:table-cell office:value-type="float" office:value="48" table:formula="of:=[Feuille1.$A51]" table:style-name="ce1">
            <text:p>48</text:p>
          </table:table-cell>
          <table:table-cell office:value-type="float" office:value="35" table:formula="of:=AVERAGE([Feuille1.$E51];[Feuille1.$Q50];[Feuille1.$AC51];[Feuille1.$AO51])" table:style-name="ce3">
            <text:p>35,00</text:p>
          </table:table-cell>
          <table:table-cell office:value-type="float" office:value="2.2453889334402568" table:formula="of:=[.AU49]*100/[.$J49]" table:style-name="ce3">
            <text:p>2,25</text:p>
          </table:table-cell>
          <table:table-cell office:value-type="float" office:value="2.9439202887759488" table:formula="of:=STDEV([Feuille1.$E51];[Feuille1.$Q50];[Feuille1.$AC51];[Feuille1.$AO51])" table:style-name="ce3">
            <text:p>2,94</text:p>
          </table:table-cell>
          <table:table-cell table:number-columns-repeated="8" table:style-name="ce1"/>
          <table:table-cell office:value-type="float" office:value="48" table:formula="of:=[Feuille1.$A51]" table:style-name="ce1">
            <text:p>48</text:p>
          </table:table-cell>
          <table:table-cell office:value-type="float" office:value="130" table:formula="of:=AVERAGE([Feuille1.$G51];[Feuille1.$S50];[Feuille1.$AE51];[Feuille1.$AQ51])" table:style-name="ce3">
            <text:p>130,00</text:p>
          </table:table-cell>
          <table:table-cell office:value-type="float" office:value="34.467375879228172" table:formula="of:=STDEV([Feuille1.$G51];[Feuille1.$S50];[Feuille1.$AE51];[Feuille1.$AQ51])" table:style-name="ce3">
            <text:p>34,47</text:p>
          </table:table-cell>
          <table:table-cell table:style-name="ce3"/>
          <table:table-cell table:number-columns-repeated="5" table:style-name="ce1"/>
          <table:table-cell office:value-type="float" office:value="48" table:formula="of:=[Feuille1.$A51]" table:style-name="ce1">
            <text:p>48</text:p>
          </table:table-cell>
          <table:table-cell office:value-type="float" office:value="112.5" table:formula="of:=AVERAGE([Feuille1.$K51];[Feuille1.$W50];[Feuille1.$AI51];[Feuille1.$AU51])" table:style-name="ce3">
            <text:p>112,50</text:p>
          </table:table-cell>
          <table:table-cell office:value-type="float" office:value="25.278449319529077" table:formula="of:=STDEV([Feuille1.$K51];[Feuille1.$W50];[Feuille1.$AI51];[Feuille1.$AU51])" table:style-name="ce3">
            <text:p>25,28</text:p>
          </table:table-cell>
          <table:table-cell table:number-columns-repeated="5" table:style-name="ce1"/>
          <table:table-cell office:value-type="float" office:value="48" table:formula="of:=[Feuille1.$A51]" table:style-name="ce1">
            <text:p>48</text:p>
          </table:table-cell>
          <table:table-cell office:value-type="float" office:value="103.25" table:formula="of:=AVERAGE([Feuille1.$H51];[Feuille1.$T50];[Feuille1.$AF51];[Feuille1.$AR51])" table:style-name="ce3">
            <text:p>103,25</text:p>
          </table:table-cell>
          <table:table-cell office:value-type="float" office:value="91.777777777777771" table:formula="of:=[.BX49]*100/[.$BP49]" table:style-name="ce3">
            <text:p>91,78</text:p>
          </table:table-cell>
          <table:table-cell office:value-type="float" office:value="24.998333277774073" table:formula="of:=STDEV([Feuille1.$H51];[Feuille1.$T50];[Feuille1.$AF51];[Feuille1.$AR51])" table:style-name="ce3">
            <text:p>25,00</text:p>
          </table:table-cell>
          <table:table-cell table:number-columns-repeated="9" table:style-name="ce1"/>
          <table:table-cell office:value-type="float" office:value="48" table:formula="of:=[Feuille1.$A51]" table:style-name="ce1">
            <text:p>48</text:p>
          </table:table-cell>
          <table:table-cell office:value-type="float" office:value="6" table:formula="of:=AVERAGE([Feuille1.$I51];[Feuille1.$U50];[Feuille1.$AG51];[Feuille1.$AS51])" table:style-name="ce3">
            <text:p>6,00</text:p>
          </table:table-cell>
          <table:table-cell office:value-type="float" office:value="5.333333333333333" table:formula="of:=[.CK49]*100/[.$BP49]" table:style-name="ce3">
            <text:p>5,33</text:p>
          </table:table-cell>
          <table:table-cell office:value-type="float" office:value="1.4142135623730951" table:formula="of:=STDEV([Feuille1.$I51];[Feuille1.$U50];[Feuille1.$AG51];[Feuille1.$AS51])" table:style-name="ce3">
            <text:p>1,41</text:p>
          </table:table-cell>
          <table:table-cell table:number-columns-repeated="8" table:style-name="ce1"/>
          <table:table-cell office:value-type="float" office:value="48" table:formula="of:=[Feuille1.$A51]" table:style-name="ce1">
            <text:p>48</text:p>
          </table:table-cell>
          <table:table-cell office:value-type="float" office:value="3.25" table:formula="of:=AVERAGE([Feuille1.$J51];[Feuille1.$V50];[Feuille1.$AH51];[Feuille1.$AT51])" table:style-name="ce3">
            <text:p>3,25</text:p>
          </table:table-cell>
          <table:table-cell office:value-type="float" office:value="2.8888888888888888" table:formula="of:=[.CW49]*100/[.$BP49]" table:style-name="ce3">
            <text:p>2,89</text:p>
          </table:table-cell>
          <table:table-cell office:value-type="float" office:value="1.2583057392117916" table:formula="of:=STDEV([Feuille1.$J51];[Feuille1.$V50];[Feuille1.$AH51];[Feuille1.$AT51])" table:style-name="ce3">
            <text:p>1,26</text:p>
          </table:table-cell>
          <table:table-cell table:number-columns-repeated="16281"/>
        </table:table-row>
        <table:table-row table:style-name="ro1">
          <table:table-cell office:value-type="float" office:value="49" table:formula="of:=[Feuille1.$A52]" table:style-name="ce1">
            <text:p>49</text:p>
          </table:table-cell>
          <table:table-cell office:value-type="float" office:value="278.5" table:formula="of:=AVERAGE([Feuille1.$B52];[Feuille1.$N51];[Feuille1.$Z52];[Feuille1.$AL52])" table:style-name="ce3">
            <text:p>278,50</text:p>
          </table:table-cell>
          <table:table-cell office:value-type="float" office:value="67.865062194524413" table:formula="of:=STDEV([Feuille1.$B52];[Feuille1.$N51];[Feuille1.$Z52];[Feuille1.$AL52])" table:style-name="ce3">
            <text:p>67,87</text:p>
          </table:table-cell>
          <table:table-cell table:number-columns-repeated="5" table:style-name="ce1"/>
          <table:table-cell office:value-type="float" office:value="49" table:formula="of:=[Feuille1.$A52]" table:style-name="ce1">
            <text:p>49</text:p>
          </table:table-cell>
          <table:table-cell office:value-type="float" office:value="1697.75" table:formula="of:=AVERAGE([Feuille1.$F52];[Feuille1.$R51];[Feuille1.$AD52];[Feuille1.$AP52])" table:style-name="ce3">
            <text:p>1 697,75</text:p>
          </table:table-cell>
          <table:table-cell office:value-type="float" office:value="310.76612320736206" table:formula="of:=STDEV([Feuille1.$F52];[Feuille1.$R51];[Feuille1.$AD52];[Feuille1.$AP52])" table:style-name="ce3">
            <text:p>310,77</text:p>
          </table:table-cell>
          <table:table-cell table:number-columns-repeated="9" table:style-name="ce1"/>
          <table:table-cell office:value-type="float" office:value="49" table:formula="of:=[Feuille1.$A52]" table:style-name="ce1">
            <text:p>49</text:p>
          </table:table-cell>
          <table:table-cell office:value-type="float" office:value="1577.25" table:formula="of:=AVERAGE([Feuille1.$C52];[Feuille1.O51];[Feuille1.$AA52];[Feuille1.$AM52])" table:style-name="ce3">
            <text:p>1 577,25</text:p>
          </table:table-cell>
          <table:table-cell office:value-type="float" office:value="92.902370784862313" table:formula="of:=[.V50]*100/[.J50]" table:style-name="ce3">
            <text:p>92,90</text:p>
          </table:table-cell>
          <table:table-cell office:value-type="float" office:value="300.09484611813423" table:formula="of:=STDEV([Feuille1.$C52];[Feuille1.$O51];[Feuille1.$AA52];[Feuille1.$AM52])" table:style-name="ce3">
            <text:p>300,09</text:p>
          </table:table-cell>
          <table:table-cell table:number-columns-repeated="8" table:style-name="ce1"/>
          <table:table-cell office:value-type="float" office:value="49" table:formula="of:=[Feuille1.$A52]" table:style-name="ce1">
            <text:p>49</text:p>
          </table:table-cell>
          <table:table-cell office:value-type="float" office:value="83.25" table:formula="of:=AVERAGE([Feuille1.$D52];[Feuille1.$P51];[Feuille1.$AB52];[Feuille1.$AN52])" table:style-name="ce3">
            <text:p>83,25</text:p>
          </table:table-cell>
          <table:table-cell office:value-type="float" office:value="4.9035488146075688" table:formula="of:=[.AH50]*100/[.$J50]" table:style-name="ce3">
            <text:p>4,90</text:p>
          </table:table-cell>
          <table:table-cell office:value-type="float" office:value="15.903353943953666" table:formula="of:=STDEV([Feuille1.$D52];[Feuille1.$P51];[Feuille1.$AB52];[Feuille1.$AN52])" table:style-name="ce3">
            <text:p>15,90</text:p>
          </table:table-cell>
          <table:table-cell table:number-columns-repeated="9" table:style-name="ce1"/>
          <table:table-cell office:value-type="float" office:value="49" table:formula="of:=[Feuille1.$A52]" table:style-name="ce1">
            <text:p>49</text:p>
          </table:table-cell>
          <table:table-cell office:value-type="float" office:value="37.25" table:formula="of:=AVERAGE([Feuille1.$E52];[Feuille1.$Q51];[Feuille1.$AC52];[Feuille1.$AO52])" table:style-name="ce3">
            <text:p>37,25</text:p>
          </table:table-cell>
          <table:table-cell office:value-type="float" office:value="2.1940804005301136" table:formula="of:=[.AU50]*100/[.$J50]" table:style-name="ce3">
            <text:p>2,19</text:p>
          </table:table-cell>
          <table:table-cell office:value-type="float" office:value="2.753785273643051" table:formula="of:=STDEV([Feuille1.$E52];[Feuille1.$Q51];[Feuille1.$AC52];[Feuille1.$AO52])" table:style-name="ce3">
            <text:p>2,75</text:p>
          </table:table-cell>
          <table:table-cell table:number-columns-repeated="8" table:style-name="ce1"/>
          <table:table-cell office:value-type="float" office:value="49" table:formula="of:=[Feuille1.$A52]" table:style-name="ce1">
            <text:p>49</text:p>
          </table:table-cell>
          <table:table-cell office:value-type="float" office:value="161.75" table:formula="of:=AVERAGE([Feuille1.$G52];[Feuille1.$S51];[Feuille1.$AE52];[Feuille1.$AQ52])" table:style-name="ce3">
            <text:p>161,75</text:p>
          </table:table-cell>
          <table:table-cell office:value-type="float" office:value="37.348583194904016" table:formula="of:=STDEV([Feuille1.$G52];[Feuille1.$S51];[Feuille1.$AE52];[Feuille1.$AQ52])" table:style-name="ce3">
            <text:p>37,35</text:p>
          </table:table-cell>
          <table:table-cell table:style-name="ce3"/>
          <table:table-cell table:number-columns-repeated="5" table:style-name="ce1"/>
          <table:table-cell office:value-type="float" office:value="49" table:formula="of:=[Feuille1.$A52]" table:style-name="ce1">
            <text:p>49</text:p>
          </table:table-cell>
          <table:table-cell office:value-type="float" office:value="139" table:formula="of:=AVERAGE([Feuille1.$K52];[Feuille1.$W51];[Feuille1.$AI52];[Feuille1.$AU52])" table:style-name="ce3">
            <text:p>139,00</text:p>
          </table:table-cell>
          <table:table-cell office:value-type="float" office:value="33.216461782274962" table:formula="of:=STDEV([Feuille1.$K52];[Feuille1.$W51];[Feuille1.$AI52];[Feuille1.$AU52])" table:style-name="ce3">
            <text:p>33,22</text:p>
          </table:table-cell>
          <table:table-cell table:number-columns-repeated="5" table:style-name="ce1"/>
          <table:table-cell office:value-type="float" office:value="49" table:formula="of:=[Feuille1.$A52]" table:style-name="ce1">
            <text:p>49</text:p>
          </table:table-cell>
          <table:table-cell office:value-type="float" office:value="128.75" table:formula="of:=AVERAGE([Feuille1.$H52];[Feuille1.$T51];[Feuille1.$AF52];[Feuille1.$AR52])" table:style-name="ce3">
            <text:p>128,75</text:p>
          </table:table-cell>
          <table:table-cell office:value-type="float" office:value="92.625899280575538" table:formula="of:=[.BX50]*100/[.$BP50]" table:style-name="ce3">
            <text:p>92,63</text:p>
          </table:table-cell>
          <table:table-cell office:value-type="float" office:value="32.003906011610518" table:formula="of:=STDEV([Feuille1.$H52];[Feuille1.$T51];[Feuille1.$AF52];[Feuille1.$AR52])" table:style-name="ce3">
            <text:p>32,00</text:p>
          </table:table-cell>
          <table:table-cell table:number-columns-repeated="9" table:style-name="ce1"/>
          <table:table-cell office:value-type="float" office:value="49" table:formula="of:=[Feuille1.$A52]" table:style-name="ce1">
            <text:p>49</text:p>
          </table:table-cell>
          <table:table-cell office:value-type="float" office:value="8" table:formula="of:=AVERAGE([Feuille1.$I52];[Feuille1.$U51];[Feuille1.$AG52];[Feuille1.$AS52])" table:style-name="ce3">
            <text:p>8,00</text:p>
          </table:table-cell>
          <table:table-cell office:value-type="float" office:value="5.7553956834532372" table:formula="of:=[.CK50]*100/[.$BP50]" table:style-name="ce3">
            <text:p>5,76</text:p>
          </table:table-cell>
          <table:table-cell office:value-type="float" office:value="3.4641016151377544" table:formula="of:=STDEV([Feuille1.$I52];[Feuille1.$U51];[Feuille1.$AG52];[Feuille1.$AS52])" table:style-name="ce3">
            <text:p>3,46</text:p>
          </table:table-cell>
          <table:table-cell table:number-columns-repeated="8" table:style-name="ce1"/>
          <table:table-cell office:value-type="float" office:value="49" table:formula="of:=[Feuille1.$A52]" table:style-name="ce1">
            <text:p>49</text:p>
          </table:table-cell>
          <table:table-cell office:value-type="float" office:value="2.25" table:formula="of:=AVERAGE([Feuille1.$J52];[Feuille1.$V51];[Feuille1.$AH52];[Feuille1.$AT52])" table:style-name="ce3">
            <text:p>2,25</text:p>
          </table:table-cell>
          <table:table-cell office:value-type="float" office:value="1.6187050359712229" table:formula="of:=[.CW50]*100/[.$BP50]" table:style-name="ce3">
            <text:p>1,62</text:p>
          </table:table-cell>
          <table:table-cell office:value-type="float" office:value="1.8929694486000912" table:formula="of:=STDEV([Feuille1.$J52];[Feuille1.$V51];[Feuille1.$AH52];[Feuille1.$AT52])" table:style-name="ce3">
            <text:p>1,89</text:p>
          </table:table-cell>
          <table:table-cell table:number-columns-repeated="16281"/>
        </table:table-row>
        <table:table-row table:style-name="ro1">
          <table:table-cell office:value-type="float" office:value="50" table:formula="of:=[Feuille1.$A53]" table:style-name="ce1">
            <text:p>50</text:p>
          </table:table-cell>
          <table:table-cell office:value-type="float" office:value="301.5" table:formula="of:=AVERAGE([Feuille1.$B53];[Feuille1.$N52];[Feuille1.$Z53];[Feuille1.$AL53])" table:style-name="ce3">
            <text:p>301,50</text:p>
          </table:table-cell>
          <table:table-cell office:value-type="float" office:value="75.676944970050158" table:formula="of:=STDEV([Feuille1.$B53];[Feuille1.$N52];[Feuille1.$Z53];[Feuille1.$AL53])" table:style-name="ce3">
            <text:p>75,68</text:p>
          </table:table-cell>
          <table:table-cell table:number-columns-repeated="5" table:style-name="ce1"/>
          <table:table-cell office:value-type="float" office:value="50" table:formula="of:=[Feuille1.$A53]" table:style-name="ce1">
            <text:p>50</text:p>
          </table:table-cell>
          <table:table-cell office:value-type="float" office:value="1838.5" table:formula="of:=AVERAGE([Feuille1.$F53];[Feuille1.$R52];[Feuille1.$AD53];[Feuille1.$AP53])" table:style-name="ce3">
            <text:p>1 838,50</text:p>
          </table:table-cell>
          <table:table-cell office:value-type="float" office:value="348.69040709488985" table:formula="of:=STDEV([Feuille1.$F53];[Feuille1.$R52];[Feuille1.$AD53];[Feuille1.$AP53])" table:style-name="ce3">
            <text:p>348,69</text:p>
          </table:table-cell>
          <table:table-cell table:number-columns-repeated="9" table:style-name="ce1"/>
          <table:table-cell office:value-type="float" office:value="50" table:formula="of:=[Feuille1.$A53]" table:style-name="ce1">
            <text:p>50</text:p>
          </table:table-cell>
          <table:table-cell office:value-type="float" office:value="1708.5" table:formula="of:=AVERAGE([Feuille1.$C53];[Feuille1.O52];[Feuille1.$AA53];[Feuille1.$AM53])" table:style-name="ce3">
            <text:p>1 708,50</text:p>
          </table:table-cell>
          <table:table-cell office:value-type="float" office:value="92.929018221376126" table:formula="of:=[.V51]*100/[.J51]" table:style-name="ce3">
            <text:p>92,93</text:p>
          </table:table-cell>
          <table:table-cell office:value-type="float" office:value="336.04612778605264" table:formula="of:=STDEV([Feuille1.$C53];[Feuille1.$O52];[Feuille1.$AA53];[Feuille1.$AM53])" table:style-name="ce3">
            <text:p>336,05</text:p>
          </table:table-cell>
          <table:table-cell table:number-columns-repeated="8" table:style-name="ce1"/>
          <table:table-cell office:value-type="float" office:value="50" table:formula="of:=[Feuille1.$A53]" table:style-name="ce1">
            <text:p>50</text:p>
          </table:table-cell>
          <table:table-cell office:value-type="float" office:value="89.75" table:formula="of:=AVERAGE([Feuille1.$D53];[Feuille1.$P52];[Feuille1.$AB53];[Feuille1.$AN53])" table:style-name="ce3">
            <text:p>89,75</text:p>
          </table:table-cell>
          <table:table-cell office:value-type="float" office:value="4.8816970356268694" table:formula="of:=[.AH51]*100/[.$J51]" table:style-name="ce3">
            <text:p>4,88</text:p>
          </table:table-cell>
          <table:table-cell office:value-type="float" office:value="18.5" table:formula="of:=STDEV([Feuille1.$D53];[Feuille1.$P52];[Feuille1.$AB53];[Feuille1.$AN53])" table:style-name="ce3">
            <text:p>18,50</text:p>
          </table:table-cell>
          <table:table-cell table:number-columns-repeated="9" table:style-name="ce1"/>
          <table:table-cell office:value-type="float" office:value="50" table:formula="of:=[Feuille1.$A53]" table:style-name="ce1">
            <text:p>50</text:p>
          </table:table-cell>
          <table:table-cell office:value-type="float" office:value="40.25" table:formula="of:=AVERAGE([Feuille1.$E53];[Feuille1.$Q52];[Feuille1.$AC53];[Feuille1.$AO53])" table:style-name="ce3">
            <text:p>40,25</text:p>
          </table:table-cell>
          <table:table-cell office:value-type="float" office:value="2.1892847429970086" table:formula="of:=[.AU51]*100/[.$J51]" table:style-name="ce3">
            <text:p>2,19</text:p>
          </table:table-cell>
          <table:table-cell office:value-type="float" office:value="5.123475382979799" table:formula="of:=STDEV([Feuille1.$E53];[Feuille1.$Q52];[Feuille1.$AC53];[Feuille1.$AO53])" table:style-name="ce3">
            <text:p>5,12</text:p>
          </table:table-cell>
          <table:table-cell table:number-columns-repeated="8" table:style-name="ce1"/>
          <table:table-cell office:value-type="float" office:value="50" table:formula="of:=[Feuille1.$A53]" table:style-name="ce1">
            <text:p>50</text:p>
          </table:table-cell>
          <table:table-cell office:value-type="float" office:value="163.75" table:formula="of:=AVERAGE([Feuille1.$G53];[Feuille1.$S52];[Feuille1.$AE53];[Feuille1.$AQ53])" table:style-name="ce3">
            <text:p>163,75</text:p>
          </table:table-cell>
          <table:table-cell office:value-type="float" office:value="50.704207583460629" table:formula="of:=STDEV([Feuille1.$G53];[Feuille1.$S52];[Feuille1.$AE53];[Feuille1.$AQ53])" table:style-name="ce3">
            <text:p>50,70</text:p>
          </table:table-cell>
          <table:table-cell table:style-name="ce3"/>
          <table:table-cell table:number-columns-repeated="5" table:style-name="ce1"/>
          <table:table-cell office:value-type="float" office:value="50" table:formula="of:=[Feuille1.$A53]" table:style-name="ce1">
            <text:p>50</text:p>
          </table:table-cell>
          <table:table-cell office:value-type="float" office:value="140.75" table:formula="of:=AVERAGE([Feuille1.$K53];[Feuille1.$W52];[Feuille1.$AI53];[Feuille1.$AU53])" table:style-name="ce3">
            <text:p>140,75</text:p>
          </table:table-cell>
          <table:table-cell office:value-type="float" office:value="43.200115740585694" table:formula="of:=STDEV([Feuille1.$K53];[Feuille1.$W52];[Feuille1.$AI53];[Feuille1.$AU53])" table:style-name="ce3">
            <text:p>43,20</text:p>
          </table:table-cell>
          <table:table-cell table:number-columns-repeated="5" table:style-name="ce1"/>
          <table:table-cell office:value-type="float" office:value="50" table:formula="of:=[Feuille1.$A53]" table:style-name="ce1">
            <text:p>50</text:p>
          </table:table-cell>
          <table:table-cell office:value-type="float" office:value="131.25" table:formula="of:=AVERAGE([Feuille1.$H53];[Feuille1.$T52];[Feuille1.$AF53];[Feuille1.$AR53])" table:style-name="ce3">
            <text:p>131,25</text:p>
          </table:table-cell>
          <table:table-cell office:value-type="float" office:value="93.250444049733574" table:formula="of:=[.BX51]*100/[.$BP51]" table:style-name="ce3">
            <text:p>93,25</text:p>
          </table:table-cell>
          <table:table-cell office:value-type="float" office:value="41.796132197449403" table:formula="of:=STDEV([Feuille1.$H53];[Feuille1.$T52];[Feuille1.$AF53];[Feuille1.$AR53])" table:style-name="ce3">
            <text:p>41,80</text:p>
          </table:table-cell>
          <table:table-cell table:number-columns-repeated="9" table:style-name="ce1"/>
          <table:table-cell office:value-type="float" office:value="50" table:formula="of:=[Feuille1.$A53]" table:style-name="ce1">
            <text:p>50</text:p>
          </table:table-cell>
          <table:table-cell office:value-type="float" office:value="6.5" table:formula="of:=AVERAGE([Feuille1.$I53];[Feuille1.$U52];[Feuille1.$AG53];[Feuille1.$AS53])" table:style-name="ce3">
            <text:p>6,50</text:p>
          </table:table-cell>
          <table:table-cell office:value-type="float" office:value="4.6181172291296626" table:formula="of:=[.CK51]*100/[.$BP51]" table:style-name="ce3">
            <text:p>4,62</text:p>
          </table:table-cell>
          <table:table-cell office:value-type="float" office:value="3.1091263510296048" table:formula="of:=STDEV([Feuille1.$I53];[Feuille1.$U52];[Feuille1.$AG53];[Feuille1.$AS53])" table:style-name="ce3">
            <text:p>3,11</text:p>
          </table:table-cell>
          <table:table-cell table:number-columns-repeated="8" table:style-name="ce1"/>
          <table:table-cell office:value-type="float" office:value="50" table:formula="of:=[Feuille1.$A53]" table:style-name="ce1">
            <text:p>50</text:p>
          </table:table-cell>
          <table:table-cell office:value-type="float" office:value="3" table:formula="of:=AVERAGE([Feuille1.$J53];[Feuille1.$V52];[Feuille1.$AH53];[Feuille1.$AT53])" table:style-name="ce3">
            <text:p>3,00</text:p>
          </table:table-cell>
          <table:table-cell office:value-type="float" office:value="2.1314387211367674" table:formula="of:=[.CW51]*100/[.$BP51]" table:style-name="ce3">
            <text:p>2,13</text:p>
          </table:table-cell>
          <table:table-cell office:value-type="float" office:value="2.4494897427831779" table:formula="of:=STDEV([Feuille1.$J53];[Feuille1.$V52];[Feuille1.$AH53];[Feuille1.$AT53])" table:style-name="ce3">
            <text:p>2,45</text:p>
          </table:table-cell>
          <table:table-cell table:number-columns-repeated="16281"/>
        </table:table-row>
        <table:table-row table:style-name="ro1">
          <table:table-cell office:value-type="float" office:value="51" table:formula="of:=[Feuille1.$A54]" table:style-name="ce1">
            <text:p>51</text:p>
          </table:table-cell>
          <table:table-cell office:value-type="float" office:value="335" table:formula="of:=AVERAGE([Feuille1.$B54];[Feuille1.$N53];[Feuille1.$Z54];[Feuille1.$AL54])" table:style-name="ce3">
            <text:p>335,00</text:p>
          </table:table-cell>
          <table:table-cell office:value-type="float" office:value="86.652562954979388" table:formula="of:=STDEV([Feuille1.$B54];[Feuille1.$N53];[Feuille1.$Z54];[Feuille1.$AL54])" table:style-name="ce3">
            <text:p>86,65</text:p>
          </table:table-cell>
          <table:table-cell table:number-columns-repeated="5" table:style-name="ce1"/>
          <table:table-cell office:value-type="float" office:value="51" table:formula="of:=[Feuille1.$A54]" table:style-name="ce1">
            <text:p>51</text:p>
          </table:table-cell>
          <table:table-cell office:value-type="float" office:value="2006" table:formula="of:=AVERAGE([Feuille1.$F54];[Feuille1.$R53];[Feuille1.$AD54];[Feuille1.$AP54])" table:style-name="ce3">
            <text:p>2 006,00</text:p>
          </table:table-cell>
          <table:table-cell office:value-type="float" office:value="371.62077444620883" table:formula="of:=STDEV([Feuille1.$F54];[Feuille1.$R53];[Feuille1.$AD54];[Feuille1.$AP54])" table:style-name="ce3">
            <text:p>371,62</text:p>
          </table:table-cell>
          <table:table-cell table:number-columns-repeated="9" table:style-name="ce1"/>
          <table:table-cell office:value-type="float" office:value="51" table:formula="of:=[Feuille1.$A54]" table:style-name="ce1">
            <text:p>51</text:p>
          </table:table-cell>
          <table:table-cell office:value-type="float" office:value="1866.25" table:formula="of:=AVERAGE([Feuille1.$C54];[Feuille1.O53];[Feuille1.$AA54];[Feuille1.$AM54])" table:style-name="ce3">
            <text:p>1 866,25</text:p>
          </table:table-cell>
          <table:table-cell office:value-type="float" office:value="93.033399800598204" table:formula="of:=[.V52]*100/[.J52]" table:style-name="ce3">
            <text:p>93,03</text:p>
          </table:table-cell>
          <table:table-cell office:value-type="float" office:value="360.53421011974257" table:formula="of:=STDEV([Feuille1.$C54];[Feuille1.$O53];[Feuille1.$AA54];[Feuille1.$AM54])" table:style-name="ce3">
            <text:p>360,53</text:p>
          </table:table-cell>
          <table:table-cell table:number-columns-repeated="8" table:style-name="ce1"/>
          <table:table-cell office:value-type="float" office:value="51" table:formula="of:=[Feuille1.$A54]" table:style-name="ce1">
            <text:p>51</text:p>
          </table:table-cell>
          <table:table-cell office:value-type="float" office:value="97.25" table:formula="of:=AVERAGE([Feuille1.$D54];[Feuille1.$P53];[Feuille1.$AB54];[Feuille1.$AN54])" table:style-name="ce3">
            <text:p>97,25</text:p>
          </table:table-cell>
          <table:table-cell office:value-type="float" office:value="4.8479561316051845" table:formula="of:=[.AH52]*100/[.$J52]" table:style-name="ce3">
            <text:p>4,85</text:p>
          </table:table-cell>
          <table:table-cell office:value-type="float" office:value="17.442763542512409" table:formula="of:=STDEV([Feuille1.$D54];[Feuille1.$P53];[Feuille1.$AB54];[Feuille1.$AN54])" table:style-name="ce3">
            <text:p>17,44</text:p>
          </table:table-cell>
          <table:table-cell table:number-columns-repeated="9" table:style-name="ce1"/>
          <table:table-cell office:value-type="float" office:value="51" table:formula="of:=[Feuille1.$A54]" table:style-name="ce1">
            <text:p>51</text:p>
          </table:table-cell>
          <table:table-cell office:value-type="float" office:value="42.5" table:formula="of:=AVERAGE([Feuille1.$E54];[Feuille1.$Q53];[Feuille1.$AC54];[Feuille1.$AO54])" table:style-name="ce3">
            <text:p>42,50</text:p>
          </table:table-cell>
          <table:table-cell office:value-type="float" office:value="2.1186440677966103" table:formula="of:=[.AU52]*100/[.$J52]" table:style-name="ce3">
            <text:p>2,12</text:p>
          </table:table-cell>
          <table:table-cell office:value-type="float" office:value="6.0277137733417083" table:formula="of:=STDEV([Feuille1.$E54];[Feuille1.$Q53];[Feuille1.$AC54];[Feuille1.$AO54])" table:style-name="ce3">
            <text:p>6,03</text:p>
          </table:table-cell>
          <table:table-cell table:number-columns-repeated="8" table:style-name="ce1"/>
          <table:table-cell office:value-type="float" office:value="51" table:formula="of:=[Feuille1.$A54]" table:style-name="ce1">
            <text:p>51</text:p>
          </table:table-cell>
          <table:table-cell office:value-type="float" office:value="201" table:formula="of:=AVERAGE([Feuille1.$G54];[Feuille1.$S53];[Feuille1.$AE54];[Feuille1.$AQ54])" table:style-name="ce3">
            <text:p>201,00</text:p>
          </table:table-cell>
          <table:table-cell office:value-type="float" office:value="35.52463933666322" table:formula="of:=STDEV([Feuille1.$G54];[Feuille1.$S53];[Feuille1.$AE54];[Feuille1.$AQ54])" table:style-name="ce3">
            <text:p>35,52</text:p>
          </table:table-cell>
          <table:table-cell table:style-name="ce3"/>
          <table:table-cell table:number-columns-repeated="5" table:style-name="ce1"/>
          <table:table-cell office:value-type="float" office:value="51" table:formula="of:=[Feuille1.$A54]" table:style-name="ce1">
            <text:p>51</text:p>
          </table:table-cell>
          <table:table-cell office:value-type="float" office:value="167.5" table:formula="of:=AVERAGE([Feuille1.$K54];[Feuille1.$W53];[Feuille1.$AI54];[Feuille1.$AU54])" table:style-name="ce3">
            <text:p>167,50</text:p>
          </table:table-cell>
          <table:table-cell office:value-type="float" office:value="25.225648323350054" table:formula="of:=STDEV([Feuille1.$K54];[Feuille1.$W53];[Feuille1.$AI54];[Feuille1.$AU54])" table:style-name="ce3">
            <text:p>25,23</text:p>
          </table:table-cell>
          <table:table-cell table:number-columns-repeated="5" table:style-name="ce1"/>
          <table:table-cell office:value-type="float" office:value="51" table:formula="of:=[Feuille1.$A54]" table:style-name="ce1">
            <text:p>51</text:p>
          </table:table-cell>
          <table:table-cell office:value-type="float" office:value="157.75" table:formula="of:=AVERAGE([Feuille1.$H54];[Feuille1.$T53];[Feuille1.$AF54];[Feuille1.$AR54])" table:style-name="ce3">
            <text:p>157,75</text:p>
          </table:table-cell>
          <table:table-cell office:value-type="float" office:value="94.179104477611943" table:formula="of:=[.BX52]*100/[.$BP52]" table:style-name="ce3">
            <text:p>94,18</text:p>
          </table:table-cell>
          <table:table-cell office:value-type="float" office:value="26.386549603917523" table:formula="of:=STDEV([Feuille1.$H54];[Feuille1.$T53];[Feuille1.$AF54];[Feuille1.$AR54])" table:style-name="ce3">
            <text:p>26,39</text:p>
          </table:table-cell>
          <table:table-cell table:number-columns-repeated="9" table:style-name="ce1"/>
          <table:table-cell office:value-type="float" office:value="51" table:formula="of:=[Feuille1.$A54]" table:style-name="ce1">
            <text:p>51</text:p>
          </table:table-cell>
          <table:table-cell office:value-type="float" office:value="7.5" table:formula="of:=AVERAGE([Feuille1.$I54];[Feuille1.$U53];[Feuille1.$AG54];[Feuille1.$AS54])" table:style-name="ce3">
            <text:p>7,50</text:p>
          </table:table-cell>
          <table:table-cell office:value-type="float" office:value="4.4776119402985071" table:formula="of:=[.CK52]*100/[.$BP52]" table:style-name="ce3">
            <text:p>4,48</text:p>
          </table:table-cell>
          <table:table-cell office:value-type="float" office:value="1.2909944487358056" table:formula="of:=STDEV([Feuille1.$I54];[Feuille1.$U53];[Feuille1.$AG54];[Feuille1.$AS54])" table:style-name="ce3">
            <text:p>1,29</text:p>
          </table:table-cell>
          <table:table-cell table:number-columns-repeated="8" table:style-name="ce1"/>
          <table:table-cell office:value-type="float" office:value="51" table:formula="of:=[Feuille1.$A54]" table:style-name="ce1">
            <text:p>51</text:p>
          </table:table-cell>
          <table:table-cell office:value-type="float" office:value="2.25" table:formula="of:=AVERAGE([Feuille1.$J54];[Feuille1.$V53];[Feuille1.$AH54];[Feuille1.$AT54])" table:style-name="ce3">
            <text:p>2,25</text:p>
          </table:table-cell>
          <table:table-cell office:value-type="float" office:value="1.3432835820895523" table:formula="of:=[.CW52]*100/[.$BP52]" table:style-name="ce3">
            <text:p>1,34</text:p>
          </table:table-cell>
          <table:table-cell office:value-type="float" office:value="0.9574271077563381" table:formula="of:=STDEV([Feuille1.$J54];[Feuille1.$V53];[Feuille1.$AH54];[Feuille1.$AT54])" table:style-name="ce3">
            <text:p>0,96</text:p>
          </table:table-cell>
          <table:table-cell table:number-columns-repeated="16281"/>
        </table:table-row>
        <table:table-row table:style-name="ro1">
          <table:table-cell office:value-type="float" office:value="52" table:formula="of:=[Feuille1.$A55]" table:style-name="ce1">
            <text:p>52</text:p>
          </table:table-cell>
          <table:table-cell office:value-type="float" office:value="357.75" table:formula="of:=AVERAGE([Feuille1.$B55];[Feuille1.$N54];[Feuille1.$Z55];[Feuille1.$AL55])" table:style-name="ce3">
            <text:p>357,75</text:p>
          </table:table-cell>
          <table:table-cell office:value-type="float" office:value="80.908899386903045" table:formula="of:=STDEV([Feuille1.$B55];[Feuille1.$N54];[Feuille1.$Z55];[Feuille1.$AL55])" table:style-name="ce3">
            <text:p>80,91</text:p>
          </table:table-cell>
          <table:table-cell table:number-columns-repeated="5" table:style-name="ce1"/>
          <table:table-cell office:value-type="float" office:value="52" table:formula="of:=[Feuille1.$A55]" table:style-name="ce1">
            <text:p>52</text:p>
          </table:table-cell>
          <table:table-cell office:value-type="float" office:value="2164" table:formula="of:=AVERAGE([Feuille1.$F55];[Feuille1.$R54];[Feuille1.$AD55];[Feuille1.$AP55])" table:style-name="ce3">
            <text:p>2 164,00</text:p>
          </table:table-cell>
          <table:table-cell office:value-type="float" office:value="415.41384987343241" table:formula="of:=STDEV([Feuille1.$F55];[Feuille1.$R54];[Feuille1.$AD55];[Feuille1.$AP55])" table:style-name="ce3">
            <text:p>415,41</text:p>
          </table:table-cell>
          <table:table-cell table:number-columns-repeated="9" table:style-name="ce1"/>
          <table:table-cell office:value-type="float" office:value="52" table:formula="of:=[Feuille1.$A55]" table:style-name="ce1">
            <text:p>52</text:p>
          </table:table-cell>
          <table:table-cell office:value-type="float" office:value="2010.5" table:formula="of:=AVERAGE([Feuille1.$C55];[Feuille1.O54];[Feuille1.$AA55];[Feuille1.$AM55])" table:style-name="ce3">
            <text:p>2 010,50</text:p>
          </table:table-cell>
          <table:table-cell office:value-type="float" office:value="92.906654343807759" table:formula="of:=[.V53]*100/[.J53]" table:style-name="ce3">
            <text:p>92,91</text:p>
          </table:table-cell>
          <table:table-cell office:value-type="float" office:value="397.90660545744481" table:formula="of:=STDEV([Feuille1.$C55];[Feuille1.$O54];[Feuille1.$AA55];[Feuille1.$AM55])" table:style-name="ce3">
            <text:p>397,91</text:p>
          </table:table-cell>
          <table:table-cell table:number-columns-repeated="8" table:style-name="ce1"/>
          <table:table-cell office:value-type="float" office:value="52" table:formula="of:=[Feuille1.$A55]" table:style-name="ce1">
            <text:p>52</text:p>
          </table:table-cell>
          <table:table-cell office:value-type="float" office:value="106" table:formula="of:=AVERAGE([Feuille1.$D55];[Feuille1.$P54];[Feuille1.$AB55];[Feuille1.$AN55])" table:style-name="ce3">
            <text:p>106,00</text:p>
          </table:table-cell>
          <table:table-cell office:value-type="float" office:value="4.8983364140480594" table:formula="of:=[.AH53]*100/[.$J53]" table:style-name="ce3">
            <text:p>4,90</text:p>
          </table:table-cell>
          <table:table-cell office:value-type="float" office:value="19.949937343260004" table:formula="of:=STDEV([Feuille1.$D55];[Feuille1.$P54];[Feuille1.$AB55];[Feuille1.$AN55])" table:style-name="ce3">
            <text:p>19,95</text:p>
          </table:table-cell>
          <table:table-cell table:number-columns-repeated="9" table:style-name="ce1"/>
          <table:table-cell office:value-type="float" office:value="52" table:formula="of:=[Feuille1.$A55]" table:style-name="ce1">
            <text:p>52</text:p>
          </table:table-cell>
          <table:table-cell office:value-type="float" office:value="47.5" table:formula="of:=AVERAGE([Feuille1.$E55];[Feuille1.$Q54];[Feuille1.$AC55];[Feuille1.$AO55])" table:style-name="ce3">
            <text:p>47,50</text:p>
          </table:table-cell>
          <table:table-cell office:value-type="float" office:value="2.1950092421441774" table:formula="of:=[.AU53]*100/[.$J53]" table:style-name="ce3">
            <text:p>2,20</text:p>
          </table:table-cell>
          <table:table-cell office:value-type="float" office:value="6.4549722436790278" table:formula="of:=STDEV([Feuille1.$E55];[Feuille1.$Q54];[Feuille1.$AC55];[Feuille1.$AO55])" table:style-name="ce3">
            <text:p>6,45</text:p>
          </table:table-cell>
          <table:table-cell table:number-columns-repeated="8" table:style-name="ce1"/>
          <table:table-cell office:value-type="float" office:value="52" table:formula="of:=[Feuille1.$A55]" table:style-name="ce1">
            <text:p>52</text:p>
          </table:table-cell>
          <table:table-cell office:value-type="float" office:value="180.75" table:formula="of:=AVERAGE([Feuille1.$G55];[Feuille1.$S54];[Feuille1.$AE55];[Feuille1.$AQ55])" table:style-name="ce3">
            <text:p>180,75</text:p>
          </table:table-cell>
          <table:table-cell office:value-type="float" office:value="46.038932799678726" table:formula="of:=STDEV([Feuille1.$G55];[Feuille1.$S54];[Feuille1.$AE55];[Feuille1.$AQ55])" table:style-name="ce3">
            <text:p>46,04</text:p>
          </table:table-cell>
          <table:table-cell table:style-name="ce3"/>
          <table:table-cell table:number-columns-repeated="5" table:style-name="ce1"/>
          <table:table-cell office:value-type="float" office:value="52" table:formula="of:=[Feuille1.$A55]" table:style-name="ce1">
            <text:p>52</text:p>
          </table:table-cell>
          <table:table-cell office:value-type="float" office:value="158" table:formula="of:=AVERAGE([Feuille1.$K55];[Feuille1.$W54];[Feuille1.$AI55];[Feuille1.$AU55])" table:style-name="ce3">
            <text:p>158,00</text:p>
          </table:table-cell>
          <table:table-cell office:value-type="float" office:value="50.405026204404123" table:formula="of:=STDEV([Feuille1.$K55];[Feuille1.$W54];[Feuille1.$AI55];[Feuille1.$AU55])" table:style-name="ce3">
            <text:p>50,41</text:p>
          </table:table-cell>
          <table:table-cell table:number-columns-repeated="5" table:style-name="ce1"/>
          <table:table-cell office:value-type="float" office:value="52" table:formula="of:=[Feuille1.$A55]" table:style-name="ce1">
            <text:p>52</text:p>
          </table:table-cell>
          <table:table-cell office:value-type="float" office:value="144.25" table:formula="of:=AVERAGE([Feuille1.$H55];[Feuille1.$T54];[Feuille1.$AF55];[Feuille1.$AR55])" table:style-name="ce3">
            <text:p>144,25</text:p>
          </table:table-cell>
          <table:table-cell office:value-type="float" office:value="91.297468354430379" table:formula="of:=[.BX53]*100/[.$BP53]" table:style-name="ce3">
            <text:p>91,30</text:p>
          </table:table-cell>
          <table:table-cell office:value-type="float" office:value="44.131432486758612" table:formula="of:=STDEV([Feuille1.$H55];[Feuille1.$T54];[Feuille1.$AF55];[Feuille1.$AR55])" table:style-name="ce3">
            <text:p>44,13</text:p>
          </table:table-cell>
          <table:table-cell table:number-columns-repeated="9" table:style-name="ce1"/>
          <table:table-cell office:value-type="float" office:value="52" table:formula="of:=[Feuille1.$A55]" table:style-name="ce1">
            <text:p>52</text:p>
          </table:table-cell>
          <table:table-cell office:value-type="float" office:value="8.75" table:formula="of:=AVERAGE([Feuille1.$I55];[Feuille1.$U54];[Feuille1.$AG55];[Feuille1.$AS55])" table:style-name="ce3">
            <text:p>8,75</text:p>
          </table:table-cell>
          <table:table-cell office:value-type="float" office:value="5.537974683544304" table:formula="of:=[.CK53]*100/[.$BP53]" table:style-name="ce3">
            <text:p>5,54</text:p>
          </table:table-cell>
          <table:table-cell office:value-type="float" office:value="2.753785273643051" table:formula="of:=STDEV([Feuille1.$I55];[Feuille1.$U54];[Feuille1.$AG55];[Feuille1.$AS55])" table:style-name="ce3">
            <text:p>2,75</text:p>
          </table:table-cell>
          <table:table-cell table:number-columns-repeated="8" table:style-name="ce1"/>
          <table:table-cell office:value-type="float" office:value="52" table:formula="of:=[Feuille1.$A55]" table:style-name="ce1">
            <text:p>52</text:p>
          </table:table-cell>
          <table:table-cell office:value-type="float" office:value="5" table:formula="of:=AVERAGE([Feuille1.$J55];[Feuille1.$V54];[Feuille1.$AH55];[Feuille1.$AT55])" table:style-name="ce3">
            <text:p>5,00</text:p>
          </table:table-cell>
          <table:table-cell office:value-type="float" office:value="3.1645569620253164" table:formula="of:=[.CW53]*100/[.$BP53]" table:style-name="ce3">
            <text:p>3,16</text:p>
          </table:table-cell>
          <table:table-cell office:value-type="float" office:value="4.3969686527576393" table:formula="of:=STDEV([Feuille1.$J55];[Feuille1.$V54];[Feuille1.$AH55];[Feuille1.$AT55])" table:style-name="ce3">
            <text:p>4,40</text:p>
          </table:table-cell>
          <table:table-cell table:number-columns-repeated="16281"/>
        </table:table-row>
        <table:table-row table:style-name="ro1">
          <table:table-cell office:value-type="float" office:value="53" table:formula="of:=[Feuille1.$A56]" table:style-name="ce1">
            <text:p>53</text:p>
          </table:table-cell>
          <table:table-cell office:value-type="float" office:value="387.75" table:formula="of:=AVERAGE([Feuille1.$B56];[Feuille1.$N55];[Feuille1.$Z56];[Feuille1.$AL56])" table:style-name="ce3">
            <text:p>387,75</text:p>
          </table:table-cell>
          <table:table-cell office:value-type="float" office:value="89.033233495513727" table:formula="of:=STDEV([Feuille1.$B56];[Feuille1.$N55];[Feuille1.$Z56];[Feuille1.$AL56])" table:style-name="ce3">
            <text:p>89,03</text:p>
          </table:table-cell>
          <table:table-cell table:number-columns-repeated="5" table:style-name="ce1"/>
          <table:table-cell office:value-type="float" office:value="53" table:formula="of:=[Feuille1.$A56]" table:style-name="ce1">
            <text:p>53</text:p>
          </table:table-cell>
          <table:table-cell office:value-type="float" office:value="2349" table:formula="of:=AVERAGE([Feuille1.$F56];[Feuille1.$R55];[Feuille1.$AD56];[Feuille1.$AP56])" table:style-name="ce3">
            <text:p>2 349,00</text:p>
          </table:table-cell>
          <table:table-cell office:value-type="float" office:value="461.30394896785066" table:formula="of:=STDEV([Feuille1.$F56];[Feuille1.$R55];[Feuille1.$AD56];[Feuille1.$AP56])" table:style-name="ce3">
            <text:p>461,30</text:p>
          </table:table-cell>
          <table:table-cell table:number-columns-repeated="9" table:style-name="ce1"/>
          <table:table-cell office:value-type="float" office:value="53" table:formula="of:=[Feuille1.$A56]" table:style-name="ce1">
            <text:p>53</text:p>
          </table:table-cell>
          <table:table-cell office:value-type="float" office:value="2183" table:formula="of:=AVERAGE([Feuille1.$C56];[Feuille1.O55];[Feuille1.$AA56];[Feuille1.$AM56])" table:style-name="ce3">
            <text:p>2 183,00</text:p>
          </table:table-cell>
          <table:table-cell office:value-type="float" office:value="92.933163048105584" table:formula="of:=[.V54]*100/[.J54]" table:style-name="ce3">
            <text:p>92,93</text:p>
          </table:table-cell>
          <table:table-cell office:value-type="float" office:value="444.76810437200493" table:formula="of:=STDEV([Feuille1.$C56];[Feuille1.$O55];[Feuille1.$AA56];[Feuille1.$AM56])" table:style-name="ce3">
            <text:p>444,77</text:p>
          </table:table-cell>
          <table:table-cell table:number-columns-repeated="8" table:style-name="ce1"/>
          <table:table-cell office:value-type="float" office:value="53" table:formula="of:=[Feuille1.$A56]" table:style-name="ce1">
            <text:p>53</text:p>
          </table:table-cell>
          <table:table-cell office:value-type="float" office:value="115.25" table:formula="of:=AVERAGE([Feuille1.$D56];[Feuille1.$P55];[Feuille1.$AB56];[Feuille1.$AN56])" table:style-name="ce3">
            <text:p>115,25</text:p>
          </table:table-cell>
          <table:table-cell office:value-type="float" office:value="4.9063431247339295" table:formula="of:=[.AH54]*100/[.$J54]" table:style-name="ce3">
            <text:p>4,91</text:p>
          </table:table-cell>
          <table:table-cell office:value-type="float" office:value="22.096379793984354" table:formula="of:=STDEV([Feuille1.$D56];[Feuille1.$P55];[Feuille1.$AB56];[Feuille1.$AN56])" table:style-name="ce3">
            <text:p>22,10</text:p>
          </table:table-cell>
          <table:table-cell table:number-columns-repeated="9" table:style-name="ce1"/>
          <table:table-cell office:value-type="float" office:value="53" table:formula="of:=[Feuille1.$A56]" table:style-name="ce1">
            <text:p>53</text:p>
          </table:table-cell>
          <table:table-cell office:value-type="float" office:value="50.75" table:formula="of:=AVERAGE([Feuille1.$E56];[Feuille1.$Q55];[Feuille1.$AC56];[Feuille1.$AO56])" table:style-name="ce3">
            <text:p>50,75</text:p>
          </table:table-cell>
          <table:table-cell office:value-type="float" office:value="2.1604938271604937" table:formula="of:=[.AU54]*100/[.$J54]" table:style-name="ce3">
            <text:p>2,16</text:p>
          </table:table-cell>
          <table:table-cell office:value-type="float" office:value="6.2915286960589585" table:formula="of:=STDEV([Feuille1.$E56];[Feuille1.$Q55];[Feuille1.$AC56];[Feuille1.$AO56])" table:style-name="ce3">
            <text:p>6,29</text:p>
          </table:table-cell>
          <table:table-cell table:number-columns-repeated="8" table:style-name="ce1"/>
          <table:table-cell office:value-type="float" office:value="53" table:formula="of:=[Feuille1.$A56]" table:style-name="ce1">
            <text:p>53</text:p>
          </table:table-cell>
          <table:table-cell office:value-type="float" office:value="215" table:formula="of:=AVERAGE([Feuille1.$G56];[Feuille1.$S55];[Feuille1.$AE56];[Feuille1.$AQ56])" table:style-name="ce3">
            <text:p>215,00</text:p>
          </table:table-cell>
          <table:table-cell office:value-type="float" office:value="56.284989117881153" table:formula="of:=STDEV([Feuille1.$G56];[Feuille1.$S55];[Feuille1.$AE56];[Feuille1.$AQ56])" table:style-name="ce3">
            <text:p>56,28</text:p>
          </table:table-cell>
          <table:table-cell table:style-name="ce3"/>
          <table:table-cell table:number-columns-repeated="5" table:style-name="ce1"/>
          <table:table-cell office:value-type="float" office:value="53" table:formula="of:=[Feuille1.$A56]" table:style-name="ce1">
            <text:p>53</text:p>
          </table:table-cell>
          <table:table-cell office:value-type="float" office:value="185" table:formula="of:=AVERAGE([Feuille1.$K56];[Feuille1.$W55];[Feuille1.$AI56];[Feuille1.$AU56])" table:style-name="ce3">
            <text:p>185,00</text:p>
          </table:table-cell>
          <table:table-cell office:value-type="float" office:value="46.925472826600263" table:formula="of:=STDEV([Feuille1.$K56];[Feuille1.$W55];[Feuille1.$AI56];[Feuille1.$AU56])" table:style-name="ce3">
            <text:p>46,93</text:p>
          </table:table-cell>
          <table:table-cell table:number-columns-repeated="5" table:style-name="ce1"/>
          <table:table-cell office:value-type="float" office:value="53" table:formula="of:=[Feuille1.$A56]" table:style-name="ce1">
            <text:p>53</text:p>
          </table:table-cell>
          <table:table-cell office:value-type="float" office:value="172.5" table:formula="of:=AVERAGE([Feuille1.$H56];[Feuille1.$T55];[Feuille1.$AF56];[Feuille1.$AR56])" table:style-name="ce3">
            <text:p>172,50</text:p>
          </table:table-cell>
          <table:table-cell office:value-type="float" office:value="93.243243243243242" table:formula="of:=[.BX54]*100/[.$BP54]" table:style-name="ce3">
            <text:p>93,24</text:p>
          </table:table-cell>
          <table:table-cell office:value-type="float" office:value="47.850461509442795" table:formula="of:=STDEV([Feuille1.$H56];[Feuille1.$T55];[Feuille1.$AF56];[Feuille1.$AR56])" table:style-name="ce3">
            <text:p>47,85</text:p>
          </table:table-cell>
          <table:table-cell table:number-columns-repeated="9" table:style-name="ce1"/>
          <table:table-cell office:value-type="float" office:value="53" table:formula="of:=[Feuille1.$A56]" table:style-name="ce1">
            <text:p>53</text:p>
          </table:table-cell>
          <table:table-cell office:value-type="float" office:value="9.25" table:formula="of:=AVERAGE([Feuille1.$I56];[Feuille1.$U55];[Feuille1.$AG56];[Feuille1.$AS56])" table:style-name="ce3">
            <text:p>9,25</text:p>
          </table:table-cell>
          <table:table-cell office:value-type="float" office:value="5" table:formula="of:=[.CK54]*100/[.$BP54]" table:style-name="ce3">
            <text:p>5,00</text:p>
          </table:table-cell>
          <table:table-cell office:value-type="float" office:value="2.8722813232690143" table:formula="of:=STDEV([Feuille1.$I56];[Feuille1.$U55];[Feuille1.$AG56];[Feuille1.$AS56])" table:style-name="ce3">
            <text:p>2,87</text:p>
          </table:table-cell>
          <table:table-cell table:number-columns-repeated="8" table:style-name="ce1"/>
          <table:table-cell office:value-type="float" office:value="53" table:formula="of:=[Feuille1.$A56]" table:style-name="ce1">
            <text:p>53</text:p>
          </table:table-cell>
          <table:table-cell office:value-type="float" office:value="3.25" table:formula="of:=AVERAGE([Feuille1.$J56];[Feuille1.$V55];[Feuille1.$AH56];[Feuille1.$AT56])" table:style-name="ce3">
            <text:p>3,25</text:p>
          </table:table-cell>
          <table:table-cell office:value-type="float" office:value="1.7567567567567568" table:formula="of:=[.CW54]*100/[.$BP54]" table:style-name="ce3">
            <text:p>1,76</text:p>
          </table:table-cell>
          <table:table-cell office:value-type="float" office:value="1.5" table:formula="of:=STDEV([Feuille1.$J56];[Feuille1.$V55];[Feuille1.$AH56];[Feuille1.$AT56])" table:style-name="ce3">
            <text:p>1,50</text:p>
          </table:table-cell>
          <table:table-cell table:number-columns-repeated="16281"/>
        </table:table-row>
        <table:table-row table:style-name="ro1">
          <table:table-cell office:value-type="float" office:value="54" table:formula="of:=[Feuille1.$A57]" table:style-name="ce1">
            <text:p>54</text:p>
          </table:table-cell>
          <table:table-cell office:value-type="float" office:value="414.75" table:formula="of:=AVERAGE([Feuille1.$B57];[Feuille1.$N56];[Feuille1.$Z57];[Feuille1.$AL57])" table:style-name="ce3">
            <text:p>414,75</text:p>
          </table:table-cell>
          <table:table-cell office:value-type="float" office:value="93.382278832763546" table:formula="of:=STDEV([Feuille1.$B57];[Feuille1.$N56];[Feuille1.$Z57];[Feuille1.$AL57])" table:style-name="ce3">
            <text:p>93,38</text:p>
          </table:table-cell>
          <table:table-cell table:number-columns-repeated="5" table:style-name="ce1"/>
          <table:table-cell office:value-type="float" office:value="54" table:formula="of:=[Feuille1.$A57]" table:style-name="ce1">
            <text:p>54</text:p>
          </table:table-cell>
          <table:table-cell office:value-type="float" office:value="2533.25" table:formula="of:=AVERAGE([Feuille1.$F57];[Feuille1.$R56];[Feuille1.$AD57];[Feuille1.$AP57])" table:style-name="ce3">
            <text:p>2 533,25</text:p>
          </table:table-cell>
          <table:table-cell office:value-type="float" office:value="503.28678040788367" table:formula="of:=STDEV([Feuille1.$F57];[Feuille1.$R56];[Feuille1.$AD57];[Feuille1.$AP57])" table:style-name="ce3">
            <text:p>503,29</text:p>
          </table:table-cell>
          <table:table-cell table:number-columns-repeated="9" table:style-name="ce1"/>
          <table:table-cell office:value-type="float" office:value="54" table:formula="of:=[Feuille1.$A57]" table:style-name="ce1">
            <text:p>54</text:p>
          </table:table-cell>
          <table:table-cell office:value-type="float" office:value="2352.5" table:formula="of:=AVERAGE([Feuille1.$C57];[Feuille1.O56];[Feuille1.$AA57];[Feuille1.$AM57])" table:style-name="ce3">
            <text:p>2 352,50</text:p>
          </table:table-cell>
          <table:table-cell office:value-type="float" office:value="92.864896871607613" table:formula="of:=[.V55]*100/[.J55]" table:style-name="ce3">
            <text:p>92,86</text:p>
          </table:table-cell>
          <table:table-cell office:value-type="float" office:value="483.60762332011819" table:formula="of:=STDEV([Feuille1.$C57];[Feuille1.$O56];[Feuille1.$AA57];[Feuille1.$AM57])" table:style-name="ce3">
            <text:p>483,61</text:p>
          </table:table-cell>
          <table:table-cell table:number-columns-repeated="8" table:style-name="ce1"/>
          <table:table-cell office:value-type="float" office:value="54" table:formula="of:=[Feuille1.$A57]" table:style-name="ce1">
            <text:p>54</text:p>
          </table:table-cell>
          <table:table-cell office:value-type="float" office:value="124.25" table:formula="of:=AVERAGE([Feuille1.$D57];[Feuille1.$P56];[Feuille1.$AB57];[Feuille1.$AN57])" table:style-name="ce3">
            <text:p>124,25</text:p>
          </table:table-cell>
          <table:table-cell office:value-type="float" office:value="4.9047666041646103" table:formula="of:=[.AH55]*100/[.$J55]" table:style-name="ce3">
            <text:p>4,90</text:p>
          </table:table-cell>
          <table:table-cell office:value-type="float" office:value="21.234798484249072" table:formula="of:=STDEV([Feuille1.$D57];[Feuille1.$P56];[Feuille1.$AB57];[Feuille1.$AN57])" table:style-name="ce3">
            <text:p>21,23</text:p>
          </table:table-cell>
          <table:table-cell table:number-columns-repeated="9" table:style-name="ce1"/>
          <table:table-cell office:value-type="float" office:value="54" table:formula="of:=[Feuille1.$A57]" table:style-name="ce1">
            <text:p>54</text:p>
          </table:table-cell>
          <table:table-cell office:value-type="float" office:value="56.5" table:formula="of:=AVERAGE([Feuille1.$E57];[Feuille1.$Q56];[Feuille1.$AC57];[Feuille1.$AO57])" table:style-name="ce3">
            <text:p>56,50</text:p>
          </table:table-cell>
          <table:table-cell office:value-type="float" office:value="2.2303365242277708" table:formula="of:=[.AU55]*100/[.$J55]" table:style-name="ce3">
            <text:p>2,23</text:p>
          </table:table-cell>
          <table:table-cell office:value-type="float" office:value="5.8022983951764031" table:formula="of:=STDEV([Feuille1.$E57];[Feuille1.$Q56];[Feuille1.$AC57];[Feuille1.$AO57])" table:style-name="ce3">
            <text:p>5,80</text:p>
          </table:table-cell>
          <table:table-cell table:number-columns-repeated="8" table:style-name="ce1"/>
          <table:table-cell office:value-type="float" office:value="54" table:formula="of:=[Feuille1.$A57]" table:style-name="ce1">
            <text:p>54</text:p>
          </table:table-cell>
          <table:table-cell office:value-type="float" office:value="211.25" table:formula="of:=AVERAGE([Feuille1.$G57];[Feuille1.$S56];[Feuille1.$AE57];[Feuille1.$AQ57])" table:style-name="ce3">
            <text:p>211,25</text:p>
          </table:table-cell>
          <table:table-cell office:value-type="float" office:value="51.777569145979292" table:formula="of:=STDEV([Feuille1.$G57];[Feuille1.$S56];[Feuille1.$AE57];[Feuille1.$AQ57])" table:style-name="ce3">
            <text:p>51,78</text:p>
          </table:table-cell>
          <table:table-cell table:style-name="ce3"/>
          <table:table-cell table:number-columns-repeated="5" table:style-name="ce1"/>
          <table:table-cell office:value-type="float" office:value="54" table:formula="of:=[Feuille1.$A57]" table:style-name="ce1">
            <text:p>54</text:p>
          </table:table-cell>
          <table:table-cell office:value-type="float" office:value="184.25" table:formula="of:=AVERAGE([Feuille1.$K57];[Feuille1.$W56];[Feuille1.$AI57];[Feuille1.$AU57])" table:style-name="ce3">
            <text:p>184,25</text:p>
          </table:table-cell>
          <table:table-cell office:value-type="float" office:value="45.456022703267827" table:formula="of:=STDEV([Feuille1.$K57];[Feuille1.$W56];[Feuille1.$AI57];[Feuille1.$AU57])" table:style-name="ce3">
            <text:p>45,46</text:p>
          </table:table-cell>
          <table:table-cell table:number-columns-repeated="5" table:style-name="ce1"/>
          <table:table-cell office:value-type="float" office:value="54" table:formula="of:=[Feuille1.$A57]" table:style-name="ce1">
            <text:p>54</text:p>
          </table:table-cell>
          <table:table-cell office:value-type="float" office:value="169.5" table:formula="of:=AVERAGE([Feuille1.$H57];[Feuille1.$T56];[Feuille1.$AF57];[Feuille1.$AR57])" table:style-name="ce3">
            <text:p>169,50</text:p>
          </table:table-cell>
          <table:table-cell office:value-type="float" office:value="91.994572591587513" table:formula="of:=[.BX55]*100/[.$BP55]" table:style-name="ce3">
            <text:p>91,99</text:p>
          </table:table-cell>
          <table:table-cell office:value-type="float" office:value="42.852460061626957" table:formula="of:=STDEV([Feuille1.$H57];[Feuille1.$T56];[Feuille1.$AF57];[Feuille1.$AR57])" table:style-name="ce3">
            <text:p>42,85</text:p>
          </table:table-cell>
          <table:table-cell table:number-columns-repeated="9" table:style-name="ce1"/>
          <table:table-cell office:value-type="float" office:value="54" table:formula="of:=[Feuille1.$A57]" table:style-name="ce1">
            <text:p>54</text:p>
          </table:table-cell>
          <table:table-cell office:value-type="float" office:value="9" table:formula="of:=AVERAGE([Feuille1.$I57];[Feuille1.$U56];[Feuille1.$AG57];[Feuille1.$AS57])" table:style-name="ce3">
            <text:p>9,00</text:p>
          </table:table-cell>
          <table:table-cell office:value-type="float" office:value="4.8846675712347354" table:formula="of:=[.CK55]*100/[.$BP55]" table:style-name="ce3">
            <text:p>4,88</text:p>
          </table:table-cell>
          <table:table-cell office:value-type="float" office:value="4.9665548085837798" table:formula="of:=STDEV([Feuille1.$I57];[Feuille1.$U56];[Feuille1.$AG57];[Feuille1.$AS57])" table:style-name="ce3">
            <text:p>4,97</text:p>
          </table:table-cell>
          <table:table-cell table:number-columns-repeated="8" table:style-name="ce1"/>
          <table:table-cell office:value-type="float" office:value="54" table:formula="of:=[Feuille1.$A57]" table:style-name="ce1">
            <text:p>54</text:p>
          </table:table-cell>
          <table:table-cell office:value-type="float" office:value="5.75" table:formula="of:=AVERAGE([Feuille1.$J57];[Feuille1.$V56];[Feuille1.$AH57];[Feuille1.$AT57])" table:style-name="ce3">
            <text:p>5,75</text:p>
          </table:table-cell>
          <table:table-cell office:value-type="float" office:value="3.1207598371777476" table:formula="of:=[.CW55]*100/[.$BP55]" table:style-name="ce3">
            <text:p>3,12</text:p>
          </table:table-cell>
          <table:table-cell office:value-type="float" office:value="1.707825127659933" table:formula="of:=STDEV([Feuille1.$J57];[Feuille1.$V56];[Feuille1.$AH57];[Feuille1.$AT57])" table:style-name="ce3">
            <text:p>1,71</text:p>
          </table:table-cell>
          <table:table-cell table:number-columns-repeated="16281"/>
        </table:table-row>
        <table:table-row table:style-name="ro1">
          <table:table-cell office:value-type="float" office:value="55" table:formula="of:=[Feuille1.$A58]" table:style-name="ce1">
            <text:p>55</text:p>
          </table:table-cell>
          <table:table-cell office:value-type="float" office:value="448.75" table:formula="of:=AVERAGE([Feuille1.$B58];[Feuille1.$N57];[Feuille1.$Z58];[Feuille1.$AL58])" table:style-name="ce3">
            <text:p>448,75</text:p>
          </table:table-cell>
          <table:table-cell office:value-type="float" office:value="101.26327073524733" table:formula="of:=STDEV([Feuille1.$B58];[Feuille1.$N57];[Feuille1.$Z58];[Feuille1.$AL58])" table:style-name="ce3">
            <text:p>101,26</text:p>
          </table:table-cell>
          <table:table-cell table:number-columns-repeated="5" table:style-name="ce1"/>
          <table:table-cell office:value-type="float" office:value="55" table:formula="of:=[Feuille1.$A58]" table:style-name="ce1">
            <text:p>55</text:p>
          </table:table-cell>
          <table:table-cell office:value-type="float" office:value="2756.25" table:formula="of:=AVERAGE([Feuille1.$F58];[Feuille1.$R57];[Feuille1.$AD58];[Feuille1.$AP58])" table:style-name="ce3">
            <text:p>2 756,25</text:p>
          </table:table-cell>
          <table:table-cell office:value-type="float" office:value="571.77290072195626" table:formula="of:=STDEV([Feuille1.$F58];[Feuille1.$R57];[Feuille1.$AD58];[Feuille1.$AP58])" table:style-name="ce3">
            <text:p>571,77</text:p>
          </table:table-cell>
          <table:table-cell table:number-columns-repeated="9" table:style-name="ce1"/>
          <table:table-cell office:value-type="float" office:value="55" table:formula="of:=[Feuille1.$A58]" table:style-name="ce1">
            <text:p>55</text:p>
          </table:table-cell>
          <table:table-cell office:value-type="float" office:value="2562.75" table:formula="of:=AVERAGE([Feuille1.$C58];[Feuille1.O57];[Feuille1.$AA58];[Feuille1.$AM58])" table:style-name="ce3">
            <text:p>2 562,75</text:p>
          </table:table-cell>
          <table:table-cell office:value-type="float" office:value="92.979591836734699" table:formula="of:=[.V56]*100/[.J56]" table:style-name="ce3">
            <text:p>92,98</text:p>
          </table:table-cell>
          <table:table-cell office:value-type="float" office:value="548.0555780818828" table:formula="of:=STDEV([Feuille1.$C58];[Feuille1.$O57];[Feuille1.$AA58];[Feuille1.$AM58])" table:style-name="ce3">
            <text:p>548,06</text:p>
          </table:table-cell>
          <table:table-cell table:number-columns-repeated="8" table:style-name="ce1"/>
          <table:table-cell office:value-type="float" office:value="55" table:formula="of:=[Feuille1.$A58]" table:style-name="ce1">
            <text:p>55</text:p>
          </table:table-cell>
          <table:table-cell office:value-type="float" office:value="133" table:formula="of:=AVERAGE([Feuille1.$D58];[Feuille1.$P57];[Feuille1.$AB58];[Feuille1.$AN58])" table:style-name="ce3">
            <text:p>133,00</text:p>
          </table:table-cell>
          <table:table-cell office:value-type="float" office:value="4.8253968253968251" table:formula="of:=[.AH56]*100/[.$J56]" table:style-name="ce3">
            <text:p>4,83</text:p>
          </table:table-cell>
          <table:table-cell office:value-type="float" office:value="20.639767440550294" table:formula="of:=STDEV([Feuille1.$D58];[Feuille1.$P57];[Feuille1.$AB58];[Feuille1.$AN58])" table:style-name="ce3">
            <text:p>20,64</text:p>
          </table:table-cell>
          <table:table-cell table:number-columns-repeated="9" table:style-name="ce1"/>
          <table:table-cell office:value-type="float" office:value="55" table:formula="of:=[Feuille1.$A58]" table:style-name="ce1">
            <text:p>55</text:p>
          </table:table-cell>
          <table:table-cell office:value-type="float" office:value="60.5" table:formula="of:=AVERAGE([Feuille1.$E58];[Feuille1.$Q57];[Feuille1.$AC58];[Feuille1.$AO58])" table:style-name="ce3">
            <text:p>60,50</text:p>
          </table:table-cell>
          <table:table-cell office:value-type="float" office:value="2.1950113378684808" table:formula="of:=[.AU56]*100/[.$J56]" table:style-name="ce3">
            <text:p>2,20</text:p>
          </table:table-cell>
          <table:table-cell office:value-type="float" office:value="9.4692484742278609" table:formula="of:=STDEV([Feuille1.$E58];[Feuille1.$Q57];[Feuille1.$AC58];[Feuille1.$AO58])" table:style-name="ce3">
            <text:p>9,47</text:p>
          </table:table-cell>
          <table:table-cell table:number-columns-repeated="8" table:style-name="ce1"/>
          <table:table-cell office:value-type="float" office:value="55" table:formula="of:=[Feuille1.$A58]" table:style-name="ce1">
            <text:p>55</text:p>
          </table:table-cell>
          <table:table-cell office:value-type="float" office:value="257" table:formula="of:=AVERAGE([Feuille1.$G58];[Feuille1.$S57];[Feuille1.$AE58];[Feuille1.$AQ58])" table:style-name="ce3">
            <text:p>257,00</text:p>
          </table:table-cell>
          <table:table-cell office:value-type="float" office:value="77.26577508832743" table:formula="of:=STDEV([Feuille1.$G58];[Feuille1.$S57];[Feuille1.$AE58];[Feuille1.$AQ58])" table:style-name="ce3">
            <text:p>77,27</text:p>
          </table:table-cell>
          <table:table-cell table:style-name="ce3"/>
          <table:table-cell table:number-columns-repeated="5" table:style-name="ce1"/>
          <table:table-cell office:value-type="float" office:value="55" table:formula="of:=[Feuille1.$A58]" table:style-name="ce1">
            <text:p>55</text:p>
          </table:table-cell>
          <table:table-cell office:value-type="float" office:value="223" table:formula="of:=AVERAGE([Feuille1.$K58];[Feuille1.$W57];[Feuille1.$AI58];[Feuille1.$AU58])" table:style-name="ce3">
            <text:p>223,00</text:p>
          </table:table-cell>
          <table:table-cell office:value-type="float" office:value="68.493308675616873" table:formula="of:=STDEV([Feuille1.$K58];[Feuille1.$W57];[Feuille1.$AI58];[Feuille1.$AU58])" table:style-name="ce3">
            <text:p>68,49</text:p>
          </table:table-cell>
          <table:table-cell table:number-columns-repeated="5" table:style-name="ce1"/>
          <table:table-cell office:value-type="float" office:value="55" table:formula="of:=[Feuille1.$A58]" table:style-name="ce1">
            <text:p>55</text:p>
          </table:table-cell>
          <table:table-cell office:value-type="float" office:value="210.25" table:formula="of:=AVERAGE([Feuille1.$H58];[Feuille1.$T57];[Feuille1.$AF58];[Feuille1.$AR58])" table:style-name="ce3">
            <text:p>210,25</text:p>
          </table:table-cell>
          <table:table-cell office:value-type="float" office:value="94.282511210762337" table:formula="of:=[.BX56]*100/[.$BP56]" table:style-name="ce3">
            <text:p>94,28</text:p>
          </table:table-cell>
          <table:table-cell office:value-type="float" office:value="64.634227258731372" table:formula="of:=STDEV([Feuille1.$H58];[Feuille1.$T57];[Feuille1.$AF58];[Feuille1.$AR58])" table:style-name="ce3">
            <text:p>64,63</text:p>
          </table:table-cell>
          <table:table-cell table:number-columns-repeated="9" table:style-name="ce1"/>
          <table:table-cell office:value-type="float" office:value="55" table:formula="of:=[Feuille1.$A58]" table:style-name="ce1">
            <text:p>55</text:p>
          </table:table-cell>
          <table:table-cell office:value-type="float" office:value="8.75" table:formula="of:=AVERAGE([Feuille1.$I58];[Feuille1.$U57];[Feuille1.$AG58];[Feuille1.$AS58])" table:style-name="ce3">
            <text:p>8,75</text:p>
          </table:table-cell>
          <table:table-cell office:value-type="float" office:value="3.9237668161434978" table:formula="of:=[.CK56]*100/[.$BP56]" table:style-name="ce3">
            <text:p>3,92</text:p>
          </table:table-cell>
          <table:table-cell office:value-type="float" office:value="3.8622100754188224" table:formula="of:=STDEV([Feuille1.$I58];[Feuille1.$U57];[Feuille1.$AG58];[Feuille1.$AS58])" table:style-name="ce3">
            <text:p>3,86</text:p>
          </table:table-cell>
          <table:table-cell table:number-columns-repeated="8" table:style-name="ce1"/>
          <table:table-cell office:value-type="float" office:value="55" table:formula="of:=[Feuille1.$A58]" table:style-name="ce1">
            <text:p>55</text:p>
          </table:table-cell>
          <table:table-cell office:value-type="float" office:value="4" table:formula="of:=AVERAGE([Feuille1.$J58];[Feuille1.$V57];[Feuille1.$AH58];[Feuille1.$AT58])" table:style-name="ce3">
            <text:p>4,00</text:p>
          </table:table-cell>
          <table:table-cell office:value-type="float" office:value="1.7937219730941705" table:formula="of:=[.CW56]*100/[.$BP56]" table:style-name="ce3">
            <text:p>1,79</text:p>
          </table:table-cell>
          <table:table-cell office:value-type="float" office:value="4.2426406871192848" table:formula="of:=STDEV([Feuille1.$J58];[Feuille1.$V57];[Feuille1.$AH58];[Feuille1.$AT58])" table:style-name="ce3">
            <text:p>4,24</text:p>
          </table:table-cell>
          <table:table-cell table:number-columns-repeated="16281"/>
        </table:table-row>
        <table:table-row table:style-name="ro1">
          <table:table-cell office:value-type="float" office:value="56" table:formula="of:=[Feuille1.$A59]" table:style-name="ce1">
            <text:p>56</text:p>
          </table:table-cell>
          <table:table-cell office:value-type="float" office:value="490.25" table:formula="of:=AVERAGE([Feuille1.$B59];[Feuille1.$N58];[Feuille1.$Z59];[Feuille1.$AL59])" table:style-name="ce3">
            <text:p>490,25</text:p>
          </table:table-cell>
          <table:table-cell office:value-type="float" office:value="111.41925327339077" table:formula="of:=STDEV([Feuille1.$B59];[Feuille1.$N58];[Feuille1.$Z59];[Feuille1.$AL59])" table:style-name="ce3">
            <text:p>111,42</text:p>
          </table:table-cell>
          <table:table-cell table:number-columns-repeated="5" table:style-name="ce1"/>
          <table:table-cell office:value-type="float" office:value="56" table:formula="of:=[Feuille1.$A59]" table:style-name="ce1">
            <text:p>56</text:p>
          </table:table-cell>
          <table:table-cell office:value-type="float" office:value="2980" table:formula="of:=AVERAGE([Feuille1.$F59];[Feuille1.$R58];[Feuille1.$AD59];[Feuille1.$AP59])" table:style-name="ce3">
            <text:p>2 980,00</text:p>
          </table:table-cell>
          <table:table-cell office:value-type="float" office:value="620.89344228028915" table:formula="of:=STDEV([Feuille1.$F59];[Feuille1.$R58];[Feuille1.$AD59];[Feuille1.$AP59])" table:style-name="ce3">
            <text:p>620,89</text:p>
          </table:table-cell>
          <table:table-cell table:number-columns-repeated="9" table:style-name="ce1"/>
          <table:table-cell office:value-type="float" office:value="56" table:formula="of:=[Feuille1.$A59]" table:style-name="ce1">
            <text:p>56</text:p>
          </table:table-cell>
          <table:table-cell office:value-type="float" office:value="2769.25" table:formula="of:=AVERAGE([Feuille1.$C59];[Feuille1.O58];[Feuille1.$AA59];[Feuille1.$AM59])" table:style-name="ce3">
            <text:p>2 769,25</text:p>
          </table:table-cell>
          <table:table-cell office:value-type="float" office:value="92.927852348993284" table:formula="of:=[.V57]*100/[.J57]" table:style-name="ce3">
            <text:p>92,93</text:p>
          </table:table-cell>
          <table:table-cell office:value-type="float" office:value="592.22877054957962" table:formula="of:=STDEV([Feuille1.$C59];[Feuille1.$O58];[Feuille1.$AA59];[Feuille1.$AM59])" table:style-name="ce3">
            <text:p>592,23</text:p>
          </table:table-cell>
          <table:table-cell table:number-columns-repeated="8" table:style-name="ce1"/>
          <table:table-cell office:value-type="float" office:value="56" table:formula="of:=[Feuille1.$A59]" table:style-name="ce1">
            <text:p>56</text:p>
          </table:table-cell>
          <table:table-cell office:value-type="float" office:value="145.25" table:formula="of:=AVERAGE([Feuille1.$D59];[Feuille1.$P58];[Feuille1.$AB59];[Feuille1.$AN59])" table:style-name="ce3">
            <text:p>145,25</text:p>
          </table:table-cell>
          <table:table-cell office:value-type="float" office:value="4.874161073825503" table:formula="of:=[.AH57]*100/[.$J57]" table:style-name="ce3">
            <text:p>4,87</text:p>
          </table:table-cell>
          <table:table-cell office:value-type="float" office:value="25.824729750118713" table:formula="of:=STDEV([Feuille1.$D59];[Feuille1.$P58];[Feuille1.$AB59];[Feuille1.$AN59])" table:style-name="ce3">
            <text:p>25,82</text:p>
          </table:table-cell>
          <table:table-cell table:number-columns-repeated="9" table:style-name="ce1"/>
          <table:table-cell office:value-type="float" office:value="56" table:formula="of:=[Feuille1.$A59]" table:style-name="ce1">
            <text:p>56</text:p>
          </table:table-cell>
          <table:table-cell office:value-type="float" office:value="65.5" table:formula="of:=AVERAGE([Feuille1.$E59];[Feuille1.$Q58];[Feuille1.$AC59];[Feuille1.$AO59])" table:style-name="ce3">
            <text:p>65,50</text:p>
          </table:table-cell>
          <table:table-cell office:value-type="float" office:value="2.1979865771812079" table:formula="of:=[.AU57]*100/[.$J57]" table:style-name="ce3">
            <text:p>2,20</text:p>
          </table:table-cell>
          <table:table-cell office:value-type="float" office:value="7.8951461882180078" table:formula="of:=STDEV([Feuille1.$E59];[Feuille1.$Q58];[Feuille1.$AC59];[Feuille1.$AO59])" table:style-name="ce3">
            <text:p>7,90</text:p>
          </table:table-cell>
          <table:table-cell table:number-columns-repeated="8" table:style-name="ce1"/>
          <table:table-cell office:value-type="float" office:value="56" table:formula="of:=[Feuille1.$A59]" table:style-name="ce1">
            <text:p>56</text:p>
          </table:table-cell>
          <table:table-cell office:value-type="float" office:value="265.25" table:formula="of:=AVERAGE([Feuille1.$G59];[Feuille1.$S58];[Feuille1.$AE59];[Feuille1.$AQ59])" table:style-name="ce3">
            <text:p>265,25</text:p>
          </table:table-cell>
          <table:table-cell office:value-type="float" office:value="61.781199945182891" table:formula="of:=STDEV([Feuille1.$G59];[Feuille1.$S58];[Feuille1.$AE59];[Feuille1.$AQ59])" table:style-name="ce3">
            <text:p>61,78</text:p>
          </table:table-cell>
          <table:table-cell table:style-name="ce3"/>
          <table:table-cell table:number-columns-repeated="5" table:style-name="ce1"/>
          <table:table-cell office:value-type="float" office:value="56" table:formula="of:=[Feuille1.$A59]" table:style-name="ce1">
            <text:p>56</text:p>
          </table:table-cell>
          <table:table-cell office:value-type="float" office:value="223.75" table:formula="of:=AVERAGE([Feuille1.$K59];[Feuille1.$W58];[Feuille1.$AI59];[Feuille1.$AU59])" table:style-name="ce3">
            <text:p>223,75</text:p>
          </table:table-cell>
          <table:table-cell office:value-type="float" office:value="50.109047752543319" table:formula="of:=STDEV([Feuille1.$K59];[Feuille1.$W58];[Feuille1.$AI59];[Feuille1.$AU59])" table:style-name="ce3">
            <text:p>50,11</text:p>
          </table:table-cell>
          <table:table-cell table:number-columns-repeated="5" table:style-name="ce1"/>
          <table:table-cell office:value-type="float" office:value="56" table:formula="of:=[Feuille1.$A59]" table:style-name="ce1">
            <text:p>56</text:p>
          </table:table-cell>
          <table:table-cell office:value-type="float" office:value="206.5" table:formula="of:=AVERAGE([Feuille1.$H59];[Feuille1.$T58];[Feuille1.$AF59];[Feuille1.$AR59])" table:style-name="ce3">
            <text:p>206,50</text:p>
          </table:table-cell>
          <table:table-cell office:value-type="float" office:value="92.290502793296085" table:formula="of:=[.BX57]*100/[.$BP57]" table:style-name="ce3">
            <text:p>92,29</text:p>
          </table:table-cell>
          <table:table-cell office:value-type="float" office:value="45.02961988143656" table:formula="of:=STDEV([Feuille1.$H59];[Feuille1.$T58];[Feuille1.$AF59];[Feuille1.$AR59])" table:style-name="ce3">
            <text:p>45,03</text:p>
          </table:table-cell>
          <table:table-cell table:number-columns-repeated="9" table:style-name="ce1"/>
          <table:table-cell office:value-type="float" office:value="56" table:formula="of:=[Feuille1.$A59]" table:style-name="ce1">
            <text:p>56</text:p>
          </table:table-cell>
          <table:table-cell office:value-type="float" office:value="12.25" table:formula="of:=AVERAGE([Feuille1.$I59];[Feuille1.$U58];[Feuille1.$AG59];[Feuille1.$AS59])" table:style-name="ce3">
            <text:p>12,25</text:p>
          </table:table-cell>
          <table:table-cell office:value-type="float" office:value="5.4748603351955305" table:formula="of:=[.CK57]*100/[.$BP57]" table:style-name="ce3">
            <text:p>5,47</text:p>
          </table:table-cell>
          <table:table-cell office:value-type="float" office:value="5.7373048260195016" table:formula="of:=STDEV([Feuille1.$I59];[Feuille1.$U58];[Feuille1.$AG59];[Feuille1.$AS59])" table:style-name="ce3">
            <text:p>5,74</text:p>
          </table:table-cell>
          <table:table-cell table:number-columns-repeated="8" table:style-name="ce1"/>
          <table:table-cell office:value-type="float" office:value="56" table:formula="of:=[Feuille1.$A59]" table:style-name="ce1">
            <text:p>56</text:p>
          </table:table-cell>
          <table:table-cell office:value-type="float" office:value="5" table:formula="of:=AVERAGE([Feuille1.$J59];[Feuille1.$V58];[Feuille1.$AH59];[Feuille1.$AT59])" table:style-name="ce3">
            <text:p>5,00</text:p>
          </table:table-cell>
          <table:table-cell office:value-type="float" office:value="2.2346368715083798" table:formula="of:=[.CW57]*100/[.$BP57]" table:style-name="ce3">
            <text:p>2,23</text:p>
          </table:table-cell>
          <table:table-cell office:value-type="float" office:value="1.8257418583505538" table:formula="of:=STDEV([Feuille1.$J59];[Feuille1.$V58];[Feuille1.$AH59];[Feuille1.$AT59])" table:style-name="ce3">
            <text:p>1,83</text:p>
          </table:table-cell>
          <table:table-cell table:number-columns-repeated="16281"/>
        </table:table-row>
        <table:table-row table:style-name="ro1">
          <table:table-cell office:value-type="float" office:value="57" table:formula="of:=[Feuille1.$A60]" table:style-name="ce1">
            <text:p>57</text:p>
          </table:table-cell>
          <table:table-cell office:value-type="float" office:value="538.5" table:formula="of:=AVERAGE([Feuille1.$B60];[Feuille1.$N59];[Feuille1.$Z60];[Feuille1.$AL60])" table:style-name="ce3">
            <text:p>538,50</text:p>
          </table:table-cell>
          <table:table-cell office:value-type="float" office:value="129.8345100502944" table:formula="of:=STDEV([Feuille1.$B60];[Feuille1.$N59];[Feuille1.$Z60];[Feuille1.$AL60])" table:style-name="ce3">
            <text:p>129,83</text:p>
          </table:table-cell>
          <table:table-cell table:number-columns-repeated="5" table:style-name="ce1"/>
          <table:table-cell office:value-type="float" office:value="57" table:formula="of:=[Feuille1.$A60]" table:style-name="ce1">
            <text:p>57</text:p>
          </table:table-cell>
          <table:table-cell office:value-type="float" office:value="3243.75" table:formula="of:=AVERAGE([Feuille1.$F60];[Feuille1.$R59];[Feuille1.$AD60];[Feuille1.$AP60])" table:style-name="ce3">
            <text:p>3 243,75</text:p>
          </table:table-cell>
          <table:table-cell office:value-type="float" office:value="689.24227719044245" table:formula="of:=STDEV([Feuille1.$F60];[Feuille1.$R59];[Feuille1.$AD60];[Feuille1.$AP60])" table:style-name="ce3">
            <text:p>689,24</text:p>
          </table:table-cell>
          <table:table-cell table:number-columns-repeated="9" table:style-name="ce1"/>
          <table:table-cell office:value-type="float" office:value="57" table:formula="of:=[Feuille1.$A60]" table:style-name="ce1">
            <text:p>57</text:p>
          </table:table-cell>
          <table:table-cell office:value-type="float" office:value="3017" table:formula="of:=AVERAGE([Feuille1.$C60];[Feuille1.O59];[Feuille1.$AA60];[Feuille1.$AM60])" table:style-name="ce3">
            <text:p>3 017,00</text:p>
          </table:table-cell>
          <table:table-cell office:value-type="float" office:value="93.009633911368013" table:formula="of:=[.V58]*100/[.J58]" table:style-name="ce3">
            <text:p>93,01</text:p>
          </table:table-cell>
          <table:table-cell office:value-type="float" office:value="655.53082815887967" table:formula="of:=STDEV([Feuille1.$C60];[Feuille1.$O59];[Feuille1.$AA60];[Feuille1.$AM60])" table:style-name="ce3">
            <text:p>655,53</text:p>
          </table:table-cell>
          <table:table-cell table:number-columns-repeated="8" table:style-name="ce1"/>
          <table:table-cell office:value-type="float" office:value="57" table:formula="of:=[Feuille1.$A60]" table:style-name="ce1">
            <text:p>57</text:p>
          </table:table-cell>
          <table:table-cell office:value-type="float" office:value="156.75" table:formula="of:=AVERAGE([Feuille1.$D60];[Feuille1.$P59];[Feuille1.$AB60];[Feuille1.$AN60])" table:style-name="ce3">
            <text:p>156,75</text:p>
          </table:table-cell>
          <table:table-cell office:value-type="float" office:value="4.8323699421965314" table:formula="of:=[.AH58]*100/[.$J58]" table:style-name="ce3">
            <text:p>4,83</text:p>
          </table:table-cell>
          <table:table-cell office:value-type="float" office:value="29.204737058680507" table:formula="of:=STDEV([Feuille1.$D60];[Feuille1.$P59];[Feuille1.$AB60];[Feuille1.$AN60])" table:style-name="ce3">
            <text:p>29,20</text:p>
          </table:table-cell>
          <table:table-cell table:number-columns-repeated="9" table:style-name="ce1"/>
          <table:table-cell office:value-type="float" office:value="57" table:formula="of:=[Feuille1.$A60]" table:style-name="ce1">
            <text:p>57</text:p>
          </table:table-cell>
          <table:table-cell office:value-type="float" office:value="70" table:formula="of:=AVERAGE([Feuille1.$E60];[Feuille1.$Q59];[Feuille1.$AC60];[Feuille1.$AO60])" table:style-name="ce3">
            <text:p>70,00</text:p>
          </table:table-cell>
          <table:table-cell office:value-type="float" office:value="2.1579961464354529" table:formula="of:=[.AU58]*100/[.$J58]" table:style-name="ce3">
            <text:p>2,16</text:p>
          </table:table-cell>
          <table:table-cell office:value-type="float" office:value="8.9069261439249239" table:formula="of:=STDEV([Feuille1.$E60];[Feuille1.$Q59];[Feuille1.$AC60];[Feuille1.$AO60])" table:style-name="ce3">
            <text:p>8,91</text:p>
          </table:table-cell>
          <table:table-cell table:number-columns-repeated="8" table:style-name="ce1"/>
          <table:table-cell office:value-type="float" office:value="57" table:formula="of:=[Feuille1.$A60]" table:style-name="ce1">
            <text:p>57</text:p>
          </table:table-cell>
          <table:table-cell office:value-type="float" office:value="312" table:formula="of:=AVERAGE([Feuille1.$G60];[Feuille1.$S59];[Feuille1.$AE60];[Feuille1.$AQ60])" table:style-name="ce3">
            <text:p>312,00</text:p>
          </table:table-cell>
          <table:table-cell office:value-type="float" office:value="87.639412747157692" table:formula="of:=STDEV([Feuille1.$G60];[Feuille1.$S59];[Feuille1.$AE60];[Feuille1.$AQ60])" table:style-name="ce3">
            <text:p>87,64</text:p>
          </table:table-cell>
          <table:table-cell table:style-name="ce3"/>
          <table:table-cell table:number-columns-repeated="5" table:style-name="ce1"/>
          <table:table-cell office:value-type="float" office:value="57" table:formula="of:=[Feuille1.$A60]" table:style-name="ce1">
            <text:p>57</text:p>
          </table:table-cell>
          <table:table-cell office:value-type="float" office:value="263.75" table:formula="of:=AVERAGE([Feuille1.$K60];[Feuille1.$W59];[Feuille1.$AI60];[Feuille1.$AU60])" table:style-name="ce3">
            <text:p>263,75</text:p>
          </table:table-cell>
          <table:table-cell office:value-type="float" office:value="68.679812657480852" table:formula="of:=STDEV([Feuille1.$K60];[Feuille1.$W59];[Feuille1.$AI60];[Feuille1.$AU60])" table:style-name="ce3">
            <text:p>68,68</text:p>
          </table:table-cell>
          <table:table-cell table:number-columns-repeated="5" table:style-name="ce1"/>
          <table:table-cell office:value-type="float" office:value="57" table:formula="of:=[Feuille1.$A60]" table:style-name="ce1">
            <text:p>57</text:p>
          </table:table-cell>
          <table:table-cell office:value-type="float" office:value="247.75" table:formula="of:=AVERAGE([Feuille1.$H60];[Feuille1.$T59];[Feuille1.$AF60];[Feuille1.$AR60])" table:style-name="ce3">
            <text:p>247,75</text:p>
          </table:table-cell>
          <table:table-cell office:value-type="float" office:value="93.93364928909952" table:formula="of:=[.BX58]*100/[.$BP58]" table:style-name="ce3">
            <text:p>93,93</text:p>
          </table:table-cell>
          <table:table-cell office:value-type="float" office:value="63.741012438356094" table:formula="of:=STDEV([Feuille1.$H60];[Feuille1.$T59];[Feuille1.$AF60];[Feuille1.$AR60])" table:style-name="ce3">
            <text:p>63,74</text:p>
          </table:table-cell>
          <table:table-cell table:number-columns-repeated="9" table:style-name="ce1"/>
          <table:table-cell office:value-type="float" office:value="57" table:formula="of:=[Feuille1.$A60]" table:style-name="ce1">
            <text:p>57</text:p>
          </table:table-cell>
          <table:table-cell office:value-type="float" office:value="11.5" table:formula="of:=AVERAGE([Feuille1.$I60];[Feuille1.$U59];[Feuille1.$AG60];[Feuille1.$AS60])" table:style-name="ce3">
            <text:p>11,50</text:p>
          </table:table-cell>
          <table:table-cell office:value-type="float" office:value="4.3601895734597154" table:formula="of:=[.CK58]*100/[.$BP58]" table:style-name="ce3">
            <text:p>4,36</text:p>
          </table:table-cell>
          <table:table-cell office:value-type="float" office:value="3.6968455021364721" table:formula="of:=STDEV([Feuille1.$I60];[Feuille1.$U59];[Feuille1.$AG60];[Feuille1.$AS60])" table:style-name="ce3">
            <text:p>3,70</text:p>
          </table:table-cell>
          <table:table-cell table:number-columns-repeated="8" table:style-name="ce1"/>
          <table:table-cell office:value-type="float" office:value="57" table:formula="of:=[Feuille1.$A60]" table:style-name="ce1">
            <text:p>57</text:p>
          </table:table-cell>
          <table:table-cell office:value-type="float" office:value="4.5" table:formula="of:=AVERAGE([Feuille1.$J60];[Feuille1.$V59];[Feuille1.$AH60];[Feuille1.$AT60])" table:style-name="ce3">
            <text:p>4,50</text:p>
          </table:table-cell>
          <table:table-cell office:value-type="float" office:value="1.7061611374407584" table:formula="of:=[.CW58]*100/[.$BP58]" table:style-name="ce3">
            <text:p>1,71</text:p>
          </table:table-cell>
          <table:table-cell office:value-type="float" office:value="1.2909944487358056" table:formula="of:=STDEV([Feuille1.$J60];[Feuille1.$V59];[Feuille1.$AH60];[Feuille1.$AT60])" table:style-name="ce3">
            <text:p>1,29</text:p>
          </table:table-cell>
          <table:table-cell table:number-columns-repeated="16281"/>
        </table:table-row>
        <table:table-row table:style-name="ro1">
          <table:table-cell office:value-type="float" office:value="58" table:formula="of:=[Feuille1.$A61]" table:style-name="ce1">
            <text:p>58</text:p>
          </table:table-cell>
          <table:table-cell office:value-type="float" office:value="573.75" table:formula="of:=AVERAGE([Feuille1.$B61];[Feuille1.$N60];[Feuille1.$Z61];[Feuille1.$AL61])" table:style-name="ce3">
            <text:p>573,75</text:p>
          </table:table-cell>
          <table:table-cell office:value-type="float" office:value="129.34031338552828" table:formula="of:=STDEV([Feuille1.$B61];[Feuille1.$N60];[Feuille1.$Z61];[Feuille1.$AL61])" table:style-name="ce3">
            <text:p>129,34</text:p>
          </table:table-cell>
          <table:table-cell table:number-columns-repeated="5" table:style-name="ce1"/>
          <table:table-cell office:value-type="float" office:value="58" table:formula="of:=[Feuille1.$A61]" table:style-name="ce1">
            <text:p>58</text:p>
          </table:table-cell>
          <table:table-cell office:value-type="float" office:value="3509" table:formula="of:=AVERAGE([Feuille1.$F61];[Feuille1.$R60];[Feuille1.$AD61];[Feuille1.$AP61])" table:style-name="ce3">
            <text:p>3 509,00</text:p>
          </table:table-cell>
          <table:table-cell office:value-type="float" office:value="740.88640604796262" table:formula="of:=STDEV([Feuille1.$F61];[Feuille1.$R60];[Feuille1.$AD61];[Feuille1.$AP61])" table:style-name="ce3">
            <text:p>740,89</text:p>
          </table:table-cell>
          <table:table-cell table:number-columns-repeated="9" table:style-name="ce1"/>
          <table:table-cell office:value-type="float" office:value="58" table:formula="of:=[Feuille1.$A61]" table:style-name="ce1">
            <text:p>58</text:p>
          </table:table-cell>
          <table:table-cell office:value-type="float" office:value="3265.5" table:formula="of:=AVERAGE([Feuille1.$C61];[Feuille1.O60];[Feuille1.$AA61];[Feuille1.$AM61])" table:style-name="ce3">
            <text:p>3 265,50</text:p>
          </table:table-cell>
          <table:table-cell office:value-type="float" office:value="93.060701054431462" table:formula="of:=[.V59]*100/[.J59]" table:style-name="ce3">
            <text:p>93,06</text:p>
          </table:table-cell>
          <table:table-cell office:value-type="float" office:value="700.56001408397071" table:formula="of:=STDEV([Feuille1.$C61];[Feuille1.$O60];[Feuille1.$AA61];[Feuille1.$AM61])" table:style-name="ce3">
            <text:p>700,56</text:p>
          </table:table-cell>
          <table:table-cell table:number-columns-repeated="8" table:style-name="ce1"/>
          <table:table-cell office:value-type="float" office:value="58" table:formula="of:=[Feuille1.$A61]" table:style-name="ce1">
            <text:p>58</text:p>
          </table:table-cell>
          <table:table-cell office:value-type="float" office:value="167.5" table:formula="of:=AVERAGE([Feuille1.$D61];[Feuille1.$P60];[Feuille1.$AB61];[Feuille1.$AN61])" table:style-name="ce3">
            <text:p>167,50</text:p>
          </table:table-cell>
          <table:table-cell office:value-type="float" office:value="4.7734397264177826" table:formula="of:=[.AH59]*100/[.$J59]" table:style-name="ce3">
            <text:p>4,77</text:p>
          </table:table-cell>
          <table:table-cell office:value-type="float" office:value="32.057240471797734" table:formula="of:=STDEV([Feuille1.$D61];[Feuille1.$P60];[Feuille1.$AB61];[Feuille1.$AN61])" table:style-name="ce3">
            <text:p>32,06</text:p>
          </table:table-cell>
          <table:table-cell table:number-columns-repeated="9" table:style-name="ce1"/>
          <table:table-cell office:value-type="float" office:value="58" table:formula="of:=[Feuille1.$A61]" table:style-name="ce1">
            <text:p>58</text:p>
          </table:table-cell>
          <table:table-cell office:value-type="float" office:value="76" table:formula="of:=AVERAGE([Feuille1.$E61];[Feuille1.$Q60];[Feuille1.$AC61];[Feuille1.$AO61])" table:style-name="ce3">
            <text:p>76,00</text:p>
          </table:table-cell>
          <table:table-cell office:value-type="float" office:value="2.1658592191507551" table:formula="of:=[.AU59]*100/[.$J59]" table:style-name="ce3">
            <text:p>2,17</text:p>
          </table:table-cell>
          <table:table-cell office:value-type="float" office:value="14.7648230602334" table:formula="of:=STDEV([Feuille1.$E61];[Feuille1.$Q60];[Feuille1.$AC61];[Feuille1.$AO61])" table:style-name="ce3">
            <text:p>14,76</text:p>
          </table:table-cell>
          <table:table-cell table:number-columns-repeated="8" table:style-name="ce1"/>
          <table:table-cell office:value-type="float" office:value="58" table:formula="of:=[Feuille1.$A61]" table:style-name="ce1">
            <text:p>58</text:p>
          </table:table-cell>
          <table:table-cell office:value-type="float" office:value="300.5" table:formula="of:=AVERAGE([Feuille1.$G61];[Feuille1.$S60];[Feuille1.$AE61];[Feuille1.$AQ61])" table:style-name="ce3">
            <text:p>300,50</text:p>
          </table:table-cell>
          <table:table-cell office:value-type="float" office:value="61.343296292260007" table:formula="of:=STDEV([Feuille1.$G61];[Feuille1.$S60];[Feuille1.$AE61];[Feuille1.$AQ61])" table:style-name="ce3">
            <text:p>61,34</text:p>
          </table:table-cell>
          <table:table-cell table:style-name="ce3"/>
          <table:table-cell table:number-columns-repeated="5" table:style-name="ce1"/>
          <table:table-cell office:value-type="float" office:value="58" table:formula="of:=[Feuille1.$A61]" table:style-name="ce1">
            <text:p>58</text:p>
          </table:table-cell>
          <table:table-cell office:value-type="float" office:value="265.25" table:formula="of:=AVERAGE([Feuille1.$K61];[Feuille1.$W60];[Feuille1.$AI61];[Feuille1.$AU61])" table:style-name="ce3">
            <text:p>265,25</text:p>
          </table:table-cell>
          <table:table-cell office:value-type="float" office:value="59.033182759077683" table:formula="of:=STDEV([Feuille1.$K61];[Feuille1.$W60];[Feuille1.$AI61];[Feuille1.$AU61])" table:style-name="ce3">
            <text:p>59,03</text:p>
          </table:table-cell>
          <table:table-cell table:number-columns-repeated="5" table:style-name="ce1"/>
          <table:table-cell office:value-type="float" office:value="58" table:formula="of:=[Feuille1.$A61]" table:style-name="ce1">
            <text:p>58</text:p>
          </table:table-cell>
          <table:table-cell office:value-type="float" office:value="248.5" table:formula="of:=AVERAGE([Feuille1.$H61];[Feuille1.$T60];[Feuille1.$AF61];[Feuille1.$AR61])" table:style-name="ce3">
            <text:p>248,50</text:p>
          </table:table-cell>
          <table:table-cell office:value-type="float" office:value="93.685202639019792" table:formula="of:=[.BX59]*100/[.$BP59]" table:style-name="ce3">
            <text:p>93,69</text:p>
          </table:table-cell>
          <table:table-cell office:value-type="float" office:value="52.924474489596967" table:formula="of:=STDEV([Feuille1.$H61];[Feuille1.$T60];[Feuille1.$AF61];[Feuille1.$AR61])" table:style-name="ce3">
            <text:p>52,92</text:p>
          </table:table-cell>
          <table:table-cell table:number-columns-repeated="9" table:style-name="ce1"/>
          <table:table-cell office:value-type="float" office:value="58" table:formula="of:=[Feuille1.$A61]" table:style-name="ce1">
            <text:p>58</text:p>
          </table:table-cell>
          <table:table-cell office:value-type="float" office:value="10.75" table:formula="of:=AVERAGE([Feuille1.$I61];[Feuille1.$U60];[Feuille1.$AG61];[Feuille1.$AS61])" table:style-name="ce3">
            <text:p>10,75</text:p>
          </table:table-cell>
          <table:table-cell office:value-type="float" office:value="4.0527803958529685" table:formula="of:=[.CK59]*100/[.$BP59]" table:style-name="ce3">
            <text:p>4,05</text:p>
          </table:table-cell>
          <table:table-cell office:value-type="float" office:value="4.1129875597510219" table:formula="of:=STDEV([Feuille1.$I61];[Feuille1.$U60];[Feuille1.$AG61];[Feuille1.$AS61])" table:style-name="ce3">
            <text:p>4,11</text:p>
          </table:table-cell>
          <table:table-cell table:number-columns-repeated="8" table:style-name="ce1"/>
          <table:table-cell office:value-type="float" office:value="58" table:formula="of:=[Feuille1.$A61]" table:style-name="ce1">
            <text:p>58</text:p>
          </table:table-cell>
          <table:table-cell office:value-type="float" office:value="6" table:formula="of:=AVERAGE([Feuille1.$J61];[Feuille1.$V60];[Feuille1.$AH61];[Feuille1.$AT61])" table:style-name="ce3">
            <text:p>6,00</text:p>
          </table:table-cell>
          <table:table-cell office:value-type="float" office:value="2.2620169651272386" table:formula="of:=[.CW59]*100/[.$BP59]" table:style-name="ce3">
            <text:p>2,26</text:p>
          </table:table-cell>
          <table:table-cell office:value-type="float" office:value="6.0553007081949835" table:formula="of:=STDEV([Feuille1.$J61];[Feuille1.$V60];[Feuille1.$AH61];[Feuille1.$AT61])" table:style-name="ce3">
            <text:p>6,06</text:p>
          </table:table-cell>
          <table:table-cell table:number-columns-repeated="16281"/>
        </table:table-row>
        <table:table-row table:style-name="ro1">
          <table:table-cell office:value-type="float" office:value="59" table:formula="of:=[Feuille1.$A62]" table:style-name="ce1">
            <text:p>59</text:p>
          </table:table-cell>
          <table:table-cell office:value-type="float" office:value="618.25" table:formula="of:=AVERAGE([Feuille1.$B62];[Feuille1.$N61];[Feuille1.$Z62];[Feuille1.$AL62])" table:style-name="ce3">
            <text:p>618,25</text:p>
          </table:table-cell>
          <table:table-cell office:value-type="float" office:value="136.26047360356071" table:formula="of:=STDEV([Feuille1.$B62];[Feuille1.$N61];[Feuille1.$Z62];[Feuille1.$AL62])" table:style-name="ce3">
            <text:p>136,26</text:p>
          </table:table-cell>
          <table:table-cell table:number-columns-repeated="5" table:style-name="ce1"/>
          <table:table-cell office:value-type="float" office:value="59" table:formula="of:=[Feuille1.$A62]" table:style-name="ce1">
            <text:p>59</text:p>
          </table:table-cell>
          <table:table-cell office:value-type="float" office:value="3808.5" table:formula="of:=AVERAGE([Feuille1.$F62];[Feuille1.$R61];[Feuille1.$AD62];[Feuille1.$AP62])" table:style-name="ce3">
            <text:p>3 808,50</text:p>
          </table:table-cell>
          <table:table-cell office:value-type="float" office:value="825.06949202274268" table:formula="of:=STDEV([Feuille1.$F62];[Feuille1.$R61];[Feuille1.$AD62];[Feuille1.$AP62])" table:style-name="ce3">
            <text:p>825,07</text:p>
          </table:table-cell>
          <table:table-cell table:number-columns-repeated="9" table:style-name="ce1"/>
          <table:table-cell office:value-type="float" office:value="59" table:formula="of:=[Feuille1.$A62]" table:style-name="ce1">
            <text:p>59</text:p>
          </table:table-cell>
          <table:table-cell office:value-type="float" office:value="3543" table:formula="of:=AVERAGE([Feuille1.$C62];[Feuille1.O61];[Feuille1.$AA62];[Feuille1.$AM62])" table:style-name="ce3">
            <text:p>3 543,00</text:p>
          </table:table-cell>
          <table:table-cell office:value-type="float" office:value="93.028751476959428" table:formula="of:=[.V60]*100/[.J60]" table:style-name="ce3">
            <text:p>93,03</text:p>
          </table:table-cell>
          <table:table-cell office:value-type="float" office:value="780.83886515294137" table:formula="of:=STDEV([Feuille1.$C62];[Feuille1.$O61];[Feuille1.$AA62];[Feuille1.$AM62])" table:style-name="ce3">
            <text:p>780,84</text:p>
          </table:table-cell>
          <table:table-cell table:number-columns-repeated="8" table:style-name="ce1"/>
          <table:table-cell office:value-type="float" office:value="59" table:formula="of:=[Feuille1.$A62]" table:style-name="ce1">
            <text:p>59</text:p>
          </table:table-cell>
          <table:table-cell office:value-type="float" office:value="182.75" table:formula="of:=AVERAGE([Feuille1.$D62];[Feuille1.$P61];[Feuille1.$AB62];[Feuille1.$AN62])" table:style-name="ce3">
            <text:p>182,75</text:p>
          </table:table-cell>
          <table:table-cell office:value-type="float" office:value="4.7984770907181309" table:formula="of:=[.AH60]*100/[.$J60]" table:style-name="ce3">
            <text:p>4,80</text:p>
          </table:table-cell>
          <table:table-cell office:value-type="float" office:value="35.910769044025407" table:formula="of:=STDEV([Feuille1.$D62];[Feuille1.$P61];[Feuille1.$AB62];[Feuille1.$AN62])" table:style-name="ce3">
            <text:p>35,91</text:p>
          </table:table-cell>
          <table:table-cell table:number-columns-repeated="9" table:style-name="ce1"/>
          <table:table-cell office:value-type="float" office:value="59" table:formula="of:=[Feuille1.$A62]" table:style-name="ce1">
            <text:p>59</text:p>
          </table:table-cell>
          <table:table-cell office:value-type="float" office:value="82.75" table:formula="of:=AVERAGE([Feuille1.$E62];[Feuille1.$Q61];[Feuille1.$AC62];[Feuille1.$AO62])" table:style-name="ce3">
            <text:p>82,75</text:p>
          </table:table-cell>
          <table:table-cell office:value-type="float" office:value="2.1727714323224365" table:formula="of:=[.AU60]*100/[.$J60]" table:style-name="ce3">
            <text:p>2,17</text:p>
          </table:table-cell>
          <table:table-cell office:value-type="float" office:value="16.214705259938174" table:formula="of:=STDEV([Feuille1.$E62];[Feuille1.$Q61];[Feuille1.$AC62];[Feuille1.$AO62])" table:style-name="ce3">
            <text:p>16,21</text:p>
          </table:table-cell>
          <table:table-cell table:number-columns-repeated="8" table:style-name="ce1"/>
          <table:table-cell office:value-type="float" office:value="59" table:formula="of:=[Feuille1.$A62]" table:style-name="ce1">
            <text:p>59</text:p>
          </table:table-cell>
          <table:table-cell office:value-type="float" office:value="344" table:formula="of:=AVERAGE([Feuille1.$G62];[Feuille1.$S61];[Feuille1.$AE62];[Feuille1.$AQ62])" table:style-name="ce3">
            <text:p>344,00</text:p>
          </table:table-cell>
          <table:table-cell office:value-type="float" office:value="92.912144882499973" table:formula="of:=STDEV([Feuille1.$G62];[Feuille1.$S61];[Feuille1.$AE62];[Feuille1.$AQ62])" table:style-name="ce3">
            <text:p>92,91</text:p>
          </table:table-cell>
          <table:table-cell table:style-name="ce3"/>
          <table:table-cell table:number-columns-repeated="5" table:style-name="ce1"/>
          <table:table-cell office:value-type="float" office:value="59" table:formula="of:=[Feuille1.$A62]" table:style-name="ce1">
            <text:p>59</text:p>
          </table:table-cell>
          <table:table-cell office:value-type="float" office:value="299.5" table:formula="of:=AVERAGE([Feuille1.$K62];[Feuille1.$W61];[Feuille1.$AI62];[Feuille1.$AU62])" table:style-name="ce3">
            <text:p>299,50</text:p>
          </table:table-cell>
          <table:table-cell office:value-type="float" office:value="88.349684021317628" table:formula="of:=STDEV([Feuille1.$K62];[Feuille1.$W61];[Feuille1.$AI62];[Feuille1.$AU62])" table:style-name="ce3">
            <text:p>88,35</text:p>
          </table:table-cell>
          <table:table-cell table:number-columns-repeated="5" table:style-name="ce1"/>
          <table:table-cell office:value-type="float" office:value="59" table:formula="of:=[Feuille1.$A62]" table:style-name="ce1">
            <text:p>59</text:p>
          </table:table-cell>
          <table:table-cell office:value-type="float" office:value="277.5" table:formula="of:=AVERAGE([Feuille1.$H62];[Feuille1.$T61];[Feuille1.$AF62];[Feuille1.$AR62])" table:style-name="ce3">
            <text:p>277,50</text:p>
          </table:table-cell>
          <table:table-cell office:value-type="float" office:value="92.654424040066772" table:formula="of:=[.BX60]*100/[.$BP60]" table:style-name="ce3">
            <text:p>92,65</text:p>
          </table:table-cell>
          <table:table-cell office:value-type="float" office:value="84.342555490491677" table:formula="of:=STDEV([Feuille1.$H62];[Feuille1.$T61];[Feuille1.$AF62];[Feuille1.$AR62])" table:style-name="ce3">
            <text:p>84,34</text:p>
          </table:table-cell>
          <table:table-cell table:number-columns-repeated="9" table:style-name="ce1"/>
          <table:table-cell office:value-type="float" office:value="59" table:formula="of:=[Feuille1.$A62]" table:style-name="ce1">
            <text:p>59</text:p>
          </table:table-cell>
          <table:table-cell office:value-type="float" office:value="15.25" table:formula="of:=AVERAGE([Feuille1.$I62];[Feuille1.$U61];[Feuille1.$AG62];[Feuille1.$AS62])" table:style-name="ce3">
            <text:p>15,25</text:p>
          </table:table-cell>
          <table:table-cell office:value-type="float" office:value="5.0918196994991654" table:formula="of:=[.CK60]*100/[.$BP60]" table:style-name="ce3">
            <text:p>5,09</text:p>
          </table:table-cell>
          <table:table-cell office:value-type="float" office:value="4.6457866215887842" table:formula="of:=STDEV([Feuille1.$I62];[Feuille1.$U61];[Feuille1.$AG62];[Feuille1.$AS62])" table:style-name="ce3">
            <text:p>4,65</text:p>
          </table:table-cell>
          <table:table-cell table:number-columns-repeated="8" table:style-name="ce1"/>
          <table:table-cell office:value-type="float" office:value="59" table:formula="of:=[Feuille1.$A62]" table:style-name="ce1">
            <text:p>59</text:p>
          </table:table-cell>
          <table:table-cell office:value-type="float" office:value="6.75" table:formula="of:=AVERAGE([Feuille1.$J62];[Feuille1.$V61];[Feuille1.$AH62];[Feuille1.$AT62])" table:style-name="ce3">
            <text:p>6,75</text:p>
          </table:table-cell>
          <table:table-cell office:value-type="float" office:value="2.2537562604340566" table:formula="of:=[.CW60]*100/[.$BP60]" table:style-name="ce3">
            <text:p>2,25</text:p>
          </table:table-cell>
          <table:table-cell office:value-type="float" office:value="2.0615528128088303" table:formula="of:=STDEV([Feuille1.$J62];[Feuille1.$V61];[Feuille1.$AH62];[Feuille1.$AT62])" table:style-name="ce3">
            <text:p>2,06</text:p>
          </table:table-cell>
          <table:table-cell table:number-columns-repeated="16281"/>
        </table:table-row>
        <table:table-row table:style-name="ro1">
          <table:table-cell office:value-type="float" office:value="60" table:formula="of:=[Feuille1.$A63]" table:style-name="ce1">
            <text:p>60</text:p>
          </table:table-cell>
          <table:table-cell office:value-type="float" office:value="664" table:formula="of:=AVERAGE([Feuille1.$B63];[Feuille1.$N62];[Feuille1.$Z63];[Feuille1.$AL63])" table:style-name="ce3">
            <text:p>664,00</text:p>
          </table:table-cell>
          <table:table-cell office:value-type="float" office:value="135.45725032890144" table:formula="of:=STDEV([Feuille1.$B63];[Feuille1.$N62];[Feuille1.$Z63];[Feuille1.$AL63])" table:style-name="ce3">
            <text:p>135,46</text:p>
          </table:table-cell>
          <table:table-cell table:number-columns-repeated="5" table:style-name="ce1"/>
          <table:table-cell office:value-type="float" office:value="60" table:formula="of:=[Feuille1.$A63]" table:style-name="ce1">
            <text:p>60</text:p>
          </table:table-cell>
          <table:table-cell office:value-type="float" office:value="4112.25" table:formula="of:=AVERAGE([Feuille1.$F63];[Feuille1.$R62];[Feuille1.$AD63];[Feuille1.$AP63])" table:style-name="ce3">
            <text:p>4 112,25</text:p>
          </table:table-cell>
          <table:table-cell office:value-type="float" office:value="886.34356581783038" table:formula="of:=STDEV([Feuille1.$F63];[Feuille1.$R62];[Feuille1.$AD63];[Feuille1.$AP63])" table:style-name="ce3">
            <text:p>886,34</text:p>
          </table:table-cell>
          <table:table-cell table:number-columns-repeated="9" table:style-name="ce1"/>
          <table:table-cell office:value-type="float" office:value="60" table:formula="of:=[Feuille1.$A63]" table:style-name="ce1">
            <text:p>60</text:p>
          </table:table-cell>
          <table:table-cell office:value-type="float" office:value="3821.25" table:formula="of:=AVERAGE([Feuille1.$C63];[Feuille1.O62];[Feuille1.$AA63];[Feuille1.$AM63])" table:style-name="ce3">
            <text:p>3 821,25</text:p>
          </table:table-cell>
          <table:table-cell office:value-type="float" office:value="92.923581980667521" table:formula="of:=[.V61]*100/[.J61]" table:style-name="ce3">
            <text:p>92,92</text:p>
          </table:table-cell>
          <table:table-cell office:value-type="float" office:value="836.75738220028074" table:formula="of:=STDEV([Feuille1.$C63];[Feuille1.$O62];[Feuille1.$AA63];[Feuille1.$AM63])" table:style-name="ce3">
            <text:p>836,76</text:p>
          </table:table-cell>
          <table:table-cell table:number-columns-repeated="8" table:style-name="ce1"/>
          <table:table-cell office:value-type="float" office:value="60" table:formula="of:=[Feuille1.$A63]" table:style-name="ce1">
            <text:p>60</text:p>
          </table:table-cell>
          <table:table-cell office:value-type="float" office:value="198.75" table:formula="of:=AVERAGE([Feuille1.$D63];[Feuille1.$P62];[Feuille1.$AB63];[Feuille1.$AN63])" table:style-name="ce3">
            <text:p>198,75</text:p>
          </table:table-cell>
          <table:table-cell office:value-type="float" office:value="4.8331205544409999" table:formula="of:=[.AH61]*100/[.$J61]" table:style-name="ce3">
            <text:p>4,83</text:p>
          </table:table-cell>
          <table:table-cell office:value-type="float" office:value="38.629651823437392" table:formula="of:=STDEV([Feuille1.$D63];[Feuille1.$P62];[Feuille1.$AB63];[Feuille1.$AN63])" table:style-name="ce3">
            <text:p>38,63</text:p>
          </table:table-cell>
          <table:table-cell table:number-columns-repeated="9" table:style-name="ce1"/>
          <table:table-cell office:value-type="float" office:value="60" table:formula="of:=[Feuille1.$A63]" table:style-name="ce1">
            <text:p>60</text:p>
          </table:table-cell>
          <table:table-cell office:value-type="float" office:value="92.25" table:formula="of:=AVERAGE([Feuille1.$E63];[Feuille1.$Q62];[Feuille1.$AC63];[Feuille1.$AO63])" table:style-name="ce3">
            <text:p>92,25</text:p>
          </table:table-cell>
          <table:table-cell office:value-type="float" office:value="2.2432974648914827" table:formula="of:=[.AU61]*100/[.$J61]" table:style-name="ce3">
            <text:p>2,24</text:p>
          </table:table-cell>
          <table:table-cell office:value-type="float" office:value="18.625699092025155" table:formula="of:=STDEV([Feuille1.$E63];[Feuille1.$Q62];[Feuille1.$AC63];[Feuille1.$AO63])" table:style-name="ce3">
            <text:p>18,63</text:p>
          </table:table-cell>
          <table:table-cell table:number-columns-repeated="8" table:style-name="ce1"/>
          <table:table-cell office:value-type="float" office:value="60" table:formula="of:=[Feuille1.$A63]" table:style-name="ce1">
            <text:p>60</text:p>
          </table:table-cell>
          <table:table-cell office:value-type="float" office:value="349.5" table:formula="of:=AVERAGE([Feuille1.$G63];[Feuille1.$S62];[Feuille1.$AE63];[Feuille1.$AQ63])" table:style-name="ce3">
            <text:p>349,50</text:p>
          </table:table-cell>
          <table:table-cell office:value-type="float" office:value="62.527327359056905" table:formula="of:=STDEV([Feuille1.$G63];[Feuille1.$S62];[Feuille1.$AE63];[Feuille1.$AQ63])" table:style-name="ce3">
            <text:p>62,53</text:p>
          </table:table-cell>
          <table:table-cell table:style-name="ce3"/>
          <table:table-cell table:number-columns-repeated="5" table:style-name="ce1"/>
          <table:table-cell office:value-type="float" office:value="60" table:formula="of:=[Feuille1.$A63]" table:style-name="ce1">
            <text:p>60</text:p>
          </table:table-cell>
          <table:table-cell office:value-type="float" office:value="303.75" table:formula="of:=AVERAGE([Feuille1.$K63];[Feuille1.$W62];[Feuille1.$AI63];[Feuille1.$AU63])" table:style-name="ce3">
            <text:p>303,75</text:p>
          </table:table-cell>
          <table:table-cell office:value-type="float" office:value="62.697022789496685" table:formula="of:=STDEV([Feuille1.$K63];[Feuille1.$W62];[Feuille1.$AI63];[Feuille1.$AU63])" table:style-name="ce3">
            <text:p>62,70</text:p>
          </table:table-cell>
          <table:table-cell table:number-columns-repeated="5" table:style-name="ce1"/>
          <table:table-cell office:value-type="float" office:value="60" table:formula="of:=[Feuille1.$A63]" table:style-name="ce1">
            <text:p>60</text:p>
          </table:table-cell>
          <table:table-cell office:value-type="float" office:value="278.25" table:formula="of:=AVERAGE([Feuille1.$H63];[Feuille1.$T62];[Feuille1.$AF63];[Feuille1.$AR63])" table:style-name="ce3">
            <text:p>278,25</text:p>
          </table:table-cell>
          <table:table-cell office:value-type="float" office:value="91.604938271604937" table:formula="of:=[.BX61]*100/[.$BP61]" table:style-name="ce3">
            <text:p>91,60</text:p>
          </table:table-cell>
          <table:table-cell office:value-type="float" office:value="57.482606064791462" table:formula="of:=STDEV([Feuille1.$H63];[Feuille1.$T62];[Feuille1.$AF63];[Feuille1.$AR63])" table:style-name="ce3">
            <text:p>57,48</text:p>
          </table:table-cell>
          <table:table-cell table:number-columns-repeated="9" table:style-name="ce1"/>
          <table:table-cell office:value-type="float" office:value="60" table:formula="of:=[Feuille1.$A63]" table:style-name="ce1">
            <text:p>60</text:p>
          </table:table-cell>
          <table:table-cell office:value-type="float" office:value="16" table:formula="of:=AVERAGE([Feuille1.$I63];[Feuille1.$U62];[Feuille1.$AG63];[Feuille1.$AS63])" table:style-name="ce3">
            <text:p>16,00</text:p>
          </table:table-cell>
          <table:table-cell office:value-type="float" office:value="5.2674897119341564" table:formula="of:=[.CK61]*100/[.$BP61]" table:style-name="ce3">
            <text:p>5,27</text:p>
          </table:table-cell>
          <table:table-cell office:value-type="float" office:value="3.7416573867739413" table:formula="of:=STDEV([Feuille1.$I63];[Feuille1.$U62];[Feuille1.$AG63];[Feuille1.$AS63])" table:style-name="ce3">
            <text:p>3,74</text:p>
          </table:table-cell>
          <table:table-cell table:style-name="ce1">
            <draw:frame draw:z-index="27" draw:id="id26" draw:style-name="a26" draw:name="Graphique 35" svg:x="0.17593in" svg:y="0.14815in" svg:width="7.25257in" svg:height="3.74383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60" table:formula="of:=[Feuille1.$A63]" table:style-name="ce1">
            <text:p>60</text:p>
          </table:table-cell>
          <table:table-cell office:value-type="float" office:value="9.5" table:formula="of:=AVERAGE([Feuille1.$J63];[Feuille1.$V62];[Feuille1.$AH63];[Feuille1.$AT63])" table:style-name="ce3">
            <text:p>9,50</text:p>
          </table:table-cell>
          <table:table-cell office:value-type="float" office:value="3.1275720164609053" table:formula="of:=[.CW61]*100/[.$BP61]" table:style-name="ce3">
            <text:p>3,13</text:p>
          </table:table-cell>
          <table:table-cell office:value-type="float" office:value="2.8867513459481291" table:formula="of:=STDEV([Feuille1.$J63];[Feuille1.$V62];[Feuille1.$AH63];[Feuille1.$AT63])" table:style-name="ce3">
            <text:p>2,89</text:p>
          </table:table-cell>
          <table:table-cell table:number-columns-repeated="16281"/>
        </table:table-row>
        <table:table-row table:style-name="ro1">
          <table:table-cell office:value-type="float" office:value="61" table:formula="of:=[Feuille1.$A64]" table:style-name="ce1">
            <text:p>61</text:p>
          </table:table-cell>
          <table:table-cell office:value-type="float" office:value="723" table:formula="of:=AVERAGE([Feuille1.$B64];[Feuille1.$N63];[Feuille1.$Z64];[Feuille1.$AL64])" table:style-name="ce3">
            <text:p>723,00</text:p>
          </table:table-cell>
          <table:table-cell office:value-type="float" office:value="149.05703606338079" table:formula="of:=STDEV([Feuille1.$B64];[Feuille1.$N63];[Feuille1.$Z64];[Feuille1.$AL64])" table:style-name="ce3">
            <text:p>149,06</text:p>
          </table:table-cell>
          <table:table-cell table:number-columns-repeated="5" table:style-name="ce1"/>
          <table:table-cell office:value-type="float" office:value="61" table:formula="of:=[Feuille1.$A64]" table:style-name="ce1">
            <text:p>61</text:p>
          </table:table-cell>
          <table:table-cell office:value-type="float" office:value="4438.5" table:formula="of:=AVERAGE([Feuille1.$F64];[Feuille1.$R63];[Feuille1.$AD64];[Feuille1.$AP64])" table:style-name="ce3">
            <text:p>4 438,50</text:p>
          </table:table-cell>
          <table:table-cell office:value-type="float" office:value="981.94280213598324" table:formula="of:=STDEV([Feuille1.$F64];[Feuille1.$R63];[Feuille1.$AD64];[Feuille1.$AP64])" table:style-name="ce3">
            <text:p>981,94</text:p>
          </table:table-cell>
          <table:table-cell table:number-columns-repeated="9" table:style-name="ce1"/>
          <table:table-cell office:value-type="float" office:value="61" table:formula="of:=[Feuille1.$A64]" table:style-name="ce1">
            <text:p>61</text:p>
          </table:table-cell>
          <table:table-cell office:value-type="float" office:value="4124" table:formula="of:=AVERAGE([Feuille1.$C64];[Feuille1.O63];[Feuille1.$AA64];[Feuille1.$AM64])" table:style-name="ce3">
            <text:p>4 124,00</text:p>
          </table:table-cell>
          <table:table-cell office:value-type="float" office:value="92.914272839923399" table:formula="of:=[.V62]*100/[.J62]" table:style-name="ce3">
            <text:p>92,91</text:p>
          </table:table-cell>
          <table:table-cell office:value-type="float" office:value="926.8725191020967" table:formula="of:=STDEV([Feuille1.$C64];[Feuille1.$O63];[Feuille1.$AA64];[Feuille1.$AM64])" table:style-name="ce3">
            <text:p>926,87</text:p>
          </table:table-cell>
          <table:table-cell table:number-columns-repeated="8" table:style-name="ce1"/>
          <table:table-cell office:value-type="float" office:value="61" table:formula="of:=[Feuille1.$A64]" table:style-name="ce1">
            <text:p>61</text:p>
          </table:table-cell>
          <table:table-cell office:value-type="float" office:value="212.75" table:formula="of:=AVERAGE([Feuille1.$D64];[Feuille1.$P63];[Feuille1.$AB64];[Feuille1.$AN64])" table:style-name="ce3">
            <text:p>212,75</text:p>
          </table:table-cell>
          <table:table-cell office:value-type="float" office:value="4.793286020051819" table:formula="of:=[.AH62]*100/[.$J62]" table:style-name="ce3">
            <text:p>4,79</text:p>
          </table:table-cell>
          <table:table-cell office:value-type="float" office:value="43.292609068985435" table:formula="of:=STDEV([Feuille1.$D64];[Feuille1.$P63];[Feuille1.$AB64];[Feuille1.$AN64])" table:style-name="ce3">
            <text:p>43,29</text:p>
          </table:table-cell>
          <table:table-cell table:number-columns-repeated="9" table:style-name="ce1"/>
          <table:table-cell office:value-type="float" office:value="61" table:formula="of:=[Feuille1.$A64]" table:style-name="ce1">
            <text:p>61</text:p>
          </table:table-cell>
          <table:table-cell office:value-type="float" office:value="101.75" table:formula="of:=AVERAGE([Feuille1.$E64];[Feuille1.$Q63];[Feuille1.$AC64];[Feuille1.$AO64])" table:style-name="ce3">
            <text:p>101,75</text:p>
          </table:table-cell>
          <table:table-cell office:value-type="float" office:value="2.2924411400247831" table:formula="of:=[.AU62]*100/[.$J62]" table:style-name="ce3">
            <text:p>2,29</text:p>
          </table:table-cell>
          <table:table-cell office:value-type="float" office:value="19.120233610846217" table:formula="of:=STDEV([Feuille1.$E64];[Feuille1.$Q63];[Feuille1.$AC64];[Feuille1.$AO64])" table:style-name="ce3">
            <text:p>19,12</text:p>
          </table:table-cell>
          <table:table-cell table:number-columns-repeated="8" table:style-name="ce1"/>
          <table:table-cell office:value-type="float" office:value="61" table:formula="of:=[Feuille1.$A64]" table:style-name="ce1">
            <text:p>61</text:p>
          </table:table-cell>
          <table:table-cell office:value-type="float" office:value="385.25" table:formula="of:=AVERAGE([Feuille1.$G64];[Feuille1.$S63];[Feuille1.$AE64];[Feuille1.$AQ64])" table:style-name="ce3">
            <text:p>385,25</text:p>
          </table:table-cell>
          <table:table-cell office:value-type="float" office:value="114.86042254260893" table:formula="of:=STDEV([Feuille1.$G64];[Feuille1.$S63];[Feuille1.$AE64];[Feuille1.$AQ64])" table:style-name="ce3">
            <text:p>114,86</text:p>
          </table:table-cell>
          <table:table-cell table:style-name="ce3"/>
          <table:table-cell table:number-columns-repeated="5" table:style-name="ce1"/>
          <table:table-cell office:value-type="float" office:value="61" table:formula="of:=[Feuille1.$A64]" table:style-name="ce1">
            <text:p>61</text:p>
          </table:table-cell>
          <table:table-cell office:value-type="float" office:value="326.25" table:formula="of:=AVERAGE([Feuille1.$K64];[Feuille1.$W63];[Feuille1.$AI64];[Feuille1.$AU64])" table:style-name="ce3">
            <text:p>326,25</text:p>
          </table:table-cell>
          <table:table-cell office:value-type="float" office:value="99.734230165308176" table:formula="of:=STDEV([Feuille1.$K64];[Feuille1.$W63];[Feuille1.$AI64];[Feuille1.$AU64])" table:style-name="ce3">
            <text:p>99,73</text:p>
          </table:table-cell>
          <table:table-cell table:number-columns-repeated="5" table:style-name="ce1"/>
          <table:table-cell office:value-type="float" office:value="61" table:formula="of:=[Feuille1.$A64]" table:style-name="ce1">
            <text:p>61</text:p>
          </table:table-cell>
          <table:table-cell office:value-type="float" office:value="302.75" table:formula="of:=AVERAGE([Feuille1.$H64];[Feuille1.$T63];[Feuille1.$AF64];[Feuille1.$AR64])" table:style-name="ce3">
            <text:p>302,75</text:p>
          </table:table-cell>
          <table:table-cell office:value-type="float" office:value="92.796934865900383" table:formula="of:=[.BX62]*100/[.$BP62]" table:style-name="ce3">
            <text:p>92,80</text:p>
          </table:table-cell>
          <table:table-cell office:value-type="float" office:value="94.026148845237017" table:formula="of:=STDEV([Feuille1.$H64];[Feuille1.$T63];[Feuille1.$AF64];[Feuille1.$AR64])" table:style-name="ce3">
            <text:p>94,03</text:p>
          </table:table-cell>
          <table:table-cell table:number-columns-repeated="9" table:style-name="ce1"/>
          <table:table-cell office:value-type="float" office:value="61" table:formula="of:=[Feuille1.$A64]" table:style-name="ce1">
            <text:p>61</text:p>
          </table:table-cell>
          <table:table-cell office:value-type="float" office:value="14" table:formula="of:=AVERAGE([Feuille1.$I64];[Feuille1.$U63];[Feuille1.$AG64];[Feuille1.$AS64])" table:style-name="ce3">
            <text:p>14,00</text:p>
          </table:table-cell>
          <table:table-cell office:value-type="float" office:value="4.2911877394636013" table:formula="of:=[.CK62]*100/[.$BP62]" table:style-name="ce3">
            <text:p>4,29</text:p>
          </table:table-cell>
          <table:table-cell office:value-type="float" office:value="4.7609522856952333" table:formula="of:=STDEV([Feuille1.$I64];[Feuille1.$U63];[Feuille1.$AG64];[Feuille1.$AS64])" table:style-name="ce3">
            <text:p>4,76</text:p>
          </table:table-cell>
          <table:table-cell table:number-columns-repeated="8" table:style-name="ce1"/>
          <table:table-cell office:value-type="float" office:value="61" table:formula="of:=[Feuille1.$A64]" table:style-name="ce1">
            <text:p>61</text:p>
          </table:table-cell>
          <table:table-cell office:value-type="float" office:value="9.5" table:formula="of:=AVERAGE([Feuille1.$J64];[Feuille1.$V63];[Feuille1.$AH64];[Feuille1.$AT64])" table:style-name="ce3">
            <text:p>9,50</text:p>
          </table:table-cell>
          <table:table-cell office:value-type="float" office:value="2.9118773946360155" table:formula="of:=[.CW62]*100/[.$BP62]" table:style-name="ce3">
            <text:p>2,91</text:p>
          </table:table-cell>
          <table:table-cell office:value-type="float" office:value="1.2909944487358056" table:formula="of:=STDEV([Feuille1.$J64];[Feuille1.$V63];[Feuille1.$AH64];[Feuille1.$AT64])" table:style-name="ce3">
            <text:p>1,29</text:p>
          </table:table-cell>
          <table:table-cell table:number-columns-repeated="16281"/>
        </table:table-row>
        <table:table-row table:style-name="ro1">
          <table:table-cell office:value-type="float" office:value="62" table:formula="of:=[Feuille1.$A65]" table:style-name="ce1">
            <text:p>62</text:p>
          </table:table-cell>
          <table:table-cell office:value-type="float" office:value="780.25" table:formula="of:=AVERAGE([Feuille1.$B65];[Feuille1.$N64];[Feuille1.$Z65];[Feuille1.$AL65])" table:style-name="ce3">
            <text:p>780,25</text:p>
          </table:table-cell>
          <table:table-cell office:value-type="float" office:value="157.68613340007633" table:formula="of:=STDEV([Feuille1.$B65];[Feuille1.$N64];[Feuille1.$Z65];[Feuille1.$AL65])" table:style-name="ce3">
            <text:p>157,69</text:p>
          </table:table-cell>
          <table:table-cell table:number-columns-repeated="5" table:style-name="ce1"/>
          <table:table-cell office:value-type="float" office:value="62" table:formula="of:=[Feuille1.$A65]" table:style-name="ce1">
            <text:p>62</text:p>
          </table:table-cell>
          <table:table-cell office:value-type="float" office:value="4812" table:formula="of:=AVERAGE([Feuille1.$F65];[Feuille1.$R64];[Feuille1.$AD65];[Feuille1.$AP65])" table:style-name="ce3">
            <text:p>4 812,00</text:p>
          </table:table-cell>
          <table:table-cell office:value-type="float" office:value="1058.8610233012955" table:formula="of:=STDEV([Feuille1.$F65];[Feuille1.$R64];[Feuille1.$AD65];[Feuille1.$AP65])" table:style-name="ce3">
            <text:p>1 058,86</text:p>
          </table:table-cell>
          <table:table-cell table:number-columns-repeated="9" table:style-name="ce1"/>
          <table:table-cell office:value-type="float" office:value="62" table:formula="of:=[Feuille1.$A65]" table:style-name="ce1">
            <text:p>62</text:p>
          </table:table-cell>
          <table:table-cell office:value-type="float" office:value="4471.75" table:formula="of:=AVERAGE([Feuille1.$C65];[Feuille1.O64];[Feuille1.$AA65];[Feuille1.$AM65])" table:style-name="ce3">
            <text:p>4 471,75</text:p>
          </table:table-cell>
          <table:table-cell office:value-type="float" office:value="92.929135494596835" table:formula="of:=[.V63]*100/[.J63]" table:style-name="ce3">
            <text:p>92,93</text:p>
          </table:table-cell>
          <table:table-cell office:value-type="float" office:value="1001.0419155393378" table:formula="of:=STDEV([Feuille1.$C65];[Feuille1.$O64];[Feuille1.$AA65];[Feuille1.$AM65])" table:style-name="ce3">
            <text:p>1 001,04</text:p>
          </table:table-cell>
          <table:table-cell table:number-columns-repeated="8" table:style-name="ce1"/>
          <table:table-cell office:value-type="float" office:value="62" table:formula="of:=[Feuille1.$A65]" table:style-name="ce1">
            <text:p>62</text:p>
          </table:table-cell>
          <table:table-cell office:value-type="float" office:value="230.25" table:formula="of:=AVERAGE([Feuille1.$D65];[Feuille1.$P64];[Feuille1.$AB65];[Feuille1.$AN65])" table:style-name="ce3">
            <text:p>230,25</text:p>
          </table:table-cell>
          <table:table-cell office:value-type="float" office:value="4.784912718204489" table:formula="of:=[.AH63]*100/[.$J63]" table:style-name="ce3">
            <text:p>4,78</text:p>
          </table:table-cell>
          <table:table-cell office:value-type="float" office:value="45.69737410398983" table:formula="of:=STDEV([Feuille1.$D65];[Feuille1.$P64];[Feuille1.$AB65];[Feuille1.$AN65])" table:style-name="ce3">
            <text:p>45,70</text:p>
          </table:table-cell>
          <table:table-cell table:number-columns-repeated="9" table:style-name="ce1"/>
          <table:table-cell office:value-type="float" office:value="62" table:formula="of:=[Feuille1.$A65]" table:style-name="ce1">
            <text:p>62</text:p>
          </table:table-cell>
          <table:table-cell office:value-type="float" office:value="110" table:formula="of:=AVERAGE([Feuille1.$E65];[Feuille1.$Q64];[Feuille1.$AC65];[Feuille1.$AO65])" table:style-name="ce3">
            <text:p>110,00</text:p>
          </table:table-cell>
          <table:table-cell office:value-type="float" office:value="2.2859517871986701" table:formula="of:=[.AU63]*100/[.$J63]" table:style-name="ce3">
            <text:p>2,29</text:p>
          </table:table-cell>
          <table:table-cell office:value-type="float" office:value="19.442222095223581" table:formula="of:=STDEV([Feuille1.$E65];[Feuille1.$Q64];[Feuille1.$AC65];[Feuille1.$AO65])" table:style-name="ce3">
            <text:p>19,44</text:p>
          </table:table-cell>
          <table:table-cell table:number-columns-repeated="8" table:style-name="ce1"/>
          <table:table-cell office:value-type="float" office:value="62" table:formula="of:=[Feuille1.$A65]" table:style-name="ce1">
            <text:p>62</text:p>
          </table:table-cell>
          <table:table-cell office:value-type="float" office:value="430.75" table:formula="of:=AVERAGE([Feuille1.$G65];[Feuille1.$S64];[Feuille1.$AE65];[Feuille1.$AQ65])" table:style-name="ce3">
            <text:p>430,75</text:p>
          </table:table-cell>
          <table:table-cell office:value-type="float" office:value="86.872991583498873" table:formula="of:=STDEV([Feuille1.$G65];[Feuille1.$S64];[Feuille1.$AE65];[Feuille1.$AQ65])" table:style-name="ce3">
            <text:p>86,87</text:p>
          </table:table-cell>
          <table:table-cell table:style-name="ce3"/>
          <table:table-cell table:number-columns-repeated="5" table:style-name="ce1"/>
          <table:table-cell office:value-type="float" office:value="62" table:formula="of:=[Feuille1.$A65]" table:style-name="ce1">
            <text:p>62</text:p>
          </table:table-cell>
          <table:table-cell office:value-type="float" office:value="373.5" table:formula="of:=AVERAGE([Feuille1.$K65];[Feuille1.$W64];[Feuille1.$AI65];[Feuille1.$AU65])" table:style-name="ce3">
            <text:p>373,50</text:p>
          </table:table-cell>
          <table:table-cell office:value-type="float" office:value="79.252760204298241" table:formula="of:=STDEV([Feuille1.$K65];[Feuille1.$W64];[Feuille1.$AI65];[Feuille1.$AU65])" table:style-name="ce3">
            <text:p>79,25</text:p>
          </table:table-cell>
          <table:table-cell table:number-columns-repeated="5" table:style-name="ce1"/>
          <table:table-cell office:value-type="float" office:value="62" table:formula="of:=[Feuille1.$A65]" table:style-name="ce1">
            <text:p>62</text:p>
          </table:table-cell>
          <table:table-cell office:value-type="float" office:value="347.75" table:formula="of:=AVERAGE([Feuille1.$H65];[Feuille1.$T64];[Feuille1.$AF65];[Feuille1.$AR65])" table:style-name="ce3">
            <text:p>347,75</text:p>
          </table:table-cell>
          <table:table-cell office:value-type="float" office:value="93.105756358768403" table:formula="of:=[.BX63]*100/[.$BP63]" table:style-name="ce3">
            <text:p>93,11</text:p>
          </table:table-cell>
          <table:table-cell office:value-type="float" office:value="76.351708123219694" table:formula="of:=STDEV([Feuille1.$H65];[Feuille1.$T64];[Feuille1.$AF65];[Feuille1.$AR65])" table:style-name="ce3">
            <text:p>76,35</text:p>
          </table:table-cell>
          <table:table-cell table:number-columns-repeated="9" table:style-name="ce1"/>
          <table:table-cell office:value-type="float" office:value="62" table:formula="of:=[Feuille1.$A65]" table:style-name="ce1">
            <text:p>62</text:p>
          </table:table-cell>
          <table:table-cell office:value-type="float" office:value="17.5" table:formula="of:=AVERAGE([Feuille1.$I65];[Feuille1.$U64];[Feuille1.$AG65];[Feuille1.$AS65])" table:style-name="ce3">
            <text:p>17,50</text:p>
          </table:table-cell>
          <table:table-cell office:value-type="float" office:value="4.6854082998661308" table:formula="of:=[.CK63]*100/[.$BP63]" table:style-name="ce3">
            <text:p>4,69</text:p>
          </table:table-cell>
          <table:table-cell office:value-type="float" office:value="3.6968455021364721" table:formula="of:=STDEV([Feuille1.$I65];[Feuille1.$U64];[Feuille1.$AG65];[Feuille1.$AS65])" table:style-name="ce3">
            <text:p>3,70</text:p>
          </table:table-cell>
          <table:table-cell table:number-columns-repeated="8" table:style-name="ce1"/>
          <table:table-cell office:value-type="float" office:value="62" table:formula="of:=[Feuille1.$A65]" table:style-name="ce1">
            <text:p>62</text:p>
          </table:table-cell>
          <table:table-cell office:value-type="float" office:value="8.25" table:formula="of:=AVERAGE([Feuille1.$J65];[Feuille1.$V64];[Feuille1.$AH65];[Feuille1.$AT65])" table:style-name="ce3">
            <text:p>8,25</text:p>
          </table:table-cell>
          <table:table-cell office:value-type="float" office:value="2.2088353413654618" table:formula="of:=[.CW63]*100/[.$BP63]" table:style-name="ce3">
            <text:p>2,21</text:p>
          </table:table-cell>
          <table:table-cell office:value-type="float" office:value="2.5" table:formula="of:=STDEV([Feuille1.$J65];[Feuille1.$V64];[Feuille1.$AH65];[Feuille1.$AT65])" table:style-name="ce3">
            <text:p>2,50</text:p>
          </table:table-cell>
          <table:table-cell table:number-columns-repeated="16281"/>
        </table:table-row>
        <table:table-row table:style-name="ro1">
          <table:table-cell office:value-type="float" office:value="63" table:formula="of:=[Feuille1.$A66]" table:style-name="ce1">
            <text:p>63</text:p>
          </table:table-cell>
          <table:table-cell office:value-type="float" office:value="837.5" table:formula="of:=AVERAGE([Feuille1.$B66];[Feuille1.$N65];[Feuille1.$Z66];[Feuille1.$AL66])" table:style-name="ce3">
            <text:p>837,50</text:p>
          </table:table-cell>
          <table:table-cell office:value-type="float" office:value="171.90792108955694" table:formula="of:=STDEV([Feuille1.$B66];[Feuille1.$N65];[Feuille1.$Z66];[Feuille1.$AL66])" table:style-name="ce3">
            <text:p>171,91</text:p>
          </table:table-cell>
          <table:table-cell table:number-columns-repeated="5" table:style-name="ce1"/>
          <table:table-cell office:value-type="float" office:value="63" table:formula="of:=[Feuille1.$A66]" table:style-name="ce1">
            <text:p>63</text:p>
          </table:table-cell>
          <table:table-cell office:value-type="float" office:value="5213.75" table:formula="of:=AVERAGE([Feuille1.$F66];[Feuille1.$R65];[Feuille1.$AD66];[Feuille1.$AP66])" table:style-name="ce3">
            <text:p>5 213,75</text:p>
          </table:table-cell>
          <table:table-cell office:value-type="float" office:value="1185.2092290674532" table:formula="of:=STDEV([Feuille1.$F66];[Feuille1.$R65];[Feuille1.$AD66];[Feuille1.$AP66])" table:style-name="ce3">
            <text:p>1 185,21</text:p>
          </table:table-cell>
          <table:table-cell table:number-columns-repeated="9" table:style-name="ce1"/>
          <table:table-cell office:value-type="float" office:value="63" table:formula="of:=[Feuille1.$A66]" table:style-name="ce1">
            <text:p>63</text:p>
          </table:table-cell>
          <table:table-cell office:value-type="float" office:value="4846.5" table:formula="of:=AVERAGE([Feuille1.$C66];[Feuille1.O65];[Feuille1.$AA66];[Feuille1.$AM66])" table:style-name="ce3">
            <text:p>4 846,50</text:p>
          </table:table-cell>
          <table:table-cell office:value-type="float" office:value="92.956125629345479" table:formula="of:=[.V64]*100/[.J64]" table:style-name="ce3">
            <text:p>92,96</text:p>
          </table:table-cell>
          <table:table-cell office:value-type="float" office:value="1123.8566041389208" table:formula="of:=STDEV([Feuille1.$C66];[Feuille1.$O65];[Feuille1.$AA66];[Feuille1.$AM66])" table:style-name="ce3">
            <text:p>1 123,86</text:p>
          </table:table-cell>
          <table:table-cell table:number-columns-repeated="8" table:style-name="ce1"/>
          <table:table-cell office:value-type="float" office:value="63" table:formula="of:=[Feuille1.$A66]" table:style-name="ce1">
            <text:p>63</text:p>
          </table:table-cell>
          <table:table-cell office:value-type="float" office:value="245.5" table:formula="of:=AVERAGE([Feuille1.$D66];[Feuille1.$P65];[Feuille1.$AB66];[Feuille1.$AN66])" table:style-name="ce3">
            <text:p>245,50</text:p>
          </table:table-cell>
          <table:table-cell office:value-type="float" office:value="4.7087029489331096" table:formula="of:=[.AH64]*100/[.$J64]" table:style-name="ce3">
            <text:p>4,71</text:p>
          </table:table-cell>
          <table:table-cell office:value-type="float" office:value="46.493727175466006" table:formula="of:=STDEV([Feuille1.$D66];[Feuille1.$P65];[Feuille1.$AB66];[Feuille1.$AN66])" table:style-name="ce3">
            <text:p>46,49</text:p>
          </table:table-cell>
          <table:table-cell table:number-columns-repeated="9" table:style-name="ce1"/>
          <table:table-cell office:value-type="float" office:value="63" table:formula="of:=[Feuille1.$A66]" table:style-name="ce1">
            <text:p>63</text:p>
          </table:table-cell>
          <table:table-cell office:value-type="float" office:value="121.75" table:formula="of:=AVERAGE([Feuille1.$E66];[Feuille1.$Q65];[Feuille1.$AC66];[Feuille1.$AO66])" table:style-name="ce3">
            <text:p>121,75</text:p>
          </table:table-cell>
          <table:table-cell office:value-type="float" office:value="2.3351714217214097" table:formula="of:=[.AU64]*100/[.$J64]" table:style-name="ce3">
            <text:p>2,34</text:p>
          </table:table-cell>
          <table:table-cell office:value-type="float" office:value="21.777281740382566" table:formula="of:=STDEV([Feuille1.$E66];[Feuille1.$Q65];[Feuille1.$AC66];[Feuille1.$AO66])" table:style-name="ce3">
            <text:p>21,78</text:p>
          </table:table-cell>
          <table:table-cell table:number-columns-repeated="8" table:style-name="ce1"/>
          <table:table-cell office:value-type="float" office:value="63" table:formula="of:=[Feuille1.$A66]" table:style-name="ce1">
            <text:p>63</text:p>
          </table:table-cell>
          <table:table-cell office:value-type="float" office:value="459" table:formula="of:=AVERAGE([Feuille1.$G66];[Feuille1.$S65];[Feuille1.$AE66];[Feuille1.$AQ66])" table:style-name="ce3">
            <text:p>459,00</text:p>
          </table:table-cell>
          <table:table-cell office:value-type="float" office:value="145.88351517563592" table:formula="of:=STDEV([Feuille1.$G66];[Feuille1.$S65];[Feuille1.$AE66];[Feuille1.$AQ66])" table:style-name="ce3">
            <text:p>145,88</text:p>
          </table:table-cell>
          <table:table-cell table:style-name="ce3"/>
          <table:table-cell table:number-columns-repeated="5" table:style-name="ce1"/>
          <table:table-cell office:value-type="float" office:value="63" table:formula="of:=[Feuille1.$A66]" table:style-name="ce1">
            <text:p>63</text:p>
          </table:table-cell>
          <table:table-cell office:value-type="float" office:value="401.75" table:formula="of:=AVERAGE([Feuille1.$K66];[Feuille1.$W65];[Feuille1.$AI66];[Feuille1.$AU66])" table:style-name="ce3">
            <text:p>401,75</text:p>
          </table:table-cell>
          <table:table-cell office:value-type="float" office:value="130.96914394874338" table:formula="of:=STDEV([Feuille1.$K66];[Feuille1.$W65];[Feuille1.$AI66];[Feuille1.$AU66])" table:style-name="ce3">
            <text:p>130,97</text:p>
          </table:table-cell>
          <table:table-cell table:number-columns-repeated="5" table:style-name="ce1"/>
          <table:table-cell office:value-type="float" office:value="63" table:formula="of:=[Feuille1.$A66]" table:style-name="ce1">
            <text:p>63</text:p>
          </table:table-cell>
          <table:table-cell office:value-type="float" office:value="374.75" table:formula="of:=AVERAGE([Feuille1.$H66];[Feuille1.$T65];[Feuille1.$AF66];[Feuille1.$AR66])" table:style-name="ce3">
            <text:p>374,75</text:p>
          </table:table-cell>
          <table:table-cell office:value-type="float" office:value="93.279402613565651" table:formula="of:=[.BX64]*100/[.$BP64]" table:style-name="ce3">
            <text:p>93,28</text:p>
          </table:table-cell>
          <table:table-cell office:value-type="float" office:value="127.83159494689357" table:formula="of:=STDEV([Feuille1.$H66];[Feuille1.$T65];[Feuille1.$AF66];[Feuille1.$AR66])" table:style-name="ce3">
            <text:p>127,83</text:p>
          </table:table-cell>
          <table:table-cell table:number-columns-repeated="9" table:style-name="ce1"/>
          <table:table-cell office:value-type="float" office:value="63" table:formula="of:=[Feuille1.$A66]" table:style-name="ce1">
            <text:p>63</text:p>
          </table:table-cell>
          <table:table-cell office:value-type="float" office:value="15.25" table:formula="of:=AVERAGE([Feuille1.$I66];[Feuille1.$U65];[Feuille1.$AG66];[Feuille1.$AS66])" table:style-name="ce3">
            <text:p>15,25</text:p>
          </table:table-cell>
          <table:table-cell office:value-type="float" office:value="3.7958929682638458" table:formula="of:=[.CK64]*100/[.$BP64]" table:style-name="ce3">
            <text:p>3,80</text:p>
          </table:table-cell>
          <table:table-cell office:value-type="float" office:value="1.2583057392117916" table:formula="of:=STDEV([Feuille1.$I66];[Feuille1.$U65];[Feuille1.$AG66];[Feuille1.$AS66])" table:style-name="ce3">
            <text:p>1,26</text:p>
          </table:table-cell>
          <table:table-cell table:number-columns-repeated="8" table:style-name="ce1"/>
          <table:table-cell office:value-type="float" office:value="63" table:formula="of:=[Feuille1.$A66]" table:style-name="ce1">
            <text:p>63</text:p>
          </table:table-cell>
          <table:table-cell office:value-type="float" office:value="11.75" table:formula="of:=AVERAGE([Feuille1.$J66];[Feuille1.$V65];[Feuille1.$AH66];[Feuille1.$AT66])" table:style-name="ce3">
            <text:p>11,75</text:p>
          </table:table-cell>
          <table:table-cell office:value-type="float" office:value="2.9247044181705042" table:formula="of:=[.CW64]*100/[.$BP64]" table:style-name="ce3">
            <text:p>2,92</text:p>
          </table:table-cell>
          <table:table-cell office:value-type="float" office:value="2.3629078131263039" table:formula="of:=STDEV([Feuille1.$J66];[Feuille1.$V65];[Feuille1.$AH66];[Feuille1.$AT66])" table:style-name="ce3">
            <text:p>2,36</text:p>
          </table:table-cell>
          <table:table-cell table:number-columns-repeated="16281"/>
        </table:table-row>
        <table:table-row table:style-name="ro1">
          <table:table-cell office:value-type="float" office:value="64" table:formula="of:=[Feuille1.$A67]" table:style-name="ce1">
            <text:p>64</text:p>
          </table:table-cell>
          <table:table-cell office:value-type="float" office:value="907" table:formula="of:=AVERAGE([Feuille1.$B67];[Feuille1.$N66];[Feuille1.$Z67];[Feuille1.$AL67])" table:style-name="ce3">
            <text:p>907,00</text:p>
          </table:table-cell>
          <table:table-cell office:value-type="float" office:value="178.5553135585721" table:formula="of:=STDEV([Feuille1.$B67];[Feuille1.$N66];[Feuille1.$Z67];[Feuille1.$AL67])" table:style-name="ce3">
            <text:p>178,56</text:p>
          </table:table-cell>
          <table:table-cell table:number-columns-repeated="5" table:style-name="ce1"/>
          <table:table-cell office:value-type="float" office:value="64" table:formula="of:=[Feuille1.$A67]" table:style-name="ce1">
            <text:p>64</text:p>
          </table:table-cell>
          <table:table-cell office:value-type="float" office:value="5650.5" table:formula="of:=AVERAGE([Feuille1.$F67];[Feuille1.$R66];[Feuille1.$AD67];[Feuille1.$AP67])" table:style-name="ce3">
            <text:p>5 650,50</text:p>
          </table:table-cell>
          <table:table-cell office:value-type="float" office:value="1268.5596819490468" table:formula="of:=STDEV([Feuille1.$F67];[Feuille1.$R66];[Feuille1.$AD67];[Feuille1.$AP67])" table:style-name="ce3">
            <text:p>1 268,56</text:p>
          </table:table-cell>
          <table:table-cell table:number-columns-repeated="9" table:style-name="ce1"/>
          <table:table-cell office:value-type="float" office:value="64" table:formula="of:=[Feuille1.$A67]" table:style-name="ce1">
            <text:p>64</text:p>
          </table:table-cell>
          <table:table-cell office:value-type="float" office:value="5248" table:formula="of:=AVERAGE([Feuille1.$C67];[Feuille1.O66];[Feuille1.$AA67];[Feuille1.$AM67])" table:style-name="ce3">
            <text:p>5 248,00</text:p>
          </table:table-cell>
          <table:table-cell office:value-type="float" office:value="92.876736571984779" table:formula="of:=[.V65]*100/[.J65]" table:style-name="ce3">
            <text:p>92,88</text:p>
          </table:table-cell>
          <table:table-cell office:value-type="float" office:value="1197.3882689698721" table:formula="of:=STDEV([Feuille1.$C67];[Feuille1.$O66];[Feuille1.$AA67];[Feuille1.$AM67])" table:style-name="ce3">
            <text:p>1 197,39</text:p>
          </table:table-cell>
          <table:table-cell table:number-columns-repeated="8" table:style-name="ce1"/>
          <table:table-cell office:value-type="float" office:value="64" table:formula="of:=[Feuille1.$A67]" table:style-name="ce1">
            <text:p>64</text:p>
          </table:table-cell>
          <table:table-cell office:value-type="float" office:value="270.25" table:formula="of:=AVERAGE([Feuille1.$D67];[Feuille1.$P66];[Feuille1.$AB67];[Feuille1.$AN67])" table:style-name="ce3">
            <text:p>270,25</text:p>
          </table:table-cell>
          <table:table-cell office:value-type="float" office:value="4.7827625873816473" table:formula="of:=[.AH65]*100/[.$J65]" table:style-name="ce3">
            <text:p>4,78</text:p>
          </table:table-cell>
          <table:table-cell office:value-type="float" office:value="54.518345536158741" table:formula="of:=STDEV([Feuille1.$D67];[Feuille1.$P66];[Feuille1.$AB67];[Feuille1.$AN67])" table:style-name="ce3">
            <text:p>54,52</text:p>
          </table:table-cell>
          <table:table-cell table:number-columns-repeated="9" table:style-name="ce1"/>
          <table:table-cell office:value-type="float" office:value="64" table:formula="of:=[Feuille1.$A67]" table:style-name="ce1">
            <text:p>64</text:p>
          </table:table-cell>
          <table:table-cell office:value-type="float" office:value="132.25" table:formula="of:=AVERAGE([Feuille1.$E67];[Feuille1.$Q66];[Feuille1.$AC67];[Feuille1.$AO67])" table:style-name="ce3">
            <text:p>132,25</text:p>
          </table:table-cell>
          <table:table-cell office:value-type="float" office:value="2.3405008406335721" table:formula="of:=[.AU65]*100/[.$J65]" table:style-name="ce3">
            <text:p>2,34</text:p>
          </table:table-cell>
          <table:table-cell office:value-type="float" office:value="24.784067462787458" table:formula="of:=STDEV([Feuille1.$E67];[Feuille1.$Q66];[Feuille1.$AC67];[Feuille1.$AO67])" table:style-name="ce3">
            <text:p>24,78</text:p>
          </table:table-cell>
          <table:table-cell table:number-columns-repeated="8" table:style-name="ce1"/>
          <table:table-cell office:value-type="float" office:value="64" table:formula="of:=[Feuille1.$A67]" table:style-name="ce1">
            <text:p>64</text:p>
          </table:table-cell>
          <table:table-cell office:value-type="float" office:value="506.25" table:formula="of:=AVERAGE([Feuille1.$G67];[Feuille1.$S66];[Feuille1.$AE67];[Feuille1.$AQ67])" table:style-name="ce3">
            <text:p>506,25</text:p>
          </table:table-cell>
          <table:table-cell office:value-type="float" office:value="97.626413775507842" table:formula="of:=STDEV([Feuille1.$G67];[Feuille1.$S66];[Feuille1.$AE67];[Feuille1.$AQ67])" table:style-name="ce3">
            <text:p>97,63</text:p>
          </table:table-cell>
          <table:table-cell table:style-name="ce3"/>
          <table:table-cell table:number-columns-repeated="5" table:style-name="ce1"/>
          <table:table-cell office:value-type="float" office:value="64" table:formula="of:=[Feuille1.$A67]" table:style-name="ce1">
            <text:p>64</text:p>
          </table:table-cell>
          <table:table-cell office:value-type="float" office:value="436.75" table:formula="of:=AVERAGE([Feuille1.$K67];[Feuille1.$W66];[Feuille1.$AI67];[Feuille1.$AU67])" table:style-name="ce3">
            <text:p>436,75</text:p>
          </table:table-cell>
          <table:table-cell office:value-type="float" office:value="93.292997236305652" table:formula="of:=STDEV([Feuille1.$K67];[Feuille1.$W66];[Feuille1.$AI67];[Feuille1.$AU67])" table:style-name="ce3">
            <text:p>93,29</text:p>
          </table:table-cell>
          <table:table-cell table:number-columns-repeated="5" table:style-name="ce1"/>
          <table:table-cell office:value-type="float" office:value="64" table:formula="of:=[Feuille1.$A67]" table:style-name="ce1">
            <text:p>64</text:p>
          </table:table-cell>
          <table:table-cell office:value-type="float" office:value="401.5" table:formula="of:=AVERAGE([Feuille1.$H67];[Feuille1.$T66];[Feuille1.$AF67];[Feuille1.$AR67])" table:style-name="ce3">
            <text:p>401,50</text:p>
          </table:table-cell>
          <table:table-cell office:value-type="float" office:value="91.92902117916428" table:formula="of:=[.BX65]*100/[.$BP65]" table:style-name="ce3">
            <text:p>91,93</text:p>
          </table:table-cell>
          <table:table-cell office:value-type="float" office:value="84.50838222724812" table:formula="of:=STDEV([Feuille1.$H67];[Feuille1.$T66];[Feuille1.$AF67];[Feuille1.$AR67])" table:style-name="ce3">
            <text:p>84,51</text:p>
          </table:table-cell>
          <table:table-cell table:number-columns-repeated="9" table:style-name="ce1"/>
          <table:table-cell office:value-type="float" office:value="64" table:formula="of:=[Feuille1.$A67]" table:style-name="ce1">
            <text:p>64</text:p>
          </table:table-cell>
          <table:table-cell office:value-type="float" office:value="24.75" table:formula="of:=AVERAGE([Feuille1.$I67];[Feuille1.$U66];[Feuille1.$AG67];[Feuille1.$AS67])" table:style-name="ce3">
            <text:p>24,75</text:p>
          </table:table-cell>
          <table:table-cell office:value-type="float" office:value="5.6668574699484831" table:formula="of:=[.CK65]*100/[.$BP65]" table:style-name="ce3">
            <text:p>5,67</text:p>
          </table:table-cell>
          <table:table-cell office:value-type="float" office:value="8.3416625041614658" table:formula="of:=STDEV([Feuille1.$I67];[Feuille1.$U66];[Feuille1.$AG67];[Feuille1.$AS67])" table:style-name="ce3">
            <text:p>8,34</text:p>
          </table:table-cell>
          <table:table-cell table:number-columns-repeated="8" table:style-name="ce1"/>
          <table:table-cell office:value-type="float" office:value="64" table:formula="of:=[Feuille1.$A67]" table:style-name="ce1">
            <text:p>64</text:p>
          </table:table-cell>
          <table:table-cell office:value-type="float" office:value="10.5" table:formula="of:=AVERAGE([Feuille1.$J67];[Feuille1.$V66];[Feuille1.$AH67];[Feuille1.$AT67])" table:style-name="ce3">
            <text:p>10,50</text:p>
          </table:table-cell>
          <table:table-cell office:value-type="float" office:value="2.4041213508872352" table:formula="of:=[.CW65]*100/[.$BP65]" table:style-name="ce3">
            <text:p>2,40</text:p>
          </table:table-cell>
          <table:table-cell office:value-type="float" office:value="3.5118845842842465" table:formula="of:=STDEV([Feuille1.$J67];[Feuille1.$V66];[Feuille1.$AH67];[Feuille1.$AT67])" table:style-name="ce3">
            <text:p>3,51</text:p>
          </table:table-cell>
          <table:table-cell table:number-columns-repeated="16281"/>
        </table:table-row>
        <table:table-row table:style-name="ro1">
          <table:table-cell office:value-type="float" office:value="65" table:formula="of:=[Feuille1.$A68]" table:style-name="ce1">
            <text:p>65</text:p>
          </table:table-cell>
          <table:table-cell office:value-type="float" office:value="977.5" table:formula="of:=AVERAGE([Feuille1.$B68];[Feuille1.$N67];[Feuille1.$Z68];[Feuille1.$AL68])" table:style-name="ce3">
            <text:p>977,50</text:p>
          </table:table-cell>
          <table:table-cell office:value-type="float" office:value="199.58874383758885" table:formula="of:=STDEV([Feuille1.$B68];[Feuille1.$N67];[Feuille1.$Z68];[Feuille1.$AL68])" table:style-name="ce3">
            <text:p>199,59</text:p>
          </table:table-cell>
          <table:table-cell table:number-columns-repeated="5" table:style-name="ce1"/>
          <table:table-cell office:value-type="float" office:value="65" table:formula="of:=[Feuille1.$A68]" table:style-name="ce1">
            <text:p>65</text:p>
          </table:table-cell>
          <table:table-cell office:value-type="float" office:value="6103.25" table:formula="of:=AVERAGE([Feuille1.$F68];[Feuille1.$R67];[Feuille1.$AD68];[Feuille1.$AP68])" table:style-name="ce3">
            <text:p>6 103,25</text:p>
          </table:table-cell>
          <table:table-cell office:value-type="float" office:value="1396.358925921269" table:formula="of:=STDEV([Feuille1.$F68];[Feuille1.$R67];[Feuille1.$AD68];[Feuille1.$AP68])" table:style-name="ce3">
            <text:p>1 396,36</text:p>
          </table:table-cell>
          <table:table-cell table:number-columns-repeated="9" table:style-name="ce1"/>
          <table:table-cell office:value-type="float" office:value="65" table:formula="of:=[Feuille1.$A68]" table:style-name="ce1">
            <text:p>65</text:p>
          </table:table-cell>
          <table:table-cell office:value-type="float" office:value="5670.25" table:formula="of:=AVERAGE([Feuille1.$C68];[Feuille1.O67];[Feuille1.$AA68];[Feuille1.$AM68])" table:style-name="ce3">
            <text:p>5 670,25</text:p>
          </table:table-cell>
          <table:table-cell office:value-type="float" office:value="92.905419243845486" table:formula="of:=[.V66]*100/[.J66]" table:style-name="ce3">
            <text:p>92,91</text:p>
          </table:table-cell>
          <table:table-cell office:value-type="float" office:value="1321.4056593895255" table:formula="of:=STDEV([Feuille1.$C68];[Feuille1.$O67];[Feuille1.$AA68];[Feuille1.$AM68])" table:style-name="ce3">
            <text:p>1 321,41</text:p>
          </table:table-cell>
          <table:table-cell table:number-columns-repeated="8" table:style-name="ce1"/>
          <table:table-cell office:value-type="float" office:value="65" table:formula="of:=[Feuille1.$A68]" table:style-name="ce1">
            <text:p>65</text:p>
          </table:table-cell>
          <table:table-cell office:value-type="float" office:value="290.25" table:formula="of:=AVERAGE([Feuille1.$D68];[Feuille1.$P67];[Feuille1.$AB68];[Feuille1.$AN68])" table:style-name="ce3">
            <text:p>290,25</text:p>
          </table:table-cell>
          <table:table-cell office:value-type="float" office:value="4.7556629664522996" table:formula="of:=[.AH66]*100/[.$J66]" table:style-name="ce3">
            <text:p>4,76</text:p>
          </table:table-cell>
          <table:table-cell office:value-type="float" office:value="57.563732795340272" table:formula="of:=STDEV([Feuille1.$D68];[Feuille1.$P67];[Feuille1.$AB68];[Feuille1.$AN68])" table:style-name="ce3">
            <text:p>57,56</text:p>
          </table:table-cell>
          <table:table-cell table:number-columns-repeated="9" table:style-name="ce1"/>
          <table:table-cell office:value-type="float" office:value="65" table:formula="of:=[Feuille1.$A68]" table:style-name="ce1">
            <text:p>65</text:p>
          </table:table-cell>
          <table:table-cell office:value-type="float" office:value="142.75" table:formula="of:=AVERAGE([Feuille1.$E68];[Feuille1.$Q67];[Feuille1.$AC68];[Feuille1.$AO68])" table:style-name="ce3">
            <text:p>142,75</text:p>
          </table:table-cell>
          <table:table-cell office:value-type="float" office:value="2.338917789702208" table:formula="of:=[.AU66]*100/[.$J66]" table:style-name="ce3">
            <text:p>2,34</text:p>
          </table:table-cell>
          <table:table-cell office:value-type="float" office:value="24.757153848265084" table:formula="of:=STDEV([Feuille1.$E68];[Feuille1.$Q67];[Feuille1.$AC68];[Feuille1.$AO68])" table:style-name="ce3">
            <text:p>24,76</text:p>
          </table:table-cell>
          <table:table-cell table:number-columns-repeated="8" table:style-name="ce1"/>
          <table:table-cell office:value-type="float" office:value="65" table:formula="of:=[Feuille1.$A68]" table:style-name="ce1">
            <text:p>65</text:p>
          </table:table-cell>
          <table:table-cell office:value-type="float" office:value="523.25" table:formula="of:=AVERAGE([Feuille1.$G68];[Feuille1.$S67];[Feuille1.$AE68];[Feuille1.$AQ68])" table:style-name="ce3">
            <text:p>523,25</text:p>
          </table:table-cell>
          <table:table-cell office:value-type="float" office:value="149.5445864394072" table:formula="of:=STDEV([Feuille1.$G68];[Feuille1.$S67];[Feuille1.$AE68];[Feuille1.$AQ68])" table:style-name="ce3">
            <text:p>149,54</text:p>
          </table:table-cell>
          <table:table-cell table:style-name="ce3"/>
          <table:table-cell table:number-columns-repeated="5" table:style-name="ce1"/>
          <table:table-cell office:value-type="float" office:value="65" table:formula="of:=[Feuille1.$A68]" table:style-name="ce1">
            <text:p>65</text:p>
          </table:table-cell>
          <table:table-cell office:value-type="float" office:value="452.75" table:formula="of:=AVERAGE([Feuille1.$K68];[Feuille1.$W67];[Feuille1.$AI68];[Feuille1.$AU68])" table:style-name="ce3">
            <text:p>452,75</text:p>
          </table:table-cell>
          <table:table-cell office:value-type="float" office:value="128.5" table:formula="of:=STDEV([Feuille1.$K68];[Feuille1.$W67];[Feuille1.$AI68];[Feuille1.$AU68])" table:style-name="ce3">
            <text:p>128,50</text:p>
          </table:table-cell>
          <table:table-cell table:number-columns-repeated="5" table:style-name="ce1"/>
          <table:table-cell office:value-type="float" office:value="65" table:formula="of:=[Feuille1.$A68]" table:style-name="ce1">
            <text:p>65</text:p>
          </table:table-cell>
          <table:table-cell office:value-type="float" office:value="422.25" table:formula="of:=AVERAGE([Feuille1.$H68];[Feuille1.$T67];[Feuille1.$AF68];[Feuille1.$AR68])" table:style-name="ce3">
            <text:p>422,25</text:p>
          </table:table-cell>
          <table:table-cell office:value-type="float" office:value="93.263390392048592" table:formula="of:=[.BX66]*100/[.$BP66]" table:style-name="ce3">
            <text:p>93,26</text:p>
          </table:table-cell>
          <table:table-cell office:value-type="float" office:value="125.43623878289719" table:formula="of:=STDEV([Feuille1.$H68];[Feuille1.$T67];[Feuille1.$AF68];[Feuille1.$AR68])" table:style-name="ce3">
            <text:p>125,44</text:p>
          </table:table-cell>
          <table:table-cell table:number-columns-repeated="9" table:style-name="ce1"/>
          <table:table-cell office:value-type="float" office:value="65" table:formula="of:=[Feuille1.$A68]" table:style-name="ce1">
            <text:p>65</text:p>
          </table:table-cell>
          <table:table-cell office:value-type="float" office:value="20" table:formula="of:=AVERAGE([Feuille1.$I68];[Feuille1.$U67];[Feuille1.$AG68];[Feuille1.$AS68])" table:style-name="ce3">
            <text:p>20,00</text:p>
          </table:table-cell>
          <table:table-cell office:value-type="float" office:value="4.417448923246825" table:formula="of:=[.CK66]*100/[.$BP66]" table:style-name="ce3">
            <text:p>4,42</text:p>
          </table:table-cell>
          <table:table-cell office:value-type="float" office:value="3.1622776601683795" table:formula="of:=STDEV([Feuille1.$I68];[Feuille1.$U67];[Feuille1.$AG68];[Feuille1.$AS68])" table:style-name="ce3">
            <text:p>3,16</text:p>
          </table:table-cell>
          <table:table-cell table:number-columns-repeated="8" table:style-name="ce1"/>
          <table:table-cell office:value-type="float" office:value="65" table:formula="of:=[Feuille1.$A68]" table:style-name="ce1">
            <text:p>65</text:p>
          </table:table-cell>
          <table:table-cell office:value-type="float" office:value="10.5" table:formula="of:=AVERAGE([Feuille1.$J68];[Feuille1.$V67];[Feuille1.$AH68];[Feuille1.$AT68])" table:style-name="ce3">
            <text:p>10,50</text:p>
          </table:table-cell>
          <table:table-cell office:value-type="float" office:value="2.3191606847045829" table:formula="of:=[.CW66]*100/[.$BP66]" table:style-name="ce3">
            <text:p>2,32</text:p>
          </table:table-cell>
          <table:table-cell office:value-type="float" office:value="4.6547466812563139" table:formula="of:=STDEV([Feuille1.$J68];[Feuille1.$V67];[Feuille1.$AH68];[Feuille1.$AT68])" table:style-name="ce3">
            <text:p>4,65</text:p>
          </table:table-cell>
          <table:table-cell table:number-columns-repeated="16281"/>
        </table:table-row>
        <table:table-row table:style-name="ro1">
          <table:table-cell office:value-type="float" office:value="66" table:formula="of:=[Feuille1.$A69]" table:style-name="ce1">
            <text:p>66</text:p>
          </table:table-cell>
          <table:table-cell office:value-type="float" office:value="1060" table:formula="of:=AVERAGE([Feuille1.$B69];[Feuille1.$N68];[Feuille1.$Z69];[Feuille1.$AL69])" table:style-name="ce3">
            <text:p>1 060,00</text:p>
          </table:table-cell>
          <table:table-cell office:value-type="float" office:value="208.25145057518006" table:formula="of:=STDEV([Feuille1.$B69];[Feuille1.$N68];[Feuille1.$Z69];[Feuille1.$AL69])" table:style-name="ce3">
            <text:p>208,25</text:p>
          </table:table-cell>
          <table:table-cell table:number-columns-repeated="5" table:style-name="ce1"/>
          <table:table-cell office:value-type="float" office:value="66" table:formula="of:=[Feuille1.$A69]" table:style-name="ce1">
            <text:p>66</text:p>
          </table:table-cell>
          <table:table-cell office:value-type="float" office:value="6618" table:formula="of:=AVERAGE([Feuille1.$F69];[Feuille1.$R68];[Feuille1.$AD69];[Feuille1.$AP69])" table:style-name="ce3">
            <text:p>6 618,00</text:p>
          </table:table-cell>
          <table:table-cell office:value-type="float" office:value="1508.9119700411065" table:formula="of:=STDEV([Feuille1.$F69];[Feuille1.$R68];[Feuille1.$AD69];[Feuille1.$AP69])" table:style-name="ce3">
            <text:p>1 508,91</text:p>
          </table:table-cell>
          <table:table-cell table:number-columns-repeated="9" table:style-name="ce1"/>
          <table:table-cell office:value-type="float" office:value="66" table:formula="of:=[Feuille1.$A69]" table:style-name="ce1">
            <text:p>66</text:p>
          </table:table-cell>
          <table:table-cell office:value-type="float" office:value="6150.25" table:formula="of:=AVERAGE([Feuille1.$C69];[Feuille1.O68];[Feuille1.$AA69];[Feuille1.$AM69])" table:style-name="ce3">
            <text:p>6 150,25</text:p>
          </table:table-cell>
          <table:table-cell office:value-type="float" office:value="92.932154729525536" table:formula="of:=[.V67]*100/[.J67]" table:style-name="ce3">
            <text:p>92,93</text:p>
          </table:table-cell>
          <table:table-cell office:value-type="float" office:value="1429.2544385098126" table:formula="of:=STDEV([Feuille1.$C69];[Feuille1.$O68];[Feuille1.$AA69];[Feuille1.$AM69])" table:style-name="ce3">
            <text:p>1 429,25</text:p>
          </table:table-cell>
          <table:table-cell table:number-columns-repeated="8" table:style-name="ce1"/>
          <table:table-cell office:value-type="float" office:value="66" table:formula="of:=[Feuille1.$A69]" table:style-name="ce1">
            <text:p>66</text:p>
          </table:table-cell>
          <table:table-cell office:value-type="float" office:value="313.25" table:formula="of:=AVERAGE([Feuille1.$D69];[Feuille1.$P68];[Feuille1.$AB69];[Feuille1.$AN69])" table:style-name="ce3">
            <text:p>313,25</text:p>
          </table:table-cell>
          <table:table-cell office:value-type="float" office:value="4.7333031127228766" table:formula="of:=[.AH67]*100/[.$J67]" table:style-name="ce3">
            <text:p>4,73</text:p>
          </table:table-cell>
          <table:table-cell office:value-type="float" office:value="59.168544571137346" table:formula="of:=STDEV([Feuille1.$D69];[Feuille1.$P68];[Feuille1.$AB69];[Feuille1.$AN69])" table:style-name="ce3">
            <text:p>59,17</text:p>
          </table:table-cell>
          <table:table-cell table:number-columns-repeated="9" table:style-name="ce1"/>
          <table:table-cell office:value-type="float" office:value="66" table:formula="of:=[Feuille1.$A69]" table:style-name="ce1">
            <text:p>66</text:p>
          </table:table-cell>
          <table:table-cell office:value-type="float" office:value="154.5" table:formula="of:=AVERAGE([Feuille1.$E69];[Feuille1.$Q68];[Feuille1.$AC69];[Feuille1.$AO69])" table:style-name="ce3">
            <text:p>154,50</text:p>
          </table:table-cell>
          <table:table-cell office:value-type="float" office:value="2.3345421577515868" table:formula="of:=[.AU67]*100/[.$J67]" table:style-name="ce3">
            <text:p>2,33</text:p>
          </table:table-cell>
          <table:table-cell office:value-type="float" office:value="26.413380447543375" table:formula="of:=STDEV([Feuille1.$E69];[Feuille1.$Q68];[Feuille1.$AC69];[Feuille1.$AO69])" table:style-name="ce3">
            <text:p>26,41</text:p>
          </table:table-cell>
          <table:table-cell table:number-columns-repeated="8" table:style-name="ce1"/>
          <table:table-cell office:value-type="float" office:value="66" table:formula="of:=[Feuille1.$A69]" table:style-name="ce1">
            <text:p>66</text:p>
          </table:table-cell>
          <table:table-cell office:value-type="float" office:value="597.25" table:formula="of:=AVERAGE([Feuille1.$G69];[Feuille1.$S68];[Feuille1.$AE69];[Feuille1.$AQ69])" table:style-name="ce3">
            <text:p>597,25</text:p>
          </table:table-cell>
          <table:table-cell office:value-type="float" office:value="126.25734302077906" table:formula="of:=STDEV([Feuille1.$G69];[Feuille1.$S68];[Feuille1.$AE69];[Feuille1.$AQ69])" table:style-name="ce3">
            <text:p>126,26</text:p>
          </table:table-cell>
          <table:table-cell table:style-name="ce3"/>
          <table:table-cell table:number-columns-repeated="5" table:style-name="ce1"/>
          <table:table-cell office:value-type="float" office:value="66" table:formula="of:=[Feuille1.$A69]" table:style-name="ce1">
            <text:p>66</text:p>
          </table:table-cell>
          <table:table-cell office:value-type="float" office:value="514.75" table:formula="of:=AVERAGE([Feuille1.$K69];[Feuille1.$W68];[Feuille1.$AI69];[Feuille1.$AU69])" table:style-name="ce3">
            <text:p>514,75</text:p>
          </table:table-cell>
          <table:table-cell office:value-type="float" office:value="117.83427628099842" table:formula="of:=STDEV([Feuille1.$K69];[Feuille1.$W68];[Feuille1.$AI69];[Feuille1.$AU69])" table:style-name="ce3">
            <text:p>117,83</text:p>
          </table:table-cell>
          <table:table-cell table:number-columns-repeated="5" table:style-name="ce1"/>
          <table:table-cell office:value-type="float" office:value="66" table:formula="of:=[Feuille1.$A69]" table:style-name="ce1">
            <text:p>66</text:p>
          </table:table-cell>
          <table:table-cell office:value-type="float" office:value="480" table:formula="of:=AVERAGE([Feuille1.$H69];[Feuille1.$T68];[Feuille1.$AF69];[Feuille1.$AR69])" table:style-name="ce3">
            <text:p>480,00</text:p>
          </table:table-cell>
          <table:table-cell office:value-type="float" office:value="93.249150072850895" table:formula="of:=[.BX67]*100/[.$BP67]" table:style-name="ce3">
            <text:p>93,25</text:p>
          </table:table-cell>
          <table:table-cell office:value-type="float" office:value="112.02083139606967" table:formula="of:=STDEV([Feuille1.$H69];[Feuille1.$T68];[Feuille1.$AF69];[Feuille1.$AR69])" table:style-name="ce3">
            <text:p>112,02</text:p>
          </table:table-cell>
          <table:table-cell table:number-columns-repeated="9" table:style-name="ce1"/>
          <table:table-cell office:value-type="float" office:value="66" table:formula="of:=[Feuille1.$A69]" table:style-name="ce1">
            <text:p>66</text:p>
          </table:table-cell>
          <table:table-cell office:value-type="float" office:value="23" table:formula="of:=AVERAGE([Feuille1.$I69];[Feuille1.$U68];[Feuille1.$AG69];[Feuille1.$AS69])" table:style-name="ce3">
            <text:p>23,00</text:p>
          </table:table-cell>
          <table:table-cell office:value-type="float" office:value="4.4681884409907724" table:formula="of:=[.CK67]*100/[.$BP67]" table:style-name="ce3">
            <text:p>4,47</text:p>
          </table:table-cell>
          <table:table-cell office:value-type="float" office:value="2.70801280154532" table:formula="of:=STDEV([Feuille1.$I69];[Feuille1.$U68];[Feuille1.$AG69];[Feuille1.$AS69])" table:style-name="ce3">
            <text:p>2,71</text:p>
          </table:table-cell>
          <table:table-cell table:number-columns-repeated="8" table:style-name="ce1"/>
          <table:table-cell office:value-type="float" office:value="66" table:formula="of:=[Feuille1.$A69]" table:style-name="ce1">
            <text:p>66</text:p>
          </table:table-cell>
          <table:table-cell office:value-type="float" office:value="11.75" table:formula="of:=AVERAGE([Feuille1.$J69];[Feuille1.$V68];[Feuille1.$AH69];[Feuille1.$AT69])" table:style-name="ce3">
            <text:p>11,75</text:p>
          </table:table-cell>
          <table:table-cell office:value-type="float" office:value="2.2826614861583292" table:formula="of:=[.CW67]*100/[.$BP67]" table:style-name="ce3">
            <text:p>2,28</text:p>
          </table:table-cell>
          <table:table-cell office:value-type="float" office:value="4.1129875597510219" table:formula="of:=STDEV([Feuille1.$J69];[Feuille1.$V68];[Feuille1.$AH69];[Feuille1.$AT69])" table:style-name="ce3">
            <text:p>4,11</text:p>
          </table:table-cell>
          <table:table-cell table:number-columns-repeated="16281"/>
        </table:table-row>
        <table:table-row table:style-name="ro1">
          <table:table-cell office:value-type="float" office:value="67" table:formula="of:=[Feuille1.$A70]" table:style-name="ce1">
            <text:p>67</text:p>
          </table:table-cell>
          <table:table-cell office:value-type="float" office:value="1134.25" table:formula="of:=AVERAGE([Feuille1.$B70];[Feuille1.$N69];[Feuille1.$Z70];[Feuille1.$AL70])" table:style-name="ce3">
            <text:p>1 134,25</text:p>
          </table:table-cell>
          <table:table-cell office:value-type="float" office:value="222.89665019166767" table:formula="of:=STDEV([Feuille1.$B70];[Feuille1.$N69];[Feuille1.$Z70];[Feuille1.$AL70])" table:style-name="ce3">
            <text:p>222,90</text:p>
          </table:table-cell>
          <table:table-cell table:number-columns-repeated="5" table:style-name="ce1"/>
          <table:table-cell office:value-type="float" office:value="67" table:formula="of:=[Feuille1.$A70]" table:style-name="ce1">
            <text:p>67</text:p>
          </table:table-cell>
          <table:table-cell office:value-type="float" office:value="7124" table:formula="of:=AVERAGE([Feuille1.$F70];[Feuille1.$R69];[Feuille1.$AD70];[Feuille1.$AP70])" table:style-name="ce3">
            <text:p>7 124,00</text:p>
          </table:table-cell>
          <table:table-cell office:value-type="float" office:value="1609.5701289474778" table:formula="of:=STDEV([Feuille1.$F70];[Feuille1.$R69];[Feuille1.$AD70];[Feuille1.$AP70])" table:style-name="ce3">
            <text:p>1 609,57</text:p>
          </table:table-cell>
          <table:table-cell table:number-columns-repeated="9" table:style-name="ce1"/>
          <table:table-cell office:value-type="float" office:value="67" table:formula="of:=[Feuille1.$A70]" table:style-name="ce1">
            <text:p>67</text:p>
          </table:table-cell>
          <table:table-cell office:value-type="float" office:value="6618.5" table:formula="of:=AVERAGE([Feuille1.$C70];[Feuille1.O69];[Feuille1.$AA70];[Feuille1.$AM70])" table:style-name="ce3">
            <text:p>6 618,50</text:p>
          </table:table-cell>
          <table:table-cell office:value-type="float" office:value="92.90426726558114" table:formula="of:=[.V68]*100/[.J68]" table:style-name="ce3">
            <text:p>92,90</text:p>
          </table:table-cell>
          <table:table-cell office:value-type="float" office:value="1521.2829015888749" table:formula="of:=STDEV([Feuille1.$C70];[Feuille1.$O69];[Feuille1.$AA70];[Feuille1.$AM70])" table:style-name="ce3">
            <text:p>1 521,28</text:p>
          </table:table-cell>
          <table:table-cell table:number-columns-repeated="8" table:style-name="ce1"/>
          <table:table-cell office:value-type="float" office:value="67" table:formula="of:=[Feuille1.$A70]" table:style-name="ce1">
            <text:p>67</text:p>
          </table:table-cell>
          <table:table-cell office:value-type="float" office:value="339.75" table:formula="of:=AVERAGE([Feuille1.$D70];[Feuille1.$P69];[Feuille1.$AB70];[Feuille1.$AN70])" table:style-name="ce3">
            <text:p>339,75</text:p>
          </table:table-cell>
          <table:table-cell office:value-type="float" office:value="4.7690903986524429" table:formula="of:=[.AH68]*100/[.$J68]" table:style-name="ce3">
            <text:p>4,77</text:p>
          </table:table-cell>
          <table:table-cell office:value-type="float" office:value="60.993852149212543" table:formula="of:=STDEV([Feuille1.$D70];[Feuille1.$P69];[Feuille1.$AB70];[Feuille1.$AN70])" table:style-name="ce3">
            <text:p>60,99</text:p>
          </table:table-cell>
          <table:table-cell table:number-columns-repeated="9" table:style-name="ce1"/>
          <table:table-cell office:value-type="float" office:value="67" table:formula="of:=[Feuille1.$A70]" table:style-name="ce1">
            <text:p>67</text:p>
          </table:table-cell>
          <table:table-cell office:value-type="float" office:value="165.75" table:formula="of:=AVERAGE([Feuille1.$E70];[Feuille1.$Q69];[Feuille1.$AC70];[Feuille1.$AO70])" table:style-name="ce3">
            <text:p>165,75</text:p>
          </table:table-cell>
          <table:table-cell office:value-type="float" office:value="2.3266423357664232" table:formula="of:=[.AU68]*100/[.$J68]" table:style-name="ce3">
            <text:p>2,33</text:p>
          </table:table-cell>
          <table:table-cell office:value-type="float" office:value="31.647801398096099" table:formula="of:=STDEV([Feuille1.$E70];[Feuille1.$Q69];[Feuille1.$AC70];[Feuille1.$AO70])" table:style-name="ce3">
            <text:p>31,65</text:p>
          </table:table-cell>
          <table:table-cell table:number-columns-repeated="8" table:style-name="ce1"/>
          <table:table-cell office:value-type="float" office:value="67" table:formula="of:=[Feuille1.$A70]" table:style-name="ce1">
            <text:p>67</text:p>
          </table:table-cell>
          <table:table-cell office:value-type="float" office:value="580.25" table:formula="of:=AVERAGE([Feuille1.$G70];[Feuille1.$S69];[Feuille1.$AE70];[Feuille1.$AQ70])" table:style-name="ce3">
            <text:p>580,25</text:p>
          </table:table-cell>
          <table:table-cell office:value-type="float" office:value="119.09485015454419" table:formula="of:=STDEV([Feuille1.$G70];[Feuille1.$S69];[Feuille1.$AE70];[Feuille1.$AQ70])" table:style-name="ce3">
            <text:p>119,09</text:p>
          </table:table-cell>
          <table:table-cell table:style-name="ce3"/>
          <table:table-cell table:number-columns-repeated="5" table:style-name="ce1"/>
          <table:table-cell office:value-type="float" office:value="67" table:formula="of:=[Feuille1.$A70]" table:style-name="ce1">
            <text:p>67</text:p>
          </table:table-cell>
          <table:table-cell office:value-type="float" office:value="506" table:formula="of:=AVERAGE([Feuille1.$K70];[Feuille1.$W69];[Feuille1.$AI70];[Feuille1.$AU70])" table:style-name="ce3">
            <text:p>506,00</text:p>
          </table:table-cell>
          <table:table-cell office:value-type="float" office:value="103.20529702168069" table:formula="of:=STDEV([Feuille1.$K70];[Feuille1.$W69];[Feuille1.$AI70];[Feuille1.$AU70])" table:style-name="ce3">
            <text:p>103,21</text:p>
          </table:table-cell>
          <table:table-cell table:number-columns-repeated="5" table:style-name="ce1"/>
          <table:table-cell office:value-type="float" office:value="67" table:formula="of:=[Feuille1.$A70]" table:style-name="ce1">
            <text:p>67</text:p>
          </table:table-cell>
          <table:table-cell office:value-type="float" office:value="468.25" table:formula="of:=AVERAGE([Feuille1.$H70];[Feuille1.$T69];[Feuille1.$AF70];[Feuille1.$AR70])" table:style-name="ce3">
            <text:p>468,25</text:p>
          </table:table-cell>
          <table:table-cell office:value-type="float" office:value="92.539525691699609" table:formula="of:=[.BX68]*100/[.$BP68]" table:style-name="ce3">
            <text:p>92,54</text:p>
          </table:table-cell>
          <table:table-cell office:value-type="float" office:value="96.202477445576562" table:formula="of:=STDEV([Feuille1.$H70];[Feuille1.$T69];[Feuille1.$AF70];[Feuille1.$AR70])" table:style-name="ce3">
            <text:p>96,20</text:p>
          </table:table-cell>
          <table:table-cell table:number-columns-repeated="9" table:style-name="ce1"/>
          <table:table-cell office:value-type="float" office:value="67" table:formula="of:=[Feuille1.$A70]" table:style-name="ce1">
            <text:p>67</text:p>
          </table:table-cell>
          <table:table-cell office:value-type="float" office:value="26.5" table:formula="of:=AVERAGE([Feuille1.$I70];[Feuille1.$U69];[Feuille1.$AG70];[Feuille1.$AS70])" table:style-name="ce3">
            <text:p>26,50</text:p>
          </table:table-cell>
          <table:table-cell office:value-type="float" office:value="5.2371541501976289" table:formula="of:=[.CK68]*100/[.$BP68]" table:style-name="ce3">
            <text:p>5,24</text:p>
          </table:table-cell>
          <table:table-cell office:value-type="float" office:value="7.1414284285428504" table:formula="of:=STDEV([Feuille1.$I70];[Feuille1.$U69];[Feuille1.$AG70];[Feuille1.$AS70])" table:style-name="ce3">
            <text:p>7,14</text:p>
          </table:table-cell>
          <table:table-cell table:number-columns-repeated="8" table:style-name="ce1"/>
          <table:table-cell office:value-type="float" office:value="67" table:formula="of:=[Feuille1.$A70]" table:style-name="ce1">
            <text:p>67</text:p>
          </table:table-cell>
          <table:table-cell office:value-type="float" office:value="11.25" table:formula="of:=AVERAGE([Feuille1.$J70];[Feuille1.$V69];[Feuille1.$AH70];[Feuille1.$AT70])" table:style-name="ce3">
            <text:p>11,25</text:p>
          </table:table-cell>
          <table:table-cell office:value-type="float" office:value="2.2233201581027666" table:formula="of:=[.CW68]*100/[.$BP68]" table:style-name="ce3">
            <text:p>2,22</text:p>
          </table:table-cell>
          <table:table-cell office:value-type="float" office:value="5.5" table:formula="of:=STDEV([Feuille1.$J70];[Feuille1.$V69];[Feuille1.$AH70];[Feuille1.$AT70])" table:style-name="ce3">
            <text:p>5,50</text:p>
          </table:table-cell>
          <table:table-cell table:number-columns-repeated="16281"/>
        </table:table-row>
        <table:table-row table:style-name="ro1">
          <table:table-cell office:value-type="float" office:value="68" table:formula="of:=[Feuille1.$A71]" table:style-name="ce1">
            <text:p>68</text:p>
          </table:table-cell>
          <table:table-cell office:value-type="float" office:value="1236.5" table:formula="of:=AVERAGE([Feuille1.$B71];[Feuille1.$N70];[Feuille1.$Z71];[Feuille1.$AL71])" table:style-name="ce3">
            <text:p>1 236,50</text:p>
          </table:table-cell>
          <table:table-cell office:value-type="float" office:value="243.24267717651853" table:formula="of:=STDEV([Feuille1.$B71];[Feuille1.$N70];[Feuille1.$Z71];[Feuille1.$AL71])" table:style-name="ce3">
            <text:p>243,24</text:p>
          </table:table-cell>
          <table:table-cell table:number-columns-repeated="5" table:style-name="ce1"/>
          <table:table-cell office:value-type="float" office:value="68" table:formula="of:=[Feuille1.$A71]" table:style-name="ce1">
            <text:p>68</text:p>
          </table:table-cell>
          <table:table-cell office:value-type="float" office:value="7709.75" table:formula="of:=AVERAGE([Feuille1.$F71];[Feuille1.$R70];[Feuille1.$AD71];[Feuille1.$AP71])" table:style-name="ce3">
            <text:p>7 709,75</text:p>
          </table:table-cell>
          <table:table-cell office:value-type="float" office:value="1722.2435706562142" table:formula="of:=STDEV([Feuille1.$F71];[Feuille1.$R70];[Feuille1.$AD71];[Feuille1.$AP71])" table:style-name="ce3">
            <text:p>1 722,24</text:p>
          </table:table-cell>
          <table:table-cell table:number-columns-repeated="9" table:style-name="ce1"/>
          <table:table-cell office:value-type="float" office:value="68" table:formula="of:=[Feuille1.$A71]" table:style-name="ce1">
            <text:p>68</text:p>
          </table:table-cell>
          <table:table-cell office:value-type="float" office:value="7173.25" table:formula="of:=AVERAGE([Feuille1.$C71];[Feuille1.O70];[Feuille1.$AA71];[Feuille1.$AM71])" table:style-name="ce3">
            <text:p>7 173,25</text:p>
          </table:table-cell>
          <table:table-cell office:value-type="float" office:value="93.041278900094042" table:formula="of:=[.V69]*100/[.J69]" table:style-name="ce3">
            <text:p>93,04</text:p>
          </table:table-cell>
          <table:table-cell office:value-type="float" office:value="1632.8968889675796" table:formula="of:=STDEV([Feuille1.$C71];[Feuille1.$O70];[Feuille1.$AA71];[Feuille1.$AM71])" table:style-name="ce3">
            <text:p>1 632,90</text:p>
          </table:table-cell>
          <table:table-cell table:number-columns-repeated="8" table:style-name="ce1"/>
          <table:table-cell office:value-type="float" office:value="68" table:formula="of:=[Feuille1.$A71]" table:style-name="ce1">
            <text:p>68</text:p>
          </table:table-cell>
          <table:table-cell office:value-type="float" office:value="359" table:formula="of:=AVERAGE([Feuille1.$D71];[Feuille1.$P70];[Feuille1.$AB71];[Feuille1.$AN71])" table:style-name="ce3">
            <text:p>359,00</text:p>
          </table:table-cell>
          <table:table-cell office:value-type="float" office:value="4.6564415188559938" table:formula="of:=[.AH69]*100/[.$J69]" table:style-name="ce3">
            <text:p>4,66</text:p>
          </table:table-cell>
          <table:table-cell office:value-type="float" office:value="62.091330581115216" table:formula="of:=STDEV([Feuille1.$D71];[Feuille1.$P70];[Feuille1.$AB71];[Feuille1.$AN71])" table:style-name="ce3">
            <text:p>62,09</text:p>
          </table:table-cell>
          <table:table-cell table:number-columns-repeated="9" table:style-name="ce1"/>
          <table:table-cell office:value-type="float" office:value="68" table:formula="of:=[Feuille1.$A71]" table:style-name="ce1">
            <text:p>68</text:p>
          </table:table-cell>
          <table:table-cell office:value-type="float" office:value="177.5" table:formula="of:=AVERAGE([Feuille1.$E71];[Feuille1.$Q70];[Feuille1.$AC71];[Feuille1.$AO71])" table:style-name="ce3">
            <text:p>177,50</text:p>
          </table:table-cell>
          <table:table-cell office:value-type="float" office:value="2.302279581049969" table:formula="of:=[.AU69]*100/[.$J69]" table:style-name="ce3">
            <text:p>2,30</text:p>
          </table:table-cell>
          <table:table-cell office:value-type="float" office:value="34.297716153314539" table:formula="of:=STDEV([Feuille1.$E71];[Feuille1.$Q70];[Feuille1.$AC71];[Feuille1.$AO71])" table:style-name="ce3">
            <text:p>34,30</text:p>
          </table:table-cell>
          <table:table-cell table:number-columns-repeated="8" table:style-name="ce1"/>
          <table:table-cell office:value-type="float" office:value="68" table:formula="of:=[Feuille1.$A71]" table:style-name="ce1">
            <text:p>68</text:p>
          </table:table-cell>
          <table:table-cell office:value-type="float" office:value="688" table:formula="of:=AVERAGE([Feuille1.$G71];[Feuille1.$S70];[Feuille1.$AE71];[Feuille1.$AQ71])" table:style-name="ce3">
            <text:p>688,00</text:p>
          </table:table-cell>
          <table:table-cell office:value-type="float" office:value="137.2807342637706" table:formula="of:=STDEV([Feuille1.$G71];[Feuille1.$S70];[Feuille1.$AE71];[Feuille1.$AQ71])" table:style-name="ce3">
            <text:p>137,28</text:p>
          </table:table-cell>
          <table:table-cell table:style-name="ce3"/>
          <table:table-cell table:number-columns-repeated="5" table:style-name="ce1"/>
          <table:table-cell office:value-type="float" office:value="68" table:formula="of:=[Feuille1.$A71]" table:style-name="ce1">
            <text:p>68</text:p>
          </table:table-cell>
          <table:table-cell office:value-type="float" office:value="585.75" table:formula="of:=AVERAGE([Feuille1.$K71];[Feuille1.$W70];[Feuille1.$AI71];[Feuille1.$AU71])" table:style-name="ce3">
            <text:p>585,75</text:p>
          </table:table-cell>
          <table:table-cell office:value-type="float" office:value="114.96484970053528" table:formula="of:=STDEV([Feuille1.$K71];[Feuille1.$W70];[Feuille1.$AI71];[Feuille1.$AU71])" table:style-name="ce3">
            <text:p>114,96</text:p>
          </table:table-cell>
          <table:table-cell table:number-columns-repeated="5" table:style-name="ce1"/>
          <table:table-cell office:value-type="float" office:value="68" table:formula="of:=[Feuille1.$A71]" table:style-name="ce1">
            <text:p>68</text:p>
          </table:table-cell>
          <table:table-cell office:value-type="float" office:value="554.75" table:formula="of:=AVERAGE([Feuille1.$H71];[Feuille1.$T70];[Feuille1.$AF71];[Feuille1.$AR71])" table:style-name="ce3">
            <text:p>554,75</text:p>
          </table:table-cell>
          <table:table-cell office:value-type="float" office:value="94.707639778062315" table:formula="of:=[.BX69]*100/[.$BP69]" table:style-name="ce3">
            <text:p>94,71</text:p>
          </table:table-cell>
          <table:table-cell office:value-type="float" office:value="114.35726183034173" table:formula="of:=STDEV([Feuille1.$H71];[Feuille1.$T70];[Feuille1.$AF71];[Feuille1.$AR71])" table:style-name="ce3">
            <text:p>114,36</text:p>
          </table:table-cell>
          <table:table-cell table:number-columns-repeated="9" table:style-name="ce1"/>
          <table:table-cell office:value-type="float" office:value="68" table:formula="of:=[Feuille1.$A71]" table:style-name="ce1">
            <text:p>68</text:p>
          </table:table-cell>
          <table:table-cell office:value-type="float" office:value="19.25" table:formula="of:=AVERAGE([Feuille1.$I71];[Feuille1.$U70];[Feuille1.$AG71];[Feuille1.$AS71])" table:style-name="ce3">
            <text:p>19,25</text:p>
          </table:table-cell>
          <table:table-cell office:value-type="float" office:value="3.2863849765258215" table:formula="of:=[.CK69]*100/[.$BP69]" table:style-name="ce3">
            <text:p>3,29</text:p>
          </table:table-cell>
          <table:table-cell office:value-type="float" office:value="5.5602757725374259" table:formula="of:=STDEV([Feuille1.$I71];[Feuille1.$U70];[Feuille1.$AG71];[Feuille1.$AS71])" table:style-name="ce3">
            <text:p>5,56</text:p>
          </table:table-cell>
          <table:table-cell table:number-columns-repeated="8" table:style-name="ce1"/>
          <table:table-cell office:value-type="float" office:value="68" table:formula="of:=[Feuille1.$A71]" table:style-name="ce1">
            <text:p>68</text:p>
          </table:table-cell>
          <table:table-cell office:value-type="float" office:value="11.75" table:formula="of:=AVERAGE([Feuille1.$J71];[Feuille1.$V70];[Feuille1.$AH71];[Feuille1.$AT71])" table:style-name="ce3">
            <text:p>11,75</text:p>
          </table:table-cell>
          <table:table-cell office:value-type="float" office:value="2.0059752454118653" table:formula="of:=[.CW69]*100/[.$BP69]" table:style-name="ce3">
            <text:p>2,01</text:p>
          </table:table-cell>
          <table:table-cell office:value-type="float" office:value="4.5734742446707477" table:formula="of:=STDEV([Feuille1.$J71];[Feuille1.$V70];[Feuille1.$AH71];[Feuille1.$AT71])" table:style-name="ce3">
            <text:p>4,57</text:p>
          </table:table-cell>
          <table:table-cell table:number-columns-repeated="16281"/>
        </table:table-row>
        <table:table-row table:style-name="ro1">
          <table:table-cell office:value-type="float" office:value="69" table:formula="of:=[Feuille1.$A72]" table:style-name="ce1">
            <text:p>69</text:p>
          </table:table-cell>
          <table:table-cell office:value-type="float" office:value="1344.25" table:formula="of:=AVERAGE([Feuille1.$B72];[Feuille1.$N71];[Feuille1.$Z72];[Feuille1.$AL72])" table:style-name="ce3">
            <text:p>1 344,25</text:p>
          </table:table-cell>
          <table:table-cell office:value-type="float" office:value="280.22892427442247" table:formula="of:=STDEV([Feuille1.$B72];[Feuille1.$N71];[Feuille1.$Z72];[Feuille1.$AL72])" table:style-name="ce3">
            <text:p>280,23</text:p>
          </table:table-cell>
          <table:table-cell table:number-columns-repeated="5" table:style-name="ce1"/>
          <table:table-cell office:value-type="float" office:value="69" table:formula="of:=[Feuille1.$A72]" table:style-name="ce1">
            <text:p>69</text:p>
          </table:table-cell>
          <table:table-cell office:value-type="float" office:value="8316.5" table:formula="of:=AVERAGE([Feuille1.$F72];[Feuille1.$R71];[Feuille1.$AD72];[Feuille1.$AP72])" table:style-name="ce3">
            <text:p>8 316,50</text:p>
          </table:table-cell>
          <table:table-cell office:value-type="float" office:value="1837.2750655976004" table:formula="of:=STDEV([Feuille1.$F72];[Feuille1.$R71];[Feuille1.$AD72];[Feuille1.$AP72])" table:style-name="ce3">
            <text:p>1 837,28</text:p>
          </table:table-cell>
          <table:table-cell table:number-columns-repeated="9" table:style-name="ce1"/>
          <table:table-cell office:value-type="float" office:value="69" table:formula="of:=[Feuille1.$A72]" table:style-name="ce1">
            <text:p>69</text:p>
          </table:table-cell>
          <table:table-cell office:value-type="float" office:value="7734" table:formula="of:=AVERAGE([Feuille1.$C72];[Feuille1.O71];[Feuille1.$AA72];[Feuille1.$AM72])" table:style-name="ce3">
            <text:p>7 734,00</text:p>
          </table:table-cell>
          <table:table-cell office:value-type="float" office:value="92.995851620272958" table:formula="of:=[.V70]*100/[.J70]" table:style-name="ce3">
            <text:p>93,00</text:p>
          </table:table-cell>
          <table:table-cell office:value-type="float" office:value="1741.3043004215738" table:formula="of:=STDEV([Feuille1.$C72];[Feuille1.$O71];[Feuille1.$AA72];[Feuille1.$AM72])" table:style-name="ce3">
            <text:p>1 741,30</text:p>
          </table:table-cell>
          <table:table-cell table:number-columns-repeated="8" table:style-name="ce1"/>
          <table:table-cell office:value-type="float" office:value="69" table:formula="of:=[Feuille1.$A72]" table:style-name="ce1">
            <text:p>69</text:p>
          </table:table-cell>
          <table:table-cell office:value-type="float" office:value="391.5" table:formula="of:=AVERAGE([Feuille1.$D72];[Feuille1.$P71];[Feuille1.$AB72];[Feuille1.$AN72])" table:style-name="ce3">
            <text:p>391,50</text:p>
          </table:table-cell>
          <table:table-cell office:value-type="float" office:value="4.7075091685204109" table:formula="of:=[.AH70]*100/[.$J70]" table:style-name="ce3">
            <text:p>4,71</text:p>
          </table:table-cell>
          <table:table-cell office:value-type="float" office:value="63.877486905273081" table:formula="of:=STDEV([Feuille1.$D72];[Feuille1.$P71];[Feuille1.$AB72];[Feuille1.$AN72])" table:style-name="ce3">
            <text:p>63,88</text:p>
          </table:table-cell>
          <table:table-cell table:number-columns-repeated="9" table:style-name="ce1"/>
          <table:table-cell office:value-type="float" office:value="69" table:formula="of:=[Feuille1.$A72]" table:style-name="ce1">
            <text:p>69</text:p>
          </table:table-cell>
          <table:table-cell office:value-type="float" office:value="191" table:formula="of:=AVERAGE([Feuille1.$E72];[Feuille1.$Q71];[Feuille1.$AC72];[Feuille1.$AO72])" table:style-name="ce3">
            <text:p>191,00</text:p>
          </table:table-cell>
          <table:table-cell office:value-type="float" office:value="2.2966392112066374" table:formula="of:=[.AU70]*100/[.$J70]" table:style-name="ce3">
            <text:p>2,30</text:p>
          </table:table-cell>
          <table:table-cell office:value-type="float" office:value="37.868192457522973" table:formula="of:=STDEV([Feuille1.$E72];[Feuille1.$Q71];[Feuille1.$AC72];[Feuille1.$AO72])" table:style-name="ce3">
            <text:p>37,87</text:p>
          </table:table-cell>
          <table:table-cell table:number-columns-repeated="8" table:style-name="ce1"/>
          <table:table-cell office:value-type="float" office:value="69" table:formula="of:=[Feuille1.$A72]" table:style-name="ce1">
            <text:p>69</text:p>
          </table:table-cell>
          <table:table-cell office:value-type="float" office:value="714.5" table:formula="of:=AVERAGE([Feuille1.$G72];[Feuille1.$S71];[Feuille1.$AE72];[Feuille1.$AQ72])" table:style-name="ce3">
            <text:p>714,50</text:p>
          </table:table-cell>
          <table:table-cell office:value-type="float" office:value="156.19325636317765" table:formula="of:=STDEV([Feuille1.$G72];[Feuille1.$S71];[Feuille1.$AE72];[Feuille1.$AQ72])" table:style-name="ce3">
            <text:p>156,19</text:p>
          </table:table-cell>
          <table:table-cell table:style-name="ce3"/>
          <table:table-cell table:number-columns-repeated="5" table:style-name="ce1"/>
          <table:table-cell office:value-type="float" office:value="69" table:formula="of:=[Feuille1.$A72]" table:style-name="ce1">
            <text:p>69</text:p>
          </table:table-cell>
          <table:table-cell office:value-type="float" office:value="606.75" table:formula="of:=AVERAGE([Feuille1.$K72];[Feuille1.$W71];[Feuille1.$AI72];[Feuille1.$AU72])" table:style-name="ce3">
            <text:p>606,75</text:p>
          </table:table-cell>
          <table:table-cell office:value-type="float" office:value="121.63983722448826" table:formula="of:=STDEV([Feuille1.$K72];[Feuille1.$W71];[Feuille1.$AI72];[Feuille1.$AU72])" table:style-name="ce3">
            <text:p>121,64</text:p>
          </table:table-cell>
          <table:table-cell table:number-columns-repeated="5" table:style-name="ce1"/>
          <table:table-cell office:value-type="float" office:value="69" table:formula="of:=[Feuille1.$A72]" table:style-name="ce1">
            <text:p>69</text:p>
          </table:table-cell>
          <table:table-cell office:value-type="float" office:value="560.75" table:formula="of:=AVERAGE([Feuille1.$H72];[Feuille1.$T71];[Feuille1.$AF72];[Feuille1.$AR72])" table:style-name="ce3">
            <text:p>560,75</text:p>
          </table:table-cell>
          <table:table-cell office:value-type="float" office:value="92.418623815409973" table:formula="of:=[.BX70]*100/[.$BP70]" table:style-name="ce3">
            <text:p>92,42</text:p>
          </table:table-cell>
          <table:table-cell office:value-type="float" office:value="116.25940822144244" table:formula="of:=STDEV([Feuille1.$H72];[Feuille1.$T71];[Feuille1.$AF72];[Feuille1.$AR72])" table:style-name="ce3">
            <text:p>116,26</text:p>
          </table:table-cell>
          <table:table-cell table:number-columns-repeated="9" table:style-name="ce1"/>
          <table:table-cell office:value-type="float" office:value="69" table:formula="of:=[Feuille1.$A72]" table:style-name="ce1">
            <text:p>69</text:p>
          </table:table-cell>
          <table:table-cell office:value-type="float" office:value="32.5" table:formula="of:=AVERAGE([Feuille1.$I72];[Feuille1.$U71];[Feuille1.$AG72];[Feuille1.$AS72])" table:style-name="ce3">
            <text:p>32,50</text:p>
          </table:table-cell>
          <table:table-cell office:value-type="float" office:value="5.3564070869386073" table:formula="of:=[.CK70]*100/[.$BP70]" table:style-name="ce3">
            <text:p>5,36</text:p>
          </table:table-cell>
          <table:table-cell office:value-type="float" office:value="7.2341781380702352" table:formula="of:=STDEV([Feuille1.$I72];[Feuille1.$U71];[Feuille1.$AG72];[Feuille1.$AS72])" table:style-name="ce3">
            <text:p>7,23</text:p>
          </table:table-cell>
          <table:table-cell table:number-columns-repeated="8" table:style-name="ce1"/>
          <table:table-cell office:value-type="float" office:value="69" table:formula="of:=[Feuille1.$A72]" table:style-name="ce1">
            <text:p>69</text:p>
          </table:table-cell>
          <table:table-cell office:value-type="float" office:value="13.5" table:formula="of:=AVERAGE([Feuille1.$J72];[Feuille1.$V71];[Feuille1.$AH72];[Feuille1.$AT72])" table:style-name="ce3">
            <text:p>13,50</text:p>
          </table:table-cell>
          <table:table-cell office:value-type="float" office:value="2.2249690976514214" table:formula="of:=[.CW70]*100/[.$BP70]" table:style-name="ce3">
            <text:p>2,22</text:p>
          </table:table-cell>
          <table:table-cell office:value-type="float" office:value="5.0662280511902216" table:formula="of:=STDEV([Feuille1.$J72];[Feuille1.$V71];[Feuille1.$AH72];[Feuille1.$AT72])" table:style-name="ce3">
            <text:p>5,07</text:p>
          </table:table-cell>
          <table:table-cell table:number-columns-repeated="16281"/>
        </table:table-row>
        <table:table-row table:style-name="ro1">
          <table:table-cell office:value-type="float" office:value="70" table:formula="of:=[Feuille1.$A73]" table:style-name="ce1">
            <text:p>70</text:p>
          </table:table-cell>
          <table:table-cell office:value-type="float" office:value="1472" table:formula="of:=AVERAGE([Feuille1.$B73];[Feuille1.$N72];[Feuille1.$Z73];[Feuille1.$AL73])" table:style-name="ce3">
            <text:p>1 472,00</text:p>
          </table:table-cell>
          <table:table-cell office:value-type="float" office:value="314.00955399477897" table:formula="of:=STDEV([Feuille1.$B73];[Feuille1.$N72];[Feuille1.$Z73];[Feuille1.$AL73])" table:style-name="ce3">
            <text:p>314,01</text:p>
          </table:table-cell>
          <table:table-cell table:number-columns-repeated="5" table:style-name="ce1"/>
          <table:table-cell office:value-type="float" office:value="70" table:formula="of:=[Feuille1.$A73]" table:style-name="ce1">
            <text:p>70</text:p>
          </table:table-cell>
          <table:table-cell office:value-type="float" office:value="9000.75" table:formula="of:=AVERAGE([Feuille1.$F73];[Feuille1.$R72];[Feuille1.$AD73];[Feuille1.$AP73])" table:style-name="ce3">
            <text:p>9 000,75</text:p>
          </table:table-cell>
          <table:table-cell office:value-type="float" office:value="1982.048834749874" table:formula="of:=STDEV([Feuille1.$F73];[Feuille1.$R72];[Feuille1.$AD73];[Feuille1.$AP73])" table:style-name="ce3">
            <text:p>1 982,05</text:p>
          </table:table-cell>
          <table:table-cell table:number-columns-repeated="9" table:style-name="ce1"/>
          <table:table-cell office:value-type="float" office:value="70" table:formula="of:=[Feuille1.$A73]" table:style-name="ce1">
            <text:p>70</text:p>
          </table:table-cell>
          <table:table-cell office:value-type="float" office:value="8375" table:formula="of:=AVERAGE([Feuille1.$C73];[Feuille1.O72];[Feuille1.$AA73];[Feuille1.$AM73])" table:style-name="ce3">
            <text:p>8 375,00</text:p>
          </table:table-cell>
          <table:table-cell office:value-type="float" office:value="93.047801572091217" table:formula="of:=[.V71]*100/[.J71]" table:style-name="ce3">
            <text:p>93,05</text:p>
          </table:table-cell>
          <table:table-cell office:value-type="float" office:value="1876.2945753088275" table:formula="of:=STDEV([Feuille1.$C73];[Feuille1.$O72];[Feuille1.$AA73];[Feuille1.$AM73])" table:style-name="ce3">
            <text:p>1 876,29</text:p>
          </table:table-cell>
          <table:table-cell table:number-columns-repeated="8" table:style-name="ce1"/>
          <table:table-cell office:value-type="float" office:value="70" table:formula="of:=[Feuille1.$A73]" table:style-name="ce1">
            <text:p>70</text:p>
          </table:table-cell>
          <table:table-cell office:value-type="float" office:value="418.5" table:formula="of:=AVERAGE([Feuille1.$D73];[Feuille1.$P72];[Feuille1.$AB73];[Feuille1.$AN73])" table:style-name="ce3">
            <text:p>418,50</text:p>
          </table:table-cell>
          <table:table-cell office:value-type="float" office:value="4.6496125322889759" table:formula="of:=[.AH71]*100/[.$J71]" table:style-name="ce3">
            <text:p>4,65</text:p>
          </table:table-cell>
          <table:table-cell office:value-type="float" office:value="70.040464494937979" table:formula="of:=STDEV([Feuille1.$D73];[Feuille1.$P72];[Feuille1.$AB73];[Feuille1.$AN73])" table:style-name="ce3">
            <text:p>70,04</text:p>
          </table:table-cell>
          <table:table-cell table:number-columns-repeated="9" table:style-name="ce1"/>
          <table:table-cell office:value-type="float" office:value="70" table:formula="of:=[Feuille1.$A73]" table:style-name="ce1">
            <text:p>70</text:p>
          </table:table-cell>
          <table:table-cell office:value-type="float" office:value="207.25" table:formula="of:=AVERAGE([Feuille1.$E73];[Feuille1.$Q72];[Feuille1.$AC73];[Feuille1.$AO73])" table:style-name="ce3">
            <text:p>207,25</text:p>
          </table:table-cell>
          <table:table-cell office:value-type="float" office:value="2.3025858956198095" table:formula="of:=[.AU71]*100/[.$J71]" table:style-name="ce3">
            <text:p>2,30</text:p>
          </table:table-cell>
          <table:table-cell office:value-type="float" office:value="42.200908363051461" table:formula="of:=STDEV([Feuille1.$E73];[Feuille1.$Q72];[Feuille1.$AC73];[Feuille1.$AO73])" table:style-name="ce3">
            <text:p>42,20</text:p>
          </table:table-cell>
          <table:table-cell table:number-columns-repeated="8" table:style-name="ce1"/>
          <table:table-cell office:value-type="float" office:value="70" table:formula="of:=[Feuille1.$A73]" table:style-name="ce1">
            <text:p>70</text:p>
          </table:table-cell>
          <table:table-cell office:value-type="float" office:value="812" table:formula="of:=AVERAGE([Feuille1.$G73];[Feuille1.$S72];[Feuille1.$AE73];[Feuille1.$AQ73])" table:style-name="ce3">
            <text:p>812,00</text:p>
          </table:table-cell>
          <table:table-cell office:value-type="float" office:value="186.98841318826859" table:formula="of:=STDEV([Feuille1.$G73];[Feuille1.$S72];[Feuille1.$AE73];[Feuille1.$AQ73])" table:style-name="ce3">
            <text:p>186,99</text:p>
          </table:table-cell>
          <table:table-cell table:style-name="ce3"/>
          <table:table-cell table:number-columns-repeated="5" table:style-name="ce1"/>
          <table:table-cell office:value-type="float" office:value="70" table:formula="of:=[Feuille1.$A73]" table:style-name="ce1">
            <text:p>70</text:p>
          </table:table-cell>
          <table:table-cell office:value-type="float" office:value="684.25" table:formula="of:=AVERAGE([Feuille1.$K73];[Feuille1.$W72];[Feuille1.$AI73];[Feuille1.$AU73])" table:style-name="ce3">
            <text:p>684,25</text:p>
          </table:table-cell>
          <table:table-cell office:value-type="float" office:value="153.45439061818988" table:formula="of:=STDEV([Feuille1.$K73];[Feuille1.$W72];[Feuille1.$AI73];[Feuille1.$AU73])" table:style-name="ce3">
            <text:p>153,45</text:p>
          </table:table-cell>
          <table:table-cell table:number-columns-repeated="5" table:style-name="ce1"/>
          <table:table-cell office:value-type="float" office:value="70" table:formula="of:=[Feuille1.$A73]" table:style-name="ce1">
            <text:p>70</text:p>
          </table:table-cell>
          <table:table-cell office:value-type="float" office:value="641" table:formula="of:=AVERAGE([Feuille1.$H73];[Feuille1.$T72];[Feuille1.$AF73];[Feuille1.$AR73])" table:style-name="ce3">
            <text:p>641,00</text:p>
          </table:table-cell>
          <table:table-cell office:value-type="float" office:value="93.679210814760694" table:formula="of:=[.BX71]*100/[.$BP71]" table:style-name="ce3">
            <text:p>93,68</text:p>
          </table:table-cell>
          <table:table-cell office:value-type="float" office:value="142.62070910869386" table:formula="of:=STDEV([Feuille1.$H73];[Feuille1.$T72];[Feuille1.$AF73];[Feuille1.$AR73])" table:style-name="ce3">
            <text:p>142,62</text:p>
          </table:table-cell>
          <table:table-cell table:number-columns-repeated="9" table:style-name="ce1"/>
          <table:table-cell office:value-type="float" office:value="70" table:formula="of:=[Feuille1.$A73]" table:style-name="ce1">
            <text:p>70</text:p>
          </table:table-cell>
          <table:table-cell office:value-type="float" office:value="27" table:formula="of:=AVERAGE([Feuille1.$I73];[Feuille1.$U72];[Feuille1.$AG73];[Feuille1.$AS73])" table:style-name="ce3">
            <text:p>27,00</text:p>
          </table:table-cell>
          <table:table-cell office:value-type="float" office:value="3.945926196565583" table:formula="of:=[.CK71]*100/[.$BP71]" table:style-name="ce3">
            <text:p>3,95</text:p>
          </table:table-cell>
          <table:table-cell office:value-type="float" office:value="7.9582242575422146" table:formula="of:=STDEV([Feuille1.$I73];[Feuille1.$U72];[Feuille1.$AG73];[Feuille1.$AS73])" table:style-name="ce3">
            <text:p>7,96</text:p>
          </table:table-cell>
          <table:table-cell table:number-columns-repeated="8" table:style-name="ce1"/>
          <table:table-cell office:value-type="float" office:value="70" table:formula="of:=[Feuille1.$A73]" table:style-name="ce1">
            <text:p>70</text:p>
          </table:table-cell>
          <table:table-cell office:value-type="float" office:value="16.25" table:formula="of:=AVERAGE([Feuille1.$J73];[Feuille1.$V72];[Feuille1.$AH73];[Feuille1.$AT73])" table:style-name="ce3">
            <text:p>16,25</text:p>
          </table:table-cell>
          <table:table-cell office:value-type="float" office:value="2.3748629886737302" table:formula="of:=[.CW71]*100/[.$BP71]" table:style-name="ce3">
            <text:p>2,37</text:p>
          </table:table-cell>
          <table:table-cell office:value-type="float" office:value="4.349329450233296" table:formula="of:=STDEV([Feuille1.$J73];[Feuille1.$V72];[Feuille1.$AH73];[Feuille1.$AT73])" table:style-name="ce3">
            <text:p>4,35</text:p>
          </table:table-cell>
          <table:table-cell table:number-columns-repeated="16281"/>
        </table:table-row>
        <table:table-row table:style-name="ro1">
          <table:table-cell office:value-type="float" office:value="71" table:formula="of:=[Feuille1.$A74]" table:style-name="ce1">
            <text:p>71</text:p>
          </table:table-cell>
          <table:table-cell office:value-type="float" office:value="1589" table:formula="of:=AVERAGE([Feuille1.$B74];[Feuille1.$N73];[Feuille1.$Z74];[Feuille1.$AL74])" table:style-name="ce3">
            <text:p>1 589,00</text:p>
          </table:table-cell>
          <table:table-cell office:value-type="float" office:value="326.66700680254399" table:formula="of:=STDEV([Feuille1.$B74];[Feuille1.$N73];[Feuille1.$Z74];[Feuille1.$AL74])" table:style-name="ce3">
            <text:p>326,67</text:p>
          </table:table-cell>
          <table:table-cell table:number-columns-repeated="5" table:style-name="ce1"/>
          <table:table-cell office:value-type="float" office:value="71" table:formula="of:=[Feuille1.$A74]" table:style-name="ce1">
            <text:p>71</text:p>
          </table:table-cell>
          <table:table-cell office:value-type="float" office:value="9713.25" table:formula="of:=AVERAGE([Feuille1.$F74];[Feuille1.$R73];[Feuille1.$AD74];[Feuille1.$AP74])" table:style-name="ce3">
            <text:p>9 713,25</text:p>
          </table:table-cell>
          <table:table-cell office:value-type="float" office:value="2139.679473659548" table:formula="of:=STDEV([Feuille1.$F74];[Feuille1.$R73];[Feuille1.$AD74];[Feuille1.$AP74])" table:style-name="ce3">
            <text:p>2 139,68</text:p>
          </table:table-cell>
          <table:table-cell table:number-columns-repeated="9" table:style-name="ce1"/>
          <table:table-cell office:value-type="float" office:value="71" table:formula="of:=[Feuille1.$A74]" table:style-name="ce1">
            <text:p>71</text:p>
          </table:table-cell>
          <table:table-cell office:value-type="float" office:value="9035" table:formula="of:=AVERAGE([Feuille1.$C74];[Feuille1.O73];[Feuille1.$AA74];[Feuille1.$AM74])" table:style-name="ce3">
            <text:p>9 035,00</text:p>
          </table:table-cell>
          <table:table-cell office:value-type="float" office:value="93.017270223663559" table:formula="of:=[.V72]*100/[.J72]" table:style-name="ce3">
            <text:p>93,02</text:p>
          </table:table-cell>
          <table:table-cell office:value-type="float" office:value="2022.9936562760975" table:formula="of:=STDEV([Feuille1.$C74];[Feuille1.$O73];[Feuille1.$AA74];[Feuille1.$AM74])" table:style-name="ce3">
            <text:p>2 022,99</text:p>
          </table:table-cell>
          <table:table-cell table:number-columns-repeated="8" table:style-name="ce1"/>
          <table:table-cell office:value-type="float" office:value="71" table:formula="of:=[Feuille1.$A74]" table:style-name="ce1">
            <text:p>71</text:p>
          </table:table-cell>
          <table:table-cell office:value-type="float" office:value="454.25" table:formula="of:=AVERAGE([Feuille1.$D74];[Feuille1.$P73];[Feuille1.$AB74];[Feuille1.$AN74])" table:style-name="ce3">
            <text:p>454,25</text:p>
          </table:table-cell>
          <table:table-cell office:value-type="float" office:value="4.6766015494299022" table:formula="of:=[.AH72]*100/[.$J72]" table:style-name="ce3">
            <text:p>4,68</text:p>
          </table:table-cell>
          <table:table-cell office:value-type="float" office:value="76.59580058114588" table:formula="of:=STDEV([Feuille1.$D74];[Feuille1.$P73];[Feuille1.$AB74];[Feuille1.$AN74])" table:style-name="ce3">
            <text:p>76,60</text:p>
          </table:table-cell>
          <table:table-cell table:number-columns-repeated="9" table:style-name="ce1"/>
          <table:table-cell office:value-type="float" office:value="71" table:formula="of:=[Feuille1.$A74]" table:style-name="ce1">
            <text:p>71</text:p>
          </table:table-cell>
          <table:table-cell office:value-type="float" office:value="224" table:formula="of:=AVERAGE([Feuille1.$E74];[Feuille1.$Q73];[Feuille1.$AC74];[Feuille1.$AO74])" table:style-name="ce3">
            <text:p>224,00</text:p>
          </table:table-cell>
          <table:table-cell office:value-type="float" office:value="2.3061282269065453" table:formula="of:=[.AU72]*100/[.$J72]" table:style-name="ce3">
            <text:p>2,31</text:p>
          </table:table-cell>
          <table:table-cell office:value-type="float" office:value="48.792075859371536" table:formula="of:=STDEV([Feuille1.$E74];[Feuille1.$Q73];[Feuille1.$AC74];[Feuille1.$AO74])" table:style-name="ce3">
            <text:p>48,79</text:p>
          </table:table-cell>
          <table:table-cell table:number-columns-repeated="8" table:style-name="ce1"/>
          <table:table-cell office:value-type="float" office:value="71" table:formula="of:=[Feuille1.$A74]" table:style-name="ce1">
            <text:p>71</text:p>
          </table:table-cell>
          <table:table-cell office:value-type="float" office:value="829.5" table:formula="of:=AVERAGE([Feuille1.$G74];[Feuille1.$S73];[Feuille1.$AE74];[Feuille1.$AQ74])" table:style-name="ce3">
            <text:p>829,50</text:p>
          </table:table-cell>
          <table:table-cell office:value-type="float" office:value="174.89901848400027" table:formula="of:=STDEV([Feuille1.$G74];[Feuille1.$S73];[Feuille1.$AE74];[Feuille1.$AQ74])" table:style-name="ce3">
            <text:p>174,90</text:p>
          </table:table-cell>
          <table:table-cell table:style-name="ce3"/>
          <table:table-cell table:number-columns-repeated="5" table:style-name="ce1"/>
          <table:table-cell office:value-type="float" office:value="71" table:formula="of:=[Feuille1.$A74]" table:style-name="ce1">
            <text:p>71</text:p>
          </table:table-cell>
          <table:table-cell office:value-type="float" office:value="712.5" table:formula="of:=AVERAGE([Feuille1.$K74];[Feuille1.$W73];[Feuille1.$AI74];[Feuille1.$AU74])" table:style-name="ce3">
            <text:p>712,50</text:p>
          </table:table-cell>
          <table:table-cell office:value-type="float" office:value="163.00204497694705" table:formula="of:=STDEV([Feuille1.$K74];[Feuille1.$W73];[Feuille1.$AI74];[Feuille1.$AU74])" table:style-name="ce3">
            <text:p>163,00</text:p>
          </table:table-cell>
          <table:table-cell table:number-columns-repeated="5" table:style-name="ce1"/>
          <table:table-cell office:value-type="float" office:value="71" table:formula="of:=[Feuille1.$A74]" table:style-name="ce1">
            <text:p>71</text:p>
          </table:table-cell>
          <table:table-cell office:value-type="float" office:value="660" table:formula="of:=AVERAGE([Feuille1.$H74];[Feuille1.$T73];[Feuille1.$AF74];[Feuille1.$AR74])" table:style-name="ce3">
            <text:p>660,00</text:p>
          </table:table-cell>
          <table:table-cell office:value-type="float" office:value="92.631578947368425" table:formula="of:=[.BX72]*100/[.$BP72]" table:style-name="ce3">
            <text:p>92,63</text:p>
          </table:table-cell>
          <table:table-cell office:value-type="float" office:value="152.33078043083304" table:formula="of:=STDEV([Feuille1.$H74];[Feuille1.$T73];[Feuille1.$AF74];[Feuille1.$AR74])" table:style-name="ce3">
            <text:p>152,33</text:p>
          </table:table-cell>
          <table:table-cell table:number-columns-repeated="9" table:style-name="ce1"/>
          <table:table-cell office:value-type="float" office:value="71" table:formula="of:=[Feuille1.$A74]" table:style-name="ce1">
            <text:p>71</text:p>
          </table:table-cell>
          <table:table-cell office:value-type="float" office:value="35.75" table:formula="of:=AVERAGE([Feuille1.$I74];[Feuille1.$U73];[Feuille1.$AG74];[Feuille1.$AS74])" table:style-name="ce3">
            <text:p>35,75</text:p>
          </table:table-cell>
          <table:table-cell office:value-type="float" office:value="5.0175438596491224" table:formula="of:=[.CK72]*100/[.$BP72]" table:style-name="ce3">
            <text:p>5,02</text:p>
          </table:table-cell>
          <table:table-cell office:value-type="float" office:value="7.3654599313281173" table:formula="of:=STDEV([Feuille1.$I74];[Feuille1.$U73];[Feuille1.$AG74];[Feuille1.$AS74])" table:style-name="ce3">
            <text:p>7,37</text:p>
          </table:table-cell>
          <table:table-cell table:number-columns-repeated="8" table:style-name="ce1"/>
          <table:table-cell office:value-type="float" office:value="71" table:formula="of:=[Feuille1.$A74]" table:style-name="ce1">
            <text:p>71</text:p>
          </table:table-cell>
          <table:table-cell office:value-type="float" office:value="16.75" table:formula="of:=AVERAGE([Feuille1.$J74];[Feuille1.$V73];[Feuille1.$AH74];[Feuille1.$AT74])" table:style-name="ce3">
            <text:p>16,75</text:p>
          </table:table-cell>
          <table:table-cell office:value-type="float" office:value="2.3508771929824563" table:formula="of:=[.CW72]*100/[.$BP72]" table:style-name="ce3">
            <text:p>2,35</text:p>
          </table:table-cell>
          <table:table-cell office:value-type="float" office:value="6.946221994724902" table:formula="of:=STDEV([Feuille1.$J74];[Feuille1.$V73];[Feuille1.$AH74];[Feuille1.$AT74])" table:style-name="ce3">
            <text:p>6,95</text:p>
          </table:table-cell>
          <table:table-cell table:number-columns-repeated="16281"/>
        </table:table-row>
        <table:table-row table:style-name="ro1">
          <table:table-cell office:value-type="float" office:value="72" table:formula="of:=[Feuille1.$A75]" table:style-name="ce1">
            <text:p>72</text:p>
          </table:table-cell>
          <table:table-cell office:value-type="float" office:value="1722" table:formula="of:=AVERAGE([Feuille1.$B75];[Feuille1.$N74];[Feuille1.$Z75];[Feuille1.$AL75])" table:style-name="ce3">
            <text:p>1 722,00</text:p>
          </table:table-cell>
          <table:table-cell office:value-type="float" office:value="354.8361124049618" table:formula="of:=STDEV([Feuille1.$B75];[Feuille1.$N74];[Feuille1.$Z75];[Feuille1.$AL75])" table:style-name="ce3">
            <text:p>354,84</text:p>
          </table:table-cell>
          <table:table-cell table:number-columns-repeated="5" table:style-name="ce1"/>
          <table:table-cell office:value-type="float" office:value="72" table:formula="of:=[Feuille1.$A75]" table:style-name="ce1">
            <text:p>72</text:p>
          </table:table-cell>
          <table:table-cell office:value-type="float" office:value="10496.75" table:formula="of:=AVERAGE([Feuille1.$F75];[Feuille1.$R74];[Feuille1.$AD75];[Feuille1.$AP75])" table:style-name="ce3">
            <text:p>10 496,75</text:p>
          </table:table-cell>
          <table:table-cell office:value-type="float" office:value="2331.5521832747672" table:formula="of:=STDEV([Feuille1.$F75];[Feuille1.$R74];[Feuille1.$AD75];[Feuille1.$AP75])" table:style-name="ce3">
            <text:p>2 331,55</text:p>
          </table:table-cell>
          <table:table-cell table:number-columns-repeated="9" table:style-name="ce1"/>
          <table:table-cell office:value-type="float" office:value="72" table:formula="of:=[Feuille1.$A75]" table:style-name="ce1">
            <text:p>72</text:p>
          </table:table-cell>
          <table:table-cell office:value-type="float" office:value="9767.5" table:formula="of:=AVERAGE([Feuille1.$C75];[Feuille1.O74];[Feuille1.$AA75];[Feuille1.$AM75])" table:style-name="ce3">
            <text:p>9 767,50</text:p>
          </table:table-cell>
          <table:table-cell office:value-type="float" office:value="93.052611522614143" table:formula="of:=[.V73]*100/[.J73]" table:style-name="ce3">
            <text:p>93,05</text:p>
          </table:table-cell>
          <table:table-cell office:value-type="float" office:value="2206.1801830312952" table:formula="of:=STDEV([Feuille1.$C75];[Feuille1.$O74];[Feuille1.$AA75];[Feuille1.$AM75])" table:style-name="ce3">
            <text:p>2 206,18</text:p>
          </table:table-cell>
          <table:table-cell table:number-columns-repeated="8" table:style-name="ce1"/>
          <table:table-cell office:value-type="float" office:value="72" table:formula="of:=[Feuille1.$A75]" table:style-name="ce1">
            <text:p>72</text:p>
          </table:table-cell>
          <table:table-cell office:value-type="float" office:value="490" table:formula="of:=AVERAGE([Feuille1.$D75];[Feuille1.$P74];[Feuille1.$AB75];[Feuille1.$AN75])" table:style-name="ce3">
            <text:p>490,00</text:p>
          </table:table-cell>
          <table:table-cell office:value-type="float" office:value="4.6681115583394863" table:formula="of:=[.AH73]*100/[.$J73]" table:style-name="ce3">
            <text:p>4,67</text:p>
          </table:table-cell>
          <table:table-cell office:value-type="float" office:value="83.174515327713209" table:formula="of:=STDEV([Feuille1.$D75];[Feuille1.$P74];[Feuille1.$AB75];[Feuille1.$AN75])" table:style-name="ce3">
            <text:p>83,17</text:p>
          </table:table-cell>
          <table:table-cell table:number-columns-repeated="9" table:style-name="ce1"/>
          <table:table-cell office:value-type="float" office:value="72" table:formula="of:=[Feuille1.$A75]" table:style-name="ce1">
            <text:p>72</text:p>
          </table:table-cell>
          <table:table-cell office:value-type="float" office:value="239.25" table:formula="of:=AVERAGE([Feuille1.$E75];[Feuille1.$Q74];[Feuille1.$AC75];[Feuille1.$AO75])" table:style-name="ce3">
            <text:p>239,25</text:p>
          </table:table-cell>
          <table:table-cell office:value-type="float" office:value="2.2792769190463713" table:formula="of:=[.AU73]*100/[.$J73]" table:style-name="ce3">
            <text:p>2,28</text:p>
          </table:table-cell>
          <table:table-cell office:value-type="float" office:value="49.135018062477599" table:formula="of:=STDEV([Feuille1.$E75];[Feuille1.$Q74];[Feuille1.$AC75];[Feuille1.$AO75])" table:style-name="ce3">
            <text:p>49,14</text:p>
          </table:table-cell>
          <table:table-cell table:number-columns-repeated="8" table:style-name="ce1"/>
          <table:table-cell office:value-type="float" office:value="72" table:formula="of:=[Feuille1.$A75]" table:style-name="ce1">
            <text:p>72</text:p>
          </table:table-cell>
          <table:table-cell office:value-type="float" office:value="916.5" table:formula="of:=AVERAGE([Feuille1.$G75];[Feuille1.$S74];[Feuille1.$AE75];[Feuille1.$AQ75])" table:style-name="ce3">
            <text:p>916,50</text:p>
          </table:table-cell>
          <table:table-cell office:value-type="float" office:value="224.52987922917222" table:formula="of:=STDEV([Feuille1.$G75];[Feuille1.$S74];[Feuille1.$AE75];[Feuille1.$AQ75])" table:style-name="ce3">
            <text:p>224,53</text:p>
          </table:table-cell>
          <table:table-cell table:style-name="ce3"/>
          <table:table-cell table:number-columns-repeated="5" table:style-name="ce1"/>
          <table:table-cell office:value-type="float" office:value="72" table:formula="of:=[Feuille1.$A75]" table:style-name="ce1">
            <text:p>72</text:p>
          </table:table-cell>
          <table:table-cell office:value-type="float" office:value="783.5" table:formula="of:=AVERAGE([Feuille1.$K75];[Feuille1.$W74];[Feuille1.$AI75];[Feuille1.$AU75])" table:style-name="ce3">
            <text:p>783,50</text:p>
          </table:table-cell>
          <table:table-cell office:value-type="float" office:value="196.21162045098146" table:formula="of:=STDEV([Feuille1.$K75];[Feuille1.$W74];[Feuille1.$AI75];[Feuille1.$AU75])" table:style-name="ce3">
            <text:p>196,21</text:p>
          </table:table-cell>
          <table:table-cell table:number-columns-repeated="5" table:style-name="ce1"/>
          <table:table-cell office:value-type="float" office:value="72" table:formula="of:=[Feuille1.$A75]" table:style-name="ce1">
            <text:p>72</text:p>
          </table:table-cell>
          <table:table-cell office:value-type="float" office:value="732.5" table:formula="of:=AVERAGE([Feuille1.$H75];[Feuille1.$T74];[Feuille1.$AF75];[Feuille1.$AR75])" table:style-name="ce3">
            <text:p>732,50</text:p>
          </table:table-cell>
          <table:table-cell office:value-type="float" office:value="93.490746649649012" table:formula="of:=[.BX73]*100/[.$BP73]" table:style-name="ce3">
            <text:p>93,49</text:p>
          </table:table-cell>
          <table:table-cell office:value-type="float" office:value="185.76059862091316" table:formula="of:=STDEV([Feuille1.$H75];[Feuille1.$T74];[Feuille1.$AF75];[Feuille1.$AR75])" table:style-name="ce3">
            <text:p>185,76</text:p>
          </table:table-cell>
          <table:table-cell table:number-columns-repeated="9" table:style-name="ce1"/>
          <table:table-cell office:value-type="float" office:value="72" table:formula="of:=[Feuille1.$A75]" table:style-name="ce1">
            <text:p>72</text:p>
          </table:table-cell>
          <table:table-cell office:value-type="float" office:value="35.75" table:formula="of:=AVERAGE([Feuille1.$I75];[Feuille1.$U74];[Feuille1.$AG75];[Feuille1.$AS75])" table:style-name="ce3">
            <text:p>35,75</text:p>
          </table:table-cell>
          <table:table-cell office:value-type="float" office:value="4.5628589661774095" table:formula="of:=[.CK73]*100/[.$BP73]" table:style-name="ce3">
            <text:p>4,56</text:p>
          </table:table-cell>
          <table:table-cell office:value-type="float" office:value="9.2511260575852781" table:formula="of:=STDEV([Feuille1.$I75];[Feuille1.$U74];[Feuille1.$AG75];[Feuille1.$AS75])" table:style-name="ce3">
            <text:p>9,25</text:p>
          </table:table-cell>
          <table:table-cell table:number-columns-repeated="8" table:style-name="ce1"/>
          <table:table-cell office:value-type="float" office:value="72" table:formula="of:=[Feuille1.$A75]" table:style-name="ce1">
            <text:p>72</text:p>
          </table:table-cell>
          <table:table-cell office:value-type="float" office:value="15.25" table:formula="of:=AVERAGE([Feuille1.$J75];[Feuille1.$V74];[Feuille1.$AH75];[Feuille1.$AT75])" table:style-name="ce3">
            <text:p>15,25</text:p>
          </table:table-cell>
          <table:table-cell office:value-type="float" office:value="1.94639438417358" table:formula="of:=[.CW73]*100/[.$BP73]" table:style-name="ce3">
            <text:p>1,95</text:p>
          </table:table-cell>
          <table:table-cell office:value-type="float" office:value="4.2720018726587652" table:formula="of:=STDEV([Feuille1.$J75];[Feuille1.$V74];[Feuille1.$AH75];[Feuille1.$AT75])" table:style-name="ce3">
            <text:p>4,27</text:p>
          </table:table-cell>
          <table:table-cell table:number-columns-repeated="16281"/>
        </table:table-row>
        <table:table-row table:style-name="ro1">
          <table:table-cell office:value-type="float" office:value="73" table:formula="of:=[Feuille1.$A76]" table:style-name="ce1">
            <text:p>73</text:p>
          </table:table-cell>
          <table:table-cell office:value-type="float" office:value="1861" table:formula="of:=AVERAGE([Feuille1.$B76];[Feuille1.$N75];[Feuille1.$Z76];[Feuille1.$AL76])" table:style-name="ce3">
            <text:p>1 861,00</text:p>
          </table:table-cell>
          <table:table-cell office:value-type="float" office:value="384.29936247670253" table:formula="of:=STDEV([Feuille1.$B76];[Feuille1.$N75];[Feuille1.$Z76];[Feuille1.$AL76])" table:style-name="ce3">
            <text:p>384,30</text:p>
          </table:table-cell>
          <table:table-cell table:number-columns-repeated="5" table:style-name="ce1"/>
          <table:table-cell office:value-type="float" office:value="73" table:formula="of:=[Feuille1.$A76]" table:style-name="ce1">
            <text:p>73</text:p>
          </table:table-cell>
          <table:table-cell office:value-type="float" office:value="11343.25" table:formula="of:=AVERAGE([Feuille1.$F76];[Feuille1.$R75];[Feuille1.$AD76];[Feuille1.$AP76])" table:style-name="ce3">
            <text:p>11 343,25</text:p>
          </table:table-cell>
          <table:table-cell office:value-type="float" office:value="2497.6708316616368" table:formula="of:=STDEV([Feuille1.$F76];[Feuille1.$R75];[Feuille1.$AD76];[Feuille1.$AP76])" table:style-name="ce3">
            <text:p>2 497,67</text:p>
          </table:table-cell>
          <table:table-cell table:number-columns-repeated="9" table:style-name="ce1"/>
          <table:table-cell office:value-type="float" office:value="73" table:formula="of:=[Feuille1.$A76]" table:style-name="ce1">
            <text:p>73</text:p>
          </table:table-cell>
          <table:table-cell office:value-type="float" office:value="10557.25" table:formula="of:=AVERAGE([Feuille1.$C76];[Feuille1.O75];[Feuille1.$AA76];[Feuille1.$AM76])" table:style-name="ce3">
            <text:p>10 557,25</text:p>
          </table:table-cell>
          <table:table-cell office:value-type="float" office:value="93.070768959513373" table:formula="of:=[.V74]*100/[.J74]" table:style-name="ce3">
            <text:p>93,07</text:p>
          </table:table-cell>
          <table:table-cell office:value-type="float" office:value="2359.1306838183705" table:formula="of:=STDEV([Feuille1.$C76];[Feuille1.$O75];[Feuille1.$AA76];[Feuille1.$AM76])" table:style-name="ce3">
            <text:p>2 359,13</text:p>
          </table:table-cell>
          <table:table-cell table:number-columns-repeated="8" table:style-name="ce1"/>
          <table:table-cell office:value-type="float" office:value="73" table:formula="of:=[Feuille1.$A76]" table:style-name="ce1">
            <text:p>73</text:p>
          </table:table-cell>
          <table:table-cell office:value-type="float" office:value="527.75" table:formula="of:=AVERAGE([Feuille1.$D76];[Feuille1.$P75];[Feuille1.$AB76];[Feuille1.$AN76])" table:style-name="ce3">
            <text:p>527,75</text:p>
          </table:table-cell>
          <table:table-cell office:value-type="float" office:value="4.6525466687236907" table:formula="of:=[.AH74]*100/[.$J74]" table:style-name="ce3">
            <text:p>4,65</text:p>
          </table:table-cell>
          <table:table-cell office:value-type="float" office:value="90.437363222656302" table:formula="of:=STDEV([Feuille1.$D76];[Feuille1.$P75];[Feuille1.$AB76];[Feuille1.$AN76])" table:style-name="ce3">
            <text:p>90,44</text:p>
          </table:table-cell>
          <table:table-cell table:number-columns-repeated="9" table:style-name="ce1"/>
          <table:table-cell office:value-type="float" office:value="73" table:formula="of:=[Feuille1.$A76]" table:style-name="ce1">
            <text:p>73</text:p>
          </table:table-cell>
          <table:table-cell office:value-type="float" office:value="258.25" table:formula="of:=AVERAGE([Feuille1.$E76];[Feuille1.$Q75];[Feuille1.$AC76];[Feuille1.$AO76])" table:style-name="ce3">
            <text:p>258,25</text:p>
          </table:table-cell>
          <table:table-cell office:value-type="float" office:value="2.2766843717629426" table:formula="of:=[.AU74]*100/[.$J74]" table:style-name="ce3">
            <text:p>2,28</text:p>
          </table:table-cell>
          <table:table-cell office:value-type="float" office:value="52.898487691048409" table:formula="of:=STDEV([Feuille1.$E76];[Feuille1.$Q75];[Feuille1.$AC76];[Feuille1.$AO76])" table:style-name="ce3">
            <text:p>52,90</text:p>
          </table:table-cell>
          <table:table-cell table:number-columns-repeated="8" table:style-name="ce1"/>
          <table:table-cell office:value-type="float" office:value="73" table:formula="of:=[Feuille1.$A76]" table:style-name="ce1">
            <text:p>73</text:p>
          </table:table-cell>
          <table:table-cell office:value-type="float" office:value="985.5" table:formula="of:=AVERAGE([Feuille1.$G76];[Feuille1.$S75];[Feuille1.$AE76];[Feuille1.$AQ76])" table:style-name="ce3">
            <text:p>985,50</text:p>
          </table:table-cell>
          <table:table-cell office:value-type="float" office:value="196.10966319893572" table:formula="of:=STDEV([Feuille1.$G76];[Feuille1.$S75];[Feuille1.$AE76];[Feuille1.$AQ76])" table:style-name="ce3">
            <text:p>196,11</text:p>
          </table:table-cell>
          <table:table-cell table:style-name="ce3"/>
          <table:table-cell table:number-columns-repeated="5" table:style-name="ce1"/>
          <table:table-cell office:value-type="float" office:value="73" table:formula="of:=[Feuille1.$A76]" table:style-name="ce1">
            <text:p>73</text:p>
          </table:table-cell>
          <table:table-cell office:value-type="float" office:value="846.5" table:formula="of:=AVERAGE([Feuille1.$K76];[Feuille1.$W75];[Feuille1.$AI76];[Feuille1.$AU76])" table:style-name="ce3">
            <text:p>846,50</text:p>
          </table:table-cell>
          <table:table-cell office:value-type="float" office:value="166.2939165052849" table:formula="of:=STDEV([Feuille1.$K76];[Feuille1.$W75];[Feuille1.$AI76];[Feuille1.$AU76])" table:style-name="ce3">
            <text:p>166,29</text:p>
          </table:table-cell>
          <table:table-cell table:number-columns-repeated="5" table:style-name="ce1"/>
          <table:table-cell office:value-type="float" office:value="73" table:formula="of:=[Feuille1.$A76]" table:style-name="ce1">
            <text:p>73</text:p>
          </table:table-cell>
          <table:table-cell office:value-type="float" office:value="789.75" table:formula="of:=AVERAGE([Feuille1.$H76];[Feuille1.$T75];[Feuille1.$AF76];[Feuille1.$AR76])" table:style-name="ce3">
            <text:p>789,75</text:p>
          </table:table-cell>
          <table:table-cell office:value-type="float" office:value="93.295924394565859" table:formula="of:=[.BX74]*100/[.$BP74]" table:style-name="ce3">
            <text:p>93,30</text:p>
          </table:table-cell>
          <table:table-cell office:value-type="float" office:value="153.25876810153474" table:formula="of:=STDEV([Feuille1.$H76];[Feuille1.$T75];[Feuille1.$AF76];[Feuille1.$AR76])" table:style-name="ce3">
            <text:p>153,26</text:p>
          </table:table-cell>
          <table:table-cell table:number-columns-repeated="9" table:style-name="ce1"/>
          <table:table-cell office:value-type="float" office:value="73" table:formula="of:=[Feuille1.$A76]" table:style-name="ce1">
            <text:p>73</text:p>
          </table:table-cell>
          <table:table-cell office:value-type="float" office:value="37.75" table:formula="of:=AVERAGE([Feuille1.$I76];[Feuille1.$U75];[Feuille1.$AG76];[Feuille1.$AS76])" table:style-name="ce3">
            <text:p>37,75</text:p>
          </table:table-cell>
          <table:table-cell office:value-type="float" office:value="4.459539279385706" table:formula="of:=[.CK74]*100/[.$BP74]" table:style-name="ce3">
            <text:p>4,46</text:p>
          </table:table-cell>
          <table:table-cell office:value-type="float" office:value="10.242883708539635" table:formula="of:=STDEV([Feuille1.$I76];[Feuille1.$U75];[Feuille1.$AG76];[Feuille1.$AS76])" table:style-name="ce3">
            <text:p>10,24</text:p>
          </table:table-cell>
          <table:table-cell table:number-columns-repeated="8" table:style-name="ce1"/>
          <table:table-cell office:value-type="float" office:value="73" table:formula="of:=[Feuille1.$A76]" table:style-name="ce1">
            <text:p>73</text:p>
          </table:table-cell>
          <table:table-cell office:value-type="float" office:value="19" table:formula="of:=AVERAGE([Feuille1.$J76];[Feuille1.$V75];[Feuille1.$AH76];[Feuille1.$AT76])" table:style-name="ce3">
            <text:p>19,00</text:p>
          </table:table-cell>
          <table:table-cell office:value-type="float" office:value="2.2445363260484346" table:formula="of:=[.CW74]*100/[.$BP74]" table:style-name="ce3">
            <text:p>2,24</text:p>
          </table:table-cell>
          <table:table-cell office:value-type="float" office:value="4.6904157598234297" table:formula="of:=STDEV([Feuille1.$J76];[Feuille1.$V75];[Feuille1.$AH76];[Feuille1.$AT76])" table:style-name="ce3">
            <text:p>4,69</text:p>
          </table:table-cell>
          <table:table-cell table:number-columns-repeated="16281"/>
        </table:table-row>
        <table:table-row table:style-name="ro1">
          <table:table-cell office:value-type="float" office:value="74" table:formula="of:=[Feuille1.$A77]" table:style-name="ce1">
            <text:p>74</text:p>
          </table:table-cell>
          <table:table-cell office:value-type="float" office:value="2016.5" table:formula="of:=AVERAGE([Feuille1.$B77];[Feuille1.$N76];[Feuille1.$Z77];[Feuille1.$AL77])" table:style-name="ce3">
            <text:p>2 016,50</text:p>
          </table:table-cell>
          <table:table-cell office:value-type="float" office:value="424.78425896761598" table:formula="of:=STDEV([Feuille1.$B77];[Feuille1.$N76];[Feuille1.$Z77];[Feuille1.$AL77])" table:style-name="ce3">
            <text:p>424,78</text:p>
          </table:table-cell>
          <table:table-cell table:number-columns-repeated="5" table:style-name="ce1"/>
          <table:table-cell office:value-type="float" office:value="74" table:formula="of:=[Feuille1.$A77]" table:style-name="ce1">
            <text:p>74</text:p>
          </table:table-cell>
          <table:table-cell office:value-type="float" office:value="12270.75" table:formula="of:=AVERAGE([Feuille1.$F77];[Feuille1.$R76];[Feuille1.$AD77];[Feuille1.$AP77])" table:style-name="ce3">
            <text:p>12 270,75</text:p>
          </table:table-cell>
          <table:table-cell office:value-type="float" office:value="2701.4663148001678" table:formula="of:=STDEV([Feuille1.$F77];[Feuille1.$R76];[Feuille1.$AD77];[Feuille1.$AP77])" table:style-name="ce3">
            <text:p>2 701,47</text:p>
          </table:table-cell>
          <table:table-cell table:number-columns-repeated="9" table:style-name="ce1"/>
          <table:table-cell office:value-type="float" office:value="74" table:formula="of:=[Feuille1.$A77]" table:style-name="ce1">
            <text:p>74</text:p>
          </table:table-cell>
          <table:table-cell office:value-type="float" office:value="11419.25" table:formula="of:=AVERAGE([Feuille1.$C77];[Feuille1.O76];[Feuille1.$AA77];[Feuille1.$AM77])" table:style-name="ce3">
            <text:p>11 419,25</text:p>
          </table:table-cell>
          <table:table-cell office:value-type="float" office:value="93.060733858973578" table:formula="of:=[.V75]*100/[.J75]" table:style-name="ce3">
            <text:p>93,06</text:p>
          </table:table-cell>
          <table:table-cell office:value-type="float" office:value="2554.6486222831768" table:formula="of:=STDEV([Feuille1.$C77];[Feuille1.$O76];[Feuille1.$AA77];[Feuille1.$AM77])" table:style-name="ce3">
            <text:p>2 554,65</text:p>
          </table:table-cell>
          <table:table-cell table:number-columns-repeated="8" table:style-name="ce1"/>
          <table:table-cell office:value-type="float" office:value="74" table:formula="of:=[Feuille1.$A77]" table:style-name="ce1">
            <text:p>74</text:p>
          </table:table-cell>
          <table:table-cell office:value-type="float" office:value="574" table:formula="of:=AVERAGE([Feuille1.$D77];[Feuille1.$P76];[Feuille1.$AB77];[Feuille1.$AN77])" table:style-name="ce3">
            <text:p>574,00</text:p>
          </table:table-cell>
          <table:table-cell office:value-type="float" office:value="4.6777906810912127" table:formula="of:=[.AH75]*100/[.$J75]" table:style-name="ce3">
            <text:p>4,68</text:p>
          </table:table-cell>
          <table:table-cell office:value-type="float" office:value="96.95359714832658" table:formula="of:=STDEV([Feuille1.$D77];[Feuille1.$P76];[Feuille1.$AB77];[Feuille1.$AN77])" table:style-name="ce3">
            <text:p>96,95</text:p>
          </table:table-cell>
          <table:table-cell table:number-columns-repeated="9" table:style-name="ce1"/>
          <table:table-cell office:value-type="float" office:value="74" table:formula="of:=[Feuille1.$A77]" table:style-name="ce1">
            <text:p>74</text:p>
          </table:table-cell>
          <table:table-cell office:value-type="float" office:value="277.5" table:formula="of:=AVERAGE([Feuille1.$E77];[Feuille1.$Q76];[Feuille1.$AC77];[Feuille1.$AO77])" table:style-name="ce3">
            <text:p>277,50</text:p>
          </table:table-cell>
          <table:table-cell office:value-type="float" office:value="2.2614754599352116" table:formula="of:=[.AU75]*100/[.$J75]" table:style-name="ce3">
            <text:p>2,26</text:p>
          </table:table-cell>
          <table:table-cell office:value-type="float" office:value="53.972215074054539" table:formula="of:=STDEV([Feuille1.$E77];[Feuille1.$Q76];[Feuille1.$AC77];[Feuille1.$AO77])" table:style-name="ce3">
            <text:p>53,97</text:p>
          </table:table-cell>
          <table:table-cell table:number-columns-repeated="8" table:style-name="ce1"/>
          <table:table-cell office:value-type="float" office:value="74" table:formula="of:=[Feuille1.$A77]" table:style-name="ce1">
            <text:p>74</text:p>
          </table:table-cell>
          <table:table-cell office:value-type="float" office:value="1083" table:formula="of:=AVERAGE([Feuille1.$G77];[Feuille1.$S76];[Feuille1.$AE77];[Feuille1.$AQ77])" table:style-name="ce3">
            <text:p>1 083,00</text:p>
          </table:table-cell>
          <table:table-cell office:value-type="float" office:value="250.16661114811731" table:formula="of:=STDEV([Feuille1.$G77];[Feuille1.$S76];[Feuille1.$AE77];[Feuille1.$AQ77])" table:style-name="ce3">
            <text:p>250,17</text:p>
          </table:table-cell>
          <table:table-cell table:style-name="ce3"/>
          <table:table-cell table:number-columns-repeated="5" table:style-name="ce1"/>
          <table:table-cell office:value-type="float" office:value="74" table:formula="of:=[Feuille1.$A77]" table:style-name="ce1">
            <text:p>74</text:p>
          </table:table-cell>
          <table:table-cell office:value-type="float" office:value="927.5" table:formula="of:=AVERAGE([Feuille1.$K77];[Feuille1.$W76];[Feuille1.$AI77];[Feuille1.$AU77])" table:style-name="ce3">
            <text:p>927,50</text:p>
          </table:table-cell>
          <table:table-cell office:value-type="float" office:value="207.19958172415954" table:formula="of:=STDEV([Feuille1.$K77];[Feuille1.$W76];[Feuille1.$AI77];[Feuille1.$AU77])" table:style-name="ce3">
            <text:p>207,20</text:p>
          </table:table-cell>
          <table:table-cell table:number-columns-repeated="5" table:style-name="ce1"/>
          <table:table-cell office:value-type="float" office:value="74" table:formula="of:=[Feuille1.$A77]" table:style-name="ce1">
            <text:p>74</text:p>
          </table:table-cell>
          <table:table-cell office:value-type="float" office:value="862" table:formula="of:=AVERAGE([Feuille1.$H77];[Feuille1.$T76];[Feuille1.$AF77];[Feuille1.$AR77])" table:style-name="ce3">
            <text:p>862,00</text:p>
          </table:table-cell>
          <table:table-cell office:value-type="float" office:value="92.938005390835585" table:formula="of:=[.BX75]*100/[.$BP75]" table:style-name="ce3">
            <text:p>92,94</text:p>
          </table:table-cell>
          <table:table-cell office:value-type="float" office:value="198.90868926888706" table:formula="of:=STDEV([Feuille1.$H77];[Feuille1.$T76];[Feuille1.$AF77];[Feuille1.$AR77])" table:style-name="ce3">
            <text:p>198,91</text:p>
          </table:table-cell>
          <table:table-cell table:number-columns-repeated="9" table:style-name="ce1"/>
          <table:table-cell office:value-type="float" office:value="74" table:formula="of:=[Feuille1.$A77]" table:style-name="ce1">
            <text:p>74</text:p>
          </table:table-cell>
          <table:table-cell office:value-type="float" office:value="46.25" table:formula="of:=AVERAGE([Feuille1.$I77];[Feuille1.$U76];[Feuille1.$AG77];[Feuille1.$AS77])" table:style-name="ce3">
            <text:p>46,25</text:p>
          </table:table-cell>
          <table:table-cell office:value-type="float" office:value="4.986522911051213" table:formula="of:=[.CK75]*100/[.$BP75]" table:style-name="ce3">
            <text:p>4,99</text:p>
          </table:table-cell>
          <table:table-cell office:value-type="float" office:value="6.5510813356778481" table:formula="of:=STDEV([Feuille1.$I77];[Feuille1.$U76];[Feuille1.$AG77];[Feuille1.$AS77])" table:style-name="ce3">
            <text:p>6,55</text:p>
          </table:table-cell>
          <table:table-cell table:number-columns-repeated="8" table:style-name="ce1"/>
          <table:table-cell office:value-type="float" office:value="74" table:formula="of:=[Feuille1.$A77]" table:style-name="ce1">
            <text:p>74</text:p>
          </table:table-cell>
          <table:table-cell office:value-type="float" office:value="19.25" table:formula="of:=AVERAGE([Feuille1.$J77];[Feuille1.$V76];[Feuille1.$AH77];[Feuille1.$AT77])" table:style-name="ce3">
            <text:p>19,25</text:p>
          </table:table-cell>
          <table:table-cell office:value-type="float" office:value="2.0754716981132075" table:formula="of:=[.CW75]*100/[.$BP75]" table:style-name="ce3">
            <text:p>2,08</text:p>
          </table:table-cell>
          <table:table-cell office:value-type="float" office:value="4.5" table:formula="of:=STDEV([Feuille1.$J77];[Feuille1.$V76];[Feuille1.$AH77];[Feuille1.$AT77])" table:style-name="ce3">
            <text:p>4,50</text:p>
          </table:table-cell>
          <table:table-cell table:number-columns-repeated="16281"/>
        </table:table-row>
        <table:table-row table:style-name="ro1">
          <table:table-cell office:value-type="float" office:value="75" table:formula="of:=[Feuille1.$A78]" table:style-name="ce1">
            <text:p>75</text:p>
          </table:table-cell>
          <table:table-cell office:value-type="float" office:value="2181.5" table:formula="of:=AVERAGE([Feuille1.$B78];[Feuille1.$N77];[Feuille1.$Z78];[Feuille1.$AL78])" table:style-name="ce3">
            <text:p>2 181,50</text:p>
          </table:table-cell>
          <table:table-cell office:value-type="float" office:value="461.32454230545045" table:formula="of:=STDEV([Feuille1.$B78];[Feuille1.$N77];[Feuille1.$Z78];[Feuille1.$AL78])" table:style-name="ce3">
            <text:p>461,32</text:p>
          </table:table-cell>
          <table:table-cell table:number-columns-repeated="5" table:style-name="ce1"/>
          <table:table-cell office:value-type="float" office:value="75" table:formula="of:=[Feuille1.$A78]" table:style-name="ce1">
            <text:p>75</text:p>
          </table:table-cell>
          <table:table-cell office:value-type="float" office:value="13247.5" table:formula="of:=AVERAGE([Feuille1.$F78];[Feuille1.$R77];[Feuille1.$AD78];[Feuille1.$AP78])" table:style-name="ce3">
            <text:p>13 247,50</text:p>
          </table:table-cell>
          <table:table-cell office:value-type="float" office:value="2960.38854431869" table:formula="of:=STDEV([Feuille1.$F78];[Feuille1.$R77];[Feuille1.$AD78];[Feuille1.$AP78])" table:style-name="ce3">
            <text:p>2 960,39</text:p>
          </table:table-cell>
          <table:table-cell table:number-columns-repeated="9" table:style-name="ce1"/>
          <table:table-cell office:value-type="float" office:value="75" table:formula="of:=[Feuille1.$A78]" table:style-name="ce1">
            <text:p>75</text:p>
          </table:table-cell>
          <table:table-cell office:value-type="float" office:value="12328.25" table:formula="of:=AVERAGE([Feuille1.$C78];[Feuille1.O77];[Feuille1.$AA78];[Feuille1.$AM78])" table:style-name="ce3">
            <text:p>12 328,25</text:p>
          </table:table-cell>
          <table:table-cell office:value-type="float" office:value="93.06095489715041" table:formula="of:=[.V76]*100/[.J76]" table:style-name="ce3">
            <text:p>93,06</text:p>
          </table:table-cell>
          <table:table-cell office:value-type="float" office:value="2793.1125260779118" table:formula="of:=STDEV([Feuille1.$C78];[Feuille1.$O77];[Feuille1.$AA78];[Feuille1.$AM78])" table:style-name="ce3">
            <text:p>2 793,11</text:p>
          </table:table-cell>
          <table:table-cell table:number-columns-repeated="8" table:style-name="ce1"/>
          <table:table-cell office:value-type="float" office:value="75" table:formula="of:=[Feuille1.$A78]" table:style-name="ce1">
            <text:p>75</text:p>
          </table:table-cell>
          <table:table-cell office:value-type="float" office:value="623.25" table:formula="of:=AVERAGE([Feuille1.$D78];[Feuille1.$P77];[Feuille1.$AB78];[Feuille1.$AN78])" table:style-name="ce3">
            <text:p>623,25</text:p>
          </table:table-cell>
          <table:table-cell office:value-type="float" office:value="4.7046612568409136" table:formula="of:=[.AH76]*100/[.$J76]" table:style-name="ce3">
            <text:p>4,70</text:p>
          </table:table-cell>
          <table:table-cell office:value-type="float" office:value="109.8677234981533" table:formula="of:=STDEV([Feuille1.$D78];[Feuille1.$P77];[Feuille1.$AB78];[Feuille1.$AN78])" table:style-name="ce3">
            <text:p>109,87</text:p>
          </table:table-cell>
          <table:table-cell table:number-columns-repeated="9" table:style-name="ce1"/>
          <table:table-cell office:value-type="float" office:value="75" table:formula="of:=[Feuille1.$A78]" table:style-name="ce1">
            <text:p>75</text:p>
          </table:table-cell>
          <table:table-cell office:value-type="float" office:value="296" table:formula="of:=AVERAGE([Feuille1.$E78];[Feuille1.$Q77];[Feuille1.$AC78];[Feuille1.$AO78])" table:style-name="ce3">
            <text:p>296,00</text:p>
          </table:table-cell>
          <table:table-cell office:value-type="float" office:value="2.2343838460086807" table:formula="of:=[.AU76]*100/[.$J76]" table:style-name="ce3">
            <text:p>2,23</text:p>
          </table:table-cell>
          <table:table-cell office:value-type="float" office:value="59.771788217073336" table:formula="of:=STDEV([Feuille1.$E78];[Feuille1.$Q77];[Feuille1.$AC78];[Feuille1.$AO78])" table:style-name="ce3">
            <text:p>59,77</text:p>
          </table:table-cell>
          <table:table-cell table:number-columns-repeated="8" table:style-name="ce1"/>
          <table:table-cell office:value-type="float" office:value="75" table:formula="of:=[Feuille1.$A78]" table:style-name="ce1">
            <text:p>75</text:p>
          </table:table-cell>
          <table:table-cell office:value-type="float" office:value="1141.75" table:formula="of:=AVERAGE([Feuille1.$G78];[Feuille1.$S77];[Feuille1.$AE78];[Feuille1.$AQ78])" table:style-name="ce3">
            <text:p>1 141,75</text:p>
          </table:table-cell>
          <table:table-cell office:value-type="float" office:value="296.0646044362615" table:formula="of:=STDEV([Feuille1.$G78];[Feuille1.$S77];[Feuille1.$AE78];[Feuille1.$AQ78])" table:style-name="ce3">
            <text:p>296,06</text:p>
          </table:table-cell>
          <table:table-cell table:style-name="ce3"/>
          <table:table-cell table:number-columns-repeated="5" table:style-name="ce1"/>
          <table:table-cell office:value-type="float" office:value="75" table:formula="of:=[Feuille1.$A78]" table:style-name="ce1">
            <text:p>75</text:p>
          </table:table-cell>
          <table:table-cell office:value-type="float" office:value="976.75" table:formula="of:=AVERAGE([Feuille1.$K78];[Feuille1.$W77];[Feuille1.$AI78];[Feuille1.$AU78])" table:style-name="ce3">
            <text:p>976,75</text:p>
          </table:table-cell>
          <table:table-cell office:value-type="float" office:value="258.94449212138107" table:formula="of:=STDEV([Feuille1.$K78];[Feuille1.$W77];[Feuille1.$AI78];[Feuille1.$AU78])" table:style-name="ce3">
            <text:p>258,94</text:p>
          </table:table-cell>
          <table:table-cell table:number-columns-repeated="5" table:style-name="ce1"/>
          <table:table-cell office:value-type="float" office:value="75" table:formula="of:=[Feuille1.$A78]" table:style-name="ce1">
            <text:p>75</text:p>
          </table:table-cell>
          <table:table-cell office:value-type="float" office:value="909" table:formula="of:=AVERAGE([Feuille1.$H78];[Feuille1.$T77];[Feuille1.$AF78];[Feuille1.$AR78])" table:style-name="ce3">
            <text:p>909,00</text:p>
          </table:table-cell>
          <table:table-cell office:value-type="float" office:value="93.063731763501409" table:formula="of:=[.BX76]*100/[.$BP76]" table:style-name="ce3">
            <text:p>93,06</text:p>
          </table:table-cell>
          <table:table-cell office:value-type="float" office:value="238.63081667434881" table:formula="of:=STDEV([Feuille1.$H78];[Feuille1.$T77];[Feuille1.$AF78];[Feuille1.$AR78])" table:style-name="ce3">
            <text:p>238,63</text:p>
          </table:table-cell>
          <table:table-cell table:number-columns-repeated="9" table:style-name="ce1"/>
          <table:table-cell office:value-type="float" office:value="75" table:formula="of:=[Feuille1.$A78]" table:style-name="ce1">
            <text:p>75</text:p>
          </table:table-cell>
          <table:table-cell office:value-type="float" office:value="49.25" table:formula="of:=AVERAGE([Feuille1.$I78];[Feuille1.$U77];[Feuille1.$AG78];[Feuille1.$AS78])" table:style-name="ce3">
            <text:p>49,25</text:p>
          </table:table-cell>
          <table:table-cell office:value-type="float" office:value="5.0422318914768365" table:formula="of:=[.CK76]*100/[.$BP76]" table:style-name="ce3">
            <text:p>5,04</text:p>
          </table:table-cell>
          <table:table-cell office:value-type="float" office:value="15.58578412100805" table:formula="of:=STDEV([Feuille1.$I78];[Feuille1.$U77];[Feuille1.$AG78];[Feuille1.$AS78])" table:style-name="ce3">
            <text:p>15,59</text:p>
          </table:table-cell>
          <table:table-cell table:number-columns-repeated="8" table:style-name="ce1"/>
          <table:table-cell office:value-type="float" office:value="75" table:formula="of:=[Feuille1.$A78]" table:style-name="ce1">
            <text:p>75</text:p>
          </table:table-cell>
          <table:table-cell office:value-type="float" office:value="18.5" table:formula="of:=AVERAGE([Feuille1.$J78];[Feuille1.$V77];[Feuille1.$AH78];[Feuille1.$AT78])" table:style-name="ce3">
            <text:p>18,50</text:p>
          </table:table-cell>
          <table:table-cell office:value-type="float" office:value="1.8940363450217559" table:formula="of:=[.CW76]*100/[.$BP76]" table:style-name="ce3">
            <text:p>1,89</text:p>
          </table:table-cell>
          <table:table-cell office:value-type="float" office:value="6.757711644237764" table:formula="of:=STDEV([Feuille1.$J78];[Feuille1.$V77];[Feuille1.$AH78];[Feuille1.$AT78])" table:style-name="ce3">
            <text:p>6,76</text:p>
          </table:table-cell>
          <table:table-cell table:number-columns-repeated="16281"/>
        </table:table-row>
        <table:table-row table:style-name="ro1">
          <table:table-cell office:value-type="float" office:value="76" table:formula="of:=[Feuille1.$A79]" table:style-name="ce1">
            <text:p>76</text:p>
          </table:table-cell>
          <table:table-cell office:value-type="float" office:value="2371.5" table:formula="of:=AVERAGE([Feuille1.$B79];[Feuille1.$N78];[Feuille1.$Z79];[Feuille1.$AL79])" table:style-name="ce3">
            <text:p>2 371,50</text:p>
          </table:table-cell>
          <table:table-cell office:value-type="float" office:value="506.44743063816605" table:formula="of:=STDEV([Feuille1.$B79];[Feuille1.$N78];[Feuille1.$Z79];[Feuille1.$AL79])" table:style-name="ce3">
            <text:p>506,45</text:p>
          </table:table-cell>
          <table:table-cell table:number-columns-repeated="5" table:style-name="ce1"/>
          <table:table-cell office:value-type="float" office:value="76" table:formula="of:=[Feuille1.$A79]" table:style-name="ce1">
            <text:p>76</text:p>
          </table:table-cell>
          <table:table-cell office:value-type="float" office:value="14311.75" table:formula="of:=AVERAGE([Feuille1.$F79];[Feuille1.$R78];[Feuille1.$AD79];[Feuille1.$AP79])" table:style-name="ce3">
            <text:p>14 311,75</text:p>
          </table:table-cell>
          <table:table-cell office:value-type="float" office:value="3172.414682330585" table:formula="of:=STDEV([Feuille1.$F79];[Feuille1.$R78];[Feuille1.$AD79];[Feuille1.$AP79])" table:style-name="ce3">
            <text:p>3 172,41</text:p>
          </table:table-cell>
          <table:table-cell table:number-columns-repeated="9" table:style-name="ce1"/>
          <table:table-cell office:value-type="float" office:value="76" table:formula="of:=[Feuille1.$A79]" table:style-name="ce1">
            <text:p>76</text:p>
          </table:table-cell>
          <table:table-cell office:value-type="float" office:value="13315.75" table:formula="of:=AVERAGE([Feuille1.$C79];[Feuille1.O78];[Feuille1.$AA79];[Feuille1.$AM79])" table:style-name="ce3">
            <text:p>13 315,75</text:p>
          </table:table-cell>
          <table:table-cell office:value-type="float" office:value="93.040683354586264" table:formula="of:=[.V77]*100/[.J77]" table:style-name="ce3">
            <text:p>93,04</text:p>
          </table:table-cell>
          <table:table-cell office:value-type="float" office:value="2985.9675567561012" table:formula="of:=STDEV([Feuille1.$C79];[Feuille1.$O78];[Feuille1.$AA79];[Feuille1.$AM79])" table:style-name="ce3">
            <text:p>2 985,97</text:p>
          </table:table-cell>
          <table:table-cell table:number-columns-repeated="8" table:style-name="ce1"/>
          <table:table-cell office:value-type="float" office:value="76" table:formula="of:=[Feuille1.$A79]" table:style-name="ce1">
            <text:p>76</text:p>
          </table:table-cell>
          <table:table-cell office:value-type="float" office:value="676" table:formula="of:=AVERAGE([Feuille1.$D79];[Feuille1.$P78];[Feuille1.$AB79];[Feuille1.$AN79])" table:style-name="ce3">
            <text:p>676,00</text:p>
          </table:table-cell>
          <table:table-cell office:value-type="float" office:value="4.7233916187747829" table:formula="of:=[.AH77]*100/[.$J77]" table:style-name="ce3">
            <text:p>4,72</text:p>
          </table:table-cell>
          <table:table-cell office:value-type="float" office:value="125.52025069021067" table:formula="of:=STDEV([Feuille1.$D79];[Feuille1.$P78];[Feuille1.$AB79];[Feuille1.$AN79])" table:style-name="ce3">
            <text:p>125,52</text:p>
          </table:table-cell>
          <table:table-cell table:number-columns-repeated="9" table:style-name="ce1"/>
          <table:table-cell office:value-type="float" office:value="76" table:formula="of:=[Feuille1.$A79]" table:style-name="ce1">
            <text:p>76</text:p>
          </table:table-cell>
          <table:table-cell office:value-type="float" office:value="320" table:formula="of:=AVERAGE([Feuille1.$E79];[Feuille1.$Q78];[Feuille1.$AC79];[Feuille1.$AO79])" table:style-name="ce3">
            <text:p>320,00</text:p>
          </table:table-cell>
          <table:table-cell office:value-type="float" office:value="2.2359250266389505" table:formula="of:=[.AU77]*100/[.$J77]" table:style-name="ce3">
            <text:p>2,24</text:p>
          </table:table-cell>
          <table:table-cell office:value-type="float" office:value="63.634372263214267" table:formula="of:=STDEV([Feuille1.$E79];[Feuille1.$Q78];[Feuille1.$AC79];[Feuille1.$AO79])" table:style-name="ce3">
            <text:p>63,63</text:p>
          </table:table-cell>
          <table:table-cell table:number-columns-repeated="8" table:style-name="ce1"/>
          <table:table-cell office:value-type="float" office:value="76" table:formula="of:=[Feuille1.$A79]" table:style-name="ce1">
            <text:p>76</text:p>
          </table:table-cell>
          <table:table-cell office:value-type="float" office:value="1254.25" table:formula="of:=AVERAGE([Feuille1.$G79];[Feuille1.$S78];[Feuille1.$AE79];[Feuille1.$AQ79])" table:style-name="ce3">
            <text:p>1 254,25</text:p>
          </table:table-cell>
          <table:table-cell office:value-type="float" office:value="260.0248385571399" table:formula="of:=STDEV([Feuille1.$G79];[Feuille1.$S78];[Feuille1.$AE79];[Feuille1.$AQ79])" table:style-name="ce3">
            <text:p>260,02</text:p>
          </table:table-cell>
          <table:table-cell table:style-name="ce3"/>
          <table:table-cell table:number-columns-repeated="5" table:style-name="ce1"/>
          <table:table-cell office:value-type="float" office:value="76" table:formula="of:=[Feuille1.$A79]" table:style-name="ce1">
            <text:p>76</text:p>
          </table:table-cell>
          <table:table-cell office:value-type="float" office:value="1064.25" table:formula="of:=AVERAGE([Feuille1.$K79];[Feuille1.$W78];[Feuille1.$AI79];[Feuille1.$AU79])" table:style-name="ce3">
            <text:p>1 064,25</text:p>
          </table:table-cell>
          <table:table-cell office:value-type="float" office:value="213.7512183201147" table:formula="of:=STDEV([Feuille1.$K79];[Feuille1.$W78];[Feuille1.$AI79];[Feuille1.$AU79])" table:style-name="ce3">
            <text:p>213,75</text:p>
          </table:table-cell>
          <table:table-cell table:number-columns-repeated="5" table:style-name="ce1"/>
          <table:table-cell office:value-type="float" office:value="76" table:formula="of:=[Feuille1.$A79]" table:style-name="ce1">
            <text:p>76</text:p>
          </table:table-cell>
          <table:table-cell office:value-type="float" office:value="987.5" table:formula="of:=AVERAGE([Feuille1.$H79];[Feuille1.$T78];[Feuille1.$AF79];[Feuille1.$AR79])" table:style-name="ce3">
            <text:p>987,50</text:p>
          </table:table-cell>
          <table:table-cell office:value-type="float" office:value="92.788348602302094" table:formula="of:=[.BX77]*100/[.$BP77]" table:style-name="ce3">
            <text:p>92,79</text:p>
          </table:table-cell>
          <table:table-cell office:value-type="float" office:value="194.48478946522613" table:formula="of:=STDEV([Feuille1.$H79];[Feuille1.$T78];[Feuille1.$AF79];[Feuille1.$AR79])" table:style-name="ce3">
            <text:p>194,48</text:p>
          </table:table-cell>
          <table:table-cell table:number-columns-repeated="9" table:style-name="ce1"/>
          <table:table-cell office:value-type="float" office:value="76" table:formula="of:=[Feuille1.$A79]" table:style-name="ce1">
            <text:p>76</text:p>
          </table:table-cell>
          <table:table-cell office:value-type="float" office:value="52.75" table:formula="of:=AVERAGE([Feuille1.$I79];[Feuille1.$U78];[Feuille1.$AG79];[Feuille1.$AS79])" table:style-name="ce3">
            <text:p>52,75</text:p>
          </table:table-cell>
          <table:table-cell office:value-type="float" office:value="4.9565421658444917" table:formula="of:=[.CK77]*100/[.$BP77]" table:style-name="ce3">
            <text:p>4,96</text:p>
          </table:table-cell>
          <table:table-cell office:value-type="float" office:value="15.75595125658873" table:formula="of:=STDEV([Feuille1.$I79];[Feuille1.$U78];[Feuille1.$AG79];[Feuille1.$AS79])" table:style-name="ce3">
            <text:p>15,76</text:p>
          </table:table-cell>
          <table:table-cell table:number-columns-repeated="8" table:style-name="ce1"/>
          <table:table-cell office:value-type="float" office:value="76" table:formula="of:=[Feuille1.$A79]" table:style-name="ce1">
            <text:p>76</text:p>
          </table:table-cell>
          <table:table-cell office:value-type="float" office:value="24" table:formula="of:=AVERAGE([Feuille1.$J79];[Feuille1.$V78];[Feuille1.$AH79];[Feuille1.$AT79])" table:style-name="ce3">
            <text:p>24,00</text:p>
          </table:table-cell>
          <table:table-cell office:value-type="float" office:value="2.2551092318534178" table:formula="of:=[.CW77]*100/[.$BP77]" table:style-name="ce3">
            <text:p>2,26</text:p>
          </table:table-cell>
          <table:table-cell office:value-type="float" office:value="3.9157800414902435" table:formula="of:=STDEV([Feuille1.$J79];[Feuille1.$V78];[Feuille1.$AH79];[Feuille1.$AT79])" table:style-name="ce3">
            <text:p>3,92</text:p>
          </table:table-cell>
          <table:table-cell table:number-columns-repeated="16281"/>
        </table:table-row>
        <table:table-row table:style-name="ro1">
          <table:table-cell office:value-type="float" office:value="77" table:formula="of:=[Feuille1.$A80]" table:style-name="ce1">
            <text:p>77</text:p>
          </table:table-cell>
          <table:table-cell office:value-type="float" office:value="2585" table:formula="of:=AVERAGE([Feuille1.$B80];[Feuille1.$N79];[Feuille1.$Z80];[Feuille1.$AL80])" table:style-name="ce3">
            <text:p>2 585,00</text:p>
          </table:table-cell>
          <table:table-cell office:value-type="float" office:value="569.00439365614739" table:formula="of:=STDEV([Feuille1.$B80];[Feuille1.$N79];[Feuille1.$Z80];[Feuille1.$AL80])" table:style-name="ce3">
            <text:p>569,00</text:p>
          </table:table-cell>
          <table:table-cell table:number-columns-repeated="5" table:style-name="ce1"/>
          <table:table-cell office:value-type="float" office:value="77" table:formula="of:=[Feuille1.$A80]" table:style-name="ce1">
            <text:p>77</text:p>
          </table:table-cell>
          <table:table-cell office:value-type="float" office:value="15468.75" table:formula="of:=AVERAGE([Feuille1.$F80];[Feuille1.$R79];[Feuille1.$AD80];[Feuille1.$AP80])" table:style-name="ce3">
            <text:p>15 468,75</text:p>
          </table:table-cell>
          <table:table-cell office:value-type="float" office:value="3422.4310438634116" table:formula="of:=STDEV([Feuille1.$F80];[Feuille1.$R79];[Feuille1.$AD80];[Feuille1.$AP80])" table:style-name="ce3">
            <text:p>3 422,43</text:p>
          </table:table-cell>
          <table:table-cell table:number-columns-repeated="9" table:style-name="ce1"/>
          <table:table-cell office:value-type="float" office:value="77" table:formula="of:=[Feuille1.$A80]" table:style-name="ce1">
            <text:p>77</text:p>
          </table:table-cell>
          <table:table-cell office:value-type="float" office:value="14395.25" table:formula="of:=AVERAGE([Feuille1.$C80];[Feuille1.O79];[Feuille1.$AA80];[Feuille1.$AM80])" table:style-name="ce3">
            <text:p>14 395,25</text:p>
          </table:table-cell>
          <table:table-cell office:value-type="float" office:value="93.060202020202027" table:formula="of:=[.V78]*100/[.J78]" table:style-name="ce3">
            <text:p>93,06</text:p>
          </table:table-cell>
          <table:table-cell office:value-type="float" office:value="3222.0718360500073" table:formula="of:=STDEV([Feuille1.$C80];[Feuille1.$O79];[Feuille1.$AA80];[Feuille1.$AM80])" table:style-name="ce3">
            <text:p>3 222,07</text:p>
          </table:table-cell>
          <table:table-cell table:number-columns-repeated="8" table:style-name="ce1"/>
          <table:table-cell office:value-type="float" office:value="77" table:formula="of:=[Feuille1.$A80]" table:style-name="ce1">
            <text:p>77</text:p>
          </table:table-cell>
          <table:table-cell office:value-type="float" office:value="727.75" table:formula="of:=AVERAGE([Feuille1.$D80];[Feuille1.$P79];[Feuille1.$AB80];[Feuille1.$AN80])" table:style-name="ce3">
            <text:p>727,75</text:p>
          </table:table-cell>
          <table:table-cell office:value-type="float" office:value="4.7046464646464647" table:formula="of:=[.AH78]*100/[.$J78]" table:style-name="ce3">
            <text:p>4,70</text:p>
          </table:table-cell>
          <table:table-cell office:value-type="float" office:value="138.02988806776597" table:formula="of:=STDEV([Feuille1.$D80];[Feuille1.$P79];[Feuille1.$AB80];[Feuille1.$AN80])" table:style-name="ce3">
            <text:p>138,03</text:p>
          </table:table-cell>
          <table:table-cell table:number-columns-repeated="9" table:style-name="ce1"/>
          <table:table-cell office:value-type="float" office:value="77" table:formula="of:=[Feuille1.$A80]" table:style-name="ce1">
            <text:p>77</text:p>
          </table:table-cell>
          <table:table-cell office:value-type="float" office:value="345.75" table:formula="of:=AVERAGE([Feuille1.$E80];[Feuille1.$Q79];[Feuille1.$AC80];[Feuille1.$AO80])" table:style-name="ce3">
            <text:p>345,75</text:p>
          </table:table-cell>
          <table:table-cell office:value-type="float" office:value="2.2351515151515153" table:formula="of:=[.AU78]*100/[.$J78]" table:style-name="ce3">
            <text:p>2,24</text:p>
          </table:table-cell>
          <table:table-cell office:value-type="float" office:value="64.567148509645889" table:formula="of:=STDEV([Feuille1.$E80];[Feuille1.$Q79];[Feuille1.$AC80];[Feuille1.$AO80])" table:style-name="ce3">
            <text:p>64,57</text:p>
          </table:table-cell>
          <table:table-cell table:number-columns-repeated="8" table:style-name="ce1"/>
          <table:table-cell office:value-type="float" office:value="77" table:formula="of:=[Feuille1.$A80]" table:style-name="ce1">
            <text:p>77</text:p>
          </table:table-cell>
          <table:table-cell office:value-type="float" office:value="1370.5" table:formula="of:=AVERAGE([Feuille1.$G80];[Feuille1.$S79];[Feuille1.$AE80];[Feuille1.$AQ80])" table:style-name="ce3">
            <text:p>1 370,50</text:p>
          </table:table-cell>
          <table:table-cell office:value-type="float" office:value="321.23978582983773" table:formula="of:=STDEV([Feuille1.$G80];[Feuille1.$S79];[Feuille1.$AE80];[Feuille1.$AQ80])" table:style-name="ce3">
            <text:p>321,24</text:p>
          </table:table-cell>
          <table:table-cell table:style-name="ce3"/>
          <table:table-cell table:number-columns-repeated="5" table:style-name="ce1"/>
          <table:table-cell office:value-type="float" office:value="77" table:formula="of:=[Feuille1.$A80]" table:style-name="ce1">
            <text:p>77</text:p>
          </table:table-cell>
          <table:table-cell office:value-type="float" office:value="1157" table:formula="of:=AVERAGE([Feuille1.$K80];[Feuille1.$W79];[Feuille1.$AI80];[Feuille1.$AU80])" table:style-name="ce3">
            <text:p>1 157,00</text:p>
          </table:table-cell>
          <table:table-cell office:value-type="float" office:value="259.00707841035285" table:formula="of:=STDEV([Feuille1.$K80];[Feuille1.$W79];[Feuille1.$AI80];[Feuille1.$AU80])" table:style-name="ce3">
            <text:p>259,01</text:p>
          </table:table-cell>
          <table:table-cell table:number-columns-repeated="5" table:style-name="ce1"/>
          <table:table-cell office:value-type="float" office:value="77" table:formula="of:=[Feuille1.$A80]" table:style-name="ce1">
            <text:p>77</text:p>
          </table:table-cell>
          <table:table-cell office:value-type="float" office:value="1079.5" table:formula="of:=AVERAGE([Feuille1.$H80];[Feuille1.$T79];[Feuille1.$AF80];[Feuille1.$AR80])" table:style-name="ce3">
            <text:p>1 079,50</text:p>
          </table:table-cell>
          <table:table-cell office:value-type="float" office:value="93.301642178046677" table:formula="of:=[.BX78]*100/[.$BP78]" table:style-name="ce3">
            <text:p>93,30</text:p>
          </table:table-cell>
          <table:table-cell office:value-type="float" office:value="245.15233359416888" table:formula="of:=STDEV([Feuille1.$H80];[Feuille1.$T79];[Feuille1.$AF80];[Feuille1.$AR80])" table:style-name="ce3">
            <text:p>245,15</text:p>
          </table:table-cell>
          <table:table-cell table:number-columns-repeated="9" table:style-name="ce1"/>
          <table:table-cell office:value-type="float" office:value="77" table:formula="of:=[Feuille1.$A80]" table:style-name="ce1">
            <text:p>77</text:p>
          </table:table-cell>
          <table:table-cell office:value-type="float" office:value="51.75" table:formula="of:=AVERAGE([Feuille1.$I80];[Feuille1.$U79];[Feuille1.$AG80];[Feuille1.$AS80])" table:style-name="ce3">
            <text:p>51,75</text:p>
          </table:table-cell>
          <table:table-cell office:value-type="float" office:value="4.4727744165946417" table:formula="of:=[.CK78]*100/[.$BP78]" table:style-name="ce3">
            <text:p>4,47</text:p>
          </table:table-cell>
          <table:table-cell office:value-type="float" office:value="12.789970028633114" table:formula="of:=STDEV([Feuille1.$I80];[Feuille1.$U79];[Feuille1.$AG80];[Feuille1.$AS80])" table:style-name="ce3">
            <text:p>12,79</text:p>
          </table:table-cell>
          <table:table-cell table:number-columns-repeated="8" table:style-name="ce1"/>
          <table:table-cell office:value-type="float" office:value="77" table:formula="of:=[Feuille1.$A80]" table:style-name="ce1">
            <text:p>77</text:p>
          </table:table-cell>
          <table:table-cell office:value-type="float" office:value="25.75" table:formula="of:=AVERAGE([Feuille1.$J80];[Feuille1.$V79];[Feuille1.$AH80];[Feuille1.$AT80])" table:style-name="ce3">
            <text:p>25,75</text:p>
          </table:table-cell>
          <table:table-cell office:value-type="float" office:value="2.225583405358686" table:formula="of:=[.CW78]*100/[.$BP78]" table:style-name="ce3">
            <text:p>2,23</text:p>
          </table:table-cell>
          <table:table-cell office:value-type="float" office:value="3.8622100754188224" table:formula="of:=STDEV([Feuille1.$J80];[Feuille1.$V79];[Feuille1.$AH80];[Feuille1.$AT80])" table:style-name="ce3">
            <text:p>3,86</text:p>
          </table:table-cell>
          <table:table-cell table:number-columns-repeated="16281"/>
        </table:table-row>
        <table:table-row table:style-name="ro1">
          <table:table-cell office:value-type="float" office:value="78" table:formula="of:=[Feuille1.$A81]" table:style-name="ce1">
            <text:p>78</text:p>
          </table:table-cell>
          <table:table-cell office:value-type="float" office:value="2799.5" table:formula="of:=AVERAGE([Feuille1.$B81];[Feuille1.$N80];[Feuille1.$Z81];[Feuille1.$AL81])" table:style-name="ce3">
            <text:p>2 799,50</text:p>
          </table:table-cell>
          <table:table-cell office:value-type="float" office:value="613.85150212951885" table:formula="of:=STDEV([Feuille1.$B81];[Feuille1.$N80];[Feuille1.$Z81];[Feuille1.$AL81])" table:style-name="ce3">
            <text:p>613,85</text:p>
          </table:table-cell>
          <table:table-cell table:number-columns-repeated="5" table:style-name="ce1"/>
          <table:table-cell office:value-type="float" office:value="78" table:formula="of:=[Feuille1.$A81]" table:style-name="ce1">
            <text:p>78</text:p>
          </table:table-cell>
          <table:table-cell office:value-type="float" office:value="16767.25" table:formula="of:=AVERAGE([Feuille1.$F81];[Feuille1.$R80];[Feuille1.$AD81];[Feuille1.$AP81])" table:style-name="ce3">
            <text:p>16 767,25</text:p>
          </table:table-cell>
          <table:table-cell office:value-type="float" office:value="3715.5487145238721" table:formula="of:=STDEV([Feuille1.$F81];[Feuille1.$R80];[Feuille1.$AD81];[Feuille1.$AP81])" table:style-name="ce3">
            <text:p>3 715,55</text:p>
          </table:table-cell>
          <table:table-cell table:number-columns-repeated="9" table:style-name="ce1"/>
          <table:table-cell office:value-type="float" office:value="78" table:formula="of:=[Feuille1.$A81]" table:style-name="ce1">
            <text:p>78</text:p>
          </table:table-cell>
          <table:table-cell office:value-type="float" office:value="15604.75" table:formula="of:=AVERAGE([Feuille1.$C81];[Feuille1.O80];[Feuille1.$AA81];[Feuille1.$AM81])" table:style-name="ce3">
            <text:p>15 604,75</text:p>
          </table:table-cell>
          <table:table-cell office:value-type="float" office:value="93.066841610878356" table:formula="of:=[.V79]*100/[.J79]" table:style-name="ce3">
            <text:p>93,07</text:p>
          </table:table-cell>
          <table:table-cell office:value-type="float" office:value="3492.9913040258202" table:formula="of:=STDEV([Feuille1.$C81];[Feuille1.$O80];[Feuille1.$AA81];[Feuille1.$AM81])" table:style-name="ce3">
            <text:p>3 492,99</text:p>
          </table:table-cell>
          <table:table-cell table:number-columns-repeated="8" table:style-name="ce1"/>
          <table:table-cell office:value-type="float" office:value="78" table:formula="of:=[Feuille1.$A81]" table:style-name="ce1">
            <text:p>78</text:p>
          </table:table-cell>
          <table:table-cell office:value-type="float" office:value="789" table:formula="of:=AVERAGE([Feuille1.$D81];[Feuille1.$P80];[Feuille1.$AB81];[Feuille1.$AN81])" table:style-name="ce3">
            <text:p>789,00</text:p>
          </table:table-cell>
          <table:table-cell office:value-type="float" office:value="4.7056016937780498" table:formula="of:=[.AH79]*100/[.$J79]" table:style-name="ce3">
            <text:p>4,71</text:p>
          </table:table-cell>
          <table:table-cell office:value-type="float" office:value="152.17752790737535" table:formula="of:=STDEV([Feuille1.$D81];[Feuille1.$P80];[Feuille1.$AB81];[Feuille1.$AN81])" table:style-name="ce3">
            <text:p>152,18</text:p>
          </table:table-cell>
          <table:table-cell table:number-columns-repeated="9" table:style-name="ce1"/>
          <table:table-cell office:value-type="float" office:value="78" table:formula="of:=[Feuille1.$A81]" table:style-name="ce1">
            <text:p>78</text:p>
          </table:table-cell>
          <table:table-cell office:value-type="float" office:value="373.5" table:formula="of:=AVERAGE([Feuille1.$E81];[Feuille1.$Q80];[Feuille1.$AC81];[Feuille1.$AO81])" table:style-name="ce3">
            <text:p>373,50</text:p>
          </table:table-cell>
          <table:table-cell office:value-type="float" office:value="2.2275566953436012" table:formula="of:=[.AU79]*100/[.$J79]" table:style-name="ce3">
            <text:p>2,23</text:p>
          </table:table-cell>
          <table:table-cell office:value-type="float" office:value="72.675075966019236" table:formula="of:=STDEV([Feuille1.$E81];[Feuille1.$Q80];[Feuille1.$AC81];[Feuille1.$AO81])" table:style-name="ce3">
            <text:p>72,68</text:p>
          </table:table-cell>
          <table:table-cell table:number-columns-repeated="8" table:style-name="ce1"/>
          <table:table-cell office:value-type="float" office:value="78" table:formula="of:=[Feuille1.$A81]" table:style-name="ce1">
            <text:p>78</text:p>
          </table:table-cell>
          <table:table-cell office:value-type="float" office:value="1513" table:formula="of:=AVERAGE([Feuille1.$G81];[Feuille1.$S80];[Feuille1.$AE81];[Feuille1.$AQ81])" table:style-name="ce3">
            <text:p>1 513,00</text:p>
          </table:table-cell>
          <table:table-cell office:value-type="float" office:value="340.85285192684933" table:formula="of:=STDEV([Feuille1.$G81];[Feuille1.$S80];[Feuille1.$AE81];[Feuille1.$AQ81])" table:style-name="ce3">
            <text:p>340,85</text:p>
          </table:table-cell>
          <table:table-cell table:style-name="ce3"/>
          <table:table-cell table:number-columns-repeated="5" table:style-name="ce1"/>
          <table:table-cell office:value-type="float" office:value="78" table:formula="of:=[Feuille1.$A81]" table:style-name="ce1">
            <text:p>78</text:p>
          </table:table-cell>
          <table:table-cell office:value-type="float" office:value="1298.5" table:formula="of:=AVERAGE([Feuille1.$K81];[Feuille1.$W80];[Feuille1.$AI81];[Feuille1.$AU81])" table:style-name="ce3">
            <text:p>1 298,50</text:p>
          </table:table-cell>
          <table:table-cell office:value-type="float" office:value="294.92880496824995" table:formula="of:=STDEV([Feuille1.$K81];[Feuille1.$W80];[Feuille1.$AI81];[Feuille1.$AU81])" table:style-name="ce3">
            <text:p>294,93</text:p>
          </table:table-cell>
          <table:table-cell table:number-columns-repeated="5" table:style-name="ce1"/>
          <table:table-cell office:value-type="float" office:value="78" table:formula="of:=[Feuille1.$A81]" table:style-name="ce1">
            <text:p>78</text:p>
          </table:table-cell>
          <table:table-cell office:value-type="float" office:value="1209.5" table:formula="of:=AVERAGE([Feuille1.$H81];[Feuille1.$T80];[Feuille1.$AF81];[Feuille1.$AR81])" table:style-name="ce3">
            <text:p>1 209,50</text:p>
          </table:table-cell>
          <table:table-cell office:value-type="float" office:value="93.145937620331154" table:formula="of:=[.BX79]*100/[.$BP79]" table:style-name="ce3">
            <text:p>93,15</text:p>
          </table:table-cell>
          <table:table-cell office:value-type="float" office:value="272.92550876261697" table:formula="of:=STDEV([Feuille1.$H81];[Feuille1.$T80];[Feuille1.$AF81];[Feuille1.$AR81])" table:style-name="ce3">
            <text:p>272,93</text:p>
          </table:table-cell>
          <table:table-cell table:number-columns-repeated="9" table:style-name="ce1"/>
          <table:table-cell office:value-type="float" office:value="78" table:formula="of:=[Feuille1.$A81]" table:style-name="ce1">
            <text:p>78</text:p>
          </table:table-cell>
          <table:table-cell office:value-type="float" office:value="61.25" table:formula="of:=AVERAGE([Feuille1.$I81];[Feuille1.$U80];[Feuille1.$AG81];[Feuille1.$AS81])" table:style-name="ce3">
            <text:p>61,25</text:p>
          </table:table-cell>
          <table:table-cell office:value-type="float" office:value="4.716981132075472" table:formula="of:=[.CK79]*100/[.$BP79]" table:style-name="ce3">
            <text:p>4,72</text:p>
          </table:table-cell>
          <table:table-cell office:value-type="float" office:value="14.5" table:formula="of:=STDEV([Feuille1.$I81];[Feuille1.$U80];[Feuille1.$AG81];[Feuille1.$AS81])" table:style-name="ce3">
            <text:p>14,50</text:p>
          </table:table-cell>
          <table:table-cell table:number-columns-repeated="8" table:style-name="ce1"/>
          <table:table-cell office:value-type="float" office:value="78" table:formula="of:=[Feuille1.$A81]" table:style-name="ce1">
            <text:p>78</text:p>
          </table:table-cell>
          <table:table-cell office:value-type="float" office:value="27.75" table:formula="of:=AVERAGE([Feuille1.$J81];[Feuille1.$V80];[Feuille1.$AH81];[Feuille1.$AT81])" table:style-name="ce3">
            <text:p>27,75</text:p>
          </table:table-cell>
          <table:table-cell office:value-type="float" office:value="2.1370812475933771" table:formula="of:=[.CW79]*100/[.$BP79]" table:style-name="ce3">
            <text:p>2,14</text:p>
          </table:table-cell>
          <table:table-cell office:value-type="float" office:value="8.6554414483991895" table:formula="of:=STDEV([Feuille1.$J81];[Feuille1.$V80];[Feuille1.$AH81];[Feuille1.$AT81])" table:style-name="ce3">
            <text:p>8,66</text:p>
          </table:table-cell>
          <table:table-cell table:number-columns-repeated="16281"/>
        </table:table-row>
        <table:table-row table:style-name="ro1">
          <table:table-cell office:value-type="float" office:value="79" table:formula="of:=[Feuille1.$A82]" table:style-name="ce1">
            <text:p>79</text:p>
          </table:table-cell>
          <table:table-cell office:value-type="float" office:value="3030" table:formula="of:=AVERAGE([Feuille1.$B82];[Feuille1.$N81];[Feuille1.$Z82];[Feuille1.$AL82])" table:style-name="ce3">
            <text:p>3 030,00</text:p>
          </table:table-cell>
          <table:table-cell office:value-type="float" office:value="672.95715564464672" table:formula="of:=STDEV([Feuille1.$B82];[Feuille1.$N81];[Feuille1.$Z82];[Feuille1.$AL82])" table:style-name="ce3">
            <text:p>672,96</text:p>
          </table:table-cell>
          <table:table-cell table:number-columns-repeated="5" table:style-name="ce1"/>
          <table:table-cell office:value-type="float" office:value="79" table:formula="of:=[Feuille1.$A82]" table:style-name="ce1">
            <text:p>79</text:p>
          </table:table-cell>
          <table:table-cell office:value-type="float" office:value="18138.25" table:formula="of:=AVERAGE([Feuille1.$F82];[Feuille1.$R81];[Feuille1.$AD82];[Feuille1.$AP82])" table:style-name="ce3">
            <text:p>18 138,25</text:p>
          </table:table-cell>
          <table:table-cell office:value-type="float" office:value="3989.2738165402152" table:formula="of:=STDEV([Feuille1.$F82];[Feuille1.$R81];[Feuille1.$AD82];[Feuille1.$AP82])" table:style-name="ce3">
            <text:p>3 989,27</text:p>
          </table:table-cell>
          <table:table-cell table:number-columns-repeated="9" table:style-name="ce1"/>
          <table:table-cell office:value-type="float" office:value="79" table:formula="of:=[Feuille1.$A82]" table:style-name="ce1">
            <text:p>79</text:p>
          </table:table-cell>
          <table:table-cell office:value-type="float" office:value="16879.25" table:formula="of:=AVERAGE([Feuille1.$C82];[Feuille1.O81];[Feuille1.$AA82];[Feuille1.$AM82])" table:style-name="ce3">
            <text:p>16 879,25</text:p>
          </table:table-cell>
          <table:table-cell office:value-type="float" office:value="93.058867310793488" table:formula="of:=[.V80]*100/[.J80]" table:style-name="ce3">
            <text:p>93,06</text:p>
          </table:table-cell>
          <table:table-cell office:value-type="float" office:value="3746.7597000608407" table:formula="of:=STDEV([Feuille1.$C82];[Feuille1.$O81];[Feuille1.$AA82];[Feuille1.$AM82])" table:style-name="ce3">
            <text:p>3 746,76</text:p>
          </table:table-cell>
          <table:table-cell table:number-columns-repeated="8" table:style-name="ce1"/>
          <table:table-cell office:value-type="float" office:value="79" table:formula="of:=[Feuille1.$A82]" table:style-name="ce1">
            <text:p>79</text:p>
          </table:table-cell>
          <table:table-cell office:value-type="float" office:value="856" table:formula="of:=AVERAGE([Feuille1.$D82];[Feuille1.$P81];[Feuille1.$AB82];[Feuille1.$AN82])" table:style-name="ce3">
            <text:p>856,00</text:p>
          </table:table-cell>
          <table:table-cell office:value-type="float" office:value="4.7193086433365954" table:formula="of:=[.AH80]*100/[.$J80]" table:style-name="ce3">
            <text:p>4,72</text:p>
          </table:table-cell>
          <table:table-cell office:value-type="float" office:value="166.9990019930259" table:formula="of:=STDEV([Feuille1.$D82];[Feuille1.$P81];[Feuille1.$AB82];[Feuille1.$AN82])" table:style-name="ce3">
            <text:p>167,00</text:p>
          </table:table-cell>
          <table:table-cell table:number-columns-repeated="9" table:style-name="ce1"/>
          <table:table-cell office:value-type="float" office:value="79" table:formula="of:=[Feuille1.$A82]" table:style-name="ce1">
            <text:p>79</text:p>
          </table:table-cell>
          <table:table-cell office:value-type="float" office:value="403" table:formula="of:=AVERAGE([Feuille1.$E82];[Feuille1.$Q81];[Feuille1.$AC82];[Feuille1.$AO82])" table:style-name="ce3">
            <text:p>403,00</text:p>
          </table:table-cell>
          <table:table-cell office:value-type="float" office:value="2.2218240458699157" table:formula="of:=[.AU80]*100/[.$J80]" table:style-name="ce3">
            <text:p>2,22</text:p>
          </table:table-cell>
          <table:table-cell office:value-type="float" office:value="76.919871728095515" table:formula="of:=STDEV([Feuille1.$E82];[Feuille1.$Q81];[Feuille1.$AC82];[Feuille1.$AO82])" table:style-name="ce3">
            <text:p>76,92</text:p>
          </table:table-cell>
          <table:table-cell table:number-columns-repeated="8" table:style-name="ce1"/>
          <table:table-cell office:value-type="float" office:value="79" table:formula="of:=[Feuille1.$A82]" table:style-name="ce1">
            <text:p>79</text:p>
          </table:table-cell>
          <table:table-cell office:value-type="float" office:value="1601.5" table:formula="of:=AVERAGE([Feuille1.$G82];[Feuille1.$S81];[Feuille1.$AE82];[Feuille1.$AQ82])" table:style-name="ce3">
            <text:p>1 601,50</text:p>
          </table:table-cell>
          <table:table-cell office:value-type="float" office:value="335.20988450024362" table:formula="of:=STDEV([Feuille1.$G82];[Feuille1.$S81];[Feuille1.$AE82];[Feuille1.$AQ82])" table:style-name="ce3">
            <text:p>335,21</text:p>
          </table:table-cell>
          <table:table-cell table:style-name="ce3"/>
          <table:table-cell table:number-columns-repeated="5" table:style-name="ce1"/>
          <table:table-cell office:value-type="float" office:value="79" table:formula="of:=[Feuille1.$A82]" table:style-name="ce1">
            <text:p>79</text:p>
          </table:table-cell>
          <table:table-cell office:value-type="float" office:value="1371" table:formula="of:=AVERAGE([Feuille1.$K82];[Feuille1.$W81];[Feuille1.$AI82];[Feuille1.$AU82])" table:style-name="ce3">
            <text:p>1 371,00</text:p>
          </table:table-cell>
          <table:table-cell office:value-type="float" office:value="274.62337846585456" table:formula="of:=STDEV([Feuille1.$K82];[Feuille1.$W81];[Feuille1.$AI82];[Feuille1.$AU82])" table:style-name="ce3">
            <text:p>274,62</text:p>
          </table:table-cell>
          <table:table-cell table:number-columns-repeated="5" table:style-name="ce1"/>
          <table:table-cell office:value-type="float" office:value="79" table:formula="of:=[Feuille1.$A82]" table:style-name="ce1">
            <text:p>79</text:p>
          </table:table-cell>
          <table:table-cell office:value-type="float" office:value="1274.5" table:formula="of:=AVERAGE([Feuille1.$H82];[Feuille1.$T81];[Feuille1.$AF82];[Feuille1.$AR82])" table:style-name="ce3">
            <text:p>1 274,50</text:p>
          </table:table-cell>
          <table:table-cell office:value-type="float" office:value="92.961342086068569" table:formula="of:=[.BX80]*100/[.$BP80]" table:style-name="ce3">
            <text:p>92,96</text:p>
          </table:table-cell>
          <table:table-cell office:value-type="float" office:value="255.2338796737873" table:formula="of:=STDEV([Feuille1.$H82];[Feuille1.$T81];[Feuille1.$AF82];[Feuille1.$AR82])" table:style-name="ce3">
            <text:p>255,23</text:p>
          </table:table-cell>
          <table:table-cell table:number-columns-repeated="9" table:style-name="ce1"/>
          <table:table-cell office:value-type="float" office:value="79" table:formula="of:=[Feuille1.$A82]" table:style-name="ce1">
            <text:p>79</text:p>
          </table:table-cell>
          <table:table-cell office:value-type="float" office:value="67" table:formula="of:=AVERAGE([Feuille1.$I82];[Feuille1.$U81];[Feuille1.$AG82];[Feuille1.$AS82])" table:style-name="ce3">
            <text:p>67,00</text:p>
          </table:table-cell>
          <table:table-cell office:value-type="float" office:value="4.8869438366156093" table:formula="of:=[.CK80]*100/[.$BP80]" table:style-name="ce3">
            <text:p>4,89</text:p>
          </table:table-cell>
          <table:table-cell office:value-type="float" office:value="16.10382977224155" table:formula="of:=STDEV([Feuille1.$I82];[Feuille1.$U81];[Feuille1.$AG82];[Feuille1.$AS82])" table:style-name="ce3">
            <text:p>16,10</text:p>
          </table:table-cell>
          <table:table-cell table:number-columns-repeated="8" table:style-name="ce1"/>
          <table:table-cell office:value-type="float" office:value="79" table:formula="of:=[Feuille1.$A82]" table:style-name="ce1">
            <text:p>79</text:p>
          </table:table-cell>
          <table:table-cell office:value-type="float" office:value="29.5" table:formula="of:=AVERAGE([Feuille1.$J82];[Feuille1.$V81];[Feuille1.$AH82];[Feuille1.$AT82])" table:style-name="ce3">
            <text:p>29,50</text:p>
          </table:table-cell>
          <table:table-cell office:value-type="float" office:value="2.1517140773158276" table:formula="of:=[.CW80]*100/[.$BP80]" table:style-name="ce3">
            <text:p>2,15</text:p>
          </table:table-cell>
          <table:table-cell office:value-type="float" office:value="5.9160797830996161" table:formula="of:=STDEV([Feuille1.$J82];[Feuille1.$V81];[Feuille1.$AH82];[Feuille1.$AT82])" table:style-name="ce3">
            <text:p>5,92</text:p>
          </table:table-cell>
          <table:table-cell table:number-columns-repeated="16281"/>
        </table:table-row>
        <table:table-row table:style-name="ro1">
          <table:table-cell office:value-type="float" office:value="80" table:formula="of:=[Feuille1.$A83]" table:style-name="ce1">
            <text:p>80</text:p>
          </table:table-cell>
          <table:table-cell office:value-type="float" office:value="3290" table:formula="of:=AVERAGE([Feuille1.$B83];[Feuille1.$N82];[Feuille1.$Z83];[Feuille1.$AL83])" table:style-name="ce3">
            <text:p>3 290,00</text:p>
          </table:table-cell>
          <table:table-cell office:value-type="float" office:value="716.72077315134845" table:formula="of:=STDEV([Feuille1.$B83];[Feuille1.$N82];[Feuille1.$Z83];[Feuille1.$AL83])" table:style-name="ce3">
            <text:p>716,72</text:p>
          </table:table-cell>
          <table:table-cell table:number-columns-repeated="5" table:style-name="ce1"/>
          <table:table-cell office:value-type="float" office:value="80" table:formula="of:=[Feuille1.$A83]" table:style-name="ce1">
            <text:p>80</text:p>
          </table:table-cell>
          <table:table-cell office:value-type="float" office:value="19664.5" table:formula="of:=AVERAGE([Feuille1.$F83];[Feuille1.$R82];[Feuille1.$AD83];[Feuille1.$AP83])" table:style-name="ce3">
            <text:p>19 664,50</text:p>
          </table:table-cell>
          <table:table-cell office:value-type="float" office:value="4314.8753941066097" table:formula="of:=STDEV([Feuille1.$F83];[Feuille1.$R82];[Feuille1.$AD83];[Feuille1.$AP83])" table:style-name="ce3">
            <text:p>4 314,88</text:p>
          </table:table-cell>
          <table:table-cell table:number-columns-repeated="9" table:style-name="ce1"/>
          <table:table-cell office:value-type="float" office:value="80" table:formula="of:=[Feuille1.$A83]" table:style-name="ce1">
            <text:p>80</text:p>
          </table:table-cell>
          <table:table-cell office:value-type="float" office:value="18303.5" table:formula="of:=AVERAGE([Feuille1.$C83];[Feuille1.O82];[Feuille1.$AA83];[Feuille1.$AM83])" table:style-name="ce3">
            <text:p>18 303,50</text:p>
          </table:table-cell>
          <table:table-cell office:value-type="float" office:value="93.078898522718603" table:formula="of:=[.V81]*100/[.J81]" table:style-name="ce3">
            <text:p>93,08</text:p>
          </table:table-cell>
          <table:table-cell office:value-type="float" office:value="4050.2333677620768" table:formula="of:=STDEV([Feuille1.$C83];[Feuille1.$O82];[Feuille1.$AA83];[Feuille1.$AM83])" table:style-name="ce3">
            <text:p>4 050,23</text:p>
          </table:table-cell>
          <table:table-cell table:number-columns-repeated="8" table:style-name="ce1"/>
          <table:table-cell office:value-type="float" office:value="80" table:formula="of:=[Feuille1.$A83]" table:style-name="ce1">
            <text:p>80</text:p>
          </table:table-cell>
          <table:table-cell office:value-type="float" office:value="928" table:formula="of:=AVERAGE([Feuille1.$D83];[Feuille1.$P82];[Feuille1.$AB83];[Feuille1.$AN83])" table:style-name="ce3">
            <text:p>928,00</text:p>
          </table:table-cell>
          <table:table-cell office:value-type="float" office:value="4.7191639756922372" table:formula="of:=[.AH81]*100/[.$J81]" table:style-name="ce3">
            <text:p>4,72</text:p>
          </table:table-cell>
          <table:table-cell office:value-type="float" office:value="182.55044964794433" table:formula="of:=STDEV([Feuille1.$D83];[Feuille1.$P82];[Feuille1.$AB83];[Feuille1.$AN83])" table:style-name="ce3">
            <text:p>182,55</text:p>
          </table:table-cell>
          <table:table-cell table:number-columns-repeated="9" table:style-name="ce1"/>
          <table:table-cell office:value-type="float" office:value="80" table:formula="of:=[Feuille1.$A83]" table:style-name="ce1">
            <text:p>80</text:p>
          </table:table-cell>
          <table:table-cell office:value-type="float" office:value="433" table:formula="of:=AVERAGE([Feuille1.$E83];[Feuille1.$Q82];[Feuille1.$AC83];[Feuille1.$AO83])" table:style-name="ce3">
            <text:p>433,00</text:p>
          </table:table-cell>
          <table:table-cell office:value-type="float" office:value="2.2019375015891582" table:formula="of:=[.AU81]*100/[.$J81]" table:style-name="ce3">
            <text:p>2,20</text:p>
          </table:table-cell>
          <table:table-cell office:value-type="float" office:value="83.741666252031706" table:formula="of:=STDEV([Feuille1.$E83];[Feuille1.$Q82];[Feuille1.$AC83];[Feuille1.$AO83])" table:style-name="ce3">
            <text:p>83,74</text:p>
          </table:table-cell>
          <table:table-cell table:number-columns-repeated="8" table:style-name="ce1"/>
          <table:table-cell office:value-type="float" office:value="80" table:formula="of:=[Feuille1.$A83]" table:style-name="ce1">
            <text:p>80</text:p>
          </table:table-cell>
          <table:table-cell office:value-type="float" office:value="1786.25" table:formula="of:=AVERAGE([Feuille1.$G83];[Feuille1.$S82];[Feuille1.$AE83];[Feuille1.$AQ83])" table:style-name="ce3">
            <text:p>1 786,25</text:p>
          </table:table-cell>
          <table:table-cell office:value-type="float" office:value="370.85520534749588" table:formula="of:=STDEV([Feuille1.$G83];[Feuille1.$S82];[Feuille1.$AE83];[Feuille1.$AQ83])" table:style-name="ce3">
            <text:p>370,86</text:p>
          </table:table-cell>
          <table:table-cell table:style-name="ce3"/>
          <table:table-cell table:number-columns-repeated="5" table:style-name="ce1"/>
          <table:table-cell office:value-type="float" office:value="80" table:formula="of:=[Feuille1.$A83]" table:style-name="ce1">
            <text:p>80</text:p>
          </table:table-cell>
          <table:table-cell office:value-type="float" office:value="1526.25" table:formula="of:=AVERAGE([Feuille1.$K83];[Feuille1.$W82];[Feuille1.$AI83];[Feuille1.$AU83])" table:style-name="ce3">
            <text:p>1 526,25</text:p>
          </table:table-cell>
          <table:table-cell office:value-type="float" office:value="326.94074386653006" table:formula="of:=STDEV([Feuille1.$K83];[Feuille1.$W82];[Feuille1.$AI83];[Feuille1.$AU83])" table:style-name="ce3">
            <text:p>326,94</text:p>
          </table:table-cell>
          <table:table-cell table:number-columns-repeated="5" table:style-name="ce1"/>
          <table:table-cell office:value-type="float" office:value="80" table:formula="of:=[Feuille1.$A83]" table:style-name="ce1">
            <text:p>80</text:p>
          </table:table-cell>
          <table:table-cell office:value-type="float" office:value="1424.25" table:formula="of:=AVERAGE([Feuille1.$H83];[Feuille1.$T82];[Feuille1.$AF83];[Feuille1.$AR83])" table:style-name="ce3">
            <text:p>1 424,25</text:p>
          </table:table-cell>
          <table:table-cell office:value-type="float" office:value="93.316953316953317" table:formula="of:=[.BX81]*100/[.$BP81]" table:style-name="ce3">
            <text:p>93,32</text:p>
          </table:table-cell>
          <table:table-cell office:value-type="float" office:value="304.53283895172945" table:formula="of:=STDEV([Feuille1.$H83];[Feuille1.$T82];[Feuille1.$AF83];[Feuille1.$AR83])" table:style-name="ce3">
            <text:p>304,53</text:p>
          </table:table-cell>
          <table:table-cell table:number-columns-repeated="9" table:style-name="ce1"/>
          <table:table-cell office:value-type="float" office:value="80" table:formula="of:=[Feuille1.$A83]" table:style-name="ce1">
            <text:p>80</text:p>
          </table:table-cell>
          <table:table-cell office:value-type="float" office:value="72" table:formula="of:=AVERAGE([Feuille1.$I83];[Feuille1.$U82];[Feuille1.$AG83];[Feuille1.$AS83])" table:style-name="ce3">
            <text:p>72,00</text:p>
          </table:table-cell>
          <table:table-cell office:value-type="float" office:value="4.7174447174447174" table:formula="of:=[.CK81]*100/[.$BP81]" table:style-name="ce3">
            <text:p>4,72</text:p>
          </table:table-cell>
          <table:table-cell office:value-type="float" office:value="15.769168230019828" table:formula="of:=STDEV([Feuille1.$I83];[Feuille1.$U82];[Feuille1.$AG83];[Feuille1.$AS83])" table:style-name="ce3">
            <text:p>15,77</text:p>
          </table:table-cell>
          <table:table-cell table:number-columns-repeated="8" table:style-name="ce1"/>
          <table:table-cell office:value-type="float" office:value="80" table:formula="of:=[Feuille1.$A83]" table:style-name="ce1">
            <text:p>80</text:p>
          </table:table-cell>
          <table:table-cell office:value-type="float" office:value="30" table:formula="of:=AVERAGE([Feuille1.$J83];[Feuille1.$V82];[Feuille1.$AH83];[Feuille1.$AT83])" table:style-name="ce3">
            <text:p>30,00</text:p>
          </table:table-cell>
          <table:table-cell office:value-type="float" office:value="1.9656019656019657" table:formula="of:=[.CW81]*100/[.$BP81]" table:style-name="ce3">
            <text:p>1,97</text:p>
          </table:table-cell>
          <table:table-cell office:value-type="float" office:value="7.0710678118654755" table:formula="of:=STDEV([Feuille1.$J83];[Feuille1.$V82];[Feuille1.$AH83];[Feuille1.$AT83])" table:style-name="ce3">
            <text:p>7,07</text:p>
          </table:table-cell>
          <table:table-cell table:number-columns-repeated="16281"/>
        </table:table-row>
        <table:table-row table:style-name="ro1">
          <table:table-cell office:value-type="float" office:value="81" table:formula="of:=[Feuille1.$A84]" table:style-name="ce1">
            <text:p>81</text:p>
          </table:table-cell>
          <table:table-cell office:value-type="float" office:value="3563.75" table:formula="of:=AVERAGE([Feuille1.$B84];[Feuille1.$N83];[Feuille1.$Z84];[Feuille1.$AL84])" table:style-name="ce3">
            <text:p>3 563,75</text:p>
          </table:table-cell>
          <table:table-cell office:value-type="float" office:value="782.04534182275302" table:formula="of:=STDEV([Feuille1.$B84];[Feuille1.$N83];[Feuille1.$Z84];[Feuille1.$AL84])" table:style-name="ce3">
            <text:p>782,05</text:p>
          </table:table-cell>
          <table:table-cell table:number-columns-repeated="5" table:style-name="ce1"/>
          <table:table-cell office:value-type="float" office:value="81" table:formula="of:=[Feuille1.$A84]" table:style-name="ce1">
            <text:p>81</text:p>
          </table:table-cell>
          <table:table-cell office:value-type="float" office:value="21244.25" table:formula="of:=AVERAGE([Feuille1.$F84];[Feuille1.$R83];[Feuille1.$AD84];[Feuille1.$AP84])" table:style-name="ce3">
            <text:p>21 244,25</text:p>
          </table:table-cell>
          <table:table-cell office:value-type="float" office:value="4641.6737193243844" table:formula="of:=STDEV([Feuille1.$F84];[Feuille1.$R83];[Feuille1.$AD84];[Feuille1.$AP84])" table:style-name="ce3">
            <text:p>4 641,67</text:p>
          </table:table-cell>
          <table:table-cell table:number-columns-repeated="9" table:style-name="ce1"/>
          <table:table-cell office:value-type="float" office:value="81" table:formula="of:=[Feuille1.$A84]" table:style-name="ce1">
            <text:p>81</text:p>
          </table:table-cell>
          <table:table-cell office:value-type="float" office:value="19770.25" table:formula="of:=AVERAGE([Feuille1.$C84];[Feuille1.O83];[Feuille1.$AA84];[Feuille1.$AM84])" table:style-name="ce3">
            <text:p>19 770,25</text:p>
          </table:table-cell>
          <table:table-cell office:value-type="float" office:value="93.061651976417153" table:formula="of:=[.V82]*100/[.J82]" table:style-name="ce3">
            <text:p>93,06</text:p>
          </table:table-cell>
          <table:table-cell office:value-type="float" office:value="4362.6324908247771" table:formula="of:=STDEV([Feuille1.$C84];[Feuille1.$O83];[Feuille1.$AA84];[Feuille1.$AM84])" table:style-name="ce3">
            <text:p>4 362,63</text:p>
          </table:table-cell>
          <table:table-cell table:number-columns-repeated="8" table:style-name="ce1"/>
          <table:table-cell office:value-type="float" office:value="81" table:formula="of:=[Feuille1.$A84]" table:style-name="ce1">
            <text:p>81</text:p>
          </table:table-cell>
          <table:table-cell office:value-type="float" office:value="1004.75" table:formula="of:=AVERAGE([Feuille1.$D84];[Feuille1.$P83];[Feuille1.$AB84];[Feuille1.$AN84])" table:style-name="ce3">
            <text:p>1 004,75</text:p>
          </table:table-cell>
          <table:table-cell office:value-type="float" office:value="4.7295150452475374" table:formula="of:=[.AH82]*100/[.$J82]" table:style-name="ce3">
            <text:p>4,73</text:p>
          </table:table-cell>
          <table:table-cell office:value-type="float" office:value="191.86692436860153" table:formula="of:=STDEV([Feuille1.$D84];[Feuille1.$P83];[Feuille1.$AB84];[Feuille1.$AN84])" table:style-name="ce3">
            <text:p>191,87</text:p>
          </table:table-cell>
          <table:table-cell table:number-columns-repeated="9" table:style-name="ce1"/>
          <table:table-cell office:value-type="float" office:value="81" table:formula="of:=[Feuille1.$A84]" table:style-name="ce1">
            <text:p>81</text:p>
          </table:table-cell>
          <table:table-cell office:value-type="float" office:value="469.25" table:formula="of:=AVERAGE([Feuille1.$E84];[Feuille1.$Q83];[Feuille1.$AC84];[Feuille1.$AO84])" table:style-name="ce3">
            <text:p>469,25</text:p>
          </table:table-cell>
          <table:table-cell office:value-type="float" office:value="2.2088329783353142" table:formula="of:=[.AU82]*100/[.$J82]" table:style-name="ce3">
            <text:p>2,21</text:p>
          </table:table-cell>
          <table:table-cell office:value-type="float" office:value="89.040721021339451" table:formula="of:=STDEV([Feuille1.$E84];[Feuille1.$Q83];[Feuille1.$AC84];[Feuille1.$AO84])" table:style-name="ce3">
            <text:p>89,04</text:p>
          </table:table-cell>
          <table:table-cell table:number-columns-repeated="8" table:style-name="ce1"/>
          <table:table-cell office:value-type="float" office:value="81" table:formula="of:=[Feuille1.$A84]" table:style-name="ce1">
            <text:p>81</text:p>
          </table:table-cell>
          <table:table-cell office:value-type="float" office:value="1853.5" table:formula="of:=AVERAGE([Feuille1.$G84];[Feuille1.$S83];[Feuille1.$AE84];[Feuille1.$AQ84])" table:style-name="ce3">
            <text:p>1 853,50</text:p>
          </table:table-cell>
          <table:table-cell office:value-type="float" office:value="394.20679852077637" table:formula="of:=STDEV([Feuille1.$G84];[Feuille1.$S83];[Feuille1.$AE84];[Feuille1.$AQ84])" table:style-name="ce3">
            <text:p>394,21</text:p>
          </table:table-cell>
          <table:table-cell table:style-name="ce3"/>
          <table:table-cell table:number-columns-repeated="5" table:style-name="ce1"/>
          <table:table-cell office:value-type="float" office:value="81" table:formula="of:=[Feuille1.$A84]" table:style-name="ce1">
            <text:p>81</text:p>
          </table:table-cell>
          <table:table-cell office:value-type="float" office:value="1579.75" table:formula="of:=AVERAGE([Feuille1.$K84];[Feuille1.$W83];[Feuille1.$AI84];[Feuille1.$AU84])" table:style-name="ce3">
            <text:p>1 579,75</text:p>
          </table:table-cell>
          <table:table-cell office:value-type="float" office:value="327.34016455872523" table:formula="of:=STDEV([Feuille1.$K84];[Feuille1.$W83];[Feuille1.$AI84];[Feuille1.$AU84])" table:style-name="ce3">
            <text:p>327,34</text:p>
          </table:table-cell>
          <table:table-cell table:number-columns-repeated="5" table:style-name="ce1"/>
          <table:table-cell office:value-type="float" office:value="81" table:formula="of:=[Feuille1.$A84]" table:style-name="ce1">
            <text:p>81</text:p>
          </table:table-cell>
          <table:table-cell office:value-type="float" office:value="1466.75" table:formula="of:=AVERAGE([Feuille1.$H84];[Feuille1.$T83];[Feuille1.$AF84];[Feuille1.$AR84])" table:style-name="ce3">
            <text:p>1 466,75</text:p>
          </table:table-cell>
          <table:table-cell office:value-type="float" office:value="92.8469694571926" table:formula="of:=[.BX82]*100/[.$BP82]" table:style-name="ce3">
            <text:p>92,85</text:p>
          </table:table-cell>
          <table:table-cell office:value-type="float" office:value="314.06090173722674" table:formula="of:=STDEV([Feuille1.$H84];[Feuille1.$T83];[Feuille1.$AF84];[Feuille1.$AR84])" table:style-name="ce3">
            <text:p>314,06</text:p>
          </table:table-cell>
          <table:table-cell table:number-columns-repeated="9" table:style-name="ce1"/>
          <table:table-cell office:value-type="float" office:value="81" table:formula="of:=[Feuille1.$A84]" table:style-name="ce1">
            <text:p>81</text:p>
          </table:table-cell>
          <table:table-cell office:value-type="float" office:value="76.75" table:formula="of:=AVERAGE([Feuille1.$I84];[Feuille1.$U83];[Feuille1.$AG84];[Feuille1.$AS84])" table:style-name="ce3">
            <text:p>76,75</text:p>
          </table:table-cell>
          <table:table-cell office:value-type="float" office:value="4.8583636651368884" table:formula="of:=[.CK82]*100/[.$BP82]" table:style-name="ce3">
            <text:p>4,86</text:p>
          </table:table-cell>
          <table:table-cell office:value-type="float" office:value="19.855729651664781" table:formula="of:=STDEV([Feuille1.$I84];[Feuille1.$U83];[Feuille1.$AG84];[Feuille1.$AS84])" table:style-name="ce3">
            <text:p>19,86</text:p>
          </table:table-cell>
          <table:table-cell table:number-columns-repeated="8" table:style-name="ce1"/>
          <table:table-cell office:value-type="float" office:value="81" table:formula="of:=[Feuille1.$A84]" table:style-name="ce1">
            <text:p>81</text:p>
          </table:table-cell>
          <table:table-cell office:value-type="float" office:value="36.25" table:formula="of:=AVERAGE([Feuille1.$J84];[Feuille1.$V83];[Feuille1.$AH84];[Feuille1.$AT84])" table:style-name="ce3">
            <text:p>36,25</text:p>
          </table:table-cell>
          <table:table-cell office:value-type="float" office:value="2.2946668776705175" table:formula="of:=[.CW82]*100/[.$BP82]" table:style-name="ce3">
            <text:p>2,29</text:p>
          </table:table-cell>
          <table:table-cell office:value-type="float" office:value="6.0759087111860612" table:formula="of:=STDEV([Feuille1.$J84];[Feuille1.$V83];[Feuille1.$AH84];[Feuille1.$AT84])" table:style-name="ce3">
            <text:p>6,08</text:p>
          </table:table-cell>
          <table:table-cell table:number-columns-repeated="16281"/>
        </table:table-row>
        <table:table-row table:style-name="ro1">
          <table:table-cell office:value-type="float" office:value="82" table:formula="of:=[Feuille1.$A85]" table:style-name="ce1">
            <text:p>82</text:p>
          </table:table-cell>
          <table:table-cell office:value-type="float" office:value="3846.25" table:formula="of:=AVERAGE([Feuille1.$B85];[Feuille1.$N84];[Feuille1.$Z85];[Feuille1.$AL85])" table:style-name="ce3">
            <text:p>3 846,25</text:p>
          </table:table-cell>
          <table:table-cell office:value-type="float" office:value="845.46491155261231" table:formula="of:=STDEV([Feuille1.$B85];[Feuille1.$N84];[Feuille1.$Z85];[Feuille1.$AL85])" table:style-name="ce3">
            <text:p>845,46</text:p>
          </table:table-cell>
          <table:table-cell table:number-columns-repeated="5" table:style-name="ce1"/>
          <table:table-cell office:value-type="float" office:value="82" table:formula="of:=[Feuille1.$A85]" table:style-name="ce1">
            <text:p>82</text:p>
          </table:table-cell>
          <table:table-cell office:value-type="float" office:value="23077.75" table:formula="of:=AVERAGE([Feuille1.$F85];[Feuille1.$R84];[Feuille1.$AD85];[Feuille1.$AP85])" table:style-name="ce3">
            <text:p>23 077,75</text:p>
          </table:table-cell>
          <table:table-cell office:value-type="float" office:value="5058.34626302576" table:formula="of:=STDEV([Feuille1.$F85];[Feuille1.$R84];[Feuille1.$AD85];[Feuille1.$AP85])" table:style-name="ce3">
            <text:p>5 058,35</text:p>
          </table:table-cell>
          <table:table-cell table:number-columns-repeated="9" table:style-name="ce1"/>
          <table:table-cell office:value-type="float" office:value="82" table:formula="of:=[Feuille1.$A85]" table:style-name="ce1">
            <text:p>82</text:p>
          </table:table-cell>
          <table:table-cell office:value-type="float" office:value="21474" table:formula="of:=AVERAGE([Feuille1.$C85];[Feuille1.O84];[Feuille1.$AA85];[Feuille1.$AM85])" table:style-name="ce3">
            <text:p>21 474,00</text:p>
          </table:table-cell>
          <table:table-cell office:value-type="float" office:value="93.05066568447964" table:formula="of:=[.V83]*100/[.J83]" table:style-name="ce3">
            <text:p>93,05</text:p>
          </table:table-cell>
          <table:table-cell office:value-type="float" office:value="4760.4293923972864" table:formula="of:=STDEV([Feuille1.$C85];[Feuille1.$O84];[Feuille1.$AA85];[Feuille1.$AM85])" table:style-name="ce3">
            <text:p>4 760,43</text:p>
          </table:table-cell>
          <table:table-cell table:number-columns-repeated="8" table:style-name="ce1"/>
          <table:table-cell office:value-type="float" office:value="82" table:formula="of:=[Feuille1.$A85]" table:style-name="ce1">
            <text:p>82</text:p>
          </table:table-cell>
          <table:table-cell office:value-type="float" office:value="1097" table:formula="of:=AVERAGE([Feuille1.$D85];[Feuille1.$P84];[Feuille1.$AB85];[Feuille1.$AN85])" table:style-name="ce3">
            <text:p>1 097,00</text:p>
          </table:table-cell>
          <table:table-cell office:value-type="float" office:value="4.7534963330480657" table:formula="of:=[.AH83]*100/[.$J83]" table:style-name="ce3">
            <text:p>4,75</text:p>
          </table:table-cell>
          <table:table-cell office:value-type="float" office:value="201.99834982824325" table:formula="of:=STDEV([Feuille1.$D85];[Feuille1.$P84];[Feuille1.$AB85];[Feuille1.$AN85])" table:style-name="ce3">
            <text:p>202,00</text:p>
          </table:table-cell>
          <table:table-cell table:number-columns-repeated="9" table:style-name="ce1"/>
          <table:table-cell office:value-type="float" office:value="82" table:formula="of:=[Feuille1.$A85]" table:style-name="ce1">
            <text:p>82</text:p>
          </table:table-cell>
          <table:table-cell office:value-type="float" office:value="506.75" table:formula="of:=AVERAGE([Feuille1.$E85];[Feuille1.$Q84];[Feuille1.$AC85];[Feuille1.$AO85])" table:style-name="ce3">
            <text:p>506,75</text:p>
          </table:table-cell>
          <table:table-cell office:value-type="float" office:value="2.1958379824722947" table:formula="of:=[.AU83]*100/[.$J83]" table:style-name="ce3">
            <text:p>2,20</text:p>
          </table:table-cell>
          <table:table-cell office:value-type="float" office:value="97.009879221998133" table:formula="of:=STDEV([Feuille1.$E85];[Feuille1.$Q84];[Feuille1.$AC85];[Feuille1.$AO85])" table:style-name="ce3">
            <text:p>97,01</text:p>
          </table:table-cell>
          <table:table-cell table:number-columns-repeated="8" table:style-name="ce1"/>
          <table:table-cell office:value-type="float" office:value="82" table:formula="of:=[Feuille1.$A85]" table:style-name="ce1">
            <text:p>82</text:p>
          </table:table-cell>
          <table:table-cell office:value-type="float" office:value="2116" table:formula="of:=AVERAGE([Feuille1.$G85];[Feuille1.$S84];[Feuille1.$AE85];[Feuille1.$AQ85])" table:style-name="ce3">
            <text:p>2 116,00</text:p>
          </table:table-cell>
          <table:table-cell office:value-type="float" office:value="483.40735065435928" table:formula="of:=STDEV([Feuille1.$G85];[Feuille1.$S84];[Feuille1.$AE85];[Feuille1.$AQ85])" table:style-name="ce3">
            <text:p>483,41</text:p>
          </table:table-cell>
          <table:table-cell table:style-name="ce3"/>
          <table:table-cell table:number-columns-repeated="5" table:style-name="ce1"/>
          <table:table-cell office:value-type="float" office:value="82" table:formula="of:=[Feuille1.$A85]" table:style-name="ce1">
            <text:p>82</text:p>
          </table:table-cell>
          <table:table-cell office:value-type="float" office:value="1833.5" table:formula="of:=AVERAGE([Feuille1.$K85];[Feuille1.$W84];[Feuille1.$AI85];[Feuille1.$AU85])" table:style-name="ce3">
            <text:p>1 833,50</text:p>
          </table:table-cell>
          <table:table-cell office:value-type="float" office:value="420.47710995962672" table:formula="of:=STDEV([Feuille1.$K85];[Feuille1.$W84];[Feuille1.$AI85];[Feuille1.$AU85])" table:style-name="ce3">
            <text:p>420,48</text:p>
          </table:table-cell>
          <table:table-cell table:number-columns-repeated="5" table:style-name="ce1"/>
          <table:table-cell office:value-type="float" office:value="82" table:formula="of:=[Feuille1.$A85]" table:style-name="ce1">
            <text:p>82</text:p>
          </table:table-cell>
          <table:table-cell office:value-type="float" office:value="1703.75" table:formula="of:=AVERAGE([Feuille1.$H85];[Feuille1.$T84];[Feuille1.$AF85];[Feuille1.$AR85])" table:style-name="ce3">
            <text:p>1 703,75</text:p>
          </table:table-cell>
          <table:table-cell office:value-type="float" office:value="92.923370602672478" table:formula="of:=[.BX83]*100/[.$BP83]" table:style-name="ce3">
            <text:p>92,92</text:p>
          </table:table-cell>
          <table:table-cell office:value-type="float" office:value="401.76890123552369" table:formula="of:=STDEV([Feuille1.$H85];[Feuille1.$T84];[Feuille1.$AF85];[Feuille1.$AR85])" table:style-name="ce3">
            <text:p>401,77</text:p>
          </table:table-cell>
          <table:table-cell table:number-columns-repeated="9" table:style-name="ce1"/>
          <table:table-cell office:value-type="float" office:value="82" table:formula="of:=[Feuille1.$A85]" table:style-name="ce1">
            <text:p>82</text:p>
          </table:table-cell>
          <table:table-cell office:value-type="float" office:value="92.25" table:formula="of:=AVERAGE([Feuille1.$I85];[Feuille1.$U84];[Feuille1.$AG85];[Feuille1.$AS85])" table:style-name="ce3">
            <text:p>92,25</text:p>
          </table:table-cell>
          <table:table-cell office:value-type="float" office:value="5.0313607853831472" table:formula="of:=[.CK83]*100/[.$BP83]" table:style-name="ce3">
            <text:p>5,03</text:p>
          </table:table-cell>
          <table:table-cell office:value-type="float" office:value="11.926860441876563" table:formula="of:=STDEV([Feuille1.$I85];[Feuille1.$U84];[Feuille1.$AG85];[Feuille1.$AS85])" table:style-name="ce3">
            <text:p>11,93</text:p>
          </table:table-cell>
          <table:table-cell table:number-columns-repeated="8" table:style-name="ce1"/>
          <table:table-cell office:value-type="float" office:value="82" table:formula="of:=[Feuille1.$A85]" table:style-name="ce1">
            <text:p>82</text:p>
          </table:table-cell>
          <table:table-cell office:value-type="float" office:value="37.5" table:formula="of:=AVERAGE([Feuille1.$J85];[Feuille1.$V84];[Feuille1.$AH85];[Feuille1.$AT85])" table:style-name="ce3">
            <text:p>37,50</text:p>
          </table:table-cell>
          <table:table-cell office:value-type="float" office:value="2.0452686119443686" table:formula="of:=[.CW83]*100/[.$BP83]" table:style-name="ce3">
            <text:p>2,05</text:p>
          </table:table-cell>
          <table:table-cell office:value-type="float" office:value="11.32843031197762" table:formula="of:=STDEV([Feuille1.$J85];[Feuille1.$V84];[Feuille1.$AH85];[Feuille1.$AT85])" table:style-name="ce3">
            <text:p>11,33</text:p>
          </table:table-cell>
          <table:table-cell table:number-columns-repeated="16281"/>
        </table:table-row>
        <table:table-row table:style-name="ro1">
          <table:table-cell office:value-type="float" office:value="83" table:formula="of:=[Feuille1.$A86]" table:style-name="ce1">
            <text:p>83</text:p>
          </table:table-cell>
          <table:table-cell office:value-type="float" office:value="4150.25" table:formula="of:=AVERAGE([Feuille1.$B86];[Feuille1.$N85];[Feuille1.$Z86];[Feuille1.$AL86])" table:style-name="ce3">
            <text:p>4 150,25</text:p>
          </table:table-cell>
          <table:table-cell office:value-type="float" office:value="880.86713905484442" table:formula="of:=STDEV([Feuille1.$B86];[Feuille1.$N85];[Feuille1.$Z86];[Feuille1.$AL86])" table:style-name="ce3">
            <text:p>880,87</text:p>
          </table:table-cell>
          <table:table-cell table:number-columns-repeated="5" table:style-name="ce1"/>
          <table:table-cell office:value-type="float" office:value="83" table:formula="of:=[Feuille1.$A86]" table:style-name="ce1">
            <text:p>83</text:p>
          </table:table-cell>
          <table:table-cell office:value-type="float" office:value="25005" table:formula="of:=AVERAGE([Feuille1.$F86];[Feuille1.$R85];[Feuille1.$AD86];[Feuille1.$AP86])" table:style-name="ce3">
            <text:p>25 005,00</text:p>
          </table:table-cell>
          <table:table-cell office:value-type="float" office:value="5526.5060089234203" table:formula="of:=STDEV([Feuille1.$F86];[Feuille1.$R85];[Feuille1.$AD86];[Feuille1.$AP86])" table:style-name="ce3">
            <text:p>5 526,51</text:p>
          </table:table-cell>
          <table:table-cell table:number-columns-repeated="9" table:style-name="ce1"/>
          <table:table-cell office:value-type="float" office:value="83" table:formula="of:=[Feuille1.$A86]" table:style-name="ce1">
            <text:p>83</text:p>
          </table:table-cell>
          <table:table-cell office:value-type="float" office:value="23271.25" table:formula="of:=AVERAGE([Feuille1.$C86];[Feuille1.O85];[Feuille1.$AA86];[Feuille1.$AM86])" table:style-name="ce3">
            <text:p>23 271,25</text:p>
          </table:table-cell>
          <table:table-cell office:value-type="float" office:value="93.066386722655466" table:formula="of:=[.V84]*100/[.J84]" table:style-name="ce3">
            <text:p>93,07</text:p>
          </table:table-cell>
          <table:table-cell office:value-type="float" office:value="5189.5322444962867" table:formula="of:=STDEV([Feuille1.$C86];[Feuille1.$O85];[Feuille1.$AA86];[Feuille1.$AM86])" table:style-name="ce3">
            <text:p>5 189,53</text:p>
          </table:table-cell>
          <table:table-cell table:number-columns-repeated="8" table:style-name="ce1"/>
          <table:table-cell office:value-type="float" office:value="83" table:formula="of:=[Feuille1.$A86]" table:style-name="ce1">
            <text:p>83</text:p>
          </table:table-cell>
          <table:table-cell office:value-type="float" office:value="1189.25" table:formula="of:=AVERAGE([Feuille1.$D86];[Feuille1.$P85];[Feuille1.$AB86];[Feuille1.$AN86])" table:style-name="ce3">
            <text:p>1 189,25</text:p>
          </table:table-cell>
          <table:table-cell office:value-type="float" office:value="4.7560487902419517" table:formula="of:=[.AH84]*100/[.$J84]" table:style-name="ce3">
            <text:p>4,76</text:p>
          </table:table-cell>
          <table:table-cell office:value-type="float" office:value="226.14357533802871" table:formula="of:=STDEV([Feuille1.$D86];[Feuille1.$P85];[Feuille1.$AB86];[Feuille1.$AN86])" table:style-name="ce3">
            <text:p>226,14</text:p>
          </table:table-cell>
          <table:table-cell table:number-columns-repeated="9" table:style-name="ce1"/>
          <table:table-cell office:value-type="float" office:value="83" table:formula="of:=[Feuille1.$A86]" table:style-name="ce1">
            <text:p>83</text:p>
          </table:table-cell>
          <table:table-cell office:value-type="float" office:value="544.5" table:formula="of:=AVERAGE([Feuille1.$E86];[Feuille1.$Q85];[Feuille1.$AC86];[Feuille1.$AO86])" table:style-name="ce3">
            <text:p>544,50</text:p>
          </table:table-cell>
          <table:table-cell office:value-type="float" office:value="2.1775644871025794" table:formula="of:=[.AU84]*100/[.$J84]" table:style-name="ce3">
            <text:p>2,18</text:p>
          </table:table-cell>
          <table:table-cell office:value-type="float" office:value="111.91216794135183" table:formula="of:=STDEV([Feuille1.$E86];[Feuille1.$Q85];[Feuille1.$AC86];[Feuille1.$AO86])" table:style-name="ce3">
            <text:p>111,91</text:p>
          </table:table-cell>
          <table:table-cell table:number-columns-repeated="8" table:style-name="ce1"/>
          <table:table-cell office:value-type="float" office:value="83" table:formula="of:=[Feuille1.$A86]" table:style-name="ce1">
            <text:p>83</text:p>
          </table:table-cell>
          <table:table-cell office:value-type="float" office:value="2231.25" table:formula="of:=AVERAGE([Feuille1.$G86];[Feuille1.$S85];[Feuille1.$AE86];[Feuille1.$AQ86])" table:style-name="ce3">
            <text:p>2 231,25</text:p>
          </table:table-cell>
          <table:table-cell office:value-type="float" office:value="505.84409653568162" table:formula="of:=STDEV([Feuille1.$G86];[Feuille1.$S85];[Feuille1.$AE86];[Feuille1.$AQ86])" table:style-name="ce3">
            <text:p>505,84</text:p>
          </table:table-cell>
          <table:table-cell table:style-name="ce3"/>
          <table:table-cell table:number-columns-repeated="5" table:style-name="ce1"/>
          <table:table-cell office:value-type="float" office:value="83" table:formula="of:=[Feuille1.$A86]" table:style-name="ce1">
            <text:p>83</text:p>
          </table:table-cell>
          <table:table-cell office:value-type="float" office:value="1927.25" table:formula="of:=AVERAGE([Feuille1.$K86];[Feuille1.$W85];[Feuille1.$AI86];[Feuille1.$AU86])" table:style-name="ce3">
            <text:p>1 927,25</text:p>
          </table:table-cell>
          <table:table-cell office:value-type="float" office:value="470.34340291606799" table:formula="of:=STDEV([Feuille1.$K86];[Feuille1.$W85];[Feuille1.$AI86];[Feuille1.$AU86])" table:style-name="ce3">
            <text:p>470,34</text:p>
          </table:table-cell>
          <table:table-cell table:number-columns-repeated="5" table:style-name="ce1"/>
          <table:table-cell office:value-type="float" office:value="83" table:formula="of:=[Feuille1.$A86]" table:style-name="ce1">
            <text:p>83</text:p>
          </table:table-cell>
          <table:table-cell office:value-type="float" office:value="1797.25" table:formula="of:=AVERAGE([Feuille1.$H86];[Feuille1.$T85];[Feuille1.$AF86];[Feuille1.$AR86])" table:style-name="ce3">
            <text:p>1 797,25</text:p>
          </table:table-cell>
          <table:table-cell office:value-type="float" office:value="93.254637436762224" table:formula="of:=[.BX84]*100/[.$BP84]" table:style-name="ce3">
            <text:p>93,25</text:p>
          </table:table-cell>
          <table:table-cell office:value-type="float" office:value="431.29060195340838" table:formula="of:=STDEV([Feuille1.$H86];[Feuille1.$T85];[Feuille1.$AF86];[Feuille1.$AR86])" table:style-name="ce3">
            <text:p>431,29</text:p>
          </table:table-cell>
          <table:table-cell table:number-columns-repeated="9" table:style-name="ce1"/>
          <table:table-cell office:value-type="float" office:value="83" table:formula="of:=[Feuille1.$A86]" table:style-name="ce1">
            <text:p>83</text:p>
          </table:table-cell>
          <table:table-cell office:value-type="float" office:value="92.25" table:formula="of:=AVERAGE([Feuille1.$I86];[Feuille1.$U85];[Feuille1.$AG86];[Feuille1.$AS86])" table:style-name="ce3">
            <text:p>92,25</text:p>
          </table:table-cell>
          <table:table-cell office:value-type="float" office:value="4.7866130496821899" table:formula="of:=[.CK84]*100/[.$BP84]" table:style-name="ce3">
            <text:p>4,79</text:p>
          </table:table-cell>
          <table:table-cell office:value-type="float" office:value="24.377243486497811" table:formula="of:=STDEV([Feuille1.$I86];[Feuille1.$U85];[Feuille1.$AG86];[Feuille1.$AS86])" table:style-name="ce3">
            <text:p>24,38</text:p>
          </table:table-cell>
          <table:table-cell table:number-columns-repeated="8" table:style-name="ce1"/>
          <table:table-cell office:value-type="float" office:value="83" table:formula="of:=[Feuille1.$A86]" table:style-name="ce1">
            <text:p>83</text:p>
          </table:table-cell>
          <table:table-cell office:value-type="float" office:value="37.75" table:formula="of:=AVERAGE([Feuille1.$J86];[Feuille1.$V85];[Feuille1.$AH86];[Feuille1.$AT86])" table:style-name="ce3">
            <text:p>37,75</text:p>
          </table:table-cell>
          <table:table-cell office:value-type="float" office:value="1.9587495135555844" table:formula="of:=[.CW84]*100/[.$BP84]" table:style-name="ce3">
            <text:p>1,96</text:p>
          </table:table-cell>
          <table:table-cell office:value-type="float" office:value="14.997221964972935" table:formula="of:=STDEV([Feuille1.$J86];[Feuille1.$V85];[Feuille1.$AH86];[Feuille1.$AT86])" table:style-name="ce3">
            <text:p>15,00</text:p>
          </table:table-cell>
          <table:table-cell table:number-columns-repeated="16281"/>
        </table:table-row>
        <table:table-row table:style-name="ro1">
          <table:table-cell office:value-type="float" office:value="84" table:formula="of:=[Feuille1.$A87]" table:style-name="ce1">
            <text:p>84</text:p>
          </table:table-cell>
          <table:table-cell office:value-type="float" office:value="4491" table:formula="of:=AVERAGE([Feuille1.$B87];[Feuille1.$N86];[Feuille1.$Z87];[Feuille1.$AL87])" table:style-name="ce3">
            <text:p>4 491,00</text:p>
          </table:table-cell>
          <table:table-cell office:value-type="float" office:value="963.90110142759636" table:formula="of:=STDEV([Feuille1.$B87];[Feuille1.$N86];[Feuille1.$Z87];[Feuille1.$AL87])" table:style-name="ce3">
            <text:p>963,90</text:p>
          </table:table-cell>
          <table:table-cell table:number-columns-repeated="5" table:style-name="ce1"/>
          <table:table-cell office:value-type="float" office:value="84" table:formula="of:=[Feuille1.$A87]" table:style-name="ce1">
            <text:p>84</text:p>
          </table:table-cell>
          <table:table-cell office:value-type="float" office:value="27168" table:formula="of:=AVERAGE([Feuille1.$F87];[Feuille1.$R86];[Feuille1.$AD87];[Feuille1.$AP87])" table:style-name="ce3">
            <text:p>27 168,00</text:p>
          </table:table-cell>
          <table:table-cell office:value-type="float" office:value="5989.5645362023888" table:formula="of:=STDEV([Feuille1.$F87];[Feuille1.$R86];[Feuille1.$AD87];[Feuille1.$AP87])" table:style-name="ce3">
            <text:p>5 989,56</text:p>
          </table:table-cell>
          <table:table-cell table:number-columns-repeated="9" table:style-name="ce1"/>
          <table:table-cell office:value-type="float" office:value="84" table:formula="of:=[Feuille1.$A87]" table:style-name="ce1">
            <text:p>84</text:p>
          </table:table-cell>
          <table:table-cell office:value-type="float" office:value="25288.75" table:formula="of:=AVERAGE([Feuille1.$C87];[Feuille1.O86];[Feuille1.$AA87];[Feuille1.$AM87])" table:style-name="ce3">
            <text:p>25 288,75</text:p>
          </table:table-cell>
          <table:table-cell office:value-type="float" office:value="93.082854829210831" table:formula="of:=[.V85]*100/[.J85]" table:style-name="ce3">
            <text:p>93,08</text:p>
          </table:table-cell>
          <table:table-cell office:value-type="float" office:value="5620.3083767707976" table:formula="of:=STDEV([Feuille1.$C87];[Feuille1.$O86];[Feuille1.$AA87];[Feuille1.$AM87])" table:style-name="ce3">
            <text:p>5 620,31</text:p>
          </table:table-cell>
          <table:table-cell table:number-columns-repeated="8" table:style-name="ce1"/>
          <table:table-cell office:value-type="float" office:value="84" table:formula="of:=[Feuille1.$A87]" table:style-name="ce1">
            <text:p>84</text:p>
          </table:table-cell>
          <table:table-cell office:value-type="float" office:value="1292" table:formula="of:=AVERAGE([Feuille1.$D87];[Feuille1.$P86];[Feuille1.$AB87];[Feuille1.$AN87])" table:style-name="ce3">
            <text:p>1 292,00</text:p>
          </table:table-cell>
          <table:table-cell office:value-type="float" office:value="4.7555948174322733" table:formula="of:=[.AH85]*100/[.$J85]" table:style-name="ce3">
            <text:p>4,76</text:p>
          </table:table-cell>
          <table:table-cell office:value-type="float" office:value="254.44842306447882" table:formula="of:=STDEV([Feuille1.$D87];[Feuille1.$P86];[Feuille1.$AB87];[Feuille1.$AN87])" table:style-name="ce3">
            <text:p>254,45</text:p>
          </table:table-cell>
          <table:table-cell table:number-columns-repeated="9" table:style-name="ce1"/>
          <table:table-cell office:value-type="float" office:value="84" table:formula="of:=[Feuille1.$A87]" table:style-name="ce1">
            <text:p>84</text:p>
          </table:table-cell>
          <table:table-cell office:value-type="float" office:value="587.25" table:formula="of:=AVERAGE([Feuille1.$E87];[Feuille1.$Q86];[Feuille1.$AC87];[Feuille1.$AO87])" table:style-name="ce3">
            <text:p>587,25</text:p>
          </table:table-cell>
          <table:table-cell office:value-type="float" office:value="2.1615503533568905" table:formula="of:=[.AU85]*100/[.$J85]" table:style-name="ce3">
            <text:p>2,16</text:p>
          </table:table-cell>
          <table:table-cell office:value-type="float" office:value="116.22786527621793" table:formula="of:=STDEV([Feuille1.$E87];[Feuille1.$Q86];[Feuille1.$AC87];[Feuille1.$AO87])" table:style-name="ce3">
            <text:p>116,23</text:p>
          </table:table-cell>
          <table:table-cell table:number-columns-repeated="8" table:style-name="ce1"/>
          <table:table-cell office:value-type="float" office:value="84" table:formula="of:=[Feuille1.$A87]" table:style-name="ce1">
            <text:p>84</text:p>
          </table:table-cell>
          <table:table-cell office:value-type="float" office:value="2503.75" table:formula="of:=AVERAGE([Feuille1.$G87];[Feuille1.$S86];[Feuille1.$AE87];[Feuille1.$AQ87])" table:style-name="ce3">
            <text:p>2 503,75</text:p>
          </table:table-cell>
          <table:table-cell office:value-type="float" office:value="548.76064909940476" table:formula="of:=STDEV([Feuille1.$G87];[Feuille1.$S86];[Feuille1.$AE87];[Feuille1.$AQ87])" table:style-name="ce3">
            <text:p>548,76</text:p>
          </table:table-cell>
          <table:table-cell table:style-name="ce3"/>
          <table:table-cell table:number-columns-repeated="5" table:style-name="ce1"/>
          <table:table-cell office:value-type="float" office:value="84" table:formula="of:=[Feuille1.$A87]" table:style-name="ce1">
            <text:p>84</text:p>
          </table:table-cell>
          <table:table-cell office:value-type="float" office:value="2163" table:formula="of:=AVERAGE([Feuille1.$K87];[Feuille1.$W86];[Feuille1.$AI87];[Feuille1.$AU87])" table:style-name="ce3">
            <text:p>2 163,00</text:p>
          </table:table-cell>
          <table:table-cell office:value-type="float" office:value="466.05221452822929" table:formula="of:=STDEV([Feuille1.$K87];[Feuille1.$W86];[Feuille1.$AI87];[Feuille1.$AU87])" table:style-name="ce3">
            <text:p>466,05</text:p>
          </table:table-cell>
          <table:table-cell table:number-columns-repeated="5" table:style-name="ce1"/>
          <table:table-cell office:value-type="float" office:value="84" table:formula="of:=[Feuille1.$A87]" table:style-name="ce1">
            <text:p>84</text:p>
          </table:table-cell>
          <table:table-cell office:value-type="float" office:value="2017.5" table:formula="of:=AVERAGE([Feuille1.$H87];[Feuille1.$T86];[Feuille1.$AF87];[Feuille1.$AR87])" table:style-name="ce3">
            <text:p>2 017,50</text:p>
          </table:table-cell>
          <table:table-cell office:value-type="float" office:value="93.273231622746181" table:formula="of:=[.BX85]*100/[.$BP85]" table:style-name="ce3">
            <text:p>93,27</text:p>
          </table:table-cell>
          <table:table-cell office:value-type="float" office:value="433.35628144364847" table:formula="of:=STDEV([Feuille1.$H87];[Feuille1.$T86];[Feuille1.$AF87];[Feuille1.$AR87])" table:style-name="ce3">
            <text:p>433,36</text:p>
          </table:table-cell>
          <table:table-cell table:number-columns-repeated="9" table:style-name="ce1"/>
          <table:table-cell office:value-type="float" office:value="84" table:formula="of:=[Feuille1.$A87]" table:style-name="ce1">
            <text:p>84</text:p>
          </table:table-cell>
          <table:table-cell office:value-type="float" office:value="102.75" table:formula="of:=AVERAGE([Feuille1.$I87];[Feuille1.$U86];[Feuille1.$AG87];[Feuille1.$AS87])" table:style-name="ce3">
            <text:p>102,75</text:p>
          </table:table-cell>
          <table:table-cell office:value-type="float" office:value="4.7503467406380029" table:formula="of:=[.CK85]*100/[.$BP85]" table:style-name="ce3">
            <text:p>4,75</text:p>
          </table:table-cell>
          <table:table-cell office:value-type="float" office:value="29.044506078315973" table:formula="of:=STDEV([Feuille1.$I87];[Feuille1.$U86];[Feuille1.$AG87];[Feuille1.$AS87])" table:style-name="ce3">
            <text:p>29,04</text:p>
          </table:table-cell>
          <table:table-cell table:number-columns-repeated="8" table:style-name="ce1"/>
          <table:table-cell office:value-type="float" office:value="84" table:formula="of:=[Feuille1.$A87]" table:style-name="ce1">
            <text:p>84</text:p>
          </table:table-cell>
          <table:table-cell office:value-type="float" office:value="42.75" table:formula="of:=AVERAGE([Feuille1.$J87];[Feuille1.$V86];[Feuille1.$AH87];[Feuille1.$AT87])" table:style-name="ce3">
            <text:p>42,75</text:p>
          </table:table-cell>
          <table:table-cell office:value-type="float" office:value="1.9764216366158114" table:formula="of:=[.CW85]*100/[.$BP85]" table:style-name="ce3">
            <text:p>1,98</text:p>
          </table:table-cell>
          <table:table-cell office:value-type="float" office:value="8.2613558209291522" table:formula="of:=STDEV([Feuille1.$J87];[Feuille1.$V86];[Feuille1.$AH87];[Feuille1.$AT87])" table:style-name="ce3">
            <text:p>8,26</text:p>
          </table:table-cell>
          <table:table-cell table:number-columns-repeated="16281"/>
        </table:table-row>
        <table:table-row table:style-name="ro1">
          <table:table-cell office:value-type="float" office:value="85" table:formula="of:=[Feuille1.$A88]" table:style-name="ce1">
            <text:p>85</text:p>
          </table:table-cell>
          <table:table-cell office:value-type="float" office:value="4857" table:formula="of:=AVERAGE([Feuille1.$B88];[Feuille1.$N87];[Feuille1.$Z88];[Feuille1.$AL88])" table:style-name="ce3">
            <text:p>4 857,00</text:p>
          </table:table-cell>
          <table:table-cell office:value-type="float" office:value="1053.5710702178567" table:formula="of:=STDEV([Feuille1.$B88];[Feuille1.$N87];[Feuille1.$Z88];[Feuille1.$AL88])" table:style-name="ce3">
            <text:p>1 053,57</text:p>
          </table:table-cell>
          <table:table-cell table:number-columns-repeated="5" table:style-name="ce1"/>
          <table:table-cell office:value-type="float" office:value="85" table:formula="of:=[Feuille1.$A88]" table:style-name="ce1">
            <text:p>85</text:p>
          </table:table-cell>
          <table:table-cell office:value-type="float" office:value="29414.5" table:formula="of:=AVERAGE([Feuille1.$F88];[Feuille1.$R87];[Feuille1.$AD88];[Feuille1.$AP88])" table:style-name="ce3">
            <text:p>29 414,50</text:p>
          </table:table-cell>
          <table:table-cell office:value-type="float" office:value="6453.7642504200603" table:formula="of:=STDEV([Feuille1.$F88];[Feuille1.$R87];[Feuille1.$AD88];[Feuille1.$AP88])" table:style-name="ce3">
            <text:p>6 453,76</text:p>
          </table:table-cell>
          <table:table-cell table:number-columns-repeated="9" table:style-name="ce1"/>
          <table:table-cell office:value-type="float" office:value="85" table:formula="of:=[Feuille1.$A88]" table:style-name="ce1">
            <text:p>85</text:p>
          </table:table-cell>
          <table:table-cell office:value-type="float" office:value="27375.25" table:formula="of:=AVERAGE([Feuille1.$C88];[Feuille1.O87];[Feuille1.$AA88];[Feuille1.$AM88])" table:style-name="ce3">
            <text:p>27 375,25</text:p>
          </table:table-cell>
          <table:table-cell office:value-type="float" office:value="93.067194750888163" table:formula="of:=[.V86]*100/[.J86]" table:style-name="ce3">
            <text:p>93,07</text:p>
          </table:table-cell>
          <table:table-cell office:value-type="float" office:value="6057.982413037088" table:formula="of:=STDEV([Feuille1.$C88];[Feuille1.$O87];[Feuille1.$AA88];[Feuille1.$AM88])" table:style-name="ce3">
            <text:p>6 057,98</text:p>
          </table:table-cell>
          <table:table-cell table:number-columns-repeated="8" table:style-name="ce1"/>
          <table:table-cell office:value-type="float" office:value="85" table:formula="of:=[Feuille1.$A88]" table:style-name="ce1">
            <text:p>85</text:p>
          </table:table-cell>
          <table:table-cell office:value-type="float" office:value="1404.75" table:formula="of:=AVERAGE([Feuille1.$D88];[Feuille1.$P87];[Feuille1.$AB88];[Feuille1.$AN88])" table:style-name="ce3">
            <text:p>1 404,75</text:p>
          </table:table-cell>
          <table:table-cell office:value-type="float" office:value="4.7757058593550799" table:formula="of:=[.AH86]*100/[.$J86]" table:style-name="ce3">
            <text:p>4,78</text:p>
          </table:table-cell>
          <table:table-cell office:value-type="float" office:value="272.53057932398463" table:formula="of:=STDEV([Feuille1.$D88];[Feuille1.$P87];[Feuille1.$AB88];[Feuille1.$AN88])" table:style-name="ce3">
            <text:p>272,53</text:p>
          </table:table-cell>
          <table:table-cell table:number-columns-repeated="9" table:style-name="ce1"/>
          <table:table-cell office:value-type="float" office:value="85" table:formula="of:=[Feuille1.$A88]" table:style-name="ce1">
            <text:p>85</text:p>
          </table:table-cell>
          <table:table-cell office:value-type="float" office:value="634.5" table:formula="of:=AVERAGE([Feuille1.$E88];[Feuille1.$Q87];[Feuille1.$AC88];[Feuille1.$AO88])" table:style-name="ce3">
            <text:p>634,50</text:p>
          </table:table-cell>
          <table:table-cell office:value-type="float" office:value="2.1570993897567527" table:formula="of:=[.AU86]*100/[.$J86]" table:style-name="ce3">
            <text:p>2,16</text:p>
          </table:table-cell>
          <table:table-cell office:value-type="float" office:value="124.90129436212153" table:formula="of:=STDEV([Feuille1.$E88];[Feuille1.$Q87];[Feuille1.$AC88];[Feuille1.$AO88])" table:style-name="ce3">
            <text:p>124,90</text:p>
          </table:table-cell>
          <table:table-cell table:number-columns-repeated="8" table:style-name="ce1"/>
          <table:table-cell office:value-type="float" office:value="85" table:formula="of:=[Feuille1.$A88]" table:style-name="ce1">
            <text:p>85</text:p>
          </table:table-cell>
          <table:table-cell office:value-type="float" office:value="2612.5" table:formula="of:=AVERAGE([Feuille1.$G88];[Feuille1.$S87];[Feuille1.$AE88];[Feuille1.$AQ88])" table:style-name="ce3">
            <text:p>2 612,50</text:p>
          </table:table-cell>
          <table:table-cell office:value-type="float" office:value="558.54006123106331" table:formula="of:=STDEV([Feuille1.$G88];[Feuille1.$S87];[Feuille1.$AE88];[Feuille1.$AQ88])" table:style-name="ce3">
            <text:p>558,54</text:p>
          </table:table-cell>
          <table:table-cell table:style-name="ce3"/>
          <table:table-cell table:number-columns-repeated="5" table:style-name="ce1"/>
          <table:table-cell office:value-type="float" office:value="85" table:formula="of:=[Feuille1.$A88]" table:style-name="ce1">
            <text:p>85</text:p>
          </table:table-cell>
          <table:table-cell office:value-type="float" office:value="2246.5" table:formula="of:=AVERAGE([Feuille1.$K88];[Feuille1.$W87];[Feuille1.$AI88];[Feuille1.$AU88])" table:style-name="ce3">
            <text:p>2 246,50</text:p>
          </table:table-cell>
          <table:table-cell office:value-type="float" office:value="467.98753544654727" table:formula="of:=STDEV([Feuille1.$K88];[Feuille1.$W87];[Feuille1.$AI88];[Feuille1.$AU88])" table:style-name="ce3">
            <text:p>467,99</text:p>
          </table:table-cell>
          <table:table-cell table:number-columns-repeated="5" table:style-name="ce1"/>
          <table:table-cell office:value-type="float" office:value="85" table:formula="of:=[Feuille1.$A88]" table:style-name="ce1">
            <text:p>85</text:p>
          </table:table-cell>
          <table:table-cell office:value-type="float" office:value="2086.5" table:formula="of:=AVERAGE([Feuille1.$H88];[Feuille1.$T87];[Feuille1.$AF88];[Feuille1.$AR88])" table:style-name="ce3">
            <text:p>2 086,50</text:p>
          </table:table-cell>
          <table:table-cell office:value-type="float" office:value="92.877809926552416" table:formula="of:=[.BX86]*100/[.$BP86]" table:style-name="ce3">
            <text:p>92,88</text:p>
          </table:table-cell>
          <table:table-cell office:value-type="float" office:value="442.7230134820943" table:formula="of:=STDEV([Feuille1.$H88];[Feuille1.$T87];[Feuille1.$AF88];[Feuille1.$AR88])" table:style-name="ce3">
            <text:p>442,72</text:p>
          </table:table-cell>
          <table:table-cell table:number-columns-repeated="9" table:style-name="ce1"/>
          <table:table-cell office:value-type="float" office:value="85" table:formula="of:=[Feuille1.$A88]" table:style-name="ce1">
            <text:p>85</text:p>
          </table:table-cell>
          <table:table-cell office:value-type="float" office:value="112.75" table:formula="of:=AVERAGE([Feuille1.$I88];[Feuille1.$U87];[Feuille1.$AG88];[Feuille1.$AS88])" table:style-name="ce3">
            <text:p>112,75</text:p>
          </table:table-cell>
          <table:table-cell office:value-type="float" office:value="5.0189183173825951" table:formula="of:=[.CK86]*100/[.$BP86]" table:style-name="ce3">
            <text:p>5,02</text:p>
          </table:table-cell>
          <table:table-cell office:value-type="float" office:value="18.892238265135941" table:formula="of:=STDEV([Feuille1.$I88];[Feuille1.$U87];[Feuille1.$AG88];[Feuille1.$AS88])" table:style-name="ce3">
            <text:p>18,89</text:p>
          </table:table-cell>
          <table:table-cell table:number-columns-repeated="8" table:style-name="ce1"/>
          <table:table-cell office:value-type="float" office:value="85" table:formula="of:=[Feuille1.$A88]" table:style-name="ce1">
            <text:p>85</text:p>
          </table:table-cell>
          <table:table-cell office:value-type="float" office:value="47.25" table:formula="of:=AVERAGE([Feuille1.$J88];[Feuille1.$V87];[Feuille1.$AH88];[Feuille1.$AT88])" table:style-name="ce3">
            <text:p>47,25</text:p>
          </table:table-cell>
          <table:table-cell office:value-type="float" office:value="2.1032717560649901" table:formula="of:=[.CW86]*100/[.$BP86]" table:style-name="ce3">
            <text:p>2,10</text:p>
          </table:table-cell>
          <table:table-cell office:value-type="float" office:value="9.464847243000456" table:formula="of:=STDEV([Feuille1.$J88];[Feuille1.$V87];[Feuille1.$AH88];[Feuille1.$AT88])" table:style-name="ce3">
            <text:p>9,46</text:p>
          </table:table-cell>
          <table:table-cell table:number-columns-repeated="16281"/>
        </table:table-row>
        <table:table-row table:style-name="ro1">
          <table:table-cell office:value-type="float" office:value="86" table:formula="of:=[Feuille1.$A89]" table:style-name="ce1">
            <text:p>86</text:p>
          </table:table-cell>
          <table:table-cell office:value-type="float" office:value="5264.25" table:formula="of:=AVERAGE([Feuille1.$B89];[Feuille1.$N88];[Feuille1.$Z89];[Feuille1.$AL89])" table:style-name="ce3">
            <text:p>5 264,25</text:p>
          </table:table-cell>
          <table:table-cell office:value-type="float" office:value="1143.7900084077205" table:formula="of:=STDEV([Feuille1.$B89];[Feuille1.$N88];[Feuille1.$Z89];[Feuille1.$AL89])" table:style-name="ce3">
            <text:p>1 143,79</text:p>
          </table:table-cell>
          <table:table-cell table:number-columns-repeated="5" table:style-name="ce1"/>
          <table:table-cell office:value-type="float" office:value="86" table:formula="of:=[Feuille1.$A89]" table:style-name="ce1">
            <text:p>86</text:p>
          </table:table-cell>
          <table:table-cell office:value-type="float" office:value="31911.25" table:formula="of:=AVERAGE([Feuille1.$F89];[Feuille1.$R88];[Feuille1.$AD89];[Feuille1.$AP89])" table:style-name="ce3">
            <text:p>31 911,25</text:p>
          </table:table-cell>
          <table:table-cell office:value-type="float" office:value="7009.520163082967" table:formula="of:=STDEV([Feuille1.$F89];[Feuille1.$R88];[Feuille1.$AD89];[Feuille1.$AP89])" table:style-name="ce3">
            <text:p>7 009,52</text:p>
          </table:table-cell>
          <table:table-cell table:number-columns-repeated="9" table:style-name="ce1"/>
          <table:table-cell office:value-type="float" office:value="86" table:formula="of:=[Feuille1.$A89]" table:style-name="ce1">
            <text:p>86</text:p>
          </table:table-cell>
          <table:table-cell office:value-type="float" office:value="29703.5" table:formula="of:=AVERAGE([Feuille1.$C89];[Feuille1.O88];[Feuille1.$AA89];[Feuille1.$AM89])" table:style-name="ce3">
            <text:p>29 703,50</text:p>
          </table:table-cell>
          <table:table-cell office:value-type="float" office:value="93.081593481922525" table:formula="of:=[.V87]*100/[.J87]" table:style-name="ce3">
            <text:p>93,08</text:p>
          </table:table-cell>
          <table:table-cell office:value-type="float" office:value="6574.980582987806" table:formula="of:=STDEV([Feuille1.$C89];[Feuille1.$O88];[Feuille1.$AA89];[Feuille1.$AM89])" table:style-name="ce3">
            <text:p>6 574,98</text:p>
          </table:table-cell>
          <table:table-cell table:number-columns-repeated="8" table:style-name="ce1"/>
          <table:table-cell office:value-type="float" office:value="86" table:formula="of:=[Feuille1.$A89]" table:style-name="ce1">
            <text:p>86</text:p>
          </table:table-cell>
          <table:table-cell office:value-type="float" office:value="1520.75" table:formula="of:=AVERAGE([Feuille1.$D89];[Feuille1.$P88];[Feuille1.$AB89];[Feuille1.$AN89])" table:style-name="ce3">
            <text:p>1 520,75</text:p>
          </table:table-cell>
          <table:table-cell office:value-type="float" office:value="4.7655607348505624" table:formula="of:=[.AH87]*100/[.$J87]" table:style-name="ce3">
            <text:p>4,77</text:p>
          </table:table-cell>
          <table:table-cell office:value-type="float" office:value="296.07586302612827" table:formula="of:=STDEV([Feuille1.$D89];[Feuille1.$P88];[Feuille1.$AB89];[Feuille1.$AN89])" table:style-name="ce3">
            <text:p>296,08</text:p>
          </table:table-cell>
          <table:table-cell table:number-columns-repeated="9" table:style-name="ce1"/>
          <table:table-cell office:value-type="float" office:value="86" table:formula="of:=[Feuille1.$A89]" table:style-name="ce1">
            <text:p>86</text:p>
          </table:table-cell>
          <table:table-cell office:value-type="float" office:value="687" table:formula="of:=AVERAGE([Feuille1.$E89];[Feuille1.$Q88];[Feuille1.$AC89];[Feuille1.$AO89])" table:style-name="ce3">
            <text:p>687,00</text:p>
          </table:table-cell>
          <table:table-cell office:value-type="float" office:value="2.1528457832269186" table:formula="of:=[.AU87]*100/[.$J87]" table:style-name="ce3">
            <text:p>2,15</text:p>
          </table:table-cell>
          <table:table-cell office:value-type="float" office:value="140.27354229029316" table:formula="of:=STDEV([Feuille1.$E89];[Feuille1.$Q88];[Feuille1.$AC89];[Feuille1.$AO89])" table:style-name="ce3">
            <text:p>140,27</text:p>
          </table:table-cell>
          <table:table-cell table:number-columns-repeated="8" table:style-name="ce1"/>
          <table:table-cell office:value-type="float" office:value="86" table:formula="of:=[Feuille1.$A89]" table:style-name="ce1">
            <text:p>86</text:p>
          </table:table-cell>
          <table:table-cell office:value-type="float" office:value="2904" table:formula="of:=AVERAGE([Feuille1.$G89];[Feuille1.$S88];[Feuille1.$AE89];[Feuille1.$AQ89])" table:style-name="ce3">
            <text:p>2 904,00</text:p>
          </table:table-cell>
          <table:table-cell office:value-type="float" office:value="649.8240787577306" table:formula="of:=STDEV([Feuille1.$G89];[Feuille1.$S88];[Feuille1.$AE89];[Feuille1.$AQ89])" table:style-name="ce3">
            <text:p>649,82</text:p>
          </table:table-cell>
          <table:table-cell table:style-name="ce3"/>
          <table:table-cell table:number-columns-repeated="5" table:style-name="ce1"/>
          <table:table-cell office:value-type="float" office:value="86" table:formula="of:=[Feuille1.$A89]" table:style-name="ce1">
            <text:p>86</text:p>
          </table:table-cell>
          <table:table-cell office:value-type="float" office:value="2496.75" table:formula="of:=AVERAGE([Feuille1.$K89];[Feuille1.$W88];[Feuille1.$AI89];[Feuille1.$AU89])" table:style-name="ce3">
            <text:p>2 496,75</text:p>
          </table:table-cell>
          <table:table-cell office:value-type="float" office:value="557.94884771515274" table:formula="of:=STDEV([Feuille1.$K89];[Feuille1.$W88];[Feuille1.$AI89];[Feuille1.$AU89])" table:style-name="ce3">
            <text:p>557,95</text:p>
          </table:table-cell>
          <table:table-cell table:number-columns-repeated="5" table:style-name="ce1"/>
          <table:table-cell office:value-type="float" office:value="86" table:formula="of:=[Feuille1.$A89]" table:style-name="ce1">
            <text:p>86</text:p>
          </table:table-cell>
          <table:table-cell office:value-type="float" office:value="2328.25" table:formula="of:=AVERAGE([Feuille1.$H89];[Feuille1.$T88];[Feuille1.$AF89];[Feuille1.$AR89])" table:style-name="ce3">
            <text:p>2 328,25</text:p>
          </table:table-cell>
          <table:table-cell office:value-type="float" office:value="93.251226594572941" table:formula="of:=[.BX87]*100/[.$BP87]" table:style-name="ce3">
            <text:p>93,25</text:p>
          </table:table-cell>
          <table:table-cell office:value-type="float" office:value="520.93593656034136" table:formula="of:=STDEV([Feuille1.$H89];[Feuille1.$T88];[Feuille1.$AF89];[Feuille1.$AR89])" table:style-name="ce3">
            <text:p>520,94</text:p>
          </table:table-cell>
          <table:table-cell table:number-columns-repeated="9" table:style-name="ce1"/>
          <table:table-cell office:value-type="float" office:value="86" table:formula="of:=[Feuille1.$A89]" table:style-name="ce1">
            <text:p>86</text:p>
          </table:table-cell>
          <table:table-cell office:value-type="float" office:value="116" table:formula="of:=AVERAGE([Feuille1.$I89];[Feuille1.$U88];[Feuille1.$AG89];[Feuille1.$AS89])" table:style-name="ce3">
            <text:p>116,00</text:p>
          </table:table-cell>
          <table:table-cell office:value-type="float" office:value="4.6460398518073491" table:formula="of:=[.CK87]*100/[.$BP87]" table:style-name="ce3">
            <text:p>4,65</text:p>
          </table:table-cell>
          <table:table-cell office:value-type="float" office:value="27.410460290431704" table:formula="of:=STDEV([Feuille1.$I89];[Feuille1.$U88];[Feuille1.$AG89];[Feuille1.$AS89])" table:style-name="ce3">
            <text:p>27,41</text:p>
          </table:table-cell>
          <table:table-cell table:number-columns-repeated="8" table:style-name="ce1"/>
          <table:table-cell office:value-type="float" office:value="86" table:formula="of:=[Feuille1.$A89]" table:style-name="ce1">
            <text:p>86</text:p>
          </table:table-cell>
          <table:table-cell office:value-type="float" office:value="52.5" table:formula="of:=AVERAGE([Feuille1.$J89];[Feuille1.$V88];[Feuille1.$AH89];[Feuille1.$AT89])" table:style-name="ce3">
            <text:p>52,50</text:p>
          </table:table-cell>
          <table:table-cell office:value-type="float" office:value="2.1027335536197058" table:formula="of:=[.CW87]*100/[.$BP87]" table:style-name="ce3">
            <text:p>2,10</text:p>
          </table:table-cell>
          <table:table-cell office:value-type="float" office:value="16.051998837112677" table:formula="of:=STDEV([Feuille1.$J89];[Feuille1.$V88];[Feuille1.$AH89];[Feuille1.$AT89])" table:style-name="ce3">
            <text:p>16,05</text:p>
          </table:table-cell>
          <table:table-cell table:number-columns-repeated="16281"/>
        </table:table-row>
        <table:table-row table:style-name="ro1">
          <table:table-cell office:value-type="float" office:value="87" table:formula="of:=[Feuille1.$A90]" table:style-name="ce1">
            <text:p>87</text:p>
          </table:table-cell>
          <table:table-cell office:value-type="float" office:value="5698" table:formula="of:=AVERAGE([Feuille1.$B90];[Feuille1.$N89];[Feuille1.$Z90];[Feuille1.$AL90])" table:style-name="ce3">
            <text:p>5 698,00</text:p>
          </table:table-cell>
          <table:table-cell office:value-type="float" office:value="1248.3730745788027" table:formula="of:=STDEV([Feuille1.$B90];[Feuille1.$N89];[Feuille1.$Z90];[Feuille1.$AL90])" table:style-name="ce3">
            <text:p>1 248,37</text:p>
          </table:table-cell>
          <table:table-cell table:number-columns-repeated="5" table:style-name="ce1"/>
          <table:table-cell office:value-type="float" office:value="87" table:formula="of:=[Feuille1.$A90]" table:style-name="ce1">
            <text:p>87</text:p>
          </table:table-cell>
          <table:table-cell office:value-type="float" office:value="34499.75" table:formula="of:=AVERAGE([Feuille1.$F90];[Feuille1.$R89];[Feuille1.$AD90];[Feuille1.$AP90])" table:style-name="ce3">
            <text:p>34 499,75</text:p>
          </table:table-cell>
          <table:table-cell office:value-type="float" office:value="7535.3928176749132" table:formula="of:=STDEV([Feuille1.$F90];[Feuille1.$R89];[Feuille1.$AD90];[Feuille1.$AP90])" table:style-name="ce3">
            <text:p>7 535,39</text:p>
          </table:table-cell>
          <table:table-cell table:number-columns-repeated="9" table:style-name="ce1"/>
          <table:table-cell office:value-type="float" office:value="87" table:formula="of:=[Feuille1.$A90]" table:style-name="ce1">
            <text:p>87</text:p>
          </table:table-cell>
          <table:table-cell office:value-type="float" office:value="32120.5" table:formula="of:=AVERAGE([Feuille1.$C90];[Feuille1.O89];[Feuille1.$AA90];[Feuille1.$AM90])" table:style-name="ce3">
            <text:p>32 120,50</text:p>
          </table:table-cell>
          <table:table-cell office:value-type="float" office:value="93.103573214298649" table:formula="of:=[.V88]*100/[.J88]" table:style-name="ce3">
            <text:p>93,10</text:p>
          </table:table-cell>
          <table:table-cell office:value-type="float" office:value="7058.5385881214816" table:formula="of:=STDEV([Feuille1.$C90];[Feuille1.$O89];[Feuille1.$AA90];[Feuille1.$AM90])" table:style-name="ce3">
            <text:p>7 058,54</text:p>
          </table:table-cell>
          <table:table-cell table:number-columns-repeated="8" table:style-name="ce1"/>
          <table:table-cell office:value-type="float" office:value="87" table:formula="of:=[Feuille1.$A90]" table:style-name="ce1">
            <text:p>87</text:p>
          </table:table-cell>
          <table:table-cell office:value-type="float" office:value="1639.25" table:formula="of:=AVERAGE([Feuille1.$D90];[Feuille1.$P89];[Feuille1.$AB90];[Feuille1.$AN90])" table:style-name="ce3">
            <text:p>1 639,25</text:p>
          </table:table-cell>
          <table:table-cell office:value-type="float" office:value="4.7514837064036692" table:formula="of:=[.AH88]*100/[.$J88]" table:style-name="ce3">
            <text:p>4,75</text:p>
          </table:table-cell>
          <table:table-cell office:value-type="float" office:value="326.59799448251363" table:formula="of:=STDEV([Feuille1.$D90];[Feuille1.$P89];[Feuille1.$AB90];[Feuille1.$AN90])" table:style-name="ce3">
            <text:p>326,60</text:p>
          </table:table-cell>
          <table:table-cell table:number-columns-repeated="9" table:style-name="ce1"/>
          <table:table-cell office:value-type="float" office:value="87" table:formula="of:=[Feuille1.$A90]" table:style-name="ce1">
            <text:p>87</text:p>
          </table:table-cell>
          <table:table-cell office:value-type="float" office:value="740" table:formula="of:=AVERAGE([Feuille1.$E90];[Feuille1.$Q89];[Feuille1.$AC90];[Feuille1.$AO90])" table:style-name="ce3">
            <text:p>740,00</text:p>
          </table:table-cell>
          <table:table-cell office:value-type="float" office:value="2.144943079297676" table:formula="of:=[.AU88]*100/[.$J88]" table:style-name="ce3">
            <text:p>2,14</text:p>
          </table:table-cell>
          <table:table-cell office:value-type="float" office:value="152.12713980965614" table:formula="of:=STDEV([Feuille1.$E90];[Feuille1.$Q89];[Feuille1.$AC90];[Feuille1.$AO90])" table:style-name="ce3">
            <text:p>152,13</text:p>
          </table:table-cell>
          <table:table-cell table:number-columns-repeated="8" table:style-name="ce1"/>
          <table:table-cell office:value-type="float" office:value="87" table:formula="of:=[Feuille1.$A90]" table:style-name="ce1">
            <text:p>87</text:p>
          </table:table-cell>
          <table:table-cell office:value-type="float" office:value="3022.25" table:formula="of:=AVERAGE([Feuille1.$G90];[Feuille1.$S89];[Feuille1.$AE90];[Feuille1.$AQ90])" table:style-name="ce3">
            <text:p>3 022,25</text:p>
          </table:table-cell>
          <table:table-cell office:value-type="float" office:value="630.47938110615485" table:formula="of:=STDEV([Feuille1.$G90];[Feuille1.$S89];[Feuille1.$AE90];[Feuille1.$AQ90])" table:style-name="ce3">
            <text:p>630,48</text:p>
          </table:table-cell>
          <table:table-cell table:style-name="ce3"/>
          <table:table-cell table:number-columns-repeated="5" table:style-name="ce1"/>
          <table:table-cell office:value-type="float" office:value="87" table:formula="of:=[Feuille1.$A90]" table:style-name="ce1">
            <text:p>87</text:p>
          </table:table-cell>
          <table:table-cell office:value-type="float" office:value="2588.5" table:formula="of:=AVERAGE([Feuille1.$K90];[Feuille1.$W89];[Feuille1.$AI90];[Feuille1.$AU90])" table:style-name="ce3">
            <text:p>2 588,50</text:p>
          </table:table-cell>
          <table:table-cell office:value-type="float" office:value="527.19414513693789" table:formula="of:=STDEV([Feuille1.$K90];[Feuille1.$W89];[Feuille1.$AI90];[Feuille1.$AU90])" table:style-name="ce3">
            <text:p>527,19</text:p>
          </table:table-cell>
          <table:table-cell table:number-columns-repeated="5" table:style-name="ce1"/>
          <table:table-cell office:value-type="float" office:value="87" table:formula="of:=[Feuille1.$A90]" table:style-name="ce1">
            <text:p>87</text:p>
          </table:table-cell>
          <table:table-cell office:value-type="float" office:value="2417" table:formula="of:=AVERAGE([Feuille1.$H90];[Feuille1.$T89];[Feuille1.$AF90];[Feuille1.$AR90])" table:style-name="ce3">
            <text:p>2 417,00</text:p>
          </table:table-cell>
          <table:table-cell office:value-type="float" office:value="93.374541240100442" table:formula="of:=[.BX88]*100/[.$BP88]" table:style-name="ce3">
            <text:p>93,37</text:p>
          </table:table-cell>
          <table:table-cell office:value-type="float" office:value="484.7934267981226" table:formula="of:=STDEV([Feuille1.$H90];[Feuille1.$T89];[Feuille1.$AF90];[Feuille1.$AR90])" table:style-name="ce3">
            <text:p>484,79</text:p>
          </table:table-cell>
          <table:table-cell table:number-columns-repeated="9" table:style-name="ce1"/>
          <table:table-cell office:value-type="float" office:value="87" table:formula="of:=[Feuille1.$A90]" table:style-name="ce1">
            <text:p>87</text:p>
          </table:table-cell>
          <table:table-cell office:value-type="float" office:value="118.5" table:formula="of:=AVERAGE([Feuille1.$I90];[Feuille1.$U89];[Feuille1.$AG90];[Feuille1.$AS90])" table:style-name="ce3">
            <text:p>118,50</text:p>
          </table:table-cell>
          <table:table-cell office:value-type="float" office:value="4.5779408924087308" table:formula="of:=[.CK88]*100/[.$BP88]" table:style-name="ce3">
            <text:p>4,58</text:p>
          </table:table-cell>
          <table:table-cell office:value-type="float" office:value="30.653982884230015" table:formula="of:=STDEV([Feuille1.$I90];[Feuille1.$U89];[Feuille1.$AG90];[Feuille1.$AS90])" table:style-name="ce3">
            <text:p>30,65</text:p>
          </table:table-cell>
          <table:table-cell table:number-columns-repeated="8" table:style-name="ce1"/>
          <table:table-cell office:value-type="float" office:value="87" table:formula="of:=[Feuille1.$A90]" table:style-name="ce1">
            <text:p>87</text:p>
          </table:table-cell>
          <table:table-cell office:value-type="float" office:value="53" table:formula="of:=AVERAGE([Feuille1.$J90];[Feuille1.$V89];[Feuille1.$AH90];[Feuille1.$AT90])" table:style-name="ce3">
            <text:p>53,00</text:p>
          </table:table-cell>
          <table:table-cell office:value-type="float" office:value="2.047517867490825" table:formula="of:=[.CW88]*100/[.$BP88]" table:style-name="ce3">
            <text:p>2,05</text:p>
          </table:table-cell>
          <table:table-cell office:value-type="float" office:value="12.727922061357855" table:formula="of:=STDEV([Feuille1.$J90];[Feuille1.$V89];[Feuille1.$AH90];[Feuille1.$AT90])" table:style-name="ce3">
            <text:p>12,73</text:p>
          </table:table-cell>
          <table:table-cell table:number-columns-repeated="16281"/>
        </table:table-row>
        <table:table-row table:style-name="ro1">
          <table:table-cell office:value-type="float" office:value="88" table:formula="of:=[Feuille1.$A91]" table:style-name="ce1">
            <text:p>88</text:p>
          </table:table-cell>
          <table:table-cell office:value-type="float" office:value="6195.25" table:formula="of:=AVERAGE([Feuille1.$B91];[Feuille1.$N90];[Feuille1.$Z91];[Feuille1.$AL91])" table:style-name="ce3">
            <text:p>6 195,25</text:p>
          </table:table-cell>
          <table:table-cell office:value-type="float" office:value="1376.015836875918" table:formula="of:=STDEV([Feuille1.$B91];[Feuille1.$N90];[Feuille1.$Z91];[Feuille1.$AL91])" table:style-name="ce3">
            <text:p>1 376,02</text:p>
          </table:table-cell>
          <table:table-cell table:number-columns-repeated="5" table:style-name="ce1"/>
          <table:table-cell office:value-type="float" office:value="88" table:formula="of:=[Feuille1.$A91]" table:style-name="ce1">
            <text:p>88</text:p>
          </table:table-cell>
          <table:table-cell office:value-type="float" office:value="37444.5" table:formula="of:=AVERAGE([Feuille1.$F91];[Feuille1.$R90];[Feuille1.$AD91];[Feuille1.$AP91])" table:style-name="ce3">
            <text:p>37 444,50</text:p>
          </table:table-cell>
          <table:table-cell office:value-type="float" office:value="8186.0771842602771" table:formula="of:=STDEV([Feuille1.$F91];[Feuille1.$R90];[Feuille1.$AD91];[Feuille1.$AP91])" table:style-name="ce3">
            <text:p>8 186,08</text:p>
          </table:table-cell>
          <table:table-cell table:number-columns-repeated="9" table:style-name="ce1"/>
          <table:table-cell office:value-type="float" office:value="88" table:formula="of:=[Feuille1.$A91]" table:style-name="ce1">
            <text:p>88</text:p>
          </table:table-cell>
          <table:table-cell office:value-type="float" office:value="34872.5" table:formula="of:=AVERAGE([Feuille1.$C91];[Feuille1.O90];[Feuille1.$AA91];[Feuille1.$AM91])" table:style-name="ce3">
            <text:p>34 872,50</text:p>
          </table:table-cell>
          <table:table-cell office:value-type="float" office:value="93.131167461175878" table:formula="of:=[.V89]*100/[.J89]" table:style-name="ce3">
            <text:p>93,13</text:p>
          </table:table-cell>
          <table:table-cell office:value-type="float" office:value="7668.1628612508393" table:formula="of:=STDEV([Feuille1.$C91];[Feuille1.$O90];[Feuille1.$AA91];[Feuille1.$AM91])" table:style-name="ce3">
            <text:p>7 668,16</text:p>
          </table:table-cell>
          <table:table-cell table:number-columns-repeated="8" table:style-name="ce1"/>
          <table:table-cell office:value-type="float" office:value="88" table:formula="of:=[Feuille1.$A91]" table:style-name="ce1">
            <text:p>88</text:p>
          </table:table-cell>
          <table:table-cell office:value-type="float" office:value="1771.5" table:formula="of:=AVERAGE([Feuille1.$D91];[Feuille1.$P90];[Feuille1.$AB91];[Feuille1.$AN91])" table:style-name="ce3">
            <text:p>1 771,50</text:p>
          </table:table-cell>
          <table:table-cell office:value-type="float" office:value="4.7310018827865239" table:formula="of:=[.AH89]*100/[.$J89]" table:style-name="ce3">
            <text:p>4,73</text:p>
          </table:table-cell>
          <table:table-cell office:value-type="float" office:value="357.18015995666201" table:formula="of:=STDEV([Feuille1.$D91];[Feuille1.$P90];[Feuille1.$AB91];[Feuille1.$AN91])" table:style-name="ce3">
            <text:p>357,18</text:p>
          </table:table-cell>
          <table:table-cell table:number-columns-repeated="9" table:style-name="ce1"/>
          <table:table-cell office:value-type="float" office:value="88" table:formula="of:=[Feuille1.$A91]" table:style-name="ce1">
            <text:p>88</text:p>
          </table:table-cell>
          <table:table-cell office:value-type="float" office:value="800.5" table:formula="of:=AVERAGE([Feuille1.$E91];[Feuille1.$Q90];[Feuille1.$AC91];[Feuille1.$AO91])" table:style-name="ce3">
            <text:p>800,50</text:p>
          </table:table-cell>
          <table:table-cell office:value-type="float" office:value="2.1378306560376021" table:formula="of:=[.AU89]*100/[.$J89]" table:style-name="ce3">
            <text:p>2,14</text:p>
          </table:table-cell>
          <table:table-cell office:value-type="float" office:value="163.2840061569616" table:formula="of:=STDEV([Feuille1.$E91];[Feuille1.$Q90];[Feuille1.$AC91];[Feuille1.$AO91])" table:style-name="ce3">
            <text:p>163,28</text:p>
          </table:table-cell>
          <table:table-cell table:number-columns-repeated="8" table:style-name="ce1"/>
          <table:table-cell office:value-type="float" office:value="88" table:formula="of:=[Feuille1.$A91]" table:style-name="ce1">
            <text:p>88</text:p>
          </table:table-cell>
          <table:table-cell office:value-type="float" office:value="3442" table:formula="of:=AVERAGE([Feuille1.$G91];[Feuille1.$S90];[Feuille1.$AE91];[Feuille1.$AQ91])" table:style-name="ce3">
            <text:p>3 442,00</text:p>
          </table:table-cell>
          <table:table-cell office:value-type="float" office:value="785.08343505642756" table:formula="of:=STDEV([Feuille1.$G91];[Feuille1.$S90];[Feuille1.$AE91];[Feuille1.$AQ91])" table:style-name="ce3">
            <text:p>785,08</text:p>
          </table:table-cell>
          <table:table-cell table:style-name="ce3"/>
          <table:table-cell table:number-columns-repeated="5" table:style-name="ce1"/>
          <table:table-cell office:value-type="float" office:value="88" table:formula="of:=[Feuille1.$A91]" table:style-name="ce1">
            <text:p>88</text:p>
          </table:table-cell>
          <table:table-cell office:value-type="float" office:value="2944.75" table:formula="of:=AVERAGE([Feuille1.$K91];[Feuille1.$W90];[Feuille1.$AI91];[Feuille1.$AU91])" table:style-name="ce3">
            <text:p>2 944,75</text:p>
          </table:table-cell>
          <table:table-cell office:value-type="float" office:value="658.47266458069464" table:formula="of:=STDEV([Feuille1.$K91];[Feuille1.$W90];[Feuille1.$AI91];[Feuille1.$AU91])" table:style-name="ce3">
            <text:p>658,47</text:p>
          </table:table-cell>
          <table:table-cell table:number-columns-repeated="5" table:style-name="ce1"/>
          <table:table-cell office:value-type="float" office:value="88" table:formula="of:=[Feuille1.$A91]" table:style-name="ce1">
            <text:p>88</text:p>
          </table:table-cell>
          <table:table-cell office:value-type="float" office:value="2752" table:formula="of:=AVERAGE([Feuille1.$H91];[Feuille1.$T90];[Feuille1.$AF91];[Feuille1.$AR91])" table:style-name="ce3">
            <text:p>2 752,00</text:p>
          </table:table-cell>
          <table:table-cell office:value-type="float" office:value="93.454452839799643" table:formula="of:=[.BX89]*100/[.$BP89]" table:style-name="ce3">
            <text:p>93,45</text:p>
          </table:table-cell>
          <table:table-cell office:value-type="float" office:value="618.47446727141994" table:formula="of:=STDEV([Feuille1.$H91];[Feuille1.$T90];[Feuille1.$AF91];[Feuille1.$AR91])" table:style-name="ce3">
            <text:p>618,47</text:p>
          </table:table-cell>
          <table:table-cell table:number-columns-repeated="9" table:style-name="ce1"/>
          <table:table-cell office:value-type="float" office:value="88" table:formula="of:=[Feuille1.$A91]" table:style-name="ce1">
            <text:p>88</text:p>
          </table:table-cell>
          <table:table-cell office:value-type="float" office:value="132.25" table:formula="of:=AVERAGE([Feuille1.$I91];[Feuille1.$U90];[Feuille1.$AG91];[Feuille1.$AS91])" table:style-name="ce3">
            <text:p>132,25</text:p>
          </table:table-cell>
          <table:table-cell office:value-type="float" office:value="4.4910433822905169" table:formula="of:=[.CK89]*100/[.$BP89]" table:style-name="ce3">
            <text:p>4,49</text:p>
          </table:table-cell>
          <table:table-cell office:value-type="float" office:value="30.761176830544048" table:formula="of:=STDEV([Feuille1.$I91];[Feuille1.$U90];[Feuille1.$AG91];[Feuille1.$AS91])" table:style-name="ce3">
            <text:p>30,76</text:p>
          </table:table-cell>
          <table:table-cell table:number-columns-repeated="8" table:style-name="ce1"/>
          <table:table-cell office:value-type="float" office:value="88" table:formula="of:=[Feuille1.$A91]" table:style-name="ce1">
            <text:p>88</text:p>
          </table:table-cell>
          <table:table-cell office:value-type="float" office:value="60.5" table:formula="of:=AVERAGE([Feuille1.$J91];[Feuille1.$V90];[Feuille1.$AH91];[Feuille1.$AT91])" table:style-name="ce3">
            <text:p>60,50</text:p>
          </table:table-cell>
          <table:table-cell office:value-type="float" office:value="2.0545037779098396" table:formula="of:=[.CW89]*100/[.$BP89]" table:style-name="ce3">
            <text:p>2,05</text:p>
          </table:table-cell>
          <table:table-cell office:value-type="float" office:value="13.527749258468683" table:formula="of:=STDEV([Feuille1.$J91];[Feuille1.$V90];[Feuille1.$AH91];[Feuille1.$AT91])" table:style-name="ce3">
            <text:p>13,53</text:p>
          </table:table-cell>
          <table:table-cell table:number-columns-repeated="16281"/>
        </table:table-row>
        <table:table-row table:style-name="ro1">
          <table:table-cell office:value-type="float" office:value="89" table:formula="of:=[Feuille1.$A92]" table:style-name="ce1">
            <text:p>89</text:p>
          </table:table-cell>
          <table:table-cell office:value-type="float" office:value="6664" table:formula="of:=AVERAGE([Feuille1.$B92];[Feuille1.$N91];[Feuille1.$Z92];[Feuille1.$AL92])" table:style-name="ce3">
            <text:p>6 664,00</text:p>
          </table:table-cell>
          <table:table-cell office:value-type="float" office:value="1486.1805632784553" table:formula="of:=STDEV([Feuille1.$B92];[Feuille1.$N91];[Feuille1.$Z92];[Feuille1.$AL92])" table:style-name="ce3">
            <text:p>1 486,18</text:p>
          </table:table-cell>
          <table:table-cell table:number-columns-repeated="5" table:style-name="ce1"/>
          <table:table-cell office:value-type="float" office:value="89" table:formula="of:=[Feuille1.$A92]" table:style-name="ce1">
            <text:p>89</text:p>
          </table:table-cell>
          <table:table-cell office:value-type="float" office:value="40487.25" table:formula="of:=AVERAGE([Feuille1.$F92];[Feuille1.$R91];[Feuille1.$AD92];[Feuille1.$AP92])" table:style-name="ce3">
            <text:p>40 487,25</text:p>
          </table:table-cell>
          <table:table-cell office:value-type="float" office:value="8869.814818623141" table:formula="of:=STDEV([Feuille1.$F92];[Feuille1.$R91];[Feuille1.$AD92];[Feuille1.$AP92])" table:style-name="ce3">
            <text:p>8 869,81</text:p>
          </table:table-cell>
          <table:table-cell table:number-columns-repeated="9" table:style-name="ce1"/>
          <table:table-cell office:value-type="float" office:value="89" table:formula="of:=[Feuille1.$A92]" table:style-name="ce1">
            <text:p>89</text:p>
          </table:table-cell>
          <table:table-cell office:value-type="float" office:value="37693.25" table:formula="of:=AVERAGE([Feuille1.$C92];[Feuille1.O91];[Feuille1.$AA92];[Feuille1.$AM92])" table:style-name="ce3">
            <text:p>37 693,25</text:p>
          </table:table-cell>
          <table:table-cell office:value-type="float" office:value="93.099062050398587" table:formula="of:=[.V90]*100/[.J90]" table:style-name="ce3">
            <text:p>93,10</text:p>
          </table:table-cell>
          <table:table-cell office:value-type="float" office:value="8289.4761143271298" table:formula="of:=STDEV([Feuille1.$C92];[Feuille1.$O91];[Feuille1.$AA92];[Feuille1.$AM92])" table:style-name="ce3">
            <text:p>8 289,48</text:p>
          </table:table-cell>
          <table:table-cell table:number-columns-repeated="8" table:style-name="ce1"/>
          <table:table-cell office:value-type="float" office:value="89" table:formula="of:=[Feuille1.$A92]" table:style-name="ce1">
            <text:p>89</text:p>
          </table:table-cell>
          <table:table-cell office:value-type="float" office:value="1928.25" table:formula="of:=AVERAGE([Feuille1.$D92];[Feuille1.$P91];[Feuille1.$AB92];[Feuille1.$AN92])" table:style-name="ce3">
            <text:p>1 928,25</text:p>
          </table:table-cell>
          <table:table-cell office:value-type="float" office:value="4.762610451438416" table:formula="of:=[.AH90]*100/[.$J90]" table:style-name="ce3">
            <text:p>4,76</text:p>
          </table:table-cell>
          <table:table-cell office:value-type="float" office:value="399.54755661873344" table:formula="of:=STDEV([Feuille1.$D92];[Feuille1.$P91];[Feuille1.$AB92];[Feuille1.$AN92])" table:style-name="ce3">
            <text:p>399,55</text:p>
          </table:table-cell>
          <table:table-cell table:number-columns-repeated="9" table:style-name="ce1"/>
          <table:table-cell office:value-type="float" office:value="89" table:formula="of:=[Feuille1.$A92]" table:style-name="ce1">
            <text:p>89</text:p>
          </table:table-cell>
          <table:table-cell office:value-type="float" office:value="865.75" table:formula="of:=AVERAGE([Feuille1.$E92];[Feuille1.$Q91];[Feuille1.$AC92];[Feuille1.$AO92])" table:style-name="ce3">
            <text:p>865,75</text:p>
          </table:table-cell>
          <table:table-cell office:value-type="float" office:value="2.1383274981630018" table:formula="of:=[.AU90]*100/[.$J90]" table:style-name="ce3">
            <text:p>2,14</text:p>
          </table:table-cell>
          <table:table-cell office:value-type="float" office:value="182.30811830524718" table:formula="of:=STDEV([Feuille1.$E92];[Feuille1.$Q91];[Feuille1.$AC92];[Feuille1.$AO92])" table:style-name="ce3">
            <text:p>182,31</text:p>
          </table:table-cell>
          <table:table-cell table:number-columns-repeated="8" table:style-name="ce1"/>
          <table:table-cell office:value-type="float" office:value="89" table:formula="of:=[Feuille1.$A92]" table:style-name="ce1">
            <text:p>89</text:p>
          </table:table-cell>
          <table:table-cell office:value-type="float" office:value="3511.5" table:formula="of:=AVERAGE([Feuille1.$G92];[Feuille1.$S91];[Feuille1.$AE92];[Feuille1.$AQ92])" table:style-name="ce3">
            <text:p>3 511,50</text:p>
          </table:table-cell>
          <table:table-cell office:value-type="float" office:value="795.04695878084249" table:formula="of:=STDEV([Feuille1.$G92];[Feuille1.$S91];[Feuille1.$AE92];[Feuille1.$AQ92])" table:style-name="ce3">
            <text:p>795,05</text:p>
          </table:table-cell>
          <table:table-cell table:style-name="ce3"/>
          <table:table-cell table:number-columns-repeated="5" table:style-name="ce1"/>
          <table:table-cell office:value-type="float" office:value="89" table:formula="of:=[Feuille1.$A92]" table:style-name="ce1">
            <text:p>89</text:p>
          </table:table-cell>
          <table:table-cell office:value-type="float" office:value="3042.75" table:formula="of:=AVERAGE([Feuille1.$K92];[Feuille1.$W91];[Feuille1.$AI92];[Feuille1.$AU92])" table:style-name="ce3">
            <text:p>3 042,75</text:p>
          </table:table-cell>
          <table:table-cell office:value-type="float" office:value="685.53501004689758" table:formula="of:=STDEV([Feuille1.$K92];[Feuille1.$W91];[Feuille1.$AI92];[Feuille1.$AU92])" table:style-name="ce3">
            <text:p>685,54</text:p>
          </table:table-cell>
          <table:table-cell table:number-columns-repeated="5" table:style-name="ce1"/>
          <table:table-cell office:value-type="float" office:value="89" table:formula="of:=[Feuille1.$A92]" table:style-name="ce1">
            <text:p>89</text:p>
          </table:table-cell>
          <table:table-cell office:value-type="float" office:value="2820.75" table:formula="of:=AVERAGE([Feuille1.$H92];[Feuille1.$T91];[Feuille1.$AF92];[Feuille1.$AR92])" table:style-name="ce3">
            <text:p>2 820,75</text:p>
          </table:table-cell>
          <table:table-cell office:value-type="float" office:value="92.70396844959329" table:formula="of:=[.BX90]*100/[.$BP90]" table:style-name="ce3">
            <text:p>92,70</text:p>
          </table:table-cell>
          <table:table-cell office:value-type="float" office:value="622.15237951271502" table:formula="of:=STDEV([Feuille1.$H92];[Feuille1.$T91];[Feuille1.$AF92];[Feuille1.$AR92])" table:style-name="ce3">
            <text:p>622,15</text:p>
          </table:table-cell>
          <table:table-cell table:number-columns-repeated="9" table:style-name="ce1"/>
          <table:table-cell office:value-type="float" office:value="89" table:formula="of:=[Feuille1.$A92]" table:style-name="ce1">
            <text:p>89</text:p>
          </table:table-cell>
          <table:table-cell office:value-type="float" office:value="156.75" table:formula="of:=AVERAGE([Feuille1.$I92];[Feuille1.$U91];[Feuille1.$AG92];[Feuille1.$AS92])" table:style-name="ce3">
            <text:p>156,75</text:p>
          </table:table-cell>
          <table:table-cell office:value-type="float" office:value="5.1515898447128423" table:formula="of:=[.CK90]*100/[.$BP90]" table:style-name="ce3">
            <text:p>5,15</text:p>
          </table:table-cell>
          <table:table-cell office:value-type="float" office:value="43.698779540547051" table:formula="of:=STDEV([Feuille1.$I92];[Feuille1.$U91];[Feuille1.$AG92];[Feuille1.$AS92])" table:style-name="ce3">
            <text:p>43,70</text:p>
          </table:table-cell>
          <table:table-cell table:number-columns-repeated="8" table:style-name="ce1"/>
          <table:table-cell office:value-type="float" office:value="89" table:formula="of:=[Feuille1.$A92]" table:style-name="ce1">
            <text:p>89</text:p>
          </table:table-cell>
          <table:table-cell office:value-type="float" office:value="65.25" table:formula="of:=AVERAGE([Feuille1.$J92];[Feuille1.$V91];[Feuille1.$AH92];[Feuille1.$AT92])" table:style-name="ce3">
            <text:p>65,25</text:p>
          </table:table-cell>
          <table:table-cell office:value-type="float" office:value="2.1444417056938625" table:formula="of:=[.CW90]*100/[.$BP90]" table:style-name="ce3">
            <text:p>2,14</text:p>
          </table:table-cell>
          <table:table-cell office:value-type="float" office:value="21.654483754332883" table:formula="of:=STDEV([Feuille1.$J92];[Feuille1.$V91];[Feuille1.$AH92];[Feuille1.$AT92])" table:style-name="ce3">
            <text:p>21,65</text:p>
          </table:table-cell>
          <table:table-cell table:number-columns-repeated="16281"/>
        </table:table-row>
        <table:table-row table:style-name="ro1">
          <table:table-cell office:value-type="float" office:value="90" table:formula="of:=[Feuille1.$A93]" table:style-name="ce1">
            <text:p>90</text:p>
          </table:table-cell>
          <table:table-cell office:value-type="float" office:value="7248.75" table:formula="of:=AVERAGE([Feuille1.$B93];[Feuille1.$N92];[Feuille1.$Z93];[Feuille1.$AL93])" table:style-name="ce3">
            <text:p>7 248,75</text:p>
          </table:table-cell>
          <table:table-cell office:value-type="float" office:value="1616.7395945750407" table:formula="of:=STDEV([Feuille1.$B93];[Feuille1.$N92];[Feuille1.$Z93];[Feuille1.$AL93])" table:style-name="ce3">
            <text:p>1 616,74</text:p>
          </table:table-cell>
          <table:table-cell table:number-columns-repeated="5" table:style-name="ce1"/>
          <table:table-cell office:value-type="float" office:value="90" table:formula="of:=[Feuille1.$A93]" table:style-name="ce1">
            <text:p>90</text:p>
          </table:table-cell>
          <table:table-cell office:value-type="float" office:value="43914.5" table:formula="of:=AVERAGE([Feuille1.$F93];[Feuille1.$R92];[Feuille1.$AD93];[Feuille1.$AP93])" table:style-name="ce3">
            <text:p>43 914,50</text:p>
          </table:table-cell>
          <table:table-cell office:value-type="float" office:value="9620.9315730511935" table:formula="of:=STDEV([Feuille1.$F93];[Feuille1.$R92];[Feuille1.$AD93];[Feuille1.$AP93])" table:style-name="ce3">
            <text:p>9 620,93</text:p>
          </table:table-cell>
          <table:table-cell table:number-columns-repeated="9" table:style-name="ce1"/>
          <table:table-cell office:value-type="float" office:value="90" table:formula="of:=[Feuille1.$A93]" table:style-name="ce1">
            <text:p>90</text:p>
          </table:table-cell>
          <table:table-cell office:value-type="float" office:value="40898" table:formula="of:=AVERAGE([Feuille1.$C93];[Feuille1.O92];[Feuille1.$AA93];[Feuille1.$AM93])" table:style-name="ce3">
            <text:p>40 898,00</text:p>
          </table:table-cell>
          <table:table-cell office:value-type="float" office:value="93.130970408407251" table:formula="of:=[.V91]*100/[.J91]" table:style-name="ce3">
            <text:p>93,13</text:p>
          </table:table-cell>
          <table:table-cell office:value-type="float" office:value="8983.4512670057193" table:formula="of:=STDEV([Feuille1.$C93];[Feuille1.$O92];[Feuille1.$AA93];[Feuille1.$AM93])" table:style-name="ce3">
            <text:p>8 983,45</text:p>
          </table:table-cell>
          <table:table-cell table:number-columns-repeated="8" table:style-name="ce1"/>
          <table:table-cell office:value-type="float" office:value="90" table:formula="of:=[Feuille1.$A93]" table:style-name="ce1">
            <text:p>90</text:p>
          </table:table-cell>
          <table:table-cell office:value-type="float" office:value="2084.75" table:formula="of:=AVERAGE([Feuille1.$D93];[Feuille1.$P92];[Feuille1.$AB93];[Feuille1.$AN93])" table:style-name="ce3">
            <text:p>2 084,75</text:p>
          </table:table-cell>
          <table:table-cell office:value-type="float" office:value="4.7472930353300162" table:formula="of:=[.AH91]*100/[.$J91]" table:style-name="ce3">
            <text:p>4,75</text:p>
          </table:table-cell>
          <table:table-cell office:value-type="float" office:value="440.42734928703055" table:formula="of:=STDEV([Feuille1.$D93];[Feuille1.$P92];[Feuille1.$AB93];[Feuille1.$AN93])" table:style-name="ce3">
            <text:p>440,43</text:p>
          </table:table-cell>
          <table:table-cell table:number-columns-repeated="9" table:style-name="ce1"/>
          <table:table-cell office:value-type="float" office:value="90" table:formula="of:=[Feuille1.$A93]" table:style-name="ce1">
            <text:p>90</text:p>
          </table:table-cell>
          <table:table-cell office:value-type="float" office:value="931.75" table:formula="of:=AVERAGE([Feuille1.$E93];[Feuille1.$Q92];[Feuille1.$AC93];[Feuille1.$AO93])" table:style-name="ce3">
            <text:p>931,75</text:p>
          </table:table-cell>
          <table:table-cell office:value-type="float" office:value="2.1217365562627379" table:formula="of:=[.AU91]*100/[.$J91]" table:style-name="ce3">
            <text:p>2,12</text:p>
          </table:table-cell>
          <table:table-cell office:value-type="float" office:value="199.07850210406949" table:formula="of:=STDEV([Feuille1.$E93];[Feuille1.$Q92];[Feuille1.$AC93];[Feuille1.$AO93])" table:style-name="ce3">
            <text:p>199,08</text:p>
          </table:table-cell>
          <table:table-cell table:number-columns-repeated="8" table:style-name="ce1"/>
          <table:table-cell office:value-type="float" office:value="90" table:formula="of:=[Feuille1.$A93]" table:style-name="ce1">
            <text:p>90</text:p>
          </table:table-cell>
          <table:table-cell office:value-type="float" office:value="4012" table:formula="of:=AVERAGE([Feuille1.$G93];[Feuille1.$S92];[Feuille1.$AE93];[Feuille1.$AQ93])" table:style-name="ce3">
            <text:p>4 012,00</text:p>
          </table:table-cell>
          <table:table-cell office:value-type="float" office:value="903.65295698440923" table:formula="of:=STDEV([Feuille1.$G93];[Feuille1.$S92];[Feuille1.$AE93];[Feuille1.$AQ93])" table:style-name="ce3">
            <text:p>903,65</text:p>
          </table:table-cell>
          <table:table-cell table:style-name="ce3"/>
          <table:table-cell table:number-columns-repeated="5" table:style-name="ce1"/>
          <table:table-cell office:value-type="float" office:value="90" table:formula="of:=[Feuille1.$A93]" table:style-name="ce1">
            <text:p>90</text:p>
          </table:table-cell>
          <table:table-cell office:value-type="float" office:value="3427.25" table:formula="of:=AVERAGE([Feuille1.$K93];[Feuille1.$W92];[Feuille1.$AI93];[Feuille1.$AU93])" table:style-name="ce3">
            <text:p>3 427,25</text:p>
          </table:table-cell>
          <table:table-cell office:value-type="float" office:value="770.01747815661088" table:formula="of:=STDEV([Feuille1.$K93];[Feuille1.$W92];[Feuille1.$AI93];[Feuille1.$AU93])" table:style-name="ce3">
            <text:p>770,02</text:p>
          </table:table-cell>
          <table:table-cell table:number-columns-repeated="5" table:style-name="ce1"/>
          <table:table-cell office:value-type="float" office:value="90" table:formula="of:=[Feuille1.$A93]" table:style-name="ce1">
            <text:p>90</text:p>
          </table:table-cell>
          <table:table-cell office:value-type="float" office:value="3204.75" table:formula="of:=AVERAGE([Feuille1.$H93];[Feuille1.$T92];[Feuille1.$AF93];[Feuille1.$AR93])" table:style-name="ce3">
            <text:p>3 204,75</text:p>
          </table:table-cell>
          <table:table-cell office:value-type="float" office:value="93.507914508716908" table:formula="of:=[.BX91]*100/[.$BP91]" table:style-name="ce3">
            <text:p>93,51</text:p>
          </table:table-cell>
          <table:table-cell office:value-type="float" office:value="714.57277446037642" table:formula="of:=STDEV([Feuille1.$H93];[Feuille1.$T92];[Feuille1.$AF93];[Feuille1.$AR93])" table:style-name="ce3">
            <text:p>714,57</text:p>
          </table:table-cell>
          <table:table-cell table:number-columns-repeated="9" table:style-name="ce1"/>
          <table:table-cell office:value-type="float" office:value="90" table:formula="of:=[Feuille1.$A93]" table:style-name="ce1">
            <text:p>90</text:p>
          </table:table-cell>
          <table:table-cell office:value-type="float" office:value="156.5" table:formula="of:=AVERAGE([Feuille1.$I93];[Feuille1.$U92];[Feuille1.$AG93];[Feuille1.$AS93])" table:style-name="ce3">
            <text:p>156,50</text:p>
          </table:table-cell>
          <table:table-cell office:value-type="float" office:value="4.566343278138449" table:formula="of:=[.CK91]*100/[.$BP91]" table:style-name="ce3">
            <text:p>4,57</text:p>
          </table:table-cell>
          <table:table-cell office:value-type="float" office:value="43.370496884402883" table:formula="of:=STDEV([Feuille1.$I93];[Feuille1.$U92];[Feuille1.$AG93];[Feuille1.$AS93])" table:style-name="ce3">
            <text:p>43,37</text:p>
          </table:table-cell>
          <table:table-cell table:number-columns-repeated="8" table:style-name="ce1"/>
          <table:table-cell office:value-type="float" office:value="90" table:formula="of:=[Feuille1.$A93]" table:style-name="ce1">
            <text:p>90</text:p>
          </table:table-cell>
          <table:table-cell office:value-type="float" office:value="66" table:formula="of:=AVERAGE([Feuille1.$J93];[Feuille1.$V92];[Feuille1.$AH93];[Feuille1.$AT93])" table:style-name="ce3">
            <text:p>66,00</text:p>
          </table:table-cell>
          <table:table-cell office:value-type="float" office:value="1.9257422131446496" table:formula="of:=[.CW91]*100/[.$BP91]" table:style-name="ce3">
            <text:p>1,93</text:p>
          </table:table-cell>
          <table:table-cell office:value-type="float" office:value="16.792855623746664" table:formula="of:=STDEV([Feuille1.$J93];[Feuille1.$V92];[Feuille1.$AH93];[Feuille1.$AT93])" table:style-name="ce3">
            <text:p>16,79</text:p>
          </table:table-cell>
          <table:table-cell table:number-columns-repeated="16281"/>
        </table:table-row>
        <table:table-row table:style-name="ro1">
          <table:table-cell office:value-type="float" office:value="91" table:formula="of:=[Feuille1.$A94]" table:style-name="ce1">
            <text:p>91</text:p>
          </table:table-cell>
          <table:table-cell office:value-type="float" office:value="7793.75" table:formula="of:=AVERAGE([Feuille1.$B94];[Feuille1.$N93];[Feuille1.$Z94];[Feuille1.$AL94])" table:style-name="ce3">
            <text:p>7 793,75</text:p>
          </table:table-cell>
          <table:table-cell office:value-type="float" office:value="1704.9604834130321" table:formula="of:=STDEV([Feuille1.$B94];[Feuille1.$N93];[Feuille1.$Z94];[Feuille1.$AL94])" table:style-name="ce3">
            <text:p>1 704,96</text:p>
          </table:table-cell>
          <table:table-cell table:number-columns-repeated="5" table:style-name="ce1"/>
          <table:table-cell office:value-type="float" office:value="91" table:formula="of:=[Feuille1.$A94]" table:style-name="ce1">
            <text:p>91</text:p>
          </table:table-cell>
          <table:table-cell office:value-type="float" office:value="47474.5" table:formula="of:=AVERAGE([Feuille1.$F94];[Feuille1.$R93];[Feuille1.$AD94];[Feuille1.$AP94])" table:style-name="ce3">
            <text:p>47 474,50</text:p>
          </table:table-cell>
          <table:table-cell office:value-type="float" office:value="10333.776415231752" table:formula="of:=STDEV([Feuille1.$F94];[Feuille1.$R93];[Feuille1.$AD94];[Feuille1.$AP94])" table:style-name="ce3">
            <text:p>10 333,78</text:p>
          </table:table-cell>
          <table:table-cell table:number-columns-repeated="9" table:style-name="ce1"/>
          <table:table-cell office:value-type="float" office:value="91" table:formula="of:=[Feuille1.$A94]" table:style-name="ce1">
            <text:p>91</text:p>
          </table:table-cell>
          <table:table-cell office:value-type="float" office:value="44202.75" table:formula="of:=AVERAGE([Feuille1.$C94];[Feuille1.O93];[Feuille1.$AA94];[Feuille1.$AM94])" table:style-name="ce3">
            <text:p>44 202,75</text:p>
          </table:table-cell>
          <table:table-cell office:value-type="float" office:value="93.108405565092838" table:formula="of:=[.V92]*100/[.J92]" table:style-name="ce3">
            <text:p>93,11</text:p>
          </table:table-cell>
          <table:table-cell office:value-type="float" office:value="9636.2970887853662" table:formula="of:=STDEV([Feuille1.$C94];[Feuille1.$O93];[Feuille1.$AA94];[Feuille1.$AM94])" table:style-name="ce3">
            <text:p>9 636,30</text:p>
          </table:table-cell>
          <table:table-cell table:number-columns-repeated="8" table:style-name="ce1"/>
          <table:table-cell office:value-type="float" office:value="91" table:formula="of:=[Feuille1.$A94]" table:style-name="ce1">
            <text:p>91</text:p>
          </table:table-cell>
          <table:table-cell office:value-type="float" office:value="2252.5" table:formula="of:=AVERAGE([Feuille1.$D94];[Feuille1.$P93];[Feuille1.$AB94];[Feuille1.$AN94])" table:style-name="ce3">
            <text:p>2 252,50</text:p>
          </table:table-cell>
          <table:table-cell office:value-type="float" office:value="4.7446523923369384" table:formula="of:=[.AH92]*100/[.$J92]" table:style-name="ce3">
            <text:p>4,74</text:p>
          </table:table-cell>
          <table:table-cell office:value-type="float" office:value="480.45915539200627" table:formula="of:=STDEV([Feuille1.$D94];[Feuille1.$P93];[Feuille1.$AB94];[Feuille1.$AN94])" table:style-name="ce3">
            <text:p>480,46</text:p>
          </table:table-cell>
          <table:table-cell table:number-columns-repeated="9" table:style-name="ce1"/>
          <table:table-cell office:value-type="float" office:value="91" table:formula="of:=[Feuille1.$A94]" table:style-name="ce1">
            <text:p>91</text:p>
          </table:table-cell>
          <table:table-cell office:value-type="float" office:value="1019.25" table:formula="of:=AVERAGE([Feuille1.$E94];[Feuille1.$Q93];[Feuille1.$AC94];[Feuille1.$AO94])" table:style-name="ce3">
            <text:p>1 019,25</text:p>
          </table:table-cell>
          <table:table-cell office:value-type="float" office:value="2.1469420425702217" table:formula="of:=[.AU92]*100/[.$J92]" table:style-name="ce3">
            <text:p>2,15</text:p>
          </table:table-cell>
          <table:table-cell office:value-type="float" office:value="218.91912509722246" table:formula="of:=STDEV([Feuille1.$E94];[Feuille1.$Q93];[Feuille1.$AC94];[Feuille1.$AO94])" table:style-name="ce3">
            <text:p>218,92</text:p>
          </table:table-cell>
          <table:table-cell table:number-columns-repeated="8" table:style-name="ce1"/>
          <table:table-cell office:value-type="float" office:value="91" table:formula="of:=[Feuille1.$A94]" table:style-name="ce1">
            <text:p>91</text:p>
          </table:table-cell>
          <table:table-cell office:value-type="float" office:value="4105" table:formula="of:=AVERAGE([Feuille1.$G94];[Feuille1.$S93];[Feuille1.$AE94];[Feuille1.$AQ94])" table:style-name="ce3">
            <text:p>4 105,00</text:p>
          </table:table-cell>
          <table:table-cell office:value-type="float" office:value="806.37749637912555" table:formula="of:=STDEV([Feuille1.$G94];[Feuille1.$S93];[Feuille1.$AE94];[Feuille1.$AQ94])" table:style-name="ce3">
            <text:p>806,38</text:p>
          </table:table-cell>
          <table:table-cell table:style-name="ce3"/>
          <table:table-cell table:number-columns-repeated="5" table:style-name="ce1"/>
          <table:table-cell office:value-type="float" office:value="91" table:formula="of:=[Feuille1.$A94]" table:style-name="ce1">
            <text:p>91</text:p>
          </table:table-cell>
          <table:table-cell office:value-type="float" office:value="3560" table:formula="of:=AVERAGE([Feuille1.$K94];[Feuille1.$W93];[Feuille1.$AI94];[Feuille1.$AU94])" table:style-name="ce3">
            <text:p>3 560,00</text:p>
          </table:table-cell>
          <table:table-cell office:value-type="float" office:value="716.95188123053276" table:formula="of:=STDEV([Feuille1.$K94];[Feuille1.$W93];[Feuille1.$AI94];[Feuille1.$AU94])" table:style-name="ce3">
            <text:p>716,95</text:p>
          </table:table-cell>
          <table:table-cell table:number-columns-repeated="5" table:style-name="ce1"/>
          <table:table-cell office:value-type="float" office:value="91" table:formula="of:=[Feuille1.$A94]" table:style-name="ce1">
            <text:p>91</text:p>
          </table:table-cell>
          <table:table-cell office:value-type="float" office:value="3304.75" table:formula="of:=AVERAGE([Feuille1.$H94];[Feuille1.$T93];[Feuille1.$AF94];[Feuille1.$AR94])" table:style-name="ce3">
            <text:p>3 304,75</text:p>
          </table:table-cell>
          <table:table-cell office:value-type="float" office:value="92.830056179775283" table:formula="of:=[.BX92]*100/[.$BP92]" table:style-name="ce3">
            <text:p>92,83</text:p>
          </table:table-cell>
          <table:table-cell office:value-type="float" office:value="656.7203235269435" table:formula="of:=STDEV([Feuille1.$H94];[Feuille1.$T93];[Feuille1.$AF94];[Feuille1.$AR94])" table:style-name="ce3">
            <text:p>656,72</text:p>
          </table:table-cell>
          <table:table-cell table:number-columns-repeated="9" table:style-name="ce1"/>
          <table:table-cell office:value-type="float" office:value="91" table:formula="of:=[Feuille1.$A94]" table:style-name="ce1">
            <text:p>91</text:p>
          </table:table-cell>
          <table:table-cell office:value-type="float" office:value="167.75" table:formula="of:=AVERAGE([Feuille1.$I94];[Feuille1.$U93];[Feuille1.$AG94];[Feuille1.$AS94])" table:style-name="ce3">
            <text:p>167,75</text:p>
          </table:table-cell>
          <table:table-cell office:value-type="float" office:value="4.7120786516853936" table:formula="of:=[.CK92]*100/[.$BP92]" table:style-name="ce3">
            <text:p>4,71</text:p>
          </table:table-cell>
          <table:table-cell office:value-type="float" office:value="40.0946796138008" table:formula="of:=STDEV([Feuille1.$I94];[Feuille1.$U93];[Feuille1.$AG94];[Feuille1.$AS94])" table:style-name="ce3">
            <text:p>40,09</text:p>
          </table:table-cell>
          <table:table-cell table:number-columns-repeated="8" table:style-name="ce1"/>
          <table:table-cell office:value-type="float" office:value="91" table:formula="of:=[Feuille1.$A94]" table:style-name="ce1">
            <text:p>91</text:p>
          </table:table-cell>
          <table:table-cell office:value-type="float" office:value="87.5" table:formula="of:=AVERAGE([Feuille1.$J94];[Feuille1.$V93];[Feuille1.$AH94];[Feuille1.$AT94])" table:style-name="ce3">
            <text:p>87,50</text:p>
          </table:table-cell>
          <table:table-cell office:value-type="float" office:value="2.457865168539326" table:formula="of:=[.CW92]*100/[.$BP92]" table:style-name="ce3">
            <text:p>2,46</text:p>
          </table:table-cell>
          <table:table-cell office:value-type="float" office:value="22.649503305812249" table:formula="of:=STDEV([Feuille1.$J94];[Feuille1.$V93];[Feuille1.$AH94];[Feuille1.$AT94])" table:style-name="ce3">
            <text:p>22,65</text:p>
          </table:table-cell>
          <table:table-cell table:number-columns-repeated="16281"/>
        </table:table-row>
        <table:table-row table:style-name="ro1">
          <table:table-cell office:value-type="float" office:value="92" table:formula="of:=[Feuille1.$A95]" table:style-name="ce1">
            <text:p>92</text:p>
          </table:table-cell>
          <table:table-cell office:value-type="float" office:value="8484.75" table:formula="of:=AVERAGE([Feuille1.$B95];[Feuille1.$N94];[Feuille1.$Z95];[Feuille1.$AL95])" table:style-name="ce3">
            <text:p>8 484,75</text:p>
          </table:table-cell>
          <table:table-cell office:value-type="float" office:value="1860.8396626254503" table:formula="of:=STDEV([Feuille1.$B95];[Feuille1.$N94];[Feuille1.$Z95];[Feuille1.$AL95])" table:style-name="ce3">
            <text:p>1 860,84</text:p>
          </table:table-cell>
          <table:table-cell table:number-columns-repeated="5" table:style-name="ce1"/>
          <table:table-cell office:value-type="float" office:value="92" table:formula="of:=[Feuille1.$A95]" table:style-name="ce1">
            <text:p>92</text:p>
          </table:table-cell>
          <table:table-cell office:value-type="float" office:value="51543" table:formula="of:=AVERAGE([Feuille1.$F95];[Feuille1.$R94];[Feuille1.$AD95];[Feuille1.$AP95])" table:style-name="ce3">
            <text:p>51 543,00</text:p>
          </table:table-cell>
          <table:table-cell office:value-type="float" office:value="11238.405788485601" table:formula="of:=STDEV([Feuille1.$F95];[Feuille1.$R94];[Feuille1.$AD95];[Feuille1.$AP95])" table:style-name="ce3">
            <text:p>11 238,41</text:p>
          </table:table-cell>
          <table:table-cell table:number-columns-repeated="9" table:style-name="ce1"/>
          <table:table-cell office:value-type="float" office:value="92" table:formula="of:=[Feuille1.$A95]" table:style-name="ce1">
            <text:p>92</text:p>
          </table:table-cell>
          <table:table-cell office:value-type="float" office:value="48007.75" table:formula="of:=AVERAGE([Feuille1.$C95];[Feuille1.O94];[Feuille1.$AA95];[Feuille1.$AM95])" table:style-name="ce3">
            <text:p>48 007,75</text:p>
          </table:table-cell>
          <table:table-cell office:value-type="float" office:value="93.141163688570714" table:formula="of:=[.V93]*100/[.J93]" table:style-name="ce3">
            <text:p>93,14</text:p>
          </table:table-cell>
          <table:table-cell office:value-type="float" office:value="10488.266281103533" table:formula="of:=STDEV([Feuille1.$C95];[Feuille1.$O94];[Feuille1.$AA95];[Feuille1.$AM95])" table:style-name="ce3">
            <text:p>10 488,27</text:p>
          </table:table-cell>
          <table:table-cell table:number-columns-repeated="8" table:style-name="ce1"/>
          <table:table-cell office:value-type="float" office:value="92" table:formula="of:=[Feuille1.$A95]" table:style-name="ce1">
            <text:p>92</text:p>
          </table:table-cell>
          <table:table-cell office:value-type="float" office:value="2432.75" table:formula="of:=AVERAGE([Feuille1.$D95];[Feuille1.$P94];[Feuille1.$AB95];[Feuille1.$AN95])" table:style-name="ce3">
            <text:p>2 432,75</text:p>
          </table:table-cell>
          <table:table-cell office:value-type="float" office:value="4.7198455658382326" table:formula="of:=[.AH93]*100/[.$J93]" table:style-name="ce3">
            <text:p>4,72</text:p>
          </table:table-cell>
          <table:table-cell office:value-type="float" office:value="516.58647227093866" table:formula="of:=STDEV([Feuille1.$D95];[Feuille1.$P94];[Feuille1.$AB95];[Feuille1.$AN95])" table:style-name="ce3">
            <text:p>516,59</text:p>
          </table:table-cell>
          <table:table-cell table:number-columns-repeated="9" table:style-name="ce1"/>
          <table:table-cell office:value-type="float" office:value="92" table:formula="of:=[Feuille1.$A95]" table:style-name="ce1">
            <text:p>92</text:p>
          </table:table-cell>
          <table:table-cell office:value-type="float" office:value="1102.5" table:formula="of:=AVERAGE([Feuille1.$E95];[Feuille1.$Q94];[Feuille1.$AC95];[Feuille1.$AO95])" table:style-name="ce3">
            <text:p>1 102,50</text:p>
          </table:table-cell>
          <table:table-cell office:value-type="float" office:value="2.1389907455910597" table:formula="of:=[.AU93]*100/[.$J93]" table:style-name="ce3">
            <text:p>2,14</text:p>
          </table:table-cell>
          <table:table-cell office:value-type="float" office:value="235.22684087209663" table:formula="of:=STDEV([Feuille1.$E95];[Feuille1.$Q94];[Feuille1.$AC95];[Feuille1.$AO95])" table:style-name="ce3">
            <text:p>235,23</text:p>
          </table:table-cell>
          <table:table-cell table:number-columns-repeated="8" table:style-name="ce1"/>
          <table:table-cell office:value-type="float" office:value="92" table:formula="of:=[Feuille1.$A95]" table:style-name="ce1">
            <text:p>92</text:p>
          </table:table-cell>
          <table:table-cell office:value-type="float" office:value="4759.5" table:formula="of:=AVERAGE([Feuille1.$G95];[Feuille1.$S94];[Feuille1.$AE95];[Feuille1.$AQ95])" table:style-name="ce3">
            <text:p>4 759,50</text:p>
          </table:table-cell>
          <table:table-cell office:value-type="float" office:value="1095.7489067604251" table:formula="of:=STDEV([Feuille1.$G95];[Feuille1.$S94];[Feuille1.$AE95];[Feuille1.$AQ95])" table:style-name="ce3">
            <text:p>1 095,75</text:p>
          </table:table-cell>
          <table:table-cell table:style-name="ce3"/>
          <table:table-cell table:number-columns-repeated="5" table:style-name="ce1"/>
          <table:table-cell office:value-type="float" office:value="92" table:formula="of:=[Feuille1.$A95]" table:style-name="ce1">
            <text:p>92</text:p>
          </table:table-cell>
          <table:table-cell office:value-type="float" office:value="4068.5" table:formula="of:=AVERAGE([Feuille1.$K95];[Feuille1.$W94];[Feuille1.$AI95];[Feuille1.$AU95])" table:style-name="ce3">
            <text:p>4 068,50</text:p>
          </table:table-cell>
          <table:table-cell office:value-type="float" office:value="932.3395304286953" table:formula="of:=STDEV([Feuille1.$K95];[Feuille1.$W94];[Feuille1.$AI95];[Feuille1.$AU95])" table:style-name="ce3">
            <text:p>932,34</text:p>
          </table:table-cell>
          <table:table-cell table:number-columns-repeated="5" table:style-name="ce1"/>
          <table:table-cell office:value-type="float" office:value="92" table:formula="of:=[Feuille1.$A95]" table:style-name="ce1">
            <text:p>92</text:p>
          </table:table-cell>
          <table:table-cell office:value-type="float" office:value="3805" table:formula="of:=AVERAGE([Feuille1.$H95];[Feuille1.$T94];[Feuille1.$AF95];[Feuille1.$AR95])" table:style-name="ce3">
            <text:p>3 805,00</text:p>
          </table:table-cell>
          <table:table-cell office:value-type="float" office:value="93.523411576748188" table:formula="of:=[.BX93]*100/[.$BP93]" table:style-name="ce3">
            <text:p>93,52</text:p>
          </table:table-cell>
          <table:table-cell office:value-type="float" office:value="875.90372378094924" table:formula="of:=STDEV([Feuille1.$H95];[Feuille1.$T94];[Feuille1.$AF95];[Feuille1.$AR95])" table:style-name="ce3">
            <text:p>875,90</text:p>
          </table:table-cell>
          <table:table-cell table:number-columns-repeated="9" table:style-name="ce1"/>
          <table:table-cell office:value-type="float" office:value="92" table:formula="of:=[Feuille1.$A95]" table:style-name="ce1">
            <text:p>92</text:p>
          </table:table-cell>
          <table:table-cell office:value-type="float" office:value="180.25" table:formula="of:=AVERAGE([Feuille1.$I95];[Feuille1.$U94];[Feuille1.$AG95];[Feuille1.$AS95])" table:style-name="ce3">
            <text:p>180,25</text:p>
          </table:table-cell>
          <table:table-cell office:value-type="float" office:value="4.4303797468354427" table:formula="of:=[.CK93]*100/[.$BP93]" table:style-name="ce3">
            <text:p>4,43</text:p>
          </table:table-cell>
          <table:table-cell office:value-type="float" office:value="40.22747817102136" table:formula="of:=STDEV([Feuille1.$I95];[Feuille1.$U94];[Feuille1.$AG95];[Feuille1.$AS95])" table:style-name="ce3">
            <text:p>40,23</text:p>
          </table:table-cell>
          <table:table-cell table:number-columns-repeated="8" table:style-name="ce1"/>
          <table:table-cell office:value-type="float" office:value="92" table:formula="of:=[Feuille1.$A95]" table:style-name="ce1">
            <text:p>92</text:p>
          </table:table-cell>
          <table:table-cell office:value-type="float" office:value="83.25" table:formula="of:=AVERAGE([Feuille1.$J95];[Feuille1.$V94];[Feuille1.$AH95];[Feuille1.$AT95])" table:style-name="ce3">
            <text:p>83,25</text:p>
          </table:table-cell>
          <table:table-cell office:value-type="float" office:value="2.0462086764163696" table:formula="of:=[.CW93]*100/[.$BP93]" table:style-name="ce3">
            <text:p>2,05</text:p>
          </table:table-cell>
          <table:table-cell office:value-type="float" office:value="16.918924315688631" table:formula="of:=STDEV([Feuille1.$J95];[Feuille1.$V94];[Feuille1.$AH95];[Feuille1.$AT95])" table:style-name="ce3">
            <text:p>16,92</text:p>
          </table:table-cell>
          <table:table-cell table:number-columns-repeated="16281"/>
        </table:table-row>
        <table:table-row table:style-name="ro1">
          <table:table-cell office:value-type="float" office:value="93" table:formula="of:=[Feuille1.$A96]" table:style-name="ce1">
            <text:p>93</text:p>
          </table:table-cell>
          <table:table-cell office:value-type="float" office:value="9190" table:formula="of:=AVERAGE([Feuille1.$B96];[Feuille1.$N95];[Feuille1.$Z96];[Feuille1.$AL96])" table:style-name="ce3">
            <text:p>9 190,00</text:p>
          </table:table-cell>
          <table:table-cell office:value-type="float" office:value="1993.5116419691826" table:formula="of:=STDEV([Feuille1.$B96];[Feuille1.$N95];[Feuille1.$Z96];[Feuille1.$AL96])" table:style-name="ce3">
            <text:p>1 993,51</text:p>
          </table:table-cell>
          <table:table-cell table:number-columns-repeated="5" table:style-name="ce1"/>
          <table:table-cell office:value-type="float" office:value="93" table:formula="of:=[Feuille1.$A96]" table:style-name="ce1">
            <text:p>93</text:p>
          </table:table-cell>
          <table:table-cell office:value-type="float" office:value="55757.25" table:formula="of:=AVERAGE([Feuille1.$F96];[Feuille1.$R95];[Feuille1.$AD96];[Feuille1.$AP96])" table:style-name="ce3">
            <text:p>55 757,25</text:p>
          </table:table-cell>
          <table:table-cell office:value-type="float" office:value="12092.793897606954" table:formula="of:=STDEV([Feuille1.$F96];[Feuille1.$R95];[Feuille1.$AD96];[Feuille1.$AP96])" table:style-name="ce3">
            <text:p>12 092,79</text:p>
          </table:table-cell>
          <table:table-cell table:number-columns-repeated="9" table:style-name="ce1"/>
          <table:table-cell office:value-type="float" office:value="93" table:formula="of:=[Feuille1.$A96]" table:style-name="ce1">
            <text:p>93</text:p>
          </table:table-cell>
          <table:table-cell office:value-type="float" office:value="51941.25" table:formula="of:=AVERAGE([Feuille1.$C96];[Feuille1.O95];[Feuille1.$AA96];[Feuille1.$AM96])" table:style-name="ce3">
            <text:p>51 941,25</text:p>
          </table:table-cell>
          <table:table-cell office:value-type="float" office:value="93.156046971470076" table:formula="of:=[.V94]*100/[.J94]" table:style-name="ce3">
            <text:p>93,16</text:p>
          </table:table-cell>
          <table:table-cell office:value-type="float" office:value="11282.238914181293" table:formula="of:=STDEV([Feuille1.$C96];[Feuille1.$O95];[Feuille1.$AA96];[Feuille1.$AM96])" table:style-name="ce3">
            <text:p>11 282,24</text:p>
          </table:table-cell>
          <table:table-cell table:number-columns-repeated="8" table:style-name="ce1"/>
          <table:table-cell office:value-type="float" office:value="93" table:formula="of:=[Feuille1.$A96]" table:style-name="ce1">
            <text:p>93</text:p>
          </table:table-cell>
          <table:table-cell office:value-type="float" office:value="2627.5" table:formula="of:=AVERAGE([Feuille1.$D96];[Feuille1.$P95];[Feuille1.$AB96];[Feuille1.$AN96])" table:style-name="ce3">
            <text:p>2 627,50</text:p>
          </table:table-cell>
          <table:table-cell office:value-type="float" office:value="4.7123916620708517" table:formula="of:=[.AH94]*100/[.$J94]" table:style-name="ce3">
            <text:p>4,71</text:p>
          </table:table-cell>
          <table:table-cell office:value-type="float" office:value="554.90930189836729" table:formula="of:=STDEV([Feuille1.$D96];[Feuille1.$P95];[Feuille1.$AB96];[Feuille1.$AN96])" table:style-name="ce3">
            <text:p>554,91</text:p>
          </table:table-cell>
          <table:table-cell table:number-columns-repeated="9" table:style-name="ce1"/>
          <table:table-cell office:value-type="float" office:value="93" table:formula="of:=[Feuille1.$A96]" table:style-name="ce1">
            <text:p>93</text:p>
          </table:table-cell>
          <table:table-cell office:value-type="float" office:value="1188.5" table:formula="of:=AVERAGE([Feuille1.$E96];[Feuille1.$Q95];[Feuille1.$AC96];[Feuille1.$AO96])" table:style-name="ce3">
            <text:p>1 188,50</text:p>
          </table:table-cell>
          <table:table-cell office:value-type="float" office:value="2.1315613664590702" table:formula="of:=[.AU94]*100/[.$J94]" table:style-name="ce3">
            <text:p>2,13</text:p>
          </table:table-cell>
          <table:table-cell office:value-type="float" office:value="256.74436053527381" table:formula="of:=STDEV([Feuille1.$E96];[Feuille1.$Q95];[Feuille1.$AC96];[Feuille1.$AO96])" table:style-name="ce3">
            <text:p>256,74</text:p>
          </table:table-cell>
          <table:table-cell table:number-columns-repeated="8" table:style-name="ce1"/>
          <table:table-cell office:value-type="float" office:value="93" table:formula="of:=[Feuille1.$A96]" table:style-name="ce1">
            <text:p>93</text:p>
          </table:table-cell>
          <table:table-cell office:value-type="float" office:value="4919.5" table:formula="of:=AVERAGE([Feuille1.$G96];[Feuille1.$S95];[Feuille1.$AE96];[Feuille1.$AQ96])" table:style-name="ce3">
            <text:p>4 919,50</text:p>
          </table:table-cell>
          <table:table-cell office:value-type="float" office:value="991.86373392047494" table:formula="of:=STDEV([Feuille1.$G96];[Feuille1.$S95];[Feuille1.$AE96];[Feuille1.$AQ96])" table:style-name="ce3">
            <text:p>991,86</text:p>
          </table:table-cell>
          <table:table-cell table:style-name="ce3"/>
          <table:table-cell table:number-columns-repeated="5" table:style-name="ce1"/>
          <table:table-cell office:value-type="float" office:value="93" table:formula="of:=[Feuille1.$A96]" table:style-name="ce1">
            <text:p>93</text:p>
          </table:table-cell>
          <table:table-cell office:value-type="float" office:value="4214.25" table:formula="of:=AVERAGE([Feuille1.$K96];[Feuille1.$W95];[Feuille1.$AI96];[Feuille1.$AU96])" table:style-name="ce3">
            <text:p>4 214,25</text:p>
          </table:table-cell>
          <table:table-cell office:value-type="float" office:value="856.52763138928174" table:formula="of:=STDEV([Feuille1.$K96];[Feuille1.$W95];[Feuille1.$AI96];[Feuille1.$AU96])" table:style-name="ce3">
            <text:p>856,53</text:p>
          </table:table-cell>
          <table:table-cell table:number-columns-repeated="5" table:style-name="ce1"/>
          <table:table-cell office:value-type="float" office:value="93" table:formula="of:=[Feuille1.$A96]" table:style-name="ce1">
            <text:p>93</text:p>
          </table:table-cell>
          <table:table-cell office:value-type="float" office:value="3933.5" table:formula="of:=AVERAGE([Feuille1.$H96];[Feuille1.$T95];[Feuille1.$AF96];[Feuille1.$AR96])" table:style-name="ce3">
            <text:p>3 933,50</text:p>
          </table:table-cell>
          <table:table-cell office:value-type="float" office:value="93.338079136263872" table:formula="of:=[.BX94]*100/[.$BP94]" table:style-name="ce3">
            <text:p>93,34</text:p>
          </table:table-cell>
          <table:table-cell office:value-type="float" office:value="796.75947855464301" table:formula="of:=STDEV([Feuille1.$H96];[Feuille1.$T95];[Feuille1.$AF96];[Feuille1.$AR96])" table:style-name="ce3">
            <text:p>796,76</text:p>
          </table:table-cell>
          <table:table-cell table:number-columns-repeated="9" table:style-name="ce1"/>
          <table:table-cell office:value-type="float" office:value="93" table:formula="of:=[Feuille1.$A96]" table:style-name="ce1">
            <text:p>93</text:p>
          </table:table-cell>
          <table:table-cell office:value-type="float" office:value="194.75" table:formula="of:=AVERAGE([Feuille1.$I96];[Feuille1.$U95];[Feuille1.$AG96];[Feuille1.$AS96])" table:style-name="ce3">
            <text:p>194,75</text:p>
          </table:table-cell>
          <table:table-cell office:value-type="float" office:value="4.6212256036068098" table:formula="of:=[.CK94]*100/[.$BP94]" table:style-name="ce3">
            <text:p>4,62</text:p>
          </table:table-cell>
          <table:table-cell office:value-type="float" office:value="38.947614389929797" table:formula="of:=STDEV([Feuille1.$I96];[Feuille1.$U95];[Feuille1.$AG96];[Feuille1.$AS96])" table:style-name="ce3">
            <text:p>38,95</text:p>
          </table:table-cell>
          <table:table-cell table:number-columns-repeated="8" table:style-name="ce1"/>
          <table:table-cell office:value-type="float" office:value="93" table:formula="of:=[Feuille1.$A96]" table:style-name="ce1">
            <text:p>93</text:p>
          </table:table-cell>
          <table:table-cell office:value-type="float" office:value="86" table:formula="of:=AVERAGE([Feuille1.$J96];[Feuille1.$V95];[Feuille1.$AH96];[Feuille1.$AT96])" table:style-name="ce3">
            <text:p>86,00</text:p>
          </table:table-cell>
          <table:table-cell office:value-type="float" office:value="2.0406952601293233" table:formula="of:=[.CW94]*100/[.$BP94]" table:style-name="ce3">
            <text:p>2,04</text:p>
          </table:table-cell>
          <table:table-cell office:value-type="float" office:value="23.734644158557199" table:formula="of:=STDEV([Feuille1.$J96];[Feuille1.$V95];[Feuille1.$AH96];[Feuille1.$AT96])" table:style-name="ce3">
            <text:p>23,73</text:p>
          </table:table-cell>
          <table:table-cell table:number-columns-repeated="16281"/>
        </table:table-row>
        <table:table-row table:style-name="ro1">
          <table:table-cell office:value-type="float" office:value="94" table:formula="of:=[Feuille1.$A97]" table:style-name="ce1">
            <text:p>94</text:p>
          </table:table-cell>
          <table:table-cell office:value-type="float" office:value="9993.5" table:formula="of:=AVERAGE([Feuille1.$B97];[Feuille1.$N96];[Feuille1.$Z97];[Feuille1.$AL97])" table:style-name="ce3">
            <text:p>9 993,50</text:p>
          </table:table-cell>
          <table:table-cell office:value-type="float" office:value="2191.5786547600796" table:formula="of:=STDEV([Feuille1.$B97];[Feuille1.$N96];[Feuille1.$Z97];[Feuille1.$AL97])" table:style-name="ce3">
            <text:p>2 191,58</text:p>
          </table:table-cell>
          <table:table-cell table:number-columns-repeated="5" table:style-name="ce1"/>
          <table:table-cell office:value-type="float" office:value="94" table:formula="of:=[Feuille1.$A97]" table:style-name="ce1">
            <text:p>94</text:p>
          </table:table-cell>
          <table:table-cell office:value-type="float" office:value="60487.5" table:formula="of:=AVERAGE([Feuille1.$F97];[Feuille1.$R96];[Feuille1.$AD97];[Feuille1.$AP97])" table:style-name="ce3">
            <text:p>60 487,50</text:p>
          </table:table-cell>
          <table:table-cell office:value-type="float" office:value="13225.941340159246" table:formula="of:=STDEV([Feuille1.$F97];[Feuille1.$R96];[Feuille1.$AD97];[Feuille1.$AP97])" table:style-name="ce3">
            <text:p>13 225,94</text:p>
          </table:table-cell>
          <table:table-cell table:number-columns-repeated="9" table:style-name="ce1"/>
          <table:table-cell office:value-type="float" office:value="94" table:formula="of:=[Feuille1.$A97]" table:style-name="ce1">
            <text:p>94</text:p>
          </table:table-cell>
          <table:table-cell office:value-type="float" office:value="56361" table:formula="of:=AVERAGE([Feuille1.$C97];[Feuille1.O96];[Feuille1.$AA97];[Feuille1.$AM97])" table:style-name="ce3">
            <text:p>56 361,00</text:p>
          </table:table-cell>
          <table:table-cell office:value-type="float" office:value="93.177929324240552" table:formula="of:=[.V95]*100/[.J95]" table:style-name="ce3">
            <text:p>93,18</text:p>
          </table:table-cell>
          <table:table-cell office:value-type="float" office:value="12355.414116896285" table:formula="of:=STDEV([Feuille1.$C97];[Feuille1.$O96];[Feuille1.$AA97];[Feuille1.$AM97])" table:style-name="ce3">
            <text:p>12 355,41</text:p>
          </table:table-cell>
          <table:table-cell table:number-columns-repeated="8" table:style-name="ce1"/>
          <table:table-cell office:value-type="float" office:value="94" table:formula="of:=[Feuille1.$A97]" table:style-name="ce1">
            <text:p>94</text:p>
          </table:table-cell>
          <table:table-cell office:value-type="float" office:value="2842.75" table:formula="of:=AVERAGE([Feuille1.$D97];[Feuille1.$P96];[Feuille1.$AB97];[Feuille1.$AN97])" table:style-name="ce3">
            <text:p>2 842,75</text:p>
          </table:table-cell>
          <table:table-cell office:value-type="float" office:value="4.6997313494523665" table:formula="of:=[.AH95]*100/[.$J95]" table:style-name="ce3">
            <text:p>4,70</text:p>
          </table:table-cell>
          <table:table-cell office:value-type="float" office:value="602.66152744858925" table:formula="of:=STDEV([Feuille1.$D97];[Feuille1.$P96];[Feuille1.$AB97];[Feuille1.$AN97])" table:style-name="ce3">
            <text:p>602,66</text:p>
          </table:table-cell>
          <table:table-cell table:number-columns-repeated="9" table:style-name="ce1"/>
          <table:table-cell office:value-type="float" office:value="94" table:formula="of:=[Feuille1.$A97]" table:style-name="ce1">
            <text:p>94</text:p>
          </table:table-cell>
          <table:table-cell office:value-type="float" office:value="1283.75" table:formula="of:=AVERAGE([Feuille1.$E97];[Feuille1.$Q96];[Feuille1.$AC97];[Feuille1.$AO97])" table:style-name="ce3">
            <text:p>1 283,75</text:p>
          </table:table-cell>
          <table:table-cell office:value-type="float" office:value="2.1223393263070882" table:formula="of:=[.AU95]*100/[.$J95]" table:style-name="ce3">
            <text:p>2,12</text:p>
          </table:table-cell>
          <table:table-cell office:value-type="float" office:value="270.2682309607747" table:formula="of:=STDEV([Feuille1.$E97];[Feuille1.$Q96];[Feuille1.$AC97];[Feuille1.$AO97])" table:style-name="ce3">
            <text:p>270,27</text:p>
          </table:table-cell>
          <table:table-cell table:number-columns-repeated="8" table:style-name="ce1"/>
          <table:table-cell office:value-type="float" office:value="94" table:formula="of:=[Feuille1.$A97]" table:style-name="ce1">
            <text:p>94</text:p>
          </table:table-cell>
          <table:table-cell office:value-type="float" office:value="5533.75" table:formula="of:=AVERAGE([Feuille1.$G97];[Feuille1.$S96];[Feuille1.$AE97];[Feuille1.$AQ97])" table:style-name="ce3">
            <text:p>5 533,75</text:p>
          </table:table-cell>
          <table:table-cell office:value-type="float" office:value="1345.1853341950073" table:formula="of:=STDEV([Feuille1.$G97];[Feuille1.$S96];[Feuille1.$AE97];[Feuille1.$AQ97])" table:style-name="ce3">
            <text:p>1 345,19</text:p>
          </table:table-cell>
          <table:table-cell table:style-name="ce3"/>
          <table:table-cell table:number-columns-repeated="5" table:style-name="ce1"/>
          <table:table-cell office:value-type="float" office:value="94" table:formula="of:=[Feuille1.$A97]" table:style-name="ce1">
            <text:p>94</text:p>
          </table:table-cell>
          <table:table-cell office:value-type="float" office:value="4730.25" table:formula="of:=AVERAGE([Feuille1.$K97];[Feuille1.$W96];[Feuille1.$AI97];[Feuille1.$AU97])" table:style-name="ce3">
            <text:p>4 730,25</text:p>
          </table:table-cell>
          <table:table-cell office:value-type="float" office:value="1142.5519317154326" table:formula="of:=STDEV([Feuille1.$K97];[Feuille1.$W96];[Feuille1.$AI97];[Feuille1.$AU97])" table:style-name="ce3">
            <text:p>1 142,55</text:p>
          </table:table-cell>
          <table:table-cell table:number-columns-repeated="5" table:style-name="ce1"/>
          <table:table-cell office:value-type="float" office:value="94" table:formula="of:=[Feuille1.$A97]" table:style-name="ce1">
            <text:p>94</text:p>
          </table:table-cell>
          <table:table-cell office:value-type="float" office:value="4419.75" table:formula="of:=AVERAGE([Feuille1.$H97];[Feuille1.$T96];[Feuille1.$AF97];[Feuille1.$AR97])" table:style-name="ce3">
            <text:p>4 419,75</text:p>
          </table:table-cell>
          <table:table-cell office:value-type="float" office:value="93.435864912002543" table:formula="of:=[.BX95]*100/[.$BP95]" table:style-name="ce3">
            <text:p>93,44</text:p>
          </table:table-cell>
          <table:table-cell office:value-type="float" office:value="1084.4422145355034" table:formula="of:=STDEV([Feuille1.$H97];[Feuille1.$T96];[Feuille1.$AF97];[Feuille1.$AR97])" table:style-name="ce3">
            <text:p>1 084,44</text:p>
          </table:table-cell>
          <table:table-cell table:number-columns-repeated="9" table:style-name="ce1"/>
          <table:table-cell office:value-type="float" office:value="94" table:formula="of:=[Feuille1.$A97]" table:style-name="ce1">
            <text:p>94</text:p>
          </table:table-cell>
          <table:table-cell office:value-type="float" office:value="215.25" table:formula="of:=AVERAGE([Feuille1.$I97];[Feuille1.$U96];[Feuille1.$AG97];[Feuille1.$AS97])" table:style-name="ce3">
            <text:p>215,25</text:p>
          </table:table-cell>
          <table:table-cell office:value-type="float" office:value="4.5504994450610434" table:formula="of:=[.CK95]*100/[.$BP95]" table:style-name="ce3">
            <text:p>4,55</text:p>
          </table:table-cell>
          <table:table-cell office:value-type="float" office:value="48.21738967080929" table:formula="of:=STDEV([Feuille1.$I97];[Feuille1.$U96];[Feuille1.$AG97];[Feuille1.$AS97])" table:style-name="ce3">
            <text:p>48,22</text:p>
          </table:table-cell>
          <table:table-cell table:number-columns-repeated="8" table:style-name="ce1"/>
          <table:table-cell office:value-type="float" office:value="94" table:formula="of:=[Feuille1.$A97]" table:style-name="ce1">
            <text:p>94</text:p>
          </table:table-cell>
          <table:table-cell office:value-type="float" office:value="95.25" table:formula="of:=AVERAGE([Feuille1.$J97];[Feuille1.$V96];[Feuille1.$AH97];[Feuille1.$AT97])" table:style-name="ce3">
            <text:p>95,25</text:p>
          </table:table-cell>
          <table:table-cell office:value-type="float" office:value="2.0136356429364199" table:formula="of:=[.CW95]*100/[.$BP95]" table:style-name="ce3">
            <text:p>2,01</text:p>
          </table:table-cell>
          <table:table-cell office:value-type="float" office:value="15.326991442115007" table:formula="of:=STDEV([Feuille1.$J97];[Feuille1.$V96];[Feuille1.$AH97];[Feuille1.$AT97])" table:style-name="ce3">
            <text:p>15,33</text:p>
          </table:table-cell>
          <table:table-cell table:number-columns-repeated="16281"/>
        </table:table-row>
        <table:table-row table:style-name="ro1">
          <table:table-cell office:value-type="float" office:value="95" table:formula="of:=[Feuille1.$A98]" table:style-name="ce1">
            <text:p>95</text:p>
          </table:table-cell>
          <table:table-cell office:value-type="float" office:value="10781.5" table:formula="of:=AVERAGE([Feuille1.$B98];[Feuille1.$N97];[Feuille1.$Z98];[Feuille1.$AL98])" table:style-name="ce3">
            <text:p>10 781,50</text:p>
          </table:table-cell>
          <table:table-cell office:value-type="float" office:value="2376.4775754605107" table:formula="of:=STDEV([Feuille1.$B98];[Feuille1.$N97];[Feuille1.$Z98];[Feuille1.$AL98])" table:style-name="ce3">
            <text:p>2 376,48</text:p>
          </table:table-cell>
          <table:table-cell table:number-columns-repeated="5" table:style-name="ce1"/>
          <table:table-cell office:value-type="float" office:value="95" table:formula="of:=[Feuille1.$A98]" table:style-name="ce1">
            <text:p>95</text:p>
          </table:table-cell>
          <table:table-cell office:value-type="float" office:value="65542.75" table:formula="of:=AVERAGE([Feuille1.$F98];[Feuille1.$R97];[Feuille1.$AD98];[Feuille1.$AP98])" table:style-name="ce3">
            <text:p>65 542,75</text:p>
          </table:table-cell>
          <table:table-cell office:value-type="float" office:value="14298.40458174734" table:formula="of:=STDEV([Feuille1.$F98];[Feuille1.$R97];[Feuille1.$AD98];[Feuille1.$AP98])" table:style-name="ce3">
            <text:p>14 298,40</text:p>
          </table:table-cell>
          <table:table-cell table:number-columns-repeated="9" table:style-name="ce1"/>
          <table:table-cell office:value-type="float" office:value="95" table:formula="of:=[Feuille1.$A98]" table:style-name="ce1">
            <text:p>95</text:p>
          </table:table-cell>
          <table:table-cell office:value-type="float" office:value="61064" table:formula="of:=AVERAGE([Feuille1.$C98];[Feuille1.O97];[Feuille1.$AA98];[Feuille1.$AM98])" table:style-name="ce3">
            <text:p>61 064,00</text:p>
          </table:table-cell>
          <table:table-cell office:value-type="float" office:value="93.166673659558072" table:formula="of:=[.V96]*100/[.J96]" table:style-name="ce3">
            <text:p>93,17</text:p>
          </table:table-cell>
          <table:table-cell office:value-type="float" office:value="13342.023809502565" table:formula="of:=STDEV([Feuille1.$C98];[Feuille1.$O97];[Feuille1.$AA98];[Feuille1.$AM98])" table:style-name="ce3">
            <text:p>13 342,02</text:p>
          </table:table-cell>
          <table:table-cell table:number-columns-repeated="8" table:style-name="ce1"/>
          <table:table-cell office:value-type="float" office:value="95" table:formula="of:=[Feuille1.$A98]" table:style-name="ce1">
            <text:p>95</text:p>
          </table:table-cell>
          <table:table-cell office:value-type="float" office:value="3089.75" table:formula="of:=AVERAGE([Feuille1.$D98];[Feuille1.$P97];[Feuille1.$AB98];[Feuille1.$AN98])" table:style-name="ce3">
            <text:p>3 089,75</text:p>
          </table:table-cell>
          <table:table-cell office:value-type="float" office:value="4.7140988133699002" table:formula="of:=[.AH96]*100/[.$J96]" table:style-name="ce3">
            <text:p>4,71</text:p>
          </table:table-cell>
          <table:table-cell office:value-type="float" office:value="652.77171864800232" table:formula="of:=STDEV([Feuille1.$D98];[Feuille1.$P97];[Feuille1.$AB98];[Feuille1.$AN98])" table:style-name="ce3">
            <text:p>652,77</text:p>
          </table:table-cell>
          <table:table-cell table:number-columns-repeated="9" table:style-name="ce1"/>
          <table:table-cell office:value-type="float" office:value="95" table:formula="of:=[Feuille1.$A98]" table:style-name="ce1">
            <text:p>95</text:p>
          </table:table-cell>
          <table:table-cell office:value-type="float" office:value="1389" table:formula="of:=AVERAGE([Feuille1.$E98];[Feuille1.$Q97];[Feuille1.$AC98];[Feuille1.$AO98])" table:style-name="ce3">
            <text:p>1 389,00</text:p>
          </table:table-cell>
          <table:table-cell office:value-type="float" office:value="2.1192275270720256" table:formula="of:=[.AU96]*100/[.$J96]" table:style-name="ce3">
            <text:p>2,12</text:p>
          </table:table-cell>
          <table:table-cell office:value-type="float" office:value="305.41228964576175" table:formula="of:=STDEV([Feuille1.$E98];[Feuille1.$Q97];[Feuille1.$AC98];[Feuille1.$AO98])" table:style-name="ce3">
            <text:p>305,41</text:p>
          </table:table-cell>
          <table:table-cell table:number-columns-repeated="8" table:style-name="ce1"/>
          <table:table-cell office:value-type="float" office:value="95" table:formula="of:=[Feuille1.$A98]" table:style-name="ce1">
            <text:p>95</text:p>
          </table:table-cell>
          <table:table-cell office:value-type="float" office:value="5843.25" table:formula="of:=AVERAGE([Feuille1.$G98];[Feuille1.$S97];[Feuille1.$AE98];[Feuille1.$AQ98])" table:style-name="ce3">
            <text:p>5 843,25</text:p>
          </table:table-cell>
          <table:table-cell office:value-type="float" office:value="1264.6955826073984" table:formula="of:=STDEV([Feuille1.$G98];[Feuille1.$S97];[Feuille1.$AE98];[Feuille1.$AQ98])" table:style-name="ce3">
            <text:p>1 264,70</text:p>
          </table:table-cell>
          <table:table-cell table:style-name="ce3"/>
          <table:table-cell table:number-columns-repeated="5" table:style-name="ce1"/>
          <table:table-cell office:value-type="float" office:value="95" table:formula="of:=[Feuille1.$A98]" table:style-name="ce1">
            <text:p>95</text:p>
          </table:table-cell>
          <table:table-cell office:value-type="float" office:value="5055.25" table:formula="of:=AVERAGE([Feuille1.$K98];[Feuille1.$W97];[Feuille1.$AI98];[Feuille1.$AU98])" table:style-name="ce3">
            <text:p>5 055,25</text:p>
          </table:table-cell>
          <table:table-cell office:value-type="float" office:value="1076.9467257018798" table:formula="of:=STDEV([Feuille1.$K98];[Feuille1.$W97];[Feuille1.$AI98];[Feuille1.$AU98])" table:style-name="ce3">
            <text:p>1 076,95</text:p>
          </table:table-cell>
          <table:table-cell table:number-columns-repeated="5" table:style-name="ce1"/>
          <table:table-cell office:value-type="float" office:value="95" table:formula="of:=[Feuille1.$A98]" table:style-name="ce1">
            <text:p>95</text:p>
          </table:table-cell>
          <table:table-cell office:value-type="float" office:value="4703" table:formula="of:=AVERAGE([Feuille1.$H98];[Feuille1.$T97];[Feuille1.$AF98];[Feuille1.$AR98])" table:style-name="ce3">
            <text:p>4 703,00</text:p>
          </table:table-cell>
          <table:table-cell office:value-type="float" office:value="93.031996439345235" table:formula="of:=[.BX96]*100/[.$BP96]" table:style-name="ce3">
            <text:p>93,03</text:p>
          </table:table-cell>
          <table:table-cell office:value-type="float" office:value="991.68240883863621" table:formula="of:=STDEV([Feuille1.$H98];[Feuille1.$T97];[Feuille1.$AF98];[Feuille1.$AR98])" table:style-name="ce3">
            <text:p>991,68</text:p>
          </table:table-cell>
          <table:table-cell table:number-columns-repeated="9" table:style-name="ce1"/>
          <table:table-cell office:value-type="float" office:value="95" table:formula="of:=[Feuille1.$A98]" table:style-name="ce1">
            <text:p>95</text:p>
          </table:table-cell>
          <table:table-cell office:value-type="float" office:value="247" table:formula="of:=AVERAGE([Feuille1.$I98];[Feuille1.$U97];[Feuille1.$AG98];[Feuille1.$AS98])" table:style-name="ce3">
            <text:p>247,00</text:p>
          </table:table-cell>
          <table:table-cell office:value-type="float" office:value="4.8860095939864499" table:formula="of:=[.CK96]*100/[.$BP96]" table:style-name="ce3">
            <text:p>4,89</text:p>
          </table:table-cell>
          <table:table-cell office:value-type="float" office:value="50.186319517042357" table:formula="of:=STDEV([Feuille1.$I98];[Feuille1.$U97];[Feuille1.$AG98];[Feuille1.$AS98])" table:style-name="ce3">
            <text:p>50,19</text:p>
          </table:table-cell>
          <table:table-cell table:number-columns-repeated="8" table:style-name="ce1"/>
          <table:table-cell office:value-type="float" office:value="95" table:formula="of:=[Feuille1.$A98]" table:style-name="ce1">
            <text:p>95</text:p>
          </table:table-cell>
          <table:table-cell office:value-type="float" office:value="105.25" table:formula="of:=AVERAGE([Feuille1.$J98];[Feuille1.$V97];[Feuille1.$AH98];[Feuille1.$AT98])" table:style-name="ce3">
            <text:p>105,25</text:p>
          </table:table-cell>
          <table:table-cell office:value-type="float" office:value="2.0819939666683149" table:formula="of:=[.CW96]*100/[.$BP96]" table:style-name="ce3">
            <text:p>2,08</text:p>
          </table:table-cell>
          <table:table-cell office:value-type="float" office:value="35.994212497752095" table:formula="of:=STDEV([Feuille1.$J98];[Feuille1.$V97];[Feuille1.$AH98];[Feuille1.$AT98])" table:style-name="ce3">
            <text:p>35,99</text:p>
          </table:table-cell>
          <table:table-cell table:number-columns-repeated="16281"/>
        </table:table-row>
        <table:table-row table:style-name="ro1">
          <table:table-cell office:value-type="float" office:value="96" table:formula="of:=[Feuille1.$A99]" table:style-name="ce1">
            <text:p>96</text:p>
          </table:table-cell>
          <table:table-cell office:value-type="float" office:value="11687.5" table:formula="of:=AVERAGE([Feuille1.$B99];[Feuille1.$N98];[Feuille1.$Z99];[Feuille1.$AL99])" table:style-name="ce3">
            <text:p>11 687,50</text:p>
          </table:table-cell>
          <table:table-cell office:value-type="float" office:value="2603.6142187351797" table:formula="of:=STDEV([Feuille1.$B99];[Feuille1.$N98];[Feuille1.$Z99];[Feuille1.$AL99])" table:style-name="ce3">
            <text:p>2 603,61</text:p>
          </table:table-cell>
          <table:table-cell table:number-columns-repeated="5" table:style-name="ce1"/>
          <table:table-cell office:value-type="float" office:value="96" table:formula="of:=[Feuille1.$A99]" table:style-name="ce1">
            <text:p>96</text:p>
          </table:table-cell>
          <table:table-cell office:value-type="float" office:value="71062.75" table:formula="of:=AVERAGE([Feuille1.$F99];[Feuille1.$R98];[Feuille1.$AD99];[Feuille1.$AP99])" table:style-name="ce3">
            <text:p>71 062,75</text:p>
          </table:table-cell>
          <table:table-cell office:value-type="float" office:value="15620.174484194044" table:formula="of:=STDEV([Feuille1.$F99];[Feuille1.$R98];[Feuille1.$AD99];[Feuille1.$AP99])" table:style-name="ce3">
            <text:p>15 620,17</text:p>
          </table:table-cell>
          <table:table-cell table:number-columns-repeated="9" table:style-name="ce1"/>
          <table:table-cell office:value-type="float" office:value="96" table:formula="of:=[Feuille1.$A99]" table:style-name="ce1">
            <text:p>96</text:p>
          </table:table-cell>
          <table:table-cell office:value-type="float" office:value="66204.75" table:formula="of:=AVERAGE([Feuille1.$C99];[Feuille1.O98];[Feuille1.$AA99];[Feuille1.$AM99])" table:style-name="ce3">
            <text:p>66 204,75</text:p>
          </table:table-cell>
          <table:table-cell office:value-type="float" office:value="93.163788341993524" table:formula="of:=[.V97]*100/[.J97]" table:style-name="ce3">
            <text:p>93,16</text:p>
          </table:table-cell>
          <table:table-cell office:value-type="float" office:value="14573.891801780333" table:formula="of:=STDEV([Feuille1.$C99];[Feuille1.$O98];[Feuille1.$AA99];[Feuille1.$AM99])" table:style-name="ce3">
            <text:p>14 573,89</text:p>
          </table:table-cell>
          <table:table-cell table:number-columns-repeated="8" table:style-name="ce1"/>
          <table:table-cell office:value-type="float" office:value="96" table:formula="of:=[Feuille1.$A99]" table:style-name="ce1">
            <text:p>96</text:p>
          </table:table-cell>
          <table:table-cell office:value-type="float" office:value="3354.5" table:formula="of:=AVERAGE([Feuille1.$D99];[Feuille1.$P98];[Feuille1.$AB99];[Feuille1.$AN99])" table:style-name="ce3">
            <text:p>3 354,50</text:p>
          </table:table-cell>
          <table:table-cell office:value-type="float" office:value="4.7204759174110205" table:formula="of:=[.AH97]*100/[.$J97]" table:style-name="ce3">
            <text:p>4,72</text:p>
          </table:table-cell>
          <table:table-cell office:value-type="float" office:value="708.28078236435772" table:formula="of:=STDEV([Feuille1.$D99];[Feuille1.$P98];[Feuille1.$AB99];[Feuille1.$AN99])" table:style-name="ce3">
            <text:p>708,28</text:p>
          </table:table-cell>
          <table:table-cell table:number-columns-repeated="9" table:style-name="ce1"/>
          <table:table-cell office:value-type="float" office:value="96" table:formula="of:=[Feuille1.$A99]" table:style-name="ce1">
            <text:p>96</text:p>
          </table:table-cell>
          <table:table-cell office:value-type="float" office:value="1503.5" table:formula="of:=AVERAGE([Feuille1.$E99];[Feuille1.$Q98];[Feuille1.$AC99];[Feuille1.$AO99])" table:style-name="ce3">
            <text:p>1 503,50</text:p>
          </table:table-cell>
          <table:table-cell office:value-type="float" office:value="2.1157357405954595" table:formula="of:=[.AU97]*100/[.$J97]" table:style-name="ce3">
            <text:p>2,12</text:p>
          </table:table-cell>
          <table:table-cell office:value-type="float" office:value="339.64147763978025" table:formula="of:=STDEV([Feuille1.$E99];[Feuille1.$Q98];[Feuille1.$AC99];[Feuille1.$AO99])" table:style-name="ce3">
            <text:p>339,64</text:p>
          </table:table-cell>
          <table:table-cell table:number-columns-repeated="8" table:style-name="ce1"/>
          <table:table-cell office:value-type="float" office:value="96" table:formula="of:=[Feuille1.$A99]" table:style-name="ce1">
            <text:p>96</text:p>
          </table:table-cell>
          <table:table-cell office:value-type="float" office:value="6426" table:formula="of:=AVERAGE([Feuille1.$G99];[Feuille1.$S98];[Feuille1.$AE99];[Feuille1.$AQ99])" table:style-name="ce3">
            <text:p>6 426,00</text:p>
          </table:table-cell>
          <table:table-cell office:value-type="float" office:value="1565.1404622801963" table:formula="of:=STDEV([Feuille1.$G99];[Feuille1.$S98];[Feuille1.$AE99];[Feuille1.$AQ99])" table:style-name="ce3">
            <text:p>1 565,14</text:p>
          </table:table-cell>
          <table:table-cell table:style-name="ce3"/>
          <table:table-cell table:number-columns-repeated="5" table:style-name="ce1"/>
          <table:table-cell office:value-type="float" office:value="96" table:formula="of:=[Feuille1.$A99]" table:style-name="ce1">
            <text:p>96</text:p>
          </table:table-cell>
          <table:table-cell office:value-type="float" office:value="5520" table:formula="of:=AVERAGE([Feuille1.$K99];[Feuille1.$W98];[Feuille1.$AI99];[Feuille1.$AU99])" table:style-name="ce3">
            <text:p>5 520,00</text:p>
          </table:table-cell>
          <table:table-cell office:value-type="float" office:value="1332.4181025488958" table:formula="of:=STDEV([Feuille1.$K99];[Feuille1.$W98];[Feuille1.$AI99];[Feuille1.$AU99])" table:style-name="ce3">
            <text:p>1 332,42</text:p>
          </table:table-cell>
          <table:table-cell table:number-columns-repeated="5" table:style-name="ce1"/>
          <table:table-cell office:value-type="float" office:value="96" table:formula="of:=[Feuille1.$A99]" table:style-name="ce1">
            <text:p>96</text:p>
          </table:table-cell>
          <table:table-cell office:value-type="float" office:value="5140.75" table:formula="of:=AVERAGE([Feuille1.$H99];[Feuille1.$T98];[Feuille1.$AF99];[Feuille1.$AR99])" table:style-name="ce3">
            <text:p>5 140,75</text:p>
          </table:table-cell>
          <table:table-cell office:value-type="float" office:value="93.12952898550725" table:formula="of:=[.BX97]*100/[.$BP97]" table:style-name="ce3">
            <text:p>93,13</text:p>
          </table:table-cell>
          <table:table-cell office:value-type="float" office:value="1243.216627677306" table:formula="of:=STDEV([Feuille1.$H99];[Feuille1.$T98];[Feuille1.$AF99];[Feuille1.$AR99])" table:style-name="ce3">
            <text:p>1 243,22</text:p>
          </table:table-cell>
          <table:table-cell table:number-columns-repeated="9" table:style-name="ce1"/>
          <table:table-cell office:value-type="float" office:value="96" table:formula="of:=[Feuille1.$A99]" table:style-name="ce1">
            <text:p>96</text:p>
          </table:table-cell>
          <table:table-cell office:value-type="float" office:value="264.75" table:formula="of:=AVERAGE([Feuille1.$I99];[Feuille1.$U98];[Feuille1.$AG99];[Feuille1.$AS99])" table:style-name="ce3">
            <text:p>264,75</text:p>
          </table:table-cell>
          <table:table-cell office:value-type="float" office:value="4.7961956521739131" table:formula="of:=[.CK97]*100/[.$BP97]" table:style-name="ce3">
            <text:p>4,80</text:p>
          </table:table-cell>
          <table:table-cell office:value-type="float" office:value="58.111243891923934" table:formula="of:=STDEV([Feuille1.$I99];[Feuille1.$U98];[Feuille1.$AG99];[Feuille1.$AS99])" table:style-name="ce3">
            <text:p>58,11</text:p>
          </table:table-cell>
          <table:table-cell table:number-columns-repeated="8" table:style-name="ce1"/>
          <table:table-cell office:value-type="float" office:value="96" table:formula="of:=[Feuille1.$A99]" table:style-name="ce1">
            <text:p>96</text:p>
          </table:table-cell>
          <table:table-cell office:value-type="float" office:value="114.5" table:formula="of:=AVERAGE([Feuille1.$J99];[Feuille1.$V98];[Feuille1.$AH99];[Feuille1.$AT99])" table:style-name="ce3">
            <text:p>114,50</text:p>
          </table:table-cell>
          <table:table-cell office:value-type="float" office:value="2.0742753623188408" table:formula="of:=[.CW97]*100/[.$BP97]" table:style-name="ce3">
            <text:p>2,07</text:p>
          </table:table-cell>
          <table:table-cell office:value-type="float" office:value="36.864617182333525" table:formula="of:=STDEV([Feuille1.$J99];[Feuille1.$V98];[Feuille1.$AH99];[Feuille1.$AT99])" table:style-name="ce3">
            <text:p>36,86</text:p>
          </table:table-cell>
          <table:table-cell table:number-columns-repeated="16281"/>
        </table:table-row>
        <table:table-row table:style-name="ro1">
          <table:table-cell office:value-type="float" office:value="97" table:formula="of:=[Feuille1.$A100]" table:style-name="ce1">
            <text:p>97</text:p>
          </table:table-cell>
          <table:table-cell office:value-type="float" office:value="12658.25" table:formula="of:=AVERAGE([Feuille1.$B100];[Feuille1.$N99];[Feuille1.$Z100];[Feuille1.$AL100])" table:style-name="ce3">
            <text:p>12 658,25</text:p>
          </table:table-cell>
          <table:table-cell office:value-type="float" office:value="2770.9152970333348" table:formula="of:=STDEV([Feuille1.$B100];[Feuille1.$N99];[Feuille1.$Z100];[Feuille1.$AL100])" table:style-name="ce3">
            <text:p>2 770,92</text:p>
          </table:table-cell>
          <table:table-cell table:number-columns-repeated="5" table:style-name="ce1"/>
          <table:table-cell office:value-type="float" office:value="97" table:formula="of:=[Feuille1.$A100]" table:style-name="ce1">
            <text:p>97</text:p>
          </table:table-cell>
          <table:table-cell office:value-type="float" office:value="76889" table:formula="of:=AVERAGE([Feuille1.$F100];[Feuille1.$R99];[Feuille1.$AD100];[Feuille1.$AP100])" table:style-name="ce3">
            <text:p>76 889,00</text:p>
          </table:table-cell>
          <table:table-cell office:value-type="float" office:value="16856.483322448963" table:formula="of:=STDEV([Feuille1.$F100];[Feuille1.$R99];[Feuille1.$AD100];[Feuille1.$AP100])" table:style-name="ce3">
            <text:p>16 856,48</text:p>
          </table:table-cell>
          <table:table-cell table:number-columns-repeated="9" table:style-name="ce1"/>
          <table:table-cell office:value-type="float" office:value="97" table:formula="of:=[Feuille1.$A100]" table:style-name="ce1">
            <text:p>97</text:p>
          </table:table-cell>
          <table:table-cell office:value-type="float" office:value="71629.75" table:formula="of:=AVERAGE([Feuille1.$C100];[Feuille1.O99];[Feuille1.$AA100];[Feuille1.$AM100])" table:style-name="ce3">
            <text:p>71 629,75</text:p>
          </table:table-cell>
          <table:table-cell office:value-type="float" office:value="93.159944855571013" table:formula="of:=[.V98]*100/[.J98]" table:style-name="ce3">
            <text:p>93,16</text:p>
          </table:table-cell>
          <table:table-cell office:value-type="float" office:value="15706.190125234063" table:formula="of:=STDEV([Feuille1.$C100];[Feuille1.$O99];[Feuille1.$AA100];[Feuille1.$AM100])" table:style-name="ce3">
            <text:p>15 706,19</text:p>
          </table:table-cell>
          <table:table-cell table:number-columns-repeated="8" table:style-name="ce1"/>
          <table:table-cell office:value-type="float" office:value="97" table:formula="of:=[Feuille1.$A100]" table:style-name="ce1">
            <text:p>97</text:p>
          </table:table-cell>
          <table:table-cell office:value-type="float" office:value="3635.75" table:formula="of:=AVERAGE([Feuille1.$D100];[Feuille1.$P99];[Feuille1.$AB100];[Feuille1.$AN100])" table:style-name="ce3">
            <text:p>3 635,75</text:p>
          </table:table-cell>
          <table:table-cell office:value-type="float" office:value="4.7285697564020861" table:formula="of:=[.AH98]*100/[.$J98]" table:style-name="ce3">
            <text:p>4,73</text:p>
          </table:table-cell>
          <table:table-cell office:value-type="float" office:value="776.47252580714883" table:formula="of:=STDEV([Feuille1.$D100];[Feuille1.$P99];[Feuille1.$AB100];[Feuille1.$AN100])" table:style-name="ce3">
            <text:p>776,47</text:p>
          </table:table-cell>
          <table:table-cell table:number-columns-repeated="9" table:style-name="ce1"/>
          <table:table-cell office:value-type="float" office:value="97" table:formula="of:=[Feuille1.$A100]" table:style-name="ce1">
            <text:p>97</text:p>
          </table:table-cell>
          <table:table-cell office:value-type="float" office:value="1623.5" table:formula="of:=AVERAGE([Feuille1.$E100];[Feuille1.$Q99];[Feuille1.$AC100];[Feuille1.$AO100])" table:style-name="ce3">
            <text:p>1 623,50</text:p>
          </table:table-cell>
          <table:table-cell office:value-type="float" office:value="2.111485388026896" table:formula="of:=[.AU98]*100/[.$J98]" table:style-name="ce3">
            <text:p>2,11</text:p>
          </table:table-cell>
          <table:table-cell office:value-type="float" office:value="375.41665741768395" table:formula="of:=STDEV([Feuille1.$E100];[Feuille1.$Q99];[Feuille1.$AC100];[Feuille1.$AO100])" table:style-name="ce3">
            <text:p>375,42</text:p>
          </table:table-cell>
          <table:table-cell table:number-columns-repeated="8" table:style-name="ce1"/>
          <table:table-cell office:value-type="float" office:value="97" table:formula="of:=[Feuille1.$A100]" table:style-name="ce1">
            <text:p>97</text:p>
          </table:table-cell>
          <table:table-cell office:value-type="float" office:value="6797" table:formula="of:=AVERAGE([Feuille1.$G100];[Feuille1.$S99];[Feuille1.$AE100];[Feuille1.$AQ100])" table:style-name="ce3">
            <text:p>6 797,00</text:p>
          </table:table-cell>
          <table:table-cell office:value-type="float" office:value="1407.390493075749" table:formula="of:=STDEV([Feuille1.$G100];[Feuille1.$S99];[Feuille1.$AE100];[Feuille1.$AQ100])" table:style-name="ce3">
            <text:p>1 407,39</text:p>
          </table:table-cell>
          <table:table-cell table:style-name="ce3"/>
          <table:table-cell table:number-columns-repeated="5" table:style-name="ce1"/>
          <table:table-cell office:value-type="float" office:value="97" table:formula="of:=[Feuille1.$A100]" table:style-name="ce1">
            <text:p>97</text:p>
          </table:table-cell>
          <table:table-cell office:value-type="float" office:value="5826.25" table:formula="of:=AVERAGE([Feuille1.$K100];[Feuille1.$W99];[Feuille1.$AI100];[Feuille1.$AU100])" table:style-name="ce3">
            <text:p>5 826,25</text:p>
          </table:table-cell>
          <table:table-cell office:value-type="float" office:value="1238.627297992957" table:formula="of:=STDEV([Feuille1.$K100];[Feuille1.$W99];[Feuille1.$AI100];[Feuille1.$AU100])" table:style-name="ce3">
            <text:p>1 238,63</text:p>
          </table:table-cell>
          <table:table-cell table:number-columns-repeated="5" table:style-name="ce1"/>
          <table:table-cell office:value-type="float" office:value="97" table:formula="of:=[Feuille1.$A100]" table:style-name="ce1">
            <text:p>97</text:p>
          </table:table-cell>
          <table:table-cell office:value-type="float" office:value="5425" table:formula="of:=AVERAGE([Feuille1.$H100];[Feuille1.$T99];[Feuille1.$AF100];[Feuille1.$AR100])" table:style-name="ce3">
            <text:p>5 425,00</text:p>
          </table:table-cell>
          <table:table-cell office:value-type="float" office:value="93.113065865694054" table:formula="of:=[.BX98]*100/[.$BP98]" table:style-name="ce3">
            <text:p>93,11</text:p>
          </table:table-cell>
          <table:table-cell office:value-type="float" office:value="1135.065636868635" table:formula="of:=STDEV([Feuille1.$H100];[Feuille1.$T99];[Feuille1.$AF100];[Feuille1.$AR100])" table:style-name="ce3">
            <text:p>1 135,07</text:p>
          </table:table-cell>
          <table:table-cell table:number-columns-repeated="9" table:style-name="ce1"/>
          <table:table-cell office:value-type="float" office:value="97" table:formula="of:=[Feuille1.$A100]" table:style-name="ce1">
            <text:p>97</text:p>
          </table:table-cell>
          <table:table-cell office:value-type="float" office:value="281.25" table:formula="of:=AVERAGE([Feuille1.$I100];[Feuille1.$U99];[Feuille1.$AG100];[Feuille1.$AS100])" table:style-name="ce3">
            <text:p>281,25</text:p>
          </table:table-cell>
          <table:table-cell office:value-type="float" office:value="4.8272902810555678" table:formula="of:=[.CK98]*100/[.$BP98]" table:style-name="ce3">
            <text:p>4,83</text:p>
          </table:table-cell>
          <table:table-cell office:value-type="float" office:value="68.226949709529492" table:formula="of:=STDEV([Feuille1.$I100];[Feuille1.$U99];[Feuille1.$AG100];[Feuille1.$AS100])" table:style-name="ce3">
            <text:p>68,23</text:p>
          </table:table-cell>
          <table:table-cell table:number-columns-repeated="8" table:style-name="ce1"/>
          <table:table-cell office:value-type="float" office:value="97" table:formula="of:=[Feuille1.$A100]" table:style-name="ce1">
            <text:p>97</text:p>
          </table:table-cell>
          <table:table-cell office:value-type="float" office:value="120" table:formula="of:=AVERAGE([Feuille1.$J100];[Feuille1.$V99];[Feuille1.$AH100];[Feuille1.$AT100])" table:style-name="ce3">
            <text:p>120,00</text:p>
          </table:table-cell>
          <table:table-cell office:value-type="float" office:value="2.0596438532503756" table:formula="of:=[.CW98]*100/[.$BP98]" table:style-name="ce3">
            <text:p>2,06</text:p>
          </table:table-cell>
          <table:table-cell office:value-type="float" office:value="36.678785875943781" table:formula="of:=STDEV([Feuille1.$J100];[Feuille1.$V99];[Feuille1.$AH100];[Feuille1.$AT100])" table:style-name="ce3">
            <text:p>36,68</text:p>
          </table:table-cell>
          <table:table-cell table:number-columns-repeated="16281"/>
        </table:table-row>
        <table:table-row table:style-name="ro1">
          <table:table-cell office:value-type="float" office:value="98" table:formula="of:=[Feuille1.$A101]" table:style-name="ce1">
            <text:p>98</text:p>
          </table:table-cell>
          <table:table-cell office:value-type="float" office:value="13711.25" table:formula="of:=AVERAGE([Feuille1.$B101];[Feuille1.$N100];[Feuille1.$Z101];[Feuille1.$AL101])" table:style-name="ce3">
            <text:p>13 711,25</text:p>
          </table:table-cell>
          <table:table-cell office:value-type="float" office:value="2986.7993320609939" table:formula="of:=STDEV([Feuille1.$B101];[Feuille1.$N100];[Feuille1.$Z101];[Feuille1.$AL101])" table:style-name="ce3">
            <text:p>2 986,80</text:p>
          </table:table-cell>
          <table:table-cell table:number-columns-repeated="5" table:style-name="ce1"/>
          <table:table-cell office:value-type="float" office:value="98" table:formula="of:=[Feuille1.$A101]" table:style-name="ce1">
            <text:p>98</text:p>
          </table:table-cell>
          <table:table-cell office:value-type="float" office:value="83370.25" table:formula="of:=AVERAGE([Feuille1.$F101];[Feuille1.$R100];[Feuille1.$AD101];[Feuille1.$AP101])" table:style-name="ce3">
            <text:p>83 370,25</text:p>
          </table:table-cell>
          <table:table-cell office:value-type="float" office:value="18307.719198469262" table:formula="of:=STDEV([Feuille1.$F101];[Feuille1.$R100];[Feuille1.$AD101];[Feuille1.$AP101])" table:style-name="ce3">
            <text:p>18 307,72</text:p>
          </table:table-cell>
          <table:table-cell table:number-columns-repeated="9" table:style-name="ce1"/>
          <table:table-cell office:value-type="float" office:value="98" table:formula="of:=[Feuille1.$A101]" table:style-name="ce1">
            <text:p>98</text:p>
          </table:table-cell>
          <table:table-cell office:value-type="float" office:value="77691.25" table:formula="of:=AVERAGE([Feuille1.$C101];[Feuille1.O100];[Feuille1.$AA101];[Feuille1.$AM101])" table:style-name="ce3">
            <text:p>77 691,25</text:p>
          </table:table-cell>
          <table:table-cell office:value-type="float" office:value="93.188217619594525" table:formula="of:=[.V99]*100/[.J99]" table:style-name="ce3">
            <text:p>93,19</text:p>
          </table:table-cell>
          <table:table-cell office:value-type="float" office:value="17073.434147333493" table:formula="of:=STDEV([Feuille1.$C101];[Feuille1.$O100];[Feuille1.$AA101];[Feuille1.$AM101])" table:style-name="ce3">
            <text:p>17 073,43</text:p>
          </table:table-cell>
          <table:table-cell table:number-columns-repeated="8" table:style-name="ce1"/>
          <table:table-cell office:value-type="float" office:value="98" table:formula="of:=[Feuille1.$A101]" table:style-name="ce1">
            <text:p>98</text:p>
          </table:table-cell>
          <table:table-cell office:value-type="float" office:value="3925.75" table:formula="of:=AVERAGE([Feuille1.$D101];[Feuille1.$P100];[Feuille1.$AB101];[Feuille1.$AN101])" table:style-name="ce3">
            <text:p>3 925,75</text:p>
          </table:table-cell>
          <table:table-cell office:value-type="float" office:value="4.7088139954000381" table:formula="of:=[.AH99]*100/[.$J99]" table:style-name="ce3">
            <text:p>4,71</text:p>
          </table:table-cell>
          <table:table-cell office:value-type="float" office:value="832.86028240035557" table:formula="of:=STDEV([Feuille1.$D101];[Feuille1.$P100];[Feuille1.$AB101];[Feuille1.$AN101])" table:style-name="ce3">
            <text:p>832,86</text:p>
          </table:table-cell>
          <table:table-cell table:number-columns-repeated="9" table:style-name="ce1"/>
          <table:table-cell office:value-type="float" office:value="98" table:formula="of:=[Feuille1.$A101]" table:style-name="ce1">
            <text:p>98</text:p>
          </table:table-cell>
          <table:table-cell office:value-type="float" office:value="1753.25" table:formula="of:=AVERAGE([Feuille1.$E101];[Feuille1.$Q100];[Feuille1.$AC101];[Feuille1.$AO101])" table:style-name="ce3">
            <text:p>1 753,25</text:p>
          </table:table-cell>
          <table:table-cell office:value-type="float" office:value="2.1029683850054428" table:formula="of:=[.AU99]*100/[.$J99]" table:style-name="ce3">
            <text:p>2,10</text:p>
          </table:table-cell>
          <table:table-cell office:value-type="float" office:value="403.8938598196313" table:formula="of:=STDEV([Feuille1.$E101];[Feuille1.$Q100];[Feuille1.$AC101];[Feuille1.$AO101])" table:style-name="ce3">
            <text:p>403,89</text:p>
          </table:table-cell>
          <table:table-cell table:number-columns-repeated="8" table:style-name="ce1"/>
          <table:table-cell office:value-type="float" office:value="98" table:formula="of:=[Feuille1.$A101]" table:style-name="ce1">
            <text:p>98</text:p>
          </table:table-cell>
          <table:table-cell office:value-type="float" office:value="7534.25" table:formula="of:=AVERAGE([Feuille1.$G101];[Feuille1.$S100];[Feuille1.$AE101];[Feuille1.$AQ101])" table:style-name="ce3">
            <text:p>7 534,25</text:p>
          </table:table-cell>
          <table:table-cell office:value-type="float" office:value="1679.6893313943503" table:formula="of:=STDEV([Feuille1.$G101];[Feuille1.$S100];[Feuille1.$AE101];[Feuille1.$AQ101])" table:style-name="ce3">
            <text:p>1 679,69</text:p>
          </table:table-cell>
          <table:table-cell table:style-name="ce3"/>
          <table:table-cell table:number-columns-repeated="5" table:style-name="ce1"/>
          <table:table-cell office:value-type="float" office:value="98" table:formula="of:=[Feuille1.$A101]" table:style-name="ce1">
            <text:p>98</text:p>
          </table:table-cell>
          <table:table-cell office:value-type="float" office:value="6481.25" table:formula="of:=AVERAGE([Feuille1.$K101];[Feuille1.$W100];[Feuille1.$AI101];[Feuille1.$AU101])" table:style-name="ce3">
            <text:p>6 481,25</text:p>
          </table:table-cell>
          <table:table-cell office:value-type="float" office:value="1461.8575797023914" table:formula="of:=STDEV([Feuille1.$K101];[Feuille1.$W100];[Feuille1.$AI101];[Feuille1.$AU101])" table:style-name="ce3">
            <text:p>1 461,86</text:p>
          </table:table-cell>
          <table:table-cell table:number-columns-repeated="5" table:style-name="ce1"/>
          <table:table-cell office:value-type="float" office:value="98" table:formula="of:=[Feuille1.$A101]" table:style-name="ce1">
            <text:p>98</text:p>
          </table:table-cell>
          <table:table-cell office:value-type="float" office:value="6061.5" table:formula="of:=AVERAGE([Feuille1.$H101];[Feuille1.$T100];[Feuille1.$AF101];[Feuille1.$AR101])" table:style-name="ce3">
            <text:p>6 061,50</text:p>
          </table:table-cell>
          <table:table-cell office:value-type="float" office:value="93.523625843780138" table:formula="of:=[.BX99]*100/[.$BP99]" table:style-name="ce3">
            <text:p>93,52</text:p>
          </table:table-cell>
          <table:table-cell office:value-type="float" office:value="1379.1452667020494" table:formula="of:=STDEV([Feuille1.$H101];[Feuille1.$T100];[Feuille1.$AF101];[Feuille1.$AR101])" table:style-name="ce3">
            <text:p>1 379,15</text:p>
          </table:table-cell>
          <table:table-cell table:number-columns-repeated="9" table:style-name="ce1"/>
          <table:table-cell office:value-type="float" office:value="98" table:formula="of:=[Feuille1.$A101]" table:style-name="ce1">
            <text:p>98</text:p>
          </table:table-cell>
          <table:table-cell office:value-type="float" office:value="290" table:formula="of:=AVERAGE([Feuille1.$I101];[Feuille1.$U100];[Feuille1.$AG101];[Feuille1.$AS101])" table:style-name="ce3">
            <text:p>290,00</text:p>
          </table:table-cell>
          <table:table-cell office:value-type="float" office:value="4.4744455159112828" table:formula="of:=[.CK99]*100/[.$BP99]" table:style-name="ce3">
            <text:p>4,47</text:p>
          </table:table-cell>
          <table:table-cell office:value-type="float" office:value="56.967827177568687" table:formula="of:=STDEV([Feuille1.$I101];[Feuille1.$U100];[Feuille1.$AG101];[Feuille1.$AS101])" table:style-name="ce3">
            <text:p>56,97</text:p>
          </table:table-cell>
          <table:table-cell table:number-columns-repeated="8" table:style-name="ce1"/>
          <table:table-cell office:value-type="float" office:value="98" table:formula="of:=[Feuille1.$A101]" table:style-name="ce1">
            <text:p>98</text:p>
          </table:table-cell>
          <table:table-cell office:value-type="float" office:value="129.75" table:formula="of:=AVERAGE([Feuille1.$J101];[Feuille1.$V100];[Feuille1.$AH101];[Feuille1.$AT101])" table:style-name="ce3">
            <text:p>129,75</text:p>
          </table:table-cell>
          <table:table-cell office:value-type="float" office:value="2.0019286403085825" table:formula="of:=[.CW99]*100/[.$BP99]" table:style-name="ce3">
            <text:p>2,00</text:p>
          </table:table-cell>
          <table:table-cell office:value-type="float" office:value="30.923292192132454" table:formula="of:=STDEV([Feuille1.$J101];[Feuille1.$V100];[Feuille1.$AH101];[Feuille1.$AT101])" table:style-name="ce3">
            <text:p>30,92</text:p>
          </table:table-cell>
          <table:table-cell table:number-columns-repeated="16281"/>
        </table:table-row>
        <table:table-row table:style-name="ro1">
          <table:table-cell office:value-type="float" office:value="99" table:formula="of:=[Feuille1.$A102]" table:style-name="ce1">
            <text:p>99</text:p>
          </table:table-cell>
          <table:table-cell office:value-type="float" office:value="14858.5" table:formula="of:=AVERAGE([Feuille1.$B102];[Feuille1.$N101];[Feuille1.$Z102];[Feuille1.$AL102])" table:style-name="ce3">
            <text:p>14 858,50</text:p>
          </table:table-cell>
          <table:table-cell office:value-type="float" office:value="3247.9643368321231" table:formula="of:=STDEV([Feuille1.$B102];[Feuille1.$N101];[Feuille1.$Z102];[Feuille1.$AL102])" table:style-name="ce3">
            <text:p>3 247,96</text:p>
          </table:table-cell>
          <table:table-cell table:number-columns-repeated="5" table:style-name="ce1"/>
          <table:table-cell office:value-type="float" office:value="99" table:formula="of:=[Feuille1.$A102]" table:style-name="ce1">
            <text:p>99</text:p>
          </table:table-cell>
          <table:table-cell office:value-type="float" office:value="90184" table:formula="of:=AVERAGE([Feuille1.$F102];[Feuille1.$R101];[Feuille1.$AD102];[Feuille1.$AP102])" table:style-name="ce3">
            <text:p>90 184,00</text:p>
          </table:table-cell>
          <table:table-cell office:value-type="float" office:value="19688.506054717982" table:formula="of:=STDEV([Feuille1.$F102];[Feuille1.$R101];[Feuille1.$AD102];[Feuille1.$AP102])" table:style-name="ce3">
            <text:p>19 688,51</text:p>
          </table:table-cell>
          <table:table-cell table:number-columns-repeated="9" table:style-name="ce1"/>
          <table:table-cell office:value-type="float" office:value="99" table:formula="of:=[Feuille1.$A102]" table:style-name="ce1">
            <text:p>99</text:p>
          </table:table-cell>
          <table:table-cell office:value-type="float" office:value="84045.25" table:formula="of:=AVERAGE([Feuille1.$C102];[Feuille1.O101];[Feuille1.$AA102];[Feuille1.$AM102])" table:style-name="ce3">
            <text:p>84 045,25</text:p>
          </table:table-cell>
          <table:table-cell office:value-type="float" office:value="93.193083030249269" table:formula="of:=[.V100]*100/[.J100]" table:style-name="ce3">
            <text:p>93,19</text:p>
          </table:table-cell>
          <table:table-cell office:value-type="float" office:value="18346.9837916209" table:formula="of:=STDEV([Feuille1.$C102];[Feuille1.$O101];[Feuille1.$AA102];[Feuille1.$AM102])" table:style-name="ce3">
            <text:p>18 346,98</text:p>
          </table:table-cell>
          <table:table-cell table:number-columns-repeated="8" table:style-name="ce1"/>
          <table:table-cell office:value-type="float" office:value="99" table:formula="of:=[Feuille1.$A102]" table:style-name="ce1">
            <text:p>99</text:p>
          </table:table-cell>
          <table:table-cell office:value-type="float" office:value="4239" table:formula="of:=AVERAGE([Feuille1.$D102];[Feuille1.$P101];[Feuille1.$AB102];[Feuille1.$AN102])" table:style-name="ce3">
            <text:p>4 239,00</text:p>
          </table:table-cell>
          <table:table-cell office:value-type="float" office:value="4.7003903131375857" table:formula="of:=[.AH100]*100/[.$J100]" table:style-name="ce3">
            <text:p>4,70</text:p>
          </table:table-cell>
          <table:table-cell office:value-type="float" office:value="907.70075832659006" table:formula="of:=STDEV([Feuille1.$D102];[Feuille1.$P101];[Feuille1.$AB102];[Feuille1.$AN102])" table:style-name="ce3">
            <text:p>907,70</text:p>
          </table:table-cell>
          <table:table-cell table:number-columns-repeated="9" table:style-name="ce1"/>
          <table:table-cell office:value-type="float" office:value="99" table:formula="of:=[Feuille1.$A102]" table:style-name="ce1">
            <text:p>99</text:p>
          </table:table-cell>
          <table:table-cell office:value-type="float" office:value="1899.75" table:formula="of:=AVERAGE([Feuille1.$E102];[Feuille1.$Q101];[Feuille1.$AC102];[Feuille1.$AO102])" table:style-name="ce3">
            <text:p>1 899,75</text:p>
          </table:table-cell>
          <table:table-cell office:value-type="float" office:value="2.1065266566131466" table:formula="of:=[.AU100]*100/[.$J100]" table:style-name="ce3">
            <text:p>2,11</text:p>
          </table:table-cell>
          <table:table-cell office:value-type="float" office:value="435.45713528046207" table:formula="of:=STDEV([Feuille1.$E102];[Feuille1.$Q101];[Feuille1.$AC102];[Feuille1.$AO102])" table:style-name="ce3">
            <text:p>435,46</text:p>
          </table:table-cell>
          <table:table-cell table:number-columns-repeated="8" table:style-name="ce1"/>
          <table:table-cell office:value-type="float" office:value="99" table:formula="of:=[Feuille1.$A102]" table:style-name="ce1">
            <text:p>99</text:p>
          </table:table-cell>
          <table:table-cell office:value-type="float" office:value="7961" table:formula="of:=AVERAGE([Feuille1.$G102];[Feuille1.$S101];[Feuille1.$AE102];[Feuille1.$AQ102])" table:style-name="ce3">
            <text:p>7 961,00</text:p>
          </table:table-cell>
          <table:table-cell office:value-type="float" office:value="1653.9869003914953" table:formula="of:=STDEV([Feuille1.$G102];[Feuille1.$S101];[Feuille1.$AE102];[Feuille1.$AQ102])" table:style-name="ce3">
            <text:p>1 653,99</text:p>
          </table:table-cell>
          <table:table-cell table:style-name="ce3"/>
          <table:table-cell table:number-columns-repeated="5" table:style-name="ce1"/>
          <table:table-cell office:value-type="float" office:value="99" table:formula="of:=[Feuille1.$A102]" table:style-name="ce1">
            <text:p>99</text:p>
          </table:table-cell>
          <table:table-cell office:value-type="float" office:value="6813.75" table:formula="of:=AVERAGE([Feuille1.$K102];[Feuille1.$W101];[Feuille1.$AI102];[Feuille1.$AU102])" table:style-name="ce3">
            <text:p>6 813,75</text:p>
          </table:table-cell>
          <table:table-cell office:value-type="float" office:value="1386.9281103695798" table:formula="of:=STDEV([Feuille1.$K102];[Feuille1.$W101];[Feuille1.$AI102];[Feuille1.$AU102])" table:style-name="ce3">
            <text:p>1 386,93</text:p>
          </table:table-cell>
          <table:table-cell table:number-columns-repeated="5" table:style-name="ce1"/>
          <table:table-cell office:value-type="float" office:value="99" table:formula="of:=[Feuille1.$A102]" table:style-name="ce1">
            <text:p>99</text:p>
          </table:table-cell>
          <table:table-cell office:value-type="float" office:value="6354" table:formula="of:=AVERAGE([Feuille1.$H102];[Feuille1.$T101];[Feuille1.$AF102];[Feuille1.$AR102])" table:style-name="ce3">
            <text:p>6 354,00</text:p>
          </table:table-cell>
          <table:table-cell office:value-type="float" office:value="93.252614199229498" table:formula="of:=[.BX100]*100/[.$BP100]" table:style-name="ce3">
            <text:p>93,25</text:p>
          </table:table-cell>
          <table:table-cell office:value-type="float" office:value="1281.4353930911486" table:formula="of:=STDEV([Feuille1.$H102];[Feuille1.$T101];[Feuille1.$AF102];[Feuille1.$AR102])" table:style-name="ce3">
            <text:p>1 281,44</text:p>
          </table:table-cell>
          <table:table-cell table:number-columns-repeated="9" table:style-name="ce1"/>
          <table:table-cell office:value-type="float" office:value="99" table:formula="of:=[Feuille1.$A102]" table:style-name="ce1">
            <text:p>99</text:p>
          </table:table-cell>
          <table:table-cell office:value-type="float" office:value="313.25" table:formula="of:=AVERAGE([Feuille1.$I102];[Feuille1.$U101];[Feuille1.$AG102];[Feuille1.$AS102])" table:style-name="ce3">
            <text:p>313,25</text:p>
          </table:table-cell>
          <table:table-cell office:value-type="float" office:value="4.597321592368373" table:formula="of:=[.CK100]*100/[.$BP100]" table:style-name="ce3">
            <text:p>4,60</text:p>
          </table:table-cell>
          <table:table-cell office:value-type="float" office:value="75.979712204421162" table:formula="of:=STDEV([Feuille1.$I102];[Feuille1.$U101];[Feuille1.$AG102];[Feuille1.$AS102])" table:style-name="ce3">
            <text:p>75,98</text:p>
          </table:table-cell>
          <table:table-cell table:number-columns-repeated="8" table:style-name="ce1"/>
          <table:table-cell office:value-type="float" office:value="99" table:formula="of:=[Feuille1.$A102]" table:style-name="ce1">
            <text:p>99</text:p>
          </table:table-cell>
          <table:table-cell office:value-type="float" office:value="146.5" table:formula="of:=AVERAGE([Feuille1.$J102];[Feuille1.$V101];[Feuille1.$AH102];[Feuille1.$AT102])" table:style-name="ce3">
            <text:p>146,50</text:p>
          </table:table-cell>
          <table:table-cell office:value-type="float" office:value="2.150064208402128" table:formula="of:=[.CW100]*100/[.$BP100]" table:style-name="ce3">
            <text:p>2,15</text:p>
          </table:table-cell>
          <table:table-cell office:value-type="float" office:value="31.585861816114289" table:formula="of:=STDEV([Feuille1.$J102];[Feuille1.$V101];[Feuille1.$AH102];[Feuille1.$AT102])" table:style-name="ce3">
            <text:p>31,59</text:p>
          </table:table-cell>
          <table:table-cell table:number-columns-repeated="16281"/>
        </table:table-row>
        <table:table-row table:style-name="ro1">
          <table:table-cell office:value-type="float" office:value="100" table:formula="of:=[Feuille1.$A103]" table:style-name="ce1">
            <text:p>100</text:p>
          </table:table-cell>
          <table:table-cell office:value-type="float" office:value="16140" table:formula="of:=AVERAGE([Feuille1.$B103];[Feuille1.$N102];[Feuille1.$Z103];[Feuille1.$AL103])" table:style-name="ce3">
            <text:p>16 140,00</text:p>
          </table:table-cell>
          <table:table-cell office:value-type="float" office:value="3561.0409526803628" table:formula="of:=STDEV([Feuille1.$B103];[Feuille1.$N102];[Feuille1.$Z103];[Feuille1.$AL103])" table:style-name="ce3">
            <text:p>3 561,04</text:p>
          </table:table-cell>
          <table:table-cell table:number-columns-repeated="5" table:style-name="ce1"/>
          <table:table-cell office:value-type="float" office:value="100" table:formula="of:=[Feuille1.$A103]" table:style-name="ce1">
            <text:p>100</text:p>
          </table:table-cell>
          <table:table-cell office:value-type="float" office:value="97850" table:formula="of:=AVERAGE([Feuille1.$F103];[Feuille1.$R102];[Feuille1.$AD103];[Feuille1.$AP103])" table:style-name="ce3">
            <text:p>97 850,00</text:p>
          </table:table-cell>
          <table:table-cell office:value-type="float" office:value="21372.319215907915" table:formula="of:=STDEV([Feuille1.$F103];[Feuille1.$R102];[Feuille1.$AD103];[Feuille1.$AP103])" table:style-name="ce3">
            <text:p>21 372,32</text:p>
          </table:table-cell>
          <table:table-cell table:number-columns-repeated="9" table:style-name="ce1"/>
          <table:table-cell office:value-type="float" office:value="100" table:formula="of:=[Feuille1.$A103]" table:style-name="ce1">
            <text:p>100</text:p>
          </table:table-cell>
          <table:table-cell office:value-type="float" office:value="91187.5" table:formula="of:=AVERAGE([Feuille1.$C103];[Feuille1.O102];[Feuille1.$AA103];[Feuille1.$AM103])" table:style-name="ce3">
            <text:p>91 187,50</text:p>
          </table:table-cell>
          <table:table-cell office:value-type="float" office:value="93.191108840061318" table:formula="of:=[.V101]*100/[.J101]" table:style-name="ce3">
            <text:p>93,19</text:p>
          </table:table-cell>
          <table:table-cell office:value-type="float" office:value="19921.136555595083" table:formula="of:=STDEV([Feuille1.$C103];[Feuille1.$O102];[Feuille1.$AA103];[Feuille1.$AM103])" table:style-name="ce3">
            <text:p>19 921,14</text:p>
          </table:table-cell>
          <table:table-cell table:number-columns-repeated="8" table:style-name="ce1"/>
          <table:table-cell office:value-type="float" office:value="100" table:formula="of:=[Feuille1.$A103]" table:style-name="ce1">
            <text:p>100</text:p>
          </table:table-cell>
          <table:table-cell office:value-type="float" office:value="4601.5" table:formula="of:=AVERAGE([Feuille1.$D103];[Feuille1.$P102];[Feuille1.$AB103];[Feuille1.$AN103])" table:style-name="ce3">
            <text:p>4 601,50</text:p>
          </table:table-cell>
          <table:table-cell office:value-type="float" office:value="4.7026060296371996" table:formula="of:=[.AH101]*100/[.$J101]" table:style-name="ce3">
            <text:p>4,70</text:p>
          </table:table-cell>
          <table:table-cell office:value-type="float" office:value="978.09696179196192" table:formula="of:=STDEV([Feuille1.$D103];[Feuille1.$P102];[Feuille1.$AB103];[Feuille1.$AN103])" table:style-name="ce3">
            <text:p>978,10</text:p>
          </table:table-cell>
          <table:table-cell table:number-columns-repeated="9" table:style-name="ce1"/>
          <table:table-cell office:value-type="float" office:value="100" table:formula="of:=[Feuille1.$A103]" table:style-name="ce1">
            <text:p>100</text:p>
          </table:table-cell>
          <table:table-cell office:value-type="float" office:value="2061" table:formula="of:=AVERAGE([Feuille1.$E103];[Feuille1.$Q102];[Feuille1.$AC103];[Feuille1.$AO103])" table:style-name="ce3">
            <text:p>2 061,00</text:p>
          </table:table-cell>
          <table:table-cell office:value-type="float" office:value="2.1062851303014818" table:formula="of:=[.AU101]*100/[.$J101]" table:style-name="ce3">
            <text:p>2,11</text:p>
          </table:table-cell>
          <table:table-cell office:value-type="float" office:value="474.90279707184993" table:formula="of:=STDEV([Feuille1.$E103];[Feuille1.$Q102];[Feuille1.$AC103];[Feuille1.$AO103])" table:style-name="ce3">
            <text:p>474,90</text:p>
          </table:table-cell>
          <table:table-cell table:number-columns-repeated="8" table:style-name="ce1"/>
          <table:table-cell office:value-type="float" office:value="100" table:formula="of:=[Feuille1.$A103]" table:style-name="ce1">
            <text:p>100</text:p>
          </table:table-cell>
          <table:table-cell office:value-type="float" office:value="8947.5" table:formula="of:=AVERAGE([Feuille1.$G103];[Feuille1.$S102];[Feuille1.$AE103];[Feuille1.$AQ103])" table:style-name="ce3">
            <text:p>8 947,50</text:p>
          </table:table-cell>
          <table:table-cell office:value-type="float" office:value="2035.4417211013435" table:formula="of:=STDEV([Feuille1.$G103];[Feuille1.$S102];[Feuille1.$AE103];[Feuille1.$AQ103])" table:style-name="ce3">
            <text:p>2 035,44</text:p>
          </table:table-cell>
          <table:table-cell table:style-name="ce3"/>
          <table:table-cell table:number-columns-repeated="5" table:style-name="ce1"/>
          <table:table-cell office:value-type="float" office:value="100" table:formula="of:=[Feuille1.$A103]" table:style-name="ce1">
            <text:p>100</text:p>
          </table:table-cell>
          <table:table-cell office:value-type="float" office:value="7666" table:formula="of:=AVERAGE([Feuille1.$K103];[Feuille1.$W102];[Feuille1.$AI103];[Feuille1.$AU103])" table:style-name="ce3">
            <text:p>7 666,00</text:p>
          </table:table-cell>
          <table:table-cell office:value-type="float" office:value="1712.528150620207" table:formula="of:=STDEV([Feuille1.$K103];[Feuille1.$W102];[Feuille1.$AI103];[Feuille1.$AU103])" table:style-name="ce3">
            <text:p>1 712,53</text:p>
          </table:table-cell>
          <table:table-cell table:number-columns-repeated="5" table:style-name="ce1"/>
          <table:table-cell office:value-type="float" office:value="100" table:formula="of:=[Feuille1.$A103]" table:style-name="ce1">
            <text:p>100</text:p>
          </table:table-cell>
          <table:table-cell office:value-type="float" office:value="7142.25" table:formula="of:=AVERAGE([Feuille1.$H103];[Feuille1.$T102];[Feuille1.$AF103];[Feuille1.$AR103])" table:style-name="ce3">
            <text:p>7 142,25</text:p>
          </table:table-cell>
          <table:table-cell office:value-type="float" office:value="93.167884163840327" table:formula="of:=[.BX101]*100/[.$BP101]" table:style-name="ce3">
            <text:p>93,17</text:p>
          </table:table-cell>
          <table:table-cell office:value-type="float" office:value="1600.9096112314817" table:formula="of:=STDEV([Feuille1.$H103];[Feuille1.$T102];[Feuille1.$AF103];[Feuille1.$AR103])" table:style-name="ce3">
            <text:p>1 600,91</text:p>
          </table:table-cell>
          <table:table-cell table:number-columns-repeated="9" table:style-name="ce1"/>
          <table:table-cell office:value-type="float" office:value="100" table:formula="of:=[Feuille1.$A103]" table:style-name="ce1">
            <text:p>100</text:p>
          </table:table-cell>
          <table:table-cell office:value-type="float" office:value="362.5" table:formula="of:=AVERAGE([Feuille1.$I103];[Feuille1.$U102];[Feuille1.$AG103];[Feuille1.$AS103])" table:style-name="ce3">
            <text:p>362,50</text:p>
          </table:table-cell>
          <table:table-cell office:value-type="float" office:value="4.728672058439864" table:formula="of:=[.CK101]*100/[.$BP101]" table:style-name="ce3">
            <text:p>4,73</text:p>
          </table:table-cell>
          <table:table-cell office:value-type="float" office:value="72.500574710365797" table:formula="of:=STDEV([Feuille1.$I103];[Feuille1.$U102];[Feuille1.$AG103];[Feuille1.$AS103])" table:style-name="ce3">
            <text:p>72,50</text:p>
          </table:table-cell>
          <table:table-cell table:number-columns-repeated="8" table:style-name="ce1"/>
          <table:table-cell office:value-type="float" office:value="100" table:formula="of:=[Feuille1.$A103]" table:style-name="ce1">
            <text:p>100</text:p>
          </table:table-cell>
          <table:table-cell office:value-type="float" office:value="161.25" table:formula="of:=AVERAGE([Feuille1.$J103];[Feuille1.$V102];[Feuille1.$AH103];[Feuille1.$AT103])" table:style-name="ce3">
            <text:p>161,25</text:p>
          </table:table-cell>
          <table:table-cell office:value-type="float" office:value="2.1034437777198018" table:formula="of:=[.CW101]*100/[.$BP101]" table:style-name="ce3">
            <text:p>2,10</text:p>
          </table:table-cell>
          <table:table-cell office:value-type="float" office:value="39.953097501945955" table:formula="of:=STDEV([Feuille1.$J103];[Feuille1.$V102];[Feuille1.$AH103];[Feuille1.$AT103])" table:style-name="ce3">
            <text:p>39,95</text:p>
          </table:table-cell>
          <table:table-cell table:number-columns-repeated="16281"/>
        </table:table-row>
        <table:table-row table:style-name="ro1">
          <table:table-cell office:value-type="float" office:value="101" table:formula="of:=[Feuille1.$A104]" table:style-name="ce1">
            <text:p>101</text:p>
          </table:table-cell>
          <table:table-cell office:value-type="float" office:value="17476.5" table:formula="of:=AVERAGE([Feuille1.$B104];[Feuille1.$N103];[Feuille1.$Z104];[Feuille1.$AL104])" table:style-name="ce3">
            <text:p>17 476,50</text:p>
          </table:table-cell>
          <table:table-cell office:value-type="float" office:value="3830.2628717447928" table:formula="of:=STDEV([Feuille1.$B104];[Feuille1.$N103];[Feuille1.$Z104];[Feuille1.$AL104])" table:style-name="ce3">
            <text:p>3 830,26</text:p>
          </table:table-cell>
          <table:table-cell table:number-columns-repeated="5" table:style-name="ce1"/>
          <table:table-cell office:value-type="float" office:value="101" table:formula="of:=[Feuille1.$A104]" table:style-name="ce1">
            <text:p>101</text:p>
          </table:table-cell>
          <table:table-cell office:value-type="float" office:value="105866.5" table:formula="of:=AVERAGE([Feuille1.$F104];[Feuille1.$R103];[Feuille1.$AD104];[Feuille1.$AP104])" table:style-name="ce3">
            <text:p>105 866,50</text:p>
          </table:table-cell>
          <table:table-cell office:value-type="float" office:value="23087.713680657078" table:formula="of:=STDEV([Feuille1.$F104];[Feuille1.$R103];[Feuille1.$AD104];[Feuille1.$AP104])" table:style-name="ce3">
            <text:p>23 087,71</text:p>
          </table:table-cell>
          <table:table-cell table:number-columns-repeated="9" table:style-name="ce1"/>
          <table:table-cell office:value-type="float" office:value="101" table:formula="of:=[Feuille1.$A104]" table:style-name="ce1">
            <text:p>101</text:p>
          </table:table-cell>
          <table:table-cell office:value-type="float" office:value="98664.5" table:formula="of:=AVERAGE([Feuille1.$C104];[Feuille1.O103];[Feuille1.$AA104];[Feuille1.$AM104])" table:style-name="ce3">
            <text:p>98 664,50</text:p>
          </table:table-cell>
          <table:table-cell office:value-type="float" office:value="93.197092564692326" table:formula="of:=[.V102]*100/[.J102]" table:style-name="ce3">
            <text:p>93,20</text:p>
          </table:table-cell>
          <table:table-cell office:value-type="float" office:value="21511.463804213789" table:formula="of:=STDEV([Feuille1.$C104];[Feuille1.$O103];[Feuille1.$AA104];[Feuille1.$AM104])" table:style-name="ce3">
            <text:p>21 511,46</text:p>
          </table:table-cell>
          <table:table-cell table:number-columns-repeated="8" table:style-name="ce1"/>
          <table:table-cell office:value-type="float" office:value="101" table:formula="of:=[Feuille1.$A104]" table:style-name="ce1">
            <text:p>101</text:p>
          </table:table-cell>
          <table:table-cell office:value-type="float" office:value="4970.5" table:formula="of:=AVERAGE([Feuille1.$D104];[Feuille1.$P103];[Feuille1.$AB104];[Feuille1.$AN104])" table:style-name="ce3">
            <text:p>4 970,50</text:p>
          </table:table-cell>
          <table:table-cell office:value-type="float" office:value="4.695064066536629" table:formula="of:=[.AH102]*100/[.$J102]" table:style-name="ce3">
            <text:p>4,70</text:p>
          </table:table-cell>
          <table:table-cell office:value-type="float" office:value="1059.1485574114081" table:formula="of:=STDEV([Feuille1.$D104];[Feuille1.$P103];[Feuille1.$AB104];[Feuille1.$AN104])" table:style-name="ce3">
            <text:p>1 059,15</text:p>
          </table:table-cell>
          <table:table-cell table:number-columns-repeated="9" table:style-name="ce1"/>
          <table:table-cell office:value-type="float" office:value="101" table:formula="of:=[Feuille1.$A104]" table:style-name="ce1">
            <text:p>101</text:p>
          </table:table-cell>
          <table:table-cell office:value-type="float" office:value="2231.5" table:formula="of:=AVERAGE([Feuille1.$E104];[Feuille1.$Q103];[Feuille1.$AC104];[Feuille1.$AO104])" table:style-name="ce3">
            <text:p>2 231,50</text:p>
          </table:table-cell>
          <table:table-cell office:value-type="float" office:value="2.1078433687710465" table:formula="of:=[.AU102]*100/[.$J102]" table:style-name="ce3">
            <text:p>2,11</text:p>
          </table:table-cell>
          <table:table-cell office:value-type="float" office:value="518.21327655705613" table:formula="of:=STDEV([Feuille1.$E104];[Feuille1.$Q103];[Feuille1.$AC104];[Feuille1.$AO104])" table:style-name="ce3">
            <text:p>518,21</text:p>
          </table:table-cell>
          <table:table-cell table:number-columns-repeated="8" table:style-name="ce1"/>
          <table:table-cell office:value-type="float" office:value="101" table:formula="of:=[Feuille1.$A104]" table:style-name="ce1">
            <text:p>101</text:p>
          </table:table-cell>
          <table:table-cell office:value-type="float" office:value="9353" table:formula="of:=AVERAGE([Feuille1.$G104];[Feuille1.$S103];[Feuille1.$AE104];[Feuille1.$AQ104])" table:style-name="ce3">
            <text:p>9 353,00</text:p>
          </table:table-cell>
          <table:table-cell office:value-type="float" office:value="1998.8218196394262" table:formula="of:=STDEV([Feuille1.$G104];[Feuille1.$S103];[Feuille1.$AE104];[Feuille1.$AQ104])" table:style-name="ce3">
            <text:p>1 998,82</text:p>
          </table:table-cell>
          <table:table-cell table:style-name="ce3"/>
          <table:table-cell table:number-columns-repeated="5" table:style-name="ce1"/>
          <table:table-cell office:value-type="float" office:value="101" table:formula="of:=[Feuille1.$A104]" table:style-name="ce1">
            <text:p>101</text:p>
          </table:table-cell>
          <table:table-cell office:value-type="float" office:value="8016.5" table:formula="of:=AVERAGE([Feuille1.$K104];[Feuille1.$W103];[Feuille1.$AI104];[Feuille1.$AU104])" table:style-name="ce3">
            <text:p>8 016,50</text:p>
          </table:table-cell>
          <table:table-cell office:value-type="float" office:value="1723.9459581630356" table:formula="of:=STDEV([Feuille1.$K104];[Feuille1.$W103];[Feuille1.$AI104];[Feuille1.$AU104])" table:style-name="ce3">
            <text:p>1 723,95</text:p>
          </table:table-cell>
          <table:table-cell table:number-columns-repeated="5" table:style-name="ce1"/>
          <table:table-cell office:value-type="float" office:value="101" table:formula="of:=[Feuille1.$A104]" table:style-name="ce1">
            <text:p>101</text:p>
          </table:table-cell>
          <table:table-cell office:value-type="float" office:value="7477" table:formula="of:=AVERAGE([Feuille1.$H104];[Feuille1.$T103];[Feuille1.$AF104];[Feuille1.$AR104])" table:style-name="ce3">
            <text:p>7 477,00</text:p>
          </table:table-cell>
          <table:table-cell office:value-type="float" office:value="93.270130356140456" table:formula="of:=[.BX102]*100/[.$BP102]" table:style-name="ce3">
            <text:p>93,27</text:p>
          </table:table-cell>
          <table:table-cell office:value-type="float" office:value="1602.7603272687611" table:formula="of:=STDEV([Feuille1.$H104];[Feuille1.$T103];[Feuille1.$AF104];[Feuille1.$AR104])" table:style-name="ce3">
            <text:p>1 602,76</text:p>
          </table:table-cell>
          <table:table-cell table:number-columns-repeated="9" table:style-name="ce1"/>
          <table:table-cell office:value-type="float" office:value="101" table:formula="of:=[Feuille1.$A104]" table:style-name="ce1">
            <text:p>101</text:p>
          </table:table-cell>
          <table:table-cell office:value-type="float" office:value="369" table:formula="of:=AVERAGE([Feuille1.$I104];[Feuille1.$U103];[Feuille1.$AG104];[Feuille1.$AS104])" table:style-name="ce3">
            <text:p>369,00</text:p>
          </table:table-cell>
          <table:table-cell office:value-type="float" office:value="4.6030062995072667" table:formula="of:=[.CK102]*100/[.$BP102]" table:style-name="ce3">
            <text:p>4,60</text:p>
          </table:table-cell>
          <table:table-cell office:value-type="float" office:value="81.849455302606216" table:formula="of:=STDEV([Feuille1.$I104];[Feuille1.$U103];[Feuille1.$AG104];[Feuille1.$AS104])" table:style-name="ce3">
            <text:p>81,85</text:p>
          </table:table-cell>
          <table:table-cell table:number-columns-repeated="8" table:style-name="ce1"/>
          <table:table-cell office:value-type="float" office:value="101" table:formula="of:=[Feuille1.$A104]" table:style-name="ce1">
            <text:p>101</text:p>
          </table:table-cell>
          <table:table-cell office:value-type="float" office:value="170.5" table:formula="of:=AVERAGE([Feuille1.$J104];[Feuille1.$V103];[Feuille1.$AH104];[Feuille1.$AT104])" table:style-name="ce3">
            <text:p>170,50</text:p>
          </table:table-cell>
          <table:table-cell office:value-type="float" office:value="2.1268633443522735" table:formula="of:=[.CW102]*100/[.$BP102]" table:style-name="ce3">
            <text:p>2,13</text:p>
          </table:table-cell>
          <table:table-cell office:value-type="float" office:value="48.802322349112309" table:formula="of:=STDEV([Feuille1.$J104];[Feuille1.$V103];[Feuille1.$AH104];[Feuille1.$AT104])" table:style-name="ce3">
            <text:p>48,80</text:p>
          </table:table-cell>
          <table:table-cell table:number-columns-repeated="16281"/>
        </table:table-row>
        <table:table-row table:style-name="ro1">
          <table:table-cell office:value-type="float" office:value="102" table:formula="of:=[Feuille1.$A105]" table:style-name="ce1">
            <text:p>102</text:p>
          </table:table-cell>
          <table:table-cell office:value-type="float" office:value="18964" table:formula="of:=AVERAGE([Feuille1.$B105];[Feuille1.$N104];[Feuille1.$Z105];[Feuille1.$AL105])" table:style-name="ce3">
            <text:p>18 964,00</text:p>
          </table:table-cell>
          <table:table-cell office:value-type="float" office:value="4206.9712779306365" table:formula="of:=STDEV([Feuille1.$B105];[Feuille1.$N104];[Feuille1.$Z105];[Feuille1.$AL105])" table:style-name="ce3">
            <text:p>4 206,97</text:p>
          </table:table-cell>
          <table:table-cell table:number-columns-repeated="5" table:style-name="ce1"/>
          <table:table-cell office:value-type="float" office:value="102" table:formula="of:=[Feuille1.$A105]" table:style-name="ce1">
            <text:p>102</text:p>
          </table:table-cell>
          <table:table-cell office:value-type="float" office:value="114828.5" table:formula="of:=AVERAGE([Feuille1.$F105];[Feuille1.$R104];[Feuille1.$AD105];[Feuille1.$AP105])" table:style-name="ce3">
            <text:p>114 828,50</text:p>
          </table:table-cell>
          <table:table-cell office:value-type="float" office:value="25145.988328160816" table:formula="of:=STDEV([Feuille1.$F105];[Feuille1.$R104];[Feuille1.$AD105];[Feuille1.$AP105])" table:style-name="ce3">
            <text:p>25 145,99</text:p>
          </table:table-cell>
          <table:table-cell table:number-columns-repeated="9" table:style-name="ce1"/>
          <table:table-cell office:value-type="float" office:value="102" table:formula="of:=[Feuille1.$A105]" table:style-name="ce1">
            <text:p>102</text:p>
          </table:table-cell>
          <table:table-cell office:value-type="float" office:value="107029.25" table:formula="of:=AVERAGE([Feuille1.$C105];[Feuille1.O104];[Feuille1.$AA105];[Feuille1.$AM105])" table:style-name="ce3">
            <text:p>107 029,25</text:p>
          </table:table-cell>
          <table:table-cell office:value-type="float" office:value="93.207914411491927" table:formula="of:=[.V103]*100/[.J103]" table:style-name="ce3">
            <text:p>93,21</text:p>
          </table:table-cell>
          <table:table-cell office:value-type="float" office:value="23449.148746098792" table:formula="of:=STDEV([Feuille1.$C105];[Feuille1.$O104];[Feuille1.$AA105];[Feuille1.$AM105])" table:style-name="ce3">
            <text:p>23 449,15</text:p>
          </table:table-cell>
          <table:table-cell table:number-columns-repeated="8" table:style-name="ce1"/>
          <table:table-cell office:value-type="float" office:value="102" table:formula="of:=[Feuille1.$A105]" table:style-name="ce1">
            <text:p>102</text:p>
          </table:table-cell>
          <table:table-cell office:value-type="float" office:value="5387.75" table:formula="of:=AVERAGE([Feuille1.$D105];[Feuille1.$P104];[Feuille1.$AB105];[Feuille1.$AN105])" table:style-name="ce3">
            <text:p>5 387,75</text:p>
          </table:table-cell>
          <table:table-cell office:value-type="float" office:value="4.6919971958181117" table:formula="of:=[.AH103]*100/[.$J103]" table:style-name="ce3">
            <text:p>4,69</text:p>
          </table:table-cell>
          <table:table-cell office:value-type="float" office:value="1151.205853297605" table:formula="of:=STDEV([Feuille1.$D105];[Feuille1.$P104];[Feuille1.$AB105];[Feuille1.$AN105])" table:style-name="ce3">
            <text:p>1 151,21</text:p>
          </table:table-cell>
          <table:table-cell table:number-columns-repeated="9" table:style-name="ce1"/>
          <table:table-cell office:value-type="float" office:value="102" table:formula="of:=[Feuille1.$A105]" table:style-name="ce1">
            <text:p>102</text:p>
          </table:table-cell>
          <table:table-cell office:value-type="float" office:value="2411.5" table:formula="of:=AVERAGE([Feuille1.$E105];[Feuille1.$Q104];[Feuille1.$AC105];[Feuille1.$AO105])" table:style-name="ce3">
            <text:p>2 411,50</text:p>
          </table:table-cell>
          <table:table-cell office:value-type="float" office:value="2.1000883926899681" table:formula="of:=[.AU103]*100/[.$J103]" table:style-name="ce3">
            <text:p>2,10</text:p>
          </table:table-cell>
          <table:table-cell office:value-type="float" office:value="547.09810211088586" table:formula="of:=STDEV([Feuille1.$E105];[Feuille1.$Q104];[Feuille1.$AC105];[Feuille1.$AO105])" table:style-name="ce3">
            <text:p>547,10</text:p>
          </table:table-cell>
          <table:table-cell table:number-columns-repeated="8" table:style-name="ce1"/>
          <table:table-cell office:value-type="float" office:value="102" table:formula="of:=[Feuille1.$A105]" table:style-name="ce1">
            <text:p>102</text:p>
          </table:table-cell>
          <table:table-cell office:value-type="float" office:value="10449.5" table:formula="of:=AVERAGE([Feuille1.$G105];[Feuille1.$S104];[Feuille1.$AE105];[Feuille1.$AQ105])" table:style-name="ce3">
            <text:p>10 449,50</text:p>
          </table:table-cell>
          <table:table-cell office:value-type="float" office:value="2450.9277835138269" table:formula="of:=STDEV([Feuille1.$G105];[Feuille1.$S104];[Feuille1.$AE105];[Feuille1.$AQ105])" table:style-name="ce3">
            <text:p>2 450,93</text:p>
          </table:table-cell>
          <table:table-cell table:style-name="ce3"/>
          <table:table-cell table:number-columns-repeated="5" table:style-name="ce1"/>
          <table:table-cell office:value-type="float" office:value="102" table:formula="of:=[Feuille1.$A105]" table:style-name="ce1">
            <text:p>102</text:p>
          </table:table-cell>
          <table:table-cell office:value-type="float" office:value="8962" table:formula="of:=AVERAGE([Feuille1.$K105];[Feuille1.$W104];[Feuille1.$AI105];[Feuille1.$AU105])" table:style-name="ce3">
            <text:p>8 962,00</text:p>
          </table:table-cell>
          <table:table-cell office:value-type="float" office:value="2073.8953686239815" table:formula="of:=STDEV([Feuille1.$K105];[Feuille1.$W104];[Feuille1.$AI105];[Feuille1.$AU105])" table:style-name="ce3">
            <text:p>2 073,90</text:p>
          </table:table-cell>
          <table:table-cell table:number-columns-repeated="5" table:style-name="ce1"/>
          <table:table-cell office:value-type="float" office:value="102" table:formula="of:=[Feuille1.$A105]" table:style-name="ce1">
            <text:p>102</text:p>
          </table:table-cell>
          <table:table-cell office:value-type="float" office:value="8364.75" table:formula="of:=AVERAGE([Feuille1.$H105];[Feuille1.$T104];[Feuille1.$AF105];[Feuille1.$AR105])" table:style-name="ce3">
            <text:p>8 364,75</text:p>
          </table:table-cell>
          <table:table-cell office:value-type="float" office:value="93.335750948449004" table:formula="of:=[.BX103]*100/[.$BP103]" table:style-name="ce3">
            <text:p>93,34</text:p>
          </table:table-cell>
          <table:table-cell office:value-type="float" office:value="1954.6442771000559" table:formula="of:=STDEV([Feuille1.$H105];[Feuille1.$T104];[Feuille1.$AF105];[Feuille1.$AR105])" table:style-name="ce3">
            <text:p>1 954,64</text:p>
          </table:table-cell>
          <table:table-cell table:number-columns-repeated="9" table:style-name="ce1"/>
          <table:table-cell office:value-type="float" office:value="102" table:formula="of:=[Feuille1.$A105]" table:style-name="ce1">
            <text:p>102</text:p>
          </table:table-cell>
          <table:table-cell office:value-type="float" office:value="417.25" table:formula="of:=AVERAGE([Feuille1.$I105];[Feuille1.$U104];[Feuille1.$AG105];[Feuille1.$AS105])" table:style-name="ce3">
            <text:p>417,25</text:p>
          </table:table-cell>
          <table:table-cell office:value-type="float" office:value="4.6557688016067846" table:formula="of:=[.CK103]*100/[.$BP103]" table:style-name="ce3">
            <text:p>4,66</text:p>
          </table:table-cell>
          <table:table-cell office:value-type="float" office:value="92.334085436166717" table:formula="of:=STDEV([Feuille1.$I105];[Feuille1.$U104];[Feuille1.$AG105];[Feuille1.$AS105])" table:style-name="ce3">
            <text:p>92,33</text:p>
          </table:table-cell>
          <table:table-cell table:number-columns-repeated="8" table:style-name="ce1"/>
          <table:table-cell office:value-type="float" office:value="102" table:formula="of:=[Feuille1.$A105]" table:style-name="ce1">
            <text:p>102</text:p>
          </table:table-cell>
          <table:table-cell office:value-type="float" office:value="180" table:formula="of:=AVERAGE([Feuille1.$J105];[Feuille1.$V104];[Feuille1.$AH105];[Feuille1.$AT105])" table:style-name="ce3">
            <text:p>180,00</text:p>
          </table:table-cell>
          <table:table-cell office:value-type="float" office:value="2.0084802499442089" table:formula="of:=[.CW103]*100/[.$BP103]" table:style-name="ce3">
            <text:p>2,01</text:p>
          </table:table-cell>
          <table:table-cell office:value-type="float" office:value="29.063149634316421" table:formula="of:=STDEV([Feuille1.$J105];[Feuille1.$V104];[Feuille1.$AH105];[Feuille1.$AT105])" table:style-name="ce3">
            <text:p>29,06</text:p>
          </table:table-cell>
          <table:table-cell table:number-columns-repeated="16281"/>
        </table:table-row>
        <table:table-row table:style-name="ro1">
          <table:table-cell office:value-type="float" office:value="103" table:formula="of:=[Feuille1.$A106]" table:style-name="ce1">
            <text:p>103</text:p>
          </table:table-cell>
          <table:table-cell office:value-type="float" office:value="20477" table:formula="of:=AVERAGE([Feuille1.$B106];[Feuille1.$N105];[Feuille1.$Z106];[Feuille1.$AL106])" table:style-name="ce3">
            <text:p>20 477,00</text:p>
          </table:table-cell>
          <table:table-cell office:value-type="float" office:value="4525.6436006384774" table:formula="of:=STDEV([Feuille1.$B106];[Feuille1.$N105];[Feuille1.$Z106];[Feuille1.$AL106])" table:style-name="ce3">
            <text:p>4 525,64</text:p>
          </table:table-cell>
          <table:table-cell table:number-columns-repeated="5" table:style-name="ce1"/>
          <table:table-cell office:value-type="float" office:value="103" table:formula="of:=[Feuille1.$A106]" table:style-name="ce1">
            <text:p>103</text:p>
          </table:table-cell>
          <table:table-cell office:value-type="float" office:value="124270.5" table:formula="of:=AVERAGE([Feuille1.$F106];[Feuille1.$R105];[Feuille1.$AD106];[Feuille1.$AP106])" table:style-name="ce3">
            <text:p>124 270,50</text:p>
          </table:table-cell>
          <table:table-cell office:value-type="float" office:value="27093.750490965009" table:formula="of:=STDEV([Feuille1.$F106];[Feuille1.$R105];[Feuille1.$AD106];[Feuille1.$AP106])" table:style-name="ce3">
            <text:p>27 093,75</text:p>
          </table:table-cell>
          <table:table-cell table:number-columns-repeated="9" table:style-name="ce1"/>
          <table:table-cell office:value-type="float" office:value="103" table:formula="of:=[Feuille1.$A106]" table:style-name="ce1">
            <text:p>103</text:p>
          </table:table-cell>
          <table:table-cell office:value-type="float" office:value="115822.75" table:formula="of:=AVERAGE([Feuille1.$C106];[Feuille1.O105];[Feuille1.$AA106];[Feuille1.$AM106])" table:style-name="ce3">
            <text:p>115 822,75</text:p>
          </table:table-cell>
          <table:table-cell office:value-type="float" office:value="93.202127616771477" table:formula="of:=[.V104]*100/[.J104]" table:style-name="ce3">
            <text:p>93,20</text:p>
          </table:table-cell>
          <table:table-cell office:value-type="float" office:value="25246.395470442905" table:formula="of:=STDEV([Feuille1.$C106];[Feuille1.$O105];[Feuille1.$AA106];[Feuille1.$AM106])" table:style-name="ce3">
            <text:p>25 246,40</text:p>
          </table:table-cell>
          <table:table-cell table:number-columns-repeated="8" table:style-name="ce1"/>
          <table:table-cell office:value-type="float" office:value="103" table:formula="of:=[Feuille1.$A106]" table:style-name="ce1">
            <text:p>103</text:p>
          </table:table-cell>
          <table:table-cell office:value-type="float" office:value="5832.25" table:formula="of:=AVERAGE([Feuille1.$D106];[Feuille1.$P105];[Feuille1.$AB106];[Feuille1.$AN106])" table:style-name="ce3">
            <text:p>5 832,25</text:p>
          </table:table-cell>
          <table:table-cell office:value-type="float" office:value="4.6931894536515104" table:formula="of:=[.AH104]*100/[.$J104]" table:style-name="ce3">
            <text:p>4,69</text:p>
          </table:table-cell>
          <table:table-cell office:value-type="float" office:value="1258.8085305822592" table:formula="of:=STDEV([Feuille1.$D106];[Feuille1.$P105];[Feuille1.$AB106];[Feuille1.$AN106])" table:style-name="ce3">
            <text:p>1 258,81</text:p>
          </table:table-cell>
          <table:table-cell table:number-columns-repeated="9" table:style-name="ce1"/>
          <table:table-cell office:value-type="float" office:value="103" table:formula="of:=[Feuille1.$A106]" table:style-name="ce1">
            <text:p>103</text:p>
          </table:table-cell>
          <table:table-cell office:value-type="float" office:value="2615.5" table:formula="of:=AVERAGE([Feuille1.$E106];[Feuille1.$Q105];[Feuille1.$AC106];[Feuille1.$AO106])" table:style-name="ce3">
            <text:p>2 615,50</text:p>
          </table:table-cell>
          <table:table-cell office:value-type="float" office:value="2.1046829295770113" table:formula="of:=[.AU104]*100/[.$J104]" table:style-name="ce3">
            <text:p>2,10</text:p>
          </table:table-cell>
          <table:table-cell office:value-type="float" office:value="590.10083884027824" table:formula="of:=STDEV([Feuille1.$E106];[Feuille1.$Q105];[Feuille1.$AC106];[Feuille1.$AO106])" table:style-name="ce3">
            <text:p>590,10</text:p>
          </table:table-cell>
          <table:table-cell table:number-columns-repeated="8" table:style-name="ce1"/>
          <table:table-cell office:value-type="float" office:value="103" table:formula="of:=[Feuille1.$A106]" table:style-name="ce1">
            <text:p>103</text:p>
          </table:table-cell>
          <table:table-cell office:value-type="float" office:value="10955" table:formula="of:=AVERAGE([Feuille1.$G106];[Feuille1.$S105];[Feuille1.$AE106];[Feuille1.$AQ106])" table:style-name="ce3">
            <text:p>10 955,00</text:p>
          </table:table-cell>
          <table:table-cell office:value-type="float" office:value="2273.9828495395473" table:formula="of:=STDEV([Feuille1.$G106];[Feuille1.$S105];[Feuille1.$AE106];[Feuille1.$AQ106])" table:style-name="ce3">
            <text:p>2 273,98</text:p>
          </table:table-cell>
          <table:table-cell table:style-name="ce3"/>
          <table:table-cell table:number-columns-repeated="5" table:style-name="ce1"/>
          <table:table-cell office:value-type="float" office:value="103" table:formula="of:=[Feuille1.$A106]" table:style-name="ce1">
            <text:p>103</text:p>
          </table:table-cell>
          <table:table-cell office:value-type="float" office:value="9442" table:formula="of:=AVERAGE([Feuille1.$K106];[Feuille1.$W105];[Feuille1.$AI106];[Feuille1.$AU106])" table:style-name="ce3">
            <text:p>9 442,00</text:p>
          </table:table-cell>
          <table:table-cell office:value-type="float" office:value="1953.7799261943501" table:formula="of:=STDEV([Feuille1.$K106];[Feuille1.$W105];[Feuille1.$AI106];[Feuille1.$AU106])" table:style-name="ce3">
            <text:p>1 953,78</text:p>
          </table:table-cell>
          <table:table-cell table:number-columns-repeated="5" table:style-name="ce1"/>
          <table:table-cell office:value-type="float" office:value="103" table:formula="of:=[Feuille1.$A106]" table:style-name="ce1">
            <text:p>103</text:p>
          </table:table-cell>
          <table:table-cell office:value-type="float" office:value="8793.5" table:formula="of:=AVERAGE([Feuille1.$H106];[Feuille1.$T105];[Feuille1.$AF106];[Feuille1.$AR106])" table:style-name="ce3">
            <text:p>8 793,50</text:p>
          </table:table-cell>
          <table:table-cell office:value-type="float" office:value="93.131751747511117" table:formula="of:=[.BX104]*100/[.$BP104]" table:style-name="ce3">
            <text:p>93,13</text:p>
          </table:table-cell>
          <table:table-cell office:value-type="float" office:value="1802.8951716614031" table:formula="of:=STDEV([Feuille1.$H106];[Feuille1.$T105];[Feuille1.$AF106];[Feuille1.$AR106])" table:style-name="ce3">
            <text:p>1 802,90</text:p>
          </table:table-cell>
          <table:table-cell table:number-columns-repeated="9" table:style-name="ce1"/>
          <table:table-cell office:value-type="float" office:value="103" table:formula="of:=[Feuille1.$A106]" table:style-name="ce1">
            <text:p>103</text:p>
          </table:table-cell>
          <table:table-cell office:value-type="float" office:value="444.5" table:formula="of:=AVERAGE([Feuille1.$I106];[Feuille1.$U105];[Feuille1.$AG106];[Feuille1.$AS106])" table:style-name="ce3">
            <text:p>444,50</text:p>
          </table:table-cell>
          <table:table-cell office:value-type="float" office:value="4.7076890489303116" table:formula="of:=[.CK104]*100/[.$BP104]" table:style-name="ce3">
            <text:p>4,71</text:p>
          </table:table-cell>
          <table:table-cell office:value-type="float" office:value="108.00462953040486" table:formula="of:=STDEV([Feuille1.$I106];[Feuille1.$U105];[Feuille1.$AG106];[Feuille1.$AS106])" table:style-name="ce3">
            <text:p>108,00</text:p>
          </table:table-cell>
          <table:table-cell table:number-columns-repeated="8" table:style-name="ce1"/>
          <table:table-cell office:value-type="float" office:value="103" table:formula="of:=[Feuille1.$A106]" table:style-name="ce1">
            <text:p>103</text:p>
          </table:table-cell>
          <table:table-cell office:value-type="float" office:value="204" table:formula="of:=AVERAGE([Feuille1.$J106];[Feuille1.$V105];[Feuille1.$AH106];[Feuille1.$AT106])" table:style-name="ce3">
            <text:p>204,00</text:p>
          </table:table-cell>
          <table:table-cell office:value-type="float" office:value="2.1605592035585679" table:formula="of:=[.CW104]*100/[.$BP104]" table:style-name="ce3">
            <text:p>2,16</text:p>
          </table:table-cell>
          <table:table-cell office:value-type="float" office:value="43.243496620879306" table:formula="of:=STDEV([Feuille1.$J106];[Feuille1.$V105];[Feuille1.$AH106];[Feuille1.$AT106])" table:style-name="ce3">
            <text:p>43,24</text:p>
          </table:table-cell>
          <table:table-cell table:number-columns-repeated="16281"/>
        </table:table-row>
        <table:table-row table:style-name="ro1">
          <table:table-cell office:value-type="float" office:value="104" table:formula="of:=[Feuille1.$A107]" table:style-name="ce1">
            <text:p>104</text:p>
          </table:table-cell>
          <table:table-cell office:value-type="float" office:value="22160" table:formula="of:=AVERAGE([Feuille1.$B107];[Feuille1.$N106];[Feuille1.$Z107];[Feuille1.$AL107])" table:style-name="ce3">
            <text:p>22 160,00</text:p>
          </table:table-cell>
          <table:table-cell office:value-type="float" office:value="4904.0490073679593" table:formula="of:=STDEV([Feuille1.$B107];[Feuille1.$N106];[Feuille1.$Z107];[Feuille1.$AL107])" table:style-name="ce3">
            <text:p>4 904,05</text:p>
          </table:table-cell>
          <table:table-cell table:number-columns-repeated="5" table:style-name="ce1"/>
          <table:table-cell office:value-type="float" office:value="104" table:formula="of:=[Feuille1.$A107]" table:style-name="ce1">
            <text:p>104</text:p>
          </table:table-cell>
          <table:table-cell office:value-type="float" office:value="134725.75" table:formula="of:=AVERAGE([Feuille1.$F107];[Feuille1.$R106];[Feuille1.$AD107];[Feuille1.$AP107])" table:style-name="ce3">
            <text:p>134 725,75</text:p>
          </table:table-cell>
          <table:table-cell office:value-type="float" office:value="29595.70983971607" table:formula="of:=STDEV([Feuille1.$F107];[Feuille1.$R106];[Feuille1.$AD107];[Feuille1.$AP107])" table:style-name="ce3">
            <text:p>29 595,71</text:p>
          </table:table-cell>
          <table:table-cell table:number-columns-repeated="9" table:style-name="ce1"/>
          <table:table-cell office:value-type="float" office:value="104" table:formula="of:=[Feuille1.$A107]" table:style-name="ce1">
            <text:p>104</text:p>
          </table:table-cell>
          <table:table-cell office:value-type="float" office:value="125556.75" table:formula="of:=AVERAGE([Feuille1.$C107];[Feuille1.O106];[Feuille1.$AA107];[Feuille1.$AM107])" table:style-name="ce3">
            <text:p>125 556,75</text:p>
          </table:table-cell>
          <table:table-cell office:value-type="float" office:value="93.194322540420075" table:formula="of:=[.V105]*100/[.J105]" table:style-name="ce3">
            <text:p>93,19</text:p>
          </table:table-cell>
          <table:table-cell office:value-type="float" office:value="27570.806956815755" table:formula="of:=STDEV([Feuille1.$C107];[Feuille1.$O106];[Feuille1.$AA107];[Feuille1.$AM107])" table:style-name="ce3">
            <text:p>27 570,81</text:p>
          </table:table-cell>
          <table:table-cell table:number-columns-repeated="8" table:style-name="ce1"/>
          <table:table-cell office:value-type="float" office:value="104" table:formula="of:=[Feuille1.$A107]" table:style-name="ce1">
            <text:p>104</text:p>
          </table:table-cell>
          <table:table-cell office:value-type="float" office:value="6322.5" table:formula="of:=AVERAGE([Feuille1.$D107];[Feuille1.$P106];[Feuille1.$AB107];[Feuille1.$AN107])" table:style-name="ce3">
            <text:p>6 322,50</text:p>
          </table:table-cell>
          <table:table-cell office:value-type="float" office:value="4.6928668053434475" table:formula="of:=[.AH105]*100/[.$J105]" table:style-name="ce3">
            <text:p>4,69</text:p>
          </table:table-cell>
          <table:table-cell office:value-type="float" office:value="1383.9230469935819" table:formula="of:=STDEV([Feuille1.$D107];[Feuille1.$P106];[Feuille1.$AB107];[Feuille1.$AN107])" table:style-name="ce3">
            <text:p>1 383,92</text:p>
          </table:table-cell>
          <table:table-cell table:number-columns-repeated="9" table:style-name="ce1"/>
          <table:table-cell office:value-type="float" office:value="104" table:formula="of:=[Feuille1.$A107]" table:style-name="ce1">
            <text:p>104</text:p>
          </table:table-cell>
          <table:table-cell office:value-type="float" office:value="2846.5" table:formula="of:=AVERAGE([Feuille1.$E107];[Feuille1.$Q106];[Feuille1.$AC107];[Feuille1.$AO107])" table:style-name="ce3">
            <text:p>2 846,50</text:p>
          </table:table-cell>
          <table:table-cell office:value-type="float" office:value="2.1128106542364766" table:formula="of:=[.AU105]*100/[.$J105]" table:style-name="ce3">
            <text:p>2,11</text:p>
          </table:table-cell>
          <table:table-cell office:value-type="float" office:value="642.38851172791067" table:formula="of:=STDEV([Feuille1.$E107];[Feuille1.$Q106];[Feuille1.$AC107];[Feuille1.$AO107])" table:style-name="ce3">
            <text:p>642,39</text:p>
          </table:table-cell>
          <table:table-cell table:number-columns-repeated="8" table:style-name="ce1"/>
          <table:table-cell office:value-type="float" office:value="104" table:formula="of:=[Feuille1.$A107]" table:style-name="ce1">
            <text:p>104</text:p>
          </table:table-cell>
          <table:table-cell office:value-type="float" office:value="12138.25" table:formula="of:=AVERAGE([Feuille1.$G107];[Feuille1.$S106];[Feuille1.$AE107];[Feuille1.$AQ107])" table:style-name="ce3">
            <text:p>12 138,25</text:p>
          </table:table-cell>
          <table:table-cell office:value-type="float" office:value="2895.1030350115925" table:formula="of:=STDEV([Feuille1.$G107];[Feuille1.$S106];[Feuille1.$AE107];[Feuille1.$AQ107])" table:style-name="ce3">
            <text:p>2 895,10</text:p>
          </table:table-cell>
          <table:table-cell table:style-name="ce3"/>
          <table:table-cell table:number-columns-repeated="5" table:style-name="ce1"/>
          <table:table-cell office:value-type="float" office:value="104" table:formula="of:=[Feuille1.$A107]" table:style-name="ce1">
            <text:p>104</text:p>
          </table:table-cell>
          <table:table-cell office:value-type="float" office:value="10455.25" table:formula="of:=AVERAGE([Feuille1.$K107];[Feuille1.$W106];[Feuille1.$AI107];[Feuille1.$AU107])" table:style-name="ce3">
            <text:p>10 455,25</text:p>
          </table:table-cell>
          <table:table-cell office:value-type="float" office:value="2514.3655760449792" table:formula="of:=STDEV([Feuille1.$K107];[Feuille1.$W106];[Feuille1.$AI107];[Feuille1.$AU107])" table:style-name="ce3">
            <text:p>2 514,37</text:p>
          </table:table-cell>
          <table:table-cell table:number-columns-repeated="5" table:style-name="ce1"/>
          <table:table-cell office:value-type="float" office:value="104" table:formula="of:=[Feuille1.$A107]" table:style-name="ce1">
            <text:p>104</text:p>
          </table:table-cell>
          <table:table-cell office:value-type="float" office:value="9734" table:formula="of:=AVERAGE([Feuille1.$H107];[Feuille1.$T106];[Feuille1.$AF107];[Feuille1.$AR107])" table:style-name="ce3">
            <text:p>9 734,00</text:p>
          </table:table-cell>
          <table:table-cell office:value-type="float" office:value="93.101551851940414" table:formula="of:=[.BX105]*100/[.$BP105]" table:style-name="ce3">
            <text:p>93,10</text:p>
          </table:table-cell>
          <table:table-cell office:value-type="float" office:value="2335.1706575751591" table:formula="of:=STDEV([Feuille1.$H107];[Feuille1.$T106];[Feuille1.$AF107];[Feuille1.$AR107])" table:style-name="ce3">
            <text:p>2 335,17</text:p>
          </table:table-cell>
          <table:table-cell table:number-columns-repeated="9" table:style-name="ce1"/>
          <table:table-cell office:value-type="float" office:value="104" table:formula="of:=[Feuille1.$A107]" table:style-name="ce1">
            <text:p>104</text:p>
          </table:table-cell>
          <table:table-cell office:value-type="float" office:value="490.25" table:formula="of:=AVERAGE([Feuille1.$I107];[Feuille1.$U106];[Feuille1.$AG107];[Feuille1.$AS107])" table:style-name="ce3">
            <text:p>490,25</text:p>
          </table:table-cell>
          <table:table-cell office:value-type="float" office:value="4.6890318261160662" table:formula="of:=[.CK105]*100/[.$BP105]" table:style-name="ce3">
            <text:p>4,69</text:p>
          </table:table-cell>
          <table:table-cell office:value-type="float" office:value="128.69440547280988" table:formula="of:=STDEV([Feuille1.$I107];[Feuille1.$U106];[Feuille1.$AG107];[Feuille1.$AS107])" table:style-name="ce3">
            <text:p>128,69</text:p>
          </table:table-cell>
          <table:table-cell table:number-columns-repeated="8" table:style-name="ce1"/>
          <table:table-cell office:value-type="float" office:value="104" table:formula="of:=[Feuille1.$A107]" table:style-name="ce1">
            <text:p>104</text:p>
          </table:table-cell>
          <table:table-cell office:value-type="float" office:value="231" table:formula="of:=AVERAGE([Feuille1.$J107];[Feuille1.$V106];[Feuille1.$AH107];[Feuille1.$AT107])" table:style-name="ce3">
            <text:p>231,00</text:p>
          </table:table-cell>
          <table:table-cell office:value-type="float" office:value="2.2094163219435212" table:formula="of:=[.CW105]*100/[.$BP105]" table:style-name="ce3">
            <text:p>2,21</text:p>
          </table:table-cell>
          <table:table-cell office:value-type="float" office:value="54.497706373754852" table:formula="of:=STDEV([Feuille1.$J107];[Feuille1.$V106];[Feuille1.$AH107];[Feuille1.$AT107])" table:style-name="ce3">
            <text:p>54,50</text:p>
          </table:table-cell>
          <table:table-cell table:number-columns-repeated="16281"/>
        </table:table-row>
        <table:table-row table:style-name="ro1">
          <table:table-cell office:value-type="float" office:value="105" table:formula="of:=[Feuille1.$A108]" table:style-name="ce1">
            <text:p>105</text:p>
          </table:table-cell>
          <table:table-cell office:value-type="float" office:value="23997.75" table:formula="of:=AVERAGE([Feuille1.$B108];[Feuille1.$N107];[Feuille1.$Z108];[Feuille1.$AL108])" table:style-name="ce3">
            <text:p>23 997,75</text:p>
          </table:table-cell>
          <table:table-cell office:value-type="float" office:value="5292.7454359717694" table:formula="of:=STDEV([Feuille1.$B108];[Feuille1.$N107];[Feuille1.$Z108];[Feuille1.$AL108])" table:style-name="ce3">
            <text:p>5 292,75</text:p>
          </table:table-cell>
          <table:table-cell table:number-columns-repeated="5" table:style-name="ce1"/>
          <table:table-cell office:value-type="float" office:value="105" table:formula="of:=[Feuille1.$A108]" table:style-name="ce1">
            <text:p>105</text:p>
          </table:table-cell>
          <table:table-cell office:value-type="float" office:value="145764.25" table:formula="of:=AVERAGE([Feuille1.$F108];[Feuille1.$R107];[Feuille1.$AD108];[Feuille1.$AP108])" table:style-name="ce3">
            <text:p>145 764,25</text:p>
          </table:table-cell>
          <table:table-cell office:value-type="float" office:value="31956.74831575745" table:formula="of:=STDEV([Feuille1.$F108];[Feuille1.$R107];[Feuille1.$AD108];[Feuille1.$AP108])" table:style-name="ce3">
            <text:p>31 956,75</text:p>
          </table:table-cell>
          <table:table-cell table:number-columns-repeated="9" table:style-name="ce1"/>
          <table:table-cell office:value-type="float" office:value="105" table:formula="of:=[Feuille1.$A108]" table:style-name="ce1">
            <text:p>105</text:p>
          </table:table-cell>
          <table:table-cell office:value-type="float" office:value="135846.5" table:formula="of:=AVERAGE([Feuille1.$C108];[Feuille1.O107];[Feuille1.$AA108];[Feuille1.$AM108])" table:style-name="ce3">
            <text:p>135 846,50</text:p>
          </table:table-cell>
          <table:table-cell office:value-type="float" office:value="93.196034006966727" table:formula="of:=[.V106]*100/[.J106]" table:style-name="ce3">
            <text:p>93,20</text:p>
          </table:table-cell>
          <table:table-cell office:value-type="float" office:value="29773.582681072607" table:formula="of:=STDEV([Feuille1.$C108];[Feuille1.$O107];[Feuille1.$AA108];[Feuille1.$AM108])" table:style-name="ce3">
            <text:p>29 773,58</text:p>
          </table:table-cell>
          <table:table-cell table:number-columns-repeated="8" table:style-name="ce1"/>
          <table:table-cell office:value-type="float" office:value="105" table:formula="of:=[Feuille1.$A108]" table:style-name="ce1">
            <text:p>105</text:p>
          </table:table-cell>
          <table:table-cell office:value-type="float" office:value="6837.75" table:formula="of:=AVERAGE([Feuille1.$D108];[Feuille1.$P107];[Feuille1.$AB108];[Feuille1.$AN108])" table:style-name="ce3">
            <text:p>6 837,75</text:p>
          </table:table-cell>
          <table:table-cell office:value-type="float" office:value="4.690965034293388" table:formula="of:=[.AH106]*100/[.$J106]" table:style-name="ce3">
            <text:p>4,69</text:p>
          </table:table-cell>
          <table:table-cell office:value-type="float" office:value="1494.8300628053566" table:formula="of:=STDEV([Feuille1.$D108];[Feuille1.$P107];[Feuille1.$AB108];[Feuille1.$AN108])" table:style-name="ce3">
            <text:p>1 494,83</text:p>
          </table:table-cell>
          <table:table-cell table:number-columns-repeated="9" table:style-name="ce1"/>
          <table:table-cell office:value-type="float" office:value="105" table:formula="of:=[Feuille1.$A108]" table:style-name="ce1">
            <text:p>105</text:p>
          </table:table-cell>
          <table:table-cell office:value-type="float" office:value="3080" table:formula="of:=AVERAGE([Feuille1.$E108];[Feuille1.$Q107];[Feuille1.$AC108];[Feuille1.$AO108])" table:style-name="ce3">
            <text:p>3 080,00</text:p>
          </table:table-cell>
          <table:table-cell office:value-type="float" office:value="2.113000958739883" table:formula="of:=[.AU106]*100/[.$J106]" table:style-name="ce3">
            <text:p>2,11</text:p>
          </table:table-cell>
          <table:table-cell office:value-type="float" office:value="690.0497566601025" table:formula="of:=STDEV([Feuille1.$E108];[Feuille1.$Q107];[Feuille1.$AC108];[Feuille1.$AO108])" table:style-name="ce3">
            <text:p>690,05</text:p>
          </table:table-cell>
          <table:table-cell table:number-columns-repeated="8" table:style-name="ce1"/>
          <table:table-cell office:value-type="float" office:value="105" table:formula="of:=[Feuille1.$A108]" table:style-name="ce1">
            <text:p>105</text:p>
          </table:table-cell>
          <table:table-cell office:value-type="float" office:value="12876.25" table:formula="of:=AVERAGE([Feuille1.$G108];[Feuille1.$S107];[Feuille1.$AE108];[Feuille1.$AQ108])" table:style-name="ce3">
            <text:p>12 876,25</text:p>
          </table:table-cell>
          <table:table-cell office:value-type="float" office:value="2760.7802490117415" table:formula="of:=STDEV([Feuille1.$G108];[Feuille1.$S107];[Feuille1.$AE108];[Feuille1.$AQ108])" table:style-name="ce3">
            <text:p>2 760,78</text:p>
          </table:table-cell>
          <table:table-cell table:style-name="ce3"/>
          <table:table-cell table:number-columns-repeated="5" table:style-name="ce1"/>
          <table:table-cell office:value-type="float" office:value="105" table:formula="of:=[Feuille1.$A108]" table:style-name="ce1">
            <text:p>105</text:p>
          </table:table-cell>
          <table:table-cell office:value-type="float" office:value="11038.5" table:formula="of:=AVERAGE([Feuille1.$K108];[Feuille1.$W107];[Feuille1.$AI108];[Feuille1.$AU108])" table:style-name="ce3">
            <text:p>11 038,50</text:p>
          </table:table-cell>
          <table:table-cell office:value-type="float" office:value="2368.0941000447315" table:formula="of:=STDEV([Feuille1.$K108];[Feuille1.$W107];[Feuille1.$AI108];[Feuille1.$AU108])" table:style-name="ce3">
            <text:p>2 368,09</text:p>
          </table:table-cell>
          <table:table-cell table:number-columns-repeated="5" table:style-name="ce1"/>
          <table:table-cell office:value-type="float" office:value="105" table:formula="of:=[Feuille1.$A108]" table:style-name="ce1">
            <text:p>105</text:p>
          </table:table-cell>
          <table:table-cell office:value-type="float" office:value="10289.75" table:formula="of:=AVERAGE([Feuille1.$H108];[Feuille1.$T107];[Feuille1.$AF108];[Feuille1.$AR108])" table:style-name="ce3">
            <text:p>10 289,75</text:p>
          </table:table-cell>
          <table:table-cell office:value-type="float" office:value="93.216922589119903" table:formula="of:=[.BX106]*100/[.$BP106]" table:style-name="ce3">
            <text:p>93,22</text:p>
          </table:table-cell>
          <table:table-cell office:value-type="float" office:value="2211.2434473240014" table:formula="of:=STDEV([Feuille1.$H108];[Feuille1.$T107];[Feuille1.$AF108];[Feuille1.$AR108])" table:style-name="ce3">
            <text:p>2 211,24</text:p>
          </table:table-cell>
          <table:table-cell table:number-columns-repeated="9" table:style-name="ce1"/>
          <table:table-cell office:value-type="float" office:value="105" table:formula="of:=[Feuille1.$A108]" table:style-name="ce1">
            <text:p>105</text:p>
          </table:table-cell>
          <table:table-cell office:value-type="float" office:value="515.25" table:formula="of:=AVERAGE([Feuille1.$I108];[Feuille1.$U107];[Feuille1.$AG108];[Feuille1.$AS108])" table:style-name="ce3">
            <text:p>515,25</text:p>
          </table:table-cell>
          <table:table-cell office:value-type="float" office:value="4.6677537708927845" table:formula="of:=[.CK106]*100/[.$BP106]" table:style-name="ce3">
            <text:p>4,67</text:p>
          </table:table-cell>
          <table:table-cell office:value-type="float" office:value="111.41626153005375" table:formula="of:=STDEV([Feuille1.$I108];[Feuille1.$U107];[Feuille1.$AG108];[Feuille1.$AS108])" table:style-name="ce3">
            <text:p>111,42</text:p>
          </table:table-cell>
          <table:table-cell table:number-columns-repeated="8" table:style-name="ce1"/>
          <table:table-cell office:value-type="float" office:value="105" table:formula="of:=[Feuille1.$A108]" table:style-name="ce1">
            <text:p>105</text:p>
          </table:table-cell>
          <table:table-cell office:value-type="float" office:value="233.5" table:formula="of:=AVERAGE([Feuille1.$J108];[Feuille1.$V107];[Feuille1.$AH108];[Feuille1.$AT108])" table:style-name="ce3">
            <text:p>233,50</text:p>
          </table:table-cell>
          <table:table-cell office:value-type="float" office:value="2.115323639987317" table:formula="of:=[.CW106]*100/[.$BP106]" table:style-name="ce3">
            <text:p>2,12</text:p>
          </table:table-cell>
          <table:table-cell office:value-type="float" office:value="51.358219076080381" table:formula="of:=STDEV([Feuille1.$J108];[Feuille1.$V107];[Feuille1.$AH108];[Feuille1.$AT108])" table:style-name="ce3">
            <text:p>51,36</text:p>
          </table:table-cell>
          <table:table-cell table:number-columns-repeated="16281"/>
        </table:table-row>
        <table:table-row table:style-name="ro1">
          <table:table-cell office:value-type="float" office:value="106" table:formula="of:=[Feuille1.$A109]" table:style-name="ce1">
            <text:p>106</text:p>
          </table:table-cell>
          <table:table-cell office:value-type="float" office:value="26027.5" table:formula="of:=AVERAGE([Feuille1.$B109];[Feuille1.$N108];[Feuille1.$Z109];[Feuille1.$AL109])" table:style-name="ce3">
            <text:p>26 027,50</text:p>
          </table:table-cell>
          <table:table-cell office:value-type="float" office:value="5766.0908479373329" table:formula="of:=STDEV([Feuille1.$B109];[Feuille1.$N108];[Feuille1.$Z109];[Feuille1.$AL109])" table:style-name="ce3">
            <text:p>5 766,09</text:p>
          </table:table-cell>
          <table:table-cell table:number-columns-repeated="5" table:style-name="ce1"/>
          <table:table-cell office:value-type="float" office:value="106" table:formula="of:=[Feuille1.$A109]" table:style-name="ce1">
            <text:p>106</text:p>
          </table:table-cell>
          <table:table-cell office:value-type="float" office:value="157955.5" table:formula="of:=AVERAGE([Feuille1.$F109];[Feuille1.$R108];[Feuille1.$AD109];[Feuille1.$AP109])" table:style-name="ce3">
            <text:p>157 955,50</text:p>
          </table:table-cell>
          <table:table-cell office:value-type="float" office:value="34781.162550054782" table:formula="of:=STDEV([Feuille1.$F109];[Feuille1.$R108];[Feuille1.$AD109];[Feuille1.$AP109])" table:style-name="ce3">
            <text:p>34 781,16</text:p>
          </table:table-cell>
          <table:table-cell table:number-columns-repeated="9" table:style-name="ce1"/>
          <table:table-cell office:value-type="float" office:value="106" table:formula="of:=[Feuille1.$A109]" table:style-name="ce1">
            <text:p>106</text:p>
          </table:table-cell>
          <table:table-cell office:value-type="float" office:value="147211.75" table:formula="of:=AVERAGE([Feuille1.$C109];[Feuille1.O108];[Feuille1.$AA109];[Feuille1.$AM109])" table:style-name="ce3">
            <text:p>147 211,75</text:p>
          </table:table-cell>
          <table:table-cell office:value-type="float" office:value="93.198242542994706" table:formula="of:=[.V107]*100/[.J107]" table:style-name="ce3">
            <text:p>93,20</text:p>
          </table:table-cell>
          <table:table-cell office:value-type="float" office:value="32409.310641388223" table:formula="of:=STDEV([Feuille1.$C109];[Feuille1.$O108];[Feuille1.$AA109];[Feuille1.$AM109])" table:style-name="ce3">
            <text:p>32 409,31</text:p>
          </table:table-cell>
          <table:table-cell table:number-columns-repeated="8" table:style-name="ce1"/>
          <table:table-cell office:value-type="float" office:value="106" table:formula="of:=[Feuille1.$A109]" table:style-name="ce1">
            <text:p>106</text:p>
          </table:table-cell>
          <table:table-cell office:value-type="float" office:value="7401.75" table:formula="of:=AVERAGE([Feuille1.$D109];[Feuille1.$P108];[Feuille1.$AB109];[Feuille1.$AN109])" table:style-name="ce3">
            <text:p>7 401,75</text:p>
          </table:table-cell>
          <table:table-cell office:value-type="float" office:value="4.6859716818977493" table:formula="of:=[.AH107]*100/[.$J107]" table:style-name="ce3">
            <text:p>4,69</text:p>
          </table:table-cell>
          <table:table-cell office:value-type="float" office:value="1635.3143173918177" table:formula="of:=STDEV([Feuille1.$D109];[Feuille1.$P108];[Feuille1.$AB109];[Feuille1.$AN109])" table:style-name="ce3">
            <text:p>1 635,31</text:p>
          </table:table-cell>
          <table:table-cell table:number-columns-repeated="9" table:style-name="ce1"/>
          <table:table-cell office:value-type="float" office:value="106" table:formula="of:=[Feuille1.$A109]" table:style-name="ce1">
            <text:p>106</text:p>
          </table:table-cell>
          <table:table-cell office:value-type="float" office:value="3342" table:formula="of:=AVERAGE([Feuille1.$E109];[Feuille1.$Q108];[Feuille1.$AC109];[Feuille1.$AO109])" table:style-name="ce3">
            <text:p>3 342,00</text:p>
          </table:table-cell>
          <table:table-cell office:value-type="float" office:value="2.115785775107546" table:formula="of:=[.AU107]*100/[.$J107]" table:style-name="ce3">
            <text:p>2,12</text:p>
          </table:table-cell>
          <table:table-cell office:value-type="float" office:value="738.67132970850662" table:formula="of:=STDEV([Feuille1.$E109];[Feuille1.$Q108];[Feuille1.$AC109];[Feuille1.$AO109])" table:style-name="ce3">
            <text:p>738,67</text:p>
          </table:table-cell>
          <table:table-cell table:number-columns-repeated="8" table:style-name="ce1"/>
          <table:table-cell office:value-type="float" office:value="106" table:formula="of:=[Feuille1.$A109]" table:style-name="ce1">
            <text:p>106</text:p>
          </table:table-cell>
          <table:table-cell office:value-type="float" office:value="14221" table:formula="of:=AVERAGE([Feuille1.$G109];[Feuille1.$S108];[Feuille1.$AE109];[Feuille1.$AQ109])" table:style-name="ce3">
            <text:p>14 221,00</text:p>
          </table:table-cell>
          <table:table-cell office:value-type="float" office:value="3303.3708036892658" table:formula="of:=STDEV([Feuille1.$G109];[Feuille1.$S108];[Feuille1.$AE109];[Feuille1.$AQ109])" table:style-name="ce3">
            <text:p>3 303,37</text:p>
          </table:table-cell>
          <table:table-cell table:style-name="ce3"/>
          <table:table-cell table:number-columns-repeated="5" table:style-name="ce1"/>
          <table:table-cell office:value-type="float" office:value="106" table:formula="of:=[Feuille1.$A109]" table:style-name="ce1">
            <text:p>106</text:p>
          </table:table-cell>
          <table:table-cell office:value-type="float" office:value="12191.25" table:formula="of:=AVERAGE([Feuille1.$K109];[Feuille1.$W108];[Feuille1.$AI109];[Feuille1.$AU109])" table:style-name="ce3">
            <text:p>12 191,25</text:p>
          </table:table-cell>
          <table:table-cell office:value-type="float" office:value="2826.7984688218107" table:formula="of:=STDEV([Feuille1.$K109];[Feuille1.$W108];[Feuille1.$AI109];[Feuille1.$AU109])" table:style-name="ce3">
            <text:p>2 826,80</text:p>
          </table:table-cell>
          <table:table-cell table:number-columns-repeated="5" table:style-name="ce1"/>
          <table:table-cell office:value-type="float" office:value="106" table:formula="of:=[Feuille1.$A109]" table:style-name="ce1">
            <text:p>106</text:p>
          </table:table-cell>
          <table:table-cell office:value-type="float" office:value="11365.25" table:formula="of:=AVERAGE([Feuille1.$H109];[Feuille1.$T108];[Feuille1.$AF109];[Feuille1.$AR109])" table:style-name="ce3">
            <text:p>11 365,25</text:p>
          </table:table-cell>
          <table:table-cell office:value-type="float" office:value="93.224648826002252" table:formula="of:=[.BX107]*100/[.$BP107]" table:style-name="ce3">
            <text:p>93,22</text:p>
          </table:table-cell>
          <table:table-cell office:value-type="float" office:value="2637.8348918510169" table:formula="of:=STDEV([Feuille1.$H109];[Feuille1.$T108];[Feuille1.$AF109];[Feuille1.$AR109])" table:style-name="ce3">
            <text:p>2 637,83</text:p>
          </table:table-cell>
          <table:table-cell table:number-columns-repeated="9" table:style-name="ce1"/>
          <table:table-cell office:value-type="float" office:value="106" table:formula="of:=[Feuille1.$A109]" table:style-name="ce1">
            <text:p>106</text:p>
          </table:table-cell>
          <table:table-cell office:value-type="float" office:value="564" table:formula="of:=AVERAGE([Feuille1.$I109];[Feuille1.$U108];[Feuille1.$AG109];[Feuille1.$AS109])" table:style-name="ce3">
            <text:p>564,00</text:p>
          </table:table-cell>
          <table:table-cell office:value-type="float" office:value="4.6262688403568131" table:formula="of:=[.CK107]*100/[.$BP107]" table:style-name="ce3">
            <text:p>4,63</text:p>
          </table:table-cell>
          <table:table-cell office:value-type="float" office:value="142.07275131659367" table:formula="of:=STDEV([Feuille1.$I109];[Feuille1.$U108];[Feuille1.$AG109];[Feuille1.$AS109])" table:style-name="ce3">
            <text:p>142,07</text:p>
          </table:table-cell>
          <table:table-cell table:number-columns-repeated="8" table:style-name="ce1"/>
          <table:table-cell office:value-type="float" office:value="106" table:formula="of:=[Feuille1.$A109]" table:style-name="ce1">
            <text:p>106</text:p>
          </table:table-cell>
          <table:table-cell office:value-type="float" office:value="262" table:formula="of:=AVERAGE([Feuille1.$J109];[Feuille1.$V108];[Feuille1.$AH109];[Feuille1.$AT109])" table:style-name="ce3">
            <text:p>262,00</text:p>
          </table:table-cell>
          <table:table-cell office:value-type="float" office:value="2.1490823336409308" table:formula="of:=[.CW107]*100/[.$BP107]" table:style-name="ce3">
            <text:p>2,15</text:p>
          </table:table-cell>
          <table:table-cell office:value-type="float" office:value="50.826502273256352" table:formula="of:=STDEV([Feuille1.$J109];[Feuille1.$V108];[Feuille1.$AH109];[Feuille1.$AT109])" table:style-name="ce3">
            <text:p>50,83</text:p>
          </table:table-cell>
          <table:table-cell table:number-columns-repeated="16281"/>
        </table:table-row>
        <table:table-row table:style-name="ro1">
          <table:table-cell office:value-type="float" office:value="107" table:formula="of:=[Feuille1.$A110]" table:style-name="ce1">
            <text:p>107</text:p>
          </table:table-cell>
          <table:table-cell office:value-type="float" office:value="28127.25" table:formula="of:=AVERAGE([Feuille1.$B110];[Feuille1.$N109];[Feuille1.$Z110];[Feuille1.$AL110])" table:style-name="ce3">
            <text:p>28 127,25</text:p>
          </table:table-cell>
          <table:table-cell office:value-type="float" office:value="6159.3594025677703" table:formula="of:=STDEV([Feuille1.$B110];[Feuille1.$N109];[Feuille1.$Z110];[Feuille1.$AL110])" table:style-name="ce3">
            <text:p>6 159,36</text:p>
          </table:table-cell>
          <table:table-cell table:number-columns-repeated="5" table:style-name="ce1"/>
          <table:table-cell office:value-type="float" office:value="107" table:formula="of:=[Feuille1.$A110]" table:style-name="ce1">
            <text:p>107</text:p>
          </table:table-cell>
          <table:table-cell office:value-type="float" office:value="171090.5" table:formula="of:=AVERAGE([Feuille1.$F110];[Feuille1.$R109];[Feuille1.$AD110];[Feuille1.$AP110])" table:style-name="ce3">
            <text:p>171 090,50</text:p>
          </table:table-cell>
          <table:table-cell office:value-type="float" office:value="37624.175503701517" table:formula="of:=STDEV([Feuille1.$F110];[Feuille1.$R109];[Feuille1.$AD110];[Feuille1.$AP110])" table:style-name="ce3">
            <text:p>37 624,18</text:p>
          </table:table-cell>
          <table:table-cell table:number-columns-repeated="9" table:style-name="ce1"/>
          <table:table-cell office:value-type="float" office:value="107" table:formula="of:=[Feuille1.$A110]" table:style-name="ce1">
            <text:p>107</text:p>
          </table:table-cell>
          <table:table-cell office:value-type="float" office:value="159460.5" table:formula="of:=AVERAGE([Feuille1.$C110];[Feuille1.O109];[Feuille1.$AA110];[Feuille1.$AM110])" table:style-name="ce3">
            <text:p>159 460,50</text:p>
          </table:table-cell>
          <table:table-cell office:value-type="float" office:value="93.202427954795851" table:formula="of:=[.V108]*100/[.J108]" table:style-name="ce3">
            <text:p>93,20</text:p>
          </table:table-cell>
          <table:table-cell office:value-type="float" office:value="35010.965658395275" table:formula="of:=STDEV([Feuille1.$C110];[Feuille1.$O109];[Feuille1.$AA110];[Feuille1.$AM110])" table:style-name="ce3">
            <text:p>35 010,97</text:p>
          </table:table-cell>
          <table:table-cell table:number-columns-repeated="8" table:style-name="ce1"/>
          <table:table-cell office:value-type="float" office:value="107" table:formula="of:=[Feuille1.$A110]" table:style-name="ce1">
            <text:p>107</text:p>
          </table:table-cell>
          <table:table-cell office:value-type="float" office:value="8006.75" table:formula="of:=AVERAGE([Feuille1.$D110];[Feuille1.$P109];[Feuille1.$AB110];[Feuille1.$AN110])" table:style-name="ce3">
            <text:p>8 006,75</text:p>
          </table:table-cell>
          <table:table-cell office:value-type="float" office:value="4.6798331876989083" table:formula="of:=[.AH108]*100/[.$J108]" table:style-name="ce3">
            <text:p>4,68</text:p>
          </table:table-cell>
          <table:table-cell office:value-type="float" office:value="1802.9088301963579" table:formula="of:=STDEV([Feuille1.$D110];[Feuille1.$P109];[Feuille1.$AB110];[Feuille1.$AN110])" table:style-name="ce3">
            <text:p>1 802,91</text:p>
          </table:table-cell>
          <table:table-cell table:number-columns-repeated="9" table:style-name="ce1"/>
          <table:table-cell office:value-type="float" office:value="107" table:formula="of:=[Feuille1.$A110]" table:style-name="ce1">
            <text:p>107</text:p>
          </table:table-cell>
          <table:table-cell office:value-type="float" office:value="3623.25" table:formula="of:=AVERAGE([Feuille1.$E110];[Feuille1.$Q109];[Feuille1.$AC110];[Feuille1.$AO110])" table:style-name="ce3">
            <text:p>3 623,25</text:p>
          </table:table-cell>
          <table:table-cell office:value-type="float" office:value="2.1177388575052385" table:formula="of:=[.AU108]*100/[.$J108]" table:style-name="ce3">
            <text:p>2,12</text:p>
          </table:table-cell>
          <table:table-cell office:value-type="float" office:value="811.64334326517246" table:formula="of:=STDEV([Feuille1.$E110];[Feuille1.$Q109];[Feuille1.$AC110];[Feuille1.$AO110])" table:style-name="ce3">
            <text:p>811,64</text:p>
          </table:table-cell>
          <table:table-cell table:number-columns-repeated="8" table:style-name="ce1"/>
          <table:table-cell office:value-type="float" office:value="107" table:formula="of:=[Feuille1.$A110]" table:style-name="ce1">
            <text:p>107</text:p>
          </table:table-cell>
          <table:table-cell office:value-type="float" office:value="15234.75" table:formula="of:=AVERAGE([Feuille1.$G110];[Feuille1.$S109];[Feuille1.$AE110];[Feuille1.$AQ110])" table:style-name="ce3">
            <text:p>15 234,75</text:p>
          </table:table-cell>
          <table:table-cell office:value-type="float" office:value="3242.034173683759" table:formula="of:=STDEV([Feuille1.$G110];[Feuille1.$S109];[Feuille1.$AE110];[Feuille1.$AQ110])" table:style-name="ce3">
            <text:p>3 242,03</text:p>
          </table:table-cell>
          <table:table-cell table:style-name="ce3"/>
          <table:table-cell table:number-columns-repeated="5" table:style-name="ce1"/>
          <table:table-cell office:value-type="float" office:value="107" table:formula="of:=[Feuille1.$A110]" table:style-name="ce1">
            <text:p>107</text:p>
          </table:table-cell>
          <table:table-cell office:value-type="float" office:value="13135" table:formula="of:=AVERAGE([Feuille1.$K110];[Feuille1.$W109];[Feuille1.$AI110];[Feuille1.$AU110])" table:style-name="ce3">
            <text:p>13 135,00</text:p>
          </table:table-cell>
          <table:table-cell office:value-type="float" office:value="2850.3046620785412" table:formula="of:=STDEV([Feuille1.$K110];[Feuille1.$W109];[Feuille1.$AI110];[Feuille1.$AU110])" table:style-name="ce3">
            <text:p>2 850,30</text:p>
          </table:table-cell>
          <table:table-cell table:number-columns-repeated="5" table:style-name="ce1"/>
          <table:table-cell office:value-type="float" office:value="107" table:formula="of:=[Feuille1.$A110]" table:style-name="ce1">
            <text:p>107</text:p>
          </table:table-cell>
          <table:table-cell office:value-type="float" office:value="12248.75" table:formula="of:=AVERAGE([Feuille1.$H110];[Feuille1.$T109];[Feuille1.$AF110];[Feuille1.$AR110])" table:style-name="ce3">
            <text:p>12 248,75</text:p>
          </table:table-cell>
          <table:table-cell office:value-type="float" office:value="93.252759802055579" table:formula="of:=[.BX108]*100/[.$BP108]" table:style-name="ce3">
            <text:p>93,25</text:p>
          </table:table-cell>
          <table:table-cell office:value-type="float" office:value="2609.8686269619011" table:formula="of:=STDEV([Feuille1.$H110];[Feuille1.$T109];[Feuille1.$AF110];[Feuille1.$AR110])" table:style-name="ce3">
            <text:p>2 609,87</text:p>
          </table:table-cell>
          <table:table-cell table:number-columns-repeated="9" table:style-name="ce1"/>
          <table:table-cell office:value-type="float" office:value="107" table:formula="of:=[Feuille1.$A110]" table:style-name="ce1">
            <text:p>107</text:p>
          </table:table-cell>
          <table:table-cell office:value-type="float" office:value="605" table:formula="of:=AVERAGE([Feuille1.$I110];[Feuille1.$U109];[Feuille1.$AG110];[Feuille1.$AS110])" table:style-name="ce3">
            <text:p>605,00</text:p>
          </table:table-cell>
          <table:table-cell office:value-type="float" office:value="4.6060144651693946" table:formula="of:=[.CK108]*100/[.$BP108]" table:style-name="ce3">
            <text:p>4,61</text:p>
          </table:table-cell>
          <table:table-cell office:value-type="float" office:value="169.4264835653899" table:formula="of:=STDEV([Feuille1.$I110];[Feuille1.$U109];[Feuille1.$AG110];[Feuille1.$AS110])" table:style-name="ce3">
            <text:p>169,43</text:p>
          </table:table-cell>
          <table:table-cell table:number-columns-repeated="8" table:style-name="ce1"/>
          <table:table-cell office:value-type="float" office:value="107" table:formula="of:=[Feuille1.$A110]" table:style-name="ce1">
            <text:p>107</text:p>
          </table:table-cell>
          <table:table-cell office:value-type="float" office:value="281.25" table:formula="of:=AVERAGE([Feuille1.$J110];[Feuille1.$V109];[Feuille1.$AH110];[Feuille1.$AT110])" table:style-name="ce3">
            <text:p>281,25</text:p>
          </table:table-cell>
          <table:table-cell office:value-type="float" office:value="2.1412257327750286" table:formula="of:=[.CW108]*100/[.$BP108]" table:style-name="ce3">
            <text:p>2,14</text:p>
          </table:table-cell>
          <table:table-cell office:value-type="float" office:value="75.738035358728439" table:formula="of:=STDEV([Feuille1.$J110];[Feuille1.$V109];[Feuille1.$AH110];[Feuille1.$AT110])" table:style-name="ce3">
            <text:p>75,74</text:p>
          </table:table-cell>
          <table:table-cell table:number-columns-repeated="16281"/>
        </table:table-row>
        <table:table-row table:style-name="ro1">
          <table:table-cell office:value-type="float" office:value="108" table:formula="of:=[Feuille1.$A111]" table:style-name="ce1">
            <text:p>108</text:p>
          </table:table-cell>
          <table:table-cell office:value-type="float" office:value="30507" table:formula="of:=AVERAGE([Feuille1.$B111];[Feuille1.$N110];[Feuille1.$Z111];[Feuille1.$AL111])" table:style-name="ce3">
            <text:p>30 507,00</text:p>
          </table:table-cell>
          <table:table-cell office:value-type="float" office:value="6684.0512166400003" table:formula="of:=STDEV([Feuille1.$B111];[Feuille1.$N110];[Feuille1.$Z111];[Feuille1.$AL111])" table:style-name="ce3">
            <text:p>6 684,05</text:p>
          </table:table-cell>
          <table:table-cell table:number-columns-repeated="5" table:style-name="ce1"/>
          <table:table-cell office:value-type="float" office:value="108" table:formula="of:=[Feuille1.$A111]" table:style-name="ce1">
            <text:p>108</text:p>
          </table:table-cell>
          <table:table-cell office:value-type="float" office:value="185335.5" table:formula="of:=AVERAGE([Feuille1.$F111];[Feuille1.$R110];[Feuille1.$AD111];[Feuille1.$AP111])" table:style-name="ce3">
            <text:p>185 335,50</text:p>
          </table:table-cell>
          <table:table-cell office:value-type="float" office:value="40967.618769787761" table:formula="of:=STDEV([Feuille1.$F111];[Feuille1.$R110];[Feuille1.$AD111];[Feuille1.$AP111])" table:style-name="ce3">
            <text:p>40 967,62</text:p>
          </table:table-cell>
          <table:table-cell table:number-columns-repeated="9" table:style-name="ce1"/>
          <table:table-cell office:value-type="float" office:value="108" table:formula="of:=[Feuille1.$A111]" table:style-name="ce1">
            <text:p>108</text:p>
          </table:table-cell>
          <table:table-cell office:value-type="float" office:value="172752" table:formula="of:=AVERAGE([Feuille1.$C111];[Feuille1.O110];[Feuille1.$AA111];[Feuille1.$AM111])" table:style-name="ce3">
            <text:p>172 752,00</text:p>
          </table:table-cell>
          <table:table-cell office:value-type="float" office:value="93.210421101192168" table:formula="of:=[.V109]*100/[.J109]" table:style-name="ce3">
            <text:p>93,21</text:p>
          </table:table-cell>
          <table:table-cell office:value-type="float" office:value="38121.745509179753" table:formula="of:=STDEV([Feuille1.$C111];[Feuille1.$O110];[Feuille1.$AA111];[Feuille1.$AM111])" table:style-name="ce3">
            <text:p>38 121,75</text:p>
          </table:table-cell>
          <table:table-cell table:number-columns-repeated="8" table:style-name="ce1"/>
          <table:table-cell office:value-type="float" office:value="108" table:formula="of:=[Feuille1.$A111]" table:style-name="ce1">
            <text:p>108</text:p>
          </table:table-cell>
          <table:table-cell office:value-type="float" office:value="8657.5" table:formula="of:=AVERAGE([Feuille1.$D111];[Feuille1.$P110];[Feuille1.$AB111];[Feuille1.$AN111])" table:style-name="ce3">
            <text:p>8 657,50</text:p>
          </table:table-cell>
          <table:table-cell office:value-type="float" office:value="4.6712583396057417" table:formula="of:=[.AH109]*100/[.$J109]" table:style-name="ce3">
            <text:p>4,67</text:p>
          </table:table-cell>
          <table:table-cell office:value-type="float" office:value="1953.3624855617556" table:formula="of:=STDEV([Feuille1.$D111];[Feuille1.$P110];[Feuille1.$AB111];[Feuille1.$AN111])" table:style-name="ce3">
            <text:p>1 953,36</text:p>
          </table:table-cell>
          <table:table-cell table:number-columns-repeated="9" table:style-name="ce1"/>
          <table:table-cell office:value-type="float" office:value="108" table:formula="of:=[Feuille1.$A111]" table:style-name="ce1">
            <text:p>108</text:p>
          </table:table-cell>
          <table:table-cell office:value-type="float" office:value="3926" table:formula="of:=AVERAGE([Feuille1.$E111];[Feuille1.$Q110];[Feuille1.$AC111];[Feuille1.$AO111])" table:style-name="ce3">
            <text:p>3 926,00</text:p>
          </table:table-cell>
          <table:table-cell office:value-type="float" office:value="2.1183205592020955" table:formula="of:=[.AU109]*100/[.$J109]" table:style-name="ce3">
            <text:p>2,12</text:p>
          </table:table-cell>
          <table:table-cell office:value-type="float" office:value="894.0495884830251" table:formula="of:=STDEV([Feuille1.$E111];[Feuille1.$Q110];[Feuille1.$AC111];[Feuille1.$AO111])" table:style-name="ce3">
            <text:p>894,05</text:p>
          </table:table-cell>
          <table:table-cell table:number-columns-repeated="8" table:style-name="ce1"/>
          <table:table-cell office:value-type="float" office:value="108" table:formula="of:=[Feuille1.$A111]" table:style-name="ce1">
            <text:p>108</text:p>
          </table:table-cell>
          <table:table-cell office:value-type="float" office:value="16624.75" table:formula="of:=AVERAGE([Feuille1.$G111];[Feuille1.$S110];[Feuille1.$AE111];[Feuille1.$AQ111])" table:style-name="ce3">
            <text:p>16 624,75</text:p>
          </table:table-cell>
          <table:table-cell office:value-type="float" office:value="3871.3306390266725" table:formula="of:=STDEV([Feuille1.$G111];[Feuille1.$S110];[Feuille1.$AE111];[Feuille1.$AQ111])" table:style-name="ce3">
            <text:p>3 871,33</text:p>
          </table:table-cell>
          <table:table-cell table:style-name="ce3"/>
          <table:table-cell table:number-columns-repeated="5" table:style-name="ce1"/>
          <table:table-cell office:value-type="float" office:value="108" table:formula="of:=[Feuille1.$A111]" table:style-name="ce1">
            <text:p>108</text:p>
          </table:table-cell>
          <table:table-cell office:value-type="float" office:value="14245" table:formula="of:=AVERAGE([Feuille1.$K111];[Feuille1.$W110];[Feuille1.$AI111];[Feuille1.$AU111])" table:style-name="ce3">
            <text:p>14 245,00</text:p>
          </table:table-cell>
          <table:table-cell office:value-type="float" office:value="3346.9122087878754" table:formula="of:=STDEV([Feuille1.$K111];[Feuille1.$W110];[Feuille1.$AI111];[Feuille1.$AU111])" table:style-name="ce3">
            <text:p>3 346,91</text:p>
          </table:table-cell>
          <table:table-cell table:number-columns-repeated="5" table:style-name="ce1"/>
          <table:table-cell office:value-type="float" office:value="108" table:formula="of:=[Feuille1.$A111]" table:style-name="ce1">
            <text:p>108</text:p>
          </table:table-cell>
          <table:table-cell office:value-type="float" office:value="13291.5" table:formula="of:=AVERAGE([Feuille1.$H111];[Feuille1.$T110];[Feuille1.$AF111];[Feuille1.$AR111])" table:style-name="ce3">
            <text:p>13 291,50</text:p>
          </table:table-cell>
          <table:table-cell office:value-type="float" office:value="93.306423306423312" table:formula="of:=[.BX109]*100/[.$BP109]" table:style-name="ce3">
            <text:p>93,31</text:p>
          </table:table-cell>
          <table:table-cell office:value-type="float" office:value="3115.0997308807518" table:formula="of:=STDEV([Feuille1.$H111];[Feuille1.$T110];[Feuille1.$AF111];[Feuille1.$AR111])" table:style-name="ce3">
            <text:p>3 115,10</text:p>
          </table:table-cell>
          <table:table-cell table:number-columns-repeated="9" table:style-name="ce1"/>
          <table:table-cell office:value-type="float" office:value="108" table:formula="of:=[Feuille1.$A111]" table:style-name="ce1">
            <text:p>108</text:p>
          </table:table-cell>
          <table:table-cell office:value-type="float" office:value="650.75" table:formula="of:=AVERAGE([Feuille1.$I111];[Feuille1.$U110];[Feuille1.$AG111];[Feuille1.$AS111])" table:style-name="ce3">
            <text:p>650,75</text:p>
          </table:table-cell>
          <table:table-cell office:value-type="float" office:value="4.5682695682695682" table:formula="of:=[.CK109]*100/[.$BP109]" table:style-name="ce3">
            <text:p>4,57</text:p>
          </table:table-cell>
          <table:table-cell office:value-type="float" office:value="151.1122651099727" table:formula="of:=STDEV([Feuille1.$I111];[Feuille1.$U110];[Feuille1.$AG111];[Feuille1.$AS111])" table:style-name="ce3">
            <text:p>151,11</text:p>
          </table:table-cell>
          <table:table-cell table:number-columns-repeated="8" table:style-name="ce1"/>
          <table:table-cell office:value-type="float" office:value="108" table:formula="of:=[Feuille1.$A111]" table:style-name="ce1">
            <text:p>108</text:p>
          </table:table-cell>
          <table:table-cell office:value-type="float" office:value="302.75" table:formula="of:=AVERAGE([Feuille1.$J111];[Feuille1.$V110];[Feuille1.$AH111];[Feuille1.$AT111])" table:style-name="ce3">
            <text:p>302,75</text:p>
          </table:table-cell>
          <table:table-cell office:value-type="float" office:value="2.1253071253071254" table:formula="of:=[.CW109]*100/[.$BP109]" table:style-name="ce3">
            <text:p>2,13</text:p>
          </table:table-cell>
          <table:table-cell office:value-type="float" office:value="82.697742814823343" table:formula="of:=STDEV([Feuille1.$J111];[Feuille1.$V110];[Feuille1.$AH111];[Feuille1.$AT111])" table:style-name="ce3">
            <text:p>82,70</text:p>
          </table:table-cell>
          <table:table-cell table:number-columns-repeated="16281"/>
        </table:table-row>
        <table:table-row table:style-name="ro1">
          <table:table-cell office:value-type="float" office:value="109" table:formula="of:=[Feuille1.$A112]" table:style-name="ce1">
            <text:p>109</text:p>
          </table:table-cell>
          <table:table-cell office:value-type="float" office:value="33054.25" table:formula="of:=AVERAGE([Feuille1.$B112];[Feuille1.$N111];[Feuille1.$Z112];[Feuille1.$AL112])" table:style-name="ce3">
            <text:p>33 054,25</text:p>
          </table:table-cell>
          <table:table-cell office:value-type="float" office:value="7192.7119306049417" table:formula="of:=STDEV([Feuille1.$B112];[Feuille1.$N111];[Feuille1.$Z112];[Feuille1.$AL112])" table:style-name="ce3">
            <text:p>7 192,71</text:p>
          </table:table-cell>
          <table:table-cell table:number-columns-repeated="5" table:style-name="ce1"/>
          <table:table-cell office:value-type="float" office:value="109" table:formula="of:=[Feuille1.$A112]" table:style-name="ce1">
            <text:p>109</text:p>
          </table:table-cell>
          <table:table-cell office:value-type="float" office:value="200724.25" table:formula="of:=AVERAGE([Feuille1.$F112];[Feuille1.$R111];[Feuille1.$AD112];[Feuille1.$AP112])" table:style-name="ce3">
            <text:p>200 724,25</text:p>
          </table:table-cell>
          <table:table-cell office:value-type="float" office:value="44358.271039157211" table:formula="of:=STDEV([Feuille1.$F112];[Feuille1.$R111];[Feuille1.$AD112];[Feuille1.$AP112])" table:style-name="ce3">
            <text:p>44 358,27</text:p>
          </table:table-cell>
          <table:table-cell table:number-columns-repeated="9" table:style-name="ce1"/>
          <table:table-cell office:value-type="float" office:value="109" table:formula="of:=[Feuille1.$A112]" table:style-name="ce1">
            <text:p>109</text:p>
          </table:table-cell>
          <table:table-cell office:value-type="float" office:value="187085.5" table:formula="of:=AVERAGE([Feuille1.$C112];[Feuille1.O111];[Feuille1.$AA112];[Feuille1.$AM112])" table:style-name="ce3">
            <text:p>187 085,50</text:p>
          </table:table-cell>
          <table:table-cell office:value-type="float" office:value="93.205230558838807" table:formula="of:=[.V110]*100/[.J110]" table:style-name="ce3">
            <text:p>93,21</text:p>
          </table:table-cell>
          <table:table-cell office:value-type="float" office:value="41289.28342399111" table:formula="of:=STDEV([Feuille1.$C112];[Feuille1.$O111];[Feuille1.$AA112];[Feuille1.$AM112])" table:style-name="ce3">
            <text:p>41 289,28</text:p>
          </table:table-cell>
          <table:table-cell table:number-columns-repeated="8" table:style-name="ce1"/>
          <table:table-cell office:value-type="float" office:value="109" table:formula="of:=[Feuille1.$A112]" table:style-name="ce1">
            <text:p>109</text:p>
          </table:table-cell>
          <table:table-cell office:value-type="float" office:value="9382.5" table:formula="of:=AVERAGE([Feuille1.$D112];[Feuille1.$P111];[Feuille1.$AB112];[Feuille1.$AN112])" table:style-name="ce3">
            <text:p>9 382,50</text:p>
          </table:table-cell>
          <table:table-cell office:value-type="float" office:value="4.6743231074471572" table:formula="of:=[.AH110]*100/[.$J110]" table:style-name="ce3">
            <text:p>4,67</text:p>
          </table:table-cell>
          <table:table-cell office:value-type="float" office:value="2109.9428902223872" table:formula="of:=STDEV([Feuille1.$D112];[Feuille1.$P111];[Feuille1.$AB112];[Feuille1.$AN112])" table:style-name="ce3">
            <text:p>2 109,94</text:p>
          </table:table-cell>
          <table:table-cell table:number-columns-repeated="9" table:style-name="ce1"/>
          <table:table-cell office:value-type="float" office:value="109" table:formula="of:=[Feuille1.$A112]" table:style-name="ce1">
            <text:p>109</text:p>
          </table:table-cell>
          <table:table-cell office:value-type="float" office:value="4256.25" table:formula="of:=AVERAGE([Feuille1.$E112];[Feuille1.$Q111];[Feuille1.$AC112];[Feuille1.$AO112])" table:style-name="ce3">
            <text:p>4 256,25</text:p>
          </table:table-cell>
          <table:table-cell office:value-type="float" office:value="2.120446333714038" table:formula="of:=[.AU110]*100/[.$J110]" table:style-name="ce3">
            <text:p>2,12</text:p>
          </table:table-cell>
          <table:table-cell office:value-type="float" office:value="960.1990679020679" table:formula="of:=STDEV([Feuille1.$E112];[Feuille1.$Q111];[Feuille1.$AC112];[Feuille1.$AO112])" table:style-name="ce3">
            <text:p>960,20</text:p>
          </table:table-cell>
          <table:table-cell table:number-columns-repeated="8" table:style-name="ce1"/>
          <table:table-cell office:value-type="float" office:value="109" table:formula="of:=[Feuille1.$A112]" table:style-name="ce1">
            <text:p>109</text:p>
          </table:table-cell>
          <table:table-cell office:value-type="float" office:value="17936" table:formula="of:=AVERAGE([Feuille1.$G112];[Feuille1.$S111];[Feuille1.$AE112];[Feuille1.$AQ112])" table:style-name="ce3">
            <text:p>17 936,00</text:p>
          </table:table-cell>
          <table:table-cell office:value-type="float" office:value="3908.2940012235517" table:formula="of:=STDEV([Feuille1.$G112];[Feuille1.$S111];[Feuille1.$AE112];[Feuille1.$AQ112])" table:style-name="ce3">
            <text:p>3 908,29</text:p>
          </table:table-cell>
          <table:table-cell table:style-name="ce3"/>
          <table:table-cell table:number-columns-repeated="5" table:style-name="ce1"/>
          <table:table-cell office:value-type="float" office:value="109" table:formula="of:=[Feuille1.$A112]" table:style-name="ce1">
            <text:p>109</text:p>
          </table:table-cell>
          <table:table-cell office:value-type="float" office:value="15388.75" table:formula="of:=AVERAGE([Feuille1.$K112];[Feuille1.$W111];[Feuille1.$AI112];[Feuille1.$AU112])" table:style-name="ce3">
            <text:p>15 388,75</text:p>
          </table:table-cell>
          <table:table-cell office:value-type="float" office:value="3397.6992583217248" table:formula="of:=STDEV([Feuille1.$K112];[Feuille1.$W111];[Feuille1.$AI112];[Feuille1.$AU112])" table:style-name="ce3">
            <text:p>3 397,70</text:p>
          </table:table-cell>
          <table:table-cell table:number-columns-repeated="5" table:style-name="ce1"/>
          <table:table-cell office:value-type="float" office:value="109" table:formula="of:=[Feuille1.$A112]" table:style-name="ce1">
            <text:p>109</text:p>
          </table:table-cell>
          <table:table-cell office:value-type="float" office:value="14333.5" table:formula="of:=AVERAGE([Feuille1.$H112];[Feuille1.$T111];[Feuille1.$AF112];[Feuille1.$AR112])" table:style-name="ce3">
            <text:p>14 333,50</text:p>
          </table:table-cell>
          <table:table-cell office:value-type="float" office:value="93.142717894565834" table:formula="of:=[.BX110]*100/[.$BP110]" table:style-name="ce3">
            <text:p>93,14</text:p>
          </table:table-cell>
          <table:table-cell office:value-type="float" office:value="3175.0574273021689" table:formula="of:=STDEV([Feuille1.$H112];[Feuille1.$T111];[Feuille1.$AF112];[Feuille1.$AR112])" table:style-name="ce3">
            <text:p>3 175,06</text:p>
          </table:table-cell>
          <table:table-cell table:number-columns-repeated="9" table:style-name="ce1"/>
          <table:table-cell office:value-type="float" office:value="109" table:formula="of:=[Feuille1.$A112]" table:style-name="ce1">
            <text:p>109</text:p>
          </table:table-cell>
          <table:table-cell office:value-type="float" office:value="725" table:formula="of:=AVERAGE([Feuille1.$I112];[Feuille1.$U111];[Feuille1.$AG112];[Feuille1.$AS112])" table:style-name="ce3">
            <text:p>725,00</text:p>
          </table:table-cell>
          <table:table-cell office:value-type="float" office:value="4.7112338559012263" table:formula="of:=[.CK110]*100/[.$BP110]" table:style-name="ce3">
            <text:p>4,71</text:p>
          </table:table-cell>
          <table:table-cell office:value-type="float" office:value="158.10755832660246" table:formula="of:=STDEV([Feuille1.$I112];[Feuille1.$U111];[Feuille1.$AG112];[Feuille1.$AS112])" table:style-name="ce3">
            <text:p>158,11</text:p>
          </table:table-cell>
          <table:table-cell table:number-columns-repeated="8" table:style-name="ce1"/>
          <table:table-cell office:value-type="float" office:value="109" table:formula="of:=[Feuille1.$A112]" table:style-name="ce1">
            <text:p>109</text:p>
          </table:table-cell>
          <table:table-cell office:value-type="float" office:value="330.25" table:formula="of:=AVERAGE([Feuille1.$J112];[Feuille1.$V111];[Feuille1.$AH112];[Feuille1.$AT112])" table:style-name="ce3">
            <text:p>330,25</text:p>
          </table:table-cell>
          <table:table-cell office:value-type="float" office:value="2.1460482495329378" table:formula="of:=[.CW110]*100/[.$BP110]" table:style-name="ce3">
            <text:p>2,15</text:p>
          </table:table-cell>
          <table:table-cell office:value-type="float" office:value="70.985327122347385" table:formula="of:=STDEV([Feuille1.$J112];[Feuille1.$V111];[Feuille1.$AH112];[Feuille1.$AT112])" table:style-name="ce3">
            <text:p>70,99</text:p>
          </table:table-cell>
          <table:table-cell table:number-columns-repeated="16281"/>
        </table:table-row>
        <table:table-row table:style-name="ro1">
          <table:table-cell office:value-type="float" office:value="110" table:formula="of:=[Feuille1.$A113]" table:style-name="ce1">
            <text:p>110</text:p>
          </table:table-cell>
          <table:table-cell office:value-type="float" office:value="35717.5" table:formula="of:=AVERAGE([Feuille1.$B113];[Feuille1.$N112];[Feuille1.$Z113];[Feuille1.$AL113])" table:style-name="ce3">
            <text:p>35 717,50</text:p>
          </table:table-cell>
          <table:table-cell office:value-type="float" office:value="7798.5585206498263" table:formula="of:=STDEV([Feuille1.$B113];[Feuille1.$N112];[Feuille1.$Z113];[Feuille1.$AL113])" table:style-name="ce3">
            <text:p>7 798,56</text:p>
          </table:table-cell>
          <table:table-cell table:number-columns-repeated="5" table:style-name="ce1"/>
          <table:table-cell office:value-type="float" office:value="110" table:formula="of:=[Feuille1.$A113]" table:style-name="ce1">
            <text:p>110</text:p>
          </table:table-cell>
          <table:table-cell office:value-type="float" office:value="217402.5" table:formula="of:=AVERAGE([Feuille1.$F113];[Feuille1.$R112];[Feuille1.$AD113];[Feuille1.$AP113])" table:style-name="ce3">
            <text:p>217 402,50</text:p>
          </table:table-cell>
          <table:table-cell office:value-type="float" office:value="48256.588693496909" table:formula="of:=STDEV([Feuille1.$F113];[Feuille1.$R112];[Feuille1.$AD113];[Feuille1.$AP113])" table:style-name="ce3">
            <text:p>48 256,59</text:p>
          </table:table-cell>
          <table:table-cell table:number-columns-repeated="9" table:style-name="ce1"/>
          <table:table-cell office:value-type="float" office:value="110" table:formula="of:=[Feuille1.$A113]" table:style-name="ce1">
            <text:p>110</text:p>
          </table:table-cell>
          <table:table-cell office:value-type="float" office:value="202617.5" table:formula="of:=AVERAGE([Feuille1.$C113];[Feuille1.O112];[Feuille1.$AA113];[Feuille1.$AM113])" table:style-name="ce3">
            <text:p>202 617,50</text:p>
          </table:table-cell>
          <table:table-cell office:value-type="float" office:value="93.199250238612706" table:formula="of:=[.V111]*100/[.J111]" table:style-name="ce3">
            <text:p>93,20</text:p>
          </table:table-cell>
          <table:table-cell office:value-type="float" office:value="44919.067432438977" table:formula="of:=STDEV([Feuille1.$C113];[Feuille1.$O112];[Feuille1.$AA113];[Feuille1.$AM113])" table:style-name="ce3">
            <text:p>44 919,07</text:p>
          </table:table-cell>
          <table:table-cell table:number-columns-repeated="8" table:style-name="ce1"/>
          <table:table-cell office:value-type="float" office:value="110" table:formula="of:=[Feuille1.$A113]" table:style-name="ce1">
            <text:p>110</text:p>
          </table:table-cell>
          <table:table-cell office:value-type="float" office:value="10175.5" table:formula="of:=AVERAGE([Feuille1.$D113];[Feuille1.$P112];[Feuille1.$AB113];[Feuille1.$AN113])" table:style-name="ce3">
            <text:p>10 175,50</text:p>
          </table:table-cell>
          <table:table-cell office:value-type="float" office:value="4.6804889548188271" table:formula="of:=[.AH111]*100/[.$J111]" table:style-name="ce3">
            <text:p>4,68</text:p>
          </table:table-cell>
          <table:table-cell office:value-type="float" office:value="2286.6402573790806" table:formula="of:=STDEV([Feuille1.$D113];[Feuille1.$P112];[Feuille1.$AB113];[Feuille1.$AN113])" table:style-name="ce3">
            <text:p>2 286,64</text:p>
          </table:table-cell>
          <table:table-cell table:number-columns-repeated="9" table:style-name="ce1"/>
          <table:table-cell office:value-type="float" office:value="110" table:formula="of:=[Feuille1.$A113]" table:style-name="ce1">
            <text:p>110</text:p>
          </table:table-cell>
          <table:table-cell office:value-type="float" office:value="4609.5" table:formula="of:=AVERAGE([Feuille1.$E113];[Feuille1.$Q112];[Feuille1.$AC113];[Feuille1.$AO113])" table:style-name="ce3">
            <text:p>4 609,50</text:p>
          </table:table-cell>
          <table:table-cell office:value-type="float" office:value="2.1202608065684618" table:formula="of:=[.AU111]*100/[.$J111]" table:style-name="ce3">
            <text:p>2,12</text:p>
          </table:table-cell>
          <table:table-cell office:value-type="float" office:value="1051.6496564921229" table:formula="of:=STDEV([Feuille1.$E113];[Feuille1.$Q112];[Feuille1.$AC113];[Feuille1.$AO113])" table:style-name="ce3">
            <text:p>1 051,65</text:p>
          </table:table-cell>
          <table:table-cell table:number-columns-repeated="8" table:style-name="ce1"/>
          <table:table-cell office:value-type="float" office:value="110" table:formula="of:=[Feuille1.$A113]" table:style-name="ce1">
            <text:p>110</text:p>
          </table:table-cell>
          <table:table-cell office:value-type="float" office:value="19341.5" table:formula="of:=AVERAGE([Feuille1.$G113];[Feuille1.$S112];[Feuille1.$AE113];[Feuille1.$AQ113])" table:style-name="ce3">
            <text:p>19 341,50</text:p>
          </table:table-cell>
          <table:table-cell office:value-type="float" office:value="4505.2957357610467" table:formula="of:=STDEV([Feuille1.$G113];[Feuille1.$S112];[Feuille1.$AE113];[Feuille1.$AQ113])" table:style-name="ce3">
            <text:p>4 505,30</text:p>
          </table:table-cell>
          <table:table-cell table:style-name="ce3"/>
          <table:table-cell table:number-columns-repeated="5" table:style-name="ce1"/>
          <table:table-cell office:value-type="float" office:value="110" table:formula="of:=[Feuille1.$A113]" table:style-name="ce1">
            <text:p>110</text:p>
          </table:table-cell>
          <table:table-cell office:value-type="float" office:value="16678.25" table:formula="of:=AVERAGE([Feuille1.$K113];[Feuille1.$W112];[Feuille1.$AI113];[Feuille1.$AU113])" table:style-name="ce3">
            <text:p>16 678,25</text:p>
          </table:table-cell>
          <table:table-cell office:value-type="float" office:value="3900.4268462994323" table:formula="of:=STDEV([Feuille1.$K113];[Feuille1.$W112];[Feuille1.$AI113];[Feuille1.$AU113])" table:style-name="ce3">
            <text:p>3 900,43</text:p>
          </table:table-cell>
          <table:table-cell table:number-columns-repeated="5" table:style-name="ce1"/>
          <table:table-cell office:value-type="float" office:value="110" table:formula="of:=[Feuille1.$A113]" table:style-name="ce1">
            <text:p>110</text:p>
          </table:table-cell>
          <table:table-cell office:value-type="float" office:value="15532" table:formula="of:=AVERAGE([Feuille1.$H113];[Feuille1.$T112];[Feuille1.$AF113];[Feuille1.$AR113])" table:style-name="ce3">
            <text:p>15 532,00</text:p>
          </table:table-cell>
          <table:table-cell office:value-type="float" office:value="93.127276542802747" table:formula="of:=[.BX111]*100/[.$BP111]" table:style-name="ce3">
            <text:p>93,13</text:p>
          </table:table-cell>
          <table:table-cell office:value-type="float" office:value="3630.8332377017814" table:formula="of:=STDEV([Feuille1.$H113];[Feuille1.$T112];[Feuille1.$AF113];[Feuille1.$AR113])" table:style-name="ce3">
            <text:p>3 630,83</text:p>
          </table:table-cell>
          <table:table-cell table:number-columns-repeated="9" table:style-name="ce1"/>
          <table:table-cell office:value-type="float" office:value="110" table:formula="of:=[Feuille1.$A113]" table:style-name="ce1">
            <text:p>110</text:p>
          </table:table-cell>
          <table:table-cell office:value-type="float" office:value="793" table:formula="of:=AVERAGE([Feuille1.$I113];[Feuille1.$U112];[Feuille1.$AG113];[Feuille1.$AS113])" table:style-name="ce3">
            <text:p>793,00</text:p>
          </table:table-cell>
          <table:table-cell office:value-type="float" office:value="4.7546954866367876" table:formula="of:=[.CK111]*100/[.$BP111]" table:style-name="ce3">
            <text:p>4,75</text:p>
          </table:table-cell>
          <table:table-cell office:value-type="float" office:value="180.74475557168088" table:formula="of:=STDEV([Feuille1.$I113];[Feuille1.$U112];[Feuille1.$AG113];[Feuille1.$AS113])" table:style-name="ce3">
            <text:p>180,74</text:p>
          </table:table-cell>
          <table:table-cell table:number-columns-repeated="8" table:style-name="ce1"/>
          <table:table-cell office:value-type="float" office:value="110" table:formula="of:=[Feuille1.$A113]" table:style-name="ce1">
            <text:p>110</text:p>
          </table:table-cell>
          <table:table-cell office:value-type="float" office:value="353.25" table:formula="of:=AVERAGE([Feuille1.$J113];[Feuille1.$V112];[Feuille1.$AH113];[Feuille1.$AT113])" table:style-name="ce3">
            <text:p>353,25</text:p>
          </table:table-cell>
          <table:table-cell office:value-type="float" office:value="2.1180279705604605" table:formula="of:=[.CW111]*100/[.$BP111]" table:style-name="ce3">
            <text:p>2,12</text:p>
          </table:table-cell>
          <table:table-cell office:value-type="float" office:value="94.683243853739327" table:formula="of:=STDEV([Feuille1.$J113];[Feuille1.$V112];[Feuille1.$AH113];[Feuille1.$AT113])" table:style-name="ce3">
            <text:p>94,68</text:p>
          </table:table-cell>
          <table:table-cell table:number-columns-repeated="16281"/>
        </table:table-row>
        <table:table-row table:style-name="ro1">
          <table:table-cell office:value-type="float" office:value="111" table:formula="of:=[Feuille1.$A114]" table:style-name="ce1">
            <text:p>111</text:p>
          </table:table-cell>
          <table:table-cell office:value-type="float" office:value="38728.75" table:formula="of:=AVERAGE([Feuille1.$B114];[Feuille1.$N113];[Feuille1.$Z114];[Feuille1.$AL114])" table:style-name="ce3">
            <text:p>38 728,75</text:p>
          </table:table-cell>
          <table:table-cell office:value-type="float" office:value="8445.6333638553515" table:formula="of:=STDEV([Feuille1.$B114];[Feuille1.$N113];[Feuille1.$Z114];[Feuille1.$AL114])" table:style-name="ce3">
            <text:p>8 445,63</text:p>
          </table:table-cell>
          <table:table-cell table:number-columns-repeated="5" table:style-name="ce1"/>
          <table:table-cell office:value-type="float" office:value="111" table:formula="of:=[Feuille1.$A114]" table:style-name="ce1">
            <text:p>111</text:p>
          </table:table-cell>
          <table:table-cell office:value-type="float" office:value="235477.25" table:formula="of:=AVERAGE([Feuille1.$F114];[Feuille1.$R113];[Feuille1.$AD114];[Feuille1.$AP114])" table:style-name="ce3">
            <text:p>235 477,25</text:p>
          </table:table-cell>
          <table:table-cell office:value-type="float" office:value="52182.220978509526" table:formula="of:=STDEV([Feuille1.$F114];[Feuille1.$R113];[Feuille1.$AD114];[Feuille1.$AP114])" table:style-name="ce3">
            <text:p>52 182,22</text:p>
          </table:table-cell>
          <table:table-cell table:number-columns-repeated="9" table:style-name="ce1"/>
          <table:table-cell office:value-type="float" office:value="111" table:formula="of:=[Feuille1.$A114]" table:style-name="ce1">
            <text:p>111</text:p>
          </table:table-cell>
          <table:table-cell office:value-type="float" office:value="219489.5" table:formula="of:=AVERAGE([Feuille1.$C114];[Feuille1.O113];[Feuille1.$AA114];[Feuille1.$AM114])" table:style-name="ce3">
            <text:p>219 489,50</text:p>
          </table:table-cell>
          <table:table-cell office:value-type="float" office:value="93.21049061002708" table:formula="of:=[.V112]*100/[.J112]" table:style-name="ce3">
            <text:p>93,21</text:p>
          </table:table-cell>
          <table:table-cell office:value-type="float" office:value="48556.127608504095" table:formula="of:=STDEV([Feuille1.$C114];[Feuille1.$O113];[Feuille1.$AA114];[Feuille1.$AM114])" table:style-name="ce3">
            <text:p>48 556,13</text:p>
          </table:table-cell>
          <table:table-cell table:number-columns-repeated="8" table:style-name="ce1"/>
          <table:table-cell office:value-type="float" office:value="111" table:formula="of:=[Feuille1.$A114]" table:style-name="ce1">
            <text:p>111</text:p>
          </table:table-cell>
          <table:table-cell office:value-type="float" office:value="11015.75" table:formula="of:=AVERAGE([Feuille1.$D114];[Feuille1.$P113];[Feuille1.$AB114];[Feuille1.$AN114])" table:style-name="ce3">
            <text:p>11 015,75</text:p>
          </table:table-cell>
          <table:table-cell office:value-type="float" office:value="4.6780527630588518" table:formula="of:=[.AH112]*100/[.$J112]" table:style-name="ce3">
            <text:p>4,68</text:p>
          </table:table-cell>
          <table:table-cell office:value-type="float" office:value="2487.6022424549042" table:formula="of:=STDEV([Feuille1.$D114];[Feuille1.$P113];[Feuille1.$AB114];[Feuille1.$AN114])" table:style-name="ce3">
            <text:p>2 487,60</text:p>
          </table:table-cell>
          <table:table-cell table:number-columns-repeated="9" table:style-name="ce1"/>
          <table:table-cell office:value-type="float" office:value="111" table:formula="of:=[Feuille1.$A114]" table:style-name="ce1">
            <text:p>111</text:p>
          </table:table-cell>
          <table:table-cell office:value-type="float" office:value="4972" table:formula="of:=AVERAGE([Feuille1.$E114];[Feuille1.$Q113];[Feuille1.$AC114];[Feuille1.$AO114])" table:style-name="ce3">
            <text:p>4 972,00</text:p>
          </table:table-cell>
          <table:table-cell office:value-type="float" office:value="2.1114566269140651" table:formula="of:=[.AU112]*100/[.$J112]" table:style-name="ce3">
            <text:p>2,11</text:p>
          </table:table-cell>
          <table:table-cell office:value-type="float" office:value="1139.0718443832534" table:formula="of:=STDEV([Feuille1.$E114];[Feuille1.$Q113];[Feuille1.$AC114];[Feuille1.$AO114])" table:style-name="ce3">
            <text:p>1 139,07</text:p>
          </table:table-cell>
          <table:table-cell table:number-columns-repeated="8" table:style-name="ce1"/>
          <table:table-cell office:value-type="float" office:value="111" table:formula="of:=[Feuille1.$A114]" table:style-name="ce1">
            <text:p>111</text:p>
          </table:table-cell>
          <table:table-cell office:value-type="float" office:value="21086" table:formula="of:=AVERAGE([Feuille1.$G114];[Feuille1.$S113];[Feuille1.$AE114];[Feuille1.$AQ114])" table:style-name="ce3">
            <text:p>21 086,00</text:p>
          </table:table-cell>
          <table:table-cell office:value-type="float" office:value="4591.3924540020171" table:formula="of:=STDEV([Feuille1.$G114];[Feuille1.$S113];[Feuille1.$AE114];[Feuille1.$AQ114])" table:style-name="ce3">
            <text:p>4 591,39</text:p>
          </table:table-cell>
          <table:table-cell table:style-name="ce3"/>
          <table:table-cell table:number-columns-repeated="5" table:style-name="ce1"/>
          <table:table-cell office:value-type="float" office:value="111" table:formula="of:=[Feuille1.$A114]" table:style-name="ce1">
            <text:p>111</text:p>
          </table:table-cell>
          <table:table-cell office:value-type="float" office:value="18074.75" table:formula="of:=AVERAGE([Feuille1.$K114];[Feuille1.$W113];[Feuille1.$AI114];[Feuille1.$AU114])" table:style-name="ce3">
            <text:p>18 074,75</text:p>
          </table:table-cell>
          <table:table-cell office:value-type="float" office:value="3950.6435235287936" table:formula="of:=STDEV([Feuille1.$K114];[Feuille1.$W113];[Feuille1.$AI114];[Feuille1.$AU114])" table:style-name="ce3">
            <text:p>3 950,64</text:p>
          </table:table-cell>
          <table:table-cell table:number-columns-repeated="5" table:style-name="ce1"/>
          <table:table-cell office:value-type="float" office:value="111" table:formula="of:=[Feuille1.$A114]" table:style-name="ce1">
            <text:p>111</text:p>
          </table:table-cell>
          <table:table-cell office:value-type="float" office:value="16872" table:formula="of:=AVERAGE([Feuille1.$H114];[Feuille1.$T113];[Feuille1.$AF114];[Feuille1.$AR114])" table:style-name="ce3">
            <text:p>16 872,00</text:p>
          </table:table-cell>
          <table:table-cell office:value-type="float" office:value="93.345689428622805" table:formula="of:=[.BX112]*100/[.$BP112]" table:style-name="ce3">
            <text:p>93,35</text:p>
          </table:table-cell>
          <table:table-cell office:value-type="float" office:value="3660.618800148412" table:formula="of:=STDEV([Feuille1.$H114];[Feuille1.$T113];[Feuille1.$AF114];[Feuille1.$AR114])" table:style-name="ce3">
            <text:p>3 660,62</text:p>
          </table:table-cell>
          <table:table-cell table:number-columns-repeated="9" table:style-name="ce1"/>
          <table:table-cell office:value-type="float" office:value="111" table:formula="of:=[Feuille1.$A114]" table:style-name="ce1">
            <text:p>111</text:p>
          </table:table-cell>
          <table:table-cell office:value-type="float" office:value="840.25" table:formula="of:=AVERAGE([Feuille1.$I114];[Feuille1.$U113];[Feuille1.$AG114];[Feuille1.$AS114])" table:style-name="ce3">
            <text:p>840,25</text:p>
          </table:table-cell>
          <table:table-cell office:value-type="float" office:value="4.648750328496936" table:formula="of:=[.CK112]*100/[.$BP112]" table:style-name="ce3">
            <text:p>4,65</text:p>
          </table:table-cell>
          <table:table-cell office:value-type="float" office:value="202.19524392691997" table:formula="of:=STDEV([Feuille1.$I114];[Feuille1.$U113];[Feuille1.$AG114];[Feuille1.$AS114])" table:style-name="ce3">
            <text:p>202,20</text:p>
          </table:table-cell>
          <table:table-cell table:number-columns-repeated="8" table:style-name="ce1"/>
          <table:table-cell office:value-type="float" office:value="111" table:formula="of:=[Feuille1.$A114]" table:style-name="ce1">
            <text:p>111</text:p>
          </table:table-cell>
          <table:table-cell office:value-type="float" office:value="362.5" table:formula="of:=AVERAGE([Feuille1.$J114];[Feuille1.$V113];[Feuille1.$AH114];[Feuille1.$AT114])" table:style-name="ce3">
            <text:p>362,50</text:p>
          </table:table-cell>
          <table:table-cell office:value-type="float" office:value="2.0055602428802612" table:formula="of:=[.CW112]*100/[.$BP112]" table:style-name="ce3">
            <text:p>2,01</text:p>
          </table:table-cell>
          <table:table-cell office:value-type="float" office:value="88.447724673956429" table:formula="of:=STDEV([Feuille1.$J114];[Feuille1.$V113];[Feuille1.$AH114];[Feuille1.$AT114])" table:style-name="ce3">
            <text:p>88,45</text:p>
          </table:table-cell>
          <table:table-cell table:number-columns-repeated="16281"/>
        </table:table-row>
        <table:table-row table:style-name="ro1">
          <table:table-cell office:value-type="float" office:value="112" table:formula="of:=[Feuille1.$A115]" table:style-name="ce1">
            <text:p>112</text:p>
          </table:table-cell>
          <table:table-cell office:value-type="float" office:value="41902" table:formula="of:=AVERAGE([Feuille1.$B115];[Feuille1.$N114];[Feuille1.$Z115];[Feuille1.$AL115])" table:style-name="ce3">
            <text:p>41 902,00</text:p>
          </table:table-cell>
          <table:table-cell office:value-type="float" office:value="9177.3217952370687" table:formula="of:=STDEV([Feuille1.$B115];[Feuille1.$N114];[Feuille1.$Z115];[Feuille1.$AL115])" table:style-name="ce3">
            <text:p>9 177,32</text:p>
          </table:table-cell>
          <table:table-cell table:number-columns-repeated="5" table:style-name="ce1"/>
          <table:table-cell office:value-type="float" office:value="112" table:formula="of:=[Feuille1.$A115]" table:style-name="ce1">
            <text:p>112</text:p>
          </table:table-cell>
          <table:table-cell office:value-type="float" office:value="254983" table:formula="of:=AVERAGE([Feuille1.$F115];[Feuille1.$R114];[Feuille1.$AD115];[Feuille1.$AP115])" table:style-name="ce3">
            <text:p>254 983,00</text:p>
          </table:table-cell>
          <table:table-cell office:value-type="float" office:value="56781.637730285074" table:formula="of:=STDEV([Feuille1.$F115];[Feuille1.$R114];[Feuille1.$AD115];[Feuille1.$AP115])" table:style-name="ce3">
            <text:p>56 781,64</text:p>
          </table:table-cell>
          <table:table-cell table:number-columns-repeated="9" table:style-name="ce1"/>
          <table:table-cell office:value-type="float" office:value="112" table:formula="of:=[Feuille1.$A115]" table:style-name="ce1">
            <text:p>112</text:p>
          </table:table-cell>
          <table:table-cell office:value-type="float" office:value="237663" table:formula="of:=AVERAGE([Feuille1.$C115];[Feuille1.O114];[Feuille1.$AA115];[Feuille1.$AM115])" table:style-name="ce3">
            <text:p>237 663,00</text:p>
          </table:table-cell>
          <table:table-cell office:value-type="float" office:value="93.207390296608011" table:formula="of:=[.V113]*100/[.J113]" table:style-name="ce3">
            <text:p>93,21</text:p>
          </table:table-cell>
          <table:table-cell office:value-type="float" office:value="52850.633676428137" table:formula="of:=STDEV([Feuille1.$C115];[Feuille1.$O114];[Feuille1.$AA115];[Feuille1.$AM115])" table:style-name="ce3">
            <text:p>52 850,63</text:p>
          </table:table-cell>
          <table:table-cell table:number-columns-repeated="8" table:style-name="ce1"/>
          <table:table-cell office:value-type="float" office:value="112" table:formula="of:=[Feuille1.$A115]" table:style-name="ce1">
            <text:p>112</text:p>
          </table:table-cell>
          <table:table-cell office:value-type="float" office:value="11921.25" table:formula="of:=AVERAGE([Feuille1.$D115];[Feuille1.$P114];[Feuille1.$AB115];[Feuille1.$AN115])" table:style-name="ce3">
            <text:p>11 921,25</text:p>
          </table:table-cell>
          <table:table-cell office:value-type="float" office:value="4.6753116874458298" table:formula="of:=[.AH113]*100/[.$J113]" table:style-name="ce3">
            <text:p>4,68</text:p>
          </table:table-cell>
          <table:table-cell office:value-type="float" office:value="2681.3132820815003" table:formula="of:=STDEV([Feuille1.$D115];[Feuille1.$P114];[Feuille1.$AB115];[Feuille1.$AN115])" table:style-name="ce3">
            <text:p>2 681,31</text:p>
          </table:table-cell>
          <table:table-cell table:number-columns-repeated="9" table:style-name="ce1"/>
          <table:table-cell office:value-type="float" office:value="112" table:formula="of:=[Feuille1.$A115]" table:style-name="ce1">
            <text:p>112</text:p>
          </table:table-cell>
          <table:table-cell office:value-type="float" office:value="5398.75" table:formula="of:=AVERAGE([Feuille1.$E115];[Feuille1.$Q114];[Feuille1.$AC115];[Feuille1.$AO115])" table:style-name="ce3">
            <text:p>5 398,75</text:p>
          </table:table-cell>
          <table:table-cell office:value-type="float" office:value="2.1172980159461612" table:formula="of:=[.AU113]*100/[.$J113]" table:style-name="ce3">
            <text:p>2,12</text:p>
          </table:table-cell>
          <table:table-cell office:value-type="float" office:value="1251.0593844151977" table:formula="of:=STDEV([Feuille1.$E115];[Feuille1.$Q114];[Feuille1.$AC115];[Feuille1.$AO115])" table:style-name="ce3">
            <text:p>1 251,06</text:p>
          </table:table-cell>
          <table:table-cell table:number-columns-repeated="8" table:style-name="ce1"/>
          <table:table-cell office:value-type="float" office:value="112" table:formula="of:=[Feuille1.$A115]" table:style-name="ce1">
            <text:p>112</text:p>
          </table:table-cell>
          <table:table-cell office:value-type="float" office:value="22679" table:formula="of:=AVERAGE([Feuille1.$G115];[Feuille1.$S114];[Feuille1.$AE115];[Feuille1.$AQ115])" table:style-name="ce3">
            <text:p>22 679,00</text:p>
          </table:table-cell>
          <table:table-cell office:value-type="float" office:value="5339.2906520123688" table:formula="of:=STDEV([Feuille1.$G115];[Feuille1.$S114];[Feuille1.$AE115];[Feuille1.$AQ115])" table:style-name="ce3">
            <text:p>5 339,29</text:p>
          </table:table-cell>
          <table:table-cell table:style-name="ce3"/>
          <table:table-cell table:number-columns-repeated="5" table:style-name="ce1"/>
          <table:table-cell office:value-type="float" office:value="112" table:formula="of:=[Feuille1.$A115]" table:style-name="ce1">
            <text:p>112</text:p>
          </table:table-cell>
          <table:table-cell office:value-type="float" office:value="19505.75" table:formula="of:=AVERAGE([Feuille1.$K115];[Feuille1.$W114];[Feuille1.$AI115];[Feuille1.$AU115])" table:style-name="ce3">
            <text:p>19 505,75</text:p>
          </table:table-cell>
          <table:table-cell office:value-type="float" office:value="4606.62438777029" table:formula="of:=STDEV([Feuille1.$K115];[Feuille1.$W114];[Feuille1.$AI115];[Feuille1.$AU115])" table:style-name="ce3">
            <text:p>4 606,62</text:p>
          </table:table-cell>
          <table:table-cell table:number-columns-repeated="5" table:style-name="ce1"/>
          <table:table-cell office:value-type="float" office:value="112" table:formula="of:=[Feuille1.$A115]" table:style-name="ce1">
            <text:p>112</text:p>
          </table:table-cell>
          <table:table-cell office:value-type="float" office:value="18173.5" table:formula="of:=AVERAGE([Feuille1.$H115];[Feuille1.$T114];[Feuille1.$AF115];[Feuille1.$AR115])" table:style-name="ce3">
            <text:p>18 173,50</text:p>
          </table:table-cell>
          <table:table-cell office:value-type="float" office:value="93.16996270330543" table:formula="of:=[.BX113]*100/[.$BP113]" table:style-name="ce3">
            <text:p>93,17</text:p>
          </table:table-cell>
          <table:table-cell office:value-type="float" office:value="4300.605112461888" table:formula="of:=STDEV([Feuille1.$H115];[Feuille1.$T114];[Feuille1.$AF115];[Feuille1.$AR115])" table:style-name="ce3">
            <text:p>4 300,61</text:p>
          </table:table-cell>
          <table:table-cell table:number-columns-repeated="9" table:style-name="ce1"/>
          <table:table-cell office:value-type="float" office:value="112" table:formula="of:=[Feuille1.$A115]" table:style-name="ce1">
            <text:p>112</text:p>
          </table:table-cell>
          <table:table-cell office:value-type="float" office:value="905.5" table:formula="of:=AVERAGE([Feuille1.$I115];[Feuille1.$U114];[Feuille1.$AG115];[Feuille1.$AS115])" table:style-name="ce3">
            <text:p>905,50</text:p>
          </table:table-cell>
          <table:table-cell office:value-type="float" office:value="4.6422208835856091" table:formula="of:=[.CK113]*100/[.$BP113]" table:style-name="ce3">
            <text:p>4,64</text:p>
          </table:table-cell>
          <table:table-cell office:value-type="float" office:value="197.36007701660435" table:formula="of:=STDEV([Feuille1.$I115];[Feuille1.$U114];[Feuille1.$AG115];[Feuille1.$AS115])" table:style-name="ce3">
            <text:p>197,36</text:p>
          </table:table-cell>
          <table:table-cell table:number-columns-repeated="8" table:style-name="ce1"/>
          <table:table-cell office:value-type="float" office:value="112" table:formula="of:=[Feuille1.$A115]" table:style-name="ce1">
            <text:p>112</text:p>
          </table:table-cell>
          <table:table-cell office:value-type="float" office:value="426.75" table:formula="of:=AVERAGE([Feuille1.$J115];[Feuille1.$V114];[Feuille1.$AH115];[Feuille1.$AT115])" table:style-name="ce3">
            <text:p>426,75</text:p>
          </table:table-cell>
          <table:table-cell office:value-type="float" office:value="2.1878164131089552" table:formula="of:=[.CW113]*100/[.$BP113]" table:style-name="ce3">
            <text:p>2,19</text:p>
          </table:table-cell>
          <table:table-cell office:value-type="float" office:value="113.00848050773298" table:formula="of:=STDEV([Feuille1.$J115];[Feuille1.$V114];[Feuille1.$AH115];[Feuille1.$AT115])" table:style-name="ce3">
            <text:p>113,01</text:p>
          </table:table-cell>
          <table:table-cell table:number-columns-repeated="16281"/>
        </table:table-row>
        <table:table-row table:style-name="ro1">
          <table:table-cell office:value-type="float" office:value="113" table:formula="of:=[Feuille1.$A116]" table:style-name="ce1">
            <text:p>113</text:p>
          </table:table-cell>
          <table:table-cell office:value-type="float" office:value="45465.25" table:formula="of:=AVERAGE([Feuille1.$B116];[Feuille1.$N115];[Feuille1.$Z116];[Feuille1.$AL116])" table:style-name="ce3">
            <text:p>45 465,25</text:p>
          </table:table-cell>
          <table:table-cell office:value-type="float" office:value="9964.4902654375655" table:formula="of:=STDEV([Feuille1.$B116];[Feuille1.$N115];[Feuille1.$Z116];[Feuille1.$AL116])" table:style-name="ce3">
            <text:p>9 964,49</text:p>
          </table:table-cell>
          <table:table-cell table:number-columns-repeated="5" table:style-name="ce1"/>
          <table:table-cell office:value-type="float" office:value="113" table:formula="of:=[Feuille1.$A116]" table:style-name="ce1">
            <text:p>113</text:p>
          </table:table-cell>
          <table:table-cell office:value-type="float" office:value="276131.5" table:formula="of:=AVERAGE([Feuille1.$F116];[Feuille1.$R115];[Feuille1.$AD116];[Feuille1.$AP116])" table:style-name="ce3">
            <text:p>276 131,50</text:p>
          </table:table-cell>
          <table:table-cell office:value-type="float" office:value="61297.148473644353" table:formula="of:=STDEV([Feuille1.$F116];[Feuille1.$R115];[Feuille1.$AD116];[Feuille1.$AP116])" table:style-name="ce3">
            <text:p>61 297,15</text:p>
          </table:table-cell>
          <table:table-cell table:number-columns-repeated="9" table:style-name="ce1"/>
          <table:table-cell office:value-type="float" office:value="113" table:formula="of:=[Feuille1.$A116]" table:style-name="ce1">
            <text:p>113</text:p>
          </table:table-cell>
          <table:table-cell office:value-type="float" office:value="257360.75" table:formula="of:=AVERAGE([Feuille1.$C116];[Feuille1.O115];[Feuille1.$AA116];[Feuille1.$AM116])" table:style-name="ce3">
            <text:p>257 360,75</text:p>
          </table:table-cell>
          <table:table-cell office:value-type="float" office:value="93.202242409866315" table:formula="of:=[.V114]*100/[.J114]" table:style-name="ce3">
            <text:p>93,20</text:p>
          </table:table-cell>
          <table:table-cell office:value-type="float" office:value="57056.931366107194" table:formula="of:=STDEV([Feuille1.$C116];[Feuille1.$O115];[Feuille1.$AA116];[Feuille1.$AM116])" table:style-name="ce3">
            <text:p>57 056,93</text:p>
          </table:table-cell>
          <table:table-cell table:number-columns-repeated="8" table:style-name="ce1"/>
          <table:table-cell office:value-type="float" office:value="113" table:formula="of:=[Feuille1.$A116]" table:style-name="ce1">
            <text:p>113</text:p>
          </table:table-cell>
          <table:table-cell office:value-type="float" office:value="12922.75" table:formula="of:=AVERAGE([Feuille1.$D116];[Feuille1.$P115];[Feuille1.$AB116];[Feuille1.$AN116])" table:style-name="ce3">
            <text:p>12 922,75</text:p>
          </table:table-cell>
          <table:table-cell office:value-type="float" office:value="4.6799260497263075" table:formula="of:=[.AH114]*100/[.$J114]" table:style-name="ce3">
            <text:p>4,68</text:p>
          </table:table-cell>
          <table:table-cell office:value-type="float" office:value="2904.1905785720514" table:formula="of:=STDEV([Feuille1.$D116];[Feuille1.$P115];[Feuille1.$AB116];[Feuille1.$AN116])" table:style-name="ce3">
            <text:p>2 904,19</text:p>
          </table:table-cell>
          <table:table-cell table:number-columns-repeated="9" table:style-name="ce1"/>
          <table:table-cell office:value-type="float" office:value="113" table:formula="of:=[Feuille1.$A116]" table:style-name="ce1">
            <text:p>113</text:p>
          </table:table-cell>
          <table:table-cell office:value-type="float" office:value="5848" table:formula="of:=AVERAGE([Feuille1.$E116];[Feuille1.$Q115];[Feuille1.$AC116];[Feuille1.$AO116])" table:style-name="ce3">
            <text:p>5 848,00</text:p>
          </table:table-cell>
          <table:table-cell office:value-type="float" office:value="2.1178315404073782" table:formula="of:=[.AU114]*100/[.$J114]" table:style-name="ce3">
            <text:p>2,12</text:p>
          </table:table-cell>
          <table:table-cell office:value-type="float" office:value="1337.2214974839933" table:formula="of:=STDEV([Feuille1.$E116];[Feuille1.$Q115];[Feuille1.$AC116];[Feuille1.$AO116])" table:style-name="ce3">
            <text:p>1 337,22</text:p>
          </table:table-cell>
          <table:table-cell table:number-columns-repeated="8" table:style-name="ce1"/>
          <table:table-cell office:value-type="float" office:value="113" table:formula="of:=[Feuille1.$A116]" table:style-name="ce1">
            <text:p>113</text:p>
          </table:table-cell>
          <table:table-cell office:value-type="float" office:value="24711.75" table:formula="of:=AVERAGE([Feuille1.$G116];[Feuille1.$S115];[Feuille1.$AE116];[Feuille1.$AQ116])" table:style-name="ce3">
            <text:p>24 711,75</text:p>
          </table:table-cell>
          <table:table-cell office:value-type="float" office:value="5318.1138495397663" table:formula="of:=STDEV([Feuille1.$G116];[Feuille1.$S115];[Feuille1.$AE116];[Feuille1.$AQ116])" table:style-name="ce3">
            <text:p>5 318,11</text:p>
          </table:table-cell>
          <table:table-cell table:style-name="ce3"/>
          <table:table-cell table:number-columns-repeated="5" table:style-name="ce1"/>
          <table:table-cell office:value-type="float" office:value="113" table:formula="of:=[Feuille1.$A116]" table:style-name="ce1">
            <text:p>113</text:p>
          </table:table-cell>
          <table:table-cell office:value-type="float" office:value="21148.5" table:formula="of:=AVERAGE([Feuille1.$K116];[Feuille1.$W115];[Feuille1.$AI116];[Feuille1.$AU116])" table:style-name="ce3">
            <text:p>21 148,50</text:p>
          </table:table-cell>
          <table:table-cell office:value-type="float" office:value="4528.824755570331" table:formula="of:=STDEV([Feuille1.$K116];[Feuille1.$W115];[Feuille1.$AI116];[Feuille1.$AU116])" table:style-name="ce3">
            <text:p>4 528,82</text:p>
          </table:table-cell>
          <table:table-cell table:number-columns-repeated="5" table:style-name="ce1"/>
          <table:table-cell office:value-type="float" office:value="113" table:formula="of:=[Feuille1.$A116]" table:style-name="ce1">
            <text:p>113</text:p>
          </table:table-cell>
          <table:table-cell office:value-type="float" office:value="19697.75" table:formula="of:=AVERAGE([Feuille1.$H116];[Feuille1.$T115];[Feuille1.$AF116];[Feuille1.$AR116])" table:style-name="ce3">
            <text:p>19 697,75</text:p>
          </table:table-cell>
          <table:table-cell office:value-type="float" office:value="93.140175426153149" table:formula="of:=[.BX114]*100/[.$BP114]" table:style-name="ce3">
            <text:p>93,14</text:p>
          </table:table-cell>
          <table:table-cell office:value-type="float" office:value="4220.2541293939476" table:formula="of:=STDEV([Feuille1.$H116];[Feuille1.$T115];[Feuille1.$AF116];[Feuille1.$AR116])" table:style-name="ce3">
            <text:p>4 220,25</text:p>
          </table:table-cell>
          <table:table-cell table:number-columns-repeated="9" table:style-name="ce1"/>
          <table:table-cell office:value-type="float" office:value="113" table:formula="of:=[Feuille1.$A116]" table:style-name="ce1">
            <text:p>113</text:p>
          </table:table-cell>
          <table:table-cell office:value-type="float" office:value="1001.5" table:formula="of:=AVERAGE([Feuille1.$I116];[Feuille1.$U115];[Feuille1.$AG116];[Feuille1.$AS116])" table:style-name="ce3">
            <text:p>1 001,50</text:p>
          </table:table-cell>
          <table:table-cell office:value-type="float" office:value="4.7355604416388868" table:formula="of:=[.CK114]*100/[.$BP114]" table:style-name="ce3">
            <text:p>4,74</text:p>
          </table:table-cell>
          <table:table-cell office:value-type="float" office:value="223.83401588379428" table:formula="of:=STDEV([Feuille1.$I116];[Feuille1.$U115];[Feuille1.$AG116];[Feuille1.$AS116])" table:style-name="ce3">
            <text:p>223,83</text:p>
          </table:table-cell>
          <table:table-cell table:number-columns-repeated="8" table:style-name="ce1"/>
          <table:table-cell office:value-type="float" office:value="113" table:formula="of:=[Feuille1.$A116]" table:style-name="ce1">
            <text:p>113</text:p>
          </table:table-cell>
          <table:table-cell office:value-type="float" office:value="449.25" table:formula="of:=AVERAGE([Feuille1.$J116];[Feuille1.$V115];[Feuille1.$AH116];[Feuille1.$AT116])" table:style-name="ce3">
            <text:p>449,25</text:p>
          </table:table-cell>
          <table:table-cell office:value-type="float" office:value="2.1242641322079581" table:formula="of:=[.CW114]*100/[.$BP114]" table:style-name="ce3">
            <text:p>2,12</text:p>
          </table:table-cell>
          <table:table-cell office:value-type="float" office:value="88.706914424224379" table:formula="of:=STDEV([Feuille1.$J116];[Feuille1.$V115];[Feuille1.$AH116];[Feuille1.$AT116])" table:style-name="ce3">
            <text:p>88,71</text:p>
          </table:table-cell>
          <table:table-cell table:number-columns-repeated="16281"/>
        </table:table-row>
        <table:table-row table:style-name="ro1">
          <table:table-cell office:value-type="float" office:value="114" table:formula="of:=[Feuille1.$A117]" table:style-name="ce1">
            <text:p>114</text:p>
          </table:table-cell>
          <table:table-cell office:value-type="float" office:value="49216" table:formula="of:=AVERAGE([Feuille1.$B117];[Feuille1.$N116];[Feuille1.$Z117];[Feuille1.$AL117])" table:style-name="ce3">
            <text:p>49 216,00</text:p>
          </table:table-cell>
          <table:table-cell office:value-type="float" office:value="10799.529218134156" table:formula="of:=STDEV([Feuille1.$B117];[Feuille1.$N116];[Feuille1.$Z117];[Feuille1.$AL117])" table:style-name="ce3">
            <text:p>10 799,53</text:p>
          </table:table-cell>
          <table:table-cell table:number-columns-repeated="5" table:style-name="ce1"/>
          <table:table-cell office:value-type="float" office:value="114" table:formula="of:=[Feuille1.$A117]" table:style-name="ce1">
            <text:p>114</text:p>
          </table:table-cell>
          <table:table-cell office:value-type="float" office:value="299170.25" table:formula="of:=AVERAGE([Feuille1.$F117];[Feuille1.$R116];[Feuille1.$AD117];[Feuille1.$AP117])" table:style-name="ce3">
            <text:p>299 170,25</text:p>
          </table:table-cell>
          <table:table-cell office:value-type="float" office:value="66454.284448659382" table:formula="of:=STDEV([Feuille1.$F117];[Feuille1.$R116];[Feuille1.$AD117];[Feuille1.$AP117])" table:style-name="ce3">
            <text:p>66 454,28</text:p>
          </table:table-cell>
          <table:table-cell table:number-columns-repeated="9" table:style-name="ce1"/>
          <table:table-cell office:value-type="float" office:value="114" table:formula="of:=[Feuille1.$A117]" table:style-name="ce1">
            <text:p>114</text:p>
          </table:table-cell>
          <table:table-cell office:value-type="float" office:value="278860.5" table:formula="of:=AVERAGE([Feuille1.$C117];[Feuille1.O116];[Feuille1.$AA117];[Feuille1.$AM117])" table:style-name="ce3">
            <text:p>278 860,50</text:p>
          </table:table-cell>
          <table:table-cell office:value-type="float" office:value="93.2113069397776" table:formula="of:=[.V115]*100/[.J115]" table:style-name="ce3">
            <text:p>93,21</text:p>
          </table:table-cell>
          <table:table-cell office:value-type="float" office:value="61859.858715756323" table:formula="of:=STDEV([Feuille1.$C117];[Feuille1.$O116];[Feuille1.$AA117];[Feuille1.$AM117])" table:style-name="ce3">
            <text:p>61 859,86</text:p>
          </table:table-cell>
          <table:table-cell table:number-columns-repeated="8" table:style-name="ce1"/>
          <table:table-cell office:value-type="float" office:value="114" table:formula="of:=[Feuille1.$A117]" table:style-name="ce1">
            <text:p>114</text:p>
          </table:table-cell>
          <table:table-cell office:value-type="float" office:value="13979.5" table:formula="of:=AVERAGE([Feuille1.$D117];[Feuille1.$P116];[Feuille1.$AB117];[Feuille1.$AN117])" table:style-name="ce3">
            <text:p>13 979,50</text:p>
          </table:table-cell>
          <table:table-cell office:value-type="float" office:value="4.6727574015130182" table:formula="of:=[.AH115]*100/[.$J115]" table:style-name="ce3">
            <text:p>4,67</text:p>
          </table:table-cell>
          <table:table-cell office:value-type="float" office:value="3147.7793760046143" table:formula="of:=STDEV([Feuille1.$D117];[Feuille1.$P116];[Feuille1.$AB117];[Feuille1.$AN117])" table:style-name="ce3">
            <text:p>3 147,78</text:p>
          </table:table-cell>
          <table:table-cell table:number-columns-repeated="9" table:style-name="ce1"/>
          <table:table-cell office:value-type="float" office:value="114" table:formula="of:=[Feuille1.$A117]" table:style-name="ce1">
            <text:p>114</text:p>
          </table:table-cell>
          <table:table-cell office:value-type="float" office:value="6330.25" table:formula="of:=AVERAGE([Feuille1.$E117];[Feuille1.$Q116];[Feuille1.$AC117];[Feuille1.$AO117])" table:style-name="ce3">
            <text:p>6 330,25</text:p>
          </table:table-cell>
          <table:table-cell office:value-type="float" office:value="2.1159356587093803" table:formula="of:=[.AU115]*100/[.$J115]" table:style-name="ce3">
            <text:p>2,12</text:p>
          </table:table-cell>
          <table:table-cell office:value-type="float" office:value="1447.3655090082348" table:formula="of:=STDEV([Feuille1.$E117];[Feuille1.$Q116];[Feuille1.$AC117];[Feuille1.$AO117])" table:style-name="ce3">
            <text:p>1 447,37</text:p>
          </table:table-cell>
          <table:table-cell table:number-columns-repeated="8" table:style-name="ce1"/>
          <table:table-cell office:value-type="float" office:value="114" table:formula="of:=[Feuille1.$A117]" table:style-name="ce1">
            <text:p>114</text:p>
          </table:table-cell>
          <table:table-cell office:value-type="float" office:value="26789.5" table:formula="of:=AVERAGE([Feuille1.$G117];[Feuille1.$S116];[Feuille1.$AE117];[Feuille1.$AQ117])" table:style-name="ce3">
            <text:p>26 789,50</text:p>
          </table:table-cell>
          <table:table-cell office:value-type="float" office:value="6018.0358091324115" table:formula="of:=STDEV([Feuille1.$G117];[Feuille1.$S116];[Feuille1.$AE117];[Feuille1.$AQ117])" table:style-name="ce3">
            <text:p>6 018,04</text:p>
          </table:table-cell>
          <table:table-cell table:style-name="ce3"/>
          <table:table-cell table:number-columns-repeated="5" table:style-name="ce1"/>
          <table:table-cell office:value-type="float" office:value="114" table:formula="of:=[Feuille1.$A117]" table:style-name="ce1">
            <text:p>114</text:p>
          </table:table-cell>
          <table:table-cell office:value-type="float" office:value="23038.75" table:formula="of:=AVERAGE([Feuille1.$K117];[Feuille1.$W116];[Feuille1.$AI117];[Feuille1.$AU117])" table:style-name="ce3">
            <text:p>23 038,75</text:p>
          </table:table-cell>
          <table:table-cell office:value-type="float" office:value="5183.9887072279262" table:formula="of:=STDEV([Feuille1.$K117];[Feuille1.$W116];[Feuille1.$AI117];[Feuille1.$AU117])" table:style-name="ce3">
            <text:p>5 183,99</text:p>
          </table:table-cell>
          <table:table-cell table:number-columns-repeated="5" table:style-name="ce1"/>
          <table:table-cell office:value-type="float" office:value="114" table:formula="of:=[Feuille1.$A117]" table:style-name="ce1">
            <text:p>114</text:p>
          </table:table-cell>
          <table:table-cell office:value-type="float" office:value="21499.75" table:formula="of:=AVERAGE([Feuille1.$H117];[Feuille1.$T116];[Feuille1.$AF117];[Feuille1.$AR117])" table:style-name="ce3">
            <text:p>21 499,75</text:p>
          </table:table-cell>
          <table:table-cell office:value-type="float" office:value="93.319950084097442" table:formula="of:=[.BX115]*100/[.$BP115]" table:style-name="ce3">
            <text:p>93,32</text:p>
          </table:table-cell>
          <table:table-cell office:value-type="float" office:value="4832.596015600725" table:formula="of:=STDEV([Feuille1.$H117];[Feuille1.$T116];[Feuille1.$AF117];[Feuille1.$AR117])" table:style-name="ce3">
            <text:p>4 832,60</text:p>
          </table:table-cell>
          <table:table-cell table:number-columns-repeated="9" table:style-name="ce1"/>
          <table:table-cell office:value-type="float" office:value="114" table:formula="of:=[Feuille1.$A117]" table:style-name="ce1">
            <text:p>114</text:p>
          </table:table-cell>
          <table:table-cell office:value-type="float" office:value="1056.75" table:formula="of:=AVERAGE([Feuille1.$I117];[Feuille1.$U116];[Feuille1.$AG117];[Feuille1.$AS117])" table:style-name="ce3">
            <text:p>1 056,75</text:p>
          </table:table-cell>
          <table:table-cell office:value-type="float" office:value="4.5868373935217841" table:formula="of:=[.CK115]*100/[.$BP115]" table:style-name="ce3">
            <text:p>4,59</text:p>
          </table:table-cell>
          <table:table-cell office:value-type="float" office:value="243.78046818124429" table:formula="of:=STDEV([Feuille1.$I117];[Feuille1.$U116];[Feuille1.$AG117];[Feuille1.$AS117])" table:style-name="ce3">
            <text:p>243,78</text:p>
          </table:table-cell>
          <table:table-cell table:number-columns-repeated="8" table:style-name="ce1"/>
          <table:table-cell office:value-type="float" office:value="114" table:formula="of:=[Feuille1.$A117]" table:style-name="ce1">
            <text:p>114</text:p>
          </table:table-cell>
          <table:table-cell office:value-type="float" office:value="482.25" table:formula="of:=AVERAGE([Feuille1.$J117];[Feuille1.$V116];[Feuille1.$AH117];[Feuille1.$AT117])" table:style-name="ce3">
            <text:p>482,25</text:p>
          </table:table-cell>
          <table:table-cell office:value-type="float" office:value="2.0932125223807714" table:formula="of:=[.CW115]*100/[.$BP115]" table:style-name="ce3">
            <text:p>2,09</text:p>
          </table:table-cell>
          <table:table-cell office:value-type="float" office:value="110.34906735748457" table:formula="of:=STDEV([Feuille1.$J117];[Feuille1.$V116];[Feuille1.$AH117];[Feuille1.$AT117])" table:style-name="ce3">
            <text:p>110,35</text:p>
          </table:table-cell>
          <table:table-cell table:number-columns-repeated="16281"/>
        </table:table-row>
        <table:table-row table:style-name="ro1">
          <table:table-cell office:value-type="float" office:value="115" table:formula="of:=[Feuille1.$A118]" table:style-name="ce1">
            <text:p>115</text:p>
          </table:table-cell>
          <table:table-cell office:value-type="float" office:value="53277.75" table:formula="of:=AVERAGE([Feuille1.$B118];[Feuille1.$N117];[Feuille1.$Z118];[Feuille1.$AL118])" table:style-name="ce3">
            <text:p>53 277,75</text:p>
          </table:table-cell>
          <table:table-cell office:value-type="float" office:value="11646.175234098675" table:formula="of:=STDEV([Feuille1.$B118];[Feuille1.$N117];[Feuille1.$Z118];[Feuille1.$AL118])" table:style-name="ce3">
            <text:p>11 646,18</text:p>
          </table:table-cell>
          <table:table-cell table:number-columns-repeated="5" table:style-name="ce1"/>
          <table:table-cell office:value-type="float" office:value="115" table:formula="of:=[Feuille1.$A118]" table:style-name="ce1">
            <text:p>115</text:p>
          </table:table-cell>
          <table:table-cell office:value-type="float" office:value="323998.25" table:formula="of:=AVERAGE([Feuille1.$F118];[Feuille1.$R117];[Feuille1.$AD118];[Feuille1.$AP118])" table:style-name="ce3">
            <text:p>323 998,25</text:p>
          </table:table-cell>
          <table:table-cell office:value-type="float" office:value="71913.659344035608" table:formula="of:=STDEV([Feuille1.$F118];[Feuille1.$R117];[Feuille1.$AD118];[Feuille1.$AP118])" table:style-name="ce3">
            <text:p>71 913,66</text:p>
          </table:table-cell>
          <table:table-cell table:number-columns-repeated="9" table:style-name="ce1"/>
          <table:table-cell office:value-type="float" office:value="115" table:formula="of:=[Feuille1.$A118]" table:style-name="ce1">
            <text:p>115</text:p>
          </table:table-cell>
          <table:table-cell office:value-type="float" office:value="301991.5" table:formula="of:=AVERAGE([Feuille1.$C118];[Feuille1.O117];[Feuille1.$AA118];[Feuille1.$AM118])" table:style-name="ce3">
            <text:p>301 991,50</text:p>
          </table:table-cell>
          <table:table-cell office:value-type="float" office:value="93.20775652337629" table:formula="of:=[.V116]*100/[.J116]" table:style-name="ce3">
            <text:p>93,21</text:p>
          </table:table-cell>
          <table:table-cell office:value-type="float" office:value="66966.191183810559" table:formula="of:=STDEV([Feuille1.$C118];[Feuille1.$O117];[Feuille1.$AA118];[Feuille1.$AM118])" table:style-name="ce3">
            <text:p>66 966,19</text:p>
          </table:table-cell>
          <table:table-cell table:number-columns-repeated="8" table:style-name="ce1"/>
          <table:table-cell office:value-type="float" office:value="115" table:formula="of:=[Feuille1.$A118]" table:style-name="ce1">
            <text:p>115</text:p>
          </table:table-cell>
          <table:table-cell office:value-type="float" office:value="15148.75" table:formula="of:=AVERAGE([Feuille1.$D118];[Feuille1.$P117];[Feuille1.$AB118];[Feuille1.$AN118])" table:style-name="ce3">
            <text:p>15 148,75</text:p>
          </table:table-cell>
          <table:table-cell office:value-type="float" office:value="4.6755653772821306" table:formula="of:=[.AH116]*100/[.$J116]" table:style-name="ce3">
            <text:p>4,68</text:p>
          </table:table-cell>
          <table:table-cell office:value-type="float" office:value="3384.7411890226799" table:formula="of:=STDEV([Feuille1.$D118];[Feuille1.$P117];[Feuille1.$AB118];[Feuille1.$AN118])" table:style-name="ce3">
            <text:p>3 384,74</text:p>
          </table:table-cell>
          <table:table-cell table:number-columns-repeated="9" table:style-name="ce1"/>
          <table:table-cell office:value-type="float" office:value="115" table:formula="of:=[Feuille1.$A118]" table:style-name="ce1">
            <text:p>115</text:p>
          </table:table-cell>
          <table:table-cell office:value-type="float" office:value="6858" table:formula="of:=AVERAGE([Feuille1.$E118];[Feuille1.$Q117];[Feuille1.$AC118];[Feuille1.$AO118])" table:style-name="ce3">
            <text:p>6 858,00</text:p>
          </table:table-cell>
          <table:table-cell office:value-type="float" office:value="2.1166780993415859" table:formula="of:=[.AU116]*100/[.$J116]" table:style-name="ce3">
            <text:p>2,12</text:p>
          </table:table-cell>
          <table:table-cell office:value-type="float" office:value="1563.2909731290163" table:formula="of:=STDEV([Feuille1.$E118];[Feuille1.$Q117];[Feuille1.$AC118];[Feuille1.$AO118])" table:style-name="ce3">
            <text:p>1 563,29</text:p>
          </table:table-cell>
          <table:table-cell table:number-columns-repeated="8" table:style-name="ce1"/>
          <table:table-cell office:value-type="float" office:value="115" table:formula="of:=[Feuille1.$A118]" table:style-name="ce1">
            <text:p>115</text:p>
          </table:table-cell>
          <table:table-cell office:value-type="float" office:value="28889.75" table:formula="of:=AVERAGE([Feuille1.$G118];[Feuille1.$S117];[Feuille1.$AE118];[Feuille1.$AQ118])" table:style-name="ce3">
            <text:p>28 889,75</text:p>
          </table:table-cell>
          <table:table-cell office:value-type="float" office:value="6307.6817386950224" table:formula="of:=STDEV([Feuille1.$G118];[Feuille1.$S117];[Feuille1.$AE118];[Feuille1.$AQ118])" table:style-name="ce3">
            <text:p>6 307,68</text:p>
          </table:table-cell>
          <table:table-cell table:style-name="ce3"/>
          <table:table-cell table:number-columns-repeated="5" table:style-name="ce1"/>
          <table:table-cell office:value-type="float" office:value="115" table:formula="of:=[Feuille1.$A118]" table:style-name="ce1">
            <text:p>115</text:p>
          </table:table-cell>
          <table:table-cell office:value-type="float" office:value="24828" table:formula="of:=AVERAGE([Feuille1.$K118];[Feuille1.$W117];[Feuille1.$AI118];[Feuille1.$AU118])" table:style-name="ce3">
            <text:p>24 828,00</text:p>
          </table:table-cell>
          <table:table-cell office:value-type="float" office:value="5460.8615315412153" table:formula="of:=STDEV([Feuille1.$K118];[Feuille1.$W117];[Feuille1.$AI118];[Feuille1.$AU118])" table:style-name="ce3">
            <text:p>5 460,86</text:p>
          </table:table-cell>
          <table:table-cell table:number-columns-repeated="5" table:style-name="ce1"/>
          <table:table-cell office:value-type="float" office:value="115" table:formula="of:=[Feuille1.$A118]" table:style-name="ce1">
            <text:p>115</text:p>
          </table:table-cell>
          <table:table-cell office:value-type="float" office:value="23131" table:formula="of:=AVERAGE([Feuille1.$H118];[Feuille1.$T117];[Feuille1.$AF118];[Feuille1.$AR118])" table:style-name="ce3">
            <text:p>23 131,00</text:p>
          </table:table-cell>
          <table:table-cell office:value-type="float" office:value="93.164975028193979" table:formula="of:=[.BX116]*100/[.$BP116]" table:style-name="ce3">
            <text:p>93,16</text:p>
          </table:table-cell>
          <table:table-cell office:value-type="float" office:value="5107.6252146504767" table:formula="of:=STDEV([Feuille1.$H118];[Feuille1.$T117];[Feuille1.$AF118];[Feuille1.$AR118])" table:style-name="ce3">
            <text:p>5 107,63</text:p>
          </table:table-cell>
          <table:table-cell table:number-columns-repeated="9" table:style-name="ce1"/>
          <table:table-cell office:value-type="float" office:value="115" table:formula="of:=[Feuille1.$A118]" table:style-name="ce1">
            <text:p>115</text:p>
          </table:table-cell>
          <table:table-cell office:value-type="float" office:value="1169.25" table:formula="of:=AVERAGE([Feuille1.$I118];[Feuille1.$U117];[Feuille1.$AG118];[Feuille1.$AS118])" table:style-name="ce3">
            <text:p>1 169,25</text:p>
          </table:table-cell>
          <table:table-cell office:value-type="float" office:value="4.7094006766553891" table:formula="of:=[.CK116]*100/[.$BP116]" table:style-name="ce3">
            <text:p>4,71</text:p>
          </table:table-cell>
          <table:table-cell office:value-type="float" office:value="242.83516357123131" table:formula="of:=STDEV([Feuille1.$I118];[Feuille1.$U117];[Feuille1.$AG118];[Feuille1.$AS118])" table:style-name="ce3">
            <text:p>242,84</text:p>
          </table:table-cell>
          <table:table-cell table:number-columns-repeated="8" table:style-name="ce1"/>
          <table:table-cell office:value-type="float" office:value="115" table:formula="of:=[Feuille1.$A118]" table:style-name="ce1">
            <text:p>115</text:p>
          </table:table-cell>
          <table:table-cell office:value-type="float" office:value="527.75" table:formula="of:=AVERAGE([Feuille1.$J118];[Feuille1.$V117];[Feuille1.$AH118];[Feuille1.$AT118])" table:style-name="ce3">
            <text:p>527,75</text:p>
          </table:table-cell>
          <table:table-cell office:value-type="float" office:value="2.1256242951506366" table:formula="of:=[.CW116]*100/[.$BP116]" table:style-name="ce3">
            <text:p>2,13</text:p>
          </table:table-cell>
          <table:table-cell office:value-type="float" office:value="116.66297613210456" table:formula="of:=STDEV([Feuille1.$J118];[Feuille1.$V117];[Feuille1.$AH118];[Feuille1.$AT118])" table:style-name="ce3">
            <text:p>116,66</text:p>
          </table:table-cell>
          <table:table-cell table:number-columns-repeated="16281"/>
        </table:table-row>
        <table:table-row table:style-name="ro1">
          <table:table-cell office:value-type="float" office:value="116" table:formula="of:=[Feuille1.$A119]" table:style-name="ce1">
            <text:p>116</text:p>
          </table:table-cell>
          <table:table-cell office:value-type="float" office:value="57742.25" table:formula="of:=AVERAGE([Feuille1.$B119];[Feuille1.$N118];[Feuille1.$Z119];[Feuille1.$AL119])" table:style-name="ce3">
            <text:p>57 742,25</text:p>
          </table:table-cell>
          <table:table-cell office:value-type="float" office:value="12613.594686554134" table:formula="of:=STDEV([Feuille1.$B119];[Feuille1.$N118];[Feuille1.$Z119];[Feuille1.$AL119])" table:style-name="ce3">
            <text:p>12 613,59</text:p>
          </table:table-cell>
          <table:table-cell table:number-columns-repeated="5" table:style-name="ce1"/>
          <table:table-cell office:value-type="float" office:value="116" table:formula="of:=[Feuille1.$A119]" table:style-name="ce1">
            <text:p>116</text:p>
          </table:table-cell>
          <table:table-cell office:value-type="float" office:value="350865.75" table:formula="of:=AVERAGE([Feuille1.$F119];[Feuille1.$R118];[Feuille1.$AD119];[Feuille1.$AP119])" table:style-name="ce3">
            <text:p>350 865,75</text:p>
          </table:table-cell>
          <table:table-cell office:value-type="float" office:value="78081.620071029945" table:formula="of:=STDEV([Feuille1.$F119];[Feuille1.$R118];[Feuille1.$AD119];[Feuille1.$AP119])" table:style-name="ce3">
            <text:p>78 081,62</text:p>
          </table:table-cell>
          <table:table-cell table:number-columns-repeated="9" table:style-name="ce1"/>
          <table:table-cell office:value-type="float" office:value="116" table:formula="of:=[Feuille1.$A119]" table:style-name="ce1">
            <text:p>116</text:p>
          </table:table-cell>
          <table:table-cell office:value-type="float" office:value="327066.75" table:formula="of:=AVERAGE([Feuille1.$C119];[Feuille1.O118];[Feuille1.$AA119];[Feuille1.$AM119])" table:style-name="ce3">
            <text:p>327 066,75</text:p>
          </table:table-cell>
          <table:table-cell office:value-type="float" office:value="93.217063791492905" table:formula="of:=[.V117]*100/[.J117]" table:style-name="ce3">
            <text:p>93,22</text:p>
          </table:table-cell>
          <table:table-cell office:value-type="float" office:value="72716.14012205269" table:formula="of:=STDEV([Feuille1.$C119];[Feuille1.$O118];[Feuille1.$AA119];[Feuille1.$AM119])" table:style-name="ce3">
            <text:p>72 716,14</text:p>
          </table:table-cell>
          <table:table-cell table:number-columns-repeated="8" table:style-name="ce1"/>
          <table:table-cell office:value-type="float" office:value="116" table:formula="of:=[Feuille1.$A119]" table:style-name="ce1">
            <text:p>116</text:p>
          </table:table-cell>
          <table:table-cell office:value-type="float" office:value="16400.25" table:formula="of:=AVERAGE([Feuille1.$D119];[Feuille1.$P118];[Feuille1.$AB119];[Feuille1.$AN119])" table:style-name="ce3">
            <text:p>16 400,25</text:p>
          </table:table-cell>
          <table:table-cell office:value-type="float" office:value="4.674223688120029" table:formula="of:=[.AH117]*100/[.$J117]" table:style-name="ce3">
            <text:p>4,67</text:p>
          </table:table-cell>
          <table:table-cell office:value-type="float" office:value="3680.0916089141042" table:formula="of:=STDEV([Feuille1.$D119];[Feuille1.$P118];[Feuille1.$AB119];[Feuille1.$AN119])" table:style-name="ce3">
            <text:p>3 680,09</text:p>
          </table:table-cell>
          <table:table-cell table:number-columns-repeated="9" table:style-name="ce1"/>
          <table:table-cell office:value-type="float" office:value="116" table:formula="of:=[Feuille1.$A119]" table:style-name="ce1">
            <text:p>116</text:p>
          </table:table-cell>
          <table:table-cell office:value-type="float" office:value="7398.75" table:formula="of:=AVERAGE([Feuille1.$E119];[Feuille1.$Q118];[Feuille1.$AC119];[Feuille1.$AO119])" table:style-name="ce3">
            <text:p>7 398,75</text:p>
          </table:table-cell>
          <table:table-cell office:value-type="float" office:value="2.1087125203870709" table:formula="of:=[.AU117]*100/[.$J117]" table:style-name="ce3">
            <text:p>2,11</text:p>
          </table:table-cell>
          <table:table-cell office:value-type="float" office:value="1686.2076532859171" table:formula="of:=STDEV([Feuille1.$E119];[Feuille1.$Q118];[Feuille1.$AC119];[Feuille1.$AO119])" table:style-name="ce3">
            <text:p>1 686,21</text:p>
          </table:table-cell>
          <table:table-cell table:number-columns-repeated="8" table:style-name="ce1"/>
          <table:table-cell office:value-type="float" office:value="116" table:formula="of:=[Feuille1.$A119]" table:style-name="ce1">
            <text:p>116</text:p>
          </table:table-cell>
          <table:table-cell office:value-type="float" office:value="31332" table:formula="of:=AVERAGE([Feuille1.$G119];[Feuille1.$S118];[Feuille1.$AE119];[Feuille1.$AQ119])" table:style-name="ce3">
            <text:p>31 332,00</text:p>
          </table:table-cell>
          <table:table-cell office:value-type="float" office:value="7137.4921365981199" table:formula="of:=STDEV([Feuille1.$G119];[Feuille1.$S118];[Feuille1.$AE119];[Feuille1.$AQ119])" table:style-name="ce3">
            <text:p>7 137,49</text:p>
          </table:table-cell>
          <table:table-cell table:style-name="ce3"/>
          <table:table-cell table:number-columns-repeated="5" table:style-name="ce1"/>
          <table:table-cell office:value-type="float" office:value="116" table:formula="of:=[Feuille1.$A119]" table:style-name="ce1">
            <text:p>116</text:p>
          </table:table-cell>
          <table:table-cell office:value-type="float" office:value="26867.5" table:formula="of:=AVERAGE([Feuille1.$K119];[Feuille1.$W118];[Feuille1.$AI119];[Feuille1.$AU119])" table:style-name="ce3">
            <text:p>26 867,50</text:p>
          </table:table-cell>
          <table:table-cell office:value-type="float" office:value="6170.0662611244834" table:formula="of:=STDEV([Feuille1.$K119];[Feuille1.$W118];[Feuille1.$AI119];[Feuille1.$AU119])" table:style-name="ce3">
            <text:p>6 170,07</text:p>
          </table:table-cell>
          <table:table-cell table:number-columns-repeated="5" table:style-name="ce1"/>
          <table:table-cell office:value-type="float" office:value="116" table:formula="of:=[Feuille1.$A119]" table:style-name="ce1">
            <text:p>116</text:p>
          </table:table-cell>
          <table:table-cell office:value-type="float" office:value="25075.25" table:formula="of:=AVERAGE([Feuille1.$H119];[Feuille1.$T118];[Feuille1.$AF119];[Feuille1.$AR119])" table:style-name="ce3">
            <text:p>25 075,25</text:p>
          </table:table-cell>
          <table:table-cell office:value-type="float" office:value="93.329301200334982" table:formula="of:=[.BX117]*100/[.$BP117]" table:style-name="ce3">
            <text:p>93,33</text:p>
          </table:table-cell>
          <table:table-cell office:value-type="float" office:value="5751.7196486500161" table:formula="of:=STDEV([Feuille1.$H119];[Feuille1.$T118];[Feuille1.$AF119];[Feuille1.$AR119])" table:style-name="ce3">
            <text:p>5 751,72</text:p>
          </table:table-cell>
          <table:table-cell table:number-columns-repeated="9" table:style-name="ce1"/>
          <table:table-cell office:value-type="float" office:value="116" table:formula="of:=[Feuille1.$A119]" table:style-name="ce1">
            <text:p>116</text:p>
          </table:table-cell>
          <table:table-cell office:value-type="float" office:value="1251.5" table:formula="of:=AVERAGE([Feuille1.$I119];[Feuille1.$U118];[Feuille1.$AG119];[Feuille1.$AS119])" table:style-name="ce3">
            <text:p>1 251,50</text:p>
          </table:table-cell>
          <table:table-cell office:value-type="float" office:value="4.6580441053317205" table:formula="of:=[.CK117]*100/[.$BP117]" table:style-name="ce3">
            <text:p>4,66</text:p>
          </table:table-cell>
          <table:table-cell office:value-type="float" office:value="295.92172388431823" table:formula="of:=STDEV([Feuille1.$I119];[Feuille1.$U118];[Feuille1.$AG119];[Feuille1.$AS119])" table:style-name="ce3">
            <text:p>295,92</text:p>
          </table:table-cell>
          <table:table-cell table:number-columns-repeated="8" table:style-name="ce1"/>
          <table:table-cell office:value-type="float" office:value="116" table:formula="of:=[Feuille1.$A119]" table:style-name="ce1">
            <text:p>116</text:p>
          </table:table-cell>
          <table:table-cell office:value-type="float" office:value="540.75" table:formula="of:=AVERAGE([Feuille1.$J119];[Feuille1.$V118];[Feuille1.$AH119];[Feuille1.$AT119])" table:style-name="ce3">
            <text:p>540,75</text:p>
          </table:table-cell>
          <table:table-cell office:value-type="float" office:value="2.0126546943333024" table:formula="of:=[.CW117]*100/[.$BP117]" table:style-name="ce3">
            <text:p>2,01</text:p>
          </table:table-cell>
          <table:table-cell office:value-type="float" office:value="123.29199757756651" table:formula="of:=STDEV([Feuille1.$J119];[Feuille1.$V118];[Feuille1.$AH119];[Feuille1.$AT119])" table:style-name="ce3">
            <text:p>123,29</text:p>
          </table:table-cell>
          <table:table-cell table:number-columns-repeated="16281"/>
        </table:table-row>
        <table:table-row table:style-name="ro1">
          <table:table-cell office:value-type="float" office:value="117" table:formula="of:=[Feuille1.$A120]" table:style-name="ce1">
            <text:p>117</text:p>
          </table:table-cell>
          <table:table-cell office:value-type="float" office:value="62532" table:formula="of:=AVERAGE([Feuille1.$B120];[Feuille1.$N119];[Feuille1.$Z120];[Feuille1.$AL120])" table:style-name="ce3">
            <text:p>62 532,00</text:p>
          </table:table-cell>
          <table:table-cell office:value-type="float" office:value="13699.690580447428" table:formula="of:=STDEV([Feuille1.$B120];[Feuille1.$N119];[Feuille1.$Z120];[Feuille1.$AL120])" table:style-name="ce3">
            <text:p>13 699,69</text:p>
          </table:table-cell>
          <table:table-cell table:number-columns-repeated="5" table:style-name="ce1"/>
          <table:table-cell office:value-type="float" office:value="117" table:formula="of:=[Feuille1.$A120]" table:style-name="ce1">
            <text:p>117</text:p>
          </table:table-cell>
          <table:table-cell office:value-type="float" office:value="379871.5" table:formula="of:=AVERAGE([Feuille1.$F120];[Feuille1.$R119];[Feuille1.$AD120];[Feuille1.$AP120])" table:style-name="ce3">
            <text:p>379 871,50</text:p>
          </table:table-cell>
          <table:table-cell office:value-type="float" office:value="84415.955184234379" table:formula="of:=STDEV([Feuille1.$F120];[Feuille1.$R119];[Feuille1.$AD120];[Feuille1.$AP120])" table:style-name="ce3">
            <text:p>84 415,96</text:p>
          </table:table-cell>
          <table:table-cell table:number-columns-repeated="9" table:style-name="ce1"/>
          <table:table-cell office:value-type="float" office:value="117" table:formula="of:=[Feuille1.$A120]" table:style-name="ce1">
            <text:p>117</text:p>
          </table:table-cell>
          <table:table-cell office:value-type="float" office:value="354081.75" table:formula="of:=AVERAGE([Feuille1.$C120];[Feuille1.O119];[Feuille1.$AA120];[Feuille1.$AM120])" table:style-name="ce3">
            <text:p>354 081,75</text:p>
          </table:table-cell>
          <table:table-cell office:value-type="float" office:value="93.210927905883963" table:formula="of:=[.V118]*100/[.J118]" table:style-name="ce3">
            <text:p>93,21</text:p>
          </table:table-cell>
          <table:table-cell office:value-type="float" office:value="78627.814444062984" table:formula="of:=STDEV([Feuille1.$C120];[Feuille1.$O119];[Feuille1.$AA120];[Feuille1.$AM120])" table:style-name="ce3">
            <text:p>78 627,81</text:p>
          </table:table-cell>
          <table:table-cell table:number-columns-repeated="8" table:style-name="ce1"/>
          <table:table-cell office:value-type="float" office:value="117" table:formula="of:=[Feuille1.$A120]" table:style-name="ce1">
            <text:p>117</text:p>
          </table:table-cell>
          <table:table-cell office:value-type="float" office:value="17774.25" table:formula="of:=AVERAGE([Feuille1.$D120];[Feuille1.$P119];[Feuille1.$AB120];[Feuille1.$AN120])" table:style-name="ce3">
            <text:p>17 774,25</text:p>
          </table:table-cell>
          <table:table-cell office:value-type="float" office:value="4.6790164568808139" table:formula="of:=[.AH118]*100/[.$J118]" table:style-name="ce3">
            <text:p>4,68</text:p>
          </table:table-cell>
          <table:table-cell office:value-type="float" office:value="3942.8884822339742" table:formula="of:=STDEV([Feuille1.$D120];[Feuille1.$P119];[Feuille1.$AB120];[Feuille1.$AN120])" table:style-name="ce3">
            <text:p>3 942,89</text:p>
          </table:table-cell>
          <table:table-cell table:number-columns-repeated="9" table:style-name="ce1"/>
          <table:table-cell office:value-type="float" office:value="117" table:formula="of:=[Feuille1.$A120]" table:style-name="ce1">
            <text:p>117</text:p>
          </table:table-cell>
          <table:table-cell office:value-type="float" office:value="8015.5" table:formula="of:=AVERAGE([Feuille1.$E120];[Feuille1.$Q119];[Feuille1.$AC120];[Feuille1.$AO120])" table:style-name="ce3">
            <text:p>8 015,50</text:p>
          </table:table-cell>
          <table:table-cell office:value-type="float" office:value="2.1100556372352228" table:formula="of:=[.AU118]*100/[.$J118]" table:style-name="ce3">
            <text:p>2,11</text:p>
          </table:table-cell>
          <table:table-cell office:value-type="float" office:value="1846.4471289479154" table:formula="of:=STDEV([Feuille1.$E120];[Feuille1.$Q119];[Feuille1.$AC120];[Feuille1.$AO120])" table:style-name="ce3">
            <text:p>1 846,45</text:p>
          </table:table-cell>
          <table:table-cell table:number-columns-repeated="8" table:style-name="ce1"/>
          <table:table-cell office:value-type="float" office:value="117" table:formula="of:=[Feuille1.$A120]" table:style-name="ce1">
            <text:p>117</text:p>
          </table:table-cell>
          <table:table-cell office:value-type="float" office:value="33795.5" table:formula="of:=AVERAGE([Feuille1.$G120];[Feuille1.$S119];[Feuille1.$AE120];[Feuille1.$AQ120])" table:style-name="ce3">
            <text:p>33 795,50</text:p>
          </table:table-cell>
          <table:table-cell office:value-type="float" office:value="7424.3290381465895" table:formula="of:=STDEV([Feuille1.$G120];[Feuille1.$S119];[Feuille1.$AE120];[Feuille1.$AQ120])" table:style-name="ce3">
            <text:p>7 424,33</text:p>
          </table:table-cell>
          <table:table-cell table:style-name="ce3"/>
          <table:table-cell table:number-columns-repeated="5" table:style-name="ce1"/>
          <table:table-cell office:value-type="float" office:value="117" table:formula="of:=[Feuille1.$A120]" table:style-name="ce1">
            <text:p>117</text:p>
          </table:table-cell>
          <table:table-cell office:value-type="float" office:value="29005.75" table:formula="of:=AVERAGE([Feuille1.$K120];[Feuille1.$W119];[Feuille1.$AI120];[Feuille1.$AU120])" table:style-name="ce3">
            <text:p>29 005,75</text:p>
          </table:table-cell>
          <table:table-cell office:value-type="float" office:value="6337.1358606760723" table:formula="of:=STDEV([Feuille1.$K120];[Feuille1.$W119];[Feuille1.$AI120];[Feuille1.$AU120])" table:style-name="ce3">
            <text:p>6 337,14</text:p>
          </table:table-cell>
          <table:table-cell table:number-columns-repeated="5" table:style-name="ce1"/>
          <table:table-cell office:value-type="float" office:value="117" table:formula="of:=[Feuille1.$A120]" table:style-name="ce1">
            <text:p>117</text:p>
          </table:table-cell>
          <table:table-cell office:value-type="float" office:value="27015" table:formula="of:=AVERAGE([Feuille1.$H120];[Feuille1.$T119];[Feuille1.$AF120];[Feuille1.$AR120])" table:style-name="ce3">
            <text:p>27 015,00</text:p>
          </table:table-cell>
          <table:table-cell office:value-type="float" office:value="93.136705653189452" table:formula="of:=[.BX118]*100/[.$BP118]" table:style-name="ce3">
            <text:p>93,14</text:p>
          </table:table-cell>
          <table:table-cell office:value-type="float" office:value="5915.0163144322769" table:formula="of:=STDEV([Feuille1.$H120];[Feuille1.$T119];[Feuille1.$AF120];[Feuille1.$AR120])" table:style-name="ce3">
            <text:p>5 915,02</text:p>
          </table:table-cell>
          <table:table-cell table:number-columns-repeated="9" table:style-name="ce1"/>
          <table:table-cell office:value-type="float" office:value="117" table:formula="of:=[Feuille1.$A120]" table:style-name="ce1">
            <text:p>117</text:p>
          </table:table-cell>
          <table:table-cell office:value-type="float" office:value="1374" table:formula="of:=AVERAGE([Feuille1.$I120];[Feuille1.$U119];[Feuille1.$AG120];[Feuille1.$AS120])" table:style-name="ce3">
            <text:p>1 374,00</text:p>
          </table:table-cell>
          <table:table-cell office:value-type="float" office:value="4.7369918033493361" table:formula="of:=[.CK118]*100/[.$BP118]" table:style-name="ce3">
            <text:p>4,74</text:p>
          </table:table-cell>
          <table:table-cell office:value-type="float" office:value="265.68402285421683" table:formula="of:=STDEV([Feuille1.$I120];[Feuille1.$U119];[Feuille1.$AG120];[Feuille1.$AS120])" table:style-name="ce3">
            <text:p>265,68</text:p>
          </table:table-cell>
          <table:table-cell table:number-columns-repeated="8" table:style-name="ce1"/>
          <table:table-cell office:value-type="float" office:value="117" table:formula="of:=[Feuille1.$A120]" table:style-name="ce1">
            <text:p>117</text:p>
          </table:table-cell>
          <table:table-cell office:value-type="float" office:value="616.75" table:formula="of:=AVERAGE([Feuille1.$J120];[Feuille1.$V119];[Feuille1.$AH120];[Feuille1.$AT120])" table:style-name="ce3">
            <text:p>616,75</text:p>
          </table:table-cell>
          <table:table-cell office:value-type="float" office:value="2.1263025434612102" table:formula="of:=[.CW118]*100/[.$BP118]" table:style-name="ce3">
            <text:p>2,13</text:p>
          </table:table-cell>
          <table:table-cell office:value-type="float" office:value="160.49169241220349" table:formula="of:=STDEV([Feuille1.$J120];[Feuille1.$V119];[Feuille1.$AH120];[Feuille1.$AT120])" table:style-name="ce3">
            <text:p>160,49</text:p>
          </table:table-cell>
          <table:table-cell table:number-columns-repeated="16281"/>
        </table:table-row>
        <table:table-row table:style-name="ro1">
          <table:table-cell office:value-type="float" office:value="118" table:formula="of:=[Feuille1.$A121]" table:style-name="ce1">
            <text:p>118</text:p>
          </table:table-cell>
          <table:table-cell office:value-type="float" office:value="67718.25" table:formula="of:=AVERAGE([Feuille1.$B121];[Feuille1.$N120];[Feuille1.$Z121];[Feuille1.$AL121])" table:style-name="ce3">
            <text:p>67 718,25</text:p>
          </table:table-cell>
          <table:table-cell office:value-type="float" office:value="14889.790447932211" table:formula="of:=STDEV([Feuille1.$B121];[Feuille1.$N120];[Feuille1.$Z121];[Feuille1.$AL121])" table:style-name="ce3">
            <text:p>14 889,79</text:p>
          </table:table-cell>
          <table:table-cell table:number-columns-repeated="5" table:style-name="ce1"/>
          <table:table-cell office:value-type="float" office:value="118" table:formula="of:=[Feuille1.$A121]" table:style-name="ce1">
            <text:p>118</text:p>
          </table:table-cell>
          <table:table-cell office:value-type="float" office:value="411317.75" table:formula="of:=AVERAGE([Feuille1.$F121];[Feuille1.$R120];[Feuille1.$AD121];[Feuille1.$AP121])" table:style-name="ce3">
            <text:p>411 317,75</text:p>
          </table:table-cell>
          <table:table-cell office:value-type="float" office:value="91504.322930212787" table:formula="of:=STDEV([Feuille1.$F121];[Feuille1.$R120];[Feuille1.$AD121];[Feuille1.$AP121])" table:style-name="ce3">
            <text:p>91 504,32</text:p>
          </table:table-cell>
          <table:table-cell table:number-columns-repeated="9" table:style-name="ce1"/>
          <table:table-cell office:value-type="float" office:value="118" table:formula="of:=[Feuille1.$A121]" table:style-name="ce1">
            <text:p>118</text:p>
          </table:table-cell>
          <table:table-cell office:value-type="float" office:value="383364" table:formula="of:=AVERAGE([Feuille1.$C121];[Feuille1.O120];[Feuille1.$AA121];[Feuille1.$AM121])" table:style-name="ce3">
            <text:p>383 364,00</text:p>
          </table:table-cell>
          <table:table-cell office:value-type="float" office:value="93.203855170364037" table:formula="of:=[.V119]*100/[.J119]" table:style-name="ce3">
            <text:p>93,20</text:p>
          </table:table-cell>
          <table:table-cell office:value-type="float" office:value="85233.800099099957" table:formula="of:=STDEV([Feuille1.$C121];[Feuille1.$O120];[Feuille1.$AA121];[Feuille1.$AM121])" table:style-name="ce3">
            <text:p>85 233,80</text:p>
          </table:table-cell>
          <table:table-cell table:number-columns-repeated="8" table:style-name="ce1"/>
          <table:table-cell office:value-type="float" office:value="118" table:formula="of:=[Feuille1.$A121]" table:style-name="ce1">
            <text:p>118</text:p>
          </table:table-cell>
          <table:table-cell office:value-type="float" office:value="19271.25" table:formula="of:=AVERAGE([Feuille1.$D121];[Feuille1.$P120];[Feuille1.$AB121];[Feuille1.$AN121])" table:style-name="ce3">
            <text:p>19 271,25</text:p>
          </table:table-cell>
          <table:table-cell office:value-type="float" office:value="4.6852463819030419" table:formula="of:=[.AH119]*100/[.$J119]" table:style-name="ce3">
            <text:p>4,69</text:p>
          </table:table-cell>
          <table:table-cell office:value-type="float" office:value="4272.8703369827017" table:formula="of:=STDEV([Feuille1.$D121];[Feuille1.$P120];[Feuille1.$AB121];[Feuille1.$AN121])" table:style-name="ce3">
            <text:p>4 272,87</text:p>
          </table:table-cell>
          <table:table-cell table:number-columns-repeated="9" table:style-name="ce1"/>
          <table:table-cell office:value-type="float" office:value="118" table:formula="of:=[Feuille1.$A121]" table:style-name="ce1">
            <text:p>118</text:p>
          </table:table-cell>
          <table:table-cell office:value-type="float" office:value="8682.5" table:formula="of:=AVERAGE([Feuille1.$E121];[Feuille1.$Q120];[Feuille1.$AC121];[Feuille1.$AO121])" table:style-name="ce3">
            <text:p>8 682,50</text:p>
          </table:table-cell>
          <table:table-cell office:value-type="float" office:value="2.1108984477329265" table:formula="of:=[.AU119]*100/[.$J119]" table:style-name="ce3">
            <text:p>2,11</text:p>
          </table:table-cell>
          <table:table-cell office:value-type="float" office:value="1998.5083604195072" table:formula="of:=STDEV([Feuille1.$E121];[Feuille1.$Q120];[Feuille1.$AC121];[Feuille1.$AO121])" table:style-name="ce3">
            <text:p>1 998,51</text:p>
          </table:table-cell>
          <table:table-cell table:number-columns-repeated="8" table:style-name="ce1"/>
          <table:table-cell office:value-type="float" office:value="118" table:formula="of:=[Feuille1.$A121]" table:style-name="ce1">
            <text:p>118</text:p>
          </table:table-cell>
          <table:table-cell office:value-type="float" office:value="36632.5" table:formula="of:=AVERAGE([Feuille1.$G121];[Feuille1.$S120];[Feuille1.$AE121];[Feuille1.$AQ121])" table:style-name="ce3">
            <text:p>36 632,50</text:p>
          </table:table-cell>
          <table:table-cell office:value-type="float" office:value="8281.537800030459" table:formula="of:=STDEV([Feuille1.$G121];[Feuille1.$S120];[Feuille1.$AE121];[Feuille1.$AQ121])" table:style-name="ce3">
            <text:p>8 281,54</text:p>
          </table:table-cell>
          <table:table-cell table:style-name="ce3"/>
          <table:table-cell table:number-columns-repeated="5" table:style-name="ce1"/>
          <table:table-cell office:value-type="float" office:value="118" table:formula="of:=[Feuille1.$A121]" table:style-name="ce1">
            <text:p>118</text:p>
          </table:table-cell>
          <table:table-cell office:value-type="float" office:value="31446.25" table:formula="of:=AVERAGE([Feuille1.$K121];[Feuille1.$W120];[Feuille1.$AI121];[Feuille1.$AU121])" table:style-name="ce3">
            <text:p>31 446,25</text:p>
          </table:table-cell>
          <table:table-cell office:value-type="float" office:value="7090.0926827510511" table:formula="of:=STDEV([Feuille1.$K121];[Feuille1.$W120];[Feuille1.$AI121];[Feuille1.$AU121])" table:style-name="ce3">
            <text:p>7 090,09</text:p>
          </table:table-cell>
          <table:table-cell table:number-columns-repeated="5" table:style-name="ce1"/>
          <table:table-cell office:value-type="float" office:value="118" table:formula="of:=[Feuille1.$A121]" table:style-name="ce1">
            <text:p>118</text:p>
          </table:table-cell>
          <table:table-cell office:value-type="float" office:value="29282.25" table:formula="of:=AVERAGE([Feuille1.$H121];[Feuille1.$T120];[Feuille1.$AF121];[Feuille1.$AR121])" table:style-name="ce3">
            <text:p>29 282,25</text:p>
          </table:table-cell>
          <table:table-cell office:value-type="float" office:value="93.118416345351193" table:formula="of:=[.BX119]*100/[.$BP119]" table:style-name="ce3">
            <text:p>93,12</text:p>
          </table:table-cell>
          <table:table-cell office:value-type="float" office:value="6608.5392422733375" table:formula="of:=STDEV([Feuille1.$H121];[Feuille1.$T120];[Feuille1.$AF121];[Feuille1.$AR121])" table:style-name="ce3">
            <text:p>6 608,54</text:p>
          </table:table-cell>
          <table:table-cell table:number-columns-repeated="9" table:style-name="ce1"/>
          <table:table-cell office:value-type="float" office:value="118" table:formula="of:=[Feuille1.$A121]" table:style-name="ce1">
            <text:p>118</text:p>
          </table:table-cell>
          <table:table-cell office:value-type="float" office:value="1497" table:formula="of:=AVERAGE([Feuille1.$I121];[Feuille1.$U120];[Feuille1.$AG121];[Feuille1.$AS121])" table:style-name="ce3">
            <text:p>1 497,00</text:p>
          </table:table-cell>
          <table:table-cell office:value-type="float" office:value="4.7605040346623202" table:formula="of:=[.CK119]*100/[.$BP119]" table:style-name="ce3">
            <text:p>4,76</text:p>
          </table:table-cell>
          <table:table-cell office:value-type="float" office:value="330.23930716981585" table:formula="of:=STDEV([Feuille1.$I121];[Feuille1.$U120];[Feuille1.$AG121];[Feuille1.$AS121])" table:style-name="ce3">
            <text:p>330,24</text:p>
          </table:table-cell>
          <table:table-cell table:number-columns-repeated="8" table:style-name="ce1"/>
          <table:table-cell office:value-type="float" office:value="118" table:formula="of:=[Feuille1.$A121]" table:style-name="ce1">
            <text:p>118</text:p>
          </table:table-cell>
          <table:table-cell office:value-type="float" office:value="667" table:formula="of:=AVERAGE([Feuille1.$J121];[Feuille1.$V120];[Feuille1.$AH121];[Feuille1.$AT121])" table:style-name="ce3">
            <text:p>667,00</text:p>
          </table:table-cell>
          <table:table-cell office:value-type="float" office:value="2.1210796199864848" table:formula="of:=[.CW119]*100/[.$BP119]" table:style-name="ce3">
            <text:p>2,12</text:p>
          </table:table-cell>
          <table:table-cell office:value-type="float" office:value="155.69842645319187" table:formula="of:=STDEV([Feuille1.$J121];[Feuille1.$V120];[Feuille1.$AH121];[Feuille1.$AT121])" table:style-name="ce3">
            <text:p>155,70</text:p>
          </table:table-cell>
          <table:table-cell table:number-columns-repeated="16281"/>
        </table:table-row>
        <table:table-row table:style-name="ro1">
          <table:table-cell office:value-type="float" office:value="119" table:formula="of:=[Feuille1.$A122]" table:style-name="ce1">
            <text:p>119</text:p>
          </table:table-cell>
          <table:table-cell office:value-type="float" office:value="73349.5" table:formula="of:=AVERAGE([Feuille1.$B122];[Feuille1.$N121];[Feuille1.$Z122];[Feuille1.$AL122])" table:style-name="ce3">
            <text:p>73 349,50</text:p>
          </table:table-cell>
          <table:table-cell office:value-type="float" office:value="15997.851366147059" table:formula="of:=STDEV([Feuille1.$B122];[Feuille1.$N121];[Feuille1.$Z122];[Feuille1.$AL122])" table:style-name="ce3">
            <text:p>15 997,85</text:p>
          </table:table-cell>
          <table:table-cell table:number-columns-repeated="5" table:style-name="ce1"/>
          <table:table-cell office:value-type="float" office:value="119" table:formula="of:=[Feuille1.$A122]" table:style-name="ce1">
            <text:p>119</text:p>
          </table:table-cell>
          <table:table-cell office:value-type="float" office:value="445300.5" table:formula="of:=AVERAGE([Feuille1.$F122];[Feuille1.$R121];[Feuille1.$AD122];[Feuille1.$AP122])" table:style-name="ce3">
            <text:p>445 300,50</text:p>
          </table:table-cell>
          <table:table-cell office:value-type="float" office:value="98954.283065464129" table:formula="of:=STDEV([Feuille1.$F122];[Feuille1.$R121];[Feuille1.$AD122];[Feuille1.$AP122])" table:style-name="ce3">
            <text:p>98 954,28</text:p>
          </table:table-cell>
          <table:table-cell table:number-columns-repeated="9" table:style-name="ce1"/>
          <table:table-cell office:value-type="float" office:value="119" table:formula="of:=[Feuille1.$A122]" table:style-name="ce1">
            <text:p>119</text:p>
          </table:table-cell>
          <table:table-cell office:value-type="float" office:value="415008" table:formula="of:=AVERAGE([Feuille1.$C122];[Feuille1.O121];[Feuille1.$AA122];[Feuille1.$AM122])" table:style-name="ce3">
            <text:p>415 008,00</text:p>
          </table:table-cell>
          <table:table-cell office:value-type="float" office:value="93.197290369087838" table:formula="of:=[.V120]*100/[.J120]" table:style-name="ce3">
            <text:p>93,20</text:p>
          </table:table-cell>
          <table:table-cell office:value-type="float" office:value="92123.108331550917" table:formula="of:=STDEV([Feuille1.$C122];[Feuille1.$O121];[Feuille1.$AA122];[Feuille1.$AM122])" table:style-name="ce3">
            <text:p>92 123,11</text:p>
          </table:table-cell>
          <table:table-cell table:number-columns-repeated="8" table:style-name="ce1"/>
          <table:table-cell office:value-type="float" office:value="119" table:formula="of:=[Feuille1.$A122]" table:style-name="ce1">
            <text:p>119</text:p>
          </table:table-cell>
          <table:table-cell office:value-type="float" office:value="20879" table:formula="of:=AVERAGE([Feuille1.$D122];[Feuille1.$P121];[Feuille1.$AB122];[Feuille1.$AN122])" table:style-name="ce3">
            <text:p>20 879,00</text:p>
          </table:table-cell>
          <table:table-cell office:value-type="float" office:value="4.6887438931687706" table:formula="of:=[.AH120]*100/[.$J120]" table:style-name="ce3">
            <text:p>4,69</text:p>
          </table:table-cell>
          <table:table-cell office:value-type="float" office:value="4624.982810778868" table:formula="of:=STDEV([Feuille1.$D122];[Feuille1.$P121];[Feuille1.$AB122];[Feuille1.$AN122])" table:style-name="ce3">
            <text:p>4 624,98</text:p>
          </table:table-cell>
          <table:table-cell table:number-columns-repeated="9" table:style-name="ce1"/>
          <table:table-cell office:value-type="float" office:value="119" table:formula="of:=[Feuille1.$A122]" table:style-name="ce1">
            <text:p>119</text:p>
          </table:table-cell>
          <table:table-cell office:value-type="float" office:value="9413.5" table:formula="of:=AVERAGE([Feuille1.$E122];[Feuille1.$Q121];[Feuille1.$AC122];[Feuille1.$AO122])" table:style-name="ce3">
            <text:p>9 413,50</text:p>
          </table:table-cell>
          <table:table-cell office:value-type="float" office:value="2.1139657377433889" table:formula="of:=[.AU120]*100/[.$J120]" table:style-name="ce3">
            <text:p>2,11</text:p>
          </table:table-cell>
          <table:table-cell office:value-type="float" office:value="2207.2488909651006" table:formula="of:=STDEV([Feuille1.$E122];[Feuille1.$Q121];[Feuille1.$AC122];[Feuille1.$AO122])" table:style-name="ce3">
            <text:p>2 207,25</text:p>
          </table:table-cell>
          <table:table-cell table:number-columns-repeated="8" table:style-name="ce1"/>
          <table:table-cell office:value-type="float" office:value="119" table:formula="of:=[Feuille1.$A122]" table:style-name="ce1">
            <text:p>119</text:p>
          </table:table-cell>
          <table:table-cell office:value-type="float" office:value="39614" table:formula="of:=AVERAGE([Feuille1.$G122];[Feuille1.$S121];[Feuille1.$AE122];[Feuille1.$AQ122])" table:style-name="ce3">
            <text:p>39 614,00</text:p>
          </table:table-cell>
          <table:table-cell office:value-type="float" office:value="8560.2010879807422" table:formula="of:=STDEV([Feuille1.$G122];[Feuille1.$S121];[Feuille1.$AE122];[Feuille1.$AQ122])" table:style-name="ce3">
            <text:p>8 560,20</text:p>
          </table:table-cell>
          <table:table-cell table:style-name="ce3"/>
          <table:table-cell table:number-columns-repeated="5" table:style-name="ce1"/>
          <table:table-cell office:value-type="float" office:value="119" table:formula="of:=[Feuille1.$A122]" table:style-name="ce1">
            <text:p>119</text:p>
          </table:table-cell>
          <table:table-cell office:value-type="float" office:value="33982.75" table:formula="of:=AVERAGE([Feuille1.$K122];[Feuille1.$W121];[Feuille1.$AI122];[Feuille1.$AU122])" table:style-name="ce3">
            <text:p>33 982,75</text:p>
          </table:table-cell>
          <table:table-cell office:value-type="float" office:value="7452.6569031900744" table:formula="of:=STDEV([Feuille1.$K122];[Feuille1.$W121];[Feuille1.$AI122];[Feuille1.$AU122])" table:style-name="ce3">
            <text:p>7 452,66</text:p>
          </table:table-cell>
          <table:table-cell table:number-columns-repeated="5" table:style-name="ce1"/>
          <table:table-cell office:value-type="float" office:value="119" table:formula="of:=[Feuille1.$A122]" table:style-name="ce1">
            <text:p>119</text:p>
          </table:table-cell>
          <table:table-cell office:value-type="float" office:value="31644" table:formula="of:=AVERAGE([Feuille1.$H122];[Feuille1.$T121];[Feuille1.$AF122];[Feuille1.$AR122])" table:style-name="ce3">
            <text:p>31 644,00</text:p>
          </table:table-cell>
          <table:table-cell office:value-type="float" office:value="93.117831841154697" table:formula="of:=[.BX120]*100/[.$BP120]" table:style-name="ce3">
            <text:p>93,12</text:p>
          </table:table-cell>
          <table:table-cell office:value-type="float" office:value="6891.5970572865035" table:formula="of:=STDEV([Feuille1.$H122];[Feuille1.$T121];[Feuille1.$AF122];[Feuille1.$AR122])" table:style-name="ce3">
            <text:p>6 891,60</text:p>
          </table:table-cell>
          <table:table-cell table:number-columns-repeated="9" table:style-name="ce1"/>
          <table:table-cell office:value-type="float" office:value="119" table:formula="of:=[Feuille1.$A122]" table:style-name="ce1">
            <text:p>119</text:p>
          </table:table-cell>
          <table:table-cell office:value-type="float" office:value="1607.75" table:formula="of:=AVERAGE([Feuille1.$I122];[Feuille1.$U121];[Feuille1.$AG122];[Feuille1.$AS122])" table:style-name="ce3">
            <text:p>1 607,75</text:p>
          </table:table-cell>
          <table:table-cell office:value-type="float" office:value="4.7310767963157776" table:formula="of:=[.CK120]*100/[.$BP120]" table:style-name="ce3">
            <text:p>4,73</text:p>
          </table:table-cell>
          <table:table-cell office:value-type="float" office:value="353.02443258222229" table:formula="of:=STDEV([Feuille1.$I122];[Feuille1.$U121];[Feuille1.$AG122];[Feuille1.$AS122])" table:style-name="ce3">
            <text:p>353,02</text:p>
          </table:table-cell>
          <table:table-cell table:number-columns-repeated="8" table:style-name="ce1"/>
          <table:table-cell office:value-type="float" office:value="119" table:formula="of:=[Feuille1.$A122]" table:style-name="ce1">
            <text:p>119</text:p>
          </table:table-cell>
          <table:table-cell office:value-type="float" office:value="731" table:formula="of:=AVERAGE([Feuille1.$J122];[Feuille1.$V121];[Feuille1.$AH122];[Feuille1.$AT122])" table:style-name="ce3">
            <text:p>731,00</text:p>
          </table:table-cell>
          <table:table-cell office:value-type="float" office:value="2.1510913625295185" table:formula="of:=[.CW120]*100/[.$BP120]" table:style-name="ce3">
            <text:p>2,15</text:p>
          </table:table-cell>
          <table:table-cell office:value-type="float" office:value="209.026314132934" table:formula="of:=STDEV([Feuille1.$J122];[Feuille1.$V121];[Feuille1.$AH122];[Feuille1.$AT122])" table:style-name="ce3">
            <text:p>209,03</text:p>
          </table:table-cell>
          <table:table-cell table:number-columns-repeated="16281"/>
        </table:table-row>
        <table:table-row table:style-name="ro1">
          <table:table-cell office:value-type="float" office:value="120" table:formula="of:=[Feuille1.$A123]" table:style-name="ce1">
            <text:p>120</text:p>
          </table:table-cell>
          <table:table-cell office:value-type="float" office:value="79393.5" table:formula="of:=AVERAGE([Feuille1.$B123];[Feuille1.$N122];[Feuille1.$Z123];[Feuille1.$AL123])" table:style-name="ce3">
            <text:p>79 393,50</text:p>
          </table:table-cell>
          <table:table-cell office:value-type="float" office:value="17456.831528086648" table:formula="of:=STDEV([Feuille1.$B123];[Feuille1.$N122];[Feuille1.$Z123];[Feuille1.$AL123])" table:style-name="ce3">
            <text:p>17 456,83</text:p>
          </table:table-cell>
          <table:table-cell table:number-columns-repeated="5" table:style-name="ce1"/>
          <table:table-cell office:value-type="float" office:value="120" table:formula="of:=[Feuille1.$A123]" table:style-name="ce1">
            <text:p>120</text:p>
          </table:table-cell>
          <table:table-cell office:value-type="float" office:value="482248" table:formula="of:=AVERAGE([Feuille1.$F123];[Feuille1.$R122];[Feuille1.$AD123];[Feuille1.$AP123])" table:style-name="ce3">
            <text:p>482 248,00</text:p>
          </table:table-cell>
          <table:table-cell office:value-type="float" office:value="107275.75569841801" table:formula="of:=STDEV([Feuille1.$F123];[Feuille1.$R122];[Feuille1.$AD123];[Feuille1.$AP123])" table:style-name="ce3">
            <text:p>107 275,76</text:p>
          </table:table-cell>
          <table:table-cell table:number-columns-repeated="9" table:style-name="ce1"/>
          <table:table-cell office:value-type="float" office:value="120" table:formula="of:=[Feuille1.$A123]" table:style-name="ce1">
            <text:p>120</text:p>
          </table:table-cell>
          <table:table-cell office:value-type="float" office:value="449436.5" table:formula="of:=AVERAGE([Feuille1.$C123];[Feuille1.O122];[Feuille1.$AA123];[Feuille1.$AM123])" table:style-name="ce3">
            <text:p>449 436,50</text:p>
          </table:table-cell>
          <table:table-cell office:value-type="float" office:value="93.196135598281387" table:formula="of:=[.V121]*100/[.J121]" table:style-name="ce3">
            <text:p>93,20</text:p>
          </table:table-cell>
          <table:table-cell office:value-type="float" office:value="99915.978493598974" table:formula="of:=STDEV([Feuille1.$C123];[Feuille1.$O122];[Feuille1.$AA123];[Feuille1.$AM123])" table:style-name="ce3">
            <text:p>99 915,98</text:p>
          </table:table-cell>
          <table:table-cell table:number-columns-repeated="8" table:style-name="ce1"/>
          <table:table-cell office:value-type="float" office:value="120" table:formula="of:=[Feuille1.$A123]" table:style-name="ce1">
            <text:p>120</text:p>
          </table:table-cell>
          <table:table-cell office:value-type="float" office:value="22613.75" table:formula="of:=AVERAGE([Feuille1.$D123];[Feuille1.$P122];[Feuille1.$AB123];[Feuille1.$AN123])" table:style-name="ce3">
            <text:p>22 613,75</text:p>
          </table:table-cell>
          <table:table-cell office:value-type="float" office:value="4.689236658316883" table:formula="of:=[.AH121]*100/[.$J121]" table:style-name="ce3">
            <text:p>4,69</text:p>
          </table:table-cell>
          <table:table-cell office:value-type="float" office:value="5001.6309589972752" table:formula="of:=STDEV([Feuille1.$D123];[Feuille1.$P122];[Feuille1.$AB123];[Feuille1.$AN123])" table:style-name="ce3">
            <text:p>5 001,63</text:p>
          </table:table-cell>
          <table:table-cell table:number-columns-repeated="9" table:style-name="ce1"/>
          <table:table-cell office:value-type="float" office:value="120" table:formula="of:=[Feuille1.$A123]" table:style-name="ce1">
            <text:p>120</text:p>
          </table:table-cell>
          <table:table-cell office:value-type="float" office:value="10197.75" table:formula="of:=AVERAGE([Feuille1.$E123];[Feuille1.$Q122];[Feuille1.$AC123];[Feuille1.$AO123])" table:style-name="ce3">
            <text:p>10 197,75</text:p>
          </table:table-cell>
          <table:table-cell office:value-type="float" office:value="2.1146277434017353" table:formula="of:=[.AU121]*100/[.$J121]" table:style-name="ce3">
            <text:p>2,11</text:p>
          </table:table-cell>
          <table:table-cell office:value-type="float" office:value="2359.2907656044999" table:formula="of:=STDEV([Feuille1.$E123];[Feuille1.$Q122];[Feuille1.$AC123];[Feuille1.$AO123])" table:style-name="ce3">
            <text:p>2 359,29</text:p>
          </table:table-cell>
          <table:table-cell table:number-columns-repeated="8" table:style-name="ce1"/>
          <table:table-cell office:value-type="float" office:value="120" table:formula="of:=[Feuille1.$A123]" table:style-name="ce1">
            <text:p>120</text:p>
          </table:table-cell>
          <table:table-cell office:value-type="float" office:value="42991.5" table:formula="of:=AVERAGE([Feuille1.$G123];[Feuille1.$S122];[Feuille1.$AE123];[Feuille1.$AQ123])" table:style-name="ce3">
            <text:p>42 991,50</text:p>
          </table:table-cell>
          <table:table-cell office:value-type="float" office:value="9781.7275399934679" table:formula="of:=STDEV([Feuille1.$G123];[Feuille1.$S122];[Feuille1.$AE123];[Feuille1.$AQ123])" table:style-name="ce3">
            <text:p>9 781,73</text:p>
          </table:table-cell>
          <table:table-cell table:style-name="ce3"/>
          <table:table-cell table:number-columns-repeated="5" table:style-name="ce1"/>
          <table:table-cell office:value-type="float" office:value="120" table:formula="of:=[Feuille1.$A123]" table:style-name="ce1">
            <text:p>120</text:p>
          </table:table-cell>
          <table:table-cell office:value-type="float" office:value="36947.5" table:formula="of:=AVERAGE([Feuille1.$K123];[Feuille1.$W122];[Feuille1.$AI123];[Feuille1.$AU123])" table:style-name="ce3">
            <text:p>36 947,50</text:p>
          </table:table-cell>
          <table:table-cell office:value-type="float" office:value="8324.9101897057535" table:formula="of:=STDEV([Feuille1.$K123];[Feuille1.$W122];[Feuille1.$AI123];[Feuille1.$AU123])" table:style-name="ce3">
            <text:p>8 324,91</text:p>
          </table:table-cell>
          <table:table-cell table:number-columns-repeated="5" table:style-name="ce1"/>
          <table:table-cell office:value-type="float" office:value="120" table:formula="of:=[Feuille1.$A123]" table:style-name="ce1">
            <text:p>120</text:p>
          </table:table-cell>
          <table:table-cell office:value-type="float" office:value="34428.5" table:formula="of:=AVERAGE([Feuille1.$H123];[Feuille1.$T122];[Feuille1.$AF123];[Feuille1.$AR123])" table:style-name="ce3">
            <text:p>34 428,50</text:p>
          </table:table-cell>
          <table:table-cell office:value-type="float" office:value="93.182218012044117" table:formula="of:=[.BX121]*100/[.$BP121]" table:style-name="ce3">
            <text:p>93,18</text:p>
          </table:table-cell>
          <table:table-cell office:value-type="float" office:value="7796.2887966005983" table:formula="of:=STDEV([Feuille1.$H123];[Feuille1.$T122];[Feuille1.$AF123];[Feuille1.$AR123])" table:style-name="ce3">
            <text:p>7 796,29</text:p>
          </table:table-cell>
          <table:table-cell table:number-columns-repeated="9" table:style-name="ce1"/>
          <table:table-cell office:value-type="float" office:value="120" table:formula="of:=[Feuille1.$A123]" table:style-name="ce1">
            <text:p>120</text:p>
          </table:table-cell>
          <table:table-cell office:value-type="float" office:value="1734.75" table:formula="of:=AVERAGE([Feuille1.$I123];[Feuille1.$U122];[Feuille1.$AG123];[Feuille1.$AS123])" table:style-name="ce3">
            <text:p>1 734,75</text:p>
          </table:table-cell>
          <table:table-cell office:value-type="float" office:value="4.6951755869815281" table:formula="of:=[.CK121]*100/[.$BP121]" table:style-name="ce3">
            <text:p>4,70</text:p>
          </table:table-cell>
          <table:table-cell office:value-type="float" office:value="377.08652853158253" table:formula="of:=STDEV([Feuille1.$I123];[Feuille1.$U122];[Feuille1.$AG123];[Feuille1.$AS123])" table:style-name="ce3">
            <text:p>377,09</text:p>
          </table:table-cell>
          <table:table-cell table:number-columns-repeated="8" table:style-name="ce1"/>
          <table:table-cell office:value-type="float" office:value="120" table:formula="of:=[Feuille1.$A123]" table:style-name="ce1">
            <text:p>120</text:p>
          </table:table-cell>
          <table:table-cell office:value-type="float" office:value="784.25" table:formula="of:=AVERAGE([Feuille1.$J123];[Feuille1.$V122];[Feuille1.$AH123];[Feuille1.$AT123])" table:style-name="ce3">
            <text:p>784,25</text:p>
          </table:table-cell>
          <table:table-cell office:value-type="float" office:value="2.1226064009743557" table:formula="of:=[.CW121]*100/[.$BP121]" table:style-name="ce3">
            <text:p>2,12</text:p>
          </table:table-cell>
          <table:table-cell office:value-type="float" office:value="152.37098367690177" table:formula="of:=STDEV([Feuille1.$J123];[Feuille1.$V122];[Feuille1.$AH123];[Feuille1.$AT123])" table:style-name="ce3">
            <text:p>152,37</text:p>
          </table:table-cell>
          <table:table-cell table:number-columns-repeated="16281"/>
        </table:table-row>
        <table:table-row table:style-name="ro1">
          <table:table-cell office:value-type="float" office:value="121" table:formula="of:=[Feuille1.$A124]" table:style-name="ce1">
            <text:p>121</text:p>
          </table:table-cell>
          <table:table-cell office:value-type="float" office:value="86016.75" table:formula="of:=AVERAGE([Feuille1.$B124];[Feuille1.$N123];[Feuille1.$Z124];[Feuille1.$AL124])" table:style-name="ce3">
            <text:p>86 016,75</text:p>
          </table:table-cell>
          <table:table-cell office:value-type="float" office:value="19007.536617089547" table:formula="of:=STDEV([Feuille1.$B124];[Feuille1.$N123];[Feuille1.$Z124];[Feuille1.$AL124])" table:style-name="ce3">
            <text:p>19 007,54</text:p>
          </table:table-cell>
          <table:table-cell table:number-columns-repeated="5" table:style-name="ce1"/>
          <table:table-cell office:value-type="float" office:value="121" table:formula="of:=[Feuille1.$A124]" table:style-name="ce1">
            <text:p>121</text:p>
          </table:table-cell>
          <table:table-cell office:value-type="float" office:value="522214" table:formula="of:=AVERAGE([Feuille1.$F124];[Feuille1.$R123];[Feuille1.$AD124];[Feuille1.$AP124])" table:style-name="ce3">
            <text:p>522 214,00</text:p>
          </table:table-cell>
          <table:table-cell office:value-type="float" office:value="116084.13725397627" table:formula="of:=STDEV([Feuille1.$F124];[Feuille1.$R123];[Feuille1.$AD124];[Feuille1.$AP124])" table:style-name="ce3">
            <text:p>116 084,14</text:p>
          </table:table-cell>
          <table:table-cell table:number-columns-repeated="9" table:style-name="ce1"/>
          <table:table-cell office:value-type="float" office:value="121" table:formula="of:=[Feuille1.$A124]" table:style-name="ce1">
            <text:p>121</text:p>
          </table:table-cell>
          <table:table-cell office:value-type="float" office:value="486670.75" table:formula="of:=AVERAGE([Feuille1.$C124];[Feuille1.O123];[Feuille1.$AA124];[Feuille1.$AM124])" table:style-name="ce3">
            <text:p>486 670,75</text:p>
          </table:table-cell>
          <table:table-cell office:value-type="float" office:value="93.193738582267045" table:formula="of:=[.V122]*100/[.J122]" table:style-name="ce3">
            <text:p>93,19</text:p>
          </table:table-cell>
          <table:table-cell office:value-type="float" office:value="108125.50037918899" table:formula="of:=STDEV([Feuille1.$C124];[Feuille1.$O123];[Feuille1.$AA124];[Feuille1.$AM124])" table:style-name="ce3">
            <text:p>108 125,50</text:p>
          </table:table-cell>
          <table:table-cell table:number-columns-repeated="8" table:style-name="ce1"/>
          <table:table-cell office:value-type="float" office:value="121" table:formula="of:=[Feuille1.$A124]" table:style-name="ce1">
            <text:p>121</text:p>
          </table:table-cell>
          <table:table-cell office:value-type="float" office:value="24472.75" table:formula="of:=AVERAGE([Feuille1.$D124];[Feuille1.$P123];[Feuille1.$AB124];[Feuille1.$AN124])" table:style-name="ce3">
            <text:p>24 472,75</text:p>
          </table:table-cell>
          <table:table-cell office:value-type="float" office:value="4.6863450616030979" table:formula="of:=[.AH122]*100/[.$J122]" table:style-name="ce3">
            <text:p>4,69</text:p>
          </table:table-cell>
          <table:table-cell office:value-type="float" office:value="5410.5691860160769" table:formula="of:=STDEV([Feuille1.$D124];[Feuille1.$P123];[Feuille1.$AB124];[Feuille1.$AN124])" table:style-name="ce3">
            <text:p>5 410,57</text:p>
          </table:table-cell>
          <table:table-cell table:number-columns-repeated="9" table:style-name="ce1"/>
          <table:table-cell office:value-type="float" office:value="121" table:formula="of:=[Feuille1.$A124]" table:style-name="ce1">
            <text:p>121</text:p>
          </table:table-cell>
          <table:table-cell office:value-type="float" office:value="11070.5" table:formula="of:=AVERAGE([Feuille1.$E124];[Feuille1.$Q123];[Feuille1.$AC124];[Feuille1.$AO124])" table:style-name="ce3">
            <text:p>11 070,50</text:p>
          </table:table-cell>
          <table:table-cell office:value-type="float" office:value="2.1199163561298624" table:formula="of:=[.AU122]*100/[.$J122]" table:style-name="ce3">
            <text:p>2,12</text:p>
          </table:table-cell>
          <table:table-cell office:value-type="float" office:value="2549.7911679194435" table:formula="of:=STDEV([Feuille1.$E124];[Feuille1.$Q123];[Feuille1.$AC124];[Feuille1.$AO124])" table:style-name="ce3">
            <text:p>2 549,79</text:p>
          </table:table-cell>
          <table:table-cell table:number-columns-repeated="8" table:style-name="ce1"/>
          <table:table-cell office:value-type="float" office:value="121" table:formula="of:=[Feuille1.$A124]" table:style-name="ce1">
            <text:p>121</text:p>
          </table:table-cell>
          <table:table-cell office:value-type="float" office:value="46589.25" table:formula="of:=AVERAGE([Feuille1.$G124];[Feuille1.$S123];[Feuille1.$AE124];[Feuille1.$AQ124])" table:style-name="ce3">
            <text:p>46 589,25</text:p>
          </table:table-cell>
          <table:table-cell office:value-type="float" office:value="10362.397160728142" table:formula="of:=STDEV([Feuille1.$G124];[Feuille1.$S123];[Feuille1.$AE124];[Feuille1.$AQ124])" table:style-name="ce3">
            <text:p>10 362,40</text:p>
          </table:table-cell>
          <table:table-cell table:style-name="ce3"/>
          <table:table-cell table:number-columns-repeated="5" table:style-name="ce1"/>
          <table:table-cell office:value-type="float" office:value="121" table:formula="of:=[Feuille1.$A124]" table:style-name="ce1">
            <text:p>121</text:p>
          </table:table-cell>
          <table:table-cell office:value-type="float" office:value="39966" table:formula="of:=AVERAGE([Feuille1.$K124];[Feuille1.$W123];[Feuille1.$AI124];[Feuille1.$AU124])" table:style-name="ce3">
            <text:p>39 966,00</text:p>
          </table:table-cell>
          <table:table-cell office:value-type="float" office:value="8811.2643436304497" table:formula="of:=STDEV([Feuille1.$K124];[Feuille1.$W123];[Feuille1.$AI124];[Feuille1.$AU124])" table:style-name="ce3">
            <text:p>8 811,26</text:p>
          </table:table-cell>
          <table:table-cell table:number-columns-repeated="5" table:style-name="ce1"/>
          <table:table-cell office:value-type="float" office:value="121" table:formula="of:=[Feuille1.$A124]" table:style-name="ce1">
            <text:p>121</text:p>
          </table:table-cell>
          <table:table-cell office:value-type="float" office:value="37234.25" table:formula="of:=AVERAGE([Feuille1.$H124];[Feuille1.$T123];[Feuille1.$AF124];[Feuille1.$AR124])" table:style-name="ce3">
            <text:p>37 234,25</text:p>
          </table:table-cell>
          <table:table-cell office:value-type="float" office:value="93.164815092828903" table:formula="of:=[.BX122]*100/[.$BP122]" table:style-name="ce3">
            <text:p>93,16</text:p>
          </table:table-cell>
          <table:table-cell office:value-type="float" office:value="8212.4408622934188" table:formula="of:=STDEV([Feuille1.$H124];[Feuille1.$T123];[Feuille1.$AF124];[Feuille1.$AR124])" table:style-name="ce3">
            <text:p>8 212,44</text:p>
          </table:table-cell>
          <table:table-cell table:number-columns-repeated="9" table:style-name="ce1"/>
          <table:table-cell office:value-type="float" office:value="121" table:formula="of:=[Feuille1.$A124]" table:style-name="ce1">
            <text:p>121</text:p>
          </table:table-cell>
          <table:table-cell office:value-type="float" office:value="1859" table:formula="of:=AVERAGE([Feuille1.$I124];[Feuille1.$U123];[Feuille1.$AG124];[Feuille1.$AS124])" table:style-name="ce3">
            <text:p>1 859,00</text:p>
          </table:table-cell>
          <table:table-cell office:value-type="float" office:value="4.6514537356753243" table:formula="of:=[.CK122]*100/[.$BP122]" table:style-name="ce3">
            <text:p>4,65</text:p>
          </table:table-cell>
          <table:table-cell office:value-type="float" office:value="409.42968464275606" table:formula="of:=STDEV([Feuille1.$I124];[Feuille1.$U123];[Feuille1.$AG124];[Feuille1.$AS124])" table:style-name="ce3">
            <text:p>409,43</text:p>
          </table:table-cell>
          <table:table-cell table:number-columns-repeated="8" table:style-name="ce1"/>
          <table:table-cell office:value-type="float" office:value="121" table:formula="of:=[Feuille1.$A124]" table:style-name="ce1">
            <text:p>121</text:p>
          </table:table-cell>
          <table:table-cell office:value-type="float" office:value="872.75" table:formula="of:=AVERAGE([Feuille1.$J124];[Feuille1.$V123];[Feuille1.$AH124];[Feuille1.$AT124])" table:style-name="ce3">
            <text:p>872,75</text:p>
          </table:table-cell>
          <table:table-cell office:value-type="float" office:value="2.1837311714957712" table:formula="of:=[.CW122]*100/[.$BP122]" table:style-name="ce3">
            <text:p>2,18</text:p>
          </table:table-cell>
          <table:table-cell office:value-type="float" office:value="192.10999453438126" table:formula="of:=STDEV([Feuille1.$J124];[Feuille1.$V123];[Feuille1.$AH124];[Feuille1.$AT124])" table:style-name="ce3">
            <text:p>192,11</text:p>
          </table:table-cell>
          <table:table-cell table:number-columns-repeated="16281"/>
        </table:table-row>
        <table:table-row table:style-name="ro1">
          <table:table-cell office:value-type="float" office:value="122" table:formula="of:=[Feuille1.$A125]" table:style-name="ce1">
            <text:p>122</text:p>
          </table:table-cell>
          <table:table-cell office:value-type="float" office:value="93164.25" table:formula="of:=AVERAGE([Feuille1.$B125];[Feuille1.$N124];[Feuille1.$Z125];[Feuille1.$AL125])" table:style-name="ce3">
            <text:p>93 164,25</text:p>
          </table:table-cell>
          <table:table-cell office:value-type="float" office:value="20499.928705160579" table:formula="of:=STDEV([Feuille1.$B125];[Feuille1.$N124];[Feuille1.$Z125];[Feuille1.$AL125])" table:style-name="ce3">
            <text:p>20 499,93</text:p>
          </table:table-cell>
          <table:table-cell table:number-columns-repeated="5" table:style-name="ce1"/>
          <table:table-cell office:value-type="float" office:value="122" table:formula="of:=[Feuille1.$A125]" table:style-name="ce1">
            <text:p>122</text:p>
          </table:table-cell>
          <table:table-cell office:value-type="float" office:value="565488.5" table:formula="of:=AVERAGE([Feuille1.$F125];[Feuille1.$R124];[Feuille1.$AD125];[Feuille1.$AP125])" table:style-name="ce3">
            <text:p>565 488,50</text:p>
          </table:table-cell>
          <table:table-cell office:value-type="float" office:value="125919.52982361394" table:formula="of:=STDEV([Feuille1.$F125];[Feuille1.$R124];[Feuille1.$AD125];[Feuille1.$AP125])" table:style-name="ce3">
            <text:p>125 919,53</text:p>
          </table:table-cell>
          <table:table-cell table:number-columns-repeated="9" table:style-name="ce1"/>
          <table:table-cell office:value-type="float" office:value="122" table:formula="of:=[Feuille1.$A125]" table:style-name="ce1">
            <text:p>122</text:p>
          </table:table-cell>
          <table:table-cell office:value-type="float" office:value="527008" table:formula="of:=AVERAGE([Feuille1.$C125];[Feuille1.O124];[Feuille1.$AA125];[Feuille1.$AM125])" table:style-name="ce3">
            <text:p>527 008,00</text:p>
          </table:table-cell>
          <table:table-cell office:value-type="float" office:value="93.195175498705993" table:formula="of:=[.V123]*100/[.J123]" table:style-name="ce3">
            <text:p>93,20</text:p>
          </table:table-cell>
          <table:table-cell office:value-type="float" office:value="117296.97987871071" table:formula="of:=STDEV([Feuille1.$C125];[Feuille1.$O124];[Feuille1.$AA125];[Feuille1.$AM125])" table:style-name="ce3">
            <text:p>117 296,98</text:p>
          </table:table-cell>
          <table:table-cell table:number-columns-repeated="8" table:style-name="ce1"/>
          <table:table-cell office:value-type="float" office:value="122" table:formula="of:=[Feuille1.$A125]" table:style-name="ce1">
            <text:p>122</text:p>
          </table:table-cell>
          <table:table-cell office:value-type="float" office:value="26506.25" table:formula="of:=AVERAGE([Feuille1.$D125];[Feuille1.$P124];[Feuille1.$AB125];[Feuille1.$AN125])" table:style-name="ce3">
            <text:p>26 506,25</text:p>
          </table:table-cell>
          <table:table-cell office:value-type="float" office:value="4.6873190170976065" table:formula="of:=[.AH123]*100/[.$J123]" table:style-name="ce3">
            <text:p>4,69</text:p>
          </table:table-cell>
          <table:table-cell office:value-type="float" office:value="5874.6433295988272" table:formula="of:=STDEV([Feuille1.$D125];[Feuille1.$P124];[Feuille1.$AB125];[Feuille1.$AN125])" table:style-name="ce3">
            <text:p>5 874,64</text:p>
          </table:table-cell>
          <table:table-cell table:number-columns-repeated="9" table:style-name="ce1"/>
          <table:table-cell office:value-type="float" office:value="122" table:formula="of:=[Feuille1.$A125]" table:style-name="ce1">
            <text:p>122</text:p>
          </table:table-cell>
          <table:table-cell office:value-type="float" office:value="11974.25" table:formula="of:=AVERAGE([Feuille1.$E125];[Feuille1.$Q124];[Feuille1.$AC125];[Feuille1.$AO125])" table:style-name="ce3">
            <text:p>11 974,25</text:p>
          </table:table-cell>
          <table:table-cell office:value-type="float" office:value="2.1175054841964074" table:formula="of:=[.AU123]*100/[.$J123]" table:style-name="ce3">
            <text:p>2,12</text:p>
          </table:table-cell>
          <table:table-cell office:value-type="float" office:value="2749.6051080109669" table:formula="of:=STDEV([Feuille1.$E125];[Feuille1.$Q124];[Feuille1.$AC125];[Feuille1.$AO125])" table:style-name="ce3">
            <text:p>2 749,61</text:p>
          </table:table-cell>
          <table:table-cell table:number-columns-repeated="8" table:style-name="ce1"/>
          <table:table-cell office:value-type="float" office:value="122" table:formula="of:=[Feuille1.$A125]" table:style-name="ce1">
            <text:p>122</text:p>
          </table:table-cell>
          <table:table-cell office:value-type="float" office:value="50422" table:formula="of:=AVERAGE([Feuille1.$G125];[Feuille1.$S124];[Feuille1.$AE125];[Feuille1.$AQ125])" table:style-name="ce3">
            <text:p>50 422,00</text:p>
          </table:table-cell>
          <table:table-cell office:value-type="float" office:value="11329.984848474718" table:formula="of:=STDEV([Feuille1.$G125];[Feuille1.$S124];[Feuille1.$AE125];[Feuille1.$AQ125])" table:style-name="ce3">
            <text:p>11 329,98</text:p>
          </table:table-cell>
          <table:table-cell table:style-name="ce3"/>
          <table:table-cell table:number-columns-repeated="5" table:style-name="ce1"/>
          <table:table-cell office:value-type="float" office:value="122" table:formula="of:=[Feuille1.$A125]" table:style-name="ce1">
            <text:p>122</text:p>
          </table:table-cell>
          <table:table-cell office:value-type="float" office:value="43274.5" table:formula="of:=AVERAGE([Feuille1.$K125];[Feuille1.$W124];[Feuille1.$AI125];[Feuille1.$AU125])" table:style-name="ce3">
            <text:p>43 274,50</text:p>
          </table:table-cell>
          <table:table-cell office:value-type="float" office:value="9836.7011238524465" table:formula="of:=STDEV([Feuille1.$K125];[Feuille1.$W124];[Feuille1.$AI125];[Feuille1.$AU125])" table:style-name="ce3">
            <text:p>9 836,70</text:p>
          </table:table-cell>
          <table:table-cell table:number-columns-repeated="5" table:style-name="ce1"/>
          <table:table-cell office:value-type="float" office:value="122" table:formula="of:=[Feuille1.$A125]" table:style-name="ce1">
            <text:p>122</text:p>
          </table:table-cell>
          <table:table-cell office:value-type="float" office:value="40337.25" table:formula="of:=AVERAGE([Feuille1.$H125];[Feuille1.$T124];[Feuille1.$AF125];[Feuille1.$AR125])" table:style-name="ce3">
            <text:p>40 337,25</text:p>
          </table:table-cell>
          <table:table-cell office:value-type="float" office:value="93.212515453673646" table:formula="of:=[.BX123]*100/[.$BP123]" table:style-name="ce3">
            <text:p>93,21</text:p>
          </table:table-cell>
          <table:table-cell office:value-type="float" office:value="9172.95671616664" table:formula="of:=STDEV([Feuille1.$H125];[Feuille1.$T124];[Feuille1.$AF125];[Feuille1.$AR125])" table:style-name="ce3">
            <text:p>9 172,96</text:p>
          </table:table-cell>
          <table:table-cell table:number-columns-repeated="9" table:style-name="ce1"/>
          <table:table-cell office:value-type="float" office:value="122" table:formula="of:=[Feuille1.$A125]" table:style-name="ce1">
            <text:p>122</text:p>
          </table:table-cell>
          <table:table-cell office:value-type="float" office:value="2033.5" table:formula="of:=AVERAGE([Feuille1.$I125];[Feuille1.$U124];[Feuille1.$AG125];[Feuille1.$AS125])" table:style-name="ce3">
            <text:p>2 033,50</text:p>
          </table:table-cell>
          <table:table-cell office:value-type="float" office:value="4.6990722018740829" table:formula="of:=[.CK123]*100/[.$BP123]" table:style-name="ce3">
            <text:p>4,70</text:p>
          </table:table-cell>
          <table:table-cell office:value-type="float" office:value="464.32567593590312" table:formula="of:=STDEV([Feuille1.$I125];[Feuille1.$U124];[Feuille1.$AG125];[Feuille1.$AS125])" table:style-name="ce3">
            <text:p>464,33</text:p>
          </table:table-cell>
          <table:table-cell table:number-columns-repeated="8" table:style-name="ce1"/>
          <table:table-cell office:value-type="float" office:value="122" table:formula="of:=[Feuille1.$A125]" table:style-name="ce1">
            <text:p>122</text:p>
          </table:table-cell>
          <table:table-cell office:value-type="float" office:value="903.75" table:formula="of:=AVERAGE([Feuille1.$J125];[Feuille1.$V124];[Feuille1.$AH125];[Feuille1.$AT125])" table:style-name="ce3">
            <text:p>903,75</text:p>
          </table:table-cell>
          <table:table-cell office:value-type="float" office:value="2.0884123444522755" table:formula="of:=[.CW123]*100/[.$BP123]" table:style-name="ce3">
            <text:p>2,09</text:p>
          </table:table-cell>
          <table:table-cell office:value-type="float" office:value="200.80732888351793" table:formula="of:=STDEV([Feuille1.$J125];[Feuille1.$V124];[Feuille1.$AH125];[Feuille1.$AT125])" table:style-name="ce3">
            <text:p>200,81</text:p>
          </table:table-cell>
          <table:table-cell table:number-columns-repeated="16281"/>
        </table:table-row>
        <table:table-row table:style-name="ro1">
          <table:table-cell office:value-type="float" office:value="123" table:formula="of:=[Feuille1.$A126]" table:style-name="ce1">
            <text:p>123</text:p>
          </table:table-cell>
          <table:table-cell office:value-type="float" office:value="100978.5" table:formula="of:=AVERAGE([Feuille1.$B126];[Feuille1.$N125];[Feuille1.$Z126];[Feuille1.$AL126])" table:style-name="ce3">
            <text:p>100 978,50</text:p>
          </table:table-cell>
          <table:table-cell office:value-type="float" office:value="22302.365233311019" table:formula="of:=STDEV([Feuille1.$B126];[Feuille1.$N125];[Feuille1.$Z126];[Feuille1.$AL126])" table:style-name="ce3">
            <text:p>22 302,37</text:p>
          </table:table-cell>
          <table:table-cell table:number-columns-repeated="5" table:style-name="ce1"/>
          <table:table-cell office:value-type="float" office:value="123" table:formula="of:=[Feuille1.$A126]" table:style-name="ce1">
            <text:p>123</text:p>
          </table:table-cell>
          <table:table-cell office:value-type="float" office:value="612340.25" table:formula="of:=AVERAGE([Feuille1.$F126];[Feuille1.$R125];[Feuille1.$AD126];[Feuille1.$AP126])" table:style-name="ce3">
            <text:p>612 340,25</text:p>
          </table:table-cell>
          <table:table-cell office:value-type="float" office:value="136103.06866580929" table:formula="of:=STDEV([Feuille1.$F126];[Feuille1.$R125];[Feuille1.$AD126];[Feuille1.$AP126])" table:style-name="ce3">
            <text:p>136 103,07</text:p>
          </table:table-cell>
          <table:table-cell table:number-columns-repeated="9" table:style-name="ce1"/>
          <table:table-cell office:value-type="float" office:value="123" table:formula="of:=[Feuille1.$A126]" table:style-name="ce1">
            <text:p>123</text:p>
          </table:table-cell>
          <table:table-cell office:value-type="float" office:value="570673.5" table:formula="of:=AVERAGE([Feuille1.$C126];[Feuille1.O125];[Feuille1.$AA126];[Feuille1.$AM126])" table:style-name="ce3">
            <text:p>570 673,50</text:p>
          </table:table-cell>
          <table:table-cell office:value-type="float" office:value="93.195490578971416" table:formula="of:=[.V124]*100/[.J124]" table:style-name="ce3">
            <text:p>93,20</text:p>
          </table:table-cell>
          <table:table-cell office:value-type="float" office:value="126786.07379230049" table:formula="of:=STDEV([Feuille1.$C126];[Feuille1.$O125];[Feuille1.$AA126];[Feuille1.$AM126])" table:style-name="ce3">
            <text:p>126 786,07</text:p>
          </table:table-cell>
          <table:table-cell table:number-columns-repeated="8" table:style-name="ce1"/>
          <table:table-cell office:value-type="float" office:value="123" table:formula="of:=[Feuille1.$A126]" table:style-name="ce1">
            <text:p>123</text:p>
          </table:table-cell>
          <table:table-cell office:value-type="float" office:value="28720.5" table:formula="of:=AVERAGE([Feuille1.$D126];[Feuille1.$P125];[Feuille1.$AB126];[Feuille1.$AN126])" table:style-name="ce3">
            <text:p>28 720,50</text:p>
          </table:table-cell>
          <table:table-cell office:value-type="float" office:value="4.690284527270582" table:formula="of:=[.AH124]*100/[.$J124]" table:style-name="ce3">
            <text:p>4,69</text:p>
          </table:table-cell>
          <table:table-cell office:value-type="float" office:value="6387.4466729672195" table:formula="of:=STDEV([Feuille1.$D126];[Feuille1.$P125];[Feuille1.$AB126];[Feuille1.$AN126])" table:style-name="ce3">
            <text:p>6 387,45</text:p>
          </table:table-cell>
          <table:table-cell table:number-columns-repeated="9" table:style-name="ce1"/>
          <table:table-cell office:value-type="float" office:value="123" table:formula="of:=[Feuille1.$A126]" table:style-name="ce1">
            <text:p>123</text:p>
          </table:table-cell>
          <table:table-cell office:value-type="float" office:value="12946.25" table:formula="of:=AVERAGE([Feuille1.$E126];[Feuille1.$Q125];[Feuille1.$AC126];[Feuille1.$AO126])" table:style-name="ce3">
            <text:p>12 946,25</text:p>
          </table:table-cell>
          <table:table-cell office:value-type="float" office:value="2.1142248937580046" table:formula="of:=[.AU124]*100/[.$J124]" table:style-name="ce3">
            <text:p>2,11</text:p>
          </table:table-cell>
          <table:table-cell office:value-type="float" office:value="2930.1928690787572" table:formula="of:=STDEV([Feuille1.$E126];[Feuille1.$Q125];[Feuille1.$AC126];[Feuille1.$AO126])" table:style-name="ce3">
            <text:p>2 930,19</text:p>
          </table:table-cell>
          <table:table-cell table:number-columns-repeated="8" table:style-name="ce1"/>
          <table:table-cell office:value-type="float" office:value="123" table:formula="of:=[Feuille1.$A126]" table:style-name="ce1">
            <text:p>123</text:p>
          </table:table-cell>
          <table:table-cell office:value-type="float" office:value="54666" table:formula="of:=AVERAGE([Feuille1.$G126];[Feuille1.$S125];[Feuille1.$AE126];[Feuille1.$AQ126])" table:style-name="ce3">
            <text:p>54 666,00</text:p>
          </table:table-cell>
          <table:table-cell office:value-type="float" office:value="11991.562728296369" table:formula="of:=STDEV([Feuille1.$G126];[Feuille1.$S125];[Feuille1.$AE126];[Feuille1.$AQ126])" table:style-name="ce3">
            <text:p>11 991,56</text:p>
          </table:table-cell>
          <table:table-cell table:style-name="ce3"/>
          <table:table-cell table:number-columns-repeated="5" table:style-name="ce1"/>
          <table:table-cell office:value-type="float" office:value="123" table:formula="of:=[Feuille1.$A126]" table:style-name="ce1">
            <text:p>123</text:p>
          </table:table-cell>
          <table:table-cell office:value-type="float" office:value="46851.75" table:formula="of:=AVERAGE([Feuille1.$K126];[Feuille1.$W125];[Feuille1.$AI126];[Feuille1.$AU126])" table:style-name="ce3">
            <text:p>46 851,75</text:p>
          </table:table-cell>
          <table:table-cell office:value-type="float" office:value="10189.559243820771" table:formula="of:=STDEV([Feuille1.$K126];[Feuille1.$W125];[Feuille1.$AI126];[Feuille1.$AU126])" table:style-name="ce3">
            <text:p>10 189,56</text:p>
          </table:table-cell>
          <table:table-cell table:number-columns-repeated="5" table:style-name="ce1"/>
          <table:table-cell office:value-type="float" office:value="123" table:formula="of:=[Feuille1.$A126]" table:style-name="ce1">
            <text:p>123</text:p>
          </table:table-cell>
          <table:table-cell office:value-type="float" office:value="43665.5" table:formula="of:=AVERAGE([Feuille1.$H126];[Feuille1.$T125];[Feuille1.$AF126];[Feuille1.$AR126])" table:style-name="ce3">
            <text:p>43 665,50</text:p>
          </table:table-cell>
          <table:table-cell office:value-type="float" office:value="93.199293516250734" table:formula="of:=[.BX124]*100/[.$BP124]" table:style-name="ce3">
            <text:p>93,20</text:p>
          </table:table-cell>
          <table:table-cell office:value-type="float" office:value="9495.6570599406132" table:formula="of:=STDEV([Feuille1.$H126];[Feuille1.$T125];[Feuille1.$AF126];[Feuille1.$AR126])" table:style-name="ce3">
            <text:p>9 495,66</text:p>
          </table:table-cell>
          <table:table-cell table:number-columns-repeated="9" table:style-name="ce1"/>
          <table:table-cell office:value-type="float" office:value="123" table:formula="of:=[Feuille1.$A126]" table:style-name="ce1">
            <text:p>123</text:p>
          </table:table-cell>
          <table:table-cell office:value-type="float" office:value="2214.25" table:formula="of:=AVERAGE([Feuille1.$I126];[Feuille1.$U125];[Feuille1.$AG126];[Feuille1.$AS126])" table:style-name="ce3">
            <text:p>2 214,25</text:p>
          </table:table-cell>
          <table:table-cell office:value-type="float" office:value="4.7260774677573414" table:formula="of:=[.CK124]*100/[.$BP124]" table:style-name="ce3">
            <text:p>4,73</text:p>
          </table:table-cell>
          <table:table-cell office:value-type="float" office:value="517.34345458312316" table:formula="of:=STDEV([Feuille1.$I126];[Feuille1.$U125];[Feuille1.$AG126];[Feuille1.$AS126])" table:style-name="ce3">
            <text:p>517,34</text:p>
          </table:table-cell>
          <table:table-cell table:number-columns-repeated="8" table:style-name="ce1"/>
          <table:table-cell office:value-type="float" office:value="123" table:formula="of:=[Feuille1.$A126]" table:style-name="ce1">
            <text:p>123</text:p>
          </table:table-cell>
          <table:table-cell office:value-type="float" office:value="972" table:formula="of:=AVERAGE([Feuille1.$J126];[Feuille1.$V125];[Feuille1.$AH126];[Feuille1.$AT126])" table:style-name="ce3">
            <text:p>972,00</text:p>
          </table:table-cell>
          <table:table-cell office:value-type="float" office:value="2.0746290159919321" table:formula="of:=[.CW124]*100/[.$BP124]" table:style-name="ce3">
            <text:p>2,07</text:p>
          </table:table-cell>
          <table:table-cell office:value-type="float" office:value="182.55044964794433" table:formula="of:=STDEV([Feuille1.$J126];[Feuille1.$V125];[Feuille1.$AH126];[Feuille1.$AT126])" table:style-name="ce3">
            <text:p>182,55</text:p>
          </table:table-cell>
          <table:table-cell table:number-columns-repeated="16281"/>
        </table:table-row>
        <table:table-row table:style-name="ro1">
          <table:table-cell office:value-type="float" office:value="124" table:formula="of:=[Feuille1.$A127]" table:style-name="ce1">
            <text:p>124</text:p>
          </table:table-cell>
          <table:table-cell office:value-type="float" office:value="109387.25" table:formula="of:=AVERAGE([Feuille1.$B127];[Feuille1.$N126];[Feuille1.$Z127];[Feuille1.$AL127])" table:style-name="ce3">
            <text:p>109 387,25</text:p>
          </table:table-cell>
          <table:table-cell office:value-type="float" office:value="24138.12683114965" table:formula="of:=STDEV([Feuille1.$B127];[Feuille1.$N126];[Feuille1.$Z127];[Feuille1.$AL127])" table:style-name="ce3">
            <text:p>24 138,13</text:p>
          </table:table-cell>
          <table:table-cell table:number-columns-repeated="5" table:style-name="ce1"/>
          <table:table-cell office:value-type="float" office:value="124" table:formula="of:=[Feuille1.$A127]" table:style-name="ce1">
            <text:p>124</text:p>
          </table:table-cell>
          <table:table-cell office:value-type="float" office:value="663197.5" table:formula="of:=AVERAGE([Feuille1.$F127];[Feuille1.$R126];[Feuille1.$AD127];[Feuille1.$AP127])" table:style-name="ce3">
            <text:p>663 197,50</text:p>
          </table:table-cell>
          <table:table-cell office:value-type="float" office:value="147379.13745054509" table:formula="of:=STDEV([Feuille1.$F127];[Feuille1.$R126];[Feuille1.$AD127];[Feuille1.$AP127])" table:style-name="ce3">
            <text:p>147 379,14</text:p>
          </table:table-cell>
          <table:table-cell table:number-columns-repeated="9" table:style-name="ce1"/>
          <table:table-cell office:value-type="float" office:value="124" table:formula="of:=[Feuille1.$A127]" table:style-name="ce1">
            <text:p>124</text:p>
          </table:table-cell>
          <table:table-cell office:value-type="float" office:value="618039.5" table:formula="of:=AVERAGE([Feuille1.$C127];[Feuille1.O126];[Feuille1.$AA127];[Feuille1.$AM127])" table:style-name="ce3">
            <text:p>618 039,50</text:p>
          </table:table-cell>
          <table:table-cell office:value-type="float" office:value="93.190866974016032" table:formula="of:=[.V125]*100/[.J125]" table:style-name="ce3">
            <text:p>93,19</text:p>
          </table:table-cell>
          <table:table-cell office:value-type="float" office:value="137276.33932206477" table:formula="of:=STDEV([Feuille1.$C127];[Feuille1.$O126];[Feuille1.$AA127];[Feuille1.$AM127])" table:style-name="ce3">
            <text:p>137 276,34</text:p>
          </table:table-cell>
          <table:table-cell table:number-columns-repeated="8" table:style-name="ce1"/>
          <table:table-cell office:value-type="float" office:value="124" table:formula="of:=[Feuille1.$A127]" table:style-name="ce1">
            <text:p>124</text:p>
          </table:table-cell>
          <table:table-cell office:value-type="float" office:value="31142.75" table:formula="of:=AVERAGE([Feuille1.$D127];[Feuille1.$P126];[Feuille1.$AB127];[Feuille1.$AN127])" table:style-name="ce3">
            <text:p>31 142,75</text:p>
          </table:table-cell>
          <table:table-cell office:value-type="float" office:value="4.695848521745031" table:formula="of:=[.AH125]*100/[.$J125]" table:style-name="ce3">
            <text:p>4,70</text:p>
          </table:table-cell>
          <table:table-cell office:value-type="float" office:value="6933.2437514244848" table:formula="of:=STDEV([Feuille1.$D127];[Feuille1.$P126];[Feuille1.$AB127];[Feuille1.$AN127])" table:style-name="ce3">
            <text:p>6 933,24</text:p>
          </table:table-cell>
          <table:table-cell table:number-columns-repeated="9" table:style-name="ce1"/>
          <table:table-cell office:value-type="float" office:value="124" table:formula="of:=[Feuille1.$A127]" table:style-name="ce1">
            <text:p>124</text:p>
          </table:table-cell>
          <table:table-cell office:value-type="float" office:value="14015.25" table:formula="of:=AVERAGE([Feuille1.$E127];[Feuille1.$Q126];[Feuille1.$AC127];[Feuille1.$AO127])" table:style-name="ce3">
            <text:p>14 015,25</text:p>
          </table:table-cell>
          <table:table-cell office:value-type="float" office:value="2.1132845042389334" table:formula="of:=[.AU125]*100/[.$J125]" table:style-name="ce3">
            <text:p>2,11</text:p>
          </table:table-cell>
          <table:table-cell office:value-type="float" office:value="3170.5616090318549" table:formula="of:=STDEV([Feuille1.$E127];[Feuille1.$Q126];[Feuille1.$AC127];[Feuille1.$AO127])" table:style-name="ce3">
            <text:p>3 170,56</text:p>
          </table:table-cell>
          <table:table-cell table:number-columns-repeated="8" table:style-name="ce1"/>
          <table:table-cell office:value-type="float" office:value="124" table:formula="of:=[Feuille1.$A127]" table:style-name="ce1">
            <text:p>124</text:p>
          </table:table-cell>
          <table:table-cell office:value-type="float" office:value="59266" table:formula="of:=AVERAGE([Feuille1.$G127];[Feuille1.$S126];[Feuille1.$AE127];[Feuille1.$AQ127])" table:style-name="ce3">
            <text:p>59 266,00</text:p>
          </table:table-cell>
          <table:table-cell office:value-type="float" office:value="13116.596535178882" table:formula="of:=STDEV([Feuille1.$G127];[Feuille1.$S126];[Feuille1.$AE127];[Feuille1.$AQ127])" table:style-name="ce3">
            <text:p>13 116,60</text:p>
          </table:table-cell>
          <table:table-cell table:style-name="ce3"/>
          <table:table-cell table:number-columns-repeated="5" table:style-name="ce1"/>
          <table:table-cell office:value-type="float" office:value="124" table:formula="of:=[Feuille1.$A127]" table:style-name="ce1">
            <text:p>124</text:p>
          </table:table-cell>
          <table:table-cell office:value-type="float" office:value="50857.25" table:formula="of:=AVERAGE([Feuille1.$K127];[Feuille1.$W126];[Feuille1.$AI127];[Feuille1.$AU127])" table:style-name="ce3">
            <text:p>50 857,25</text:p>
          </table:table-cell>
          <table:table-cell office:value-type="float" office:value="11277.544306422978" table:formula="of:=STDEV([Feuille1.$K127];[Feuille1.$W126];[Feuille1.$AI127];[Feuille1.$AU127])" table:style-name="ce3">
            <text:p>11 277,54</text:p>
          </table:table-cell>
          <table:table-cell table:number-columns-repeated="5" table:style-name="ce1"/>
          <table:table-cell office:value-type="float" office:value="124" table:formula="of:=[Feuille1.$A127]" table:style-name="ce1">
            <text:p>124</text:p>
          </table:table-cell>
          <table:table-cell office:value-type="float" office:value="47366" table:formula="of:=AVERAGE([Feuille1.$H127];[Feuille1.$T126];[Feuille1.$AF127];[Feuille1.$AR127])" table:style-name="ce3">
            <text:p>47 366,00</text:p>
          </table:table-cell>
          <table:table-cell office:value-type="float" office:value="93.13519704663544" table:formula="of:=[.BX125]*100/[.$BP125]" table:style-name="ce3">
            <text:p>93,14</text:p>
          </table:table-cell>
          <table:table-cell office:value-type="float" office:value="10492.877679645369" table:formula="of:=STDEV([Feuille1.$H127];[Feuille1.$T126];[Feuille1.$AF127];[Feuille1.$AR127])" table:style-name="ce3">
            <text:p>10 492,88</text:p>
          </table:table-cell>
          <table:table-cell table:number-columns-repeated="9" table:style-name="ce1"/>
          <table:table-cell office:value-type="float" office:value="124" table:formula="of:=[Feuille1.$A127]" table:style-name="ce1">
            <text:p>124</text:p>
          </table:table-cell>
          <table:table-cell office:value-type="float" office:value="2422.25" table:formula="of:=AVERAGE([Feuille1.$I127];[Feuille1.$U126];[Feuille1.$AG127];[Feuille1.$AS127])" table:style-name="ce3">
            <text:p>2 422,25</text:p>
          </table:table-cell>
          <table:table-cell office:value-type="float" office:value="4.7628410895201769" table:formula="of:=[.CK125]*100/[.$BP125]" table:style-name="ce3">
            <text:p>4,76</text:p>
          </table:table-cell>
          <table:table-cell office:value-type="float" office:value="546.56647964055264" table:formula="of:=STDEV([Feuille1.$I127];[Feuille1.$U126];[Feuille1.$AG127];[Feuille1.$AS127])" table:style-name="ce3">
            <text:p>546,57</text:p>
          </table:table-cell>
          <table:table-cell table:number-columns-repeated="8" table:style-name="ce1"/>
          <table:table-cell office:value-type="float" office:value="124" table:formula="of:=[Feuille1.$A127]" table:style-name="ce1">
            <text:p>124</text:p>
          </table:table-cell>
          <table:table-cell office:value-type="float" office:value="1069" table:formula="of:=AVERAGE([Feuille1.$J127];[Feuille1.$V126];[Feuille1.$AH127];[Feuille1.$AT127])" table:style-name="ce3">
            <text:p>1 069,00</text:p>
          </table:table-cell>
          <table:table-cell office:value-type="float" office:value="2.1019618638443878" table:formula="of:=[.CW125]*100/[.$BP125]" table:style-name="ce3">
            <text:p>2,10</text:p>
          </table:table-cell>
          <table:table-cell office:value-type="float" office:value="241.51328465876711" table:formula="of:=STDEV([Feuille1.$J127];[Feuille1.$V126];[Feuille1.$AH127];[Feuille1.$AT127])" table:style-name="ce3">
            <text:p>241,51</text:p>
          </table:table-cell>
          <table:table-cell table:number-columns-repeated="16281"/>
        </table:table-row>
        <table:table-row table:style-name="ro1">
          <table:table-cell office:value-type="float" office:value="125" table:formula="of:=[Feuille1.$A128]" table:style-name="ce1">
            <text:p>125</text:p>
          </table:table-cell>
          <table:table-cell office:value-type="float" office:value="118417.5" table:formula="of:=AVERAGE([Feuille1.$B128];[Feuille1.$N127];[Feuille1.$Z128];[Feuille1.$AL128])" table:style-name="ce3">
            <text:p>118 417,50</text:p>
          </table:table-cell>
          <table:table-cell office:value-type="float" office:value="26009.078741854737" table:formula="of:=STDEV([Feuille1.$B128];[Feuille1.$N127];[Feuille1.$Z128];[Feuille1.$AL128])" table:style-name="ce3">
            <text:p>26 009,08</text:p>
          </table:table-cell>
          <table:table-cell table:number-columns-repeated="5" table:style-name="ce1"/>
          <table:table-cell office:value-type="float" office:value="125" table:formula="of:=[Feuille1.$A128]" table:style-name="ce1">
            <text:p>125</text:p>
          </table:table-cell>
          <table:table-cell office:value-type="float" office:value="718196.5" table:formula="of:=AVERAGE([Feuille1.$F128];[Feuille1.$R127];[Feuille1.$AD128];[Feuille1.$AP128])" table:style-name="ce3">
            <text:p>718 196,50</text:p>
          </table:table-cell>
          <table:table-cell office:value-type="float" office:value="159409.07876592223" table:formula="of:=STDEV([Feuille1.$F128];[Feuille1.$R127];[Feuille1.$AD128];[Feuille1.$AP128])" table:style-name="ce3">
            <text:p>159 409,08</text:p>
          </table:table-cell>
          <table:table-cell table:number-columns-repeated="9" table:style-name="ce1"/>
          <table:table-cell office:value-type="float" office:value="125" table:formula="of:=[Feuille1.$A128]" table:style-name="ce1">
            <text:p>125</text:p>
          </table:table-cell>
          <table:table-cell office:value-type="float" office:value="669273.25" table:formula="of:=AVERAGE([Feuille1.$C128];[Feuille1.O127];[Feuille1.$AA128];[Feuille1.$AM128])" table:style-name="ce3">
            <text:p>669 273,25</text:p>
          </table:table-cell>
          <table:table-cell office:value-type="float" office:value="93.188041155867509" table:formula="of:=[.V126]*100/[.J126]" table:style-name="ce3">
            <text:p>93,19</text:p>
          </table:table-cell>
          <table:table-cell office:value-type="float" office:value="148459.84220067729" table:formula="of:=STDEV([Feuille1.$C128];[Feuille1.$O127];[Feuille1.$AA128];[Feuille1.$AM128])" table:style-name="ce3">
            <text:p>148 459,84</text:p>
          </table:table-cell>
          <table:table-cell table:number-columns-repeated="8" table:style-name="ce1"/>
          <table:table-cell office:value-type="float" office:value="125" table:formula="of:=[Feuille1.$A128]" table:style-name="ce1">
            <text:p>125</text:p>
          </table:table-cell>
          <table:table-cell office:value-type="float" office:value="33763.25" table:formula="of:=AVERAGE([Feuille1.$D128];[Feuille1.$P127];[Feuille1.$AB128];[Feuille1.$AN128])" table:style-name="ce3">
            <text:p>33 763,25</text:p>
          </table:table-cell>
          <table:table-cell office:value-type="float" office:value="4.7011159202251749" table:formula="of:=[.AH126]*100/[.$J126]" table:style-name="ce3">
            <text:p>4,70</text:p>
          </table:table-cell>
          <table:table-cell office:value-type="float" office:value="7522.0375951821279" table:formula="of:=STDEV([Feuille1.$D128];[Feuille1.$P127];[Feuille1.$AB128];[Feuille1.$AN128])" table:style-name="ce3">
            <text:p>7 522,04</text:p>
          </table:table-cell>
          <table:table-cell table:number-columns-repeated="9" table:style-name="ce1"/>
          <table:table-cell office:value-type="float" office:value="125" table:formula="of:=[Feuille1.$A128]" table:style-name="ce1">
            <text:p>125</text:p>
          </table:table-cell>
          <table:table-cell office:value-type="float" office:value="15160" table:formula="of:=AVERAGE([Feuille1.$E128];[Feuille1.$Q127];[Feuille1.$AC128];[Feuille1.$AO128])" table:style-name="ce3">
            <text:p>15 160,00</text:p>
          </table:table-cell>
          <table:table-cell office:value-type="float" office:value="2.110842923907315" table:formula="of:=[.AU126]*100/[.$J126]" table:style-name="ce3">
            <text:p>2,11</text:p>
          </table:table-cell>
          <table:table-cell office:value-type="float" office:value="3429.1698703913748" table:formula="of:=STDEV([Feuille1.$E128];[Feuille1.$Q127];[Feuille1.$AC128];[Feuille1.$AO128])" table:style-name="ce3">
            <text:p>3 429,17</text:p>
          </table:table-cell>
          <table:table-cell table:number-columns-repeated="8" table:style-name="ce1"/>
          <table:table-cell office:value-type="float" office:value="125" table:formula="of:=[Feuille1.$A128]" table:style-name="ce1">
            <text:p>125</text:p>
          </table:table-cell>
          <table:table-cell office:value-type="float" office:value="64029.25" table:formula="of:=AVERAGE([Feuille1.$G128];[Feuille1.$S127];[Feuille1.$AE128];[Feuille1.$AQ128])" table:style-name="ce3">
            <text:p>64 029,25</text:p>
          </table:table-cell>
          <table:table-cell office:value-type="float" office:value="13903.992744891662" table:formula="of:=STDEV([Feuille1.$G128];[Feuille1.$S127];[Feuille1.$AE128];[Feuille1.$AQ128])" table:style-name="ce3">
            <text:p>13 903,99</text:p>
          </table:table-cell>
          <table:table-cell table:style-name="ce3"/>
          <table:table-cell table:number-columns-repeated="5" table:style-name="ce1"/>
          <table:table-cell office:value-type="float" office:value="125" table:formula="of:=[Feuille1.$A128]" table:style-name="ce1">
            <text:p>125</text:p>
          </table:table-cell>
          <table:table-cell office:value-type="float" office:value="54999" table:formula="of:=AVERAGE([Feuille1.$K128];[Feuille1.$W127];[Feuille1.$AI128];[Feuille1.$AU128])" table:style-name="ce3">
            <text:p>54 999,00</text:p>
          </table:table-cell>
          <table:table-cell office:value-type="float" office:value="12032.216476332751" table:formula="of:=STDEV([Feuille1.$K128];[Feuille1.$W127];[Feuille1.$AI128];[Feuille1.$AU128])" table:style-name="ce3">
            <text:p>12 032,22</text:p>
          </table:table-cell>
          <table:table-cell table:number-columns-repeated="5" table:style-name="ce1"/>
          <table:table-cell office:value-type="float" office:value="125" table:formula="of:=[Feuille1.$A128]" table:style-name="ce1">
            <text:p>125</text:p>
          </table:table-cell>
          <table:table-cell office:value-type="float" office:value="51233.75" table:formula="of:=AVERAGE([Feuille1.$H128];[Feuille1.$T127];[Feuille1.$AF128];[Feuille1.$AR128])" table:style-name="ce3">
            <text:p>51 233,75</text:p>
          </table:table-cell>
          <table:table-cell office:value-type="float" office:value="93.153966435753375" table:formula="of:=[.BX126]*100/[.$BP126]" table:style-name="ce3">
            <text:p>93,15</text:p>
          </table:table-cell>
          <table:table-cell office:value-type="float" office:value="11184.989416624407" table:formula="of:=STDEV([Feuille1.$H128];[Feuille1.$T127];[Feuille1.$AF128];[Feuille1.$AR128])" table:style-name="ce3">
            <text:p>11 184,99</text:p>
          </table:table-cell>
          <table:table-cell table:number-columns-repeated="9" table:style-name="ce1"/>
          <table:table-cell office:value-type="float" office:value="125" table:formula="of:=[Feuille1.$A128]" table:style-name="ce1">
            <text:p>125</text:p>
          </table:table-cell>
          <table:table-cell office:value-type="float" office:value="2620.5" table:formula="of:=AVERAGE([Feuille1.$I128];[Feuille1.$U127];[Feuille1.$AG128];[Feuille1.$AS128])" table:style-name="ce3">
            <text:p>2 620,50</text:p>
          </table:table-cell>
          <table:table-cell office:value-type="float" office:value="4.7646320842197127" table:formula="of:=[.CK126]*100/[.$BP126]" table:style-name="ce3">
            <text:p>4,76</text:p>
          </table:table-cell>
          <table:table-cell office:value-type="float" office:value="591.13703994928278" table:formula="of:=STDEV([Feuille1.$I128];[Feuille1.$U127];[Feuille1.$AG128];[Feuille1.$AS128])" table:style-name="ce3">
            <text:p>591,14</text:p>
          </table:table-cell>
          <table:table-cell table:number-columns-repeated="8" table:style-name="ce1"/>
          <table:table-cell office:value-type="float" office:value="125" table:formula="of:=[Feuille1.$A128]" table:style-name="ce1">
            <text:p>125</text:p>
          </table:table-cell>
          <table:table-cell office:value-type="float" office:value="1144.75" table:formula="of:=AVERAGE([Feuille1.$J128];[Feuille1.$V127];[Feuille1.$AH128];[Feuille1.$AT128])" table:style-name="ce3">
            <text:p>1 144,75</text:p>
          </table:table-cell>
          <table:table-cell office:value-type="float" office:value="2.0814014800269094" table:formula="of:=[.CW126]*100/[.$BP126]" table:style-name="ce3">
            <text:p>2,08</text:p>
          </table:table-cell>
          <table:table-cell office:value-type="float" office:value="259.39978797215696" table:formula="of:=STDEV([Feuille1.$J128];[Feuille1.$V127];[Feuille1.$AH128];[Feuille1.$AT128])" table:style-name="ce3">
            <text:p>259,40</text:p>
          </table:table-cell>
          <table:table-cell table:number-columns-repeated="16281"/>
        </table:table-row>
        <table:table-row table:style-name="ro1">
          <table:table-cell office:value-type="float" office:value="126" table:formula="of:=[Feuille1.$A129]" table:style-name="ce1">
            <text:p>126</text:p>
          </table:table-cell>
          <table:table-cell office:value-type="float" office:value="128260.25" table:formula="of:=AVERAGE([Feuille1.$B129];[Feuille1.$N128];[Feuille1.$Z129];[Feuille1.$AL129])" table:style-name="ce3">
            <text:p>128 260,25</text:p>
          </table:table-cell>
          <table:table-cell office:value-type="float" office:value="28131.288113356393" table:formula="of:=STDEV([Feuille1.$B129];[Feuille1.$N128];[Feuille1.$Z129];[Feuille1.$AL129])" table:style-name="ce3">
            <text:p>28 131,29</text:p>
          </table:table-cell>
          <table:table-cell table:number-columns-repeated="5" table:style-name="ce1"/>
          <table:table-cell office:value-type="float" office:value="126" table:formula="of:=[Feuille1.$A129]" table:style-name="ce1">
            <text:p>126</text:p>
          </table:table-cell>
          <table:table-cell office:value-type="float" office:value="777679.25" table:formula="of:=AVERAGE([Feuille1.$F129];[Feuille1.$R128];[Feuille1.$AD129];[Feuille1.$AP129])" table:style-name="ce3">
            <text:p>777 679,25</text:p>
          </table:table-cell>
          <table:table-cell office:value-type="float" office:value="172542.48099598545" table:formula="of:=STDEV([Feuille1.$F129];[Feuille1.$R128];[Feuille1.$AD129];[Feuille1.$AP129])" table:style-name="ce3">
            <text:p>172 542,48</text:p>
          </table:table-cell>
          <table:table-cell table:number-columns-repeated="9" table:style-name="ce1"/>
          <table:table-cell office:value-type="float" office:value="126" table:formula="of:=[Feuille1.$A129]" table:style-name="ce1">
            <text:p>126</text:p>
          </table:table-cell>
          <table:table-cell office:value-type="float" office:value="724691.5" table:formula="of:=AVERAGE([Feuille1.$C129];[Feuille1.O128];[Feuille1.$AA129];[Feuille1.$AM129])" table:style-name="ce3">
            <text:p>724 691,50</text:p>
          </table:table-cell>
          <table:table-cell office:value-type="float" office:value="93.186426151912883" table:formula="of:=[.V127]*100/[.J127]" table:style-name="ce3">
            <text:p>93,19</text:p>
          </table:table-cell>
          <table:table-cell office:value-type="float" office:value="160667.92553275841" table:formula="of:=STDEV([Feuille1.$C129];[Feuille1.$O128];[Feuille1.$AA129];[Feuille1.$AM129])" table:style-name="ce3">
            <text:p>160 667,93</text:p>
          </table:table-cell>
          <table:table-cell table:number-columns-repeated="8" table:style-name="ce1"/>
          <table:table-cell office:value-type="float" office:value="126" table:formula="of:=[Feuille1.$A129]" table:style-name="ce1">
            <text:p>126</text:p>
          </table:table-cell>
          <table:table-cell office:value-type="float" office:value="36577" table:formula="of:=AVERAGE([Feuille1.$D129];[Feuille1.$P128];[Feuille1.$AB129];[Feuille1.$AN129])" table:style-name="ce3">
            <text:p>36 577,00</text:p>
          </table:table-cell>
          <table:table-cell office:value-type="float" office:value="4.7033529568906465" table:formula="of:=[.AH127]*100/[.$J127]" table:style-name="ce3">
            <text:p>4,70</text:p>
          </table:table-cell>
          <table:table-cell office:value-type="float" office:value="8150.2887065428549" table:formula="of:=STDEV([Feuille1.$D129];[Feuille1.$P128];[Feuille1.$AB129];[Feuille1.$AN129])" table:style-name="ce3">
            <text:p>8 150,29</text:p>
          </table:table-cell>
          <table:table-cell table:number-columns-repeated="9" table:style-name="ce1"/>
          <table:table-cell office:value-type="float" office:value="126" table:formula="of:=[Feuille1.$A129]" table:style-name="ce1">
            <text:p>126</text:p>
          </table:table-cell>
          <table:table-cell office:value-type="float" office:value="16410.75" table:formula="of:=AVERAGE([Feuille1.$E129];[Feuille1.$Q128];[Feuille1.$AC129];[Feuille1.$AO129])" table:style-name="ce3">
            <text:p>16 410,75</text:p>
          </table:table-cell>
          <table:table-cell office:value-type="float" office:value="2.1102208911964668" table:formula="of:=[.AU127]*100/[.$J127]" table:style-name="ce3">
            <text:p>2,11</text:p>
          </table:table-cell>
          <table:table-cell office:value-type="float" office:value="3726.2744016868464" table:formula="of:=STDEV([Feuille1.$E129];[Feuille1.$Q128];[Feuille1.$AC129];[Feuille1.$AO129])" table:style-name="ce3">
            <text:p>3 726,27</text:p>
          </table:table-cell>
          <table:table-cell table:number-columns-repeated="8" table:style-name="ce1"/>
          <table:table-cell office:value-type="float" office:value="126" table:formula="of:=[Feuille1.$A129]" table:style-name="ce1">
            <text:p>126</text:p>
          </table:table-cell>
          <table:table-cell office:value-type="float" office:value="69325.5" table:formula="of:=AVERAGE([Feuille1.$G129];[Feuille1.$S128];[Feuille1.$AE129];[Feuille1.$AQ129])" table:style-name="ce3">
            <text:p>69 325,50</text:p>
          </table:table-cell>
          <table:table-cell office:value-type="float" office:value="15257.832797178853" table:formula="of:=STDEV([Feuille1.$G129];[Feuille1.$S128];[Feuille1.$AE129];[Feuille1.$AQ129])" table:style-name="ce3">
            <text:p>15 257,83</text:p>
          </table:table-cell>
          <table:table-cell table:style-name="ce3"/>
          <table:table-cell table:number-columns-repeated="5" table:style-name="ce1"/>
          <table:table-cell office:value-type="float" office:value="126" table:formula="of:=[Feuille1.$A129]" table:style-name="ce1">
            <text:p>126</text:p>
          </table:table-cell>
          <table:table-cell office:value-type="float" office:value="59482.75" table:formula="of:=AVERAGE([Feuille1.$K129];[Feuille1.$W128];[Feuille1.$AI129];[Feuille1.$AU129])" table:style-name="ce3">
            <text:p>59 482,75</text:p>
          </table:table-cell>
          <table:table-cell office:value-type="float" office:value="13135.298381968083" table:formula="of:=STDEV([Feuille1.$K129];[Feuille1.$W128];[Feuille1.$AI129];[Feuille1.$AU129])" table:style-name="ce3">
            <text:p>13 135,30</text:p>
          </table:table-cell>
          <table:table-cell table:number-columns-repeated="5" table:style-name="ce1"/>
          <table:table-cell office:value-type="float" office:value="126" table:formula="of:=[Feuille1.$A129]" table:style-name="ce1">
            <text:p>126</text:p>
          </table:table-cell>
          <table:table-cell office:value-type="float" office:value="55418.25" table:formula="of:=AVERAGE([Feuille1.$H129];[Feuille1.$T128];[Feuille1.$AF129];[Feuille1.$AR129])" table:style-name="ce3">
            <text:p>55 418,25</text:p>
          </table:table-cell>
          <table:table-cell office:value-type="float" office:value="93.166926545931389" table:formula="of:=[.BX127]*100/[.$BP127]" table:style-name="ce3">
            <text:p>93,17</text:p>
          </table:table-cell>
          <table:table-cell office:value-type="float" office:value="12209.926654843863" table:formula="of:=STDEV([Feuille1.$H129];[Feuille1.$T128];[Feuille1.$AF129];[Feuille1.$AR129])" table:style-name="ce3">
            <text:p>12 209,93</text:p>
          </table:table-cell>
          <table:table-cell table:number-columns-repeated="9" table:style-name="ce1"/>
          <table:table-cell office:value-type="float" office:value="126" table:formula="of:=[Feuille1.$A129]" table:style-name="ce1">
            <text:p>126</text:p>
          </table:table-cell>
          <table:table-cell office:value-type="float" office:value="2813.75" table:formula="of:=AVERAGE([Feuille1.$I129];[Feuille1.$U128];[Feuille1.$AG129];[Feuille1.$AS129])" table:style-name="ce3">
            <text:p>2 813,75</text:p>
          </table:table-cell>
          <table:table-cell office:value-type="float" office:value="4.7303630044004352" table:formula="of:=[.CK127]*100/[.$BP127]" table:style-name="ce3">
            <text:p>4,73</text:p>
          </table:table-cell>
          <table:table-cell office:value-type="float" office:value="628.30957072661772" table:formula="of:=STDEV([Feuille1.$I129];[Feuille1.$U128];[Feuille1.$AG129];[Feuille1.$AS129])" table:style-name="ce3">
            <text:p>628,31</text:p>
          </table:table-cell>
          <table:table-cell table:number-columns-repeated="8" table:style-name="ce1"/>
          <table:table-cell office:value-type="float" office:value="126" table:formula="of:=[Feuille1.$A129]" table:style-name="ce1">
            <text:p>126</text:p>
          </table:table-cell>
          <table:table-cell office:value-type="float" office:value="1250.75" table:formula="of:=AVERAGE([Feuille1.$J129];[Feuille1.$V128];[Feuille1.$AH129];[Feuille1.$AT129])" table:style-name="ce3">
            <text:p>1 250,75</text:p>
          </table:table-cell>
          <table:table-cell office:value-type="float" office:value="2.102710449668181" table:formula="of:=[.CW127]*100/[.$BP127]" table:style-name="ce3">
            <text:p>2,10</text:p>
          </table:table-cell>
          <table:table-cell office:value-type="float" office:value="297.75871103966045" table:formula="of:=STDEV([Feuille1.$J129];[Feuille1.$V128];[Feuille1.$AH129];[Feuille1.$AT129])" table:style-name="ce3">
            <text:p>297,76</text:p>
          </table:table-cell>
          <table:table-cell table:number-columns-repeated="16281"/>
        </table:table-row>
        <table:table-row table:style-name="ro1">
          <table:table-cell office:value-type="float" office:value="127" table:formula="of:=[Feuille1.$A130]" table:style-name="ce1">
            <text:p>127</text:p>
          </table:table-cell>
          <table:table-cell office:value-type="float" office:value="138994" table:formula="of:=AVERAGE([Feuille1.$B130];[Feuille1.$N129];[Feuille1.$Z130];[Feuille1.$AL130])" table:style-name="ce3">
            <text:p>138 994,00</text:p>
          </table:table-cell>
          <table:table-cell office:value-type="float" office:value="30569.095276111788" table:formula="of:=STDEV([Feuille1.$B130];[Feuille1.$N129];[Feuille1.$Z130];[Feuille1.$AL130])" table:style-name="ce3">
            <text:p>30 569,10</text:p>
          </table:table-cell>
          <table:table-cell table:number-columns-repeated="5" table:style-name="ce1"/>
          <table:table-cell office:value-type="float" office:value="127" table:formula="of:=[Feuille1.$A130]" table:style-name="ce1">
            <text:p>127</text:p>
          </table:table-cell>
          <table:table-cell office:value-type="float" office:value="842477.5" table:formula="of:=AVERAGE([Feuille1.$F130];[Feuille1.$R129];[Feuille1.$AD130];[Feuille1.$AP130])" table:style-name="ce3">
            <text:p>842 477,50</text:p>
          </table:table-cell>
          <table:table-cell office:value-type="float" office:value="186812.2903389032" table:formula="of:=STDEV([Feuille1.$F130];[Feuille1.$R129];[Feuille1.$AD130];[Feuille1.$AP130])" table:style-name="ce3">
            <text:p>186 812,29</text:p>
          </table:table-cell>
          <table:table-cell table:number-columns-repeated="9" table:style-name="ce1"/>
          <table:table-cell office:value-type="float" office:value="127" table:formula="of:=[Feuille1.$A130]" table:style-name="ce1">
            <text:p>127</text:p>
          </table:table-cell>
          <table:table-cell office:value-type="float" office:value="785077.25" table:formula="of:=AVERAGE([Feuille1.$C130];[Feuille1.O129];[Feuille1.$AA130];[Feuille1.$AM130])" table:style-name="ce3">
            <text:p>785 077,25</text:p>
          </table:table-cell>
          <table:table-cell office:value-type="float" office:value="93.186731989875099" table:formula="of:=[.V128]*100/[.J128]" table:style-name="ce3">
            <text:p>93,19</text:p>
          </table:table-cell>
          <table:table-cell office:value-type="float" office:value="174040.73862054059" table:formula="of:=STDEV([Feuille1.$C130];[Feuille1.$O129];[Feuille1.$AA130];[Feuille1.$AM130])" table:style-name="ce3">
            <text:p>174 040,74</text:p>
          </table:table-cell>
          <table:table-cell table:number-columns-repeated="8" table:style-name="ce1"/>
          <table:table-cell office:value-type="float" office:value="127" table:formula="of:=[Feuille1.$A130]" table:style-name="ce1">
            <text:p>127</text:p>
          </table:table-cell>
          <table:table-cell office:value-type="float" office:value="39611.5" table:formula="of:=AVERAGE([Feuille1.$D130];[Feuille1.$P129];[Feuille1.$AB130];[Feuille1.$AN130])" table:style-name="ce3">
            <text:p>39 611,50</text:p>
          </table:table-cell>
          <table:table-cell office:value-type="float" office:value="4.7017872880878127" table:formula="of:=[.AH128]*100/[.$J128]" table:style-name="ce3">
            <text:p>4,70</text:p>
          </table:table-cell>
          <table:table-cell office:value-type="float" office:value="8769.1414441019642" table:formula="of:=STDEV([Feuille1.$D130];[Feuille1.$P129];[Feuille1.$AB130];[Feuille1.$AN130])" table:style-name="ce3">
            <text:p>8 769,14</text:p>
          </table:table-cell>
          <table:table-cell table:number-columns-repeated="9" table:style-name="ce1"/>
          <table:table-cell office:value-type="float" office:value="127" table:formula="of:=[Feuille1.$A130]" table:style-name="ce1">
            <text:p>127</text:p>
          </table:table-cell>
          <table:table-cell office:value-type="float" office:value="17788.75" table:formula="of:=AVERAGE([Feuille1.$E130];[Feuille1.$Q129];[Feuille1.$AC130];[Feuille1.$AO130])" table:style-name="ce3">
            <text:p>17 788,75</text:p>
          </table:table-cell>
          <table:table-cell office:value-type="float" office:value="2.1114807220370873" table:formula="of:=[.AU128]*100/[.$J128]" table:style-name="ce3">
            <text:p>2,11</text:p>
          </table:table-cell>
          <table:table-cell office:value-type="float" office:value="4004.9613710163717" table:formula="of:=STDEV([Feuille1.$E130];[Feuille1.$Q129];[Feuille1.$AC130];[Feuille1.$AO130])" table:style-name="ce3">
            <text:p>4 004,96</text:p>
          </table:table-cell>
          <table:table-cell table:number-columns-repeated="8" table:style-name="ce1"/>
          <table:table-cell office:value-type="float" office:value="127" table:formula="of:=[Feuille1.$A130]" table:style-name="ce1">
            <text:p>127</text:p>
          </table:table-cell>
          <table:table-cell office:value-type="float" office:value="75532" table:formula="of:=AVERAGE([Feuille1.$G130];[Feuille1.$S129];[Feuille1.$AE130];[Feuille1.$AQ130])" table:style-name="ce3">
            <text:p>75 532,00</text:p>
          </table:table-cell>
          <table:table-cell office:value-type="float" office:value="16711.965733170549" table:formula="of:=STDEV([Feuille1.$G130];[Feuille1.$S129];[Feuille1.$AE130];[Feuille1.$AQ130])" table:style-name="ce3">
            <text:p>16 711,97</text:p>
          </table:table-cell>
          <table:table-cell table:style-name="ce3"/>
          <table:table-cell table:number-columns-repeated="5" table:style-name="ce1"/>
          <table:table-cell office:value-type="float" office:value="127" table:formula="of:=[Feuille1.$A130]" table:style-name="ce1">
            <text:p>127</text:p>
          </table:table-cell>
          <table:table-cell office:value-type="float" office:value="64798.25" table:formula="of:=AVERAGE([Feuille1.$K130];[Feuille1.$W129];[Feuille1.$AI130];[Feuille1.$AU130])" table:style-name="ce3">
            <text:p>64 798,25</text:p>
          </table:table-cell>
          <table:table-cell office:value-type="float" office:value="14274.506585167839" table:formula="of:=STDEV([Feuille1.$K130];[Feuille1.$W129];[Feuille1.$AI130];[Feuille1.$AU130])" table:style-name="ce3">
            <text:p>14 274,51</text:p>
          </table:table-cell>
          <table:table-cell table:number-columns-repeated="5" table:style-name="ce1"/>
          <table:table-cell office:value-type="float" office:value="127" table:formula="of:=[Feuille1.$A130]" table:style-name="ce1">
            <text:p>127</text:p>
          </table:table-cell>
          <table:table-cell office:value-type="float" office:value="60385.75" table:formula="of:=AVERAGE([Feuille1.$H130];[Feuille1.$T129];[Feuille1.$AF130];[Feuille1.$AR130])" table:style-name="ce3">
            <text:p>60 385,75</text:p>
          </table:table-cell>
          <table:table-cell office:value-type="float" office:value="93.190402518586538" table:formula="of:=[.BX128]*100/[.$BP128]" table:style-name="ce3">
            <text:p>93,19</text:p>
          </table:table-cell>
          <table:table-cell office:value-type="float" office:value="13377.332578532487" table:formula="of:=STDEV([Feuille1.$H130];[Feuille1.$T129];[Feuille1.$AF130];[Feuille1.$AR130])" table:style-name="ce3">
            <text:p>13 377,33</text:p>
          </table:table-cell>
          <table:table-cell table:number-columns-repeated="9" table:style-name="ce1"/>
          <table:table-cell office:value-type="float" office:value="127" table:formula="of:=[Feuille1.$A130]" table:style-name="ce1">
            <text:p>127</text:p>
          </table:table-cell>
          <table:table-cell office:value-type="float" office:value="3034.5" table:formula="of:=AVERAGE([Feuille1.$I130];[Feuille1.$U129];[Feuille1.$AG130];[Feuille1.$AS130])" table:style-name="ce3">
            <text:p>3 034,50</text:p>
          </table:table-cell>
          <table:table-cell office:value-type="float" office:value="4.6829968401924438" table:formula="of:=[.CK128]*100/[.$BP128]" table:style-name="ce3">
            <text:p>4,68</text:p>
          </table:table-cell>
          <table:table-cell office:value-type="float" office:value="619.32570860035617" table:formula="of:=STDEV([Feuille1.$I130];[Feuille1.$U129];[Feuille1.$AG130];[Feuille1.$AS130])" table:style-name="ce3">
            <text:p>619,33</text:p>
          </table:table-cell>
          <table:table-cell table:number-columns-repeated="8" table:style-name="ce1"/>
          <table:table-cell office:value-type="float" office:value="127" table:formula="of:=[Feuille1.$A130]" table:style-name="ce1">
            <text:p>127</text:p>
          </table:table-cell>
          <table:table-cell office:value-type="float" office:value="1378" table:formula="of:=AVERAGE([Feuille1.$J130];[Feuille1.$V129];[Feuille1.$AH130];[Feuille1.$AT130])" table:style-name="ce3">
            <text:p>1 378,00</text:p>
          </table:table-cell>
          <table:table-cell office:value-type="float" office:value="2.1266006412210205" table:formula="of:=[.CW128]*100/[.$BP128]" table:style-name="ce3">
            <text:p>2,13</text:p>
          </table:table-cell>
          <table:table-cell office:value-type="float" office:value="279.5234039098217" table:formula="of:=STDEV([Feuille1.$J130];[Feuille1.$V129];[Feuille1.$AH130];[Feuille1.$AT130])" table:style-name="ce3">
            <text:p>279,52</text:p>
          </table:table-cell>
          <table:table-cell table:number-columns-repeated="16281"/>
        </table:table-row>
        <table:table-row table:style-name="ro1">
          <table:table-cell office:value-type="float" office:value="128" table:formula="of:=[Feuille1.$A131]" table:style-name="ce1">
            <text:p>128</text:p>
          </table:table-cell>
          <table:table-cell office:value-type="float" office:value="150573.75" table:formula="of:=AVERAGE([Feuille1.$B131];[Feuille1.$N130];[Feuille1.$Z131];[Feuille1.$AL131])" table:style-name="ce3">
            <text:p>150 573,75</text:p>
          </table:table-cell>
          <table:table-cell office:value-type="float" office:value="33048.254692948613" table:formula="of:=STDEV([Feuille1.$B131];[Feuille1.$N130];[Feuille1.$Z131];[Feuille1.$AL131])" table:style-name="ce3">
            <text:p>33 048,25</text:p>
          </table:table-cell>
          <table:table-cell table:number-columns-repeated="5" table:style-name="ce1"/>
          <table:table-cell office:value-type="float" office:value="128" table:formula="of:=[Feuille1.$A131]" table:style-name="ce1">
            <text:p>128</text:p>
          </table:table-cell>
          <table:table-cell office:value-type="float" office:value="912170.75" table:formula="of:=AVERAGE([Feuille1.$F131];[Feuille1.$R130];[Feuille1.$AD131];[Feuille1.$AP131])" table:style-name="ce3">
            <text:p>912 170,75</text:p>
          </table:table-cell>
          <table:table-cell office:value-type="float" office:value="202352.77912493155" table:formula="of:=STDEV([Feuille1.$F131];[Feuille1.$R130];[Feuille1.$AD131];[Feuille1.$AP131])" table:style-name="ce3">
            <text:p>202 352,78</text:p>
          </table:table-cell>
          <table:table-cell table:number-columns-repeated="9" table:style-name="ce1"/>
          <table:table-cell office:value-type="float" office:value="128" table:formula="of:=[Feuille1.$A131]" table:style-name="ce1">
            <text:p>128</text:p>
          </table:table-cell>
          <table:table-cell office:value-type="float" office:value="850026.25" table:formula="of:=AVERAGE([Feuille1.$C131];[Feuille1.O130];[Feuille1.$AA131];[Feuille1.$AM131])" table:style-name="ce3">
            <text:p>850 026,25</text:p>
          </table:table-cell>
          <table:table-cell office:value-type="float" office:value="93.187185622867204" table:formula="of:=[.V129]*100/[.J129]" table:style-name="ce3">
            <text:p>93,19</text:p>
          </table:table-cell>
          <table:table-cell office:value-type="float" office:value="188499.80884760423" table:formula="of:=STDEV([Feuille1.$C131];[Feuille1.$O130];[Feuille1.$AA131];[Feuille1.$AM131])" table:style-name="ce3">
            <text:p>188 499,81</text:p>
          </table:table-cell>
          <table:table-cell table:number-columns-repeated="8" table:style-name="ce1"/>
          <table:table-cell office:value-type="float" office:value="128" table:formula="of:=[Feuille1.$A131]" table:style-name="ce1">
            <text:p>128</text:p>
          </table:table-cell>
          <table:table-cell office:value-type="float" office:value="42894" table:formula="of:=AVERAGE([Feuille1.$D131];[Feuille1.$P130];[Feuille1.$AB131];[Feuille1.$AN131])" table:style-name="ce3">
            <text:p>42 894,00</text:p>
          </table:table-cell>
          <table:table-cell office:value-type="float" office:value="4.7024090610228404" table:formula="of:=[.AH129]*100/[.$J129]" table:style-name="ce3">
            <text:p>4,70</text:p>
          </table:table-cell>
          <table:table-cell office:value-type="float" office:value="9487.6015585253863" table:formula="of:=STDEV([Feuille1.$D131];[Feuille1.$P130];[Feuille1.$AB131];[Feuille1.$AN131])" table:style-name="ce3">
            <text:p>9 487,60</text:p>
          </table:table-cell>
          <table:table-cell table:number-columns-repeated="9" table:style-name="ce1"/>
          <table:table-cell office:value-type="float" office:value="128" table:formula="of:=[Feuille1.$A131]" table:style-name="ce1">
            <text:p>128</text:p>
          </table:table-cell>
          <table:table-cell office:value-type="float" office:value="19250.5" table:formula="of:=AVERAGE([Feuille1.$E131];[Feuille1.$Q130];[Feuille1.$AC131];[Feuille1.$AO131])" table:style-name="ce3">
            <text:p>19 250,50</text:p>
          </table:table-cell>
          <table:table-cell office:value-type="float" office:value="2.1104053161099499" table:formula="of:=[.AU129]*100/[.$J129]" table:style-name="ce3">
            <text:p>2,11</text:p>
          </table:table-cell>
          <table:table-cell office:value-type="float" office:value="4368.5633412675461" table:formula="of:=STDEV([Feuille1.$E131];[Feuille1.$Q130];[Feuille1.$AC131];[Feuille1.$AO131])" table:style-name="ce3">
            <text:p>4 368,56</text:p>
          </table:table-cell>
          <table:table-cell table:number-columns-repeated="8" table:style-name="ce1"/>
          <table:table-cell office:value-type="float" office:value="128" table:formula="of:=[Feuille1.$A131]" table:style-name="ce1">
            <text:p>128</text:p>
          </table:table-cell>
          <table:table-cell office:value-type="float" office:value="81273" table:formula="of:=AVERAGE([Feuille1.$G131];[Feuille1.$S130];[Feuille1.$AE131];[Feuille1.$AQ131])" table:style-name="ce3">
            <text:p>81 273,00</text:p>
          </table:table-cell>
          <table:table-cell office:value-type="float" office:value="18027.026414063228" table:formula="of:=STDEV([Feuille1.$G131];[Feuille1.$S130];[Feuille1.$AE131];[Feuille1.$AQ131])" table:style-name="ce3">
            <text:p>18 027,03</text:p>
          </table:table-cell>
          <table:table-cell table:style-name="ce3"/>
          <table:table-cell table:number-columns-repeated="5" table:style-name="ce1"/>
          <table:table-cell office:value-type="float" office:value="128" table:formula="of:=[Feuille1.$A131]" table:style-name="ce1">
            <text:p>128</text:p>
          </table:table-cell>
          <table:table-cell office:value-type="float" office:value="69693.25" table:formula="of:=AVERAGE([Feuille1.$K131];[Feuille1.$W130];[Feuille1.$AI131];[Feuille1.$AU131])" table:style-name="ce3">
            <text:p>69 693,25</text:p>
          </table:table-cell>
          <table:table-cell office:value-type="float" office:value="15547.289718254218" table:formula="of:=STDEV([Feuille1.$K131];[Feuille1.$W130];[Feuille1.$AI131];[Feuille1.$AU131])" table:style-name="ce3">
            <text:p>15 547,29</text:p>
          </table:table-cell>
          <table:table-cell table:number-columns-repeated="5" table:style-name="ce1"/>
          <table:table-cell office:value-type="float" office:value="128" table:formula="of:=[Feuille1.$A131]" table:style-name="ce1">
            <text:p>128</text:p>
          </table:table-cell>
          <table:table-cell office:value-type="float" office:value="64949" table:formula="of:=AVERAGE([Feuille1.$H131];[Feuille1.$T130];[Feuille1.$AF131];[Feuille1.$AR131])" table:style-name="ce3">
            <text:p>64 949,00</text:p>
          </table:table-cell>
          <table:table-cell office:value-type="float" office:value="93.192669304416142" table:formula="of:=[.BX129]*100/[.$BP129]" table:style-name="ce3">
            <text:p>93,19</text:p>
          </table:table-cell>
          <table:table-cell office:value-type="float" office:value="14465.829553353193" table:formula="of:=STDEV([Feuille1.$H131];[Feuille1.$T130];[Feuille1.$AF131];[Feuille1.$AR131])" table:style-name="ce3">
            <text:p>14 465,83</text:p>
          </table:table-cell>
          <table:table-cell table:number-columns-repeated="9" table:style-name="ce1"/>
          <table:table-cell office:value-type="float" office:value="128" table:formula="of:=[Feuille1.$A131]" table:style-name="ce1">
            <text:p>128</text:p>
          </table:table-cell>
          <table:table-cell office:value-type="float" office:value="3282.5" table:formula="of:=AVERAGE([Feuille1.$I131];[Feuille1.$U130];[Feuille1.$AG131];[Feuille1.$AS131])" table:style-name="ce3">
            <text:p>3 282,50</text:p>
          </table:table-cell>
          <table:table-cell office:value-type="float" office:value="4.7099252797078623" table:formula="of:=[.CK129]*100/[.$BP129]" table:style-name="ce3">
            <text:p>4,71</text:p>
          </table:table-cell>
          <table:table-cell office:value-type="float" office:value="718.55990239738071" table:formula="of:=STDEV([Feuille1.$I131];[Feuille1.$U130];[Feuille1.$AG131];[Feuille1.$AS131])" table:style-name="ce3">
            <text:p>718,56</text:p>
          </table:table-cell>
          <table:table-cell table:number-columns-repeated="8" table:style-name="ce1"/>
          <table:table-cell office:value-type="float" office:value="128" table:formula="of:=[Feuille1.$A131]" table:style-name="ce1">
            <text:p>128</text:p>
          </table:table-cell>
          <table:table-cell office:value-type="float" office:value="1461.75" table:formula="of:=AVERAGE([Feuille1.$J131];[Feuille1.$V130];[Feuille1.$AH131];[Feuille1.$AT131])" table:style-name="ce3">
            <text:p>1 461,75</text:p>
          </table:table-cell>
          <table:table-cell office:value-type="float" office:value="2.0974054158759996" table:formula="of:=[.CW129]*100/[.$BP129]" table:style-name="ce3">
            <text:p>2,10</text:p>
          </table:table-cell>
          <table:table-cell office:value-type="float" office:value="364.12394867682076" table:formula="of:=STDEV([Feuille1.$J131];[Feuille1.$V130];[Feuille1.$AH131];[Feuille1.$AT131])" table:style-name="ce3">
            <text:p>364,12</text:p>
          </table:table-cell>
          <table:table-cell table:number-columns-repeated="16281"/>
        </table:table-row>
        <table:table-row table:style-name="ro1">
          <table:table-cell office:value-type="float" office:value="129" table:formula="of:=[Feuille1.$A132]" table:style-name="ce1">
            <text:p>129</text:p>
          </table:table-cell>
          <table:table-cell office:value-type="float" office:value="163181.5" table:formula="of:=AVERAGE([Feuille1.$B132];[Feuille1.$N131];[Feuille1.$Z132];[Feuille1.$AL132])" table:style-name="ce3">
            <text:p>163 181,50</text:p>
          </table:table-cell>
          <table:table-cell office:value-type="float" office:value="35836.415934074656" table:formula="of:=STDEV([Feuille1.$B132];[Feuille1.$N131];[Feuille1.$Z132];[Feuille1.$AL132])" table:style-name="ce3">
            <text:p>35 836,42</text:p>
          </table:table-cell>
          <table:table-cell table:number-columns-repeated="5" table:style-name="ce1"/>
          <table:table-cell office:value-type="float" office:value="129" table:formula="of:=[Feuille1.$A132]" table:style-name="ce1">
            <text:p>129</text:p>
          </table:table-cell>
          <table:table-cell office:value-type="float" office:value="988084.75" table:formula="of:=AVERAGE([Feuille1.$F132];[Feuille1.$R131];[Feuille1.$AD132];[Feuille1.$AP132])" table:style-name="ce3">
            <text:p>988 084,75</text:p>
          </table:table-cell>
          <table:table-cell office:value-type="float" office:value="219302.50116277745" table:formula="of:=STDEV([Feuille1.$F132];[Feuille1.$R131];[Feuille1.$AD132];[Feuille1.$AP132])" table:style-name="ce3">
            <text:p>219 302,50</text:p>
          </table:table-cell>
          <table:table-cell table:number-columns-repeated="9" table:style-name="ce1"/>
          <table:table-cell office:value-type="float" office:value="129" table:formula="of:=[Feuille1.$A132]" table:style-name="ce1">
            <text:p>129</text:p>
          </table:table-cell>
          <table:table-cell office:value-type="float" office:value="920811.75" table:formula="of:=AVERAGE([Feuille1.$C132];[Feuille1.O131];[Feuille1.$AA132];[Feuille1.$AM132])" table:style-name="ce3">
            <text:p>920 811,75</text:p>
          </table:table-cell>
          <table:table-cell office:value-type="float" office:value="93.191575925040837" table:formula="of:=[.V130]*100/[.J130]" table:style-name="ce3">
            <text:p>93,19</text:p>
          </table:table-cell>
          <table:table-cell office:value-type="float" office:value="204287.42230066442" table:formula="of:=STDEV([Feuille1.$C132];[Feuille1.$O131];[Feuille1.$AA132];[Feuille1.$AM132])" table:style-name="ce3">
            <text:p>204 287,42</text:p>
          </table:table-cell>
          <table:table-cell table:number-columns-repeated="8" table:style-name="ce1"/>
          <table:table-cell office:value-type="float" office:value="129" table:formula="of:=[Feuille1.$A132]" table:style-name="ce1">
            <text:p>129</text:p>
          </table:table-cell>
          <table:table-cell office:value-type="float" office:value="46441" table:formula="of:=AVERAGE([Feuille1.$D132];[Feuille1.$P131];[Feuille1.$AB132];[Feuille1.$AN132])" table:style-name="ce3">
            <text:p>46 441,00</text:p>
          </table:table-cell>
          <table:table-cell office:value-type="float" office:value="4.7001029010922393" table:formula="of:=[.AH130]*100/[.$J130]" table:style-name="ce3">
            <text:p>4,70</text:p>
          </table:table-cell>
          <table:table-cell office:value-type="float" office:value="10275.200338679533" table:formula="of:=STDEV([Feuille1.$D132];[Feuille1.$P131];[Feuille1.$AB132];[Feuille1.$AN132])" table:style-name="ce3">
            <text:p>10 275,20</text:p>
          </table:table-cell>
          <table:table-cell table:number-columns-repeated="9" table:style-name="ce1"/>
          <table:table-cell office:value-type="float" office:value="129" table:formula="of:=[Feuille1.$A132]" table:style-name="ce1">
            <text:p>129</text:p>
          </table:table-cell>
          <table:table-cell office:value-type="float" office:value="20832" table:formula="of:=AVERAGE([Feuille1.$E132];[Feuille1.$Q131];[Feuille1.$AC132];[Feuille1.$AO132])" table:style-name="ce3">
            <text:p>20 832,00</text:p>
          </table:table-cell>
          <table:table-cell office:value-type="float" office:value="2.1083211738669179" table:formula="of:=[.AU130]*100/[.$J130]" table:style-name="ce3">
            <text:p>2,11</text:p>
          </table:table-cell>
          <table:table-cell office:value-type="float" office:value="4743.1603388458207" table:formula="of:=STDEV([Feuille1.$E132];[Feuille1.$Q131];[Feuille1.$AC132];[Feuille1.$AO132])" table:style-name="ce3">
            <text:p>4 743,16</text:p>
          </table:table-cell>
          <table:table-cell table:number-columns-repeated="8" table:style-name="ce1"/>
          <table:table-cell office:value-type="float" office:value="129" table:formula="of:=[Feuille1.$A132]" table:style-name="ce1">
            <text:p>129</text:p>
          </table:table-cell>
          <table:table-cell office:value-type="float" office:value="88521.75" table:formula="of:=AVERAGE([Feuille1.$G132];[Feuille1.$S131];[Feuille1.$AE132];[Feuille1.$AQ132])" table:style-name="ce3">
            <text:p>88 521,75</text:p>
          </table:table-cell>
          <table:table-cell office:value-type="float" office:value="19750.748987907606" table:formula="of:=STDEV([Feuille1.$G132];[Feuille1.$S131];[Feuille1.$AE132];[Feuille1.$AQ132])" table:style-name="ce3">
            <text:p>19 750,75</text:p>
          </table:table-cell>
          <table:table-cell table:style-name="ce3"/>
          <table:table-cell table:number-columns-repeated="5" table:style-name="ce1"/>
          <table:table-cell office:value-type="float" office:value="129" table:formula="of:=[Feuille1.$A132]" table:style-name="ce1">
            <text:p>129</text:p>
          </table:table-cell>
          <table:table-cell office:value-type="float" office:value="75914" table:formula="of:=AVERAGE([Feuille1.$K132];[Feuille1.$W131];[Feuille1.$AI132];[Feuille1.$AU132])" table:style-name="ce3">
            <text:p>75 914,00</text:p>
          </table:table-cell>
          <table:table-cell office:value-type="float" office:value="16965.393423083355" table:formula="of:=STDEV([Feuille1.$K132];[Feuille1.$W131];[Feuille1.$AI132];[Feuille1.$AU132])" table:style-name="ce3">
            <text:p>16 965,39</text:p>
          </table:table-cell>
          <table:table-cell table:number-columns-repeated="5" table:style-name="ce1"/>
          <table:table-cell office:value-type="float" office:value="129" table:formula="of:=[Feuille1.$A132]" table:style-name="ce1">
            <text:p>129</text:p>
          </table:table-cell>
          <table:table-cell office:value-type="float" office:value="70785.5" table:formula="of:=AVERAGE([Feuille1.$H132];[Feuille1.$T131];[Feuille1.$AF132];[Feuille1.$AR132])" table:style-name="ce3">
            <text:p>70 785,50</text:p>
          </table:table-cell>
          <table:table-cell office:value-type="float" office:value="93.244329109255204" table:formula="of:=[.BX130]*100/[.$BP130]" table:style-name="ce3">
            <text:p>93,24</text:p>
          </table:table-cell>
          <table:table-cell office:value-type="float" office:value="15801.364276542707" table:formula="of:=STDEV([Feuille1.$H132];[Feuille1.$T131];[Feuille1.$AF132];[Feuille1.$AR132])" table:style-name="ce3">
            <text:p>15 801,36</text:p>
          </table:table-cell>
          <table:table-cell table:number-columns-repeated="9" table:style-name="ce1"/>
          <table:table-cell office:value-type="float" office:value="129" table:formula="of:=[Feuille1.$A132]" table:style-name="ce1">
            <text:p>129</text:p>
          </table:table-cell>
          <table:table-cell office:value-type="float" office:value="3547" table:formula="of:=AVERAGE([Feuille1.$I132];[Feuille1.$U131];[Feuille1.$AG132];[Feuille1.$AS132])" table:style-name="ce3">
            <text:p>3 547,00</text:p>
          </table:table-cell>
          <table:table-cell office:value-type="float" office:value="4.6723924440814608" table:formula="of:=[.CK130]*100/[.$BP130]" table:style-name="ce3">
            <text:p>4,67</text:p>
          </table:table-cell>
          <table:table-cell office:value-type="float" office:value="792.08374978070765" table:formula="of:=STDEV([Feuille1.$I132];[Feuille1.$U131];[Feuille1.$AG132];[Feuille1.$AS132])" table:style-name="ce3">
            <text:p>792,08</text:p>
          </table:table-cell>
          <table:table-cell table:number-columns-repeated="8" table:style-name="ce1"/>
          <table:table-cell office:value-type="float" office:value="129" table:formula="of:=[Feuille1.$A132]" table:style-name="ce1">
            <text:p>129</text:p>
          </table:table-cell>
          <table:table-cell office:value-type="float" office:value="1581.5" table:formula="of:=AVERAGE([Feuille1.$J132];[Feuille1.$V131];[Feuille1.$AH132];[Feuille1.$AT132])" table:style-name="ce3">
            <text:p>1 581,50</text:p>
          </table:table-cell>
          <table:table-cell office:value-type="float" office:value="2.0832784466633294" table:formula="of:=[.CW130]*100/[.$BP130]" table:style-name="ce3">
            <text:p>2,08</text:p>
          </table:table-cell>
          <table:table-cell office:value-type="float" office:value="374.60601525691851" table:formula="of:=STDEV([Feuille1.$J132];[Feuille1.$V131];[Feuille1.$AH132];[Feuille1.$AT132])" table:style-name="ce3">
            <text:p>374,61</text:p>
          </table:table-cell>
          <table:table-cell table:number-columns-repeated="16281"/>
        </table:table-row>
        <table:table-row table:style-name="ro1">
          <table:table-cell office:value-type="float" office:value="130" table:formula="of:=[Feuille1.$A133]" table:style-name="ce1">
            <text:p>130</text:p>
          </table:table-cell>
          <table:table-cell office:value-type="float" office:value="176712.75" table:formula="of:=AVERAGE([Feuille1.$B133];[Feuille1.$N132];[Feuille1.$Z133];[Feuille1.$AL133])" table:style-name="ce3">
            <text:p>176 712,75</text:p>
          </table:table-cell>
          <table:table-cell office:value-type="float" office:value="38871.745603329931" table:formula="of:=STDEV([Feuille1.$B133];[Feuille1.$N132];[Feuille1.$Z133];[Feuille1.$AL133])" table:style-name="ce3">
            <text:p>38 871,75</text:p>
          </table:table-cell>
          <table:table-cell table:number-columns-repeated="5" table:style-name="ce1"/>
          <table:table-cell office:value-type="float" office:value="130" table:formula="of:=[Feuille1.$A133]" table:style-name="ce1">
            <text:p>130</text:p>
          </table:table-cell>
          <table:table-cell office:value-type="float" office:value="1070105.75" table:formula="of:=AVERAGE([Feuille1.$F133];[Feuille1.$R132];[Feuille1.$AD133];[Feuille1.$AP133])" table:style-name="ce3">
            <text:p>1 070 105,75</text:p>
          </table:table-cell>
          <table:table-cell office:value-type="float" office:value="237436.74234818137" table:formula="of:=STDEV([Feuille1.$F133];[Feuille1.$R132];[Feuille1.$AD133];[Feuille1.$AP133])" table:style-name="ce3">
            <text:p>237 436,74</text:p>
          </table:table-cell>
          <table:table-cell table:number-columns-repeated="9" table:style-name="ce1"/>
          <table:table-cell office:value-type="float" office:value="130" table:formula="of:=[Feuille1.$A133]" table:style-name="ce1">
            <text:p>130</text:p>
          </table:table-cell>
          <table:table-cell office:value-type="float" office:value="997321" table:formula="of:=AVERAGE([Feuille1.$C133];[Feuille1.O132];[Feuille1.$AA133];[Feuille1.$AM133])" table:style-name="ce3">
            <text:p>997 321,00</text:p>
          </table:table-cell>
          <table:table-cell office:value-type="float" office:value="93.198359134132303" table:formula="of:=[.V131]*100/[.J131]" table:style-name="ce3">
            <text:p>93,20</text:p>
          </table:table-cell>
          <table:table-cell office:value-type="float" office:value="221264.99823665438" table:formula="of:=STDEV([Feuille1.$C133];[Feuille1.$O132];[Feuille1.$AA133];[Feuille1.$AM133])" table:style-name="ce3">
            <text:p>221 265,00</text:p>
          </table:table-cell>
          <table:table-cell table:number-columns-repeated="8" table:style-name="ce1"/>
          <table:table-cell office:value-type="float" office:value="130" table:formula="of:=[Feuille1.$A133]" table:style-name="ce1">
            <text:p>130</text:p>
          </table:table-cell>
          <table:table-cell office:value-type="float" office:value="50237.25" table:formula="of:=AVERAGE([Feuille1.$D133];[Feuille1.$P132];[Feuille1.$AB133];[Feuille1.$AN133])" table:style-name="ce3">
            <text:p>50 237,25</text:p>
          </table:table-cell>
          <table:table-cell office:value-type="float" office:value="4.6946061171991644" table:formula="of:=[.AH131]*100/[.$J131]" table:style-name="ce3">
            <text:p>4,69</text:p>
          </table:table-cell>
          <table:table-cell office:value-type="float" office:value="11100.282530188138" table:formula="of:=STDEV([Feuille1.$D133];[Feuille1.$P132];[Feuille1.$AB133];[Feuille1.$AN133])" table:style-name="ce3">
            <text:p>11 100,28</text:p>
          </table:table-cell>
          <table:table-cell table:number-columns-repeated="9" table:style-name="ce1"/>
          <table:table-cell office:value-type="float" office:value="130" table:formula="of:=[Feuille1.$A133]" table:style-name="ce1">
            <text:p>130</text:p>
          </table:table-cell>
          <table:table-cell office:value-type="float" office:value="22547.5" table:formula="of:=AVERAGE([Feuille1.$E133];[Feuille1.$Q132];[Feuille1.$AC133];[Feuille1.$AO133])" table:style-name="ce3">
            <text:p>22 547,50</text:p>
          </table:table-cell>
          <table:table-cell office:value-type="float" office:value="2.1070347486685312" table:formula="of:=[.AU131]*100/[.$J131]" table:style-name="ce3">
            <text:p>2,11</text:p>
          </table:table-cell>
          <table:table-cell office:value-type="float" office:value="5075.0701472984583" table:formula="of:=STDEV([Feuille1.$E133];[Feuille1.$Q132];[Feuille1.$AC133];[Feuille1.$AO133])" table:style-name="ce3">
            <text:p>5 075,07</text:p>
          </table:table-cell>
          <table:table-cell table:number-columns-repeated="8" table:style-name="ce1"/>
          <table:table-cell office:value-type="float" office:value="130" table:formula="of:=[Feuille1.$A133]" table:style-name="ce1">
            <text:p>130</text:p>
          </table:table-cell>
          <table:table-cell office:value-type="float" office:value="95552.25" table:formula="of:=AVERAGE([Feuille1.$G133];[Feuille1.$S132];[Feuille1.$AE133];[Feuille1.$AQ133])" table:style-name="ce3">
            <text:p>95 552,25</text:p>
          </table:table-cell>
          <table:table-cell office:value-type="float" office:value="21173.264578629973" table:formula="of:=STDEV([Feuille1.$G133];[Feuille1.$S132];[Feuille1.$AE133];[Feuille1.$AQ133])" table:style-name="ce3">
            <text:p>21 173,26</text:p>
          </table:table-cell>
          <table:table-cell table:style-name="ce3"/>
          <table:table-cell table:number-columns-repeated="5" table:style-name="ce1"/>
          <table:table-cell office:value-type="float" office:value="130" table:formula="of:=[Feuille1.$A133]" table:style-name="ce1">
            <text:p>130</text:p>
          </table:table-cell>
          <table:table-cell office:value-type="float" office:value="82021" table:formula="of:=AVERAGE([Feuille1.$K133];[Feuille1.$W132];[Feuille1.$AI133];[Feuille1.$AU133])" table:style-name="ce3">
            <text:p>82 021,00</text:p>
          </table:table-cell>
          <table:table-cell office:value-type="float" office:value="18138.653992693799" table:formula="of:=STDEV([Feuille1.$K133];[Feuille1.$W132];[Feuille1.$AI133];[Feuille1.$AU133])" table:style-name="ce3">
            <text:p>18 138,65</text:p>
          </table:table-cell>
          <table:table-cell table:number-columns-repeated="5" table:style-name="ce1"/>
          <table:table-cell office:value-type="float" office:value="130" table:formula="of:=[Feuille1.$A133]" table:style-name="ce1">
            <text:p>130</text:p>
          </table:table-cell>
          <table:table-cell office:value-type="float" office:value="76509.25" table:formula="of:=AVERAGE([Feuille1.$H133];[Feuille1.$T132];[Feuille1.$AF133];[Feuille1.$AR133])" table:style-name="ce3">
            <text:p>76 509,25</text:p>
          </table:table-cell>
          <table:table-cell office:value-type="float" office:value="93.280074615037606" table:formula="of:=[.BX131]*100/[.$BP131]" table:style-name="ce3">
            <text:p>93,28</text:p>
          </table:table-cell>
          <table:table-cell office:value-type="float" office:value="16981.584621289028" table:formula="of:=STDEV([Feuille1.$H133];[Feuille1.$T132];[Feuille1.$AF133];[Feuille1.$AR133])" table:style-name="ce3">
            <text:p>16 981,58</text:p>
          </table:table-cell>
          <table:table-cell table:number-columns-repeated="9" table:style-name="ce1"/>
          <table:table-cell office:value-type="float" office:value="130" table:formula="of:=[Feuille1.$A133]" table:style-name="ce1">
            <text:p>130</text:p>
          </table:table-cell>
          <table:table-cell office:value-type="float" office:value="3796.25" table:formula="of:=AVERAGE([Feuille1.$I133];[Feuille1.$U132];[Feuille1.$AG133];[Feuille1.$AS133])" table:style-name="ce3">
            <text:p>3 796,25</text:p>
          </table:table-cell>
          <table:table-cell office:value-type="float" office:value="4.6283878518915884" table:formula="of:=[.CK131]*100/[.$BP131]" table:style-name="ce3">
            <text:p>4,63</text:p>
          </table:table-cell>
          <table:table-cell office:value-type="float" office:value="825.51049862090395" table:formula="of:=STDEV([Feuille1.$I133];[Feuille1.$U132];[Feuille1.$AG133];[Feuille1.$AS133])" table:style-name="ce3">
            <text:p>825,51</text:p>
          </table:table-cell>
          <table:table-cell table:number-columns-repeated="8" table:style-name="ce1"/>
          <table:table-cell office:value-type="float" office:value="130" table:formula="of:=[Feuille1.$A133]" table:style-name="ce1">
            <text:p>130</text:p>
          </table:table-cell>
          <table:table-cell office:value-type="float" office:value="1715.5" table:formula="of:=AVERAGE([Feuille1.$J133];[Feuille1.$V132];[Feuille1.$AH133];[Feuille1.$AT133])" table:style-name="ce3">
            <text:p>1 715,50</text:p>
          </table:table-cell>
          <table:table-cell office:value-type="float" office:value="2.0915375330707988" table:formula="of:=[.CW131]*100/[.$BP131]" table:style-name="ce3">
            <text:p>2,09</text:p>
          </table:table-cell>
          <table:table-cell office:value-type="float" office:value="332.1470557850343" table:formula="of:=STDEV([Feuille1.$J133];[Feuille1.$V132];[Feuille1.$AH133];[Feuille1.$AT133])" table:style-name="ce3">
            <text:p>332,15</text:p>
          </table:table-cell>
          <table:table-cell table:number-columns-repeated="16281"/>
        </table:table-row>
        <table:table-row table:style-name="ro1">
          <table:table-cell office:value-type="float" office:value="131" table:formula="of:=[Feuille1.$A134]" table:style-name="ce1">
            <text:p>131</text:p>
          </table:table-cell>
          <table:table-cell office:value-type="float" office:value="191362.75" table:formula="of:=AVERAGE([Feuille1.$B134];[Feuille1.$N133];[Feuille1.$Z134];[Feuille1.$AL134])" table:style-name="ce3">
            <text:p>191 362,75</text:p>
          </table:table-cell>
          <table:table-cell office:value-type="float" office:value="42090.607633017928" table:formula="of:=STDEV([Feuille1.$B134];[Feuille1.$N133];[Feuille1.$Z134];[Feuille1.$AL134])" table:style-name="ce3">
            <text:p>42 090,61</text:p>
          </table:table-cell>
          <table:table-cell table:number-columns-repeated="5" table:style-name="ce1"/>
          <table:table-cell office:value-type="float" office:value="131" table:formula="of:=[Feuille1.$A134]" table:style-name="ce1">
            <text:p>131</text:p>
          </table:table-cell>
          <table:table-cell office:value-type="float" office:value="1159256" table:formula="of:=AVERAGE([Feuille1.$F134];[Feuille1.$R133];[Feuille1.$AD134];[Feuille1.$AP134])" table:style-name="ce3">
            <text:p>1 159 256,00</text:p>
          </table:table-cell>
          <table:table-cell office:value-type="float" office:value="257254.55026620359" table:formula="of:=STDEV([Feuille1.$F134];[Feuille1.$R133];[Feuille1.$AD134];[Feuille1.$AP134])" table:style-name="ce3">
            <text:p>257 254,55</text:p>
          </table:table-cell>
          <table:table-cell table:number-columns-repeated="9" table:style-name="ce1"/>
          <table:table-cell office:value-type="float" office:value="131" table:formula="of:=[Feuille1.$A134]" table:style-name="ce1">
            <text:p>131</text:p>
          </table:table-cell>
          <table:table-cell office:value-type="float" office:value="1080415.25" table:formula="of:=AVERAGE([Feuille1.$C134];[Feuille1.O133];[Feuille1.$AA134];[Feuille1.$AM134])" table:style-name="ce3">
            <text:p>1 080 415,25</text:p>
          </table:table-cell>
          <table:table-cell office:value-type="float" office:value="93.199021613862683" table:formula="of:=[.V132]*100/[.J132]" table:style-name="ce3">
            <text:p>93,20</text:p>
          </table:table-cell>
          <table:table-cell office:value-type="float" office:value="239787.87063343439" table:formula="of:=STDEV([Feuille1.$C134];[Feuille1.$O133];[Feuille1.$AA134];[Feuille1.$AM134])" table:style-name="ce3">
            <text:p>239 787,87</text:p>
          </table:table-cell>
          <table:table-cell table:number-columns-repeated="8" table:style-name="ce1"/>
          <table:table-cell office:value-type="float" office:value="131" table:formula="of:=[Feuille1.$A134]" table:style-name="ce1">
            <text:p>131</text:p>
          </table:table-cell>
          <table:table-cell office:value-type="float" office:value="54406.75" table:formula="of:=AVERAGE([Feuille1.$D134];[Feuille1.$P133];[Feuille1.$AB134];[Feuille1.$AN134])" table:style-name="ce3">
            <text:p>54 406,75</text:p>
          </table:table-cell>
          <table:table-cell office:value-type="float" office:value="4.6932472206311635" table:formula="of:=[.AH132]*100/[.$J132]" table:style-name="ce3">
            <text:p>4,69</text:p>
          </table:table-cell>
          <table:table-cell office:value-type="float" office:value="12020.628058328177" table:formula="of:=STDEV([Feuille1.$D134];[Feuille1.$P133];[Feuille1.$AB134];[Feuille1.$AN134])" table:style-name="ce3">
            <text:p>12 020,63</text:p>
          </table:table-cell>
          <table:table-cell table:number-columns-repeated="9" table:style-name="ce1"/>
          <table:table-cell office:value-type="float" office:value="131" table:formula="of:=[Feuille1.$A134]" table:style-name="ce1">
            <text:p>131</text:p>
          </table:table-cell>
          <table:table-cell office:value-type="float" office:value="24434" table:formula="of:=AVERAGE([Feuille1.$E134];[Feuille1.$Q133];[Feuille1.$AC134];[Feuille1.$AO134])" table:style-name="ce3">
            <text:p>24 434,00</text:p>
          </table:table-cell>
          <table:table-cell office:value-type="float" office:value="2.1077311655061521" table:formula="of:=[.AU132]*100/[.$J132]" table:style-name="ce3">
            <text:p>2,11</text:p>
          </table:table-cell>
          <table:table-cell office:value-type="float" office:value="5449.3106597685055" table:formula="of:=STDEV([Feuille1.$E134];[Feuille1.$Q133];[Feuille1.$AC134];[Feuille1.$AO134])" table:style-name="ce3">
            <text:p>5 449,31</text:p>
          </table:table-cell>
          <table:table-cell table:number-columns-repeated="8" table:style-name="ce1"/>
          <table:table-cell office:value-type="float" office:value="131" table:formula="of:=[Feuille1.$A134]" table:style-name="ce1">
            <text:p>131</text:p>
          </table:table-cell>
          <table:table-cell office:value-type="float" office:value="103800.25" table:formula="of:=AVERAGE([Feuille1.$G134];[Feuille1.$S133];[Feuille1.$AE134];[Feuille1.$AQ134])" table:style-name="ce3">
            <text:p>103 800,25</text:p>
          </table:table-cell>
          <table:table-cell office:value-type="float" office:value="23057.048660153076" table:formula="of:=STDEV([Feuille1.$G134];[Feuille1.$S133];[Feuille1.$AE134];[Feuille1.$AQ134])" table:style-name="ce3">
            <text:p>23 057,05</text:p>
          </table:table-cell>
          <table:table-cell table:style-name="ce3"/>
          <table:table-cell table:number-columns-repeated="5" table:style-name="ce1"/>
          <table:table-cell office:value-type="float" office:value="131" table:formula="of:=[Feuille1.$A134]" table:style-name="ce1">
            <text:p>131</text:p>
          </table:table-cell>
          <table:table-cell office:value-type="float" office:value="89150.25" table:formula="of:=AVERAGE([Feuille1.$K134];[Feuille1.$W133];[Feuille1.$AI134];[Feuille1.$AU134])" table:style-name="ce3">
            <text:p>89 150,25</text:p>
          </table:table-cell>
          <table:table-cell office:value-type="float" office:value="19830.33676592508" table:formula="of:=STDEV([Feuille1.$K134];[Feuille1.$W133];[Feuille1.$AI134];[Feuille1.$AU134])" table:style-name="ce3">
            <text:p>19 830,34</text:p>
          </table:table-cell>
          <table:table-cell table:number-columns-repeated="5" table:style-name="ce1"/>
          <table:table-cell office:value-type="float" office:value="131" table:formula="of:=[Feuille1.$A134]" table:style-name="ce1">
            <text:p>131</text:p>
          </table:table-cell>
          <table:table-cell office:value-type="float" office:value="83094.25" table:formula="of:=AVERAGE([Feuille1.$H134];[Feuille1.$T133];[Feuille1.$AF134];[Feuille1.$AR134])" table:style-name="ce3">
            <text:p>83 094,25</text:p>
          </table:table-cell>
          <table:table-cell office:value-type="float" office:value="93.206973620376829" table:formula="of:=[.BX132]*100/[.$BP132]" table:style-name="ce3">
            <text:p>93,21</text:p>
          </table:table-cell>
          <table:table-cell office:value-type="float" office:value="18535.41472200357" table:formula="of:=STDEV([Feuille1.$H134];[Feuille1.$T133];[Feuille1.$AF134];[Feuille1.$AR134])" table:style-name="ce3">
            <text:p>18 535,41</text:p>
          </table:table-cell>
          <table:table-cell table:number-columns-repeated="9" table:style-name="ce1"/>
          <table:table-cell office:value-type="float" office:value="131" table:formula="of:=[Feuille1.$A134]" table:style-name="ce1">
            <text:p>131</text:p>
          </table:table-cell>
          <table:table-cell office:value-type="float" office:value="4169.5" table:formula="of:=AVERAGE([Feuille1.$I134];[Feuille1.$U133];[Feuille1.$AG134];[Feuille1.$AS134])" table:style-name="ce3">
            <text:p>4 169,50</text:p>
          </table:table-cell>
          <table:table-cell office:value-type="float" office:value="4.6769358470671705" table:formula="of:=[.CK132]*100/[.$BP132]" table:style-name="ce3">
            <text:p>4,68</text:p>
          </table:table-cell>
          <table:table-cell office:value-type="float" office:value="920.46600516622379" table:formula="of:=STDEV([Feuille1.$I134];[Feuille1.$U133];[Feuille1.$AG134];[Feuille1.$AS134])" table:style-name="ce3">
            <text:p>920,47</text:p>
          </table:table-cell>
          <table:table-cell table:number-columns-repeated="8" table:style-name="ce1"/>
          <table:table-cell office:value-type="float" office:value="131" table:formula="of:=[Feuille1.$A134]" table:style-name="ce1">
            <text:p>131</text:p>
          </table:table-cell>
          <table:table-cell office:value-type="float" office:value="1886.5" table:formula="of:=AVERAGE([Feuille1.$J134];[Feuille1.$V133];[Feuille1.$AH134];[Feuille1.$AT134])" table:style-name="ce3">
            <text:p>1 886,50</text:p>
          </table:table-cell>
          <table:table-cell office:value-type="float" office:value="2.1160905325559938" table:formula="of:=[.CW132]*100/[.$BP132]" table:style-name="ce3">
            <text:p>2,12</text:p>
          </table:table-cell>
          <table:table-cell office:value-type="float" office:value="375.01422195253696" table:formula="of:=STDEV([Feuille1.$J134];[Feuille1.$V133];[Feuille1.$AH134];[Feuille1.$AT134])" table:style-name="ce3">
            <text:p>375,01</text:p>
          </table:table-cell>
          <table:table-cell table:number-columns-repeated="16281"/>
        </table:table-row>
        <table:table-row table:style-name="ro1">
          <table:table-cell office:value-type="float" office:value="132" table:formula="of:=[Feuille1.$A135]" table:style-name="ce1">
            <text:p>132</text:p>
          </table:table-cell>
          <table:table-cell office:value-type="float" office:value="207171" table:formula="of:=AVERAGE([Feuille1.$B135];[Feuille1.$N134];[Feuille1.$Z135];[Feuille1.$AL135])" table:style-name="ce3">
            <text:p>207 171,00</text:p>
          </table:table-cell>
          <table:table-cell office:value-type="float" office:value="45588.429021700962" table:formula="of:=STDEV([Feuille1.$B135];[Feuille1.$N134];[Feuille1.$Z135];[Feuille1.$AL135])" table:style-name="ce3">
            <text:p>45 588,43</text:p>
          </table:table-cell>
          <table:table-cell table:number-columns-repeated="5" table:style-name="ce1"/>
          <table:table-cell office:value-type="float" office:value="132" table:formula="of:=[Feuille1.$A135]" table:style-name="ce1">
            <text:p>132</text:p>
          </table:table-cell>
          <table:table-cell office:value-type="float" office:value="1255505.75" table:formula="of:=AVERAGE([Feuille1.$F135];[Feuille1.$R134];[Feuille1.$AD135];[Feuille1.$AP135])" table:style-name="ce3">
            <text:p>1 255 505,75</text:p>
          </table:table-cell>
          <table:table-cell office:value-type="float" office:value="278381.59911097452" table:formula="of:=STDEV([Feuille1.$F135];[Feuille1.$R134];[Feuille1.$AD135];[Feuille1.$AP135])" table:style-name="ce3">
            <text:p>278 381,60</text:p>
          </table:table-cell>
          <table:table-cell table:number-columns-repeated="9" table:style-name="ce1"/>
          <table:table-cell office:value-type="float" office:value="132" table:formula="of:=[Feuille1.$A135]" table:style-name="ce1">
            <text:p>132</text:p>
          </table:table-cell>
          <table:table-cell office:value-type="float" office:value="1170115.5" table:formula="of:=AVERAGE([Feuille1.$C135];[Feuille1.O134];[Feuille1.$AA135];[Feuille1.$AM135])" table:style-name="ce3">
            <text:p>1 170 115,50</text:p>
          </table:table-cell>
          <table:table-cell office:value-type="float" office:value="93.198736843698242" table:formula="of:=[.V133]*100/[.J133]" table:style-name="ce3">
            <text:p>93,20</text:p>
          </table:table-cell>
          <table:table-cell office:value-type="float" office:value="259542.81454704155" table:formula="of:=STDEV([Feuille1.$C135];[Feuille1.$O134];[Feuille1.$AA135];[Feuille1.$AM135])" table:style-name="ce3">
            <text:p>259 542,81</text:p>
          </table:table-cell>
          <table:table-cell table:number-columns-repeated="8" table:style-name="ce1"/>
          <table:table-cell office:value-type="float" office:value="132" table:formula="of:=[Feuille1.$A135]" table:style-name="ce1">
            <text:p>132</text:p>
          </table:table-cell>
          <table:table-cell office:value-type="float" office:value="58985.25" table:formula="of:=AVERAGE([Feuille1.$D135];[Feuille1.$P134];[Feuille1.$AB135];[Feuille1.$AN135])" table:style-name="ce3">
            <text:p>58 985,25</text:p>
          </table:table-cell>
          <table:table-cell office:value-type="float" office:value="4.6981266314391634" table:formula="of:=[.AH133]*100/[.$J133]" table:style-name="ce3">
            <text:p>4,70</text:p>
          </table:table-cell>
          <table:table-cell office:value-type="float" office:value="12975.228665293982" table:formula="of:=STDEV([Feuille1.$D135];[Feuille1.$P134];[Feuille1.$AB135];[Feuille1.$AN135])" table:style-name="ce3">
            <text:p>12 975,23</text:p>
          </table:table-cell>
          <table:table-cell table:number-columns-repeated="9" table:style-name="ce1"/>
          <table:table-cell office:value-type="float" office:value="132" table:formula="of:=[Feuille1.$A135]" table:style-name="ce1">
            <text:p>132</text:p>
          </table:table-cell>
          <table:table-cell office:value-type="float" office:value="26405" table:formula="of:=AVERAGE([Feuille1.$E135];[Feuille1.$Q134];[Feuille1.$AC135];[Feuille1.$AO135])" table:style-name="ce3">
            <text:p>26 405,00</text:p>
          </table:table-cell>
          <table:table-cell office:value-type="float" office:value="2.1031365248625904" table:formula="of:=[.AU133]*100/[.$J133]" table:style-name="ce3">
            <text:p>2,10</text:p>
          </table:table-cell>
          <table:table-cell office:value-type="float" office:value="5866.5267975750921" table:formula="of:=STDEV([Feuille1.$E135];[Feuille1.$Q134];[Feuille1.$AC135];[Feuille1.$AO135])" table:style-name="ce3">
            <text:p>5 866,53</text:p>
          </table:table-cell>
          <table:table-cell table:number-columns-repeated="8" table:style-name="ce1"/>
          <table:table-cell office:value-type="float" office:value="132" table:formula="of:=[Feuille1.$A135]" table:style-name="ce1">
            <text:p>132</text:p>
          </table:table-cell>
          <table:table-cell office:value-type="float" office:value="112058" table:formula="of:=AVERAGE([Feuille1.$G135];[Feuille1.$S134];[Feuille1.$AE135];[Feuille1.$AQ135])" table:style-name="ce3">
            <text:p>112 058,00</text:p>
          </table:table-cell>
          <table:table-cell office:value-type="float" office:value="24629.232942447343" table:formula="of:=STDEV([Feuille1.$G135];[Feuille1.$S134];[Feuille1.$AE135];[Feuille1.$AQ135])" table:style-name="ce3">
            <text:p>24 629,23</text:p>
          </table:table-cell>
          <table:table-cell table:style-name="ce3"/>
          <table:table-cell table:number-columns-repeated="5" table:style-name="ce1"/>
          <table:table-cell office:value-type="float" office:value="132" table:formula="of:=[Feuille1.$A135]" table:style-name="ce1">
            <text:p>132</text:p>
          </table:table-cell>
          <table:table-cell office:value-type="float" office:value="96249.75" table:formula="of:=AVERAGE([Feuille1.$K135];[Feuille1.$W134];[Feuille1.$AI135];[Feuille1.$AU135])" table:style-name="ce3">
            <text:p>96 249,75</text:p>
          </table:table-cell>
          <table:table-cell office:value-type="float" office:value="21129.026123242566" table:formula="of:=STDEV([Feuille1.$K135];[Feuille1.$W134];[Feuille1.$AI135];[Feuille1.$AU135])" table:style-name="ce3">
            <text:p>21 129,03</text:p>
          </table:table-cell>
          <table:table-cell table:number-columns-repeated="5" table:style-name="ce1"/>
          <table:table-cell office:value-type="float" office:value="132" table:formula="of:=[Feuille1.$A135]" table:style-name="ce1">
            <text:p>132</text:p>
          </table:table-cell>
          <table:table-cell office:value-type="float" office:value="89700.25" table:formula="of:=AVERAGE([Feuille1.$H135];[Feuille1.$T134];[Feuille1.$AF135];[Feuille1.$AR135])" table:style-name="ce3">
            <text:p>89 700,25</text:p>
          </table:table-cell>
          <table:table-cell office:value-type="float" office:value="93.195307000797399" table:formula="of:=[.BX133]*100/[.$BP133]" table:style-name="ce3">
            <text:p>93,20</text:p>
          </table:table-cell>
          <table:table-cell office:value-type="float" office:value="19758.095747903779" table:formula="of:=STDEV([Feuille1.$H135];[Feuille1.$T134];[Feuille1.$AF135];[Feuille1.$AR135])" table:style-name="ce3">
            <text:p>19 758,10</text:p>
          </table:table-cell>
          <table:table-cell table:number-columns-repeated="9" table:style-name="ce1"/>
          <table:table-cell office:value-type="float" office:value="132" table:formula="of:=[Feuille1.$A135]" table:style-name="ce1">
            <text:p>132</text:p>
          </table:table-cell>
          <table:table-cell office:value-type="float" office:value="4578.5" table:formula="of:=AVERAGE([Feuille1.$I135];[Feuille1.$U134];[Feuille1.$AG135];[Feuille1.$AS135])" table:style-name="ce3">
            <text:p>4 578,50</text:p>
          </table:table-cell>
          <table:table-cell office:value-type="float" office:value="4.7568954724557724" table:formula="of:=[.CK133]*100/[.$BP133]" table:style-name="ce3">
            <text:p>4,76</text:p>
          </table:table-cell>
          <table:table-cell office:value-type="float" office:value="955.26558261738569" table:formula="of:=STDEV([Feuille1.$I135];[Feuille1.$U134];[Feuille1.$AG135];[Feuille1.$AS135])" table:style-name="ce3">
            <text:p>955,27</text:p>
          </table:table-cell>
          <table:table-cell table:number-columns-repeated="8" table:style-name="ce1"/>
          <table:table-cell office:value-type="float" office:value="132" table:formula="of:=[Feuille1.$A135]" table:style-name="ce1">
            <text:p>132</text:p>
          </table:table-cell>
          <table:table-cell office:value-type="float" office:value="1971" table:formula="of:=AVERAGE([Feuille1.$J135];[Feuille1.$V134];[Feuille1.$AH135];[Feuille1.$AT135])" table:style-name="ce3">
            <text:p>1 971,00</text:p>
          </table:table-cell>
          <table:table-cell office:value-type="float" office:value="2.0477975267468227" table:formula="of:=[.CW133]*100/[.$BP133]" table:style-name="ce3">
            <text:p>2,05</text:p>
          </table:table-cell>
          <table:table-cell office:value-type="float" office:value="421.44592377512282" table:formula="of:=STDEV([Feuille1.$J135];[Feuille1.$V134];[Feuille1.$AH135];[Feuille1.$AT135])" table:style-name="ce3">
            <text:p>421,45</text:p>
          </table:table-cell>
          <table:table-cell table:number-columns-repeated="16281"/>
        </table:table-row>
        <table:table-row table:style-name="ro1">
          <table:table-cell office:value-type="float" office:value="133" table:formula="of:=[Feuille1.$A136]" table:style-name="ce1">
            <text:p>133</text:p>
          </table:table-cell>
          <table:table-cell office:value-type="float" office:value="224581.5" table:formula="of:=AVERAGE([Feuille1.$B136];[Feuille1.$N135];[Feuille1.$Z136];[Feuille1.$AL136])" table:style-name="ce3">
            <text:p>224 581,50</text:p>
          </table:table-cell>
          <table:table-cell office:value-type="float" office:value="49480.349557509529" table:formula="of:=STDEV([Feuille1.$B136];[Feuille1.$N135];[Feuille1.$Z136];[Feuille1.$AL136])" table:style-name="ce3">
            <text:p>49 480,35</text:p>
          </table:table-cell>
          <table:table-cell table:number-columns-repeated="5" table:style-name="ce1"/>
          <table:table-cell office:value-type="float" office:value="133" table:formula="of:=[Feuille1.$A136]" table:style-name="ce1">
            <text:p>133</text:p>
          </table:table-cell>
          <table:table-cell office:value-type="float" office:value="1360274" table:formula="of:=AVERAGE([Feuille1.$F136];[Feuille1.$R135];[Feuille1.$AD136];[Feuille1.$AP136])" table:style-name="ce3">
            <text:p>1 360 274,00</text:p>
          </table:table-cell>
          <table:table-cell office:value-type="float" office:value="301615.90953727887" table:formula="of:=STDEV([Feuille1.$F136];[Feuille1.$R135];[Feuille1.$AD136];[Feuille1.$AP136])" table:style-name="ce3">
            <text:p>301 615,91</text:p>
          </table:table-cell>
          <table:table-cell table:number-columns-repeated="9" table:style-name="ce1"/>
          <table:table-cell office:value-type="float" office:value="133" table:formula="of:=[Feuille1.$A136]" table:style-name="ce1">
            <text:p>133</text:p>
          </table:table-cell>
          <table:table-cell office:value-type="float" office:value="1267826" table:formula="of:=AVERAGE([Feuille1.$C136];[Feuille1.O135];[Feuille1.$AA136];[Feuille1.$AM136])" table:style-name="ce3">
            <text:p>1 267 826,00</text:p>
          </table:table-cell>
          <table:table-cell office:value-type="float" office:value="93.203722191264404" table:formula="of:=[.V134]*100/[.J134]" table:style-name="ce3">
            <text:p>93,20</text:p>
          </table:table-cell>
          <table:table-cell office:value-type="float" office:value="281277.90854242357" table:formula="of:=STDEV([Feuille1.$C136];[Feuille1.$O135];[Feuille1.$AA136];[Feuille1.$AM136])" table:style-name="ce3">
            <text:p>281 277,91</text:p>
          </table:table-cell>
          <table:table-cell table:number-columns-repeated="8" table:style-name="ce1"/>
          <table:table-cell office:value-type="float" office:value="133" table:formula="of:=[Feuille1.$A136]" table:style-name="ce1">
            <text:p>133</text:p>
          </table:table-cell>
          <table:table-cell office:value-type="float" office:value="63847.5" table:formula="of:=AVERAGE([Feuille1.$D136];[Feuille1.$P135];[Feuille1.$AB136];[Feuille1.$AN136])" table:style-name="ce3">
            <text:p>63 847,50</text:p>
          </table:table-cell>
          <table:table-cell office:value-type="float" office:value="4.6937234704184601" table:formula="of:=[.AH134]*100/[.$J134]" table:style-name="ce3">
            <text:p>4,69</text:p>
          </table:table-cell>
          <table:table-cell office:value-type="float" office:value="14035.173636261148" table:formula="of:=STDEV([Feuille1.$D136];[Feuille1.$P135];[Feuille1.$AB136];[Feuille1.$AN136])" table:style-name="ce3">
            <text:p>14 035,17</text:p>
          </table:table-cell>
          <table:table-cell table:number-columns-repeated="9" table:style-name="ce1"/>
          <table:table-cell office:value-type="float" office:value="133" table:formula="of:=[Feuille1.$A136]" table:style-name="ce1">
            <text:p>133</text:p>
          </table:table-cell>
          <table:table-cell office:value-type="float" office:value="28600.5" table:formula="of:=AVERAGE([Feuille1.$E136];[Feuille1.$Q135];[Feuille1.$AC136];[Feuille1.$AO136])" table:style-name="ce3">
            <text:p>28 600,50</text:p>
          </table:table-cell>
          <table:table-cell office:value-type="float" office:value="2.102554338317133" table:formula="of:=[.AU134]*100/[.$J134]" table:style-name="ce3">
            <text:p>2,10</text:p>
          </table:table-cell>
          <table:table-cell office:value-type="float" office:value="6306.6412349733882" table:formula="of:=STDEV([Feuille1.$E136];[Feuille1.$Q135];[Feuille1.$AC136];[Feuille1.$AO136])" table:style-name="ce3">
            <text:p>6 306,64</text:p>
          </table:table-cell>
          <table:table-cell table:number-columns-repeated="8" table:style-name="ce1"/>
          <table:table-cell office:value-type="float" office:value="133" table:formula="of:=[Feuille1.$A136]" table:style-name="ce1">
            <text:p>133</text:p>
          </table:table-cell>
          <table:table-cell office:value-type="float" office:value="122178.75" table:formula="of:=AVERAGE([Feuille1.$G136];[Feuille1.$S135];[Feuille1.$AE136];[Feuille1.$AQ136])" table:style-name="ce3">
            <text:p>122 178,75</text:p>
          </table:table-cell>
          <table:table-cell office:value-type="float" office:value="27138.548872713636" table:formula="of:=STDEV([Feuille1.$G136];[Feuille1.$S135];[Feuille1.$AE136];[Feuille1.$AQ136])" table:style-name="ce3">
            <text:p>27 138,55</text:p>
          </table:table-cell>
          <table:table-cell table:style-name="ce3"/>
          <table:table-cell table:number-columns-repeated="5" table:style-name="ce1"/>
          <table:table-cell office:value-type="float" office:value="133" table:formula="of:=[Feuille1.$A136]" table:style-name="ce1">
            <text:p>133</text:p>
          </table:table-cell>
          <table:table-cell office:value-type="float" office:value="104768.25" table:formula="of:=AVERAGE([Feuille1.$K136];[Feuille1.$W135];[Feuille1.$AI136];[Feuille1.$AU136])" table:style-name="ce3">
            <text:p>104 768,25</text:p>
          </table:table-cell>
          <table:table-cell office:value-type="float" office:value="23247.201944535176" table:formula="of:=STDEV([Feuille1.$K136];[Feuille1.$W135];[Feuille1.$AI136];[Feuille1.$AU136])" table:style-name="ce3">
            <text:p>23 247,20</text:p>
          </table:table-cell>
          <table:table-cell table:number-columns-repeated="5" table:style-name="ce1"/>
          <table:table-cell office:value-type="float" office:value="133" table:formula="of:=[Feuille1.$A136]" table:style-name="ce1">
            <text:p>133</text:p>
          </table:table-cell>
          <table:table-cell office:value-type="float" office:value="97710.5" table:formula="of:=AVERAGE([Feuille1.$H136];[Feuille1.$T135];[Feuille1.$AF136];[Feuille1.$AR136])" table:style-name="ce3">
            <text:p>97 710,50</text:p>
          </table:table-cell>
          <table:table-cell office:value-type="float" office:value="93.263464837868341" table:formula="of:=[.BX134]*100/[.$BP134]" table:style-name="ce3">
            <text:p>93,26</text:p>
          </table:table-cell>
          <table:table-cell office:value-type="float" office:value="21747.655283577889" table:formula="of:=STDEV([Feuille1.$H136];[Feuille1.$T135];[Feuille1.$AF136];[Feuille1.$AR136])" table:style-name="ce3">
            <text:p>21 747,66</text:p>
          </table:table-cell>
          <table:table-cell table:number-columns-repeated="9" table:style-name="ce1"/>
          <table:table-cell office:value-type="float" office:value="133" table:formula="of:=[Feuille1.$A136]" table:style-name="ce1">
            <text:p>133</text:p>
          </table:table-cell>
          <table:table-cell office:value-type="float" office:value="4862.25" table:formula="of:=AVERAGE([Feuille1.$I136];[Feuille1.$U135];[Feuille1.$AG136];[Feuille1.$AS136])" table:style-name="ce3">
            <text:p>4 862,25</text:p>
          </table:table-cell>
          <table:table-cell office:value-type="float" office:value="4.6409575420034219" table:formula="of:=[.CK134]*100/[.$BP134]" table:style-name="ce3">
            <text:p>4,64</text:p>
          </table:table-cell>
          <table:table-cell office:value-type="float" office:value="1060.2947310378688" table:formula="of:=STDEV([Feuille1.$I136];[Feuille1.$U135];[Feuille1.$AG136];[Feuille1.$AS136])" table:style-name="ce3">
            <text:p>1 060,29</text:p>
          </table:table-cell>
          <table:table-cell table:number-columns-repeated="8" table:style-name="ce1"/>
          <table:table-cell office:value-type="float" office:value="133" table:formula="of:=[Feuille1.$A136]" table:style-name="ce1">
            <text:p>133</text:p>
          </table:table-cell>
          <table:table-cell office:value-type="float" office:value="2195.5" table:formula="of:=AVERAGE([Feuille1.$J136];[Feuille1.$V135];[Feuille1.$AH136];[Feuille1.$AT136])" table:style-name="ce3">
            <text:p>2 195,50</text:p>
          </table:table-cell>
          <table:table-cell office:value-type="float" office:value="2.0955776201282355" table:formula="of:=[.CW134]*100/[.$BP134]" table:style-name="ce3">
            <text:p>2,10</text:p>
          </table:table-cell>
          <table:table-cell office:value-type="float" office:value="440.90701967648465" table:formula="of:=STDEV([Feuille1.$J136];[Feuille1.$V135];[Feuille1.$AH136];[Feuille1.$AT136])" table:style-name="ce3">
            <text:p>440,91</text:p>
          </table:table-cell>
          <table:table-cell table:number-columns-repeated="16281"/>
        </table:table-row>
        <table:table-row table:style-name="ro1">
          <table:table-cell office:value-type="float" office:value="134" table:formula="of:=[Feuille1.$A137]" table:style-name="ce1">
            <text:p>134</text:p>
          </table:table-cell>
          <table:table-cell office:value-type="float" office:value="243397" table:formula="of:=AVERAGE([Feuille1.$B137];[Feuille1.$N136];[Feuille1.$Z137];[Feuille1.$AL137])" table:style-name="ce3">
            <text:p>243 397,00</text:p>
          </table:table-cell>
          <table:table-cell office:value-type="float" office:value="53622.873235215586" table:formula="of:=STDEV([Feuille1.$B137];[Feuille1.$N136];[Feuille1.$Z137];[Feuille1.$AL137])" table:style-name="ce3">
            <text:p>53 622,87</text:p>
          </table:table-cell>
          <table:table-cell table:number-columns-repeated="5" table:style-name="ce1"/>
          <table:table-cell office:value-type="float" office:value="134" table:formula="of:=[Feuille1.$A137]" table:style-name="ce1">
            <text:p>134</text:p>
          </table:table-cell>
          <table:table-cell office:value-type="float" office:value="1473277.75" table:formula="of:=AVERAGE([Feuille1.$F137];[Feuille1.$R136];[Feuille1.$AD137];[Feuille1.$AP137])" table:style-name="ce3">
            <text:p>1 473 277,75</text:p>
          </table:table-cell>
          <table:table-cell office:value-type="float" office:value="326480.58979503921" table:formula="of:=STDEV([Feuille1.$F137];[Feuille1.$R136];[Feuille1.$AD137];[Feuille1.$AP137])" table:style-name="ce3">
            <text:p>326 480,59</text:p>
          </table:table-cell>
          <table:table-cell table:number-columns-repeated="9" table:style-name="ce1"/>
          <table:table-cell office:value-type="float" office:value="134" table:formula="of:=[Feuille1.$A137]" table:style-name="ce1">
            <text:p>134</text:p>
          </table:table-cell>
          <table:table-cell office:value-type="float" office:value="1373249.25" table:formula="of:=AVERAGE([Feuille1.$C137];[Feuille1.O136];[Feuille1.$AA137];[Feuille1.$AM137])" table:style-name="ce3">
            <text:p>1 373 249,25</text:p>
          </table:table-cell>
          <table:table-cell office:value-type="float" office:value="93.210479150995113" table:formula="of:=[.V135]*100/[.J135]" table:style-name="ce3">
            <text:p>93,21</text:p>
          </table:table-cell>
          <table:table-cell office:value-type="float" office:value="304494.50607454864" table:formula="of:=STDEV([Feuille1.$C137];[Feuille1.$O136];[Feuille1.$AA137];[Feuille1.$AM137])" table:style-name="ce3">
            <text:p>304 494,51</text:p>
          </table:table-cell>
          <table:table-cell table:number-columns-repeated="8" table:style-name="ce1"/>
          <table:table-cell office:value-type="float" office:value="134" table:formula="of:=[Feuille1.$A137]" table:style-name="ce1">
            <text:p>134</text:p>
          </table:table-cell>
          <table:table-cell office:value-type="float" office:value="69048.5" table:formula="of:=AVERAGE([Feuille1.$D137];[Feuille1.$P136];[Feuille1.$AB137];[Feuille1.$AN137])" table:style-name="ce3">
            <text:p>69 048,50</text:p>
          </table:table-cell>
          <table:table-cell office:value-type="float" office:value="4.6867265863480254" table:formula="of:=[.AH135]*100/[.$J135]" table:style-name="ce3">
            <text:p>4,69</text:p>
          </table:table-cell>
          <table:table-cell office:value-type="float" office:value="15177.660546562065" table:formula="of:=STDEV([Feuille1.$D137];[Feuille1.$P136];[Feuille1.$AB137];[Feuille1.$AN137])" table:style-name="ce3">
            <text:p>15 177,66</text:p>
          </table:table-cell>
          <table:table-cell table:number-columns-repeated="9" table:style-name="ce1"/>
          <table:table-cell office:value-type="float" office:value="134" table:formula="of:=[Feuille1.$A137]" table:style-name="ce1">
            <text:p>134</text:p>
          </table:table-cell>
          <table:table-cell office:value-type="float" office:value="30980" table:formula="of:=AVERAGE([Feuille1.$E137];[Feuille1.$Q136];[Feuille1.$AC137];[Feuille1.$AO137])" table:style-name="ce3">
            <text:p>30 980,00</text:p>
          </table:table-cell>
          <table:table-cell office:value-type="float" office:value="2.1027942626568548" table:formula="of:=[.AU135]*100/[.$J135]" table:style-name="ce3">
            <text:p>2,10</text:p>
          </table:table-cell>
          <table:table-cell office:value-type="float" office:value="6811.334915663253" table:formula="of:=STDEV([Feuille1.$E137];[Feuille1.$Q136];[Feuille1.$AC137];[Feuille1.$AO137])" table:style-name="ce3">
            <text:p>6 811,33</text:p>
          </table:table-cell>
          <table:table-cell table:number-columns-repeated="8" table:style-name="ce1"/>
          <table:table-cell office:value-type="float" office:value="134" table:formula="of:=[Feuille1.$A137]" table:style-name="ce1">
            <text:p>134</text:p>
          </table:table-cell>
          <table:table-cell office:value-type="float" office:value="131819.25" table:formula="of:=AVERAGE([Feuille1.$G137];[Feuille1.$S136];[Feuille1.$AE137];[Feuille1.$AQ137])" table:style-name="ce3">
            <text:p>131 819,25</text:p>
          </table:table-cell>
          <table:table-cell office:value-type="float" office:value="29009.047328663975" table:formula="of:=STDEV([Feuille1.$G137];[Feuille1.$S136];[Feuille1.$AE137];[Feuille1.$AQ137])" table:style-name="ce3">
            <text:p>29 009,05</text:p>
          </table:table-cell>
          <table:table-cell table:style-name="ce3"/>
          <table:table-cell table:number-columns-repeated="5" table:style-name="ce1"/>
          <table:table-cell office:value-type="float" office:value="134" table:formula="of:=[Feuille1.$A137]" table:style-name="ce1">
            <text:p>134</text:p>
          </table:table-cell>
          <table:table-cell office:value-type="float" office:value="113003.75" table:formula="of:=AVERAGE([Feuille1.$K137];[Feuille1.$W136];[Feuille1.$AI137];[Feuille1.$AU137])" table:style-name="ce3">
            <text:p>113 003,75</text:p>
          </table:table-cell>
          <table:table-cell office:value-type="float" office:value="24866.565268448314" table:formula="of:=STDEV([Feuille1.$K137];[Feuille1.$W136];[Feuille1.$AI137];[Feuille1.$AU137])" table:style-name="ce3">
            <text:p>24 866,57</text:p>
          </table:table-cell>
          <table:table-cell table:number-columns-repeated="5" table:style-name="ce1"/>
          <table:table-cell office:value-type="float" office:value="134" table:formula="of:=[Feuille1.$A137]" table:style-name="ce1">
            <text:p>134</text:p>
          </table:table-cell>
          <table:table-cell office:value-type="float" office:value="105423.25" table:formula="of:=AVERAGE([Feuille1.$H137];[Feuille1.$T136];[Feuille1.$AF137];[Feuille1.$AR137])" table:style-name="ce3">
            <text:p>105 423,25</text:p>
          </table:table-cell>
          <table:table-cell office:value-type="float" office:value="93.291815537095005" table:formula="of:=[.BX135]*100/[.$BP135]" table:style-name="ce3">
            <text:p>93,29</text:p>
          </table:table-cell>
          <table:table-cell office:value-type="float" office:value="23218.508628175641" table:formula="of:=STDEV([Feuille1.$H137];[Feuille1.$T136];[Feuille1.$AF137];[Feuille1.$AR137])" table:style-name="ce3">
            <text:p>23 218,51</text:p>
          </table:table-cell>
          <table:table-cell table:number-columns-repeated="9" table:style-name="ce1"/>
          <table:table-cell office:value-type="float" office:value="134" table:formula="of:=[Feuille1.$A137]" table:style-name="ce1">
            <text:p>134</text:p>
          </table:table-cell>
          <table:table-cell office:value-type="float" office:value="5201" table:formula="of:=AVERAGE([Feuille1.$I137];[Feuille1.$U136];[Feuille1.$AG137];[Feuille1.$AS137])" table:style-name="ce3">
            <text:p>5 201,00</text:p>
          </table:table-cell>
          <table:table-cell office:value-type="float" office:value="4.6025021293541144" table:formula="of:=[.CK135]*100/[.$BP135]" table:style-name="ce3">
            <text:p>4,60</text:p>
          </table:table-cell>
          <table:table-cell office:value-type="float" office:value="1142.8382796062324" table:formula="of:=STDEV([Feuille1.$I137];[Feuille1.$U136];[Feuille1.$AG137];[Feuille1.$AS137])" table:style-name="ce3">
            <text:p>1 142,84</text:p>
          </table:table-cell>
          <table:table-cell table:number-columns-repeated="8" table:style-name="ce1"/>
          <table:table-cell office:value-type="float" office:value="134" table:formula="of:=[Feuille1.$A137]" table:style-name="ce1">
            <text:p>134</text:p>
          </table:table-cell>
          <table:table-cell office:value-type="float" office:value="2379.5" table:formula="of:=AVERAGE([Feuille1.$J137];[Feuille1.$V136];[Feuille1.$AH137];[Feuille1.$AT137])" table:style-name="ce3">
            <text:p>2 379,50</text:p>
          </table:table-cell>
          <table:table-cell office:value-type="float" office:value="2.1056823335508779" table:formula="of:=[.CW135]*100/[.$BP135]" table:style-name="ce3">
            <text:p>2,11</text:p>
          </table:table-cell>
          <table:table-cell office:value-type="float" office:value="508.97314925904163" table:formula="of:=STDEV([Feuille1.$J137];[Feuille1.$V136];[Feuille1.$AH137];[Feuille1.$AT137])" table:style-name="ce3">
            <text:p>508,97</text:p>
          </table:table-cell>
          <table:table-cell table:number-columns-repeated="16281"/>
        </table:table-row>
        <table:table-row table:style-name="ro1">
          <table:table-cell office:value-type="float" office:value="135" table:formula="of:=[Feuille1.$A138]" table:style-name="ce1">
            <text:p>135</text:p>
          </table:table-cell>
          <table:table-cell office:value-type="float" office:value="263753.5" table:formula="of:=AVERAGE([Feuille1.$B138];[Feuille1.$N137];[Feuille1.$Z138];[Feuille1.$AL138])" table:style-name="ce3">
            <text:p>263 753,50</text:p>
          </table:table-cell>
          <table:table-cell office:value-type="float" office:value="58086.848531602518" table:formula="of:=STDEV([Feuille1.$B138];[Feuille1.$N137];[Feuille1.$Z138];[Feuille1.$AL138])" table:style-name="ce3">
            <text:p>58 086,85</text:p>
          </table:table-cell>
          <table:table-cell table:number-columns-repeated="5" table:style-name="ce1"/>
          <table:table-cell office:value-type="float" office:value="135" table:formula="of:=[Feuille1.$A138]" table:style-name="ce1">
            <text:p>135</text:p>
          </table:table-cell>
          <table:table-cell office:value-type="float" office:value="1596638.5" table:formula="of:=AVERAGE([Feuille1.$F138];[Feuille1.$R137];[Feuille1.$AD138];[Feuille1.$AP138])" table:style-name="ce3">
            <text:p>1 596 638,50</text:p>
          </table:table-cell>
          <table:table-cell office:value-type="float" office:value="354016.53272928746" table:formula="of:=STDEV([Feuille1.$F138];[Feuille1.$R137];[Feuille1.$AD138];[Feuille1.$AP138])" table:style-name="ce3">
            <text:p>354 016,53</text:p>
          </table:table-cell>
          <table:table-cell table:number-columns-repeated="9" table:style-name="ce1"/>
          <table:table-cell office:value-type="float" office:value="135" table:formula="of:=[Feuille1.$A138]" table:style-name="ce1">
            <text:p>135</text:p>
          </table:table-cell>
          <table:table-cell office:value-type="float" office:value="1488276" table:formula="of:=AVERAGE([Feuille1.$C138];[Feuille1.O137];[Feuille1.$AA138];[Feuille1.$AM138])" table:style-name="ce3">
            <text:p>1 488 276,00</text:p>
          </table:table-cell>
          <table:table-cell office:value-type="float" office:value="93.213084865484575" table:formula="of:=[.V136]*100/[.J136]" table:style-name="ce3">
            <text:p>93,21</text:p>
          </table:table-cell>
          <table:table-cell office:value-type="float" office:value="330175.81256455882" table:formula="of:=STDEV([Feuille1.$C138];[Feuille1.$O137];[Feuille1.$AA138];[Feuille1.$AM138])" table:style-name="ce3">
            <text:p>330 175,81</text:p>
          </table:table-cell>
          <table:table-cell table:number-columns-repeated="8" table:style-name="ce1"/>
          <table:table-cell office:value-type="float" office:value="135" table:formula="of:=[Feuille1.$A138]" table:style-name="ce1">
            <text:p>135</text:p>
          </table:table-cell>
          <table:table-cell office:value-type="float" office:value="74771.75" table:formula="of:=AVERAGE([Feuille1.$D138];[Feuille1.$P137];[Feuille1.$AB138];[Feuille1.$AN138])" table:style-name="ce3">
            <text:p>74 771,75</text:p>
          </table:table-cell>
          <table:table-cell office:value-type="float" office:value="4.68307321914134" table:formula="of:=[.AH136]*100/[.$J136]" table:style-name="ce3">
            <text:p>4,68</text:p>
          </table:table-cell>
          <table:table-cell office:value-type="float" office:value="16418.027822589818" table:formula="of:=STDEV([Feuille1.$D138];[Feuille1.$P137];[Feuille1.$AB138];[Feuille1.$AN138])" table:style-name="ce3">
            <text:p>16 418,03</text:p>
          </table:table-cell>
          <table:table-cell table:number-columns-repeated="9" table:style-name="ce1"/>
          <table:table-cell office:value-type="float" office:value="135" table:formula="of:=[Feuille1.$A138]" table:style-name="ce1">
            <text:p>135</text:p>
          </table:table-cell>
          <table:table-cell office:value-type="float" office:value="33590.75" table:formula="of:=AVERAGE([Feuille1.$E138];[Feuille1.$Q137];[Feuille1.$AC138];[Feuille1.$AO138])" table:style-name="ce3">
            <text:p>33 590,75</text:p>
          </table:table-cell>
          <table:table-cell office:value-type="float" office:value="2.1038419153740811" table:formula="of:=[.AU136]*100/[.$J136]" table:style-name="ce3">
            <text:p>2,10</text:p>
          </table:table-cell>
          <table:table-cell office:value-type="float" office:value="7426.9681286062714" table:formula="of:=STDEV([Feuille1.$E138];[Feuille1.$Q137];[Feuille1.$AC138];[Feuille1.$AO138])" table:style-name="ce3">
            <text:p>7 426,97</text:p>
          </table:table-cell>
          <table:table-cell table:number-columns-repeated="8" table:style-name="ce1"/>
          <table:table-cell office:value-type="float" office:value="135" table:formula="of:=[Feuille1.$A138]" table:style-name="ce1">
            <text:p>135</text:p>
          </table:table-cell>
          <table:table-cell office:value-type="float" office:value="143717.25" table:formula="of:=AVERAGE([Feuille1.$G138];[Feuille1.$S137];[Feuille1.$AE138];[Feuille1.$AQ138])" table:style-name="ce3">
            <text:p>143 717,25</text:p>
          </table:table-cell>
          <table:table-cell office:value-type="float" office:value="32008.776841933006" table:formula="of:=STDEV([Feuille1.$G138];[Feuille1.$S137];[Feuille1.$AE138];[Feuille1.$AQ138])" table:style-name="ce3">
            <text:p>32 008,78</text:p>
          </table:table-cell>
          <table:table-cell table:style-name="ce3"/>
          <table:table-cell table:number-columns-repeated="5" table:style-name="ce1"/>
          <table:table-cell office:value-type="float" office:value="135" table:formula="of:=[Feuille1.$A138]" table:style-name="ce1">
            <text:p>135</text:p>
          </table:table-cell>
          <table:table-cell office:value-type="float" office:value="123360.75" table:formula="of:=AVERAGE([Feuille1.$K138];[Feuille1.$W137];[Feuille1.$AI138];[Feuille1.$AU138])" table:style-name="ce3">
            <text:p>123 360,75</text:p>
          </table:table-cell>
          <table:table-cell office:value-type="float" office:value="27541.971684140553" table:formula="of:=STDEV([Feuille1.$K138];[Feuille1.$W137];[Feuille1.$AI138];[Feuille1.$AU138])" table:style-name="ce3">
            <text:p>27 541,97</text:p>
          </table:table-cell>
          <table:table-cell table:number-columns-repeated="5" table:style-name="ce1"/>
          <table:table-cell office:value-type="float" office:value="135" table:formula="of:=[Feuille1.$A138]" table:style-name="ce1">
            <text:p>135</text:p>
          </table:table-cell>
          <table:table-cell office:value-type="float" office:value="115026.75" table:formula="of:=AVERAGE([Feuille1.$H138];[Feuille1.$T137];[Feuille1.$AF138];[Feuille1.$AR138])" table:style-name="ce3">
            <text:p>115 026,75</text:p>
          </table:table-cell>
          <table:table-cell office:value-type="float" office:value="93.24420449778394" table:formula="of:=[.BX136]*100/[.$BP136]" table:style-name="ce3">
            <text:p>93,24</text:p>
          </table:table-cell>
          <table:table-cell office:value-type="float" office:value="25690.447438363804" table:formula="of:=STDEV([Feuille1.$H138];[Feuille1.$T137];[Feuille1.$AF138];[Feuille1.$AR138])" table:style-name="ce3">
            <text:p>25 690,45</text:p>
          </table:table-cell>
          <table:table-cell table:number-columns-repeated="9" table:style-name="ce1"/>
          <table:table-cell office:value-type="float" office:value="135" table:formula="of:=[Feuille1.$A138]" table:style-name="ce1">
            <text:p>135</text:p>
          </table:table-cell>
          <table:table-cell office:value-type="float" office:value="5723.25" table:formula="of:=AVERAGE([Feuille1.$I138];[Feuille1.$U137];[Feuille1.$AG138];[Feuille1.$AS138])" table:style-name="ce3">
            <text:p>5 723,25</text:p>
          </table:table-cell>
          <table:table-cell office:value-type="float" office:value="4.639441637635958" table:formula="of:=[.CK136]*100/[.$BP136]" table:style-name="ce3">
            <text:p>4,64</text:p>
          </table:table-cell>
          <table:table-cell office:value-type="float" office:value="1244.522766632522" table:formula="of:=STDEV([Feuille1.$I138];[Feuille1.$U137];[Feuille1.$AG138];[Feuille1.$AS138])" table:style-name="ce3">
            <text:p>1 244,52</text:p>
          </table:table-cell>
          <table:table-cell table:number-columns-repeated="8" table:style-name="ce1"/>
          <table:table-cell office:value-type="float" office:value="135" table:formula="of:=[Feuille1.$A138]" table:style-name="ce1">
            <text:p>135</text:p>
          </table:table-cell>
          <table:table-cell office:value-type="float" office:value="2610.75" table:formula="of:=AVERAGE([Feuille1.$J138];[Feuille1.$V137];[Feuille1.$AH138];[Feuille1.$AT138])" table:style-name="ce3">
            <text:p>2 610,75</text:p>
          </table:table-cell>
          <table:table-cell office:value-type="float" office:value="2.1163538645801037" table:formula="of:=[.CW136]*100/[.$BP136]" table:style-name="ce3">
            <text:p>2,12</text:p>
          </table:table-cell>
          <table:table-cell office:value-type="float" office:value="616.17333870700156" table:formula="of:=STDEV([Feuille1.$J138];[Feuille1.$V137];[Feuille1.$AH138];[Feuille1.$AT138])" table:style-name="ce3">
            <text:p>616,17</text:p>
          </table:table-cell>
          <table:table-cell table:number-columns-repeated="16281"/>
        </table:table-row>
        <table:table-row table:style-name="ro1">
          <table:table-cell office:value-type="float" office:value="136" table:formula="of:=[Feuille1.$A139]" table:style-name="ce1">
            <text:p>136</text:p>
          </table:table-cell>
          <table:table-cell office:value-type="float" office:value="285798" table:formula="of:=AVERAGE([Feuille1.$B139];[Feuille1.$N138];[Feuille1.$Z139];[Feuille1.$AL139])" table:style-name="ce3">
            <text:p>285 798,00</text:p>
          </table:table-cell>
          <table:table-cell office:value-type="float" office:value="62911.546205764171" table:formula="of:=STDEV([Feuille1.$B139];[Feuille1.$N138];[Feuille1.$Z139];[Feuille1.$AL139])" table:style-name="ce3">
            <text:p>62 911,55</text:p>
          </table:table-cell>
          <table:table-cell table:number-columns-repeated="5" table:style-name="ce1"/>
          <table:table-cell office:value-type="float" office:value="136" table:formula="of:=[Feuille1.$A139]" table:style-name="ce1">
            <text:p>136</text:p>
          </table:table-cell>
          <table:table-cell office:value-type="float" office:value="1729662" table:formula="of:=AVERAGE([Feuille1.$F139];[Feuille1.$R138];[Feuille1.$AD139];[Feuille1.$AP139])" table:style-name="ce3">
            <text:p>1 729 662,00</text:p>
          </table:table-cell>
          <table:table-cell office:value-type="float" office:value="383004.63390843372" table:formula="of:=STDEV([Feuille1.$F139];[Feuille1.$R138];[Feuille1.$AD139];[Feuille1.$AP139])" table:style-name="ce3">
            <text:p>383 004,63</text:p>
          </table:table-cell>
          <table:table-cell table:number-columns-repeated="9" table:style-name="ce1"/>
          <table:table-cell office:value-type="float" office:value="136" table:formula="of:=[Feuille1.$A139]" table:style-name="ce1">
            <text:p>136</text:p>
          </table:table-cell>
          <table:table-cell office:value-type="float" office:value="1612191.5" table:formula="of:=AVERAGE([Feuille1.$C139];[Feuille1.O138];[Feuille1.$AA139];[Feuille1.$AM139])" table:style-name="ce3">
            <text:p>1 612 191,50</text:p>
          </table:table-cell>
          <table:table-cell office:value-type="float" office:value="93.208470787934289" table:formula="of:=[.V137]*100/[.J137]" table:style-name="ce3">
            <text:p>93,21</text:p>
          </table:table-cell>
          <table:table-cell office:value-type="float" office:value="357112.05700312054" table:formula="of:=STDEV([Feuille1.$C139];[Feuille1.$O138];[Feuille1.$AA139];[Feuille1.$AM139])" table:style-name="ce3">
            <text:p>357 112,06</text:p>
          </table:table-cell>
          <table:table-cell table:number-columns-repeated="8" table:style-name="ce1"/>
          <table:table-cell office:value-type="float" office:value="136" table:formula="of:=[Feuille1.$A139]" table:style-name="ce1">
            <text:p>136</text:p>
          </table:table-cell>
          <table:table-cell office:value-type="float" office:value="81048.75" table:formula="of:=AVERAGE([Feuille1.$D139];[Feuille1.$P138];[Feuille1.$AB139];[Feuille1.$AN139])" table:style-name="ce3">
            <text:p>81 048,75</text:p>
          </table:table-cell>
          <table:table-cell office:value-type="float" office:value="4.6858143382926833" table:formula="of:=[.AH137]*100/[.$J137]" table:style-name="ce3">
            <text:p>4,69</text:p>
          </table:table-cell>
          <table:table-cell office:value-type="float" office:value="17844.084591725816" table:formula="of:=STDEV([Feuille1.$D139];[Feuille1.$P138];[Feuille1.$AB139];[Feuille1.$AN139])" table:style-name="ce3">
            <text:p>17 844,08</text:p>
          </table:table-cell>
          <table:table-cell table:number-columns-repeated="9" table:style-name="ce1"/>
          <table:table-cell office:value-type="float" office:value="136" table:formula="of:=[Feuille1.$A139]" table:style-name="ce1">
            <text:p>136</text:p>
          </table:table-cell>
          <table:table-cell office:value-type="float" office:value="36421.75" table:formula="of:=AVERAGE([Feuille1.$E139];[Feuille1.$Q138];[Feuille1.$AC139];[Feuille1.$AO139])" table:style-name="ce3">
            <text:p>36 421,75</text:p>
          </table:table-cell>
          <table:table-cell office:value-type="float" office:value="2.1057148737730262" table:formula="of:=[.AU137]*100/[.$J137]" table:style-name="ce3">
            <text:p>2,11</text:p>
          </table:table-cell>
          <table:table-cell office:value-type="float" office:value="8052.1231723895862" table:formula="of:=STDEV([Feuille1.$E139];[Feuille1.$Q138];[Feuille1.$AC139];[Feuille1.$AO139])" table:style-name="ce3">
            <text:p>8 052,12</text:p>
          </table:table-cell>
          <table:table-cell table:number-columns-repeated="8" table:style-name="ce1"/>
          <table:table-cell office:value-type="float" office:value="136" table:formula="of:=[Feuille1.$A139]" table:style-name="ce1">
            <text:p>136</text:p>
          </table:table-cell>
          <table:table-cell office:value-type="float" office:value="155068" table:formula="of:=AVERAGE([Feuille1.$G139];[Feuille1.$S138];[Feuille1.$AE139];[Feuille1.$AQ139])" table:style-name="ce3">
            <text:p>155 068,00</text:p>
          </table:table-cell>
          <table:table-cell office:value-type="float" office:value="33823.032635567535" table:formula="of:=STDEV([Feuille1.$G139];[Feuille1.$S138];[Feuille1.$AE139];[Feuille1.$AQ139])" table:style-name="ce3">
            <text:p>33 823,03</text:p>
          </table:table-cell>
          <table:table-cell table:style-name="ce3"/>
          <table:table-cell table:number-columns-repeated="5" table:style-name="ce1"/>
          <table:table-cell office:value-type="float" office:value="136" table:formula="of:=[Feuille1.$A139]" table:style-name="ce1">
            <text:p>136</text:p>
          </table:table-cell>
          <table:table-cell office:value-type="float" office:value="133023.5" table:formula="of:=AVERAGE([Feuille1.$K139];[Feuille1.$W138];[Feuille1.$AI139];[Feuille1.$AU139])" table:style-name="ce3">
            <text:p>133 023,50</text:p>
          </table:table-cell>
          <table:table-cell office:value-type="float" office:value="28995.289519736361" table:formula="of:=STDEV([Feuille1.$K139];[Feuille1.$W138];[Feuille1.$AI139];[Feuille1.$AU139])" table:style-name="ce3">
            <text:p>28 995,29</text:p>
          </table:table-cell>
          <table:table-cell table:number-columns-repeated="5" table:style-name="ce1"/>
          <table:table-cell office:value-type="float" office:value="136" table:formula="of:=[Feuille1.$A139]" table:style-name="ce1">
            <text:p>136</text:p>
          </table:table-cell>
          <table:table-cell office:value-type="float" office:value="123915.5" table:formula="of:=AVERAGE([Feuille1.$H139];[Feuille1.$T138];[Feuille1.$AF139];[Feuille1.$AR139])" table:style-name="ce3">
            <text:p>123 915,50</text:p>
          </table:table-cell>
          <table:table-cell office:value-type="float" office:value="93.153089491706353" table:formula="of:=[.BX137]*100/[.$BP137]" table:style-name="ce3">
            <text:p>93,15</text:p>
          </table:table-cell>
          <table:table-cell office:value-type="float" office:value="26944.968577949141" table:formula="of:=STDEV([Feuille1.$H139];[Feuille1.$T138];[Feuille1.$AF139];[Feuille1.$AR139])" table:style-name="ce3">
            <text:p>26 944,97</text:p>
          </table:table-cell>
          <table:table-cell table:number-columns-repeated="9" table:style-name="ce1"/>
          <table:table-cell office:value-type="float" office:value="136" table:formula="of:=[Feuille1.$A139]" table:style-name="ce1">
            <text:p>136</text:p>
          </table:table-cell>
          <table:table-cell office:value-type="float" office:value="6277" table:formula="of:=AVERAGE([Feuille1.$I139];[Feuille1.$U138];[Feuille1.$AG139];[Feuille1.$AS139])" table:style-name="ce3">
            <text:p>6 277,00</text:p>
          </table:table-cell>
          <table:table-cell office:value-type="float" office:value="4.7187151142467307" table:formula="of:=[.CK137]*100/[.$BP137]" table:style-name="ce3">
            <text:p>4,72</text:p>
          </table:table-cell>
          <table:table-cell office:value-type="float" office:value="1429.062863091287" table:formula="of:=STDEV([Feuille1.$I139];[Feuille1.$U138];[Feuille1.$AG139];[Feuille1.$AS139])" table:style-name="ce3">
            <text:p>1 429,06</text:p>
          </table:table-cell>
          <table:table-cell table:number-columns-repeated="8" table:style-name="ce1"/>
          <table:table-cell office:value-type="float" office:value="136" table:formula="of:=[Feuille1.$A139]" table:style-name="ce1">
            <text:p>136</text:p>
          </table:table-cell>
          <table:table-cell office:value-type="float" office:value="2831" table:formula="of:=AVERAGE([Feuille1.$J139];[Feuille1.$V138];[Feuille1.$AH139];[Feuille1.$AT139])" table:style-name="ce3">
            <text:p>2 831,00</text:p>
          </table:table-cell>
          <table:table-cell office:value-type="float" office:value="2.1281953940469167" table:formula="of:=[.CW137]*100/[.$BP137]" table:style-name="ce3">
            <text:p>2,13</text:p>
          </table:table-cell>
          <table:table-cell office:value-type="float" office:value="627.15601461412029" table:formula="of:=STDEV([Feuille1.$J139];[Feuille1.$V138];[Feuille1.$AH139];[Feuille1.$AT139])" table:style-name="ce3">
            <text:p>627,16</text:p>
          </table:table-cell>
          <table:table-cell table:number-columns-repeated="16281"/>
        </table:table-row>
        <table:table-row table:style-name="ro1">
          <table:table-cell office:value-type="float" office:value="137" table:formula="of:=[Feuille1.$A140]" table:style-name="ce1">
            <text:p>137</text:p>
          </table:table-cell>
          <table:table-cell office:value-type="float" office:value="309584.75" table:formula="of:=AVERAGE([Feuille1.$B140];[Feuille1.$N139];[Feuille1.$Z140];[Feuille1.$AL140])" table:style-name="ce3">
            <text:p>309 584,75</text:p>
          </table:table-cell>
          <table:table-cell office:value-type="float" office:value="68276.514431513468" table:formula="of:=STDEV([Feuille1.$B140];[Feuille1.$N139];[Feuille1.$Z140];[Feuille1.$AL140])" table:style-name="ce3">
            <text:p>68 276,51</text:p>
          </table:table-cell>
          <table:table-cell table:number-columns-repeated="5" table:style-name="ce1"/>
          <table:table-cell office:value-type="float" office:value="137" table:formula="of:=[Feuille1.$A140]" table:style-name="ce1">
            <text:p>137</text:p>
          </table:table-cell>
          <table:table-cell office:value-type="float" office:value="1873771.75" table:formula="of:=AVERAGE([Feuille1.$F140];[Feuille1.$R139];[Feuille1.$AD140];[Feuille1.$AP140])" table:style-name="ce3">
            <text:p>1 873 771,75</text:p>
          </table:table-cell>
          <table:table-cell office:value-type="float" office:value="415282.58877169009" table:formula="of:=STDEV([Feuille1.$F140];[Feuille1.$R139];[Feuille1.$AD140];[Feuille1.$AP140])" table:style-name="ce3">
            <text:p>415 282,59</text:p>
          </table:table-cell>
          <table:table-cell table:number-columns-repeated="9" table:style-name="ce1"/>
          <table:table-cell office:value-type="float" office:value="137" table:formula="of:=[Feuille1.$A140]" table:style-name="ce1">
            <text:p>137</text:p>
          </table:table-cell>
          <table:table-cell office:value-type="float" office:value="1746471.25" table:formula="of:=AVERAGE([Feuille1.$C140];[Feuille1.O139];[Feuille1.$AA140];[Feuille1.$AM140])" table:style-name="ce3">
            <text:p>1 746 471,25</text:p>
          </table:table-cell>
          <table:table-cell office:value-type="float" office:value="93.206189601268136" table:formula="of:=[.V138]*100/[.J138]" table:style-name="ce3">
            <text:p>93,21</text:p>
          </table:table-cell>
          <table:table-cell office:value-type="float" office:value="387231.53026354918" table:formula="of:=STDEV([Feuille1.$C140];[Feuille1.$O139];[Feuille1.$AA140];[Feuille1.$AM140])" table:style-name="ce3">
            <text:p>387 231,53</text:p>
          </table:table-cell>
          <table:table-cell table:number-columns-repeated="8" table:style-name="ce1"/>
          <table:table-cell office:value-type="float" office:value="137" table:formula="of:=[Feuille1.$A140]" table:style-name="ce1">
            <text:p>137</text:p>
          </table:table-cell>
          <table:table-cell office:value-type="float" office:value="87849.5" table:formula="of:=AVERAGE([Feuille1.$D140];[Feuille1.$P139];[Feuille1.$AB140];[Feuille1.$AN140])" table:style-name="ce3">
            <text:p>87 849,50</text:p>
          </table:table-cell>
          <table:table-cell office:value-type="float" office:value="4.6883778667278975" table:formula="of:=[.AH138]*100/[.$J138]" table:style-name="ce3">
            <text:p>4,69</text:p>
          </table:table-cell>
          <table:table-cell office:value-type="float" office:value="19312.740345861504" table:formula="of:=STDEV([Feuille1.$D140];[Feuille1.$P139];[Feuille1.$AB140];[Feuille1.$AN140])" table:style-name="ce3">
            <text:p>19 312,74</text:p>
          </table:table-cell>
          <table:table-cell table:number-columns-repeated="9" table:style-name="ce1"/>
          <table:table-cell office:value-type="float" office:value="137" table:formula="of:=[Feuille1.$A140]" table:style-name="ce1">
            <text:p>137</text:p>
          </table:table-cell>
          <table:table-cell office:value-type="float" office:value="39451" table:formula="of:=AVERAGE([Feuille1.$E140];[Feuille1.$Q139];[Feuille1.$AC140];[Feuille1.$AO140])" table:style-name="ce3">
            <text:p>39 451,00</text:p>
          </table:table-cell>
          <table:table-cell office:value-type="float" office:value="2.1054325320039649" table:formula="of:=[.AU138]*100/[.$J138]" table:style-name="ce3">
            <text:p>2,11</text:p>
          </table:table-cell>
          <table:table-cell office:value-type="float" office:value="8742.494609663765" table:formula="of:=STDEV([Feuille1.$E140];[Feuille1.$Q139];[Feuille1.$AC140];[Feuille1.$AO140])" table:style-name="ce3">
            <text:p>8 742,49</text:p>
          </table:table-cell>
          <table:table-cell table:number-columns-repeated="8" table:style-name="ce1"/>
          <table:table-cell office:value-type="float" office:value="137" table:formula="of:=[Feuille1.$A140]" table:style-name="ce1">
            <text:p>137</text:p>
          </table:table-cell>
          <table:table-cell office:value-type="float" office:value="167896.5" table:formula="of:=AVERAGE([Feuille1.$G140];[Feuille1.$S139];[Feuille1.$AE140];[Feuille1.$AQ140])" table:style-name="ce3">
            <text:p>167 896,50</text:p>
          </table:table-cell>
          <table:table-cell office:value-type="float" office:value="37652.869430274943" table:formula="of:=STDEV([Feuille1.$G140];[Feuille1.$S139];[Feuille1.$AE140];[Feuille1.$AQ140])" table:style-name="ce3">
            <text:p>37 652,87</text:p>
          </table:table-cell>
          <table:table-cell table:style-name="ce3"/>
          <table:table-cell table:number-columns-repeated="5" table:style-name="ce1"/>
          <table:table-cell office:value-type="float" office:value="137" table:formula="of:=[Feuille1.$A140]" table:style-name="ce1">
            <text:p>137</text:p>
          </table:table-cell>
          <table:table-cell office:value-type="float" office:value="144109.75" table:formula="of:=AVERAGE([Feuille1.$K140];[Feuille1.$W139];[Feuille1.$AI140];[Feuille1.$AU140])" table:style-name="ce3">
            <text:p>144 109,75</text:p>
          </table:table-cell>
          <table:table-cell office:value-type="float" office:value="32280.591582507695" table:formula="of:=STDEV([Feuille1.$K140];[Feuille1.$W139];[Feuille1.$AI140];[Feuille1.$AU140])" table:style-name="ce3">
            <text:p>32 280,59</text:p>
          </table:table-cell>
          <table:table-cell table:number-columns-repeated="5" table:style-name="ce1"/>
          <table:table-cell office:value-type="float" office:value="137" table:formula="of:=[Feuille1.$A140]" table:style-name="ce1">
            <text:p>137</text:p>
          </table:table-cell>
          <table:table-cell office:value-type="float" office:value="134279.75" table:formula="of:=AVERAGE([Feuille1.$H140];[Feuille1.$T139];[Feuille1.$AF140];[Feuille1.$AR140])" table:style-name="ce3">
            <text:p>134 279,75</text:p>
          </table:table-cell>
          <table:table-cell office:value-type="float" office:value="93.178809900093512" table:formula="of:=[.BX138]*100/[.$BP138]" table:style-name="ce3">
            <text:p>93,18</text:p>
          </table:table-cell>
          <table:table-cell office:value-type="float" office:value="30124.521864808634" table:formula="of:=STDEV([Feuille1.$H140];[Feuille1.$T139];[Feuille1.$AF140];[Feuille1.$AR140])" table:style-name="ce3">
            <text:p>30 124,52</text:p>
          </table:table-cell>
          <table:table-cell table:number-columns-repeated="9" table:style-name="ce1"/>
          <table:table-cell office:value-type="float" office:value="137" table:formula="of:=[Feuille1.$A140]" table:style-name="ce1">
            <text:p>137</text:p>
          </table:table-cell>
          <table:table-cell office:value-type="float" office:value="6800.75" table:formula="of:=AVERAGE([Feuille1.$I140];[Feuille1.$U139];[Feuille1.$AG140];[Feuille1.$AS140])" table:style-name="ce3">
            <text:p>6 800,75</text:p>
          </table:table-cell>
          <table:table-cell office:value-type="float" office:value="4.7191463450599285" table:formula="of:=[.CK138]*100/[.$BP138]" table:style-name="ce3">
            <text:p>4,72</text:p>
          </table:table-cell>
          <table:table-cell office:value-type="float" office:value="1471.3883183352154" table:formula="of:=STDEV([Feuille1.$I140];[Feuille1.$U139];[Feuille1.$AG140];[Feuille1.$AS140])" table:style-name="ce3">
            <text:p>1 471,39</text:p>
          </table:table-cell>
          <table:table-cell table:number-columns-repeated="8" table:style-name="ce1"/>
          <table:table-cell office:value-type="float" office:value="137" table:formula="of:=[Feuille1.$A140]" table:style-name="ce1">
            <text:p>137</text:p>
          </table:table-cell>
          <table:table-cell office:value-type="float" office:value="3029.25" table:formula="of:=AVERAGE([Feuille1.$J140];[Feuille1.$V139];[Feuille1.$AH140];[Feuille1.$AT140])" table:style-name="ce3">
            <text:p>3 029,25</text:p>
          </table:table-cell>
          <table:table-cell office:value-type="float" office:value="2.1020437548465667" table:formula="of:=[.CW138]*100/[.$BP138]" table:style-name="ce3">
            <text:p>2,10</text:p>
          </table:table-cell>
          <table:table-cell office:value-type="float" office:value="693.03312811630201" table:formula="of:=STDEV([Feuille1.$J140];[Feuille1.$V139];[Feuille1.$AH140];[Feuille1.$AT140])" table:style-name="ce3">
            <text:p>693,03</text:p>
          </table:table-cell>
          <table:table-cell table:number-columns-repeated="16281"/>
        </table:table-row>
        <table:table-row table:style-name="ro1">
          <table:table-cell office:value-type="float" office:value="138" table:formula="of:=[Feuille1.$A141]" table:style-name="ce1">
            <text:p>138</text:p>
          </table:table-cell>
          <table:table-cell office:value-type="float" office:value="335335" table:formula="of:=AVERAGE([Feuille1.$B141];[Feuille1.$N140];[Feuille1.$Z141];[Feuille1.$AL141])" table:style-name="ce3">
            <text:p>335 335,00</text:p>
          </table:table-cell>
          <table:table-cell office:value-type="float" office:value="73670.164051217726" table:formula="of:=STDEV([Feuille1.$B141];[Feuille1.$N140];[Feuille1.$Z141];[Feuille1.$AL141])" table:style-name="ce3">
            <text:p>73 670,16</text:p>
          </table:table-cell>
          <table:table-cell table:number-columns-repeated="5" table:style-name="ce1"/>
          <table:table-cell office:value-type="float" office:value="138" table:formula="of:=[Feuille1.$A141]" table:style-name="ce1">
            <text:p>138</text:p>
          </table:table-cell>
          <table:table-cell office:value-type="float" office:value="2029636.75" table:formula="of:=AVERAGE([Feuille1.$F141];[Feuille1.$R140];[Feuille1.$AD141];[Feuille1.$AP141])" table:style-name="ce3">
            <text:p>2 029 636,75</text:p>
          </table:table-cell>
          <table:table-cell office:value-type="float" office:value="449825.84544641647" table:formula="of:=STDEV([Feuille1.$F141];[Feuille1.$R140];[Feuille1.$AD141];[Feuille1.$AP141])" table:style-name="ce3">
            <text:p>449 825,85</text:p>
          </table:table-cell>
          <table:table-cell table:number-columns-repeated="9" table:style-name="ce1"/>
          <table:table-cell office:value-type="float" office:value="138" table:formula="of:=[Feuille1.$A141]" table:style-name="ce1">
            <text:p>138</text:p>
          </table:table-cell>
          <table:table-cell office:value-type="float" office:value="1891782.75" table:formula="of:=AVERAGE([Feuille1.$C141];[Feuille1.O140];[Feuille1.$AA141];[Feuille1.$AM141])" table:style-name="ce3">
            <text:p>1 891 782,75</text:p>
          </table:table-cell>
          <table:table-cell office:value-type="float" office:value="93.20794718562324" table:formula="of:=[.V139]*100/[.J139]" table:style-name="ce3">
            <text:p>93,21</text:p>
          </table:table-cell>
          <table:table-cell office:value-type="float" office:value="419374.21690607467" table:formula="of:=STDEV([Feuille1.$C141];[Feuille1.$O140];[Feuille1.$AA141];[Feuille1.$AM141])" table:style-name="ce3">
            <text:p>419 374,22</text:p>
          </table:table-cell>
          <table:table-cell table:number-columns-repeated="8" table:style-name="ce1"/>
          <table:table-cell office:value-type="float" office:value="138" table:formula="of:=[Feuille1.$A141]" table:style-name="ce1">
            <text:p>138</text:p>
          </table:table-cell>
          <table:table-cell office:value-type="float" office:value="95122.5" table:formula="of:=AVERAGE([Feuille1.$D141];[Feuille1.$P140];[Feuille1.$AB141];[Feuille1.$AN141])" table:style-name="ce3">
            <text:p>95 122,50</text:p>
          </table:table-cell>
          <table:table-cell office:value-type="float" office:value="4.686676076396429" table:formula="of:=[.AH139]*100/[.$J139]" table:style-name="ce3">
            <text:p>4,69</text:p>
          </table:table-cell>
          <table:table-cell office:value-type="float" office:value="20998.51116150857" table:formula="of:=STDEV([Feuille1.$D141];[Feuille1.$P140];[Feuille1.$AB141];[Feuille1.$AN141])" table:style-name="ce3">
            <text:p>20 998,51</text:p>
          </table:table-cell>
          <table:table-cell table:number-columns-repeated="9" table:style-name="ce1"/>
          <table:table-cell office:value-type="float" office:value="138" table:formula="of:=[Feuille1.$A141]" table:style-name="ce1">
            <text:p>138</text:p>
          </table:table-cell>
          <table:table-cell office:value-type="float" office:value="42731.5" table:formula="of:=AVERAGE([Feuille1.$E141];[Feuille1.$Q140];[Feuille1.$AC141];[Feuille1.$AO141])" table:style-name="ce3">
            <text:p>42 731,50</text:p>
          </table:table-cell>
          <table:table-cell office:value-type="float" office:value="2.1053767379803308" table:formula="of:=[.AU139]*100/[.$J139]" table:style-name="ce3">
            <text:p>2,11</text:p>
          </table:table-cell>
          <table:table-cell office:value-type="float" office:value="9456.7813587217224" table:formula="of:=STDEV([Feuille1.$E141];[Feuille1.$Q140];[Feuille1.$AC141];[Feuille1.$AO141])" table:style-name="ce3">
            <text:p>9 456,78</text:p>
          </table:table-cell>
          <table:table-cell table:number-columns-repeated="8" table:style-name="ce1"/>
          <table:table-cell office:value-type="float" office:value="138" table:formula="of:=[Feuille1.$A141]" table:style-name="ce1">
            <text:p>138</text:p>
          </table:table-cell>
          <table:table-cell office:value-type="float" office:value="181615.25" table:formula="of:=AVERAGE([Feuille1.$G141];[Feuille1.$S140];[Feuille1.$AE141];[Feuille1.$AQ141])" table:style-name="ce3">
            <text:p>181 615,25</text:p>
          </table:table-cell>
          <table:table-cell office:value-type="float" office:value="39935.264219108401" table:formula="of:=STDEV([Feuille1.$G141];[Feuille1.$S140];[Feuille1.$AE141];[Feuille1.$AQ141])" table:style-name="ce3">
            <text:p>39 935,26</text:p>
          </table:table-cell>
          <table:table-cell table:style-name="ce3"/>
          <table:table-cell table:number-columns-repeated="5" table:style-name="ce1"/>
          <table:table-cell office:value-type="float" office:value="138" table:formula="of:=[Feuille1.$A141]" table:style-name="ce1">
            <text:p>138</text:p>
          </table:table-cell>
          <table:table-cell office:value-type="float" office:value="155865" table:formula="of:=AVERAGE([Feuille1.$K141];[Feuille1.$W140];[Feuille1.$AI141];[Feuille1.$AU141])" table:style-name="ce3">
            <text:p>155 865,00</text:p>
          </table:table-cell>
          <table:table-cell office:value-type="float" office:value="34543.824966748158" table:formula="of:=STDEV([Feuille1.$K141];[Feuille1.$W140];[Feuille1.$AI141];[Feuille1.$AU141])" table:style-name="ce3">
            <text:p>34 543,82</text:p>
          </table:table-cell>
          <table:table-cell table:number-columns-repeated="5" table:style-name="ce1"/>
          <table:table-cell office:value-type="float" office:value="138" table:formula="of:=[Feuille1.$A141]" table:style-name="ce1">
            <text:p>138</text:p>
          </table:table-cell>
          <table:table-cell office:value-type="float" office:value="145311.5" table:formula="of:=AVERAGE([Feuille1.$H141];[Feuille1.$T140];[Feuille1.$AF141];[Feuille1.$AR141])" table:style-name="ce3">
            <text:p>145 311,50</text:p>
          </table:table-cell>
          <table:table-cell office:value-type="float" office:value="93.229076444358896" table:formula="of:=[.BX139]*100/[.$BP139]" table:style-name="ce3">
            <text:p>93,23</text:p>
          </table:table-cell>
          <table:table-cell office:value-type="float" office:value="32143.036161300424" table:formula="of:=STDEV([Feuille1.$H141];[Feuille1.$T140];[Feuille1.$AF141];[Feuille1.$AR141])" table:style-name="ce3">
            <text:p>32 143,04</text:p>
          </table:table-cell>
          <table:table-cell table:number-columns-repeated="9" table:style-name="ce1"/>
          <table:table-cell office:value-type="float" office:value="138" table:formula="of:=[Feuille1.$A141]" table:style-name="ce1">
            <text:p>138</text:p>
          </table:table-cell>
          <table:table-cell office:value-type="float" office:value="7273" table:formula="of:=AVERAGE([Feuille1.$I141];[Feuille1.$U140];[Feuille1.$AG141];[Feuille1.$AS141])" table:style-name="ce3">
            <text:p>7 273,00</text:p>
          </table:table-cell>
          <table:table-cell office:value-type="float" office:value="4.6662175600680076" table:formula="of:=[.CK139]*100/[.$BP139]" table:style-name="ce3">
            <text:p>4,67</text:p>
          </table:table-cell>
          <table:table-cell office:value-type="float" office:value="1685.9515611863428" table:formula="of:=STDEV([Feuille1.$I141];[Feuille1.$U140];[Feuille1.$AG141];[Feuille1.$AS141])" table:style-name="ce3">
            <text:p>1 685,95</text:p>
          </table:table-cell>
          <table:table-cell table:number-columns-repeated="8" table:style-name="ce1"/>
          <table:table-cell office:value-type="float" office:value="138" table:formula="of:=[Feuille1.$A141]" table:style-name="ce1">
            <text:p>138</text:p>
          </table:table-cell>
          <table:table-cell office:value-type="float" office:value="3280.5" table:formula="of:=AVERAGE([Feuille1.$J141];[Feuille1.$V140];[Feuille1.$AH141];[Feuille1.$AT141])" table:style-name="ce3">
            <text:p>3 280,50</text:p>
          </table:table-cell>
          <table:table-cell office:value-type="float" office:value="2.104705995573092" table:formula="of:=[.CW139]*100/[.$BP139]" table:style-name="ce3">
            <text:p>2,10</text:p>
          </table:table-cell>
          <table:table-cell office:value-type="float" office:value="715.10581967519556" table:formula="of:=STDEV([Feuille1.$J141];[Feuille1.$V140];[Feuille1.$AH141];[Feuille1.$AT141])" table:style-name="ce3">
            <text:p>715,11</text:p>
          </table:table-cell>
          <table:table-cell table:number-columns-repeated="16281"/>
        </table:table-row>
        <table:table-row table:style-name="ro1">
          <table:table-cell office:value-type="float" office:value="139" table:formula="of:=[Feuille1.$A142]" table:style-name="ce1">
            <text:p>139</text:p>
          </table:table-cell>
          <table:table-cell office:value-type="float" office:value="363280.25" table:formula="of:=AVERAGE([Feuille1.$B142];[Feuille1.$N141];[Feuille1.$Z142];[Feuille1.$AL142])" table:style-name="ce3">
            <text:p>363 280,25</text:p>
          </table:table-cell>
          <table:table-cell office:value-type="float" office:value="79928.091850842204" table:formula="of:=STDEV([Feuille1.$B142];[Feuille1.$N141];[Feuille1.$Z142];[Feuille1.$AL142])" table:style-name="ce3">
            <text:p>79 928,09</text:p>
          </table:table-cell>
          <table:table-cell table:number-columns-repeated="5" table:style-name="ce1"/>
          <table:table-cell office:value-type="float" office:value="139" table:formula="of:=[Feuille1.$A142]" table:style-name="ce1">
            <text:p>139</text:p>
          </table:table-cell>
          <table:table-cell office:value-type="float" office:value="2198913.5" table:formula="of:=AVERAGE([Feuille1.$F142];[Feuille1.$R141];[Feuille1.$AD142];[Feuille1.$AP142])" table:style-name="ce3">
            <text:p>2 198 913,50</text:p>
          </table:table-cell>
          <table:table-cell office:value-type="float" office:value="487272.16553551122" table:formula="of:=STDEV([Feuille1.$F142];[Feuille1.$R141];[Feuille1.$AD142];[Feuille1.$AP142])" table:style-name="ce3">
            <text:p>487 272,17</text:p>
          </table:table-cell>
          <table:table-cell table:number-columns-repeated="9" table:style-name="ce1"/>
          <table:table-cell office:value-type="float" office:value="139" table:formula="of:=[Feuille1.$A142]" table:style-name="ce1">
            <text:p>139</text:p>
          </table:table-cell>
          <table:table-cell office:value-type="float" office:value="2049529.75" table:formula="of:=AVERAGE([Feuille1.$C142];[Feuille1.O141];[Feuille1.$AA142];[Feuille1.$AM142])" table:style-name="ce3">
            <text:p>2 049 529,75</text:p>
          </table:table-cell>
          <table:table-cell office:value-type="float" office:value="93.206474470232692" table:formula="of:=[.V140]*100/[.J140]" table:style-name="ce3">
            <text:p>93,21</text:p>
          </table:table-cell>
          <table:table-cell office:value-type="float" office:value="454243.34920787043" table:formula="of:=STDEV([Feuille1.$C142];[Feuille1.$O141];[Feuille1.$AA142];[Feuille1.$AM142])" table:style-name="ce3">
            <text:p>454 243,35</text:p>
          </table:table-cell>
          <table:table-cell table:number-columns-repeated="8" table:style-name="ce1"/>
          <table:table-cell office:value-type="float" office:value="139" table:formula="of:=[Feuille1.$A142]" table:style-name="ce1">
            <text:p>139</text:p>
          </table:table-cell>
          <table:table-cell office:value-type="float" office:value="103058" table:formula="of:=AVERAGE([Feuille1.$D142];[Feuille1.$P141];[Feuille1.$AB142];[Feuille1.$AN142])" table:style-name="ce3">
            <text:p>103 058,00</text:p>
          </table:table-cell>
          <table:table-cell office:value-type="float" office:value="4.6867691703197965" table:formula="of:=[.AH140]*100/[.$J140]" table:style-name="ce3">
            <text:p>4,69</text:p>
          </table:table-cell>
          <table:table-cell office:value-type="float" office:value="22765.911871333712" table:formula="of:=STDEV([Feuille1.$D142];[Feuille1.$P141];[Feuille1.$AB142];[Feuille1.$AN142])" table:style-name="ce3">
            <text:p>22 765,91</text:p>
          </table:table-cell>
          <table:table-cell table:number-columns-repeated="9" table:style-name="ce1"/>
          <table:table-cell office:value-type="float" office:value="139" table:formula="of:=[Feuille1.$A142]" table:style-name="ce1">
            <text:p>139</text:p>
          </table:table-cell>
          <table:table-cell office:value-type="float" office:value="46325.75" table:formula="of:=AVERAGE([Feuille1.$E142];[Feuille1.$Q141];[Feuille1.$AC142];[Feuille1.$AO142])" table:style-name="ce3">
            <text:p>46 325,75</text:p>
          </table:table-cell>
          <table:table-cell office:value-type="float" office:value="2.1067563594475183" table:formula="of:=[.AU140]*100/[.$J140]" table:style-name="ce3">
            <text:p>2,11</text:p>
          </table:table-cell>
          <table:table-cell office:value-type="float" office:value="10267.221869457515" table:formula="of:=STDEV([Feuille1.$E142];[Feuille1.$Q141];[Feuille1.$AC142];[Feuille1.$AO142])" table:style-name="ce3">
            <text:p>10 267,22</text:p>
          </table:table-cell>
          <table:table-cell table:number-columns-repeated="8" table:style-name="ce1"/>
          <table:table-cell office:value-type="float" office:value="139" table:formula="of:=[Feuille1.$A142]" table:style-name="ce1">
            <text:p>139</text:p>
          </table:table-cell>
          <table:table-cell office:value-type="float" office:value="197222" table:formula="of:=AVERAGE([Feuille1.$G142];[Feuille1.$S141];[Feuille1.$AE142];[Feuille1.$AQ142])" table:style-name="ce3">
            <text:p>197 222,00</text:p>
          </table:table-cell>
          <table:table-cell office:value-type="float" office:value="43714.177738273123" table:formula="of:=STDEV([Feuille1.$G142];[Feuille1.$S141];[Feuille1.$AE142];[Feuille1.$AQ142])" table:style-name="ce3">
            <text:p>43 714,18</text:p>
          </table:table-cell>
          <table:table-cell table:style-name="ce3"/>
          <table:table-cell table:number-columns-repeated="5" table:style-name="ce1"/>
          <table:table-cell office:value-type="float" office:value="139" table:formula="of:=[Feuille1.$A142]" table:style-name="ce1">
            <text:p>139</text:p>
          </table:table-cell>
          <table:table-cell office:value-type="float" office:value="169276.75" table:formula="of:=AVERAGE([Feuille1.$K142];[Feuille1.$W141];[Feuille1.$AI142];[Feuille1.$AU142])" table:style-name="ce3">
            <text:p>169 276,75</text:p>
          </table:table-cell>
          <table:table-cell office:value-type="float" office:value="37453.583765998505" table:formula="of:=STDEV([Feuille1.$K142];[Feuille1.$W141];[Feuille1.$AI142];[Feuille1.$AU142])" table:style-name="ce3">
            <text:p>37 453,58</text:p>
          </table:table-cell>
          <table:table-cell table:number-columns-repeated="5" table:style-name="ce1"/>
          <table:table-cell office:value-type="float" office:value="139" table:formula="of:=[Feuille1.$A142]" table:style-name="ce1">
            <text:p>139</text:p>
          </table:table-cell>
          <table:table-cell office:value-type="float" office:value="157747" table:formula="of:=AVERAGE([Feuille1.$H142];[Feuille1.$T141];[Feuille1.$AF142];[Feuille1.$AR142])" table:style-name="ce3">
            <text:p>157 747,00</text:p>
          </table:table-cell>
          <table:table-cell office:value-type="float" office:value="93.188816538597294" table:formula="of:=[.BX140]*100/[.$BP140]" table:style-name="ce3">
            <text:p>93,19</text:p>
          </table:table-cell>
          <table:table-cell office:value-type="float" office:value="34876.954444637697" table:formula="of:=STDEV([Feuille1.$H142];[Feuille1.$T141];[Feuille1.$AF142];[Feuille1.$AR142])" table:style-name="ce3">
            <text:p>34 876,95</text:p>
          </table:table-cell>
          <table:table-cell table:number-columns-repeated="9" table:style-name="ce1"/>
          <table:table-cell office:value-type="float" office:value="139" table:formula="of:=[Feuille1.$A142]" table:style-name="ce1">
            <text:p>139</text:p>
          </table:table-cell>
          <table:table-cell office:value-type="float" office:value="7935.5" table:formula="of:=AVERAGE([Feuille1.$I142];[Feuille1.$U141];[Feuille1.$AG142];[Feuille1.$AS142])" table:style-name="ce3">
            <text:p>7 935,50</text:p>
          </table:table-cell>
          <table:table-cell office:value-type="float" office:value="4.6878853711451809" table:formula="of:=[.CK140]*100/[.$BP140]" table:style-name="ce3">
            <text:p>4,69</text:p>
          </table:table-cell>
          <table:table-cell office:value-type="float" office:value="1768.2104889784287" table:formula="of:=STDEV([Feuille1.$I142];[Feuille1.$U141];[Feuille1.$AG142];[Feuille1.$AS142])" table:style-name="ce3">
            <text:p>1 768,21</text:p>
          </table:table-cell>
          <table:table-cell table:number-columns-repeated="8" table:style-name="ce1"/>
          <table:table-cell office:value-type="float" office:value="139" table:formula="of:=[Feuille1.$A142]" table:style-name="ce1">
            <text:p>139</text:p>
          </table:table-cell>
          <table:table-cell office:value-type="float" office:value="3594.25" table:formula="of:=AVERAGE([Feuille1.$J142];[Feuille1.$V141];[Feuille1.$AH142];[Feuille1.$AT142])" table:style-name="ce3">
            <text:p>3 594,25</text:p>
          </table:table-cell>
          <table:table-cell office:value-type="float" office:value="2.123298090257522" table:formula="of:=[.CW140]*100/[.$BP140]" table:style-name="ce3">
            <text:p>2,12</text:p>
          </table:table-cell>
          <table:table-cell office:value-type="float" office:value="810.92719566349888" table:formula="of:=STDEV([Feuille1.$J142];[Feuille1.$V141];[Feuille1.$AH142];[Feuille1.$AT142])" table:style-name="ce3">
            <text:p>810,93</text:p>
          </table:table-cell>
          <table:table-cell table:number-columns-repeated="16281"/>
        </table:table-row>
        <table:table-row table:style-name="ro1">
          <table:table-cell office:value-type="float" office:value="140" table:formula="of:=[Feuille1.$A143]" table:style-name="ce1">
            <text:p>140</text:p>
          </table:table-cell>
          <table:table-cell office:value-type="float" office:value="393385.5" table:formula="of:=AVERAGE([Feuille1.$B143];[Feuille1.$N142];[Feuille1.$Z143];[Feuille1.$AL143])" table:style-name="ce3">
            <text:p>393 385,50</text:p>
          </table:table-cell>
          <table:table-cell office:value-type="float" office:value="86599.520647249155" table:formula="of:=STDEV([Feuille1.$B143];[Feuille1.$N142];[Feuille1.$Z143];[Feuille1.$AL143])" table:style-name="ce3">
            <text:p>86 599,52</text:p>
          </table:table-cell>
          <table:table-cell table:number-columns-repeated="5" table:style-name="ce1"/>
          <table:table-cell office:value-type="float" office:value="140" table:formula="of:=[Feuille1.$A143]" table:style-name="ce1">
            <text:p>140</text:p>
          </table:table-cell>
          <table:table-cell office:value-type="float" office:value="2381585" table:formula="of:=AVERAGE([Feuille1.$F143];[Feuille1.$R142];[Feuille1.$AD143];[Feuille1.$AP143])" table:style-name="ce3">
            <text:p>2 381 585,00</text:p>
          </table:table-cell>
          <table:table-cell office:value-type="float" office:value="527425.91572466365" table:formula="of:=STDEV([Feuille1.$F143];[Feuille1.$R142];[Feuille1.$AD143];[Feuille1.$AP143])" table:style-name="ce3">
            <text:p>527 425,92</text:p>
          </table:table-cell>
          <table:table-cell table:number-columns-repeated="9" table:style-name="ce1"/>
          <table:table-cell office:value-type="float" office:value="140" table:formula="of:=[Feuille1.$A143]" table:style-name="ce1">
            <text:p>140</text:p>
          </table:table-cell>
          <table:table-cell office:value-type="float" office:value="2219740.75" table:formula="of:=AVERAGE([Feuille1.$C143];[Feuille1.O142];[Feuille1.$AA143];[Feuille1.$AM143])" table:style-name="ce3">
            <text:p>2 219 740,75</text:p>
          </table:table-cell>
          <table:table-cell office:value-type="float" office:value="93.204347104974204" table:formula="of:=[.V141]*100/[.J141]" table:style-name="ce3">
            <text:p>93,20</text:p>
          </table:table-cell>
          <table:table-cell office:value-type="float" office:value="491723.75732273026" table:formula="of:=STDEV([Feuille1.$C143];[Feuille1.$O142];[Feuille1.$AA143];[Feuille1.$AM143])" table:style-name="ce3">
            <text:p>491 723,76</text:p>
          </table:table-cell>
          <table:table-cell table:number-columns-repeated="8" table:style-name="ce1"/>
          <table:table-cell office:value-type="float" office:value="140" table:formula="of:=[Feuille1.$A143]" table:style-name="ce1">
            <text:p>140</text:p>
          </table:table-cell>
          <table:table-cell office:value-type="float" office:value="111665.5" table:formula="of:=AVERAGE([Feuille1.$D143];[Feuille1.$P142];[Feuille1.$AB143];[Feuille1.$AN143])" table:style-name="ce3">
            <text:p>111 665,50</text:p>
          </table:table-cell>
          <table:table-cell office:value-type="float" office:value="4.6887052110254306" table:formula="of:=[.AH141]*100/[.$J141]" table:style-name="ce3">
            <text:p>4,69</text:p>
          </table:table-cell>
          <table:table-cell office:value-type="float" office:value="24635.79742975656" table:formula="of:=STDEV([Feuille1.$D143];[Feuille1.$P142];[Feuille1.$AB143];[Feuille1.$AN143])" table:style-name="ce3">
            <text:p>24 635,80</text:p>
          </table:table-cell>
          <table:table-cell table:number-columns-repeated="9" table:style-name="ce1"/>
          <table:table-cell office:value-type="float" office:value="140" table:formula="of:=[Feuille1.$A143]" table:style-name="ce1">
            <text:p>140</text:p>
          </table:table-cell>
          <table:table-cell office:value-type="float" office:value="50178.75" table:formula="of:=AVERAGE([Feuille1.$E143];[Feuille1.$Q142];[Feuille1.$AC143];[Feuille1.$AO143])" table:style-name="ce3">
            <text:p>50 178,75</text:p>
          </table:table-cell>
          <table:table-cell office:value-type="float" office:value="2.1069476840003611" table:formula="of:=[.AU141]*100/[.$J141]" table:style-name="ce3">
            <text:p>2,11</text:p>
          </table:table-cell>
          <table:table-cell office:value-type="float" office:value="11073.784820466759" table:formula="of:=STDEV([Feuille1.$E143];[Feuille1.$Q142];[Feuille1.$AC143];[Feuille1.$AO143])" table:style-name="ce3">
            <text:p>11 073,78</text:p>
          </table:table-cell>
          <table:table-cell table:number-columns-repeated="8" table:style-name="ce1"/>
          <table:table-cell office:value-type="float" office:value="140" table:formula="of:=[Feuille1.$A143]" table:style-name="ce1">
            <text:p>140</text:p>
          </table:table-cell>
          <table:table-cell office:value-type="float" office:value="212776.75" table:formula="of:=AVERAGE([Feuille1.$G143];[Feuille1.$S142];[Feuille1.$AE143];[Feuille1.$AQ143])" table:style-name="ce3">
            <text:p>212 776,75</text:p>
          </table:table-cell>
          <table:table-cell office:value-type="float" office:value="46826.551295712561" table:formula="of:=STDEV([Feuille1.$G143];[Feuille1.$S142];[Feuille1.$AE143];[Feuille1.$AQ143])" table:style-name="ce3">
            <text:p>46 826,55</text:p>
          </table:table-cell>
          <table:table-cell table:style-name="ce3"/>
          <table:table-cell table:number-columns-repeated="5" table:style-name="ce1"/>
          <table:table-cell office:value-type="float" office:value="140" table:formula="of:=[Feuille1.$A143]" table:style-name="ce1">
            <text:p>140</text:p>
          </table:table-cell>
          <table:table-cell office:value-type="float" office:value="182671.5" table:formula="of:=AVERAGE([Feuille1.$K143];[Feuille1.$W142];[Feuille1.$AI143];[Feuille1.$AU143])" table:style-name="ce3">
            <text:p>182 671,50</text:p>
          </table:table-cell>
          <table:table-cell office:value-type="float" office:value="40155.032839400512" table:formula="of:=STDEV([Feuille1.$K143];[Feuille1.$W142];[Feuille1.$AI143];[Feuille1.$AU143])" table:style-name="ce3">
            <text:p>40 155,03</text:p>
          </table:table-cell>
          <table:table-cell table:number-columns-repeated="5" table:style-name="ce1"/>
          <table:table-cell office:value-type="float" office:value="140" table:formula="of:=[Feuille1.$A143]" table:style-name="ce1">
            <text:p>140</text:p>
          </table:table-cell>
          <table:table-cell office:value-type="float" office:value="170211" table:formula="of:=AVERAGE([Feuille1.$H143];[Feuille1.$T142];[Feuille1.$AF143];[Feuille1.$AR143])" table:style-name="ce3">
            <text:p>170 211,00</text:p>
          </table:table-cell>
          <table:table-cell office:value-type="float" office:value="93.178738883733914" table:formula="of:=[.BX141]*100/[.$BP141]" table:style-name="ce3">
            <text:p>93,18</text:p>
          </table:table-cell>
          <table:table-cell office:value-type="float" office:value="37481.876625021505" table:formula="of:=STDEV([Feuille1.$H143];[Feuille1.$T142];[Feuille1.$AF143];[Feuille1.$AR143])" table:style-name="ce3">
            <text:p>37 481,88</text:p>
          </table:table-cell>
          <table:table-cell table:number-columns-repeated="9" table:style-name="ce1"/>
          <table:table-cell office:value-type="float" office:value="140" table:formula="of:=[Feuille1.$A143]" table:style-name="ce1">
            <text:p>140</text:p>
          </table:table-cell>
          <table:table-cell office:value-type="float" office:value="8607.5" table:formula="of:=AVERAGE([Feuille1.$I143];[Feuille1.$U142];[Feuille1.$AG143];[Feuille1.$AS143])" table:style-name="ce3">
            <text:p>8 607,50</text:p>
          </table:table-cell>
          <table:table-cell office:value-type="float" office:value="4.7120103573901782" table:formula="of:=[.CK141]*100/[.$BP141]" table:style-name="ce3">
            <text:p>4,71</text:p>
          </table:table-cell>
          <table:table-cell office:value-type="float" office:value="1873.929650049151" table:formula="of:=STDEV([Feuille1.$I143];[Feuille1.$U142];[Feuille1.$AG143];[Feuille1.$AS143])" table:style-name="ce3">
            <text:p>1 873,93</text:p>
          </table:table-cell>
          <table:table-cell table:number-columns-repeated="8" table:style-name="ce1"/>
          <table:table-cell office:value-type="float" office:value="140" table:formula="of:=[Feuille1.$A143]" table:style-name="ce1">
            <text:p>140</text:p>
          </table:table-cell>
          <table:table-cell office:value-type="float" office:value="3853" table:formula="of:=AVERAGE([Feuille1.$J143];[Feuille1.$V142];[Feuille1.$AH143];[Feuille1.$AT143])" table:style-name="ce3">
            <text:p>3 853,00</text:p>
          </table:table-cell>
          <table:table-cell office:value-type="float" office:value="2.1092507588759055" table:formula="of:=[.CW141]*100/[.$BP141]" table:style-name="ce3">
            <text:p>2,11</text:p>
          </table:table-cell>
          <table:table-cell office:value-type="float" office:value="807.81020873304976" table:formula="of:=STDEV([Feuille1.$J143];[Feuille1.$V142];[Feuille1.$AH143];[Feuille1.$AT143])" table:style-name="ce3">
            <text:p>807,81</text:p>
          </table:table-cell>
          <table:table-cell table:number-columns-repeated="16281"/>
        </table:table-row>
        <table:table-row table:style-name="ro1">
          <table:table-cell office:value-type="float" office:value="141" table:formula="of:=[Feuille1.$A144]" table:style-name="ce1">
            <text:p>141</text:p>
          </table:table-cell>
          <table:table-cell office:value-type="float" office:value="426255.25" table:formula="of:=AVERAGE([Feuille1.$B144];[Feuille1.$N143];[Feuille1.$Z144];[Feuille1.$AL144])" table:style-name="ce3">
            <text:p>426 255,25</text:p>
          </table:table-cell>
          <table:table-cell office:value-type="float" office:value="93907.989420052356" table:formula="of:=STDEV([Feuille1.$B144];[Feuille1.$N143];[Feuille1.$Z144];[Feuille1.$AL144])" table:style-name="ce3">
            <text:p>93 907,99</text:p>
          </table:table-cell>
          <table:table-cell table:number-columns-repeated="5" table:style-name="ce1"/>
          <table:table-cell office:value-type="float" office:value="141" table:formula="of:=[Feuille1.$A144]" table:style-name="ce1">
            <text:p>141</text:p>
          </table:table-cell>
          <table:table-cell office:value-type="float" office:value="2580194" table:formula="of:=AVERAGE([Feuille1.$F144];[Feuille1.$R143];[Feuille1.$AD144];[Feuille1.$AP144])" table:style-name="ce3">
            <text:p>2 580 194,00</text:p>
          </table:table-cell>
          <table:table-cell office:value-type="float" office:value="570926.62140477099" table:formula="of:=STDEV([Feuille1.$F144];[Feuille1.$R143];[Feuille1.$AD144];[Feuille1.$AP144])" table:style-name="ce3">
            <text:p>570 926,62</text:p>
          </table:table-cell>
          <table:table-cell table:number-columns-repeated="9" table:style-name="ce1"/>
          <table:table-cell office:value-type="float" office:value="141" table:formula="of:=[Feuille1.$A144]" table:style-name="ce1">
            <text:p>141</text:p>
          </table:table-cell>
          <table:table-cell office:value-type="float" office:value="2404859.5" table:formula="of:=AVERAGE([Feuille1.$C144];[Feuille1.O143];[Feuille1.$AA144];[Feuille1.$AM144])" table:style-name="ce3">
            <text:p>2 404 859,50</text:p>
          </table:table-cell>
          <table:table-cell office:value-type="float" office:value="93.20460011921584" table:formula="of:=[.V142]*100/[.J142]" table:style-name="ce3">
            <text:p>93,20</text:p>
          </table:table-cell>
          <table:table-cell office:value-type="float" office:value="532331.30031932809" table:formula="of:=STDEV([Feuille1.$C144];[Feuille1.$O143];[Feuille1.$AA144];[Feuille1.$AM144])" table:style-name="ce3">
            <text:p>532 331,30</text:p>
          </table:table-cell>
          <table:table-cell table:number-columns-repeated="8" table:style-name="ce1"/>
          <table:table-cell office:value-type="float" office:value="141" table:formula="of:=[Feuille1.$A144]" table:style-name="ce1">
            <text:p>141</text:p>
          </table:table-cell>
          <table:table-cell office:value-type="float" office:value="120965" table:formula="of:=AVERAGE([Feuille1.$D144];[Feuille1.$P143];[Feuille1.$AB144];[Feuille1.$AN144])" table:style-name="ce3">
            <text:p>120 965,00</text:p>
          </table:table-cell>
          <table:table-cell office:value-type="float" office:value="4.6882133669018682" table:formula="of:=[.AH142]*100/[.$J142]" table:style-name="ce3">
            <text:p>4,69</text:p>
          </table:table-cell>
          <table:table-cell office:value-type="float" office:value="26625.437198288408" table:formula="of:=STDEV([Feuille1.$D144];[Feuille1.$P143];[Feuille1.$AB144];[Feuille1.$AN144])" table:style-name="ce3">
            <text:p>26 625,44</text:p>
          </table:table-cell>
          <table:table-cell table:number-columns-repeated="9" table:style-name="ce1"/>
          <table:table-cell office:value-type="float" office:value="141" table:formula="of:=[Feuille1.$A144]" table:style-name="ce1">
            <text:p>141</text:p>
          </table:table-cell>
          <table:table-cell office:value-type="float" office:value="54369.5" table:formula="of:=AVERAGE([Feuille1.$E144];[Feuille1.$Q143];[Feuille1.$AC144];[Feuille1.$AO144])" table:style-name="ce3">
            <text:p>54 369,50</text:p>
          </table:table-cell>
          <table:table-cell office:value-type="float" office:value="2.1071865138822896" table:formula="of:=[.AU142]*100/[.$J142]" table:style-name="ce3">
            <text:p>2,11</text:p>
          </table:table-cell>
          <table:table-cell office:value-type="float" office:value="11976.240993455891" table:formula="of:=STDEV([Feuille1.$E144];[Feuille1.$Q143];[Feuille1.$AC144];[Feuille1.$AO144])" table:style-name="ce3">
            <text:p>11 976,24</text:p>
          </table:table-cell>
          <table:table-cell table:number-columns-repeated="8" table:style-name="ce1"/>
          <table:table-cell office:value-type="float" office:value="141" table:formula="of:=[Feuille1.$A144]" table:style-name="ce1">
            <text:p>141</text:p>
          </table:table-cell>
          <table:table-cell office:value-type="float" office:value="231478.75" table:formula="of:=AVERAGE([Feuille1.$G144];[Feuille1.$S143];[Feuille1.$AE144];[Feuille1.$AQ144])" table:style-name="ce3">
            <text:p>231 478,75</text:p>
          </table:table-cell>
          <table:table-cell office:value-type="float" office:value="50826.716599146952" table:formula="of:=STDEV([Feuille1.$G144];[Feuille1.$S143];[Feuille1.$AE144];[Feuille1.$AQ144])" table:style-name="ce3">
            <text:p>50 826,72</text:p>
          </table:table-cell>
          <table:table-cell table:style-name="ce3"/>
          <table:table-cell table:number-columns-repeated="5" table:style-name="ce1"/>
          <table:table-cell office:value-type="float" office:value="141" table:formula="of:=[Feuille1.$A144]" table:style-name="ce1">
            <text:p>141</text:p>
          </table:table-cell>
          <table:table-cell office:value-type="float" office:value="198609" table:formula="of:=AVERAGE([Feuille1.$K144];[Feuille1.$W143];[Feuille1.$AI144];[Feuille1.$AU144])" table:style-name="ce3">
            <text:p>198 609,00</text:p>
          </table:table-cell>
          <table:table-cell office:value-type="float" office:value="43510.987524225799" table:formula="of:=STDEV([Feuille1.$K144];[Feuille1.$W143];[Feuille1.$AI144];[Feuille1.$AU144])" table:style-name="ce3">
            <text:p>43 510,99</text:p>
          </table:table-cell>
          <table:table-cell table:number-columns-repeated="5" table:style-name="ce1"/>
          <table:table-cell office:value-type="float" office:value="141" table:formula="of:=[Feuille1.$A144]" table:style-name="ce1">
            <text:p>141</text:p>
          </table:table-cell>
          <table:table-cell office:value-type="float" office:value="185118.75" table:formula="of:=AVERAGE([Feuille1.$H144];[Feuille1.$T143];[Feuille1.$AF144];[Feuille1.$AR144])" table:style-name="ce3">
            <text:p>185 118,75</text:p>
          </table:table-cell>
          <table:table-cell office:value-type="float" office:value="93.207634095131638" table:formula="of:=[.BX142]*100/[.$BP142]" table:style-name="ce3">
            <text:p>93,21</text:p>
          </table:table-cell>
          <table:table-cell office:value-type="float" office:value="40618.511899338053" table:formula="of:=STDEV([Feuille1.$H144];[Feuille1.$T143];[Feuille1.$AF144];[Feuille1.$AR144])" table:style-name="ce3">
            <text:p>40 618,51</text:p>
          </table:table-cell>
          <table:table-cell table:number-columns-repeated="9" table:style-name="ce1"/>
          <table:table-cell office:value-type="float" office:value="141" table:formula="of:=[Feuille1.$A144]" table:style-name="ce1">
            <text:p>141</text:p>
          </table:table-cell>
          <table:table-cell office:value-type="float" office:value="9299.5" table:formula="of:=AVERAGE([Feuille1.$I144];[Feuille1.$U143];[Feuille1.$AG144];[Feuille1.$AS144])" table:style-name="ce3">
            <text:p>9 299,50</text:p>
          </table:table-cell>
          <table:table-cell office:value-type="float" office:value="4.6823155043326334" table:formula="of:=[.CK142]*100/[.$BP142]" table:style-name="ce3">
            <text:p>4,68</text:p>
          </table:table-cell>
          <table:table-cell office:value-type="float" office:value="1990.2278764000871" table:formula="of:=STDEV([Feuille1.$I144];[Feuille1.$U143];[Feuille1.$AG144];[Feuille1.$AS144])" table:style-name="ce3">
            <text:p>1 990,23</text:p>
          </table:table-cell>
          <table:table-cell table:number-columns-repeated="8" table:style-name="ce1"/>
          <table:table-cell office:value-type="float" office:value="141" table:formula="of:=[Feuille1.$A144]" table:style-name="ce1">
            <text:p>141</text:p>
          </table:table-cell>
          <table:table-cell office:value-type="float" office:value="4190.75" table:formula="of:=AVERAGE([Feuille1.$J144];[Feuille1.$V143];[Feuille1.$AH144];[Feuille1.$AT144])" table:style-name="ce3">
            <text:p>4 190,75</text:p>
          </table:table-cell>
          <table:table-cell office:value-type="float" office:value="2.1100504005357261" table:formula="of:=[.CW142]*100/[.$BP142]" table:style-name="ce3">
            <text:p>2,11</text:p>
          </table:table-cell>
          <table:table-cell office:value-type="float" office:value="905.05151787066791" table:formula="of:=STDEV([Feuille1.$J144];[Feuille1.$V143];[Feuille1.$AH144];[Feuille1.$AT144])" table:style-name="ce3">
            <text:p>905,05</text:p>
          </table:table-cell>
          <table:table-cell table:number-columns-repeated="16281"/>
        </table:table-row>
        <table:table-row table:style-name="ro1">
          <table:table-cell office:value-type="float" office:value="142" table:formula="of:=[Feuille1.$A145]" table:style-name="ce1">
            <text:p>142</text:p>
          </table:table-cell>
          <table:table-cell office:value-type="float" office:value="461523" table:formula="of:=AVERAGE([Feuille1.$B145];[Feuille1.$N144];[Feuille1.$Z145];[Feuille1.$AL145])" table:style-name="ce3">
            <text:p>461 523,00</text:p>
          </table:table-cell>
          <table:table-cell office:value-type="float" office:value="101772.05727506937" table:formula="of:=STDEV([Feuille1.$B145];[Feuille1.$N144];[Feuille1.$Z145];[Feuille1.$AL145])" table:style-name="ce3">
            <text:p>101 772,06</text:p>
          </table:table-cell>
          <table:table-cell table:number-columns-repeated="5" table:style-name="ce1"/>
          <table:table-cell office:value-type="float" office:value="142" table:formula="of:=[Feuille1.$A145]" table:style-name="ce1">
            <text:p>142</text:p>
          </table:table-cell>
          <table:table-cell office:value-type="float" office:value="2794898.75" table:formula="of:=AVERAGE([Feuille1.$F145];[Feuille1.$R144];[Feuille1.$AD145];[Feuille1.$AP145])" table:style-name="ce3">
            <text:p>2 794 898,75</text:p>
          </table:table-cell>
          <table:table-cell office:value-type="float" office:value="618656.65812865598" table:formula="of:=STDEV([Feuille1.$F145];[Feuille1.$R144];[Feuille1.$AD145];[Feuille1.$AP145])" table:style-name="ce3">
            <text:p>618 656,66</text:p>
          </table:table-cell>
          <table:table-cell table:number-columns-repeated="9" table:style-name="ce1"/>
          <table:table-cell office:value-type="float" office:value="142" table:formula="of:=[Feuille1.$A145]" table:style-name="ce1">
            <text:p>142</text:p>
          </table:table-cell>
          <table:table-cell office:value-type="float" office:value="2604894" table:formula="of:=AVERAGE([Feuille1.$C145];[Feuille1.O144];[Feuille1.$AA145];[Feuille1.$AM145])" table:style-name="ce3">
            <text:p>2 604 894,00</text:p>
          </table:table-cell>
          <table:table-cell office:value-type="float" office:value="93.201730474136141" table:formula="of:=[.V143]*100/[.J143]" table:style-name="ce3">
            <text:p>93,20</text:p>
          </table:table-cell>
          <table:table-cell office:value-type="float" office:value="576878.00106839463" table:formula="of:=STDEV([Feuille1.$C145];[Feuille1.$O144];[Feuille1.$AA145];[Feuille1.$AM145])" table:style-name="ce3">
            <text:p>576 878,00</text:p>
          </table:table-cell>
          <table:table-cell table:number-columns-repeated="8" table:style-name="ce1"/>
          <table:table-cell office:value-type="float" office:value="142" table:formula="of:=[Feuille1.$A145]" table:style-name="ce1">
            <text:p>142</text:p>
          </table:table-cell>
          <table:table-cell office:value-type="float" office:value="131106.75" table:formula="of:=AVERAGE([Feuille1.$D145];[Feuille1.$P144];[Feuille1.$AB145];[Feuille1.$AN145])" table:style-name="ce3">
            <text:p>131 106,75</text:p>
          </table:table-cell>
          <table:table-cell office:value-type="float" office:value="4.690930217060636" table:formula="of:=[.AH143]*100/[.$J143]" table:style-name="ce3">
            <text:p>4,69</text:p>
          </table:table-cell>
          <table:table-cell office:value-type="float" office:value="28818.019425063434" table:formula="of:=STDEV([Feuille1.$D145];[Feuille1.$P144];[Feuille1.$AB145];[Feuille1.$AN145])" table:style-name="ce3">
            <text:p>28 818,02</text:p>
          </table:table-cell>
          <table:table-cell table:number-columns-repeated="9" table:style-name="ce1"/>
          <table:table-cell office:value-type="float" office:value="142" table:formula="of:=[Feuille1.$A145]" table:style-name="ce1">
            <text:p>142</text:p>
          </table:table-cell>
          <table:table-cell office:value-type="float" office:value="58898" table:formula="of:=AVERAGE([Feuille1.$E145];[Feuille1.$Q144];[Feuille1.$AC145];[Feuille1.$AO145])" table:style-name="ce3">
            <text:p>58 898,00</text:p>
          </table:table-cell>
          <table:table-cell office:value-type="float" office:value="2.1073393088032257" table:formula="of:=[.AU143]*100/[.$J143]" table:style-name="ce3">
            <text:p>2,11</text:p>
          </table:table-cell>
          <table:table-cell office:value-type="float" office:value="12965.010374079922" table:formula="of:=STDEV([Feuille1.$E145];[Feuille1.$Q144];[Feuille1.$AC145];[Feuille1.$AO145])" table:style-name="ce3">
            <text:p>12 965,01</text:p>
          </table:table-cell>
          <table:table-cell table:number-columns-repeated="8" table:style-name="ce1"/>
          <table:table-cell office:value-type="float" office:value="142" table:formula="of:=[Feuille1.$A145]" table:style-name="ce1">
            <text:p>142</text:p>
          </table:table-cell>
          <table:table-cell office:value-type="float" office:value="249972.5" table:formula="of:=AVERAGE([Feuille1.$G145];[Feuille1.$S144];[Feuille1.$AE145];[Feuille1.$AQ145])" table:style-name="ce3">
            <text:p>249 972,50</text:p>
          </table:table-cell>
          <table:table-cell office:value-type="float" office:value="55598.766727929018" table:formula="of:=STDEV([Feuille1.$G145];[Feuille1.$S144];[Feuille1.$AE145];[Feuille1.$AQ145])" table:style-name="ce3">
            <text:p>55 598,77</text:p>
          </table:table-cell>
          <table:table-cell table:style-name="ce3"/>
          <table:table-cell table:number-columns-repeated="5" table:style-name="ce1"/>
          <table:table-cell office:value-type="float" office:value="142" table:formula="of:=[Feuille1.$A145]" table:style-name="ce1">
            <text:p>142</text:p>
          </table:table-cell>
          <table:table-cell office:value-type="float" office:value="214704.75" table:formula="of:=AVERAGE([Feuille1.$K145];[Feuille1.$W144];[Feuille1.$AI145];[Feuille1.$AU145])" table:style-name="ce3">
            <text:p>214 704,75</text:p>
          </table:table-cell>
          <table:table-cell office:value-type="float" office:value="47732.219666070421" table:formula="of:=STDEV([Feuille1.$K145];[Feuille1.$W144];[Feuille1.$AI145];[Feuille1.$AU145])" table:style-name="ce3">
            <text:p>47 732,22</text:p>
          </table:table-cell>
          <table:table-cell table:number-columns-repeated="5" table:style-name="ce1"/>
          <table:table-cell office:value-type="float" office:value="142" table:formula="of:=[Feuille1.$A145]" table:style-name="ce1">
            <text:p>142</text:p>
          </table:table-cell>
          <table:table-cell office:value-type="float" office:value="200034.5" table:formula="of:=AVERAGE([Feuille1.$H145];[Feuille1.$T144];[Feuille1.$AF145];[Feuille1.$AR145])" table:style-name="ce3">
            <text:p>200 034,50</text:p>
          </table:table-cell>
          <table:table-cell office:value-type="float" office:value="93.167244786154015" table:formula="of:=[.BX143]*100/[.$BP143]" table:style-name="ce3">
            <text:p>93,17</text:p>
          </table:table-cell>
          <table:table-cell office:value-type="float" office:value="44549.984096517925" table:formula="of:=STDEV([Feuille1.$H145];[Feuille1.$T144];[Feuille1.$AF145];[Feuille1.$AR145])" table:style-name="ce3">
            <text:p>44 549,98</text:p>
          </table:table-cell>
          <table:table-cell table:number-columns-repeated="9" table:style-name="ce1"/>
          <table:table-cell office:value-type="float" office:value="142" table:formula="of:=[Feuille1.$A145]" table:style-name="ce1">
            <text:p>142</text:p>
          </table:table-cell>
          <table:table-cell office:value-type="float" office:value="10141.75" table:formula="of:=AVERAGE([Feuille1.$I145];[Feuille1.$U144];[Feuille1.$AG145];[Feuille1.$AS145])" table:style-name="ce3">
            <text:p>10 141,75</text:p>
          </table:table-cell>
          <table:table-cell office:value-type="float" office:value="4.723579706550507" table:formula="of:=[.CK143]*100/[.$BP143]" table:style-name="ce3">
            <text:p>4,72</text:p>
          </table:table-cell>
          <table:table-cell office:value-type="float" office:value="2193.9175577035708" table:formula="of:=STDEV([Feuille1.$I145];[Feuille1.$U144];[Feuille1.$AG145];[Feuille1.$AS145])" table:style-name="ce3">
            <text:p>2 193,92</text:p>
          </table:table-cell>
          <table:table-cell table:number-columns-repeated="8" table:style-name="ce1"/>
          <table:table-cell office:value-type="float" office:value="142" table:formula="of:=[Feuille1.$A145]" table:style-name="ce1">
            <text:p>142</text:p>
          </table:table-cell>
          <table:table-cell office:value-type="float" office:value="4528.5" table:formula="of:=AVERAGE([Feuille1.$J145];[Feuille1.$V144];[Feuille1.$AH145];[Feuille1.$AT145])" table:style-name="ce3">
            <text:p>4 528,50</text:p>
          </table:table-cell>
          <table:table-cell office:value-type="float" office:value="2.1091755072954839" table:formula="of:=[.CW143]*100/[.$BP143]" table:style-name="ce3">
            <text:p>2,11</text:p>
          </table:table-cell>
          <table:table-cell office:value-type="float" office:value="990.91220600010774" table:formula="of:=STDEV([Feuille1.$J145];[Feuille1.$V144];[Feuille1.$AH145];[Feuille1.$AT145])" table:style-name="ce3">
            <text:p>990,91</text:p>
          </table:table-cell>
          <table:table-cell table:number-columns-repeated="16281"/>
        </table:table-row>
        <table:table-row table:style-name="ro1">
          <table:table-cell office:value-type="float" office:value="143" table:formula="of:=[Feuille1.$A146]" table:style-name="ce1">
            <text:p>143</text:p>
          </table:table-cell>
          <table:table-cell office:value-type="float" office:value="500201.25" table:formula="of:=AVERAGE([Feuille1.$B146];[Feuille1.$N145];[Feuille1.$Z146];[Feuille1.$AL146])" table:style-name="ce3">
            <text:p>500 201,25</text:p>
          </table:table-cell>
          <table:table-cell office:value-type="float" office:value="110303.9712533053" table:formula="of:=STDEV([Feuille1.$B146];[Feuille1.$N145];[Feuille1.$Z146];[Feuille1.$AL146])" table:style-name="ce3">
            <text:p>110 303,97</text:p>
          </table:table-cell>
          <table:table-cell table:number-columns-repeated="5" table:style-name="ce1"/>
          <table:table-cell office:value-type="float" office:value="143" table:formula="of:=[Feuille1.$A146]" table:style-name="ce1">
            <text:p>143</text:p>
          </table:table-cell>
          <table:table-cell office:value-type="float" office:value="3028111" table:formula="of:=AVERAGE([Feuille1.$F146];[Feuille1.$R145];[Feuille1.$AD146];[Feuille1.$AP146])" table:style-name="ce3">
            <text:p>3 028 111,00</text:p>
          </table:table-cell>
          <table:table-cell office:value-type="float" office:value="670228.08084561781" table:formula="of:=STDEV([Feuille1.$F146];[Feuille1.$R145];[Feuille1.$AD146];[Feuille1.$AP146])" table:style-name="ce3">
            <text:p>670 228,08</text:p>
          </table:table-cell>
          <table:table-cell table:number-columns-repeated="9" table:style-name="ce1"/>
          <table:table-cell office:value-type="float" office:value="143" table:formula="of:=[Feuille1.$A146]" table:style-name="ce1">
            <text:p>143</text:p>
          </table:table-cell>
          <table:table-cell office:value-type="float" office:value="2822339.25" table:formula="of:=AVERAGE([Feuille1.$C146];[Feuille1.O145];[Feuille1.$AA146];[Feuille1.$AM146])" table:style-name="ce3">
            <text:p>2 822 339,25</text:p>
          </table:table-cell>
          <table:table-cell office:value-type="float" office:value="93.204616673563152" table:formula="of:=[.V144]*100/[.J144]" table:style-name="ce3">
            <text:p>93,20</text:p>
          </table:table-cell>
          <table:table-cell office:value-type="float" office:value="625048.78790239245" table:formula="of:=STDEV([Feuille1.$C146];[Feuille1.$O145];[Feuille1.$AA146];[Feuille1.$AM146])" table:style-name="ce3">
            <text:p>625 048,79</text:p>
          </table:table-cell>
          <table:table-cell table:number-columns-repeated="8" table:style-name="ce1"/>
          <table:table-cell office:value-type="float" office:value="143" table:formula="of:=[Feuille1.$A146]" table:style-name="ce1">
            <text:p>143</text:p>
          </table:table-cell>
          <table:table-cell office:value-type="float" office:value="142010.25" table:formula="of:=AVERAGE([Feuille1.$D146];[Feuille1.$P145];[Feuille1.$AB146];[Feuille1.$AN146])" table:style-name="ce3">
            <text:p>142 010,25</text:p>
          </table:table-cell>
          <table:table-cell office:value-type="float" office:value="4.6897306604678626" table:formula="of:=[.AH144]*100/[.$J144]" table:style-name="ce3">
            <text:p>4,69</text:p>
          </table:table-cell>
          <table:table-cell office:value-type="float" office:value="31204.951352576511" table:formula="of:=STDEV([Feuille1.$D146];[Feuille1.$P145];[Feuille1.$AB146];[Feuille1.$AN146])" table:style-name="ce3">
            <text:p>31 204,95</text:p>
          </table:table-cell>
          <table:table-cell table:number-columns-repeated="9" table:style-name="ce1"/>
          <table:table-cell office:value-type="float" office:value="143" table:formula="of:=[Feuille1.$A146]" table:style-name="ce1">
            <text:p>143</text:p>
          </table:table-cell>
          <table:table-cell office:value-type="float" office:value="63761.5" table:formula="of:=AVERAGE([Feuille1.$E146];[Feuille1.$Q145];[Feuille1.$AC146];[Feuille1.$AO146])" table:style-name="ce3">
            <text:p>63 761,50</text:p>
          </table:table-cell>
          <table:table-cell office:value-type="float" office:value="2.1056526659689818" table:formula="of:=[.AU144]*100/[.$J144]" table:style-name="ce3">
            <text:p>2,11</text:p>
          </table:table-cell>
          <table:table-cell office:value-type="float" office:value="13979.744907067034" table:formula="of:=STDEV([Feuille1.$E146];[Feuille1.$Q145];[Feuille1.$AC146];[Feuille1.$AO146])" table:style-name="ce3">
            <text:p>13 979,74</text:p>
          </table:table-cell>
          <table:table-cell table:number-columns-repeated="8" table:style-name="ce1"/>
          <table:table-cell office:value-type="float" office:value="143" table:formula="of:=[Feuille1.$A146]" table:style-name="ce1">
            <text:p>143</text:p>
          </table:table-cell>
          <table:table-cell office:value-type="float" office:value="271890.5" table:formula="of:=AVERAGE([Feuille1.$G146];[Feuille1.$S145];[Feuille1.$AE146];[Feuille1.$AQ146])" table:style-name="ce3">
            <text:p>271 890,50</text:p>
          </table:table-cell>
          <table:table-cell office:value-type="float" office:value="60110.361999131783" table:formula="of:=STDEV([Feuille1.$G146];[Feuille1.$S145];[Feuille1.$AE146];[Feuille1.$AQ146])" table:style-name="ce3">
            <text:p>60 110,36</text:p>
          </table:table-cell>
          <table:table-cell table:style-name="ce3"/>
          <table:table-cell table:number-columns-repeated="5" table:style-name="ce1"/>
          <table:table-cell office:value-type="float" office:value="143" table:formula="of:=[Feuille1.$A146]" table:style-name="ce1">
            <text:p>143</text:p>
          </table:table-cell>
          <table:table-cell office:value-type="float" office:value="233212.25" table:formula="of:=AVERAGE([Feuille1.$K146];[Feuille1.$W145];[Feuille1.$AI146];[Feuille1.$AU146])" table:style-name="ce3">
            <text:p>233 212,25</text:p>
          </table:table-cell>
          <table:table-cell office:value-type="float" office:value="51575.100047568172" table:formula="of:=STDEV([Feuille1.$K146];[Feuille1.$W145];[Feuille1.$AI146];[Feuille1.$AU146])" table:style-name="ce3">
            <text:p>51 575,10</text:p>
          </table:table-cell>
          <table:table-cell table:number-columns-repeated="5" table:style-name="ce1"/>
          <table:table-cell office:value-type="float" office:value="143" table:formula="of:=[Feuille1.$A146]" table:style-name="ce1">
            <text:p>143</text:p>
          </table:table-cell>
          <table:table-cell office:value-type="float" office:value="217445.25" table:formula="of:=AVERAGE([Feuille1.$H146];[Feuille1.$T145];[Feuille1.$AF146];[Feuille1.$AR146])" table:style-name="ce3">
            <text:p>217 445,25</text:p>
          </table:table-cell>
          <table:table-cell office:value-type="float" office:value="93.239205916498818" table:formula="of:=[.BX144]*100/[.$BP144]" table:style-name="ce3">
            <text:p>93,24</text:p>
          </table:table-cell>
          <table:table-cell office:value-type="float" office:value="48174.694480089856" table:formula="of:=STDEV([Feuille1.$H146];[Feuille1.$T145];[Feuille1.$AF146];[Feuille1.$AR146])" table:style-name="ce3">
            <text:p>48 174,69</text:p>
          </table:table-cell>
          <table:table-cell table:number-columns-repeated="9" table:style-name="ce1"/>
          <table:table-cell office:value-type="float" office:value="143" table:formula="of:=[Feuille1.$A146]" table:style-name="ce1">
            <text:p>143</text:p>
          </table:table-cell>
          <table:table-cell office:value-type="float" office:value="10903.5" table:formula="of:=AVERAGE([Feuille1.$I146];[Feuille1.$U145];[Feuille1.$AG146];[Feuille1.$AS146])" table:style-name="ce3">
            <text:p>10 903,50</text:p>
          </table:table-cell>
          <table:table-cell office:value-type="float" office:value="4.6753547465881402" table:formula="of:=[.CK144]*100/[.$BP144]" table:style-name="ce3">
            <text:p>4,68</text:p>
          </table:table-cell>
          <table:table-cell office:value-type="float" office:value="2387.9439552328972" table:formula="of:=STDEV([Feuille1.$I146];[Feuille1.$U145];[Feuille1.$AG146];[Feuille1.$AS146])" table:style-name="ce3">
            <text:p>2 387,94</text:p>
          </table:table-cell>
          <table:table-cell table:number-columns-repeated="8" table:style-name="ce1"/>
          <table:table-cell office:value-type="float" office:value="143" table:formula="of:=[Feuille1.$A146]" table:style-name="ce1">
            <text:p>143</text:p>
          </table:table-cell>
          <table:table-cell office:value-type="float" office:value="4863.5" table:formula="of:=AVERAGE([Feuille1.$J146];[Feuille1.$V145];[Feuille1.$AH146];[Feuille1.$AT146])" table:style-name="ce3">
            <text:p>4 863,50</text:p>
          </table:table-cell>
          <table:table-cell office:value-type="float" office:value="2.0854393369130482" table:formula="of:=[.CW144]*100/[.$BP144]" table:style-name="ce3">
            <text:p>2,09</text:p>
          </table:table-cell>
          <table:table-cell office:value-type="float" office:value="1015.0509018435151" table:formula="of:=STDEV([Feuille1.$J146];[Feuille1.$V145];[Feuille1.$AH146];[Feuille1.$AT146])" table:style-name="ce3">
            <text:p>1 015,05</text:p>
          </table:table-cell>
          <table:table-cell table:number-columns-repeated="16281"/>
        </table:table-row>
        <table:table-row table:style-name="ro1">
          <table:table-cell office:value-type="float" office:value="144" table:formula="of:=[Feuille1.$A147]" table:style-name="ce1">
            <text:p>144</text:p>
          </table:table-cell>
          <table:table-cell office:value-type="float" office:value="541699.25" table:formula="of:=AVERAGE([Feuille1.$B147];[Feuille1.$N146];[Feuille1.$Z147];[Feuille1.$AL147])" table:style-name="ce3">
            <text:p>541 699,25</text:p>
          </table:table-cell>
          <table:table-cell office:value-type="float" office:value="119186.11460617662" table:formula="of:=STDEV([Feuille1.$B147];[Feuille1.$N146];[Feuille1.$Z147];[Feuille1.$AL147])" table:style-name="ce3">
            <text:p>119 186,11</text:p>
          </table:table-cell>
          <table:table-cell table:number-columns-repeated="5" table:style-name="ce1"/>
          <table:table-cell office:value-type="float" office:value="144" table:formula="of:=[Feuille1.$A147]" table:style-name="ce1">
            <text:p>144</text:p>
          </table:table-cell>
          <table:table-cell office:value-type="float" office:value="3280464.75" table:formula="of:=AVERAGE([Feuille1.$F147];[Feuille1.$R146];[Feuille1.$AD147];[Feuille1.$AP147])" table:style-name="ce3">
            <text:p>3 280 464,75</text:p>
          </table:table-cell>
          <table:table-cell office:value-type="float" office:value="725883.07714046945" table:formula="of:=STDEV([Feuille1.$F147];[Feuille1.$R146];[Feuille1.$AD147];[Feuille1.$AP147])" table:style-name="ce3">
            <text:p>725 883,08</text:p>
          </table:table-cell>
          <table:table-cell table:number-columns-repeated="9" table:style-name="ce1"/>
          <table:table-cell office:value-type="float" office:value="144" table:formula="of:=[Feuille1.$A147]" table:style-name="ce1">
            <text:p>144</text:p>
          </table:table-cell>
          <table:table-cell office:value-type="float" office:value="3057671.75" table:formula="of:=AVERAGE([Feuille1.$C147];[Feuille1.O146];[Feuille1.$AA147];[Feuille1.$AM147])" table:style-name="ce3">
            <text:p>3 057 671,75</text:p>
          </table:table-cell>
          <table:table-cell office:value-type="float" office:value="93.208492790541342" table:formula="of:=[.V145]*100/[.J145]" table:style-name="ce3">
            <text:p>93,21</text:p>
          </table:table-cell>
          <table:table-cell office:value-type="float" office:value="676810.10389196314" table:formula="of:=STDEV([Feuille1.$C147];[Feuille1.$O146];[Feuille1.$AA147];[Feuille1.$AM147])" table:style-name="ce3">
            <text:p>676 810,10</text:p>
          </table:table-cell>
          <table:table-cell table:number-columns-repeated="8" table:style-name="ce1"/>
          <table:table-cell office:value-type="float" office:value="144" table:formula="of:=[Feuille1.$A147]" table:style-name="ce1">
            <text:p>144</text:p>
          </table:table-cell>
          <table:table-cell office:value-type="float" office:value="153741" table:formula="of:=AVERAGE([Feuille1.$D147];[Feuille1.$P146];[Feuille1.$AB147];[Feuille1.$AN147])" table:style-name="ce3">
            <text:p>153 741,00</text:p>
          </table:table-cell>
          <table:table-cell office:value-type="float" office:value="4.686561561132458" table:formula="of:=[.AH145]*100/[.$J145]" table:style-name="ce3">
            <text:p>4,69</text:p>
          </table:table-cell>
          <table:table-cell office:value-type="float" office:value="33883.469666884273" table:formula="of:=STDEV([Feuille1.$D147];[Feuille1.$P146];[Feuille1.$AB147];[Feuille1.$AN147])" table:style-name="ce3">
            <text:p>33 883,47</text:p>
          </table:table-cell>
          <table:table-cell table:number-columns-repeated="9" table:style-name="ce1"/>
          <table:table-cell office:value-type="float" office:value="144" table:formula="of:=[Feuille1.$A147]" table:style-name="ce1">
            <text:p>144</text:p>
          </table:table-cell>
          <table:table-cell office:value-type="float" office:value="69052" table:formula="of:=AVERAGE([Feuille1.$E147];[Feuille1.$Q146];[Feuille1.$AC147];[Feuille1.$AO147])" table:style-name="ce3">
            <text:p>69 052,00</text:p>
          </table:table-cell>
          <table:table-cell office:value-type="float" office:value="2.1049456483262015" table:formula="of:=[.AU145]*100/[.$J145]" table:style-name="ce3">
            <text:p>2,10</text:p>
          </table:table-cell>
          <table:table-cell office:value-type="float" office:value="15192.278192116766" table:formula="of:=STDEV([Feuille1.$E147];[Feuille1.$Q146];[Feuille1.$AC147];[Feuille1.$AO147])" table:style-name="ce3">
            <text:p>15 192,28</text:p>
          </table:table-cell>
          <table:table-cell table:number-columns-repeated="8" table:style-name="ce1"/>
          <table:table-cell office:value-type="float" office:value="144" table:formula="of:=[Feuille1.$A147]" table:style-name="ce1">
            <text:p>144</text:p>
          </table:table-cell>
          <table:table-cell office:value-type="float" office:value="293851.75" table:formula="of:=AVERAGE([Feuille1.$G147];[Feuille1.$S146];[Feuille1.$AE147];[Feuille1.$AQ147])" table:style-name="ce3">
            <text:p>293 851,75</text:p>
          </table:table-cell>
          <table:table-cell office:value-type="float" office:value="64551.901512787881" table:formula="of:=STDEV([Feuille1.$G147];[Feuille1.$S146];[Feuille1.$AE147];[Feuille1.$AQ147])" table:style-name="ce3">
            <text:p>64 551,90</text:p>
          </table:table-cell>
          <table:table-cell table:style-name="ce3"/>
          <table:table-cell table:number-columns-repeated="5" table:style-name="ce1"/>
          <table:table-cell office:value-type="float" office:value="144" table:formula="of:=[Feuille1.$A147]" table:style-name="ce1">
            <text:p>144</text:p>
          </table:table-cell>
          <table:table-cell office:value-type="float" office:value="252353.75" table:formula="of:=AVERAGE([Feuille1.$K147];[Feuille1.$W146];[Feuille1.$AI147];[Feuille1.$AU147])" table:style-name="ce3">
            <text:p>252 353,75</text:p>
          </table:table-cell>
          <table:table-cell office:value-type="float" office:value="55661.776545938599" table:formula="of:=STDEV([Feuille1.$K147];[Feuille1.$W146];[Feuille1.$AI147];[Feuille1.$AU147])" table:style-name="ce3">
            <text:p>55 661,78</text:p>
          </table:table-cell>
          <table:table-cell table:number-columns-repeated="5" table:style-name="ce1"/>
          <table:table-cell office:value-type="float" office:value="144" table:formula="of:=[Feuille1.$A147]" table:style-name="ce1">
            <text:p>144</text:p>
          </table:table-cell>
          <table:table-cell office:value-type="float" office:value="235332.5" table:formula="of:=AVERAGE([Feuille1.$H147];[Feuille1.$T146];[Feuille1.$AF147];[Feuille1.$AR147])" table:style-name="ce3">
            <text:p>235 332,50</text:p>
          </table:table-cell>
          <table:table-cell office:value-type="float" office:value="93.255004136059" table:formula="of:=[.BX145]*100/[.$BP145]" table:style-name="ce3">
            <text:p>93,26</text:p>
          </table:table-cell>
          <table:table-cell office:value-type="float" office:value="51772.042407075271" table:formula="of:=STDEV([Feuille1.$H147];[Feuille1.$T146];[Feuille1.$AF147];[Feuille1.$AR147])" table:style-name="ce3">
            <text:p>51 772,04</text:p>
          </table:table-cell>
          <table:table-cell table:number-columns-repeated="9" table:style-name="ce1"/>
          <table:table-cell office:value-type="float" office:value="144" table:formula="of:=[Feuille1.$A147]" table:style-name="ce1">
            <text:p>144</text:p>
          </table:table-cell>
          <table:table-cell office:value-type="float" office:value="11730.75" table:formula="of:=AVERAGE([Feuille1.$I147];[Feuille1.$U146];[Feuille1.$AG147];[Feuille1.$AS147])" table:style-name="ce3">
            <text:p>11 730,75</text:p>
          </table:table-cell>
          <table:table-cell office:value-type="float" office:value="4.6485340519013487" table:formula="of:=[.CK145]*100/[.$BP145]" table:style-name="ce3">
            <text:p>4,65</text:p>
          </table:table-cell>
          <table:table-cell office:value-type="float" office:value="2683.2306864424959" table:formula="of:=STDEV([Feuille1.$I147];[Feuille1.$U146];[Feuille1.$AG147];[Feuille1.$AS147])" table:style-name="ce3">
            <text:p>2 683,23</text:p>
          </table:table-cell>
          <table:table-cell table:number-columns-repeated="8" table:style-name="ce1"/>
          <table:table-cell office:value-type="float" office:value="144" table:formula="of:=[Feuille1.$A147]" table:style-name="ce1">
            <text:p>144</text:p>
          </table:table-cell>
          <table:table-cell office:value-type="float" office:value="5290.5" table:formula="of:=AVERAGE([Feuille1.$J147];[Feuille1.$V146];[Feuille1.$AH147];[Feuille1.$AT147])" table:style-name="ce3">
            <text:p>5 290,50</text:p>
          </table:table-cell>
          <table:table-cell office:value-type="float" office:value="2.0964618120396468" table:formula="of:=[.CW145]*100/[.$BP145]" table:style-name="ce3">
            <text:p>2,10</text:p>
          </table:table-cell>
          <table:table-cell office:value-type="float" office:value="1213.0854600288199" table:formula="of:=STDEV([Feuille1.$J147];[Feuille1.$V146];[Feuille1.$AH147];[Feuille1.$AT147])" table:style-name="ce3">
            <text:p>1 213,09</text:p>
          </table:table-cell>
          <table:table-cell table:number-columns-repeated="16281"/>
        </table:table-row>
        <table:table-row table:style-name="ro1">
          <table:table-cell office:value-type="float" office:value="145" table:formula="of:=[Feuille1.$A148]" table:style-name="ce1">
            <text:p>145</text:p>
          </table:table-cell>
          <table:table-cell office:value-type="float" office:value="586928.25" table:formula="of:=AVERAGE([Feuille1.$B148];[Feuille1.$N147];[Feuille1.$Z148];[Feuille1.$AL148])" table:style-name="ce3">
            <text:p>586 928,25</text:p>
          </table:table-cell>
          <table:table-cell office:value-type="float" office:value="129141.99496516744" table:formula="of:=STDEV([Feuille1.$B148];[Feuille1.$N147];[Feuille1.$Z148];[Feuille1.$AL148])" table:style-name="ce3">
            <text:p>129 141,99</text:p>
          </table:table-cell>
          <table:table-cell table:number-columns-repeated="5" table:style-name="ce1"/>
          <table:table-cell office:value-type="float" office:value="145" table:formula="of:=[Feuille1.$A148]" table:style-name="ce1">
            <text:p>145</text:p>
          </table:table-cell>
          <table:table-cell office:value-type="float" office:value="3554369.75" table:formula="of:=AVERAGE([Feuille1.$F148];[Feuille1.$R147];[Feuille1.$AD148];[Feuille1.$AP148])" table:style-name="ce3">
            <text:p>3 554 369,75</text:p>
          </table:table-cell>
          <table:table-cell office:value-type="float" office:value="786647.17523481685" table:formula="of:=STDEV([Feuille1.$F148];[Feuille1.$R147];[Feuille1.$AD148];[Feuille1.$AP148])" table:style-name="ce3">
            <text:p>786 647,18</text:p>
          </table:table-cell>
          <table:table-cell table:number-columns-repeated="9" table:style-name="ce1"/>
          <table:table-cell office:value-type="float" office:value="145" table:formula="of:=[Feuille1.$A148]" table:style-name="ce1">
            <text:p>145</text:p>
          </table:table-cell>
          <table:table-cell office:value-type="float" office:value="3312976.5" table:formula="of:=AVERAGE([Feuille1.$C148];[Feuille1.O147];[Feuille1.$AA148];[Feuille1.$AM148])" table:style-name="ce3">
            <text:p>3 312 976,50</text:p>
          </table:table-cell>
          <table:table-cell office:value-type="float" office:value="93.20854984206413" table:formula="of:=[.V146]*100/[.J146]" table:style-name="ce3">
            <text:p>93,21</text:p>
          </table:table-cell>
          <table:table-cell office:value-type="float" office:value="733576.18678203202" table:formula="of:=STDEV([Feuille1.$C148];[Feuille1.$O147];[Feuille1.$AA148];[Feuille1.$AM148])" table:style-name="ce3">
            <text:p>733 576,19</text:p>
          </table:table-cell>
          <table:table-cell table:number-columns-repeated="8" table:style-name="ce1"/>
          <table:table-cell office:value-type="float" office:value="145" table:formula="of:=[Feuille1.$A148]" table:style-name="ce1">
            <text:p>145</text:p>
          </table:table-cell>
          <table:table-cell office:value-type="float" office:value="166576.25" table:formula="of:=AVERAGE([Feuille1.$D148];[Feuille1.$P147];[Feuille1.$AB148];[Feuille1.$AN148])" table:style-name="ce3">
            <text:p>166 576,25</text:p>
          </table:table-cell>
          <table:table-cell office:value-type="float" office:value="4.6865200222908721" table:formula="of:=[.AH146]*100/[.$J146]" table:style-name="ce3">
            <text:p>4,69</text:p>
          </table:table-cell>
          <table:table-cell office:value-type="float" office:value="36664.921358841071" table:formula="of:=STDEV([Feuille1.$D148];[Feuille1.$P147];[Feuille1.$AB148];[Feuille1.$AN148])" table:style-name="ce3">
            <text:p>36 664,92</text:p>
          </table:table-cell>
          <table:table-cell table:number-columns-repeated="9" table:style-name="ce1"/>
          <table:table-cell office:value-type="float" office:value="145" table:formula="of:=[Feuille1.$A148]" table:style-name="ce1">
            <text:p>145</text:p>
          </table:table-cell>
          <table:table-cell office:value-type="float" office:value="74817" table:formula="of:=AVERAGE([Feuille1.$E148];[Feuille1.$Q147];[Feuille1.$AC148];[Feuille1.$AO148])" table:style-name="ce3">
            <text:p>74 817,00</text:p>
          </table:table-cell>
          <table:table-cell office:value-type="float" office:value="2.1049301356450041" table:formula="of:=[.AU146]*100/[.$J146]" table:style-name="ce3">
            <text:p>2,10</text:p>
          </table:table-cell>
          <table:table-cell office:value-type="float" office:value="16407.415254491894" table:formula="of:=STDEV([Feuille1.$E148];[Feuille1.$Q147];[Feuille1.$AC148];[Feuille1.$AO148])" table:style-name="ce3">
            <text:p>16 407,42</text:p>
          </table:table-cell>
          <table:table-cell table:number-columns-repeated="8" table:style-name="ce1"/>
          <table:table-cell office:value-type="float" office:value="145" table:formula="of:=[Feuille1.$A148]" table:style-name="ce1">
            <text:p>145</text:p>
          </table:table-cell>
          <table:table-cell office:value-type="float" office:value="319134" table:formula="of:=AVERAGE([Feuille1.$G148];[Feuille1.$S147];[Feuille1.$AE148];[Feuille1.$AQ148])" table:style-name="ce3">
            <text:p>319 134,00</text:p>
          </table:table-cell>
          <table:table-cell office:value-type="float" office:value="70733.910528590655" table:formula="of:=STDEV([Feuille1.$G148];[Feuille1.$S147];[Feuille1.$AE148];[Feuille1.$AQ148])" table:style-name="ce3">
            <text:p>70 733,91</text:p>
          </table:table-cell>
          <table:table-cell table:style-name="ce3"/>
          <table:table-cell table:number-columns-repeated="5" table:style-name="ce1"/>
          <table:table-cell office:value-type="float" office:value="145" table:formula="of:=[Feuille1.$A148]" table:style-name="ce1">
            <text:p>145</text:p>
          </table:table-cell>
          <table:table-cell office:value-type="float" office:value="273905" table:formula="of:=AVERAGE([Feuille1.$K148];[Feuille1.$W147];[Feuille1.$AI148];[Feuille1.$AU148])" table:style-name="ce3">
            <text:p>273 905,00</text:p>
          </table:table-cell>
          <table:table-cell office:value-type="float" office:value="60776.535658645982" table:formula="of:=STDEV([Feuille1.$K148];[Feuille1.$W147];[Feuille1.$AI148];[Feuille1.$AU148])" table:style-name="ce3">
            <text:p>60 776,54</text:p>
          </table:table-cell>
          <table:table-cell table:number-columns-repeated="5" table:style-name="ce1"/>
          <table:table-cell office:value-type="float" office:value="145" table:formula="of:=[Feuille1.$A148]" table:style-name="ce1">
            <text:p>145</text:p>
          </table:table-cell>
          <table:table-cell office:value-type="float" office:value="255304.75" table:formula="of:=AVERAGE([Feuille1.$H148];[Feuille1.$T147];[Feuille1.$AF148];[Feuille1.$AR148])" table:style-name="ce3">
            <text:p>255 304,75</text:p>
          </table:table-cell>
          <table:table-cell office:value-type="float" office:value="93.209233128274406" table:formula="of:=[.BX146]*100/[.$BP146]" table:style-name="ce3">
            <text:p>93,21</text:p>
          </table:table-cell>
          <table:table-cell office:value-type="float" office:value="56780.520306263483" table:formula="of:=STDEV([Feuille1.$H148];[Feuille1.$T147];[Feuille1.$AF148];[Feuille1.$AR148])" table:style-name="ce3">
            <text:p>56 780,52</text:p>
          </table:table-cell>
          <table:table-cell table:number-columns-repeated="9" table:style-name="ce1"/>
          <table:table-cell office:value-type="float" office:value="145" table:formula="of:=[Feuille1.$A148]" table:style-name="ce1">
            <text:p>145</text:p>
          </table:table-cell>
          <table:table-cell office:value-type="float" office:value="12835.25" table:formula="of:=AVERAGE([Feuille1.$I148];[Feuille1.$U147];[Feuille1.$AG148];[Feuille1.$AS148])" table:style-name="ce3">
            <text:p>12 835,25</text:p>
          </table:table-cell>
          <table:table-cell office:value-type="float" office:value="4.6860225260583048" table:formula="of:=[.CK146]*100/[.$BP146]" table:style-name="ce3">
            <text:p>4,69</text:p>
          </table:table-cell>
          <table:table-cell office:value-type="float" office:value="2786.5453372709849" table:formula="of:=STDEV([Feuille1.$I148];[Feuille1.$U147];[Feuille1.$AG148];[Feuille1.$AS148])" table:style-name="ce3">
            <text:p>2 786,55</text:p>
          </table:table-cell>
          <table:table-cell table:number-columns-repeated="8" table:style-name="ce1"/>
          <table:table-cell office:value-type="float" office:value="145" table:formula="of:=[Feuille1.$A148]" table:style-name="ce1">
            <text:p>145</text:p>
          </table:table-cell>
          <table:table-cell office:value-type="float" office:value="5765" table:formula="of:=AVERAGE([Feuille1.$J148];[Feuille1.$V147];[Feuille1.$AH148];[Feuille1.$AT148])" table:style-name="ce3">
            <text:p>5 765,00</text:p>
          </table:table-cell>
          <table:table-cell office:value-type="float" office:value="2.1047443456672936" table:formula="of:=[.CW146]*100/[.$BP146]" table:style-name="ce3">
            <text:p>2,10</text:p>
          </table:table-cell>
          <table:table-cell office:value-type="float" office:value="1216.3346578964195" table:formula="of:=STDEV([Feuille1.$J148];[Feuille1.$V147];[Feuille1.$AH148];[Feuille1.$AT148])" table:style-name="ce3">
            <text:p>1 216,33</text:p>
          </table:table-cell>
          <table:table-cell table:number-columns-repeated="16281"/>
        </table:table-row>
        <table:table-row table:style-name="ro1">
          <table:table-cell office:value-type="float" office:value="146" table:formula="of:=[Feuille1.$A149]" table:style-name="ce1">
            <text:p>146</text:p>
          </table:table-cell>
          <table:table-cell office:value-type="float" office:value="636023.75" table:formula="of:=AVERAGE([Feuille1.$B149];[Feuille1.$N148];[Feuille1.$Z149];[Feuille1.$AL149])" table:style-name="ce3">
            <text:p>636 023,75</text:p>
          </table:table-cell>
          <table:table-cell office:value-type="float" office:value="139902.0567286867" table:formula="of:=STDEV([Feuille1.$B149];[Feuille1.$N148];[Feuille1.$Z149];[Feuille1.$AL149])" table:style-name="ce3">
            <text:p>139 902,06</text:p>
          </table:table-cell>
          <table:table-cell table:number-columns-repeated="5" table:style-name="ce1"/>
          <table:table-cell office:value-type="float" office:value="146" table:formula="of:=[Feuille1.$A149]" table:style-name="ce1">
            <text:p>146</text:p>
          </table:table-cell>
          <table:table-cell office:value-type="float" office:value="3850288" table:formula="of:=AVERAGE([Feuille1.$F149];[Feuille1.$R148];[Feuille1.$AD149];[Feuille1.$AP149])" table:style-name="ce3">
            <text:p>3 850 288,00</text:p>
          </table:table-cell>
          <table:table-cell office:value-type="float" office:value="851967.65161086572" table:formula="of:=STDEV([Feuille1.$F149];[Feuille1.$R148];[Feuille1.$AD149];[Feuille1.$AP149])" table:style-name="ce3">
            <text:p>851 967,65</text:p>
          </table:table-cell>
          <table:table-cell table:number-columns-repeated="9" table:style-name="ce1"/>
          <table:table-cell office:value-type="float" office:value="146" table:formula="of:=[Feuille1.$A149]" table:style-name="ce1">
            <text:p>146</text:p>
          </table:table-cell>
          <table:table-cell office:value-type="float" office:value="3588733" table:formula="of:=AVERAGE([Feuille1.$C149];[Feuille1.O148];[Feuille1.$AA149];[Feuille1.$AM149])" table:style-name="ce3">
            <text:p>3 588 733,00</text:p>
          </table:table-cell>
          <table:table-cell office:value-type="float" office:value="93.206871797642151" table:formula="of:=[.V147]*100/[.J147]" table:style-name="ce3">
            <text:p>93,21</text:p>
          </table:table-cell>
          <table:table-cell office:value-type="float" office:value="794250.68097337289" table:formula="of:=STDEV([Feuille1.$C149];[Feuille1.$O148];[Feuille1.$AA149];[Feuille1.$AM149])" table:style-name="ce3">
            <text:p>794 250,68</text:p>
          </table:table-cell>
          <table:table-cell table:number-columns-repeated="8" table:style-name="ce1"/>
          <table:table-cell office:value-type="float" office:value="146" table:formula="of:=[Feuille1.$A149]" table:style-name="ce1">
            <text:p>146</text:p>
          </table:table-cell>
          <table:table-cell office:value-type="float" office:value="180524.25" table:formula="of:=AVERAGE([Feuille1.$D149];[Feuille1.$P148];[Feuille1.$AB149];[Feuille1.$AN149])" table:style-name="ce3">
            <text:p>180 524,25</text:p>
          </table:table-cell>
          <table:table-cell office:value-type="float" office:value="4.6885908274913461" table:formula="of:=[.AH147]*100/[.$J147]" table:style-name="ce3">
            <text:p>4,69</text:p>
          </table:table-cell>
          <table:table-cell office:value-type="float" office:value="39858.084402665416" table:formula="of:=STDEV([Feuille1.$D149];[Feuille1.$P148];[Feuille1.$AB149];[Feuille1.$AN149])" table:style-name="ce3">
            <text:p>39 858,08</text:p>
          </table:table-cell>
          <table:table-cell table:number-columns-repeated="9" table:style-name="ce1"/>
          <table:table-cell office:value-type="float" office:value="146" table:formula="of:=[Feuille1.$A149]" table:style-name="ce1">
            <text:p>146</text:p>
          </table:table-cell>
          <table:table-cell office:value-type="float" office:value="81030.75" table:formula="of:=AVERAGE([Feuille1.$E149];[Feuille1.$Q148];[Feuille1.$AC149];[Feuille1.$AO149])" table:style-name="ce3">
            <text:p>81 030,75</text:p>
          </table:table-cell>
          <table:table-cell office:value-type="float" office:value="2.1045373748665033" table:formula="of:=[.AU147]*100/[.$J147]" table:style-name="ce3">
            <text:p>2,10</text:p>
          </table:table-cell>
          <table:table-cell office:value-type="float" office:value="17859.010991186868" table:formula="of:=STDEV([Feuille1.$E149];[Feuille1.$Q148];[Feuille1.$AC149];[Feuille1.$AO149])" table:style-name="ce3">
            <text:p>17 859,01</text:p>
          </table:table-cell>
          <table:table-cell table:number-columns-repeated="8" table:style-name="ce1"/>
          <table:table-cell office:value-type="float" office:value="146" table:formula="of:=[Feuille1.$A149]" table:style-name="ce1">
            <text:p>146</text:p>
          </table:table-cell>
          <table:table-cell office:value-type="float" office:value="345013.75" table:formula="of:=AVERAGE([Feuille1.$G149];[Feuille1.$S148];[Feuille1.$AE149];[Feuille1.$AQ149])" table:style-name="ce3">
            <text:p>345 013,75</text:p>
          </table:table-cell>
          <table:table-cell office:value-type="float" office:value="76086.957740798127" table:formula="of:=STDEV([Feuille1.$G149];[Feuille1.$S148];[Feuille1.$AE149];[Feuille1.$AQ149])" table:style-name="ce3">
            <text:p>76 086,96</text:p>
          </table:table-cell>
          <table:table-cell table:style-name="ce3"/>
          <table:table-cell table:number-columns-repeated="5" table:style-name="ce1"/>
          <table:table-cell office:value-type="float" office:value="146" table:formula="of:=[Feuille1.$A149]" table:style-name="ce1">
            <text:p>146</text:p>
          </table:table-cell>
          <table:table-cell office:value-type="float" office:value="295918.25" table:formula="of:=AVERAGE([Feuille1.$K149];[Feuille1.$W148];[Feuille1.$AI149];[Feuille1.$AU149])" table:style-name="ce3">
            <text:p>295 918,25</text:p>
          </table:table-cell>
          <table:table-cell office:value-type="float" office:value="65325.829446832642" table:formula="of:=STDEV([Feuille1.$K149];[Feuille1.$W148];[Feuille1.$AI149];[Feuille1.$AU149])" table:style-name="ce3">
            <text:p>65 325,83</text:p>
          </table:table-cell>
          <table:table-cell table:number-columns-repeated="5" table:style-name="ce1"/>
          <table:table-cell office:value-type="float" office:value="146" table:formula="of:=[Feuille1.$A149]" table:style-name="ce1">
            <text:p>146</text:p>
          </table:table-cell>
          <table:table-cell office:value-type="float" office:value="275756.5" table:formula="of:=AVERAGE([Feuille1.$H149];[Feuille1.$T148];[Feuille1.$AF149];[Feuille1.$AR149])" table:style-name="ce3">
            <text:p>275 756,50</text:p>
          </table:table-cell>
          <table:table-cell office:value-type="float" office:value="93.186716263697832" table:formula="of:=[.BX147]*100/[.$BP147]" table:style-name="ce3">
            <text:p>93,19</text:p>
          </table:table-cell>
          <table:table-cell office:value-type="float" office:value="60683.701427978172" table:formula="of:=STDEV([Feuille1.$H149];[Feuille1.$T148];[Feuille1.$AF149];[Feuille1.$AR149])" table:style-name="ce3">
            <text:p>60 683,70</text:p>
          </table:table-cell>
          <table:table-cell table:number-columns-repeated="9" table:style-name="ce1"/>
          <table:table-cell office:value-type="float" office:value="146" table:formula="of:=[Feuille1.$A149]" table:style-name="ce1">
            <text:p>146</text:p>
          </table:table-cell>
          <table:table-cell office:value-type="float" office:value="13948" table:formula="of:=AVERAGE([Feuille1.$I149];[Feuille1.$U148];[Feuille1.$AG149];[Feuille1.$AS149])" table:style-name="ce3">
            <text:p>13 948,00</text:p>
          </table:table-cell>
          <table:table-cell office:value-type="float" office:value="4.7134639380977683" table:formula="of:=[.CK147]*100/[.$BP147]" table:style-name="ce3">
            <text:p>4,71</text:p>
          </table:table-cell>
          <table:table-cell office:value-type="float" office:value="3196.388899993241" table:formula="of:=STDEV([Feuille1.$I149];[Feuille1.$U148];[Feuille1.$AG149];[Feuille1.$AS149])" table:style-name="ce3">
            <text:p>3 196,39</text:p>
          </table:table-cell>
          <table:table-cell table:number-columns-repeated="8" table:style-name="ce1"/>
          <table:table-cell office:value-type="float" office:value="146" table:formula="of:=[Feuille1.$A149]" table:style-name="ce1">
            <text:p>146</text:p>
          </table:table-cell>
          <table:table-cell office:value-type="float" office:value="6213.75" table:formula="of:=AVERAGE([Feuille1.$J149];[Feuille1.$V148];[Feuille1.$AH149];[Feuille1.$AT149])" table:style-name="ce3">
            <text:p>6 213,75</text:p>
          </table:table-cell>
          <table:table-cell office:value-type="float" office:value="2.0998197982044027" table:formula="of:=[.CW147]*100/[.$BP147]" table:style-name="ce3">
            <text:p>2,10</text:p>
          </table:table-cell>
          <table:table-cell office:value-type="float" office:value="1454.3991600199261" table:formula="of:=STDEV([Feuille1.$J149];[Feuille1.$V148];[Feuille1.$AH149];[Feuille1.$AT149])" table:style-name="ce3">
            <text:p>1 454,40</text:p>
          </table:table-cell>
          <table:table-cell table:number-columns-repeated="16281"/>
        </table:table-row>
        <table:table-row table:style-name="ro1">
          <table:table-cell office:value-type="float" office:value="147" table:formula="of:=[Feuille1.$A150]" table:style-name="ce1">
            <text:p>147</text:p>
          </table:table-cell>
          <table:table-cell office:value-type="float" office:value="689208.5" table:formula="of:=AVERAGE([Feuille1.$B150];[Feuille1.$N149];[Feuille1.$Z150];[Feuille1.$AL150])" table:style-name="ce3">
            <text:p>689 208,50</text:p>
          </table:table-cell>
          <table:table-cell office:value-type="float" office:value="151675.42960875371" table:formula="of:=STDEV([Feuille1.$B150];[Feuille1.$N149];[Feuille1.$Z150];[Feuille1.$AL150])" table:style-name="ce3">
            <text:p>151 675,43</text:p>
          </table:table-cell>
          <table:table-cell table:number-columns-repeated="5" table:style-name="ce1"/>
          <table:table-cell office:value-type="float" office:value="147" table:formula="of:=[Feuille1.$A150]" table:style-name="ce1">
            <text:p>147</text:p>
          </table:table-cell>
          <table:table-cell office:value-type="float" office:value="4171286" table:formula="of:=AVERAGE([Feuille1.$F150];[Feuille1.$R149];[Feuille1.$AD150];[Feuille1.$AP150])" table:style-name="ce3">
            <text:p>4 171 286,00</text:p>
          </table:table-cell>
          <table:table-cell office:value-type="float" office:value="922534.3349675393" table:formula="of:=STDEV([Feuille1.$F150];[Feuille1.$R149];[Feuille1.$AD150];[Feuille1.$AP150])" table:style-name="ce3">
            <text:p>922 534,33</text:p>
          </table:table-cell>
          <table:table-cell table:number-columns-repeated="9" table:style-name="ce1"/>
          <table:table-cell office:value-type="float" office:value="147" table:formula="of:=[Feuille1.$A150]" table:style-name="ce1">
            <text:p>147</text:p>
          </table:table-cell>
          <table:table-cell office:value-type="float" office:value="3887961.25" table:formula="of:=AVERAGE([Feuille1.$C150];[Feuille1.O149];[Feuille1.$AA150];[Feuille1.$AM150])" table:style-name="ce3">
            <text:p>3 887 961,25</text:p>
          </table:table-cell>
          <table:table-cell office:value-type="float" office:value="93.207736175366549" table:formula="of:=[.V148]*100/[.J148]" table:style-name="ce3">
            <text:p>93,21</text:p>
          </table:table-cell>
          <table:table-cell office:value-type="float" office:value="860077.85793588671" table:formula="of:=STDEV([Feuille1.$C150];[Feuille1.$O149];[Feuille1.$AA150];[Feuille1.$AM150])" table:style-name="ce3">
            <text:p>860 077,86</text:p>
          </table:table-cell>
          <table:table-cell table:number-columns-repeated="8" table:style-name="ce1"/>
          <table:table-cell office:value-type="float" office:value="147" table:formula="of:=[Feuille1.$A150]" table:style-name="ce1">
            <text:p>147</text:p>
          </table:table-cell>
          <table:table-cell office:value-type="float" office:value="195520.5" table:formula="of:=AVERAGE([Feuille1.$D150];[Feuille1.$P149];[Feuille1.$AB150];[Feuille1.$AN150])" table:style-name="ce3">
            <text:p>195 520,50</text:p>
          </table:table-cell>
          <table:table-cell office:value-type="float" office:value="4.6872954767426638" table:formula="of:=[.AH148]*100/[.$J148]" table:style-name="ce3">
            <text:p>4,69</text:p>
          </table:table-cell>
          <table:table-cell office:value-type="float" office:value="43147.046785768936" table:formula="of:=STDEV([Feuille1.$D150];[Feuille1.$P149];[Feuille1.$AB150];[Feuille1.$AN150])" table:style-name="ce3">
            <text:p>43 147,05</text:p>
          </table:table-cell>
          <table:table-cell table:number-columns-repeated="9" table:style-name="ce1"/>
          <table:table-cell office:value-type="float" office:value="147" table:formula="of:=[Feuille1.$A150]" table:style-name="ce1">
            <text:p>147</text:p>
          </table:table-cell>
          <table:table-cell office:value-type="float" office:value="87804.25" table:formula="of:=AVERAGE([Feuille1.$E150];[Feuille1.$Q149];[Feuille1.$AC150];[Feuille1.$AO150])" table:style-name="ce3">
            <text:p>87 804,25</text:p>
          </table:table-cell>
          <table:table-cell office:value-type="float" office:value="2.1049683478907943" table:formula="of:=[.AU148]*100/[.$J148]" table:style-name="ce3">
            <text:p>2,10</text:p>
          </table:table-cell>
          <table:table-cell office:value-type="float" office:value="19310.014627562214" table:formula="of:=STDEV([Feuille1.$E150];[Feuille1.$Q149];[Feuille1.$AC150];[Feuille1.$AO150])" table:style-name="ce3">
            <text:p>19 310,01</text:p>
          </table:table-cell>
          <table:table-cell table:number-columns-repeated="8" table:style-name="ce1"/>
          <table:table-cell office:value-type="float" office:value="147" table:formula="of:=[Feuille1.$A150]" table:style-name="ce1">
            <text:p>147</text:p>
          </table:table-cell>
          <table:table-cell office:value-type="float" office:value="374182.75" table:formula="of:=AVERAGE([Feuille1.$G150];[Feuille1.$S149];[Feuille1.$AE150];[Feuille1.$AQ150])" table:style-name="ce3">
            <text:p>374 182,75</text:p>
          </table:table-cell>
          <table:table-cell office:value-type="float" office:value="82356.184772304739" table:formula="of:=STDEV([Feuille1.$G150];[Feuille1.$S149];[Feuille1.$AE150];[Feuille1.$AQ150])" table:style-name="ce3">
            <text:p>82 356,18</text:p>
          </table:table-cell>
          <table:table-cell table:style-name="ce3"/>
          <table:table-cell table:number-columns-repeated="5" table:style-name="ce1"/>
          <table:table-cell office:value-type="float" office:value="147" table:formula="of:=[Feuille1.$A150]" table:style-name="ce1">
            <text:p>147</text:p>
          </table:table-cell>
          <table:table-cell office:value-type="float" office:value="320998" table:formula="of:=AVERAGE([Feuille1.$K150];[Feuille1.$W149];[Feuille1.$AI150];[Feuille1.$AU150])" table:style-name="ce3">
            <text:p>320 998,00</text:p>
          </table:table-cell>
          <table:table-cell office:value-type="float" office:value="70579.874147427239" table:formula="of:=STDEV([Feuille1.$K150];[Feuille1.$W149];[Feuille1.$AI150];[Feuille1.$AU150])" table:style-name="ce3">
            <text:p>70 579,87</text:p>
          </table:table-cell>
          <table:table-cell table:number-columns-repeated="5" table:style-name="ce1"/>
          <table:table-cell office:value-type="float" office:value="147" table:formula="of:=[Feuille1.$A150]" table:style-name="ce1">
            <text:p>147</text:p>
          </table:table-cell>
          <table:table-cell office:value-type="float" office:value="299228.25" table:formula="of:=AVERAGE([Feuille1.$H150];[Feuille1.$T149];[Feuille1.$AF150];[Feuille1.$AR150])" table:style-name="ce3">
            <text:p>299 228,25</text:p>
          </table:table-cell>
          <table:table-cell office:value-type="float" office:value="93.21810416264276" table:formula="of:=[.BX148]*100/[.$BP148]" table:style-name="ce3">
            <text:p>93,22</text:p>
          </table:table-cell>
          <table:table-cell office:value-type="float" office:value="65840.264364470262" table:formula="of:=STDEV([Feuille1.$H150];[Feuille1.$T149];[Feuille1.$AF150];[Feuille1.$AR150])" table:style-name="ce3">
            <text:p>65 840,26</text:p>
          </table:table-cell>
          <table:table-cell table:number-columns-repeated="9" table:style-name="ce1"/>
          <table:table-cell office:value-type="float" office:value="147" table:formula="of:=[Feuille1.$A150]" table:style-name="ce1">
            <text:p>147</text:p>
          </table:table-cell>
          <table:table-cell office:value-type="float" office:value="14996.25" table:formula="of:=AVERAGE([Feuille1.$I150];[Feuille1.$U149];[Feuille1.$AG150];[Feuille1.$AS150])" table:style-name="ce3">
            <text:p>14 996,25</text:p>
          </table:table-cell>
          <table:table-cell office:value-type="float" office:value="4.6717580794895914" table:formula="of:=[.CK148]*100/[.$BP148]" table:style-name="ce3">
            <text:p>4,67</text:p>
          </table:table-cell>
          <table:table-cell office:value-type="float" office:value="3289.886966143366" table:formula="of:=STDEV([Feuille1.$I150];[Feuille1.$U149];[Feuille1.$AG150];[Feuille1.$AS150])" table:style-name="ce3">
            <text:p>3 289,89</text:p>
          </table:table-cell>
          <table:table-cell table:number-columns-repeated="8" table:style-name="ce1"/>
          <table:table-cell office:value-type="float" office:value="147" table:formula="of:=[Feuille1.$A150]" table:style-name="ce1">
            <text:p>147</text:p>
          </table:table-cell>
          <table:table-cell office:value-type="float" office:value="6773.5" table:formula="of:=AVERAGE([Feuille1.$J150];[Feuille1.$V149];[Feuille1.$AH150];[Feuille1.$AT150])" table:style-name="ce3">
            <text:p>6 773,50</text:p>
          </table:table-cell>
          <table:table-cell office:value-type="float" office:value="2.1101377578676503" table:formula="of:=[.CW148]*100/[.$BP148]" table:style-name="ce3">
            <text:p>2,11</text:p>
          </table:table-cell>
          <table:table-cell office:value-type="float" office:value="1453.4351264045692" table:formula="of:=STDEV([Feuille1.$J150];[Feuille1.$V149];[Feuille1.$AH150];[Feuille1.$AT150])" table:style-name="ce3">
            <text:p>1 453,44</text:p>
          </table:table-cell>
          <table:table-cell table:number-columns-repeated="16281"/>
        </table:table-row>
        <table:table-row table:style-name="ro1">
          <table:table-cell office:value-type="float" office:value="148" table:formula="of:=[Feuille1.$A151]" table:style-name="ce1">
            <text:p>148</text:p>
          </table:table-cell>
          <table:table-cell office:value-type="float" office:value="746338.25" table:formula="of:=AVERAGE([Feuille1.$B151];[Feuille1.$N150];[Feuille1.$Z151];[Feuille1.$AL151])" table:style-name="ce3">
            <text:p>746 338,25</text:p>
          </table:table-cell>
          <table:table-cell office:value-type="float" office:value="164054.32435908742" table:formula="of:=STDEV([Feuille1.$B151];[Feuille1.$N150];[Feuille1.$Z151];[Feuille1.$AL151])" table:style-name="ce3">
            <text:p>164 054,32</text:p>
          </table:table-cell>
          <table:table-cell table:number-columns-repeated="5" table:style-name="ce1"/>
          <table:table-cell office:value-type="float" office:value="148" table:formula="of:=[Feuille1.$A151]" table:style-name="ce1">
            <text:p>148</text:p>
          </table:table-cell>
          <table:table-cell office:value-type="float" office:value="4519092" table:formula="of:=AVERAGE([Feuille1.$F151];[Feuille1.$R150];[Feuille1.$AD151];[Feuille1.$AP151])" table:style-name="ce3">
            <text:p>4 519 092,00</text:p>
          </table:table-cell>
          <table:table-cell office:value-type="float" office:value="998382.22287558788" table:formula="of:=STDEV([Feuille1.$F151];[Feuille1.$R150];[Feuille1.$AD151];[Feuille1.$AP151])" table:style-name="ce3">
            <text:p>998 382,22</text:p>
          </table:table-cell>
          <table:table-cell table:number-columns-repeated="9" table:style-name="ce1"/>
          <table:table-cell office:value-type="float" office:value="148" table:formula="of:=[Feuille1.$A151]" table:style-name="ce1">
            <text:p>148</text:p>
          </table:table-cell>
          <table:table-cell office:value-type="float" office:value="4211888" table:formula="of:=AVERAGE([Feuille1.$C151];[Feuille1.O150];[Feuille1.$AA151];[Feuille1.$AM151])" table:style-name="ce3">
            <text:p>4 211 888,00</text:p>
          </table:table-cell>
          <table:table-cell office:value-type="float" office:value="93.202085728726033" table:formula="of:=[.V149]*100/[.J149]" table:style-name="ce3">
            <text:p>93,20</text:p>
          </table:table-cell>
          <table:table-cell office:value-type="float" office:value="930660.207479615" table:formula="of:=STDEV([Feuille1.$C151];[Feuille1.$O150];[Feuille1.$AA151];[Feuille1.$AM151])" table:style-name="ce3">
            <text:p>930 660,21</text:p>
          </table:table-cell>
          <table:table-cell table:number-columns-repeated="8" table:style-name="ce1"/>
          <table:table-cell office:value-type="float" office:value="148" table:formula="of:=[Feuille1.$A151]" table:style-name="ce1">
            <text:p>148</text:p>
          </table:table-cell>
          <table:table-cell office:value-type="float" office:value="212019.75" table:formula="of:=AVERAGE([Feuille1.$D151];[Feuille1.$P150];[Feuille1.$AB151];[Feuille1.$AN151])" table:style-name="ce3">
            <text:p>212 019,75</text:p>
          </table:table-cell>
          <table:table-cell office:value-type="float" office:value="4.691644914509375" table:formula="of:=[.AH149]*100/[.$J149]" table:style-name="ce3">
            <text:p>4,69</text:p>
          </table:table-cell>
          <table:table-cell office:value-type="float" office:value="46772.229412868488" table:formula="of:=STDEV([Feuille1.$D151];[Feuille1.$P150];[Feuille1.$AB151];[Feuille1.$AN151])" table:style-name="ce3">
            <text:p>46 772,23</text:p>
          </table:table-cell>
          <table:table-cell table:number-columns-repeated="9" table:style-name="ce1"/>
          <table:table-cell office:value-type="float" office:value="148" table:formula="of:=[Feuille1.$A151]" table:style-name="ce1">
            <text:p>148</text:p>
          </table:table-cell>
          <table:table-cell office:value-type="float" office:value="95184.25" table:formula="of:=AVERAGE([Feuille1.$E151];[Feuille1.$Q150];[Feuille1.$AC151];[Feuille1.$AO151])" table:style-name="ce3">
            <text:p>95 184,25</text:p>
          </table:table-cell>
          <table:table-cell office:value-type="float" office:value="2.1062693567645892" table:formula="of:=[.AU149]*100/[.$J149]" table:style-name="ce3">
            <text:p>2,11</text:p>
          </table:table-cell>
          <table:table-cell office:value-type="float" office:value="20950.283058946959" table:formula="of:=STDEV([Feuille1.$E151];[Feuille1.$Q150];[Feuille1.$AC151];[Feuille1.$AO151])" table:style-name="ce3">
            <text:p>20 950,28</text:p>
          </table:table-cell>
          <table:table-cell table:number-columns-repeated="8" table:style-name="ce1"/>
          <table:table-cell office:value-type="float" office:value="148" table:formula="of:=[Feuille1.$A151]" table:style-name="ce1">
            <text:p>148</text:p>
          </table:table-cell>
          <table:table-cell office:value-type="float" office:value="404935.75" table:formula="of:=AVERAGE([Feuille1.$G151];[Feuille1.$S150];[Feuille1.$AE151];[Feuille1.$AQ151])" table:style-name="ce3">
            <text:p>404 935,75</text:p>
          </table:table-cell>
          <table:table-cell office:value-type="float" office:value="88250.366331156576" table:formula="of:=STDEV([Feuille1.$G151];[Feuille1.$S150];[Feuille1.$AE151];[Feuille1.$AQ151])" table:style-name="ce3">
            <text:p>88 250,37</text:p>
          </table:table-cell>
          <table:table-cell table:style-name="ce3"/>
          <table:table-cell table:number-columns-repeated="5" table:style-name="ce1"/>
          <table:table-cell office:value-type="float" office:value="148" table:formula="of:=[Feuille1.$A151]" table:style-name="ce1">
            <text:p>148</text:p>
          </table:table-cell>
          <table:table-cell office:value-type="float" office:value="347806" table:formula="of:=AVERAGE([Feuille1.$K151];[Feuille1.$W150];[Feuille1.$AI151];[Feuille1.$AU151])" table:style-name="ce3">
            <text:p>347 806,00</text:p>
          </table:table-cell>
          <table:table-cell office:value-type="float" office:value="75875.253923792567" table:formula="of:=STDEV([Feuille1.$K151];[Feuille1.$W150];[Feuille1.$AI151];[Feuille1.$AU151])" table:style-name="ce3">
            <text:p>75 875,25</text:p>
          </table:table-cell>
          <table:table-cell table:number-columns-repeated="5" table:style-name="ce1"/>
          <table:table-cell office:value-type="float" office:value="148" table:formula="of:=[Feuille1.$A151]" table:style-name="ce1">
            <text:p>148</text:p>
          </table:table-cell>
          <table:table-cell office:value-type="float" office:value="323926.75" table:formula="of:=AVERAGE([Feuille1.$H151];[Feuille1.$T150];[Feuille1.$AF151];[Feuille1.$AR151])" table:style-name="ce3">
            <text:p>323 926,75</text:p>
          </table:table-cell>
          <table:table-cell office:value-type="float" office:value="93.134319131929871" table:formula="of:=[.BX149]*100/[.$BP149]" table:style-name="ce3">
            <text:p>93,13</text:p>
          </table:table-cell>
          <table:table-cell office:value-type="float" office:value="70605.746552600089" table:formula="of:=STDEV([Feuille1.$H151];[Feuille1.$T150];[Feuille1.$AF151];[Feuille1.$AR151])" table:style-name="ce3">
            <text:p>70 605,75</text:p>
          </table:table-cell>
          <table:table-cell table:number-columns-repeated="9" table:style-name="ce1"/>
          <table:table-cell office:value-type="float" office:value="148" table:formula="of:=[Feuille1.$A151]" table:style-name="ce1">
            <text:p>148</text:p>
          </table:table-cell>
          <table:table-cell office:value-type="float" office:value="16499.25" table:formula="of:=AVERAGE([Feuille1.$I151];[Feuille1.$U150];[Feuille1.$AG151];[Feuille1.$AS151])" table:style-name="ce3">
            <text:p>16 499,25</text:p>
          </table:table-cell>
          <table:table-cell office:value-type="float" office:value="4.7438083299310536" table:formula="of:=[.CK149]*100/[.$BP149]" table:style-name="ce3">
            <text:p>4,74</text:p>
          </table:table-cell>
          <table:table-cell office:value-type="float" office:value="3626.5827234464127" table:formula="of:=STDEV([Feuille1.$I151];[Feuille1.$U150];[Feuille1.$AG151];[Feuille1.$AS151])" table:style-name="ce3">
            <text:p>3 626,58</text:p>
          </table:table-cell>
          <table:table-cell table:number-columns-repeated="8" table:style-name="ce1"/>
          <table:table-cell office:value-type="float" office:value="148" table:formula="of:=[Feuille1.$A151]" table:style-name="ce1">
            <text:p>148</text:p>
          </table:table-cell>
          <table:table-cell office:value-type="float" office:value="7380" table:formula="of:=AVERAGE([Feuille1.$J151];[Feuille1.$V150];[Feuille1.$AH151];[Feuille1.$AT151])" table:style-name="ce3">
            <text:p>7 380,00</text:p>
          </table:table-cell>
          <table:table-cell office:value-type="float" office:value="2.1218725381390775" table:formula="of:=[.CW149]*100/[.$BP149]" table:style-name="ce3">
            <text:p>2,12</text:p>
          </table:table-cell>
          <table:table-cell office:value-type="float" office:value="1644.8843931008241" table:formula="of:=STDEV([Feuille1.$J151];[Feuille1.$V150];[Feuille1.$AH151];[Feuille1.$AT151])" table:style-name="ce3">
            <text:p>1 644,88</text:p>
          </table:table-cell>
          <table:table-cell table:number-columns-repeated="16281"/>
        </table:table-row>
        <table:table-row table:style-name="ro1">
          <table:table-cell office:value-type="float" office:value="149" table:formula="of:=[Feuille1.$A152]" table:style-name="ce1">
            <text:p>149</text:p>
          </table:table-cell>
          <table:table-cell office:value-type="float" office:value="808603.5" table:formula="of:=AVERAGE([Feuille1.$B152];[Feuille1.$N151];[Feuille1.$Z152];[Feuille1.$AL152])" table:style-name="ce3">
            <text:p>808 603,50</text:p>
          </table:table-cell>
          <table:table-cell office:value-type="float" office:value="177445.57375619901" table:formula="of:=STDEV([Feuille1.$B152];[Feuille1.$N151];[Feuille1.$Z152];[Feuille1.$AL152])" table:style-name="ce3">
            <text:p>177 445,57</text:p>
          </table:table-cell>
          <table:table-cell table:number-columns-repeated="5" table:style-name="ce1"/>
          <table:table-cell office:value-type="float" office:value="149" table:formula="of:=[Feuille1.$A152]" table:style-name="ce1">
            <text:p>149</text:p>
          </table:table-cell>
          <table:table-cell office:value-type="float" office:value="4895844.25" table:formula="of:=AVERAGE([Feuille1.$F152];[Feuille1.$R151];[Feuille1.$AD152];[Feuille1.$AP152])" table:style-name="ce3">
            <text:p>4 895 844,25</text:p>
          </table:table-cell>
          <table:table-cell office:value-type="float" office:value="1081632.4930148795" table:formula="of:=STDEV([Feuille1.$F152];[Feuille1.$R151];[Feuille1.$AD152];[Feuille1.$AP152])" table:style-name="ce3">
            <text:p>1 081 632,49</text:p>
          </table:table-cell>
          <table:table-cell table:number-columns-repeated="9" table:style-name="ce1"/>
          <table:table-cell office:value-type="float" office:value="149" table:formula="of:=[Feuille1.$A152]" table:style-name="ce1">
            <text:p>149</text:p>
          </table:table-cell>
          <table:table-cell office:value-type="float" office:value="4563019" table:formula="of:=AVERAGE([Feuille1.$C152];[Feuille1.O151];[Feuille1.$AA152];[Feuille1.$AM152])" table:style-name="ce3">
            <text:p>4 563 019,00</text:p>
          </table:table-cell>
          <table:table-cell office:value-type="float" office:value="93.201882392398417" table:formula="of:=[.V150]*100/[.J150]" table:style-name="ce3">
            <text:p>93,20</text:p>
          </table:table-cell>
          <table:table-cell office:value-type="float" office:value="1008115.5535182132" table:formula="of:=STDEV([Feuille1.$C152];[Feuille1.$O151];[Feuille1.$AA152];[Feuille1.$AM152])" table:style-name="ce3">
            <text:p>1 008 115,55</text:p>
          </table:table-cell>
          <table:table-cell table:number-columns-repeated="8" table:style-name="ce1"/>
          <table:table-cell office:value-type="float" office:value="149" table:formula="of:=[Feuille1.$A152]" table:style-name="ce1">
            <text:p>149</text:p>
          </table:table-cell>
          <table:table-cell office:value-type="float" office:value="229753.5" table:formula="of:=AVERAGE([Feuille1.$D152];[Feuille1.$P151];[Feuille1.$AB152];[Feuille1.$AN152])" table:style-name="ce3">
            <text:p>229 753,50</text:p>
          </table:table-cell>
          <table:table-cell office:value-type="float" office:value="4.6928269828028126" table:formula="of:=[.AH150]*100/[.$J150]" table:style-name="ce3">
            <text:p>4,69</text:p>
          </table:table-cell>
          <table:table-cell office:value-type="float" office:value="50730.405113698827" table:formula="of:=STDEV([Feuille1.$D152];[Feuille1.$P151];[Feuille1.$AB152];[Feuille1.$AN152])" table:style-name="ce3">
            <text:p>50 730,41</text:p>
          </table:table-cell>
          <table:table-cell table:number-columns-repeated="9" table:style-name="ce1"/>
          <table:table-cell office:value-type="float" office:value="149" table:formula="of:=[Feuille1.$A152]" table:style-name="ce1">
            <text:p>149</text:p>
          </table:table-cell>
          <table:table-cell office:value-type="float" office:value="103071.75" table:formula="of:=AVERAGE([Feuille1.$E152];[Feuille1.$Q151];[Feuille1.$AC152];[Feuille1.$AO152])" table:style-name="ce3">
            <text:p>103 071,75</text:p>
          </table:table-cell>
          <table:table-cell office:value-type="float" office:value="2.1052906247987773" table:formula="of:=[.AU150]*100/[.$J150]" table:style-name="ce3">
            <text:p>2,11</text:p>
          </table:table-cell>
          <table:table-cell office:value-type="float" office:value="22787.685027590378" table:formula="of:=STDEV([Feuille1.$E152];[Feuille1.$Q151];[Feuille1.$AC152];[Feuille1.$AO152])" table:style-name="ce3">
            <text:p>22 787,69</text:p>
          </table:table-cell>
          <table:table-cell table:number-columns-repeated="8" table:style-name="ce1"/>
          <table:table-cell office:value-type="float" office:value="149" table:formula="of:=[Feuille1.$A152]" table:style-name="ce1">
            <text:p>149</text:p>
          </table:table-cell>
          <table:table-cell office:value-type="float" office:value="439017.5" table:formula="of:=AVERAGE([Feuille1.$G152];[Feuille1.$S151];[Feuille1.$AE152];[Feuille1.$AQ152])" table:style-name="ce3">
            <text:p>439 017,50</text:p>
          </table:table-cell>
          <table:table-cell office:value-type="float" office:value="96647.17681857034" table:formula="of:=STDEV([Feuille1.$G152];[Feuille1.$S151];[Feuille1.$AE152];[Feuille1.$AQ152])" table:style-name="ce3">
            <text:p>96 647,18</text:p>
          </table:table-cell>
          <table:table-cell table:style-name="ce3"/>
          <table:table-cell table:number-columns-repeated="5" table:style-name="ce1"/>
          <table:table-cell office:value-type="float" office:value="149" table:formula="of:=[Feuille1.$A152]" table:style-name="ce1">
            <text:p>149</text:p>
          </table:table-cell>
          <table:table-cell office:value-type="float" office:value="376752.25" table:formula="of:=AVERAGE([Feuille1.$K152];[Feuille1.$W151];[Feuille1.$AI152];[Feuille1.$AU152])" table:style-name="ce3">
            <text:p>376 752,25</text:p>
          </table:table-cell>
          <table:table-cell office:value-type="float" office:value="83252.369317135148" table:formula="of:=STDEV([Feuille1.$K152];[Feuille1.$W151];[Feuille1.$AI152];[Feuille1.$AU152])" table:style-name="ce3">
            <text:p>83 252,37</text:p>
          </table:table-cell>
          <table:table-cell table:number-columns-repeated="5" table:style-name="ce1"/>
          <table:table-cell office:value-type="float" office:value="149" table:formula="of:=[Feuille1.$A152]" table:style-name="ce1">
            <text:p>149</text:p>
          </table:table-cell>
          <table:table-cell office:value-type="float" office:value="351131" table:formula="of:=AVERAGE([Feuille1.$H152];[Feuille1.$T151];[Feuille1.$AF152];[Feuille1.$AR152])" table:style-name="ce3">
            <text:p>351 131,00</text:p>
          </table:table-cell>
          <table:table-cell office:value-type="float" office:value="93.199443400802522" table:formula="of:=[.BX150]*100/[.$BP150]" table:style-name="ce3">
            <text:p>93,20</text:p>
          </table:table-cell>
          <table:table-cell office:value-type="float" office:value="77457.562613343311" table:formula="of:=STDEV([Feuille1.$H152];[Feuille1.$T151];[Feuille1.$AF152];[Feuille1.$AR152])" table:style-name="ce3">
            <text:p>77 457,56</text:p>
          </table:table-cell>
          <table:table-cell table:number-columns-repeated="9" table:style-name="ce1"/>
          <table:table-cell office:value-type="float" office:value="149" table:formula="of:=[Feuille1.$A152]" table:style-name="ce1">
            <text:p>149</text:p>
          </table:table-cell>
          <table:table-cell office:value-type="float" office:value="17733.75" table:formula="of:=AVERAGE([Feuille1.$I152];[Feuille1.$U151];[Feuille1.$AG152];[Feuille1.$AS152])" table:style-name="ce3">
            <text:p>17 733,75</text:p>
          </table:table-cell>
          <table:table-cell office:value-type="float" office:value="4.7070057312199198" table:formula="of:=[.CK150]*100/[.$BP150]" table:style-name="ce3">
            <text:p>4,71</text:p>
          </table:table-cell>
          <table:table-cell office:value-type="float" office:value="3958.8795026707576" table:formula="of:=STDEV([Feuille1.$I152];[Feuille1.$U151];[Feuille1.$AG152];[Feuille1.$AS152])" table:style-name="ce3">
            <text:p>3 958,88</text:p>
          </table:table-cell>
          <table:table-cell table:number-columns-repeated="8" table:style-name="ce1"/>
          <table:table-cell office:value-type="float" office:value="149" table:formula="of:=[Feuille1.$A152]" table:style-name="ce1">
            <text:p>149</text:p>
          </table:table-cell>
          <table:table-cell office:value-type="float" office:value="7887.5" table:formula="of:=AVERAGE([Feuille1.$J152];[Feuille1.$V151];[Feuille1.$AH152];[Feuille1.$AT152])" table:style-name="ce3">
            <text:p>7 887,50</text:p>
          </table:table-cell>
          <table:table-cell office:value-type="float" office:value="2.0935508679775636" table:formula="of:=[.CW150]*100/[.$BP150]" table:style-name="ce3">
            <text:p>2,09</text:p>
          </table:table-cell>
          <table:table-cell office:value-type="float" office:value="1838.189417153013" table:formula="of:=STDEV([Feuille1.$J152];[Feuille1.$V151];[Feuille1.$AH152];[Feuille1.$AT152])" table:style-name="ce3">
            <text:p>1 838,19</text:p>
          </table:table-cell>
          <table:table-cell table:number-columns-repeated="16281"/>
        </table:table-row>
        <table:table-row table:style-name="ro1">
          <table:table-cell office:value-type="float" office:value="150" table:formula="of:=[Feuille1.$A153]" table:style-name="ce1">
            <text:p>150</text:p>
          </table:table-cell>
          <table:table-cell office:value-type="float" office:value="875844.5" table:formula="of:=AVERAGE([Feuille1.$B153];[Feuille1.$N152];[Feuille1.$Z153];[Feuille1.$AL153])" table:style-name="ce3">
            <text:p>875 844,50</text:p>
          </table:table-cell>
          <table:table-cell office:value-type="float" office:value="192199.40685045483" table:formula="of:=STDEV([Feuille1.$B153];[Feuille1.$N152];[Feuille1.$Z153];[Feuille1.$AL153])" table:style-name="ce3">
            <text:p>192 199,41</text:p>
          </table:table-cell>
          <table:table-cell table:number-columns-repeated="5" table:style-name="ce1"/>
          <table:table-cell office:value-type="float" office:value="150" table:formula="of:=[Feuille1.$A153]" table:style-name="ce1">
            <text:p>150</text:p>
          </table:table-cell>
          <table:table-cell office:value-type="float" office:value="5303062.75" table:formula="of:=AVERAGE([Feuille1.$F153];[Feuille1.$R152];[Feuille1.$AD153];[Feuille1.$AP153])" table:style-name="ce3">
            <text:p>5 303 062,75</text:p>
          </table:table-cell>
          <table:table-cell office:value-type="float" office:value="1170557.6878825396" table:formula="of:=STDEV([Feuille1.$F153];[Feuille1.$R152];[Feuille1.$AD153];[Feuille1.$AP153])" table:style-name="ce3">
            <text:p>1 170 557,69</text:p>
          </table:table-cell>
          <table:table-cell table:number-columns-repeated="9" table:style-name="ce1"/>
          <table:table-cell office:value-type="float" office:value="150" table:formula="of:=[Feuille1.$A153]" table:style-name="ce1">
            <text:p>150</text:p>
          </table:table-cell>
          <table:table-cell office:value-type="float" office:value="4942515.5" table:formula="of:=AVERAGE([Feuille1.$C153];[Feuille1.O152];[Feuille1.$AA153];[Feuille1.$AM153])" table:style-name="ce3">
            <text:p>4 942 515,50</text:p>
          </table:table-cell>
          <table:table-cell office:value-type="float" office:value="93.201150599245693" table:formula="of:=[.V151]*100/[.J151]" table:style-name="ce3">
            <text:p>93,20</text:p>
          </table:table-cell>
          <table:table-cell office:value-type="float" office:value="1091011.3328859911" table:formula="of:=STDEV([Feuille1.$C153];[Feuille1.$O152];[Feuille1.$AA153];[Feuille1.$AM153])" table:style-name="ce3">
            <text:p>1 091 011,33</text:p>
          </table:table-cell>
          <table:table-cell table:number-columns-repeated="8" table:style-name="ce1"/>
          <table:table-cell office:value-type="float" office:value="150" table:formula="of:=[Feuille1.$A153]" table:style-name="ce1">
            <text:p>150</text:p>
          </table:table-cell>
          <table:table-cell office:value-type="float" office:value="248889.75" table:formula="of:=AVERAGE([Feuille1.$D153];[Feuille1.$P152];[Feuille1.$AB153];[Feuille1.$AN153])" table:style-name="ce3">
            <text:p>248 889,75</text:p>
          </table:table-cell>
          <table:table-cell office:value-type="float" office:value="4.6933208550096825" table:formula="of:=[.AH151]*100/[.$J151]" table:style-name="ce3">
            <text:p>4,69</text:p>
          </table:table-cell>
          <table:table-cell office:value-type="float" office:value="54919.396751815599" table:formula="of:=STDEV([Feuille1.$D153];[Feuille1.$P152];[Feuille1.$AB153];[Feuille1.$AN153])" table:style-name="ce3">
            <text:p>54 919,40</text:p>
          </table:table-cell>
          <table:table-cell table:number-columns-repeated="9" table:style-name="ce1"/>
          <table:table-cell office:value-type="float" office:value="150" table:formula="of:=[Feuille1.$A153]" table:style-name="ce1">
            <text:p>150</text:p>
          </table:table-cell>
          <table:table-cell office:value-type="float" office:value="111657.5" table:formula="of:=AVERAGE([Feuille1.$E153];[Feuille1.$Q152];[Feuille1.$AC153];[Feuille1.$AO153])" table:style-name="ce3">
            <text:p>111 657,50</text:p>
          </table:table-cell>
          <table:table-cell office:value-type="float" office:value="2.1055285457446264" table:formula="of:=[.AU151]*100/[.$J151]" table:style-name="ce3">
            <text:p>2,11</text:p>
          </table:table-cell>
          <table:table-cell office:value-type="float" office:value="24627.781798881795" table:formula="of:=STDEV([Feuille1.$E153];[Feuille1.$Q152];[Feuille1.$AC153];[Feuille1.$AO153])" table:style-name="ce3">
            <text:p>24 627,78</text:p>
          </table:table-cell>
          <table:table-cell table:number-columns-repeated="8" table:style-name="ce1"/>
          <table:table-cell office:value-type="float" office:value="150" table:formula="of:=[Feuille1.$A153]" table:style-name="ce1">
            <text:p>150</text:p>
          </table:table-cell>
          <table:table-cell office:value-type="float" office:value="474459.5" table:formula="of:=AVERAGE([Feuille1.$G153];[Feuille1.$S152];[Feuille1.$AE153];[Feuille1.$AQ153])" table:style-name="ce3">
            <text:p>474 459,50</text:p>
          </table:table-cell>
          <table:table-cell office:value-type="float" office:value="103697.70416777156" table:formula="of:=STDEV([Feuille1.$G153];[Feuille1.$S152];[Feuille1.$AE153];[Feuille1.$AQ153])" table:style-name="ce3">
            <text:p>103 697,70</text:p>
          </table:table-cell>
          <table:table-cell table:style-name="ce3"/>
          <table:table-cell table:number-columns-repeated="5" table:style-name="ce1"/>
          <table:table-cell office:value-type="float" office:value="150" table:formula="of:=[Feuille1.$A153]" table:style-name="ce1">
            <text:p>150</text:p>
          </table:table-cell>
          <table:table-cell office:value-type="float" office:value="407218.5" table:formula="of:=AVERAGE([Feuille1.$K153];[Feuille1.$W152];[Feuille1.$AI153];[Feuille1.$AU153])" table:style-name="ce3">
            <text:p>407 218,50</text:p>
          </table:table-cell>
          <table:table-cell office:value-type="float" office:value="88937.411170253137" table:formula="of:=STDEV([Feuille1.$K153];[Feuille1.$W152];[Feuille1.$AI153];[Feuille1.$AU153])" table:style-name="ce3">
            <text:p>88 937,41</text:p>
          </table:table-cell>
          <table:table-cell table:number-columns-repeated="5" table:style-name="ce1"/>
          <table:table-cell office:value-type="float" office:value="150" table:formula="of:=[Feuille1.$A153]" table:style-name="ce1">
            <text:p>150</text:p>
          </table:table-cell>
          <table:table-cell office:value-type="float" office:value="379496.5" table:formula="of:=AVERAGE([Feuille1.$H153];[Feuille1.$T152];[Feuille1.$AF153];[Feuille1.$AR153])" table:style-name="ce3">
            <text:p>379 496,50</text:p>
          </table:table-cell>
          <table:table-cell office:value-type="float" office:value="93.192352508542712" table:formula="of:=[.BX151]*100/[.$BP151]" table:style-name="ce3">
            <text:p>93,19</text:p>
          </table:table-cell>
          <table:table-cell office:value-type="float" office:value="82909.54975353161" table:formula="of:=STDEV([Feuille1.$H153];[Feuille1.$T152];[Feuille1.$AF153];[Feuille1.$AR153])" table:style-name="ce3">
            <text:p>82 909,55</text:p>
          </table:table-cell>
          <table:table-cell table:number-columns-repeated="9" table:style-name="ce1"/>
          <table:table-cell office:value-type="float" office:value="150" table:formula="of:=[Feuille1.$A153]" table:style-name="ce1">
            <text:p>150</text:p>
          </table:table-cell>
          <table:table-cell office:value-type="float" office:value="19136.25" table:formula="of:=AVERAGE([Feuille1.$I153];[Feuille1.$U152];[Feuille1.$AG153];[Feuille1.$AS153])" table:style-name="ce3">
            <text:p>19 136,25</text:p>
          </table:table-cell>
          <table:table-cell office:value-type="float" office:value="4.6992585061827983" table:formula="of:=[.CK151]*100/[.$BP151]" table:style-name="ce3">
            <text:p>4,70</text:p>
          </table:table-cell>
          <table:table-cell office:value-type="float" office:value="4190.210127984833" table:formula="of:=STDEV([Feuille1.$I153];[Feuille1.$U152];[Feuille1.$AG153];[Feuille1.$AS153])" table:style-name="ce3">
            <text:p>4 190,21</text:p>
          </table:table-cell>
          <table:table-cell table:number-columns-repeated="8" table:style-name="ce1"/>
          <table:table-cell office:value-type="float" office:value="150" table:formula="of:=[Feuille1.$A153]" table:style-name="ce1">
            <text:p>150</text:p>
          </table:table-cell>
          <table:table-cell office:value-type="float" office:value="8585.75" table:formula="of:=AVERAGE([Feuille1.$J153];[Feuille1.$V152];[Feuille1.$AH153];[Feuille1.$AT153])" table:style-name="ce3">
            <text:p>8 585,75</text:p>
          </table:table-cell>
          <table:table-cell office:value-type="float" office:value="2.1083889852744901" table:formula="of:=[.CW151]*100/[.$BP151]" table:style-name="ce3">
            <text:p>2,11</text:p>
          </table:table-cell>
          <table:table-cell office:value-type="float" office:value="1841.3589863648713" table:formula="of:=STDEV([Feuille1.$J153];[Feuille1.$V152];[Feuille1.$AH153];[Feuille1.$AT153])" table:style-name="ce3">
            <text:p>1 841,36</text:p>
          </table:table-cell>
          <table:table-cell table:number-columns-repeated="16281"/>
        </table:table-row>
        <table:table-row table:style-name="ro1">
          <table:table-cell office:value-type="float" office:value="151" table:formula="of:=[Feuille1.$A154]" table:style-name="ce1">
            <text:p>151</text:p>
          </table:table-cell>
          <table:table-cell office:value-type="float" office:value="948650.5" table:formula="of:=AVERAGE([Feuille1.$B154];[Feuille1.$N153];[Feuille1.$Z154];[Feuille1.$AL154])" table:style-name="ce3">
            <text:p>948 650,50</text:p>
          </table:table-cell>
          <table:table-cell office:value-type="float" office:value="208238.11626196903" table:formula="of:=STDEV([Feuille1.$B154];[Feuille1.$N153];[Feuille1.$Z154];[Feuille1.$AL154])" table:style-name="ce3">
            <text:p>208 238,12</text:p>
          </table:table-cell>
          <table:table-cell table:number-columns-repeated="5" table:style-name="ce1"/>
          <table:table-cell office:value-type="float" office:value="151" table:formula="of:=[Feuille1.$A154]" table:style-name="ce1">
            <text:p>151</text:p>
          </table:table-cell>
          <table:table-cell office:value-type="float" office:value="5744739.5" table:formula="of:=AVERAGE([Feuille1.$F154];[Feuille1.$R153];[Feuille1.$AD154];[Feuille1.$AP154])" table:style-name="ce3">
            <text:p>5 744 739,50</text:p>
          </table:table-cell>
          <table:table-cell office:value-type="float" office:value="1267724.5323640569" table:formula="of:=STDEV([Feuille1.$F154];[Feuille1.$R153];[Feuille1.$AD154];[Feuille1.$AP154])" table:style-name="ce3">
            <text:p>1 267 724,53</text:p>
          </table:table-cell>
          <table:table-cell table:number-columns-repeated="9" table:style-name="ce1"/>
          <table:table-cell office:value-type="float" office:value="151" table:formula="of:=[Feuille1.$A154]" table:style-name="ce1">
            <text:p>151</text:p>
          </table:table-cell>
          <table:table-cell office:value-type="float" office:value="5354210.25" table:formula="of:=AVERAGE([Feuille1.$C154];[Feuille1.O153];[Feuille1.$AA154];[Feuille1.$AM154])" table:style-name="ce3">
            <text:p>5 354 210,25</text:p>
          </table:table-cell>
          <table:table-cell office:value-type="float" office:value="93.201967643615518" table:formula="of:=[.V152]*100/[.J152]" table:style-name="ce3">
            <text:p>93,20</text:p>
          </table:table-cell>
          <table:table-cell office:value-type="float" office:value="1181479.4787421899" table:formula="of:=STDEV([Feuille1.$C154];[Feuille1.$O153];[Feuille1.$AA154];[Feuille1.$AM154])" table:style-name="ce3">
            <text:p>1 181 479,48</text:p>
          </table:table-cell>
          <table:table-cell table:number-columns-repeated="8" table:style-name="ce1"/>
          <table:table-cell office:value-type="float" office:value="151" table:formula="of:=[Feuille1.$A154]" table:style-name="ce1">
            <text:p>151</text:p>
          </table:table-cell>
          <table:table-cell office:value-type="float" office:value="269551" table:formula="of:=AVERAGE([Feuille1.$D154];[Feuille1.$P153];[Feuille1.$AB154];[Feuille1.$AN154])" table:style-name="ce3">
            <text:p>269 551,00</text:p>
          </table:table-cell>
          <table:table-cell office:value-type="float" office:value="4.6921361708394258" table:formula="of:=[.AH152]*100/[.$J152]" table:style-name="ce3">
            <text:p>4,69</text:p>
          </table:table-cell>
          <table:table-cell office:value-type="float" office:value="59525.339573439931" table:formula="of:=STDEV([Feuille1.$D154];[Feuille1.$P153];[Feuille1.$AB154];[Feuille1.$AN154])" table:style-name="ce3">
            <text:p>59 525,34</text:p>
          </table:table-cell>
          <table:table-cell table:number-columns-repeated="9" table:style-name="ce1"/>
          <table:table-cell office:value-type="float" office:value="151" table:formula="of:=[Feuille1.$A154]" table:style-name="ce1">
            <text:p>151</text:p>
          </table:table-cell>
          <table:table-cell office:value-type="float" office:value="120978.25" table:formula="of:=AVERAGE([Feuille1.$E154];[Feuille1.$Q153];[Feuille1.$AC154];[Feuille1.$AO154])" table:style-name="ce3">
            <text:p>120 978,25</text:p>
          </table:table-cell>
          <table:table-cell office:value-type="float" office:value="2.105896185545054" table:formula="of:=[.AU152]*100/[.$J152]" table:style-name="ce3">
            <text:p>2,11</text:p>
          </table:table-cell>
          <table:table-cell office:value-type="float" office:value="26721.011437630874" table:formula="of:=STDEV([Feuille1.$E154];[Feuille1.$Q153];[Feuille1.$AC154];[Feuille1.$AO154])" table:style-name="ce3">
            <text:p>26 721,01</text:p>
          </table:table-cell>
          <table:table-cell table:number-columns-repeated="8" table:style-name="ce1"/>
          <table:table-cell office:value-type="float" office:value="151" table:formula="of:=[Feuille1.$A154]" table:style-name="ce1">
            <text:p>151</text:p>
          </table:table-cell>
          <table:table-cell office:value-type="float" office:value="514482.75" table:formula="of:=AVERAGE([Feuille1.$G154];[Feuille1.$S153];[Feuille1.$AE154];[Feuille1.$AQ154])" table:style-name="ce3">
            <text:p>514 482,75</text:p>
          </table:table-cell>
          <table:table-cell office:value-type="float" office:value="113214.91804933069" table:formula="of:=STDEV([Feuille1.$G154];[Feuille1.$S153];[Feuille1.$AE154];[Feuille1.$AQ154])" table:style-name="ce3">
            <text:p>113 214,92</text:p>
          </table:table-cell>
          <table:table-cell table:style-name="ce3"/>
          <table:table-cell table:number-columns-repeated="5" table:style-name="ce1"/>
          <table:table-cell office:value-type="float" office:value="151" table:formula="of:=[Feuille1.$A154]" table:style-name="ce1">
            <text:p>151</text:p>
          </table:table-cell>
          <table:table-cell office:value-type="float" office:value="441676.75" table:formula="of:=AVERAGE([Feuille1.$K154];[Feuille1.$W153];[Feuille1.$AI154];[Feuille1.$AU154])" table:style-name="ce3">
            <text:p>441 676,75</text:p>
          </table:table-cell>
          <table:table-cell office:value-type="float" office:value="97175.01828616584" table:formula="of:=STDEV([Feuille1.$K154];[Feuille1.$W153];[Feuille1.$AI154];[Feuille1.$AU154])" table:style-name="ce3">
            <text:p>97 175,02</text:p>
          </table:table-cell>
          <table:table-cell table:number-columns-repeated="5" table:style-name="ce1"/>
          <table:table-cell office:value-type="float" office:value="151" table:formula="of:=[Feuille1.$A154]" table:style-name="ce1">
            <text:p>151</text:p>
          </table:table-cell>
          <table:table-cell office:value-type="float" office:value="411694.75" table:formula="of:=AVERAGE([Feuille1.$H154];[Feuille1.$T153];[Feuille1.$AF154];[Feuille1.$AR154])" table:style-name="ce3">
            <text:p>411 694,75</text:p>
          </table:table-cell>
          <table:table-cell office:value-type="float" office:value="93.211777617907217" table:formula="of:=[.BX152]*100/[.$BP152]" table:style-name="ce3">
            <text:p>93,21</text:p>
          </table:table-cell>
          <table:table-cell office:value-type="float" office:value="90474.130222861684" table:formula="of:=STDEV([Feuille1.$H154];[Feuille1.$T153];[Feuille1.$AF154];[Feuille1.$AR154])" table:style-name="ce3">
            <text:p>90 474,13</text:p>
          </table:table-cell>
          <table:table-cell table:number-columns-repeated="9" table:style-name="ce1"/>
          <table:table-cell office:value-type="float" office:value="151" table:formula="of:=[Feuille1.$A154]" table:style-name="ce1">
            <text:p>151</text:p>
          </table:table-cell>
          <table:table-cell office:value-type="float" office:value="20661.25" table:formula="of:=AVERAGE([Feuille1.$I154];[Feuille1.$U153];[Feuille1.$AG154];[Feuille1.$AS154])" table:style-name="ce3">
            <text:p>20 661,25</text:p>
          </table:table-cell>
          <table:table-cell office:value-type="float" office:value="4.677912070309338" table:formula="of:=[.CK152]*100/[.$BP152]" table:style-name="ce3">
            <text:p>4,68</text:p>
          </table:table-cell>
          <table:table-cell office:value-type="float" office:value="4608.489439791163" table:formula="of:=STDEV([Feuille1.$I154];[Feuille1.$U153];[Feuille1.$AG154];[Feuille1.$AS154])" table:style-name="ce3">
            <text:p>4 608,49</text:p>
          </table:table-cell>
          <table:table-cell table:number-columns-repeated="8" table:style-name="ce1"/>
          <table:table-cell office:value-type="float" office:value="151" table:formula="of:=[Feuille1.$A154]" table:style-name="ce1">
            <text:p>151</text:p>
          </table:table-cell>
          <table:table-cell office:value-type="float" office:value="9320.75" table:formula="of:=AVERAGE([Feuille1.$J154];[Feuille1.$V153];[Feuille1.$AH154];[Feuille1.$AT154])" table:style-name="ce3">
            <text:p>9 320,75</text:p>
          </table:table-cell>
          <table:table-cell office:value-type="float" office:value="2.1103103117834481" table:formula="of:=[.CW152]*100/[.$BP152]" table:style-name="ce3">
            <text:p>2,11</text:p>
          </table:table-cell>
          <table:table-cell office:value-type="float" office:value="2095.0843061795867" table:formula="of:=STDEV([Feuille1.$J154];[Feuille1.$V153];[Feuille1.$AH154];[Feuille1.$AT154])" table:style-name="ce3">
            <text:p>2 095,08</text:p>
          </table:table-cell>
          <table:table-cell table:number-columns-repeated="16281"/>
        </table:table-row>
        <table:table-row table:style-name="ro1">
          <table:table-cell office:value-type="float" office:value="152" table:formula="of:=[Feuille1.$A155]" table:style-name="ce1">
            <text:p>152</text:p>
          </table:table-cell>
          <table:table-cell office:value-type="float" office:value="1027485.25" table:formula="of:=AVERAGE([Feuille1.$B155];[Feuille1.$N154];[Feuille1.$Z155];[Feuille1.$AL155])" table:style-name="ce3">
            <text:p>1 027 485,25</text:p>
          </table:table-cell>
          <table:table-cell office:value-type="float" office:value="225894.08102379163" table:formula="of:=STDEV([Feuille1.$B155];[Feuille1.$N154];[Feuille1.$Z155];[Feuille1.$AL155])" table:style-name="ce3">
            <text:p>225 894,08</text:p>
          </table:table-cell>
          <table:table-cell table:number-columns-repeated="5" table:style-name="ce1"/>
          <table:table-cell office:value-type="float" office:value="152" table:formula="of:=[Feuille1.$A155]" table:style-name="ce1">
            <text:p>152</text:p>
          </table:table-cell>
          <table:table-cell office:value-type="float" office:value="6223128.75" table:formula="of:=AVERAGE([Feuille1.$F155];[Feuille1.$R154];[Feuille1.$AD155];[Feuille1.$AP155])" table:style-name="ce3">
            <text:p>6 223 128,75</text:p>
          </table:table-cell>
          <table:table-cell office:value-type="float" office:value="1371814.8006893096" table:formula="of:=STDEV([Feuille1.$F155];[Feuille1.$R154];[Feuille1.$AD155];[Feuille1.$AP155])" table:style-name="ce3">
            <text:p>1 371 814,80</text:p>
          </table:table-cell>
          <table:table-cell table:number-columns-repeated="9" table:style-name="ce1"/>
          <table:table-cell office:value-type="float" office:value="152" table:formula="of:=[Feuille1.$A155]" table:style-name="ce1">
            <text:p>152</text:p>
          </table:table-cell>
          <table:table-cell office:value-type="float" office:value="5799986" table:formula="of:=AVERAGE([Feuille1.$C155];[Feuille1.O154];[Feuille1.$AA155];[Feuille1.$AM155])" table:style-name="ce3">
            <text:p>5 799 986,00</text:p>
          </table:table-cell>
          <table:table-cell office:value-type="float" office:value="93.200482152968476" table:formula="of:=[.V153]*100/[.J153]" table:style-name="ce3">
            <text:p>93,20</text:p>
          </table:table-cell>
          <table:table-cell office:value-type="float" office:value="1278501.3142975906" table:formula="of:=STDEV([Feuille1.$C155];[Feuille1.$O154];[Feuille1.$AA155];[Feuille1.$AM155])" table:style-name="ce3">
            <text:p>1 278 501,31</text:p>
          </table:table-cell>
          <table:table-cell table:number-columns-repeated="8" table:style-name="ce1"/>
          <table:table-cell office:value-type="float" office:value="152" table:formula="of:=[Feuille1.$A155]" table:style-name="ce1">
            <text:p>152</text:p>
          </table:table-cell>
          <table:table-cell office:value-type="float" office:value="292043" table:formula="of:=AVERAGE([Feuille1.$D155];[Feuille1.$P154];[Feuille1.$AB155];[Feuille1.$AN155])" table:style-name="ce3">
            <text:p>292 043,00</text:p>
          </table:table-cell>
          <table:table-cell office:value-type="float" office:value="4.6928645016383435" table:formula="of:=[.AH153]*100/[.$J153]" table:style-name="ce3">
            <text:p>4,69</text:p>
          </table:table-cell>
          <table:table-cell office:value-type="float" office:value="64435.942107905379" table:formula="of:=STDEV([Feuille1.$D155];[Feuille1.$P154];[Feuille1.$AB155];[Feuille1.$AN155])" table:style-name="ce3">
            <text:p>64 435,94</text:p>
          </table:table-cell>
          <table:table-cell table:number-columns-repeated="9" table:style-name="ce1"/>
          <table:table-cell office:value-type="float" office:value="152" table:formula="of:=[Feuille1.$A155]" table:style-name="ce1">
            <text:p>152</text:p>
          </table:table-cell>
          <table:table-cell office:value-type="float" office:value="131099.75" table:formula="of:=AVERAGE([Feuille1.$E155];[Feuille1.$Q154];[Feuille1.$AC155];[Feuille1.$AO155])" table:style-name="ce3">
            <text:p>131 099,75</text:p>
          </table:table-cell>
          <table:table-cell office:value-type="float" office:value="2.1066533453931835" table:formula="of:=[.AU153]*100/[.$J153]" table:style-name="ce3">
            <text:p>2,11</text:p>
          </table:table-cell>
          <table:table-cell office:value-type="float" office:value="28878.926888823276" table:formula="of:=STDEV([Feuille1.$E155];[Feuille1.$Q154];[Feuille1.$AC155];[Feuille1.$AO155])" table:style-name="ce3">
            <text:p>28 878,93</text:p>
          </table:table-cell>
          <table:table-cell table:number-columns-repeated="8" table:style-name="ce1"/>
          <table:table-cell office:value-type="float" office:value="152" table:formula="of:=[Feuille1.$A155]" table:style-name="ce1">
            <text:p>152</text:p>
          </table:table-cell>
          <table:table-cell office:value-type="float" office:value="557224" table:formula="of:=AVERAGE([Feuille1.$G155];[Feuille1.$S154];[Feuille1.$AE155];[Feuille1.$AQ155])" table:style-name="ce3">
            <text:p>557 224,00</text:p>
          </table:table-cell>
          <table:table-cell office:value-type="float" office:value="121766.59913402634" table:formula="of:=STDEV([Feuille1.$G155];[Feuille1.$S154];[Feuille1.$AE155];[Feuille1.$AQ155])" table:style-name="ce3">
            <text:p>121 766,60</text:p>
          </table:table-cell>
          <table:table-cell table:style-name="ce3"/>
          <table:table-cell table:number-columns-repeated="5" table:style-name="ce1"/>
          <table:table-cell office:value-type="float" office:value="152" table:formula="of:=[Feuille1.$A155]" table:style-name="ce1">
            <text:p>152</text:p>
          </table:table-cell>
          <table:table-cell office:value-type="float" office:value="478389.25" table:formula="of:=AVERAGE([Feuille1.$K155];[Feuille1.$W154];[Feuille1.$AI155];[Feuille1.$AU155])" table:style-name="ce3">
            <text:p>478 389,25</text:p>
          </table:table-cell>
          <table:table-cell office:value-type="float" office:value="104109.76345625162" table:formula="of:=STDEV([Feuille1.$K155];[Feuille1.$W154];[Feuille1.$AI155];[Feuille1.$AU155])" table:style-name="ce3">
            <text:p>104 109,76</text:p>
          </table:table-cell>
          <table:table-cell table:number-columns-repeated="5" table:style-name="ce1"/>
          <table:table-cell office:value-type="float" office:value="152" table:formula="of:=[Feuille1.$A155]" table:style-name="ce1">
            <text:p>152</text:p>
          </table:table-cell>
          <table:table-cell office:value-type="float" office:value="445775.75" table:formula="of:=AVERAGE([Feuille1.$H155];[Feuille1.$T154];[Feuille1.$AF155];[Feuille1.$AR155])" table:style-name="ce3">
            <text:p>445 775,75</text:p>
          </table:table-cell>
          <table:table-cell office:value-type="float" office:value="93.182643631728766" table:formula="of:=[.BX153]*100/[.$BP153]" table:style-name="ce3">
            <text:p>93,18</text:p>
          </table:table-cell>
          <table:table-cell office:value-type="float" office:value="97039.941880907994" table:formula="of:=STDEV([Feuille1.$H155];[Feuille1.$T154];[Feuille1.$AF155];[Feuille1.$AR155])" table:style-name="ce3">
            <text:p>97 039,94</text:p>
          </table:table-cell>
          <table:table-cell table:number-columns-repeated="9" table:style-name="ce1"/>
          <table:table-cell office:value-type="float" office:value="152" table:formula="of:=[Feuille1.$A155]" table:style-name="ce1">
            <text:p>152</text:p>
          </table:table-cell>
          <table:table-cell office:value-type="float" office:value="22492" table:formula="of:=AVERAGE([Feuille1.$I155];[Feuille1.$U154];[Feuille1.$AG155];[Feuille1.$AS155])" table:style-name="ce3">
            <text:p>22 492,00</text:p>
          </table:table-cell>
          <table:table-cell office:value-type="float" office:value="4.7016106653734377" table:formula="of:=[.CK153]*100/[.$BP153]" table:style-name="ce3">
            <text:p>4,70</text:p>
          </table:table-cell>
          <table:table-cell office:value-type="float" office:value="4911.842899224961" table:formula="of:=STDEV([Feuille1.$I155];[Feuille1.$U154];[Feuille1.$AG155];[Feuille1.$AS155])" table:style-name="ce3">
            <text:p>4 911,84</text:p>
          </table:table-cell>
          <table:table-cell table:number-columns-repeated="8" table:style-name="ce1"/>
          <table:table-cell office:value-type="float" office:value="152" table:formula="of:=[Feuille1.$A155]" table:style-name="ce1">
            <text:p>152</text:p>
          </table:table-cell>
          <table:table-cell office:value-type="float" office:value="10121.5" table:formula="of:=AVERAGE([Feuille1.$J155];[Feuille1.$V154];[Feuille1.$AH155];[Feuille1.$AT155])" table:style-name="ce3">
            <text:p>10 121,50</text:p>
          </table:table-cell>
          <table:table-cell office:value-type="float" office:value="2.1157457028977973" table:formula="of:=[.CW153]*100/[.$BP153]" table:style-name="ce3">
            <text:p>2,12</text:p>
          </table:table-cell>
          <table:table-cell office:value-type="float" office:value="2158.6368383774052" table:formula="of:=STDEV([Feuille1.$J155];[Feuille1.$V154];[Feuille1.$AH155];[Feuille1.$AT155])" table:style-name="ce3">
            <text:p>2 158,64</text:p>
          </table:table-cell>
          <table:table-cell table:number-columns-repeated="16281"/>
        </table:table-row>
        <table:table-row table:style-name="ro1">
          <table:table-cell office:value-type="float" office:value="153" table:formula="of:=[Feuille1.$A156]" table:style-name="ce1">
            <text:p>153</text:p>
          </table:table-cell>
          <table:table-cell office:value-type="float" office:value="1113203.25" table:formula="of:=AVERAGE([Feuille1.$B156];[Feuille1.$N155];[Feuille1.$Z156];[Feuille1.$AL156])" table:style-name="ce3">
            <text:p>1 113 203,25</text:p>
          </table:table-cell>
          <table:table-cell office:value-type="float" office:value="244771.15199763636" table:formula="of:=STDEV([Feuille1.$B156];[Feuille1.$N155];[Feuille1.$Z156];[Feuille1.$AL156])" table:style-name="ce3">
            <text:p>244 771,15</text:p>
          </table:table-cell>
          <table:table-cell table:number-columns-repeated="5" table:style-name="ce1"/>
          <table:table-cell office:value-type="float" office:value="153" table:formula="of:=[Feuille1.$A156]" table:style-name="ce1">
            <text:p>153</text:p>
          </table:table-cell>
          <table:table-cell office:value-type="float" office:value="6741946" table:formula="of:=AVERAGE([Feuille1.$F156];[Feuille1.$R155];[Feuille1.$AD156];[Feuille1.$AP156])" table:style-name="ce3">
            <text:p>6 741 946,00</text:p>
          </table:table-cell>
          <table:table-cell office:value-type="float" office:value="1486590.8866178796" table:formula="of:=STDEV([Feuille1.$F156];[Feuille1.$R155];[Feuille1.$AD156];[Feuille1.$AP156])" table:style-name="ce3">
            <text:p>1 486 590,89</text:p>
          </table:table-cell>
          <table:table-cell table:number-columns-repeated="9" table:style-name="ce1"/>
          <table:table-cell office:value-type="float" office:value="153" table:formula="of:=[Feuille1.$A156]" table:style-name="ce1">
            <text:p>153</text:p>
          </table:table-cell>
          <table:table-cell office:value-type="float" office:value="6283497" table:formula="of:=AVERAGE([Feuille1.$C156];[Feuille1.O155];[Feuille1.$AA156];[Feuille1.$AM156])" table:style-name="ce3">
            <text:p>6 283 497,00</text:p>
          </table:table-cell>
          <table:table-cell office:value-type="float" office:value="93.200049362602428" table:formula="of:=[.V154]*100/[.J154]" table:style-name="ce3">
            <text:p>93,20</text:p>
          </table:table-cell>
          <table:table-cell office:value-type="float" office:value="1385442.2761349531" table:formula="of:=STDEV([Feuille1.$C156];[Feuille1.$O155];[Feuille1.$AA156];[Feuille1.$AM156])" table:style-name="ce3">
            <text:p>1 385 442,28</text:p>
          </table:table-cell>
          <table:table-cell table:number-columns-repeated="8" table:style-name="ce1"/>
          <table:table-cell office:value-type="float" office:value="153" table:formula="of:=[Feuille1.$A156]" table:style-name="ce1">
            <text:p>153</text:p>
          </table:table-cell>
          <table:table-cell office:value-type="float" office:value="316356" table:formula="of:=AVERAGE([Feuille1.$D156];[Feuille1.$P155];[Feuille1.$AB156];[Feuille1.$AN156])" table:style-name="ce3">
            <text:p>316 356,00</text:p>
          </table:table-cell>
          <table:table-cell office:value-type="float" office:value="4.6923544033132272" table:formula="of:=[.AH154]*100/[.$J154]" table:style-name="ce3">
            <text:p>4,69</text:p>
          </table:table-cell>
          <table:table-cell office:value-type="float" office:value="69844.055981880083" table:formula="of:=STDEV([Feuille1.$D156];[Feuille1.$P155];[Feuille1.$AB156];[Feuille1.$AN156])" table:style-name="ce3">
            <text:p>69 844,06</text:p>
          </table:table-cell>
          <table:table-cell table:number-columns-repeated="9" table:style-name="ce1"/>
          <table:table-cell office:value-type="float" office:value="153" table:formula="of:=[Feuille1.$A156]" table:style-name="ce1">
            <text:p>153</text:p>
          </table:table-cell>
          <table:table-cell office:value-type="float" office:value="142093" table:formula="of:=AVERAGE([Feuille1.$E156];[Feuille1.$Q155];[Feuille1.$AC156];[Feuille1.$AO156])" table:style-name="ce3">
            <text:p>142 093,00</text:p>
          </table:table-cell>
          <table:table-cell office:value-type="float" office:value="2.107596234084343" table:formula="of:=[.AU154]*100/[.$J154]" table:style-name="ce3">
            <text:p>2,11</text:p>
          </table:table-cell>
          <table:table-cell office:value-type="float" office:value="31307.298361031833" table:formula="of:=STDEV([Feuille1.$E156];[Feuille1.$Q155];[Feuille1.$AC156];[Feuille1.$AO156])" table:style-name="ce3">
            <text:p>31 307,30</text:p>
          </table:table-cell>
          <table:table-cell table:number-columns-repeated="8" table:style-name="ce1"/>
          <table:table-cell office:value-type="float" office:value="153" table:formula="of:=[Feuille1.$A156]" table:style-name="ce1">
            <text:p>153</text:p>
          </table:table-cell>
          <table:table-cell office:value-type="float" office:value="604535.25" table:formula="of:=AVERAGE([Feuille1.$G156];[Feuille1.$S155];[Feuille1.$AE156];[Feuille1.$AQ156])" table:style-name="ce3">
            <text:p>604 535,25</text:p>
          </table:table-cell>
          <table:table-cell office:value-type="float" office:value="133654.93416100781" table:formula="of:=STDEV([Feuille1.$G156];[Feuille1.$S155];[Feuille1.$AE156];[Feuille1.$AQ156])" table:style-name="ce3">
            <text:p>133 654,93</text:p>
          </table:table-cell>
          <table:table-cell table:style-name="ce3"/>
          <table:table-cell table:number-columns-repeated="5" table:style-name="ce1"/>
          <table:table-cell office:value-type="float" office:value="153" table:formula="of:=[Feuille1.$A156]" table:style-name="ce1">
            <text:p>153</text:p>
          </table:table-cell>
          <table:table-cell office:value-type="float" office:value="518817.25" table:formula="of:=AVERAGE([Feuille1.$K156];[Feuille1.$W155];[Feuille1.$AI156];[Feuille1.$AU156])" table:style-name="ce3">
            <text:p>518 817,25</text:p>
          </table:table-cell>
          <table:table-cell office:value-type="float" office:value="114777.37401705094" table:formula="of:=STDEV([Feuille1.$K156];[Feuille1.$W155];[Feuille1.$AI156];[Feuille1.$AU156])" table:style-name="ce3">
            <text:p>114 777,37</text:p>
          </table:table-cell>
          <table:table-cell table:number-columns-repeated="5" table:style-name="ce1"/>
          <table:table-cell office:value-type="float" office:value="153" table:formula="of:=[Feuille1.$A156]" table:style-name="ce1">
            <text:p>153</text:p>
          </table:table-cell>
          <table:table-cell office:value-type="float" office:value="483511" table:formula="of:=AVERAGE([Feuille1.$H156];[Feuille1.$T155];[Feuille1.$AF156];[Feuille1.$AR156])" table:style-name="ce3">
            <text:p>483 511,00</text:p>
          </table:table-cell>
          <table:table-cell office:value-type="float" office:value="93.194858112370014" table:formula="of:=[.BX154]*100/[.$BP154]" table:style-name="ce3">
            <text:p>93,19</text:p>
          </table:table-cell>
          <table:table-cell office:value-type="float" office:value="106941.49485583226" table:formula="of:=STDEV([Feuille1.$H156];[Feuille1.$T155];[Feuille1.$AF156];[Feuille1.$AR156])" table:style-name="ce3">
            <text:p>106 941,49</text:p>
          </table:table-cell>
          <table:table-cell table:number-columns-repeated="9" table:style-name="ce1"/>
          <table:table-cell office:value-type="float" office:value="153" table:formula="of:=[Feuille1.$A156]" table:style-name="ce1">
            <text:p>153</text:p>
          </table:table-cell>
          <table:table-cell office:value-type="float" office:value="24313" table:formula="of:=AVERAGE([Feuille1.$I156];[Feuille1.$U155];[Feuille1.$AG156];[Feuille1.$AS156])" table:style-name="ce3">
            <text:p>24 313,00</text:p>
          </table:table-cell>
          <table:table-cell office:value-type="float" office:value="4.6862358566528002" table:formula="of:=[.CK154]*100/[.$BP154]" table:style-name="ce3">
            <text:p>4,69</text:p>
          </table:table-cell>
          <table:table-cell office:value-type="float" office:value="5409.2527518441339" table:formula="of:=STDEV([Feuille1.$I156];[Feuille1.$U155];[Feuille1.$AG156];[Feuille1.$AS156])" table:style-name="ce3">
            <text:p>5 409,25</text:p>
          </table:table-cell>
          <table:table-cell table:number-columns-repeated="8" table:style-name="ce1"/>
          <table:table-cell office:value-type="float" office:value="153" table:formula="of:=[Feuille1.$A156]" table:style-name="ce1">
            <text:p>153</text:p>
          </table:table-cell>
          <table:table-cell office:value-type="float" office:value="10993.25" table:formula="of:=AVERAGE([Feuille1.$J156];[Feuille1.$V155];[Feuille1.$AH156];[Feuille1.$AT156])" table:style-name="ce3">
            <text:p>10 993,25</text:p>
          </table:table-cell>
          <table:table-cell office:value-type="float" office:value="2.1189060309771888" table:formula="of:=[.CW154]*100/[.$BP154]" table:style-name="ce3">
            <text:p>2,12</text:p>
          </table:table-cell>
          <table:table-cell office:value-type="float" office:value="2431.9434443807831" table:formula="of:=STDEV([Feuille1.$J156];[Feuille1.$V155];[Feuille1.$AH156];[Feuille1.$AT156])" table:style-name="ce3">
            <text:p>2 431,94</text:p>
          </table:table-cell>
          <table:table-cell table:number-columns-repeated="16281"/>
        </table:table-row>
        <table:table-row table:style-name="ro1">
          <table:table-cell office:value-type="float" office:value="154" table:formula="of:=[Feuille1.$A157]" table:style-name="ce1">
            <text:p>154</text:p>
          </table:table-cell>
          <table:table-cell office:value-type="float" office:value="1205551.5" table:formula="of:=AVERAGE([Feuille1.$B157];[Feuille1.$N156];[Feuille1.$Z157];[Feuille1.$AL157])" table:style-name="ce3">
            <text:p>1 205 551,50</text:p>
          </table:table-cell>
          <table:table-cell office:value-type="float" office:value="264710.59053048858" table:formula="of:=STDEV([Feuille1.$B157];[Feuille1.$N156];[Feuille1.$Z157];[Feuille1.$AL157])" table:style-name="ce3">
            <text:p>264 710,59</text:p>
          </table:table-cell>
          <table:table-cell table:number-columns-repeated="5" table:style-name="ce1"/>
          <table:table-cell office:value-type="float" office:value="154" table:formula="of:=[Feuille1.$A157]" table:style-name="ce1">
            <text:p>154</text:p>
          </table:table-cell>
          <table:table-cell office:value-type="float" office:value="7303614.25" table:formula="of:=AVERAGE([Feuille1.$F157];[Feuille1.$R156];[Feuille1.$AD157];[Feuille1.$AP157])" table:style-name="ce3">
            <text:p>7 303 614,25</text:p>
          </table:table-cell>
          <table:table-cell office:value-type="float" office:value="1609553.7887057133" table:formula="of:=STDEV([Feuille1.$F157];[Feuille1.$R156];[Feuille1.$AD157];[Feuille1.$AP157])" table:style-name="ce3">
            <text:p>1 609 553,79</text:p>
          </table:table-cell>
          <table:table-cell table:number-columns-repeated="9" table:style-name="ce1"/>
          <table:table-cell office:value-type="float" office:value="154" table:formula="of:=[Feuille1.$A157]" table:style-name="ce1">
            <text:p>154</text:p>
          </table:table-cell>
          <table:table-cell office:value-type="float" office:value="6806707.5" table:formula="of:=AVERAGE([Feuille1.$C157];[Feuille1.O156];[Feuille1.$AA157];[Feuille1.$AM157])" table:style-name="ce3">
            <text:p>6 806 707,50</text:p>
          </table:table-cell>
          <table:table-cell office:value-type="float" office:value="93.196426686965296" table:formula="of:=[.V155]*100/[.J155]" table:style-name="ce3">
            <text:p>93,20</text:p>
          </table:table-cell>
          <table:table-cell office:value-type="float" office:value="1499760.8163380586" table:formula="of:=STDEV([Feuille1.$C157];[Feuille1.$O156];[Feuille1.$AA157];[Feuille1.$AM157])" table:style-name="ce3">
            <text:p>1 499 760,82</text:p>
          </table:table-cell>
          <table:table-cell table:number-columns-repeated="8" table:style-name="ce1"/>
          <table:table-cell office:value-type="float" office:value="154" table:formula="of:=[Feuille1.$A157]" table:style-name="ce1">
            <text:p>154</text:p>
          </table:table-cell>
          <table:table-cell office:value-type="float" office:value="342920.75" table:formula="of:=AVERAGE([Feuille1.$D157];[Feuille1.$P156];[Feuille1.$AB157];[Feuille1.$AN157])" table:style-name="ce3">
            <text:p>342 920,75</text:p>
          </table:table-cell>
          <table:table-cell office:value-type="float" office:value="4.6952199043097052" table:formula="of:=[.AH155]*100/[.$J155]" table:style-name="ce3">
            <text:p>4,70</text:p>
          </table:table-cell>
          <table:table-cell office:value-type="float" office:value="75857.809070106072" table:formula="of:=STDEV([Feuille1.$D157];[Feuille1.$P156];[Feuille1.$AB157];[Feuille1.$AN157])" table:style-name="ce3">
            <text:p>75 857,81</text:p>
          </table:table-cell>
          <table:table-cell table:number-columns-repeated="9" table:style-name="ce1"/>
          <table:table-cell office:value-type="float" office:value="154" table:formula="of:=[Feuille1.$A157]" table:style-name="ce1">
            <text:p>154</text:p>
          </table:table-cell>
          <table:table-cell office:value-type="float" office:value="153986" table:formula="of:=AVERAGE([Feuille1.$E157];[Feuille1.$Q156];[Feuille1.$AC157];[Feuille1.$AO157])" table:style-name="ce3">
            <text:p>153 986,00</text:p>
          </table:table-cell>
          <table:table-cell office:value-type="float" office:value="2.108353408725002" table:formula="of:=[.AU155]*100/[.$J155]" table:style-name="ce3">
            <text:p>2,11</text:p>
          </table:table-cell>
          <table:table-cell office:value-type="float" office:value="33936.360922566033" table:formula="of:=STDEV([Feuille1.$E157];[Feuille1.$Q156];[Feuille1.$AC157];[Feuille1.$AO157])" table:style-name="ce3">
            <text:p>33 936,36</text:p>
          </table:table-cell>
          <table:table-cell table:number-columns-repeated="8" table:style-name="ce1"/>
          <table:table-cell office:value-type="float" office:value="154" table:formula="of:=[Feuille1.$A157]" table:style-name="ce1">
            <text:p>154</text:p>
          </table:table-cell>
          <table:table-cell office:value-type="float" office:value="654016.5" table:formula="of:=AVERAGE([Feuille1.$G157];[Feuille1.$S156];[Feuille1.$AE157];[Feuille1.$AQ157])" table:style-name="ce3">
            <text:p>654 016,50</text:p>
          </table:table-cell>
          <table:table-cell office:value-type="float" office:value="142922.0942949923" table:formula="of:=STDEV([Feuille1.$G157];[Feuille1.$S156];[Feuille1.$AE157];[Feuille1.$AQ157])" table:style-name="ce3">
            <text:p>142 922,09</text:p>
          </table:table-cell>
          <table:table-cell table:style-name="ce3"/>
          <table:table-cell table:number-columns-repeated="5" table:style-name="ce1"/>
          <table:table-cell office:value-type="float" office:value="154" table:formula="of:=[Feuille1.$A157]" table:style-name="ce1">
            <text:p>154</text:p>
          </table:table-cell>
          <table:table-cell office:value-type="float" office:value="561668.25" table:formula="of:=AVERAGE([Feuille1.$K157];[Feuille1.$W156];[Feuille1.$AI157];[Feuille1.$AU157])" table:style-name="ce3">
            <text:p>561 668,25</text:p>
          </table:table-cell>
          <table:table-cell office:value-type="float" office:value="122981.5916777114" table:formula="of:=STDEV([Feuille1.$K157];[Feuille1.$W156];[Feuille1.$AI157];[Feuille1.$AU157])" table:style-name="ce3">
            <text:p>122 981,59</text:p>
          </table:table-cell>
          <table:table-cell table:number-columns-repeated="5" table:style-name="ce1"/>
          <table:table-cell office:value-type="float" office:value="154" table:formula="of:=[Feuille1.$A157]" table:style-name="ce1">
            <text:p>154</text:p>
          </table:table-cell>
          <table:table-cell office:value-type="float" office:value="523210.5" table:formula="of:=AVERAGE([Feuille1.$H157];[Feuille1.$T156];[Feuille1.$AF157];[Feuille1.$AR157])" table:style-name="ce3">
            <text:p>523 210,50</text:p>
          </table:table-cell>
          <table:table-cell office:value-type="float" office:value="93.152942150459808" table:formula="of:=[.BX155]*100/[.$BP155]" table:style-name="ce3">
            <text:p>93,15</text:p>
          </table:table-cell>
          <table:table-cell office:value-type="float" office:value="114342.28854773432" table:formula="of:=STDEV([Feuille1.$H157];[Feuille1.$T156];[Feuille1.$AF157];[Feuille1.$AR157])" table:style-name="ce3">
            <text:p>114 342,29</text:p>
          </table:table-cell>
          <table:table-cell table:number-columns-repeated="9" table:style-name="ce1"/>
          <table:table-cell office:value-type="float" office:value="154" table:formula="of:=[Feuille1.$A157]" table:style-name="ce1">
            <text:p>154</text:p>
          </table:table-cell>
          <table:table-cell office:value-type="float" office:value="26564.75" table:formula="of:=AVERAGE([Feuille1.$I157];[Feuille1.$U156];[Feuille1.$AG157];[Feuille1.$AS157])" table:style-name="ce3">
            <text:p>26 564,75</text:p>
          </table:table-cell>
          <table:table-cell office:value-type="float" office:value="4.7296157473740061" table:formula="of:=[.CK155]*100/[.$BP155]" table:style-name="ce3">
            <text:p>4,73</text:p>
          </table:table-cell>
          <table:table-cell office:value-type="float" office:value="6018.009880073866" table:formula="of:=STDEV([Feuille1.$I157];[Feuille1.$U156];[Feuille1.$AG157];[Feuille1.$AS157])" table:style-name="ce3">
            <text:p>6 018,01</text:p>
          </table:table-cell>
          <table:table-cell table:number-columns-repeated="8" table:style-name="ce1"/>
          <table:table-cell office:value-type="float" office:value="154" table:formula="of:=[Feuille1.$A157]" table:style-name="ce1">
            <text:p>154</text:p>
          </table:table-cell>
          <table:table-cell office:value-type="float" office:value="11893" table:formula="of:=AVERAGE([Feuille1.$J157];[Feuille1.$V156];[Feuille1.$AH157];[Feuille1.$AT157])" table:style-name="ce3">
            <text:p>11 893,00</text:p>
          </table:table-cell>
          <table:table-cell office:value-type="float" office:value="2.1174421021661809" table:formula="of:=[.CW155]*100/[.$BP155]" table:style-name="ce3">
            <text:p>2,12</text:p>
          </table:table-cell>
          <table:table-cell office:value-type="float" office:value="2630.2715956088387" table:formula="of:=STDEV([Feuille1.$J157];[Feuille1.$V156];[Feuille1.$AH157];[Feuille1.$AT157])" table:style-name="ce3">
            <text:p>2 630,27</text:p>
          </table:table-cell>
          <table:table-cell table:number-columns-repeated="16281"/>
        </table:table-row>
        <table:table-row table:style-name="ro1">
          <table:table-cell office:value-type="float" office:value="155" table:formula="of:=[Feuille1.$A158]" table:style-name="ce1">
            <text:p>155</text:p>
          </table:table-cell>
          <table:table-cell office:value-type="float" office:value="1305741.75" table:formula="of:=AVERAGE([Feuille1.$B158];[Feuille1.$N157];[Feuille1.$Z158];[Feuille1.$AL158])" table:style-name="ce3">
            <text:p>1 305 741,75</text:p>
          </table:table-cell>
          <table:table-cell office:value-type="float" office:value="286620.51924263319" table:formula="of:=STDEV([Feuille1.$B158];[Feuille1.$N157];[Feuille1.$Z158];[Feuille1.$AL158])" table:style-name="ce3">
            <text:p>286 620,52</text:p>
          </table:table-cell>
          <table:table-cell table:number-columns-repeated="5" table:style-name="ce1"/>
          <table:table-cell office:value-type="float" office:value="155" table:formula="of:=[Feuille1.$A158]" table:style-name="ce1">
            <text:p>155</text:p>
          </table:table-cell>
          <table:table-cell office:value-type="float" office:value="7912337.25" table:formula="of:=AVERAGE([Feuille1.$F158];[Feuille1.$R157];[Feuille1.$AD158];[Feuille1.$AP158])" table:style-name="ce3">
            <text:p>7 912 337,25</text:p>
          </table:table-cell>
          <table:table-cell office:value-type="float" office:value="1744149.9770605308" table:formula="of:=STDEV([Feuille1.$F158];[Feuille1.$R157];[Feuille1.$AD158];[Feuille1.$AP158])" table:style-name="ce3">
            <text:p>1 744 149,98</text:p>
          </table:table-cell>
          <table:table-cell table:number-columns-repeated="9" table:style-name="ce1"/>
          <table:table-cell office:value-type="float" office:value="155" table:formula="of:=[Feuille1.$A158]" table:style-name="ce1">
            <text:p>155</text:p>
          </table:table-cell>
          <table:table-cell office:value-type="float" office:value="7374043" table:formula="of:=AVERAGE([Feuille1.$C158];[Feuille1.O157];[Feuille1.$AA158];[Feuille1.$AM158])" table:style-name="ce3">
            <text:p>7 374 043,00</text:p>
          </table:table-cell>
          <table:table-cell office:value-type="float" office:value="93.196773178494126" table:formula="of:=[.V156]*100/[.J156]" table:style-name="ce3">
            <text:p>93,20</text:p>
          </table:table-cell>
          <table:table-cell office:value-type="float" office:value="1625223.4165580641" table:formula="of:=STDEV([Feuille1.$C158];[Feuille1.$O157];[Feuille1.$AA158];[Feuille1.$AM158])" table:style-name="ce3">
            <text:p>1 625 223,42</text:p>
          </table:table-cell>
          <table:table-cell table:number-columns-repeated="8" table:style-name="ce1"/>
          <table:table-cell office:value-type="float" office:value="155" table:formula="of:=[Feuille1.$A158]" table:style-name="ce1">
            <text:p>155</text:p>
          </table:table-cell>
          <table:table-cell office:value-type="float" office:value="371469" table:formula="of:=AVERAGE([Feuille1.$D158];[Feuille1.$P157];[Feuille1.$AB158];[Feuille1.$AN158])" table:style-name="ce3">
            <text:p>371 469,00</text:p>
          </table:table-cell>
          <table:table-cell office:value-type="float" office:value="4.6948074666559494" table:formula="of:=[.AH156]*100/[.$J156]" table:style-name="ce3">
            <text:p>4,69</text:p>
          </table:table-cell>
          <table:table-cell office:value-type="float" office:value="82226.433904594611" table:formula="of:=STDEV([Feuille1.$D158];[Feuille1.$P157];[Feuille1.$AB158];[Feuille1.$AN158])" table:style-name="ce3">
            <text:p>82 226,43</text:p>
          </table:table-cell>
          <table:table-cell table:number-columns-repeated="9" table:style-name="ce1"/>
          <table:table-cell office:value-type="float" office:value="155" table:formula="of:=[Feuille1.$A158]" table:style-name="ce1">
            <text:p>155</text:p>
          </table:table-cell>
          <table:table-cell office:value-type="float" office:value="166825.25" table:formula="of:=AVERAGE([Feuille1.$E158];[Feuille1.$Q157];[Feuille1.$AC158];[Feuille1.$AO158])" table:style-name="ce3">
            <text:p>166 825,25</text:p>
          </table:table-cell>
          <table:table-cell office:value-type="float" office:value="2.108419354849921" table:formula="of:=[.AU156]*100/[.$J156]" table:style-name="ce3">
            <text:p>2,11</text:p>
          </table:table-cell>
          <table:table-cell office:value-type="float" office:value="36701.498401518525" table:formula="of:=STDEV([Feuille1.$E158];[Feuille1.$Q157];[Feuille1.$AC158];[Feuille1.$AO158])" table:style-name="ce3">
            <text:p>36 701,50</text:p>
          </table:table-cell>
          <table:table-cell table:number-columns-repeated="8" table:style-name="ce1"/>
          <table:table-cell office:value-type="float" office:value="155" table:formula="of:=[Feuille1.$A158]" table:style-name="ce1">
            <text:p>155</text:p>
          </table:table-cell>
          <table:table-cell office:value-type="float" office:value="708913.25" table:formula="of:=AVERAGE([Feuille1.$G158];[Feuille1.$S157];[Feuille1.$AE158];[Feuille1.$AQ158])" table:style-name="ce3">
            <text:p>708 913,25</text:p>
          </table:table-cell>
          <table:table-cell office:value-type="float" office:value="156510.0652532716" table:formula="of:=STDEV([Feuille1.$G158];[Feuille1.$S157];[Feuille1.$AE158];[Feuille1.$AQ158])" table:style-name="ce3">
            <text:p>156 510,07</text:p>
          </table:table-cell>
          <table:table-cell table:style-name="ce3"/>
          <table:table-cell table:number-columns-repeated="5" table:style-name="ce1"/>
          <table:table-cell office:value-type="float" office:value="155" table:formula="of:=[Feuille1.$A158]" table:style-name="ce1">
            <text:p>155</text:p>
          </table:table-cell>
          <table:table-cell office:value-type="float" office:value="608723" table:formula="of:=AVERAGE([Feuille1.$K158];[Feuille1.$W157];[Feuille1.$AI158];[Feuille1.$AU158])" table:style-name="ce3">
            <text:p>608 723,00</text:p>
          </table:table-cell>
          <table:table-cell office:value-type="float" office:value="134598.80594319303" table:formula="of:=STDEV([Feuille1.$K158];[Feuille1.$W157];[Feuille1.$AI158];[Feuille1.$AU158])" table:style-name="ce3">
            <text:p>134 598,81</text:p>
          </table:table-cell>
          <table:table-cell table:number-columns-repeated="5" table:style-name="ce1"/>
          <table:table-cell office:value-type="float" office:value="155" table:formula="of:=[Feuille1.$A158]" table:style-name="ce1">
            <text:p>155</text:p>
          </table:table-cell>
          <table:table-cell office:value-type="float" office:value="567335.5" table:formula="of:=AVERAGE([Feuille1.$H158];[Feuille1.$T157];[Feuille1.$AF158];[Feuille1.$AR158])" table:style-name="ce3">
            <text:p>567 335,50</text:p>
          </table:table-cell>
          <table:table-cell office:value-type="float" office:value="93.20093047248092" table:formula="of:=[.BX156]*100/[.$BP156]" table:style-name="ce3">
            <text:p>93,20</text:p>
          </table:table-cell>
          <table:table-cell office:value-type="float" office:value="125466.50030585854" table:formula="of:=STDEV([Feuille1.$H158];[Feuille1.$T157];[Feuille1.$AF158];[Feuille1.$AR158])" table:style-name="ce3">
            <text:p>125 466,50</text:p>
          </table:table-cell>
          <table:table-cell table:number-columns-repeated="9" table:style-name="ce1"/>
          <table:table-cell office:value-type="float" office:value="155" table:formula="of:=[Feuille1.$A158]" table:style-name="ce1">
            <text:p>155</text:p>
          </table:table-cell>
          <table:table-cell office:value-type="float" office:value="28548.25" table:formula="of:=AVERAGE([Feuille1.$I158];[Feuille1.$U157];[Feuille1.$AG158];[Feuille1.$AS158])" table:style-name="ce3">
            <text:p>28 548,25</text:p>
          </table:table-cell>
          <table:table-cell office:value-type="float" office:value="4.6898589341950281" table:formula="of:=[.CK156]*100/[.$BP156]" table:style-name="ce3">
            <text:p>4,69</text:p>
          </table:table-cell>
          <table:table-cell office:value-type="float" office:value="6369.5344348442504" table:formula="of:=STDEV([Feuille1.$I158];[Feuille1.$U157];[Feuille1.$AG158];[Feuille1.$AS158])" table:style-name="ce3">
            <text:p>6 369,53</text:p>
          </table:table-cell>
          <table:table-cell table:number-columns-repeated="8" table:style-name="ce1"/>
          <table:table-cell office:value-type="float" office:value="155" table:formula="of:=[Feuille1.$A158]" table:style-name="ce1">
            <text:p>155</text:p>
          </table:table-cell>
          <table:table-cell office:value-type="float" office:value="12839.25" table:formula="of:=AVERAGE([Feuille1.$J158];[Feuille1.$V157];[Feuille1.$AH158];[Feuille1.$AT158])" table:style-name="ce3">
            <text:p>12 839,25</text:p>
          </table:table-cell>
          <table:table-cell office:value-type="float" office:value="2.109210593324057" table:formula="of:=[.CW156]*100/[.$BP156]" table:style-name="ce3">
            <text:p>2,11</text:p>
          </table:table-cell>
          <table:table-cell office:value-type="float" office:value="2767.7324503402901" table:formula="of:=STDEV([Feuille1.$J158];[Feuille1.$V157];[Feuille1.$AH158];[Feuille1.$AT158])" table:style-name="ce3">
            <text:p>2 767,73</text:p>
          </table:table-cell>
          <table:table-cell table:number-columns-repeated="16281"/>
        </table:table-row>
        <table:table-row table:style-name="ro1">
          <table:table-cell office:value-type="float" office:value="156" table:formula="of:=[Feuille1.$A159]" table:style-name="ce1">
            <text:p>156</text:p>
          </table:table-cell>
          <table:table-cell office:value-type="float" office:value="1414831.5" table:formula="of:=AVERAGE([Feuille1.$B159];[Feuille1.$N158];[Feuille1.$Z159];[Feuille1.$AL159])" table:style-name="ce3">
            <text:p>1 414 831,50</text:p>
          </table:table-cell>
          <table:table-cell office:value-type="float" office:value="310195.77399281249" table:formula="of:=STDEV([Feuille1.$B159];[Feuille1.$N158];[Feuille1.$Z159];[Feuille1.$AL159])" table:style-name="ce3">
            <text:p>310 195,77</text:p>
          </table:table-cell>
          <table:table-cell table:number-columns-repeated="5" table:style-name="ce1"/>
          <table:table-cell office:value-type="float" office:value="156" table:formula="of:=[Feuille1.$A159]" table:style-name="ce1">
            <text:p>156</text:p>
          </table:table-cell>
          <table:table-cell office:value-type="float" office:value="8571055.75" table:formula="of:=AVERAGE([Feuille1.$F159];[Feuille1.$R158];[Feuille1.$AD159];[Feuille1.$AP159])" table:style-name="ce3">
            <text:p>8 571 055,75</text:p>
          </table:table-cell>
          <table:table-cell office:value-type="float" office:value="1887277.1060658395" table:formula="of:=STDEV([Feuille1.$F159];[Feuille1.$R158];[Feuille1.$AD159];[Feuille1.$AP159])" table:style-name="ce3">
            <text:p>1 887 277,11</text:p>
          </table:table-cell>
          <table:table-cell table:number-columns-repeated="9" table:style-name="ce1"/>
          <table:table-cell office:value-type="float" office:value="156" table:formula="of:=[Feuille1.$A159]" table:style-name="ce1">
            <text:p>156</text:p>
          </table:table-cell>
          <table:table-cell office:value-type="float" office:value="7988094.5" table:formula="of:=AVERAGE([Feuille1.$C159];[Feuille1.O158];[Feuille1.$AA159];[Feuille1.$AM159])" table:style-name="ce3">
            <text:p>7 988 094,50</text:p>
          </table:table-cell>
          <table:table-cell office:value-type="float" office:value="93.198489579302986" table:formula="of:=[.V157]*100/[.J157]" table:style-name="ce3">
            <text:p>93,20</text:p>
          </table:table-cell>
          <table:table-cell office:value-type="float" office:value="1758615.991330588" table:formula="of:=STDEV([Feuille1.$C159];[Feuille1.$O158];[Feuille1.$AA159];[Feuille1.$AM159])" table:style-name="ce3">
            <text:p>1 758 615,99</text:p>
          </table:table-cell>
          <table:table-cell table:number-columns-repeated="8" table:style-name="ce1"/>
          <table:table-cell office:value-type="float" office:value="156" table:formula="of:=[Feuille1.$A159]" table:style-name="ce1">
            <text:p>156</text:p>
          </table:table-cell>
          <table:table-cell office:value-type="float" office:value="402306.5" table:formula="of:=AVERAGE([Feuille1.$D159];[Feuille1.$P158];[Feuille1.$AB159];[Feuille1.$AN159])" table:style-name="ce3">
            <text:p>402 306,50</text:p>
          </table:table-cell>
          <table:table-cell office:value-type="float" office:value="4.693779993205621" table:formula="of:=[.AH157]*100/[.$J157]" table:style-name="ce3">
            <text:p>4,69</text:p>
          </table:table-cell>
          <table:table-cell office:value-type="float" office:value="89004.194292553802" table:formula="of:=STDEV([Feuille1.$D159];[Feuille1.$P158];[Feuille1.$AB159];[Feuille1.$AN159])" table:style-name="ce3">
            <text:p>89 004,19</text:p>
          </table:table-cell>
          <table:table-cell table:number-columns-repeated="9" table:style-name="ce1"/>
          <table:table-cell office:value-type="float" office:value="156" table:formula="of:=[Feuille1.$A159]" table:style-name="ce1">
            <text:p>156</text:p>
          </table:table-cell>
          <table:table-cell office:value-type="float" office:value="180654.75" table:formula="of:=AVERAGE([Feuille1.$E159];[Feuille1.$Q158];[Feuille1.$AC159];[Feuille1.$AO159])" table:style-name="ce3">
            <text:p>180 654,75</text:p>
          </table:table-cell>
          <table:table-cell office:value-type="float" office:value="2.1077304274913859" table:formula="of:=[.AU157]*100/[.$J157]" table:style-name="ce3">
            <text:p>2,11</text:p>
          </table:table-cell>
          <table:table-cell office:value-type="float" office:value="39658.637019569898" table:formula="of:=STDEV([Feuille1.$E159];[Feuille1.$Q158];[Feuille1.$AC159];[Feuille1.$AO159])" table:style-name="ce3">
            <text:p>39 658,64</text:p>
          </table:table-cell>
          <table:table-cell table:number-columns-repeated="8" table:style-name="ce1"/>
          <table:table-cell office:value-type="float" office:value="156" table:formula="of:=[Feuille1.$A159]" table:style-name="ce1">
            <text:p>156</text:p>
          </table:table-cell>
          <table:table-cell office:value-type="float" office:value="767808.25" table:formula="of:=AVERAGE([Feuille1.$G159];[Feuille1.$S158];[Feuille1.$AE159];[Feuille1.$AQ159])" table:style-name="ce3">
            <text:p>767 808,25</text:p>
          </table:table-cell>
          <table:table-cell office:value-type="float" office:value="166716.02179429747" table:formula="of:=STDEV([Feuille1.$G159];[Feuille1.$S158];[Feuille1.$AE159];[Feuille1.$AQ159])" table:style-name="ce3">
            <text:p>166 716,02</text:p>
          </table:table-cell>
          <table:table-cell table:style-name="ce3"/>
          <table:table-cell table:number-columns-repeated="5" table:style-name="ce1"/>
          <table:table-cell office:value-type="float" office:value="156" table:formula="of:=[Feuille1.$A159]" table:style-name="ce1">
            <text:p>156</text:p>
          </table:table-cell>
          <table:table-cell office:value-type="float" office:value="658718.5" table:formula="of:=AVERAGE([Feuille1.$K159];[Feuille1.$W158];[Feuille1.$AI159];[Feuille1.$AU159])" table:style-name="ce3">
            <text:p>658 718,50</text:p>
          </table:table-cell>
          <table:table-cell office:value-type="float" office:value="143136.14272083764" table:formula="of:=STDEV([Feuille1.$K159];[Feuille1.$W158];[Feuille1.$AI159];[Feuille1.$AU159])" table:style-name="ce3">
            <text:p>143 136,14</text:p>
          </table:table-cell>
          <table:table-cell table:number-columns-repeated="5" table:style-name="ce1"/>
          <table:table-cell office:value-type="float" office:value="156" table:formula="of:=[Feuille1.$A159]" table:style-name="ce1">
            <text:p>156</text:p>
          </table:table-cell>
          <table:table-cell office:value-type="float" office:value="614051.5" table:formula="of:=AVERAGE([Feuille1.$H159];[Feuille1.$T158];[Feuille1.$AF159];[Feuille1.$AR159])" table:style-name="ce3">
            <text:p>614 051,50</text:p>
          </table:table-cell>
          <table:table-cell office:value-type="float" office:value="93.219106492378756" table:formula="of:=[.BX157]*100/[.$BP157]" table:style-name="ce3">
            <text:p>93,22</text:p>
          </table:table-cell>
          <table:table-cell office:value-type="float" office:value="133400.6208843622" table:formula="of:=STDEV([Feuille1.$H159];[Feuille1.$T158];[Feuille1.$AF159];[Feuille1.$AR159])" table:style-name="ce3">
            <text:p>133 400,62</text:p>
          </table:table-cell>
          <table:table-cell table:number-columns-repeated="9" table:style-name="ce1"/>
          <table:table-cell office:value-type="float" office:value="156" table:formula="of:=[Feuille1.$A159]" table:style-name="ce1">
            <text:p>156</text:p>
          </table:table-cell>
          <table:table-cell office:value-type="float" office:value="30837.5" table:formula="of:=AVERAGE([Feuille1.$I159];[Feuille1.$U158];[Feuille1.$AG159];[Feuille1.$AS159])" table:style-name="ce3">
            <text:p>30 837,50</text:p>
          </table:table-cell>
          <table:table-cell office:value-type="float" office:value="4.6814382775039718" table:formula="of:=[.CK157]*100/[.$BP157]" table:style-name="ce3">
            <text:p>4,68</text:p>
          </table:table-cell>
          <table:table-cell office:value-type="float" office:value="6778.8513530440141" table:formula="of:=STDEV([Feuille1.$I159];[Feuille1.$U158];[Feuille1.$AG159];[Feuille1.$AS159])" table:style-name="ce3">
            <text:p>6 778,85</text:p>
          </table:table-cell>
          <table:table-cell table:number-columns-repeated="8" table:style-name="ce1"/>
          <table:table-cell office:value-type="float" office:value="156" table:formula="of:=[Feuille1.$A159]" table:style-name="ce1">
            <text:p>156</text:p>
          </table:table-cell>
          <table:table-cell office:value-type="float" office:value="13829.5" table:formula="of:=AVERAGE([Feuille1.$J159];[Feuille1.$V158];[Feuille1.$AH159];[Feuille1.$AT159])" table:style-name="ce3">
            <text:p>13 829,50</text:p>
          </table:table-cell>
          <table:table-cell office:value-type="float" office:value="2.0994552301172655" table:formula="of:=[.CW157]*100/[.$BP157]" table:style-name="ce3">
            <text:p>2,10</text:p>
          </table:table-cell>
          <table:table-cell office:value-type="float" office:value="2959.7690788303062" table:formula="of:=STDEV([Feuille1.$J159];[Feuille1.$V158];[Feuille1.$AH159];[Feuille1.$AT159])" table:style-name="ce3">
            <text:p>2 959,77</text:p>
          </table:table-cell>
          <table:table-cell table:number-columns-repeated="16281"/>
        </table:table-row>
        <table:table-row table:style-name="ro1">
          <table:table-cell office:value-type="float" office:value="157" table:formula="of:=[Feuille1.$A160]" table:style-name="ce1">
            <text:p>157</text:p>
          </table:table-cell>
          <table:table-cell office:value-type="float" office:value="1532416" table:formula="of:=AVERAGE([Feuille1.$B160];[Feuille1.$N159];[Feuille1.$Z160];[Feuille1.$AL160])" table:style-name="ce3">
            <text:p>1 532 416,00</text:p>
          </table:table-cell>
          <table:table-cell office:value-type="float" office:value="336212.13867537066" table:formula="of:=STDEV([Feuille1.$B160];[Feuille1.$N159];[Feuille1.$Z160];[Feuille1.$AL160])" table:style-name="ce3">
            <text:p>336 212,14</text:p>
          </table:table-cell>
          <table:table-cell table:number-columns-repeated="5" table:style-name="ce1"/>
          <table:table-cell office:value-type="float" office:value="157" table:formula="of:=[Feuille1.$A160]" table:style-name="ce1">
            <text:p>157</text:p>
          </table:table-cell>
          <table:table-cell office:value-type="float" office:value="9285482.25" table:formula="of:=AVERAGE([Feuille1.$F160];[Feuille1.$R159];[Feuille1.$AD160];[Feuille1.$AP160])" table:style-name="ce3">
            <text:p>9 285 482,25</text:p>
          </table:table-cell>
          <table:table-cell office:value-type="float" office:value="2044578.0146531255" table:formula="of:=STDEV([Feuille1.$F160];[Feuille1.$R159];[Feuille1.$AD160];[Feuille1.$AP160])" table:style-name="ce3">
            <text:p>2 044 578,01</text:p>
          </table:table-cell>
          <table:table-cell table:number-columns-repeated="9" table:style-name="ce1"/>
          <table:table-cell office:value-type="float" office:value="157" table:formula="of:=[Feuille1.$A160]" table:style-name="ce1">
            <text:p>157</text:p>
          </table:table-cell>
          <table:table-cell office:value-type="float" office:value="8653840.75" table:formula="of:=AVERAGE([Feuille1.$C160];[Feuille1.O159];[Feuille1.$AA160];[Feuille1.$AM160])" table:style-name="ce3">
            <text:p>8 653 840,75</text:p>
          </table:table-cell>
          <table:table-cell office:value-type="float" office:value="93.197536939990385" table:formula="of:=[.V158]*100/[.J158]" table:style-name="ce3">
            <text:p>93,20</text:p>
          </table:table-cell>
          <table:table-cell office:value-type="float" office:value="1905173.7241185077" table:formula="of:=STDEV([Feuille1.$C160];[Feuille1.$O159];[Feuille1.$AA160];[Feuille1.$AM160])" table:style-name="ce3">
            <text:p>1 905 173,72</text:p>
          </table:table-cell>
          <table:table-cell table:number-columns-repeated="8" table:style-name="ce1"/>
          <table:table-cell office:value-type="float" office:value="157" table:formula="of:=[Feuille1.$A160]" table:style-name="ce1">
            <text:p>157</text:p>
          </table:table-cell>
          <table:table-cell office:value-type="float" office:value="435945" table:formula="of:=AVERAGE([Feuille1.$D160];[Feuille1.$P159];[Feuille1.$AB160];[Feuille1.$AN160])" table:style-name="ce3">
            <text:p>435 945,00</text:p>
          </table:table-cell>
          <table:table-cell office:value-type="float" office:value="4.6949096262609302" table:formula="of:=[.AH158]*100/[.$J158]" table:style-name="ce3">
            <text:p>4,69</text:p>
          </table:table-cell>
          <table:table-cell office:value-type="float" office:value="96399.731683582329" table:formula="of:=STDEV([Feuille1.$D160];[Feuille1.$P159];[Feuille1.$AB160];[Feuille1.$AN160])" table:style-name="ce3">
            <text:p>96 399,73</text:p>
          </table:table-cell>
          <table:table-cell table:number-columns-repeated="9" table:style-name="ce1"/>
          <table:table-cell office:value-type="float" office:value="157" table:formula="of:=[Feuille1.$A160]" table:style-name="ce1">
            <text:p>157</text:p>
          </table:table-cell>
          <table:table-cell office:value-type="float" office:value="195696.5" table:formula="of:=AVERAGE([Feuille1.$E160];[Feuille1.$Q159];[Feuille1.$AC160];[Feuille1.$AO160])" table:style-name="ce3">
            <text:p>195 696,50</text:p>
          </table:table-cell>
          <table:table-cell office:value-type="float" office:value="2.1075534337486888" table:formula="of:=[.AU158]*100/[.$J158]" table:style-name="ce3">
            <text:p>2,11</text:p>
          </table:table-cell>
          <table:table-cell office:value-type="float" office:value="43006.275708707137" table:formula="of:=STDEV([Feuille1.$E160];[Feuille1.$Q159];[Feuille1.$AC160];[Feuille1.$AO160])" table:style-name="ce3">
            <text:p>43 006,28</text:p>
          </table:table-cell>
          <table:table-cell table:number-columns-repeated="8" table:style-name="ce1"/>
          <table:table-cell office:value-type="float" office:value="157" table:formula="of:=[Feuille1.$A160]" table:style-name="ce1">
            <text:p>157</text:p>
          </table:table-cell>
          <table:table-cell office:value-type="float" office:value="832011" table:formula="of:=AVERAGE([Feuille1.$G160];[Feuille1.$S159];[Feuille1.$AE160];[Feuille1.$AQ160])" table:style-name="ce3">
            <text:p>832 011,00</text:p>
          </table:table-cell>
          <table:table-cell office:value-type="float" office:value="183331.2220781465" table:formula="of:=STDEV([Feuille1.$G160];[Feuille1.$S159];[Feuille1.$AE160];[Feuille1.$AQ160])" table:style-name="ce3">
            <text:p>183 331,22</text:p>
          </table:table-cell>
          <table:table-cell table:style-name="ce3"/>
          <table:table-cell table:number-columns-repeated="5" table:style-name="ce1"/>
          <table:table-cell office:value-type="float" office:value="157" table:formula="of:=[Feuille1.$A160]" table:style-name="ce1">
            <text:p>157</text:p>
          </table:table-cell>
          <table:table-cell office:value-type="float" office:value="714426.5" table:formula="of:=AVERAGE([Feuille1.$K160];[Feuille1.$W159];[Feuille1.$AI160];[Feuille1.$AU160])" table:style-name="ce3">
            <text:p>714 426,50</text:p>
          </table:table-cell>
          <table:table-cell office:value-type="float" office:value="157314.63078069588" table:formula="of:=STDEV([Feuille1.$K160];[Feuille1.$W159];[Feuille1.$AI160];[Feuille1.$AU160])" table:style-name="ce3">
            <text:p>157 314,63</text:p>
          </table:table-cell>
          <table:table-cell table:number-columns-repeated="5" table:style-name="ce1"/>
          <table:table-cell office:value-type="float" office:value="157" table:formula="of:=[Feuille1.$A160]" table:style-name="ce1">
            <text:p>157</text:p>
          </table:table-cell>
          <table:table-cell office:value-type="float" office:value="665746.25" table:formula="of:=AVERAGE([Feuille1.$H160];[Feuille1.$T159];[Feuille1.$AF160];[Feuille1.$AR160])" table:style-name="ce3">
            <text:p>665 746,25</text:p>
          </table:table-cell>
          <table:table-cell office:value-type="float" office:value="93.186108018109636" table:formula="of:=[.BX158]*100/[.$BP158]" table:style-name="ce3">
            <text:p>93,19</text:p>
          </table:table-cell>
          <table:table-cell office:value-type="float" office:value="146571.34406691961" table:formula="of:=STDEV([Feuille1.$H160];[Feuille1.$T159];[Feuille1.$AF160];[Feuille1.$AR160])" table:style-name="ce3">
            <text:p>146 571,34</text:p>
          </table:table-cell>
          <table:table-cell table:number-columns-repeated="9" table:style-name="ce1"/>
          <table:table-cell office:value-type="float" office:value="157" table:formula="of:=[Feuille1.$A160]" table:style-name="ce1">
            <text:p>157</text:p>
          </table:table-cell>
          <table:table-cell office:value-type="float" office:value="33638.5" table:formula="of:=AVERAGE([Feuille1.$I160];[Feuille1.$U159];[Feuille1.$AG160];[Feuille1.$AS160])" table:style-name="ce3">
            <text:p>33 638,50</text:p>
          </table:table-cell>
          <table:table-cell office:value-type="float" office:value="4.7084619621472612" table:formula="of:=[.CK158]*100/[.$BP158]" table:style-name="ce3">
            <text:p>4,71</text:p>
          </table:table-cell>
          <table:table-cell office:value-type="float" office:value="7396.0576210122472" table:formula="of:=STDEV([Feuille1.$I160];[Feuille1.$U159];[Feuille1.$AG160];[Feuille1.$AS160])" table:style-name="ce3">
            <text:p>7 396,06</text:p>
          </table:table-cell>
          <table:table-cell table:number-columns-repeated="8" table:style-name="ce1"/>
          <table:table-cell office:value-type="float" office:value="157" table:formula="of:=[Feuille1.$A160]" table:style-name="ce1">
            <text:p>157</text:p>
          </table:table-cell>
          <table:table-cell office:value-type="float" office:value="15041.75" table:formula="of:=AVERAGE([Feuille1.$J160];[Feuille1.$V159];[Feuille1.$AH160];[Feuille1.$AT160])" table:style-name="ce3">
            <text:p>15 041,75</text:p>
          </table:table-cell>
          <table:table-cell office:value-type="float" office:value="2.1054300197431086" table:formula="of:=[.CW158]*100/[.$BP158]" table:style-name="ce3">
            <text:p>2,11</text:p>
          </table:table-cell>
          <table:table-cell office:value-type="float" office:value="3347.9925701829147" table:formula="of:=STDEV([Feuille1.$J160];[Feuille1.$V159];[Feuille1.$AH160];[Feuille1.$AT160])" table:style-name="ce3">
            <text:p>3 347,99</text:p>
          </table:table-cell>
          <table:table-cell table:number-columns-repeated="16281"/>
        </table:table-row>
        <table:table-row table:style-name="ro1">
          <table:table-cell office:value-type="float" office:value="158" table:formula="of:=[Feuille1.$A161]" table:style-name="ce1">
            <text:p>158</text:p>
          </table:table-cell>
          <table:table-cell office:value-type="float" office:value="1659818.75" table:formula="of:=AVERAGE([Feuille1.$B161];[Feuille1.$N160];[Feuille1.$Z161];[Feuille1.$AL161])" table:style-name="ce3">
            <text:p>1 659 818,75</text:p>
          </table:table-cell>
          <table:table-cell office:value-type="float" office:value="363772.67708774301" table:formula="of:=STDEV([Feuille1.$B161];[Feuille1.$N160];[Feuille1.$Z161];[Feuille1.$AL161])" table:style-name="ce3">
            <text:p>363 772,68</text:p>
          </table:table-cell>
          <table:table-cell table:number-columns-repeated="5" table:style-name="ce1"/>
          <table:table-cell office:value-type="float" office:value="158" table:formula="of:=[Feuille1.$A161]" table:style-name="ce1">
            <text:p>158</text:p>
          </table:table-cell>
          <table:table-cell office:value-type="float" office:value="10058889.25" table:formula="of:=AVERAGE([Feuille1.$F161];[Feuille1.$R160];[Feuille1.$AD161];[Feuille1.$AP161])" table:style-name="ce3">
            <text:p>10 058 889,25</text:p>
          </table:table-cell>
          <table:table-cell office:value-type="float" office:value="2212831.1695312224" table:formula="of:=STDEV([Feuille1.$F161];[Feuille1.$R160];[Feuille1.$AD161];[Feuille1.$AP161])" table:style-name="ce3">
            <text:p>2 212 831,17</text:p>
          </table:table-cell>
          <table:table-cell table:number-columns-repeated="9" table:style-name="ce1"/>
          <table:table-cell office:value-type="float" office:value="158" table:formula="of:=[Feuille1.$A161]" table:style-name="ce1">
            <text:p>158</text:p>
          </table:table-cell>
          <table:table-cell office:value-type="float" office:value="9374641" table:formula="of:=AVERAGE([Feuille1.$C161];[Feuille1.O160];[Feuille1.$AA161];[Feuille1.$AM161])" table:style-name="ce3">
            <text:p>9 374 641,00</text:p>
          </table:table-cell>
          <table:table-cell office:value-type="float" office:value="93.197576462033325" table:formula="of:=[.V159]*100/[.J159]" table:style-name="ce3">
            <text:p>93,20</text:p>
          </table:table-cell>
          <table:table-cell office:value-type="float" office:value="2061850.6788981268" table:formula="of:=STDEV([Feuille1.$C161];[Feuille1.$O160];[Feuille1.$AA161];[Feuille1.$AM161])" table:style-name="ce3">
            <text:p>2 061 850,68</text:p>
          </table:table-cell>
          <table:table-cell table:number-columns-repeated="8" table:style-name="ce1"/>
          <table:table-cell office:value-type="float" office:value="158" table:formula="of:=[Feuille1.$A161]" table:style-name="ce1">
            <text:p>158</text:p>
          </table:table-cell>
          <table:table-cell office:value-type="float" office:value="472250.5" table:formula="of:=AVERAGE([Feuille1.$D161];[Feuille1.$P160];[Feuille1.$AB161];[Feuille1.$AN161])" table:style-name="ce3">
            <text:p>472 250,50</text:p>
          </table:table-cell>
          <table:table-cell office:value-type="float" office:value="4.694857337255204" table:formula="of:=[.AH159]*100/[.$J159]" table:style-name="ce3">
            <text:p>4,69</text:p>
          </table:table-cell>
          <table:table-cell office:value-type="float" office:value="104377.06385504433" table:formula="of:=STDEV([Feuille1.$D161];[Feuille1.$P160];[Feuille1.$AB161];[Feuille1.$AN161])" table:style-name="ce3">
            <text:p>104 377,06</text:p>
          </table:table-cell>
          <table:table-cell table:number-columns-repeated="9" table:style-name="ce1"/>
          <table:table-cell office:value-type="float" office:value="158" table:formula="of:=[Feuille1.$A161]" table:style-name="ce1">
            <text:p>158</text:p>
          </table:table-cell>
          <table:table-cell office:value-type="float" office:value="211997.75" table:formula="of:=AVERAGE([Feuille1.$E161];[Feuille1.$Q160];[Feuille1.$AC161];[Feuille1.$AO161])" table:style-name="ce3">
            <text:p>211 997,75</text:p>
          </table:table-cell>
          <table:table-cell office:value-type="float" office:value="2.1075662007114753" table:formula="of:=[.AU159]*100/[.$J159]" table:style-name="ce3">
            <text:p>2,11</text:p>
          </table:table-cell>
          <table:table-cell office:value-type="float" office:value="46604.44482646836" table:formula="of:=STDEV([Feuille1.$E161];[Feuille1.$Q160];[Feuille1.$AC161];[Feuille1.$AO161])" table:style-name="ce3">
            <text:p>46 604,44</text:p>
          </table:table-cell>
          <table:table-cell table:number-columns-repeated="8" table:style-name="ce1"/>
          <table:table-cell office:value-type="float" office:value="158" table:formula="of:=[Feuille1.$A161]" table:style-name="ce1">
            <text:p>158</text:p>
          </table:table-cell>
          <table:table-cell office:value-type="float" office:value="900809.75" table:formula="of:=AVERAGE([Feuille1.$G161];[Feuille1.$S160];[Feuille1.$AE161];[Feuille1.$AQ161])" table:style-name="ce3">
            <text:p>900 809,75</text:p>
          </table:table-cell>
          <table:table-cell office:value-type="float" office:value="195819.76166086167" table:formula="of:=STDEV([Feuille1.$G161];[Feuille1.$S160];[Feuille1.$AE161];[Feuille1.$AQ161])" table:style-name="ce3">
            <text:p>195 819,76</text:p>
          </table:table-cell>
          <table:table-cell table:style-name="ce3"/>
          <table:table-cell table:number-columns-repeated="5" table:style-name="ce1"/>
          <table:table-cell office:value-type="float" office:value="158" table:formula="of:=[Feuille1.$A161]" table:style-name="ce1">
            <text:p>158</text:p>
          </table:table-cell>
          <table:table-cell office:value-type="float" office:value="773407" table:formula="of:=AVERAGE([Feuille1.$K161];[Feuille1.$W160];[Feuille1.$AI161];[Feuille1.$AU161])" table:style-name="ce3">
            <text:p>773 407,00</text:p>
          </table:table-cell>
          <table:table-cell office:value-type="float" office:value="168260.20160651975" table:formula="of:=STDEV([Feuille1.$K161];[Feuille1.$W160];[Feuille1.$AI161];[Feuille1.$AU161])" table:style-name="ce3">
            <text:p>168 260,20</text:p>
          </table:table-cell>
          <table:table-cell table:number-columns-repeated="5" table:style-name="ce1"/>
          <table:table-cell office:value-type="float" office:value="158" table:formula="of:=[Feuille1.$A161]" table:style-name="ce1">
            <text:p>158</text:p>
          </table:table-cell>
          <table:table-cell office:value-type="float" office:value="720800.25" table:formula="of:=AVERAGE([Feuille1.$H161];[Feuille1.$T160];[Feuille1.$AF161];[Feuille1.$AR161])" table:style-name="ce3">
            <text:p>720 800,25</text:p>
          </table:table-cell>
          <table:table-cell office:value-type="float" office:value="93.198050961524785" table:formula="of:=[.BX159]*100/[.$BP159]" table:style-name="ce3">
            <text:p>93,20</text:p>
          </table:table-cell>
          <table:table-cell office:value-type="float" office:value="156683.60506739901" table:formula="of:=STDEV([Feuille1.$H161];[Feuille1.$T160];[Feuille1.$AF161];[Feuille1.$AR161])" table:style-name="ce3">
            <text:p>156 683,61</text:p>
          </table:table-cell>
          <table:table-cell table:number-columns-repeated="9" table:style-name="ce1"/>
          <table:table-cell office:value-type="float" office:value="158" table:formula="of:=[Feuille1.$A161]" table:style-name="ce1">
            <text:p>158</text:p>
          </table:table-cell>
          <table:table-cell office:value-type="float" office:value="36305.5" table:formula="of:=AVERAGE([Feuille1.$I161];[Feuille1.$U160];[Feuille1.$AG161];[Feuille1.$AS161])" table:style-name="ce3">
            <text:p>36 305,50</text:p>
          </table:table-cell>
          <table:table-cell office:value-type="float" office:value="4.6942295583050067" table:formula="of:=[.CK159]*100/[.$BP159]" table:style-name="ce3">
            <text:p>4,69</text:p>
          </table:table-cell>
          <table:table-cell office:value-type="float" office:value="7978.0572614306711" table:formula="of:=STDEV([Feuille1.$I161];[Feuille1.$U160];[Feuille1.$AG161];[Feuille1.$AS161])" table:style-name="ce3">
            <text:p>7 978,06</text:p>
          </table:table-cell>
          <table:table-cell table:number-columns-repeated="8" table:style-name="ce1"/>
          <table:table-cell office:value-type="float" office:value="158" table:formula="of:=[Feuille1.$A161]" table:style-name="ce1">
            <text:p>158</text:p>
          </table:table-cell>
          <table:table-cell office:value-type="float" office:value="16301.25" table:formula="of:=AVERAGE([Feuille1.$J161];[Feuille1.$V160];[Feuille1.$AH161];[Feuille1.$AT161])" table:style-name="ce3">
            <text:p>16 301,25</text:p>
          </table:table-cell>
          <table:table-cell office:value-type="float" office:value="2.1077194801702079" table:formula="of:=[.CW159]*100/[.$BP159]" table:style-name="ce3">
            <text:p>2,11</text:p>
          </table:table-cell>
          <table:table-cell office:value-type="float" office:value="3603.3849248542219" table:formula="of:=STDEV([Feuille1.$J161];[Feuille1.$V160];[Feuille1.$AH161];[Feuille1.$AT161])" table:style-name="ce3">
            <text:p>3 603,38</text:p>
          </table:table-cell>
          <table:table-cell table:number-columns-repeated="16281"/>
        </table:table-row>
        <table:table-row table:style-name="ro1">
          <table:table-cell office:value-type="float" office:value="159" table:formula="of:=[Feuille1.$A162]" table:style-name="ce1">
            <text:p>159</text:p>
          </table:table-cell>
          <table:table-cell office:value-type="float" office:value="1798449.25" table:formula="of:=AVERAGE([Feuille1.$B162];[Feuille1.$N161];[Feuille1.$Z162];[Feuille1.$AL162])" table:style-name="ce3">
            <text:p>1 798 449,25</text:p>
          </table:table-cell>
          <table:table-cell office:value-type="float" office:value="395158.45940447313" table:formula="of:=STDEV([Feuille1.$B162];[Feuille1.$N161];[Feuille1.$Z162];[Feuille1.$AL162])" table:style-name="ce3">
            <text:p>395 158,46</text:p>
          </table:table-cell>
          <table:table-cell table:number-columns-repeated="5" table:style-name="ce1"/>
          <table:table-cell office:value-type="float" office:value="159" table:formula="of:=[Feuille1.$A162]" table:style-name="ce1">
            <text:p>159</text:p>
          </table:table-cell>
          <table:table-cell office:value-type="float" office:value="10896276" table:formula="of:=AVERAGE([Feuille1.$F162];[Feuille1.$R161];[Feuille1.$AD162];[Feuille1.$AP162])" table:style-name="ce3">
            <text:p>10 896 276,00</text:p>
          </table:table-cell>
          <table:table-cell office:value-type="float" office:value="2398359.4263391797" table:formula="of:=STDEV([Feuille1.$F162];[Feuille1.$R161];[Feuille1.$AD162];[Feuille1.$AP162])" table:style-name="ce3">
            <text:p>2 398 359,43</text:p>
          </table:table-cell>
          <table:table-cell table:number-columns-repeated="9" table:style-name="ce1"/>
          <table:table-cell office:value-type="float" office:value="159" table:formula="of:=[Feuille1.$A162]" table:style-name="ce1">
            <text:p>159</text:p>
          </table:table-cell>
          <table:table-cell office:value-type="float" office:value="10155023" table:formula="of:=AVERAGE([Feuille1.$C162];[Feuille1.O161];[Feuille1.$AA162];[Feuille1.$AM162])" table:style-name="ce3">
            <text:p>10 155 023,00</text:p>
          </table:table-cell>
          <table:table-cell office:value-type="float" office:value="93.197189571923474" table:formula="of:=[.V160]*100/[.J160]" table:style-name="ce3">
            <text:p>93,20</text:p>
          </table:table-cell>
          <table:table-cell office:value-type="float" office:value="2235267.5316428384" table:formula="of:=STDEV([Feuille1.$C162];[Feuille1.$O161];[Feuille1.$AA162];[Feuille1.$AM162])" table:style-name="ce3">
            <text:p>2 235 267,53</text:p>
          </table:table-cell>
          <table:table-cell table:number-columns-repeated="8" table:style-name="ce1"/>
          <table:table-cell office:value-type="float" office:value="159" table:formula="of:=[Feuille1.$A162]" table:style-name="ce1">
            <text:p>159</text:p>
          </table:table-cell>
          <table:table-cell office:value-type="float" office:value="511671.25" table:formula="of:=AVERAGE([Feuille1.$D162];[Feuille1.$P161];[Feuille1.$AB162];[Feuille1.$AN162])" table:style-name="ce3">
            <text:p>511 671,25</text:p>
          </table:table-cell>
          <table:table-cell office:value-type="float" office:value="4.69583599020436" table:formula="of:=[.AH160]*100/[.$J160]" table:style-name="ce3">
            <text:p>4,70</text:p>
          </table:table-cell>
          <table:table-cell office:value-type="float" office:value="112760.27197665852" table:formula="of:=STDEV([Feuille1.$D162];[Feuille1.$P161];[Feuille1.$AB162];[Feuille1.$AN162])" table:style-name="ce3">
            <text:p>112 760,27</text:p>
          </table:table-cell>
          <table:table-cell table:number-columns-repeated="9" table:style-name="ce1"/>
          <table:table-cell office:value-type="float" office:value="159" table:formula="of:=[Feuille1.$A162]" table:style-name="ce1">
            <text:p>159</text:p>
          </table:table-cell>
          <table:table-cell office:value-type="float" office:value="229581.75" table:formula="of:=AVERAGE([Feuille1.$E162];[Feuille1.$Q161];[Feuille1.$AC162];[Feuille1.$AO162])" table:style-name="ce3">
            <text:p>229 581,75</text:p>
          </table:table-cell>
          <table:table-cell office:value-type="float" office:value="2.1069744378721684" table:formula="of:=[.AU160]*100/[.$J160]" table:style-name="ce3">
            <text:p>2,11</text:p>
          </table:table-cell>
          <table:table-cell office:value-type="float" office:value="50332.388170209713" table:formula="of:=STDEV([Feuille1.$E162];[Feuille1.$Q161];[Feuille1.$AC162];[Feuille1.$AO162])" table:style-name="ce3">
            <text:p>50 332,39</text:p>
          </table:table-cell>
          <table:table-cell table:number-columns-repeated="8" table:style-name="ce1"/>
          <table:table-cell office:value-type="float" office:value="159" table:formula="of:=[Feuille1.$A162]" table:style-name="ce1">
            <text:p>159</text:p>
          </table:table-cell>
          <table:table-cell office:value-type="float" office:value="976017.25" table:formula="of:=AVERAGE([Feuille1.$G162];[Feuille1.$S161];[Feuille1.$AE162];[Feuille1.$AQ162])" table:style-name="ce3">
            <text:p>976 017,25</text:p>
          </table:table-cell>
          <table:table-cell office:value-type="float" office:value="216919.50076372418" table:formula="of:=STDEV([Feuille1.$G162];[Feuille1.$S161];[Feuille1.$AE162];[Feuille1.$AQ162])" table:style-name="ce3">
            <text:p>216 919,50</text:p>
          </table:table-cell>
          <table:table-cell table:style-name="ce3"/>
          <table:table-cell table:number-columns-repeated="5" table:style-name="ce1"/>
          <table:table-cell office:value-type="float" office:value="159" table:formula="of:=[Feuille1.$A162]" table:style-name="ce1">
            <text:p>159</text:p>
          </table:table-cell>
          <table:table-cell office:value-type="float" office:value="837386.75" table:formula="of:=AVERAGE([Feuille1.$K162];[Feuille1.$W161];[Feuille1.$AI162];[Feuille1.$AU162])" table:style-name="ce3">
            <text:p>837 386,75</text:p>
          </table:table-cell>
          <table:table-cell office:value-type="float" office:value="185531.75922983285" table:formula="of:=STDEV([Feuille1.$K162];[Feuille1.$W161];[Feuille1.$AI162];[Feuille1.$AU162])" table:style-name="ce3">
            <text:p>185 531,76</text:p>
          </table:table-cell>
          <table:table-cell table:number-columns-repeated="5" table:style-name="ce1"/>
          <table:table-cell office:value-type="float" office:value="159" table:formula="of:=[Feuille1.$A162]" table:style-name="ce1">
            <text:p>159</text:p>
          </table:table-cell>
          <table:table-cell office:value-type="float" office:value="780382" table:formula="of:=AVERAGE([Feuille1.$H162];[Feuille1.$T161];[Feuille1.$AF162];[Feuille1.$AR162])" table:style-name="ce3">
            <text:p>780 382,00</text:p>
          </table:table-cell>
          <table:table-cell office:value-type="float" office:value="93.192542155700451" table:formula="of:=[.BX160]*100/[.$BP160]" table:style-name="ce3">
            <text:p>93,19</text:p>
          </table:table-cell>
          <table:table-cell office:value-type="float" office:value="173421.09465114097" table:formula="of:=STDEV([Feuille1.$H162];[Feuille1.$T161];[Feuille1.$AF162];[Feuille1.$AR162])" table:style-name="ce3">
            <text:p>173 421,09</text:p>
          </table:table-cell>
          <table:table-cell table:number-columns-repeated="9" table:style-name="ce1"/>
          <table:table-cell office:value-type="float" office:value="159" table:formula="of:=[Feuille1.$A162]" table:style-name="ce1">
            <text:p>159</text:p>
          </table:table-cell>
          <table:table-cell office:value-type="float" office:value="39420.75" table:formula="of:=AVERAGE([Feuille1.$I162];[Feuille1.$U161];[Feuille1.$AG162];[Feuille1.$AS162])" table:style-name="ce3">
            <text:p>39 420,75</text:p>
          </table:table-cell>
          <table:table-cell office:value-type="float" office:value="4.7075918027124262" table:formula="of:=[.CK160]*100/[.$BP160]" table:style-name="ce3">
            <text:p>4,71</text:p>
          </table:table-cell>
          <table:table-cell office:value-type="float" office:value="8387.3473905639567" table:formula="of:=STDEV([Feuille1.$I162];[Feuille1.$U161];[Feuille1.$AG162];[Feuille1.$AS162])" table:style-name="ce3">
            <text:p>8 387,35</text:p>
          </table:table-cell>
          <table:table-cell table:number-columns-repeated="8" table:style-name="ce1"/>
          <table:table-cell office:value-type="float" office:value="159" table:formula="of:=[Feuille1.$A162]" table:style-name="ce1">
            <text:p>159</text:p>
          </table:table-cell>
          <table:table-cell office:value-type="float" office:value="17584" table:formula="of:=AVERAGE([Feuille1.$J162];[Feuille1.$V161];[Feuille1.$AH162];[Feuille1.$AT162])" table:style-name="ce3">
            <text:p>17 584,00</text:p>
          </table:table-cell>
          <table:table-cell office:value-type="float" office:value="2.099866041587116" table:formula="of:=[.CW160]*100/[.$BP160]" table:style-name="ce3">
            <text:p>2,10</text:p>
          </table:table-cell>
          <table:table-cell office:value-type="float" office:value="3728.5735431484609" table:formula="of:=STDEV([Feuille1.$J162];[Feuille1.$V161];[Feuille1.$AH162];[Feuille1.$AT162])" table:style-name="ce3">
            <text:p>3 728,57</text:p>
          </table:table-cell>
          <table:table-cell table:number-columns-repeated="16281"/>
        </table:table-row>
        <table:table-row table:style-name="ro1">
          <table:table-cell office:value-type="float" office:value="160" table:formula="of:=[Feuille1.$A163]" table:style-name="ce1">
            <text:p>160</text:p>
          </table:table-cell>
          <table:table-cell office:value-type="float" office:value="1948083.75" table:formula="of:=AVERAGE([Feuille1.$B163];[Feuille1.$N162];[Feuille1.$Z163];[Feuille1.$AL163])" table:style-name="ce3">
            <text:p>1 948 083,75</text:p>
          </table:table-cell>
          <table:table-cell office:value-type="float" office:value="428188.12661521806" table:formula="of:=STDEV([Feuille1.$B163];[Feuille1.$N162];[Feuille1.$Z163];[Feuille1.$AL163])" table:style-name="ce3">
            <text:p>428 188,13</text:p>
          </table:table-cell>
          <table:table-cell table:number-columns-repeated="5" table:style-name="ce1"/>
          <table:table-cell office:value-type="float" office:value="160" table:formula="of:=[Feuille1.$A163]" table:style-name="ce1">
            <text:p>160</text:p>
          </table:table-cell>
          <table:table-cell office:value-type="float" office:value="11804244.5" table:formula="of:=AVERAGE([Feuille1.$F163];[Feuille1.$R162];[Feuille1.$AD163];[Feuille1.$AP163])" table:style-name="ce3">
            <text:p>11 804 244,50</text:p>
          </table:table-cell>
          <table:table-cell office:value-type="float" office:value="2596232.113420845" table:formula="of:=STDEV([Feuille1.$F163];[Feuille1.$R162];[Feuille1.$AD163];[Feuille1.$AP163])" table:style-name="ce3">
            <text:p>2 596 232,11</text:p>
          </table:table-cell>
          <table:table-cell table:number-columns-repeated="9" table:style-name="ce1"/>
          <table:table-cell office:value-type="float" office:value="160" table:formula="of:=[Feuille1.$A163]" table:style-name="ce1">
            <text:p>160</text:p>
          </table:table-cell>
          <table:table-cell office:value-type="float" office:value="11001101" table:formula="of:=AVERAGE([Feuille1.$C163];[Feuille1.O162];[Feuille1.$AA163];[Feuille1.$AM163])" table:style-name="ce3">
            <text:p>11 001 101,00</text:p>
          </table:table-cell>
          <table:table-cell office:value-type="float" office:value="93.196146521702431" table:formula="of:=[.V161]*100/[.J161]" table:style-name="ce3">
            <text:p>93,20</text:p>
          </table:table-cell>
          <table:table-cell office:value-type="float" office:value="2419673.2289052312" table:formula="of:=STDEV([Feuille1.$C163];[Feuille1.$O162];[Feuille1.$AA163];[Feuille1.$AM163])" table:style-name="ce3">
            <text:p>2 419 673,23</text:p>
          </table:table-cell>
          <table:table-cell table:number-columns-repeated="8" table:style-name="ce1"/>
          <table:table-cell office:value-type="float" office:value="160" table:formula="of:=[Feuille1.$A163]" table:style-name="ce1">
            <text:p>160</text:p>
          </table:table-cell>
          <table:table-cell office:value-type="float" office:value="554395.25" table:formula="of:=AVERAGE([Feuille1.$D163];[Feuille1.$P162];[Feuille1.$AB163];[Feuille1.$AN163])" table:style-name="ce3">
            <text:p>554 395,25</text:p>
          </table:table-cell>
          <table:table-cell office:value-type="float" office:value="4.6965754563962143" table:formula="of:=[.AH161]*100/[.$J161]" table:style-name="ce3">
            <text:p>4,70</text:p>
          </table:table-cell>
          <table:table-cell office:value-type="float" office:value="122017.0814445666" table:formula="of:=STDEV([Feuille1.$D163];[Feuille1.$P162];[Feuille1.$AB163];[Feuille1.$AN163])" table:style-name="ce3">
            <text:p>122 017,08</text:p>
          </table:table-cell>
          <table:table-cell table:number-columns-repeated="9" table:style-name="ce1"/>
          <table:table-cell office:value-type="float" office:value="160" table:formula="of:=[Feuille1.$A163]" table:style-name="ce1">
            <text:p>160</text:p>
          </table:table-cell>
          <table:table-cell office:value-type="float" office:value="248748.25" table:formula="of:=AVERAGE([Feuille1.$E163];[Feuille1.$Q162];[Feuille1.$AC163];[Feuille1.$AO163])" table:style-name="ce3">
            <text:p>248 748,25</text:p>
          </table:table-cell>
          <table:table-cell office:value-type="float" office:value="2.1072780219013594" table:formula="of:=[.AU161]*100/[.$J161]" table:style-name="ce3">
            <text:p>2,11</text:p>
          </table:table-cell>
          <table:table-cell office:value-type="float" office:value="54542.622980411688" table:formula="of:=STDEV([Feuille1.$E163];[Feuille1.$Q162];[Feuille1.$AC163];[Feuille1.$AO163])" table:style-name="ce3">
            <text:p>54 542,62</text:p>
          </table:table-cell>
          <table:table-cell table:number-columns-repeated="8" table:style-name="ce1"/>
          <table:table-cell office:value-type="float" office:value="160" table:formula="of:=[Feuille1.$A163]" table:style-name="ce1">
            <text:p>160</text:p>
          </table:table-cell>
          <table:table-cell office:value-type="float" office:value="1057603" table:formula="of:=AVERAGE([Feuille1.$G163];[Feuille1.$S162];[Feuille1.$AE163];[Feuille1.$AQ163])" table:style-name="ce3">
            <text:p>1 057 603,00</text:p>
          </table:table-cell>
          <table:table-cell office:value-type="float" office:value="230909.49747610354" table:formula="of:=STDEV([Feuille1.$G163];[Feuille1.$S162];[Feuille1.$AE163];[Feuille1.$AQ163])" table:style-name="ce3">
            <text:p>230 909,50</text:p>
          </table:table-cell>
          <table:table-cell table:style-name="ce3"/>
          <table:table-cell table:number-columns-repeated="5" table:style-name="ce1"/>
          <table:table-cell office:value-type="float" office:value="160" table:formula="of:=[Feuille1.$A163]" table:style-name="ce1">
            <text:p>160</text:p>
          </table:table-cell>
          <table:table-cell office:value-type="float" office:value="907968.5" table:formula="of:=AVERAGE([Feuille1.$K163];[Feuille1.$W162];[Feuille1.$AI163];[Feuille1.$AU163])" table:style-name="ce3">
            <text:p>907 968,50</text:p>
          </table:table-cell>
          <table:table-cell office:value-type="float" office:value="197880.5777373481" table:formula="of:=STDEV([Feuille1.$K163];[Feuille1.$W162];[Feuille1.$AI163];[Feuille1.$AU163])" table:style-name="ce3">
            <text:p>197 880,58</text:p>
          </table:table-cell>
          <table:table-cell table:number-columns-repeated="5" table:style-name="ce1"/>
          <table:table-cell office:value-type="float" office:value="160" table:formula="of:=[Feuille1.$A163]" table:style-name="ce1">
            <text:p>160</text:p>
          </table:table-cell>
          <table:table-cell office:value-type="float" office:value="846078" table:formula="of:=AVERAGE([Feuille1.$H163];[Feuille1.$T162];[Feuille1.$AF163];[Feuille1.$AR163])" table:style-name="ce3">
            <text:p>846 078,00</text:p>
          </table:table-cell>
          <table:table-cell office:value-type="float" office:value="93.18362916775196" table:formula="of:=[.BX161]*100/[.$BP161]" table:style-name="ce3">
            <text:p>93,18</text:p>
          </table:table-cell>
          <table:table-cell office:value-type="float" office:value="184415.24209059656" table:formula="of:=STDEV([Feuille1.$H163];[Feuille1.$T162];[Feuille1.$AF163];[Feuille1.$AR163])" table:style-name="ce3">
            <text:p>184 415,24</text:p>
          </table:table-cell>
          <table:table-cell table:number-columns-repeated="9" table:style-name="ce1"/>
          <table:table-cell office:value-type="float" office:value="160" table:formula="of:=[Feuille1.$A163]" table:style-name="ce1">
            <text:p>160</text:p>
          </table:table-cell>
          <table:table-cell office:value-type="float" office:value="42724" table:formula="of:=AVERAGE([Feuille1.$I163];[Feuille1.$U162];[Feuille1.$AG163];[Feuille1.$AS163])" table:style-name="ce3">
            <text:p>42 724,00</text:p>
          </table:table-cell>
          <table:table-cell office:value-type="float" office:value="4.7054495833280559" table:formula="of:=[.CK161]*100/[.$BP161]" table:style-name="ce3">
            <text:p>4,71</text:p>
          </table:table-cell>
          <table:table-cell office:value-type="float" office:value="9257.2090826555286" table:formula="of:=STDEV([Feuille1.$I163];[Feuille1.$U162];[Feuille1.$AG163];[Feuille1.$AS163])" table:style-name="ce3">
            <text:p>9 257,21</text:p>
          </table:table-cell>
          <table:table-cell table:number-columns-repeated="8" table:style-name="ce1"/>
          <table:table-cell office:value-type="float" office:value="160" table:formula="of:=[Feuille1.$A163]" table:style-name="ce1">
            <text:p>160</text:p>
          </table:table-cell>
          <table:table-cell office:value-type="float" office:value="19166.5" table:formula="of:=AVERAGE([Feuille1.$J163];[Feuille1.$V162];[Feuille1.$AH163];[Feuille1.$AT163])" table:style-name="ce3">
            <text:p>19 166,50</text:p>
          </table:table-cell>
          <table:table-cell office:value-type="float" office:value="2.1109212489199791" table:formula="of:=[.CW161]*100/[.$BP161]" table:style-name="ce3">
            <text:p>2,11</text:p>
          </table:table-cell>
          <table:table-cell office:value-type="float" office:value="4214.6919618559705" table:formula="of:=STDEV([Feuille1.$J163];[Feuille1.$V162];[Feuille1.$AH163];[Feuille1.$AT163])" table:style-name="ce3">
            <text:p>4 214,69</text:p>
          </table:table-cell>
          <table:table-cell table:number-columns-repeated="16281"/>
        </table:table-row>
        <table:table-row table:style-name="ro1">
          <table:table-cell office:value-type="float" office:value="161" table:formula="of:=[Feuille1.$A164]" table:style-name="ce1">
            <text:p>161</text:p>
          </table:table-cell>
          <table:table-cell office:value-type="float" office:value="2110019.5" table:formula="of:=AVERAGE([Feuille1.$B164];[Feuille1.$N163];[Feuille1.$Z164];[Feuille1.$AL164])" table:style-name="ce3">
            <text:p>2 110 019,50</text:p>
          </table:table-cell>
          <table:table-cell office:value-type="float" office:value="464619.43673254421" table:formula="of:=STDEV([Feuille1.$B164];[Feuille1.$N163];[Feuille1.$Z164];[Feuille1.$AL164])" table:style-name="ce3">
            <text:p>464 619,44</text:p>
          </table:table-cell>
          <table:table-cell table:number-columns-repeated="5" table:style-name="ce1"/>
          <table:table-cell office:value-type="float" office:value="161" table:formula="of:=[Feuille1.$A164]" table:style-name="ce1">
            <text:p>161</text:p>
          </table:table-cell>
          <table:table-cell office:value-type="float" office:value="12787531" table:formula="of:=AVERAGE([Feuille1.$F164];[Feuille1.$R163];[Feuille1.$AD164];[Feuille1.$AP164])" table:style-name="ce3">
            <text:p>12 787 531,00</text:p>
          </table:table-cell>
          <table:table-cell office:value-type="float" office:value="2814641.2869565929" table:formula="of:=STDEV([Feuille1.$F164];[Feuille1.$R163];[Feuille1.$AD164];[Feuille1.$AP164])" table:style-name="ce3">
            <text:p>2 814 641,29</text:p>
          </table:table-cell>
          <table:table-cell table:number-columns-repeated="9" table:style-name="ce1"/>
          <table:table-cell office:value-type="float" office:value="161" table:formula="of:=[Feuille1.$A164]" table:style-name="ce1">
            <text:p>161</text:p>
          </table:table-cell>
          <table:table-cell office:value-type="float" office:value="11917370.25" table:formula="of:=AVERAGE([Feuille1.$C164];[Feuille1.O163];[Feuille1.$AA164];[Feuille1.$AM164])" table:style-name="ce3">
            <text:p>11 917 370,25</text:p>
          </table:table-cell>
          <table:table-cell office:value-type="float" office:value="93.195240347804429" table:formula="of:=[.V162]*100/[.J162]" table:style-name="ce3">
            <text:p>93,20</text:p>
          </table:table-cell>
          <table:table-cell office:value-type="float" office:value="2623430.5649003908" table:formula="of:=STDEV([Feuille1.$C164];[Feuille1.$O163];[Feuille1.$AA164];[Feuille1.$AM164])" table:style-name="ce3">
            <text:p>2 623 430,56</text:p>
          </table:table-cell>
          <table:table-cell table:number-columns-repeated="8" table:style-name="ce1"/>
          <table:table-cell office:value-type="float" office:value="161" table:formula="of:=[Feuille1.$A164]" table:style-name="ce1">
            <text:p>161</text:p>
          </table:table-cell>
          <table:table-cell office:value-type="float" office:value="600679.5" table:formula="of:=AVERAGE([Feuille1.$D164];[Feuille1.$P163];[Feuille1.$AB164];[Feuille1.$AN164])" table:style-name="ce3">
            <text:p>600 679,50</text:p>
          </table:table-cell>
          <table:table-cell office:value-type="float" office:value="4.6973845068293478" table:formula="of:=[.AH162]*100/[.$J162]" table:style-name="ce3">
            <text:p>4,70</text:p>
          </table:table-cell>
          <table:table-cell office:value-type="float" office:value="132081.05786599379" table:formula="of:=STDEV([Feuille1.$D164];[Feuille1.$P163];[Feuille1.$AB164];[Feuille1.$AN164])" table:style-name="ce3">
            <text:p>132 081,06</text:p>
          </table:table-cell>
          <table:table-cell table:number-columns-repeated="9" table:style-name="ce1"/>
          <table:table-cell office:value-type="float" office:value="161" table:formula="of:=[Feuille1.$A164]" table:style-name="ce1">
            <text:p>161</text:p>
          </table:table-cell>
          <table:table-cell office:value-type="float" office:value="269481.25" table:formula="of:=AVERAGE([Feuille1.$E164];[Feuille1.$Q163];[Feuille1.$AC164];[Feuille1.$AO164])" table:style-name="ce3">
            <text:p>269 481,25</text:p>
          </table:table-cell>
          <table:table-cell office:value-type="float" office:value="2.1073751453662166" table:formula="of:=[.AU162]*100/[.$J162]" table:style-name="ce3">
            <text:p>2,11</text:p>
          </table:table-cell>
          <table:table-cell office:value-type="float" office:value="59131.800893568819" table:formula="of:=STDEV([Feuille1.$E164];[Feuille1.$Q163];[Feuille1.$AC164];[Feuille1.$AO164])" table:style-name="ce3">
            <text:p>59 131,80</text:p>
          </table:table-cell>
          <table:table-cell table:number-columns-repeated="8" table:style-name="ce1"/>
          <table:table-cell office:value-type="float" office:value="161" table:formula="of:=[Feuille1.$A164]" table:style-name="ce1">
            <text:p>161</text:p>
          </table:table-cell>
          <table:table-cell office:value-type="float" office:value="1145222.25" table:formula="of:=AVERAGE([Feuille1.$G164];[Feuille1.$S163];[Feuille1.$AE164];[Feuille1.$AQ164])" table:style-name="ce3">
            <text:p>1 145 222,25</text:p>
          </table:table-cell>
          <table:table-cell office:value-type="float" office:value="254849.09989034032" table:formula="of:=STDEV([Feuille1.$G164];[Feuille1.$S163];[Feuille1.$AE164];[Feuille1.$AQ164])" table:style-name="ce3">
            <text:p>254 849,10</text:p>
          </table:table-cell>
          <table:table-cell table:style-name="ce3"/>
          <table:table-cell table:number-columns-repeated="5" table:style-name="ce1"/>
          <table:table-cell office:value-type="float" office:value="161" table:formula="of:=[Feuille1.$A164]" table:style-name="ce1">
            <text:p>161</text:p>
          </table:table-cell>
          <table:table-cell office:value-type="float" office:value="983286.5" table:formula="of:=AVERAGE([Feuille1.$K164];[Feuille1.$W163];[Feuille1.$AI164];[Feuille1.$AU164])" table:style-name="ce3">
            <text:p>983 286,50</text:p>
          </table:table-cell>
          <table:table-cell office:value-type="float" office:value="218411.77490007263" table:formula="of:=STDEV([Feuille1.$K164];[Feuille1.$W163];[Feuille1.$AI164];[Feuille1.$AU164])" table:style-name="ce3">
            <text:p>218 411,77</text:p>
          </table:table-cell>
          <table:table-cell table:number-columns-repeated="5" table:style-name="ce1"/>
          <table:table-cell office:value-type="float" office:value="161" table:formula="of:=[Feuille1.$A164]" table:style-name="ce1">
            <text:p>161</text:p>
          </table:table-cell>
          <table:table-cell office:value-type="float" office:value="916269.25" table:formula="of:=AVERAGE([Feuille1.$H164];[Feuille1.$T163];[Feuille1.$AF164];[Feuille1.$AR164])" table:style-name="ce3">
            <text:p>916 269,25</text:p>
          </table:table-cell>
          <table:table-cell office:value-type="float" office:value="93.184361831470284" table:formula="of:=[.BX162]*100/[.$BP162]" table:style-name="ce3">
            <text:p>93,18</text:p>
          </table:table-cell>
          <table:table-cell office:value-type="float" office:value="203760.06197874827" table:formula="of:=STDEV([Feuille1.$H164];[Feuille1.$T163];[Feuille1.$AF164];[Feuille1.$AR164])" table:style-name="ce3">
            <text:p>203 760,06</text:p>
          </table:table-cell>
          <table:table-cell table:number-columns-repeated="9" table:style-name="ce1"/>
          <table:table-cell office:value-type="float" office:value="161" table:formula="of:=[Feuille1.$A164]" table:style-name="ce1">
            <text:p>161</text:p>
          </table:table-cell>
          <table:table-cell office:value-type="float" office:value="46284.25" table:formula="of:=AVERAGE([Feuille1.$I164];[Feuille1.$U163];[Feuille1.$AG164];[Feuille1.$AS164])" table:style-name="ce3">
            <text:p>46 284,25</text:p>
          </table:table-cell>
          <table:table-cell office:value-type="float" office:value="4.7070970668264032" table:formula="of:=[.CK162]*100/[.$BP162]" table:style-name="ce3">
            <text:p>4,71</text:p>
          </table:table-cell>
          <table:table-cell office:value-type="float" office:value="10065.852749932979" table:formula="of:=STDEV([Feuille1.$I164];[Feuille1.$U163];[Feuille1.$AG164];[Feuille1.$AS164])" table:style-name="ce3">
            <text:p>10 065,85</text:p>
          </table:table-cell>
          <table:table-cell table:number-columns-repeated="8" table:style-name="ce1"/>
          <table:table-cell office:value-type="float" office:value="161" table:formula="of:=[Feuille1.$A164]" table:style-name="ce1">
            <text:p>161</text:p>
          </table:table-cell>
          <table:table-cell office:value-type="float" office:value="20733" table:formula="of:=AVERAGE([Feuille1.$J164];[Feuille1.$V163];[Feuille1.$AH164];[Feuille1.$AT164])" table:style-name="ce3">
            <text:p>20 733,00</text:p>
          </table:table-cell>
          <table:table-cell office:value-type="float" office:value="2.1085411017033184" table:formula="of:=[.CW162]*100/[.$BP162]" table:style-name="ce3">
            <text:p>2,11</text:p>
          </table:table-cell>
          <table:table-cell office:value-type="float" office:value="4590.9292450802741" table:formula="of:=STDEV([Feuille1.$J164];[Feuille1.$V163];[Feuille1.$AH164];[Feuille1.$AT164])" table:style-name="ce3">
            <text:p>4 590,93</text:p>
          </table:table-cell>
          <table:table-cell table:number-columns-repeated="16281"/>
        </table:table-row>
        <table:table-row table:style-name="ro1">
          <table:table-cell office:value-type="float" office:value="162" table:formula="of:=[Feuille1.$A165]" table:style-name="ce1">
            <text:p>162</text:p>
          </table:table-cell>
          <table:table-cell office:value-type="float" office:value="2285629.75" table:formula="of:=AVERAGE([Feuille1.$B165];[Feuille1.$N164];[Feuille1.$Z165];[Feuille1.$AL165])" table:style-name="ce3">
            <text:p>2 285 629,75</text:p>
          </table:table-cell>
          <table:table-cell office:value-type="float" office:value="502846.77678153943" table:formula="of:=STDEV([Feuille1.$B165];[Feuille1.$N164];[Feuille1.$Z165];[Feuille1.$AL165])" table:style-name="ce3">
            <text:p>502 846,78</text:p>
          </table:table-cell>
          <table:table-cell table:number-columns-repeated="5" table:style-name="ce1"/>
          <table:table-cell office:value-type="float" office:value="162" table:formula="of:=[Feuille1.$A165]" table:style-name="ce1">
            <text:p>162</text:p>
          </table:table-cell>
          <table:table-cell office:value-type="float" office:value="13852870.5" table:formula="of:=AVERAGE([Feuille1.$F165];[Feuille1.$R164];[Feuille1.$AD165];[Feuille1.$AP165])" table:style-name="ce3">
            <text:p>13 852 870,50</text:p>
          </table:table-cell>
          <table:table-cell office:value-type="float" office:value="3047639.0349700209" table:formula="of:=STDEV([Feuille1.$F165];[Feuille1.$R164];[Feuille1.$AD165];[Feuille1.$AP165])" table:style-name="ce3">
            <text:p>3 047 639,03</text:p>
          </table:table-cell>
          <table:table-cell table:number-columns-repeated="9" table:style-name="ce1"/>
          <table:table-cell office:value-type="float" office:value="162" table:formula="of:=[Feuille1.$A165]" table:style-name="ce1">
            <text:p>162</text:p>
          </table:table-cell>
          <table:table-cell office:value-type="float" office:value="12910261.5" table:formula="of:=AVERAGE([Feuille1.$C165];[Feuille1.O164];[Feuille1.$AA165];[Feuille1.$AM165])" table:style-name="ce3">
            <text:p>12 910 261,50</text:p>
          </table:table-cell>
          <table:table-cell office:value-type="float" office:value="93.195569106056396" table:formula="of:=[.V163]*100/[.J163]" table:style-name="ce3">
            <text:p>93,20</text:p>
          </table:table-cell>
          <table:table-cell office:value-type="float" office:value="2840613.5290703778" table:formula="of:=STDEV([Feuille1.$C165];[Feuille1.$O164];[Feuille1.$AA165];[Feuille1.$AM165])" table:style-name="ce3">
            <text:p>2 840 613,53</text:p>
          </table:table-cell>
          <table:table-cell table:number-columns-repeated="8" table:style-name="ce1"/>
          <table:table-cell office:value-type="float" office:value="162" table:formula="of:=[Feuille1.$A165]" table:style-name="ce1">
            <text:p>162</text:p>
          </table:table-cell>
          <table:table-cell office:value-type="float" office:value="650800.75" table:formula="of:=AVERAGE([Feuille1.$D165];[Feuille1.$P164];[Feuille1.$AB165];[Feuille1.$AN165])" table:style-name="ce3">
            <text:p>650 800,75</text:p>
          </table:table-cell>
          <table:table-cell office:value-type="float" office:value="4.6979487031225764" table:formula="of:=[.AH163]*100/[.$J163]" table:style-name="ce3">
            <text:p>4,70</text:p>
          </table:table-cell>
          <table:table-cell office:value-type="float" office:value="143024.89071574219" table:formula="of:=STDEV([Feuille1.$D165];[Feuille1.$P164];[Feuille1.$AB165];[Feuille1.$AN165])" table:style-name="ce3">
            <text:p>143 024,89</text:p>
          </table:table-cell>
          <table:table-cell table:number-columns-repeated="9" table:style-name="ce1"/>
          <table:table-cell office:value-type="float" office:value="162" table:formula="of:=[Feuille1.$A165]" table:style-name="ce1">
            <text:p>162</text:p>
          </table:table-cell>
          <table:table-cell office:value-type="float" office:value="291808.25" table:formula="of:=AVERAGE([Feuille1.$E165];[Feuille1.$Q164];[Feuille1.$AC165];[Feuille1.$AO165])" table:style-name="ce3">
            <text:p>291 808,25</text:p>
          </table:table-cell>
          <table:table-cell office:value-type="float" office:value="2.1064821908210289" table:formula="of:=[.AU163]*100/[.$J163]" table:style-name="ce3">
            <text:p>2,11</text:p>
          </table:table-cell>
          <table:table-cell office:value-type="float" office:value="64002.210052335955" table:formula="of:=STDEV([Feuille1.$E165];[Feuille1.$Q164];[Feuille1.$AC165];[Feuille1.$AO165])" table:style-name="ce3">
            <text:p>64 002,21</text:p>
          </table:table-cell>
          <table:table-cell table:number-columns-repeated="8" table:style-name="ce1"/>
          <table:table-cell office:value-type="float" office:value="162" table:formula="of:=[Feuille1.$A165]" table:style-name="ce1">
            <text:p>162</text:p>
          </table:table-cell>
          <table:table-cell office:value-type="float" office:value="1240949.75" table:formula="of:=AVERAGE([Feuille1.$G165];[Feuille1.$S164];[Feuille1.$AE165];[Feuille1.$AQ165])" table:style-name="ce3">
            <text:p>1 240 949,75</text:p>
          </table:table-cell>
          <table:table-cell office:value-type="float" office:value="271237.83327106736" table:formula="of:=STDEV([Feuille1.$G165];[Feuille1.$S164];[Feuille1.$AE165];[Feuille1.$AQ165])" table:style-name="ce3">
            <text:p>271 237,83</text:p>
          </table:table-cell>
          <table:table-cell table:style-name="ce3"/>
          <table:table-cell table:number-columns-repeated="5" table:style-name="ce1"/>
          <table:table-cell office:value-type="float" office:value="162" table:formula="of:=[Feuille1.$A165]" table:style-name="ce1">
            <text:p>162</text:p>
          </table:table-cell>
          <table:table-cell office:value-type="float" office:value="1065339.5" table:formula="of:=AVERAGE([Feuille1.$K165];[Feuille1.$W164];[Feuille1.$AI165];[Feuille1.$AU165])" table:style-name="ce3">
            <text:p>1 065 339,50</text:p>
          </table:table-cell>
          <table:table-cell office:value-type="float" office:value="233010.6467903702" table:formula="of:=STDEV([Feuille1.$K165];[Feuille1.$W164];[Feuille1.$AI165];[Feuille1.$AU165])" table:style-name="ce3">
            <text:p>233 010,65</text:p>
          </table:table-cell>
          <table:table-cell table:number-columns-repeated="5" table:style-name="ce1"/>
          <table:table-cell office:value-type="float" office:value="162" table:formula="of:=[Feuille1.$A165]" table:style-name="ce1">
            <text:p>162</text:p>
          </table:table-cell>
          <table:table-cell office:value-type="float" office:value="992891.25" table:formula="of:=AVERAGE([Feuille1.$H165];[Feuille1.$T164];[Feuille1.$AF165];[Feuille1.$AR165])" table:style-name="ce3">
            <text:p>992 891,25</text:p>
          </table:table-cell>
          <table:table-cell office:value-type="float" office:value="93.199515271892196" table:formula="of:=[.BX163]*100/[.$BP163]" table:style-name="ce3">
            <text:p>93,20</text:p>
          </table:table-cell>
          <table:table-cell office:value-type="float" office:value="217195.25019725916" table:formula="of:=STDEV([Feuille1.$H165];[Feuille1.$T164];[Feuille1.$AF165];[Feuille1.$AR165])" table:style-name="ce3">
            <text:p>217 195,25</text:p>
          </table:table-cell>
          <table:table-cell table:number-columns-repeated="9" table:style-name="ce1"/>
          <table:table-cell office:value-type="float" office:value="162" table:formula="of:=[Feuille1.$A165]" table:style-name="ce1">
            <text:p>162</text:p>
          </table:table-cell>
          <table:table-cell office:value-type="float" office:value="50121.25" table:formula="of:=AVERAGE([Feuille1.$I165];[Feuille1.$U164];[Feuille1.$AG165];[Feuille1.$AS165])" table:style-name="ce3">
            <text:p>50 121,25</text:p>
          </table:table-cell>
          <table:table-cell office:value-type="float" office:value="4.7047208894441628" table:formula="of:=[.CK163]*100/[.$BP163]" table:style-name="ce3">
            <text:p>4,70</text:p>
          </table:table-cell>
          <table:table-cell office:value-type="float" office:value="10944.597796020951" table:formula="of:=STDEV([Feuille1.$I165];[Feuille1.$U164];[Feuille1.$AG165];[Feuille1.$AS165])" table:style-name="ce3">
            <text:p>10 944,60</text:p>
          </table:table-cell>
          <table:table-cell table:number-columns-repeated="8" table:style-name="ce1"/>
          <table:table-cell office:value-type="float" office:value="162" table:formula="of:=[Feuille1.$A165]" table:style-name="ce1">
            <text:p>162</text:p>
          </table:table-cell>
          <table:table-cell office:value-type="float" office:value="22327" table:formula="of:=AVERAGE([Feuille1.$J165];[Feuille1.$V164];[Feuille1.$AH165];[Feuille1.$AT165])" table:style-name="ce3">
            <text:p>22 327,00</text:p>
          </table:table-cell>
          <table:table-cell office:value-type="float" office:value="2.0957638386636375" table:formula="of:=[.CW163]*100/[.$BP163]" table:style-name="ce3">
            <text:p>2,10</text:p>
          </table:table-cell>
          <table:table-cell office:value-type="float" office:value="4877.0425464619439" table:formula="of:=STDEV([Feuille1.$J165];[Feuille1.$V164];[Feuille1.$AH165];[Feuille1.$AT165])" table:style-name="ce3">
            <text:p>4 877,04</text:p>
          </table:table-cell>
          <table:table-cell table:number-columns-repeated="16281"/>
        </table:table-row>
        <table:table-row table:style-name="ro1">
          <table:table-cell office:value-type="float" office:value="163" table:formula="of:=[Feuille1.$A166]" table:style-name="ce1">
            <text:p>163</text:p>
          </table:table-cell>
          <table:table-cell office:value-type="float" office:value="2475656.25" table:formula="of:=AVERAGE([Feuille1.$B166];[Feuille1.$N165];[Feuille1.$Z166];[Feuille1.$AL166])" table:style-name="ce3">
            <text:p>2 475 656,25</text:p>
          </table:table-cell>
          <table:table-cell office:value-type="float" office:value="544588.70574491052" table:formula="of:=STDEV([Feuille1.$B166];[Feuille1.$N165];[Feuille1.$Z166];[Feuille1.$AL166])" table:style-name="ce3">
            <text:p>544 588,71</text:p>
          </table:table-cell>
          <table:table-cell table:number-columns-repeated="5" table:style-name="ce1"/>
          <table:table-cell office:value-type="float" office:value="163" table:formula="of:=[Feuille1.$A166]" table:style-name="ce1">
            <text:p>163</text:p>
          </table:table-cell>
          <table:table-cell office:value-type="float" office:value="15005746.25" table:formula="of:=AVERAGE([Feuille1.$F166];[Feuille1.$R165];[Feuille1.$AD166];[Feuille1.$AP166])" table:style-name="ce3">
            <text:p>15 005 746,25</text:p>
          </table:table-cell>
          <table:table-cell office:value-type="float" office:value="3303387.5584485871" table:formula="of:=STDEV([Feuille1.$F166];[Feuille1.$R165];[Feuille1.$AD166];[Feuille1.$AP166])" table:style-name="ce3">
            <text:p>3 303 387,56</text:p>
          </table:table-cell>
          <table:table-cell table:number-columns-repeated="9" table:style-name="ce1"/>
          <table:table-cell office:value-type="float" office:value="163" table:formula="of:=[Feuille1.$A166]" table:style-name="ce1">
            <text:p>163</text:p>
          </table:table-cell>
          <table:table-cell office:value-type="float" office:value="13984755" table:formula="of:=AVERAGE([Feuille1.$C166];[Feuille1.O165];[Feuille1.$AA166];[Feuille1.$AM166])" table:style-name="ce3">
            <text:p>13 984 755,00</text:p>
          </table:table-cell>
          <table:table-cell office:value-type="float" office:value="93.195998166369094" table:formula="of:=[.V164]*100/[.J164]" table:style-name="ce3">
            <text:p>93,20</text:p>
          </table:table-cell>
          <table:table-cell office:value-type="float" office:value="3078867.5654182765" table:formula="of:=STDEV([Feuille1.$C166];[Feuille1.$O165];[Feuille1.$AA166];[Feuille1.$AM166])" table:style-name="ce3">
            <text:p>3 078 867,57</text:p>
          </table:table-cell>
          <table:table-cell table:number-columns-repeated="8" table:style-name="ce1"/>
          <table:table-cell office:value-type="float" office:value="163" table:formula="of:=[Feuille1.$A166]" table:style-name="ce1">
            <text:p>163</text:p>
          </table:table-cell>
          <table:table-cell office:value-type="float" office:value="704856" table:formula="of:=AVERAGE([Feuille1.$D166];[Feuille1.$P165];[Feuille1.$AB166];[Feuille1.$AN166])" table:style-name="ce3">
            <text:p>704 856,00</text:p>
          </table:table-cell>
          <table:table-cell office:value-type="float" office:value="4.6972405654267275" table:formula="of:=[.AH164]*100/[.$J164]" table:style-name="ce3">
            <text:p>4,70</text:p>
          </table:table-cell>
          <table:table-cell office:value-type="float" office:value="155095.28949863909" table:formula="of:=STDEV([Feuille1.$D166];[Feuille1.$P165];[Feuille1.$AB166];[Feuille1.$AN166])" table:style-name="ce3">
            <text:p>155 095,29</text:p>
          </table:table-cell>
          <table:table-cell table:number-columns-repeated="9" table:style-name="ce1"/>
          <table:table-cell office:value-type="float" office:value="163" table:formula="of:=[Feuille1.$A166]" table:style-name="ce1">
            <text:p>163</text:p>
          </table:table-cell>
          <table:table-cell office:value-type="float" office:value="316135.25" table:formula="of:=AVERAGE([Feuille1.$E166];[Feuille1.$Q165];[Feuille1.$AC166];[Feuille1.$AO166])" table:style-name="ce3">
            <text:p>316 135,25</text:p>
          </table:table-cell>
          <table:table-cell office:value-type="float" office:value="2.1067612682041723" table:formula="of:=[.AU164]*100/[.$J164]" table:style-name="ce3">
            <text:p>2,11</text:p>
          </table:table-cell>
          <table:table-cell office:value-type="float" office:value="69425.747031750885" table:formula="of:=STDEV([Feuille1.$E166];[Feuille1.$Q165];[Feuille1.$AC166];[Feuille1.$AO166])" table:style-name="ce3">
            <text:p>69 425,75</text:p>
          </table:table-cell>
          <table:table-cell table:number-columns-repeated="8" table:style-name="ce1"/>
          <table:table-cell office:value-type="float" office:value="163" table:formula="of:=[Feuille1.$A166]" table:style-name="ce1">
            <text:p>163</text:p>
          </table:table-cell>
          <table:table-cell office:value-type="float" office:value="1342902.25" table:formula="of:=AVERAGE([Feuille1.$G166];[Feuille1.$S165];[Feuille1.$AE166];[Feuille1.$AQ166])" table:style-name="ce3">
            <text:p>1 342 902,25</text:p>
          </table:table-cell>
          <table:table-cell office:value-type="float" office:value="297490.52856337576" table:formula="of:=STDEV([Feuille1.$G166];[Feuille1.$S165];[Feuille1.$AE166];[Feuille1.$AQ166])" table:style-name="ce3">
            <text:p>297 490,53</text:p>
          </table:table-cell>
          <table:table-cell table:style-name="ce3"/>
          <table:table-cell table:number-columns-repeated="5" table:style-name="ce1"/>
          <table:table-cell office:value-type="float" office:value="163" table:formula="of:=[Feuille1.$A166]" table:style-name="ce1">
            <text:p>163</text:p>
          </table:table-cell>
          <table:table-cell office:value-type="float" office:value="1152875.75" table:formula="of:=AVERAGE([Feuille1.$K166];[Feuille1.$W165];[Feuille1.$AI166];[Feuille1.$AU166])" table:style-name="ce3">
            <text:p>1 152 875,75</text:p>
          </table:table-cell>
          <table:table-cell office:value-type="float" office:value="255748.92437880684" table:formula="of:=STDEV([Feuille1.$K166];[Feuille1.$W165];[Feuille1.$AI166];[Feuille1.$AU166])" table:style-name="ce3">
            <text:p>255 748,92</text:p>
          </table:table-cell>
          <table:table-cell table:number-columns-repeated="5" table:style-name="ce1"/>
          <table:table-cell office:value-type="float" office:value="163" table:formula="of:=[Feuille1.$A166]" table:style-name="ce1">
            <text:p>163</text:p>
          </table:table-cell>
          <table:table-cell office:value-type="float" office:value="1074493.5" table:formula="of:=AVERAGE([Feuille1.$H166];[Feuille1.$T165];[Feuille1.$AF166];[Feuille1.$AR166])" table:style-name="ce3">
            <text:p>1 074 493,50</text:p>
          </table:table-cell>
          <table:table-cell office:value-type="float" office:value="93.201153723634135" table:formula="of:=[.BX164]*100/[.$BP164]" table:style-name="ce3">
            <text:p>93,20</text:p>
          </table:table-cell>
          <table:table-cell office:value-type="float" office:value="238255.06315221649" table:formula="of:=STDEV([Feuille1.$H166];[Feuille1.$T165];[Feuille1.$AF166];[Feuille1.$AR166])" table:style-name="ce3">
            <text:p>238 255,06</text:p>
          </table:table-cell>
          <table:table-cell table:number-columns-repeated="9" table:style-name="ce1"/>
          <table:table-cell office:value-type="float" office:value="163" table:formula="of:=[Feuille1.$A166]" table:style-name="ce1">
            <text:p>163</text:p>
          </table:table-cell>
          <table:table-cell office:value-type="float" office:value="54055.25" table:formula="of:=AVERAGE([Feuille1.$I166];[Feuille1.$U165];[Feuille1.$AG166];[Feuille1.$AS166])" table:style-name="ce3">
            <text:p>54 055,25</text:p>
          </table:table-cell>
          <table:table-cell office:value-type="float" office:value="4.6887316347837134" table:formula="of:=[.CK164]*100/[.$BP164]" table:style-name="ce3">
            <text:p>4,69</text:p>
          </table:table-cell>
          <table:table-cell office:value-type="float" office:value="12072.847920713102" table:formula="of:=STDEV([Feuille1.$I166];[Feuille1.$U165];[Feuille1.$AG166];[Feuille1.$AS166])" table:style-name="ce3">
            <text:p>12 072,85</text:p>
          </table:table-cell>
          <table:table-cell table:number-columns-repeated="8" table:style-name="ce1"/>
          <table:table-cell office:value-type="float" office:value="163" table:formula="of:=[Feuille1.$A166]" table:style-name="ce1">
            <text:p>163</text:p>
          </table:table-cell>
          <table:table-cell office:value-type="float" office:value="24327" table:formula="of:=AVERAGE([Feuille1.$J166];[Feuille1.$V165];[Feuille1.$AH166];[Feuille1.$AT166])" table:style-name="ce3">
            <text:p>24 327,00</text:p>
          </table:table-cell>
          <table:table-cell office:value-type="float" office:value="2.1101146415821481" table:formula="of:=[.CW164]*100/[.$BP164]" table:style-name="ce3">
            <text:p>2,11</text:p>
          </table:table-cell>
          <table:table-cell office:value-type="float" office:value="5426.588553901367" table:formula="of:=STDEV([Feuille1.$J166];[Feuille1.$V165];[Feuille1.$AH166];[Feuille1.$AT166])" table:style-name="ce3">
            <text:p>5 426,59</text:p>
          </table:table-cell>
          <table:table-cell table:number-columns-repeated="16281"/>
        </table:table-row>
        <table:table-row table:style-name="ro1">
          <table:table-cell office:value-type="float" office:value="164" table:formula="of:=[Feuille1.$A167]" table:style-name="ce1">
            <text:p>164</text:p>
          </table:table-cell>
          <table:table-cell office:value-type="float" office:value="2681541.5" table:formula="of:=AVERAGE([Feuille1.$B167];[Feuille1.$N166];[Feuille1.$Z167];[Feuille1.$AL167])" table:style-name="ce3">
            <text:p>2 681 541,50</text:p>
          </table:table-cell>
          <table:table-cell office:value-type="float" office:value="589198.65315896075" table:formula="of:=STDEV([Feuille1.$B167];[Feuille1.$N166];[Feuille1.$Z167];[Feuille1.$AL167])" table:style-name="ce3">
            <text:p>589 198,65</text:p>
          </table:table-cell>
          <table:table-cell table:number-columns-repeated="5" table:style-name="ce1"/>
          <table:table-cell office:value-type="float" office:value="164" table:formula="of:=[Feuille1.$A167]" table:style-name="ce1">
            <text:p>164</text:p>
          </table:table-cell>
          <table:table-cell office:value-type="float" office:value="16255836" table:formula="of:=AVERAGE([Feuille1.$F167];[Feuille1.$R166];[Feuille1.$AD167];[Feuille1.$AP167])" table:style-name="ce3">
            <text:p>16 255 836,00</text:p>
          </table:table-cell>
          <table:table-cell office:value-type="float" office:value="3576618.8317964962" table:formula="of:=STDEV([Feuille1.$F167];[Feuille1.$R166];[Feuille1.$AD167];[Feuille1.$AP167])" table:style-name="ce3">
            <text:p>3 576 618,83</text:p>
          </table:table-cell>
          <table:table-cell table:number-columns-repeated="9" table:style-name="ce1"/>
          <table:table-cell office:value-type="float" office:value="164" table:formula="of:=[Feuille1.$A167]" table:style-name="ce1">
            <text:p>164</text:p>
          </table:table-cell>
          <table:table-cell office:value-type="float" office:value="15149844" table:formula="of:=AVERAGE([Feuille1.$C167];[Feuille1.O166];[Feuille1.$AA167];[Feuille1.$AM167])" table:style-name="ce3">
            <text:p>15 149 844,00</text:p>
          </table:table-cell>
          <table:table-cell office:value-type="float" office:value="93.196338841016853" table:formula="of:=[.V165]*100/[.J165]" table:style-name="ce3">
            <text:p>93,20</text:p>
          </table:table-cell>
          <table:table-cell office:value-type="float" office:value="3333365.1527924952" table:formula="of:=STDEV([Feuille1.$C167];[Feuille1.$O166];[Feuille1.$AA167];[Feuille1.$AM167])" table:style-name="ce3">
            <text:p>3 333 365,15</text:p>
          </table:table-cell>
          <table:table-cell table:number-columns-repeated="8" table:style-name="ce1"/>
          <table:table-cell office:value-type="float" office:value="164" table:formula="of:=[Feuille1.$A167]" table:style-name="ce1">
            <text:p>164</text:p>
          </table:table-cell>
          <table:table-cell office:value-type="float" office:value="763479" table:formula="of:=AVERAGE([Feuille1.$D167];[Feuille1.$P166];[Feuille1.$AB167];[Feuille1.$AN167])" table:style-name="ce3">
            <text:p>763 479,00</text:p>
          </table:table-cell>
          <table:table-cell office:value-type="float" office:value="4.6966455616309117" table:formula="of:=[.AH165]*100/[.$J165]" table:style-name="ce3">
            <text:p>4,70</text:p>
          </table:table-cell>
          <table:table-cell office:value-type="float" office:value="167923.88754631268" table:formula="of:=STDEV([Feuille1.$D167];[Feuille1.$P166];[Feuille1.$AB167];[Feuille1.$AN167])" table:style-name="ce3">
            <text:p>167 923,89</text:p>
          </table:table-cell>
          <table:table-cell table:number-columns-repeated="9" table:style-name="ce1"/>
          <table:table-cell office:value-type="float" office:value="164" table:formula="of:=[Feuille1.$A167]" table:style-name="ce1">
            <text:p>164</text:p>
          </table:table-cell>
          <table:table-cell office:value-type="float" office:value="342513" table:formula="of:=AVERAGE([Feuille1.$E167];[Feuille1.$Q166];[Feuille1.$AC167];[Feuille1.$AO167])" table:style-name="ce3">
            <text:p>342 513,00</text:p>
          </table:table-cell>
          <table:table-cell office:value-type="float" office:value="2.1070155973522371" table:formula="of:=[.AU165]*100/[.$J165]" table:style-name="ce3">
            <text:p>2,11</text:p>
          </table:table-cell>
          <table:table-cell office:value-type="float" office:value="75331.524277688688" table:formula="of:=STDEV([Feuille1.$E167];[Feuille1.$Q166];[Feuille1.$AC167];[Feuille1.$AO167])" table:style-name="ce3">
            <text:p>75 331,52</text:p>
          </table:table-cell>
          <table:table-cell table:number-columns-repeated="8" table:style-name="ce1"/>
          <table:table-cell office:value-type="float" office:value="164" table:formula="of:=[Feuille1.$A167]" table:style-name="ce1">
            <text:p>164</text:p>
          </table:table-cell>
          <table:table-cell office:value-type="float" office:value="1455975" table:formula="of:=AVERAGE([Feuille1.$G167];[Feuille1.$S166];[Feuille1.$AE167];[Feuille1.$AQ167])" table:style-name="ce3">
            <text:p>1 455 975,00</text:p>
          </table:table-cell>
          <table:table-cell office:value-type="float" office:value="317865.28907594382" table:formula="of:=STDEV([Feuille1.$G167];[Feuille1.$S166];[Feuille1.$AE167];[Feuille1.$AQ167])" table:style-name="ce3">
            <text:p>317 865,29</text:p>
          </table:table-cell>
          <table:table-cell table:style-name="ce3"/>
          <table:table-cell table:number-columns-repeated="5" table:style-name="ce1"/>
          <table:table-cell office:value-type="float" office:value="164" table:formula="of:=[Feuille1.$A167]" table:style-name="ce1">
            <text:p>164</text:p>
          </table:table-cell>
          <table:table-cell office:value-type="float" office:value="1250089.75" table:formula="of:=AVERAGE([Feuille1.$K167];[Feuille1.$W166];[Feuille1.$AI167];[Feuille1.$AU167])" table:style-name="ce3">
            <text:p>1 250 089,75</text:p>
          </table:table-cell>
          <table:table-cell office:value-type="float" office:value="273252.68334440317" table:formula="of:=STDEV([Feuille1.$K167];[Feuille1.$W166];[Feuille1.$AI167];[Feuille1.$AU167])" table:style-name="ce3">
            <text:p>273 252,68</text:p>
          </table:table-cell>
          <table:table-cell table:number-columns-repeated="5" table:style-name="ce1"/>
          <table:table-cell office:value-type="float" office:value="164" table:formula="of:=[Feuille1.$A167]" table:style-name="ce1">
            <text:p>164</text:p>
          </table:table-cell>
          <table:table-cell office:value-type="float" office:value="1165089" table:formula="of:=AVERAGE([Feuille1.$H167];[Feuille1.$T166];[Feuille1.$AF167];[Feuille1.$AR167])" table:style-name="ce3">
            <text:p>1 165 089,00</text:p>
          </table:table-cell>
          <table:table-cell office:value-type="float" office:value="93.200428209254582" table:formula="of:=[.BX165]*100/[.$BP165]" table:style-name="ce3">
            <text:p>93,20</text:p>
          </table:table-cell>
          <table:table-cell office:value-type="float" office:value="254517.26361224824" table:formula="of:=STDEV([Feuille1.$H167];[Feuille1.$T166];[Feuille1.$AF167];[Feuille1.$AR167])" table:style-name="ce3">
            <text:p>254 517,26</text:p>
          </table:table-cell>
          <table:table-cell table:number-columns-repeated="9" table:style-name="ce1"/>
          <table:table-cell office:value-type="float" office:value="164" table:formula="of:=[Feuille1.$A167]" table:style-name="ce1">
            <text:p>164</text:p>
          </table:table-cell>
          <table:table-cell office:value-type="float" office:value="58623" table:formula="of:=AVERAGE([Feuille1.$I167];[Feuille1.$U166];[Feuille1.$AG167];[Feuille1.$AS167])" table:style-name="ce3">
            <text:p>58 623,00</text:p>
          </table:table-cell>
          <table:table-cell office:value-type="float" office:value="4.689503293663515" table:formula="of:=[.CK165]*100/[.$BP165]" table:style-name="ce3">
            <text:p>4,69</text:p>
          </table:table-cell>
          <table:table-cell office:value-type="float" office:value="12832.390190451661" table:formula="of:=STDEV([Feuille1.$I167];[Feuille1.$U166];[Feuille1.$AG167];[Feuille1.$AS167])" table:style-name="ce3">
            <text:p>12 832,39</text:p>
          </table:table-cell>
          <table:table-cell table:number-columns-repeated="8" table:style-name="ce1"/>
          <table:table-cell office:value-type="float" office:value="164" table:formula="of:=[Feuille1.$A167]" table:style-name="ce1">
            <text:p>164</text:p>
          </table:table-cell>
          <table:table-cell office:value-type="float" office:value="26377.75" table:formula="of:=AVERAGE([Feuille1.$J167];[Feuille1.$V166];[Feuille1.$AH167];[Feuille1.$AT167])" table:style-name="ce3">
            <text:p>26 377,75</text:p>
          </table:table-cell>
          <table:table-cell office:value-type="float" office:value="2.1100684970819095" table:formula="of:=[.CW165]*100/[.$BP165]" table:style-name="ce3">
            <text:p>2,11</text:p>
          </table:table-cell>
          <table:table-cell office:value-type="float" office:value="5906.3551295758252" table:formula="of:=STDEV([Feuille1.$J167];[Feuille1.$V166];[Feuille1.$AH167];[Feuille1.$AT167])" table:style-name="ce3">
            <text:p>5 906,36</text:p>
          </table:table-cell>
          <table:table-cell table:number-columns-repeated="16281"/>
        </table:table-row>
        <table:table-row table:style-name="ro1">
          <table:table-cell office:value-type="float" office:value="165" table:formula="of:=[Feuille1.$A168]" table:style-name="ce1">
            <text:p>165</text:p>
          </table:table-cell>
          <table:table-cell office:value-type="float" office:value="2904375.5" table:formula="of:=AVERAGE([Feuille1.$B168];[Feuille1.$N167];[Feuille1.$Z168];[Feuille1.$AL168])" table:style-name="ce3">
            <text:p>2 904 375,50</text:p>
          </table:table-cell>
          <table:table-cell office:value-type="float" office:value="638394.19572575483" table:formula="of:=STDEV([Feuille1.$B168];[Feuille1.$N167];[Feuille1.$Z168];[Feuille1.$AL168])" table:style-name="ce3">
            <text:p>638 394,20</text:p>
          </table:table-cell>
          <table:table-cell table:number-columns-repeated="5" table:style-name="ce1"/>
          <table:table-cell office:value-type="float" office:value="165" table:formula="of:=[Feuille1.$A168]" table:style-name="ce1">
            <text:p>165</text:p>
          </table:table-cell>
          <table:table-cell office:value-type="float" office:value="17608750.75" table:formula="of:=AVERAGE([Feuille1.$F168];[Feuille1.$R167];[Feuille1.$AD168];[Feuille1.$AP168])" table:style-name="ce3">
            <text:p>17 608 750,75</text:p>
          </table:table-cell>
          <table:table-cell office:value-type="float" office:value="3874847.2273396254" table:formula="of:=STDEV([Feuille1.$F168];[Feuille1.$R167];[Feuille1.$AD168];[Feuille1.$AP168])" table:style-name="ce3">
            <text:p>3 874 847,23</text:p>
          </table:table-cell>
          <table:table-cell table:number-columns-repeated="9" table:style-name="ce1"/>
          <table:table-cell office:value-type="float" office:value="165" table:formula="of:=[Feuille1.$A168]" table:style-name="ce1">
            <text:p>165</text:p>
          </table:table-cell>
          <table:table-cell office:value-type="float" office:value="16410694.5" table:formula="of:=AVERAGE([Feuille1.$C168];[Feuille1.O167];[Feuille1.$AA168];[Feuille1.$AM168])" table:style-name="ce3">
            <text:p>16 410 694,50</text:p>
          </table:table-cell>
          <table:table-cell office:value-type="float" office:value="93.196245054465322" table:formula="of:=[.V166]*100/[.J166]" table:style-name="ce3">
            <text:p>93,20</text:p>
          </table:table-cell>
          <table:table-cell office:value-type="float" office:value="3611221.0618654094" table:formula="of:=STDEV([Feuille1.$C168];[Feuille1.$O167];[Feuille1.$AA168];[Feuille1.$AM168])" table:style-name="ce3">
            <text:p>3 611 221,06</text:p>
          </table:table-cell>
          <table:table-cell table:number-columns-repeated="8" table:style-name="ce1"/>
          <table:table-cell office:value-type="float" office:value="165" table:formula="of:=[Feuille1.$A168]" table:style-name="ce1">
            <text:p>165</text:p>
          </table:table-cell>
          <table:table-cell office:value-type="float" office:value="827074.5" table:formula="of:=AVERAGE([Feuille1.$D168];[Feuille1.$P167];[Feuille1.$AB168];[Feuille1.$AN168])" table:style-name="ce3">
            <text:p>827 074,50</text:p>
          </table:table-cell>
          <table:table-cell office:value-type="float" office:value="4.6969515994767548" table:formula="of:=[.AH166]*100/[.$J166]" table:style-name="ce3">
            <text:p>4,70</text:p>
          </table:table-cell>
          <table:table-cell office:value-type="float" office:value="181919.01877941919" table:formula="of:=STDEV([Feuille1.$D168];[Feuille1.$P167];[Feuille1.$AB168];[Feuille1.$AN168])" table:style-name="ce3">
            <text:p>181 919,02</text:p>
          </table:table-cell>
          <table:table-cell table:number-columns-repeated="9" table:style-name="ce1"/>
          <table:table-cell office:value-type="float" office:value="165" table:formula="of:=[Feuille1.$A168]" table:style-name="ce1">
            <text:p>165</text:p>
          </table:table-cell>
          <table:table-cell office:value-type="float" office:value="370981.75" table:formula="of:=AVERAGE([Feuille1.$E168];[Feuille1.$Q167];[Feuille1.$AC168];[Feuille1.$AO168])" table:style-name="ce3">
            <text:p>370 981,75</text:p>
          </table:table-cell>
          <table:table-cell office:value-type="float" office:value="2.1068033460579252" table:formula="of:=[.AU166]*100/[.$J166]" table:style-name="ce3">
            <text:p>2,11</text:p>
          </table:table-cell>
          <table:table-cell office:value-type="float" office:value="81709.202914461639" table:formula="of:=STDEV([Feuille1.$E168];[Feuille1.$Q167];[Feuille1.$AC168];[Feuille1.$AO168])" table:style-name="ce3">
            <text:p>81 709,20</text:p>
          </table:table-cell>
          <table:table-cell table:number-columns-repeated="8" table:style-name="ce1"/>
          <table:table-cell office:value-type="float" office:value="165" table:formula="of:=[Feuille1.$A168]" table:style-name="ce1">
            <text:p>165</text:p>
          </table:table-cell>
          <table:table-cell office:value-type="float" office:value="1575748.75" table:formula="of:=AVERAGE([Feuille1.$G168];[Feuille1.$S167];[Feuille1.$AE168];[Feuille1.$AQ168])" table:style-name="ce3">
            <text:p>1 575 748,75</text:p>
          </table:table-cell>
          <table:table-cell office:value-type="float" office:value="347426.72776608594" table:formula="of:=STDEV([Feuille1.$G168];[Feuille1.$S167];[Feuille1.$AE168];[Feuille1.$AQ168])" table:style-name="ce3">
            <text:p>347 426,73</text:p>
          </table:table-cell>
          <table:table-cell table:style-name="ce3"/>
          <table:table-cell table:number-columns-repeated="5" table:style-name="ce1"/>
          <table:table-cell office:value-type="float" office:value="165" table:formula="of:=[Feuille1.$A168]" table:style-name="ce1">
            <text:p>165</text:p>
          </table:table-cell>
          <table:table-cell office:value-type="float" office:value="1352914.75" table:formula="of:=AVERAGE([Feuille1.$K168];[Feuille1.$W167];[Feuille1.$AI168];[Feuille1.$AU168])" table:style-name="ce3">
            <text:p>1 352 914,75</text:p>
          </table:table-cell>
          <table:table-cell office:value-type="float" office:value="298230.79732915468" table:formula="of:=STDEV([Feuille1.$K168];[Feuille1.$W167];[Feuille1.$AI168];[Feuille1.$AU168])" table:style-name="ce3">
            <text:p>298 230,80</text:p>
          </table:table-cell>
          <table:table-cell table:number-columns-repeated="5" table:style-name="ce1"/>
          <table:table-cell office:value-type="float" office:value="165" table:formula="of:=[Feuille1.$A168]" table:style-name="ce1">
            <text:p>165</text:p>
          </table:table-cell>
          <table:table-cell office:value-type="float" office:value="1260850.5" table:formula="of:=AVERAGE([Feuille1.$H168];[Feuille1.$T167];[Feuille1.$AF168];[Feuille1.$AR168])" table:style-name="ce3">
            <text:p>1 260 850,50</text:p>
          </table:table-cell>
          <table:table-cell office:value-type="float" office:value="93.195118169862511" table:formula="of:=[.BX166]*100/[.$BP166]" table:style-name="ce3">
            <text:p>93,20</text:p>
          </table:table-cell>
          <table:table-cell office:value-type="float" office:value="277858.41244477977" table:formula="of:=STDEV([Feuille1.$H168];[Feuille1.$T167];[Feuille1.$AF168];[Feuille1.$AR168])" table:style-name="ce3">
            <text:p>277 858,41</text:p>
          </table:table-cell>
          <table:table-cell table:number-columns-repeated="9" table:style-name="ce1"/>
          <table:table-cell office:value-type="float" office:value="165" table:formula="of:=[Feuille1.$A168]" table:style-name="ce1">
            <text:p>165</text:p>
          </table:table-cell>
          <table:table-cell office:value-type="float" office:value="63595.5" table:formula="of:=AVERAGE([Feuille1.$I168];[Feuille1.$U167];[Feuille1.$AG168];[Feuille1.$AS168])" table:style-name="ce3">
            <text:p>63 595,50</text:p>
          </table:table-cell>
          <table:table-cell office:value-type="float" office:value="4.7006287720641673" table:formula="of:=[.CK166]*100/[.$BP166]" table:style-name="ce3">
            <text:p>4,70</text:p>
          </table:table-cell>
          <table:table-cell office:value-type="float" office:value="13995.493786691963" table:formula="of:=STDEV([Feuille1.$I168];[Feuille1.$U167];[Feuille1.$AG168];[Feuille1.$AS168])" table:style-name="ce3">
            <text:p>13 995,49</text:p>
          </table:table-cell>
          <table:table-cell table:number-columns-repeated="8" table:style-name="ce1"/>
          <table:table-cell office:value-type="float" office:value="165" table:formula="of:=[Feuille1.$A168]" table:style-name="ce1">
            <text:p>165</text:p>
          </table:table-cell>
          <table:table-cell office:value-type="float" office:value="28468.75" table:formula="of:=AVERAGE([Feuille1.$J168];[Feuille1.$V167];[Feuille1.$AH168];[Feuille1.$AT168])" table:style-name="ce3">
            <text:p>28 468,75</text:p>
          </table:table-cell>
          <table:table-cell office:value-type="float" office:value="2.104253058073319" table:formula="of:=[.CW166]*100/[.$BP166]" table:style-name="ce3">
            <text:p>2,10</text:p>
          </table:table-cell>
          <table:table-cell office:value-type="float" office:value="6378.045331447559" table:formula="of:=STDEV([Feuille1.$J168];[Feuille1.$V167];[Feuille1.$AH168];[Feuille1.$AT168])" table:style-name="ce3">
            <text:p>6 378,05</text:p>
          </table:table-cell>
          <table:table-cell table:number-columns-repeated="16281"/>
        </table:table-row>
        <table:table-row table:style-name="ro1">
          <table:table-cell office:value-type="float" office:value="166" table:formula="of:=[Feuille1.$A169]" table:style-name="ce1">
            <text:p>166</text:p>
          </table:table-cell>
          <table:table-cell office:value-type="float" office:value="3146392.5" table:formula="of:=AVERAGE([Feuille1.$B169];[Feuille1.$N168];[Feuille1.$Z169];[Feuille1.$AL169])" table:style-name="ce3">
            <text:p>3 146 392,50</text:p>
          </table:table-cell>
          <table:table-cell office:value-type="float" office:value="691242.9324207711" table:formula="of:=STDEV([Feuille1.$B169];[Feuille1.$N168];[Feuille1.$Z169];[Feuille1.$AL169])" table:style-name="ce3">
            <text:p>691 242,93</text:p>
          </table:table-cell>
          <table:table-cell table:number-columns-repeated="5" table:style-name="ce1"/>
          <table:table-cell office:value-type="float" office:value="166" table:formula="of:=[Feuille1.$A169]" table:style-name="ce1">
            <text:p>166</text:p>
          </table:table-cell>
          <table:table-cell office:value-type="float" office:value="19075694" table:formula="of:=AVERAGE([Feuille1.$F169];[Feuille1.$R168];[Feuille1.$AD169];[Feuille1.$AP169])" table:style-name="ce3">
            <text:p>19 075 694,00</text:p>
          </table:table-cell>
          <table:table-cell office:value-type="float" office:value="4197158.6281371349" table:formula="of:=STDEV([Feuille1.$F169];[Feuille1.$R168];[Feuille1.$AD169];[Feuille1.$AP169])" table:style-name="ce3">
            <text:p>4 197 158,63</text:p>
          </table:table-cell>
          <table:table-cell table:number-columns-repeated="9" table:style-name="ce1"/>
          <table:table-cell office:value-type="float" office:value="166" table:formula="of:=[Feuille1.$A169]" table:style-name="ce1">
            <text:p>166</text:p>
          </table:table-cell>
          <table:table-cell office:value-type="float" office:value="17777944.25" table:formula="of:=AVERAGE([Feuille1.$C169];[Feuille1.O168];[Feuille1.$AA169];[Feuille1.$AM169])" table:style-name="ce3">
            <text:p>17 777 944,25</text:p>
          </table:table-cell>
          <table:table-cell office:value-type="float" office:value="93.196841226327081" table:formula="of:=[.V167]*100/[.J167]" table:style-name="ce3">
            <text:p>93,20</text:p>
          </table:table-cell>
          <table:table-cell office:value-type="float" office:value="3911521.644952117" table:formula="of:=STDEV([Feuille1.$C169];[Feuille1.$O168];[Feuille1.$AA169];[Feuille1.$AM169])" table:style-name="ce3">
            <text:p>3 911 521,64</text:p>
          </table:table-cell>
          <table:table-cell table:number-columns-repeated="8" table:style-name="ce1"/>
          <table:table-cell office:value-type="float" office:value="166" table:formula="of:=[Feuille1.$A169]" table:style-name="ce1">
            <text:p>166</text:p>
          </table:table-cell>
          <table:table-cell office:value-type="float" office:value="895976.75" table:formula="of:=AVERAGE([Feuille1.$D169];[Feuille1.$P168];[Feuille1.$AB169];[Feuille1.$AN169])" table:style-name="ce3">
            <text:p>895 976,75</text:p>
          </table:table-cell>
          <table:table-cell office:value-type="float" office:value="4.6969549312334324" table:formula="of:=[.AH167]*100/[.$J167]" table:style-name="ce3">
            <text:p>4,70</text:p>
          </table:table-cell>
          <table:table-cell office:value-type="float" office:value="197272.77864144527" table:formula="of:=STDEV([Feuille1.$D169];[Feuille1.$P168];[Feuille1.$AB169];[Feuille1.$AN169])" table:style-name="ce3">
            <text:p>197 272,78</text:p>
          </table:table-cell>
          <table:table-cell table:number-columns-repeated="9" table:style-name="ce1"/>
          <table:table-cell office:value-type="float" office:value="166" table:formula="of:=[Feuille1.$A169]" table:style-name="ce1">
            <text:p>166</text:p>
          </table:table-cell>
          <table:table-cell office:value-type="float" office:value="401773" table:formula="of:=AVERAGE([Feuille1.$E169];[Feuille1.$Q168];[Feuille1.$AC169];[Feuille1.$AO169])" table:style-name="ce3">
            <text:p>401 773,00</text:p>
          </table:table-cell>
          <table:table-cell office:value-type="float" office:value="2.106203842439494" table:formula="of:=[.AU167]*100/[.$J167]" table:style-name="ce3">
            <text:p>2,11</text:p>
          </table:table-cell>
          <table:table-cell office:value-type="float" office:value="88366.425822631674" table:formula="of:=STDEV([Feuille1.$E169];[Feuille1.$Q168];[Feuille1.$AC169];[Feuille1.$AO169])" table:style-name="ce3">
            <text:p>88 366,43</text:p>
          </table:table-cell>
          <table:table-cell table:number-columns-repeated="8" table:style-name="ce1"/>
          <table:table-cell office:value-type="float" office:value="166" table:formula="of:=[Feuille1.$A169]" table:style-name="ce1">
            <text:p>166</text:p>
          </table:table-cell>
          <table:table-cell office:value-type="float" office:value="1708960.25" table:formula="of:=AVERAGE([Feuille1.$G169];[Feuille1.$S168];[Feuille1.$AE169];[Feuille1.$AQ169])" table:style-name="ce3">
            <text:p>1 708 960,25</text:p>
          </table:table-cell>
          <table:table-cell office:value-type="float" office:value="375174.01800975419" table:formula="of:=STDEV([Feuille1.$G169];[Feuille1.$S168];[Feuille1.$AE169];[Feuille1.$AQ169])" table:style-name="ce3">
            <text:p>375 174,02</text:p>
          </table:table-cell>
          <table:table-cell table:style-name="ce3"/>
          <table:table-cell table:number-columns-repeated="5" table:style-name="ce1"/>
          <table:table-cell office:value-type="float" office:value="166" table:formula="of:=[Feuille1.$A169]" table:style-name="ce1">
            <text:p>166</text:p>
          </table:table-cell>
          <table:table-cell office:value-type="float" office:value="1466943.25" table:formula="of:=AVERAGE([Feuille1.$K169];[Feuille1.$W168];[Feuille1.$AI169];[Feuille1.$AU169])" table:style-name="ce3">
            <text:p>1 466 943,25</text:p>
          </table:table-cell>
          <table:table-cell office:value-type="float" office:value="322322.8351207063" table:formula="of:=STDEV([Feuille1.$K169];[Feuille1.$W168];[Feuille1.$AI169];[Feuille1.$AU169])" table:style-name="ce3">
            <text:p>322 322,84</text:p>
          </table:table-cell>
          <table:table-cell table:number-columns-repeated="5" table:style-name="ce1"/>
          <table:table-cell office:value-type="float" office:value="166" table:formula="of:=[Feuille1.$A169]" table:style-name="ce1">
            <text:p>166</text:p>
          </table:table-cell>
          <table:table-cell office:value-type="float" office:value="1367249.75" table:formula="of:=AVERAGE([Feuille1.$H169];[Feuille1.$T168];[Feuille1.$AF169];[Feuille1.$AR169])" table:style-name="ce3">
            <text:p>1 367 249,75</text:p>
          </table:table-cell>
          <table:table-cell office:value-type="float" office:value="93.203997496153988" table:formula="of:=[.BX167]*100/[.$BP167]" table:style-name="ce3">
            <text:p>93,20</text:p>
          </table:table-cell>
          <table:table-cell office:value-type="float" office:value="300312.91852596571" table:formula="of:=STDEV([Feuille1.$H169];[Feuille1.$T168];[Feuille1.$AF169];[Feuille1.$AR169])" table:style-name="ce3">
            <text:p>300 312,92</text:p>
          </table:table-cell>
          <table:table-cell table:number-columns-repeated="9" table:style-name="ce1"/>
          <table:table-cell office:value-type="float" office:value="166" table:formula="of:=[Feuille1.$A169]" table:style-name="ce1">
            <text:p>166</text:p>
          </table:table-cell>
          <table:table-cell office:value-type="float" office:value="68902.25" table:formula="of:=AVERAGE([Feuille1.$I169];[Feuille1.$U168];[Feuille1.$AG169];[Feuille1.$AS169])" table:style-name="ce3">
            <text:p>68 902,25</text:p>
          </table:table-cell>
          <table:table-cell office:value-type="float" office:value="4.6969949246502889" table:formula="of:=[.CK167]*100/[.$BP167]" table:style-name="ce3">
            <text:p>4,70</text:p>
          </table:table-cell>
          <table:table-cell office:value-type="float" office:value="15355.639818972051" table:formula="of:=STDEV([Feuille1.$I169];[Feuille1.$U168];[Feuille1.$AG169];[Feuille1.$AS169])" table:style-name="ce3">
            <text:p>15 355,64</text:p>
          </table:table-cell>
          <table:table-cell table:number-columns-repeated="8" table:style-name="ce1"/>
          <table:table-cell office:value-type="float" office:value="166" table:formula="of:=[Feuille1.$A169]" table:style-name="ce1">
            <text:p>166</text:p>
          </table:table-cell>
          <table:table-cell office:value-type="float" office:value="30791.25" table:formula="of:=AVERAGE([Feuille1.$J169];[Feuille1.$V168];[Feuille1.$AH169];[Feuille1.$AT169])" table:style-name="ce3">
            <text:p>30 791,25</text:p>
          </table:table-cell>
          <table:table-cell office:value-type="float" office:value="2.0990075791957188" table:formula="of:=[.CW167]*100/[.$BP167]" table:style-name="ce3">
            <text:p>2,10</text:p>
          </table:table-cell>
          <table:table-cell office:value-type="float" office:value="6657.2543076456577" table:formula="of:=STDEV([Feuille1.$J169];[Feuille1.$V168];[Feuille1.$AH169];[Feuille1.$AT169])" table:style-name="ce3">
            <text:p>6 657,25</text:p>
          </table:table-cell>
          <table:table-cell table:number-columns-repeated="16281"/>
        </table:table-row>
        <table:table-row table:style-name="ro1">
          <table:table-cell office:value-type="float" office:value="167" table:formula="of:=[Feuille1.$A170]" table:style-name="ce1">
            <text:p>167</text:p>
          </table:table-cell>
          <table:table-cell office:value-type="float" office:value="3407945.25" table:formula="of:=AVERAGE([Feuille1.$B170];[Feuille1.$N169];[Feuille1.$Z170];[Feuille1.$AL170])" table:style-name="ce3">
            <text:p>3 407 945,25</text:p>
          </table:table-cell>
          <table:table-cell office:value-type="float" office:value="749210.75879860623" table:formula="of:=STDEV([Feuille1.$B170];[Feuille1.$N169];[Feuille1.$Z170];[Feuille1.$AL170])" table:style-name="ce3">
            <text:p>749 210,76</text:p>
          </table:table-cell>
          <table:table-cell table:number-columns-repeated="5" table:style-name="ce1"/>
          <table:table-cell office:value-type="float" office:value="167" table:formula="of:=[Feuille1.$A170]" table:style-name="ce1">
            <text:p>167</text:p>
          </table:table-cell>
          <table:table-cell office:value-type="float" office:value="20662561.25" table:formula="of:=AVERAGE([Feuille1.$F170];[Feuille1.$R169];[Feuille1.$AD170];[Feuille1.$AP170])" table:style-name="ce3">
            <text:p>20 662 561,25</text:p>
          </table:table-cell>
          <table:table-cell office:value-type="float" office:value="4547084.6906615803" table:formula="of:=STDEV([Feuille1.$F170];[Feuille1.$R169];[Feuille1.$AD170];[Feuille1.$AP170])" table:style-name="ce3">
            <text:p>4 547 084,69</text:p>
          </table:table-cell>
          <table:table-cell table:number-columns-repeated="9" table:style-name="ce1"/>
          <table:table-cell office:value-type="float" office:value="167" table:formula="of:=[Feuille1.$A170]" table:style-name="ce1">
            <text:p>167</text:p>
          </table:table-cell>
          <table:table-cell office:value-type="float" office:value="19256699" table:formula="of:=AVERAGE([Feuille1.$C170];[Feuille1.O169];[Feuille1.$AA170];[Feuille1.$AM170])" table:style-name="ce3">
            <text:p>19 256 699,00</text:p>
          </table:table-cell>
          <table:table-cell office:value-type="float" office:value="93.196089134400026" table:formula="of:=[.V168]*100/[.J168]" table:style-name="ce3">
            <text:p>93,20</text:p>
          </table:table-cell>
          <table:table-cell office:value-type="float" office:value="4237789.6981490245" table:formula="of:=STDEV([Feuille1.$C170];[Feuille1.$O169];[Feuille1.$AA170];[Feuille1.$AM170])" table:style-name="ce3">
            <text:p>4 237 789,70</text:p>
          </table:table-cell>
          <table:table-cell table:number-columns-repeated="8" table:style-name="ce1"/>
          <table:table-cell office:value-type="float" office:value="167" table:formula="of:=[Feuille1.$A170]" table:style-name="ce1">
            <text:p>167</text:p>
          </table:table-cell>
          <table:table-cell office:value-type="float" office:value="970530.75" table:formula="of:=AVERAGE([Feuille1.$D170];[Feuille1.$P169];[Feuille1.$AB170];[Feuille1.$AN170])" table:style-name="ce3">
            <text:p>970 530,75</text:p>
          </table:table-cell>
          <table:table-cell office:value-type="float" office:value="4.6970495973726392" table:formula="of:=[.AH168]*100/[.$J168]" table:style-name="ce3">
            <text:p>4,70</text:p>
          </table:table-cell>
          <table:table-cell office:value-type="float" office:value="213654.94229617843" table:formula="of:=STDEV([Feuille1.$D170];[Feuille1.$P169];[Feuille1.$AB170];[Feuille1.$AN170])" table:style-name="ce3">
            <text:p>213 654,94</text:p>
          </table:table-cell>
          <table:table-cell table:number-columns-repeated="9" table:style-name="ce1"/>
          <table:table-cell office:value-type="float" office:value="167" table:formula="of:=[Feuille1.$A170]" table:style-name="ce1">
            <text:p>167</text:p>
          </table:table-cell>
          <table:table-cell office:value-type="float" office:value="435331.5" table:formula="of:=AVERAGE([Feuille1.$E170];[Feuille1.$Q169];[Feuille1.$AC170];[Feuille1.$AO170])" table:style-name="ce3">
            <text:p>435 331,50</text:p>
          </table:table-cell>
          <table:table-cell office:value-type="float" office:value="2.1068612682273358" table:formula="of:=[.AU168]*100/[.$J168]" table:style-name="ce3">
            <text:p>2,11</text:p>
          </table:table-cell>
          <table:table-cell office:value-type="float" office:value="95641.538961896673" table:formula="of:=STDEV([Feuille1.$E170];[Feuille1.$Q169];[Feuille1.$AC170];[Feuille1.$AO170])" table:style-name="ce3">
            <text:p>95 641,54</text:p>
          </table:table-cell>
          <table:table-cell table:number-columns-repeated="8" table:style-name="ce1"/>
          <table:table-cell office:value-type="float" office:value="167" table:formula="of:=[Feuille1.$A170]" table:style-name="ce1">
            <text:p>167</text:p>
          </table:table-cell>
          <table:table-cell office:value-type="float" office:value="1848420" table:formula="of:=AVERAGE([Feuille1.$G170];[Feuille1.$S169];[Feuille1.$AE170];[Feuille1.$AQ170])" table:style-name="ce3">
            <text:p>1 848 420,00</text:p>
          </table:table-cell>
          <table:table-cell office:value-type="float" office:value="407894.94412654836" table:formula="of:=STDEV([Feuille1.$G170];[Feuille1.$S169];[Feuille1.$AE170];[Feuille1.$AQ170])" table:style-name="ce3">
            <text:p>407 894,94</text:p>
          </table:table-cell>
          <table:table-cell table:style-name="ce3"/>
          <table:table-cell table:number-columns-repeated="5" table:style-name="ce1"/>
          <table:table-cell office:value-type="float" office:value="167" table:formula="of:=[Feuille1.$A170]" table:style-name="ce1">
            <text:p>167</text:p>
          </table:table-cell>
          <table:table-cell office:value-type="float" office:value="1586867.25" table:formula="of:=AVERAGE([Feuille1.$K170];[Feuille1.$W169];[Feuille1.$AI170];[Feuille1.$AU170])" table:style-name="ce3">
            <text:p>1 586 867,25</text:p>
          </table:table-cell>
          <table:table-cell office:value-type="float" office:value="349926.43623803277" table:formula="of:=STDEV([Feuille1.$K170];[Feuille1.$W169];[Feuille1.$AI170];[Feuille1.$AU170])" table:style-name="ce3">
            <text:p>349 926,44</text:p>
          </table:table-cell>
          <table:table-cell table:number-columns-repeated="5" table:style-name="ce1"/>
          <table:table-cell office:value-type="float" office:value="167" table:formula="of:=[Feuille1.$A170]" table:style-name="ce1">
            <text:p>167</text:p>
          </table:table-cell>
          <table:table-cell office:value-type="float" office:value="1478754.75" table:formula="of:=AVERAGE([Feuille1.$H170];[Feuille1.$T169];[Feuille1.$AF170];[Feuille1.$AR170])" table:style-name="ce3">
            <text:p>1 478 754,75</text:p>
          </table:table-cell>
          <table:table-cell office:value-type="float" office:value="93.187048254981633" table:formula="of:=[.BX168]*100/[.$BP168]" table:style-name="ce3">
            <text:p>93,19</text:p>
          </table:table-cell>
          <table:table-cell office:value-type="float" office:value="326268.34781242569" table:formula="of:=STDEV([Feuille1.$H170];[Feuille1.$T169];[Feuille1.$AF170];[Feuille1.$AR170])" table:style-name="ce3">
            <text:p>326 268,35</text:p>
          </table:table-cell>
          <table:table-cell table:number-columns-repeated="9" table:style-name="ce1"/>
          <table:table-cell office:value-type="float" office:value="167" table:formula="of:=[Feuille1.$A170]" table:style-name="ce1">
            <text:p>167</text:p>
          </table:table-cell>
          <table:table-cell office:value-type="float" office:value="74554" table:formula="of:=AVERAGE([Feuille1.$I170];[Feuille1.$U169];[Feuille1.$AG170];[Feuille1.$AS170])" table:style-name="ce3">
            <text:p>74 554,00</text:p>
          </table:table-cell>
          <table:table-cell office:value-type="float" office:value="4.6981875768121117" table:formula="of:=[.CK168]*100/[.$BP168]" table:style-name="ce3">
            <text:p>4,70</text:p>
          </table:table-cell>
          <table:table-cell office:value-type="float" office:value="16382.554766173274" table:formula="of:=STDEV([Feuille1.$I170];[Feuille1.$U169];[Feuille1.$AG170];[Feuille1.$AS170])" table:style-name="ce3">
            <text:p>16 382,55</text:p>
          </table:table-cell>
          <table:table-cell table:number-columns-repeated="8" table:style-name="ce1"/>
          <table:table-cell office:value-type="float" office:value="167" table:formula="of:=[Feuille1.$A170]" table:style-name="ce1">
            <text:p>167</text:p>
          </table:table-cell>
          <table:table-cell office:value-type="float" office:value="33558.5" table:formula="of:=AVERAGE([Feuille1.$J170];[Feuille1.$V169];[Feuille1.$AH170];[Feuille1.$AT170])" table:style-name="ce3">
            <text:p>33 558,50</text:p>
          </table:table-cell>
          <table:table-cell office:value-type="float" office:value="2.1147641682062566" table:formula="of:=[.CW168]*100/[.$BP168]" table:style-name="ce3">
            <text:p>2,11</text:p>
          </table:table-cell>
          <table:table-cell office:value-type="float" office:value="7277.9157043758069" table:formula="of:=STDEV([Feuille1.$J170];[Feuille1.$V169];[Feuille1.$AH170];[Feuille1.$AT170])" table:style-name="ce3">
            <text:p>7 277,92</text:p>
          </table:table-cell>
          <table:table-cell table:number-columns-repeated="16281"/>
        </table:table-row>
        <table:table-row table:style-name="ro1">
          <table:table-cell office:value-type="float" office:value="168" table:formula="of:=[Feuille1.$A171]" table:style-name="ce1">
            <text:p>168</text:p>
          </table:table-cell>
          <table:table-cell office:value-type="float" office:value="3691805" table:formula="of:=AVERAGE([Feuille1.$B171];[Feuille1.$N170];[Feuille1.$Z171];[Feuille1.$AL171])" table:style-name="ce3">
            <text:p>3 691 805,00</text:p>
          </table:table-cell>
          <table:table-cell office:value-type="float" office:value="812471.91333321389" table:formula="of:=STDEV([Feuille1.$B171];[Feuille1.$N170];[Feuille1.$Z171];[Feuille1.$AL171])" table:style-name="ce3">
            <text:p>812 471,91</text:p>
          </table:table-cell>
          <table:table-cell table:number-columns-repeated="5" table:style-name="ce1"/>
          <table:table-cell office:value-type="float" office:value="168" table:formula="of:=[Feuille1.$A171]" table:style-name="ce1">
            <text:p>168</text:p>
          </table:table-cell>
          <table:table-cell office:value-type="float" office:value="22383452.5" table:formula="of:=AVERAGE([Feuille1.$F171];[Feuille1.$R170];[Feuille1.$AD171];[Feuille1.$AP171])" table:style-name="ce3">
            <text:p>22 383 452,50</text:p>
          </table:table-cell>
          <table:table-cell office:value-type="float" office:value="4925883.8602080001" table:formula="of:=STDEV([Feuille1.$F171];[Feuille1.$R170];[Feuille1.$AD171];[Feuille1.$AP171])" table:style-name="ce3">
            <text:p>4 925 883,86</text:p>
          </table:table-cell>
          <table:table-cell table:number-columns-repeated="9" table:style-name="ce1"/>
          <table:table-cell office:value-type="float" office:value="168" table:formula="of:=[Feuille1.$A171]" table:style-name="ce1">
            <text:p>168</text:p>
          </table:table-cell>
          <table:table-cell office:value-type="float" office:value="20860722" table:formula="of:=AVERAGE([Feuille1.$C171];[Feuille1.O170];[Feuille1.$AA171];[Feuille1.$AM171])" table:style-name="ce3">
            <text:p>20 860 722,00</text:p>
          </table:table-cell>
          <table:table-cell office:value-type="float" office:value="93.197070469803535" table:formula="of:=[.V169]*100/[.J169]" table:style-name="ce3">
            <text:p>93,20</text:p>
          </table:table-cell>
          <table:table-cell office:value-type="float" office:value="4590987.4444513572" table:formula="of:=STDEV([Feuille1.$C171];[Feuille1.$O170];[Feuille1.$AA171];[Feuille1.$AM171])" table:style-name="ce3">
            <text:p>4 590 987,44</text:p>
          </table:table-cell>
          <table:table-cell table:number-columns-repeated="8" table:style-name="ce1"/>
          <table:table-cell office:value-type="float" office:value="168" table:formula="of:=[Feuille1.$A171]" table:style-name="ce1">
            <text:p>168</text:p>
          </table:table-cell>
          <table:table-cell office:value-type="float" office:value="1051218" table:formula="of:=AVERAGE([Feuille1.$D171];[Feuille1.$P170];[Feuille1.$AB171];[Feuille1.$AN171])" table:style-name="ce3">
            <text:p>1 051 218,00</text:p>
          </table:table-cell>
          <table:table-cell office:value-type="float" office:value="4.6964068657415563" table:formula="of:=[.AH169]*100/[.$J169]" table:style-name="ce3">
            <text:p>4,70</text:p>
          </table:table-cell>
          <table:table-cell office:value-type="float" office:value="231166.09313795713" table:formula="of:=STDEV([Feuille1.$D171];[Feuille1.$P170];[Feuille1.$AB171];[Feuille1.$AN171])" table:style-name="ce3">
            <text:p>231 166,09</text:p>
          </table:table-cell>
          <table:table-cell table:number-columns-repeated="9" table:style-name="ce1"/>
          <table:table-cell office:value-type="float" office:value="168" table:formula="of:=[Feuille1.$A171]" table:style-name="ce1">
            <text:p>168</text:p>
          </table:table-cell>
          <table:table-cell office:value-type="float" office:value="471512.5" table:formula="of:=AVERAGE([Feuille1.$E171];[Feuille1.$Q170];[Feuille1.$AC171];[Feuille1.$AO171])" table:style-name="ce3">
            <text:p>471 512,50</text:p>
          </table:table-cell>
          <table:table-cell office:value-type="float" office:value="2.1065226644549138" table:formula="of:=[.AU169]*100/[.$J169]" table:style-name="ce3">
            <text:p>2,11</text:p>
          </table:table-cell>
          <table:table-cell office:value-type="float" office:value="103731.53717971533" table:formula="of:=STDEV([Feuille1.$E171];[Feuille1.$Q170];[Feuille1.$AC171];[Feuille1.$AO171])" table:style-name="ce3">
            <text:p>103 731,54</text:p>
          </table:table-cell>
          <table:table-cell table:number-columns-repeated="8" table:style-name="ce1"/>
          <table:table-cell office:value-type="float" office:value="168" table:formula="of:=[Feuille1.$A171]" table:style-name="ce1">
            <text:p>168</text:p>
          </table:table-cell>
          <table:table-cell office:value-type="float" office:value="2004751" table:formula="of:=AVERAGE([Feuille1.$G171];[Feuille1.$S170];[Feuille1.$AE171];[Feuille1.$AQ171])" table:style-name="ce3">
            <text:p>2 004 751,00</text:p>
          </table:table-cell>
          <table:table-cell office:value-type="float" office:value="442066.76582465082" table:formula="of:=STDEV([Feuille1.$G171];[Feuille1.$S170];[Feuille1.$AE171];[Feuille1.$AQ171])" table:style-name="ce3">
            <text:p>442 066,77</text:p>
          </table:table-cell>
          <table:table-cell table:style-name="ce3"/>
          <table:table-cell table:number-columns-repeated="5" table:style-name="ce1"/>
          <table:table-cell office:value-type="float" office:value="168" table:formula="of:=[Feuille1.$A171]" table:style-name="ce1">
            <text:p>168</text:p>
          </table:table-cell>
          <table:table-cell office:value-type="float" office:value="1720891.25" table:formula="of:=AVERAGE([Feuille1.$K171];[Feuille1.$W170];[Feuille1.$AI171];[Feuille1.$AU171])" table:style-name="ce3">
            <text:p>1 720 891,25</text:p>
          </table:table-cell>
          <table:table-cell office:value-type="float" office:value="378805.99277059577" table:formula="of:=STDEV([Feuille1.$K171];[Feuille1.$W170];[Feuille1.$AI171];[Feuille1.$AU171])" table:style-name="ce3">
            <text:p>378 805,99</text:p>
          </table:table-cell>
          <table:table-cell table:number-columns-repeated="5" table:style-name="ce1"/>
          <table:table-cell office:value-type="float" office:value="168" table:formula="of:=[Feuille1.$A171]" table:style-name="ce1">
            <text:p>168</text:p>
          </table:table-cell>
          <table:table-cell office:value-type="float" office:value="1604023" table:formula="of:=AVERAGE([Feuille1.$H171];[Feuille1.$T170];[Feuille1.$AF171];[Feuille1.$AR171])" table:style-name="ce3">
            <text:p>1 604 023,00</text:p>
          </table:table-cell>
          <table:table-cell office:value-type="float" office:value="93.208853261355131" table:formula="of:=[.BX169]*100/[.$BP169]" table:style-name="ce3">
            <text:p>93,21</text:p>
          </table:table-cell>
          <table:table-cell office:value-type="float" office:value="353203.29364451475" table:formula="of:=STDEV([Feuille1.$H171];[Feuille1.$T170];[Feuille1.$AF171];[Feuille1.$AR171])" table:style-name="ce3">
            <text:p>353 203,29</text:p>
          </table:table-cell>
          <table:table-cell table:number-columns-repeated="9" table:style-name="ce1"/>
          <table:table-cell office:value-type="float" office:value="168" table:formula="of:=[Feuille1.$A171]" table:style-name="ce1">
            <text:p>168</text:p>
          </table:table-cell>
          <table:table-cell office:value-type="float" office:value="80687.25" table:formula="of:=AVERAGE([Feuille1.$I171];[Feuille1.$U170];[Feuille1.$AG171];[Feuille1.$AS171])" table:style-name="ce3">
            <text:p>80 687,25</text:p>
          </table:table-cell>
          <table:table-cell office:value-type="float" office:value="4.6886896542707159" table:formula="of:=[.CK169]*100/[.$BP169]" table:style-name="ce3">
            <text:p>4,69</text:p>
          </table:table-cell>
          <table:table-cell office:value-type="float" office:value="17512.403630474793" table:formula="of:=STDEV([Feuille1.$I171];[Feuille1.$U170];[Feuille1.$AG171];[Feuille1.$AS171])" table:style-name="ce3">
            <text:p>17 512,40</text:p>
          </table:table-cell>
          <table:table-cell table:number-columns-repeated="8" table:style-name="ce1"/>
          <table:table-cell office:value-type="float" office:value="168" table:formula="of:=[Feuille1.$A171]" table:style-name="ce1">
            <text:p>168</text:p>
          </table:table-cell>
          <table:table-cell office:value-type="float" office:value="36181" table:formula="of:=AVERAGE([Feuille1.$J171];[Feuille1.$V170];[Feuille1.$AH171];[Feuille1.$AT171])" table:style-name="ce3">
            <text:p>36 181,00</text:p>
          </table:table-cell>
          <table:table-cell office:value-type="float" office:value="2.1024570843741577" table:formula="of:=[.CW169]*100/[.$BP169]" table:style-name="ce3">
            <text:p>2,10</text:p>
          </table:table-cell>
          <table:table-cell office:value-type="float" office:value="8091.9910611253972" table:formula="of:=STDEV([Feuille1.$J171];[Feuille1.$V170];[Feuille1.$AH171];[Feuille1.$AT171])" table:style-name="ce3">
            <text:p>8 091,99</text:p>
          </table:table-cell>
          <table:table-cell table:number-columns-repeated="16281"/>
        </table:table-row>
        <table:table-row table:style-name="ro1">
          <table:table-cell office:value-type="float" office:value="169" table:formula="of:=[Feuille1.$A172]" table:style-name="ce1">
            <text:p>169</text:p>
          </table:table-cell>
          <table:table-cell office:value-type="float" office:value="3998872.25" table:formula="of:=AVERAGE([Feuille1.$B172];[Feuille1.$N171];[Feuille1.$Z172];[Feuille1.$AL172])" table:style-name="ce3">
            <text:p>3 998 872,25</text:p>
          </table:table-cell>
          <table:table-cell office:value-type="float" office:value="880048.96355501155" table:formula="of:=STDEV([Feuille1.$B172];[Feuille1.$N171];[Feuille1.$Z172];[Feuille1.$AL172])" table:style-name="ce3">
            <text:p>880 048,96</text:p>
          </table:table-cell>
          <table:table-cell table:number-columns-repeated="5" table:style-name="ce1"/>
          <table:table-cell office:value-type="float" office:value="169" table:formula="of:=[Feuille1.$A172]" table:style-name="ce1">
            <text:p>169</text:p>
          </table:table-cell>
          <table:table-cell office:value-type="float" office:value="24244586.75" table:formula="of:=AVERAGE([Feuille1.$F172];[Feuille1.$R171];[Feuille1.$AD172];[Feuille1.$AP172])" table:style-name="ce3">
            <text:p>24 244 586,75</text:p>
          </table:table-cell>
          <table:table-cell office:value-type="float" office:value="5336900.5125926482" table:formula="of:=STDEV([Feuille1.$F172];[Feuille1.$R171];[Feuille1.$AD172];[Feuille1.$AP172])" table:style-name="ce3">
            <text:p>5 336 900,51</text:p>
          </table:table-cell>
          <table:table-cell table:number-columns-repeated="9" table:style-name="ce1"/>
          <table:table-cell office:value-type="float" office:value="169" table:formula="of:=[Feuille1.$A172]" table:style-name="ce1">
            <text:p>169</text:p>
          </table:table-cell>
          <table:table-cell office:value-type="float" office:value="22595140.25" table:formula="of:=AVERAGE([Feuille1.$C172];[Feuille1.O171];[Feuille1.$AA172];[Feuille1.$AM172])" table:style-name="ce3">
            <text:p>22 595 140,25</text:p>
          </table:table-cell>
          <table:table-cell office:value-type="float" office:value="93.196640070592252" table:formula="of:=[.V170]*100/[.J170]" table:style-name="ce3">
            <text:p>93,20</text:p>
          </table:table-cell>
          <table:table-cell office:value-type="float" office:value="4974447.9115766119" table:formula="of:=STDEV([Feuille1.$C172];[Feuille1.$O171];[Feuille1.$AA172];[Feuille1.$AM172])" table:style-name="ce3">
            <text:p>4 974 447,91</text:p>
          </table:table-cell>
          <table:table-cell table:number-columns-repeated="8" table:style-name="ce1"/>
          <table:table-cell office:value-type="float" office:value="169" table:formula="of:=[Feuille1.$A172]" table:style-name="ce1">
            <text:p>169</text:p>
          </table:table-cell>
          <table:table-cell office:value-type="float" office:value="1138707.75" table:formula="of:=AVERAGE([Feuille1.$D172];[Feuille1.$P171];[Feuille1.$AB172];[Feuille1.$AN172])" table:style-name="ce3">
            <text:p>1 138 707,75</text:p>
          </table:table-cell>
          <table:table-cell office:value-type="float" office:value="4.6967505024601008" table:formula="of:=[.AH170]*100/[.$J170]" table:style-name="ce3">
            <text:p>4,70</text:p>
          </table:table-cell>
          <table:table-cell office:value-type="float" office:value="250152.67743570125" table:formula="of:=STDEV([Feuille1.$D172];[Feuille1.$P171];[Feuille1.$AB172];[Feuille1.$AN172])" table:style-name="ce3">
            <text:p>250 152,68</text:p>
          </table:table-cell>
          <table:table-cell table:number-columns-repeated="9" table:style-name="ce1"/>
          <table:table-cell office:value-type="float" office:value="169" table:formula="of:=[Feuille1.$A172]" table:style-name="ce1">
            <text:p>169</text:p>
          </table:table-cell>
          <table:table-cell office:value-type="float" office:value="510738.75" table:formula="of:=AVERAGE([Feuille1.$E172];[Feuille1.$Q171];[Feuille1.$AC172];[Feuille1.$AO172])" table:style-name="ce3">
            <text:p>510 738,75</text:p>
          </table:table-cell>
          <table:table-cell office:value-type="float" office:value="2.1066094269476463" table:formula="of:=[.AU170]*100/[.$J170]" table:style-name="ce3">
            <text:p>2,11</text:p>
          </table:table-cell>
          <table:table-cell office:value-type="float" office:value="112301.31459122224" table:formula="of:=STDEV([Feuille1.$E172];[Feuille1.$Q171];[Feuille1.$AC172];[Feuille1.$AO172])" table:style-name="ce3">
            <text:p>112 301,31</text:p>
          </table:table-cell>
          <table:table-cell table:number-columns-repeated="8" table:style-name="ce1"/>
          <table:table-cell office:value-type="float" office:value="169" table:formula="of:=[Feuille1.$A172]" table:style-name="ce1">
            <text:p>169</text:p>
          </table:table-cell>
          <table:table-cell office:value-type="float" office:value="2168201.5" table:formula="of:=AVERAGE([Feuille1.$G172];[Feuille1.$S171];[Feuille1.$AE172];[Feuille1.$AQ172])" table:style-name="ce3">
            <text:p>2 168 201,50</text:p>
          </table:table-cell>
          <table:table-cell office:value-type="float" office:value="478596.29129674623" table:formula="of:=STDEV([Feuille1.$G172];[Feuille1.$S171];[Feuille1.$AE172];[Feuille1.$AQ172])" table:style-name="ce3">
            <text:p>478 596,29</text:p>
          </table:table-cell>
          <table:table-cell table:style-name="ce3"/>
          <table:table-cell table:number-columns-repeated="5" table:style-name="ce1"/>
          <table:table-cell office:value-type="float" office:value="169" table:formula="of:=[Feuille1.$A172]" table:style-name="ce1">
            <text:p>169</text:p>
          </table:table-cell>
          <table:table-cell office:value-type="float" office:value="1861134.25" table:formula="of:=AVERAGE([Feuille1.$K172];[Feuille1.$W171];[Feuille1.$AI172];[Feuille1.$AU172])" table:style-name="ce3">
            <text:p>1 861 134,25</text:p>
          </table:table-cell>
          <table:table-cell office:value-type="float" office:value="411019.95598622295" table:formula="of:=STDEV([Feuille1.$K172];[Feuille1.$W171];[Feuille1.$AI172];[Feuille1.$AU172])" table:style-name="ce3">
            <text:p>411 019,96</text:p>
          </table:table-cell>
          <table:table-cell table:number-columns-repeated="5" table:style-name="ce1"/>
          <table:table-cell office:value-type="float" office:value="169" table:formula="of:=[Feuille1.$A172]" table:style-name="ce1">
            <text:p>169</text:p>
          </table:table-cell>
          <table:table-cell office:value-type="float" office:value="1734418.25" table:formula="of:=AVERAGE([Feuille1.$H172];[Feuille1.$T171];[Feuille1.$AF172];[Feuille1.$AR172])" table:style-name="ce3">
            <text:p>1 734 418,25</text:p>
          </table:table-cell>
          <table:table-cell office:value-type="float" office:value="93.191463753890943" table:formula="of:=[.BX170]*100/[.$BP170]" table:style-name="ce3">
            <text:p>93,19</text:p>
          </table:table-cell>
          <table:table-cell office:value-type="float" office:value="383464.1788523625" table:formula="of:=STDEV([Feuille1.$H172];[Feuille1.$T171];[Feuille1.$AF172];[Feuille1.$AR172])" table:style-name="ce3">
            <text:p>383 464,18</text:p>
          </table:table-cell>
          <table:table-cell table:number-columns-repeated="9" table:style-name="ce1"/>
          <table:table-cell office:value-type="float" office:value="169" table:formula="of:=[Feuille1.$A172]" table:style-name="ce1">
            <text:p>169</text:p>
          </table:table-cell>
          <table:table-cell office:value-type="float" office:value="87489.75" table:formula="of:=AVERAGE([Feuille1.$I172];[Feuille1.$U171];[Feuille1.$AG172];[Feuille1.$AS172])" table:style-name="ce3">
            <text:p>87 489,75</text:p>
          </table:table-cell>
          <table:table-cell office:value-type="float" office:value="4.7008833457339252" table:formula="of:=[.CK170]*100/[.$BP170]" table:style-name="ce3">
            <text:p>4,70</text:p>
          </table:table-cell>
          <table:table-cell office:value-type="float" office:value="18986.718206419981" table:formula="of:=STDEV([Feuille1.$I172];[Feuille1.$U171];[Feuille1.$AG172];[Feuille1.$AS172])" table:style-name="ce3">
            <text:p>18 986,72</text:p>
          </table:table-cell>
          <table:table-cell table:number-columns-repeated="8" table:style-name="ce1"/>
          <table:table-cell office:value-type="float" office:value="169" table:formula="of:=[Feuille1.$A172]" table:style-name="ce1">
            <text:p>169</text:p>
          </table:table-cell>
          <table:table-cell office:value-type="float" office:value="39226.25" table:formula="of:=AVERAGE([Feuille1.$J172];[Feuille1.$V171];[Feuille1.$AH172];[Feuille1.$AT172])" table:style-name="ce3">
            <text:p>39 226,25</text:p>
          </table:table-cell>
          <table:table-cell office:value-type="float" office:value="2.1076529003751343" table:formula="of:=[.CW170]*100/[.$BP170]" table:style-name="ce3">
            <text:p>2,11</text:p>
          </table:table-cell>
          <table:table-cell office:value-type="float" office:value="8569.848087918479" table:formula="of:=STDEV([Feuille1.$J172];[Feuille1.$V171];[Feuille1.$AH172];[Feuille1.$AT172])" table:style-name="ce3">
            <text:p>8 569,85</text:p>
          </table:table-cell>
          <table:table-cell table:number-columns-repeated="16281"/>
        </table:table-row>
        <table:table-row table:style-name="ro1">
          <table:table-cell office:value-type="float" office:value="170" table:formula="of:=[Feuille1.$A173]" table:style-name="ce1">
            <text:p>170</text:p>
          </table:table-cell>
          <table:table-cell office:value-type="float" office:value="4332555.75" table:formula="of:=AVERAGE([Feuille1.$B173];[Feuille1.$N172];[Feuille1.$Z173];[Feuille1.$AL173])" table:style-name="ce3">
            <text:p>4 332 555,75</text:p>
          </table:table-cell>
          <table:table-cell office:value-type="float" office:value="953635.29353954282" table:formula="of:=STDEV([Feuille1.$B173];[Feuille1.$N172];[Feuille1.$Z173];[Feuille1.$AL173])" table:style-name="ce3">
            <text:p>953 635,29</text:p>
          </table:table-cell>
          <table:table-cell table:number-columns-repeated="5" table:style-name="ce1"/>
          <table:table-cell office:value-type="float" office:value="170" table:formula="of:=[Feuille1.$A173]" table:style-name="ce1">
            <text:p>170</text:p>
          </table:table-cell>
          <table:table-cell office:value-type="float" office:value="26261954.5" table:formula="of:=AVERAGE([Feuille1.$F173];[Feuille1.$R172];[Feuille1.$AD173];[Feuille1.$AP173])" table:style-name="ce3">
            <text:p>26 261 954,50</text:p>
          </table:table-cell>
          <table:table-cell office:value-type="float" office:value="5780835.6417485466" table:formula="of:=STDEV([Feuille1.$F173];[Feuille1.$R172];[Feuille1.$AD173];[Feuille1.$AP173])" table:style-name="ce3">
            <text:p>5 780 835,64</text:p>
          </table:table-cell>
          <table:table-cell table:number-columns-repeated="9" table:style-name="ce1"/>
          <table:table-cell office:value-type="float" office:value="170" table:formula="of:=[Feuille1.$A173]" table:style-name="ce1">
            <text:p>170</text:p>
          </table:table-cell>
          <table:table-cell office:value-type="float" office:value="24475497.75" table:formula="of:=AVERAGE([Feuille1.$C173];[Feuille1.O172];[Feuille1.$AA173];[Feuille1.$AM173])" table:style-name="ce3">
            <text:p>24 475 497,75</text:p>
          </table:table-cell>
          <table:table-cell office:value-type="float" office:value="93.197548377444647" table:formula="of:=[.V171]*100/[.J171]" table:style-name="ce3">
            <text:p>93,20</text:p>
          </table:table-cell>
          <table:table-cell office:value-type="float" office:value="5388279.4628224019" table:formula="of:=STDEV([Feuille1.$C173];[Feuille1.$O172];[Feuille1.$AA173];[Feuille1.$AM173])" table:style-name="ce3">
            <text:p>5 388 279,46</text:p>
          </table:table-cell>
          <table:table-cell table:number-columns-repeated="8" table:style-name="ce1"/>
          <table:table-cell office:value-type="float" office:value="170" table:formula="of:=[Feuille1.$A173]" table:style-name="ce1">
            <text:p>170</text:p>
          </table:table-cell>
          <table:table-cell office:value-type="float" office:value="1233424.25" table:formula="of:=AVERAGE([Feuille1.$D173];[Feuille1.$P172];[Feuille1.$AB173];[Feuille1.$AN173])" table:style-name="ce3">
            <text:p>1 233 424,25</text:p>
          </table:table-cell>
          <table:table-cell office:value-type="float" office:value="4.6966201620675259" table:formula="of:=[.AH171]*100/[.$J171]" table:style-name="ce3">
            <text:p>4,70</text:p>
          </table:table-cell>
          <table:table-cell office:value-type="float" office:value="270880.50314283726" table:formula="of:=STDEV([Feuille1.$D173];[Feuille1.$P172];[Feuille1.$AB173];[Feuille1.$AN173])" table:style-name="ce3">
            <text:p>270 880,50</text:p>
          </table:table-cell>
          <table:table-cell table:number-columns-repeated="9" table:style-name="ce1"/>
          <table:table-cell office:value-type="float" office:value="170" table:formula="of:=[Feuille1.$A173]" table:style-name="ce1">
            <text:p>170</text:p>
          </table:table-cell>
          <table:table-cell office:value-type="float" office:value="553032.5" table:formula="of:=AVERAGE([Feuille1.$E173];[Feuille1.$Q172];[Feuille1.$AC173];[Feuille1.$AO173])" table:style-name="ce3">
            <text:p>553 032,50</text:p>
          </table:table-cell>
          <table:table-cell office:value-type="float" office:value="2.1058314604878321" table:formula="of:=[.AU171]*100/[.$J171]" table:style-name="ce3">
            <text:p>2,11</text:p>
          </table:table-cell>
          <table:table-cell office:value-type="float" office:value="121678.08865061395" table:formula="of:=STDEV([Feuille1.$E173];[Feuille1.$Q172];[Feuille1.$AC173];[Feuille1.$AO173])" table:style-name="ce3">
            <text:p>121 678,09</text:p>
          </table:table-cell>
          <table:table-cell table:number-columns-repeated="8" table:style-name="ce1"/>
          <table:table-cell office:value-type="float" office:value="170" table:formula="of:=[Feuille1.$A173]" table:style-name="ce1">
            <text:p>170</text:p>
          </table:table-cell>
          <table:table-cell office:value-type="float" office:value="2351051.25" table:formula="of:=AVERAGE([Feuille1.$G173];[Feuille1.$S172];[Feuille1.$AE173];[Feuille1.$AQ173])" table:style-name="ce3">
            <text:p>2 351 051,25</text:p>
          </table:table-cell>
          <table:table-cell office:value-type="float" office:value="517524.91648317443" table:formula="of:=STDEV([Feuille1.$G173];[Feuille1.$S172];[Feuille1.$AE173];[Feuille1.$AQ173])" table:style-name="ce3">
            <text:p>517 524,92</text:p>
          </table:table-cell>
          <table:table-cell table:style-name="ce3"/>
          <table:table-cell table:number-columns-repeated="5" table:style-name="ce1"/>
          <table:table-cell office:value-type="float" office:value="170" table:formula="of:=[Feuille1.$A173]" table:style-name="ce1">
            <text:p>170</text:p>
          </table:table-cell>
          <table:table-cell office:value-type="float" office:value="2017367.75" table:formula="of:=AVERAGE([Feuille1.$K173];[Feuille1.$W172];[Feuille1.$AI173];[Feuille1.$AU173])" table:style-name="ce3">
            <text:p>2 017 367,75</text:p>
          </table:table-cell>
          <table:table-cell office:value-type="float" office:value="443937.58534533886" table:formula="of:=STDEV([Feuille1.$K173];[Feuille1.$W172];[Feuille1.$AI173];[Feuille1.$AU173])" table:style-name="ce3">
            <text:p>443 937,59</text:p>
          </table:table-cell>
          <table:table-cell table:number-columns-repeated="5" table:style-name="ce1"/>
          <table:table-cell office:value-type="float" office:value="170" table:formula="of:=[Feuille1.$A173]" table:style-name="ce1">
            <text:p>170</text:p>
          </table:table-cell>
          <table:table-cell office:value-type="float" office:value="1880357.5" table:formula="of:=AVERAGE([Feuille1.$H173];[Feuille1.$T172];[Feuille1.$AF173];[Feuille1.$AR173])" table:style-name="ce3">
            <text:p>1 880 357,50</text:p>
          </table:table-cell>
          <table:table-cell office:value-type="float" office:value="93.208464346671548" table:formula="of:=[.BX171]*100/[.$BP171]" table:style-name="ce3">
            <text:p>93,21</text:p>
          </table:table-cell>
          <table:table-cell office:value-type="float" office:value="413834.5305976774" table:formula="of:=STDEV([Feuille1.$H173];[Feuille1.$T172];[Feuille1.$AF173];[Feuille1.$AR173])" table:style-name="ce3">
            <text:p>413 834,53</text:p>
          </table:table-cell>
          <table:table-cell table:number-columns-repeated="9" table:style-name="ce1"/>
          <table:table-cell office:value-type="float" office:value="170" table:formula="of:=[Feuille1.$A173]" table:style-name="ce1">
            <text:p>170</text:p>
          </table:table-cell>
          <table:table-cell office:value-type="float" office:value="94716.5" table:formula="of:=AVERAGE([Feuille1.$I173];[Feuille1.$U172];[Feuille1.$AG173];[Feuille1.$AS173])" table:style-name="ce3">
            <text:p>94 716,50</text:p>
          </table:table-cell>
          <table:table-cell office:value-type="float" office:value="4.6950537402018053" table:formula="of:=[.CK171]*100/[.$BP171]" table:style-name="ce3">
            <text:p>4,70</text:p>
          </table:table-cell>
          <table:table-cell office:value-type="float" office:value="20728.954717174398" table:formula="of:=STDEV([Feuille1.$I173];[Feuille1.$U172];[Feuille1.$AG173];[Feuille1.$AS173])" table:style-name="ce3">
            <text:p>20 728,95</text:p>
          </table:table-cell>
          <table:table-cell table:number-columns-repeated="8" table:style-name="ce1"/>
          <table:table-cell office:value-type="float" office:value="170" table:formula="of:=[Feuille1.$A173]" table:style-name="ce1">
            <text:p>170</text:p>
          </table:table-cell>
          <table:table-cell office:value-type="float" office:value="42293.75" table:formula="of:=AVERAGE([Feuille1.$J173];[Feuille1.$V172];[Feuille1.$AH173];[Feuille1.$AT173])" table:style-name="ce3">
            <text:p>42 293,75</text:p>
          </table:table-cell>
          <table:table-cell office:value-type="float" office:value="2.0964819131266474" table:formula="of:=[.CW171]*100/[.$BP171]" table:style-name="ce3">
            <text:p>2,10</text:p>
          </table:table-cell>
          <table:table-cell office:value-type="float" office:value="9379.2745410648185" table:formula="of:=STDEV([Feuille1.$J173];[Feuille1.$V172];[Feuille1.$AH173];[Feuille1.$AT173])" table:style-name="ce3">
            <text:p>9 379,27</text:p>
          </table:table-cell>
          <table:table-cell table:number-columns-repeated="16281"/>
        </table:table-row>
        <table:table-row table:style-name="ro1">
          <table:table-cell office:value-type="float" office:value="171" table:formula="of:=[Feuille1.$A174]" table:style-name="ce1">
            <text:p>171</text:p>
          </table:table-cell>
          <table:table-cell office:value-type="float" office:value="4692827.75" table:formula="of:=AVERAGE([Feuille1.$B174];[Feuille1.$N173];[Feuille1.$Z174];[Feuille1.$AL174])" table:style-name="ce3">
            <text:p>4 692 827,75</text:p>
          </table:table-cell>
          <table:table-cell office:value-type="float" office:value="1032372.677285154" table:formula="of:=STDEV([Feuille1.$B174];[Feuille1.$N173];[Feuille1.$Z174];[Feuille1.$AL174])" table:style-name="ce3">
            <text:p>1 032 372,68</text:p>
          </table:table-cell>
          <table:table-cell table:number-columns-repeated="5" table:style-name="ce1"/>
          <table:table-cell office:value-type="float" office:value="171" table:formula="of:=[Feuille1.$A174]" table:style-name="ce1">
            <text:p>171</text:p>
          </table:table-cell>
          <table:table-cell office:value-type="float" office:value="28446353.5" table:formula="of:=AVERAGE([Feuille1.$F174];[Feuille1.$R173];[Feuille1.$AD174];[Feuille1.$AP174])" table:style-name="ce3">
            <text:p>28 446 353,50</text:p>
          </table:table-cell>
          <table:table-cell office:value-type="float" office:value="6261723.7842714684" table:formula="of:=STDEV([Feuille1.$F174];[Feuille1.$R173];[Feuille1.$AD174];[Feuille1.$AP174])" table:style-name="ce3">
            <text:p>6 261 723,78</text:p>
          </table:table-cell>
          <table:table-cell table:number-columns-repeated="9" table:style-name="ce1"/>
          <table:table-cell office:value-type="float" office:value="171" table:formula="of:=[Feuille1.$A174]" table:style-name="ce1">
            <text:p>171</text:p>
          </table:table-cell>
          <table:table-cell office:value-type="float" office:value="26511111.5" table:formula="of:=AVERAGE([Feuille1.$C174];[Feuille1.O173];[Feuille1.$AA174];[Feuille1.$AM174])" table:style-name="ce3">
            <text:p>26 511 111,50</text:p>
          </table:table-cell>
          <table:table-cell office:value-type="float" office:value="93.196871437317967" table:formula="of:=[.V172]*100/[.J172]" table:style-name="ce3">
            <text:p>93,20</text:p>
          </table:table-cell>
          <table:table-cell office:value-type="float" office:value="5836177.8069090452" table:formula="of:=STDEV([Feuille1.$C174];[Feuille1.$O173];[Feuille1.$AA174];[Feuille1.$AM174])" table:style-name="ce3">
            <text:p>5 836 177,81</text:p>
          </table:table-cell>
          <table:table-cell table:number-columns-repeated="8" table:style-name="ce1"/>
          <table:table-cell office:value-type="float" office:value="171" table:formula="of:=[Feuille1.$A174]" table:style-name="ce1">
            <text:p>171</text:p>
          </table:table-cell>
          <table:table-cell office:value-type="float" office:value="1336183.75" table:formula="of:=AVERAGE([Feuille1.$D174];[Feuille1.$P173];[Feuille1.$AB174];[Feuille1.$AN174])" table:style-name="ce3">
            <text:p>1 336 183,75</text:p>
          </table:table-cell>
          <table:table-cell office:value-type="float" office:value="4.6972057420294657" table:formula="of:=[.AH172]*100/[.$J172]" table:style-name="ce3">
            <text:p>4,70</text:p>
          </table:table-cell>
          <table:table-cell office:value-type="float" office:value="293703.79476651299" table:formula="of:=STDEV([Feuille1.$D174];[Feuille1.$P173];[Feuille1.$AB174];[Feuille1.$AN174])" table:style-name="ce3">
            <text:p>293 703,79</text:p>
          </table:table-cell>
          <table:table-cell table:number-columns-repeated="9" table:style-name="ce1"/>
          <table:table-cell office:value-type="float" office:value="171" table:formula="of:=[Feuille1.$A174]" table:style-name="ce1">
            <text:p>171</text:p>
          </table:table-cell>
          <table:table-cell office:value-type="float" office:value="599058.25" table:formula="of:=AVERAGE([Feuille1.$E174];[Feuille1.$Q173];[Feuille1.$AC174];[Feuille1.$AO174])" table:style-name="ce3">
            <text:p>599 058,25</text:p>
          </table:table-cell>
          <table:table-cell office:value-type="float" office:value="2.1059228206525664" table:formula="of:=[.AU172]*100/[.$J172]" table:style-name="ce3">
            <text:p>2,11</text:p>
          </table:table-cell>
          <table:table-cell office:value-type="float" office:value="131845.15639030252" table:formula="of:=STDEV([Feuille1.$E174];[Feuille1.$Q173];[Feuille1.$AC174];[Feuille1.$AO174])" table:style-name="ce3">
            <text:p>131 845,16</text:p>
          </table:table-cell>
          <table:table-cell table:number-columns-repeated="8" table:style-name="ce1"/>
          <table:table-cell office:value-type="float" office:value="171" table:formula="of:=[Feuille1.$A174]" table:style-name="ce1">
            <text:p>171</text:p>
          </table:table-cell>
          <table:table-cell office:value-type="float" office:value="2544671" table:formula="of:=AVERAGE([Feuille1.$G174];[Feuille1.$S173];[Feuille1.$AE174];[Feuille1.$AQ174])" table:style-name="ce3">
            <text:p>2 544 671,00</text:p>
          </table:table-cell>
          <table:table-cell office:value-type="float" office:value="559629.84398439655" table:formula="of:=STDEV([Feuille1.$G174];[Feuille1.$S173];[Feuille1.$AE174];[Feuille1.$AQ174])" table:style-name="ce3">
            <text:p>559 629,84</text:p>
          </table:table-cell>
          <table:table-cell table:style-name="ce3"/>
          <table:table-cell table:number-columns-repeated="5" table:style-name="ce1"/>
          <table:table-cell office:value-type="float" office:value="171" table:formula="of:=[Feuille1.$A174]" table:style-name="ce1">
            <text:p>171</text:p>
          </table:table-cell>
          <table:table-cell office:value-type="float" office:value="2184399" table:formula="of:=AVERAGE([Feuille1.$K174];[Feuille1.$W173];[Feuille1.$AI174];[Feuille1.$AU174])" table:style-name="ce3">
            <text:p>2 184 399,00</text:p>
          </table:table-cell>
          <table:table-cell office:value-type="float" office:value="480892.61308321217" table:formula="of:=STDEV([Feuille1.$K174];[Feuille1.$W173];[Feuille1.$AI174];[Feuille1.$AU174])" table:style-name="ce3">
            <text:p>480 892,61</text:p>
          </table:table-cell>
          <table:table-cell table:number-columns-repeated="5" table:style-name="ce1"/>
          <table:table-cell office:value-type="float" office:value="171" table:formula="of:=[Feuille1.$A174]" table:style-name="ce1">
            <text:p>171</text:p>
          </table:table-cell>
          <table:table-cell office:value-type="float" office:value="2035613.75" table:formula="of:=AVERAGE([Feuille1.$H174];[Feuille1.$T173];[Feuille1.$AF174];[Feuille1.$AR174])" table:style-name="ce3">
            <text:p>2 035 613,75</text:p>
          </table:table-cell>
          <table:table-cell office:value-type="float" office:value="93.188732919214857" table:formula="of:=[.BX172]*100/[.$BP172]" table:style-name="ce3">
            <text:p>93,19</text:p>
          </table:table-cell>
          <table:table-cell office:value-type="float" office:value="447903.01290076552" table:formula="of:=STDEV([Feuille1.$H174];[Feuille1.$T173];[Feuille1.$AF174];[Feuille1.$AR174])" table:style-name="ce3">
            <text:p>447 903,01</text:p>
          </table:table-cell>
          <table:table-cell table:number-columns-repeated="9" table:style-name="ce1"/>
          <table:table-cell office:value-type="float" office:value="171" table:formula="of:=[Feuille1.$A174]" table:style-name="ce1">
            <text:p>171</text:p>
          </table:table-cell>
          <table:table-cell office:value-type="float" office:value="102759.5" table:formula="of:=AVERAGE([Feuille1.$I174];[Feuille1.$U173];[Feuille1.$AG174];[Feuille1.$AS174])" table:style-name="ce3">
            <text:p>102 759,50</text:p>
          </table:table-cell>
          <table:table-cell office:value-type="float" office:value="4.7042458818192099" table:formula="of:=[.CK172]*100/[.$BP172]" table:style-name="ce3">
            <text:p>4,70</text:p>
          </table:table-cell>
          <table:table-cell office:value-type="float" office:value="22823.470850566675" table:formula="of:=STDEV([Feuille1.$I174];[Feuille1.$U173];[Feuille1.$AG174];[Feuille1.$AS174])" table:style-name="ce3">
            <text:p>22 823,47</text:p>
          </table:table-cell>
          <table:table-cell table:number-columns-repeated="8" table:style-name="ce1"/>
          <table:table-cell office:value-type="float" office:value="171" table:formula="of:=[Feuille1.$A174]" table:style-name="ce1">
            <text:p>171</text:p>
          </table:table-cell>
          <table:table-cell office:value-type="float" office:value="46025.75" table:formula="of:=AVERAGE([Feuille1.$J174];[Feuille1.$V173];[Feuille1.$AH174];[Feuille1.$AT174])" table:style-name="ce3">
            <text:p>46 025,75</text:p>
          </table:table-cell>
          <table:table-cell office:value-type="float" office:value="2.1070211989659398" table:formula="of:=[.CW172]*100/[.$BP172]" table:style-name="ce3">
            <text:p>2,11</text:p>
          </table:table-cell>
          <table:table-cell office:value-type="float" office:value="10167.134515191583" table:formula="of:=STDEV([Feuille1.$J174];[Feuille1.$V173];[Feuille1.$AH174];[Feuille1.$AT174])" table:style-name="ce3">
            <text:p>10 167,13</text:p>
          </table:table-cell>
          <table:table-cell table:number-columns-repeated="16281"/>
        </table:table-row>
        <table:table-row table:style-name="ro1">
          <table:table-cell office:value-type="float" office:value="172" table:formula="of:=[Feuille1.$A175]" table:style-name="ce1">
            <text:p>172</text:p>
          </table:table-cell>
          <table:table-cell office:value-type="float" office:value="5083080.25" table:formula="of:=AVERAGE([Feuille1.$B175];[Feuille1.$N174];[Feuille1.$Z175];[Feuille1.$AL175])" table:style-name="ce3">
            <text:p>5 083 080,25</text:p>
          </table:table-cell>
          <table:table-cell office:value-type="float" office:value="1118339.0112663736" table:formula="of:=STDEV([Feuille1.$B175];[Feuille1.$N174];[Feuille1.$Z175];[Feuille1.$AL175])" table:style-name="ce3">
            <text:p>1 118 339,01</text:p>
          </table:table-cell>
          <table:table-cell table:number-columns-repeated="5" table:style-name="ce1"/>
          <table:table-cell office:value-type="float" office:value="172" table:formula="of:=[Feuille1.$A175]" table:style-name="ce1">
            <text:p>172</text:p>
          </table:table-cell>
          <table:table-cell office:value-type="float" office:value="30814883.75" table:formula="of:=AVERAGE([Feuille1.$F175];[Feuille1.$R174];[Feuille1.$AD175];[Feuille1.$AP175])" table:style-name="ce3">
            <text:p>30 814 883,75</text:p>
          </table:table-cell>
          <table:table-cell office:value-type="float" office:value="6783057.5612719813" table:formula="of:=STDEV([Feuille1.$F175];[Feuille1.$R174];[Feuille1.$AD175];[Feuille1.$AP175])" table:style-name="ce3">
            <text:p>6 783 057,56</text:p>
          </table:table-cell>
          <table:table-cell table:number-columns-repeated="9" table:style-name="ce1"/>
          <table:table-cell office:value-type="float" office:value="172" table:formula="of:=[Feuille1.$A175]" table:style-name="ce1">
            <text:p>172</text:p>
          </table:table-cell>
          <table:table-cell office:value-type="float" office:value="28718234" table:formula="of:=AVERAGE([Feuille1.$C175];[Feuille1.O174];[Feuille1.$AA175];[Feuille1.$AM175])" table:style-name="ce3">
            <text:p>28 718 234,00</text:p>
          </table:table-cell>
          <table:table-cell office:value-type="float" office:value="93.195983580499473" table:formula="of:=[.V173]*100/[.J173]" table:style-name="ce3">
            <text:p>93,20</text:p>
          </table:table-cell>
          <table:table-cell office:value-type="float" office:value="6321938.1941778474" table:formula="of:=STDEV([Feuille1.$C175];[Feuille1.$O174];[Feuille1.$AA175];[Feuille1.$AM175])" table:style-name="ce3">
            <text:p>6 321 938,19</text:p>
          </table:table-cell>
          <table:table-cell table:number-columns-repeated="8" table:style-name="ce1"/>
          <table:table-cell office:value-type="float" office:value="172" table:formula="of:=[Feuille1.$A175]" table:style-name="ce1">
            <text:p>172</text:p>
          </table:table-cell>
          <table:table-cell office:value-type="float" office:value="1447730.75" table:formula="of:=AVERAGE([Feuille1.$D175];[Feuille1.$P174];[Feuille1.$AB175];[Feuille1.$AN175])" table:style-name="ce3">
            <text:p>1 447 730,75</text:p>
          </table:table-cell>
          <table:table-cell office:value-type="float" office:value="4.6981541833660172" table:formula="of:=[.AH173]*100/[.$J173]" table:style-name="ce3">
            <text:p>4,70</text:p>
          </table:table-cell>
          <table:table-cell office:value-type="float" office:value="318394.17475970986" table:formula="of:=STDEV([Feuille1.$D175];[Feuille1.$P174];[Feuille1.$AB175];[Feuille1.$AN175])" table:style-name="ce3">
            <text:p>318 394,17</text:p>
          </table:table-cell>
          <table:table-cell table:number-columns-repeated="9" table:style-name="ce1"/>
          <table:table-cell office:value-type="float" office:value="172" table:formula="of:=[Feuille1.$A175]" table:style-name="ce1">
            <text:p>172</text:p>
          </table:table-cell>
          <table:table-cell office:value-type="float" office:value="648919" table:formula="of:=AVERAGE([Feuille1.$E175];[Feuille1.$Q174];[Feuille1.$AC175];[Feuille1.$AO175])" table:style-name="ce3">
            <text:p>648 919,00</text:p>
          </table:table-cell>
          <table:table-cell office:value-type="float" office:value="2.1058622361345107" table:formula="of:=[.AU173]*100/[.$J173]" table:style-name="ce3">
            <text:p>2,11</text:p>
          </table:table-cell>
          <table:table-cell office:value-type="float" office:value="142729.64923705702" table:formula="of:=STDEV([Feuille1.$E175];[Feuille1.$Q174];[Feuille1.$AC175];[Feuille1.$AO175])" table:style-name="ce3">
            <text:p>142 729,65</text:p>
          </table:table-cell>
          <table:table-cell table:number-columns-repeated="8" table:style-name="ce1"/>
          <table:table-cell office:value-type="float" office:value="172" table:formula="of:=[Feuille1.$A175]" table:style-name="ce1">
            <text:p>172</text:p>
          </table:table-cell>
          <table:table-cell office:value-type="float" office:value="2758782.75" table:formula="of:=AVERAGE([Feuille1.$G175];[Feuille1.$S174];[Feuille1.$AE175];[Feuille1.$AQ175])" table:style-name="ce3">
            <text:p>2 758 782,75</text:p>
          </table:table-cell>
          <table:table-cell office:value-type="float" office:value="607306.59174883272" table:formula="of:=STDEV([Feuille1.$G175];[Feuille1.$S174];[Feuille1.$AE175];[Feuille1.$AQ175])" table:style-name="ce3">
            <text:p>607 306,59</text:p>
          </table:table-cell>
          <table:table-cell table:style-name="ce3"/>
          <table:table-cell table:number-columns-repeated="5" table:style-name="ce1"/>
          <table:table-cell office:value-type="float" office:value="172" table:formula="of:=[Feuille1.$A175]" table:style-name="ce1">
            <text:p>172</text:p>
          </table:table-cell>
          <table:table-cell office:value-type="float" office:value="2368530.25" table:formula="of:=AVERAGE([Feuille1.$K175];[Feuille1.$W174];[Feuille1.$AI175];[Feuille1.$AU175])" table:style-name="ce3">
            <text:p>2 368 530,25</text:p>
          </table:table-cell>
          <table:table-cell office:value-type="float" office:value="521341.84499320277" table:formula="of:=STDEV([Feuille1.$K175];[Feuille1.$W174];[Feuille1.$AI175];[Feuille1.$AU175])" table:style-name="ce3">
            <text:p>521 341,84</text:p>
          </table:table-cell>
          <table:table-cell table:number-columns-repeated="5" table:style-name="ce1"/>
          <table:table-cell office:value-type="float" office:value="172" table:formula="of:=[Feuille1.$A175]" table:style-name="ce1">
            <text:p>172</text:p>
          </table:table-cell>
          <table:table-cell office:value-type="float" office:value="2207122.5" table:formula="of:=AVERAGE([Feuille1.$H175];[Feuille1.$T174];[Feuille1.$AF175];[Feuille1.$AR175])" table:style-name="ce3">
            <text:p>2 207 122,50</text:p>
          </table:table-cell>
          <table:table-cell office:value-type="float" office:value="93.185320305704352" table:formula="of:=[.BX173]*100/[.$BP173]" table:style-name="ce3">
            <text:p>93,19</text:p>
          </table:table-cell>
          <table:table-cell office:value-type="float" office:value="485768.33753103612" table:formula="of:=STDEV([Feuille1.$H175];[Feuille1.$T174];[Feuille1.$AF175];[Feuille1.$AR175])" table:style-name="ce3">
            <text:p>485 768,34</text:p>
          </table:table-cell>
          <table:table-cell table:number-columns-repeated="9" table:style-name="ce1"/>
          <table:table-cell office:value-type="float" office:value="172" table:formula="of:=[Feuille1.$A175]" table:style-name="ce1">
            <text:p>172</text:p>
          </table:table-cell>
          <table:table-cell office:value-type="float" office:value="111547" table:formula="of:=AVERAGE([Feuille1.$I175];[Feuille1.$U174];[Feuille1.$AG175];[Feuille1.$AS175])" table:style-name="ce3">
            <text:p>111 547,00</text:p>
          </table:table-cell>
          <table:table-cell office:value-type="float" office:value="4.7095450860296166" table:formula="of:=[.CK173]*100/[.$BP173]" table:style-name="ce3">
            <text:p>4,71</text:p>
          </table:table-cell>
          <table:table-cell office:value-type="float" office:value="24690.569130743017" table:formula="of:=STDEV([Feuille1.$I175];[Feuille1.$U174];[Feuille1.$AG175];[Feuille1.$AS175])" table:style-name="ce3">
            <text:p>24 690,57</text:p>
          </table:table-cell>
          <table:table-cell table:number-columns-repeated="8" table:style-name="ce1"/>
          <table:table-cell office:value-type="float" office:value="172" table:formula="of:=[Feuille1.$A175]" table:style-name="ce1">
            <text:p>172</text:p>
          </table:table-cell>
          <table:table-cell office:value-type="float" office:value="49860.75" table:formula="of:=AVERAGE([Feuille1.$J175];[Feuille1.$V174];[Feuille1.$AH175];[Feuille1.$AT175])" table:style-name="ce3">
            <text:p>49 860,75</text:p>
          </table:table-cell>
          <table:table-cell office:value-type="float" office:value="2.1051346082660332" table:formula="of:=[.CW173]*100/[.$BP173]" table:style-name="ce3">
            <text:p>2,11</text:p>
          </table:table-cell>
          <table:table-cell office:value-type="float" office:value="10886.657747750991" table:formula="of:=STDEV([Feuille1.$J175];[Feuille1.$V174];[Feuille1.$AH175];[Feuille1.$AT175])" table:style-name="ce3">
            <text:p>10 886,66</text:p>
          </table:table-cell>
          <table:table-cell table:number-columns-repeated="16281"/>
        </table:table-row>
        <table:table-row table:style-name="ro1">
          <table:table-cell office:value-type="float" office:value="173" table:formula="of:=[Feuille1.$A176]" table:style-name="ce1">
            <text:p>173</text:p>
          </table:table-cell>
          <table:table-cell office:value-type="float" office:value="5505374" table:formula="of:=AVERAGE([Feuille1.$B176];[Feuille1.$N175];[Feuille1.$Z176];[Feuille1.$AL176])" table:style-name="ce3">
            <text:p>5 505 374,00</text:p>
          </table:table-cell>
          <table:table-cell office:value-type="float" office:value="1210940.4668226538" table:formula="of:=STDEV([Feuille1.$B176];[Feuille1.$N175];[Feuille1.$Z176];[Feuille1.$AL176])" table:style-name="ce3">
            <text:p>1 210 940,47</text:p>
          </table:table-cell>
          <table:table-cell table:number-columns-repeated="5" table:style-name="ce1"/>
          <table:table-cell office:value-type="float" office:value="173" table:formula="of:=[Feuille1.$A176]" table:style-name="ce1">
            <text:p>173</text:p>
          </table:table-cell>
          <table:table-cell office:value-type="float" office:value="33380012.5" table:formula="of:=AVERAGE([Feuille1.$F176];[Feuille1.$R175];[Feuille1.$AD176];[Feuille1.$AP176])" table:style-name="ce3">
            <text:p>33 380 012,50</text:p>
          </table:table-cell>
          <table:table-cell office:value-type="float" office:value="7347458.1932285717" table:formula="of:=STDEV([Feuille1.$F176];[Feuille1.$R175];[Feuille1.$AD176];[Feuille1.$AP176])" table:style-name="ce3">
            <text:p>7 347 458,19</text:p>
          </table:table-cell>
          <table:table-cell table:number-columns-repeated="9" table:style-name="ce1"/>
          <table:table-cell office:value-type="float" office:value="173" table:formula="of:=[Feuille1.$A176]" table:style-name="ce1">
            <text:p>173</text:p>
          </table:table-cell>
          <table:table-cell office:value-type="float" office:value="31108461.75" table:formula="of:=AVERAGE([Feuille1.$C176];[Feuille1.O175];[Feuille1.$AA176];[Feuille1.$AM176])" table:style-name="ce3">
            <text:p>31 108 461,75</text:p>
          </table:table-cell>
          <table:table-cell office:value-type="float" office:value="93.194877473458106" table:formula="of:=[.V174]*100/[.J174]" table:style-name="ce3">
            <text:p>93,19</text:p>
          </table:table-cell>
          <table:table-cell office:value-type="float" office:value="6847617.4895129036" table:formula="of:=STDEV([Feuille1.$C176];[Feuille1.$O175];[Feuille1.$AA176];[Feuille1.$AM176])" table:style-name="ce3">
            <text:p>6 847 617,49</text:p>
          </table:table-cell>
          <table:table-cell table:number-columns-repeated="8" table:style-name="ce1"/>
          <table:table-cell office:value-type="float" office:value="173" table:formula="of:=[Feuille1.$A176]" table:style-name="ce1">
            <text:p>173</text:p>
          </table:table-cell>
          <table:table-cell office:value-type="float" office:value="1568408.25" table:formula="of:=AVERAGE([Feuille1.$D176];[Feuille1.$P175];[Feuille1.$AB176];[Feuille1.$AN176])" table:style-name="ce3">
            <text:p>1 568 408,25</text:p>
          </table:table-cell>
          <table:table-cell office:value-type="float" office:value="4.6986448851689318" table:formula="of:=[.AH174]*100/[.$J174]" table:style-name="ce3">
            <text:p>4,70</text:p>
          </table:table-cell>
          <table:table-cell office:value-type="float" office:value="345180.64594486851" table:formula="of:=STDEV([Feuille1.$D176];[Feuille1.$P175];[Feuille1.$AB176];[Feuille1.$AN176])" table:style-name="ce3">
            <text:p>345 180,65</text:p>
          </table:table-cell>
          <table:table-cell table:number-columns-repeated="9" table:style-name="ce1"/>
          <table:table-cell office:value-type="float" office:value="173" table:formula="of:=[Feuille1.$A176]" table:style-name="ce1">
            <text:p>173</text:p>
          </table:table-cell>
          <table:table-cell office:value-type="float" office:value="703142.5" table:formula="of:=AVERAGE([Feuille1.$E176];[Feuille1.$Q175];[Feuille1.$AC176];[Feuille1.$AO176])" table:style-name="ce3">
            <text:p>703 142,50</text:p>
          </table:table-cell>
          <table:table-cell office:value-type="float" office:value="2.1064776413729622" table:formula="of:=[.AU174]*100/[.$J174]" table:style-name="ce3">
            <text:p>2,11</text:p>
          </table:table-cell>
          <table:table-cell office:value-type="float" office:value="154667.16061810491" table:formula="of:=STDEV([Feuille1.$E176];[Feuille1.$Q175];[Feuille1.$AC176];[Feuille1.$AO176])" table:style-name="ce3">
            <text:p>154 667,16</text:p>
          </table:table-cell>
          <table:table-cell table:number-columns-repeated="8" table:style-name="ce1"/>
          <table:table-cell office:value-type="float" office:value="173" table:formula="of:=[Feuille1.$A176]" table:style-name="ce1">
            <text:p>173</text:p>
          </table:table-cell>
          <table:table-cell office:value-type="float" office:value="2987422.5" table:formula="of:=AVERAGE([Feuille1.$G176];[Feuille1.$S175];[Feuille1.$AE176];[Feuille1.$AQ176])" table:style-name="ce3">
            <text:p>2 987 422,50</text:p>
          </table:table-cell>
          <table:table-cell office:value-type="float" office:value="657014.98457315774" table:formula="of:=STDEV([Feuille1.$G176];[Feuille1.$S175];[Feuille1.$AE176];[Feuille1.$AQ176])" table:style-name="ce3">
            <text:p>657 014,98</text:p>
          </table:table-cell>
          <table:table-cell table:style-name="ce3"/>
          <table:table-cell table:number-columns-repeated="5" table:style-name="ce1"/>
          <table:table-cell office:value-type="float" office:value="173" table:formula="of:=[Feuille1.$A176]" table:style-name="ce1">
            <text:p>173</text:p>
          </table:table-cell>
          <table:table-cell office:value-type="float" office:value="2565128.75" table:formula="of:=AVERAGE([Feuille1.$K176];[Feuille1.$W175];[Feuille1.$AI176];[Feuille1.$AU176])" table:style-name="ce3">
            <text:p>2 565 128,75</text:p>
          </table:table-cell>
          <table:table-cell office:value-type="float" office:value="564410.78508911992" table:formula="of:=STDEV([Feuille1.$K176];[Feuille1.$W175];[Feuille1.$AI176];[Feuille1.$AU176])" table:style-name="ce3">
            <text:p>564 410,79</text:p>
          </table:table-cell>
          <table:table-cell table:number-columns-repeated="5" table:style-name="ce1"/>
          <table:table-cell office:value-type="float" office:value="173" table:formula="of:=[Feuille1.$A176]" table:style-name="ce1">
            <text:p>173</text:p>
          </table:table-cell>
          <table:table-cell office:value-type="float" office:value="2390227.75" table:formula="of:=AVERAGE([Feuille1.$H176];[Feuille1.$T175];[Feuille1.$AF176];[Feuille1.$AR176])" table:style-name="ce3">
            <text:p>2 390 227,75</text:p>
          </table:table-cell>
          <table:table-cell office:value-type="float" office:value="93.181589812986971" table:formula="of:=[.BX174]*100/[.$BP174]" table:style-name="ce3">
            <text:p>93,18</text:p>
          </table:table-cell>
          <table:table-cell office:value-type="float" office:value="525691.35562950175" table:formula="of:=STDEV([Feuille1.$H176];[Feuille1.$T175];[Feuille1.$AF176];[Feuille1.$AR176])" table:style-name="ce3">
            <text:p>525 691,36</text:p>
          </table:table-cell>
          <table:table-cell table:number-columns-repeated="9" table:style-name="ce1"/>
          <table:table-cell office:value-type="float" office:value="173" table:formula="of:=[Feuille1.$A176]" table:style-name="ce1">
            <text:p>173</text:p>
          </table:table-cell>
          <table:table-cell office:value-type="float" office:value="120677.5" table:formula="of:=AVERAGE([Feuille1.$I176];[Feuille1.$U175];[Feuille1.$AG176];[Feuille1.$AS176])" table:style-name="ce3">
            <text:p>120 677,50</text:p>
          </table:table-cell>
          <table:table-cell office:value-type="float" office:value="4.7045396844115528" table:formula="of:=[.CK174]*100/[.$BP174]" table:style-name="ce3">
            <text:p>4,70</text:p>
          </table:table-cell>
          <table:table-cell office:value-type="float" office:value="26786.478547954004" table:formula="of:=STDEV([Feuille1.$I176];[Feuille1.$U175];[Feuille1.$AG176];[Feuille1.$AS176])" table:style-name="ce3">
            <text:p>26 786,48</text:p>
          </table:table-cell>
          <table:table-cell table:number-columns-repeated="8" table:style-name="ce1"/>
          <table:table-cell office:value-type="float" office:value="173" table:formula="of:=[Feuille1.$A176]" table:style-name="ce1">
            <text:p>173</text:p>
          </table:table-cell>
          <table:table-cell office:value-type="float" office:value="54223.5" table:formula="of:=AVERAGE([Feuille1.$J176];[Feuille1.$V175];[Feuille1.$AH176];[Feuille1.$AT176])" table:style-name="ce3">
            <text:p>54 223,50</text:p>
          </table:table-cell>
          <table:table-cell office:value-type="float" office:value="2.1138705026014777" table:formula="of:=[.CW174]*100/[.$BP174]" table:style-name="ce3">
            <text:p>2,11</text:p>
          </table:table-cell>
          <table:table-cell office:value-type="float" office:value="11939.059664256087" table:formula="of:=STDEV([Feuille1.$J176];[Feuille1.$V175];[Feuille1.$AH176];[Feuille1.$AT176])" table:style-name="ce3">
            <text:p>11 939,06</text:p>
          </table:table-cell>
          <table:table-cell table:number-columns-repeated="16281"/>
        </table:table-row>
        <table:table-row table:style-name="ro1">
          <table:table-cell office:value-type="float" office:value="174" table:formula="of:=[Feuille1.$A177]" table:style-name="ce1">
            <text:p>174</text:p>
          </table:table-cell>
          <table:table-cell office:value-type="float" office:value="5964118.25" table:formula="of:=AVERAGE([Feuille1.$B177];[Feuille1.$N176];[Feuille1.$Z177];[Feuille1.$AL177])" table:style-name="ce3">
            <text:p>5 964 118,25</text:p>
          </table:table-cell>
          <table:table-cell office:value-type="float" office:value="1311897.6312005382" table:formula="of:=STDEV([Feuille1.$B177];[Feuille1.$N176];[Feuille1.$Z177];[Feuille1.$AL177])" table:style-name="ce3">
            <text:p>1 311 897,63</text:p>
          </table:table-cell>
          <table:table-cell table:number-columns-repeated="5" table:style-name="ce1"/>
          <table:table-cell office:value-type="float" office:value="174" table:formula="of:=[Feuille1.$A177]" table:style-name="ce1">
            <text:p>174</text:p>
          </table:table-cell>
          <table:table-cell office:value-type="float" office:value="36158977.75" table:formula="of:=AVERAGE([Feuille1.$F177];[Feuille1.$R176];[Feuille1.$AD177];[Feuille1.$AP177])" table:style-name="ce3">
            <text:p>36 158 977,75</text:p>
          </table:table-cell>
          <table:table-cell office:value-type="float" office:value="7958546.8872370794" table:formula="of:=STDEV([Feuille1.$F177];[Feuille1.$R176];[Feuille1.$AD177];[Feuille1.$AP177])" table:style-name="ce3">
            <text:p>7 958 546,89</text:p>
          </table:table-cell>
          <table:table-cell table:number-columns-repeated="9" table:style-name="ce1"/>
          <table:table-cell office:value-type="float" office:value="174" table:formula="of:=[Feuille1.$A177]" table:style-name="ce1">
            <text:p>174</text:p>
          </table:table-cell>
          <table:table-cell office:value-type="float" office:value="33698561" table:formula="of:=AVERAGE([Feuille1.$C177];[Feuille1.O176];[Feuille1.$AA177];[Feuille1.$AM177])" table:style-name="ce3">
            <text:p>33 698 561,00</text:p>
          </table:table-cell>
          <table:table-cell office:value-type="float" office:value="93.19555777541305" table:formula="of:=[.V175]*100/[.J175]" table:style-name="ce3">
            <text:p>93,20</text:p>
          </table:table-cell>
          <table:table-cell office:value-type="float" office:value="7417211.6516352249" table:formula="of:=STDEV([Feuille1.$C177];[Feuille1.$O176];[Feuille1.$AA177];[Feuille1.$AM177])" table:style-name="ce3">
            <text:p>7 417 211,65</text:p>
          </table:table-cell>
          <table:table-cell table:number-columns-repeated="8" table:style-name="ce1"/>
          <table:table-cell office:value-type="float" office:value="174" table:formula="of:=[Feuille1.$A177]" table:style-name="ce1">
            <text:p>174</text:p>
          </table:table-cell>
          <table:table-cell office:value-type="float" office:value="1699068" table:formula="of:=AVERAGE([Feuille1.$D177];[Feuille1.$P176];[Feuille1.$AB177];[Feuille1.$AN177])" table:style-name="ce3">
            <text:p>1 699 068,00</text:p>
          </table:table-cell>
          <table:table-cell office:value-type="float" office:value="4.6988828383014782" table:formula="of:=[.AH175]*100/[.$J175]" table:style-name="ce3">
            <text:p>4,70</text:p>
          </table:table-cell>
          <table:table-cell office:value-type="float" office:value="373772.67495096533" table:formula="of:=STDEV([Feuille1.$D177];[Feuille1.$P176];[Feuille1.$AB177];[Feuille1.$AN177])" table:style-name="ce3">
            <text:p>373 772,67</text:p>
          </table:table-cell>
          <table:table-cell table:number-columns-repeated="9" table:style-name="ce1"/>
          <table:table-cell office:value-type="float" office:value="174" table:formula="of:=[Feuille1.$A177]" table:style-name="ce1">
            <text:p>174</text:p>
          </table:table-cell>
          <table:table-cell office:value-type="float" office:value="761348.75" table:formula="of:=AVERAGE([Feuille1.$E177];[Feuille1.$Q176];[Feuille1.$AC177];[Feuille1.$AO177])" table:style-name="ce3">
            <text:p>761 348,75</text:p>
          </table:table-cell>
          <table:table-cell office:value-type="float" office:value="2.1055593862854711" table:formula="of:=[.AU175]*100/[.$J175]" table:style-name="ce3">
            <text:p>2,11</text:p>
          </table:table-cell>
          <table:table-cell office:value-type="float" office:value="167568.93678796795" table:formula="of:=STDEV([Feuille1.$E177];[Feuille1.$Q176];[Feuille1.$AC177];[Feuille1.$AO177])" table:style-name="ce3">
            <text:p>167 568,94</text:p>
          </table:table-cell>
          <table:table-cell table:number-columns-repeated="8" table:style-name="ce1"/>
          <table:table-cell office:value-type="float" office:value="174" table:formula="of:=[Feuille1.$A177]" table:style-name="ce1">
            <text:p>174</text:p>
          </table:table-cell>
          <table:table-cell office:value-type="float" office:value="3237709.5" table:formula="of:=AVERAGE([Feuille1.$G177];[Feuille1.$S176];[Feuille1.$AE177];[Feuille1.$AQ177])" table:style-name="ce3">
            <text:p>3 237 709,50</text:p>
          </table:table-cell>
          <table:table-cell office:value-type="float" office:value="712056.32359830453" table:formula="of:=STDEV([Feuille1.$G177];[Feuille1.$S176];[Feuille1.$AE177];[Feuille1.$AQ177])" table:style-name="ce3">
            <text:p>712 056,32</text:p>
          </table:table-cell>
          <table:table-cell table:style-name="ce3"/>
          <table:table-cell table:number-columns-repeated="5" table:style-name="ce1"/>
          <table:table-cell office:value-type="float" office:value="174" table:formula="of:=[Feuille1.$A177]" table:style-name="ce1">
            <text:p>174</text:p>
          </table:table-cell>
          <table:table-cell office:value-type="float" office:value="2778965.25" table:formula="of:=AVERAGE([Feuille1.$K177];[Feuille1.$W176];[Feuille1.$AI177];[Feuille1.$AU177])" table:style-name="ce3">
            <text:p>2 778 965,25</text:p>
          </table:table-cell>
          <table:table-cell office:value-type="float" office:value="611101.08704772952" table:formula="of:=STDEV([Feuille1.$K177];[Feuille1.$W176];[Feuille1.$AI177];[Feuille1.$AU177])" table:style-name="ce3">
            <text:p>611 101,09</text:p>
          </table:table-cell>
          <table:table-cell table:number-columns-repeated="5" table:style-name="ce1"/>
          <table:table-cell office:value-type="float" office:value="174" table:formula="of:=[Feuille1.$A177]" table:style-name="ce1">
            <text:p>174</text:p>
          </table:table-cell>
          <table:table-cell office:value-type="float" office:value="2590099.25" table:formula="of:=AVERAGE([Feuille1.$H177];[Feuille1.$T176];[Feuille1.$AF177];[Feuille1.$AR177])" table:style-name="ce3">
            <text:p>2 590 099,25</text:p>
          </table:table-cell>
          <table:table-cell office:value-type="float" office:value="93.203729337745401" table:formula="of:=[.BX175]*100/[.$BP175]" table:style-name="ce3">
            <text:p>93,20</text:p>
          </table:table-cell>
          <table:table-cell office:value-type="float" office:value="569603.75631683646" table:formula="of:=STDEV([Feuille1.$H177];[Feuille1.$T176];[Feuille1.$AF177];[Feuille1.$AR177])" table:style-name="ce3">
            <text:p>569 603,76</text:p>
          </table:table-cell>
          <table:table-cell table:number-columns-repeated="9" table:style-name="ce1"/>
          <table:table-cell office:value-type="float" office:value="174" table:formula="of:=[Feuille1.$A177]" table:style-name="ce1">
            <text:p>174</text:p>
          </table:table-cell>
          <table:table-cell office:value-type="float" office:value="130659.75" table:formula="of:=AVERAGE([Feuille1.$I177];[Feuille1.$U176];[Feuille1.$AG177];[Feuille1.$AS177])" table:style-name="ce3">
            <text:p>130 659,75</text:p>
          </table:table-cell>
          <table:table-cell office:value-type="float" office:value="4.7017410527173737" table:formula="of:=[.CK175]*100/[.$BP175]" table:style-name="ce3">
            <text:p>4,70</text:p>
          </table:table-cell>
          <table:table-cell office:value-type="float" office:value="28594.043568256195" table:formula="of:=STDEV([Feuille1.$I177];[Feuille1.$U176];[Feuille1.$AG177];[Feuille1.$AS177])" table:style-name="ce3">
            <text:p>28 594,04</text:p>
          </table:table-cell>
          <table:table-cell table:number-columns-repeated="8" table:style-name="ce1"/>
          <table:table-cell office:value-type="float" office:value="174" table:formula="of:=[Feuille1.$A177]" table:style-name="ce1">
            <text:p>174</text:p>
          </table:table-cell>
          <table:table-cell office:value-type="float" office:value="58206.25" table:formula="of:=AVERAGE([Feuille1.$J177];[Feuille1.$V176];[Feuille1.$AH177];[Feuille1.$AT177])" table:style-name="ce3">
            <text:p>58 206,25</text:p>
          </table:table-cell>
          <table:table-cell office:value-type="float" office:value="2.094529609537219" table:formula="of:=[.CW175]*100/[.$BP175]" table:style-name="ce3">
            <text:p>2,09</text:p>
          </table:table-cell>
          <table:table-cell office:value-type="float" office:value="12904.334733595013" table:formula="of:=STDEV([Feuille1.$J177];[Feuille1.$V176];[Feuille1.$AH177];[Feuille1.$AT177])" table:style-name="ce3">
            <text:p>12 904,33</text:p>
          </table:table-cell>
          <table:table-cell table:number-columns-repeated="16281"/>
        </table:table-row>
        <table:table-row table:style-name="ro1">
          <table:table-cell office:value-type="float" office:value="175" table:formula="of:=[Feuille1.$A178]" table:style-name="ce1">
            <text:p>175</text:p>
          </table:table-cell>
          <table:table-cell office:value-type="float" office:value="6458800" table:formula="of:=AVERAGE([Feuille1.$B178];[Feuille1.$N177];[Feuille1.$Z178];[Feuille1.$AL178])" table:style-name="ce3">
            <text:p>6 458 800,00</text:p>
          </table:table-cell>
          <table:table-cell office:value-type="float" office:value="1420526.6160381038" table:formula="of:=STDEV([Feuille1.$B178];[Feuille1.$N177];[Feuille1.$Z178];[Feuille1.$AL178])" table:style-name="ce3">
            <text:p>1 420 526,62</text:p>
          </table:table-cell>
          <table:table-cell table:number-columns-repeated="5" table:style-name="ce1"/>
          <table:table-cell office:value-type="float" office:value="175" table:formula="of:=[Feuille1.$A178]" table:style-name="ce1">
            <text:p>175</text:p>
          </table:table-cell>
          <table:table-cell office:value-type="float" office:value="39166990.5" table:formula="of:=AVERAGE([Feuille1.$F178];[Feuille1.$R177];[Feuille1.$AD178];[Feuille1.$AP178])" table:style-name="ce3">
            <text:p>39 166 990,50</text:p>
          </table:table-cell>
          <table:table-cell office:value-type="float" office:value="8620235.5645829272" table:formula="of:=STDEV([Feuille1.$F178];[Feuille1.$R177];[Feuille1.$AD178];[Feuille1.$AP178])" table:style-name="ce3">
            <text:p>8 620 235,56</text:p>
          </table:table-cell>
          <table:table-cell table:number-columns-repeated="9" table:style-name="ce1"/>
          <table:table-cell office:value-type="float" office:value="175" table:formula="of:=[Feuille1.$A178]" table:style-name="ce1">
            <text:p>175</text:p>
          </table:table-cell>
          <table:table-cell office:value-type="float" office:value="36501295.25" table:formula="of:=AVERAGE([Feuille1.$C178];[Feuille1.O177];[Feuille1.$AA178];[Feuille1.$AM178])" table:style-name="ce3">
            <text:p>36 501 295,25</text:p>
          </table:table-cell>
          <table:table-cell office:value-type="float" office:value="93.194025846841612" table:formula="of:=[.V176]*100/[.J176]" table:style-name="ce3">
            <text:p>93,19</text:p>
          </table:table-cell>
          <table:table-cell office:value-type="float" office:value="8033828.4294879194" table:formula="of:=STDEV([Feuille1.$C178];[Feuille1.$O177];[Feuille1.$AA178];[Feuille1.$AM178])" table:style-name="ce3">
            <text:p>8 033 828,43</text:p>
          </table:table-cell>
          <table:table-cell table:number-columns-repeated="8" table:style-name="ce1"/>
          <table:table-cell office:value-type="float" office:value="175" table:formula="of:=[Feuille1.$A178]" table:style-name="ce1">
            <text:p>175</text:p>
          </table:table-cell>
          <table:table-cell office:value-type="float" office:value="1840880.5" table:formula="of:=AVERAGE([Feuille1.$D178];[Feuille1.$P177];[Feuille1.$AB178];[Feuille1.$AN178])" table:style-name="ce3">
            <text:p>1 840 880,50</text:p>
          </table:table-cell>
          <table:table-cell office:value-type="float" office:value="4.7000815648575296" table:formula="of:=[.AH176]*100/[.$J176]" table:style-name="ce3">
            <text:p>4,70</text:p>
          </table:table-cell>
          <table:table-cell office:value-type="float" office:value="404995.89540512627" table:formula="of:=STDEV([Feuille1.$D178];[Feuille1.$P177];[Feuille1.$AB178];[Feuille1.$AN178])" table:style-name="ce3">
            <text:p>404 995,90</text:p>
          </table:table-cell>
          <table:table-cell table:number-columns-repeated="9" table:style-name="ce1"/>
          <table:table-cell office:value-type="float" office:value="175" table:formula="of:=[Feuille1.$A178]" table:style-name="ce1">
            <text:p>175</text:p>
          </table:table-cell>
          <table:table-cell office:value-type="float" office:value="824814.75" table:formula="of:=AVERAGE([Feuille1.$E178];[Feuille1.$Q177];[Feuille1.$AC178];[Feuille1.$AO178])" table:style-name="ce3">
            <text:p>824 814,75</text:p>
          </table:table-cell>
          <table:table-cell office:value-type="float" office:value="2.105892588300855" table:formula="of:=[.AU176]*100/[.$J176]" table:style-name="ce3">
            <text:p>2,11</text:p>
          </table:table-cell>
          <table:table-cell office:value-type="float" office:value="181417.45434471476" table:formula="of:=STDEV([Feuille1.$E178];[Feuille1.$Q177];[Feuille1.$AC178];[Feuille1.$AO178])" table:style-name="ce3">
            <text:p>181 417,45</text:p>
          </table:table-cell>
          <table:table-cell table:number-columns-repeated="8" table:style-name="ce1"/>
          <table:table-cell office:value-type="float" office:value="175" table:formula="of:=[Feuille1.$A178]" table:style-name="ce1">
            <text:p>175</text:p>
          </table:table-cell>
          <table:table-cell office:value-type="float" office:value="3502694.5" table:formula="of:=AVERAGE([Feuille1.$G178];[Feuille1.$S177];[Feuille1.$AE178];[Feuille1.$AQ178])" table:style-name="ce3">
            <text:p>3 502 694,50</text:p>
          </table:table-cell>
          <table:table-cell office:value-type="float" office:value="770318.10397112346" table:formula="of:=STDEV([Feuille1.$G178];[Feuille1.$S177];[Feuille1.$AE178];[Feuille1.$AQ178])" table:style-name="ce3">
            <text:p>770 318,10</text:p>
          </table:table-cell>
          <table:table-cell table:style-name="ce3"/>
          <table:table-cell table:number-columns-repeated="5" table:style-name="ce1"/>
          <table:table-cell office:value-type="float" office:value="175" table:formula="of:=[Feuille1.$A178]" table:style-name="ce1">
            <text:p>175</text:p>
          </table:table-cell>
          <table:table-cell office:value-type="float" office:value="3008012.75" table:formula="of:=AVERAGE([Feuille1.$K178];[Feuille1.$W177];[Feuille1.$AI178];[Feuille1.$AU178])" table:style-name="ce3">
            <text:p>3 008 012,75</text:p>
          </table:table-cell>
          <table:table-cell office:value-type="float" office:value="661690.63648524601" table:formula="of:=STDEV([Feuille1.$K178];[Feuille1.$W177];[Feuille1.$AI178];[Feuille1.$AU178])" table:style-name="ce3">
            <text:p>661 690,64</text:p>
          </table:table-cell>
          <table:table-cell table:number-columns-repeated="5" table:style-name="ce1"/>
          <table:table-cell office:value-type="float" office:value="175" table:formula="of:=[Feuille1.$A178]" table:style-name="ce1">
            <text:p>175</text:p>
          </table:table-cell>
          <table:table-cell office:value-type="float" office:value="2802734.25" table:formula="of:=AVERAGE([Feuille1.$H178];[Feuille1.$T177];[Feuille1.$AF178];[Feuille1.$AR178])" table:style-name="ce3">
            <text:p>2 802 734,25</text:p>
          </table:table-cell>
          <table:table-cell office:value-type="float" office:value="93.175610708432004" table:formula="of:=[.BX176]*100/[.$BP176]" table:style-name="ce3">
            <text:p>93,18</text:p>
          </table:table-cell>
          <table:table-cell office:value-type="float" office:value="616619.31310189271" table:formula="of:=STDEV([Feuille1.$H178];[Feuille1.$T177];[Feuille1.$AF178];[Feuille1.$AR178])" table:style-name="ce3">
            <text:p>616 619,31</text:p>
          </table:table-cell>
          <table:table-cell table:number-columns-repeated="9" table:style-name="ce1"/>
          <table:table-cell office:value-type="float" office:value="175" table:formula="of:=[Feuille1.$A178]" table:style-name="ce1">
            <text:p>175</text:p>
          </table:table-cell>
          <table:table-cell office:value-type="float" office:value="141812.5" table:formula="of:=AVERAGE([Feuille1.$I178];[Feuille1.$U177];[Feuille1.$AG178];[Feuille1.$AS178])" table:style-name="ce3">
            <text:p>141 812,50</text:p>
          </table:table-cell>
          <table:table-cell office:value-type="float" office:value="4.7144913198921783" table:formula="of:=[.CK176]*100/[.$BP176]" table:style-name="ce3">
            <text:p>4,71</text:p>
          </table:table-cell>
          <table:table-cell office:value-type="float" office:value="31227.034147780774" table:formula="of:=STDEV([Feuille1.$I178];[Feuille1.$U177];[Feuille1.$AG178];[Feuille1.$AS178])" table:style-name="ce3">
            <text:p>31 227,03</text:p>
          </table:table-cell>
          <table:table-cell table:number-columns-repeated="8" table:style-name="ce1"/>
          <table:table-cell office:value-type="float" office:value="175" table:formula="of:=[Feuille1.$A178]" table:style-name="ce1">
            <text:p>175</text:p>
          </table:table-cell>
          <table:table-cell office:value-type="float" office:value="63466" table:formula="of:=AVERAGE([Feuille1.$J178];[Feuille1.$V177];[Feuille1.$AH178];[Feuille1.$AT178])" table:style-name="ce3">
            <text:p>63 466,00</text:p>
          </table:table-cell>
          <table:table-cell office:value-type="float" office:value="2.1098979716758182" table:formula="of:=[.CW176]*100/[.$BP176]" table:style-name="ce3">
            <text:p>2,11</text:p>
          </table:table-cell>
          <table:table-cell office:value-type="float" office:value="13848.928069228559" table:formula="of:=STDEV([Feuille1.$J178];[Feuille1.$V177];[Feuille1.$AH178];[Feuille1.$AT178])" table:style-name="ce3">
            <text:p>13 848,93</text:p>
          </table:table-cell>
          <table:table-cell table:number-columns-repeated="16281"/>
        </table:table-row>
        <table:table-row table:style-name="ro1">
          <table:table-cell office:value-type="float" office:value="176" table:formula="of:=[Feuille1.$A179]" table:style-name="ce1">
            <text:p>176</text:p>
          </table:table-cell>
          <table:table-cell office:value-type="float" office:value="6996786" table:formula="of:=AVERAGE([Feuille1.$B179];[Feuille1.$N178];[Feuille1.$Z179];[Feuille1.$AL179])" table:style-name="ce3">
            <text:p>6 996 786,00</text:p>
          </table:table-cell>
          <table:table-cell office:value-type="float" office:value="1538968.795235303" table:formula="of:=STDEV([Feuille1.$B179];[Feuille1.$N178];[Feuille1.$Z179];[Feuille1.$AL179])" table:style-name="ce3">
            <text:p>1 538 968,80</text:p>
          </table:table-cell>
          <table:table-cell table:number-columns-repeated="5" table:style-name="ce1"/>
          <table:table-cell office:value-type="float" office:value="176" table:formula="of:=[Feuille1.$A179]" table:style-name="ce1">
            <text:p>176</text:p>
          </table:table-cell>
          <table:table-cell office:value-type="float" office:value="42427472.5" table:formula="of:=AVERAGE([Feuille1.$F179];[Feuille1.$R178];[Feuille1.$AD179];[Feuille1.$AP179])" table:style-name="ce3">
            <text:p>42 427 472,50</text:p>
          </table:table-cell>
          <table:table-cell office:value-type="float" office:value="9336786.320760997" table:formula="of:=STDEV([Feuille1.$F179];[Feuille1.$R178];[Feuille1.$AD179];[Feuille1.$AP179])" table:style-name="ce3">
            <text:p>9 336 786,32</text:p>
          </table:table-cell>
          <table:table-cell table:number-columns-repeated="9" table:style-name="ce1"/>
          <table:table-cell office:value-type="float" office:value="176" table:formula="of:=[Feuille1.$A179]" table:style-name="ce1">
            <text:p>176</text:p>
          </table:table-cell>
          <table:table-cell office:value-type="float" office:value="39539729.5" table:formula="of:=AVERAGE([Feuille1.$C179];[Feuille1.O178];[Feuille1.$AA179];[Feuille1.$AM179])" table:style-name="ce3">
            <text:p>39 539 729,50</text:p>
          </table:table-cell>
          <table:table-cell office:value-type="float" office:value="93.193695429299964" table:formula="of:=[.V177]*100/[.J177]" table:style-name="ce3">
            <text:p>93,19</text:p>
          </table:table-cell>
          <table:table-cell office:value-type="float" office:value="8701648.2987605855" table:formula="of:=STDEV([Feuille1.$C179];[Feuille1.$O178];[Feuille1.$AA179];[Feuille1.$AM179])" table:style-name="ce3">
            <text:p>8 701 648,30</text:p>
          </table:table-cell>
          <table:table-cell table:number-columns-repeated="8" table:style-name="ce1"/>
          <table:table-cell office:value-type="float" office:value="176" table:formula="of:=[Feuille1.$A179]" table:style-name="ce1">
            <text:p>176</text:p>
          </table:table-cell>
          <table:table-cell office:value-type="float" office:value="1994157" table:formula="of:=AVERAGE([Feuille1.$D179];[Feuille1.$P178];[Feuille1.$AB179];[Feuille1.$AN179])" table:style-name="ce3">
            <text:p>1 994 157,00</text:p>
          </table:table-cell>
          <table:table-cell office:value-type="float" office:value="4.7001550705147475" table:formula="of:=[.AH177]*100/[.$J177]" table:style-name="ce3">
            <text:p>4,70</text:p>
          </table:table-cell>
          <table:table-cell office:value-type="float" office:value="438815.60565610399" table:formula="of:=STDEV([Feuille1.$D179];[Feuille1.$P178];[Feuille1.$AB179];[Feuille1.$AN179])" table:style-name="ce3">
            <text:p>438 815,61</text:p>
          </table:table-cell>
          <table:table-cell table:number-columns-repeated="9" table:style-name="ce1"/>
          <table:table-cell office:value-type="float" office:value="176" table:formula="of:=[Feuille1.$A179]" table:style-name="ce1">
            <text:p>176</text:p>
          </table:table-cell>
          <table:table-cell office:value-type="float" office:value="893586" table:formula="of:=AVERAGE([Feuille1.$E179];[Feuille1.$Q178];[Feuille1.$AC179];[Feuille1.$AO179])" table:style-name="ce3">
            <text:p>893 586,00</text:p>
          </table:table-cell>
          <table:table-cell office:value-type="float" office:value="2.1061495001852868" table:formula="of:=[.AU177]*100/[.$J177]" table:style-name="ce3">
            <text:p>2,11</text:p>
          </table:table-cell>
          <table:table-cell office:value-type="float" office:value="196328.68316847301" table:formula="of:=STDEV([Feuille1.$E179];[Feuille1.$Q178];[Feuille1.$AC179];[Feuille1.$AO179])" table:style-name="ce3">
            <text:p>196 328,68</text:p>
          </table:table-cell>
          <table:table-cell table:number-columns-repeated="8" table:style-name="ce1"/>
          <table:table-cell office:value-type="float" office:value="176" table:formula="of:=[Feuille1.$A179]" table:style-name="ce1">
            <text:p>176</text:p>
          </table:table-cell>
          <table:table-cell office:value-type="float" office:value="3798468" table:formula="of:=AVERAGE([Feuille1.$G179];[Feuille1.$S178];[Feuille1.$AE179];[Feuille1.$AQ179])" table:style-name="ce3">
            <text:p>3 798 468,00</text:p>
          </table:table-cell>
          <table:table-cell office:value-type="float" office:value="834997.45483763807" table:formula="of:=STDEV([Feuille1.$G179];[Feuille1.$S178];[Feuille1.$AE179];[Feuille1.$AQ179])" table:style-name="ce3">
            <text:p>834 997,45</text:p>
          </table:table-cell>
          <table:table-cell table:style-name="ce3"/>
          <table:table-cell table:number-columns-repeated="5" table:style-name="ce1"/>
          <table:table-cell office:value-type="float" office:value="176" table:formula="of:=[Feuille1.$A179]" table:style-name="ce1">
            <text:p>176</text:p>
          </table:table-cell>
          <table:table-cell office:value-type="float" office:value="3260482" table:formula="of:=AVERAGE([Feuille1.$K179];[Feuille1.$W178];[Feuille1.$AI179];[Feuille1.$AU179])" table:style-name="ce3">
            <text:p>3 260 482,00</text:p>
          </table:table-cell>
          <table:table-cell office:value-type="float" office:value="716553.97736062657" table:formula="of:=STDEV([Feuille1.$K179];[Feuille1.$W178];[Feuille1.$AI179];[Feuille1.$AU179])" table:style-name="ce3">
            <text:p>716 553,98</text:p>
          </table:table-cell>
          <table:table-cell table:number-columns-repeated="5" table:style-name="ce1"/>
          <table:table-cell office:value-type="float" office:value="176" table:formula="of:=[Feuille1.$A179]" table:style-name="ce1">
            <text:p>176</text:p>
          </table:table-cell>
          <table:table-cell office:value-type="float" office:value="3038434.25" table:formula="of:=AVERAGE([Feuille1.$H179];[Feuille1.$T178];[Feuille1.$AF179];[Feuille1.$AR179])" table:style-name="ce3">
            <text:p>3 038 434,25</text:p>
          </table:table-cell>
          <table:table-cell office:value-type="float" office:value="93.189726242929723" table:formula="of:=[.BX177]*100/[.$BP177]" table:style-name="ce3">
            <text:p>93,19</text:p>
          </table:table-cell>
          <table:table-cell office:value-type="float" office:value="667823.04616386467" table:formula="of:=STDEV([Feuille1.$H179];[Feuille1.$T178];[Feuille1.$AF179];[Feuille1.$AR179])" table:style-name="ce3">
            <text:p>667 823,05</text:p>
          </table:table-cell>
          <table:table-cell table:number-columns-repeated="9" table:style-name="ce1"/>
          <table:table-cell office:value-type="float" office:value="176" table:formula="of:=[Feuille1.$A179]" table:style-name="ce1">
            <text:p>176</text:p>
          </table:table-cell>
          <table:table-cell office:value-type="float" office:value="153276.5" table:formula="of:=AVERAGE([Feuille1.$I179];[Feuille1.$U178];[Feuille1.$AG179];[Feuille1.$AS179])" table:style-name="ce3">
            <text:p>153 276,50</text:p>
          </table:table-cell>
          <table:table-cell office:value-type="float" office:value="4.7010380673777679" table:formula="of:=[.CK177]*100/[.$BP177]" table:style-name="ce3">
            <text:p>4,70</text:p>
          </table:table-cell>
          <table:table-cell office:value-type="float" office:value="33819.787960108013" table:formula="of:=STDEV([Feuille1.$I179];[Feuille1.$U178];[Feuille1.$AG179];[Feuille1.$AS179])" table:style-name="ce3">
            <text:p>33 819,79</text:p>
          </table:table-cell>
          <table:table-cell table:number-columns-repeated="8" table:style-name="ce1"/>
          <table:table-cell office:value-type="float" office:value="176" table:formula="of:=[Feuille1.$A179]" table:style-name="ce1">
            <text:p>176</text:p>
          </table:table-cell>
          <table:table-cell office:value-type="float" office:value="68771.25" table:formula="of:=AVERAGE([Feuille1.$J179];[Feuille1.$V178];[Feuille1.$AH179];[Feuille1.$AT179])" table:style-name="ce3">
            <text:p>68 771,25</text:p>
          </table:table-cell>
          <table:table-cell office:value-type="float" office:value="2.1092356896925057" table:formula="of:=[.CW177]*100/[.$BP177]" table:style-name="ce3">
            <text:p>2,11</text:p>
          </table:table-cell>
          <table:table-cell office:value-type="float" office:value="14911.704426948203" table:formula="of:=STDEV([Feuille1.$J179];[Feuille1.$V178];[Feuille1.$AH179];[Feuille1.$AT179])" table:style-name="ce3">
            <text:p>14 911,70</text:p>
          </table:table-cell>
          <table:table-cell table:number-columns-repeated="16281"/>
        </table:table-row>
        <table:table-row table:style-name="ro1">
          <table:table-cell office:value-type="float" office:value="177" table:formula="of:=[Feuille1.$A180]" table:style-name="ce1">
            <text:p>177</text:p>
          </table:table-cell>
          <table:table-cell office:value-type="float" office:value="7578910" table:formula="of:=AVERAGE([Feuille1.$B180];[Feuille1.$N179];[Feuille1.$Z180];[Feuille1.$AL180])" table:style-name="ce3">
            <text:p>7 578 910,00</text:p>
          </table:table-cell>
          <table:table-cell office:value-type="float" office:value="1667728.1763191107" table:formula="of:=STDEV([Feuille1.$B180];[Feuille1.$N179];[Feuille1.$Z180];[Feuille1.$AL180])" table:style-name="ce3">
            <text:p>1 667 728,18</text:p>
          </table:table-cell>
          <table:table-cell table:number-columns-repeated="5" table:style-name="ce1"/>
          <table:table-cell office:value-type="float" office:value="177" table:formula="of:=[Feuille1.$A180]" table:style-name="ce1">
            <text:p>177</text:p>
          </table:table-cell>
          <table:table-cell office:value-type="float" office:value="45955865" table:formula="of:=AVERAGE([Feuille1.$F180];[Feuille1.$R179];[Feuille1.$AD180];[Feuille1.$AP180])" table:style-name="ce3">
            <text:p>45 955 865,00</text:p>
          </table:table-cell>
          <table:table-cell office:value-type="float" office:value="10114083.574028742" table:formula="of:=STDEV([Feuille1.$F180];[Feuille1.$R179];[Feuille1.$AD180];[Feuille1.$AP180])" table:style-name="ce3">
            <text:p>10 114 083,57</text:p>
          </table:table-cell>
          <table:table-cell table:number-columns-repeated="9" table:style-name="ce1"/>
          <table:table-cell office:value-type="float" office:value="177" table:formula="of:=[Feuille1.$A180]" table:style-name="ce1">
            <text:p>177</text:p>
          </table:table-cell>
          <table:table-cell office:value-type="float" office:value="42827760.5" table:formula="of:=AVERAGE([Feuille1.$C180];[Feuille1.O179];[Feuille1.$AA180];[Feuille1.$AM180])" table:style-name="ce3">
            <text:p>42 827 760,50</text:p>
          </table:table-cell>
          <table:table-cell office:value-type="float" office:value="93.193242037768186" table:formula="of:=[.V178]*100/[.J178]" table:style-name="ce3">
            <text:p>93,19</text:p>
          </table:table-cell>
          <table:table-cell office:value-type="float" office:value="9425904.4748617988" table:formula="of:=STDEV([Feuille1.$C180];[Feuille1.$O179];[Feuille1.$AA180];[Feuille1.$AM180])" table:style-name="ce3">
            <text:p>9 425 904,47</text:p>
          </table:table-cell>
          <table:table-cell table:number-columns-repeated="8" table:style-name="ce1"/>
          <table:table-cell office:value-type="float" office:value="177" table:formula="of:=[Feuille1.$A180]" table:style-name="ce1">
            <text:p>177</text:p>
          </table:table-cell>
          <table:table-cell office:value-type="float" office:value="2160119.25" table:formula="of:=AVERAGE([Feuille1.$D180];[Feuille1.$P179];[Feuille1.$AB180];[Feuille1.$AN180])" table:style-name="ce3">
            <text:p>2 160 119,25</text:p>
          </table:table-cell>
          <table:table-cell office:value-type="float" office:value="4.7004212628790691" table:formula="of:=[.AH178]*100/[.$J178]" table:style-name="ce3">
            <text:p>4,70</text:p>
          </table:table-cell>
          <table:table-cell office:value-type="float" office:value="475451.02008680487" table:formula="of:=STDEV([Feuille1.$D180];[Feuille1.$P179];[Feuille1.$AB180];[Feuille1.$AN180])" table:style-name="ce3">
            <text:p>475 451,02</text:p>
          </table:table-cell>
          <table:table-cell table:number-columns-repeated="9" table:style-name="ce1"/>
          <table:table-cell office:value-type="float" office:value="177" table:formula="of:=[Feuille1.$A180]" table:style-name="ce1">
            <text:p>177</text:p>
          </table:table-cell>
          <table:table-cell office:value-type="float" office:value="967985.25" table:formula="of:=AVERAGE([Feuille1.$E180];[Feuille1.$Q179];[Feuille1.$AC180];[Feuille1.$AO180])" table:style-name="ce3">
            <text:p>967 985,25</text:p>
          </table:table-cell>
          <table:table-cell office:value-type="float" office:value="2.1063366993527377" table:formula="of:=[.AU178]*100/[.$J178]" table:style-name="ce3">
            <text:p>2,11</text:p>
          </table:table-cell>
          <table:table-cell office:value-type="float" office:value="212735.08641716032" table:formula="of:=STDEV([Feuille1.$E180];[Feuille1.$Q179];[Feuille1.$AC180];[Feuille1.$AO180])" table:style-name="ce3">
            <text:p>212 735,09</text:p>
          </table:table-cell>
          <table:table-cell table:number-columns-repeated="8" table:style-name="ce1"/>
          <table:table-cell office:value-type="float" office:value="177" table:formula="of:=[Feuille1.$A180]" table:style-name="ce1">
            <text:p>177</text:p>
          </table:table-cell>
          <table:table-cell office:value-type="float" office:value="4110516.5" table:formula="of:=AVERAGE([Feuille1.$G180];[Feuille1.$S179];[Feuille1.$AE180];[Feuille1.$AQ180])" table:style-name="ce3">
            <text:p>4 110 516,50</text:p>
          </table:table-cell>
          <table:table-cell office:value-type="float" office:value="906059.5961467803" table:formula="of:=STDEV([Feuille1.$G180];[Feuille1.$S179];[Feuille1.$AE180];[Feuille1.$AQ180])" table:style-name="ce3">
            <text:p>906 059,60</text:p>
          </table:table-cell>
          <table:table-cell table:style-name="ce3"/>
          <table:table-cell table:number-columns-repeated="5" table:style-name="ce1"/>
          <table:table-cell office:value-type="float" office:value="177" table:formula="of:=[Feuille1.$A180]" table:style-name="ce1">
            <text:p>177</text:p>
          </table:table-cell>
          <table:table-cell office:value-type="float" office:value="3528392.5" table:formula="of:=AVERAGE([Feuille1.$K180];[Feuille1.$W179];[Feuille1.$AI180];[Feuille1.$AU180])" table:style-name="ce3">
            <text:p>3 528 392,50</text:p>
          </table:table-cell>
          <table:table-cell office:value-type="float" office:value="777301.88472025888" table:formula="of:=STDEV([Feuille1.$K180];[Feuille1.$W179];[Feuille1.$AI180];[Feuille1.$AU180])" table:style-name="ce3">
            <text:p>777 301,88</text:p>
          </table:table-cell>
          <table:table-cell table:number-columns-repeated="5" table:style-name="ce1"/>
          <table:table-cell office:value-type="float" office:value="177" table:formula="of:=[Feuille1.$A180]" table:style-name="ce1">
            <text:p>177</text:p>
          </table:table-cell>
          <table:table-cell office:value-type="float" office:value="3288031" table:formula="of:=AVERAGE([Feuille1.$H180];[Feuille1.$T179];[Feuille1.$AF180];[Feuille1.$AR180])" table:style-name="ce3">
            <text:p>3 288 031,00</text:p>
          </table:table-cell>
          <table:table-cell office:value-type="float" office:value="93.187790190575456" table:formula="of:=[.BX178]*100/[.$BP178]" table:style-name="ce3">
            <text:p>93,19</text:p>
          </table:table-cell>
          <table:table-cell office:value-type="float" office:value="724260.08928422944" table:formula="of:=STDEV([Feuille1.$H180];[Feuille1.$T179];[Feuille1.$AF180];[Feuille1.$AR180])" table:style-name="ce3">
            <text:p>724 260,09</text:p>
          </table:table-cell>
          <table:table-cell table:number-columns-repeated="9" table:style-name="ce1"/>
          <table:table-cell office:value-type="float" office:value="177" table:formula="of:=[Feuille1.$A180]" table:style-name="ce1">
            <text:p>177</text:p>
          </table:table-cell>
          <table:table-cell office:value-type="float" office:value="165962.25" table:formula="of:=AVERAGE([Feuille1.$I180];[Feuille1.$U179];[Feuille1.$AG180];[Feuille1.$AS180])" table:style-name="ce3">
            <text:p>165 962,25</text:p>
          </table:table-cell>
          <table:table-cell office:value-type="float" office:value="4.703622116870501" table:formula="of:=[.CK178]*100/[.$BP178]" table:style-name="ce3">
            <text:p>4,70</text:p>
          </table:table-cell>
          <table:table-cell office:value-type="float" office:value="36636.255006709769" table:formula="of:=STDEV([Feuille1.$I180];[Feuille1.$U179];[Feuille1.$AG180];[Feuille1.$AS180])" table:style-name="ce3">
            <text:p>36 636,26</text:p>
          </table:table-cell>
          <table:table-cell table:number-columns-repeated="8" table:style-name="ce1"/>
          <table:table-cell office:value-type="float" office:value="177" table:formula="of:=[Feuille1.$A180]" table:style-name="ce1">
            <text:p>177</text:p>
          </table:table-cell>
          <table:table-cell office:value-type="float" office:value="74399.25" table:formula="of:=AVERAGE([Feuille1.$J180];[Feuille1.$V179];[Feuille1.$AH180];[Feuille1.$AT180])" table:style-name="ce3">
            <text:p>74 399,25</text:p>
          </table:table-cell>
          <table:table-cell office:value-type="float" office:value="2.1085876925540457" table:formula="of:=[.CW178]*100/[.$BP178]" table:style-name="ce3">
            <text:p>2,11</text:p>
          </table:table-cell>
          <table:table-cell office:value-type="float" office:value="16407.130388441888" table:formula="of:=STDEV([Feuille1.$J180];[Feuille1.$V179];[Feuille1.$AH180];[Feuille1.$AT180])" table:style-name="ce3">
            <text:p>16 407,13</text:p>
          </table:table-cell>
          <table:table-cell table:number-columns-repeated="16281"/>
        </table:table-row>
        <table:table-row table:style-name="ro1">
          <table:table-cell office:value-type="float" office:value="178" table:formula="of:=[Feuille1.$A181]" table:style-name="ce1">
            <text:p>178</text:p>
          </table:table-cell>
          <table:table-cell office:value-type="float" office:value="8210137" table:formula="of:=AVERAGE([Feuille1.$B181];[Feuille1.$N180];[Feuille1.$Z181];[Feuille1.$AL181])" table:style-name="ce3">
            <text:p>8 210 137,00</text:p>
          </table:table-cell>
          <table:table-cell office:value-type="float" office:value="1806590.8063404951" table:formula="of:=STDEV([Feuille1.$B181];[Feuille1.$N180];[Feuille1.$Z181];[Feuille1.$AL181])" table:style-name="ce3">
            <text:p>1 806 590,81</text:p>
          </table:table-cell>
          <table:table-cell table:number-columns-repeated="5" table:style-name="ce1"/>
          <table:table-cell office:value-type="float" office:value="178" table:formula="of:=[Feuille1.$A181]" table:style-name="ce1">
            <text:p>178</text:p>
          </table:table-cell>
          <table:table-cell office:value-type="float" office:value="49780630" table:formula="of:=AVERAGE([Feuille1.$F181];[Feuille1.$R180];[Feuille1.$AD181];[Feuille1.$AP181])" table:style-name="ce3">
            <text:p>49 780 630,00</text:p>
          </table:table-cell>
          <table:table-cell office:value-type="float" office:value="10956435.3504721" table:formula="of:=STDEV([Feuille1.$F181];[Feuille1.$R180];[Feuille1.$AD181];[Feuille1.$AP181])" table:style-name="ce3">
            <text:p>10 956 435,35</text:p>
          </table:table-cell>
          <table:table-cell table:number-columns-repeated="9" table:style-name="ce1"/>
          <table:table-cell office:value-type="float" office:value="178" table:formula="of:=[Feuille1.$A181]" table:style-name="ce1">
            <text:p>178</text:p>
          </table:table-cell>
          <table:table-cell office:value-type="float" office:value="46392774.75" table:formula="of:=AVERAGE([Feuille1.$C181];[Feuille1.O180];[Feuille1.$AA181];[Feuille1.$AM181])" table:style-name="ce3">
            <text:p>46 392 774,75</text:p>
          </table:table-cell>
          <table:table-cell office:value-type="float" office:value="93.194430745452593" table:formula="of:=[.V179]*100/[.J179]" table:style-name="ce3">
            <text:p>93,19</text:p>
          </table:table-cell>
          <table:table-cell office:value-type="float" office:value="10210812.953479772" table:formula="of:=STDEV([Feuille1.$C181];[Feuille1.$O180];[Feuille1.$AA181];[Feuille1.$AM181])" table:style-name="ce3">
            <text:p>10 210 812,95</text:p>
          </table:table-cell>
          <table:table-cell table:number-columns-repeated="8" table:style-name="ce1"/>
          <table:table-cell office:value-type="float" office:value="178" table:formula="of:=[Feuille1.$A181]" table:style-name="ce1">
            <text:p>178</text:p>
          </table:table-cell>
          <table:table-cell office:value-type="float" office:value="2339464.25" table:formula="of:=AVERAGE([Feuille1.$D181];[Feuille1.$P180];[Feuille1.$AB181];[Feuille1.$AN181])" table:style-name="ce3">
            <text:p>2 339 464,25</text:p>
          </table:table-cell>
          <table:table-cell office:value-type="float" office:value="4.6995472937968037" table:formula="of:=[.AH179]*100/[.$J179]" table:style-name="ce3">
            <text:p>4,70</text:p>
          </table:table-cell>
          <table:table-cell office:value-type="float" office:value="515085.44344045484" table:formula="of:=STDEV([Feuille1.$D181];[Feuille1.$P180];[Feuille1.$AB181];[Feuille1.$AN181])" table:style-name="ce3">
            <text:p>515 085,44</text:p>
          </table:table-cell>
          <table:table-cell table:number-columns-repeated="9" table:style-name="ce1"/>
          <table:table-cell office:value-type="float" office:value="178" table:formula="of:=[Feuille1.$A181]" table:style-name="ce1">
            <text:p>178</text:p>
          </table:table-cell>
          <table:table-cell office:value-type="float" office:value="1048391" table:formula="of:=AVERAGE([Feuille1.$E181];[Feuille1.$Q180];[Feuille1.$AC181];[Feuille1.$AO181])" table:style-name="ce3">
            <text:p>1 048 391,00</text:p>
          </table:table-cell>
          <table:table-cell office:value-type="float" office:value="2.106021960750597" table:formula="of:=[.AU179]*100/[.$J179]" table:style-name="ce3">
            <text:p>2,11</text:p>
          </table:table-cell>
          <table:table-cell office:value-type="float" office:value="230542.14769104586" table:formula="of:=STDEV([Feuille1.$E181];[Feuille1.$Q180];[Feuille1.$AC181];[Feuille1.$AO181])" table:style-name="ce3">
            <text:p>230 542,15</text:p>
          </table:table-cell>
          <table:table-cell table:number-columns-repeated="8" table:style-name="ce1"/>
          <table:table-cell office:value-type="float" office:value="178" table:formula="of:=[Feuille1.$A181]" table:style-name="ce1">
            <text:p>178</text:p>
          </table:table-cell>
          <table:table-cell office:value-type="float" office:value="4455992" table:formula="of:=AVERAGE([Feuille1.$G181];[Feuille1.$S180];[Feuille1.$AE181];[Feuille1.$AQ181])" table:style-name="ce3">
            <text:p>4 455 992,00</text:p>
          </table:table-cell>
          <table:table-cell office:value-type="float" office:value="981217.1539718752" table:formula="of:=STDEV([Feuille1.$G181];[Feuille1.$S180];[Feuille1.$AE181];[Feuille1.$AQ181])" table:style-name="ce3">
            <text:p>981 217,15</text:p>
          </table:table-cell>
          <table:table-cell table:style-name="ce3"/>
          <table:table-cell table:number-columns-repeated="5" table:style-name="ce1"/>
          <table:table-cell office:value-type="float" office:value="178" table:formula="of:=[Feuille1.$A181]" table:style-name="ce1">
            <text:p>178</text:p>
          </table:table-cell>
          <table:table-cell office:value-type="float" office:value="3824765" table:formula="of:=AVERAGE([Feuille1.$K181];[Feuille1.$W180];[Feuille1.$AI181];[Feuille1.$AU181])" table:style-name="ce3">
            <text:p>3 824 765,00</text:p>
          </table:table-cell>
          <table:table-cell office:value-type="float" office:value="842352.64099821437" table:formula="of:=STDEV([Feuille1.$K181];[Feuille1.$W180];[Feuille1.$AI181];[Feuille1.$AU181])" table:style-name="ce3">
            <text:p>842 352,64</text:p>
          </table:table-cell>
          <table:table-cell table:number-columns-repeated="5" table:style-name="ce1"/>
          <table:table-cell office:value-type="float" office:value="178" table:formula="of:=[Feuille1.$A181]" table:style-name="ce1">
            <text:p>178</text:p>
          </table:table-cell>
          <table:table-cell office:value-type="float" office:value="3565014.25" table:formula="of:=AVERAGE([Feuille1.$H181];[Feuille1.$T180];[Feuille1.$AF181];[Feuille1.$AR181])" table:style-name="ce3">
            <text:p>3 565 014,25</text:p>
          </table:table-cell>
          <table:table-cell office:value-type="float" office:value="93.208713476514248" table:formula="of:=[.BX179]*100/[.$BP179]" table:style-name="ce3">
            <text:p>93,21</text:p>
          </table:table-cell>
          <table:table-cell office:value-type="float" office:value="784909.70417850185" table:formula="of:=STDEV([Feuille1.$H181];[Feuille1.$T180];[Feuille1.$AF181];[Feuille1.$AR181])" table:style-name="ce3">
            <text:p>784 909,70</text:p>
          </table:table-cell>
          <table:table-cell table:number-columns-repeated="9" table:style-name="ce1"/>
          <table:table-cell office:value-type="float" office:value="178" table:formula="of:=[Feuille1.$A181]" table:style-name="ce1">
            <text:p>178</text:p>
          </table:table-cell>
          <table:table-cell office:value-type="float" office:value="179345" table:formula="of:=AVERAGE([Feuille1.$I181];[Feuille1.$U180];[Feuille1.$AG181];[Feuille1.$AS181])" table:style-name="ce3">
            <text:p>179 345,00</text:p>
          </table:table-cell>
          <table:table-cell office:value-type="float" office:value="4.6890462551294005" table:formula="of:=[.CK179]*100/[.$BP179]" table:style-name="ce3">
            <text:p>4,69</text:p>
          </table:table-cell>
          <table:table-cell office:value-type="float" office:value="39636.682908639064" table:formula="of:=STDEV([Feuille1.$I181];[Feuille1.$U180];[Feuille1.$AG181];[Feuille1.$AS181])" table:style-name="ce3">
            <text:p>39 636,68</text:p>
          </table:table-cell>
          <table:table-cell table:number-columns-repeated="8" table:style-name="ce1"/>
          <table:table-cell office:value-type="float" office:value="178" table:formula="of:=[Feuille1.$A181]" table:style-name="ce1">
            <text:p>178</text:p>
          </table:table-cell>
          <table:table-cell office:value-type="float" office:value="80405.75" table:formula="of:=AVERAGE([Feuille1.$J181];[Feuille1.$V180];[Feuille1.$AH181];[Feuille1.$AT181])" table:style-name="ce3">
            <text:p>80 405,75</text:p>
          </table:table-cell>
          <table:table-cell office:value-type="float" office:value="2.1022402683563564" table:formula="of:=[.CW179]*100/[.$BP179]" table:style-name="ce3">
            <text:p>2,10</text:p>
          </table:table-cell>
          <table:table-cell office:value-type="float" office:value="17810.672069951019" table:formula="of:=STDEV([Feuille1.$J181];[Feuille1.$V180];[Feuille1.$AH181];[Feuille1.$AT181])" table:style-name="ce3">
            <text:p>17 810,67</text:p>
          </table:table-cell>
          <table:table-cell table:number-columns-repeated="16281"/>
        </table:table-row>
        <table:table-row table:style-name="ro1">
          <table:table-cell office:value-type="float" office:value="179" table:formula="of:=[Feuille1.$A182]" table:style-name="ce1">
            <text:p>179</text:p>
          </table:table-cell>
          <table:table-cell office:value-type="float" office:value="8892769.5" table:formula="of:=AVERAGE([Feuille1.$B182];[Feuille1.$N181];[Feuille1.$Z182];[Feuille1.$AL182])" table:style-name="ce3">
            <text:p>8 892 769,50</text:p>
          </table:table-cell>
          <table:table-cell office:value-type="float" office:value="1957923.1001496627" table:formula="of:=STDEV([Feuille1.$B182];[Feuille1.$N181];[Feuille1.$Z182];[Feuille1.$AL182])" table:style-name="ce3">
            <text:p>1 957 923,10</text:p>
          </table:table-cell>
          <table:table-cell table:number-columns-repeated="5" table:style-name="ce1"/>
          <table:table-cell office:value-type="float" office:value="179" table:formula="of:=[Feuille1.$A182]" table:style-name="ce1">
            <text:p>179</text:p>
          </table:table-cell>
          <table:table-cell office:value-type="float" office:value="53921965.75" table:formula="of:=AVERAGE([Feuille1.$F182];[Feuille1.$R181];[Feuille1.$AD182];[Feuille1.$AP182])" table:style-name="ce3">
            <text:p>53 921 965,75</text:p>
          </table:table-cell>
          <table:table-cell office:value-type="float" office:value="11868752.59224372" table:formula="of:=STDEV([Feuille1.$F182];[Feuille1.$R181];[Feuille1.$AD182];[Feuille1.$AP182])" table:style-name="ce3">
            <text:p>11 868 752,59</text:p>
          </table:table-cell>
          <table:table-cell table:number-columns-repeated="9" table:style-name="ce1"/>
          <table:table-cell office:value-type="float" office:value="179" table:formula="of:=[Feuille1.$A182]" table:style-name="ce1">
            <text:p>179</text:p>
          </table:table-cell>
          <table:table-cell office:value-type="float" office:value="50252154" table:formula="of:=AVERAGE([Feuille1.$C182];[Feuille1.O181];[Feuille1.$AA182];[Feuille1.$AM182])" table:style-name="ce3">
            <text:p>50 252 154,00</text:p>
          </table:table-cell>
          <table:table-cell office:value-type="float" office:value="93.194217423351262" table:formula="of:=[.V180]*100/[.J180]" table:style-name="ce3">
            <text:p>93,19</text:p>
          </table:table-cell>
          <table:table-cell office:value-type="float" office:value="11061360.890080208" table:formula="of:=STDEV([Feuille1.$C182];[Feuille1.$O181];[Feuille1.$AA182];[Feuille1.$AM182])" table:style-name="ce3">
            <text:p>11 061 360,89</text:p>
          </table:table-cell>
          <table:table-cell table:number-columns-repeated="8" table:style-name="ce1"/>
          <table:table-cell office:value-type="float" office:value="179" table:formula="of:=[Feuille1.$A182]" table:style-name="ce1">
            <text:p>179</text:p>
          </table:table-cell>
          <table:table-cell office:value-type="float" office:value="2534442.5" table:formula="of:=AVERAGE([Feuille1.$D182];[Feuille1.$P181];[Feuille1.$AB182];[Feuille1.$AN182])" table:style-name="ce3">
            <text:p>2 534 442,50</text:p>
          </table:table-cell>
          <table:table-cell office:value-type="float" office:value="4.7002042020324524" table:formula="of:=[.AH180]*100/[.$J180]" table:style-name="ce3">
            <text:p>4,70</text:p>
          </table:table-cell>
          <table:table-cell office:value-type="float" office:value="557741.66095215327" table:formula="of:=STDEV([Feuille1.$D182];[Feuille1.$P181];[Feuille1.$AB182];[Feuille1.$AN182])" table:style-name="ce3">
            <text:p>557 741,66</text:p>
          </table:table-cell>
          <table:table-cell table:number-columns-repeated="9" table:style-name="ce1"/>
          <table:table-cell office:value-type="float" office:value="179" table:formula="of:=[Feuille1.$A182]" table:style-name="ce1">
            <text:p>179</text:p>
          </table:table-cell>
          <table:table-cell office:value-type="float" office:value="1135369.25" table:formula="of:=AVERAGE([Feuille1.$E182];[Feuille1.$Q181];[Feuille1.$AC182];[Feuille1.$AO182])" table:style-name="ce3">
            <text:p>1 135 369,25</text:p>
          </table:table-cell>
          <table:table-cell office:value-type="float" office:value="2.1055783746162851" table:formula="of:=[.AU180]*100/[.$J180]" table:style-name="ce3">
            <text:p>2,11</text:p>
          </table:table-cell>
          <table:table-cell office:value-type="float" office:value="249657.17573955288" table:formula="of:=STDEV([Feuille1.$E182];[Feuille1.$Q181];[Feuille1.$AC182];[Feuille1.$AO182])" table:style-name="ce3">
            <text:p>249 657,18</text:p>
          </table:table-cell>
          <table:table-cell table:number-columns-repeated="8" table:style-name="ce1"/>
          <table:table-cell office:value-type="float" office:value="179" table:formula="of:=[Feuille1.$A182]" table:style-name="ce1">
            <text:p>179</text:p>
          </table:table-cell>
          <table:table-cell office:value-type="float" office:value="4823968.25" table:formula="of:=AVERAGE([Feuille1.$G182];[Feuille1.$S181];[Feuille1.$AE182];[Feuille1.$AQ182])" table:style-name="ce3">
            <text:p>4 823 968,25</text:p>
          </table:table-cell>
          <table:table-cell office:value-type="float" office:value="1063656.5100988115" table:formula="of:=STDEV([Feuille1.$G182];[Feuille1.$S181];[Feuille1.$AE182];[Feuille1.$AQ182])" table:style-name="ce3">
            <text:p>1 063 656,51</text:p>
          </table:table-cell>
          <table:table-cell table:style-name="ce3"/>
          <table:table-cell table:number-columns-repeated="5" table:style-name="ce1"/>
          <table:table-cell office:value-type="float" office:value="179" table:formula="of:=[Feuille1.$A182]" table:style-name="ce1">
            <text:p>179</text:p>
          </table:table-cell>
          <table:table-cell office:value-type="float" office:value="4141335.75" table:formula="of:=AVERAGE([Feuille1.$K182];[Feuille1.$W181];[Feuille1.$AI182];[Feuille1.$AU182])" table:style-name="ce3">
            <text:p>4 141 335,75</text:p>
          </table:table-cell>
          <table:table-cell office:value-type="float" office:value="912322.91481849598" table:formula="of:=STDEV([Feuille1.$K182];[Feuille1.$W181];[Feuille1.$AI182];[Feuille1.$AU182])" table:style-name="ce3">
            <text:p>912 322,91</text:p>
          </table:table-cell>
          <table:table-cell table:number-columns-repeated="5" table:style-name="ce1"/>
          <table:table-cell office:value-type="float" office:value="179" table:formula="of:=[Feuille1.$A182]" table:style-name="ce1">
            <text:p>179</text:p>
          </table:table-cell>
          <table:table-cell office:value-type="float" office:value="3859379.25" table:formula="of:=AVERAGE([Feuille1.$H182];[Feuille1.$T181];[Feuille1.$AF182];[Feuille1.$AR182])" table:style-name="ce3">
            <text:p>3 859 379,25</text:p>
          </table:table-cell>
          <table:table-cell office:value-type="float" office:value="93.191653200298958" table:formula="of:=[.BX180]*100/[.$BP180]" table:style-name="ce3">
            <text:p>93,19</text:p>
          </table:table-cell>
          <table:table-cell office:value-type="float" office:value="850552.39901582978" table:formula="of:=STDEV([Feuille1.$H182];[Feuille1.$T181];[Feuille1.$AF182];[Feuille1.$AR182])" table:style-name="ce3">
            <text:p>850 552,40</text:p>
          </table:table-cell>
          <table:table-cell table:number-columns-repeated="9" table:style-name="ce1"/>
          <table:table-cell office:value-type="float" office:value="179" table:formula="of:=[Feuille1.$A182]" table:style-name="ce1">
            <text:p>179</text:p>
          </table:table-cell>
          <table:table-cell office:value-type="float" office:value="194978.25" table:formula="of:=AVERAGE([Feuille1.$I182];[Feuille1.$U181];[Feuille1.$AG182];[Feuille1.$AS182])" table:style-name="ce3">
            <text:p>194 978,25</text:p>
          </table:table-cell>
          <table:table-cell office:value-type="float" office:value="4.7081005204661324" table:formula="of:=[.CK180]*100/[.$BP180]" table:style-name="ce3">
            <text:p>4,71</text:p>
          </table:table-cell>
          <table:table-cell office:value-type="float" office:value="42658.491474929899" table:formula="of:=STDEV([Feuille1.$I182];[Feuille1.$U181];[Feuille1.$AG182];[Feuille1.$AS182])" table:style-name="ce3">
            <text:p>42 658,49</text:p>
          </table:table-cell>
          <table:table-cell table:number-columns-repeated="8" table:style-name="ce1"/>
          <table:table-cell office:value-type="float" office:value="179" table:formula="of:=[Feuille1.$A182]" table:style-name="ce1">
            <text:p>179</text:p>
          </table:table-cell>
          <table:table-cell office:value-type="float" office:value="86978.25" table:formula="of:=AVERAGE([Feuille1.$J182];[Feuille1.$V181];[Feuille1.$AH182];[Feuille1.$AT182])" table:style-name="ce3">
            <text:p>86 978,25</text:p>
          </table:table-cell>
          <table:table-cell office:value-type="float" office:value="2.1002462792349061" table:formula="of:=[.CW180]*100/[.$BP180]" table:style-name="ce3">
            <text:p>2,10</text:p>
          </table:table-cell>
          <table:table-cell office:value-type="float" office:value="19118.474910846489" table:formula="of:=STDEV([Feuille1.$J182];[Feuille1.$V181];[Feuille1.$AH182];[Feuille1.$AT182])" table:style-name="ce3">
            <text:p>19 118,47</text:p>
          </table:table-cell>
          <table:table-cell table:number-columns-repeated="16281"/>
        </table:table-row>
        <table:table-row table:style-name="ro1">
          <table:table-cell office:value-type="float" office:value="180" table:formula="of:=[Feuille1.$A183]" table:style-name="ce1">
            <text:p>180</text:p>
          </table:table-cell>
          <table:table-cell office:value-type="float" office:value="9633867.5" table:formula="of:=AVERAGE([Feuille1.$B183];[Feuille1.$N182];[Feuille1.$Z183];[Feuille1.$AL183])" table:style-name="ce3">
            <text:p>9 633 867,50</text:p>
          </table:table-cell>
          <table:table-cell office:value-type="float" office:value="2121107.6195171396" table:formula="of:=STDEV([Feuille1.$B183];[Feuille1.$N182];[Feuille1.$Z183];[Feuille1.$AL183])" table:style-name="ce3">
            <text:p>2 121 107,62</text:p>
          </table:table-cell>
          <table:table-cell table:number-columns-repeated="5" table:style-name="ce1"/>
          <table:table-cell office:value-type="float" office:value="180" table:formula="of:=[Feuille1.$A183]" table:style-name="ce1">
            <text:p>180</text:p>
          </table:table-cell>
          <table:table-cell office:value-type="float" office:value="58408433" table:formula="of:=AVERAGE([Feuille1.$F183];[Feuille1.$R182];[Feuille1.$AD183];[Feuille1.$AP183])" table:style-name="ce3">
            <text:p>58 408 433,00</text:p>
          </table:table-cell>
          <table:table-cell office:value-type="float" office:value="12855083.299498633" table:formula="of:=STDEV([Feuille1.$F183];[Feuille1.$R182];[Feuille1.$AD183];[Feuille1.$AP183])" table:style-name="ce3">
            <text:p>12 855 083,30</text:p>
          </table:table-cell>
          <table:table-cell table:number-columns-repeated="9" table:style-name="ce1"/>
          <table:table-cell office:value-type="float" office:value="180" table:formula="of:=[Feuille1.$A183]" table:style-name="ce1">
            <text:p>180</text:p>
          </table:table-cell>
          <table:table-cell office:value-type="float" office:value="54433723.5" table:formula="of:=AVERAGE([Feuille1.$C183];[Feuille1.O182];[Feuille1.$AA183];[Feuille1.$AM183])" table:style-name="ce3">
            <text:p>54 433 723,50</text:p>
          </table:table-cell>
          <table:table-cell office:value-type="float" office:value="93.194973232717956" table:formula="of:=[.V181]*100/[.J181]" table:style-name="ce3">
            <text:p>93,19</text:p>
          </table:table-cell>
          <table:table-cell office:value-type="float" office:value="11980259.363971299" table:formula="of:=STDEV([Feuille1.$C183];[Feuille1.$O182];[Feuille1.$AA183];[Feuille1.$AM183])" table:style-name="ce3">
            <text:p>11 980 259,36</text:p>
          </table:table-cell>
          <table:table-cell table:number-columns-repeated="8" table:style-name="ce1"/>
          <table:table-cell office:value-type="float" office:value="180" table:formula="of:=[Feuille1.$A183]" table:style-name="ce1">
            <text:p>180</text:p>
          </table:table-cell>
          <table:table-cell office:value-type="float" office:value="2745126.25" table:formula="of:=AVERAGE([Feuille1.$D183];[Feuille1.$P182];[Feuille1.$AB183];[Feuille1.$AN183])" table:style-name="ce3">
            <text:p>2 745 126,25</text:p>
          </table:table-cell>
          <table:table-cell office:value-type="float" office:value="4.6998799813718684" table:formula="of:=[.AH181]*100/[.$J181]" table:style-name="ce3">
            <text:p>4,70</text:p>
          </table:table-cell>
          <table:table-cell office:value-type="float" office:value="604698.62878207082" table:formula="of:=STDEV([Feuille1.$D183];[Feuille1.$P182];[Feuille1.$AB183];[Feuille1.$AN183])" table:style-name="ce3">
            <text:p>604 698,63</text:p>
          </table:table-cell>
          <table:table-cell table:number-columns-repeated="9" table:style-name="ce1"/>
          <table:table-cell office:value-type="float" office:value="180" table:formula="of:=[Feuille1.$A183]" table:style-name="ce1">
            <text:p>180</text:p>
          </table:table-cell>
          <table:table-cell office:value-type="float" office:value="1229583.25" table:formula="of:=AVERAGE([Feuille1.$E183];[Feuille1.$Q182];[Feuille1.$AC183];[Feuille1.$AO183])" table:style-name="ce3">
            <text:p>1 229 583,25</text:p>
          </table:table-cell>
          <table:table-cell office:value-type="float" office:value="2.1051467859101782" table:formula="of:=[.AU181]*100/[.$J181]" table:style-name="ce3">
            <text:p>2,11</text:p>
          </table:table-cell>
          <table:table-cell office:value-type="float" office:value="270130.86116716964" table:formula="of:=STDEV([Feuille1.$E183];[Feuille1.$Q182];[Feuille1.$AC183];[Feuille1.$AO183])" table:style-name="ce3">
            <text:p>270 130,86</text:p>
          </table:table-cell>
          <table:table-cell table:number-columns-repeated="8" table:style-name="ce1"/>
          <table:table-cell office:value-type="float" office:value="180" table:formula="of:=[Feuille1.$A183]" table:style-name="ce1">
            <text:p>180</text:p>
          </table:table-cell>
          <table:table-cell office:value-type="float" office:value="5227565.25" table:formula="of:=AVERAGE([Feuille1.$G183];[Feuille1.$S182];[Feuille1.$AE183];[Feuille1.$AQ183])" table:style-name="ce3">
            <text:p>5 227 565,25</text:p>
          </table:table-cell>
          <table:table-cell office:value-type="float" office:value="1149516.2065284608" table:formula="of:=STDEV([Feuille1.$G183];[Feuille1.$S182];[Feuille1.$AE183];[Feuille1.$AQ183])" table:style-name="ce3">
            <text:p>1 149 516,21</text:p>
          </table:table-cell>
          <table:table-cell table:style-name="ce3"/>
          <table:table-cell table:number-columns-repeated="5" table:style-name="ce1"/>
          <table:table-cell office:value-type="float" office:value="180" table:formula="of:=[Feuille1.$A183]" table:style-name="ce1">
            <text:p>180</text:p>
          </table:table-cell>
          <table:table-cell office:value-type="float" office:value="4486467.25" table:formula="of:=AVERAGE([Feuille1.$K183];[Feuille1.$W182];[Feuille1.$AI183];[Feuille1.$AU183])" table:style-name="ce3">
            <text:p>4 486 467,25</text:p>
          </table:table-cell>
          <table:table-cell office:value-type="float" office:value="986332.02631918865" table:formula="of:=STDEV([Feuille1.$K183];[Feuille1.$W182];[Feuille1.$AI183];[Feuille1.$AU183])" table:style-name="ce3">
            <text:p>986 332,03</text:p>
          </table:table-cell>
          <table:table-cell table:number-columns-repeated="5" table:style-name="ce1"/>
          <table:table-cell office:value-type="float" office:value="180" table:formula="of:=[Feuille1.$A183]" table:style-name="ce1">
            <text:p>180</text:p>
          </table:table-cell>
          <table:table-cell office:value-type="float" office:value="4181569.5" table:formula="of:=AVERAGE([Feuille1.$H183];[Feuille1.$T182];[Feuille1.$AF183];[Feuille1.$AR183])" table:style-name="ce3">
            <text:p>4 181 569,50</text:p>
          </table:table-cell>
          <table:table-cell office:value-type="float" office:value="93.204057156552295" table:formula="of:=[.BX181]*100/[.$BP181]" table:style-name="ce3">
            <text:p>93,20</text:p>
          </table:table-cell>
          <table:table-cell office:value-type="float" office:value="918899.18627652875" table:formula="of:=STDEV([Feuille1.$H183];[Feuille1.$T182];[Feuille1.$AF183];[Feuille1.$AR183])" table:style-name="ce3">
            <text:p>918 899,19</text:p>
          </table:table-cell>
          <table:table-cell table:number-columns-repeated="9" table:style-name="ce1"/>
          <table:table-cell office:value-type="float" office:value="180" table:formula="of:=[Feuille1.$A183]" table:style-name="ce1">
            <text:p>180</text:p>
          </table:table-cell>
          <table:table-cell office:value-type="float" office:value="210683.75" table:formula="of:=AVERAGE([Feuille1.$I183];[Feuille1.$U182];[Feuille1.$AG183];[Feuille1.$AS183])" table:style-name="ce3">
            <text:p>210 683,75</text:p>
          </table:table-cell>
          <table:table-cell office:value-type="float" office:value="4.6959832371449943" table:formula="of:=[.CK181]*100/[.$BP181]" table:style-name="ce3">
            <text:p>4,70</text:p>
          </table:table-cell>
          <table:table-cell office:value-type="float" office:value="46957.006267258279" table:formula="of:=STDEV([Feuille1.$I183];[Feuille1.$U182];[Feuille1.$AG183];[Feuille1.$AS183])" table:style-name="ce3">
            <text:p>46 957,01</text:p>
          </table:table-cell>
          <table:table-cell table:number-columns-repeated="8" table:style-name="ce1"/>
          <table:table-cell office:value-type="float" office:value="180" table:formula="of:=[Feuille1.$A183]" table:style-name="ce1">
            <text:p>180</text:p>
          </table:table-cell>
          <table:table-cell office:value-type="float" office:value="94214" table:formula="of:=AVERAGE([Feuille1.$J183];[Feuille1.$V182];[Feuille1.$AH183];[Feuille1.$AT183])" table:style-name="ce3">
            <text:p>94 214,00</text:p>
          </table:table-cell>
          <table:table-cell office:value-type="float" office:value="2.0999596063027095" table:formula="of:=[.CW181]*100/[.$BP181]" table:style-name="ce3">
            <text:p>2,10</text:p>
          </table:table-cell>
          <table:table-cell office:value-type="float" office:value="20477.78391330468" table:formula="of:=STDEV([Feuille1.$J183];[Feuille1.$V182];[Feuille1.$AH183];[Feuille1.$AT183])" table:style-name="ce3">
            <text:p>20 477,78</text:p>
          </table:table-cell>
          <table:table-cell table:number-columns-repeated="16281"/>
        </table:table-row>
        <table:table-row table:style-name="ro1">
          <table:table-cell office:value-type="float" office:value="181" table:formula="of:=[Feuille1.$A184]" table:style-name="ce1">
            <text:p>181</text:p>
          </table:table-cell>
          <table:table-cell office:value-type="float" office:value="10435307" table:formula="of:=AVERAGE([Feuille1.$B184];[Feuille1.$N183];[Feuille1.$Z184];[Feuille1.$AL184])" table:style-name="ce3">
            <text:p>10 435 307,00</text:p>
          </table:table-cell>
          <table:table-cell office:value-type="float" office:value="2297926.8082240275" table:formula="of:=STDEV([Feuille1.$B184];[Feuille1.$N183];[Feuille1.$Z184];[Feuille1.$AL184])" table:style-name="ce3">
            <text:p>2 297 926,81</text:p>
          </table:table-cell>
          <table:table-cell table:number-columns-repeated="5" table:style-name="ce1"/>
          <table:table-cell office:value-type="float" office:value="181" table:formula="of:=[Feuille1.$A184]" table:style-name="ce1">
            <text:p>181</text:p>
          </table:table-cell>
          <table:table-cell office:value-type="float" office:value="63268433.75" table:formula="of:=AVERAGE([Feuille1.$F184];[Feuille1.$R183];[Feuille1.$AD184];[Feuille1.$AP184])" table:style-name="ce3">
            <text:p>63 268 433,75</text:p>
          </table:table-cell>
          <table:table-cell office:value-type="float" office:value="13926164.094215989" table:formula="of:=STDEV([Feuille1.$F184];[Feuille1.$R183];[Feuille1.$AD184];[Feuille1.$AP184])" table:style-name="ce3">
            <text:p>13 926 164,09</text:p>
          </table:table-cell>
          <table:table-cell table:number-columns-repeated="9" table:style-name="ce1"/>
          <table:table-cell office:value-type="float" office:value="181" table:formula="of:=[Feuille1.$A184]" table:style-name="ce1">
            <text:p>181</text:p>
          </table:table-cell>
          <table:table-cell office:value-type="float" office:value="58962656.75" table:formula="of:=AVERAGE([Feuille1.$C184];[Feuille1.O183];[Feuille1.$AA184];[Feuille1.$AM184])" table:style-name="ce3">
            <text:p>58 962 656,75</text:p>
          </table:table-cell>
          <table:table-cell office:value-type="float" office:value="93.194430864190622" table:formula="of:=[.V182]*100/[.J182]" table:style-name="ce3">
            <text:p>93,19</text:p>
          </table:table-cell>
          <table:table-cell office:value-type="float" office:value="12978266.038597323" table:formula="of:=STDEV([Feuille1.$C184];[Feuille1.$O183];[Feuille1.$AA184];[Feuille1.$AM184])" table:style-name="ce3">
            <text:p>12 978 266,04</text:p>
          </table:table-cell>
          <table:table-cell table:number-columns-repeated="8" table:style-name="ce1"/>
          <table:table-cell office:value-type="float" office:value="181" table:formula="of:=[Feuille1.$A184]" table:style-name="ce1">
            <text:p>181</text:p>
          </table:table-cell>
          <table:table-cell office:value-type="float" office:value="2973649.75" table:formula="of:=AVERAGE([Feuille1.$D184];[Feuille1.$P183];[Feuille1.$AB184];[Feuille1.$AN184])" table:style-name="ce3">
            <text:p>2 973 649,75</text:p>
          </table:table-cell>
          <table:table-cell office:value-type="float" office:value="4.7000527336430231" table:formula="of:=[.AH182]*100/[.$J182]" table:style-name="ce3">
            <text:p>4,70</text:p>
          </table:table-cell>
          <table:table-cell office:value-type="float" office:value="655135.87019354233" table:formula="of:=STDEV([Feuille1.$D184];[Feuille1.$P183];[Feuille1.$AB184];[Feuille1.$AN184])" table:style-name="ce3">
            <text:p>655 135,87</text:p>
          </table:table-cell>
          <table:table-cell table:number-columns-repeated="9" table:style-name="ce1"/>
          <table:table-cell office:value-type="float" office:value="181" table:formula="of:=[Feuille1.$A184]" table:style-name="ce1">
            <text:p>181</text:p>
          </table:table-cell>
          <table:table-cell office:value-type="float" office:value="1332127.25" table:formula="of:=AVERAGE([Feuille1.$E184];[Feuille1.$Q183];[Feuille1.$AC184];[Feuille1.$AO184])" table:style-name="ce3">
            <text:p>1 332 127,25</text:p>
          </table:table-cell>
          <table:table-cell office:value-type="float" office:value="2.1055164021663488" table:formula="of:=[.AU182]*100/[.$J182]" table:style-name="ce3">
            <text:p>2,11</text:p>
          </table:table-cell>
          <table:table-cell office:value-type="float" office:value="292768.19971594709" table:formula="of:=STDEV([Feuille1.$E184];[Feuille1.$Q183];[Feuille1.$AC184];[Feuille1.$AO184])" table:style-name="ce3">
            <text:p>292 768,20</text:p>
          </table:table-cell>
          <table:table-cell table:number-columns-repeated="8" table:style-name="ce1"/>
          <table:table-cell office:value-type="float" office:value="181" table:formula="of:=[Feuille1.$A184]" table:style-name="ce1">
            <text:p>181</text:p>
          </table:table-cell>
          <table:table-cell office:value-type="float" office:value="5661440.25" table:formula="of:=AVERAGE([Feuille1.$G184];[Feuille1.$S183];[Feuille1.$AE184];[Feuille1.$AQ184])" table:style-name="ce3">
            <text:p>5 661 440,25</text:p>
          </table:table-cell>
          <table:table-cell office:value-type="float" office:value="1247910.5853020546" table:formula="of:=STDEV([Feuille1.$G184];[Feuille1.$S183];[Feuille1.$AE184];[Feuille1.$AQ184])" table:style-name="ce3">
            <text:p>1 247 910,59</text:p>
          </table:table-cell>
          <table:table-cell table:style-name="ce3"/>
          <table:table-cell table:number-columns-repeated="5" table:style-name="ce1"/>
          <table:table-cell office:value-type="float" office:value="181" table:formula="of:=[Feuille1.$A184]" table:style-name="ce1">
            <text:p>181</text:p>
          </table:table-cell>
          <table:table-cell office:value-type="float" office:value="4860000.75" table:formula="of:=AVERAGE([Feuille1.$K184];[Feuille1.$W183];[Feuille1.$AI184];[Feuille1.$AU184])" table:style-name="ce3">
            <text:p>4 860 000,75</text:p>
          </table:table-cell>
          <table:table-cell office:value-type="float" office:value="1071085.9290394259" table:formula="of:=STDEV([Feuille1.$K184];[Feuille1.$W183];[Feuille1.$AI184];[Feuille1.$AU184])" table:style-name="ce3">
            <text:p>1 071 085,93</text:p>
          </table:table-cell>
          <table:table-cell table:number-columns-repeated="5" table:style-name="ce1"/>
          <table:table-cell office:value-type="float" office:value="181" table:formula="of:=[Feuille1.$A184]" table:style-name="ce1">
            <text:p>181</text:p>
          </table:table-cell>
          <table:table-cell office:value-type="float" office:value="4528933.25" table:formula="of:=AVERAGE([Feuille1.$H184];[Feuille1.$T183];[Feuille1.$AF184];[Feuille1.$AR184])" table:style-name="ce3">
            <text:p>4 528 933,25</text:p>
          </table:table-cell>
          <table:table-cell office:value-type="float" office:value="93.187912573881803" table:formula="of:=[.BX182]*100/[.$BP182]" table:style-name="ce3">
            <text:p>93,19</text:p>
          </table:table-cell>
          <table:table-cell office:value-type="float" office:value="998012.51506026543" table:formula="of:=STDEV([Feuille1.$H184];[Feuille1.$T183];[Feuille1.$AF184];[Feuille1.$AR184])" table:style-name="ce3">
            <text:p>998 012,52</text:p>
          </table:table-cell>
          <table:table-cell table:number-columns-repeated="9" table:style-name="ce1"/>
          <table:table-cell office:value-type="float" office:value="181" table:formula="of:=[Feuille1.$A184]" table:style-name="ce1">
            <text:p>181</text:p>
          </table:table-cell>
          <table:table-cell office:value-type="float" office:value="228523.5" table:formula="of:=AVERAGE([Feuille1.$I184];[Feuille1.$U183];[Feuille1.$AG184];[Feuille1.$AS184])" table:style-name="ce3">
            <text:p>228 523,50</text:p>
          </table:table-cell>
          <table:table-cell office:value-type="float" office:value="4.7021289039924534" table:formula="of:=[.CK182]*100/[.$BP182]" table:style-name="ce3">
            <text:p>4,70</text:p>
          </table:table-cell>
          <table:table-cell office:value-type="float" office:value="50437.581018522287" table:formula="of:=STDEV([Feuille1.$I184];[Feuille1.$U183];[Feuille1.$AG184];[Feuille1.$AS184])" table:style-name="ce3">
            <text:p>50 437,58</text:p>
          </table:table-cell>
          <table:table-cell table:number-columns-repeated="8" table:style-name="ce1"/>
          <table:table-cell office:value-type="float" office:value="181" table:formula="of:=[Feuille1.$A184]" table:style-name="ce1">
            <text:p>181</text:p>
          </table:table-cell>
          <table:table-cell office:value-type="float" office:value="102544" table:formula="of:=AVERAGE([Feuille1.$J184];[Feuille1.$V183];[Feuille1.$AH184];[Feuille1.$AT184])" table:style-name="ce3">
            <text:p>102 544,00</text:p>
          </table:table-cell>
          <table:table-cell office:value-type="float" office:value="2.1099585221257424" table:formula="of:=[.CW182]*100/[.$BP182]" table:style-name="ce3">
            <text:p>2,11</text:p>
          </table:table-cell>
          <table:table-cell office:value-type="float" office:value="22637.880628127125" table:formula="of:=STDEV([Feuille1.$J184];[Feuille1.$V183];[Feuille1.$AH184];[Feuille1.$AT184])" table:style-name="ce3">
            <text:p>22 637,88</text:p>
          </table:table-cell>
          <table:table-cell table:number-columns-repeated="16281"/>
        </table:table-row>
        <table:table-row table:style-name="ro1">
          <table:table-cell office:value-type="float" office:value="182" table:formula="of:=[Feuille1.$A185]" table:style-name="ce1">
            <text:p>182</text:p>
          </table:table-cell>
          <table:table-cell office:value-type="float" office:value="11303372.25" table:formula="of:=AVERAGE([Feuille1.$B185];[Feuille1.$N184];[Feuille1.$Z185];[Feuille1.$AL185])" table:style-name="ce3">
            <text:p>11 303 372,25</text:p>
          </table:table-cell>
          <table:table-cell office:value-type="float" office:value="2488074.988359123" table:formula="of:=STDEV([Feuille1.$B185];[Feuille1.$N184];[Feuille1.$Z185];[Feuille1.$AL185])" table:style-name="ce3">
            <text:p>2 488 074,99</text:p>
          </table:table-cell>
          <table:table-cell table:number-columns-repeated="5" table:style-name="ce1"/>
          <table:table-cell office:value-type="float" office:value="182" table:formula="of:=[Feuille1.$A185]" table:style-name="ce1">
            <text:p>182</text:p>
          </table:table-cell>
          <table:table-cell office:value-type="float" office:value="68533146.75" table:formula="of:=AVERAGE([Feuille1.$F185];[Feuille1.$R184];[Feuille1.$AD185];[Feuille1.$AP185])" table:style-name="ce3">
            <text:p>68 533 146,75</text:p>
          </table:table-cell>
          <table:table-cell office:value-type="float" office:value="15082485.642704256" table:formula="of:=STDEV([Feuille1.$F185];[Feuille1.$R184];[Feuille1.$AD185];[Feuille1.$AP185])" table:style-name="ce3">
            <text:p>15 082 485,64</text:p>
          </table:table-cell>
          <table:table-cell table:number-columns-repeated="9" table:style-name="ce1"/>
          <table:table-cell office:value-type="float" office:value="182" table:formula="of:=[Feuille1.$A185]" table:style-name="ce1">
            <text:p>182</text:p>
          </table:table-cell>
          <table:table-cell office:value-type="float" office:value="63868857" table:formula="of:=AVERAGE([Feuille1.$C185];[Feuille1.O184];[Feuille1.$AA185];[Feuille1.$AM185])" table:style-name="ce3">
            <text:p>63 868 857,00</text:p>
          </table:table-cell>
          <table:table-cell office:value-type="float" office:value="93.194111213053262" table:formula="of:=[.V183]*100/[.J183]" table:style-name="ce3">
            <text:p>93,19</text:p>
          </table:table-cell>
          <table:table-cell office:value-type="float" office:value="14055754.566673394" table:formula="of:=STDEV([Feuille1.$C185];[Feuille1.$O184];[Feuille1.$AA185];[Feuille1.$AM185])" table:style-name="ce3">
            <text:p>14 055 754,57</text:p>
          </table:table-cell>
          <table:table-cell table:number-columns-repeated="8" table:style-name="ce1"/>
          <table:table-cell office:value-type="float" office:value="182" table:formula="of:=[Feuille1.$A185]" table:style-name="ce1">
            <text:p>182</text:p>
          </table:table-cell>
          <table:table-cell office:value-type="float" office:value="3221142.5" table:formula="of:=AVERAGE([Feuille1.$D185];[Feuille1.$P184];[Feuille1.$AB185];[Feuille1.$AN185])" table:style-name="ce3">
            <text:p>3 221 142,50</text:p>
          </table:table-cell>
          <table:table-cell office:value-type="float" office:value="4.7001234479285019" table:formula="of:=[.AH183]*100/[.$J183]" table:style-name="ce3">
            <text:p>4,70</text:p>
          </table:table-cell>
          <table:table-cell office:value-type="float" office:value="709477.79412959784" table:formula="of:=STDEV([Feuille1.$D185];[Feuille1.$P184];[Feuille1.$AB185];[Feuille1.$AN185])" table:style-name="ce3">
            <text:p>709 477,79</text:p>
          </table:table-cell>
          <table:table-cell table:number-columns-repeated="9" table:style-name="ce1"/>
          <table:table-cell office:value-type="float" office:value="182" table:formula="of:=[Feuille1.$A185]" table:style-name="ce1">
            <text:p>182</text:p>
          </table:table-cell>
          <table:table-cell office:value-type="float" office:value="1443147.25" table:formula="of:=AVERAGE([Feuille1.$E185];[Feuille1.$Q184];[Feuille1.$AC185];[Feuille1.$AO185])" table:style-name="ce3">
            <text:p>1 443 147,25</text:p>
          </table:table-cell>
          <table:table-cell office:value-type="float" office:value="2.105765339018232" table:formula="of:=[.AU183]*100/[.$J183]" table:style-name="ce3">
            <text:p>2,11</text:p>
          </table:table-cell>
          <table:table-cell office:value-type="float" office:value="317259.22524057515" table:formula="of:=STDEV([Feuille1.$E185];[Feuille1.$Q184];[Feuille1.$AC185];[Feuille1.$AO185])" table:style-name="ce3">
            <text:p>317 259,23</text:p>
          </table:table-cell>
          <table:table-cell table:number-columns-repeated="8" table:style-name="ce1"/>
          <table:table-cell office:value-type="float" office:value="182" table:formula="of:=[Feuille1.$A185]" table:style-name="ce1">
            <text:p>182</text:p>
          </table:table-cell>
          <table:table-cell office:value-type="float" office:value="6132778.25" table:formula="of:=AVERAGE([Feuille1.$G185];[Feuille1.$S184];[Feuille1.$AE185];[Feuille1.$AQ185])" table:style-name="ce3">
            <text:p>6 132 778,25</text:p>
          </table:table-cell>
          <table:table-cell office:value-type="float" office:value="1346472.0912417446" table:formula="of:=STDEV([Feuille1.$G185];[Feuille1.$S184];[Feuille1.$AE185];[Feuille1.$AQ185])" table:style-name="ce3">
            <text:p>1 346 472,09</text:p>
          </table:table-cell>
          <table:table-cell table:style-name="ce3"/>
          <table:table-cell table:number-columns-repeated="5" table:style-name="ce1"/>
          <table:table-cell office:value-type="float" office:value="182" table:formula="of:=[Feuille1.$A185]" table:style-name="ce1">
            <text:p>182</text:p>
          </table:table-cell>
          <table:table-cell office:value-type="float" office:value="5264713" table:formula="of:=AVERAGE([Feuille1.$K185];[Feuille1.$W184];[Feuille1.$AI185];[Feuille1.$AU185])" table:style-name="ce3">
            <text:p>5 264 713,00</text:p>
          </table:table-cell>
          <table:table-cell office:value-type="float" office:value="1156323.9771266528" table:formula="of:=STDEV([Feuille1.$K185];[Feuille1.$W184];[Feuille1.$AI185];[Feuille1.$AU185])" table:style-name="ce3">
            <text:p>1 156 323,98</text:p>
          </table:table-cell>
          <table:table-cell table:number-columns-repeated="5" table:style-name="ce1"/>
          <table:table-cell office:value-type="float" office:value="182" table:formula="of:=[Feuille1.$A185]" table:style-name="ce1">
            <text:p>182</text:p>
          </table:table-cell>
          <table:table-cell office:value-type="float" office:value="4906200.25" table:formula="of:=AVERAGE([Feuille1.$H185];[Feuille1.$T184];[Feuille1.$AF185];[Feuille1.$AR185])" table:style-name="ce3">
            <text:p>4 906 200,25</text:p>
          </table:table-cell>
          <table:table-cell office:value-type="float" office:value="93.190269820975999" table:formula="of:=[.BX183]*100/[.$BP183]" table:style-name="ce3">
            <text:p>93,19</text:p>
          </table:table-cell>
          <table:table-cell office:value-type="float" office:value="1077491.0552898261" table:formula="of:=STDEV([Feuille1.$H185];[Feuille1.$T184];[Feuille1.$AF185];[Feuille1.$AR185])" table:style-name="ce3">
            <text:p>1 077 491,06</text:p>
          </table:table-cell>
          <table:table-cell table:number-columns-repeated="9" table:style-name="ce1"/>
          <table:table-cell office:value-type="float" office:value="182" table:formula="of:=[Feuille1.$A185]" table:style-name="ce1">
            <text:p>182</text:p>
          </table:table-cell>
          <table:table-cell office:value-type="float" office:value="247492.75" table:formula="of:=AVERAGE([Feuille1.$I185];[Feuille1.$U184];[Feuille1.$AG185];[Feuille1.$AS185])" table:style-name="ce3">
            <text:p>247 492,75</text:p>
          </table:table-cell>
          <table:table-cell office:value-type="float" office:value="4.7009732534328084" table:formula="of:=[.CK183]*100/[.$BP183]" table:style-name="ce3">
            <text:p>4,70</text:p>
          </table:table-cell>
          <table:table-cell office:value-type="float" office:value="54341.937515299054" table:formula="of:=STDEV([Feuille1.$I185];[Feuille1.$U184];[Feuille1.$AG185];[Feuille1.$AS185])" table:style-name="ce3">
            <text:p>54 341,94</text:p>
          </table:table-cell>
          <table:table-cell table:number-columns-repeated="8" table:style-name="ce1"/>
          <table:table-cell office:value-type="float" office:value="182" table:formula="of:=[Feuille1.$A185]" table:style-name="ce1">
            <text:p>182</text:p>
          </table:table-cell>
          <table:table-cell office:value-type="float" office:value="111020" table:formula="of:=AVERAGE([Feuille1.$J185];[Feuille1.$V184];[Feuille1.$AH185];[Feuille1.$AT185])" table:style-name="ce3">
            <text:p>111 020,00</text:p>
          </table:table-cell>
          <table:table-cell office:value-type="float" office:value="2.1087569255911958" table:formula="of:=[.CW183]*100/[.$BP183]" table:style-name="ce3">
            <text:p>2,11</text:p>
          </table:table-cell>
          <table:table-cell office:value-type="float" office:value="24491.11037363013" table:formula="of:=STDEV([Feuille1.$J185];[Feuille1.$V184];[Feuille1.$AH185];[Feuille1.$AT185])" table:style-name="ce3">
            <text:p>24 491,11</text:p>
          </table:table-cell>
          <table:table-cell table:number-columns-repeated="16281"/>
        </table:table-row>
        <table:table-row table:style-name="ro1">
          <table:table-cell office:value-type="float" office:value="183" table:formula="of:=[Feuille1.$A186]" table:style-name="ce1">
            <text:p>183</text:p>
          </table:table-cell>
          <table:table-cell office:value-type="float" office:value="12243985.5" table:formula="of:=AVERAGE([Feuille1.$B186];[Feuille1.$N185];[Feuille1.$Z186];[Feuille1.$AL186])" table:style-name="ce3">
            <text:p>12 243 985,50</text:p>
          </table:table-cell>
          <table:table-cell office:value-type="float" office:value="2696421.0210239179" table:formula="of:=STDEV([Feuille1.$B186];[Feuille1.$N185];[Feuille1.$Z186];[Feuille1.$AL186])" table:style-name="ce3">
            <text:p>2 696 421,02</text:p>
          </table:table-cell>
          <table:table-cell table:number-columns-repeated="5" table:style-name="ce1"/>
          <table:table-cell office:value-type="float" office:value="183" table:formula="of:=[Feuille1.$A186]" table:style-name="ce1">
            <text:p>183</text:p>
          </table:table-cell>
          <table:table-cell office:value-type="float" office:value="74236023.25" table:formula="of:=AVERAGE([Feuille1.$F186];[Feuille1.$R185];[Feuille1.$AD186];[Feuille1.$AP186])" table:style-name="ce3">
            <text:p>74 236 023,25</text:p>
          </table:table-cell>
          <table:table-cell office:value-type="float" office:value="16340164.570831919" table:formula="of:=STDEV([Feuille1.$F186];[Feuille1.$R185];[Feuille1.$AD186];[Feuille1.$AP186])" table:style-name="ce3">
            <text:p>16 340 164,57</text:p>
          </table:table-cell>
          <table:table-cell table:number-columns-repeated="9" table:style-name="ce1"/>
          <table:table-cell office:value-type="float" office:value="183" table:formula="of:=[Feuille1.$A186]" table:style-name="ce1">
            <text:p>183</text:p>
          </table:table-cell>
          <table:table-cell office:value-type="float" office:value="69183532" table:formula="of:=AVERAGE([Feuille1.$C186];[Feuille1.O185];[Feuille1.$AA186];[Feuille1.$AM186])" table:style-name="ce3">
            <text:p>69 183 532,00</text:p>
          </table:table-cell>
          <table:table-cell office:value-type="float" office:value="93.194016827942093" table:formula="of:=[.V184]*100/[.J184]" table:style-name="ce3">
            <text:p>93,19</text:p>
          </table:table-cell>
          <table:table-cell office:value-type="float" office:value="15227974.358921237" table:formula="of:=STDEV([Feuille1.$C186];[Feuille1.$O185];[Feuille1.$AA186];[Feuille1.$AM186])" table:style-name="ce3">
            <text:p>15 227 974,36</text:p>
          </table:table-cell>
          <table:table-cell table:number-columns-repeated="8" table:style-name="ce1"/>
          <table:table-cell office:value-type="float" office:value="183" table:formula="of:=[Feuille1.$A186]" table:style-name="ce1">
            <text:p>183</text:p>
          </table:table-cell>
          <table:table-cell office:value-type="float" office:value="3489132" table:formula="of:=AVERAGE([Feuille1.$D186];[Feuille1.$P185];[Feuille1.$AB186];[Feuille1.$AN186])" table:style-name="ce3">
            <text:p>3 489 132,00</text:p>
          </table:table-cell>
          <table:table-cell office:value-type="float" office:value="4.7000524102023471" table:formula="of:=[.AH184]*100/[.$J184]" table:style-name="ce3">
            <text:p>4,70</text:p>
          </table:table-cell>
          <table:table-cell office:value-type="float" office:value="768580.55152902915" table:formula="of:=STDEV([Feuille1.$D186];[Feuille1.$P185];[Feuille1.$AB186];[Feuille1.$AN186])" table:style-name="ce3">
            <text:p>768 580,55</text:p>
          </table:table-cell>
          <table:table-cell table:number-columns-repeated="9" table:style-name="ce1"/>
          <table:table-cell office:value-type="float" office:value="183" table:formula="of:=[Feuille1.$A186]" table:style-name="ce1">
            <text:p>183</text:p>
          </table:table-cell>
          <table:table-cell office:value-type="float" office:value="1563359.25" table:formula="of:=AVERAGE([Feuille1.$E186];[Feuille1.$Q185];[Feuille1.$AC186];[Feuille1.$AO186])" table:style-name="ce3">
            <text:p>1 563 359,25</text:p>
          </table:table-cell>
          <table:table-cell office:value-type="float" office:value="2.105930761855566" table:formula="of:=[.AU184]*100/[.$J184]" table:style-name="ce3">
            <text:p>2,11</text:p>
          </table:table-cell>
          <table:table-cell office:value-type="float" office:value="343616.90698351368" table:formula="of:=STDEV([Feuille1.$E186];[Feuille1.$Q185];[Feuille1.$AC186];[Feuille1.$AO186])" table:style-name="ce3">
            <text:p>343 616,91</text:p>
          </table:table-cell>
          <table:table-cell table:number-columns-repeated="8" table:style-name="ce1"/>
          <table:table-cell office:value-type="float" office:value="183" table:formula="of:=[Feuille1.$A186]" table:style-name="ce1">
            <text:p>183</text:p>
          </table:table-cell>
          <table:table-cell office:value-type="float" office:value="6643489.75" table:formula="of:=AVERAGE([Feuille1.$G186];[Feuille1.$S185];[Feuille1.$AE186];[Feuille1.$AQ186])" table:style-name="ce3">
            <text:p>6 643 489,75</text:p>
          </table:table-cell>
          <table:table-cell office:value-type="float" office:value="1466031.3499304566" table:formula="of:=STDEV([Feuille1.$G186];[Feuille1.$S185];[Feuille1.$AE186];[Feuille1.$AQ186])" table:style-name="ce3">
            <text:p>1 466 031,35</text:p>
          </table:table-cell>
          <table:table-cell table:style-name="ce3"/>
          <table:table-cell table:number-columns-repeated="5" table:style-name="ce1"/>
          <table:table-cell office:value-type="float" office:value="183" table:formula="of:=[Feuille1.$A186]" table:style-name="ce1">
            <text:p>183</text:p>
          </table:table-cell>
          <table:table-cell office:value-type="float" office:value="5702876.5" table:formula="of:=AVERAGE([Feuille1.$K186];[Feuille1.$W185];[Feuille1.$AI186];[Feuille1.$AU186])" table:style-name="ce3">
            <text:p>5 702 876,50</text:p>
          </table:table-cell>
          <table:table-cell office:value-type="float" office:value="1257685.7190232384" table:formula="of:=STDEV([Feuille1.$K186];[Feuille1.$W185];[Feuille1.$AI186];[Feuille1.$AU186])" table:style-name="ce3">
            <text:p>1 257 685,72</text:p>
          </table:table-cell>
          <table:table-cell table:number-columns-repeated="5" table:style-name="ce1"/>
          <table:table-cell office:value-type="float" office:value="183" table:formula="of:=[Feuille1.$A186]" table:style-name="ce1">
            <text:p>183</text:p>
          </table:table-cell>
          <table:table-cell office:value-type="float" office:value="5314675" table:formula="of:=AVERAGE([Feuille1.$H186];[Feuille1.$T185];[Feuille1.$AF186];[Feuille1.$AR186])" table:style-name="ce3">
            <text:p>5 314 675,00</text:p>
          </table:table-cell>
          <table:table-cell office:value-type="float" office:value="93.192882574258803" table:formula="of:=[.BX184]*100/[.$BP184]" table:style-name="ce3">
            <text:p>93,19</text:p>
          </table:table-cell>
          <table:table-cell office:value-type="float" office:value="1172226.3256848766" table:formula="of:=STDEV([Feuille1.$H186];[Feuille1.$T185];[Feuille1.$AF186];[Feuille1.$AR186])" table:style-name="ce3">
            <text:p>1 172 226,33</text:p>
          </table:table-cell>
          <table:table-cell table:number-columns-repeated="9" table:style-name="ce1"/>
          <table:table-cell office:value-type="float" office:value="183" table:formula="of:=[Feuille1.$A186]" table:style-name="ce1">
            <text:p>183</text:p>
          </table:table-cell>
          <table:table-cell office:value-type="float" office:value="267989.5" table:formula="of:=AVERAGE([Feuille1.$I186];[Feuille1.$U185];[Feuille1.$AG186];[Feuille1.$AS186])" table:style-name="ce3">
            <text:p>267 989,50</text:p>
          </table:table-cell>
          <table:table-cell office:value-type="float" office:value="4.6991987289221502" table:formula="of:=[.CK184]*100/[.$BP184]" table:style-name="ce3">
            <text:p>4,70</text:p>
          </table:table-cell>
          <table:table-cell office:value-type="float" office:value="59103.992789545671" table:formula="of:=STDEV([Feuille1.$I186];[Feuille1.$U185];[Feuille1.$AG186];[Feuille1.$AS186])" table:style-name="ce3">
            <text:p>59 103,99</text:p>
          </table:table-cell>
          <table:table-cell table:number-columns-repeated="8" table:style-name="ce1"/>
          <table:table-cell office:value-type="float" office:value="183" table:formula="of:=[Feuille1.$A186]" table:style-name="ce1">
            <text:p>183</text:p>
          </table:table-cell>
          <table:table-cell office:value-type="float" office:value="120212" table:formula="of:=AVERAGE([Feuille1.$J186];[Feuille1.$V185];[Feuille1.$AH186];[Feuille1.$AT186])" table:style-name="ce3">
            <text:p>120 212,00</text:p>
          </table:table-cell>
          <table:table-cell office:value-type="float" office:value="2.1079186968190524" table:formula="of:=[.CW184]*100/[.$BP184]" table:style-name="ce3">
            <text:p>2,11</text:p>
          </table:table-cell>
          <table:table-cell office:value-type="float" office:value="26359.292377957845" table:formula="of:=STDEV([Feuille1.$J186];[Feuille1.$V185];[Feuille1.$AH186];[Feuille1.$AT186])" table:style-name="ce3">
            <text:p>26 359,29</text:p>
          </table:table-cell>
          <table:table-cell table:number-columns-repeated="16281"/>
        </table:table-row>
        <table:table-row table:style-name="ro1">
          <table:table-cell office:value-type="float" office:value="184" table:formula="of:=[Feuille1.$A187]" table:style-name="ce1">
            <text:p>184</text:p>
          </table:table-cell>
          <table:table-cell office:value-type="float" office:value="13262883.75" table:formula="of:=AVERAGE([Feuille1.$B187];[Feuille1.$N186];[Feuille1.$Z187];[Feuille1.$AL187])" table:style-name="ce3">
            <text:p>13 262 883,75</text:p>
          </table:table-cell>
          <table:table-cell office:value-type="float" office:value="2920093.421648284" table:formula="of:=STDEV([Feuille1.$B187];[Feuille1.$N186];[Feuille1.$Z187];[Feuille1.$AL187])" table:style-name="ce3">
            <text:p>2 920 093,42</text:p>
          </table:table-cell>
          <table:table-cell table:number-columns-repeated="5" table:style-name="ce1"/>
          <table:table-cell office:value-type="float" office:value="184" table:formula="of:=[Feuille1.$A187]" table:style-name="ce1">
            <text:p>184</text:p>
          </table:table-cell>
          <table:table-cell office:value-type="float" office:value="80415852" table:formula="of:=AVERAGE([Feuille1.$F187];[Feuille1.$R186];[Feuille1.$AD187];[Feuille1.$AP187])" table:style-name="ce3">
            <text:p>80 415 852,00</text:p>
          </table:table-cell>
          <table:table-cell office:value-type="float" office:value="17700944.68976704" table:formula="of:=STDEV([Feuille1.$F187];[Feuille1.$R186];[Feuille1.$AD187];[Feuille1.$AP187])" table:style-name="ce3">
            <text:p>17 700 944,69</text:p>
          </table:table-cell>
          <table:table-cell table:number-columns-repeated="9" table:style-name="ce1"/>
          <table:table-cell office:value-type="float" office:value="184" table:formula="of:=[Feuille1.$A187]" table:style-name="ce1">
            <text:p>184</text:p>
          </table:table-cell>
          <table:table-cell office:value-type="float" office:value="74942552" table:formula="of:=AVERAGE([Feuille1.$C187];[Feuille1.O186];[Feuille1.$AA187];[Feuille1.$AM187])" table:style-name="ce3">
            <text:p>74 942 552,00</text:p>
          </table:table-cell>
          <table:table-cell office:value-type="float" office:value="93.193754883054652" table:formula="of:=[.V185]*100/[.J185]" table:style-name="ce3">
            <text:p>93,19</text:p>
          </table:table-cell>
          <table:table-cell office:value-type="float" office:value="16495620.616610257" table:formula="of:=STDEV([Feuille1.$C187];[Feuille1.$O186];[Feuille1.$AA187];[Feuille1.$AM187])" table:style-name="ce3">
            <text:p>16 495 620,62</text:p>
          </table:table-cell>
          <table:table-cell table:number-columns-repeated="8" table:style-name="ce1"/>
          <table:table-cell office:value-type="float" office:value="184" table:formula="of:=[Feuille1.$A187]" table:style-name="ce1">
            <text:p>184</text:p>
          </table:table-cell>
          <table:table-cell office:value-type="float" office:value="3779469.5" table:formula="of:=AVERAGE([Feuille1.$D187];[Feuille1.$P186];[Feuille1.$AB187];[Feuille1.$AN187])" table:style-name="ce3">
            <text:p>3 779 469,50</text:p>
          </table:table-cell>
          <table:table-cell office:value-type="float" office:value="4.6999060583229291" table:formula="of:=[.AH185]*100/[.$J185]" table:style-name="ce3">
            <text:p>4,70</text:p>
          </table:table-cell>
          <table:table-cell office:value-type="float" office:value="832806.83910836524" table:formula="of:=STDEV([Feuille1.$D187];[Feuille1.$P186];[Feuille1.$AB187];[Feuille1.$AN187])" table:style-name="ce3">
            <text:p>832 806,84</text:p>
          </table:table-cell>
          <table:table-cell table:number-columns-repeated="9" table:style-name="ce1"/>
          <table:table-cell office:value-type="float" office:value="184" table:formula="of:=[Feuille1.$A187]" table:style-name="ce1">
            <text:p>184</text:p>
          </table:table-cell>
          <table:table-cell office:value-type="float" office:value="1693830.5" table:formula="of:=AVERAGE([Feuille1.$E187];[Feuille1.$Q186];[Feuille1.$AC187];[Feuille1.$AO187])" table:style-name="ce3">
            <text:p>1 693 830,50</text:p>
          </table:table-cell>
          <table:table-cell office:value-type="float" office:value="2.1063390586224218" table:formula="of:=[.AU185]*100/[.$J185]" table:style-name="ce3">
            <text:p>2,11</text:p>
          </table:table-cell>
          <table:table-cell office:value-type="float" office:value="372524.38535439078" table:formula="of:=STDEV([Feuille1.$E187];[Feuille1.$Q186];[Feuille1.$AC187];[Feuille1.$AO187])" table:style-name="ce3">
            <text:p>372 524,39</text:p>
          </table:table-cell>
          <table:table-cell table:number-columns-repeated="8" table:style-name="ce1"/>
          <table:table-cell office:value-type="float" office:value="184" table:formula="of:=[Feuille1.$A187]" table:style-name="ce1">
            <text:p>184</text:p>
          </table:table-cell>
          <table:table-cell office:value-type="float" office:value="7198727" table:formula="of:=AVERAGE([Feuille1.$G187];[Feuille1.$S186];[Feuille1.$AE187];[Feuille1.$AQ187])" table:style-name="ce3">
            <text:p>7 198 727,00</text:p>
          </table:table-cell>
          <table:table-cell office:value-type="float" office:value="1584455.6701001977" table:formula="of:=STDEV([Feuille1.$G187];[Feuille1.$S186];[Feuille1.$AE187];[Feuille1.$AQ187])" table:style-name="ce3">
            <text:p>1 584 455,67</text:p>
          </table:table-cell>
          <table:table-cell table:style-name="ce3"/>
          <table:table-cell table:number-columns-repeated="5" table:style-name="ce1"/>
          <table:table-cell office:value-type="float" office:value="184" table:formula="of:=[Feuille1.$A187]" table:style-name="ce1">
            <text:p>184</text:p>
          </table:table-cell>
          <table:table-cell office:value-type="float" office:value="6179828.75" table:formula="of:=AVERAGE([Feuille1.$K187];[Feuille1.$W186];[Feuille1.$AI187];[Feuille1.$AU187])" table:style-name="ce3">
            <text:p>6 179 828,75</text:p>
          </table:table-cell>
          <table:table-cell office:value-type="float" office:value="1360785.574838636" table:formula="of:=STDEV([Feuille1.$K187];[Feuille1.$W186];[Feuille1.$AI187];[Feuille1.$AU187])" table:style-name="ce3">
            <text:p>1 360 785,57</text:p>
          </table:table-cell>
          <table:table-cell table:number-columns-repeated="5" table:style-name="ce1"/>
          <table:table-cell office:value-type="float" office:value="184" table:formula="of:=[Feuille1.$A187]" table:style-name="ce1">
            <text:p>184</text:p>
          </table:table-cell>
          <table:table-cell office:value-type="float" office:value="5759020" table:formula="of:=AVERAGE([Feuille1.$H187];[Feuille1.$T186];[Feuille1.$AF187];[Feuille1.$AR187])" table:style-name="ce3">
            <text:p>5 759 020,00</text:p>
          </table:table-cell>
          <table:table-cell office:value-type="float" office:value="93.190608234896473" table:formula="of:=[.BX185]*100/[.$BP185]" table:style-name="ce3">
            <text:p>93,19</text:p>
          </table:table-cell>
          <table:table-cell office:value-type="float" office:value="1267652.3308113045" table:formula="of:=STDEV([Feuille1.$H187];[Feuille1.$T186];[Feuille1.$AF187];[Feuille1.$AR187])" table:style-name="ce3">
            <text:p>1 267 652,33</text:p>
          </table:table-cell>
          <table:table-cell table:number-columns-repeated="9" table:style-name="ce1"/>
          <table:table-cell office:value-type="float" office:value="184" table:formula="of:=[Feuille1.$A187]" table:style-name="ce1">
            <text:p>184</text:p>
          </table:table-cell>
          <table:table-cell office:value-type="float" office:value="290337.5" table:formula="of:=AVERAGE([Feuille1.$I187];[Feuille1.$U186];[Feuille1.$AG187];[Feuille1.$AS187])" table:style-name="ce3">
            <text:p>290 337,50</text:p>
          </table:table-cell>
          <table:table-cell office:value-type="float" office:value="4.6981479867059424" table:formula="of:=[.CK185]*100/[.$BP185]" table:style-name="ce3">
            <text:p>4,70</text:p>
          </table:table-cell>
          <table:table-cell office:value-type="float" office:value="64228.134170315112" table:formula="of:=STDEV([Feuille1.$I187];[Feuille1.$U186];[Feuille1.$AG187];[Feuille1.$AS187])" table:style-name="ce3">
            <text:p>64 228,13</text:p>
          </table:table-cell>
          <table:table-cell table:number-columns-repeated="8" table:style-name="ce1"/>
          <table:table-cell office:value-type="float" office:value="184" table:formula="of:=[Feuille1.$A187]" table:style-name="ce1">
            <text:p>184</text:p>
          </table:table-cell>
          <table:table-cell office:value-type="float" office:value="130471.25" table:formula="of:=AVERAGE([Feuille1.$J187];[Feuille1.$V186];[Feuille1.$AH187];[Feuille1.$AT187])" table:style-name="ce3">
            <text:p>130 471,25</text:p>
          </table:table-cell>
          <table:table-cell office:value-type="float" office:value="2.111243778397581" table:formula="of:=[.CW185]*100/[.$BP185]" table:style-name="ce3">
            <text:p>2,11</text:p>
          </table:table-cell>
          <table:table-cell office:value-type="float" office:value="28907.851371498826" table:formula="of:=STDEV([Feuille1.$J187];[Feuille1.$V186];[Feuille1.$AH187];[Feuille1.$AT187])" table:style-name="ce3">
            <text:p>28 907,85</text:p>
          </table:table-cell>
          <table:table-cell table:number-columns-repeated="16281"/>
        </table:table-row>
        <table:table-row table:style-name="ro1">
          <table:table-cell office:value-type="float" office:value="185" table:formula="of:=[Feuille1.$A188]" table:style-name="ce1">
            <text:p>185</text:p>
          </table:table-cell>
          <table:table-cell office:value-type="float" office:value="14365711" table:formula="of:=AVERAGE([Feuille1.$B188];[Feuille1.$N187];[Feuille1.$Z188];[Feuille1.$AL188])" table:style-name="ce3">
            <text:p>14 365 711,00</text:p>
          </table:table-cell>
          <table:table-cell office:value-type="float" office:value="3164012.447680213" table:formula="of:=STDEV([Feuille1.$B188];[Feuille1.$N187];[Feuille1.$Z188];[Feuille1.$AL188])" table:style-name="ce3">
            <text:p>3 164 012,45</text:p>
          </table:table-cell>
          <table:table-cell table:number-columns-repeated="5" table:style-name="ce1"/>
          <table:table-cell office:value-type="float" office:value="185" table:formula="of:=[Feuille1.$A188]" table:style-name="ce1">
            <text:p>185</text:p>
          </table:table-cell>
          <table:table-cell office:value-type="float" office:value="87107830" table:formula="of:=AVERAGE([Feuille1.$F188];[Feuille1.$R187];[Feuille1.$AD188];[Feuille1.$AP188])" table:style-name="ce3">
            <text:p>87 107 830,00</text:p>
          </table:table-cell>
          <table:table-cell office:value-type="float" office:value="19177494.521002129" table:formula="of:=STDEV([Feuille1.$F188];[Feuille1.$R187];[Feuille1.$AD188];[Feuille1.$AP188])" table:style-name="ce3">
            <text:p>19 177 494,52</text:p>
          </table:table-cell>
          <table:table-cell table:number-columns-repeated="9" table:style-name="ce1"/>
          <table:table-cell office:value-type="float" office:value="185" table:formula="of:=[Feuille1.$A188]" table:style-name="ce1">
            <text:p>185</text:p>
          </table:table-cell>
          <table:table-cell office:value-type="float" office:value="81178869" table:formula="of:=AVERAGE([Feuille1.$C188];[Feuille1.O187];[Feuille1.$AA188];[Feuille1.$AM188])" table:style-name="ce3">
            <text:p>81 178 869,00</text:p>
          </table:table-cell>
          <table:table-cell office:value-type="float" office:value="93.193538399475685" table:formula="of:=[.V186]*100/[.J186]" table:style-name="ce3">
            <text:p>93,19</text:p>
          </table:table-cell>
          <table:table-cell office:value-type="float" office:value="17872474.604888491" table:formula="of:=STDEV([Feuille1.$C188];[Feuille1.$O187];[Feuille1.$AA188];[Feuille1.$AM188])" table:style-name="ce3">
            <text:p>17 872 474,60</text:p>
          </table:table-cell>
          <table:table-cell table:number-columns-repeated="8" table:style-name="ce1"/>
          <table:table-cell office:value-type="float" office:value="185" table:formula="of:=[Feuille1.$A188]" table:style-name="ce1">
            <text:p>185</text:p>
          </table:table-cell>
          <table:table-cell office:value-type="float" office:value="4094159.25" table:formula="of:=AVERAGE([Feuille1.$D188];[Feuille1.$P187];[Feuille1.$AB188];[Feuille1.$AN188])" table:style-name="ce3">
            <text:p>4 094 159,25</text:p>
          </table:table-cell>
          <table:table-cell office:value-type="float" office:value="4.7001047437411767" table:formula="of:=[.AH186]*100/[.$J186]" table:style-name="ce3">
            <text:p>4,70</text:p>
          </table:table-cell>
          <table:table-cell office:value-type="float" office:value="901949.1512841786" table:formula="of:=STDEV([Feuille1.$D188];[Feuille1.$P187];[Feuille1.$AB188];[Feuille1.$AN188])" table:style-name="ce3">
            <text:p>901 949,15</text:p>
          </table:table-cell>
          <table:table-cell table:number-columns-repeated="9" table:style-name="ce1"/>
          <table:table-cell office:value-type="float" office:value="185" table:formula="of:=[Feuille1.$A188]" table:style-name="ce1">
            <text:p>185</text:p>
          </table:table-cell>
          <table:table-cell office:value-type="float" office:value="1834801.75" table:formula="of:=AVERAGE([Feuille1.$E188];[Feuille1.$Q187];[Feuille1.$AC188];[Feuille1.$AO188])" table:style-name="ce3">
            <text:p>1 834 801,75</text:p>
          </table:table-cell>
          <table:table-cell office:value-type="float" office:value="2.106356856783139" table:formula="of:=[.AU186]*100/[.$J186]" table:style-name="ce3">
            <text:p>2,11</text:p>
          </table:table-cell>
          <table:table-cell office:value-type="float" office:value="403080.20569226251" table:formula="of:=STDEV([Feuille1.$E188];[Feuille1.$Q187];[Feuille1.$AC188];[Feuille1.$AO188])" table:style-name="ce3">
            <text:p>403 080,21</text:p>
          </table:table-cell>
          <table:table-cell table:number-columns-repeated="8" table:style-name="ce1"/>
          <table:table-cell office:value-type="float" office:value="185" table:formula="of:=[Feuille1.$A188]" table:style-name="ce1">
            <text:p>185</text:p>
          </table:table-cell>
          <table:table-cell office:value-type="float" office:value="7794805.25" table:formula="of:=AVERAGE([Feuille1.$G188];[Feuille1.$S187];[Feuille1.$AE188];[Feuille1.$AQ188])" table:style-name="ce3">
            <text:p>7 794 805,25</text:p>
          </table:table-cell>
          <table:table-cell office:value-type="float" office:value="1720480.8266610384" table:formula="of:=STDEV([Feuille1.$G188];[Feuille1.$S187];[Feuille1.$AE188];[Feuille1.$AQ188])" table:style-name="ce3">
            <text:p>1 720 480,83</text:p>
          </table:table-cell>
          <table:table-cell table:style-name="ce3"/>
          <table:table-cell table:number-columns-repeated="5" table:style-name="ce1"/>
          <table:table-cell office:value-type="float" office:value="185" table:formula="of:=[Feuille1.$A188]" table:style-name="ce1">
            <text:p>185</text:p>
          </table:table-cell>
          <table:table-cell office:value-type="float" office:value="6691978" table:formula="of:=AVERAGE([Feuille1.$K188];[Feuille1.$W187];[Feuille1.$AI188];[Feuille1.$AU188])" table:style-name="ce3">
            <text:p>6 691 978,00</text:p>
          </table:table-cell>
          <table:table-cell office:value-type="float" office:value="1476558.9073890685" table:formula="of:=STDEV([Feuille1.$K188];[Feuille1.$W187];[Feuille1.$AI188];[Feuille1.$AU188])" table:style-name="ce3">
            <text:p>1 476 558,91</text:p>
          </table:table-cell>
          <table:table-cell table:number-columns-repeated="5" table:style-name="ce1"/>
          <table:table-cell office:value-type="float" office:value="185" table:formula="of:=[Feuille1.$A188]" table:style-name="ce1">
            <text:p>185</text:p>
          </table:table-cell>
          <table:table-cell office:value-type="float" office:value="6236317" table:formula="of:=AVERAGE([Feuille1.$H188];[Feuille1.$T187];[Feuille1.$AF188];[Feuille1.$AR188])" table:style-name="ce3">
            <text:p>6 236 317,00</text:p>
          </table:table-cell>
          <table:table-cell office:value-type="float" office:value="93.190936969607492" table:formula="of:=[.BX186]*100/[.$BP186]" table:style-name="ce3">
            <text:p>93,19</text:p>
          </table:table-cell>
          <table:table-cell office:value-type="float" office:value="1376864.0487177132" table:formula="of:=STDEV([Feuille1.$H188];[Feuille1.$T187];[Feuille1.$AF188];[Feuille1.$AR188])" table:style-name="ce3">
            <text:p>1 376 864,05</text:p>
          </table:table-cell>
          <table:table-cell table:number-columns-repeated="9" table:style-name="ce1"/>
          <table:table-cell office:value-type="float" office:value="185" table:formula="of:=[Feuille1.$A188]" table:style-name="ce1">
            <text:p>185</text:p>
          </table:table-cell>
          <table:table-cell office:value-type="float" office:value="314689.75" table:formula="of:=AVERAGE([Feuille1.$I188];[Feuille1.$U187];[Feuille1.$AG188];[Feuille1.$AS188])" table:style-name="ce3">
            <text:p>314 689,75</text:p>
          </table:table-cell>
          <table:table-cell office:value-type="float" office:value="4.7024922974941044" table:formula="of:=[.CK186]*100/[.$BP186]" table:style-name="ce3">
            <text:p>4,70</text:p>
          </table:table-cell>
          <table:table-cell office:value-type="float" office:value="69142.335542343382" table:formula="of:=STDEV([Feuille1.$I188];[Feuille1.$U187];[Feuille1.$AG188];[Feuille1.$AS188])" table:style-name="ce3">
            <text:p>69 142,34</text:p>
          </table:table-cell>
          <table:table-cell table:number-columns-repeated="8" table:style-name="ce1"/>
          <table:table-cell office:value-type="float" office:value="185" table:formula="of:=[Feuille1.$A188]" table:style-name="ce1">
            <text:p>185</text:p>
          </table:table-cell>
          <table:table-cell office:value-type="float" office:value="140971.25" table:formula="of:=AVERAGE([Feuille1.$J188];[Feuille1.$V187];[Feuille1.$AH188];[Feuille1.$AT188])" table:style-name="ce3">
            <text:p>140 971,25</text:p>
          </table:table-cell>
          <table:table-cell office:value-type="float" office:value="2.1065707328984047" table:formula="of:=[.CW186]*100/[.$BP186]" table:style-name="ce3">
            <text:p>2,11</text:p>
          </table:table-cell>
          <table:table-cell office:value-type="float" office:value="30556.718032482917" table:formula="of:=STDEV([Feuille1.$J188];[Feuille1.$V187];[Feuille1.$AH188];[Feuille1.$AT188])" table:style-name="ce3">
            <text:p>30 556,72</text:p>
          </table:table-cell>
          <table:table-cell table:number-columns-repeated="16281"/>
        </table:table-row>
        <table:table-row table:style-name="ro1">
          <table:table-cell office:value-type="float" office:value="186" table:formula="of:=[Feuille1.$A189]" table:style-name="ce1">
            <text:p>186</text:p>
          </table:table-cell>
          <table:table-cell office:value-type="float" office:value="15561346" table:formula="of:=AVERAGE([Feuille1.$B189];[Feuille1.$N188];[Feuille1.$Z189];[Feuille1.$AL189])" table:style-name="ce3">
            <text:p>15 561 346,00</text:p>
          </table:table-cell>
          <table:table-cell office:value-type="float" office:value="3427567.9868955677" table:formula="of:=STDEV([Feuille1.$B189];[Feuille1.$N188];[Feuille1.$Z189];[Feuille1.$AL189])" table:style-name="ce3">
            <text:p>3 427 567,99</text:p>
          </table:table-cell>
          <table:table-cell table:number-columns-repeated="5" table:style-name="ce1"/>
          <table:table-cell office:value-type="float" office:value="186" table:formula="of:=[Feuille1.$A189]" table:style-name="ce1">
            <text:p>186</text:p>
          </table:table-cell>
          <table:table-cell office:value-type="float" office:value="94356869" table:formula="of:=AVERAGE([Feuille1.$F189];[Feuille1.$R188];[Feuille1.$AD189];[Feuille1.$AP189])" table:style-name="ce3">
            <text:p>94 356 869,00</text:p>
          </table:table-cell>
          <table:table-cell office:value-type="float" office:value="20773659.286326453" table:formula="of:=STDEV([Feuille1.$F189];[Feuille1.$R188];[Feuille1.$AD189];[Feuille1.$AP189])" table:style-name="ce3">
            <text:p>20 773 659,29</text:p>
          </table:table-cell>
          <table:table-cell table:number-columns-repeated="9" table:style-name="ce1"/>
          <table:table-cell office:value-type="float" office:value="186" table:formula="of:=[Feuille1.$A189]" table:style-name="ce1">
            <text:p>186</text:p>
          </table:table-cell>
          <table:table-cell office:value-type="float" office:value="87934562.75" table:formula="of:=AVERAGE([Feuille1.$C189];[Feuille1.O188];[Feuille1.$AA189];[Feuille1.$AM189])" table:style-name="ce3">
            <text:p>87 934 562,75</text:p>
          </table:table-cell>
          <table:table-cell office:value-type="float" office:value="93.193599662574641" table:formula="of:=[.V187]*100/[.J187]" table:style-name="ce3">
            <text:p>93,19</text:p>
          </table:table-cell>
          <table:table-cell office:value-type="float" office:value="19359616.110268164" table:formula="of:=STDEV([Feuille1.$C189];[Feuille1.$O188];[Feuille1.$AA189];[Feuille1.$AM189])" table:style-name="ce3">
            <text:p>19 359 616,11</text:p>
          </table:table-cell>
          <table:table-cell table:number-columns-repeated="8" table:style-name="ce1"/>
          <table:table-cell office:value-type="float" office:value="186" table:formula="of:=[Feuille1.$A189]" table:style-name="ce1">
            <text:p>186</text:p>
          </table:table-cell>
          <table:table-cell office:value-type="float" office:value="4434642.25" table:formula="of:=AVERAGE([Feuille1.$D189];[Feuille1.$P188];[Feuille1.$AB189];[Feuille1.$AN189])" table:style-name="ce3">
            <text:p>4 434 642,25</text:p>
          </table:table-cell>
          <table:table-cell office:value-type="float" office:value="4.6998615967216972" table:formula="of:=[.AH187]*100/[.$J187]" table:style-name="ce3">
            <text:p>4,70</text:p>
          </table:table-cell>
          <table:table-cell office:value-type="float" office:value="977382.42698900448" table:formula="of:=STDEV([Feuille1.$D189];[Feuille1.$P188];[Feuille1.$AB189];[Feuille1.$AN189])" table:style-name="ce3">
            <text:p>977 382,43</text:p>
          </table:table-cell>
          <table:table-cell table:number-columns-repeated="9" table:style-name="ce1"/>
          <table:table-cell office:value-type="float" office:value="186" table:formula="of:=[Feuille1.$A189]" table:style-name="ce1">
            <text:p>186</text:p>
          </table:table-cell>
          <table:table-cell office:value-type="float" office:value="1987664" table:formula="of:=AVERAGE([Feuille1.$E189];[Feuille1.$Q188];[Feuille1.$AC189];[Feuille1.$AO189])" table:style-name="ce3">
            <text:p>1 987 664,00</text:p>
          </table:table-cell>
          <table:table-cell office:value-type="float" office:value="2.1065387407036575" table:formula="of:=[.AU187]*100/[.$J187]" table:style-name="ce3">
            <text:p>2,11</text:p>
          </table:table-cell>
          <table:table-cell office:value-type="float" office:value="436668.74690547754" table:formula="of:=STDEV([Feuille1.$E189];[Feuille1.$Q188];[Feuille1.$AC189];[Feuille1.$AO189])" table:style-name="ce3">
            <text:p>436 668,75</text:p>
          </table:table-cell>
          <table:table-cell table:number-columns-repeated="8" table:style-name="ce1"/>
          <table:table-cell office:value-type="float" office:value="186" table:formula="of:=[Feuille1.$A189]" table:style-name="ce1">
            <text:p>186</text:p>
          </table:table-cell>
          <table:table-cell office:value-type="float" office:value="8444674" table:formula="of:=AVERAGE([Feuille1.$G189];[Feuille1.$S188];[Feuille1.$AE189];[Feuille1.$AQ189])" table:style-name="ce3">
            <text:p>8 444 674,00</text:p>
          </table:table-cell>
          <table:table-cell office:value-type="float" office:value="1859729.6789223605" table:formula="of:=STDEV([Feuille1.$G189];[Feuille1.$S188];[Feuille1.$AE189];[Feuille1.$AQ189])" table:style-name="ce3">
            <text:p>1 859 729,68</text:p>
          </table:table-cell>
          <table:table-cell table:style-name="ce3"/>
          <table:table-cell table:number-columns-repeated="5" table:style-name="ce1"/>
          <table:table-cell office:value-type="float" office:value="186" table:formula="of:=[Feuille1.$A189]" table:style-name="ce1">
            <text:p>186</text:p>
          </table:table-cell>
          <table:table-cell office:value-type="float" office:value="7249039" table:formula="of:=AVERAGE([Feuille1.$K189];[Feuille1.$W188];[Feuille1.$AI189];[Feuille1.$AU189])" table:style-name="ce3">
            <text:p>7 249 039,00</text:p>
          </table:table-cell>
          <table:table-cell office:value-type="float" office:value="1596177.3843243946" table:formula="of:=STDEV([Feuille1.$K189];[Feuille1.$W188];[Feuille1.$AI189];[Feuille1.$AU189])" table:style-name="ce3">
            <text:p>1 596 177,38</text:p>
          </table:table-cell>
          <table:table-cell table:number-columns-repeated="5" table:style-name="ce1"/>
          <table:table-cell office:value-type="float" office:value="186" table:formula="of:=[Feuille1.$A189]" table:style-name="ce1">
            <text:p>186</text:p>
          </table:table-cell>
          <table:table-cell office:value-type="float" office:value="6755693.75" table:formula="of:=AVERAGE([Feuille1.$H189];[Feuille1.$T188];[Feuille1.$AF189];[Feuille1.$AR189])" table:style-name="ce3">
            <text:p>6 755 693,75</text:p>
          </table:table-cell>
          <table:table-cell office:value-type="float" office:value="93.194335828514653" table:formula="of:=[.BX187]*100/[.$BP187]" table:style-name="ce3">
            <text:p>93,19</text:p>
          </table:table-cell>
          <table:table-cell office:value-type="float" office:value="1487151.8905042114" table:formula="of:=STDEV([Feuille1.$H189];[Feuille1.$T188];[Feuille1.$AF189];[Feuille1.$AR189])" table:style-name="ce3">
            <text:p>1 487 151,89</text:p>
          </table:table-cell>
          <table:table-cell table:number-columns-repeated="9" table:style-name="ce1"/>
          <table:table-cell office:value-type="float" office:value="186" table:formula="of:=[Feuille1.$A189]" table:style-name="ce1">
            <text:p>186</text:p>
          </table:table-cell>
          <table:table-cell office:value-type="float" office:value="340483" table:formula="of:=AVERAGE([Feuille1.$I189];[Feuille1.$U188];[Feuille1.$AG189];[Feuille1.$AS189])" table:style-name="ce3">
            <text:p>340 483,00</text:p>
          </table:table-cell>
          <table:table-cell office:value-type="float" office:value="4.6969398288517965" table:formula="of:=[.CK187]*100/[.$BP187]" table:style-name="ce3">
            <text:p>4,70</text:p>
          </table:table-cell>
          <table:table-cell office:value-type="float" office:value="75434.533360612317" table:formula="of:=STDEV([Feuille1.$I189];[Feuille1.$U188];[Feuille1.$AG189];[Feuille1.$AS189])" table:style-name="ce3">
            <text:p>75 434,53</text:p>
          </table:table-cell>
          <table:table-cell table:number-columns-repeated="8" table:style-name="ce1"/>
          <table:table-cell office:value-type="float" office:value="186" table:formula="of:=[Feuille1.$A189]" table:style-name="ce1">
            <text:p>186</text:p>
          </table:table-cell>
          <table:table-cell office:value-type="float" office:value="152862.25" table:formula="of:=AVERAGE([Feuille1.$J189];[Feuille1.$V188];[Feuille1.$AH189];[Feuille1.$AT189])" table:style-name="ce3">
            <text:p>152 862,25</text:p>
          </table:table-cell>
          <table:table-cell office:value-type="float" office:value="2.1087243426335545" table:formula="of:=[.CW187]*100/[.$BP187]" table:style-name="ce3">
            <text:p>2,11</text:p>
          </table:table-cell>
          <table:table-cell office:value-type="float" office:value="33591.867749749596" table:formula="of:=STDEV([Feuille1.$J189];[Feuille1.$V188];[Feuille1.$AH189];[Feuille1.$AT189])" table:style-name="ce3">
            <text:p>33 591,87</text:p>
          </table:table-cell>
          <table:table-cell table:number-columns-repeated="16281"/>
        </table:table-row>
        <table:table-row table:style-name="ro1">
          <table:table-cell office:value-type="float" office:value="187" table:formula="of:=[Feuille1.$A190]" table:style-name="ce1">
            <text:p>187</text:p>
          </table:table-cell>
          <table:table-cell office:value-type="float" office:value="16856066.75" table:formula="of:=AVERAGE([Feuille1.$B190];[Feuille1.$N189];[Feuille1.$Z190];[Feuille1.$AL190])" table:style-name="ce3">
            <text:p>16 856 066,75</text:p>
          </table:table-cell>
          <table:table-cell office:value-type="float" office:value="3712976.8725575055" table:formula="of:=STDEV([Feuille1.$B190];[Feuille1.$N189];[Feuille1.$Z190];[Feuille1.$AL190])" table:style-name="ce3">
            <text:p>3 712 976,87</text:p>
          </table:table-cell>
          <table:table-cell table:number-columns-repeated="5" table:style-name="ce1"/>
          <table:table-cell office:value-type="float" office:value="187" table:formula="of:=[Feuille1.$A190]" table:style-name="ce1">
            <text:p>187</text:p>
          </table:table-cell>
          <table:table-cell office:value-type="float" office:value="102207433.25" table:formula="of:=AVERAGE([Feuille1.$F190];[Feuille1.$R189];[Feuille1.$AD190];[Feuille1.$AP190])" table:style-name="ce3">
            <text:p>102 207 433,25</text:p>
          </table:table-cell>
          <table:table-cell office:value-type="float" office:value="22505262.549901228" table:formula="of:=STDEV([Feuille1.$F190];[Feuille1.$R189];[Feuille1.$AD190];[Feuille1.$AP190])" table:style-name="ce3">
            <text:p>22 505 262,55</text:p>
          </table:table-cell>
          <table:table-cell table:number-columns-repeated="9" table:style-name="ce1"/>
          <table:table-cell office:value-type="float" office:value="187" table:formula="of:=[Feuille1.$A190]" table:style-name="ce1">
            <text:p>187</text:p>
          </table:table-cell>
          <table:table-cell office:value-type="float" office:value="95250612.25" table:formula="of:=AVERAGE([Feuille1.$C190];[Feuille1.O189];[Feuille1.$AA190];[Feuille1.$AM190])" table:style-name="ce3">
            <text:p>95 250 612,25</text:p>
          </table:table-cell>
          <table:table-cell office:value-type="float" office:value="93.193429500393009" table:formula="of:=[.V188]*100/[.J188]" table:style-name="ce3">
            <text:p>93,19</text:p>
          </table:table-cell>
          <table:table-cell office:value-type="float" office:value="20973378.040983669" table:formula="of:=STDEV([Feuille1.$C190];[Feuille1.$O189];[Feuille1.$AA190];[Feuille1.$AM190])" table:style-name="ce3">
            <text:p>20 973 378,04</text:p>
          </table:table-cell>
          <table:table-cell table:number-columns-repeated="8" table:style-name="ce1"/>
          <table:table-cell office:value-type="float" office:value="187" table:formula="of:=[Feuille1.$A190]" table:style-name="ce1">
            <text:p>187</text:p>
          </table:table-cell>
          <table:table-cell office:value-type="float" office:value="4803796.25" table:formula="of:=AVERAGE([Feuille1.$D190];[Feuille1.$P189];[Feuille1.$AB190];[Feuille1.$AN190])" table:style-name="ce3">
            <text:p>4 803 796,25</text:p>
          </table:table-cell>
          <table:table-cell office:value-type="float" office:value="4.7000458745988514" table:formula="of:=[.AH188]*100/[.$J188]" table:style-name="ce3">
            <text:p>4,70</text:p>
          </table:table-cell>
          <table:table-cell office:value-type="float" office:value="1058601.548152837" table:formula="of:=STDEV([Feuille1.$D190];[Feuille1.$P189];[Feuille1.$AB190];[Feuille1.$AN190])" table:style-name="ce3">
            <text:p>1 058 601,55</text:p>
          </table:table-cell>
          <table:table-cell table:number-columns-repeated="9" table:style-name="ce1"/>
          <table:table-cell office:value-type="float" office:value="187" table:formula="of:=[Feuille1.$A190]" table:style-name="ce1">
            <text:p>187</text:p>
          </table:table-cell>
          <table:table-cell office:value-type="float" office:value="2153024.75" table:formula="of:=AVERAGE([Feuille1.$E190];[Feuille1.$Q189];[Feuille1.$AC190];[Feuille1.$AO190])" table:style-name="ce3">
            <text:p>2 153 024,75</text:p>
          </table:table-cell>
          <table:table-cell office:value-type="float" office:value="2.1065246250081326" table:formula="of:=[.AU188]*100/[.$J188]" table:style-name="ce3">
            <text:p>2,11</text:p>
          </table:table-cell>
          <table:table-cell office:value-type="float" office:value="473291.60160122218" table:formula="of:=STDEV([Feuille1.$E190];[Feuille1.$Q189];[Feuille1.$AC190];[Feuille1.$AO190])" table:style-name="ce3">
            <text:p>473 291,60</text:p>
          </table:table-cell>
          <table:table-cell table:number-columns-repeated="8" table:style-name="ce1"/>
          <table:table-cell office:value-type="float" office:value="187" table:formula="of:=[Feuille1.$A190]" table:style-name="ce1">
            <text:p>187</text:p>
          </table:table-cell>
          <table:table-cell office:value-type="float" office:value="9145285" table:formula="of:=AVERAGE([Feuille1.$G190];[Feuille1.$S189];[Feuille1.$AE190];[Feuille1.$AQ190])" table:style-name="ce3">
            <text:p>9 145 285,00</text:p>
          </table:table-cell>
          <table:table-cell office:value-type="float" office:value="2017018.0003442375" table:formula="of:=STDEV([Feuille1.$G190];[Feuille1.$S189];[Feuille1.$AE190];[Feuille1.$AQ190])" table:style-name="ce3">
            <text:p>2 017 018,00</text:p>
          </table:table-cell>
          <table:table-cell table:style-name="ce3"/>
          <table:table-cell table:number-columns-repeated="5" table:style-name="ce1"/>
          <table:table-cell office:value-type="float" office:value="187" table:formula="of:=[Feuille1.$A190]" table:style-name="ce1">
            <text:p>187</text:p>
          </table:table-cell>
          <table:table-cell office:value-type="float" office:value="7850564.25" table:formula="of:=AVERAGE([Feuille1.$K190];[Feuille1.$W189];[Feuille1.$AI190];[Feuille1.$AU190])" table:style-name="ce3">
            <text:p>7 850 564,25</text:p>
          </table:table-cell>
          <table:table-cell office:value-type="float" office:value="1731608.6199539769" table:formula="of:=STDEV([Feuille1.$K190];[Feuille1.$W189];[Feuille1.$AI190];[Feuille1.$AU190])" table:style-name="ce3">
            <text:p>1 731 608,62</text:p>
          </table:table-cell>
          <table:table-cell table:number-columns-repeated="5" table:style-name="ce1"/>
          <table:table-cell office:value-type="float" office:value="187" table:formula="of:=[Feuille1.$A190]" table:style-name="ce1">
            <text:p>187</text:p>
          </table:table-cell>
          <table:table-cell office:value-type="float" office:value="7316049.5" table:formula="of:=AVERAGE([Feuille1.$H190];[Feuille1.$T189];[Feuille1.$AF190];[Feuille1.$AR190])" table:style-name="ce3">
            <text:p>7 316 049,50</text:p>
          </table:table-cell>
          <table:table-cell office:value-type="float" office:value="93.191384300816338" table:formula="of:=[.BX188]*100/[.$BP188]" table:style-name="ce3">
            <text:p>93,19</text:p>
          </table:table-cell>
          <table:table-cell office:value-type="float" office:value="1613768.5991148173" table:formula="of:=STDEV([Feuille1.$H190];[Feuille1.$T189];[Feuille1.$AF190];[Feuille1.$AR190])" table:style-name="ce3">
            <text:p>1 613 768,60</text:p>
          </table:table-cell>
          <table:table-cell table:number-columns-repeated="9" table:style-name="ce1"/>
          <table:table-cell office:value-type="float" office:value="187" table:formula="of:=[Feuille1.$A190]" table:style-name="ce1">
            <text:p>187</text:p>
          </table:table-cell>
          <table:table-cell office:value-type="float" office:value="369154" table:formula="of:=AVERAGE([Feuille1.$I190];[Feuille1.$U189];[Feuille1.$AG190];[Feuille1.$AS190])" table:style-name="ce3">
            <text:p>369 154,00</text:p>
          </table:table-cell>
          <table:table-cell office:value-type="float" office:value="4.7022607324053176" table:formula="of:=[.CK188]*100/[.$BP188]" table:style-name="ce3">
            <text:p>4,70</text:p>
          </table:table-cell>
          <table:table-cell office:value-type="float" office:value="81220.438421208572" table:formula="of:=STDEV([Feuille1.$I190];[Feuille1.$U189];[Feuille1.$AG190];[Feuille1.$AS190])" table:style-name="ce3">
            <text:p>81 220,44</text:p>
          </table:table-cell>
          <table:table-cell table:number-columns-repeated="8" table:style-name="ce1"/>
          <table:table-cell office:value-type="float" office:value="187" table:formula="of:=[Feuille1.$A190]" table:style-name="ce1">
            <text:p>187</text:p>
          </table:table-cell>
          <table:table-cell office:value-type="float" office:value="165360.75" table:formula="of:=AVERAGE([Feuille1.$J190];[Feuille1.$V189];[Feuille1.$AH190];[Feuille1.$AT190])" table:style-name="ce3">
            <text:p>165 360,75</text:p>
          </table:table-cell>
          <table:table-cell office:value-type="float" office:value="2.1063549667783432" table:formula="of:=[.CW188]*100/[.$BP188]" table:style-name="ce3">
            <text:p>2,11</text:p>
          </table:table-cell>
          <table:table-cell office:value-type="float" office:value="36623.08723901723" table:formula="of:=STDEV([Feuille1.$J190];[Feuille1.$V189];[Feuille1.$AH190];[Feuille1.$AT190])" table:style-name="ce3">
            <text:p>36 623,09</text:p>
          </table:table-cell>
          <table:table-cell table:number-columns-repeated="16281"/>
        </table:table-row>
        <table:table-row table:style-name="ro1">
          <table:table-cell office:value-type="float" office:value="188" table:formula="of:=[Feuille1.$A191]" table:style-name="ce1">
            <text:p>188</text:p>
          </table:table-cell>
          <table:table-cell office:value-type="float" office:value="18259782" table:formula="of:=AVERAGE([Feuille1.$B191];[Feuille1.$N190];[Feuille1.$Z191];[Feuille1.$AL191])" table:style-name="ce3">
            <text:p>18 259 782,00</text:p>
          </table:table-cell>
          <table:table-cell office:value-type="float" office:value="4022675.5765918614" table:formula="of:=STDEV([Feuille1.$B191];[Feuille1.$N190];[Feuille1.$Z191];[Feuille1.$AL191])" table:style-name="ce3">
            <text:p>4 022 675,58</text:p>
          </table:table-cell>
          <table:table-cell table:number-columns-repeated="5" table:style-name="ce1"/>
          <table:table-cell office:value-type="float" office:value="188" table:formula="of:=[Feuille1.$A191]" table:style-name="ce1">
            <text:p>188</text:p>
          </table:table-cell>
          <table:table-cell office:value-type="float" office:value="110712082.75" table:formula="of:=AVERAGE([Feuille1.$F191];[Feuille1.$R190];[Feuille1.$AD191];[Feuille1.$AP191])" table:style-name="ce3">
            <text:p>110 712 082,75</text:p>
          </table:table-cell>
          <table:table-cell office:value-type="float" office:value="24376611.237814277" table:formula="of:=STDEV([Feuille1.$F191];[Feuille1.$R190];[Feuille1.$AD191];[Feuille1.$AP191])" table:style-name="ce3">
            <text:p>24 376 611,24</text:p>
          </table:table-cell>
          <table:table-cell table:number-columns-repeated="9" table:style-name="ce1"/>
          <table:table-cell office:value-type="float" office:value="188" table:formula="of:=[Feuille1.$A191]" table:style-name="ce1">
            <text:p>188</text:p>
          </table:table-cell>
          <table:table-cell office:value-type="float" office:value="103176846" table:formula="of:=AVERAGE([Feuille1.$C191];[Feuille1.O190];[Feuille1.$AA191];[Feuille1.$AM191])" table:style-name="ce3">
            <text:p>103 176 846,00</text:p>
          </table:table-cell>
          <table:table-cell office:value-type="float" office:value="93.193844282547374" table:formula="of:=[.V189]*100/[.J189]" table:style-name="ce3">
            <text:p>93,19</text:p>
          </table:table-cell>
          <table:table-cell office:value-type="float" office:value="22717507.314986005" table:formula="of:=STDEV([Feuille1.$C191];[Feuille1.$O190];[Feuille1.$AA191];[Feuille1.$AM191])" table:style-name="ce3">
            <text:p>22 717 507,31</text:p>
          </table:table-cell>
          <table:table-cell table:number-columns-repeated="8" table:style-name="ce1"/>
          <table:table-cell office:value-type="float" office:value="188" table:formula="of:=[Feuille1.$A191]" table:style-name="ce1">
            <text:p>188</text:p>
          </table:table-cell>
          <table:table-cell office:value-type="float" office:value="5203385" table:formula="of:=AVERAGE([Feuille1.$D191];[Feuille1.$P190];[Feuille1.$AB191];[Feuille1.$AN191])" table:style-name="ce3">
            <text:p>5 203 385,00</text:p>
          </table:table-cell>
          <table:table-cell office:value-type="float" office:value="4.6999251308005947" table:formula="of:=[.AH189]*100/[.$J189]" table:style-name="ce3">
            <text:p>4,70</text:p>
          </table:table-cell>
          <table:table-cell office:value-type="float" office:value="1146446.7110066651" table:formula="of:=STDEV([Feuille1.$D191];[Feuille1.$P190];[Feuille1.$AB191];[Feuille1.$AN191])" table:style-name="ce3">
            <text:p>1 146 446,71</text:p>
          </table:table-cell>
          <table:table-cell table:number-columns-repeated="9" table:style-name="ce1"/>
          <table:table-cell office:value-type="float" office:value="188" table:formula="of:=[Feuille1.$A191]" table:style-name="ce1">
            <text:p>188</text:p>
          </table:table-cell>
          <table:table-cell office:value-type="float" office:value="2331851.75" table:formula="of:=AVERAGE([Feuille1.$E191];[Feuille1.$Q190];[Feuille1.$AC191];[Feuille1.$AO191])" table:style-name="ce3">
            <text:p>2 331 851,75</text:p>
          </table:table-cell>
          <table:table-cell office:value-type="float" office:value="2.1062305866520248" table:formula="of:=[.AU189]*100/[.$J189]" table:style-name="ce3">
            <text:p>2,11</text:p>
          </table:table-cell>
          <table:table-cell office:value-type="float" office:value="512667.55493098707" table:formula="of:=STDEV([Feuille1.$E191];[Feuille1.$Q190];[Feuille1.$AC191];[Feuille1.$AO191])" table:style-name="ce3">
            <text:p>512 667,55</text:p>
          </table:table-cell>
          <table:table-cell table:number-columns-repeated="8" table:style-name="ce1"/>
          <table:table-cell office:value-type="float" office:value="188" table:formula="of:=[Feuille1.$A191]" table:style-name="ce1">
            <text:p>188</text:p>
          </table:table-cell>
          <table:table-cell office:value-type="float" office:value="9908364.75" table:formula="of:=AVERAGE([Feuille1.$G191];[Feuille1.$S190];[Feuille1.$AE191];[Feuille1.$AQ191])" table:style-name="ce3">
            <text:p>9 908 364,75</text:p>
          </table:table-cell>
          <table:table-cell office:value-type="float" office:value="2181050.4609555118" table:formula="of:=STDEV([Feuille1.$G191];[Feuille1.$S190];[Feuille1.$AE191];[Feuille1.$AQ191])" table:style-name="ce3">
            <text:p>2 181 050,46</text:p>
          </table:table-cell>
          <table:table-cell table:style-name="ce3"/>
          <table:table-cell table:number-columns-repeated="5" table:style-name="ce1"/>
          <table:table-cell office:value-type="float" office:value="188" table:formula="of:=[Feuille1.$A191]" table:style-name="ce1">
            <text:p>188</text:p>
          </table:table-cell>
          <table:table-cell office:value-type="float" office:value="8504649.5" table:formula="of:=AVERAGE([Feuille1.$K191];[Feuille1.$W190];[Feuille1.$AI191];[Feuille1.$AU191])" table:style-name="ce3">
            <text:p>8 504 649,50</text:p>
          </table:table-cell>
          <table:table-cell office:value-type="float" office:value="1871351.9700613066" table:formula="of:=STDEV([Feuille1.$K191];[Feuille1.$W190];[Feuille1.$AI191];[Feuille1.$AU191])" table:style-name="ce3">
            <text:p>1 871 351,97</text:p>
          </table:table-cell>
          <table:table-cell table:number-columns-repeated="5" table:style-name="ce1"/>
          <table:table-cell office:value-type="float" office:value="188" table:formula="of:=[Feuille1.$A191]" table:style-name="ce1">
            <text:p>188</text:p>
          </table:table-cell>
          <table:table-cell office:value-type="float" office:value="7926233.75" table:formula="of:=AVERAGE([Feuille1.$H191];[Feuille1.$T190];[Feuille1.$AF191];[Feuille1.$AR191])" table:style-name="ce3">
            <text:p>7 926 233,75</text:p>
          </table:table-cell>
          <table:table-cell office:value-type="float" office:value="93.198829064031386" table:formula="of:=[.BX189]*100/[.$BP189]" table:style-name="ce3">
            <text:p>93,20</text:p>
          </table:table-cell>
          <table:table-cell office:value-type="float" office:value="1744132.29824047" table:formula="of:=STDEV([Feuille1.$H191];[Feuille1.$T190];[Feuille1.$AF191];[Feuille1.$AR191])" table:style-name="ce3">
            <text:p>1 744 132,30</text:p>
          </table:table-cell>
          <table:table-cell table:number-columns-repeated="9" table:style-name="ce1"/>
          <table:table-cell office:value-type="float" office:value="188" table:formula="of:=[Feuille1.$A191]" table:style-name="ce1">
            <text:p>188</text:p>
          </table:table-cell>
          <table:table-cell office:value-type="float" office:value="399588.75" table:formula="of:=AVERAGE([Feuille1.$I191];[Feuille1.$U190];[Feuille1.$AG191];[Feuille1.$AS191])" table:style-name="ce3">
            <text:p>399 588,75</text:p>
          </table:table-cell>
          <table:table-cell office:value-type="float" office:value="4.6984740523404289" table:formula="of:=[.CK189]*100/[.$BP189]" table:style-name="ce3">
            <text:p>4,70</text:p>
          </table:table-cell>
          <table:table-cell office:value-type="float" office:value="87846.564498846506" table:formula="of:=STDEV([Feuille1.$I191];[Feuille1.$U190];[Feuille1.$AG191];[Feuille1.$AS191])" table:style-name="ce3">
            <text:p>87 846,56</text:p>
          </table:table-cell>
          <table:table-cell table:number-columns-repeated="8" table:style-name="ce1"/>
          <table:table-cell office:value-type="float" office:value="188" table:formula="of:=[Feuille1.$A191]" table:style-name="ce1">
            <text:p>188</text:p>
          </table:table-cell>
          <table:table-cell office:value-type="float" office:value="178827" table:formula="of:=AVERAGE([Feuille1.$J191];[Feuille1.$V190];[Feuille1.$AH191];[Feuille1.$AT191])" table:style-name="ce3">
            <text:p>178 827,00</text:p>
          </table:table-cell>
          <table:table-cell office:value-type="float" office:value="2.1026968836281847" table:formula="of:=[.CW189]*100/[.$BP189]" table:style-name="ce3">
            <text:p>2,10</text:p>
          </table:table-cell>
          <table:table-cell office:value-type="float" office:value="39376.123941630758" table:formula="of:=STDEV([Feuille1.$J191];[Feuille1.$V190];[Feuille1.$AH191];[Feuille1.$AT191])" table:style-name="ce3">
            <text:p>39 376,12</text:p>
          </table:table-cell>
          <table:table-cell table:number-columns-repeated="16281"/>
        </table:table-row>
        <table:table-row table:style-name="ro1">
          <table:table-cell office:value-type="float" office:value="189" table:formula="of:=[Feuille1.$A192]" table:style-name="ce1">
            <text:p>189</text:p>
          </table:table-cell>
          <table:table-cell office:value-type="float" office:value="19780026.25" table:formula="of:=AVERAGE([Feuille1.$B192];[Feuille1.$N191];[Feuille1.$Z192];[Feuille1.$AL192])" table:style-name="ce3">
            <text:p>19 780 026,25</text:p>
          </table:table-cell>
          <table:table-cell office:value-type="float" office:value="4357670.774640766" table:formula="of:=STDEV([Feuille1.$B192];[Feuille1.$N191];[Feuille1.$Z192];[Feuille1.$AL192])" table:style-name="ce3">
            <text:p>4 357 670,77</text:p>
          </table:table-cell>
          <table:table-cell table:number-columns-repeated="5" table:style-name="ce1"/>
          <table:table-cell office:value-type="float" office:value="189" table:formula="of:=[Feuille1.$A192]" table:style-name="ce1">
            <text:p>189</text:p>
          </table:table-cell>
          <table:table-cell office:value-type="float" office:value="119923606.75" table:formula="of:=AVERAGE([Feuille1.$F192];[Feuille1.$R191];[Feuille1.$AD192];[Feuille1.$AP192])" table:style-name="ce3">
            <text:p>119 923 606,75</text:p>
          </table:table-cell>
          <table:table-cell office:value-type="float" office:value="26405385.567546681" table:formula="of:=STDEV([Feuille1.$F192];[Feuille1.$R191];[Feuille1.$AD192];[Feuille1.$AP192])" table:style-name="ce3">
            <text:p>26 405 385,57</text:p>
          </table:table-cell>
          <table:table-cell table:number-columns-repeated="9" table:style-name="ce1"/>
          <table:table-cell office:value-type="float" office:value="189" table:formula="of:=[Feuille1.$A192]" table:style-name="ce1">
            <text:p>189</text:p>
          </table:table-cell>
          <table:table-cell office:value-type="float" office:value="111761643.75" table:formula="of:=AVERAGE([Feuille1.$C192];[Feuille1.O191];[Feuille1.$AA192];[Feuille1.$AM192])" table:style-name="ce3">
            <text:p>111 761 643,75</text:p>
          </table:table-cell>
          <table:table-cell office:value-type="float" office:value="93.194031416170688" table:formula="of:=[.V190]*100/[.J190]" table:style-name="ce3">
            <text:p>93,19</text:p>
          </table:table-cell>
          <table:table-cell office:value-type="float" office:value="24607797.320057776" table:formula="of:=STDEV([Feuille1.$C192];[Feuille1.$O191];[Feuille1.$AA192];[Feuille1.$AM192])" table:style-name="ce3">
            <text:p>24 607 797,32</text:p>
          </table:table-cell>
          <table:table-cell table:number-columns-repeated="8" table:style-name="ce1"/>
          <table:table-cell office:value-type="float" office:value="189" table:formula="of:=[Feuille1.$A192]" table:style-name="ce1">
            <text:p>189</text:p>
          </table:table-cell>
          <table:table-cell office:value-type="float" office:value="5636113" table:formula="of:=AVERAGE([Feuille1.$D192];[Feuille1.$P191];[Feuille1.$AB192];[Feuille1.$AN192])" table:style-name="ce3">
            <text:p>5 636 113,00</text:p>
          </table:table-cell>
          <table:table-cell office:value-type="float" office:value="4.699752744886486" table:formula="of:=[.AH190]*100/[.$J190]" table:style-name="ce3">
            <text:p>4,70</text:p>
          </table:table-cell>
          <table:table-cell office:value-type="float" office:value="1242377.5541745217" table:formula="of:=STDEV([Feuille1.$D192];[Feuille1.$P191];[Feuille1.$AB192];[Feuille1.$AN192])" table:style-name="ce3">
            <text:p>1 242 377,55</text:p>
          </table:table-cell>
          <table:table-cell table:number-columns-repeated="9" table:style-name="ce1"/>
          <table:table-cell office:value-type="float" office:value="189" table:formula="of:=[Feuille1.$A192]" table:style-name="ce1">
            <text:p>189</text:p>
          </table:table-cell>
          <table:table-cell office:value-type="float" office:value="2525850" table:formula="of:=AVERAGE([Feuille1.$E192];[Feuille1.$Q191];[Feuille1.$AC192];[Feuille1.$AO192])" table:style-name="ce3">
            <text:p>2 525 850,00</text:p>
          </table:table-cell>
          <table:table-cell office:value-type="float" office:value="2.1062158389428194" table:formula="of:=[.AU190]*100/[.$J190]" table:style-name="ce3">
            <text:p>2,11</text:p>
          </table:table-cell>
          <table:table-cell office:value-type="float" office:value="555222.02162798506" table:formula="of:=STDEV([Feuille1.$E192];[Feuille1.$Q191];[Feuille1.$AC192];[Feuille1.$AO192])" table:style-name="ce3">
            <text:p>555 222,02</text:p>
          </table:table-cell>
          <table:table-cell table:number-columns-repeated="8" table:style-name="ce1"/>
          <table:table-cell office:value-type="float" office:value="189" table:formula="of:=[Feuille1.$A192]" table:style-name="ce1">
            <text:p>189</text:p>
          </table:table-cell>
          <table:table-cell office:value-type="float" office:value="10731768.25" table:formula="of:=AVERAGE([Feuille1.$G192];[Feuille1.$S191];[Feuille1.$AE192];[Feuille1.$AQ192])" table:style-name="ce3">
            <text:p>10 731 768,25</text:p>
          </table:table-cell>
          <table:table-cell office:value-type="float" office:value="2363776.2627148642" table:formula="of:=STDEV([Feuille1.$G192];[Feuille1.$S191];[Feuille1.$AE192];[Feuille1.$AQ192])" table:style-name="ce3">
            <text:p>2 363 776,26</text:p>
          </table:table-cell>
          <table:table-cell table:style-name="ce3"/>
          <table:table-cell table:number-columns-repeated="5" table:style-name="ce1"/>
          <table:table-cell office:value-type="float" office:value="189" table:formula="of:=[Feuille1.$A192]" table:style-name="ce1">
            <text:p>189</text:p>
          </table:table-cell>
          <table:table-cell office:value-type="float" office:value="9211524" table:formula="of:=AVERAGE([Feuille1.$K192];[Feuille1.$W191];[Feuille1.$AI192];[Feuille1.$AU192])" table:style-name="ce3">
            <text:p>9 211 524,00</text:p>
          </table:table-cell>
          <table:table-cell office:value-type="float" office:value="2028785.7980140075" table:formula="of:=STDEV([Feuille1.$K192];[Feuille1.$W191];[Feuille1.$AI192];[Feuille1.$AU192])" table:style-name="ce3">
            <text:p>2 028 785,80</text:p>
          </table:table-cell>
          <table:table-cell table:number-columns-repeated="5" table:style-name="ce1"/>
          <table:table-cell office:value-type="float" office:value="189" table:formula="of:=[Feuille1.$A192]" table:style-name="ce1">
            <text:p>189</text:p>
          </table:table-cell>
          <table:table-cell office:value-type="float" office:value="8584797.75" table:formula="of:=AVERAGE([Feuille1.$H192];[Feuille1.$T191];[Feuille1.$AF192];[Feuille1.$AR192])" table:style-name="ce3">
            <text:p>8 584 797,75</text:p>
          </table:table-cell>
          <table:table-cell office:value-type="float" office:value="93.196280550319358" table:formula="of:=[.BX190]*100/[.$BP190]" table:style-name="ce3">
            <text:p>93,20</text:p>
          </table:table-cell>
          <table:table-cell office:value-type="float" office:value="1890299.4575832644" table:formula="of:=STDEV([Feuille1.$H192];[Feuille1.$T191];[Feuille1.$AF192];[Feuille1.$AR192])" table:style-name="ce3">
            <text:p>1 890 299,46</text:p>
          </table:table-cell>
          <table:table-cell table:number-columns-repeated="9" table:style-name="ce1"/>
          <table:table-cell office:value-type="float" office:value="189" table:formula="of:=[Feuille1.$A192]" table:style-name="ce1">
            <text:p>189</text:p>
          </table:table-cell>
          <table:table-cell office:value-type="float" office:value="432728" table:formula="of:=AVERAGE([Feuille1.$I192];[Feuille1.$U191];[Feuille1.$AG192];[Feuille1.$AS192])" table:style-name="ce3">
            <text:p>432 728,00</text:p>
          </table:table-cell>
          <table:table-cell office:value-type="float" office:value="4.6976808614947974" table:formula="of:=[.CK190]*100/[.$BP190]" table:style-name="ce3">
            <text:p>4,70</text:p>
          </table:table-cell>
          <table:table-cell office:value-type="float" office:value="95934.354228990007" table:formula="of:=STDEV([Feuille1.$I192];[Feuille1.$U191];[Feuille1.$AG192];[Feuille1.$AS192])" table:style-name="ce3">
            <text:p>95 934,35</text:p>
          </table:table-cell>
          <table:table-cell table:number-columns-repeated="8" table:style-name="ce1"/>
          <table:table-cell office:value-type="float" office:value="189" table:formula="of:=[Feuille1.$A192]" table:style-name="ce1">
            <text:p>189</text:p>
          </table:table-cell>
          <table:table-cell office:value-type="float" office:value="193998.25" table:formula="of:=AVERAGE([Feuille1.$J192];[Feuille1.$V191];[Feuille1.$AH192];[Feuille1.$AT192])" table:style-name="ce3">
            <text:p>193 998,25</text:p>
          </table:table-cell>
          <table:table-cell office:value-type="float" office:value="2.1060385881858421" table:formula="of:=[.CW190]*100/[.$BP190]" table:style-name="ce3">
            <text:p>2,11</text:p>
          </table:table-cell>
          <table:table-cell office:value-type="float" office:value="42554.526287850196" table:formula="of:=STDEV([Feuille1.$J192];[Feuille1.$V191];[Feuille1.$AH192];[Feuille1.$AT192])" table:style-name="ce3">
            <text:p>42 554,53</text:p>
          </table:table-cell>
          <table:table-cell table:number-columns-repeated="16281"/>
        </table:table-row>
        <table:table-row table:style-name="ro1">
          <table:table-cell office:value-type="float" office:value="190" table:formula="of:=[Feuille1.$A193]" table:style-name="ce1">
            <text:p>190</text:p>
          </table:table-cell>
          <table:table-cell office:value-type="float" office:value="21424994.5" table:formula="of:=AVERAGE([Feuille1.$B193];[Feuille1.$N192];[Feuille1.$Z193];[Feuille1.$AL193])" table:style-name="ce3">
            <text:p>21 424 994,50</text:p>
          </table:table-cell>
          <table:table-cell office:value-type="float" office:value="4719474.8394538909" table:formula="of:=STDEV([Feuille1.$B193];[Feuille1.$N192];[Feuille1.$Z193];[Feuille1.$AL193])" table:style-name="ce3">
            <text:p>4 719 474,84</text:p>
          </table:table-cell>
          <table:table-cell table:number-columns-repeated="5" table:style-name="ce1"/>
          <table:table-cell office:value-type="float" office:value="190" table:formula="of:=[Feuille1.$A193]" table:style-name="ce1">
            <text:p>190</text:p>
          </table:table-cell>
          <table:table-cell office:value-type="float" office:value="129904589" table:formula="of:=AVERAGE([Feuille1.$F193];[Feuille1.$R192];[Feuille1.$AD193];[Feuille1.$AP193])" table:style-name="ce3">
            <text:p>129 904 589,00</text:p>
          </table:table-cell>
          <table:table-cell office:value-type="float" office:value="28600244.328238409" table:formula="of:=STDEV([Feuille1.$F193];[Feuille1.$R192];[Feuille1.$AD193];[Feuille1.$AP193])" table:style-name="ce3">
            <text:p>28 600 244,33</text:p>
          </table:table-cell>
          <table:table-cell table:number-columns-repeated="9" table:style-name="ce1"/>
          <table:table-cell office:value-type="float" office:value="190" table:formula="of:=[Feuille1.$A193]" table:style-name="ce1">
            <text:p>190</text:p>
          </table:table-cell>
          <table:table-cell office:value-type="float" office:value="121063374.75" table:formula="of:=AVERAGE([Feuille1.$C193];[Feuille1.O192];[Feuille1.$AA193];[Feuille1.$AM193])" table:style-name="ce3">
            <text:p>121 063 374,75</text:p>
          </table:table-cell>
          <table:table-cell office:value-type="float" office:value="93.194070880744633" table:formula="of:=[.V191]*100/[.J191]" table:style-name="ce3">
            <text:p>93,19</text:p>
          </table:table-cell>
          <table:table-cell office:value-type="float" office:value="26652561.744830407" table:formula="of:=STDEV([Feuille1.$C193];[Feuille1.$O192];[Feuille1.$AA193];[Feuille1.$AM193])" table:style-name="ce3">
            <text:p>26 652 561,74</text:p>
          </table:table-cell>
          <table:table-cell table:number-columns-repeated="8" table:style-name="ce1"/>
          <table:table-cell office:value-type="float" office:value="190" table:formula="of:=[Feuille1.$A193]" table:style-name="ce1">
            <text:p>190</text:p>
          </table:table-cell>
          <table:table-cell office:value-type="float" office:value="6105103" table:formula="of:=AVERAGE([Feuille1.$D193];[Feuille1.$P192];[Feuille1.$AB193];[Feuille1.$AN193])" table:style-name="ce3">
            <text:p>6 105 103,00</text:p>
          </table:table-cell>
          <table:table-cell office:value-type="float" office:value="4.6996823183821475" table:formula="of:=[.AH191]*100/[.$J191]" table:style-name="ce3">
            <text:p>4,70</text:p>
          </table:table-cell>
          <table:table-cell office:value-type="float" office:value="1345764.6555578234" table:formula="of:=STDEV([Feuille1.$D193];[Feuille1.$P192];[Feuille1.$AB193];[Feuille1.$AN193])" table:style-name="ce3">
            <text:p>1 345 764,66</text:p>
          </table:table-cell>
          <table:table-cell table:number-columns-repeated="9" table:style-name="ce1"/>
          <table:table-cell office:value-type="float" office:value="190" table:formula="of:=[Feuille1.$A193]" table:style-name="ce1">
            <text:p>190</text:p>
          </table:table-cell>
          <table:table-cell office:value-type="float" office:value="2736111.25" table:formula="of:=AVERAGE([Feuille1.$E193];[Feuille1.$Q192];[Feuille1.$AC193];[Feuille1.$AO193])" table:style-name="ce3">
            <text:p>2 736 111,25</text:p>
          </table:table-cell>
          <table:table-cell office:value-type="float" office:value="2.1062468008732163" table:formula="of:=[.AU191]*100/[.$J191]" table:style-name="ce3">
            <text:p>2,11</text:p>
          </table:table-cell>
          <table:table-cell office:value-type="float" office:value="601931.86750959058" table:formula="of:=STDEV([Feuille1.$E193];[Feuille1.$Q192];[Feuille1.$AC193];[Feuille1.$AO193])" table:style-name="ce3">
            <text:p>601 931,87</text:p>
          </table:table-cell>
          <table:table-cell table:number-columns-repeated="8" table:style-name="ce1"/>
          <table:table-cell office:value-type="float" office:value="190" table:formula="of:=[Feuille1.$A193]" table:style-name="ce1">
            <text:p>190</text:p>
          </table:table-cell>
          <table:table-cell office:value-type="float" office:value="11625950.5" table:formula="of:=AVERAGE([Feuille1.$G193];[Feuille1.$S192];[Feuille1.$AE193];[Feuille1.$AQ193])" table:style-name="ce3">
            <text:p>11 625 950,50</text:p>
          </table:table-cell>
          <table:table-cell office:value-type="float" office:value="2556667.1294053253" table:formula="of:=STDEV([Feuille1.$G193];[Feuille1.$S192];[Feuille1.$AE193];[Feuille1.$AQ193])" table:style-name="ce3">
            <text:p>2 556 667,13</text:p>
          </table:table-cell>
          <table:table-cell table:style-name="ce3"/>
          <table:table-cell table:number-columns-repeated="5" table:style-name="ce1"/>
          <table:table-cell office:value-type="float" office:value="190" table:formula="of:=[Feuille1.$A193]" table:style-name="ce1">
            <text:p>190</text:p>
          </table:table-cell>
          <table:table-cell office:value-type="float" office:value="9980982.25" table:formula="of:=AVERAGE([Feuille1.$K193];[Feuille1.$W192];[Feuille1.$AI193];[Feuille1.$AU193])" table:style-name="ce3">
            <text:p>9 980 982,25</text:p>
          </table:table-cell>
          <table:table-cell office:value-type="float" office:value="2194862.599427335" table:formula="of:=STDEV([Feuille1.$K193];[Feuille1.$W192];[Feuille1.$AI193];[Feuille1.$AU193])" table:style-name="ce3">
            <text:p>2 194 862,60</text:p>
          </table:table-cell>
          <table:table-cell table:number-columns-repeated="5" table:style-name="ce1"/>
          <table:table-cell office:value-type="float" office:value="190" table:formula="of:=[Feuille1.$A193]" table:style-name="ce1">
            <text:p>190</text:p>
          </table:table-cell>
          <table:table-cell office:value-type="float" office:value="9301731" table:formula="of:=AVERAGE([Feuille1.$H193];[Feuille1.$T192];[Feuille1.$AF193];[Feuille1.$AR193])" table:style-name="ce3">
            <text:p>9 301 731,00</text:p>
          </table:table-cell>
          <table:table-cell office:value-type="float" office:value="93.194545055923726" table:formula="of:=[.BX191]*100/[.$BP191]" table:style-name="ce3">
            <text:p>93,19</text:p>
          </table:table-cell>
          <table:table-cell office:value-type="float" office:value="2044768.3662058155" table:formula="of:=STDEV([Feuille1.$H193];[Feuille1.$T192];[Feuille1.$AF193];[Feuille1.$AR193])" table:style-name="ce3">
            <text:p>2 044 768,37</text:p>
          </table:table-cell>
          <table:table-cell table:number-columns-repeated="9" table:style-name="ce1"/>
          <table:table-cell office:value-type="float" office:value="190" table:formula="of:=[Feuille1.$A193]" table:style-name="ce1">
            <text:p>190</text:p>
          </table:table-cell>
          <table:table-cell office:value-type="float" office:value="468990" table:formula="of:=AVERAGE([Feuille1.$I193];[Feuille1.$U192];[Feuille1.$AG193];[Feuille1.$AS193])" table:style-name="ce3">
            <text:p>468 990,00</text:p>
          </table:table-cell>
          <table:table-cell office:value-type="float" office:value="4.6988361290793801" table:formula="of:=[.CK191]*100/[.$BP191]" table:style-name="ce3">
            <text:p>4,70</text:p>
          </table:table-cell>
          <table:table-cell office:value-type="float" office:value="103388.70518904213" table:formula="of:=STDEV([Feuille1.$I193];[Feuille1.$U192];[Feuille1.$AG193];[Feuille1.$AS193])" table:style-name="ce3">
            <text:p>103 388,71</text:p>
          </table:table-cell>
          <table:table-cell table:number-columns-repeated="8" table:style-name="ce1"/>
          <table:table-cell office:value-type="float" office:value="190" table:formula="of:=[Feuille1.$A193]" table:style-name="ce1">
            <text:p>190</text:p>
          </table:table-cell>
          <table:table-cell office:value-type="float" office:value="210261.25" table:formula="of:=AVERAGE([Feuille1.$J193];[Feuille1.$V192];[Feuille1.$AH193];[Feuille1.$AT193])" table:style-name="ce3">
            <text:p>210 261,25</text:p>
          </table:table-cell>
          <table:table-cell office:value-type="float" office:value="2.1066188149968905" table:formula="of:=[.CW191]*100/[.$BP191]" table:style-name="ce3">
            <text:p>2,11</text:p>
          </table:table-cell>
          <table:table-cell office:value-type="float" office:value="46710.777581303439" table:formula="of:=STDEV([Feuille1.$J193];[Feuille1.$V192];[Feuille1.$AH193];[Feuille1.$AT193])" table:style-name="ce3">
            <text:p>46 710,78</text:p>
          </table:table-cell>
          <table:table-cell table:number-columns-repeated="16281"/>
        </table:table-row>
        <table:table-row table:style-name="ro1">
          <table:table-cell office:value-type="float" office:value="191" table:formula="of:=[Feuille1.$A194]" table:style-name="ce1">
            <text:p>191</text:p>
          </table:table-cell>
          <table:table-cell office:value-type="float" office:value="23208171" table:formula="of:=AVERAGE([Feuille1.$B194];[Feuille1.$N193];[Feuille1.$Z194];[Feuille1.$AL194])" table:style-name="ce3">
            <text:p>23 208 171,00</text:p>
          </table:table-cell>
          <table:table-cell office:value-type="float" office:value="5112984.5971765518" table:formula="of:=STDEV([Feuille1.$B194];[Feuille1.$N193];[Feuille1.$Z194];[Feuille1.$AL194])" table:style-name="ce3">
            <text:p>5 112 984,60</text:p>
          </table:table-cell>
          <table:table-cell table:number-columns-repeated="5" table:style-name="ce1"/>
          <table:table-cell office:value-type="float" office:value="191" table:formula="of:=[Feuille1.$A194]" table:style-name="ce1">
            <text:p>191</text:p>
          </table:table-cell>
          <table:table-cell office:value-type="float" office:value="140714927.25" table:formula="of:=AVERAGE([Feuille1.$F194];[Feuille1.$R193];[Feuille1.$AD194];[Feuille1.$AP194])" table:style-name="ce3">
            <text:p>140 714 927,25</text:p>
          </table:table-cell>
          <table:table-cell office:value-type="float" office:value="30980604.777753968" table:formula="of:=STDEV([Feuille1.$F194];[Feuille1.$R193];[Feuille1.$AD194];[Feuille1.$AP194])" table:style-name="ce3">
            <text:p>30 980 604,78</text:p>
          </table:table-cell>
          <table:table-cell table:number-columns-repeated="9" table:style-name="ce1"/>
          <table:table-cell office:value-type="float" office:value="191" table:formula="of:=[Feuille1.$A194]" table:style-name="ce1">
            <text:p>191</text:p>
          </table:table-cell>
          <table:table-cell office:value-type="float" office:value="131138144.75" table:formula="of:=AVERAGE([Feuille1.$C194];[Feuille1.O193];[Feuille1.$AA194];[Feuille1.$AM194])" table:style-name="ce3">
            <text:p>131 138 144,75</text:p>
          </table:table-cell>
          <table:table-cell office:value-type="float" office:value="93.194195749406532" table:formula="of:=[.V192]*100/[.J192]" table:style-name="ce3">
            <text:p>93,19</text:p>
          </table:table-cell>
          <table:table-cell office:value-type="float" office:value="28871216.453064483" table:formula="of:=STDEV([Feuille1.$C194];[Feuille1.$O193];[Feuille1.$AA194];[Feuille1.$AM194])" table:style-name="ce3">
            <text:p>28 871 216,45</text:p>
          </table:table-cell>
          <table:table-cell table:number-columns-repeated="8" table:style-name="ce1"/>
          <table:table-cell office:value-type="float" office:value="191" table:formula="of:=[Feuille1.$A194]" table:style-name="ce1">
            <text:p>191</text:p>
          </table:table-cell>
          <table:table-cell office:value-type="float" office:value="6612883" table:formula="of:=AVERAGE([Feuille1.$D194];[Feuille1.$P193];[Feuille1.$AB194];[Feuille1.$AN194])" table:style-name="ce3">
            <text:p>6 612 883,00</text:p>
          </table:table-cell>
          <table:table-cell office:value-type="float" office:value="4.6994893358053451" table:formula="of:=[.AH192]*100/[.$J192]" table:style-name="ce3">
            <text:p>4,70</text:p>
          </table:table-cell>
          <table:table-cell office:value-type="float" office:value="1457180.118583149" table:formula="of:=STDEV([Feuille1.$D194];[Feuille1.$P193];[Feuille1.$AB194];[Feuille1.$AN194])" table:style-name="ce3">
            <text:p>1 457 180,12</text:p>
          </table:table-cell>
          <table:table-cell table:number-columns-repeated="9" table:style-name="ce1"/>
          <table:table-cell office:value-type="float" office:value="191" table:formula="of:=[Feuille1.$A194]" table:style-name="ce1">
            <text:p>191</text:p>
          </table:table-cell>
          <table:table-cell office:value-type="float" office:value="2963899.5" table:formula="of:=AVERAGE([Feuille1.$E194];[Feuille1.$Q193];[Feuille1.$AC194];[Feuille1.$AO194])" table:style-name="ce3">
            <text:p>2 963 899,50</text:p>
          </table:table-cell>
          <table:table-cell office:value-type="float" office:value="2.1063149147881184" table:formula="of:=[.AU192]*100/[.$J192]" table:style-name="ce3">
            <text:p>2,11</text:p>
          </table:table-cell>
          <table:table-cell office:value-type="float" office:value="652221.33932712348" table:formula="of:=STDEV([Feuille1.$E194];[Feuille1.$Q193];[Feuille1.$AC194];[Feuille1.$AO194])" table:style-name="ce3">
            <text:p>652 221,34</text:p>
          </table:table-cell>
          <table:table-cell table:number-columns-repeated="8" table:style-name="ce1"/>
          <table:table-cell office:value-type="float" office:value="191" table:formula="of:=[Feuille1.$A194]" table:style-name="ce1">
            <text:p>191</text:p>
          </table:table-cell>
          <table:table-cell office:value-type="float" office:value="12593514.75" table:formula="of:=AVERAGE([Feuille1.$G194];[Feuille1.$S193];[Feuille1.$AE194];[Feuille1.$AQ194])" table:style-name="ce3">
            <text:p>12 593 514,75</text:p>
          </table:table-cell>
          <table:table-cell office:value-type="float" office:value="2773880.5260448614" table:formula="of:=STDEV([Feuille1.$G194];[Feuille1.$S193];[Feuille1.$AE194];[Feuille1.$AQ194])" table:style-name="ce3">
            <text:p>2 773 880,53</text:p>
          </table:table-cell>
          <table:table-cell table:style-name="ce3"/>
          <table:table-cell table:number-columns-repeated="5" table:style-name="ce1"/>
          <table:table-cell office:value-type="float" office:value="191" table:formula="of:=[Feuille1.$A194]" table:style-name="ce1">
            <text:p>191</text:p>
          </table:table-cell>
          <table:table-cell office:value-type="float" office:value="10810338.25" table:formula="of:=AVERAGE([Feuille1.$K194];[Feuille1.$W193];[Feuille1.$AI194];[Feuille1.$AU194])" table:style-name="ce3">
            <text:p>10 810 338,25</text:p>
          </table:table-cell>
          <table:table-cell office:value-type="float" office:value="2380372.2781303735" table:formula="of:=STDEV([Feuille1.$K194];[Feuille1.$W193];[Feuille1.$AI194];[Feuille1.$AU194])" table:style-name="ce3">
            <text:p>2 380 372,28</text:p>
          </table:table-cell>
          <table:table-cell table:number-columns-repeated="5" table:style-name="ce1"/>
          <table:table-cell office:value-type="float" office:value="191" table:formula="of:=[Feuille1.$A194]" table:style-name="ce1">
            <text:p>191</text:p>
          </table:table-cell>
          <table:table-cell office:value-type="float" office:value="10074770" table:formula="of:=AVERAGE([Feuille1.$H194];[Feuille1.$T193];[Feuille1.$AF194];[Feuille1.$AR194])" table:style-name="ce3">
            <text:p>10 074 770,00</text:p>
          </table:table-cell>
          <table:table-cell office:value-type="float" office:value="93.195696258625389" table:formula="of:=[.BX192]*100/[.$BP192]" table:style-name="ce3">
            <text:p>93,20</text:p>
          </table:table-cell>
          <table:table-cell office:value-type="float" office:value="2218664.7951073339" table:formula="of:=STDEV([Feuille1.$H194];[Feuille1.$T193];[Feuille1.$AF194];[Feuille1.$AR194])" table:style-name="ce3">
            <text:p>2 218 664,80</text:p>
          </table:table-cell>
          <table:table-cell table:number-columns-repeated="9" table:style-name="ce1"/>
          <table:table-cell office:value-type="float" office:value="191" table:formula="of:=[Feuille1.$A194]" table:style-name="ce1">
            <text:p>191</text:p>
          </table:table-cell>
          <table:table-cell office:value-type="float" office:value="507780" table:formula="of:=AVERAGE([Feuille1.$I194];[Feuille1.$U193];[Feuille1.$AG194];[Feuille1.$AS194])" table:style-name="ce3">
            <text:p>507 780,00</text:p>
          </table:table-cell>
          <table:table-cell office:value-type="float" office:value="4.6971703221219743" table:formula="of:=[.CK192]*100/[.$BP192]" table:style-name="ce3">
            <text:p>4,70</text:p>
          </table:table-cell>
          <table:table-cell office:value-type="float" office:value="111416.93140930899" table:formula="of:=STDEV([Feuille1.$I194];[Feuille1.$U193];[Feuille1.$AG194];[Feuille1.$AS194])" table:style-name="ce3">
            <text:p>111 416,93</text:p>
          </table:table-cell>
          <table:table-cell table:number-columns-repeated="8" table:style-name="ce1"/>
          <table:table-cell office:value-type="float" office:value="191" table:formula="of:=[Feuille1.$A194]" table:style-name="ce1">
            <text:p>191</text:p>
          </table:table-cell>
          <table:table-cell office:value-type="float" office:value="227788.25" table:formula="of:=AVERAGE([Feuille1.$J194];[Feuille1.$V193];[Feuille1.$AH194];[Feuille1.$AT194])" table:style-name="ce3">
            <text:p>227 788,25</text:p>
          </table:table-cell>
          <table:table-cell office:value-type="float" office:value="2.1071334192526305" table:formula="of:=[.CW192]*100/[.$BP192]" table:style-name="ce3">
            <text:p>2,11</text:p>
          </table:table-cell>
          <table:table-cell office:value-type="float" office:value="50290.794713512594" table:formula="of:=STDEV([Feuille1.$J194];[Feuille1.$V193];[Feuille1.$AH194];[Feuille1.$AT194])" table:style-name="ce3">
            <text:p>50 290,79</text:p>
          </table:table-cell>
          <table:table-cell table:number-columns-repeated="16281"/>
        </table:table-row>
        <table:table-row table:style-name="ro1">
          <table:table-cell office:value-type="float" office:value="192" table:formula="of:=[Feuille1.$A195]" table:style-name="ce1">
            <text:p>192</text:p>
          </table:table-cell>
          <table:table-cell office:value-type="float" office:value="25139035.5" table:formula="of:=AVERAGE([Feuille1.$B195];[Feuille1.$N194];[Feuille1.$Z195];[Feuille1.$AL195])" table:style-name="ce3">
            <text:p>25 139 035,50</text:p>
          </table:table-cell>
          <table:table-cell office:value-type="float" office:value="5538543.5766989924" table:formula="of:=STDEV([Feuille1.$B195];[Feuille1.$N194];[Feuille1.$Z195];[Feuille1.$AL195])" table:style-name="ce3">
            <text:p>5 538 543,58</text:p>
          </table:table-cell>
          <table:table-cell table:number-columns-repeated="5" table:style-name="ce1"/>
          <table:table-cell office:value-type="float" office:value="192" table:formula="of:=[Feuille1.$A195]" table:style-name="ce1">
            <text:p>192</text:p>
          </table:table-cell>
          <table:table-cell office:value-type="float" office:value="152427620.25" table:formula="of:=AVERAGE([Feuille1.$F195];[Feuille1.$R194];[Feuille1.$AD195];[Feuille1.$AP195])" table:style-name="ce3">
            <text:p>152 427 620,25</text:p>
          </table:table-cell>
          <table:table-cell office:value-type="float" office:value="33560113.534743115" table:formula="of:=STDEV([Feuille1.$F195];[Feuille1.$R194];[Feuille1.$AD195];[Feuille1.$AP195])" table:style-name="ce3">
            <text:p>33 560 113,53</text:p>
          </table:table-cell>
          <table:table-cell table:number-columns-repeated="9" table:style-name="ce1"/>
          <table:table-cell office:value-type="float" office:value="192" table:formula="of:=[Feuille1.$A195]" table:style-name="ce1">
            <text:p>192</text:p>
          </table:table-cell>
          <table:table-cell office:value-type="float" office:value="142054228.25" table:formula="of:=AVERAGE([Feuille1.$C195];[Feuille1.O194];[Feuille1.$AA195];[Feuille1.$AM195])" table:style-name="ce3">
            <text:p>142 054 228,25</text:p>
          </table:table-cell>
          <table:table-cell office:value-type="float" office:value="93.19454572407129" table:formula="of:=[.V193]*100/[.J193]" table:style-name="ce3">
            <text:p>93,19</text:p>
          </table:table-cell>
          <table:table-cell office:value-type="float" office:value="31275527.468054295" table:formula="of:=STDEV([Feuille1.$C195];[Feuille1.$O194];[Feuille1.$AA195];[Feuille1.$AM195])" table:style-name="ce3">
            <text:p>31 275 527,47</text:p>
          </table:table-cell>
          <table:table-cell table:number-columns-repeated="8" table:style-name="ce1"/>
          <table:table-cell office:value-type="float" office:value="192" table:formula="of:=[Feuille1.$A195]" table:style-name="ce1">
            <text:p>192</text:p>
          </table:table-cell>
          <table:table-cell office:value-type="float" office:value="7163253.75" table:formula="of:=AVERAGE([Feuille1.$D195];[Feuille1.$P194];[Feuille1.$AB195];[Feuille1.$AN195])" table:style-name="ce3">
            <text:p>7 163 253,75</text:p>
          </table:table-cell>
          <table:table-cell office:value-type="float" office:value="4.6994460310089368" table:formula="of:=[.AH193]*100/[.$J193]" table:style-name="ce3">
            <text:p>4,70</text:p>
          </table:table-cell>
          <table:table-cell office:value-type="float" office:value="1578267.2958075206" table:formula="of:=STDEV([Feuille1.$D195];[Feuille1.$P194];[Feuille1.$AB195];[Feuille1.$AN195])" table:style-name="ce3">
            <text:p>1 578 267,30</text:p>
          </table:table-cell>
          <table:table-cell table:number-columns-repeated="9" table:style-name="ce1"/>
          <table:table-cell office:value-type="float" office:value="192" table:formula="of:=[Feuille1.$A195]" table:style-name="ce1">
            <text:p>192</text:p>
          </table:table-cell>
          <table:table-cell office:value-type="float" office:value="3210138.25" table:formula="of:=AVERAGE([Feuille1.$E195];[Feuille1.$Q194];[Feuille1.$AC195];[Feuille1.$AO195])" table:style-name="ce3">
            <text:p>3 210 138,25</text:p>
          </table:table-cell>
          <table:table-cell office:value-type="float" office:value="2.1060082449197721" table:formula="of:=[.AU193]*100/[.$J193]" table:style-name="ce3">
            <text:p>2,11</text:p>
          </table:table-cell>
          <table:table-cell office:value-type="float" office:value="706328.50143134536" table:formula="of:=STDEV([Feuille1.$E195];[Feuille1.$Q194];[Feuille1.$AC195];[Feuille1.$AO195])" table:style-name="ce3">
            <text:p>706 328,50</text:p>
          </table:table-cell>
          <table:table-cell table:number-columns-repeated="8" table:style-name="ce1"/>
          <table:table-cell office:value-type="float" office:value="192" table:formula="of:=[Feuille1.$A195]" table:style-name="ce1">
            <text:p>192</text:p>
          </table:table-cell>
          <table:table-cell office:value-type="float" office:value="13643557.5" table:formula="of:=AVERAGE([Feuille1.$G195];[Feuille1.$S194];[Feuille1.$AE195];[Feuille1.$AQ195])" table:style-name="ce3">
            <text:p>13 643 557,50</text:p>
          </table:table-cell>
          <table:table-cell office:value-type="float" office:value="3005076.9360969225" table:formula="of:=STDEV([Feuille1.$G195];[Feuille1.$S194];[Feuille1.$AE195];[Feuille1.$AQ195])" table:style-name="ce3">
            <text:p>3 005 076,94</text:p>
          </table:table-cell>
          <table:table-cell table:style-name="ce3"/>
          <table:table-cell table:number-columns-repeated="5" table:style-name="ce1"/>
          <table:table-cell office:value-type="float" office:value="192" table:formula="of:=[Feuille1.$A195]" table:style-name="ce1">
            <text:p>192</text:p>
          </table:table-cell>
          <table:table-cell office:value-type="float" office:value="11712693" table:formula="of:=AVERAGE([Feuille1.$K195];[Feuille1.$W194];[Feuille1.$AI195];[Feuille1.$AU195])" table:style-name="ce3">
            <text:p>11 712 693,00</text:p>
          </table:table-cell>
          <table:table-cell office:value-type="float" office:value="2579515.5604153015" table:formula="of:=STDEV([Feuille1.$K195];[Feuille1.$W194];[Feuille1.$AI195];[Feuille1.$AU195])" table:style-name="ce3">
            <text:p>2 579 515,56</text:p>
          </table:table-cell>
          <table:table-cell table:number-columns-repeated="5" table:style-name="ce1"/>
          <table:table-cell office:value-type="float" office:value="192" table:formula="of:=[Feuille1.$A195]" table:style-name="ce1">
            <text:p>192</text:p>
          </table:table-cell>
          <table:table-cell office:value-type="float" office:value="10916083.5" table:formula="of:=AVERAGE([Feuille1.$H195];[Feuille1.$T194];[Feuille1.$AF195];[Feuille1.$AR195])" table:style-name="ce3">
            <text:p>10 916 083,50</text:p>
          </table:table-cell>
          <table:table-cell office:value-type="float" office:value="93.198750278864139" table:formula="of:=[.BX193]*100/[.$BP193]" table:style-name="ce3">
            <text:p>93,20</text:p>
          </table:table-cell>
          <table:table-cell office:value-type="float" office:value="2404317.0488709817" table:formula="of:=STDEV([Feuille1.$H195];[Feuille1.$T194];[Feuille1.$AF195];[Feuille1.$AR195])" table:style-name="ce3">
            <text:p>2 404 317,05</text:p>
          </table:table-cell>
          <table:table-cell table:number-columns-repeated="9" table:style-name="ce1"/>
          <table:table-cell office:value-type="float" office:value="192" table:formula="of:=[Feuille1.$A195]" table:style-name="ce1">
            <text:p>192</text:p>
          </table:table-cell>
          <table:table-cell office:value-type="float" office:value="550370.75" table:formula="of:=AVERAGE([Feuille1.$I195];[Feuille1.$U194];[Feuille1.$AG195];[Feuille1.$AS195])" table:style-name="ce3">
            <text:p>550 370,75</text:p>
          </table:table-cell>
          <table:table-cell office:value-type="float" office:value="4.6989257722370086" table:formula="of:=[.CK193]*100/[.$BP193]" table:style-name="ce3">
            <text:p>4,70</text:p>
          </table:table-cell>
          <table:table-cell office:value-type="float" office:value="121087.49459068842" table:formula="of:=STDEV([Feuille1.$I195];[Feuille1.$U194];[Feuille1.$AG195];[Feuille1.$AS195])" table:style-name="ce3">
            <text:p>121 087,49</text:p>
          </table:table-cell>
          <table:table-cell table:number-columns-repeated="8" table:style-name="ce1"/>
          <table:table-cell office:value-type="float" office:value="192" table:formula="of:=[Feuille1.$A195]" table:style-name="ce1">
            <text:p>192</text:p>
          </table:table-cell>
          <table:table-cell office:value-type="float" office:value="246238.75" table:formula="of:=AVERAGE([Feuille1.$J195];[Feuille1.$V194];[Feuille1.$AH195];[Feuille1.$AT195])" table:style-name="ce3">
            <text:p>246 238,75</text:p>
          </table:table-cell>
          <table:table-cell office:value-type="float" office:value="2.102323948898857" table:formula="of:=[.CW193]*100/[.$BP193]" table:style-name="ce3">
            <text:p>2,10</text:p>
          </table:table-cell>
          <table:table-cell office:value-type="float" office:value="54114.050956444451" table:formula="of:=STDEV([Feuille1.$J195];[Feuille1.$V194];[Feuille1.$AH195];[Feuille1.$AT195])" table:style-name="ce3">
            <text:p>54 114,05</text:p>
          </table:table-cell>
          <table:table-cell table:number-columns-repeated="16281"/>
        </table:table-row>
        <table:table-row table:number-rows-repeated="10483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2pt" style:font-size-asian="12pt" style:font-size-complex="12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214</meta:generator>
    <dc:creator>Rayan SAKHY</dc:creator>
    <meta:creation-date>2025-11-12T08:47:54Z</meta:creation-date>
    <dc:date>2025-12-28T01:01:10Z</dc:date>
    <meta:editing-cycles>15</meta:editing-cycles>
    <meta:editing-duration>PT33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3.2592125984252pt" svg:width="474.7407874015748pt" chart:style-name="Crt0">
        <chart:title chart:style-name="CT00">
          <text:p text:style-name="a0" text:class-names="" text:cond-style-name="">Nombre de lapin morts en fonction du temp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Analyse_résultat.$I$2:.$I$193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J$1" chart:values-cell-range-address="Analyse_résultat.$J$2:.$J$193" chart:class="chart:line" chart:attached-axis="primary-y" chart:style-name="G0S0">
            <chart:data-point chart:repeated="192"/>
          </chart:series>
          <chart:series chart:label-cell-address="Analyse_résultat.$K$1" chart:values-cell-range-address="Analyse_résultat.$K$2:.$K$193" chart:class="chart:line" chart:attached-axis="primary-y" chart:style-name="G0S1">
            <chart:data-point chart:repeated="19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89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2.7592125984252pt" svg:width="608.6481102362204pt" chart:style-name="Crt0">
        <chart:title chart:style-name="CT00">
          <text:p text:style-name="a0" text:class-names="" text:cond-style-name="">Propotion de mort juvénile par rapport au nombre total de lapins morts en fonction du temps</text:p>
        </chart:title>
        <chart:plot-area chart:style-name="Plt0">
          <chart:axis chart:dimension="x" chart:name="primary-x" chart:style-name="Axs0">
            <chart:categories table:cell-range-address="Analyse_résultat.$U$2:.$U$193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W$1" chart:values-cell-range-address="Analyse_résultat.$W$2:.$W$193" chart:class="chart:line" chart:attached-axis="primary-y" chart:style-name="G0S0">
            <chart:data-point chart:repeated="192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23.87031496063pt" svg:width="519.7407086614173pt" chart:style-name="Crt0">
        <chart:title svg:x="51.85370078740157pt" svg:y="0.0pt" chart:style-name="CT00">
          <text:p text:style-name="a0" text:class-names="" text:cond-style-name="">Propotion de mort de lapin non mature par rapport au nombre total de lapins morts en fonction du temps</text:p>
        </chart:title>
        <chart:plot-area chart:style-name="Plt0">
          <chart:axis chart:dimension="x" chart:name="primary-x" chart:style-name="Axs0">
            <chart:categories table:cell-range-address="Analyse_résultat.$AG$2:.$AG$193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AI$1" chart:values-cell-range-address="Analyse_résultat.$AI$2:.$AI$193" chart:class="chart:line" chart:attached-axis="primary-y" chart:style-name="G0S0">
            <chart:data-point chart:repeated="192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5.3703937007874pt" svg:width="526.7407086614173pt" chart:style-name="Crt0">
        <chart:title chart:style-name="CT00">
          <text:p text:style-name="a0" text:class-names="" text:cond-style-name="">Ecart type du nombre de lapin morts non mature en fonction du nombre de mort de lapin non matur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AJ$1" chart:values-cell-range-address="Analyse_résultat.$AJ$2:.$AJ$193" chart:class="chart:scatter" chart:attached-axis="primary-y" chart:style-name="G0S0">
            <chart:domain table:cell-range-address="Analyse_résultat.$AH$2:.$AH$193"/>
            <chart:data-point chart:repeated="192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5.3703937007874pt" svg:width="432.648188976378pt" chart:style-name="Crt0">
        <chart:title chart:style-name="CT00">
          <text:p text:style-name="a0" text:class-names="" text:cond-style-name="">Ecart type du nombre de lapin morts mature en fonction du nombre total de lapin morts matur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AW$1" chart:values-cell-range-address="Analyse_résultat.$AW$2:.$AW$193" chart:class="chart:scatter" chart:attached-axis="primary-y" chart:style-name="G0S0">
            <chart:domain table:cell-range-address="Analyse_résultat.$AU$2:.$AU$193"/>
            <chart:data-point chart:repeated="192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37031496063pt" svg:width="419.648188976378pt" chart:style-name="Crt0">
        <chart:title chart:style-name="CT00">
          <text:p text:style-name="a0" text:class-names="" text:cond-style-name="">Propotion de mort de lapin mature par rapport au nombre total de lapins morts en fonction du temps</text:p>
        </chart:title>
        <chart:plot-area chart:style-name="Plt0">
          <chart:axis chart:dimension="x" chart:name="primary-x" chart:style-name="Axs0">
            <chart:categories table:cell-range-address="Analyse_résultat.$AT$2:.$AT$193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AV$1" chart:values-cell-range-address="Analyse_résultat.$AV$2:.$AV$193" chart:class="chart:line" chart:attached-axis="primary-y" chart:style-name="G0S0">
            <chart:data-point chart:repeated="192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5.4074015748031pt" svg:width="414.3148031496062pt" chart:style-name="Crt0">
        <chart:title chart:style-name="CT00">
          <text:p text:style-name="a0" text:class-names="" text:cond-style-name="">Ecart type du nombre de naissance par mois en fonction du nombre de naissance par mois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BH$1" chart:values-cell-range-address="Analyse_résultat.$BH$2:.$BH$193" chart:class="chart:scatter" chart:attached-axis="primary-y" chart:style-name="G0S0">
            <chart:domain table:cell-range-address="Analyse_résultat.$BG$2:.$BG$193"/>
            <chart:data-point chart:repeated="192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5.3703937007874pt" svg:width="477.3703149606299pt" chart:style-name="Crt0">
        <chart:title chart:style-name="CT00">
          <text:p text:style-name="a0" text:class-names="" text:cond-style-name="">Ecart type du nombre de mort par mois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Analyse_résultat.$BQ$1" chart:values-cell-range-address="Analyse_résultat.$BQ$2:.$BQ$193" chart:class="chart:scatter" chart:attached-axis="primary-y" chart:style-name="G0S0">
            <chart:domain table:cell-range-address="Analyse_résultat.$BP$2:.$BP$193"/>
            <chart:data-point chart:repeated="192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37031496063pt" svg:width="478.3703149606299pt" chart:style-name="Crt0">
        <chart:title chart:style-name="CT00">
          <text:p text:style-name="a0" text:class-names="" text:cond-style-name="">Nombre de mort par mois en fonction du temp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Analyse_résultat.$BO$2:.$BO$193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BP$1" chart:values-cell-range-address="Analyse_résultat.$BP$2:.$BP$193" chart:class="chart:line" chart:attached-axis="primary-y" chart:style-name="G0S0">
            <chart:data-point chart:repeated="192"/>
          </chart:series>
          <chart:series chart:label-cell-address="Analyse_résultat.$BQ$1" chart:values-cell-range-address="Analyse_résultat.$BQ$2:.$BQ$193" chart:class="chart:line" chart:attached-axis="primary-y" chart:style-name="G0S1">
            <chart:data-point chart:repeated="192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5.4074015748031pt" svg:width="448.7407086614173pt" chart:style-name="Crt0">
        <chart:title chart:style-name="CT00">
          <text:p text:style-name="a0" text:class-names="" text:cond-style-name="">Ecart type du nombre de lapin morts juvénile par mois en fonction du nombre de lapin juvénile mort par mois</text:p>
        </chart:title>
        <chart:plot-area svg:x="5.47275590551181pt" svg:y="51.60818897637795pt" svg:width="437.9866141732284pt" svg:height="163.7992125984252pt"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BZ$1" chart:values-cell-range-address="Analyse_résultat.$BZ$2:.$BZ$193" chart:class="chart:scatter" chart:attached-axis="primary-y" chart:style-name="G0S0">
            <chart:domain table:cell-range-address="Analyse_résultat.$BX$2:.$BX$193"/>
            <chart:data-point chart:repeated="192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4074015748031pt" svg:width="441.7407086614173pt" chart:style-name="Crt0">
        <chart:title chart:style-name="CT00">
          <text:p text:style-name="a0" text:class-names="" text:cond-style-name="">Propotion du nombre de mort juvénile par rapport au nombre total de lapins morts en fonction du temps</text:p>
        </chart:title>
        <chart:plot-area chart:style-name="Plt0">
          <chart:axis chart:dimension="x" chart:name="primary-x" chart:style-name="Axs0">
            <chart:categories table:cell-range-address="Analyse_résultat.$BW$2:.$BW$193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BY$1" chart:values-cell-range-address="Analyse_résultat.$BY$2:.$BY$193" chart:class="chart:line" chart:attached-axis="primary-y" chart:style-name="G0S0">
            <chart:data-point chart:repeated="192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39.7962992125984pt" svg:width="436.2037007874016pt" chart:style-name="Crt0">
        <chart:title svg:x="95.29732283464567pt" svg:y="6.269212598425197pt" chart:style-name="CT00">
          <text:p text:style-name="a0" text:class-names="" text:cond-style-name="">Nombre de lapin vivants en fonction du temp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Analyse_résultat.$A$2:.$A$193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B$1" chart:values-cell-range-address="Analyse_résultat.$B$2:.$B$193" chart:class="chart:line" chart:attached-axis="primary-y" chart:style-name="G0S0">
            <chart:data-point chart:repeated="192"/>
          </chart:series>
          <chart:series chart:label-cell-address="Analyse_résultat.$C$1" chart:values-cell-range-address="Analyse_résultat.$C$2:.$C$193" chart:class="chart:line" chart:attached-axis="primary-y" chart:style-name="G0S1">
            <chart:data-point chart:repeated="19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37031496063pt" svg:width="450.7407086614173pt" chart:style-name="Crt0">
        <chart:title chart:style-name="CT00">
          <text:p text:style-name="a0" text:class-names="" text:cond-style-name="">Nombre de lapin juvénile mort en fonction du temp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Analyse_résultat.$BW$2:.$BW$193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BX$1" chart:values-cell-range-address="Analyse_résultat.$BX$2:.$BX$193" chart:class="chart:line" chart:attached-axis="primary-y" chart:style-name="G0S0">
            <chart:data-point chart:repeated="192"/>
          </chart:series>
          <chart:series chart:label-cell-address="Analyse_résultat.$BZ$1" chart:values-cell-range-address="Analyse_résultat.$BZ$2:.$BZ$193" chart:class="chart:line" chart:attached-axis="primary-y" chart:style-name="G0S1">
            <chart:data-point chart:repeated="192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37031496063pt" svg:width="491.7592125984252pt" chart:style-name="Crt0">
        <chart:title chart:style-name="CT00">
          <text:p text:style-name="a0" text:class-names="" text:cond-style-name="">Nombre de lapin <text:s text:c="1"/>jnon mature mort par mois en fonction du temp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Analyse_résultat.$CJ$2:.$CJ$193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CK$1" chart:values-cell-range-address="Analyse_résultat.$CK$2:.$CK$193" chart:class="chart:line" chart:attached-axis="primary-y" chart:style-name="G0S0">
            <chart:data-point chart:repeated="192"/>
          </chart:series>
          <chart:series chart:label-cell-address="Analyse_résultat.$CM$1" chart:values-cell-range-address="Analyse_résultat.$CM$2:.$CM$193" chart:class="chart:line" chart:attached-axis="primary-y" chart:style-name="G0S1">
            <chart:data-point chart:repeated="192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5.4074015748031pt" svg:width="474.7592125984252pt" chart:style-name="Crt0">
        <chart:title chart:style-name="CT00">
          <text:p text:style-name="a0" text:class-names="" text:cond-style-name="">Ecart type du nombre de lapin morts enon mature par mois en fonction du nombre de lapin non mature mort par mois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CM$1" chart:values-cell-range-address="Analyse_résultat.$CM$2:.$CM$193" chart:class="chart:scatter" chart:attached-axis="primary-y" chart:style-name="G0S0">
            <chart:domain table:cell-range-address="Analyse_résultat.$CK$2:.$CK$193"/>
            <chart:data-point chart:repeated="192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3703937007874pt" svg:width="490.7592125984252pt" chart:style-name="Crt0">
        <chart:title chart:style-name="CT00">
          <text:p text:style-name="a0" text:class-names="" text:cond-style-name="">Propotion de mort de lapin non mature par rapport au nombre total de lapins morts en fonction du temps</text:p>
        </chart:title>
        <chart:plot-area chart:style-name="Plt0">
          <chart:axis chart:dimension="x" chart:name="primary-x" chart:style-name="Axs0">
            <chart:categories table:cell-range-address="Analyse_résultat.$CJ$2:.$CJ$193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CL$1" chart:values-cell-range-address="Analyse_résultat.$CL$2:.$CL$193" chart:class="chart:line" chart:attached-axis="primary-y" chart:style-name="G0S0">
            <chart:data-point chart:repeated="192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4074015748031pt" svg:width="430.7407874015748pt" chart:style-name="Crt0">
        <chart:title chart:style-name="CT00">
          <text:p text:style-name="a0" text:class-names="" text:cond-style-name="">Nombre de lapin adulte mort par mois en fonction du temp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Analyse_résultat.$CV$2:.$CV$193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CW$1" chart:values-cell-range-address="Analyse_résultat.$CW$2:.$CW$193" chart:class="chart:line" chart:attached-axis="primary-y" chart:style-name="G0S0">
            <chart:data-point chart:repeated="192"/>
          </chart:series>
          <chart:series chart:label-cell-address="Analyse_résultat.$CY$1" chart:values-cell-range-address="Analyse_résultat.$CY$2:.$CY$193" chart:class="chart:line" chart:attached-axis="primary-y" chart:style-name="G0S1">
            <chart:data-point chart:repeated="192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5.3703937007874pt" svg:width="421.648188976378pt" chart:style-name="Crt0">
        <chart:title chart:style-name="CT00">
          <text:p text:style-name="a0" text:class-names="" text:cond-style-name="">Ecart type du nombre de lapin morts mature par mois en fonction du nombre de lapin mature mort par mois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CY$1" chart:values-cell-range-address="Analyse_résultat.$CY$2:.$CY$193" chart:class="chart:scatter" chart:attached-axis="primary-y" chart:style-name="G0S0">
            <chart:domain table:cell-range-address="Analyse_résultat.$CW$2:.$CW$193"/>
            <chart:data-point chart:repeated="192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4074015748031pt" svg:width="420.648188976378pt" chart:style-name="Crt0">
        <chart:title chart:style-name="CT00">
          <text:p text:style-name="a0" text:class-names="" text:cond-style-name="">Propotion de mort de lapin mature par rapport au nombre de lapins morts par mois en fonction du temps</text:p>
        </chart:title>
        <chart:plot-area chart:style-name="Plt0">
          <chart:axis chart:dimension="x" chart:name="primary-x" chart:style-name="Axs0">
            <chart:categories table:cell-range-address="Analyse_résultat.$CV$2:.$CV$193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CX$1" chart:values-cell-range-address="Analyse_résultat.$CX$2:.$CX$193" chart:class="chart:line" chart:attached-axis="primary-y" chart:style-name="G0S0">
            <chart:data-point chart:repeated="192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family="chart" style:name="Plt0">
      <style:chart-properties chart:three-dimensional="false" chart:deep="false" chart:stacked="false" chart:percentage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tru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true"/>
      <style:graphic-properties draw:fill="solid" draw:fill-color="#156082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true"/>
      <style:graphic-properties draw:fill="solid" draw:fill-color="#e9713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true"/>
      <style:graphic-properties draw:fill="solid" draw:fill-color="#196b24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9.5555118110236pt" svg:width="522.1851181102362pt" chart:style-name="Crt0">
        <chart:title chart:style-name="CT00">
          <text:p text:style-name="a0" text:class-names="" text:cond-style-name="">proportion comparé des catégories d'âge de lapin qui meurt chaque mois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Analyse_résultat.$BY$1" chart:values-cell-range-address="Analyse_résultat.$BY$2:.$BY$193" chart:class="chart:bar" chart:attached-axis="primary-y" chart:style-name="G0S0">
            <chart:data-point chart:repeated="192"/>
          </chart:series>
          <chart:series chart:label-cell-address="Analyse_résultat.$CL$1" chart:values-cell-range-address="Analyse_résultat.$CL$2:.$CL$193" chart:class="chart:bar" chart:attached-axis="primary-y" chart:style-name="G0S1">
            <chart:data-point chart:repeated="192"/>
          </chart:series>
          <chart:series chart:label-cell-address="Analyse_résultat.$CX$1" chart:values-cell-range-address="Analyse_résultat.$CX$2:.$CX$193" chart:class="chart:bar" chart:attached-axis="primary-y" chart:style-name="G0S2">
            <chart:data-point chart:repeated="192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tru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100" chart:link-data-style-to-source="true" chart:visible="true" chart:logarithmic="false" chart:maximum="1.5E7" chart:interval-major="5E6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0.074094488189pt" svg:width="360.9814960629921pt" chart:style-name="Crt0">
        <chart:title chart:style-name="CT00">
          <text:p text:style-name="a0" text:class-names="" text:cond-style-name="">Nombre de mort par mois en moyenn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BP$1" chart:values-cell-range-address="Analyse_résultat.$BP$2:.$BP$193" chart:class="chart:scatter" chart:attached-axis="primary-y" chart:style-name="G0S0">
            <chart:domain table:cell-range-address="Analyse_résultat.$BG$2:.$BG$193"/>
            <chart:data-point chart:repeated="192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4074015748031pt" svg:width="630.7407086614173pt" chart:style-name="Crt0">
        <chart:title chart:style-name="CT00">
          <text:p text:style-name="a0" text:class-names="" text:cond-style-name="">Nombre de morts infantiles chez les lapins en fonction du temp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Analyse_résultat.$U$2:.$U$193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V$1" chart:values-cell-range-address="Analyse_résultat.$V$2:.$V$193" chart:class="chart:line" chart:attached-axis="primary-y" chart:style-name="G0S0">
            <chart:data-point chart:repeated="192"/>
          </chart:series>
          <chart:series chart:label-cell-address="Analyse_résultat.$X$1" chart:values-cell-range-address="Analyse_résultat.$X$2:.$X$193" chart:class="chart:line" chart:attached-axis="primary-y" chart:style-name="G0S1">
            <chart:data-point chart:repeated="19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3703937007874pt" svg:width="446.7407086614173pt" chart:style-name="Crt0">
        <chart:title chart:style-name="CT00">
          <text:p text:style-name="a0" text:class-names="" text:cond-style-name="">Nombre de lapins morts non matures en fonction du temp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Analyse_résultat.$AG$2:.$AG$193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AH$1" chart:values-cell-range-address="Analyse_résultat.$AH$2:.$AH$193" chart:class="chart:line" chart:attached-axis="primary-y" chart:style-name="G0S0">
            <chart:data-point chart:repeated="192"/>
          </chart:series>
          <chart:series chart:label-cell-address="Analyse_résultat.$AJ$1" chart:values-cell-range-address="Analyse_résultat.$AJ$2:.$AJ$193" chart:class="chart:line" chart:attached-axis="primary-y" chart:style-name="G0S1">
            <chart:data-point chart:repeated="19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3703937007874pt" svg:width="415.648188976378pt" chart:style-name="Crt0">
        <chart:title chart:style-name="CT00">
          <text:p text:style-name="a0" text:class-names="" text:cond-style-name="">Nombre de lapins matures morts en fonction du temp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Analyse_résultat.$AT$2:.$AT$193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AU$1" chart:values-cell-range-address="Analyse_résultat.$AU$2:.$AU$193" chart:class="chart:line" chart:attached-axis="primary-y" chart:style-name="G0S0">
            <chart:data-point chart:repeated="192"/>
          </chart:series>
          <chart:series chart:label-cell-address="Analyse_résultat.$AW$1" chart:values-cell-range-address="Analyse_résultat.$AW$2:.$AW$193" chart:class="chart:line" chart:attached-axis="primary-y" chart:style-name="G0S1">
            <chart:data-point chart:repeated="192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3703937007874pt" svg:width="419.3148031496062pt" chart:style-name="Crt0">
        <chart:title chart:style-name="CT00">
          <text:p text:style-name="a0" text:class-names="" text:cond-style-name="">Nombre de naissance par mois en fonction du temp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Analyse_résultat.$BF$2:.$BF$193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BG$1" chart:values-cell-range-address="Analyse_résultat.$BG$2:.$BG$193" chart:class="chart:line" chart:attached-axis="primary-y" chart:style-name="G0S0">
            <chart:data-point chart:repeated="192"/>
          </chart:series>
          <chart:series chart:label-cell-address="Analyse_résultat.$BH$1" chart:values-cell-range-address="Analyse_résultat.$BH$2:.$BH$193" chart:class="chart:line" chart:attached-axis="primary-y" chart:style-name="G0S1">
            <chart:data-point chart:repeated="192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5.37031496063pt" svg:width="437.2037007874016pt" chart:style-name="Crt0">
        <chart:title chart:style-name="CT00">
          <text:p text:style-name="a0" text:class-names="" text:cond-style-name="">Ecart type du nombre de lapins vivants en fonction du nombre total de lapin vivant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C$1" chart:values-cell-range-address="Analyse_résultat.$C$2:.$C$193" chart:class="chart:scatter" chart:attached-axis="primary-y" chart:style-name="G0S0">
            <chart:domain table:cell-range-address="Analyse_résultat.$B$2:.$B$193"/>
            <chart:data-point chart:repeated="192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5.3703937007874pt" svg:width="465.7407874015748pt" chart:style-name="Crt0">
        <chart:title chart:style-name="CT00">
          <text:p text:style-name="a0" text:class-names="" text:cond-style-name="">Ecart type du nombre de lapins morts total en fonction du nombre total de lapin mort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K$1" chart:values-cell-range-address="Analyse_résultat.$K$2:.$K$193" chart:class="chart:scatter" chart:attached-axis="primary-y" chart:style-name="G0S0">
            <chart:domain table:cell-range-address="Analyse_résultat.$J$2:.$J$193"/>
            <chart:data-point chart:repeated="192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5.4074015748031pt" svg:width="640.7407086614173pt" chart:style-name="Crt0">
        <chart:title chart:style-name="CT00">
          <text:p text:style-name="a0" text:class-names="" text:cond-style-name="">Ecart type du nombre de morts infantiles de lapin en fonction du nombre total de lapin mort junévilement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Analyse_résultat.$X$1" chart:values-cell-range-address="Analyse_résultat.$X$2:.$X$193" chart:class="chart:scatter" chart:attached-axis="primary-y" chart:style-name="G0S0">
            <chart:domain table:cell-range-address="Analyse_résultat.$V$2:.$V$193"/>
            <chart:data-point chart:repeated="192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